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PageStyle_5f_calc_20_praytimes">
      <style:table-properties table:display="true" style:writing-mode="lr-tb"/>
    </style:style>
    <style:style style:name="ta2" style:family="table" style:master-page-name="PageStyle_5f_azan.kz">
      <style:table-properties table:display="true" style:writing-mode="lr-tb"/>
    </style:style>
    <style:style style:name="ta3" style:family="table" style:master-page-name="PageStyle_5f_diff">
      <style:table-properties table:display="true" style:writing-mode="lr-tb"/>
    </style:style>
    <style:style style:name="ta4" style:family="table" style:master-page-name="PageStyle_5f_praytimes.py">
      <style:table-properties table:display="true" style:writing-mode="lr-tb"/>
    </style:style>
    <style:style style:name="ta5" style:family="table" style:master-page-name="PageStyle_5f_diff2">
      <style:table-properties table:display="true" style:writing-mode="lr-tb"/>
    </style:style>
    <number:text-style style:name="N5100" number:language="ru" number:country="RU">
      <number:text-content/>
    </number:text-style>
    <style:style style:name="ce1" style:family="table-cell" style:parent-style-name="Default" style:data-style-name="N5116">
      <style:table-cell-properties style:rotation-align="none"/>
    </style:style>
    <style:style style:name="ce2" style:family="table-cell" style:parent-style-name="Default" style:data-style-name="N5116">
      <style:table-cell-properties fo:background-color="#ffff00" style:rotation-align="none"/>
    </style:style>
    <style:style style:name="ce3" style:family="table-cell" style:parent-style-name="Default">
      <style:table-cell-properties fo:background-color="#ffff00" style:rotation-align="none"/>
    </style:style>
    <style:style style:name="ce4" style:family="table-cell" style:parent-style-name="Default" style:data-style-name="N5100">
      <style:table-cell-properties style:rotation-align="none"/>
    </style:style>
    <style:style style:name="ce5" style:family="table-cell" style:parent-style-name="Default" style:data-style-name="N5100">
      <style:table-cell-properties fo:background-color="#ffff00" style:rotation-align="none"/>
    </style:style>
    <style:style style:name="ce6" style:family="table-cell" style:parent-style-name="Default" style:data-style-name="N108">
      <style:table-cell-properties style:rotation-align="none"/>
    </style:style>
    <style:style style:name="ce7" style:family="table-cell" style:parent-style-name="Default" style:data-style-name="N108">
      <style:table-cell-properties fo:background-color="#ffff00" style:rotation-align="none"/>
    </style:style>
    <style:style style:name="ce8" style:family="table-cell" style:parent-style-name="Default" style:data-style-name="N109">
      <style:table-cell-properties style:rotation-align="none"/>
    </style:style>
    <style:style style:name="ce9" style:family="table-cell" style:parent-style-name="Default" style:data-style-name="N5131">
      <style:table-cell-properties style:rotation-align="none"/>
    </style:style>
    <style:style style:name="ce10" style:family="table-cell" style:parent-style-name="Default" style:data-style-name="N110">
      <style:table-cell-properties style:rotation-align="none"/>
    </style:style>
    <style:style style:name="ce11" style:family="table-cell" style:parent-style-name="Default" style:data-style-name="N110">
      <style:table-cell-properties style:rotation-align="none"/>
    </style:style>
    <style:style style:name="ce12" style:family="table-cell" style:parent-style-name="Default" style:data-style-name="N11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lc praytim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1" table:number-columns-repeated="1017" table:default-cell-style-name="Default"/>
        <table:table-row table:style-name="ro1">
          <table:table-cell office:value-type="time" office:time-value="PT07H06M00S">
            <text:p>7:06</text:p>
          </table:table-cell>
          <table:table-cell office:value-type="time" office:time-value="PT09H02M00S">
            <text:p>9:02</text:p>
          </table:table-cell>
          <table:table-cell office:value-type="time" office:time-value="PT13H11M00S">
            <text:p>13:11</text:p>
          </table:table-cell>
          <table:table-cell office:value-type="time" office:time-value="PT15H03M00S">
            <text:p>15:03</text:p>
          </table:table-cell>
          <table:table-cell office:value-type="time" office:time-value="PT17H21M00S">
            <text:p>17:21</text:p>
          </table:table-cell>
          <table:table-cell office:value-type="time" office:time-value="PT19H11M00S">
            <text:p>19:11</text:p>
          </table:table-cell>
          <table:table-cell office:value-type="time" office:time-value="PT01H11M00S">
            <text:p>1:11</text:p>
          </table:table-cell>
          <table:table-cell table:number-columns-repeated="1017"/>
        </table:table-row>
        <table:table-row table:style-name="ro1">
          <table:table-cell office:value-type="time" office:time-value="PT07H06M00S">
            <text:p>7:06</text:p>
          </table:table-cell>
          <table:table-cell office:value-type="time" office:time-value="PT09H02M00S">
            <text:p>9:02</text:p>
          </table:table-cell>
          <table:table-cell office:value-type="time" office:time-value="PT13H12M00S">
            <text:p>13:12</text:p>
          </table:table-cell>
          <table:table-cell office:value-type="time" office:time-value="PT15H04M00S">
            <text:p>15:04</text:p>
          </table:table-cell>
          <table:table-cell office:value-type="time" office:time-value="PT17H22M00S">
            <text:p>17:22</text:p>
          </table:table-cell>
          <table:table-cell office:value-type="time" office:time-value="PT19H11M00S">
            <text:p>19:11</text:p>
          </table:table-cell>
          <table:table-cell office:value-type="time" office:time-value="PT01H12M00S">
            <text:p>1:12</text:p>
          </table:table-cell>
          <table:table-cell table:number-columns-repeated="1017"/>
        </table:table-row>
        <table:table-row table:style-name="ro1">
          <table:table-cell office:value-type="time" office:time-value="PT07H06M00S">
            <text:p>7:06</text:p>
          </table:table-cell>
          <table:table-cell office:value-type="time" office:time-value="PT09H02M00S">
            <text:p>9:02</text:p>
          </table:table-cell>
          <table:table-cell office:value-type="time" office:time-value="PT13H12M00S">
            <text:p>13:12</text:p>
          </table:table-cell>
          <table:table-cell office:value-type="time" office:time-value="PT15H05M00S">
            <text:p>15:05</text:p>
          </table:table-cell>
          <table:table-cell office:value-type="time" office:time-value="PT17H23M00S">
            <text:p>17:23</text:p>
          </table:table-cell>
          <table:table-cell office:value-type="time" office:time-value="PT19H12M00S">
            <text:p>19:12</text:p>
          </table:table-cell>
          <table:table-cell office:value-type="time" office:time-value="PT01H12M00S">
            <text:p>1:12</text:p>
          </table:table-cell>
          <table:table-cell table:number-columns-repeated="1017"/>
        </table:table-row>
        <table:table-row table:style-name="ro1">
          <table:table-cell office:value-type="time" office:time-value="PT07H06M00S">
            <text:p>7:06</text:p>
          </table:table-cell>
          <table:table-cell office:value-type="time" office:time-value="PT09H02M00S">
            <text:p>9:02</text:p>
          </table:table-cell>
          <table:table-cell office:value-type="time" office:time-value="PT13H13M00S">
            <text:p>13:13</text:p>
          </table:table-cell>
          <table:table-cell office:value-type="time" office:time-value="PT15H06M00S">
            <text:p>15:06</text:p>
          </table:table-cell>
          <table:table-cell office:value-type="time" office:time-value="PT17H24M00S">
            <text:p>17:24</text:p>
          </table:table-cell>
          <table:table-cell office:value-type="time" office:time-value="PT19H13M00S">
            <text:p>19:13</text:p>
          </table:table-cell>
          <table:table-cell office:value-type="time" office:time-value="PT01H13M00S">
            <text:p>1:13</text:p>
          </table:table-cell>
          <table:table-cell table:number-columns-repeated="1017"/>
        </table:table-row>
        <table:table-row table:style-name="ro1">
          <table:table-cell office:value-type="time" office:time-value="PT07H06M00S">
            <text:p>7:06</text:p>
          </table:table-cell>
          <table:table-cell office:value-type="time" office:time-value="PT09H02M00S">
            <text:p>9:02</text:p>
          </table:table-cell>
          <table:table-cell office:value-type="time" office:time-value="PT13H13M00S">
            <text:p>13:13</text:p>
          </table:table-cell>
          <table:table-cell office:value-type="time" office:time-value="PT15H07M00S">
            <text:p>15:07</text:p>
          </table:table-cell>
          <table:table-cell office:value-type="time" office:time-value="PT17H25M00S">
            <text:p>17:25</text:p>
          </table:table-cell>
          <table:table-cell office:value-type="time" office:time-value="PT19H14M00S">
            <text:p>19:14</text:p>
          </table:table-cell>
          <table:table-cell office:value-type="time" office:time-value="PT01H13M00S">
            <text:p>1:13</text:p>
          </table:table-cell>
          <table:table-cell table:number-columns-repeated="1017"/>
        </table:table-row>
        <table:table-row table:style-name="ro1">
          <table:table-cell office:value-type="time" office:time-value="PT07H06M00S">
            <text:p>7:06</text:p>
          </table:table-cell>
          <table:table-cell office:value-type="time" office:time-value="PT09H01M00S">
            <text:p>9:01</text:p>
          </table:table-cell>
          <table:table-cell office:value-type="time" office:time-value="PT13H14M00S">
            <text:p>13:14</text:p>
          </table:table-cell>
          <table:table-cell office:value-type="time" office:time-value="PT15H08M00S">
            <text:p>15:08</text:p>
          </table:table-cell>
          <table:table-cell office:value-type="time" office:time-value="PT17H26M00S">
            <text:p>17:26</text:p>
          </table:table-cell>
          <table:table-cell office:value-type="time" office:time-value="PT19H15M00S">
            <text:p>19:15</text:p>
          </table:table-cell>
          <table:table-cell office:value-type="time" office:time-value="PT01H14M00S">
            <text:p>1:14</text:p>
          </table:table-cell>
          <table:table-cell table:number-columns-repeated="1017"/>
        </table:table-row>
        <table:table-row table:style-name="ro1">
          <table:table-cell office:value-type="time" office:time-value="PT07H06M00S">
            <text:p>7:06</text:p>
          </table:table-cell>
          <table:table-cell office:value-type="time" office:time-value="PT09H01M00S">
            <text:p>9:01</text:p>
          </table:table-cell>
          <table:table-cell office:value-type="time" office:time-value="PT13H14M00S">
            <text:p>13:14</text:p>
          </table:table-cell>
          <table:table-cell office:value-type="time" office:time-value="PT15H09M00S">
            <text:p>15:09</text:p>
          </table:table-cell>
          <table:table-cell office:value-type="time" office:time-value="PT17H27M00S">
            <text:p>17:27</text:p>
          </table:table-cell>
          <table:table-cell office:value-type="time" office:time-value="PT19H16M00S">
            <text:p>19:16</text:p>
          </table:table-cell>
          <table:table-cell office:value-type="time" office:time-value="PT01H14M00S">
            <text:p>1:14</text:p>
          </table:table-cell>
          <table:table-cell table:number-columns-repeated="1017"/>
        </table:table-row>
        <table:table-row table:style-name="ro1">
          <table:table-cell office:value-type="time" office:time-value="PT07H06M00S">
            <text:p>7:06</text:p>
          </table:table-cell>
          <table:table-cell office:value-type="time" office:time-value="PT09H01M00S">
            <text:p>9:01</text:p>
          </table:table-cell>
          <table:table-cell office:value-type="time" office:time-value="PT13H15M00S">
            <text:p>13:15</text:p>
          </table:table-cell>
          <table:table-cell office:value-type="time" office:time-value="PT15H10M00S">
            <text:p>15:10</text:p>
          </table:table-cell>
          <table:table-cell office:value-type="time" office:time-value="PT17H29M00S">
            <text:p>17:29</text:p>
          </table:table-cell>
          <table:table-cell office:value-type="time" office:time-value="PT19H17M00S">
            <text:p>19:17</text:p>
          </table:table-cell>
          <table:table-cell office:value-type="time" office:time-value="PT01H15M00S">
            <text:p>1:15</text:p>
          </table:table-cell>
          <table:table-cell table:number-columns-repeated="1017"/>
        </table:table-row>
        <table:table-row table:style-name="ro1">
          <table:table-cell office:value-type="time" office:time-value="PT07H06M00S">
            <text:p>7:06</text:p>
          </table:table-cell>
          <table:table-cell office:value-type="time" office:time-value="PT09H00M00S">
            <text:p>9:00</text:p>
          </table:table-cell>
          <table:table-cell office:value-type="time" office:time-value="PT13H15M00S">
            <text:p>13:15</text:p>
          </table:table-cell>
          <table:table-cell office:value-type="time" office:time-value="PT15H11M00S">
            <text:p>15:11</text:p>
          </table:table-cell>
          <table:table-cell office:value-type="time" office:time-value="PT17H30M00S">
            <text:p>17:30</text:p>
          </table:table-cell>
          <table:table-cell office:value-type="time" office:time-value="PT19H18M00S">
            <text:p>19:18</text:p>
          </table:table-cell>
          <table:table-cell office:value-type="time" office:time-value="PT01H15M00S">
            <text:p>1:15</text:p>
          </table:table-cell>
          <table:table-cell table:number-columns-repeated="1017"/>
        </table:table-row>
        <table:table-row table:style-name="ro1">
          <table:table-cell office:value-type="time" office:time-value="PT07H05M00S">
            <text:p>7:05</text:p>
          </table:table-cell>
          <table:table-cell office:value-type="time" office:time-value="PT09H00M00S">
            <text:p>9:00</text:p>
          </table:table-cell>
          <table:table-cell office:value-type="time" office:time-value="PT13H15M00S">
            <text:p>13:15</text:p>
          </table:table-cell>
          <table:table-cell office:value-type="time" office:time-value="PT15H12M00S">
            <text:p>15:12</text:p>
          </table:table-cell>
          <table:table-cell office:value-type="time" office:time-value="PT17H31M00S">
            <text:p>17:31</text:p>
          </table:table-cell>
          <table:table-cell office:value-type="time" office:time-value="PT19H19M00S">
            <text:p>19:19</text:p>
          </table:table-cell>
          <table:table-cell office:value-type="time" office:time-value="PT01H16M00S">
            <text:p>1:16</text:p>
          </table:table-cell>
          <table:table-cell table:number-columns-repeated="1017"/>
        </table:table-row>
        <table:table-row table:style-name="ro1">
          <table:table-cell office:value-type="time" office:time-value="PT07H05M00S">
            <text:p>7:05</text:p>
          </table:table-cell>
          <table:table-cell office:value-type="time" office:time-value="PT09H00M00S">
            <text:p>9:00</text:p>
          </table:table-cell>
          <table:table-cell office:value-type="time" office:time-value="PT13H16M00S">
            <text:p>13:16</text:p>
          </table:table-cell>
          <table:table-cell office:value-type="time" office:time-value="PT15H13M00S">
            <text:p>15:13</text:p>
          </table:table-cell>
          <table:table-cell office:value-type="time" office:time-value="PT17H32M00S">
            <text:p>17:32</text:p>
          </table:table-cell>
          <table:table-cell office:value-type="time" office:time-value="PT19H20M00S">
            <text:p>19:20</text:p>
          </table:table-cell>
          <table:table-cell office:value-type="time" office:time-value="PT01H16M00S">
            <text:p>1:16</text:p>
          </table:table-cell>
          <table:table-cell table:number-columns-repeated="1017"/>
        </table:table-row>
        <table:table-row table:style-name="ro1">
          <table:table-cell office:value-type="time" office:time-value="PT07H05M00S">
            <text:p>7:05</text:p>
          </table:table-cell>
          <table:table-cell office:value-type="time" office:time-value="PT08H59M00S">
            <text:p>8:59</text:p>
          </table:table-cell>
          <table:table-cell office:value-type="time" office:time-value="PT13H16M00S">
            <text:p>13:16</text:p>
          </table:table-cell>
          <table:table-cell office:value-type="time" office:time-value="PT15H15M00S">
            <text:p>15:15</text:p>
          </table:table-cell>
          <table:table-cell office:value-type="time" office:time-value="PT17H34M00S">
            <text:p>17:34</text:p>
          </table:table-cell>
          <table:table-cell office:value-type="time" office:time-value="PT19H22M00S">
            <text:p>19:22</text:p>
          </table:table-cell>
          <table:table-cell office:value-type="time" office:time-value="PT01H16M00S">
            <text:p>1:16</text:p>
          </table:table-cell>
          <table:table-cell table:number-columns-repeated="1017"/>
        </table:table-row>
        <table:table-row table:style-name="ro1">
          <table:table-cell office:value-type="time" office:time-value="PT07H05M00S">
            <text:p>7:05</text:p>
          </table:table-cell>
          <table:table-cell office:value-type="time" office:time-value="PT08H58M00S">
            <text:p>8:58</text:p>
          </table:table-cell>
          <table:table-cell office:value-type="time" office:time-value="PT13H17M00S">
            <text:p>13:17</text:p>
          </table:table-cell>
          <table:table-cell office:value-type="time" office:time-value="PT15H16M00S">
            <text:p>15:16</text:p>
          </table:table-cell>
          <table:table-cell office:value-type="time" office:time-value="PT17H35M00S">
            <text:p>17:35</text:p>
          </table:table-cell>
          <table:table-cell office:value-type="time" office:time-value="PT19H23M00S">
            <text:p>19:23</text:p>
          </table:table-cell>
          <table:table-cell office:value-type="time" office:time-value="PT01H17M00S">
            <text:p>1:17</text:p>
          </table:table-cell>
          <table:table-cell table:number-columns-repeated="1017"/>
        </table:table-row>
        <table:table-row table:style-name="ro1">
          <table:table-cell office:value-type="time" office:time-value="PT07H04M00S">
            <text:p>7:04</text:p>
          </table:table-cell>
          <table:table-cell office:value-type="time" office:time-value="PT08H58M00S">
            <text:p>8:58</text:p>
          </table:table-cell>
          <table:table-cell office:value-type="time" office:time-value="PT13H17M00S">
            <text:p>13:17</text:p>
          </table:table-cell>
          <table:table-cell office:value-type="time" office:time-value="PT15H17M00S">
            <text:p>15:17</text:p>
          </table:table-cell>
          <table:table-cell office:value-type="time" office:time-value="PT17H36M00S">
            <text:p>17:36</text:p>
          </table:table-cell>
          <table:table-cell office:value-type="time" office:time-value="PT19H24M00S">
            <text:p>19:24</text:p>
          </table:table-cell>
          <table:table-cell office:value-type="time" office:time-value="PT01H17M00S">
            <text:p>1:17</text:p>
          </table:table-cell>
          <table:table-cell table:number-columns-repeated="1017"/>
        </table:table-row>
        <table:table-row table:style-name="ro1">
          <table:table-cell office:value-type="time" office:time-value="PT07H04M00S">
            <text:p>7:04</text:p>
          </table:table-cell>
          <table:table-cell office:value-type="time" office:time-value="PT08H57M00S">
            <text:p>8:57</text:p>
          </table:table-cell>
          <table:table-cell office:value-type="time" office:time-value="PT13H17M00S">
            <text:p>13:17</text:p>
          </table:table-cell>
          <table:table-cell office:value-type="time" office:time-value="PT15H18M00S">
            <text:p>15:18</text:p>
          </table:table-cell>
          <table:table-cell office:value-type="time" office:time-value="PT17H38M00S">
            <text:p>17:38</text:p>
          </table:table-cell>
          <table:table-cell office:value-type="time" office:time-value="PT19H25M00S">
            <text:p>19:25</text:p>
          </table:table-cell>
          <table:table-cell office:value-type="time" office:time-value="PT01H18M00S">
            <text:p>1:18</text:p>
          </table:table-cell>
          <table:table-cell table:number-columns-repeated="1017"/>
        </table:table-row>
        <table:table-row table:style-name="ro1">
          <table:table-cell office:value-type="time" office:time-value="PT07H03M00S">
            <text:p>7:03</text:p>
          </table:table-cell>
          <table:table-cell office:value-type="time" office:time-value="PT08H56M00S">
            <text:p>8:56</text:p>
          </table:table-cell>
          <table:table-cell office:value-type="time" office:time-value="PT13H18M00S">
            <text:p>13:18</text:p>
          </table:table-cell>
          <table:table-cell office:value-type="time" office:time-value="PT15H19M00S">
            <text:p>15:19</text:p>
          </table:table-cell>
          <table:table-cell office:value-type="time" office:time-value="PT17H39M00S">
            <text:p>17:39</text:p>
          </table:table-cell>
          <table:table-cell office:value-type="time" office:time-value="PT19H26M00S">
            <text:p>19:26</text:p>
          </table:table-cell>
          <table:table-cell office:value-type="time" office:time-value="PT01H18M00S">
            <text:p>1:18</text:p>
          </table:table-cell>
          <table:table-cell table:number-columns-repeated="1017"/>
        </table:table-row>
        <table:table-row table:style-name="ro1">
          <table:table-cell office:value-type="time" office:time-value="PT07H03M00S">
            <text:p>7:03</text:p>
          </table:table-cell>
          <table:table-cell office:value-type="time" office:time-value="PT08H56M00S">
            <text:p>8:56</text:p>
          </table:table-cell>
          <table:table-cell office:value-type="time" office:time-value="PT13H18M00S">
            <text:p>13:18</text:p>
          </table:table-cell>
          <table:table-cell office:value-type="time" office:time-value="PT15H21M00S">
            <text:p>15:21</text:p>
          </table:table-cell>
          <table:table-cell office:value-type="time" office:time-value="PT17H41M00S">
            <text:p>17:41</text:p>
          </table:table-cell>
          <table:table-cell office:value-type="time" office:time-value="PT19H27M00S">
            <text:p>19:27</text:p>
          </table:table-cell>
          <table:table-cell office:value-type="time" office:time-value="PT01H18M00S">
            <text:p>1:18</text:p>
          </table:table-cell>
          <table:table-cell table:number-columns-repeated="1017"/>
        </table:table-row>
        <table:table-row table:style-name="ro1">
          <table:table-cell office:value-type="time" office:time-value="PT07H02M00S">
            <text:p>7:02</text:p>
          </table:table-cell>
          <table:table-cell office:value-type="time" office:time-value="PT08H55M00S">
            <text:p>8:55</text:p>
          </table:table-cell>
          <table:table-cell office:value-type="time" office:time-value="PT13H18M00S">
            <text:p>13:18</text:p>
          </table:table-cell>
          <table:table-cell office:value-type="time" office:time-value="PT15H22M00S">
            <text:p>15:22</text:p>
          </table:table-cell>
          <table:table-cell office:value-type="time" office:time-value="PT17H42M00S">
            <text:p>17:42</text:p>
          </table:table-cell>
          <table:table-cell office:value-type="time" office:time-value="PT19H29M00S">
            <text:p>19:29</text:p>
          </table:table-cell>
          <table:table-cell office:value-type="time" office:time-value="PT01H19M00S">
            <text:p>1:19</text:p>
          </table:table-cell>
          <table:table-cell table:number-columns-repeated="1017"/>
        </table:table-row>
        <table:table-row table:style-name="ro1">
          <table:table-cell office:value-type="time" office:time-value="PT07H02M00S">
            <text:p>7:02</text:p>
          </table:table-cell>
          <table:table-cell office:value-type="time" office:time-value="PT08H54M00S">
            <text:p>8:54</text:p>
          </table:table-cell>
          <table:table-cell office:value-type="time" office:time-value="PT13H19M00S">
            <text:p>13:19</text:p>
          </table:table-cell>
          <table:table-cell office:value-type="time" office:time-value="PT15H23M00S">
            <text:p>15:23</text:p>
          </table:table-cell>
          <table:table-cell office:value-type="time" office:time-value="PT17H44M00S">
            <text:p>17:44</text:p>
          </table:table-cell>
          <table:table-cell office:value-type="time" office:time-value="PT19H30M00S">
            <text:p>19:30</text:p>
          </table:table-cell>
          <table:table-cell office:value-type="time" office:time-value="PT01H19M00S">
            <text:p>1:19</text:p>
          </table:table-cell>
          <table:table-cell table:number-columns-repeated="1017"/>
        </table:table-row>
        <table:table-row table:style-name="ro1">
          <table:table-cell office:value-type="time" office:time-value="PT07H01M00S">
            <text:p>7:01</text:p>
          </table:table-cell>
          <table:table-cell office:value-type="time" office:time-value="PT08H53M00S">
            <text:p>8:53</text:p>
          </table:table-cell>
          <table:table-cell office:value-type="time" office:time-value="PT13H19M00S">
            <text:p>13:19</text:p>
          </table:table-cell>
          <table:table-cell office:value-type="time" office:time-value="PT15H24M00S">
            <text:p>15:24</text:p>
          </table:table-cell>
          <table:table-cell office:value-type="time" office:time-value="PT17H45M00S">
            <text:p>17:45</text:p>
          </table:table-cell>
          <table:table-cell office:value-type="time" office:time-value="PT19H31M00S">
            <text:p>19:31</text:p>
          </table:table-cell>
          <table:table-cell office:value-type="time" office:time-value="PT01H19M00S">
            <text:p>1:19</text:p>
          </table:table-cell>
          <table:table-cell table:number-columns-repeated="1017"/>
        </table:table-row>
        <table:table-row table:style-name="ro1">
          <table:table-cell office:value-type="time" office:time-value="PT07H00M00S">
            <text:p>7:00</text:p>
          </table:table-cell>
          <table:table-cell office:value-type="time" office:time-value="PT08H52M00S">
            <text:p>8:52</text:p>
          </table:table-cell>
          <table:table-cell office:value-type="time" office:time-value="PT13H19M00S">
            <text:p>13:19</text:p>
          </table:table-cell>
          <table:table-cell office:value-type="time" office:time-value="PT15H26M00S">
            <text:p>15:26</text:p>
          </table:table-cell>
          <table:table-cell office:value-type="time" office:time-value="PT17H47M00S">
            <text:p>17:47</text:p>
          </table:table-cell>
          <table:table-cell office:value-type="time" office:time-value="PT19H32M00S">
            <text:p>19:32</text:p>
          </table:table-cell>
          <table:table-cell office:value-type="time" office:time-value="PT01H19M00S">
            <text:p>1:19</text:p>
          </table:table-cell>
          <table:table-cell table:number-columns-repeated="1017"/>
        </table:table-row>
        <table:table-row table:style-name="ro1">
          <table:table-cell office:value-type="time" office:time-value="PT07H00M00S">
            <text:p>7:00</text:p>
          </table:table-cell>
          <table:table-cell office:value-type="time" office:time-value="PT08H51M00S">
            <text:p>8:51</text:p>
          </table:table-cell>
          <table:table-cell office:value-type="time" office:time-value="PT13H19M00S">
            <text:p>13:19</text:p>
          </table:table-cell>
          <table:table-cell office:value-type="time" office:time-value="PT15H27M00S">
            <text:p>15:27</text:p>
          </table:table-cell>
          <table:table-cell office:value-type="time" office:time-value="PT17H48M00S">
            <text:p>17:48</text:p>
          </table:table-cell>
          <table:table-cell office:value-type="time" office:time-value="PT19H34M00S">
            <text:p>19:34</text:p>
          </table:table-cell>
          <table:table-cell office:value-type="time" office:time-value="PT01H20M00S">
            <text:p>1:20</text:p>
          </table:table-cell>
          <table:table-cell table:number-columns-repeated="1017"/>
        </table:table-row>
        <table:table-row table:style-name="ro1">
          <table:table-cell office:value-type="time" office:time-value="PT06H59M00S">
            <text:p>6:59</text:p>
          </table:table-cell>
          <table:table-cell office:value-type="time" office:time-value="PT08H50M00S">
            <text:p>8:50</text:p>
          </table:table-cell>
          <table:table-cell office:value-type="time" office:time-value="PT13H20M00S">
            <text:p>13:20</text:p>
          </table:table-cell>
          <table:table-cell office:value-type="time" office:time-value="PT15H28M00S">
            <text:p>15:28</text:p>
          </table:table-cell>
          <table:table-cell office:value-type="time" office:time-value="PT17H50M00S">
            <text:p>17:50</text:p>
          </table:table-cell>
          <table:table-cell office:value-type="time" office:time-value="PT19H35M00S">
            <text:p>19:35</text:p>
          </table:table-cell>
          <table:table-cell office:value-type="time" office:time-value="PT01H20M00S">
            <text:p>1:20</text:p>
          </table:table-cell>
          <table:table-cell table:number-columns-repeated="1017"/>
        </table:table-row>
        <table:table-row table:style-name="ro1">
          <table:table-cell office:value-type="time" office:time-value="PT06H58M00S">
            <text:p>6:58</text:p>
          </table:table-cell>
          <table:table-cell office:value-type="time" office:time-value="PT08H49M00S">
            <text:p>8:49</text:p>
          </table:table-cell>
          <table:table-cell office:value-type="time" office:time-value="PT13H20M00S">
            <text:p>13:20</text:p>
          </table:table-cell>
          <table:table-cell office:value-type="time" office:time-value="PT15H29M00S">
            <text:p>15:29</text:p>
          </table:table-cell>
          <table:table-cell office:value-type="time" office:time-value="PT17H51M00S">
            <text:p>17:51</text:p>
          </table:table-cell>
          <table:table-cell office:value-type="time" office:time-value="PT19H36M00S">
            <text:p>19:36</text:p>
          </table:table-cell>
          <table:table-cell office:value-type="time" office:time-value="PT01H20M00S">
            <text:p>1:20</text:p>
          </table:table-cell>
          <table:table-cell table:number-columns-repeated="1017"/>
        </table:table-row>
        <table:table-row table:style-name="ro1">
          <table:table-cell office:value-type="time" office:time-value="PT06H57M00S">
            <text:p>6:57</text:p>
          </table:table-cell>
          <table:table-cell office:value-type="time" office:time-value="PT08H48M00S">
            <text:p>8:48</text:p>
          </table:table-cell>
          <table:table-cell office:value-type="time" office:time-value="PT13H20M00S">
            <text:p>13:20</text:p>
          </table:table-cell>
          <table:table-cell office:value-type="time" office:time-value="PT15H31M00S">
            <text:p>15:31</text:p>
          </table:table-cell>
          <table:table-cell office:value-type="time" office:time-value="PT17H53M00S">
            <text:p>17:53</text:p>
          </table:table-cell>
          <table:table-cell office:value-type="time" office:time-value="PT19H38M00S">
            <text:p>19:38</text:p>
          </table:table-cell>
          <table:table-cell office:value-type="time" office:time-value="PT01H21M00S">
            <text:p>1:21</text:p>
          </table:table-cell>
          <table:table-cell table:number-columns-repeated="1017"/>
        </table:table-row>
        <table:table-row table:style-name="ro1">
          <table:table-cell office:value-type="time" office:time-value="PT06H56M00S">
            <text:p>6:56</text:p>
          </table:table-cell>
          <table:table-cell office:value-type="time" office:time-value="PT08H47M00S">
            <text:p>8:47</text:p>
          </table:table-cell>
          <table:table-cell office:value-type="time" office:time-value="PT13H20M00S">
            <text:p>13:20</text:p>
          </table:table-cell>
          <table:table-cell office:value-type="time" office:time-value="PT15H32M00S">
            <text:p>15:32</text:p>
          </table:table-cell>
          <table:table-cell office:value-type="time" office:time-value="PT17H55M00S">
            <text:p>17:55</text:p>
          </table:table-cell>
          <table:table-cell office:value-type="time" office:time-value="PT19H39M00S">
            <text:p>19:39</text:p>
          </table:table-cell>
          <table:table-cell office:value-type="time" office:time-value="PT01H21M00S">
            <text:p>1:21</text:p>
          </table:table-cell>
          <table:table-cell table:number-columns-repeated="1017"/>
        </table:table-row>
        <table:table-row table:style-name="ro1">
          <table:table-cell office:value-type="time" office:time-value="PT06H55M00S">
            <text:p>6:55</text:p>
          </table:table-cell>
          <table:table-cell office:value-type="time" office:time-value="PT08H46M00S">
            <text:p>8:46</text:p>
          </table:table-cell>
          <table:table-cell office:value-type="time" office:time-value="PT13H21M00S">
            <text:p>13:21</text:p>
          </table:table-cell>
          <table:table-cell office:value-type="time" office:time-value="PT15H33M00S">
            <text:p>15:33</text:p>
          </table:table-cell>
          <table:table-cell office:value-type="time" office:time-value="PT17H56M00S">
            <text:p>17:56</text:p>
          </table:table-cell>
          <table:table-cell office:value-type="time" office:time-value="PT19H40M00S">
            <text:p>19:40</text:p>
          </table:table-cell>
          <table:table-cell office:value-type="time" office:time-value="PT01H21M00S">
            <text:p>1:21</text:p>
          </table:table-cell>
          <table:table-cell table:number-columns-repeated="1017"/>
        </table:table-row>
        <table:table-row table:style-name="ro1">
          <table:table-cell office:value-type="time" office:time-value="PT06H54M00S">
            <text:p>6:54</text:p>
          </table:table-cell>
          <table:table-cell office:value-type="time" office:time-value="PT08H45M00S">
            <text:p>8:45</text:p>
          </table:table-cell>
          <table:table-cell office:value-type="time" office:time-value="PT13H21M00S">
            <text:p>13:21</text:p>
          </table:table-cell>
          <table:table-cell office:value-type="time" office:time-value="PT15H35M00S">
            <text:p>15:35</text:p>
          </table:table-cell>
          <table:table-cell office:value-type="time" office:time-value="PT17H58M00S">
            <text:p>17:58</text:p>
          </table:table-cell>
          <table:table-cell office:value-type="time" office:time-value="PT19H42M00S">
            <text:p>19:42</text:p>
          </table:table-cell>
          <table:table-cell office:value-type="time" office:time-value="PT01H21M00S">
            <text:p>1:21</text:p>
          </table:table-cell>
          <table:table-cell table:number-columns-repeated="1017"/>
        </table:table-row>
        <table:table-row table:style-name="ro1">
          <table:table-cell office:value-type="time" office:time-value="PT06H53M00S">
            <text:p>6:53</text:p>
          </table:table-cell>
          <table:table-cell office:value-type="time" office:time-value="PT08H43M00S">
            <text:p>8:43</text:p>
          </table:table-cell>
          <table:table-cell office:value-type="time" office:time-value="PT13H21M00S">
            <text:p>13:21</text:p>
          </table:table-cell>
          <table:table-cell office:value-type="time" office:time-value="PT15H36M00S">
            <text:p>15:36</text:p>
          </table:table-cell>
          <table:table-cell office:value-type="time" office:time-value="PT17H59M00S">
            <text:p>17:59</text:p>
          </table:table-cell>
          <table:table-cell office:value-type="time" office:time-value="PT19H43M00S">
            <text:p>19:43</text:p>
          </table:table-cell>
          <table:table-cell office:value-type="time" office:time-value="PT01H21M00S">
            <text:p>1:21</text:p>
          </table:table-cell>
          <table:table-cell table:number-columns-repeated="1017"/>
        </table:table-row>
        <table:table-row table:style-name="ro1">
          <table:table-cell office:value-type="time" office:time-value="PT06H52M00S">
            <text:p>6:52</text:p>
          </table:table-cell>
          <table:table-cell office:value-type="time" office:time-value="PT08H42M00S">
            <text:p>8:42</text:p>
          </table:table-cell>
          <table:table-cell office:value-type="time" office:time-value="PT13H21M00S">
            <text:p>13:21</text:p>
          </table:table-cell>
          <table:table-cell office:value-type="time" office:time-value="PT15H37M00S">
            <text:p>15:37</text:p>
          </table:table-cell>
          <table:table-cell office:value-type="time" office:time-value="PT18H01M00S">
            <text:p>18:01</text:p>
          </table:table-cell>
          <table:table-cell office:value-type="time" office:time-value="PT19H45M00S">
            <text:p>19:45</text:p>
          </table:table-cell>
          <table:table-cell office:value-type="time" office:time-value="PT01H22M00S">
            <text:p>1:22</text:p>
          </table:table-cell>
          <table:table-cell table:number-columns-repeated="1017"/>
        </table:table-row>
        <table:table-row table:style-name="ro1">
          <table:table-cell office:value-type="time" office:time-value="PT06H51M00S">
            <text:p>6:51</text:p>
          </table:table-cell>
          <table:table-cell office:value-type="time" office:time-value="PT08H41M00S">
            <text:p>8:41</text:p>
          </table:table-cell>
          <table:table-cell office:value-type="time" office:time-value="PT13H21M00S">
            <text:p>13:21</text:p>
          </table:table-cell>
          <table:table-cell office:value-type="time" office:time-value="PT15H39M00S">
            <text:p>15:39</text:p>
          </table:table-cell>
          <table:table-cell office:value-type="time" office:time-value="PT18H03M00S">
            <text:p>18:03</text:p>
          </table:table-cell>
          <table:table-cell office:value-type="time" office:time-value="PT19H46M00S">
            <text:p>19:46</text:p>
          </table:table-cell>
          <table:table-cell office:value-type="time" office:time-value="PT01H22M00S">
            <text:p>1:22</text:p>
          </table:table-cell>
          <table:table-cell table:number-columns-repeated="1017"/>
        </table:table-row>
        <table:table-row table:style-name="ro1">
          <table:table-cell office:value-type="time" office:time-value="PT06H50M00S">
            <text:p>6:50</text:p>
          </table:table-cell>
          <table:table-cell office:value-type="time" office:time-value="PT08H39M00S">
            <text:p>8:39</text:p>
          </table:table-cell>
          <table:table-cell office:value-type="time" office:time-value="PT13H22M00S">
            <text:p>13:22</text:p>
          </table:table-cell>
          <table:table-cell office:value-type="time" office:time-value="PT15H40M00S">
            <text:p>15:40</text:p>
          </table:table-cell>
          <table:table-cell office:value-type="time" office:time-value="PT18H04M00S">
            <text:p>18:04</text:p>
          </table:table-cell>
          <table:table-cell office:value-type="time" office:time-value="PT19H47M00S">
            <text:p>19:47</text:p>
          </table:table-cell>
          <table:table-cell office:value-type="time" office:time-value="PT01H22M00S">
            <text:p>1:22</text:p>
          </table:table-cell>
          <table:table-cell table:number-columns-repeated="1017"/>
        </table:table-row>
        <table:table-row table:style-name="ro1">
          <table:table-cell office:value-type="time" office:time-value="PT06H49M00S">
            <text:p>6:49</text:p>
          </table:table-cell>
          <table:table-cell office:value-type="time" office:time-value="PT08H38M00S">
            <text:p>8:38</text:p>
          </table:table-cell>
          <table:table-cell office:value-type="time" office:time-value="PT13H22M00S">
            <text:p>13:22</text:p>
          </table:table-cell>
          <table:table-cell office:value-type="time" office:time-value="PT15H41M00S">
            <text:p>15:41</text:p>
          </table:table-cell>
          <table:table-cell office:value-type="time" office:time-value="PT18H06M00S">
            <text:p>18:06</text:p>
          </table:table-cell>
          <table:table-cell office:value-type="time" office:time-value="PT19H49M00S">
            <text:p>19:49</text:p>
          </table:table-cell>
          <table:table-cell office:value-type="time" office:time-value="PT01H22M00S">
            <text:p>1:22</text:p>
          </table:table-cell>
          <table:table-cell table:number-columns-repeated="1017"/>
        </table:table-row>
        <table:table-row table:style-name="ro1">
          <table:table-cell office:value-type="time" office:time-value="PT06H48M00S">
            <text:p>6:48</text:p>
          </table:table-cell>
          <table:table-cell office:value-type="time" office:time-value="PT08H37M00S">
            <text:p>8:37</text:p>
          </table:table-cell>
          <table:table-cell office:value-type="time" office:time-value="PT13H22M00S">
            <text:p>13:22</text:p>
          </table:table-cell>
          <table:table-cell office:value-type="time" office:time-value="PT15H43M00S">
            <text:p>15:43</text:p>
          </table:table-cell>
          <table:table-cell office:value-type="time" office:time-value="PT18H08M00S">
            <text:p>18:08</text:p>
          </table:table-cell>
          <table:table-cell office:value-type="time" office:time-value="PT19H50M00S">
            <text:p>19:50</text:p>
          </table:table-cell>
          <table:table-cell office:value-type="time" office:time-value="PT01H22M00S">
            <text:p>1:22</text:p>
          </table:table-cell>
          <table:table-cell table:number-columns-repeated="1017"/>
        </table:table-row>
        <table:table-row table:style-name="ro1">
          <table:table-cell office:value-type="time" office:time-value="PT06H47M00S">
            <text:p>6:47</text:p>
          </table:table-cell>
          <table:table-cell office:value-type="time" office:time-value="PT08H35M00S">
            <text:p>8:35</text:p>
          </table:table-cell>
          <table:table-cell office:value-type="time" office:time-value="PT13H22M00S">
            <text:p>13:22</text:p>
          </table:table-cell>
          <table:table-cell office:value-type="time" office:time-value="PT15H44M00S">
            <text:p>15:44</text:p>
          </table:table-cell>
          <table:table-cell office:value-type="time" office:time-value="PT18H09M00S">
            <text:p>18:09</text:p>
          </table:table-cell>
          <table:table-cell office:value-type="time" office:time-value="PT19H52M00S">
            <text:p>19:52</text:p>
          </table:table-cell>
          <table:table-cell office:value-type="time" office:time-value="PT01H22M00S">
            <text:p>1:22</text:p>
          </table:table-cell>
          <table:table-cell table:number-columns-repeated="1017"/>
        </table:table-row>
        <table:table-row table:style-name="ro1">
          <table:table-cell office:value-type="time" office:time-value="PT06H45M00S">
            <text:p>6:45</text:p>
          </table:table-cell>
          <table:table-cell office:value-type="time" office:time-value="PT08H34M00S">
            <text:p>8:34</text:p>
          </table:table-cell>
          <table:table-cell office:value-type="time" office:time-value="PT13H22M00S">
            <text:p>13:22</text:p>
          </table:table-cell>
          <table:table-cell office:value-type="time" office:time-value="PT15H45M00S">
            <text:p>15:45</text:p>
          </table:table-cell>
          <table:table-cell office:value-type="time" office:time-value="PT18H11M00S">
            <text:p>18:11</text:p>
          </table:table-cell>
          <table:table-cell office:value-type="time" office:time-value="PT19H53M00S">
            <text:p>19:53</text:p>
          </table:table-cell>
          <table:table-cell office:value-type="time" office:time-value="PT01H22M00S">
            <text:p>1:22</text:p>
          </table:table-cell>
          <table:table-cell table:number-columns-repeated="1017"/>
        </table:table-row>
        <table:table-row table:style-name="ro1">
          <table:table-cell office:value-type="time" office:time-value="PT06H44M00S">
            <text:p>6:44</text:p>
          </table:table-cell>
          <table:table-cell office:value-type="time" office:time-value="PT08H32M00S">
            <text:p>8:32</text:p>
          </table:table-cell>
          <table:table-cell office:value-type="time" office:time-value="PT13H22M00S">
            <text:p>13:22</text:p>
          </table:table-cell>
          <table:table-cell office:value-type="time" office:time-value="PT15H47M00S">
            <text:p>15:47</text:p>
          </table:table-cell>
          <table:table-cell office:value-type="time" office:time-value="PT18H13M00S">
            <text:p>18:13</text:p>
          </table:table-cell>
          <table:table-cell office:value-type="time" office:time-value="PT19H55M00S">
            <text:p>19:55</text:p>
          </table:table-cell>
          <table:table-cell office:value-type="time" office:time-value="PT01H22M00S">
            <text:p>1:22</text:p>
          </table:table-cell>
          <table:table-cell table:number-columns-repeated="1017"/>
        </table:table-row>
        <table:table-row table:style-name="ro1">
          <table:table-cell office:value-type="time" office:time-value="PT06H43M00S">
            <text:p>6:43</text:p>
          </table:table-cell>
          <table:table-cell office:value-type="time" office:time-value="PT08H31M00S">
            <text:p>8:31</text:p>
          </table:table-cell>
          <table:table-cell office:value-type="time" office:time-value="PT13H22M00S">
            <text:p>13:22</text:p>
          </table:table-cell>
          <table:table-cell office:value-type="time" office:time-value="PT15H48M00S">
            <text:p>15:48</text:p>
          </table:table-cell>
          <table:table-cell office:value-type="time" office:time-value="PT18H14M00S">
            <text:p>18:14</text:p>
          </table:table-cell>
          <table:table-cell office:value-type="time" office:time-value="PT19H56M00S">
            <text:p>19:56</text:p>
          </table:table-cell>
          <table:table-cell office:value-type="time" office:time-value="PT01H22M00S">
            <text:p>1:22</text:p>
          </table:table-cell>
          <table:table-cell table:number-columns-repeated="1017"/>
        </table:table-row>
        <table:table-row table:style-name="ro1">
          <table:table-cell office:value-type="time" office:time-value="PT06H42M00S">
            <text:p>6:42</text:p>
          </table:table-cell>
          <table:table-cell office:value-type="time" office:time-value="PT08H29M00S">
            <text:p>8:29</text:p>
          </table:table-cell>
          <table:table-cell office:value-type="time" office:time-value="PT13H22M00S">
            <text:p>13:22</text:p>
          </table:table-cell>
          <table:table-cell office:value-type="time" office:time-value="PT15H49M00S">
            <text:p>15:49</text:p>
          </table:table-cell>
          <table:table-cell office:value-type="time" office:time-value="PT18H16M00S">
            <text:p>18:16</text:p>
          </table:table-cell>
          <table:table-cell office:value-type="time" office:time-value="PT19H57M00S">
            <text:p>19:57</text:p>
          </table:table-cell>
          <table:table-cell office:value-type="time" office:time-value="PT01H23M00S">
            <text:p>1:23</text:p>
          </table:table-cell>
          <table:table-cell table:number-columns-repeated="1017"/>
        </table:table-row>
        <table:table-row table:style-name="ro1">
          <table:table-cell office:value-type="time" office:time-value="PT06H40M00S">
            <text:p>6:40</text:p>
          </table:table-cell>
          <table:table-cell office:value-type="time" office:time-value="PT08H28M00S">
            <text:p>8:28</text:p>
          </table:table-cell>
          <table:table-cell office:value-type="time" office:time-value="PT13H22M00S">
            <text:p>13:22</text:p>
          </table:table-cell>
          <table:table-cell office:value-type="time" office:time-value="PT15H51M00S">
            <text:p>15:51</text:p>
          </table:table-cell>
          <table:table-cell office:value-type="time" office:time-value="PT18H18M00S">
            <text:p>18:18</text:p>
          </table:table-cell>
          <table:table-cell office:value-type="time" office:time-value="PT19H59M00S">
            <text:p>19:59</text:p>
          </table:table-cell>
          <table:table-cell office:value-type="time" office:time-value="PT01H23M00S">
            <text:p>1:23</text:p>
          </table:table-cell>
          <table:table-cell table:number-columns-repeated="1017"/>
        </table:table-row>
        <table:table-row table:style-name="ro1">
          <table:table-cell office:value-type="time" office:time-value="PT06H39M00S">
            <text:p>6:39</text:p>
          </table:table-cell>
          <table:table-cell office:value-type="time" office:time-value="PT08H26M00S">
            <text:p>8:26</text:p>
          </table:table-cell>
          <table:table-cell office:value-type="time" office:time-value="PT13H22M00S">
            <text:p>13:22</text:p>
          </table:table-cell>
          <table:table-cell office:value-type="time" office:time-value="PT15H52M00S">
            <text:p>15:52</text:p>
          </table:table-cell>
          <table:table-cell office:value-type="time" office:time-value="PT18H19M00S">
            <text:p>18:19</text:p>
          </table:table-cell>
          <table:table-cell office:value-type="time" office:time-value="PT20H00M00S">
            <text:p>20:00</text:p>
          </table:table-cell>
          <table:table-cell office:value-type="time" office:time-value="PT01H23M00S">
            <text:p>1:23</text:p>
          </table:table-cell>
          <table:table-cell table:number-columns-repeated="1017"/>
        </table:table-row>
        <table:table-row table:style-name="ro1">
          <table:table-cell office:value-type="time" office:time-value="PT06H37M00S">
            <text:p>6:37</text:p>
          </table:table-cell>
          <table:table-cell office:value-type="time" office:time-value="PT08H24M00S">
            <text:p>8:24</text:p>
          </table:table-cell>
          <table:table-cell office:value-type="time" office:time-value="PT13H22M00S">
            <text:p>13:22</text:p>
          </table:table-cell>
          <table:table-cell office:value-type="time" office:time-value="PT15H53M00S">
            <text:p>15:53</text:p>
          </table:table-cell>
          <table:table-cell office:value-type="time" office:time-value="PT18H21M00S">
            <text:p>18:21</text:p>
          </table:table-cell>
          <table:table-cell office:value-type="time" office:time-value="PT20H02M00S">
            <text:p>20:02</text:p>
          </table:table-cell>
          <table:table-cell office:value-type="time" office:time-value="PT01H23M00S">
            <text:p>1:23</text:p>
          </table:table-cell>
          <table:table-cell table:number-columns-repeated="1017"/>
        </table:table-row>
        <table:table-row table:style-name="ro1">
          <table:table-cell office:value-type="time" office:time-value="PT06H36M00S">
            <text:p>6:36</text:p>
          </table:table-cell>
          <table:table-cell office:value-type="time" office:time-value="PT08H23M00S">
            <text:p>8:23</text:p>
          </table:table-cell>
          <table:table-cell office:value-type="time" office:time-value="PT13H22M00S">
            <text:p>13:22</text:p>
          </table:table-cell>
          <table:table-cell office:value-type="time" office:time-value="PT15H55M00S">
            <text:p>15:55</text:p>
          </table:table-cell>
          <table:table-cell office:value-type="time" office:time-value="PT18H23M00S">
            <text:p>18:23</text:p>
          </table:table-cell>
          <table:table-cell office:value-type="time" office:time-value="PT20H03M00S">
            <text:p>20:03</text:p>
          </table:table-cell>
          <table:table-cell office:value-type="time" office:time-value="PT01H23M00S">
            <text:p>1:23</text:p>
          </table:table-cell>
          <table:table-cell table:number-columns-repeated="1017"/>
        </table:table-row>
        <table:table-row table:style-name="ro1">
          <table:table-cell office:value-type="time" office:time-value="PT06H34M00S">
            <text:p>6:34</text:p>
          </table:table-cell>
          <table:table-cell office:value-type="time" office:time-value="PT08H21M00S">
            <text:p>8:21</text:p>
          </table:table-cell>
          <table:table-cell office:value-type="time" office:time-value="PT13H22M00S">
            <text:p>13:22</text:p>
          </table:table-cell>
          <table:table-cell office:value-type="time" office:time-value="PT15H56M00S">
            <text:p>15:56</text:p>
          </table:table-cell>
          <table:table-cell office:value-type="time" office:time-value="PT18H24M00S">
            <text:p>18:24</text:p>
          </table:table-cell>
          <table:table-cell office:value-type="time" office:time-value="PT20H05M00S">
            <text:p>20:05</text:p>
          </table:table-cell>
          <table:table-cell office:value-type="time" office:time-value="PT01H23M00S">
            <text:p>1:23</text:p>
          </table:table-cell>
          <table:table-cell table:number-columns-repeated="1017"/>
        </table:table-row>
        <table:table-row table:style-name="ro1">
          <table:table-cell office:value-type="time" office:time-value="PT06H33M00S">
            <text:p>6:33</text:p>
          </table:table-cell>
          <table:table-cell office:value-type="time" office:time-value="PT08H19M00S">
            <text:p>8:19</text:p>
          </table:table-cell>
          <table:table-cell office:value-type="time" office:time-value="PT13H22M00S">
            <text:p>13:22</text:p>
          </table:table-cell>
          <table:table-cell office:value-type="time" office:time-value="PT15H57M00S">
            <text:p>15:57</text:p>
          </table:table-cell>
          <table:table-cell office:value-type="time" office:time-value="PT18H26M00S">
            <text:p>18:26</text:p>
          </table:table-cell>
          <table:table-cell office:value-type="time" office:time-value="PT20H06M00S">
            <text:p>20:06</text:p>
          </table:table-cell>
          <table:table-cell office:value-type="time" office:time-value="PT01H23M00S">
            <text:p>1:23</text:p>
          </table:table-cell>
          <table:table-cell table:number-columns-repeated="1017"/>
        </table:table-row>
        <table:table-row table:style-name="ro1">
          <table:table-cell office:value-type="time" office:time-value="PT06H31M00S">
            <text:p>6:31</text:p>
          </table:table-cell>
          <table:table-cell office:value-type="time" office:time-value="PT08H18M00S">
            <text:p>8:18</text:p>
          </table:table-cell>
          <table:table-cell office:value-type="time" office:time-value="PT13H22M00S">
            <text:p>13:22</text:p>
          </table:table-cell>
          <table:table-cell office:value-type="time" office:time-value="PT15H59M00S">
            <text:p>15:59</text:p>
          </table:table-cell>
          <table:table-cell office:value-type="time" office:time-value="PT18H28M00S">
            <text:p>18:28</text:p>
          </table:table-cell>
          <table:table-cell office:value-type="time" office:time-value="PT20H08M00S">
            <text:p>20:08</text:p>
          </table:table-cell>
          <table:table-cell office:value-type="time" office:time-value="PT01H23M00S">
            <text:p>1:23</text:p>
          </table:table-cell>
          <table:table-cell table:number-columns-repeated="1017"/>
        </table:table-row>
        <table:table-row table:style-name="ro1">
          <table:table-cell office:value-type="time" office:time-value="PT06H30M00S">
            <text:p>6:30</text:p>
          </table:table-cell>
          <table:table-cell office:value-type="time" office:time-value="PT08H16M00S">
            <text:p>8:16</text:p>
          </table:table-cell>
          <table:table-cell office:value-type="time" office:time-value="PT13H22M00S">
            <text:p>13:22</text:p>
          </table:table-cell>
          <table:table-cell office:value-type="time" office:time-value="PT16H00M00S">
            <text:p>16:00</text:p>
          </table:table-cell>
          <table:table-cell office:value-type="time" office:time-value="PT18H29M00S">
            <text:p>18:29</text:p>
          </table:table-cell>
          <table:table-cell office:value-type="time" office:time-value="PT20H09M00S">
            <text:p>20:09</text:p>
          </table:table-cell>
          <table:table-cell office:value-type="time" office:time-value="PT01H23M00S">
            <text:p>1:23</text:p>
          </table:table-cell>
          <table:table-cell table:number-columns-repeated="1017"/>
        </table:table-row>
        <table:table-row table:style-name="ro1">
          <table:table-cell office:value-type="time" office:time-value="PT06H28M00S">
            <text:p>6:28</text:p>
          </table:table-cell>
          <table:table-cell office:value-type="time" office:time-value="PT08H14M00S">
            <text:p>8:14</text:p>
          </table:table-cell>
          <table:table-cell office:value-type="time" office:time-value="PT13H22M00S">
            <text:p>13:22</text:p>
          </table:table-cell>
          <table:table-cell office:value-type="time" office:time-value="PT16H01M00S">
            <text:p>16:01</text:p>
          </table:table-cell>
          <table:table-cell office:value-type="time" office:time-value="PT18H31M00S">
            <text:p>18:31</text:p>
          </table:table-cell>
          <table:table-cell office:value-type="time" office:time-value="PT20H11M00S">
            <text:p>20:11</text:p>
          </table:table-cell>
          <table:table-cell office:value-type="time" office:time-value="PT01H22M00S">
            <text:p>1:22</text:p>
          </table:table-cell>
          <table:table-cell table:number-columns-repeated="1017"/>
        </table:table-row>
        <table:table-row table:style-name="ro1">
          <table:table-cell office:value-type="time" office:time-value="PT06H26M00S">
            <text:p>6:26</text:p>
          </table:table-cell>
          <table:table-cell office:value-type="time" office:time-value="PT08H12M00S">
            <text:p>8:12</text:p>
          </table:table-cell>
          <table:table-cell office:value-type="time" office:time-value="PT13H22M00S">
            <text:p>13:22</text:p>
          </table:table-cell>
          <table:table-cell office:value-type="time" office:time-value="PT16H02M00S">
            <text:p>16:02</text:p>
          </table:table-cell>
          <table:table-cell office:value-type="time" office:time-value="PT18H32M00S">
            <text:p>18:32</text:p>
          </table:table-cell>
          <table:table-cell office:value-type="time" office:time-value="PT20H12M00S">
            <text:p>20:12</text:p>
          </table:table-cell>
          <table:table-cell office:value-type="time" office:time-value="PT01H22M00S">
            <text:p>1:22</text:p>
          </table:table-cell>
          <table:table-cell table:number-columns-repeated="1017"/>
        </table:table-row>
        <table:table-row table:style-name="ro1">
          <table:table-cell office:value-type="time" office:time-value="PT06H25M00S">
            <text:p>6:25</text:p>
          </table:table-cell>
          <table:table-cell office:value-type="time" office:time-value="PT08H10M00S">
            <text:p>8:10</text:p>
          </table:table-cell>
          <table:table-cell office:value-type="time" office:time-value="PT13H22M00S">
            <text:p>13:22</text:p>
          </table:table-cell>
          <table:table-cell office:value-type="time" office:time-value="PT16H04M00S">
            <text:p>16:04</text:p>
          </table:table-cell>
          <table:table-cell office:value-type="time" office:time-value="PT18H34M00S">
            <text:p>18:34</text:p>
          </table:table-cell>
          <table:table-cell office:value-type="time" office:time-value="PT20H14M00S">
            <text:p>20:14</text:p>
          </table:table-cell>
          <table:table-cell office:value-type="time" office:time-value="PT01H22M00S">
            <text:p>1:22</text:p>
          </table:table-cell>
          <table:table-cell table:number-columns-repeated="1017"/>
        </table:table-row>
        <table:table-row table:style-name="ro1">
          <table:table-cell office:value-type="time" office:time-value="PT06H23M00S">
            <text:p>6:23</text:p>
          </table:table-cell>
          <table:table-cell office:value-type="time" office:time-value="PT08H09M00S">
            <text:p>8:09</text:p>
          </table:table-cell>
          <table:table-cell office:value-type="time" office:time-value="PT13H22M00S">
            <text:p>13:22</text:p>
          </table:table-cell>
          <table:table-cell office:value-type="time" office:time-value="PT16H05M00S">
            <text:p>16:05</text:p>
          </table:table-cell>
          <table:table-cell office:value-type="time" office:time-value="PT18H36M00S">
            <text:p>18:36</text:p>
          </table:table-cell>
          <table:table-cell office:value-type="time" office:time-value="PT20H15M00S">
            <text:p>20:15</text:p>
          </table:table-cell>
          <table:table-cell office:value-type="time" office:time-value="PT01H22M00S">
            <text:p>1:22</text:p>
          </table:table-cell>
          <table:table-cell table:number-columns-repeated="1017"/>
        </table:table-row>
        <table:table-row table:style-name="ro1">
          <table:table-cell office:value-type="time" office:time-value="PT06H21M00S">
            <text:p>6:21</text:p>
          </table:table-cell>
          <table:table-cell office:value-type="time" office:time-value="PT08H07M00S">
            <text:p>8:07</text:p>
          </table:table-cell>
          <table:table-cell office:value-type="time" office:time-value="PT13H22M00S">
            <text:p>13:22</text:p>
          </table:table-cell>
          <table:table-cell office:value-type="time" office:time-value="PT16H06M00S">
            <text:p>16:06</text:p>
          </table:table-cell>
          <table:table-cell office:value-type="time" office:time-value="PT18H37M00S">
            <text:p>18:37</text:p>
          </table:table-cell>
          <table:table-cell office:value-type="time" office:time-value="PT20H17M00S">
            <text:p>20:17</text:p>
          </table:table-cell>
          <table:table-cell office:value-type="time" office:time-value="PT01H22M00S">
            <text:p>1:22</text:p>
          </table:table-cell>
          <table:table-cell table:number-columns-repeated="1017"/>
        </table:table-row>
        <table:table-row table:style-name="ro1">
          <table:table-cell office:value-type="time" office:time-value="PT06H19M00S">
            <text:p>6:19</text:p>
          </table:table-cell>
          <table:table-cell office:value-type="time" office:time-value="PT08H05M00S">
            <text:p>8:05</text:p>
          </table:table-cell>
          <table:table-cell office:value-type="time" office:time-value="PT13H22M00S">
            <text:p>13:22</text:p>
          </table:table-cell>
          <table:table-cell office:value-type="time" office:time-value="PT16H07M00S">
            <text:p>16:07</text:p>
          </table:table-cell>
          <table:table-cell office:value-type="time" office:time-value="PT18H39M00S">
            <text:p>18:39</text:p>
          </table:table-cell>
          <table:table-cell office:value-type="time" office:time-value="PT20H18M00S">
            <text:p>20:18</text:p>
          </table:table-cell>
          <table:table-cell office:value-type="time" office:time-value="PT01H22M00S">
            <text:p>1:22</text:p>
          </table:table-cell>
          <table:table-cell table:number-columns-repeated="1017"/>
        </table:table-row>
        <table:table-row table:style-name="ro1">
          <table:table-cell office:value-type="time" office:time-value="PT06H18M00S">
            <text:p>6:18</text:p>
          </table:table-cell>
          <table:table-cell office:value-type="time" office:time-value="PT08H03M00S">
            <text:p>8:03</text:p>
          </table:table-cell>
          <table:table-cell office:value-type="time" office:time-value="PT13H21M00S">
            <text:p>13:21</text:p>
          </table:table-cell>
          <table:table-cell office:value-type="time" office:time-value="PT16H09M00S">
            <text:p>16:09</text:p>
          </table:table-cell>
          <table:table-cell office:value-type="time" office:time-value="PT18H41M00S">
            <text:p>18:41</text:p>
          </table:table-cell>
          <table:table-cell office:value-type="time" office:time-value="PT20H20M00S">
            <text:p>20:20</text:p>
          </table:table-cell>
          <table:table-cell office:value-type="time" office:time-value="PT01H22M00S">
            <text:p>1:22</text:p>
          </table:table-cell>
          <table:table-cell table:number-columns-repeated="1017"/>
        </table:table-row>
        <table:table-row table:style-name="ro1">
          <table:table-cell office:value-type="time" office:time-value="PT06H16M00S">
            <text:p>6:16</text:p>
          </table:table-cell>
          <table:table-cell office:value-type="time" office:time-value="PT08H01M00S">
            <text:p>8:01</text:p>
          </table:table-cell>
          <table:table-cell office:value-type="time" office:time-value="PT13H21M00S">
            <text:p>13:21</text:p>
          </table:table-cell>
          <table:table-cell office:value-type="time" office:time-value="PT16H10M00S">
            <text:p>16:10</text:p>
          </table:table-cell>
          <table:table-cell office:value-type="time" office:time-value="PT18H42M00S">
            <text:p>18:42</text:p>
          </table:table-cell>
          <table:table-cell office:value-type="time" office:time-value="PT20H22M00S">
            <text:p>20:22</text:p>
          </table:table-cell>
          <table:table-cell office:value-type="time" office:time-value="PT01H22M00S">
            <text:p>1:22</text:p>
          </table:table-cell>
          <table:table-cell table:number-columns-repeated="1017"/>
        </table:table-row>
        <table:table-row table:style-name="ro1">
          <table:table-cell office:value-type="time" office:time-value="PT06H14M00S">
            <text:p>6:14</text:p>
          </table:table-cell>
          <table:table-cell office:value-type="time" office:time-value="PT07H59M00S">
            <text:p>7:59</text:p>
          </table:table-cell>
          <table:table-cell office:value-type="time" office:time-value="PT13H21M00S">
            <text:p>13:21</text:p>
          </table:table-cell>
          <table:table-cell office:value-type="time" office:time-value="PT16H11M00S">
            <text:p>16:11</text:p>
          </table:table-cell>
          <table:table-cell office:value-type="time" office:time-value="PT18H44M00S">
            <text:p>18:44</text:p>
          </table:table-cell>
          <table:table-cell office:value-type="time" office:time-value="PT20H23M00S">
            <text:p>20:23</text:p>
          </table:table-cell>
          <table:table-cell office:value-type="time" office:time-value="PT01H22M00S">
            <text:p>1:22</text:p>
          </table:table-cell>
          <table:table-cell table:number-columns-repeated="1017"/>
        </table:table-row>
        <table:table-row table:style-name="ro1">
          <table:table-cell office:value-type="time" office:time-value="PT06H12M00S">
            <text:p>6:12</text:p>
          </table:table-cell>
          <table:table-cell office:value-type="time" office:time-value="PT07H57M00S">
            <text:p>7:57</text:p>
          </table:table-cell>
          <table:table-cell office:value-type="time" office:time-value="PT13H21M00S">
            <text:p>13:21</text:p>
          </table:table-cell>
          <table:table-cell office:value-type="time" office:time-value="PT16H12M00S">
            <text:p>16:12</text:p>
          </table:table-cell>
          <table:table-cell office:value-type="time" office:time-value="PT18H46M00S">
            <text:p>18:46</text:p>
          </table:table-cell>
          <table:table-cell office:value-type="time" office:time-value="PT20H25M00S">
            <text:p>20:25</text:p>
          </table:table-cell>
          <table:table-cell office:value-type="time" office:time-value="PT01H21M00S">
            <text:p>1:21</text:p>
          </table:table-cell>
          <table:table-cell table:number-columns-repeated="1017"/>
        </table:table-row>
        <table:table-row table:style-name="ro1">
          <table:table-cell office:value-type="time" office:time-value="PT06H10M00S">
            <text:p>6:10</text:p>
          </table:table-cell>
          <table:table-cell office:value-type="time" office:time-value="PT07H55M00S">
            <text:p>7:55</text:p>
          </table:table-cell>
          <table:table-cell office:value-type="time" office:time-value="PT13H21M00S">
            <text:p>13:21</text:p>
          </table:table-cell>
          <table:table-cell office:value-type="time" office:time-value="PT16H13M00S">
            <text:p>16:13</text:p>
          </table:table-cell>
          <table:table-cell office:value-type="time" office:time-value="PT18H47M00S">
            <text:p>18:47</text:p>
          </table:table-cell>
          <table:table-cell office:value-type="time" office:time-value="PT20H26M00S">
            <text:p>20:26</text:p>
          </table:table-cell>
          <table:table-cell office:value-type="time" office:time-value="PT01H21M00S">
            <text:p>1:21</text:p>
          </table:table-cell>
          <table:table-cell table:number-columns-repeated="1017"/>
        </table:table-row>
        <table:table-row table:style-name="ro1">
          <table:table-cell office:value-type="time" office:time-value="PT06H08M00S">
            <text:p>6:08</text:p>
          </table:table-cell>
          <table:table-cell office:value-type="time" office:time-value="PT07H53M00S">
            <text:p>7:53</text:p>
          </table:table-cell>
          <table:table-cell office:value-type="time" office:time-value="PT13H21M00S">
            <text:p>13:21</text:p>
          </table:table-cell>
          <table:table-cell office:value-type="time" office:time-value="PT16H14M00S">
            <text:p>16:14</text:p>
          </table:table-cell>
          <table:table-cell office:value-type="time" office:time-value="PT18H49M00S">
            <text:p>18:49</text:p>
          </table:table-cell>
          <table:table-cell office:value-type="time" office:time-value="PT20H28M00S">
            <text:p>20:28</text:p>
          </table:table-cell>
          <table:table-cell office:value-type="time" office:time-value="PT01H21M00S">
            <text:p>1:21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06H07M00S">
            <text:p>6:07</text:p>
          </table:table-cell>
          <table:table-cell table:style-name="ce2" office:value-type="time" office:time-value="PT07H52M00S">
            <text:p>7:52</text:p>
          </table:table-cell>
          <table:table-cell table:style-name="ce2" office:value-type="time" office:time-value="PT13H20M00S">
            <text:p>13:20</text:p>
          </table:table-cell>
          <table:table-cell table:style-name="ce2" office:value-type="time" office:time-value="PT16H15M00S">
            <text:p>16:15</text:p>
          </table:table-cell>
          <table:table-cell table:style-name="ce2" office:value-type="time" office:time-value="PT18H49M00S">
            <text:p>18:49</text:p>
          </table:table-cell>
          <table:table-cell table:style-name="ce2" office:value-type="time" office:time-value="PT20H28M00S">
            <text:p>20:28</text:p>
          </table:table-cell>
          <table:table-cell table:style-name="ce2" office:value-type="time" office:time-value="PT01H21M00S">
            <text:p>1:21</text:p>
          </table:table-cell>
          <table:table-cell table:style-name="ce3" table:number-columns-repeated="1017"/>
        </table:table-row>
        <table:table-row table:style-name="ro1">
          <table:table-cell office:value-type="time" office:time-value="PT06H06M00S">
            <text:p>6:06</text:p>
          </table:table-cell>
          <table:table-cell office:value-type="time" office:time-value="PT07H51M00S">
            <text:p>7:51</text:p>
          </table:table-cell>
          <table:table-cell office:value-type="time" office:time-value="PT13H20M00S">
            <text:p>13:20</text:p>
          </table:table-cell>
          <table:table-cell office:value-type="time" office:time-value="PT16H16M00S">
            <text:p>16:16</text:p>
          </table:table-cell>
          <table:table-cell office:value-type="time" office:time-value="PT18H50M00S">
            <text:p>18:50</text:p>
          </table:table-cell>
          <table:table-cell office:value-type="time" office:time-value="PT20H29M00S">
            <text:p>20:29</text:p>
          </table:table-cell>
          <table:table-cell office:value-type="time" office:time-value="PT01H21M00S">
            <text:p>1:21</text:p>
          </table:table-cell>
          <table:table-cell table:number-columns-repeated="1017"/>
        </table:table-row>
        <table:table-row table:style-name="ro1">
          <table:table-cell office:value-type="time" office:time-value="PT06H04M00S">
            <text:p>6:04</text:p>
          </table:table-cell>
          <table:table-cell office:value-type="time" office:time-value="PT07H49M00S">
            <text:p>7:49</text:p>
          </table:table-cell>
          <table:table-cell office:value-type="time" office:time-value="PT13H20M00S">
            <text:p>13:20</text:p>
          </table:table-cell>
          <table:table-cell office:value-type="time" office:time-value="PT16H17M00S">
            <text:p>16:17</text:p>
          </table:table-cell>
          <table:table-cell office:value-type="time" office:time-value="PT18H52M00S">
            <text:p>18:52</text:p>
          </table:table-cell>
          <table:table-cell office:value-type="time" office:time-value="PT20H31M00S">
            <text:p>20:31</text:p>
          </table:table-cell>
          <table:table-cell office:value-type="time" office:time-value="PT01H21M00S">
            <text:p>1:21</text:p>
          </table:table-cell>
          <table:table-cell table:number-columns-repeated="1017"/>
        </table:table-row>
        <table:table-row table:style-name="ro1">
          <table:table-cell office:value-type="time" office:time-value="PT06H02M00S">
            <text:p>6:02</text:p>
          </table:table-cell>
          <table:table-cell office:value-type="time" office:time-value="PT07H47M00S">
            <text:p>7:47</text:p>
          </table:table-cell>
          <table:table-cell office:value-type="time" office:time-value="PT13H20M00S">
            <text:p>13:20</text:p>
          </table:table-cell>
          <table:table-cell office:value-type="time" office:time-value="PT16H18M00S">
            <text:p>16:18</text:p>
          </table:table-cell>
          <table:table-cell office:value-type="time" office:time-value="PT18H54M00S">
            <text:p>18:54</text:p>
          </table:table-cell>
          <table:table-cell office:value-type="time" office:time-value="PT20H33M00S">
            <text:p>20:33</text:p>
          </table:table-cell>
          <table:table-cell office:value-type="time" office:time-value="PT01H20M00S">
            <text:p>1:20</text:p>
          </table:table-cell>
          <table:table-cell table:number-columns-repeated="1017"/>
        </table:table-row>
        <table:table-row table:style-name="ro1">
          <table:table-cell office:value-type="time" office:time-value="PT06H00M00S">
            <text:p>6:00</text:p>
          </table:table-cell>
          <table:table-cell office:value-type="time" office:time-value="PT07H45M00S">
            <text:p>7:45</text:p>
          </table:table-cell>
          <table:table-cell office:value-type="time" office:time-value="PT13H20M00S">
            <text:p>13:20</text:p>
          </table:table-cell>
          <table:table-cell office:value-type="time" office:time-value="PT16H19M00S">
            <text:p>16:19</text:p>
          </table:table-cell>
          <table:table-cell office:value-type="time" office:time-value="PT18H55M00S">
            <text:p>18:55</text:p>
          </table:table-cell>
          <table:table-cell office:value-type="time" office:time-value="PT20H34M00S">
            <text:p>20:34</text:p>
          </table:table-cell>
          <table:table-cell office:value-type="time" office:time-value="PT01H20M00S">
            <text:p>1:20</text:p>
          </table:table-cell>
          <table:table-cell table:number-columns-repeated="1017"/>
        </table:table-row>
        <table:table-row table:style-name="ro1">
          <table:table-cell office:value-type="time" office:time-value="PT05H58M00S">
            <text:p>5:58</text:p>
          </table:table-cell>
          <table:table-cell office:value-type="time" office:time-value="PT07H43M00S">
            <text:p>7:43</text:p>
          </table:table-cell>
          <table:table-cell office:value-type="time" office:time-value="PT13H20M00S">
            <text:p>13:20</text:p>
          </table:table-cell>
          <table:table-cell office:value-type="time" office:time-value="PT16H20M00S">
            <text:p>16:20</text:p>
          </table:table-cell>
          <table:table-cell office:value-type="time" office:time-value="PT18H57M00S">
            <text:p>18:57</text:p>
          </table:table-cell>
          <table:table-cell office:value-type="time" office:time-value="PT20H36M00S">
            <text:p>20:36</text:p>
          </table:table-cell>
          <table:table-cell office:value-type="time" office:time-value="PT01H20M00S">
            <text:p>1:20</text:p>
          </table:table-cell>
          <table:table-cell table:number-columns-repeated="1017"/>
        </table:table-row>
        <table:table-row table:style-name="ro1">
          <table:table-cell office:value-type="time" office:time-value="PT05H56M00S">
            <text:p>5:56</text:p>
          </table:table-cell>
          <table:table-cell office:value-type="time" office:time-value="PT07H41M00S">
            <text:p>7:41</text:p>
          </table:table-cell>
          <table:table-cell office:value-type="time" office:time-value="PT13H19M00S">
            <text:p>13:19</text:p>
          </table:table-cell>
          <table:table-cell office:value-type="time" office:time-value="PT16H21M00S">
            <text:p>16:21</text:p>
          </table:table-cell>
          <table:table-cell office:value-type="time" office:time-value="PT18H58M00S">
            <text:p>18:58</text:p>
          </table:table-cell>
          <table:table-cell office:value-type="time" office:time-value="PT20H37M00S">
            <text:p>20:37</text:p>
          </table:table-cell>
          <table:table-cell office:value-type="time" office:time-value="PT01H20M00S">
            <text:p>1:20</text:p>
          </table:table-cell>
          <table:table-cell table:number-columns-repeated="1017"/>
        </table:table-row>
        <table:table-row table:style-name="ro1">
          <table:table-cell office:value-type="time" office:time-value="PT05H54M00S">
            <text:p>5:54</text:p>
          </table:table-cell>
          <table:table-cell office:value-type="time" office:time-value="PT07H39M00S">
            <text:p>7:39</text:p>
          </table:table-cell>
          <table:table-cell office:value-type="time" office:time-value="PT13H19M00S">
            <text:p>13:19</text:p>
          </table:table-cell>
          <table:table-cell office:value-type="time" office:time-value="PT16H22M00S">
            <text:p>16:22</text:p>
          </table:table-cell>
          <table:table-cell office:value-type="time" office:time-value="PT19H00M00S">
            <text:p>19:00</text:p>
          </table:table-cell>
          <table:table-cell office:value-type="time" office:time-value="PT20H39M00S">
            <text:p>20:39</text:p>
          </table:table-cell>
          <table:table-cell office:value-type="time" office:time-value="PT01H20M00S">
            <text:p>1:20</text:p>
          </table:table-cell>
          <table:table-cell table:number-columns-repeated="1017"/>
        </table:table-row>
        <table:table-row table:style-name="ro1">
          <table:table-cell office:value-type="time" office:time-value="PT05H52M00S">
            <text:p>5:52</text:p>
          </table:table-cell>
          <table:table-cell office:value-type="time" office:time-value="PT07H37M00S">
            <text:p>7:37</text:p>
          </table:table-cell>
          <table:table-cell office:value-type="time" office:time-value="PT13H19M00S">
            <text:p>13:19</text:p>
          </table:table-cell>
          <table:table-cell office:value-type="time" office:time-value="PT16H23M00S">
            <text:p>16:23</text:p>
          </table:table-cell>
          <table:table-cell office:value-type="time" office:time-value="PT19H01M00S">
            <text:p>19:01</text:p>
          </table:table-cell>
          <table:table-cell office:value-type="time" office:time-value="PT20H41M00S">
            <text:p>20:41</text:p>
          </table:table-cell>
          <table:table-cell office:value-type="time" office:time-value="PT01H19M00S">
            <text:p>1:19</text:p>
          </table:table-cell>
          <table:table-cell table:number-columns-repeated="1017"/>
        </table:table-row>
        <table:table-row table:style-name="ro1">
          <table:table-cell office:value-type="time" office:time-value="PT05H50M00S">
            <text:p>5:50</text:p>
          </table:table-cell>
          <table:table-cell office:value-type="time" office:time-value="PT07H35M00S">
            <text:p>7:35</text:p>
          </table:table-cell>
          <table:table-cell office:value-type="time" office:time-value="PT13H19M00S">
            <text:p>13:19</text:p>
          </table:table-cell>
          <table:table-cell office:value-type="time" office:time-value="PT16H24M00S">
            <text:p>16:24</text:p>
          </table:table-cell>
          <table:table-cell office:value-type="time" office:time-value="PT19H03M00S">
            <text:p>19:03</text:p>
          </table:table-cell>
          <table:table-cell office:value-type="time" office:time-value="PT20H42M00S">
            <text:p>20:42</text:p>
          </table:table-cell>
          <table:table-cell office:value-type="time" office:time-value="PT01H19M00S">
            <text:p>1:19</text:p>
          </table:table-cell>
          <table:table-cell table:number-columns-repeated="1017"/>
        </table:table-row>
        <table:table-row table:style-name="ro1">
          <table:table-cell office:value-type="time" office:time-value="PT05H48M00S">
            <text:p>5:48</text:p>
          </table:table-cell>
          <table:table-cell office:value-type="time" office:time-value="PT07H33M00S">
            <text:p>7:33</text:p>
          </table:table-cell>
          <table:table-cell office:value-type="time" office:time-value="PT13H18M00S">
            <text:p>13:18</text:p>
          </table:table-cell>
          <table:table-cell office:value-type="time" office:time-value="PT16H25M00S">
            <text:p>16:25</text:p>
          </table:table-cell>
          <table:table-cell office:value-type="time" office:time-value="PT19H05M00S">
            <text:p>19:05</text:p>
          </table:table-cell>
          <table:table-cell office:value-type="time" office:time-value="PT20H44M00S">
            <text:p>20:44</text:p>
          </table:table-cell>
          <table:table-cell office:value-type="time" office:time-value="PT01H19M00S">
            <text:p>1:19</text:p>
          </table:table-cell>
          <table:table-cell table:number-columns-repeated="1017"/>
        </table:table-row>
        <table:table-row table:style-name="ro1">
          <table:table-cell office:value-type="time" office:time-value="PT05H46M00S">
            <text:p>5:46</text:p>
          </table:table-cell>
          <table:table-cell office:value-type="time" office:time-value="PT07H31M00S">
            <text:p>7:31</text:p>
          </table:table-cell>
          <table:table-cell office:value-type="time" office:time-value="PT13H18M00S">
            <text:p>13:18</text:p>
          </table:table-cell>
          <table:table-cell office:value-type="time" office:time-value="PT16H26M00S">
            <text:p>16:26</text:p>
          </table:table-cell>
          <table:table-cell office:value-type="time" office:time-value="PT19H06M00S">
            <text:p>19:06</text:p>
          </table:table-cell>
          <table:table-cell office:value-type="time" office:time-value="PT20H45M00S">
            <text:p>20:45</text:p>
          </table:table-cell>
          <table:table-cell office:value-type="time" office:time-value="PT01H19M00S">
            <text:p>1:19</text:p>
          </table:table-cell>
          <table:table-cell table:number-columns-repeated="1017"/>
        </table:table-row>
        <table:table-row table:style-name="ro1">
          <table:table-cell office:value-type="time" office:time-value="PT05H43M00S">
            <text:p>5:43</text:p>
          </table:table-cell>
          <table:table-cell office:value-type="time" office:time-value="PT07H29M00S">
            <text:p>7:29</text:p>
          </table:table-cell>
          <table:table-cell office:value-type="time" office:time-value="PT13H18M00S">
            <text:p>13:18</text:p>
          </table:table-cell>
          <table:table-cell office:value-type="time" office:time-value="PT16H27M00S">
            <text:p>16:27</text:p>
          </table:table-cell>
          <table:table-cell office:value-type="time" office:time-value="PT19H08M00S">
            <text:p>19:08</text:p>
          </table:table-cell>
          <table:table-cell office:value-type="time" office:time-value="PT20H47M00S">
            <text:p>20:47</text:p>
          </table:table-cell>
          <table:table-cell office:value-type="time" office:time-value="PT01H18M00S">
            <text:p>1:18</text:p>
          </table:table-cell>
          <table:table-cell table:number-columns-repeated="1017"/>
        </table:table-row>
        <table:table-row table:style-name="ro1">
          <table:table-cell office:value-type="time" office:time-value="PT05H41M00S">
            <text:p>5:41</text:p>
          </table:table-cell>
          <table:table-cell office:value-type="time" office:time-value="PT07H27M00S">
            <text:p>7:27</text:p>
          </table:table-cell>
          <table:table-cell office:value-type="time" office:time-value="PT13H18M00S">
            <text:p>13:18</text:p>
          </table:table-cell>
          <table:table-cell office:value-type="time" office:time-value="PT16H28M00S">
            <text:p>16:28</text:p>
          </table:table-cell>
          <table:table-cell office:value-type="time" office:time-value="PT19H09M00S">
            <text:p>19:09</text:p>
          </table:table-cell>
          <table:table-cell office:value-type="time" office:time-value="PT20H49M00S">
            <text:p>20:49</text:p>
          </table:table-cell>
          <table:table-cell office:value-type="time" office:time-value="PT01H18M00S">
            <text:p>1:18</text:p>
          </table:table-cell>
          <table:table-cell table:number-columns-repeated="1017"/>
        </table:table-row>
        <table:table-row table:style-name="ro1">
          <table:table-cell office:value-type="time" office:time-value="PT05H39M00S">
            <text:p>5:39</text:p>
          </table:table-cell>
          <table:table-cell office:value-type="time" office:time-value="PT07H25M00S">
            <text:p>7:25</text:p>
          </table:table-cell>
          <table:table-cell office:value-type="time" office:time-value="PT13H17M00S">
            <text:p>13:17</text:p>
          </table:table-cell>
          <table:table-cell office:value-type="time" office:time-value="PT16H29M00S">
            <text:p>16:29</text:p>
          </table:table-cell>
          <table:table-cell office:value-type="time" office:time-value="PT19H11M00S">
            <text:p>19:11</text:p>
          </table:table-cell>
          <table:table-cell office:value-type="time" office:time-value="PT20H50M00S">
            <text:p>20:50</text:p>
          </table:table-cell>
          <table:table-cell office:value-type="time" office:time-value="PT01H18M00S">
            <text:p>1:18</text:p>
          </table:table-cell>
          <table:table-cell table:number-columns-repeated="1017"/>
        </table:table-row>
        <table:table-row table:style-name="ro1">
          <table:table-cell office:value-type="time" office:time-value="PT05H37M00S">
            <text:p>5:37</text:p>
          </table:table-cell>
          <table:table-cell office:value-type="time" office:time-value="PT07H23M00S">
            <text:p>7:23</text:p>
          </table:table-cell>
          <table:table-cell office:value-type="time" office:time-value="PT13H17M00S">
            <text:p>13:17</text:p>
          </table:table-cell>
          <table:table-cell office:value-type="time" office:time-value="PT16H30M00S">
            <text:p>16:30</text:p>
          </table:table-cell>
          <table:table-cell office:value-type="time" office:time-value="PT19H12M00S">
            <text:p>19:12</text:p>
          </table:table-cell>
          <table:table-cell office:value-type="time" office:time-value="PT20H52M00S">
            <text:p>20:52</text:p>
          </table:table-cell>
          <table:table-cell office:value-type="time" office:time-value="PT01H18M00S">
            <text:p>1:18</text:p>
          </table:table-cell>
          <table:table-cell table:number-columns-repeated="1017"/>
        </table:table-row>
        <table:table-row table:style-name="ro1">
          <table:table-cell office:value-type="time" office:time-value="PT05H34M00S">
            <text:p>5:34</text:p>
          </table:table-cell>
          <table:table-cell office:value-type="time" office:time-value="PT07H21M00S">
            <text:p>7:21</text:p>
          </table:table-cell>
          <table:table-cell office:value-type="time" office:time-value="PT13H17M00S">
            <text:p>13:17</text:p>
          </table:table-cell>
          <table:table-cell office:value-type="time" office:time-value="PT16H31M00S">
            <text:p>16:31</text:p>
          </table:table-cell>
          <table:table-cell office:value-type="time" office:time-value="PT19H14M00S">
            <text:p>19:14</text:p>
          </table:table-cell>
          <table:table-cell office:value-type="time" office:time-value="PT20H54M00S">
            <text:p>20:54</text:p>
          </table:table-cell>
          <table:table-cell office:value-type="time" office:time-value="PT01H17M00S">
            <text:p>1:17</text:p>
          </table:table-cell>
          <table:table-cell table:number-columns-repeated="1017"/>
        </table:table-row>
        <table:table-row table:style-name="ro1">
          <table:table-cell office:value-type="time" office:time-value="PT05H32M00S">
            <text:p>5:32</text:p>
          </table:table-cell>
          <table:table-cell office:value-type="time" office:time-value="PT07H19M00S">
            <text:p>7:19</text:p>
          </table:table-cell>
          <table:table-cell office:value-type="time" office:time-value="PT13H17M00S">
            <text:p>13:17</text:p>
          </table:table-cell>
          <table:table-cell office:value-type="time" office:time-value="PT16H32M00S">
            <text:p>16:32</text:p>
          </table:table-cell>
          <table:table-cell office:value-type="time" office:time-value="PT19H15M00S">
            <text:p>19:15</text:p>
          </table:table-cell>
          <table:table-cell office:value-type="time" office:time-value="PT20H55M00S">
            <text:p>20:55</text:p>
          </table:table-cell>
          <table:table-cell office:value-type="time" office:time-value="PT01H17M00S">
            <text:p>1:17</text:p>
          </table:table-cell>
          <table:table-cell table:number-columns-repeated="1017"/>
        </table:table-row>
        <table:table-row table:style-name="ro1">
          <table:table-cell office:value-type="time" office:time-value="PT05H30M00S">
            <text:p>5:30</text:p>
          </table:table-cell>
          <table:table-cell office:value-type="time" office:time-value="PT07H16M00S">
            <text:p>7:16</text:p>
          </table:table-cell>
          <table:table-cell office:value-type="time" office:time-value="PT13H16M00S">
            <text:p>13:16</text:p>
          </table:table-cell>
          <table:table-cell office:value-type="time" office:time-value="PT16H33M00S">
            <text:p>16:33</text:p>
          </table:table-cell>
          <table:table-cell office:value-type="time" office:time-value="PT19H17M00S">
            <text:p>19:17</text:p>
          </table:table-cell>
          <table:table-cell office:value-type="time" office:time-value="PT20H57M00S">
            <text:p>20:57</text:p>
          </table:table-cell>
          <table:table-cell office:value-type="time" office:time-value="PT01H17M00S">
            <text:p>1:17</text:p>
          </table:table-cell>
          <table:table-cell table:number-columns-repeated="1017"/>
        </table:table-row>
        <table:table-row table:style-name="ro1">
          <table:table-cell office:value-type="time" office:time-value="PT05H28M00S">
            <text:p>5:28</text:p>
          </table:table-cell>
          <table:table-cell office:value-type="time" office:time-value="PT07H14M00S">
            <text:p>7:14</text:p>
          </table:table-cell>
          <table:table-cell office:value-type="time" office:time-value="PT13H16M00S">
            <text:p>13:16</text:p>
          </table:table-cell>
          <table:table-cell office:value-type="time" office:time-value="PT16H34M00S">
            <text:p>16:34</text:p>
          </table:table-cell>
          <table:table-cell office:value-type="time" office:time-value="PT19H18M00S">
            <text:p>19:18</text:p>
          </table:table-cell>
          <table:table-cell office:value-type="time" office:time-value="PT20H59M00S">
            <text:p>20:59</text:p>
          </table:table-cell>
          <table:table-cell office:value-type="time" office:time-value="PT01H16M00S">
            <text:p>1:16</text:p>
          </table:table-cell>
          <table:table-cell table:number-columns-repeated="1017"/>
        </table:table-row>
        <table:table-row table:style-name="ro1">
          <table:table-cell office:value-type="time" office:time-value="PT05H25M00S">
            <text:p>5:25</text:p>
          </table:table-cell>
          <table:table-cell office:value-type="time" office:time-value="PT07H12M00S">
            <text:p>7:12</text:p>
          </table:table-cell>
          <table:table-cell office:value-type="time" office:time-value="PT13H16M00S">
            <text:p>13:16</text:p>
          </table:table-cell>
          <table:table-cell office:value-type="time" office:time-value="PT16H35M00S">
            <text:p>16:35</text:p>
          </table:table-cell>
          <table:table-cell office:value-type="time" office:time-value="PT19H20M00S">
            <text:p>19:20</text:p>
          </table:table-cell>
          <table:table-cell office:value-type="time" office:time-value="PT21H01M00S">
            <text:p>21:01</text:p>
          </table:table-cell>
          <table:table-cell office:value-type="time" office:time-value="PT01H16M00S">
            <text:p>1:16</text:p>
          </table:table-cell>
          <table:table-cell table:number-columns-repeated="1017"/>
        </table:table-row>
        <table:table-row table:style-name="ro1">
          <table:table-cell office:value-type="time" office:time-value="PT05H23M00S">
            <text:p>5:23</text:p>
          </table:table-cell>
          <table:table-cell office:value-type="time" office:time-value="PT07H10M00S">
            <text:p>7:10</text:p>
          </table:table-cell>
          <table:table-cell office:value-type="time" office:time-value="PT13H15M00S">
            <text:p>13:15</text:p>
          </table:table-cell>
          <table:table-cell office:value-type="time" office:time-value="PT16H36M00S">
            <text:p>16:36</text:p>
          </table:table-cell>
          <table:table-cell office:value-type="time" office:time-value="PT19H21M00S">
            <text:p>19:21</text:p>
          </table:table-cell>
          <table:table-cell office:value-type="time" office:time-value="PT21H02M00S">
            <text:p>21:02</text:p>
          </table:table-cell>
          <table:table-cell office:value-type="time" office:time-value="PT01H16M00S">
            <text:p>1:16</text:p>
          </table:table-cell>
          <table:table-cell table:number-columns-repeated="1017"/>
        </table:table-row>
        <table:table-row table:style-name="ro1">
          <table:table-cell office:value-type="time" office:time-value="PT05H21M00S">
            <text:p>5:21</text:p>
          </table:table-cell>
          <table:table-cell office:value-type="time" office:time-value="PT07H08M00S">
            <text:p>7:08</text:p>
          </table:table-cell>
          <table:table-cell office:value-type="time" office:time-value="PT13H15M00S">
            <text:p>13:15</text:p>
          </table:table-cell>
          <table:table-cell office:value-type="time" office:time-value="PT16H37M00S">
            <text:p>16:37</text:p>
          </table:table-cell>
          <table:table-cell office:value-type="time" office:time-value="PT19H23M00S">
            <text:p>19:23</text:p>
          </table:table-cell>
          <table:table-cell office:value-type="time" office:time-value="PT21H04M00S">
            <text:p>21:04</text:p>
          </table:table-cell>
          <table:table-cell office:value-type="time" office:time-value="PT01H15M00S">
            <text:p>1:15</text:p>
          </table:table-cell>
          <table:table-cell table:number-columns-repeated="1017"/>
        </table:table-row>
        <table:table-row table:style-name="ro1">
          <table:table-cell office:value-type="time" office:time-value="PT05H18M00S">
            <text:p>5:18</text:p>
          </table:table-cell>
          <table:table-cell office:value-type="time" office:time-value="PT07H06M00S">
            <text:p>7:06</text:p>
          </table:table-cell>
          <table:table-cell office:value-type="time" office:time-value="PT13H15M00S">
            <text:p>13:15</text:p>
          </table:table-cell>
          <table:table-cell office:value-type="time" office:time-value="PT16H38M00S">
            <text:p>16:38</text:p>
          </table:table-cell>
          <table:table-cell office:value-type="time" office:time-value="PT19H24M00S">
            <text:p>19:24</text:p>
          </table:table-cell>
          <table:table-cell office:value-type="time" office:time-value="PT21H06M00S">
            <text:p>21:06</text:p>
          </table:table-cell>
          <table:table-cell office:value-type="time" office:time-value="PT01H15M00S">
            <text:p>1:15</text:p>
          </table:table-cell>
          <table:table-cell table:number-columns-repeated="1017"/>
        </table:table-row>
        <table:table-row table:style-name="ro1">
          <table:table-cell office:value-type="time" office:time-value="PT05H16M00S">
            <text:p>5:16</text:p>
          </table:table-cell>
          <table:table-cell office:value-type="time" office:time-value="PT07H04M00S">
            <text:p>7:04</text:p>
          </table:table-cell>
          <table:table-cell office:value-type="time" office:time-value="PT13H14M00S">
            <text:p>13:14</text:p>
          </table:table-cell>
          <table:table-cell office:value-type="time" office:time-value="PT16H38M00S">
            <text:p>16:38</text:p>
          </table:table-cell>
          <table:table-cell office:value-type="time" office:time-value="PT19H26M00S">
            <text:p>19:26</text:p>
          </table:table-cell>
          <table:table-cell office:value-type="time" office:time-value="PT21H08M00S">
            <text:p>21:08</text:p>
          </table:table-cell>
          <table:table-cell office:value-type="time" office:time-value="PT01H15M00S">
            <text:p>1:15</text:p>
          </table:table-cell>
          <table:table-cell table:number-columns-repeated="1017"/>
        </table:table-row>
        <table:table-row table:style-name="ro1">
          <table:table-cell office:value-type="time" office:time-value="PT05H13M00S">
            <text:p>5:13</text:p>
          </table:table-cell>
          <table:table-cell office:value-type="time" office:time-value="PT07H02M00S">
            <text:p>7:02</text:p>
          </table:table-cell>
          <table:table-cell office:value-type="time" office:time-value="PT13H14M00S">
            <text:p>13:14</text:p>
          </table:table-cell>
          <table:table-cell office:value-type="time" office:time-value="PT16H39M00S">
            <text:p>16:39</text:p>
          </table:table-cell>
          <table:table-cell office:value-type="time" office:time-value="PT19H28M00S">
            <text:p>19:28</text:p>
          </table:table-cell>
          <table:table-cell office:value-type="time" office:time-value="PT21H09M00S">
            <text:p>21:09</text:p>
          </table:table-cell>
          <table:table-cell office:value-type="time" office:time-value="PT01H15M00S">
            <text:p>1:15</text:p>
          </table:table-cell>
          <table:table-cell table:number-columns-repeated="1017"/>
        </table:table-row>
        <table:table-row table:style-name="ro1">
          <table:table-cell office:value-type="time" office:time-value="PT05H11M00S">
            <text:p>5:11</text:p>
          </table:table-cell>
          <table:table-cell office:value-type="time" office:time-value="PT07H00M00S">
            <text:p>7:00</text:p>
          </table:table-cell>
          <table:table-cell office:value-type="time" office:time-value="PT13H14M00S">
            <text:p>13:14</text:p>
          </table:table-cell>
          <table:table-cell office:value-type="time" office:time-value="PT16H40M00S">
            <text:p>16:40</text:p>
          </table:table-cell>
          <table:table-cell office:value-type="time" office:time-value="PT19H29M00S">
            <text:p>19:29</text:p>
          </table:table-cell>
          <table:table-cell office:value-type="time" office:time-value="PT21H11M00S">
            <text:p>21:11</text:p>
          </table:table-cell>
          <table:table-cell office:value-type="time" office:time-value="PT01H14M00S">
            <text:p>1:14</text:p>
          </table:table-cell>
          <table:table-cell table:number-columns-repeated="1017"/>
        </table:table-row>
        <table:table-row table:style-name="ro1">
          <table:table-cell office:value-type="time" office:time-value="PT05H08M00S">
            <text:p>5:08</text:p>
          </table:table-cell>
          <table:table-cell office:value-type="time" office:time-value="PT06H57M00S">
            <text:p>6:57</text:p>
          </table:table-cell>
          <table:table-cell office:value-type="time" office:time-value="PT13H14M00S">
            <text:p>13:14</text:p>
          </table:table-cell>
          <table:table-cell office:value-type="time" office:time-value="PT16H41M00S">
            <text:p>16:41</text:p>
          </table:table-cell>
          <table:table-cell office:value-type="time" office:time-value="PT19H31M00S">
            <text:p>19:31</text:p>
          </table:table-cell>
          <table:table-cell office:value-type="time" office:time-value="PT21H13M00S">
            <text:p>21:13</text:p>
          </table:table-cell>
          <table:table-cell office:value-type="time" office:time-value="PT01H14M00S">
            <text:p>1:14</text:p>
          </table:table-cell>
          <table:table-cell table:number-columns-repeated="1017"/>
        </table:table-row>
        <table:table-row table:style-name="ro1">
          <table:table-cell office:value-type="time" office:time-value="PT05H06M00S">
            <text:p>5:06</text:p>
          </table:table-cell>
          <table:table-cell office:value-type="time" office:time-value="PT06H55M00S">
            <text:p>6:55</text:p>
          </table:table-cell>
          <table:table-cell office:value-type="time" office:time-value="PT13H13M00S">
            <text:p>13:13</text:p>
          </table:table-cell>
          <table:table-cell office:value-type="time" office:time-value="PT16H42M00S">
            <text:p>16:42</text:p>
          </table:table-cell>
          <table:table-cell office:value-type="time" office:time-value="PT19H32M00S">
            <text:p>19:32</text:p>
          </table:table-cell>
          <table:table-cell office:value-type="time" office:time-value="PT21H15M00S">
            <text:p>21:15</text:p>
          </table:table-cell>
          <table:table-cell office:value-type="time" office:time-value="PT01H14M00S">
            <text:p>1:14</text:p>
          </table:table-cell>
          <table:table-cell table:number-columns-repeated="1017"/>
        </table:table-row>
        <table:table-row table:style-name="ro1">
          <table:table-cell office:value-type="time" office:time-value="PT05H04M00S">
            <text:p>5:04</text:p>
          </table:table-cell>
          <table:table-cell office:value-type="time" office:time-value="PT06H53M00S">
            <text:p>6:53</text:p>
          </table:table-cell>
          <table:table-cell office:value-type="time" office:time-value="PT13H13M00S">
            <text:p>13:13</text:p>
          </table:table-cell>
          <table:table-cell office:value-type="time" office:time-value="PT16H43M00S">
            <text:p>16:43</text:p>
          </table:table-cell>
          <table:table-cell office:value-type="time" office:time-value="PT19H34M00S">
            <text:p>19:34</text:p>
          </table:table-cell>
          <table:table-cell office:value-type="time" office:time-value="PT21H17M00S">
            <text:p>21:17</text:p>
          </table:table-cell>
          <table:table-cell office:value-type="time" office:time-value="PT01H13M00S">
            <text:p>1:13</text:p>
          </table:table-cell>
          <table:table-cell table:number-columns-repeated="1017"/>
        </table:table-row>
        <table:table-row table:style-name="ro1">
          <table:table-cell office:value-type="time" office:time-value="PT05H01M00S">
            <text:p>5:01</text:p>
          </table:table-cell>
          <table:table-cell office:value-type="time" office:time-value="PT06H51M00S">
            <text:p>6:51</text:p>
          </table:table-cell>
          <table:table-cell office:value-type="time" office:time-value="PT13H13M00S">
            <text:p>13:13</text:p>
          </table:table-cell>
          <table:table-cell office:value-type="time" office:time-value="PT16H43M00S">
            <text:p>16:43</text:p>
          </table:table-cell>
          <table:table-cell office:value-type="time" office:time-value="PT19H35M00S">
            <text:p>19:35</text:p>
          </table:table-cell>
          <table:table-cell office:value-type="time" office:time-value="PT21H19M00S">
            <text:p>21:19</text:p>
          </table:table-cell>
          <table:table-cell office:value-type="time" office:time-value="PT01H13M00S">
            <text:p>1:13</text:p>
          </table:table-cell>
          <table:table-cell table:number-columns-repeated="1017"/>
        </table:table-row>
        <table:table-row table:style-name="ro1">
          <table:table-cell office:value-type="time" office:time-value="PT04H59M00S">
            <text:p>4:59</text:p>
          </table:table-cell>
          <table:table-cell office:value-type="time" office:time-value="PT06H49M00S">
            <text:p>6:49</text:p>
          </table:table-cell>
          <table:table-cell office:value-type="time" office:time-value="PT13H12M00S">
            <text:p>13:12</text:p>
          </table:table-cell>
          <table:table-cell office:value-type="time" office:time-value="PT16H44M00S">
            <text:p>16:44</text:p>
          </table:table-cell>
          <table:table-cell office:value-type="time" office:time-value="PT19H37M00S">
            <text:p>19:37</text:p>
          </table:table-cell>
          <table:table-cell office:value-type="time" office:time-value="PT21H20M00S">
            <text:p>21:20</text:p>
          </table:table-cell>
          <table:table-cell office:value-type="time" office:time-value="PT01H13M00S">
            <text:p>1:13</text:p>
          </table:table-cell>
          <table:table-cell table:number-columns-repeated="1017"/>
        </table:table-row>
        <table:table-row table:style-name="ro1">
          <table:table-cell office:value-type="time" office:time-value="PT04H56M00S">
            <text:p>4:56</text:p>
          </table:table-cell>
          <table:table-cell office:value-type="time" office:time-value="PT06H47M00S">
            <text:p>6:47</text:p>
          </table:table-cell>
          <table:table-cell office:value-type="time" office:time-value="PT13H12M00S">
            <text:p>13:12</text:p>
          </table:table-cell>
          <table:table-cell office:value-type="time" office:time-value="PT16H45M00S">
            <text:p>16:45</text:p>
          </table:table-cell>
          <table:table-cell office:value-type="time" office:time-value="PT19H38M00S">
            <text:p>19:38</text:p>
          </table:table-cell>
          <table:table-cell office:value-type="time" office:time-value="PT21H22M00S">
            <text:p>21:22</text:p>
          </table:table-cell>
          <table:table-cell office:value-type="time" office:time-value="PT01H12M00S">
            <text:p>1:12</text:p>
          </table:table-cell>
          <table:table-cell table:number-columns-repeated="1017"/>
        </table:table-row>
        <table:table-row table:style-name="ro1">
          <table:table-cell office:value-type="time" office:time-value="PT04H53M00S">
            <text:p>4:53</text:p>
          </table:table-cell>
          <table:table-cell office:value-type="time" office:time-value="PT06H45M00S">
            <text:p>6:45</text:p>
          </table:table-cell>
          <table:table-cell office:value-type="time" office:time-value="PT13H12M00S">
            <text:p>13:12</text:p>
          </table:table-cell>
          <table:table-cell office:value-type="time" office:time-value="PT16H46M00S">
            <text:p>16:46</text:p>
          </table:table-cell>
          <table:table-cell office:value-type="time" office:time-value="PT19H40M00S">
            <text:p>19:40</text:p>
          </table:table-cell>
          <table:table-cell office:value-type="time" office:time-value="PT21H24M00S">
            <text:p>21:24</text:p>
          </table:table-cell>
          <table:table-cell office:value-type="time" office:time-value="PT01H12M00S">
            <text:p>1:12</text:p>
          </table:table-cell>
          <table:table-cell table:number-columns-repeated="1017"/>
        </table:table-row>
        <table:table-row table:style-name="ro1">
          <table:table-cell office:value-type="time" office:time-value="PT04H51M00S">
            <text:p>4:51</text:p>
          </table:table-cell>
          <table:table-cell office:value-type="time" office:time-value="PT06H43M00S">
            <text:p>6:43</text:p>
          </table:table-cell>
          <table:table-cell office:value-type="time" office:time-value="PT13H11M00S">
            <text:p>13:11</text:p>
          </table:table-cell>
          <table:table-cell office:value-type="time" office:time-value="PT16H47M00S">
            <text:p>16:47</text:p>
          </table:table-cell>
          <table:table-cell office:value-type="time" office:time-value="PT19H41M00S">
            <text:p>19:41</text:p>
          </table:table-cell>
          <table:table-cell office:value-type="time" office:time-value="PT21H26M00S">
            <text:p>21:26</text:p>
          </table:table-cell>
          <table:table-cell office:value-type="time" office:time-value="PT01H12M00S">
            <text:p>1:12</text:p>
          </table:table-cell>
          <table:table-cell table:number-columns-repeated="1017"/>
        </table:table-row>
        <table:table-row table:style-name="ro1">
          <table:table-cell office:value-type="time" office:time-value="PT04H48M00S">
            <text:p>4:48</text:p>
          </table:table-cell>
          <table:table-cell office:value-type="time" office:time-value="PT06H41M00S">
            <text:p>6:41</text:p>
          </table:table-cell>
          <table:table-cell office:value-type="time" office:time-value="PT13H11M00S">
            <text:p>13:11</text:p>
          </table:table-cell>
          <table:table-cell office:value-type="time" office:time-value="PT16H47M00S">
            <text:p>16:47</text:p>
          </table:table-cell>
          <table:table-cell office:value-type="time" office:time-value="PT19H43M00S">
            <text:p>19:43</text:p>
          </table:table-cell>
          <table:table-cell office:value-type="time" office:time-value="PT21H28M00S">
            <text:p>21:28</text:p>
          </table:table-cell>
          <table:table-cell office:value-type="time" office:time-value="PT01H12M00S">
            <text:p>1:12</text:p>
          </table:table-cell>
          <table:table-cell table:number-columns-repeated="1017"/>
        </table:table-row>
        <table:table-row table:style-name="ro1">
          <table:table-cell office:value-type="time" office:time-value="PT04H46M00S">
            <text:p>4:46</text:p>
          </table:table-cell>
          <table:table-cell office:value-type="time" office:time-value="PT06H39M00S">
            <text:p>6:39</text:p>
          </table:table-cell>
          <table:table-cell office:value-type="time" office:time-value="PT13H11M00S">
            <text:p>13:11</text:p>
          </table:table-cell>
          <table:table-cell office:value-type="time" office:time-value="PT16H48M00S">
            <text:p>16:48</text:p>
          </table:table-cell>
          <table:table-cell office:value-type="time" office:time-value="PT19H44M00S">
            <text:p>19:44</text:p>
          </table:table-cell>
          <table:table-cell office:value-type="time" office:time-value="PT21H30M00S">
            <text:p>21:30</text:p>
          </table:table-cell>
          <table:table-cell office:value-type="time" office:time-value="PT01H11M00S">
            <text:p>1:11</text:p>
          </table:table-cell>
          <table:table-cell table:number-columns-repeated="1017"/>
        </table:table-row>
        <table:table-row table:style-name="ro1">
          <table:table-cell office:value-type="time" office:time-value="PT04H43M00S">
            <text:p>4:43</text:p>
          </table:table-cell>
          <table:table-cell office:value-type="time" office:time-value="PT06H36M00S">
            <text:p>6:36</text:p>
          </table:table-cell>
          <table:table-cell office:value-type="time" office:time-value="PT13H11M00S">
            <text:p>13:11</text:p>
          </table:table-cell>
          <table:table-cell office:value-type="time" office:time-value="PT16H49M00S">
            <text:p>16:49</text:p>
          </table:table-cell>
          <table:table-cell office:value-type="time" office:time-value="PT19H46M00S">
            <text:p>19:46</text:p>
          </table:table-cell>
          <table:table-cell office:value-type="time" office:time-value="PT21H32M00S">
            <text:p>21:32</text:p>
          </table:table-cell>
          <table:table-cell office:value-type="time" office:time-value="PT01H11M00S">
            <text:p>1:11</text:p>
          </table:table-cell>
          <table:table-cell table:number-columns-repeated="1017"/>
        </table:table-row>
        <table:table-row table:style-name="ro1">
          <table:table-cell office:value-type="time" office:time-value="PT04H41M00S">
            <text:p>4:41</text:p>
          </table:table-cell>
          <table:table-cell office:value-type="time" office:time-value="PT06H34M00S">
            <text:p>6:34</text:p>
          </table:table-cell>
          <table:table-cell office:value-type="time" office:time-value="PT13H10M00S">
            <text:p>13:10</text:p>
          </table:table-cell>
          <table:table-cell office:value-type="time" office:time-value="PT16H50M00S">
            <text:p>16:50</text:p>
          </table:table-cell>
          <table:table-cell office:value-type="time" office:time-value="PT19H47M00S">
            <text:p>19:47</text:p>
          </table:table-cell>
          <table:table-cell office:value-type="time" office:time-value="PT21H34M00S">
            <text:p>21:34</text:p>
          </table:table-cell>
          <table:table-cell office:value-type="time" office:time-value="PT01H11M00S">
            <text:p>1:11</text:p>
          </table:table-cell>
          <table:table-cell table:number-columns-repeated="1017"/>
        </table:table-row>
        <table:table-row table:style-name="ro1">
          <table:table-cell office:value-type="time" office:time-value="PT04H38M00S">
            <text:p>4:38</text:p>
          </table:table-cell>
          <table:table-cell office:value-type="time" office:time-value="PT06H32M00S">
            <text:p>6:32</text:p>
          </table:table-cell>
          <table:table-cell office:value-type="time" office:time-value="PT13H10M00S">
            <text:p>13:10</text:p>
          </table:table-cell>
          <table:table-cell office:value-type="time" office:time-value="PT16H50M00S">
            <text:p>16:50</text:p>
          </table:table-cell>
          <table:table-cell office:value-type="time" office:time-value="PT19H49M00S">
            <text:p>19:49</text:p>
          </table:table-cell>
          <table:table-cell office:value-type="time" office:time-value="PT21H36M00S">
            <text:p>21:36</text:p>
          </table:table-cell>
          <table:table-cell office:value-type="time" office:time-value="PT01H10M00S">
            <text:p>1:10</text:p>
          </table:table-cell>
          <table:table-cell table:number-columns-repeated="1017"/>
        </table:table-row>
        <table:table-row table:style-name="ro1">
          <table:table-cell office:value-type="time" office:time-value="PT04H35M00S">
            <text:p>4:35</text:p>
          </table:table-cell>
          <table:table-cell office:value-type="time" office:time-value="PT06H30M00S">
            <text:p>6:30</text:p>
          </table:table-cell>
          <table:table-cell office:value-type="time" office:time-value="PT13H10M00S">
            <text:p>13:10</text:p>
          </table:table-cell>
          <table:table-cell office:value-type="time" office:time-value="PT16H51M00S">
            <text:p>16:51</text:p>
          </table:table-cell>
          <table:table-cell office:value-type="time" office:time-value="PT19H50M00S">
            <text:p>19:50</text:p>
          </table:table-cell>
          <table:table-cell office:value-type="time" office:time-value="PT21H38M00S">
            <text:p>21:38</text:p>
          </table:table-cell>
          <table:table-cell office:value-type="time" office:time-value="PT01H10M00S">
            <text:p>1:10</text:p>
          </table:table-cell>
          <table:table-cell table:number-columns-repeated="1017"/>
        </table:table-row>
        <table:table-row table:style-name="ro1">
          <table:table-cell office:value-type="time" office:time-value="PT04H33M00S">
            <text:p>4:33</text:p>
          </table:table-cell>
          <table:table-cell office:value-type="time" office:time-value="PT06H28M00S">
            <text:p>6:28</text:p>
          </table:table-cell>
          <table:table-cell office:value-type="time" office:time-value="PT13H09M00S">
            <text:p>13:09</text:p>
          </table:table-cell>
          <table:table-cell office:value-type="time" office:time-value="PT16H52M00S">
            <text:p>16:52</text:p>
          </table:table-cell>
          <table:table-cell office:value-type="time" office:time-value="PT19H52M00S">
            <text:p>19:52</text:p>
          </table:table-cell>
          <table:table-cell office:value-type="time" office:time-value="PT21H40M00S">
            <text:p>21:40</text:p>
          </table:table-cell>
          <table:table-cell office:value-type="time" office:time-value="PT01H10M00S">
            <text:p>1:10</text:p>
          </table:table-cell>
          <table:table-cell table:number-columns-repeated="1017"/>
        </table:table-row>
        <table:table-row table:style-name="ro1">
          <table:table-cell office:value-type="time" office:time-value="PT04H30M00S">
            <text:p>4:30</text:p>
          </table:table-cell>
          <table:table-cell office:value-type="time" office:time-value="PT06H26M00S">
            <text:p>6:26</text:p>
          </table:table-cell>
          <table:table-cell office:value-type="time" office:time-value="PT13H09M00S">
            <text:p>13:09</text:p>
          </table:table-cell>
          <table:table-cell office:value-type="time" office:time-value="PT16H52M00S">
            <text:p>16:52</text:p>
          </table:table-cell>
          <table:table-cell office:value-type="time" office:time-value="PT19H53M00S">
            <text:p>19:53</text:p>
          </table:table-cell>
          <table:table-cell office:value-type="time" office:time-value="PT21H42M00S">
            <text:p>21:42</text:p>
          </table:table-cell>
          <table:table-cell office:value-type="time" office:time-value="PT01H10M00S">
            <text:p>1:10</text:p>
          </table:table-cell>
          <table:table-cell table:number-columns-repeated="1017"/>
        </table:table-row>
        <table:table-row table:style-name="ro1">
          <table:table-cell office:value-type="time" office:time-value="PT04H27M00S">
            <text:p>4:27</text:p>
          </table:table-cell>
          <table:table-cell office:value-type="time" office:time-value="PT06H24M00S">
            <text:p>6:24</text:p>
          </table:table-cell>
          <table:table-cell office:value-type="time" office:time-value="PT13H09M00S">
            <text:p>13:09</text:p>
          </table:table-cell>
          <table:table-cell office:value-type="time" office:time-value="PT16H53M00S">
            <text:p>16:53</text:p>
          </table:table-cell>
          <table:table-cell office:value-type="time" office:time-value="PT19H55M00S">
            <text:p>19:55</text:p>
          </table:table-cell>
          <table:table-cell office:value-type="time" office:time-value="PT21H44M00S">
            <text:p>21:44</text:p>
          </table:table-cell>
          <table:table-cell office:value-type="time" office:time-value="PT01H09M00S">
            <text:p>1:09</text:p>
          </table:table-cell>
          <table:table-cell table:number-columns-repeated="1017"/>
        </table:table-row>
        <table:table-row table:style-name="ro1">
          <table:table-cell office:value-type="time" office:time-value="PT04H25M00S">
            <text:p>4:25</text:p>
          </table:table-cell>
          <table:table-cell office:value-type="time" office:time-value="PT06H22M00S">
            <text:p>6:22</text:p>
          </table:table-cell>
          <table:table-cell office:value-type="time" office:time-value="PT13H09M00S">
            <text:p>13:09</text:p>
          </table:table-cell>
          <table:table-cell office:value-type="time" office:time-value="PT16H54M00S">
            <text:p>16:54</text:p>
          </table:table-cell>
          <table:table-cell office:value-type="time" office:time-value="PT19H56M00S">
            <text:p>19:56</text:p>
          </table:table-cell>
          <table:table-cell office:value-type="time" office:time-value="PT21H46M00S">
            <text:p>21:46</text:p>
          </table:table-cell>
          <table:table-cell office:value-type="time" office:time-value="PT01H09M00S">
            <text:p>1:09</text:p>
          </table:table-cell>
          <table:table-cell table:number-columns-repeated="1017"/>
        </table:table-row>
        <table:table-row table:style-name="ro1">
          <table:table-cell office:value-type="time" office:time-value="PT04H22M00S">
            <text:p>4:22</text:p>
          </table:table-cell>
          <table:table-cell office:value-type="time" office:time-value="PT06H20M00S">
            <text:p>6:20</text:p>
          </table:table-cell>
          <table:table-cell office:value-type="time" office:time-value="PT13H08M00S">
            <text:p>13:08</text:p>
          </table:table-cell>
          <table:table-cell office:value-type="time" office:time-value="PT16H54M00S">
            <text:p>16:54</text:p>
          </table:table-cell>
          <table:table-cell office:value-type="time" office:time-value="PT19H58M00S">
            <text:p>19:58</text:p>
          </table:table-cell>
          <table:table-cell office:value-type="time" office:time-value="PT21H48M00S">
            <text:p>21:48</text:p>
          </table:table-cell>
          <table:table-cell office:value-type="time" office:time-value="PT01H09M00S">
            <text:p>1:09</text:p>
          </table:table-cell>
          <table:table-cell table:number-columns-repeated="1017"/>
        </table:table-row>
        <table:table-row table:style-name="ro1">
          <table:table-cell office:value-type="time" office:time-value="PT04H19M00S">
            <text:p>4:19</text:p>
          </table:table-cell>
          <table:table-cell office:value-type="time" office:time-value="PT06H18M00S">
            <text:p>6:18</text:p>
          </table:table-cell>
          <table:table-cell office:value-type="time" office:time-value="PT13H08M00S">
            <text:p>13:08</text:p>
          </table:table-cell>
          <table:table-cell office:value-type="time" office:time-value="PT16H55M00S">
            <text:p>16:55</text:p>
          </table:table-cell>
          <table:table-cell office:value-type="time" office:time-value="PT19H59M00S">
            <text:p>19:59</text:p>
          </table:table-cell>
          <table:table-cell office:value-type="time" office:time-value="PT21H50M00S">
            <text:p>21:50</text:p>
          </table:table-cell>
          <table:table-cell office:value-type="time" office:time-value="PT01H09M00S">
            <text:p>1:09</text:p>
          </table:table-cell>
          <table:table-cell table:number-columns-repeated="1017"/>
        </table:table-row>
        <table:table-row table:style-name="ro1">
          <table:table-cell office:value-type="time" office:time-value="PT04H17M00S">
            <text:p>4:17</text:p>
          </table:table-cell>
          <table:table-cell office:value-type="time" office:time-value="PT06H16M00S">
            <text:p>6:16</text:p>
          </table:table-cell>
          <table:table-cell office:value-type="time" office:time-value="PT13H08M00S">
            <text:p>13:08</text:p>
          </table:table-cell>
          <table:table-cell office:value-type="time" office:time-value="PT16H56M00S">
            <text:p>16:56</text:p>
          </table:table-cell>
          <table:table-cell office:value-type="time" office:time-value="PT20H01M00S">
            <text:p>20:01</text:p>
          </table:table-cell>
          <table:table-cell office:value-type="time" office:time-value="PT21H52M00S">
            <text:p>21:52</text:p>
          </table:table-cell>
          <table:table-cell office:value-type="time" office:time-value="PT01H08M00S">
            <text:p>1:08</text:p>
          </table:table-cell>
          <table:table-cell table:number-columns-repeated="1017"/>
        </table:table-row>
        <table:table-row table:style-name="ro1">
          <table:table-cell office:value-type="time" office:time-value="PT04H14M00S">
            <text:p>4:14</text:p>
          </table:table-cell>
          <table:table-cell office:value-type="time" office:time-value="PT06H14M00S">
            <text:p>6:14</text:p>
          </table:table-cell>
          <table:table-cell office:value-type="time" office:time-value="PT13H08M00S">
            <text:p>13:08</text:p>
          </table:table-cell>
          <table:table-cell office:value-type="time" office:time-value="PT16H56M00S">
            <text:p>16:56</text:p>
          </table:table-cell>
          <table:table-cell office:value-type="time" office:time-value="PT20H02M00S">
            <text:p>20:02</text:p>
          </table:table-cell>
          <table:table-cell office:value-type="time" office:time-value="PT21H55M00S">
            <text:p>21:55</text:p>
          </table:table-cell>
          <table:table-cell office:value-type="time" office:time-value="PT01H08M00S">
            <text:p>1:08</text:p>
          </table:table-cell>
          <table:table-cell table:number-columns-repeated="1017"/>
        </table:table-row>
        <table:table-row table:style-name="ro1">
          <table:table-cell office:value-type="time" office:time-value="PT04H11M00S">
            <text:p>4:11</text:p>
          </table:table-cell>
          <table:table-cell office:value-type="time" office:time-value="PT06H12M00S">
            <text:p>6:12</text:p>
          </table:table-cell>
          <table:table-cell office:value-type="time" office:time-value="PT13H07M00S">
            <text:p>13:07</text:p>
          </table:table-cell>
          <table:table-cell office:value-type="time" office:time-value="PT16H57M00S">
            <text:p>16:57</text:p>
          </table:table-cell>
          <table:table-cell office:value-type="time" office:time-value="PT20H04M00S">
            <text:p>20:04</text:p>
          </table:table-cell>
          <table:table-cell office:value-type="time" office:time-value="PT21H57M00S">
            <text:p>21:57</text:p>
          </table:table-cell>
          <table:table-cell office:value-type="time" office:time-value="PT01H08M00S">
            <text:p>1:08</text:p>
          </table:table-cell>
          <table:table-cell table:number-columns-repeated="1017"/>
        </table:table-row>
        <table:table-row table:style-name="ro1">
          <table:table-cell office:value-type="time" office:time-value="PT04H09M00S">
            <text:p>4:09</text:p>
          </table:table-cell>
          <table:table-cell office:value-type="time" office:time-value="PT06H10M00S">
            <text:p>6:10</text:p>
          </table:table-cell>
          <table:table-cell office:value-type="time" office:time-value="PT13H07M00S">
            <text:p>13:07</text:p>
          </table:table-cell>
          <table:table-cell office:value-type="time" office:time-value="PT16H58M00S">
            <text:p>16:58</text:p>
          </table:table-cell>
          <table:table-cell office:value-type="time" office:time-value="PT20H05M00S">
            <text:p>20:05</text:p>
          </table:table-cell>
          <table:table-cell office:value-type="time" office:time-value="PT21H59M00S">
            <text:p>21:59</text:p>
          </table:table-cell>
          <table:table-cell office:value-type="time" office:time-value="PT01H08M00S">
            <text:p>1:08</text:p>
          </table:table-cell>
          <table:table-cell table:number-columns-repeated="1017"/>
        </table:table-row>
        <table:table-row table:style-name="ro1">
          <table:table-cell office:value-type="time" office:time-value="PT04H06M00S">
            <text:p>4:06</text:p>
          </table:table-cell>
          <table:table-cell office:value-type="time" office:time-value="PT06H08M00S">
            <text:p>6:08</text:p>
          </table:table-cell>
          <table:table-cell office:value-type="time" office:time-value="PT13H07M00S">
            <text:p>13:07</text:p>
          </table:table-cell>
          <table:table-cell office:value-type="time" office:time-value="PT16H58M00S">
            <text:p>16:58</text:p>
          </table:table-cell>
          <table:table-cell office:value-type="time" office:time-value="PT20H07M00S">
            <text:p>20:07</text:p>
          </table:table-cell>
          <table:table-cell office:value-type="time" office:time-value="PT22H01M00S">
            <text:p>22:01</text:p>
          </table:table-cell>
          <table:table-cell office:value-type="time" office:time-value="PT01H07M00S">
            <text:p>1:07</text:p>
          </table:table-cell>
          <table:table-cell table:number-columns-repeated="1017"/>
        </table:table-row>
        <table:table-row table:style-name="ro1">
          <table:table-cell office:value-type="time" office:time-value="PT04H03M00S">
            <text:p>4:03</text:p>
          </table:table-cell>
          <table:table-cell office:value-type="time" office:time-value="PT06H06M00S">
            <text:p>6:06</text:p>
          </table:table-cell>
          <table:table-cell office:value-type="time" office:time-value="PT13H07M00S">
            <text:p>13:07</text:p>
          </table:table-cell>
          <table:table-cell office:value-type="time" office:time-value="PT16H59M00S">
            <text:p>16:59</text:p>
          </table:table-cell>
          <table:table-cell office:value-type="time" office:time-value="PT20H08M00S">
            <text:p>20:08</text:p>
          </table:table-cell>
          <table:table-cell office:value-type="time" office:time-value="PT22H04M00S">
            <text:p>22:04</text:p>
          </table:table-cell>
          <table:table-cell office:value-type="time" office:time-value="PT01H07M00S">
            <text:p>1:07</text:p>
          </table:table-cell>
          <table:table-cell table:number-columns-repeated="1017"/>
        </table:table-row>
        <table:table-row table:style-name="ro1">
          <table:table-cell office:value-type="time" office:time-value="PT04H00M00S">
            <text:p>4:00</text:p>
          </table:table-cell>
          <table:table-cell office:value-type="time" office:time-value="PT06H05M00S">
            <text:p>6:05</text:p>
          </table:table-cell>
          <table:table-cell office:value-type="time" office:time-value="PT13H07M00S">
            <text:p>13:07</text:p>
          </table:table-cell>
          <table:table-cell office:value-type="time" office:time-value="PT17H00M00S">
            <text:p>17:00</text:p>
          </table:table-cell>
          <table:table-cell office:value-type="time" office:time-value="PT20H10M00S">
            <text:p>20:10</text:p>
          </table:table-cell>
          <table:table-cell office:value-type="time" office:time-value="PT22H06M00S">
            <text:p>22:06</text:p>
          </table:table-cell>
          <table:table-cell office:value-type="time" office:time-value="PT01H07M00S">
            <text:p>1:07</text:p>
          </table:table-cell>
          <table:table-cell table:number-columns-repeated="1017"/>
        </table:table-row>
        <table:table-row table:style-name="ro1">
          <table:table-cell office:value-type="time" office:time-value="PT03H58M00S">
            <text:p>3:58</text:p>
          </table:table-cell>
          <table:table-cell office:value-type="time" office:time-value="PT06H03M00S">
            <text:p>6:03</text:p>
          </table:table-cell>
          <table:table-cell office:value-type="time" office:time-value="PT13H06M00S">
            <text:p>13:06</text:p>
          </table:table-cell>
          <table:table-cell office:value-type="time" office:time-value="PT17H00M00S">
            <text:p>17:00</text:p>
          </table:table-cell>
          <table:table-cell office:value-type="time" office:time-value="PT20H11M00S">
            <text:p>20:11</text:p>
          </table:table-cell>
          <table:table-cell office:value-type="time" office:time-value="PT22H08M00S">
            <text:p>22:08</text:p>
          </table:table-cell>
          <table:table-cell office:value-type="time" office:time-value="PT01H07M00S">
            <text:p>1:07</text:p>
          </table:table-cell>
          <table:table-cell table:number-columns-repeated="1017"/>
        </table:table-row>
        <table:table-row table:style-name="ro1">
          <table:table-cell office:value-type="time" office:time-value="PT03H55M00S">
            <text:p>3:55</text:p>
          </table:table-cell>
          <table:table-cell office:value-type="time" office:time-value="PT06H01M00S">
            <text:p>6:01</text:p>
          </table:table-cell>
          <table:table-cell office:value-type="time" office:time-value="PT13H06M00S">
            <text:p>13:06</text:p>
          </table:table-cell>
          <table:table-cell office:value-type="time" office:time-value="PT17H01M00S">
            <text:p>17:01</text:p>
          </table:table-cell>
          <table:table-cell office:value-type="time" office:time-value="PT20H13M00S">
            <text:p>20:13</text:p>
          </table:table-cell>
          <table:table-cell office:value-type="time" office:time-value="PT22H10M00S">
            <text:p>22:10</text:p>
          </table:table-cell>
          <table:table-cell office:value-type="time" office:time-value="PT01H07M00S">
            <text:p>1:07</text:p>
          </table:table-cell>
          <table:table-cell table:number-columns-repeated="1017"/>
        </table:table-row>
        <table:table-row table:style-name="ro1">
          <table:table-cell office:value-type="time" office:time-value="PT03H52M00S">
            <text:p>3:52</text:p>
          </table:table-cell>
          <table:table-cell office:value-type="time" office:time-value="PT05H59M00S">
            <text:p>5:59</text:p>
          </table:table-cell>
          <table:table-cell office:value-type="time" office:time-value="PT13H06M00S">
            <text:p>13:06</text:p>
          </table:table-cell>
          <table:table-cell office:value-type="time" office:time-value="PT17H01M00S">
            <text:p>17:01</text:p>
          </table:table-cell>
          <table:table-cell office:value-type="time" office:time-value="PT20H14M00S">
            <text:p>20:14</text:p>
          </table:table-cell>
          <table:table-cell office:value-type="time" office:time-value="PT22H13M00S">
            <text:p>22:13</text:p>
          </table:table-cell>
          <table:table-cell office:value-type="time" office:time-value="PT01H06M00S">
            <text:p>1:06</text:p>
          </table:table-cell>
          <table:table-cell table:number-columns-repeated="1017"/>
        </table:table-row>
        <table:table-row table:style-name="ro1">
          <table:table-cell office:value-type="time" office:time-value="PT03H49M00S">
            <text:p>3:49</text:p>
          </table:table-cell>
          <table:table-cell office:value-type="time" office:time-value="PT05H57M00S">
            <text:p>5:57</text:p>
          </table:table-cell>
          <table:table-cell office:value-type="time" office:time-value="PT13H06M00S">
            <text:p>13:06</text:p>
          </table:table-cell>
          <table:table-cell office:value-type="time" office:time-value="PT17H02M00S">
            <text:p>17:02</text:p>
          </table:table-cell>
          <table:table-cell office:value-type="time" office:time-value="PT20H16M00S">
            <text:p>20:16</text:p>
          </table:table-cell>
          <table:table-cell office:value-type="time" office:time-value="PT22H15M00S">
            <text:p>22:15</text:p>
          </table:table-cell>
          <table:table-cell office:value-type="time" office:time-value="PT01H06M00S">
            <text:p>1:06</text:p>
          </table:table-cell>
          <table:table-cell table:number-columns-repeated="1017"/>
        </table:table-row>
        <table:table-row table:style-name="ro1">
          <table:table-cell office:value-type="time" office:time-value="PT03H46M00S">
            <text:p>3:46</text:p>
          </table:table-cell>
          <table:table-cell office:value-type="time" office:time-value="PT05H55M00S">
            <text:p>5:55</text:p>
          </table:table-cell>
          <table:table-cell office:value-type="time" office:time-value="PT13H06M00S">
            <text:p>13:06</text:p>
          </table:table-cell>
          <table:table-cell office:value-type="time" office:time-value="PT17H03M00S">
            <text:p>17:03</text:p>
          </table:table-cell>
          <table:table-cell office:value-type="time" office:time-value="PT20H17M00S">
            <text:p>20:17</text:p>
          </table:table-cell>
          <table:table-cell office:value-type="time" office:time-value="PT22H17M00S">
            <text:p>22:17</text:p>
          </table:table-cell>
          <table:table-cell office:value-type="time" office:time-value="PT01H06M00S">
            <text:p>1:06</text:p>
          </table:table-cell>
          <table:table-cell table:number-columns-repeated="1017"/>
        </table:table-row>
        <table:table-row table:style-name="ro1">
          <table:table-cell office:value-type="time" office:time-value="PT03H44M00S">
            <text:p>3:44</text:p>
          </table:table-cell>
          <table:table-cell office:value-type="time" office:time-value="PT05H53M00S">
            <text:p>5:53</text:p>
          </table:table-cell>
          <table:table-cell office:value-type="time" office:time-value="PT13H06M00S">
            <text:p>13:06</text:p>
          </table:table-cell>
          <table:table-cell office:value-type="time" office:time-value="PT17H03M00S">
            <text:p>17:03</text:p>
          </table:table-cell>
          <table:table-cell office:value-type="time" office:time-value="PT20H18M00S">
            <text:p>20:18</text:p>
          </table:table-cell>
          <table:table-cell office:value-type="time" office:time-value="PT22H20M00S">
            <text:p>22:20</text:p>
          </table:table-cell>
          <table:table-cell office:value-type="time" office:time-value="PT01H06M00S">
            <text:p>1:06</text:p>
          </table:table-cell>
          <table:table-cell table:number-columns-repeated="1017"/>
        </table:table-row>
        <table:table-row table:style-name="ro1">
          <table:table-cell office:value-type="time" office:time-value="PT03H41M00S">
            <text:p>3:41</text:p>
          </table:table-cell>
          <table:table-cell office:value-type="time" office:time-value="PT05H52M00S">
            <text:p>5:52</text:p>
          </table:table-cell>
          <table:table-cell office:value-type="time" office:time-value="PT13H05M00S">
            <text:p>13:05</text:p>
          </table:table-cell>
          <table:table-cell office:value-type="time" office:time-value="PT17H04M00S">
            <text:p>17:04</text:p>
          </table:table-cell>
          <table:table-cell office:value-type="time" office:time-value="PT20H20M00S">
            <text:p>20:20</text:p>
          </table:table-cell>
          <table:table-cell office:value-type="time" office:time-value="PT22H22M00S">
            <text:p>22:22</text:p>
          </table:table-cell>
          <table:table-cell office:value-type="time" office:time-value="PT01H06M00S">
            <text:p>1:06</text:p>
          </table:table-cell>
          <table:table-cell table:number-columns-repeated="1017"/>
        </table:table-row>
        <table:table-row table:style-name="ro1">
          <table:table-cell office:value-type="time" office:time-value="PT03H38M00S">
            <text:p>3:38</text:p>
          </table:table-cell>
          <table:table-cell office:value-type="time" office:time-value="PT05H50M00S">
            <text:p>5:50</text:p>
          </table:table-cell>
          <table:table-cell office:value-type="time" office:time-value="PT13H05M00S">
            <text:p>13:05</text:p>
          </table:table-cell>
          <table:table-cell office:value-type="time" office:time-value="PT17H04M00S">
            <text:p>17:04</text:p>
          </table:table-cell>
          <table:table-cell office:value-type="time" office:time-value="PT20H21M00S">
            <text:p>20:21</text:p>
          </table:table-cell>
          <table:table-cell office:value-type="time" office:time-value="PT22H25M00S">
            <text:p>22:25</text:p>
          </table:table-cell>
          <table:table-cell office:value-type="time" office:time-value="PT01H06M00S">
            <text:p>1:06</text:p>
          </table:table-cell>
          <table:table-cell table:number-columns-repeated="1017"/>
        </table:table-row>
        <table:table-row table:style-name="ro1">
          <table:table-cell office:value-type="time" office:time-value="PT03H35M00S">
            <text:p>3:35</text:p>
          </table:table-cell>
          <table:table-cell office:value-type="time" office:time-value="PT05H48M00S">
            <text:p>5:48</text:p>
          </table:table-cell>
          <table:table-cell office:value-type="time" office:time-value="PT13H05M00S">
            <text:p>13:05</text:p>
          </table:table-cell>
          <table:table-cell office:value-type="time" office:time-value="PT17H05M00S">
            <text:p>17:05</text:p>
          </table:table-cell>
          <table:table-cell office:value-type="time" office:time-value="PT20H23M00S">
            <text:p>20:23</text:p>
          </table:table-cell>
          <table:table-cell office:value-type="time" office:time-value="PT22H27M00S">
            <text:p>22:27</text:p>
          </table:table-cell>
          <table:table-cell office:value-type="time" office:time-value="PT01H06M00S">
            <text:p>1:06</text:p>
          </table:table-cell>
          <table:table-cell table:number-columns-repeated="1017"/>
        </table:table-row>
        <table:table-row table:style-name="ro1">
          <table:table-cell office:value-type="time" office:time-value="PT03H32M00S">
            <text:p>3:32</text:p>
          </table:table-cell>
          <table:table-cell office:value-type="time" office:time-value="PT05H46M00S">
            <text:p>5:46</text:p>
          </table:table-cell>
          <table:table-cell office:value-type="time" office:time-value="PT13H05M00S">
            <text:p>13:05</text:p>
          </table:table-cell>
          <table:table-cell office:value-type="time" office:time-value="PT17H06M00S">
            <text:p>17:06</text:p>
          </table:table-cell>
          <table:table-cell office:value-type="time" office:time-value="PT20H24M00S">
            <text:p>20:24</text:p>
          </table:table-cell>
          <table:table-cell office:value-type="time" office:time-value="PT22H30M00S">
            <text:p>22:30</text:p>
          </table:table-cell>
          <table:table-cell office:value-type="time" office:time-value="PT01H05M00S">
            <text:p>1:05</text:p>
          </table:table-cell>
          <table:table-cell table:number-columns-repeated="1017"/>
        </table:table-row>
        <table:table-row table:style-name="ro1">
          <table:table-cell office:value-type="time" office:time-value="PT03H29M00S">
            <text:p>3:29</text:p>
          </table:table-cell>
          <table:table-cell office:value-type="time" office:time-value="PT05H45M00S">
            <text:p>5:45</text:p>
          </table:table-cell>
          <table:table-cell office:value-type="time" office:time-value="PT13H05M00S">
            <text:p>13:05</text:p>
          </table:table-cell>
          <table:table-cell office:value-type="time" office:time-value="PT17H06M00S">
            <text:p>17:06</text:p>
          </table:table-cell>
          <table:table-cell office:value-type="time" office:time-value="PT20H26M00S">
            <text:p>20:26</text:p>
          </table:table-cell>
          <table:table-cell office:value-type="time" office:time-value="PT22H32M00S">
            <text:p>22:32</text:p>
          </table:table-cell>
          <table:table-cell office:value-type="time" office:time-value="PT01H05M00S">
            <text:p>1:05</text:p>
          </table:table-cell>
          <table:table-cell table:number-columns-repeated="1017"/>
        </table:table-row>
        <table:table-row table:style-name="ro1">
          <table:table-cell office:value-type="time" office:time-value="PT03H26M00S">
            <text:p>3:26</text:p>
          </table:table-cell>
          <table:table-cell office:value-type="time" office:time-value="PT05H43M00S">
            <text:p>5:43</text:p>
          </table:table-cell>
          <table:table-cell office:value-type="time" office:time-value="PT13H05M00S">
            <text:p>13:05</text:p>
          </table:table-cell>
          <table:table-cell office:value-type="time" office:time-value="PT17H07M00S">
            <text:p>17:07</text:p>
          </table:table-cell>
          <table:table-cell office:value-type="time" office:time-value="PT20H27M00S">
            <text:p>20:27</text:p>
          </table:table-cell>
          <table:table-cell office:value-type="time" office:time-value="PT22H35M00S">
            <text:p>22:35</text:p>
          </table:table-cell>
          <table:table-cell office:value-type="time" office:time-value="PT01H05M00S">
            <text:p>1:05</text:p>
          </table:table-cell>
          <table:table-cell table:number-columns-repeated="1017"/>
        </table:table-row>
        <table:table-row table:style-name="ro1">
          <table:table-cell office:value-type="time" office:time-value="PT03H24M00S">
            <text:p>3:24</text:p>
          </table:table-cell>
          <table:table-cell office:value-type="time" office:time-value="PT05H42M00S">
            <text:p>5:42</text:p>
          </table:table-cell>
          <table:table-cell office:value-type="time" office:time-value="PT13H05M00S">
            <text:p>13:05</text:p>
          </table:table-cell>
          <table:table-cell office:value-type="time" office:time-value="PT17H07M00S">
            <text:p>17:07</text:p>
          </table:table-cell>
          <table:table-cell office:value-type="time" office:time-value="PT20H29M00S">
            <text:p>20:29</text:p>
          </table:table-cell>
          <table:table-cell office:value-type="time" office:time-value="PT22H37M00S">
            <text:p>22:37</text:p>
          </table:table-cell>
          <table:table-cell office:value-type="time" office:time-value="PT01H05M00S">
            <text:p>1:05</text:p>
          </table:table-cell>
          <table:table-cell table:number-columns-repeated="1017"/>
        </table:table-row>
        <table:table-row table:style-name="ro1">
          <table:table-cell office:value-type="time" office:time-value="PT03H21M00S">
            <text:p>3:21</text:p>
          </table:table-cell>
          <table:table-cell office:value-type="time" office:time-value="PT05H40M00S">
            <text:p>5:40</text:p>
          </table:table-cell>
          <table:table-cell office:value-type="time" office:time-value="PT13H05M00S">
            <text:p>13:05</text:p>
          </table:table-cell>
          <table:table-cell office:value-type="time" office:time-value="PT17H08M00S">
            <text:p>17:08</text:p>
          </table:table-cell>
          <table:table-cell office:value-type="time" office:time-value="PT20H30M00S">
            <text:p>20:30</text:p>
          </table:table-cell>
          <table:table-cell office:value-type="time" office:time-value="PT22H40M00S">
            <text:p>22:40</text:p>
          </table:table-cell>
          <table:table-cell office:value-type="time" office:time-value="PT01H05M00S">
            <text:p>1:05</text:p>
          </table:table-cell>
          <table:table-cell table:number-columns-repeated="1017"/>
        </table:table-row>
        <table:table-row table:style-name="ro1">
          <table:table-cell office:value-type="time" office:time-value="PT03H18M00S">
            <text:p>3:18</text:p>
          </table:table-cell>
          <table:table-cell office:value-type="time" office:time-value="PT05H38M00S">
            <text:p>5:38</text:p>
          </table:table-cell>
          <table:table-cell office:value-type="time" office:time-value="PT13H05M00S">
            <text:p>13:05</text:p>
          </table:table-cell>
          <table:table-cell office:value-type="time" office:time-value="PT17H08M00S">
            <text:p>17:08</text:p>
          </table:table-cell>
          <table:table-cell office:value-type="time" office:time-value="PT20H32M00S">
            <text:p>20:32</text:p>
          </table:table-cell>
          <table:table-cell office:value-type="time" office:time-value="PT22H42M00S">
            <text:p>22:42</text:p>
          </table:table-cell>
          <table:table-cell office:value-type="time" office:time-value="PT01H05M00S">
            <text:p>1:05</text:p>
          </table:table-cell>
          <table:table-cell table:number-columns-repeated="1017"/>
        </table:table-row>
        <table:table-row table:style-name="ro1">
          <table:table-cell office:value-type="time" office:time-value="PT03H15M00S">
            <text:p>3:15</text:p>
          </table:table-cell>
          <table:table-cell office:value-type="time" office:time-value="PT05H37M00S">
            <text:p>5:37</text:p>
          </table:table-cell>
          <table:table-cell office:value-type="time" office:time-value="PT13H05M00S">
            <text:p>13:05</text:p>
          </table:table-cell>
          <table:table-cell office:value-type="time" office:time-value="PT17H09M00S">
            <text:p>17:09</text:p>
          </table:table-cell>
          <table:table-cell office:value-type="time" office:time-value="PT20H33M00S">
            <text:p>20:33</text:p>
          </table:table-cell>
          <table:table-cell office:value-type="time" office:time-value="PT22H45M00S">
            <text:p>22:45</text:p>
          </table:table-cell>
          <table:table-cell office:value-type="time" office:time-value="PT01H05M00S">
            <text:p>1:05</text:p>
          </table:table-cell>
          <table:table-cell table:number-columns-repeated="1017"/>
        </table:table-row>
        <table:table-row table:style-name="ro1">
          <table:table-cell office:value-type="time" office:time-value="PT03H12M00S">
            <text:p>3:12</text:p>
          </table:table-cell>
          <table:table-cell office:value-type="time" office:time-value="PT05H35M00S">
            <text:p>5:35</text:p>
          </table:table-cell>
          <table:table-cell office:value-type="time" office:time-value="PT13H04M00S">
            <text:p>13:04</text:p>
          </table:table-cell>
          <table:table-cell office:value-type="time" office:time-value="PT17H09M00S">
            <text:p>17:09</text:p>
          </table:table-cell>
          <table:table-cell office:value-type="time" office:time-value="PT20H34M00S">
            <text:p>20:34</text:p>
          </table:table-cell>
          <table:table-cell office:value-type="time" office:time-value="PT22H47M00S">
            <text:p>22:47</text:p>
          </table:table-cell>
          <table:table-cell office:value-type="time" office:time-value="PT01H05M00S">
            <text:p>1:05</text:p>
          </table:table-cell>
          <table:table-cell table:number-columns-repeated="1017"/>
        </table:table-row>
        <table:table-row table:style-name="ro1">
          <table:table-cell office:value-type="time" office:time-value="PT03H09M00S">
            <text:p>3:09</text:p>
          </table:table-cell>
          <table:table-cell office:value-type="time" office:time-value="PT05H34M00S">
            <text:p>5:34</text:p>
          </table:table-cell>
          <table:table-cell office:value-type="time" office:time-value="PT13H04M00S">
            <text:p>13:04</text:p>
          </table:table-cell>
          <table:table-cell office:value-type="time" office:time-value="PT17H10M00S">
            <text:p>17:10</text:p>
          </table:table-cell>
          <table:table-cell office:value-type="time" office:time-value="PT20H36M00S">
            <text:p>20:36</text:p>
          </table:table-cell>
          <table:table-cell office:value-type="time" office:time-value="PT22H50M00S">
            <text:p>22:50</text:p>
          </table:table-cell>
          <table:table-cell office:value-type="time" office:time-value="PT01H05M00S">
            <text:p>1:05</text:p>
          </table:table-cell>
          <table:table-cell table:number-columns-repeated="1017"/>
        </table:table-row>
        <table:table-row table:style-name="ro1">
          <table:table-cell office:value-type="time" office:time-value="PT03H06M00S">
            <text:p>3:06</text:p>
          </table:table-cell>
          <table:table-cell office:value-type="time" office:time-value="PT05H32M00S">
            <text:p>5:32</text:p>
          </table:table-cell>
          <table:table-cell office:value-type="time" office:time-value="PT13H04M00S">
            <text:p>13:04</text:p>
          </table:table-cell>
          <table:table-cell office:value-type="time" office:time-value="PT17H10M00S">
            <text:p>17:10</text:p>
          </table:table-cell>
          <table:table-cell office:value-type="time" office:time-value="PT20H37M00S">
            <text:p>20:37</text:p>
          </table:table-cell>
          <table:table-cell office:value-type="time" office:time-value="PT22H53M00S">
            <text:p>22:53</text:p>
          </table:table-cell>
          <table:table-cell office:value-type="time" office:time-value="PT01H05M00S">
            <text:p>1:05</text:p>
          </table:table-cell>
          <table:table-cell table:number-columns-repeated="1017"/>
        </table:table-row>
        <table:table-row table:style-name="ro1">
          <table:table-cell office:value-type="time" office:time-value="PT03H03M00S">
            <text:p>3:03</text:p>
          </table:table-cell>
          <table:table-cell office:value-type="time" office:time-value="PT05H31M00S">
            <text:p>5:31</text:p>
          </table:table-cell>
          <table:table-cell office:value-type="time" office:time-value="PT13H04M00S">
            <text:p>13:04</text:p>
          </table:table-cell>
          <table:table-cell office:value-type="time" office:time-value="PT17H11M00S">
            <text:p>17:11</text:p>
          </table:table-cell>
          <table:table-cell office:value-type="time" office:time-value="PT20H39M00S">
            <text:p>20:39</text:p>
          </table:table-cell>
          <table:table-cell office:value-type="time" office:time-value="PT22H55M00S">
            <text:p>22:55</text:p>
          </table:table-cell>
          <table:table-cell office:value-type="time" office:time-value="PT01H05M00S">
            <text:p>1:05</text:p>
          </table:table-cell>
          <table:table-cell table:number-columns-repeated="1017"/>
        </table:table-row>
        <table:table-row table:style-name="ro1">
          <table:table-cell office:value-type="time" office:time-value="PT03H00M00S">
            <text:p>3:00</text:p>
          </table:table-cell>
          <table:table-cell office:value-type="time" office:time-value="PT05H29M00S">
            <text:p>5:29</text:p>
          </table:table-cell>
          <table:table-cell office:value-type="time" office:time-value="PT13H04M00S">
            <text:p>13:04</text:p>
          </table:table-cell>
          <table:table-cell office:value-type="time" office:time-value="PT17H12M00S">
            <text:p>17:12</text:p>
          </table:table-cell>
          <table:table-cell office:value-type="time" office:time-value="PT20H40M00S">
            <text:p>20:40</text:p>
          </table:table-cell>
          <table:table-cell office:value-type="time" office:time-value="PT22H58M00S">
            <text:p>22:58</text:p>
          </table:table-cell>
          <table:table-cell office:value-type="time" office:time-value="PT01H05M00S">
            <text:p>1:05</text:p>
          </table:table-cell>
          <table:table-cell table:number-columns-repeated="1017"/>
        </table:table-row>
        <table:table-row table:style-name="ro1">
          <table:table-cell office:value-type="time" office:time-value="PT02H57M00S">
            <text:p>2:57</text:p>
          </table:table-cell>
          <table:table-cell office:value-type="time" office:time-value="PT05H28M00S">
            <text:p>5:28</text:p>
          </table:table-cell>
          <table:table-cell office:value-type="time" office:time-value="PT13H04M00S">
            <text:p>13:04</text:p>
          </table:table-cell>
          <table:table-cell office:value-type="time" office:time-value="PT17H12M00S">
            <text:p>17:12</text:p>
          </table:table-cell>
          <table:table-cell office:value-type="time" office:time-value="PT20H41M00S">
            <text:p>20:41</text:p>
          </table:table-cell>
          <table:table-cell office:value-type="time" office:time-value="PT23H01M00S">
            <text:p>23:01</text:p>
          </table:table-cell>
          <table:table-cell office:value-type="time" office:time-value="PT01H05M00S">
            <text:p>1:05</text:p>
          </table:table-cell>
          <table:table-cell table:number-columns-repeated="1017"/>
        </table:table-row>
        <table:table-row table:style-name="ro1">
          <table:table-cell office:value-type="time" office:time-value="PT02H54M00S">
            <text:p>2:54</text:p>
          </table:table-cell>
          <table:table-cell office:value-type="time" office:time-value="PT05H27M00S">
            <text:p>5:27</text:p>
          </table:table-cell>
          <table:table-cell office:value-type="time" office:time-value="PT13H04M00S">
            <text:p>13:04</text:p>
          </table:table-cell>
          <table:table-cell office:value-type="time" office:time-value="PT17H13M00S">
            <text:p>17:13</text:p>
          </table:table-cell>
          <table:table-cell office:value-type="time" office:time-value="PT20H43M00S">
            <text:p>20:43</text:p>
          </table:table-cell>
          <table:table-cell office:value-type="time" office:time-value="PT23H03M00S">
            <text:p>23:03</text:p>
          </table:table-cell>
          <table:table-cell office:value-type="time" office:time-value="PT01H05M00S">
            <text:p>1:05</text:p>
          </table:table-cell>
          <table:table-cell table:number-columns-repeated="1017"/>
        </table:table-row>
        <table:table-row table:style-name="ro1">
          <table:table-cell office:value-type="time" office:time-value="PT02H51M00S">
            <text:p>2:51</text:p>
          </table:table-cell>
          <table:table-cell office:value-type="time" office:time-value="PT05H25M00S">
            <text:p>5:25</text:p>
          </table:table-cell>
          <table:table-cell office:value-type="time" office:time-value="PT13H04M00S">
            <text:p>13:04</text:p>
          </table:table-cell>
          <table:table-cell office:value-type="time" office:time-value="PT17H13M00S">
            <text:p>17:13</text:p>
          </table:table-cell>
          <table:table-cell office:value-type="time" office:time-value="PT20H44M00S">
            <text:p>20:44</text:p>
          </table:table-cell>
          <table:table-cell office:value-type="time" office:time-value="PT23H06M00S">
            <text:p>23:06</text:p>
          </table:table-cell>
          <table:table-cell office:value-type="time" office:time-value="PT01H05M00S">
            <text:p>1:05</text:p>
          </table:table-cell>
          <table:table-cell table:number-columns-repeated="1017"/>
        </table:table-row>
        <table:table-row table:style-name="ro1">
          <table:table-cell office:value-type="time" office:time-value="PT02H48M00S">
            <text:p>2:48</text:p>
          </table:table-cell>
          <table:table-cell office:value-type="time" office:time-value="PT05H24M00S">
            <text:p>5:24</text:p>
          </table:table-cell>
          <table:table-cell office:value-type="time" office:time-value="PT13H04M00S">
            <text:p>13:04</text:p>
          </table:table-cell>
          <table:table-cell office:value-type="time" office:time-value="PT17H14M00S">
            <text:p>17:14</text:p>
          </table:table-cell>
          <table:table-cell office:value-type="time" office:time-value="PT20H45M00S">
            <text:p>20:45</text:p>
          </table:table-cell>
          <table:table-cell office:value-type="time" office:time-value="PT23H09M00S">
            <text:p>23:09</text:p>
          </table:table-cell>
          <table:table-cell office:value-type="time" office:time-value="PT01H05M00S">
            <text:p>1:05</text:p>
          </table:table-cell>
          <table:table-cell table:number-columns-repeated="1017"/>
        </table:table-row>
        <table:table-row table:style-name="ro1">
          <table:table-cell office:value-type="time" office:time-value="PT02H45M00S">
            <text:p>2:45</text:p>
          </table:table-cell>
          <table:table-cell office:value-type="time" office:time-value="PT05H23M00S">
            <text:p>5:23</text:p>
          </table:table-cell>
          <table:table-cell office:value-type="time" office:time-value="PT13H04M00S">
            <text:p>13:04</text:p>
          </table:table-cell>
          <table:table-cell office:value-type="time" office:time-value="PT17H14M00S">
            <text:p>17:14</text:p>
          </table:table-cell>
          <table:table-cell office:value-type="time" office:time-value="PT20H47M00S">
            <text:p>20:47</text:p>
          </table:table-cell>
          <table:table-cell office:value-type="time" office:time-value="PT23H12M00S">
            <text:p>23:12</text:p>
          </table:table-cell>
          <table:table-cell office:value-type="time" office:time-value="PT01H05M00S">
            <text:p>1:05</text:p>
          </table:table-cell>
          <table:table-cell table:number-columns-repeated="1017"/>
        </table:table-row>
        <table:table-row table:style-name="ro1">
          <table:table-cell office:value-type="time" office:time-value="PT02H42M00S">
            <text:p>2:42</text:p>
          </table:table-cell>
          <table:table-cell office:value-type="time" office:time-value="PT05H21M00S">
            <text:p>5:21</text:p>
          </table:table-cell>
          <table:table-cell office:value-type="time" office:time-value="PT13H04M00S">
            <text:p>13:04</text:p>
          </table:table-cell>
          <table:table-cell office:value-type="time" office:time-value="PT17H15M00S">
            <text:p>17:15</text:p>
          </table:table-cell>
          <table:table-cell office:value-type="time" office:time-value="PT20H48M00S">
            <text:p>20:48</text:p>
          </table:table-cell>
          <table:table-cell office:value-type="time" office:time-value="PT23H14M00S">
            <text:p>23:14</text:p>
          </table:table-cell>
          <table:table-cell office:value-type="time" office:time-value="PT01H05M00S">
            <text:p>1:05</text:p>
          </table:table-cell>
          <table:table-cell table:number-columns-repeated="1017"/>
        </table:table-row>
        <table:table-row table:style-name="ro1">
          <table:table-cell office:value-type="time" office:time-value="PT02H39M00S">
            <text:p>2:39</text:p>
          </table:table-cell>
          <table:table-cell office:value-type="time" office:time-value="PT05H20M00S">
            <text:p>5:20</text:p>
          </table:table-cell>
          <table:table-cell office:value-type="time" office:time-value="PT13H05M00S">
            <text:p>13:05</text:p>
          </table:table-cell>
          <table:table-cell office:value-type="time" office:time-value="PT17H15M00S">
            <text:p>17:15</text:p>
          </table:table-cell>
          <table:table-cell office:value-type="time" office:time-value="PT20H49M00S">
            <text:p>20:49</text:p>
          </table:table-cell>
          <table:table-cell office:value-type="time" office:time-value="PT23H17M00S">
            <text:p>23:17</text:p>
          </table:table-cell>
          <table:table-cell office:value-type="time" office:time-value="PT01H05M00S">
            <text:p>1:05</text:p>
          </table:table-cell>
          <table:table-cell table:number-columns-repeated="1017"/>
        </table:table-row>
        <table:table-row table:style-name="ro1">
          <table:table-cell office:value-type="time" office:time-value="PT02H36M00S">
            <text:p>2:36</text:p>
          </table:table-cell>
          <table:table-cell office:value-type="time" office:time-value="PT05H19M00S">
            <text:p>5:19</text:p>
          </table:table-cell>
          <table:table-cell office:value-type="time" office:time-value="PT13H05M00S">
            <text:p>13:05</text:p>
          </table:table-cell>
          <table:table-cell office:value-type="time" office:time-value="PT17H16M00S">
            <text:p>17:16</text:p>
          </table:table-cell>
          <table:table-cell office:value-type="time" office:time-value="PT20H51M00S">
            <text:p>20:51</text:p>
          </table:table-cell>
          <table:table-cell office:value-type="time" office:time-value="PT23H20M00S">
            <text:p>23:20</text:p>
          </table:table-cell>
          <table:table-cell office:value-type="time" office:time-value="PT01H05M00S">
            <text:p>1:05</text:p>
          </table:table-cell>
          <table:table-cell table:number-columns-repeated="1017"/>
        </table:table-row>
        <table:table-row table:style-name="ro1">
          <table:table-cell office:value-type="time" office:time-value="PT02H33M00S">
            <text:p>2:33</text:p>
          </table:table-cell>
          <table:table-cell office:value-type="time" office:time-value="PT05H18M00S">
            <text:p>5:18</text:p>
          </table:table-cell>
          <table:table-cell office:value-type="time" office:time-value="PT13H05M00S">
            <text:p>13:05</text:p>
          </table:table-cell>
          <table:table-cell office:value-type="time" office:time-value="PT17H16M00S">
            <text:p>17:16</text:p>
          </table:table-cell>
          <table:table-cell office:value-type="time" office:time-value="PT20H52M00S">
            <text:p>20:52</text:p>
          </table:table-cell>
          <table:table-cell office:value-type="time" office:time-value="PT23H23M00S">
            <text:p>23:23</text:p>
          </table:table-cell>
          <table:table-cell office:value-type="time" office:time-value="PT01H05M00S">
            <text:p>1:05</text:p>
          </table:table-cell>
          <table:table-cell table:number-columns-repeated="1017"/>
        </table:table-row>
        <table:table-row table:style-name="ro1">
          <table:table-cell office:value-type="time" office:time-value="PT02H29M00S">
            <text:p>2:29</text:p>
          </table:table-cell>
          <table:table-cell office:value-type="time" office:time-value="PT05H17M00S">
            <text:p>5:17</text:p>
          </table:table-cell>
          <table:table-cell office:value-type="time" office:time-value="PT13H05M00S">
            <text:p>13:05</text:p>
          </table:table-cell>
          <table:table-cell office:value-type="time" office:time-value="PT17H17M00S">
            <text:p>17:17</text:p>
          </table:table-cell>
          <table:table-cell office:value-type="time" office:time-value="PT20H53M00S">
            <text:p>20:53</text:p>
          </table:table-cell>
          <table:table-cell office:value-type="time" office:time-value="PT23H26M00S">
            <text:p>23:26</text:p>
          </table:table-cell>
          <table:table-cell office:value-type="time" office:time-value="PT01H05M00S">
            <text:p>1:05</text:p>
          </table:table-cell>
          <table:table-cell table:number-columns-repeated="1017"/>
        </table:table-row>
        <table:table-row table:style-name="ro1">
          <table:table-cell office:value-type="time" office:time-value="PT02H26M00S">
            <text:p>2:26</text:p>
          </table:table-cell>
          <table:table-cell office:value-type="time" office:time-value="PT05H16M00S">
            <text:p>5:16</text:p>
          </table:table-cell>
          <table:table-cell office:value-type="time" office:time-value="PT13H05M00S">
            <text:p>13:05</text:p>
          </table:table-cell>
          <table:table-cell office:value-type="time" office:time-value="PT17H17M00S">
            <text:p>17:17</text:p>
          </table:table-cell>
          <table:table-cell office:value-type="time" office:time-value="PT20H54M00S">
            <text:p>20:54</text:p>
          </table:table-cell>
          <table:table-cell office:value-type="time" office:time-value="PT23H28M00S">
            <text:p>23:28</text:p>
          </table:table-cell>
          <table:table-cell office:value-type="time" office:time-value="PT01H05M00S">
            <text:p>1:05</text:p>
          </table:table-cell>
          <table:table-cell table:number-columns-repeated="1017"/>
        </table:table-row>
        <table:table-row table:style-name="ro1">
          <table:table-cell office:value-type="time" office:time-value="PT02H23M00S">
            <text:p>2:23</text:p>
          </table:table-cell>
          <table:table-cell office:value-type="time" office:time-value="PT05H15M00S">
            <text:p>5:15</text:p>
          </table:table-cell>
          <table:table-cell office:value-type="time" office:time-value="PT13H05M00S">
            <text:p>13:05</text:p>
          </table:table-cell>
          <table:table-cell office:value-type="time" office:time-value="PT17H17M00S">
            <text:p>17:17</text:p>
          </table:table-cell>
          <table:table-cell office:value-type="time" office:time-value="PT20H56M00S">
            <text:p>20:56</text:p>
          </table:table-cell>
          <table:table-cell office:value-type="time" office:time-value="PT23H31M00S">
            <text:p>23:31</text:p>
          </table:table-cell>
          <table:table-cell office:value-type="time" office:time-value="PT01H05M00S">
            <text:p>1:05</text:p>
          </table:table-cell>
          <table:table-cell table:number-columns-repeated="1017"/>
        </table:table-row>
        <table:table-row table:style-name="ro1">
          <table:table-cell office:value-type="time" office:time-value="PT02H20M00S">
            <text:p>2:20</text:p>
          </table:table-cell>
          <table:table-cell office:value-type="time" office:time-value="PT05H14M00S">
            <text:p>5:14</text:p>
          </table:table-cell>
          <table:table-cell office:value-type="time" office:time-value="PT13H05M00S">
            <text:p>13:05</text:p>
          </table:table-cell>
          <table:table-cell office:value-type="time" office:time-value="PT17H18M00S">
            <text:p>17:18</text:p>
          </table:table-cell>
          <table:table-cell office:value-type="time" office:time-value="PT20H57M00S">
            <text:p>20:57</text:p>
          </table:table-cell>
          <table:table-cell office:value-type="time" office:time-value="PT23H34M00S">
            <text:p>23:34</text:p>
          </table:table-cell>
          <table:table-cell office:value-type="time" office:time-value="PT01H05M00S">
            <text:p>1:05</text:p>
          </table:table-cell>
          <table:table-cell table:number-columns-repeated="1017"/>
        </table:table-row>
        <table:table-row table:style-name="ro1">
          <table:table-cell office:value-type="time" office:time-value="PT02H17M00S">
            <text:p>2:17</text:p>
          </table:table-cell>
          <table:table-cell office:value-type="time" office:time-value="PT05H13M00S">
            <text:p>5:13</text:p>
          </table:table-cell>
          <table:table-cell office:value-type="time" office:time-value="PT13H05M00S">
            <text:p>13:05</text:p>
          </table:table-cell>
          <table:table-cell office:value-type="time" office:time-value="PT17H18M00S">
            <text:p>17:18</text:p>
          </table:table-cell>
          <table:table-cell office:value-type="time" office:time-value="PT20H58M00S">
            <text:p>20:58</text:p>
          </table:table-cell>
          <table:table-cell office:value-type="time" office:time-value="PT23H37M00S">
            <text:p>23:37</text:p>
          </table:table-cell>
          <table:table-cell office:value-type="time" office:time-value="PT01H05M00S">
            <text:p>1:05</text:p>
          </table:table-cell>
          <table:table-cell table:number-columns-repeated="1017"/>
        </table:table-row>
        <table:table-row table:style-name="ro1">
          <table:table-cell office:value-type="time" office:time-value="PT02H13M00S">
            <text:p>2:13</text:p>
          </table:table-cell>
          <table:table-cell office:value-type="time" office:time-value="PT05H12M00S">
            <text:p>5:12</text:p>
          </table:table-cell>
          <table:table-cell office:value-type="time" office:time-value="PT13H05M00S">
            <text:p>13:05</text:p>
          </table:table-cell>
          <table:table-cell office:value-type="time" office:time-value="PT17H19M00S">
            <text:p>17:19</text:p>
          </table:table-cell>
          <table:table-cell office:value-type="time" office:time-value="PT20H59M00S">
            <text:p>20:59</text:p>
          </table:table-cell>
          <table:table-cell office:value-type="time" office:time-value="PT23H40M00S">
            <text:p>23:40</text:p>
          </table:table-cell>
          <table:table-cell office:value-type="time" office:time-value="PT01H05M00S">
            <text:p>1:05</text:p>
          </table:table-cell>
          <table:table-cell table:number-columns-repeated="1017"/>
        </table:table-row>
        <table:table-row table:style-name="ro1">
          <table:table-cell office:value-type="time" office:time-value="PT02H10M00S">
            <text:p>2:10</text:p>
          </table:table-cell>
          <table:table-cell office:value-type="time" office:time-value="PT05H11M00S">
            <text:p>5:11</text:p>
          </table:table-cell>
          <table:table-cell office:value-type="time" office:time-value="PT13H05M00S">
            <text:p>13:05</text:p>
          </table:table-cell>
          <table:table-cell office:value-type="time" office:time-value="PT17H19M00S">
            <text:p>17:19</text:p>
          </table:table-cell>
          <table:table-cell office:value-type="time" office:time-value="PT21H00M00S">
            <text:p>21:00</text:p>
          </table:table-cell>
          <table:table-cell office:value-type="time" office:time-value="PT23H42M00S">
            <text:p>23:42</text:p>
          </table:table-cell>
          <table:table-cell office:value-type="time" office:time-value="PT01H06M00S">
            <text:p>1:06</text:p>
          </table:table-cell>
          <table:table-cell table:number-columns-repeated="1017"/>
        </table:table-row>
        <table:table-row table:style-name="ro1">
          <table:table-cell office:value-type="time" office:time-value="PT02H07M00S">
            <text:p>2:07</text:p>
          </table:table-cell>
          <table:table-cell office:value-type="time" office:time-value="PT05H10M00S">
            <text:p>5:10</text:p>
          </table:table-cell>
          <table:table-cell office:value-type="time" office:time-value="PT13H05M00S">
            <text:p>13:05</text:p>
          </table:table-cell>
          <table:table-cell office:value-type="time" office:time-value="PT17H20M00S">
            <text:p>17:20</text:p>
          </table:table-cell>
          <table:table-cell office:value-type="time" office:time-value="PT21H01M00S">
            <text:p>21:01</text:p>
          </table:table-cell>
          <table:table-cell office:value-type="time" office:time-value="PT23H45M00S">
            <text:p>23:45</text:p>
          </table:table-cell>
          <table:table-cell office:value-type="time" office:time-value="PT01H06M00S">
            <text:p>1:06</text:p>
          </table:table-cell>
          <table:table-cell table:number-columns-repeated="1017"/>
        </table:table-row>
        <table:table-row table:style-name="ro1">
          <table:table-cell office:value-type="time" office:time-value="PT02H03M00S">
            <text:p>2:03</text:p>
          </table:table-cell>
          <table:table-cell office:value-type="time" office:time-value="PT05H10M00S">
            <text:p>5:10</text:p>
          </table:table-cell>
          <table:table-cell office:value-type="time" office:time-value="PT13H06M00S">
            <text:p>13:06</text:p>
          </table:table-cell>
          <table:table-cell office:value-type="time" office:time-value="PT17H20M00S">
            <text:p>17:20</text:p>
          </table:table-cell>
          <table:table-cell office:value-type="time" office:time-value="PT21H02M00S">
            <text:p>21:02</text:p>
          </table:table-cell>
          <table:table-cell office:value-type="time" office:time-value="PT23H48M00S">
            <text:p>23:48</text:p>
          </table:table-cell>
          <table:table-cell office:value-type="time" office:time-value="PT01H06M00S">
            <text:p>1:06</text:p>
          </table:table-cell>
          <table:table-cell table:number-columns-repeated="1017"/>
        </table:table-row>
        <table:table-row table:style-name="ro1">
          <table:table-cell office:value-type="time" office:time-value="PT02H00M00S">
            <text:p>2:00</text:p>
          </table:table-cell>
          <table:table-cell office:value-type="time" office:time-value="PT05H09M00S">
            <text:p>5:09</text:p>
          </table:table-cell>
          <table:table-cell office:value-type="time" office:time-value="PT13H06M00S">
            <text:p>13:06</text:p>
          </table:table-cell>
          <table:table-cell office:value-type="time" office:time-value="PT17H21M00S">
            <text:p>17:21</text:p>
          </table:table-cell>
          <table:table-cell office:value-type="time" office:time-value="PT21H03M00S">
            <text:p>21:03</text:p>
          </table:table-cell>
          <table:table-cell office:value-type="time" office:time-value="PT23H51M00S">
            <text:p>23:51</text:p>
          </table:table-cell>
          <table:table-cell office:value-type="time" office:time-value="PT01H06M00S">
            <text:p>1:06</text:p>
          </table:table-cell>
          <table:table-cell table:number-columns-repeated="1017"/>
        </table:table-row>
        <table:table-row table:style-name="ro1">
          <table:table-cell office:value-type="time" office:time-value="PT01H56M00S">
            <text:p>1:56</text:p>
          </table:table-cell>
          <table:table-cell office:value-type="time" office:time-value="PT05H08M00S">
            <text:p>5:08</text:p>
          </table:table-cell>
          <table:table-cell office:value-type="time" office:time-value="PT13H06M00S">
            <text:p>13:06</text:p>
          </table:table-cell>
          <table:table-cell office:value-type="time" office:time-value="PT17H21M00S">
            <text:p>17:21</text:p>
          </table:table-cell>
          <table:table-cell office:value-type="time" office:time-value="PT21H04M00S">
            <text:p>21:04</text:p>
          </table:table-cell>
          <table:table-cell office:value-type="time" office:time-value="PT23H53M00S">
            <text:p>23:53</text:p>
          </table:table-cell>
          <table:table-cell office:value-type="time" office:time-value="PT01H06M00S">
            <text:p>1:06</text:p>
          </table:table-cell>
          <table:table-cell table:number-columns-repeated="1017"/>
        </table:table-row>
        <table:table-row table:style-name="ro1">
          <table:table-cell office:value-type="time" office:time-value="PT01H53M00S">
            <text:p>1:53</text:p>
          </table:table-cell>
          <table:table-cell office:value-type="time" office:time-value="PT05H07M00S">
            <text:p>5:07</text:p>
          </table:table-cell>
          <table:table-cell office:value-type="time" office:time-value="PT13H06M00S">
            <text:p>13:06</text:p>
          </table:table-cell>
          <table:table-cell office:value-type="time" office:time-value="PT17H21M00S">
            <text:p>17:21</text:p>
          </table:table-cell>
          <table:table-cell office:value-type="time" office:time-value="PT21H05M00S">
            <text:p>21:05</text:p>
          </table:table-cell>
          <table:table-cell office:value-type="time" office:time-value="PT23H56M00S">
            <text:p>23:56</text:p>
          </table:table-cell>
          <table:table-cell office:value-type="time" office:time-value="PT01H06M00S">
            <text:p>1:06</text:p>
          </table:table-cell>
          <table:table-cell table:number-columns-repeated="1017"/>
        </table:table-row>
        <table:table-row table:style-name="ro1">
          <table:table-cell office:value-type="time" office:time-value="PT01H49M00S">
            <text:p>1:49</text:p>
          </table:table-cell>
          <table:table-cell office:value-type="time" office:time-value="PT05H07M00S">
            <text:p>5:07</text:p>
          </table:table-cell>
          <table:table-cell office:value-type="time" office:time-value="PT13H06M00S">
            <text:p>13:06</text:p>
          </table:table-cell>
          <table:table-cell office:value-type="time" office:time-value="PT17H22M00S">
            <text:p>17:22</text:p>
          </table:table-cell>
          <table:table-cell office:value-type="time" office:time-value="PT21H06M00S">
            <text:p>21:06</text:p>
          </table:table-cell>
          <table:table-cell office:value-type="time" office:time-value="PT23H59M00S">
            <text:p>23:59</text:p>
          </table:table-cell>
          <table:table-cell office:value-type="time" office:time-value="PT01H06M00S">
            <text:p>1:06</text:p>
          </table:table-cell>
          <table:table-cell table:number-columns-repeated="1017"/>
        </table:table-row>
        <table:table-row table:style-name="ro1">
          <table:table-cell office:value-type="time" office:time-value="PT01H45M00S">
            <text:p>1:45</text:p>
          </table:table-cell>
          <table:table-cell office:value-type="time" office:time-value="PT05H06M00S">
            <text:p>5:06</text:p>
          </table:table-cell>
          <table:table-cell office:value-type="time" office:time-value="PT13H06M00S">
            <text:p>13:06</text:p>
          </table:table-cell>
          <table:table-cell office:value-type="time" office:time-value="PT17H22M00S">
            <text:p>17:22</text:p>
          </table:table-cell>
          <table:table-cell office:value-type="time" office:time-value="PT21H07M00S">
            <text:p>21:07</text:p>
          </table:table-cell>
          <table:table-cell office:value-type="time" office:time-value="PT00H01M00S">
            <text:p>0:01</text:p>
          </table:table-cell>
          <table:table-cell office:value-type="time" office:time-value="PT01H07M00S">
            <text:p>1:07</text:p>
          </table:table-cell>
          <table:table-cell table:number-columns-repeated="1017"/>
        </table:table-row>
        <table:table-row table:style-name="ro1">
          <table:table-cell office:value-type="time" office:time-value="PT01H41M00S">
            <text:p>1:41</text:p>
          </table:table-cell>
          <table:table-cell office:value-type="time" office:time-value="PT05H06M00S">
            <text:p>5:06</text:p>
          </table:table-cell>
          <table:table-cell office:value-type="time" office:time-value="PT13H07M00S">
            <text:p>13:07</text:p>
          </table:table-cell>
          <table:table-cell office:value-type="time" office:time-value="PT17H23M00S">
            <text:p>17:23</text:p>
          </table:table-cell>
          <table:table-cell office:value-type="time" office:time-value="PT21H08M00S">
            <text:p>21:08</text:p>
          </table:table-cell>
          <table:table-cell office:value-type="time" office:time-value="PT00H04M00S">
            <text:p>0:04</text:p>
          </table:table-cell>
          <table:table-cell office:value-type="time" office:time-value="PT01H07M00S">
            <text:p>1:07</text:p>
          </table:table-cell>
          <table:table-cell table:number-columns-repeated="1017"/>
        </table:table-row>
        <table:table-row table:style-name="ro1">
          <table:table-cell office:value-type="time" office:time-value="PT01H36M00S">
            <text:p>1:36</text:p>
          </table:table-cell>
          <table:table-cell office:value-type="time" office:time-value="PT05H05M00S">
            <text:p>5:05</text:p>
          </table:table-cell>
          <table:table-cell office:value-type="time" office:time-value="PT13H07M00S">
            <text:p>13:07</text:p>
          </table:table-cell>
          <table:table-cell office:value-type="time" office:time-value="PT17H23M00S">
            <text:p>17:23</text:p>
          </table:table-cell>
          <table:table-cell office:value-type="time" office:time-value="PT21H09M00S">
            <text:p>21:09</text:p>
          </table:table-cell>
          <table:table-cell office:value-type="time" office:time-value="PT00H07M00S">
            <text:p>0:07</text:p>
          </table:table-cell>
          <table:table-cell office:value-type="time" office:time-value="PT01H07M00S">
            <text:p>1:07</text:p>
          </table:table-cell>
          <table:table-cell table:number-columns-repeated="1017"/>
        </table:table-row>
        <table:table-row table:style-name="ro1">
          <table:table-cell office:value-type="time" office:time-value="PT01H31M00S">
            <text:p>1:31</text:p>
          </table:table-cell>
          <table:table-cell office:value-type="time" office:time-value="PT05H05M00S">
            <text:p>5:05</text:p>
          </table:table-cell>
          <table:table-cell office:value-type="time" office:time-value="PT13H07M00S">
            <text:p>13:07</text:p>
          </table:table-cell>
          <table:table-cell office:value-type="time" office:time-value="PT17H23M00S">
            <text:p>17:23</text:p>
          </table:table-cell>
          <table:table-cell office:value-type="time" office:time-value="PT21H09M00S">
            <text:p>21:09</text:p>
          </table:table-cell>
          <table:table-cell office:value-type="time" office:time-value="PT00H09M00S">
            <text:p>0:09</text:p>
          </table:table-cell>
          <table:table-cell office:value-type="time" office:time-value="PT01H07M00S">
            <text:p>1:07</text:p>
          </table:table-cell>
          <table:table-cell table:number-columns-repeated="1017"/>
        </table:table-row>
        <table:table-row table:style-name="ro1">
          <table:table-cell office:value-type="time" office:time-value="PT01H25M00S">
            <text:p>1:25</text:p>
          </table:table-cell>
          <table:table-cell office:value-type="time" office:time-value="PT05H05M00S">
            <text:p>5:05</text:p>
          </table:table-cell>
          <table:table-cell office:value-type="time" office:time-value="PT13H07M00S">
            <text:p>13:07</text:p>
          </table:table-cell>
          <table:table-cell office:value-type="time" office:time-value="PT17H24M00S">
            <text:p>17:24</text:p>
          </table:table-cell>
          <table:table-cell office:value-type="time" office:time-value="PT21H10M00S">
            <text:p>21:10</text:p>
          </table:table-cell>
          <table:table-cell office:value-type="time" office:time-value="PT00H11M00S">
            <text:p>0:11</text:p>
          </table:table-cell>
          <table:table-cell office:value-type="time" office:time-value="PT01H07M00S">
            <text:p>1:07</text:p>
          </table:table-cell>
          <table:table-cell table:number-columns-repeated="1017"/>
        </table:table-row>
        <table:table-row table:style-name="ro1">
          <table:table-cell office:value-type="time" office:time-value="PT01H17M00S">
            <text:p>1:17</text:p>
          </table:table-cell>
          <table:table-cell office:value-type="time" office:time-value="PT05H04M00S">
            <text:p>5:04</text:p>
          </table:table-cell>
          <table:table-cell office:value-type="time" office:time-value="PT13H07M00S">
            <text:p>13:07</text:p>
          </table:table-cell>
          <table:table-cell office:value-type="time" office:time-value="PT17H24M00S">
            <text:p>17:24</text:p>
          </table:table-cell>
          <table:table-cell office:value-type="time" office:time-value="PT21H11M00S">
            <text:p>21:11</text:p>
          </table:table-cell>
          <table:table-cell office:value-type="time" office:time-value="PT00H14M00S">
            <text:p>0:14</text:p>
          </table:table-cell>
          <table:table-cell office:value-type="time" office:time-value="PT01H07M00S">
            <text:p>1:07</text:p>
          </table:table-cell>
          <table:table-cell table:number-columns-repeated="1017"/>
        </table:table-row>
        <table:table-row table:style-name="ro1">
          <table:table-cell office:value-type="time" office:time-value="PT01H08M00S">
            <text:p>1:08</text:p>
          </table:table-cell>
          <table:table-cell office:value-type="time" office:time-value="PT05H04M00S">
            <text:p>5:04</text:p>
          </table:table-cell>
          <table:table-cell office:value-type="time" office:time-value="PT13H08M00S">
            <text:p>13:08</text:p>
          </table:table-cell>
          <table:table-cell office:value-type="time" office:time-value="PT17H24M00S">
            <text:p>17:24</text:p>
          </table:table-cell>
          <table:table-cell office:value-type="time" office:time-value="PT21H11M00S">
            <text:p>21:11</text:p>
          </table:table-cell>
          <table:table-cell office:value-type="time" office:time-value="PT00H16M00S">
            <text:p>0:16</text:p>
          </table:table-cell>
          <table:table-cell office:value-type="time" office:time-value="PT01H08M00S">
            <text:p>1:08</text:p>
          </table:table-cell>
          <table:table-cell table:number-columns-repeated="1017"/>
        </table:table-row>
        <table:table-row table:style-name="ro1">
          <table:table-cell office:value-type="time" office:time-value="PT01H08M00S">
            <text:p>1:08</text:p>
          </table:table-cell>
          <table:table-cell office:value-type="time" office:time-value="PT05H04M00S">
            <text:p>5:04</text:p>
          </table:table-cell>
          <table:table-cell office:value-type="time" office:time-value="PT13H08M00S">
            <text:p>13:08</text:p>
          </table:table-cell>
          <table:table-cell office:value-type="time" office:time-value="PT17H25M00S">
            <text:p>17:25</text:p>
          </table:table-cell>
          <table:table-cell office:value-type="time" office:time-value="PT21H12M00S">
            <text:p>21:12</text:p>
          </table:table-cell>
          <table:table-cell office:value-type="time" office:time-value="PT00H18M00S">
            <text:p>0:18</text:p>
          </table:table-cell>
          <table:table-cell office:value-type="time" office:time-value="PT01H08M00S">
            <text:p>1:08</text:p>
          </table:table-cell>
          <table:table-cell table:number-columns-repeated="1017"/>
        </table:table-row>
        <table:table-row table:style-name="ro1">
          <table:table-cell office:value-type="time" office:time-value="PT01H08M00S">
            <text:p>1:08</text:p>
          </table:table-cell>
          <table:table-cell office:value-type="time" office:time-value="PT05H03M00S">
            <text:p>5:03</text:p>
          </table:table-cell>
          <table:table-cell office:value-type="time" office:time-value="PT13H08M00S">
            <text:p>13:08</text:p>
          </table:table-cell>
          <table:table-cell office:value-type="time" office:time-value="PT17H25M00S">
            <text:p>17:25</text:p>
          </table:table-cell>
          <table:table-cell office:value-type="time" office:time-value="PT21H13M00S">
            <text:p>21:13</text:p>
          </table:table-cell>
          <table:table-cell office:value-type="time" office:time-value="PT00H20M00S">
            <text:p>0:20</text:p>
          </table:table-cell>
          <table:table-cell office:value-type="time" office:time-value="PT01H08M00S">
            <text:p>1:08</text:p>
          </table:table-cell>
          <table:table-cell table:number-columns-repeated="1017"/>
        </table:table-row>
        <table:table-row table:style-name="ro1">
          <table:table-cell office:value-type="time" office:time-value="PT01H08M00S">
            <text:p>1:08</text:p>
          </table:table-cell>
          <table:table-cell office:value-type="time" office:time-value="PT05H03M00S">
            <text:p>5:03</text:p>
          </table:table-cell>
          <table:table-cell office:value-type="time" office:time-value="PT13H08M00S">
            <text:p>13:08</text:p>
          </table:table-cell>
          <table:table-cell office:value-type="time" office:time-value="PT17H25M00S">
            <text:p>17:25</text:p>
          </table:table-cell>
          <table:table-cell office:value-type="time" office:time-value="PT21H13M00S">
            <text:p>21:13</text:p>
          </table:table-cell>
          <table:table-cell office:value-type="time" office:time-value="PT00H22M00S">
            <text:p>0:22</text:p>
          </table:table-cell>
          <table:table-cell office:value-type="time" office:time-value="PT01H08M00S">
            <text:p>1:08</text:p>
          </table:table-cell>
          <table:table-cell table:number-columns-repeated="1017"/>
        </table:table-row>
        <table:table-row table:style-name="ro1">
          <table:table-cell office:value-type="time" office:time-value="PT01H08M00S">
            <text:p>1:08</text:p>
          </table:table-cell>
          <table:table-cell office:value-type="time" office:time-value="PT05H03M00S">
            <text:p>5:03</text:p>
          </table:table-cell>
          <table:table-cell office:value-type="time" office:time-value="PT13H08M00S">
            <text:p>13:08</text:p>
          </table:table-cell>
          <table:table-cell office:value-type="time" office:time-value="PT17H26M00S">
            <text:p>17:26</text:p>
          </table:table-cell>
          <table:table-cell office:value-type="time" office:time-value="PT21H14M00S">
            <text:p>21:14</text:p>
          </table:table-cell>
          <table:table-cell office:value-type="time" office:time-value="PT00H23M00S">
            <text:p>0:23</text:p>
          </table:table-cell>
          <table:table-cell office:value-type="time" office:time-value="PT01H08M00S">
            <text:p>1:08</text:p>
          </table:table-cell>
          <table:table-cell table:number-columns-repeated="1017"/>
        </table:table-row>
        <table:table-row table:style-name="ro1">
          <table:table-cell office:value-type="time" office:time-value="PT01H09M00S">
            <text:p>1:09</text:p>
          </table:table-cell>
          <table:table-cell office:value-type="time" office:time-value="PT05H03M00S">
            <text:p>5:03</text:p>
          </table:table-cell>
          <table:table-cell office:value-type="time" office:time-value="PT13H09M00S">
            <text:p>13:09</text:p>
          </table:table-cell>
          <table:table-cell office:value-type="time" office:time-value="PT17H26M00S">
            <text:p>17:26</text:p>
          </table:table-cell>
          <table:table-cell office:value-type="time" office:time-value="PT21H14M00S">
            <text:p>21:14</text:p>
          </table:table-cell>
          <table:table-cell office:value-type="time" office:time-value="PT00H25M00S">
            <text:p>0:25</text:p>
          </table:table-cell>
          <table:table-cell office:value-type="time" office:time-value="PT01H09M00S">
            <text:p>1:09</text:p>
          </table:table-cell>
          <table:table-cell table:number-columns-repeated="1017"/>
        </table:table-row>
        <table:table-row table:style-name="ro1">
          <table:table-cell office:value-type="time" office:time-value="PT01H09M00S">
            <text:p>1:09</text:p>
          </table:table-cell>
          <table:table-cell office:value-type="time" office:time-value="PT05H03M00S">
            <text:p>5:03</text:p>
          </table:table-cell>
          <table:table-cell office:value-type="time" office:time-value="PT13H09M00S">
            <text:p>13:09</text:p>
          </table:table-cell>
          <table:table-cell office:value-type="time" office:time-value="PT17H26M00S">
            <text:p>17:26</text:p>
          </table:table-cell>
          <table:table-cell office:value-type="time" office:time-value="PT21H15M00S">
            <text:p>21:15</text:p>
          </table:table-cell>
          <table:table-cell office:value-type="time" office:time-value="PT00H26M00S">
            <text:p>0:26</text:p>
          </table:table-cell>
          <table:table-cell office:value-type="time" office:time-value="PT01H09M00S">
            <text:p>1:09</text:p>
          </table:table-cell>
          <table:table-cell table:number-columns-repeated="1017"/>
        </table:table-row>
        <table:table-row table:style-name="ro1">
          <table:table-cell office:value-type="time" office:time-value="PT01H09M00S">
            <text:p>1:09</text:p>
          </table:table-cell>
          <table:table-cell office:value-type="time" office:time-value="PT05H03M00S">
            <text:p>5:03</text:p>
          </table:table-cell>
          <table:table-cell office:value-type="time" office:time-value="PT13H09M00S">
            <text:p>13:09</text:p>
          </table:table-cell>
          <table:table-cell office:value-type="time" office:time-value="PT17H27M00S">
            <text:p>17:27</text:p>
          </table:table-cell>
          <table:table-cell office:value-type="time" office:time-value="PT21H15M00S">
            <text:p>21:15</text:p>
          </table:table-cell>
          <table:table-cell office:value-type="time" office:time-value="PT00H27M00S">
            <text:p>0:27</text:p>
          </table:table-cell>
          <table:table-cell office:value-type="time" office:time-value="PT01H09M00S">
            <text:p>1:09</text:p>
          </table:table-cell>
          <table:table-cell table:number-columns-repeated="1017"/>
        </table:table-row>
        <table:table-row table:style-name="ro1">
          <table:table-cell office:value-type="time" office:time-value="PT01H09M00S">
            <text:p>1:09</text:p>
          </table:table-cell>
          <table:table-cell office:value-type="time" office:time-value="PT05H03M00S">
            <text:p>5:03</text:p>
          </table:table-cell>
          <table:table-cell office:value-type="time" office:time-value="PT13H09M00S">
            <text:p>13:09</text:p>
          </table:table-cell>
          <table:table-cell office:value-type="time" office:time-value="PT17H27M00S">
            <text:p>17:27</text:p>
          </table:table-cell>
          <table:table-cell office:value-type="time" office:time-value="PT21H15M00S">
            <text:p>21:15</text:p>
          </table:table-cell>
          <table:table-cell office:value-type="time" office:time-value="PT00H28M00S">
            <text:p>0:28</text:p>
          </table:table-cell>
          <table:table-cell office:value-type="time" office:time-value="PT01H09M00S">
            <text:p>1:09</text:p>
          </table:table-cell>
          <table:table-cell table:number-columns-repeated="1017"/>
        </table:table-row>
        <table:table-row table:style-name="ro1">
          <table:table-cell office:value-type="time" office:time-value="PT01H09M00S">
            <text:p>1:09</text:p>
          </table:table-cell>
          <table:table-cell office:value-type="time" office:time-value="PT05H03M00S">
            <text:p>5:03</text:p>
          </table:table-cell>
          <table:table-cell office:value-type="time" office:time-value="PT13H09M00S">
            <text:p>13:09</text:p>
          </table:table-cell>
          <table:table-cell office:value-type="time" office:time-value="PT17H27M00S">
            <text:p>17:27</text:p>
          </table:table-cell>
          <table:table-cell office:value-type="time" office:time-value="PT21H16M00S">
            <text:p>21:16</text:p>
          </table:table-cell>
          <table:table-cell office:value-type="time" office:time-value="PT00H29M00S">
            <text:p>0:29</text:p>
          </table:table-cell>
          <table:table-cell office:value-type="time" office:time-value="PT01H09M00S">
            <text:p>1:09</text:p>
          </table:table-cell>
          <table:table-cell table:number-columns-repeated="1017"/>
        </table:table-row>
        <table:table-row table:style-name="ro1">
          <table:table-cell office:value-type="time" office:time-value="PT01H10M00S">
            <text:p>1:10</text:p>
          </table:table-cell>
          <table:table-cell office:value-type="time" office:time-value="PT05H04M00S">
            <text:p>5:04</text:p>
          </table:table-cell>
          <table:table-cell office:value-type="time" office:time-value="PT13H10M00S">
            <text:p>13:10</text:p>
          </table:table-cell>
          <table:table-cell office:value-type="time" office:time-value="PT17H27M00S">
            <text:p>17:27</text:p>
          </table:table-cell>
          <table:table-cell office:value-type="time" office:time-value="PT21H16M00S">
            <text:p>21:16</text:p>
          </table:table-cell>
          <table:table-cell office:value-type="time" office:time-value="PT00H29M00S">
            <text:p>0:29</text:p>
          </table:table-cell>
          <table:table-cell office:value-type="time" office:time-value="PT01H10M00S">
            <text:p>1:10</text:p>
          </table:table-cell>
          <table:table-cell table:number-columns-repeated="1017"/>
        </table:table-row>
        <table:table-row table:style-name="ro1">
          <table:table-cell office:value-type="time" office:time-value="PT01H10M00S">
            <text:p>1:10</text:p>
          </table:table-cell>
          <table:table-cell office:value-type="time" office:time-value="PT05H04M00S">
            <text:p>5:04</text:p>
          </table:table-cell>
          <table:table-cell office:value-type="time" office:time-value="PT13H10M00S">
            <text:p>13:10</text:p>
          </table:table-cell>
          <table:table-cell office:value-type="time" office:time-value="PT17H27M00S">
            <text:p>17:27</text:p>
          </table:table-cell>
          <table:table-cell office:value-type="time" office:time-value="PT21H16M00S">
            <text:p>21:16</text:p>
          </table:table-cell>
          <table:table-cell office:value-type="time" office:time-value="PT00H29M00S">
            <text:p>0:29</text:p>
          </table:table-cell>
          <table:table-cell office:value-type="time" office:time-value="PT01H10M00S">
            <text:p>1:10</text:p>
          </table:table-cell>
          <table:table-cell table:number-columns-repeated="1017"/>
        </table:table-row>
        <table:table-row table:style-name="ro1">
          <table:table-cell office:value-type="time" office:time-value="PT01H10M00S">
            <text:p>1:10</text:p>
          </table:table-cell>
          <table:table-cell office:value-type="time" office:time-value="PT05H04M00S">
            <text:p>5:04</text:p>
          </table:table-cell>
          <table:table-cell office:value-type="time" office:time-value="PT13H10M00S">
            <text:p>13:10</text:p>
          </table:table-cell>
          <table:table-cell office:value-type="time" office:time-value="PT17H28M00S">
            <text:p>17:28</text:p>
          </table:table-cell>
          <table:table-cell office:value-type="time" office:time-value="PT21H16M00S">
            <text:p>21:16</text:p>
          </table:table-cell>
          <table:table-cell office:value-type="time" office:time-value="PT00H29M00S">
            <text:p>0:29</text:p>
          </table:table-cell>
          <table:table-cell office:value-type="time" office:time-value="PT01H10M00S">
            <text:p>1:10</text:p>
          </table:table-cell>
          <table:table-cell table:number-columns-repeated="1017"/>
        </table:table-row>
        <table:table-row table:style-name="ro1">
          <table:table-cell office:value-type="time" office:time-value="PT01H10M00S">
            <text:p>1:10</text:p>
          </table:table-cell>
          <table:table-cell office:value-type="time" office:time-value="PT05H04M00S">
            <text:p>5:04</text:p>
          </table:table-cell>
          <table:table-cell office:value-type="time" office:time-value="PT13H10M00S">
            <text:p>13:10</text:p>
          </table:table-cell>
          <table:table-cell office:value-type="time" office:time-value="PT17H28M00S">
            <text:p>17:28</text:p>
          </table:table-cell>
          <table:table-cell office:value-type="time" office:time-value="PT21H16M00S">
            <text:p>21:16</text:p>
          </table:table-cell>
          <table:table-cell office:value-type="time" office:time-value="PT00H29M00S">
            <text:p>0:29</text:p>
          </table:table-cell>
          <table:table-cell office:value-type="time" office:time-value="PT01H10M00S">
            <text:p>1:10</text:p>
          </table:table-cell>
          <table:table-cell table:number-columns-repeated="1017"/>
        </table:table-row>
        <table:table-row table:style-name="ro1">
          <table:table-cell office:value-type="time" office:time-value="PT01H11M00S">
            <text:p>1:11</text:p>
          </table:table-cell>
          <table:table-cell office:value-type="time" office:time-value="PT05H05M00S">
            <text:p>5:05</text:p>
          </table:table-cell>
          <table:table-cell office:value-type="time" office:time-value="PT13H11M00S">
            <text:p>13:11</text:p>
          </table:table-cell>
          <table:table-cell office:value-type="time" office:time-value="PT17H28M00S">
            <text:p>17:28</text:p>
          </table:table-cell>
          <table:table-cell office:value-type="time" office:time-value="PT21H16M00S">
            <text:p>21:16</text:p>
          </table:table-cell>
          <table:table-cell office:value-type="time" office:time-value="PT00H28M00S">
            <text:p>0:28</text:p>
          </table:table-cell>
          <table:table-cell office:value-type="time" office:time-value="PT01H11M00S">
            <text:p>1:11</text:p>
          </table:table-cell>
          <table:table-cell table:number-columns-repeated="1017"/>
        </table:table-row>
        <table:table-row table:style-name="ro1">
          <table:table-cell office:value-type="time" office:time-value="PT01H11M00S">
            <text:p>1:11</text:p>
          </table:table-cell>
          <table:table-cell office:value-type="time" office:time-value="PT05H05M00S">
            <text:p>5:05</text:p>
          </table:table-cell>
          <table:table-cell office:value-type="time" office:time-value="PT13H11M00S">
            <text:p>13:11</text:p>
          </table:table-cell>
          <table:table-cell office:value-type="time" office:time-value="PT17H28M00S">
            <text:p>17:28</text:p>
          </table:table-cell>
          <table:table-cell office:value-type="time" office:time-value="PT21H16M00S">
            <text:p>21:16</text:p>
          </table:table-cell>
          <table:table-cell office:value-type="time" office:time-value="PT00H27M00S">
            <text:p>0:27</text:p>
          </table:table-cell>
          <table:table-cell office:value-type="time" office:time-value="PT01H11M00S">
            <text:p>1:11</text:p>
          </table:table-cell>
          <table:table-cell table:number-columns-repeated="1017"/>
        </table:table-row>
        <table:table-row table:style-name="ro1">
          <table:table-cell office:value-type="time" office:time-value="PT01H11M00S">
            <text:p>1:11</text:p>
          </table:table-cell>
          <table:table-cell office:value-type="time" office:time-value="PT05H05M00S">
            <text:p>5:05</text:p>
          </table:table-cell>
          <table:table-cell office:value-type="time" office:time-value="PT13H11M00S">
            <text:p>13:11</text:p>
          </table:table-cell>
          <table:table-cell office:value-type="time" office:time-value="PT17H28M00S">
            <text:p>17:28</text:p>
          </table:table-cell>
          <table:table-cell office:value-type="time" office:time-value="PT21H16M00S">
            <text:p>21:16</text:p>
          </table:table-cell>
          <table:table-cell office:value-type="time" office:time-value="PT00H26M00S">
            <text:p>0:26</text:p>
          </table:table-cell>
          <table:table-cell office:value-type="time" office:time-value="PT01H11M00S">
            <text:p>1:11</text:p>
          </table:table-cell>
          <table:table-cell table:number-columns-repeated="1017"/>
        </table:table-row>
        <table:table-row table:style-name="ro1">
          <table:table-cell office:value-type="time" office:time-value="PT01H11M00S">
            <text:p>1:11</text:p>
          </table:table-cell>
          <table:table-cell office:value-type="time" office:time-value="PT05H06M00S">
            <text:p>5:06</text:p>
          </table:table-cell>
          <table:table-cell office:value-type="time" office:time-value="PT13H11M00S">
            <text:p>13:11</text:p>
          </table:table-cell>
          <table:table-cell office:value-type="time" office:time-value="PT17H28M00S">
            <text:p>17:28</text:p>
          </table:table-cell>
          <table:table-cell office:value-type="time" office:time-value="PT21H16M00S">
            <text:p>21:16</text:p>
          </table:table-cell>
          <table:table-cell office:value-type="time" office:time-value="PT00H25M00S">
            <text:p>0:25</text:p>
          </table:table-cell>
          <table:table-cell office:value-type="time" office:time-value="PT01H11M00S">
            <text:p>1:11</text:p>
          </table:table-cell>
          <table:table-cell table:number-columns-repeated="1017"/>
        </table:table-row>
        <table:table-row table:style-name="ro1">
          <table:table-cell office:value-type="time" office:time-value="PT01H11M00S">
            <text:p>1:11</text:p>
          </table:table-cell>
          <table:table-cell office:value-type="time" office:time-value="PT05H06M00S">
            <text:p>5:06</text:p>
          </table:table-cell>
          <table:table-cell office:value-type="time" office:time-value="PT13H11M00S">
            <text:p>13:11</text:p>
          </table:table-cell>
          <table:table-cell office:value-type="time" office:time-value="PT17H29M00S">
            <text:p>17:29</text:p>
          </table:table-cell>
          <table:table-cell office:value-type="time" office:time-value="PT21H16M00S">
            <text:p>21:16</text:p>
          </table:table-cell>
          <table:table-cell office:value-type="time" office:time-value="PT00H24M00S">
            <text:p>0:24</text:p>
          </table:table-cell>
          <table:table-cell office:value-type="time" office:time-value="PT01H11M00S">
            <text:p>1:11</text:p>
          </table:table-cell>
          <table:table-cell table:number-columns-repeated="1017"/>
        </table:table-row>
        <table:table-row table:style-name="ro1">
          <table:table-cell office:value-type="time" office:time-value="PT01H11M00S">
            <text:p>1:11</text:p>
          </table:table-cell>
          <table:table-cell office:value-type="time" office:time-value="PT05H07M00S">
            <text:p>5:07</text:p>
          </table:table-cell>
          <table:table-cell office:value-type="time" office:time-value="PT13H12M00S">
            <text:p>13:12</text:p>
          </table:table-cell>
          <table:table-cell office:value-type="time" office:time-value="PT17H29M00S">
            <text:p>17:29</text:p>
          </table:table-cell>
          <table:table-cell office:value-type="time" office:time-value="PT21H16M00S">
            <text:p>21:16</text:p>
          </table:table-cell>
          <table:table-cell office:value-type="time" office:time-value="PT00H22M00S">
            <text:p>0:22</text:p>
          </table:table-cell>
          <table:table-cell office:value-type="time" office:time-value="PT01H11M00S">
            <text:p>1:11</text:p>
          </table:table-cell>
          <table:table-cell table:number-columns-repeated="1017"/>
        </table:table-row>
        <table:table-row table:style-name="ro1">
          <table:table-cell office:value-type="time" office:time-value="PT01H12M00S">
            <text:p>1:12</text:p>
          </table:table-cell>
          <table:table-cell office:value-type="time" office:time-value="PT05H08M00S">
            <text:p>5:08</text:p>
          </table:table-cell>
          <table:table-cell office:value-type="time" office:time-value="PT13H12M00S">
            <text:p>13:12</text:p>
          </table:table-cell>
          <table:table-cell office:value-type="time" office:time-value="PT17H29M00S">
            <text:p>17:29</text:p>
          </table:table-cell>
          <table:table-cell office:value-type="time" office:time-value="PT21H16M00S">
            <text:p>21:16</text:p>
          </table:table-cell>
          <table:table-cell office:value-type="time" office:time-value="PT00H21M00S">
            <text:p>0:21</text:p>
          </table:table-cell>
          <table:table-cell office:value-type="time" office:time-value="PT01H12M00S">
            <text:p>1:12</text:p>
          </table:table-cell>
          <table:table-cell table:number-columns-repeated="1017"/>
        </table:table-row>
        <table:table-row table:style-name="ro1">
          <table:table-cell office:value-type="time" office:time-value="PT01H12M00S">
            <text:p>1:12</text:p>
          </table:table-cell>
          <table:table-cell office:value-type="time" office:time-value="PT05H08M00S">
            <text:p>5:08</text:p>
          </table:table-cell>
          <table:table-cell office:value-type="time" office:time-value="PT13H12M00S">
            <text:p>13:12</text:p>
          </table:table-cell>
          <table:table-cell office:value-type="time" office:time-value="PT17H29M00S">
            <text:p>17:29</text:p>
          </table:table-cell>
          <table:table-cell office:value-type="time" office:time-value="PT21H16M00S">
            <text:p>21:16</text:p>
          </table:table-cell>
          <table:table-cell office:value-type="time" office:time-value="PT00H19M00S">
            <text:p>0:19</text:p>
          </table:table-cell>
          <table:table-cell office:value-type="time" office:time-value="PT01H12M00S">
            <text:p>1:12</text:p>
          </table:table-cell>
          <table:table-cell table:number-columns-repeated="1017"/>
        </table:table-row>
        <table:table-row table:style-name="ro1">
          <table:table-cell office:value-type="time" office:time-value="PT01H14M00S">
            <text:p>1:14</text:p>
          </table:table-cell>
          <table:table-cell office:value-type="time" office:time-value="PT05H09M00S">
            <text:p>5:09</text:p>
          </table:table-cell>
          <table:table-cell office:value-type="time" office:time-value="PT13H12M00S">
            <text:p>13:12</text:p>
          </table:table-cell>
          <table:table-cell office:value-type="time" office:time-value="PT17H29M00S">
            <text:p>17:29</text:p>
          </table:table-cell>
          <table:table-cell office:value-type="time" office:time-value="PT21H15M00S">
            <text:p>21:15</text:p>
          </table:table-cell>
          <table:table-cell office:value-type="time" office:time-value="PT00H17M00S">
            <text:p>0:17</text:p>
          </table:table-cell>
          <table:table-cell office:value-type="time" office:time-value="PT01H12M00S">
            <text:p>1:12</text:p>
          </table:table-cell>
          <table:table-cell table:number-columns-repeated="1017"/>
        </table:table-row>
        <table:table-row table:style-name="ro1">
          <table:table-cell office:value-type="time" office:time-value="PT01H28M00S">
            <text:p>1:28</text:p>
          </table:table-cell>
          <table:table-cell office:value-type="time" office:time-value="PT05H10M00S">
            <text:p>5:10</text:p>
          </table:table-cell>
          <table:table-cell office:value-type="time" office:time-value="PT13H12M00S">
            <text:p>13:12</text:p>
          </table:table-cell>
          <table:table-cell office:value-type="time" office:time-value="PT17H29M00S">
            <text:p>17:29</text:p>
          </table:table-cell>
          <table:table-cell office:value-type="time" office:time-value="PT21H15M00S">
            <text:p>21:15</text:p>
          </table:table-cell>
          <table:table-cell office:value-type="time" office:time-value="PT00H15M00S">
            <text:p>0:15</text:p>
          </table:table-cell>
          <table:table-cell office:value-type="time" office:time-value="PT01H12M00S">
            <text:p>1:12</text:p>
          </table:table-cell>
          <table:table-cell table:number-columns-repeated="1017"/>
        </table:table-row>
        <table:table-row table:style-name="ro1">
          <table:table-cell office:value-type="time" office:time-value="PT01H35M00S">
            <text:p>1:35</text:p>
          </table:table-cell>
          <table:table-cell office:value-type="time" office:time-value="PT05H10M00S">
            <text:p>5:10</text:p>
          </table:table-cell>
          <table:table-cell office:value-type="time" office:time-value="PT13H13M00S">
            <text:p>13:13</text:p>
          </table:table-cell>
          <table:table-cell office:value-type="time" office:time-value="PT17H29M00S">
            <text:p>17:29</text:p>
          </table:table-cell>
          <table:table-cell office:value-type="time" office:time-value="PT21H14M00S">
            <text:p>21:14</text:p>
          </table:table-cell>
          <table:table-cell office:value-type="time" office:time-value="PT00H13M00S">
            <text:p>0:13</text:p>
          </table:table-cell>
          <table:table-cell office:value-type="time" office:time-value="PT01H12M00S">
            <text:p>1:12</text:p>
          </table:table-cell>
          <table:table-cell table:number-columns-repeated="1017"/>
        </table:table-row>
        <table:table-row table:style-name="ro1">
          <table:table-cell office:value-type="time" office:time-value="PT01H40M00S">
            <text:p>1:40</text:p>
          </table:table-cell>
          <table:table-cell office:value-type="time" office:time-value="PT05H11M00S">
            <text:p>5:11</text:p>
          </table:table-cell>
          <table:table-cell office:value-type="time" office:time-value="PT13H13M00S">
            <text:p>13:13</text:p>
          </table:table-cell>
          <table:table-cell office:value-type="time" office:time-value="PT17H29M00S">
            <text:p>17:29</text:p>
          </table:table-cell>
          <table:table-cell office:value-type="time" office:time-value="PT21H14M00S">
            <text:p>21:14</text:p>
          </table:table-cell>
          <table:table-cell office:value-type="time" office:time-value="PT00H11M00S">
            <text:p>0:11</text:p>
          </table:table-cell>
          <table:table-cell office:value-type="time" office:time-value="PT01H13M00S">
            <text:p>1:13</text:p>
          </table:table-cell>
          <table:table-cell table:number-columns-repeated="1017"/>
        </table:table-row>
        <table:table-row table:style-name="ro1">
          <table:table-cell office:value-type="time" office:time-value="PT01H45M00S">
            <text:p>1:45</text:p>
          </table:table-cell>
          <table:table-cell office:value-type="time" office:time-value="PT05H12M00S">
            <text:p>5:12</text:p>
          </table:table-cell>
          <table:table-cell office:value-type="time" office:time-value="PT13H13M00S">
            <text:p>13:13</text:p>
          </table:table-cell>
          <table:table-cell office:value-type="time" office:time-value="PT17H29M00S">
            <text:p>17:29</text:p>
          </table:table-cell>
          <table:table-cell office:value-type="time" office:time-value="PT21H14M00S">
            <text:p>21:14</text:p>
          </table:table-cell>
          <table:table-cell office:value-type="time" office:time-value="PT00H09M00S">
            <text:p>0:09</text:p>
          </table:table-cell>
          <table:table-cell office:value-type="time" office:time-value="PT01H13M00S">
            <text:p>1:13</text:p>
          </table:table-cell>
          <table:table-cell table:number-columns-repeated="1017"/>
        </table:table-row>
        <table:table-row table:style-name="ro1">
          <table:table-cell office:value-type="time" office:time-value="PT01H50M00S">
            <text:p>1:50</text:p>
          </table:table-cell>
          <table:table-cell office:value-type="time" office:time-value="PT05H13M00S">
            <text:p>5:13</text:p>
          </table:table-cell>
          <table:table-cell office:value-type="time" office:time-value="PT13H13M00S">
            <text:p>13:13</text:p>
          </table:table-cell>
          <table:table-cell office:value-type="time" office:time-value="PT17H29M00S">
            <text:p>17:29</text:p>
          </table:table-cell>
          <table:table-cell office:value-type="time" office:time-value="PT21H13M00S">
            <text:p>21:13</text:p>
          </table:table-cell>
          <table:table-cell office:value-type="time" office:time-value="PT00H06M00S">
            <text:p>0:06</text:p>
          </table:table-cell>
          <table:table-cell office:value-type="time" office:time-value="PT01H13M00S">
            <text:p>1:13</text:p>
          </table:table-cell>
          <table:table-cell table:number-columns-repeated="1017"/>
        </table:table-row>
        <table:table-row table:style-name="ro1">
          <table:table-cell office:value-type="time" office:time-value="PT01H54M00S">
            <text:p>1:54</text:p>
          </table:table-cell>
          <table:table-cell office:value-type="time" office:time-value="PT05H14M00S">
            <text:p>5:14</text:p>
          </table:table-cell>
          <table:table-cell office:value-type="time" office:time-value="PT13H13M00S">
            <text:p>13:13</text:p>
          </table:table-cell>
          <table:table-cell office:value-type="time" office:time-value="PT17H29M00S">
            <text:p>17:29</text:p>
          </table:table-cell>
          <table:table-cell office:value-type="time" office:time-value="PT21H12M00S">
            <text:p>21:12</text:p>
          </table:table-cell>
          <table:table-cell office:value-type="time" office:time-value="PT00H04M00S">
            <text:p>0:04</text:p>
          </table:table-cell>
          <table:table-cell office:value-type="time" office:time-value="PT01H13M00S">
            <text:p>1:13</text:p>
          </table:table-cell>
          <table:table-cell table:number-columns-repeated="1017"/>
        </table:table-row>
        <table:table-row table:style-name="ro1">
          <table:table-cell office:value-type="time" office:time-value="PT01H58M00S">
            <text:p>1:58</text:p>
          </table:table-cell>
          <table:table-cell office:value-type="time" office:time-value="PT05H14M00S">
            <text:p>5:14</text:p>
          </table:table-cell>
          <table:table-cell office:value-type="time" office:time-value="PT13H13M00S">
            <text:p>13:13</text:p>
          </table:table-cell>
          <table:table-cell office:value-type="time" office:time-value="PT17H29M00S">
            <text:p>17:29</text:p>
          </table:table-cell>
          <table:table-cell office:value-type="time" office:time-value="PT21H12M00S">
            <text:p>21:12</text:p>
          </table:table-cell>
          <table:table-cell office:value-type="time" office:time-value="PT00H02M00S">
            <text:p>0:02</text:p>
          </table:table-cell>
          <table:table-cell office:value-type="time" office:time-value="PT01H13M00S">
            <text:p>1:13</text:p>
          </table:table-cell>
          <table:table-cell table:number-columns-repeated="1017"/>
        </table:table-row>
        <table:table-row table:style-name="ro1">
          <table:table-cell office:value-type="time" office:time-value="PT02H02M00S">
            <text:p>2:02</text:p>
          </table:table-cell>
          <table:table-cell office:value-type="time" office:time-value="PT05H15M00S">
            <text:p>5:15</text:p>
          </table:table-cell>
          <table:table-cell office:value-type="time" office:time-value="PT13H13M00S">
            <text:p>13:13</text:p>
          </table:table-cell>
          <table:table-cell office:value-type="time" office:time-value="PT17H28M00S">
            <text:p>17:28</text:p>
          </table:table-cell>
          <table:table-cell office:value-type="time" office:time-value="PT21H11M00S">
            <text:p>21:11</text:p>
          </table:table-cell>
          <table:table-cell office:value-type="time" office:time-value="PT23H59M00S">
            <text:p>23:59</text:p>
          </table:table-cell>
          <table:table-cell office:value-type="time" office:time-value="PT01H13M00S">
            <text:p>1:13</text:p>
          </table:table-cell>
          <table:table-cell table:number-columns-repeated="1017"/>
        </table:table-row>
        <table:table-row table:style-name="ro1">
          <table:table-cell office:value-type="time" office:time-value="PT02H06M00S">
            <text:p>2:06</text:p>
          </table:table-cell>
          <table:table-cell office:value-type="time" office:time-value="PT05H16M00S">
            <text:p>5:16</text:p>
          </table:table-cell>
          <table:table-cell office:value-type="time" office:time-value="PT13H14M00S">
            <text:p>13:14</text:p>
          </table:table-cell>
          <table:table-cell office:value-type="time" office:time-value="PT17H28M00S">
            <text:p>17:28</text:p>
          </table:table-cell>
          <table:table-cell office:value-type="time" office:time-value="PT21H10M00S">
            <text:p>21:10</text:p>
          </table:table-cell>
          <table:table-cell office:value-type="time" office:time-value="PT23H57M00S">
            <text:p>23:57</text:p>
          </table:table-cell>
          <table:table-cell office:value-type="time" office:time-value="PT01H13M00S">
            <text:p>1:13</text:p>
          </table:table-cell>
          <table:table-cell table:number-columns-repeated="1017"/>
        </table:table-row>
        <table:table-row table:style-name="ro1">
          <table:table-cell office:value-type="time" office:time-value="PT02H10M00S">
            <text:p>2:10</text:p>
          </table:table-cell>
          <table:table-cell office:value-type="time" office:time-value="PT05H17M00S">
            <text:p>5:17</text:p>
          </table:table-cell>
          <table:table-cell office:value-type="time" office:time-value="PT13H14M00S">
            <text:p>13:14</text:p>
          </table:table-cell>
          <table:table-cell office:value-type="time" office:time-value="PT17H28M00S">
            <text:p>17:28</text:p>
          </table:table-cell>
          <table:table-cell office:value-type="time" office:time-value="PT21H10M00S">
            <text:p>21:10</text:p>
          </table:table-cell>
          <table:table-cell office:value-type="time" office:time-value="PT23H54M00S">
            <text:p>23:54</text:p>
          </table:table-cell>
          <table:table-cell office:value-type="time" office:time-value="PT01H13M00S">
            <text:p>1:13</text:p>
          </table:table-cell>
          <table:table-cell table:number-columns-repeated="1017"/>
        </table:table-row>
        <table:table-row table:style-name="ro1">
          <table:table-cell office:value-type="time" office:time-value="PT02H14M00S">
            <text:p>2:14</text:p>
          </table:table-cell>
          <table:table-cell office:value-type="time" office:time-value="PT05H18M00S">
            <text:p>5:18</text:p>
          </table:table-cell>
          <table:table-cell office:value-type="time" office:time-value="PT13H14M00S">
            <text:p>13:14</text:p>
          </table:table-cell>
          <table:table-cell office:value-type="time" office:time-value="PT17H28M00S">
            <text:p>17:28</text:p>
          </table:table-cell>
          <table:table-cell office:value-type="time" office:time-value="PT21H09M00S">
            <text:p>21:09</text:p>
          </table:table-cell>
          <table:table-cell office:value-type="time" office:time-value="PT23H52M00S">
            <text:p>23:52</text:p>
          </table:table-cell>
          <table:table-cell office:value-type="time" office:time-value="PT01H14M00S">
            <text:p>1:14</text:p>
          </table:table-cell>
          <table:table-cell table:number-columns-repeated="1017"/>
        </table:table-row>
        <table:table-row table:style-name="ro1">
          <table:table-cell office:value-type="time" office:time-value="PT02H17M00S">
            <text:p>2:17</text:p>
          </table:table-cell>
          <table:table-cell office:value-type="time" office:time-value="PT05H19M00S">
            <text:p>5:19</text:p>
          </table:table-cell>
          <table:table-cell office:value-type="time" office:time-value="PT13H14M00S">
            <text:p>13:14</text:p>
          </table:table-cell>
          <table:table-cell office:value-type="time" office:time-value="PT17H28M00S">
            <text:p>17:28</text:p>
          </table:table-cell>
          <table:table-cell office:value-type="time" office:time-value="PT21H08M00S">
            <text:p>21:08</text:p>
          </table:table-cell>
          <table:table-cell office:value-type="time" office:time-value="PT23H49M00S">
            <text:p>23:49</text:p>
          </table:table-cell>
          <table:table-cell office:value-type="time" office:time-value="PT01H14M00S">
            <text:p>1:14</text:p>
          </table:table-cell>
          <table:table-cell table:number-columns-repeated="1017"/>
        </table:table-row>
        <table:table-row table:style-name="ro1">
          <table:table-cell office:value-type="time" office:time-value="PT02H21M00S">
            <text:p>2:21</text:p>
          </table:table-cell>
          <table:table-cell office:value-type="time" office:time-value="PT05H20M00S">
            <text:p>5:20</text:p>
          </table:table-cell>
          <table:table-cell office:value-type="time" office:time-value="PT13H14M00S">
            <text:p>13:14</text:p>
          </table:table-cell>
          <table:table-cell office:value-type="time" office:time-value="PT17H28M00S">
            <text:p>17:28</text:p>
          </table:table-cell>
          <table:table-cell office:value-type="time" office:time-value="PT21H07M00S">
            <text:p>21:07</text:p>
          </table:table-cell>
          <table:table-cell office:value-type="time" office:time-value="PT23H47M00S">
            <text:p>23:47</text:p>
          </table:table-cell>
          <table:table-cell office:value-type="time" office:time-value="PT01H14M00S">
            <text:p>1:14</text:p>
          </table:table-cell>
          <table:table-cell table:number-columns-repeated="1017"/>
        </table:table-row>
        <table:table-row table:style-name="ro1">
          <table:table-cell office:value-type="time" office:time-value="PT02H24M00S">
            <text:p>2:24</text:p>
          </table:table-cell>
          <table:table-cell office:value-type="time" office:time-value="PT05H22M00S">
            <text:p>5:22</text:p>
          </table:table-cell>
          <table:table-cell office:value-type="time" office:time-value="PT13H14M00S">
            <text:p>13:14</text:p>
          </table:table-cell>
          <table:table-cell office:value-type="time" office:time-value="PT17H27M00S">
            <text:p>17:27</text:p>
          </table:table-cell>
          <table:table-cell office:value-type="time" office:time-value="PT21H06M00S">
            <text:p>21:06</text:p>
          </table:table-cell>
          <table:table-cell office:value-type="time" office:time-value="PT23H44M00S">
            <text:p>23:44</text:p>
          </table:table-cell>
          <table:table-cell office:value-type="time" office:time-value="PT01H14M00S">
            <text:p>1:14</text:p>
          </table:table-cell>
          <table:table-cell table:number-columns-repeated="1017"/>
        </table:table-row>
        <table:table-row table:style-name="ro1">
          <table:table-cell office:value-type="time" office:time-value="PT02H28M00S">
            <text:p>2:28</text:p>
          </table:table-cell>
          <table:table-cell office:value-type="time" office:time-value="PT05H23M00S">
            <text:p>5:23</text:p>
          </table:table-cell>
          <table:table-cell office:value-type="time" office:time-value="PT13H14M00S">
            <text:p>13:14</text:p>
          </table:table-cell>
          <table:table-cell office:value-type="time" office:time-value="PT17H27M00S">
            <text:p>17:27</text:p>
          </table:table-cell>
          <table:table-cell office:value-type="time" office:time-value="PT21H05M00S">
            <text:p>21:05</text:p>
          </table:table-cell>
          <table:table-cell office:value-type="time" office:time-value="PT23H42M00S">
            <text:p>23:42</text:p>
          </table:table-cell>
          <table:table-cell office:value-type="time" office:time-value="PT01H14M00S">
            <text:p>1:14</text:p>
          </table:table-cell>
          <table:table-cell table:number-columns-repeated="1017"/>
        </table:table-row>
        <table:table-row table:style-name="ro1">
          <table:table-cell office:value-type="time" office:time-value="PT02H31M00S">
            <text:p>2:31</text:p>
          </table:table-cell>
          <table:table-cell office:value-type="time" office:time-value="PT05H24M00S">
            <text:p>5:24</text:p>
          </table:table-cell>
          <table:table-cell office:value-type="time" office:time-value="PT13H14M00S">
            <text:p>13:14</text:p>
          </table:table-cell>
          <table:table-cell office:value-type="time" office:time-value="PT17H27M00S">
            <text:p>17:27</text:p>
          </table:table-cell>
          <table:table-cell office:value-type="time" office:time-value="PT21H04M00S">
            <text:p>21:04</text:p>
          </table:table-cell>
          <table:table-cell office:value-type="time" office:time-value="PT23H39M00S">
            <text:p>23:39</text:p>
          </table:table-cell>
          <table:table-cell office:value-type="time" office:time-value="PT01H14M00S">
            <text:p>1:14</text:p>
          </table:table-cell>
          <table:table-cell table:number-columns-repeated="1017"/>
        </table:table-row>
        <table:table-row table:style-name="ro1">
          <table:table-cell office:value-type="time" office:time-value="PT02H34M00S">
            <text:p>2:34</text:p>
          </table:table-cell>
          <table:table-cell office:value-type="time" office:time-value="PT05H25M00S">
            <text:p>5:25</text:p>
          </table:table-cell>
          <table:table-cell office:value-type="time" office:time-value="PT13H14M00S">
            <text:p>13:14</text:p>
          </table:table-cell>
          <table:table-cell office:value-type="time" office:time-value="PT17H27M00S">
            <text:p>17:27</text:p>
          </table:table-cell>
          <table:table-cell office:value-type="time" office:time-value="PT21H03M00S">
            <text:p>21:03</text:p>
          </table:table-cell>
          <table:table-cell office:value-type="time" office:time-value="PT23H36M00S">
            <text:p>23:36</text:p>
          </table:table-cell>
          <table:table-cell office:value-type="time" office:time-value="PT01H14M00S">
            <text:p>1:14</text:p>
          </table:table-cell>
          <table:table-cell table:number-columns-repeated="1017"/>
        </table:table-row>
        <table:table-row table:style-name="ro1">
          <table:table-cell office:value-type="time" office:time-value="PT02H38M00S">
            <text:p>2:38</text:p>
          </table:table-cell>
          <table:table-cell office:value-type="time" office:time-value="PT05H26M00S">
            <text:p>5:26</text:p>
          </table:table-cell>
          <table:table-cell office:value-type="time" office:time-value="PT13H14M00S">
            <text:p>13:14</text:p>
          </table:table-cell>
          <table:table-cell office:value-type="time" office:time-value="PT17H26M00S">
            <text:p>17:26</text:p>
          </table:table-cell>
          <table:table-cell office:value-type="time" office:time-value="PT21H02M00S">
            <text:p>21:02</text:p>
          </table:table-cell>
          <table:table-cell office:value-type="time" office:time-value="PT23H34M00S">
            <text:p>23:34</text:p>
          </table:table-cell>
          <table:table-cell office:value-type="time" office:time-value="PT01H14M00S">
            <text:p>1:14</text:p>
          </table:table-cell>
          <table:table-cell table:number-columns-repeated="1017"/>
        </table:table-row>
        <table:table-row table:style-name="ro1">
          <table:table-cell office:value-type="time" office:time-value="PT02H41M00S">
            <text:p>2:41</text:p>
          </table:table-cell>
          <table:table-cell office:value-type="time" office:time-value="PT05H27M00S">
            <text:p>5:27</text:p>
          </table:table-cell>
          <table:table-cell office:value-type="time" office:time-value="PT13H14M00S">
            <text:p>13:14</text:p>
          </table:table-cell>
          <table:table-cell office:value-type="time" office:time-value="PT17H26M00S">
            <text:p>17:26</text:p>
          </table:table-cell>
          <table:table-cell office:value-type="time" office:time-value="PT21H01M00S">
            <text:p>21:01</text:p>
          </table:table-cell>
          <table:table-cell office:value-type="time" office:time-value="PT23H31M00S">
            <text:p>23:31</text:p>
          </table:table-cell>
          <table:table-cell office:value-type="time" office:time-value="PT01H14M00S">
            <text:p>1:14</text:p>
          </table:table-cell>
          <table:table-cell table:number-columns-repeated="1017"/>
        </table:table-row>
        <table:table-row table:style-name="ro1">
          <table:table-cell office:value-type="time" office:time-value="PT02H44M00S">
            <text:p>2:44</text:p>
          </table:table-cell>
          <table:table-cell office:value-type="time" office:time-value="PT05H28M00S">
            <text:p>5:28</text:p>
          </table:table-cell>
          <table:table-cell office:value-type="time" office:time-value="PT13H14M00S">
            <text:p>13:14</text:p>
          </table:table-cell>
          <table:table-cell office:value-type="time" office:time-value="PT17H25M00S">
            <text:p>17:25</text:p>
          </table:table-cell>
          <table:table-cell office:value-type="time" office:time-value="PT21H00M00S">
            <text:p>21:00</text:p>
          </table:table-cell>
          <table:table-cell office:value-type="time" office:time-value="PT23H28M00S">
            <text:p>23:28</text:p>
          </table:table-cell>
          <table:table-cell office:value-type="time" office:time-value="PT01H14M00S">
            <text:p>1:14</text:p>
          </table:table-cell>
          <table:table-cell table:number-columns-repeated="1017"/>
        </table:table-row>
        <table:table-row table:style-name="ro1">
          <table:table-cell office:value-type="time" office:time-value="PT02H47M00S">
            <text:p>2:47</text:p>
          </table:table-cell>
          <table:table-cell office:value-type="time" office:time-value="PT05H30M00S">
            <text:p>5:30</text:p>
          </table:table-cell>
          <table:table-cell office:value-type="time" office:time-value="PT13H15M00S">
            <text:p>13:15</text:p>
          </table:table-cell>
          <table:table-cell office:value-type="time" office:time-value="PT17H25M00S">
            <text:p>17:25</text:p>
          </table:table-cell>
          <table:table-cell office:value-type="time" office:time-value="PT20H59M00S">
            <text:p>20:59</text:p>
          </table:table-cell>
          <table:table-cell office:value-type="time" office:time-value="PT23H26M00S">
            <text:p>23:26</text:p>
          </table:table-cell>
          <table:table-cell office:value-type="time" office:time-value="PT01H14M00S">
            <text:p>1:14</text:p>
          </table:table-cell>
          <table:table-cell table:number-columns-repeated="1017"/>
        </table:table-row>
        <table:table-row table:style-name="ro1">
          <table:table-cell office:value-type="time" office:time-value="PT02H50M00S">
            <text:p>2:50</text:p>
          </table:table-cell>
          <table:table-cell office:value-type="time" office:time-value="PT05H31M00S">
            <text:p>5:31</text:p>
          </table:table-cell>
          <table:table-cell office:value-type="time" office:time-value="PT13H15M00S">
            <text:p>13:15</text:p>
          </table:table-cell>
          <table:table-cell office:value-type="time" office:time-value="PT17H25M00S">
            <text:p>17:25</text:p>
          </table:table-cell>
          <table:table-cell office:value-type="time" office:time-value="PT20H57M00S">
            <text:p>20:57</text:p>
          </table:table-cell>
          <table:table-cell office:value-type="time" office:time-value="PT23H23M00S">
            <text:p>23:23</text:p>
          </table:table-cell>
          <table:table-cell office:value-type="time" office:time-value="PT01H14M00S">
            <text:p>1:14</text:p>
          </table:table-cell>
          <table:table-cell table:number-columns-repeated="1017"/>
        </table:table-row>
        <table:table-row table:style-name="ro1">
          <table:table-cell office:value-type="time" office:time-value="PT02H53M00S">
            <text:p>2:53</text:p>
          </table:table-cell>
          <table:table-cell office:value-type="time" office:time-value="PT05H32M00S">
            <text:p>5:32</text:p>
          </table:table-cell>
          <table:table-cell office:value-type="time" office:time-value="PT13H15M00S">
            <text:p>13:15</text:p>
          </table:table-cell>
          <table:table-cell office:value-type="time" office:time-value="PT17H24M00S">
            <text:p>17:24</text:p>
          </table:table-cell>
          <table:table-cell office:value-type="time" office:time-value="PT20H56M00S">
            <text:p>20:56</text:p>
          </table:table-cell>
          <table:table-cell office:value-type="time" office:time-value="PT23H20M00S">
            <text:p>23:20</text:p>
          </table:table-cell>
          <table:table-cell office:value-type="time" office:time-value="PT01H14M00S">
            <text:p>1:14</text:p>
          </table:table-cell>
          <table:table-cell table:number-columns-repeated="1017"/>
        </table:table-row>
        <table:table-row table:style-name="ro1">
          <table:table-cell office:value-type="time" office:time-value="PT02H57M00S">
            <text:p>2:57</text:p>
          </table:table-cell>
          <table:table-cell office:value-type="time" office:time-value="PT05H33M00S">
            <text:p>5:33</text:p>
          </table:table-cell>
          <table:table-cell office:value-type="time" office:time-value="PT13H15M00S">
            <text:p>13:15</text:p>
          </table:table-cell>
          <table:table-cell office:value-type="time" office:time-value="PT17H24M00S">
            <text:p>17:24</text:p>
          </table:table-cell>
          <table:table-cell office:value-type="time" office:time-value="PT20H55M00S">
            <text:p>20:55</text:p>
          </table:table-cell>
          <table:table-cell office:value-type="time" office:time-value="PT23H18M00S">
            <text:p>23:18</text:p>
          </table:table-cell>
          <table:table-cell office:value-type="time" office:time-value="PT01H14M00S">
            <text:p>1:14</text:p>
          </table:table-cell>
          <table:table-cell table:number-columns-repeated="1017"/>
        </table:table-row>
        <table:table-row table:style-name="ro1">
          <table:table-cell office:value-type="time" office:time-value="PT03H00M00S">
            <text:p>3:00</text:p>
          </table:table-cell>
          <table:table-cell office:value-type="time" office:time-value="PT05H35M00S">
            <text:p>5:35</text:p>
          </table:table-cell>
          <table:table-cell office:value-type="time" office:time-value="PT13H15M00S">
            <text:p>13:15</text:p>
          </table:table-cell>
          <table:table-cell office:value-type="time" office:time-value="PT17H23M00S">
            <text:p>17:23</text:p>
          </table:table-cell>
          <table:table-cell office:value-type="time" office:time-value="PT20H54M00S">
            <text:p>20:54</text:p>
          </table:table-cell>
          <table:table-cell office:value-type="time" office:time-value="PT23H15M00S">
            <text:p>23:15</text:p>
          </table:table-cell>
          <table:table-cell office:value-type="time" office:time-value="PT01H14M00S">
            <text:p>1:14</text:p>
          </table:table-cell>
          <table:table-cell table:number-columns-repeated="1017"/>
        </table:table-row>
        <table:table-row table:style-name="ro1">
          <table:table-cell office:value-type="time" office:time-value="PT03H03M00S">
            <text:p>3:03</text:p>
          </table:table-cell>
          <table:table-cell office:value-type="time" office:time-value="PT05H36M00S">
            <text:p>5:36</text:p>
          </table:table-cell>
          <table:table-cell office:value-type="time" office:time-value="PT13H15M00S">
            <text:p>13:15</text:p>
          </table:table-cell>
          <table:table-cell office:value-type="time" office:time-value="PT17H23M00S">
            <text:p>17:23</text:p>
          </table:table-cell>
          <table:table-cell office:value-type="time" office:time-value="PT20H52M00S">
            <text:p>20:52</text:p>
          </table:table-cell>
          <table:table-cell office:value-type="time" office:time-value="PT23H12M00S">
            <text:p>23:12</text:p>
          </table:table-cell>
          <table:table-cell office:value-type="time" office:time-value="PT01H14M00S">
            <text:p>1:14</text:p>
          </table:table-cell>
          <table:table-cell table:number-columns-repeated="1017"/>
        </table:table-row>
        <table:table-row table:style-name="ro1">
          <table:table-cell office:value-type="time" office:time-value="PT03H05M00S">
            <text:p>3:05</text:p>
          </table:table-cell>
          <table:table-cell office:value-type="time" office:time-value="PT05H37M00S">
            <text:p>5:37</text:p>
          </table:table-cell>
          <table:table-cell office:value-type="time" office:time-value="PT13H14M00S">
            <text:p>13:14</text:p>
          </table:table-cell>
          <table:table-cell office:value-type="time" office:time-value="PT17H22M00S">
            <text:p>17:22</text:p>
          </table:table-cell>
          <table:table-cell office:value-type="time" office:time-value="PT20H51M00S">
            <text:p>20:51</text:p>
          </table:table-cell>
          <table:table-cell office:value-type="time" office:time-value="PT23H09M00S">
            <text:p>23:09</text:p>
          </table:table-cell>
          <table:table-cell office:value-type="time" office:time-value="PT01H14M00S">
            <text:p>1:14</text:p>
          </table:table-cell>
          <table:table-cell table:number-columns-repeated="1017"/>
        </table:table-row>
        <table:table-row table:style-name="ro1">
          <table:table-cell office:value-type="time" office:time-value="PT03H08M00S">
            <text:p>3:08</text:p>
          </table:table-cell>
          <table:table-cell office:value-type="time" office:time-value="PT05H39M00S">
            <text:p>5:39</text:p>
          </table:table-cell>
          <table:table-cell office:value-type="time" office:time-value="PT13H14M00S">
            <text:p>13:14</text:p>
          </table:table-cell>
          <table:table-cell office:value-type="time" office:time-value="PT17H22M00S">
            <text:p>17:22</text:p>
          </table:table-cell>
          <table:table-cell office:value-type="time" office:time-value="PT20H49M00S">
            <text:p>20:49</text:p>
          </table:table-cell>
          <table:table-cell office:value-type="time" office:time-value="PT23H07M00S">
            <text:p>23:07</text:p>
          </table:table-cell>
          <table:table-cell office:value-type="time" office:time-value="PT01H14M00S">
            <text:p>1:14</text:p>
          </table:table-cell>
          <table:table-cell table:number-columns-repeated="1017"/>
        </table:table-row>
        <table:table-row table:style-name="ro1">
          <table:table-cell office:value-type="time" office:time-value="PT03H11M00S">
            <text:p>3:11</text:p>
          </table:table-cell>
          <table:table-cell office:value-type="time" office:time-value="PT05H40M00S">
            <text:p>5:40</text:p>
          </table:table-cell>
          <table:table-cell office:value-type="time" office:time-value="PT13H14M00S">
            <text:p>13:14</text:p>
          </table:table-cell>
          <table:table-cell office:value-type="time" office:time-value="PT17H21M00S">
            <text:p>17:21</text:p>
          </table:table-cell>
          <table:table-cell office:value-type="time" office:time-value="PT20H48M00S">
            <text:p>20:48</text:p>
          </table:table-cell>
          <table:table-cell office:value-type="time" office:time-value="PT23H04M00S">
            <text:p>23:04</text:p>
          </table:table-cell>
          <table:table-cell office:value-type="time" office:time-value="PT01H14M00S">
            <text:p>1:14</text:p>
          </table:table-cell>
          <table:table-cell table:number-columns-repeated="1017"/>
        </table:table-row>
        <table:table-row table:style-name="ro1">
          <table:table-cell office:value-type="time" office:time-value="PT03H14M00S">
            <text:p>3:14</text:p>
          </table:table-cell>
          <table:table-cell office:value-type="time" office:time-value="PT05H41M00S">
            <text:p>5:41</text:p>
          </table:table-cell>
          <table:table-cell office:value-type="time" office:time-value="PT13H14M00S">
            <text:p>13:14</text:p>
          </table:table-cell>
          <table:table-cell office:value-type="time" office:time-value="PT17H20M00S">
            <text:p>17:20</text:p>
          </table:table-cell>
          <table:table-cell office:value-type="time" office:time-value="PT20H47M00S">
            <text:p>20:47</text:p>
          </table:table-cell>
          <table:table-cell office:value-type="time" office:time-value="PT23H01M00S">
            <text:p>23:01</text:p>
          </table:table-cell>
          <table:table-cell office:value-type="time" office:time-value="PT01H14M00S">
            <text:p>1:14</text:p>
          </table:table-cell>
          <table:table-cell table:number-columns-repeated="1017"/>
        </table:table-row>
        <table:table-row table:style-name="ro1">
          <table:table-cell office:value-type="time" office:time-value="PT03H17M00S">
            <text:p>3:17</text:p>
          </table:table-cell>
          <table:table-cell office:value-type="time" office:time-value="PT05H43M00S">
            <text:p>5:43</text:p>
          </table:table-cell>
          <table:table-cell office:value-type="time" office:time-value="PT13H14M00S">
            <text:p>13:14</text:p>
          </table:table-cell>
          <table:table-cell office:value-type="time" office:time-value="PT17H20M00S">
            <text:p>17:20</text:p>
          </table:table-cell>
          <table:table-cell office:value-type="time" office:time-value="PT20H45M00S">
            <text:p>20:45</text:p>
          </table:table-cell>
          <table:table-cell office:value-type="time" office:time-value="PT22H59M00S">
            <text:p>22:59</text:p>
          </table:table-cell>
          <table:table-cell office:value-type="time" office:time-value="PT01H14M00S">
            <text:p>1:14</text:p>
          </table:table-cell>
          <table:table-cell table:number-columns-repeated="1017"/>
        </table:table-row>
        <table:table-row table:style-name="ro1">
          <table:table-cell office:value-type="time" office:time-value="PT03H20M00S">
            <text:p>3:20</text:p>
          </table:table-cell>
          <table:table-cell office:value-type="time" office:time-value="PT05H44M00S">
            <text:p>5:44</text:p>
          </table:table-cell>
          <table:table-cell office:value-type="time" office:time-value="PT13H14M00S">
            <text:p>13:14</text:p>
          </table:table-cell>
          <table:table-cell office:value-type="time" office:time-value="PT17H19M00S">
            <text:p>17:19</text:p>
          </table:table-cell>
          <table:table-cell office:value-type="time" office:time-value="PT20H43M00S">
            <text:p>20:43</text:p>
          </table:table-cell>
          <table:table-cell office:value-type="time" office:time-value="PT22H56M00S">
            <text:p>22:56</text:p>
          </table:table-cell>
          <table:table-cell office:value-type="time" office:time-value="PT01H14M00S">
            <text:p>1:14</text:p>
          </table:table-cell>
          <table:table-cell table:number-columns-repeated="1017"/>
        </table:table-row>
        <table:table-row table:style-name="ro1">
          <table:table-cell office:value-type="time" office:time-value="PT03H23M00S">
            <text:p>3:23</text:p>
          </table:table-cell>
          <table:table-cell office:value-type="time" office:time-value="PT05H45M00S">
            <text:p>5:45</text:p>
          </table:table-cell>
          <table:table-cell office:value-type="time" office:time-value="PT13H14M00S">
            <text:p>13:14</text:p>
          </table:table-cell>
          <table:table-cell office:value-type="time" office:time-value="PT17H18M00S">
            <text:p>17:18</text:p>
          </table:table-cell>
          <table:table-cell office:value-type="time" office:time-value="PT20H42M00S">
            <text:p>20:42</text:p>
          </table:table-cell>
          <table:table-cell office:value-type="time" office:time-value="PT22H53M00S">
            <text:p>22:53</text:p>
          </table:table-cell>
          <table:table-cell office:value-type="time" office:time-value="PT01H14M00S">
            <text:p>1:14</text:p>
          </table:table-cell>
          <table:table-cell table:number-columns-repeated="1017"/>
        </table:table-row>
        <table:table-row table:style-name="ro1">
          <table:table-cell office:value-type="time" office:time-value="PT03H25M00S">
            <text:p>3:25</text:p>
          </table:table-cell>
          <table:table-cell office:value-type="time" office:time-value="PT05H47M00S">
            <text:p>5:47</text:p>
          </table:table-cell>
          <table:table-cell office:value-type="time" office:time-value="PT13H14M00S">
            <text:p>13:14</text:p>
          </table:table-cell>
          <table:table-cell office:value-type="time" office:time-value="PT17H18M00S">
            <text:p>17:18</text:p>
          </table:table-cell>
          <table:table-cell office:value-type="time" office:time-value="PT20H40M00S">
            <text:p>20:40</text:p>
          </table:table-cell>
          <table:table-cell office:value-type="time" office:time-value="PT22H50M00S">
            <text:p>22:50</text:p>
          </table:table-cell>
          <table:table-cell office:value-type="time" office:time-value="PT01H14M00S">
            <text:p>1:14</text:p>
          </table:table-cell>
          <table:table-cell table:number-columns-repeated="1017"/>
        </table:table-row>
        <table:table-row table:style-name="ro1">
          <table:table-cell office:value-type="time" office:time-value="PT03H28M00S">
            <text:p>3:28</text:p>
          </table:table-cell>
          <table:table-cell office:value-type="time" office:time-value="PT05H48M00S">
            <text:p>5:48</text:p>
          </table:table-cell>
          <table:table-cell office:value-type="time" office:time-value="PT13H14M00S">
            <text:p>13:14</text:p>
          </table:table-cell>
          <table:table-cell office:value-type="time" office:time-value="PT17H17M00S">
            <text:p>17:17</text:p>
          </table:table-cell>
          <table:table-cell office:value-type="time" office:time-value="PT20H39M00S">
            <text:p>20:39</text:p>
          </table:table-cell>
          <table:table-cell office:value-type="time" office:time-value="PT22H48M00S">
            <text:p>22:48</text:p>
          </table:table-cell>
          <table:table-cell office:value-type="time" office:time-value="PT01H13M00S">
            <text:p>1:13</text:p>
          </table:table-cell>
          <table:table-cell table:number-columns-repeated="1017"/>
        </table:table-row>
        <table:table-row table:style-name="ro1">
          <table:table-cell office:value-type="time" office:time-value="PT03H31M00S">
            <text:p>3:31</text:p>
          </table:table-cell>
          <table:table-cell office:value-type="time" office:time-value="PT05H50M00S">
            <text:p>5:50</text:p>
          </table:table-cell>
          <table:table-cell office:value-type="time" office:time-value="PT13H14M00S">
            <text:p>13:14</text:p>
          </table:table-cell>
          <table:table-cell office:value-type="time" office:time-value="PT17H16M00S">
            <text:p>17:16</text:p>
          </table:table-cell>
          <table:table-cell office:value-type="time" office:time-value="PT20H37M00S">
            <text:p>20:37</text:p>
          </table:table-cell>
          <table:table-cell office:value-type="time" office:time-value="PT22H45M00S">
            <text:p>22:45</text:p>
          </table:table-cell>
          <table:table-cell office:value-type="time" office:time-value="PT01H13M00S">
            <text:p>1:13</text:p>
          </table:table-cell>
          <table:table-cell table:number-columns-repeated="1017"/>
        </table:table-row>
        <table:table-row table:style-name="ro1">
          <table:table-cell office:value-type="time" office:time-value="PT03H33M00S">
            <text:p>3:33</text:p>
          </table:table-cell>
          <table:table-cell office:value-type="time" office:time-value="PT05H51M00S">
            <text:p>5:51</text:p>
          </table:table-cell>
          <table:table-cell office:value-type="time" office:time-value="PT13H14M00S">
            <text:p>13:14</text:p>
          </table:table-cell>
          <table:table-cell office:value-type="time" office:time-value="PT17H15M00S">
            <text:p>17:15</text:p>
          </table:table-cell>
          <table:table-cell office:value-type="time" office:time-value="PT20H35M00S">
            <text:p>20:35</text:p>
          </table:table-cell>
          <table:table-cell office:value-type="time" office:time-value="PT22H42M00S">
            <text:p>22:42</text:p>
          </table:table-cell>
          <table:table-cell office:value-type="time" office:time-value="PT01H13M00S">
            <text:p>1:13</text:p>
          </table:table-cell>
          <table:table-cell table:number-columns-repeated="1017"/>
        </table:table-row>
        <table:table-row table:style-name="ro1">
          <table:table-cell office:value-type="time" office:time-value="PT03H36M00S">
            <text:p>3:36</text:p>
          </table:table-cell>
          <table:table-cell office:value-type="time" office:time-value="PT05H52M00S">
            <text:p>5:52</text:p>
          </table:table-cell>
          <table:table-cell office:value-type="time" office:time-value="PT13H13M00S">
            <text:p>13:13</text:p>
          </table:table-cell>
          <table:table-cell office:value-type="time" office:time-value="PT17H15M00S">
            <text:p>17:15</text:p>
          </table:table-cell>
          <table:table-cell office:value-type="time" office:time-value="PT20H34M00S">
            <text:p>20:34</text:p>
          </table:table-cell>
          <table:table-cell office:value-type="time" office:time-value="PT22H39M00S">
            <text:p>22:39</text:p>
          </table:table-cell>
          <table:table-cell office:value-type="time" office:time-value="PT01H13M00S">
            <text:p>1:13</text:p>
          </table:table-cell>
          <table:table-cell table:number-columns-repeated="1017"/>
        </table:table-row>
        <table:table-row table:style-name="ro1">
          <table:table-cell office:value-type="time" office:time-value="PT03H39M00S">
            <text:p>3:39</text:p>
          </table:table-cell>
          <table:table-cell office:value-type="time" office:time-value="PT05H54M00S">
            <text:p>5:54</text:p>
          </table:table-cell>
          <table:table-cell office:value-type="time" office:time-value="PT13H13M00S">
            <text:p>13:13</text:p>
          </table:table-cell>
          <table:table-cell office:value-type="time" office:time-value="PT17H14M00S">
            <text:p>17:14</text:p>
          </table:table-cell>
          <table:table-cell office:value-type="time" office:time-value="PT20H32M00S">
            <text:p>20:32</text:p>
          </table:table-cell>
          <table:table-cell office:value-type="time" office:time-value="PT22H37M00S">
            <text:p>22:37</text:p>
          </table:table-cell>
          <table:table-cell office:value-type="time" office:time-value="PT01H13M00S">
            <text:p>1:13</text:p>
          </table:table-cell>
          <table:table-cell table:number-columns-repeated="1017"/>
        </table:table-row>
        <table:table-row table:style-name="ro1">
          <table:table-cell office:value-type="time" office:time-value="PT03H41M00S">
            <text:p>3:41</text:p>
          </table:table-cell>
          <table:table-cell office:value-type="time" office:time-value="PT05H55M00S">
            <text:p>5:55</text:p>
          </table:table-cell>
          <table:table-cell office:value-type="time" office:time-value="PT13H13M00S">
            <text:p>13:13</text:p>
          </table:table-cell>
          <table:table-cell office:value-type="time" office:time-value="PT17H13M00S">
            <text:p>17:13</text:p>
          </table:table-cell>
          <table:table-cell office:value-type="time" office:time-value="PT20H30M00S">
            <text:p>20:30</text:p>
          </table:table-cell>
          <table:table-cell office:value-type="time" office:time-value="PT22H34M00S">
            <text:p>22:34</text:p>
          </table:table-cell>
          <table:table-cell office:value-type="time" office:time-value="PT01H13M00S">
            <text:p>1:13</text:p>
          </table:table-cell>
          <table:table-cell table:number-columns-repeated="1017"/>
        </table:table-row>
        <table:table-row table:style-name="ro1">
          <table:table-cell office:value-type="time" office:time-value="PT03H44M00S">
            <text:p>3:44</text:p>
          </table:table-cell>
          <table:table-cell office:value-type="time" office:time-value="PT05H57M00S">
            <text:p>5:57</text:p>
          </table:table-cell>
          <table:table-cell office:value-type="time" office:time-value="PT13H13M00S">
            <text:p>13:13</text:p>
          </table:table-cell>
          <table:table-cell office:value-type="time" office:time-value="PT17H12M00S">
            <text:p>17:12</text:p>
          </table:table-cell>
          <table:table-cell office:value-type="time" office:time-value="PT20H28M00S">
            <text:p>20:28</text:p>
          </table:table-cell>
          <table:table-cell office:value-type="time" office:time-value="PT22H31M00S">
            <text:p>22:31</text:p>
          </table:table-cell>
          <table:table-cell office:value-type="time" office:time-value="PT01H13M00S">
            <text:p>1:13</text:p>
          </table:table-cell>
          <table:table-cell table:number-columns-repeated="1017"/>
        </table:table-row>
        <table:table-row table:style-name="ro1">
          <table:table-cell office:value-type="time" office:time-value="PT03H46M00S">
            <text:p>3:46</text:p>
          </table:table-cell>
          <table:table-cell office:value-type="time" office:time-value="PT05H58M00S">
            <text:p>5:58</text:p>
          </table:table-cell>
          <table:table-cell office:value-type="time" office:time-value="PT13H13M00S">
            <text:p>13:13</text:p>
          </table:table-cell>
          <table:table-cell office:value-type="time" office:time-value="PT17H11M00S">
            <text:p>17:11</text:p>
          </table:table-cell>
          <table:table-cell office:value-type="time" office:time-value="PT20H27M00S">
            <text:p>20:27</text:p>
          </table:table-cell>
          <table:table-cell office:value-type="time" office:time-value="PT22H29M00S">
            <text:p>22:29</text:p>
          </table:table-cell>
          <table:table-cell office:value-type="time" office:time-value="PT01H12M00S">
            <text:p>1:12</text:p>
          </table:table-cell>
          <table:table-cell table:number-columns-repeated="1017"/>
        </table:table-row>
        <table:table-row table:style-name="ro1">
          <table:table-cell office:value-type="time" office:time-value="PT03H49M00S">
            <text:p>3:49</text:p>
          </table:table-cell>
          <table:table-cell office:value-type="time" office:time-value="PT05H59M00S">
            <text:p>5:59</text:p>
          </table:table-cell>
          <table:table-cell office:value-type="time" office:time-value="PT13H13M00S">
            <text:p>13:13</text:p>
          </table:table-cell>
          <table:table-cell office:value-type="time" office:time-value="PT17H10M00S">
            <text:p>17:10</text:p>
          </table:table-cell>
          <table:table-cell office:value-type="time" office:time-value="PT20H25M00S">
            <text:p>20:25</text:p>
          </table:table-cell>
          <table:table-cell office:value-type="time" office:time-value="PT22H26M00S">
            <text:p>22:26</text:p>
          </table:table-cell>
          <table:table-cell office:value-type="time" office:time-value="PT01H12M00S">
            <text:p>1:12</text:p>
          </table:table-cell>
          <table:table-cell table:number-columns-repeated="1017"/>
        </table:table-row>
        <table:table-row table:style-name="ro1">
          <table:table-cell office:value-type="time" office:time-value="PT03H51M00S">
            <text:p>3:51</text:p>
          </table:table-cell>
          <table:table-cell office:value-type="time" office:time-value="PT06H01M00S">
            <text:p>6:01</text:p>
          </table:table-cell>
          <table:table-cell office:value-type="time" office:time-value="PT13H12M00S">
            <text:p>13:12</text:p>
          </table:table-cell>
          <table:table-cell office:value-type="time" office:time-value="PT17H09M00S">
            <text:p>17:09</text:p>
          </table:table-cell>
          <table:table-cell office:value-type="time" office:time-value="PT20H23M00S">
            <text:p>20:23</text:p>
          </table:table-cell>
          <table:table-cell office:value-type="time" office:time-value="PT22H23M00S">
            <text:p>22:23</text:p>
          </table:table-cell>
          <table:table-cell office:value-type="time" office:time-value="PT01H12M00S">
            <text:p>1:12</text:p>
          </table:table-cell>
          <table:table-cell table:number-columns-repeated="1017"/>
        </table:table-row>
        <table:table-row table:style-name="ro1">
          <table:table-cell office:value-type="time" office:time-value="PT03H53M00S">
            <text:p>3:53</text:p>
          </table:table-cell>
          <table:table-cell office:value-type="time" office:time-value="PT06H02M00S">
            <text:p>6:02</text:p>
          </table:table-cell>
          <table:table-cell office:value-type="time" office:time-value="PT13H12M00S">
            <text:p>13:12</text:p>
          </table:table-cell>
          <table:table-cell office:value-type="time" office:time-value="PT17H08M00S">
            <text:p>17:08</text:p>
          </table:table-cell>
          <table:table-cell office:value-type="time" office:time-value="PT20H21M00S">
            <text:p>20:21</text:p>
          </table:table-cell>
          <table:table-cell office:value-type="time" office:time-value="PT22H21M00S">
            <text:p>22:21</text:p>
          </table:table-cell>
          <table:table-cell office:value-type="time" office:time-value="PT01H12M00S">
            <text:p>1:12</text:p>
          </table:table-cell>
          <table:table-cell table:number-columns-repeated="1017"/>
        </table:table-row>
        <table:table-row table:style-name="ro1">
          <table:table-cell office:value-type="time" office:time-value="PT03H56M00S">
            <text:p>3:56</text:p>
          </table:table-cell>
          <table:table-cell office:value-type="time" office:time-value="PT06H04M00S">
            <text:p>6:04</text:p>
          </table:table-cell>
          <table:table-cell office:value-type="time" office:time-value="PT13H12M00S">
            <text:p>13:12</text:p>
          </table:table-cell>
          <table:table-cell office:value-type="time" office:time-value="PT17H07M00S">
            <text:p>17:07</text:p>
          </table:table-cell>
          <table:table-cell office:value-type="time" office:time-value="PT20H19M00S">
            <text:p>20:19</text:p>
          </table:table-cell>
          <table:table-cell office:value-type="time" office:time-value="PT22H18M00S">
            <text:p>22:18</text:p>
          </table:table-cell>
          <table:table-cell office:value-type="time" office:time-value="PT01H12M00S">
            <text:p>1:12</text:p>
          </table:table-cell>
          <table:table-cell table:number-columns-repeated="1017"/>
        </table:table-row>
        <table:table-row table:style-name="ro1">
          <table:table-cell office:value-type="time" office:time-value="PT03H58M00S">
            <text:p>3:58</text:p>
          </table:table-cell>
          <table:table-cell office:value-type="time" office:time-value="PT06H05M00S">
            <text:p>6:05</text:p>
          </table:table-cell>
          <table:table-cell office:value-type="time" office:time-value="PT13H12M00S">
            <text:p>13:12</text:p>
          </table:table-cell>
          <table:table-cell office:value-type="time" office:time-value="PT17H06M00S">
            <text:p>17:06</text:p>
          </table:table-cell>
          <table:table-cell office:value-type="time" office:time-value="PT20H18M00S">
            <text:p>20:18</text:p>
          </table:table-cell>
          <table:table-cell office:value-type="time" office:time-value="PT22H15M00S">
            <text:p>22:15</text:p>
          </table:table-cell>
          <table:table-cell office:value-type="time" office:time-value="PT01H11M00S">
            <text:p>1:11</text:p>
          </table:table-cell>
          <table:table-cell table:number-columns-repeated="1017"/>
        </table:table-row>
        <table:table-row table:style-name="ro1">
          <table:table-cell office:value-type="time" office:time-value="PT04H01M00S">
            <text:p>4:01</text:p>
          </table:table-cell>
          <table:table-cell office:value-type="time" office:time-value="PT06H07M00S">
            <text:p>6:07</text:p>
          </table:table-cell>
          <table:table-cell office:value-type="time" office:time-value="PT13H12M00S">
            <text:p>13:12</text:p>
          </table:table-cell>
          <table:table-cell office:value-type="time" office:time-value="PT17H05M00S">
            <text:p>17:05</text:p>
          </table:table-cell>
          <table:table-cell office:value-type="time" office:time-value="PT20H16M00S">
            <text:p>20:16</text:p>
          </table:table-cell>
          <table:table-cell office:value-type="time" office:time-value="PT22H12M00S">
            <text:p>22:12</text:p>
          </table:table-cell>
          <table:table-cell office:value-type="time" office:time-value="PT01H11M00S">
            <text:p>1:11</text:p>
          </table:table-cell>
          <table:table-cell table:number-columns-repeated="1017"/>
        </table:table-row>
        <table:table-row table:style-name="ro1">
          <table:table-cell office:value-type="time" office:time-value="PT04H03M00S">
            <text:p>4:03</text:p>
          </table:table-cell>
          <table:table-cell office:value-type="time" office:time-value="PT06H08M00S">
            <text:p>6:08</text:p>
          </table:table-cell>
          <table:table-cell office:value-type="time" office:time-value="PT13H11M00S">
            <text:p>13:11</text:p>
          </table:table-cell>
          <table:table-cell office:value-type="time" office:time-value="PT17H04M00S">
            <text:p>17:04</text:p>
          </table:table-cell>
          <table:table-cell office:value-type="time" office:time-value="PT20H14M00S">
            <text:p>20:14</text:p>
          </table:table-cell>
          <table:table-cell office:value-type="time" office:time-value="PT22H10M00S">
            <text:p>22:10</text:p>
          </table:table-cell>
          <table:table-cell office:value-type="time" office:time-value="PT01H11M00S">
            <text:p>1:11</text:p>
          </table:table-cell>
          <table:table-cell table:number-columns-repeated="1017"/>
        </table:table-row>
        <table:table-row table:style-name="ro1">
          <table:table-cell office:value-type="time" office:time-value="PT04H05M00S">
            <text:p>4:05</text:p>
          </table:table-cell>
          <table:table-cell office:value-type="time" office:time-value="PT06H09M00S">
            <text:p>6:09</text:p>
          </table:table-cell>
          <table:table-cell office:value-type="time" office:time-value="PT13H11M00S">
            <text:p>13:11</text:p>
          </table:table-cell>
          <table:table-cell office:value-type="time" office:time-value="PT17H03M00S">
            <text:p>17:03</text:p>
          </table:table-cell>
          <table:table-cell office:value-type="time" office:time-value="PT20H12M00S">
            <text:p>20:12</text:p>
          </table:table-cell>
          <table:table-cell office:value-type="time" office:time-value="PT22H07M00S">
            <text:p>22:07</text:p>
          </table:table-cell>
          <table:table-cell office:value-type="time" office:time-value="PT01H11M00S">
            <text:p>1:11</text:p>
          </table:table-cell>
          <table:table-cell table:number-columns-repeated="1017"/>
        </table:table-row>
        <table:table-row table:style-name="ro1">
          <table:table-cell office:value-type="time" office:time-value="PT04H07M00S">
            <text:p>4:07</text:p>
          </table:table-cell>
          <table:table-cell office:value-type="time" office:time-value="PT06H11M00S">
            <text:p>6:11</text:p>
          </table:table-cell>
          <table:table-cell office:value-type="time" office:time-value="PT13H11M00S">
            <text:p>13:11</text:p>
          </table:table-cell>
          <table:table-cell office:value-type="time" office:time-value="PT17H02M00S">
            <text:p>17:02</text:p>
          </table:table-cell>
          <table:table-cell office:value-type="time" office:time-value="PT20H10M00S">
            <text:p>20:10</text:p>
          </table:table-cell>
          <table:table-cell office:value-type="time" office:time-value="PT22H04M00S">
            <text:p>22:04</text:p>
          </table:table-cell>
          <table:table-cell office:value-type="time" office:time-value="PT01H10M00S">
            <text:p>1:10</text:p>
          </table:table-cell>
          <table:table-cell table:number-columns-repeated="1017"/>
        </table:table-row>
        <table:table-row table:style-name="ro1">
          <table:table-cell office:value-type="time" office:time-value="PT04H10M00S">
            <text:p>4:10</text:p>
          </table:table-cell>
          <table:table-cell office:value-type="time" office:time-value="PT06H12M00S">
            <text:p>6:12</text:p>
          </table:table-cell>
          <table:table-cell office:value-type="time" office:time-value="PT13H10M00S">
            <text:p>13:10</text:p>
          </table:table-cell>
          <table:table-cell office:value-type="time" office:time-value="PT17H01M00S">
            <text:p>17:01</text:p>
          </table:table-cell>
          <table:table-cell office:value-type="time" office:time-value="PT20H08M00S">
            <text:p>20:08</text:p>
          </table:table-cell>
          <table:table-cell office:value-type="time" office:time-value="PT22H02M00S">
            <text:p>22:02</text:p>
          </table:table-cell>
          <table:table-cell office:value-type="time" office:time-value="PT01H10M00S">
            <text:p>1:10</text:p>
          </table:table-cell>
          <table:table-cell table:number-columns-repeated="1017"/>
        </table:table-row>
        <table:table-row table:style-name="ro1">
          <table:table-cell office:value-type="time" office:time-value="PT04H12M00S">
            <text:p>4:12</text:p>
          </table:table-cell>
          <table:table-cell office:value-type="time" office:time-value="PT06H14M00S">
            <text:p>6:14</text:p>
          </table:table-cell>
          <table:table-cell office:value-type="time" office:time-value="PT13H10M00S">
            <text:p>13:10</text:p>
          </table:table-cell>
          <table:table-cell office:value-type="time" office:time-value="PT17H00M00S">
            <text:p>17:00</text:p>
          </table:table-cell>
          <table:table-cell office:value-type="time" office:time-value="PT20H06M00S">
            <text:p>20:06</text:p>
          </table:table-cell>
          <table:table-cell office:value-type="time" office:time-value="PT21H59M00S">
            <text:p>21:59</text:p>
          </table:table-cell>
          <table:table-cell office:value-type="time" office:time-value="PT01H10M00S">
            <text:p>1:10</text:p>
          </table:table-cell>
          <table:table-cell table:number-columns-repeated="1017"/>
        </table:table-row>
        <table:table-row table:style-name="ro1">
          <table:table-cell office:value-type="time" office:time-value="PT04H14M00S">
            <text:p>4:14</text:p>
          </table:table-cell>
          <table:table-cell office:value-type="time" office:time-value="PT06H15M00S">
            <text:p>6:15</text:p>
          </table:table-cell>
          <table:table-cell office:value-type="time" office:time-value="PT13H10M00S">
            <text:p>13:10</text:p>
          </table:table-cell>
          <table:table-cell office:value-type="time" office:time-value="PT16H59M00S">
            <text:p>16:59</text:p>
          </table:table-cell>
          <table:table-cell office:value-type="time" office:time-value="PT20H04M00S">
            <text:p>20:04</text:p>
          </table:table-cell>
          <table:table-cell office:value-type="time" office:time-value="PT21H56M00S">
            <text:p>21:56</text:p>
          </table:table-cell>
          <table:table-cell office:value-type="time" office:time-value="PT01H10M00S">
            <text:p>1:10</text:p>
          </table:table-cell>
          <table:table-cell table:number-columns-repeated="1017"/>
        </table:table-row>
        <table:table-row table:style-name="ro1">
          <table:table-cell office:value-type="time" office:time-value="PT04H16M00S">
            <text:p>4:16</text:p>
          </table:table-cell>
          <table:table-cell office:value-type="time" office:time-value="PT06H17M00S">
            <text:p>6:17</text:p>
          </table:table-cell>
          <table:table-cell office:value-type="time" office:time-value="PT13H10M00S">
            <text:p>13:10</text:p>
          </table:table-cell>
          <table:table-cell office:value-type="time" office:time-value="PT16H58M00S">
            <text:p>16:58</text:p>
          </table:table-cell>
          <table:table-cell office:value-type="time" office:time-value="PT20H02M00S">
            <text:p>20:02</text:p>
          </table:table-cell>
          <table:table-cell office:value-type="time" office:time-value="PT21H54M00S">
            <text:p>21:54</text:p>
          </table:table-cell>
          <table:table-cell office:value-type="time" office:time-value="PT01H09M00S">
            <text:p>1:09</text:p>
          </table:table-cell>
          <table:table-cell table:number-columns-repeated="1017"/>
        </table:table-row>
        <table:table-row table:style-name="ro1">
          <table:table-cell office:value-type="time" office:time-value="PT04H18M00S">
            <text:p>4:18</text:p>
          </table:table-cell>
          <table:table-cell office:value-type="time" office:time-value="PT06H18M00S">
            <text:p>6:18</text:p>
          </table:table-cell>
          <table:table-cell office:value-type="time" office:time-value="PT13H09M00S">
            <text:p>13:09</text:p>
          </table:table-cell>
          <table:table-cell office:value-type="time" office:time-value="PT16H57M00S">
            <text:p>16:57</text:p>
          </table:table-cell>
          <table:table-cell office:value-type="time" office:time-value="PT20H00M00S">
            <text:p>20:00</text:p>
          </table:table-cell>
          <table:table-cell office:value-type="time" office:time-value="PT21H51M00S">
            <text:p>21:51</text:p>
          </table:table-cell>
          <table:table-cell office:value-type="time" office:time-value="PT01H09M00S">
            <text:p>1:09</text:p>
          </table:table-cell>
          <table:table-cell table:number-columns-repeated="1017"/>
        </table:table-row>
        <table:table-row table:style-name="ro1">
          <table:table-cell office:value-type="time" office:time-value="PT04H21M00S">
            <text:p>4:21</text:p>
          </table:table-cell>
          <table:table-cell office:value-type="time" office:time-value="PT06H19M00S">
            <text:p>6:19</text:p>
          </table:table-cell>
          <table:table-cell office:value-type="time" office:time-value="PT13H09M00S">
            <text:p>13:09</text:p>
          </table:table-cell>
          <table:table-cell office:value-type="time" office:time-value="PT16H55M00S">
            <text:p>16:55</text:p>
          </table:table-cell>
          <table:table-cell office:value-type="time" office:time-value="PT19H58M00S">
            <text:p>19:58</text:p>
          </table:table-cell>
          <table:table-cell office:value-type="time" office:time-value="PT21H48M00S">
            <text:p>21:48</text:p>
          </table:table-cell>
          <table:table-cell office:value-type="time" office:time-value="PT01H09M00S">
            <text:p>1:09</text:p>
          </table:table-cell>
          <table:table-cell table:number-columns-repeated="1017"/>
        </table:table-row>
        <table:table-row table:style-name="ro1">
          <table:table-cell office:value-type="time" office:time-value="PT04H23M00S">
            <text:p>4:23</text:p>
          </table:table-cell>
          <table:table-cell office:value-type="time" office:time-value="PT06H21M00S">
            <text:p>6:21</text:p>
          </table:table-cell>
          <table:table-cell office:value-type="time" office:time-value="PT13H09M00S">
            <text:p>13:09</text:p>
          </table:table-cell>
          <table:table-cell office:value-type="time" office:time-value="PT16H54M00S">
            <text:p>16:54</text:p>
          </table:table-cell>
          <table:table-cell office:value-type="time" office:time-value="PT19H56M00S">
            <text:p>19:56</text:p>
          </table:table-cell>
          <table:table-cell office:value-type="time" office:time-value="PT21H46M00S">
            <text:p>21:46</text:p>
          </table:table-cell>
          <table:table-cell office:value-type="time" office:time-value="PT01H08M00S">
            <text:p>1:08</text:p>
          </table:table-cell>
          <table:table-cell table:number-columns-repeated="1017"/>
        </table:table-row>
        <table:table-row table:style-name="ro1">
          <table:table-cell office:value-type="time" office:time-value="PT04H25M00S">
            <text:p>4:25</text:p>
          </table:table-cell>
          <table:table-cell office:value-type="time" office:time-value="PT06H22M00S">
            <text:p>6:22</text:p>
          </table:table-cell>
          <table:table-cell office:value-type="time" office:time-value="PT13H08M00S">
            <text:p>13:08</text:p>
          </table:table-cell>
          <table:table-cell office:value-type="time" office:time-value="PT16H53M00S">
            <text:p>16:53</text:p>
          </table:table-cell>
          <table:table-cell office:value-type="time" office:time-value="PT19H54M00S">
            <text:p>19:54</text:p>
          </table:table-cell>
          <table:table-cell office:value-type="time" office:time-value="PT21H43M00S">
            <text:p>21:43</text:p>
          </table:table-cell>
          <table:table-cell office:value-type="time" office:time-value="PT01H08M00S">
            <text:p>1:08</text:p>
          </table:table-cell>
          <table:table-cell table:number-columns-repeated="1017"/>
        </table:table-row>
        <table:table-row table:style-name="ro1">
          <table:table-cell office:value-type="time" office:time-value="PT04H27M00S">
            <text:p>4:27</text:p>
          </table:table-cell>
          <table:table-cell office:value-type="time" office:time-value="PT06H24M00S">
            <text:p>6:24</text:p>
          </table:table-cell>
          <table:table-cell office:value-type="time" office:time-value="PT13H08M00S">
            <text:p>13:08</text:p>
          </table:table-cell>
          <table:table-cell office:value-type="time" office:time-value="PT16H52M00S">
            <text:p>16:52</text:p>
          </table:table-cell>
          <table:table-cell office:value-type="time" office:time-value="PT19H52M00S">
            <text:p>19:52</text:p>
          </table:table-cell>
          <table:table-cell office:value-type="time" office:time-value="PT21H41M00S">
            <text:p>21:41</text:p>
          </table:table-cell>
          <table:table-cell office:value-type="time" office:time-value="PT01H08M00S">
            <text:p>1:08</text:p>
          </table:table-cell>
          <table:table-cell table:number-columns-repeated="1017"/>
        </table:table-row>
        <table:table-row table:style-name="ro1">
          <table:table-cell office:value-type="time" office:time-value="PT04H29M00S">
            <text:p>4:29</text:p>
          </table:table-cell>
          <table:table-cell office:value-type="time" office:time-value="PT06H25M00S">
            <text:p>6:25</text:p>
          </table:table-cell>
          <table:table-cell office:value-type="time" office:time-value="PT13H08M00S">
            <text:p>13:08</text:p>
          </table:table-cell>
          <table:table-cell office:value-type="time" office:time-value="PT16H50M00S">
            <text:p>16:50</text:p>
          </table:table-cell>
          <table:table-cell office:value-type="time" office:time-value="PT19H50M00S">
            <text:p>19:50</text:p>
          </table:table-cell>
          <table:table-cell office:value-type="time" office:time-value="PT21H38M00S">
            <text:p>21:38</text:p>
          </table:table-cell>
          <table:table-cell office:value-type="time" office:time-value="PT01H07M00S">
            <text:p>1:07</text:p>
          </table:table-cell>
          <table:table-cell table:number-columns-repeated="1017"/>
        </table:table-row>
        <table:table-row table:style-name="ro1">
          <table:table-cell office:value-type="time" office:time-value="PT04H31M00S">
            <text:p>4:31</text:p>
          </table:table-cell>
          <table:table-cell office:value-type="time" office:time-value="PT06H26M00S">
            <text:p>6:26</text:p>
          </table:table-cell>
          <table:table-cell office:value-type="time" office:time-value="PT13H08M00S">
            <text:p>13:08</text:p>
          </table:table-cell>
          <table:table-cell office:value-type="time" office:time-value="PT16H49M00S">
            <text:p>16:49</text:p>
          </table:table-cell>
          <table:table-cell office:value-type="time" office:time-value="PT19H48M00S">
            <text:p>19:48</text:p>
          </table:table-cell>
          <table:table-cell office:value-type="time" office:time-value="PT21H35M00S">
            <text:p>21:35</text:p>
          </table:table-cell>
          <table:table-cell office:value-type="time" office:time-value="PT01H07M00S">
            <text:p>1:07</text:p>
          </table:table-cell>
          <table:table-cell table:number-columns-repeated="1017"/>
        </table:table-row>
        <table:table-row table:style-name="ro1">
          <table:table-cell office:value-type="time" office:time-value="PT04H33M00S">
            <text:p>4:33</text:p>
          </table:table-cell>
          <table:table-cell office:value-type="time" office:time-value="PT06H28M00S">
            <text:p>6:28</text:p>
          </table:table-cell>
          <table:table-cell office:value-type="time" office:time-value="PT13H07M00S">
            <text:p>13:07</text:p>
          </table:table-cell>
          <table:table-cell office:value-type="time" office:time-value="PT16H48M00S">
            <text:p>16:48</text:p>
          </table:table-cell>
          <table:table-cell office:value-type="time" office:time-value="PT19H46M00S">
            <text:p>19:46</text:p>
          </table:table-cell>
          <table:table-cell office:value-type="time" office:time-value="PT21H33M00S">
            <text:p>21:33</text:p>
          </table:table-cell>
          <table:table-cell office:value-type="time" office:time-value="PT01H07M00S">
            <text:p>1:07</text:p>
          </table:table-cell>
          <table:table-cell table:number-columns-repeated="1017"/>
        </table:table-row>
        <table:table-row table:style-name="ro1">
          <table:table-cell office:value-type="time" office:time-value="PT04H35M00S">
            <text:p>4:35</text:p>
          </table:table-cell>
          <table:table-cell office:value-type="time" office:time-value="PT06H29M00S">
            <text:p>6:29</text:p>
          </table:table-cell>
          <table:table-cell office:value-type="time" office:time-value="PT13H07M00S">
            <text:p>13:07</text:p>
          </table:table-cell>
          <table:table-cell office:value-type="time" office:time-value="PT16H46M00S">
            <text:p>16:46</text:p>
          </table:table-cell>
          <table:table-cell office:value-type="time" office:time-value="PT19H44M00S">
            <text:p>19:44</text:p>
          </table:table-cell>
          <table:table-cell office:value-type="time" office:time-value="PT21H30M00S">
            <text:p>21:30</text:p>
          </table:table-cell>
          <table:table-cell office:value-type="time" office:time-value="PT01H06M00S">
            <text:p>1:06</text:p>
          </table:table-cell>
          <table:table-cell table:number-columns-repeated="1017"/>
        </table:table-row>
        <table:table-row table:style-name="ro1">
          <table:table-cell office:value-type="time" office:time-value="PT04H37M00S">
            <text:p>4:37</text:p>
          </table:table-cell>
          <table:table-cell office:value-type="time" office:time-value="PT06H31M00S">
            <text:p>6:31</text:p>
          </table:table-cell>
          <table:table-cell office:value-type="time" office:time-value="PT13H07M00S">
            <text:p>13:07</text:p>
          </table:table-cell>
          <table:table-cell office:value-type="time" office:time-value="PT16H45M00S">
            <text:p>16:45</text:p>
          </table:table-cell>
          <table:table-cell office:value-type="time" office:time-value="PT19H41M00S">
            <text:p>19:41</text:p>
          </table:table-cell>
          <table:table-cell office:value-type="time" office:time-value="PT21H28M00S">
            <text:p>21:28</text:p>
          </table:table-cell>
          <table:table-cell office:value-type="time" office:time-value="PT01H06M00S">
            <text:p>1:06</text:p>
          </table:table-cell>
          <table:table-cell table:number-columns-repeated="1017"/>
        </table:table-row>
        <table:table-row table:style-name="ro1">
          <table:table-cell office:value-type="time" office:time-value="PT04H39M00S">
            <text:p>4:39</text:p>
          </table:table-cell>
          <table:table-cell office:value-type="time" office:time-value="PT06H32M00S">
            <text:p>6:32</text:p>
          </table:table-cell>
          <table:table-cell office:value-type="time" office:time-value="PT13H06M00S">
            <text:p>13:06</text:p>
          </table:table-cell>
          <table:table-cell office:value-type="time" office:time-value="PT16H44M00S">
            <text:p>16:44</text:p>
          </table:table-cell>
          <table:table-cell office:value-type="time" office:time-value="PT19H39M00S">
            <text:p>19:39</text:p>
          </table:table-cell>
          <table:table-cell office:value-type="time" office:time-value="PT21H25M00S">
            <text:p>21:25</text:p>
          </table:table-cell>
          <table:table-cell office:value-type="time" office:time-value="PT01H06M00S">
            <text:p>1:06</text:p>
          </table:table-cell>
          <table:table-cell table:number-columns-repeated="1017"/>
        </table:table-row>
        <table:table-row table:style-name="ro1">
          <table:table-cell office:value-type="time" office:time-value="PT04H41M00S">
            <text:p>4:41</text:p>
          </table:table-cell>
          <table:table-cell office:value-type="time" office:time-value="PT06H34M00S">
            <text:p>6:34</text:p>
          </table:table-cell>
          <table:table-cell office:value-type="time" office:time-value="PT13H06M00S">
            <text:p>13:06</text:p>
          </table:table-cell>
          <table:table-cell office:value-type="time" office:time-value="PT16H42M00S">
            <text:p>16:42</text:p>
          </table:table-cell>
          <table:table-cell office:value-type="time" office:time-value="PT19H37M00S">
            <text:p>19:37</text:p>
          </table:table-cell>
          <table:table-cell office:value-type="time" office:time-value="PT21H23M00S">
            <text:p>21:23</text:p>
          </table:table-cell>
          <table:table-cell office:value-type="time" office:time-value="PT01H05M00S">
            <text:p>1:05</text:p>
          </table:table-cell>
          <table:table-cell table:number-columns-repeated="1017"/>
        </table:table-row>
        <table:table-row table:style-name="ro1">
          <table:table-cell office:value-type="time" office:time-value="PT04H43M00S">
            <text:p>4:43</text:p>
          </table:table-cell>
          <table:table-cell office:value-type="time" office:time-value="PT06H35M00S">
            <text:p>6:35</text:p>
          </table:table-cell>
          <table:table-cell office:value-type="time" office:time-value="PT13H05M00S">
            <text:p>13:05</text:p>
          </table:table-cell>
          <table:table-cell office:value-type="time" office:time-value="PT16H41M00S">
            <text:p>16:41</text:p>
          </table:table-cell>
          <table:table-cell office:value-type="time" office:time-value="PT19H35M00S">
            <text:p>19:35</text:p>
          </table:table-cell>
          <table:table-cell office:value-type="time" office:time-value="PT21H20M00S">
            <text:p>21:20</text:p>
          </table:table-cell>
          <table:table-cell office:value-type="time" office:time-value="PT01H05M00S">
            <text:p>1:05</text:p>
          </table:table-cell>
          <table:table-cell table:number-columns-repeated="1017"/>
        </table:table-row>
        <table:table-row table:style-name="ro1">
          <table:table-cell office:value-type="time" office:time-value="PT04H44M00S">
            <text:p>4:44</text:p>
          </table:table-cell>
          <table:table-cell office:value-type="time" office:time-value="PT06H36M00S">
            <text:p>6:36</text:p>
          </table:table-cell>
          <table:table-cell office:value-type="time" office:time-value="PT13H05M00S">
            <text:p>13:05</text:p>
          </table:table-cell>
          <table:table-cell office:value-type="time" office:time-value="PT16H40M00S">
            <text:p>16:40</text:p>
          </table:table-cell>
          <table:table-cell office:value-type="time" office:time-value="PT19H33M00S">
            <text:p>19:33</text:p>
          </table:table-cell>
          <table:table-cell office:value-type="time" office:time-value="PT21H18M00S">
            <text:p>21:18</text:p>
          </table:table-cell>
          <table:table-cell office:value-type="time" office:time-value="PT01H05M00S">
            <text:p>1:05</text:p>
          </table:table-cell>
          <table:table-cell table:number-columns-repeated="1017"/>
        </table:table-row>
        <table:table-row table:style-name="ro1">
          <table:table-cell office:value-type="time" office:time-value="PT04H46M00S">
            <text:p>4:46</text:p>
          </table:table-cell>
          <table:table-cell office:value-type="time" office:time-value="PT06H38M00S">
            <text:p>6:38</text:p>
          </table:table-cell>
          <table:table-cell office:value-type="time" office:time-value="PT13H05M00S">
            <text:p>13:05</text:p>
          </table:table-cell>
          <table:table-cell office:value-type="time" office:time-value="PT16H38M00S">
            <text:p>16:38</text:p>
          </table:table-cell>
          <table:table-cell office:value-type="time" office:time-value="PT19H31M00S">
            <text:p>19:31</text:p>
          </table:table-cell>
          <table:table-cell office:value-type="time" office:time-value="PT21H15M00S">
            <text:p>21:15</text:p>
          </table:table-cell>
          <table:table-cell office:value-type="time" office:time-value="PT01H04M00S">
            <text:p>1:04</text:p>
          </table:table-cell>
          <table:table-cell table:number-columns-repeated="1017"/>
        </table:table-row>
        <table:table-row table:style-name="ro1">
          <table:table-cell office:value-type="time" office:time-value="PT04H48M00S">
            <text:p>4:48</text:p>
          </table:table-cell>
          <table:table-cell office:value-type="time" office:time-value="PT06H39M00S">
            <text:p>6:39</text:p>
          </table:table-cell>
          <table:table-cell office:value-type="time" office:time-value="PT13H04M00S">
            <text:p>13:04</text:p>
          </table:table-cell>
          <table:table-cell office:value-type="time" office:time-value="PT16H37M00S">
            <text:p>16:37</text:p>
          </table:table-cell>
          <table:table-cell office:value-type="time" office:time-value="PT19H29M00S">
            <text:p>19:29</text:p>
          </table:table-cell>
          <table:table-cell office:value-type="time" office:time-value="PT21H13M00S">
            <text:p>21:13</text:p>
          </table:table-cell>
          <table:table-cell office:value-type="time" office:time-value="PT01H04M00S">
            <text:p>1:04</text:p>
          </table:table-cell>
          <table:table-cell table:number-columns-repeated="1017"/>
        </table:table-row>
        <table:table-row table:style-name="ro1">
          <table:table-cell office:value-type="time" office:time-value="PT04H50M00S">
            <text:p>4:50</text:p>
          </table:table-cell>
          <table:table-cell office:value-type="time" office:time-value="PT06H41M00S">
            <text:p>6:41</text:p>
          </table:table-cell>
          <table:table-cell office:value-type="time" office:time-value="PT13H04M00S">
            <text:p>13:04</text:p>
          </table:table-cell>
          <table:table-cell office:value-type="time" office:time-value="PT16H35M00S">
            <text:p>16:35</text:p>
          </table:table-cell>
          <table:table-cell office:value-type="time" office:time-value="PT19H27M00S">
            <text:p>19:27</text:p>
          </table:table-cell>
          <table:table-cell office:value-type="time" office:time-value="PT21H10M00S">
            <text:p>21:10</text:p>
          </table:table-cell>
          <table:table-cell office:value-type="time" office:time-value="PT01H04M00S">
            <text:p>1:04</text:p>
          </table:table-cell>
          <table:table-cell table:number-columns-repeated="1017"/>
        </table:table-row>
        <table:table-row table:style-name="ro1">
          <table:table-cell office:value-type="time" office:time-value="PT04H52M00S">
            <text:p>4:52</text:p>
          </table:table-cell>
          <table:table-cell office:value-type="time" office:time-value="PT06H42M00S">
            <text:p>6:42</text:p>
          </table:table-cell>
          <table:table-cell office:value-type="time" office:time-value="PT13H04M00S">
            <text:p>13:04</text:p>
          </table:table-cell>
          <table:table-cell office:value-type="time" office:time-value="PT16H34M00S">
            <text:p>16:34</text:p>
          </table:table-cell>
          <table:table-cell office:value-type="time" office:time-value="PT19H24M00S">
            <text:p>19:24</text:p>
          </table:table-cell>
          <table:table-cell office:value-type="time" office:time-value="PT21H08M00S">
            <text:p>21:08</text:p>
          </table:table-cell>
          <table:table-cell office:value-type="time" office:time-value="PT01H03M00S">
            <text:p>1:03</text:p>
          </table:table-cell>
          <table:table-cell table:number-columns-repeated="1017"/>
        </table:table-row>
        <table:table-row table:style-name="ro1">
          <table:table-cell office:value-type="time" office:time-value="PT04H54M00S">
            <text:p>4:54</text:p>
          </table:table-cell>
          <table:table-cell office:value-type="time" office:time-value="PT06H44M00S">
            <text:p>6:44</text:p>
          </table:table-cell>
          <table:table-cell office:value-type="time" office:time-value="PT13H03M00S">
            <text:p>13:03</text:p>
          </table:table-cell>
          <table:table-cell office:value-type="time" office:time-value="PT16H33M00S">
            <text:p>16:33</text:p>
          </table:table-cell>
          <table:table-cell office:value-type="time" office:time-value="PT19H22M00S">
            <text:p>19:22</text:p>
          </table:table-cell>
          <table:table-cell office:value-type="time" office:time-value="PT21H05M00S">
            <text:p>21:05</text:p>
          </table:table-cell>
          <table:table-cell office:value-type="time" office:time-value="PT01H03M00S">
            <text:p>1:03</text:p>
          </table:table-cell>
          <table:table-cell table:number-columns-repeated="1017"/>
        </table:table-row>
        <table:table-row table:style-name="ro1">
          <table:table-cell office:value-type="time" office:time-value="PT04H55M00S">
            <text:p>4:55</text:p>
          </table:table-cell>
          <table:table-cell office:value-type="time" office:time-value="PT06H45M00S">
            <text:p>6:45</text:p>
          </table:table-cell>
          <table:table-cell office:value-type="time" office:time-value="PT13H03M00S">
            <text:p>13:03</text:p>
          </table:table-cell>
          <table:table-cell office:value-type="time" office:time-value="PT16H31M00S">
            <text:p>16:31</text:p>
          </table:table-cell>
          <table:table-cell office:value-type="time" office:time-value="PT19H20M00S">
            <text:p>19:20</text:p>
          </table:table-cell>
          <table:table-cell office:value-type="time" office:time-value="PT21H03M00S">
            <text:p>21:03</text:p>
          </table:table-cell>
          <table:table-cell office:value-type="time" office:time-value="PT01H03M00S">
            <text:p>1:03</text:p>
          </table:table-cell>
          <table:table-cell table:number-columns-repeated="1017"/>
        </table:table-row>
        <table:table-row table:style-name="ro1">
          <table:table-cell office:value-type="time" office:time-value="PT04H57M00S">
            <text:p>4:57</text:p>
          </table:table-cell>
          <table:table-cell office:value-type="time" office:time-value="PT06H46M00S">
            <text:p>6:46</text:p>
          </table:table-cell>
          <table:table-cell office:value-type="time" office:time-value="PT13H03M00S">
            <text:p>13:03</text:p>
          </table:table-cell>
          <table:table-cell office:value-type="time" office:time-value="PT16H30M00S">
            <text:p>16:30</text:p>
          </table:table-cell>
          <table:table-cell office:value-type="time" office:time-value="PT19H18M00S">
            <text:p>19:18</text:p>
          </table:table-cell>
          <table:table-cell office:value-type="time" office:time-value="PT21H00M00S">
            <text:p>21:00</text:p>
          </table:table-cell>
          <table:table-cell office:value-type="time" office:time-value="PT01H02M00S">
            <text:p>1:02</text:p>
          </table:table-cell>
          <table:table-cell table:number-columns-repeated="1017"/>
        </table:table-row>
        <table:table-row table:style-name="ro1">
          <table:table-cell office:value-type="time" office:time-value="PT04H59M00S">
            <text:p>4:59</text:p>
          </table:table-cell>
          <table:table-cell office:value-type="time" office:time-value="PT06H48M00S">
            <text:p>6:48</text:p>
          </table:table-cell>
          <table:table-cell office:value-type="time" office:time-value="PT13H02M00S">
            <text:p>13:02</text:p>
          </table:table-cell>
          <table:table-cell office:value-type="time" office:time-value="PT16H28M00S">
            <text:p>16:28</text:p>
          </table:table-cell>
          <table:table-cell office:value-type="time" office:time-value="PT19H16M00S">
            <text:p>19:16</text:p>
          </table:table-cell>
          <table:table-cell office:value-type="time" office:time-value="PT20H58M00S">
            <text:p>20:58</text:p>
          </table:table-cell>
          <table:table-cell office:value-type="time" office:time-value="PT01H02M00S">
            <text:p>1:02</text:p>
          </table:table-cell>
          <table:table-cell table:number-columns-repeated="1017"/>
        </table:table-row>
        <table:table-row table:style-name="ro1">
          <table:table-cell office:value-type="time" office:time-value="PT05H01M00S">
            <text:p>5:01</text:p>
          </table:table-cell>
          <table:table-cell office:value-type="time" office:time-value="PT06H49M00S">
            <text:p>6:49</text:p>
          </table:table-cell>
          <table:table-cell office:value-type="time" office:time-value="PT13H02M00S">
            <text:p>13:02</text:p>
          </table:table-cell>
          <table:table-cell office:value-type="time" office:time-value="PT16H27M00S">
            <text:p>16:27</text:p>
          </table:table-cell>
          <table:table-cell office:value-type="time" office:time-value="PT19H14M00S">
            <text:p>19:14</text:p>
          </table:table-cell>
          <table:table-cell office:value-type="time" office:time-value="PT20H55M00S">
            <text:p>20:55</text:p>
          </table:table-cell>
          <table:table-cell office:value-type="time" office:time-value="PT01H02M00S">
            <text:p>1:02</text:p>
          </table:table-cell>
          <table:table-cell table:number-columns-repeated="1017"/>
        </table:table-row>
        <table:table-row table:style-name="ro1">
          <table:table-cell office:value-type="time" office:time-value="PT05H02M00S">
            <text:p>5:02</text:p>
          </table:table-cell>
          <table:table-cell office:value-type="time" office:time-value="PT06H51M00S">
            <text:p>6:51</text:p>
          </table:table-cell>
          <table:table-cell office:value-type="time" office:time-value="PT13H02M00S">
            <text:p>13:02</text:p>
          </table:table-cell>
          <table:table-cell office:value-type="time" office:time-value="PT16H25M00S">
            <text:p>16:25</text:p>
          </table:table-cell>
          <table:table-cell office:value-type="time" office:time-value="PT19H12M00S">
            <text:p>19:12</text:p>
          </table:table-cell>
          <table:table-cell office:value-type="time" office:time-value="PT20H53M00S">
            <text:p>20:53</text:p>
          </table:table-cell>
          <table:table-cell office:value-type="time" office:time-value="PT01H01M00S">
            <text:p>1:01</text:p>
          </table:table-cell>
          <table:table-cell table:number-columns-repeated="1017"/>
        </table:table-row>
        <table:table-row table:style-name="ro1">
          <table:table-cell office:value-type="time" office:time-value="PT05H04M00S">
            <text:p>5:04</text:p>
          </table:table-cell>
          <table:table-cell office:value-type="time" office:time-value="PT06H52M00S">
            <text:p>6:52</text:p>
          </table:table-cell>
          <table:table-cell office:value-type="time" office:time-value="PT13H01M00S">
            <text:p>13:01</text:p>
          </table:table-cell>
          <table:table-cell office:value-type="time" office:time-value="PT16H24M00S">
            <text:p>16:24</text:p>
          </table:table-cell>
          <table:table-cell office:value-type="time" office:time-value="PT19H09M00S">
            <text:p>19:09</text:p>
          </table:table-cell>
          <table:table-cell office:value-type="time" office:time-value="PT20H51M00S">
            <text:p>20:51</text:p>
          </table:table-cell>
          <table:table-cell office:value-type="time" office:time-value="PT01H01M00S">
            <text:p>1:01</text:p>
          </table:table-cell>
          <table:table-cell table:number-columns-repeated="1017"/>
        </table:table-row>
        <table:table-row table:style-name="ro1">
          <table:table-cell office:value-type="time" office:time-value="PT05H06M00S">
            <text:p>5:06</text:p>
          </table:table-cell>
          <table:table-cell office:value-type="time" office:time-value="PT06H54M00S">
            <text:p>6:54</text:p>
          </table:table-cell>
          <table:table-cell office:value-type="time" office:time-value="PT13H01M00S">
            <text:p>13:01</text:p>
          </table:table-cell>
          <table:table-cell office:value-type="time" office:time-value="PT16H22M00S">
            <text:p>16:22</text:p>
          </table:table-cell>
          <table:table-cell office:value-type="time" office:time-value="PT19H07M00S">
            <text:p>19:07</text:p>
          </table:table-cell>
          <table:table-cell office:value-type="time" office:time-value="PT20H48M00S">
            <text:p>20:48</text:p>
          </table:table-cell>
          <table:table-cell office:value-type="time" office:time-value="PT01H00M00S">
            <text:p>1:00</text:p>
          </table:table-cell>
          <table:table-cell table:number-columns-repeated="1017"/>
        </table:table-row>
        <table:table-row table:style-name="ro1">
          <table:table-cell office:value-type="time" office:time-value="PT05H08M00S">
            <text:p>5:08</text:p>
          </table:table-cell>
          <table:table-cell office:value-type="time" office:time-value="PT06H55M00S">
            <text:p>6:55</text:p>
          </table:table-cell>
          <table:table-cell office:value-type="time" office:time-value="PT13H01M00S">
            <text:p>13:01</text:p>
          </table:table-cell>
          <table:table-cell office:value-type="time" office:time-value="PT16H21M00S">
            <text:p>16:21</text:p>
          </table:table-cell>
          <table:table-cell office:value-type="time" office:time-value="PT19H05M00S">
            <text:p>19:05</text:p>
          </table:table-cell>
          <table:table-cell office:value-type="time" office:time-value="PT20H46M00S">
            <text:p>20:46</text:p>
          </table:table-cell>
          <table:table-cell office:value-type="time" office:time-value="PT01H00M00S">
            <text:p>1:00</text:p>
          </table:table-cell>
          <table:table-cell table:number-columns-repeated="1017"/>
        </table:table-row>
        <table:table-row table:style-name="ro1">
          <table:table-cell office:value-type="time" office:time-value="PT05H09M00S">
            <text:p>5:09</text:p>
          </table:table-cell>
          <table:table-cell office:value-type="time" office:time-value="PT06H56M00S">
            <text:p>6:56</text:p>
          </table:table-cell>
          <table:table-cell office:value-type="time" office:time-value="PT13H00M00S">
            <text:p>13:00</text:p>
          </table:table-cell>
          <table:table-cell office:value-type="time" office:time-value="PT16H19M00S">
            <text:p>16:19</text:p>
          </table:table-cell>
          <table:table-cell office:value-type="time" office:time-value="PT19H03M00S">
            <text:p>19:03</text:p>
          </table:table-cell>
          <table:table-cell office:value-type="time" office:time-value="PT20H44M00S">
            <text:p>20:44</text:p>
          </table:table-cell>
          <table:table-cell office:value-type="time" office:time-value="PT01H00M00S">
            <text:p>1:00</text:p>
          </table:table-cell>
          <table:table-cell table:number-columns-repeated="1017"/>
        </table:table-row>
        <table:table-row table:style-name="ro1">
          <table:table-cell office:value-type="time" office:time-value="PT05H11M00S">
            <text:p>5:11</text:p>
          </table:table-cell>
          <table:table-cell office:value-type="time" office:time-value="PT06H58M00S">
            <text:p>6:58</text:p>
          </table:table-cell>
          <table:table-cell office:value-type="time" office:time-value="PT13H00M00S">
            <text:p>13:00</text:p>
          </table:table-cell>
          <table:table-cell office:value-type="time" office:time-value="PT16H17M00S">
            <text:p>16:17</text:p>
          </table:table-cell>
          <table:table-cell office:value-type="time" office:time-value="PT19H01M00S">
            <text:p>19:01</text:p>
          </table:table-cell>
          <table:table-cell office:value-type="time" office:time-value="PT20H41M00S">
            <text:p>20:41</text:p>
          </table:table-cell>
          <table:table-cell office:value-type="time" office:time-value="PT00H59M00S">
            <text:p>0:59</text:p>
          </table:table-cell>
          <table:table-cell table:number-columns-repeated="1017"/>
        </table:table-row>
        <table:table-row table:style-name="ro1">
          <table:table-cell office:value-type="time" office:time-value="PT05H13M00S">
            <text:p>5:13</text:p>
          </table:table-cell>
          <table:table-cell office:value-type="time" office:time-value="PT06H59M00S">
            <text:p>6:59</text:p>
          </table:table-cell>
          <table:table-cell office:value-type="time" office:time-value="PT12H59M00S">
            <text:p>12:59</text:p>
          </table:table-cell>
          <table:table-cell office:value-type="time" office:time-value="PT16H16M00S">
            <text:p>16:16</text:p>
          </table:table-cell>
          <table:table-cell office:value-type="time" office:time-value="PT18H59M00S">
            <text:p>18:59</text:p>
          </table:table-cell>
          <table:table-cell office:value-type="time" office:time-value="PT20H39M00S">
            <text:p>20:39</text:p>
          </table:table-cell>
          <table:table-cell office:value-type="time" office:time-value="PT00H59M00S">
            <text:p>0:59</text:p>
          </table:table-cell>
          <table:table-cell table:number-columns-repeated="1017"/>
        </table:table-row>
        <table:table-row table:style-name="ro1">
          <table:table-cell office:value-type="time" office:time-value="PT05H14M00S">
            <text:p>5:14</text:p>
          </table:table-cell>
          <table:table-cell office:value-type="time" office:time-value="PT07H01M00S">
            <text:p>7:01</text:p>
          </table:table-cell>
          <table:table-cell office:value-type="time" office:time-value="PT12H59M00S">
            <text:p>12:59</text:p>
          </table:table-cell>
          <table:table-cell office:value-type="time" office:time-value="PT16H14M00S">
            <text:p>16:14</text:p>
          </table:table-cell>
          <table:table-cell office:value-type="time" office:time-value="PT18H57M00S">
            <text:p>18:57</text:p>
          </table:table-cell>
          <table:table-cell office:value-type="time" office:time-value="PT20H37M00S">
            <text:p>20:37</text:p>
          </table:table-cell>
          <table:table-cell office:value-type="time" office:time-value="PT00H59M00S">
            <text:p>0:59</text:p>
          </table:table-cell>
          <table:table-cell table:number-columns-repeated="1017"/>
        </table:table-row>
        <table:table-row table:style-name="ro1">
          <table:table-cell office:value-type="time" office:time-value="PT05H16M00S">
            <text:p>5:16</text:p>
          </table:table-cell>
          <table:table-cell office:value-type="time" office:time-value="PT07H02M00S">
            <text:p>7:02</text:p>
          </table:table-cell>
          <table:table-cell office:value-type="time" office:time-value="PT12H59M00S">
            <text:p>12:59</text:p>
          </table:table-cell>
          <table:table-cell office:value-type="time" office:time-value="PT16H13M00S">
            <text:p>16:13</text:p>
          </table:table-cell>
          <table:table-cell office:value-type="time" office:time-value="PT18H54M00S">
            <text:p>18:54</text:p>
          </table:table-cell>
          <table:table-cell office:value-type="time" office:time-value="PT20H34M00S">
            <text:p>20:34</text:p>
          </table:table-cell>
          <table:table-cell office:value-type="time" office:time-value="PT00H58M00S">
            <text:p>0:58</text:p>
          </table:table-cell>
          <table:table-cell table:number-columns-repeated="1017"/>
        </table:table-row>
        <table:table-row table:style-name="ro1">
          <table:table-cell office:value-type="time" office:time-value="PT05H17M00S">
            <text:p>5:17</text:p>
          </table:table-cell>
          <table:table-cell office:value-type="time" office:time-value="PT07H04M00S">
            <text:p>7:04</text:p>
          </table:table-cell>
          <table:table-cell office:value-type="time" office:time-value="PT12H58M00S">
            <text:p>12:58</text:p>
          </table:table-cell>
          <table:table-cell office:value-type="time" office:time-value="PT16H11M00S">
            <text:p>16:11</text:p>
          </table:table-cell>
          <table:table-cell office:value-type="time" office:time-value="PT18H52M00S">
            <text:p>18:52</text:p>
          </table:table-cell>
          <table:table-cell office:value-type="time" office:time-value="PT20H32M00S">
            <text:p>20:32</text:p>
          </table:table-cell>
          <table:table-cell office:value-type="time" office:time-value="PT00H58M00S">
            <text:p>0:58</text:p>
          </table:table-cell>
          <table:table-cell table:number-columns-repeated="1017"/>
        </table:table-row>
        <table:table-row table:style-name="ro1">
          <table:table-cell office:value-type="time" office:time-value="PT05H19M00S">
            <text:p>5:19</text:p>
          </table:table-cell>
          <table:table-cell office:value-type="time" office:time-value="PT07H05M00S">
            <text:p>7:05</text:p>
          </table:table-cell>
          <table:table-cell office:value-type="time" office:time-value="PT12H58M00S">
            <text:p>12:58</text:p>
          </table:table-cell>
          <table:table-cell office:value-type="time" office:time-value="PT16H10M00S">
            <text:p>16:10</text:p>
          </table:table-cell>
          <table:table-cell office:value-type="time" office:time-value="PT18H50M00S">
            <text:p>18:50</text:p>
          </table:table-cell>
          <table:table-cell office:value-type="time" office:time-value="PT20H30M00S">
            <text:p>20:30</text:p>
          </table:table-cell>
          <table:table-cell office:value-type="time" office:time-value="PT00H58M00S">
            <text:p>0:58</text:p>
          </table:table-cell>
          <table:table-cell table:number-columns-repeated="1017"/>
        </table:table-row>
        <table:table-row table:style-name="ro1">
          <table:table-cell office:value-type="time" office:time-value="PT05H21M00S">
            <text:p>5:21</text:p>
          </table:table-cell>
          <table:table-cell office:value-type="time" office:time-value="PT07H07M00S">
            <text:p>7:07</text:p>
          </table:table-cell>
          <table:table-cell office:value-type="time" office:time-value="PT12H58M00S">
            <text:p>12:58</text:p>
          </table:table-cell>
          <table:table-cell office:value-type="time" office:time-value="PT16H08M00S">
            <text:p>16:08</text:p>
          </table:table-cell>
          <table:table-cell office:value-type="time" office:time-value="PT18H48M00S">
            <text:p>18:48</text:p>
          </table:table-cell>
          <table:table-cell office:value-type="time" office:time-value="PT20H28M00S">
            <text:p>20:28</text:p>
          </table:table-cell>
          <table:table-cell office:value-type="time" office:time-value="PT00H57M00S">
            <text:p>0:57</text:p>
          </table:table-cell>
          <table:table-cell table:number-columns-repeated="1017"/>
        </table:table-row>
        <table:table-row table:style-name="ro1">
          <table:table-cell office:value-type="time" office:time-value="PT05H22M00S">
            <text:p>5:22</text:p>
          </table:table-cell>
          <table:table-cell office:value-type="time" office:time-value="PT07H08M00S">
            <text:p>7:08</text:p>
          </table:table-cell>
          <table:table-cell office:value-type="time" office:time-value="PT12H57M00S">
            <text:p>12:57</text:p>
          </table:table-cell>
          <table:table-cell office:value-type="time" office:time-value="PT16H07M00S">
            <text:p>16:07</text:p>
          </table:table-cell>
          <table:table-cell office:value-type="time" office:time-value="PT18H46M00S">
            <text:p>18:46</text:p>
          </table:table-cell>
          <table:table-cell office:value-type="time" office:time-value="PT20H25M00S">
            <text:p>20:25</text:p>
          </table:table-cell>
          <table:table-cell office:value-type="time" office:time-value="PT00H57M00S">
            <text:p>0:57</text:p>
          </table:table-cell>
          <table:table-cell table:number-columns-repeated="1017"/>
        </table:table-row>
        <table:table-row table:style-name="ro1">
          <table:table-cell office:value-type="time" office:time-value="PT05H24M00S">
            <text:p>5:24</text:p>
          </table:table-cell>
          <table:table-cell office:value-type="time" office:time-value="PT07H10M00S">
            <text:p>7:10</text:p>
          </table:table-cell>
          <table:table-cell office:value-type="time" office:time-value="PT12H57M00S">
            <text:p>12:57</text:p>
          </table:table-cell>
          <table:table-cell office:value-type="time" office:time-value="PT16H05M00S">
            <text:p>16:05</text:p>
          </table:table-cell>
          <table:table-cell office:value-type="time" office:time-value="PT18H44M00S">
            <text:p>18:44</text:p>
          </table:table-cell>
          <table:table-cell office:value-type="time" office:time-value="PT20H23M00S">
            <text:p>20:23</text:p>
          </table:table-cell>
          <table:table-cell office:value-type="time" office:time-value="PT00H57M00S">
            <text:p>0:57</text:p>
          </table:table-cell>
          <table:table-cell table:number-columns-repeated="1017"/>
        </table:table-row>
        <table:table-row table:style-name="ro1">
          <table:table-cell office:value-type="time" office:time-value="PT05H25M00S">
            <text:p>5:25</text:p>
          </table:table-cell>
          <table:table-cell office:value-type="time" office:time-value="PT07H11M00S">
            <text:p>7:11</text:p>
          </table:table-cell>
          <table:table-cell office:value-type="time" office:time-value="PT12H57M00S">
            <text:p>12:57</text:p>
          </table:table-cell>
          <table:table-cell office:value-type="time" office:time-value="PT16H03M00S">
            <text:p>16:03</text:p>
          </table:table-cell>
          <table:table-cell office:value-type="time" office:time-value="PT18H42M00S">
            <text:p>18:42</text:p>
          </table:table-cell>
          <table:table-cell office:value-type="time" office:time-value="PT20H21M00S">
            <text:p>20:21</text:p>
          </table:table-cell>
          <table:table-cell office:value-type="time" office:time-value="PT00H56M00S">
            <text:p>0:56</text:p>
          </table:table-cell>
          <table:table-cell table:number-columns-repeated="1017"/>
        </table:table-row>
        <table:table-row table:style-name="ro1">
          <table:table-cell office:value-type="time" office:time-value="PT05H27M00S">
            <text:p>5:27</text:p>
          </table:table-cell>
          <table:table-cell office:value-type="time" office:time-value="PT07H12M00S">
            <text:p>7:12</text:p>
          </table:table-cell>
          <table:table-cell office:value-type="time" office:time-value="PT12H57M00S">
            <text:p>12:57</text:p>
          </table:table-cell>
          <table:table-cell office:value-type="time" office:time-value="PT16H02M00S">
            <text:p>16:02</text:p>
          </table:table-cell>
          <table:table-cell office:value-type="time" office:time-value="PT18H40M00S">
            <text:p>18:40</text:p>
          </table:table-cell>
          <table:table-cell office:value-type="time" office:time-value="PT20H19M00S">
            <text:p>20:19</text:p>
          </table:table-cell>
          <table:table-cell office:value-type="time" office:time-value="PT00H56M00S">
            <text:p>0:56</text:p>
          </table:table-cell>
          <table:table-cell table:number-columns-repeated="1017"/>
        </table:table-row>
        <table:table-row table:style-name="ro1">
          <table:table-cell office:value-type="time" office:time-value="PT05H29M00S">
            <text:p>5:29</text:p>
          </table:table-cell>
          <table:table-cell office:value-type="time" office:time-value="PT07H14M00S">
            <text:p>7:14</text:p>
          </table:table-cell>
          <table:table-cell office:value-type="time" office:time-value="PT12H56M00S">
            <text:p>12:56</text:p>
          </table:table-cell>
          <table:table-cell office:value-type="time" office:time-value="PT16H00M00S">
            <text:p>16:00</text:p>
          </table:table-cell>
          <table:table-cell office:value-type="time" office:time-value="PT18H38M00S">
            <text:p>18:38</text:p>
          </table:table-cell>
          <table:table-cell office:value-type="time" office:time-value="PT20H17M00S">
            <text:p>20:17</text:p>
          </table:table-cell>
          <table:table-cell office:value-type="time" office:time-value="PT00H56M00S">
            <text:p>0:56</text:p>
          </table:table-cell>
          <table:table-cell table:number-columns-repeated="1017"/>
        </table:table-row>
        <table:table-row table:style-name="ro1">
          <table:table-cell office:value-type="time" office:time-value="PT05H30M00S">
            <text:p>5:30</text:p>
          </table:table-cell>
          <table:table-cell office:value-type="time" office:time-value="PT07H15M00S">
            <text:p>7:15</text:p>
          </table:table-cell>
          <table:table-cell office:value-type="time" office:time-value="PT12H56M00S">
            <text:p>12:56</text:p>
          </table:table-cell>
          <table:table-cell office:value-type="time" office:time-value="PT15H59M00S">
            <text:p>15:59</text:p>
          </table:table-cell>
          <table:table-cell office:value-type="time" office:time-value="PT18H36M00S">
            <text:p>18:36</text:p>
          </table:table-cell>
          <table:table-cell office:value-type="time" office:time-value="PT20H15M00S">
            <text:p>20:15</text:p>
          </table:table-cell>
          <table:table-cell office:value-type="time" office:time-value="PT00H56M00S">
            <text:p>0:56</text:p>
          </table:table-cell>
          <table:table-cell table:number-columns-repeated="1017"/>
        </table:table-row>
        <table:table-row table:style-name="ro1">
          <table:table-cell office:value-type="time" office:time-value="PT05H32M00S">
            <text:p>5:32</text:p>
          </table:table-cell>
          <table:table-cell office:value-type="time" office:time-value="PT07H17M00S">
            <text:p>7:17</text:p>
          </table:table-cell>
          <table:table-cell office:value-type="time" office:time-value="PT12H56M00S">
            <text:p>12:56</text:p>
          </table:table-cell>
          <table:table-cell office:value-type="time" office:time-value="PT15H57M00S">
            <text:p>15:57</text:p>
          </table:table-cell>
          <table:table-cell office:value-type="time" office:time-value="PT18H34M00S">
            <text:p>18:34</text:p>
          </table:table-cell>
          <table:table-cell office:value-type="time" office:time-value="PT20H13M00S">
            <text:p>20:13</text:p>
          </table:table-cell>
          <table:table-cell office:value-type="time" office:time-value="PT00H55M00S">
            <text:p>0:55</text:p>
          </table:table-cell>
          <table:table-cell table:number-columns-repeated="1017"/>
        </table:table-row>
        <table:table-row table:style-name="ro1">
          <table:table-cell office:value-type="time" office:time-value="PT05H33M00S">
            <text:p>5:33</text:p>
          </table:table-cell>
          <table:table-cell office:value-type="time" office:time-value="PT07H18M00S">
            <text:p>7:18</text:p>
          </table:table-cell>
          <table:table-cell office:value-type="time" office:time-value="PT12H55M00S">
            <text:p>12:55</text:p>
          </table:table-cell>
          <table:table-cell office:value-type="time" office:time-value="PT15H56M00S">
            <text:p>15:56</text:p>
          </table:table-cell>
          <table:table-cell office:value-type="time" office:time-value="PT18H31M00S">
            <text:p>18:31</text:p>
          </table:table-cell>
          <table:table-cell office:value-type="time" office:time-value="PT20H10M00S">
            <text:p>20:10</text:p>
          </table:table-cell>
          <table:table-cell office:value-type="time" office:time-value="PT00H55M00S">
            <text:p>0:55</text:p>
          </table:table-cell>
          <table:table-cell table:number-columns-repeated="1017"/>
        </table:table-row>
        <table:table-row table:style-name="ro1">
          <table:table-cell office:value-type="time" office:time-value="PT05H35M00S">
            <text:p>5:35</text:p>
          </table:table-cell>
          <table:table-cell office:value-type="time" office:time-value="PT07H20M00S">
            <text:p>7:20</text:p>
          </table:table-cell>
          <table:table-cell office:value-type="time" office:time-value="PT12H55M00S">
            <text:p>12:55</text:p>
          </table:table-cell>
          <table:table-cell office:value-type="time" office:time-value="PT15H54M00S">
            <text:p>15:54</text:p>
          </table:table-cell>
          <table:table-cell office:value-type="time" office:time-value="PT18H29M00S">
            <text:p>18:29</text:p>
          </table:table-cell>
          <table:table-cell office:value-type="time" office:time-value="PT20H08M00S">
            <text:p>20:08</text:p>
          </table:table-cell>
          <table:table-cell office:value-type="time" office:time-value="PT00H55M00S">
            <text:p>0:55</text:p>
          </table:table-cell>
          <table:table-cell table:number-columns-repeated="1017"/>
        </table:table-row>
        <table:table-row table:style-name="ro1">
          <table:table-cell office:value-type="time" office:time-value="PT05H36M00S">
            <text:p>5:36</text:p>
          </table:table-cell>
          <table:table-cell office:value-type="time" office:time-value="PT07H21M00S">
            <text:p>7:21</text:p>
          </table:table-cell>
          <table:table-cell office:value-type="time" office:time-value="PT12H55M00S">
            <text:p>12:55</text:p>
          </table:table-cell>
          <table:table-cell office:value-type="time" office:time-value="PT15H52M00S">
            <text:p>15:52</text:p>
          </table:table-cell>
          <table:table-cell office:value-type="time" office:time-value="PT18H27M00S">
            <text:p>18:27</text:p>
          </table:table-cell>
          <table:table-cell office:value-type="time" office:time-value="PT20H06M00S">
            <text:p>20:06</text:p>
          </table:table-cell>
          <table:table-cell office:value-type="time" office:time-value="PT00H54M00S">
            <text:p>0:54</text:p>
          </table:table-cell>
          <table:table-cell table:number-columns-repeated="1017"/>
        </table:table-row>
        <table:table-row table:style-name="ro1">
          <table:table-cell office:value-type="time" office:time-value="PT05H38M00S">
            <text:p>5:38</text:p>
          </table:table-cell>
          <table:table-cell office:value-type="time" office:time-value="PT07H23M00S">
            <text:p>7:23</text:p>
          </table:table-cell>
          <table:table-cell office:value-type="time" office:time-value="PT12H55M00S">
            <text:p>12:55</text:p>
          </table:table-cell>
          <table:table-cell office:value-type="time" office:time-value="PT15H51M00S">
            <text:p>15:51</text:p>
          </table:table-cell>
          <table:table-cell office:value-type="time" office:time-value="PT18H25M00S">
            <text:p>18:25</text:p>
          </table:table-cell>
          <table:table-cell office:value-type="time" office:time-value="PT20H04M00S">
            <text:p>20:04</text:p>
          </table:table-cell>
          <table:table-cell office:value-type="time" office:time-value="PT00H54M00S">
            <text:p>0:54</text:p>
          </table:table-cell>
          <table:table-cell table:number-columns-repeated="1017"/>
        </table:table-row>
        <table:table-row table:style-name="ro1">
          <table:table-cell office:value-type="time" office:time-value="PT05H39M00S">
            <text:p>5:39</text:p>
          </table:table-cell>
          <table:table-cell office:value-type="time" office:time-value="PT07H24M00S">
            <text:p>7:24</text:p>
          </table:table-cell>
          <table:table-cell office:value-type="time" office:time-value="PT12H54M00S">
            <text:p>12:54</text:p>
          </table:table-cell>
          <table:table-cell office:value-type="time" office:time-value="PT15H49M00S">
            <text:p>15:49</text:p>
          </table:table-cell>
          <table:table-cell office:value-type="time" office:time-value="PT18H23M00S">
            <text:p>18:23</text:p>
          </table:table-cell>
          <table:table-cell office:value-type="time" office:time-value="PT20H02M00S">
            <text:p>20:02</text:p>
          </table:table-cell>
          <table:table-cell office:value-type="time" office:time-value="PT00H54M00S">
            <text:p>0:54</text:p>
          </table:table-cell>
          <table:table-cell table:number-columns-repeated="1017"/>
        </table:table-row>
        <table:table-row table:style-name="ro1">
          <table:table-cell office:value-type="time" office:time-value="PT05H41M00S">
            <text:p>5:41</text:p>
          </table:table-cell>
          <table:table-cell office:value-type="time" office:time-value="PT07H26M00S">
            <text:p>7:26</text:p>
          </table:table-cell>
          <table:table-cell office:value-type="time" office:time-value="PT12H54M00S">
            <text:p>12:54</text:p>
          </table:table-cell>
          <table:table-cell office:value-type="time" office:time-value="PT15H48M00S">
            <text:p>15:48</text:p>
          </table:table-cell>
          <table:table-cell office:value-type="time" office:time-value="PT18H21M00S">
            <text:p>18:21</text:p>
          </table:table-cell>
          <table:table-cell office:value-type="time" office:time-value="PT20H00M00S">
            <text:p>20:00</text:p>
          </table:table-cell>
          <table:table-cell office:value-type="time" office:time-value="PT00H54M00S">
            <text:p>0:54</text:p>
          </table:table-cell>
          <table:table-cell table:number-columns-repeated="1017"/>
        </table:table-row>
        <table:table-row table:style-name="ro1">
          <table:table-cell office:value-type="time" office:time-value="PT05H42M00S">
            <text:p>5:42</text:p>
          </table:table-cell>
          <table:table-cell office:value-type="time" office:time-value="PT07H28M00S">
            <text:p>7:28</text:p>
          </table:table-cell>
          <table:table-cell office:value-type="time" office:time-value="PT12H54M00S">
            <text:p>12:54</text:p>
          </table:table-cell>
          <table:table-cell office:value-type="time" office:time-value="PT15H46M00S">
            <text:p>15:46</text:p>
          </table:table-cell>
          <table:table-cell office:value-type="time" office:time-value="PT18H19M00S">
            <text:p>18:19</text:p>
          </table:table-cell>
          <table:table-cell office:value-type="time" office:time-value="PT19H58M00S">
            <text:p>19:58</text:p>
          </table:table-cell>
          <table:table-cell office:value-type="time" office:time-value="PT00H53M00S">
            <text:p>0:53</text:p>
          </table:table-cell>
          <table:table-cell table:number-columns-repeated="1017"/>
        </table:table-row>
        <table:table-row table:style-name="ro1">
          <table:table-cell office:value-type="time" office:time-value="PT05H44M00S">
            <text:p>5:44</text:p>
          </table:table-cell>
          <table:table-cell office:value-type="time" office:time-value="PT07H29M00S">
            <text:p>7:29</text:p>
          </table:table-cell>
          <table:table-cell office:value-type="time" office:time-value="PT12H54M00S">
            <text:p>12:54</text:p>
          </table:table-cell>
          <table:table-cell office:value-type="time" office:time-value="PT15H45M00S">
            <text:p>15:45</text:p>
          </table:table-cell>
          <table:table-cell office:value-type="time" office:time-value="PT18H17M00S">
            <text:p>18:17</text:p>
          </table:table-cell>
          <table:table-cell office:value-type="time" office:time-value="PT19H57M00S">
            <text:p>19:57</text:p>
          </table:table-cell>
          <table:table-cell office:value-type="time" office:time-value="PT00H53M00S">
            <text:p>0:53</text:p>
          </table:table-cell>
          <table:table-cell table:number-columns-repeated="1017"/>
        </table:table-row>
        <table:table-row table:style-name="ro1">
          <table:table-cell office:value-type="time" office:time-value="PT05H45M00S">
            <text:p>5:45</text:p>
          </table:table-cell>
          <table:table-cell office:value-type="time" office:time-value="PT07H31M00S">
            <text:p>7:31</text:p>
          </table:table-cell>
          <table:table-cell office:value-type="time" office:time-value="PT12H53M00S">
            <text:p>12:53</text:p>
          </table:table-cell>
          <table:table-cell office:value-type="time" office:time-value="PT15H43M00S">
            <text:p>15:43</text:p>
          </table:table-cell>
          <table:table-cell office:value-type="time" office:time-value="PT18H15M00S">
            <text:p>18:15</text:p>
          </table:table-cell>
          <table:table-cell office:value-type="time" office:time-value="PT19H55M00S">
            <text:p>19:55</text:p>
          </table:table-cell>
          <table:table-cell office:value-type="time" office:time-value="PT00H53M00S">
            <text:p>0:53</text:p>
          </table:table-cell>
          <table:table-cell table:number-columns-repeated="1017"/>
        </table:table-row>
        <table:table-row table:style-name="ro1">
          <table:table-cell office:value-type="time" office:time-value="PT05H47M00S">
            <text:p>5:47</text:p>
          </table:table-cell>
          <table:table-cell office:value-type="time" office:time-value="PT07H32M00S">
            <text:p>7:32</text:p>
          </table:table-cell>
          <table:table-cell office:value-type="time" office:time-value="PT12H53M00S">
            <text:p>12:53</text:p>
          </table:table-cell>
          <table:table-cell office:value-type="time" office:time-value="PT15H42M00S">
            <text:p>15:42</text:p>
          </table:table-cell>
          <table:table-cell office:value-type="time" office:time-value="PT18H13M00S">
            <text:p>18:13</text:p>
          </table:table-cell>
          <table:table-cell office:value-type="time" office:time-value="PT19H53M00S">
            <text:p>19:53</text:p>
          </table:table-cell>
          <table:table-cell office:value-type="time" office:time-value="PT00H53M00S">
            <text:p>0:53</text:p>
          </table:table-cell>
          <table:table-cell table:number-columns-repeated="1017"/>
        </table:table-row>
        <table:table-row table:style-name="ro1">
          <table:table-cell office:value-type="time" office:time-value="PT05H48M00S">
            <text:p>5:48</text:p>
          </table:table-cell>
          <table:table-cell office:value-type="time" office:time-value="PT07H34M00S">
            <text:p>7:34</text:p>
          </table:table-cell>
          <table:table-cell office:value-type="time" office:time-value="PT12H53M00S">
            <text:p>12:53</text:p>
          </table:table-cell>
          <table:table-cell office:value-type="time" office:time-value="PT15H40M00S">
            <text:p>15:40</text:p>
          </table:table-cell>
          <table:table-cell office:value-type="time" office:time-value="PT18H12M00S">
            <text:p>18:12</text:p>
          </table:table-cell>
          <table:table-cell office:value-type="time" office:time-value="PT19H51M00S">
            <text:p>19:51</text:p>
          </table:table-cell>
          <table:table-cell office:value-type="time" office:time-value="PT00H53M00S">
            <text:p>0:53</text:p>
          </table:table-cell>
          <table:table-cell table:number-columns-repeated="1017"/>
        </table:table-row>
        <table:table-row table:style-name="ro1">
          <table:table-cell office:value-type="time" office:time-value="PT05H50M00S">
            <text:p>5:50</text:p>
          </table:table-cell>
          <table:table-cell office:value-type="time" office:time-value="PT07H35M00S">
            <text:p>7:35</text:p>
          </table:table-cell>
          <table:table-cell office:value-type="time" office:time-value="PT12H53M00S">
            <text:p>12:53</text:p>
          </table:table-cell>
          <table:table-cell office:value-type="time" office:time-value="PT15H39M00S">
            <text:p>15:39</text:p>
          </table:table-cell>
          <table:table-cell office:value-type="time" office:time-value="PT18H10M00S">
            <text:p>18:10</text:p>
          </table:table-cell>
          <table:table-cell office:value-type="time" office:time-value="PT19H49M00S">
            <text:p>19:49</text:p>
          </table:table-cell>
          <table:table-cell office:value-type="time" office:time-value="PT00H52M00S">
            <text:p>0:52</text:p>
          </table:table-cell>
          <table:table-cell table:number-columns-repeated="1017"/>
        </table:table-row>
        <table:table-row table:style-name="ro1">
          <table:table-cell office:value-type="time" office:time-value="PT05H51M00S">
            <text:p>5:51</text:p>
          </table:table-cell>
          <table:table-cell office:value-type="time" office:time-value="PT07H37M00S">
            <text:p>7:37</text:p>
          </table:table-cell>
          <table:table-cell office:value-type="time" office:time-value="PT12H53M00S">
            <text:p>12:53</text:p>
          </table:table-cell>
          <table:table-cell office:value-type="time" office:time-value="PT15H37M00S">
            <text:p>15:37</text:p>
          </table:table-cell>
          <table:table-cell office:value-type="time" office:time-value="PT18H08M00S">
            <text:p>18:08</text:p>
          </table:table-cell>
          <table:table-cell office:value-type="time" office:time-value="PT19H47M00S">
            <text:p>19:47</text:p>
          </table:table-cell>
          <table:table-cell office:value-type="time" office:time-value="PT00H52M00S">
            <text:p>0:52</text:p>
          </table:table-cell>
          <table:table-cell table:number-columns-repeated="1017"/>
        </table:table-row>
        <table:table-row table:style-name="ro1">
          <table:table-cell office:value-type="time" office:time-value="PT05H53M00S">
            <text:p>5:53</text:p>
          </table:table-cell>
          <table:table-cell office:value-type="time" office:time-value="PT07H38M00S">
            <text:p>7:38</text:p>
          </table:table-cell>
          <table:table-cell office:value-type="time" office:time-value="PT12H53M00S">
            <text:p>12:53</text:p>
          </table:table-cell>
          <table:table-cell office:value-type="time" office:time-value="PT15H36M00S">
            <text:p>15:36</text:p>
          </table:table-cell>
          <table:table-cell office:value-type="time" office:time-value="PT18H06M00S">
            <text:p>18:06</text:p>
          </table:table-cell>
          <table:table-cell office:value-type="time" office:time-value="PT19H46M00S">
            <text:p>19:46</text:p>
          </table:table-cell>
          <table:table-cell office:value-type="time" office:time-value="PT00H52M00S">
            <text:p>0:52</text:p>
          </table:table-cell>
          <table:table-cell table:number-columns-repeated="1017"/>
        </table:table-row>
        <table:table-row table:style-name="ro1">
          <table:table-cell office:value-type="time" office:time-value="PT05H54M00S">
            <text:p>5:54</text:p>
          </table:table-cell>
          <table:table-cell office:value-type="time" office:time-value="PT07H40M00S">
            <text:p>7:40</text:p>
          </table:table-cell>
          <table:table-cell office:value-type="time" office:time-value="PT12H52M00S">
            <text:p>12:52</text:p>
          </table:table-cell>
          <table:table-cell office:value-type="time" office:time-value="PT15H34M00S">
            <text:p>15:34</text:p>
          </table:table-cell>
          <table:table-cell office:value-type="time" office:time-value="PT18H04M00S">
            <text:p>18:04</text:p>
          </table:table-cell>
          <table:table-cell office:value-type="time" office:time-value="PT19H44M00S">
            <text:p>19:44</text:p>
          </table:table-cell>
          <table:table-cell office:value-type="time" office:time-value="PT00H52M00S">
            <text:p>0:52</text:p>
          </table:table-cell>
          <table:table-cell table:number-columns-repeated="1017"/>
        </table:table-row>
        <table:table-row table:style-name="ro1">
          <table:table-cell office:value-type="time" office:time-value="PT05H55M00S">
            <text:p>5:55</text:p>
          </table:table-cell>
          <table:table-cell office:value-type="time" office:time-value="PT07H41M00S">
            <text:p>7:41</text:p>
          </table:table-cell>
          <table:table-cell office:value-type="time" office:time-value="PT12H52M00S">
            <text:p>12:52</text:p>
          </table:table-cell>
          <table:table-cell office:value-type="time" office:time-value="PT15H33M00S">
            <text:p>15:33</text:p>
          </table:table-cell>
          <table:table-cell office:value-type="time" office:time-value="PT18H02M00S">
            <text:p>18:02</text:p>
          </table:table-cell>
          <table:table-cell office:value-type="time" office:time-value="PT19H42M00S">
            <text:p>19:42</text:p>
          </table:table-cell>
          <table:table-cell office:value-type="time" office:time-value="PT00H52M00S">
            <text:p>0:52</text:p>
          </table:table-cell>
          <table:table-cell table:number-columns-repeated="1017"/>
        </table:table-row>
        <table:table-row table:style-name="ro1">
          <table:table-cell office:value-type="time" office:time-value="PT05H57M00S">
            <text:p>5:57</text:p>
          </table:table-cell>
          <table:table-cell office:value-type="time" office:time-value="PT07H43M00S">
            <text:p>7:43</text:p>
          </table:table-cell>
          <table:table-cell office:value-type="time" office:time-value="PT12H52M00S">
            <text:p>12:52</text:p>
          </table:table-cell>
          <table:table-cell office:value-type="time" office:time-value="PT15H31M00S">
            <text:p>15:31</text:p>
          </table:table-cell>
          <table:table-cell office:value-type="time" office:time-value="PT18H00M00S">
            <text:p>18:00</text:p>
          </table:table-cell>
          <table:table-cell office:value-type="time" office:time-value="PT19H40M00S">
            <text:p>19:40</text:p>
          </table:table-cell>
          <table:table-cell office:value-type="time" office:time-value="PT00H52M00S">
            <text:p>0:52</text:p>
          </table:table-cell>
          <table:table-cell table:number-columns-repeated="1017"/>
        </table:table-row>
        <table:table-row table:style-name="ro1">
          <table:table-cell office:value-type="time" office:time-value="PT05H58M00S">
            <text:p>5:58</text:p>
          </table:table-cell>
          <table:table-cell office:value-type="time" office:time-value="PT07H45M00S">
            <text:p>7:45</text:p>
          </table:table-cell>
          <table:table-cell office:value-type="time" office:time-value="PT12H52M00S">
            <text:p>12:52</text:p>
          </table:table-cell>
          <table:table-cell office:value-type="time" office:time-value="PT15H30M00S">
            <text:p>15:30</text:p>
          </table:table-cell>
          <table:table-cell office:value-type="time" office:time-value="PT17H59M00S">
            <text:p>17:59</text:p>
          </table:table-cell>
          <table:table-cell office:value-type="time" office:time-value="PT19H39M00S">
            <text:p>19:39</text:p>
          </table:table-cell>
          <table:table-cell office:value-type="time" office:time-value="PT00H52M00S">
            <text:p>0:52</text:p>
          </table:table-cell>
          <table:table-cell table:number-columns-repeated="1017"/>
        </table:table-row>
        <table:table-row table:style-name="ro1">
          <table:table-cell office:value-type="time" office:time-value="PT06H00M00S">
            <text:p>6:00</text:p>
          </table:table-cell>
          <table:table-cell office:value-type="time" office:time-value="PT07H46M00S">
            <text:p>7:46</text:p>
          </table:table-cell>
          <table:table-cell office:value-type="time" office:time-value="PT12H52M00S">
            <text:p>12:52</text:p>
          </table:table-cell>
          <table:table-cell office:value-type="time" office:time-value="PT15H29M00S">
            <text:p>15:29</text:p>
          </table:table-cell>
          <table:table-cell office:value-type="time" office:time-value="PT17H57M00S">
            <text:p>17:57</text:p>
          </table:table-cell>
          <table:table-cell office:value-type="time" office:time-value="PT19H37M00S">
            <text:p>19:37</text:p>
          </table:table-cell>
          <table:table-cell office:value-type="time" office:time-value="PT00H52M00S">
            <text:p>0:52</text:p>
          </table:table-cell>
          <table:table-cell table:number-columns-repeated="1017"/>
        </table:table-row>
        <table:table-row table:style-name="ro1">
          <table:table-cell office:value-type="time" office:time-value="PT06H01M00S">
            <text:p>6:01</text:p>
          </table:table-cell>
          <table:table-cell office:value-type="time" office:time-value="PT07H48M00S">
            <text:p>7:48</text:p>
          </table:table-cell>
          <table:table-cell office:value-type="time" office:time-value="PT12H52M00S">
            <text:p>12:52</text:p>
          </table:table-cell>
          <table:table-cell office:value-type="time" office:time-value="PT15H27M00S">
            <text:p>15:27</text:p>
          </table:table-cell>
          <table:table-cell office:value-type="time" office:time-value="PT17H55M00S">
            <text:p>17:55</text:p>
          </table:table-cell>
          <table:table-cell office:value-type="time" office:time-value="PT19H36M00S">
            <text:p>19:36</text:p>
          </table:table-cell>
          <table:table-cell office:value-type="time" office:time-value="PT00H51M00S">
            <text:p>0:51</text:p>
          </table:table-cell>
          <table:table-cell table:number-columns-repeated="1017"/>
        </table:table-row>
        <table:table-row table:style-name="ro1">
          <table:table-cell office:value-type="time" office:time-value="PT06H03M00S">
            <text:p>6:03</text:p>
          </table:table-cell>
          <table:table-cell office:value-type="time" office:time-value="PT07H49M00S">
            <text:p>7:49</text:p>
          </table:table-cell>
          <table:table-cell office:value-type="time" office:time-value="PT12H52M00S">
            <text:p>12:52</text:p>
          </table:table-cell>
          <table:table-cell office:value-type="time" office:time-value="PT15H26M00S">
            <text:p>15:26</text:p>
          </table:table-cell>
          <table:table-cell office:value-type="time" office:time-value="PT17H53M00S">
            <text:p>17:53</text:p>
          </table:table-cell>
          <table:table-cell office:value-type="time" office:time-value="PT19H34M00S">
            <text:p>19:34</text:p>
          </table:table-cell>
          <table:table-cell office:value-type="time" office:time-value="PT00H51M00S">
            <text:p>0:51</text:p>
          </table:table-cell>
          <table:table-cell table:number-columns-repeated="1017"/>
        </table:table-row>
        <table:table-row table:style-name="ro1">
          <table:table-cell office:value-type="time" office:time-value="PT06H04M00S">
            <text:p>6:04</text:p>
          </table:table-cell>
          <table:table-cell office:value-type="time" office:time-value="PT07H51M00S">
            <text:p>7:51</text:p>
          </table:table-cell>
          <table:table-cell office:value-type="time" office:time-value="PT12H52M00S">
            <text:p>12:52</text:p>
          </table:table-cell>
          <table:table-cell office:value-type="time" office:time-value="PT15H24M00S">
            <text:p>15:24</text:p>
          </table:table-cell>
          <table:table-cell office:value-type="time" office:time-value="PT17H52M00S">
            <text:p>17:52</text:p>
          </table:table-cell>
          <table:table-cell office:value-type="time" office:time-value="PT19H32M00S">
            <text:p>19:32</text:p>
          </table:table-cell>
          <table:table-cell office:value-type="time" office:time-value="PT00H51M00S">
            <text:p>0:51</text:p>
          </table:table-cell>
          <table:table-cell table:number-columns-repeated="1017"/>
        </table:table-row>
        <table:table-row table:style-name="ro1">
          <table:table-cell office:value-type="time" office:time-value="PT06H06M00S">
            <text:p>6:06</text:p>
          </table:table-cell>
          <table:table-cell office:value-type="time" office:time-value="PT07H53M00S">
            <text:p>7:53</text:p>
          </table:table-cell>
          <table:table-cell office:value-type="time" office:time-value="PT12H52M00S">
            <text:p>12:52</text:p>
          </table:table-cell>
          <table:table-cell office:value-type="time" office:time-value="PT15H23M00S">
            <text:p>15:23</text:p>
          </table:table-cell>
          <table:table-cell office:value-type="time" office:time-value="PT17H50M00S">
            <text:p>17:50</text:p>
          </table:table-cell>
          <table:table-cell office:value-type="time" office:time-value="PT19H31M00S">
            <text:p>19:31</text:p>
          </table:table-cell>
          <table:table-cell office:value-type="time" office:time-value="PT00H51M00S">
            <text:p>0:51</text:p>
          </table:table-cell>
          <table:table-cell table:number-columns-repeated="1017"/>
        </table:table-row>
        <table:table-row table:style-name="ro1">
          <table:table-cell office:value-type="time" office:time-value="PT06H07M00S">
            <text:p>6:07</text:p>
          </table:table-cell>
          <table:table-cell office:value-type="time" office:time-value="PT07H54M00S">
            <text:p>7:54</text:p>
          </table:table-cell>
          <table:table-cell office:value-type="time" office:time-value="PT12H52M00S">
            <text:p>12:52</text:p>
          </table:table-cell>
          <table:table-cell office:value-type="time" office:time-value="PT15H22M00S">
            <text:p>15:22</text:p>
          </table:table-cell>
          <table:table-cell office:value-type="time" office:time-value="PT17H48M00S">
            <text:p>17:48</text:p>
          </table:table-cell>
          <table:table-cell office:value-type="time" office:time-value="PT19H29M00S">
            <text:p>19:29</text:p>
          </table:table-cell>
          <table:table-cell office:value-type="time" office:time-value="PT00H51M00S">
            <text:p>0:51</text:p>
          </table:table-cell>
          <table:table-cell table:number-columns-repeated="1017"/>
        </table:table-row>
        <table:table-row table:style-name="ro1">
          <table:table-cell office:value-type="time" office:time-value="PT06H08M00S">
            <text:p>6:08</text:p>
          </table:table-cell>
          <table:table-cell office:value-type="time" office:time-value="PT07H56M00S">
            <text:p>7:56</text:p>
          </table:table-cell>
          <table:table-cell office:value-type="time" office:time-value="PT12H52M00S">
            <text:p>12:52</text:p>
          </table:table-cell>
          <table:table-cell office:value-type="time" office:time-value="PT15H20M00S">
            <text:p>15:20</text:p>
          </table:table-cell>
          <table:table-cell office:value-type="time" office:time-value="PT17H47M00S">
            <text:p>17:47</text:p>
          </table:table-cell>
          <table:table-cell office:value-type="time" office:time-value="PT19H28M00S">
            <text:p>19:28</text:p>
          </table:table-cell>
          <table:table-cell office:value-type="time" office:time-value="PT00H51M00S">
            <text:p>0:51</text:p>
          </table:table-cell>
          <table:table-cell table:number-columns-repeated="1017"/>
        </table:table-row>
        <table:table-row table:style-name="ro1">
          <table:table-cell office:value-type="time" office:time-value="PT06H10M00S">
            <text:p>6:10</text:p>
          </table:table-cell>
          <table:table-cell office:value-type="time" office:time-value="PT07H57M00S">
            <text:p>7:57</text:p>
          </table:table-cell>
          <table:table-cell office:value-type="time" office:time-value="PT12H52M00S">
            <text:p>12:52</text:p>
          </table:table-cell>
          <table:table-cell office:value-type="time" office:time-value="PT15H19M00S">
            <text:p>15:19</text:p>
          </table:table-cell>
          <table:table-cell office:value-type="time" office:time-value="PT17H45M00S">
            <text:p>17:45</text:p>
          </table:table-cell>
          <table:table-cell office:value-type="time" office:time-value="PT19H27M00S">
            <text:p>19:27</text:p>
          </table:table-cell>
          <table:table-cell office:value-type="time" office:time-value="PT00H51M00S">
            <text:p>0:51</text:p>
          </table:table-cell>
          <table:table-cell table:number-columns-repeated="1017"/>
        </table:table-row>
        <table:table-row table:style-name="ro1">
          <table:table-cell office:value-type="time" office:time-value="PT06H11M00S">
            <text:p>6:11</text:p>
          </table:table-cell>
          <table:table-cell office:value-type="time" office:time-value="PT07H59M00S">
            <text:p>7:59</text:p>
          </table:table-cell>
          <table:table-cell office:value-type="time" office:time-value="PT12H52M00S">
            <text:p>12:52</text:p>
          </table:table-cell>
          <table:table-cell office:value-type="time" office:time-value="PT15H18M00S">
            <text:p>15:18</text:p>
          </table:table-cell>
          <table:table-cell office:value-type="time" office:time-value="PT17H43M00S">
            <text:p>17:43</text:p>
          </table:table-cell>
          <table:table-cell office:value-type="time" office:time-value="PT19H25M00S">
            <text:p>19:25</text:p>
          </table:table-cell>
          <table:table-cell office:value-type="time" office:time-value="PT00H51M00S">
            <text:p>0:51</text:p>
          </table:table-cell>
          <table:table-cell table:number-columns-repeated="1017"/>
        </table:table-row>
        <table:table-row table:style-name="ro1">
          <table:table-cell office:value-type="time" office:time-value="PT06H13M00S">
            <text:p>6:13</text:p>
          </table:table-cell>
          <table:table-cell office:value-type="time" office:time-value="PT08H01M00S">
            <text:p>8:01</text:p>
          </table:table-cell>
          <table:table-cell office:value-type="time" office:time-value="PT12H52M00S">
            <text:p>12:52</text:p>
          </table:table-cell>
          <table:table-cell office:value-type="time" office:time-value="PT15H17M00S">
            <text:p>15:17</text:p>
          </table:table-cell>
          <table:table-cell office:value-type="time" office:time-value="PT17H42M00S">
            <text:p>17:42</text:p>
          </table:table-cell>
          <table:table-cell office:value-type="time" office:time-value="PT19H24M00S">
            <text:p>19:24</text:p>
          </table:table-cell>
          <table:table-cell office:value-type="time" office:time-value="PT00H51M00S">
            <text:p>0:51</text:p>
          </table:table-cell>
          <table:table-cell table:number-columns-repeated="1017"/>
        </table:table-row>
        <table:table-row table:style-name="ro1">
          <table:table-cell office:value-type="time" office:time-value="PT06H14M00S">
            <text:p>6:14</text:p>
          </table:table-cell>
          <table:table-cell office:value-type="time" office:time-value="PT08H02M00S">
            <text:p>8:02</text:p>
          </table:table-cell>
          <table:table-cell office:value-type="time" office:time-value="PT12H52M00S">
            <text:p>12:52</text:p>
          </table:table-cell>
          <table:table-cell office:value-type="time" office:time-value="PT15H15M00S">
            <text:p>15:15</text:p>
          </table:table-cell>
          <table:table-cell office:value-type="time" office:time-value="PT17H40M00S">
            <text:p>17:40</text:p>
          </table:table-cell>
          <table:table-cell office:value-type="time" office:time-value="PT19H22M00S">
            <text:p>19:22</text:p>
          </table:table-cell>
          <table:table-cell office:value-type="time" office:time-value="PT00H51M00S">
            <text:p>0:51</text:p>
          </table:table-cell>
          <table:table-cell table:number-columns-repeated="1017"/>
        </table:table-row>
        <table:table-row table:style-name="ro1">
          <table:table-cell office:value-type="time" office:time-value="PT06H15M00S">
            <text:p>6:15</text:p>
          </table:table-cell>
          <table:table-cell office:value-type="time" office:time-value="PT08H04M00S">
            <text:p>8:04</text:p>
          </table:table-cell>
          <table:table-cell office:value-type="time" office:time-value="PT12H52M00S">
            <text:p>12:52</text:p>
          </table:table-cell>
          <table:table-cell office:value-type="time" office:time-value="PT15H14M00S">
            <text:p>15:14</text:p>
          </table:table-cell>
          <table:table-cell office:value-type="time" office:time-value="PT17H39M00S">
            <text:p>17:39</text:p>
          </table:table-cell>
          <table:table-cell office:value-type="time" office:time-value="PT19H21M00S">
            <text:p>19:21</text:p>
          </table:table-cell>
          <table:table-cell office:value-type="time" office:time-value="PT00H51M00S">
            <text:p>0:51</text:p>
          </table:table-cell>
          <table:table-cell table:number-columns-repeated="1017"/>
        </table:table-row>
        <table:table-row table:style-name="ro1">
          <table:table-cell office:value-type="time" office:time-value="PT06H17M00S">
            <text:p>6:17</text:p>
          </table:table-cell>
          <table:table-cell office:value-type="time" office:time-value="PT08H05M00S">
            <text:p>8:05</text:p>
          </table:table-cell>
          <table:table-cell office:value-type="time" office:time-value="PT12H52M00S">
            <text:p>12:52</text:p>
          </table:table-cell>
          <table:table-cell office:value-type="time" office:time-value="PT15H13M00S">
            <text:p>15:13</text:p>
          </table:table-cell>
          <table:table-cell office:value-type="time" office:time-value="PT17H37M00S">
            <text:p>17:37</text:p>
          </table:table-cell>
          <table:table-cell office:value-type="time" office:time-value="PT19H20M00S">
            <text:p>19:20</text:p>
          </table:table-cell>
          <table:table-cell office:value-type="time" office:time-value="PT00H51M00S">
            <text:p>0:51</text:p>
          </table:table-cell>
          <table:table-cell table:number-columns-repeated="1017"/>
        </table:table-row>
        <table:table-row table:style-name="ro1">
          <table:table-cell office:value-type="time" office:time-value="PT06H18M00S">
            <text:p>6:18</text:p>
          </table:table-cell>
          <table:table-cell office:value-type="time" office:time-value="PT08H07M00S">
            <text:p>8:07</text:p>
          </table:table-cell>
          <table:table-cell office:value-type="time" office:time-value="PT12H52M00S">
            <text:p>12:52</text:p>
          </table:table-cell>
          <table:table-cell office:value-type="time" office:time-value="PT15H12M00S">
            <text:p>15:12</text:p>
          </table:table-cell>
          <table:table-cell office:value-type="time" office:time-value="PT17H36M00S">
            <text:p>17:36</text:p>
          </table:table-cell>
          <table:table-cell office:value-type="time" office:time-value="PT19H19M00S">
            <text:p>19:19</text:p>
          </table:table-cell>
          <table:table-cell office:value-type="time" office:time-value="PT00H51M00S">
            <text:p>0:51</text:p>
          </table:table-cell>
          <table:table-cell table:number-columns-repeated="1017"/>
        </table:table-row>
        <table:table-row table:style-name="ro1">
          <table:table-cell office:value-type="time" office:time-value="PT06H19M00S">
            <text:p>6:19</text:p>
          </table:table-cell>
          <table:table-cell office:value-type="time" office:time-value="PT08H09M00S">
            <text:p>8:09</text:p>
          </table:table-cell>
          <table:table-cell office:value-type="time" office:time-value="PT12H52M00S">
            <text:p>12:52</text:p>
          </table:table-cell>
          <table:table-cell office:value-type="time" office:time-value="PT15H11M00S">
            <text:p>15:11</text:p>
          </table:table-cell>
          <table:table-cell office:value-type="time" office:time-value="PT17H34M00S">
            <text:p>17:34</text:p>
          </table:table-cell>
          <table:table-cell office:value-type="time" office:time-value="PT19H18M00S">
            <text:p>19:18</text:p>
          </table:table-cell>
          <table:table-cell office:value-type="time" office:time-value="PT00H51M00S">
            <text:p>0:51</text:p>
          </table:table-cell>
          <table:table-cell table:number-columns-repeated="1017"/>
        </table:table-row>
        <table:table-row table:style-name="ro1">
          <table:table-cell office:value-type="time" office:time-value="PT06H21M00S">
            <text:p>6:21</text:p>
          </table:table-cell>
          <table:table-cell office:value-type="time" office:time-value="PT08H10M00S">
            <text:p>8:10</text:p>
          </table:table-cell>
          <table:table-cell office:value-type="time" office:time-value="PT12H52M00S">
            <text:p>12:52</text:p>
          </table:table-cell>
          <table:table-cell office:value-type="time" office:time-value="PT15H10M00S">
            <text:p>15:10</text:p>
          </table:table-cell>
          <table:table-cell office:value-type="time" office:time-value="PT17H33M00S">
            <text:p>17:33</text:p>
          </table:table-cell>
          <table:table-cell office:value-type="time" office:time-value="PT19H16M00S">
            <text:p>19:16</text:p>
          </table:table-cell>
          <table:table-cell office:value-type="time" office:time-value="PT00H52M00S">
            <text:p>0:52</text:p>
          </table:table-cell>
          <table:table-cell table:number-columns-repeated="1017"/>
        </table:table-row>
        <table:table-row table:style-name="ro1">
          <table:table-cell office:value-type="time" office:time-value="PT06H22M00S">
            <text:p>6:22</text:p>
          </table:table-cell>
          <table:table-cell office:value-type="time" office:time-value="PT08H12M00S">
            <text:p>8:12</text:p>
          </table:table-cell>
          <table:table-cell office:value-type="time" office:time-value="PT12H52M00S">
            <text:p>12:52</text:p>
          </table:table-cell>
          <table:table-cell office:value-type="time" office:time-value="PT15H09M00S">
            <text:p>15:09</text:p>
          </table:table-cell>
          <table:table-cell office:value-type="time" office:time-value="PT17H32M00S">
            <text:p>17:32</text:p>
          </table:table-cell>
          <table:table-cell office:value-type="time" office:time-value="PT19H15M00S">
            <text:p>19:15</text:p>
          </table:table-cell>
          <table:table-cell office:value-type="time" office:time-value="PT00H52M00S">
            <text:p>0:52</text:p>
          </table:table-cell>
          <table:table-cell table:number-columns-repeated="1017"/>
        </table:table-row>
        <table:table-row table:style-name="ro1">
          <table:table-cell office:value-type="time" office:time-value="PT06H23M00S">
            <text:p>6:23</text:p>
          </table:table-cell>
          <table:table-cell office:value-type="time" office:time-value="PT08H13M00S">
            <text:p>8:13</text:p>
          </table:table-cell>
          <table:table-cell office:value-type="time" office:time-value="PT12H52M00S">
            <text:p>12:52</text:p>
          </table:table-cell>
          <table:table-cell office:value-type="time" office:time-value="PT15H08M00S">
            <text:p>15:08</text:p>
          </table:table-cell>
          <table:table-cell office:value-type="time" office:time-value="PT17H30M00S">
            <text:p>17:30</text:p>
          </table:table-cell>
          <table:table-cell office:value-type="time" office:time-value="PT19H14M00S">
            <text:p>19:14</text:p>
          </table:table-cell>
          <table:table-cell office:value-type="time" office:time-value="PT00H52M00S">
            <text:p>0:52</text:p>
          </table:table-cell>
          <table:table-cell table:number-columns-repeated="1017"/>
        </table:table-row>
        <table:table-row table:style-name="ro1">
          <table:table-cell office:value-type="time" office:time-value="PT06H25M00S">
            <text:p>6:25</text:p>
          </table:table-cell>
          <table:table-cell office:value-type="time" office:time-value="PT08H15M00S">
            <text:p>8:15</text:p>
          </table:table-cell>
          <table:table-cell office:value-type="time" office:time-value="PT12H52M00S">
            <text:p>12:52</text:p>
          </table:table-cell>
          <table:table-cell office:value-type="time" office:time-value="PT15H07M00S">
            <text:p>15:07</text:p>
          </table:table-cell>
          <table:table-cell office:value-type="time" office:time-value="PT17H29M00S">
            <text:p>17:29</text:p>
          </table:table-cell>
          <table:table-cell office:value-type="time" office:time-value="PT19H13M00S">
            <text:p>19:13</text:p>
          </table:table-cell>
          <table:table-cell office:value-type="time" office:time-value="PT00H52M00S">
            <text:p>0:52</text:p>
          </table:table-cell>
          <table:table-cell table:number-columns-repeated="1017"/>
        </table:table-row>
        <table:table-row table:style-name="ro1">
          <table:table-cell office:value-type="time" office:time-value="PT06H26M00S">
            <text:p>6:26</text:p>
          </table:table-cell>
          <table:table-cell office:value-type="time" office:time-value="PT08H16M00S">
            <text:p>8:16</text:p>
          </table:table-cell>
          <table:table-cell office:value-type="time" office:time-value="PT12H53M00S">
            <text:p>12:53</text:p>
          </table:table-cell>
          <table:table-cell office:value-type="time" office:time-value="PT15H06M00S">
            <text:p>15:06</text:p>
          </table:table-cell>
          <table:table-cell office:value-type="time" office:time-value="PT17H28M00S">
            <text:p>17:28</text:p>
          </table:table-cell>
          <table:table-cell office:value-type="time" office:time-value="PT19H12M00S">
            <text:p>19:12</text:p>
          </table:table-cell>
          <table:table-cell office:value-type="time" office:time-value="PT00H52M00S">
            <text:p>0:52</text:p>
          </table:table-cell>
          <table:table-cell table:number-columns-repeated="1017"/>
        </table:table-row>
        <table:table-row table:style-name="ro1">
          <table:table-cell office:value-type="time" office:time-value="PT06H27M00S">
            <text:p>6:27</text:p>
          </table:table-cell>
          <table:table-cell office:value-type="time" office:time-value="PT08H18M00S">
            <text:p>8:18</text:p>
          </table:table-cell>
          <table:table-cell office:value-type="time" office:time-value="PT12H53M00S">
            <text:p>12:53</text:p>
          </table:table-cell>
          <table:table-cell office:value-type="time" office:time-value="PT15H05M00S">
            <text:p>15:05</text:p>
          </table:table-cell>
          <table:table-cell office:value-type="time" office:time-value="PT17H27M00S">
            <text:p>17:27</text:p>
          </table:table-cell>
          <table:table-cell office:value-type="time" office:time-value="PT19H11M00S">
            <text:p>19:11</text:p>
          </table:table-cell>
          <table:table-cell office:value-type="time" office:time-value="PT00H52M00S">
            <text:p>0:52</text:p>
          </table:table-cell>
          <table:table-cell table:number-columns-repeated="1017"/>
        </table:table-row>
        <table:table-row table:style-name="ro1">
          <table:table-cell office:value-type="time" office:time-value="PT06H29M00S">
            <text:p>6:29</text:p>
          </table:table-cell>
          <table:table-cell office:value-type="time" office:time-value="PT08H20M00S">
            <text:p>8:20</text:p>
          </table:table-cell>
          <table:table-cell office:value-type="time" office:time-value="PT12H53M00S">
            <text:p>12:53</text:p>
          </table:table-cell>
          <table:table-cell office:value-type="time" office:time-value="PT15H04M00S">
            <text:p>15:04</text:p>
          </table:table-cell>
          <table:table-cell office:value-type="time" office:time-value="PT17H26M00S">
            <text:p>17:26</text:p>
          </table:table-cell>
          <table:table-cell office:value-type="time" office:time-value="PT19H10M00S">
            <text:p>19:10</text:p>
          </table:table-cell>
          <table:table-cell office:value-type="time" office:time-value="PT00H53M00S">
            <text:p>0:53</text:p>
          </table:table-cell>
          <table:table-cell table:number-columns-repeated="1017"/>
        </table:table-row>
        <table:table-row table:style-name="ro1">
          <table:table-cell office:value-type="time" office:time-value="PT06H30M00S">
            <text:p>6:30</text:p>
          </table:table-cell>
          <table:table-cell office:value-type="time" office:time-value="PT08H21M00S">
            <text:p>8:21</text:p>
          </table:table-cell>
          <table:table-cell office:value-type="time" office:time-value="PT12H53M00S">
            <text:p>12:53</text:p>
          </table:table-cell>
          <table:table-cell office:value-type="time" office:time-value="PT15H03M00S">
            <text:p>15:03</text:p>
          </table:table-cell>
          <table:table-cell office:value-type="time" office:time-value="PT17H24M00S">
            <text:p>17:24</text:p>
          </table:table-cell>
          <table:table-cell office:value-type="time" office:time-value="PT19H09M00S">
            <text:p>19:09</text:p>
          </table:table-cell>
          <table:table-cell office:value-type="time" office:time-value="PT00H53M00S">
            <text:p>0:53</text:p>
          </table:table-cell>
          <table:table-cell table:number-columns-repeated="1017"/>
        </table:table-row>
        <table:table-row table:style-name="ro1">
          <table:table-cell office:value-type="time" office:time-value="PT06H31M00S">
            <text:p>6:31</text:p>
          </table:table-cell>
          <table:table-cell office:value-type="time" office:time-value="PT08H23M00S">
            <text:p>8:23</text:p>
          </table:table-cell>
          <table:table-cell office:value-type="time" office:time-value="PT12H53M00S">
            <text:p>12:53</text:p>
          </table:table-cell>
          <table:table-cell office:value-type="time" office:time-value="PT15H02M00S">
            <text:p>15:02</text:p>
          </table:table-cell>
          <table:table-cell office:value-type="time" office:time-value="PT17H23M00S">
            <text:p>17:23</text:p>
          </table:table-cell>
          <table:table-cell office:value-type="time" office:time-value="PT19H09M00S">
            <text:p>19:09</text:p>
          </table:table-cell>
          <table:table-cell office:value-type="time" office:time-value="PT00H53M00S">
            <text:p>0:53</text:p>
          </table:table-cell>
          <table:table-cell table:number-columns-repeated="1017"/>
        </table:table-row>
        <table:table-row table:style-name="ro1">
          <table:table-cell office:value-type="time" office:time-value="PT06H33M00S">
            <text:p>6:33</text:p>
          </table:table-cell>
          <table:table-cell office:value-type="time" office:time-value="PT08H24M00S">
            <text:p>8:24</text:p>
          </table:table-cell>
          <table:table-cell office:value-type="time" office:time-value="PT12H53M00S">
            <text:p>12:53</text:p>
          </table:table-cell>
          <table:table-cell office:value-type="time" office:time-value="PT15H01M00S">
            <text:p>15:01</text:p>
          </table:table-cell>
          <table:table-cell office:value-type="time" office:time-value="PT17H22M00S">
            <text:p>17:22</text:p>
          </table:table-cell>
          <table:table-cell office:value-type="time" office:time-value="PT19H08M00S">
            <text:p>19:08</text:p>
          </table:table-cell>
          <table:table-cell office:value-type="time" office:time-value="PT00H53M00S">
            <text:p>0:53</text:p>
          </table:table-cell>
          <table:table-cell table:number-columns-repeated="1017"/>
        </table:table-row>
        <table:table-row table:style-name="ro1">
          <table:table-cell office:value-type="time" office:time-value="PT06H34M00S">
            <text:p>6:34</text:p>
          </table:table-cell>
          <table:table-cell office:value-type="time" office:time-value="PT08H26M00S">
            <text:p>8:26</text:p>
          </table:table-cell>
          <table:table-cell office:value-type="time" office:time-value="PT12H54M00S">
            <text:p>12:54</text:p>
          </table:table-cell>
          <table:table-cell office:value-type="time" office:time-value="PT15H01M00S">
            <text:p>15:01</text:p>
          </table:table-cell>
          <table:table-cell office:value-type="time" office:time-value="PT17H21M00S">
            <text:p>17:21</text:p>
          </table:table-cell>
          <table:table-cell office:value-type="time" office:time-value="PT19H07M00S">
            <text:p>19:07</text:p>
          </table:table-cell>
          <table:table-cell office:value-type="time" office:time-value="PT00H53M00S">
            <text:p>0:53</text:p>
          </table:table-cell>
          <table:table-cell table:number-columns-repeated="1017"/>
        </table:table-row>
        <table:table-row table:style-name="ro1">
          <table:table-cell office:value-type="time" office:time-value="PT06H35M00S">
            <text:p>6:35</text:p>
          </table:table-cell>
          <table:table-cell office:value-type="time" office:time-value="PT08H27M00S">
            <text:p>8:27</text:p>
          </table:table-cell>
          <table:table-cell office:value-type="time" office:time-value="PT12H54M00S">
            <text:p>12:54</text:p>
          </table:table-cell>
          <table:table-cell office:value-type="time" office:time-value="PT15H00M00S">
            <text:p>15:00</text:p>
          </table:table-cell>
          <table:table-cell office:value-type="time" office:time-value="PT17H20M00S">
            <text:p>17:20</text:p>
          </table:table-cell>
          <table:table-cell office:value-type="time" office:time-value="PT19H06M00S">
            <text:p>19:06</text:p>
          </table:table-cell>
          <table:table-cell office:value-type="time" office:time-value="PT00H54M00S">
            <text:p>0:54</text:p>
          </table:table-cell>
          <table:table-cell table:number-columns-repeated="1017"/>
        </table:table-row>
        <table:table-row table:style-name="ro1">
          <table:table-cell office:value-type="time" office:time-value="PT06H36M00S">
            <text:p>6:36</text:p>
          </table:table-cell>
          <table:table-cell office:value-type="time" office:time-value="PT08H29M00S">
            <text:p>8:29</text:p>
          </table:table-cell>
          <table:table-cell office:value-type="time" office:time-value="PT12H54M00S">
            <text:p>12:54</text:p>
          </table:table-cell>
          <table:table-cell office:value-type="time" office:time-value="PT14H59M00S">
            <text:p>14:59</text:p>
          </table:table-cell>
          <table:table-cell office:value-type="time" office:time-value="PT17H19M00S">
            <text:p>17:19</text:p>
          </table:table-cell>
          <table:table-cell office:value-type="time" office:time-value="PT19H06M00S">
            <text:p>19:06</text:p>
          </table:table-cell>
          <table:table-cell office:value-type="time" office:time-value="PT00H54M00S">
            <text:p>0:54</text:p>
          </table:table-cell>
          <table:table-cell table:number-columns-repeated="1017"/>
        </table:table-row>
        <table:table-row table:style-name="ro1">
          <table:table-cell office:value-type="time" office:time-value="PT06H37M00S">
            <text:p>6:37</text:p>
          </table:table-cell>
          <table:table-cell office:value-type="time" office:time-value="PT08H30M00S">
            <text:p>8:30</text:p>
          </table:table-cell>
          <table:table-cell office:value-type="time" office:time-value="PT12H55M00S">
            <text:p>12:55</text:p>
          </table:table-cell>
          <table:table-cell office:value-type="time" office:time-value="PT14H58M00S">
            <text:p>14:58</text:p>
          </table:table-cell>
          <table:table-cell office:value-type="time" office:time-value="PT17H18M00S">
            <text:p>17:18</text:p>
          </table:table-cell>
          <table:table-cell office:value-type="time" office:time-value="PT19H05M00S">
            <text:p>19:05</text:p>
          </table:table-cell>
          <table:table-cell office:value-type="time" office:time-value="PT00H54M00S">
            <text:p>0:54</text:p>
          </table:table-cell>
          <table:table-cell table:number-columns-repeated="1017"/>
        </table:table-row>
        <table:table-row table:style-name="ro1">
          <table:table-cell office:value-type="time" office:time-value="PT06H39M00S">
            <text:p>6:39</text:p>
          </table:table-cell>
          <table:table-cell office:value-type="time" office:time-value="PT08H32M00S">
            <text:p>8:32</text:p>
          </table:table-cell>
          <table:table-cell office:value-type="time" office:time-value="PT12H55M00S">
            <text:p>12:55</text:p>
          </table:table-cell>
          <table:table-cell office:value-type="time" office:time-value="PT14H58M00S">
            <text:p>14:58</text:p>
          </table:table-cell>
          <table:table-cell office:value-type="time" office:time-value="PT17H18M00S">
            <text:p>17:18</text:p>
          </table:table-cell>
          <table:table-cell office:value-type="time" office:time-value="PT19H04M00S">
            <text:p>19:04</text:p>
          </table:table-cell>
          <table:table-cell office:value-type="time" office:time-value="PT00H55M00S">
            <text:p>0:55</text:p>
          </table:table-cell>
          <table:table-cell table:number-columns-repeated="1017"/>
        </table:table-row>
        <table:table-row table:style-name="ro1">
          <table:table-cell office:value-type="time" office:time-value="PT06H40M00S">
            <text:p>6:40</text:p>
          </table:table-cell>
          <table:table-cell office:value-type="time" office:time-value="PT08H33M00S">
            <text:p>8:33</text:p>
          </table:table-cell>
          <table:table-cell office:value-type="time" office:time-value="PT12H55M00S">
            <text:p>12:55</text:p>
          </table:table-cell>
          <table:table-cell office:value-type="time" office:time-value="PT14H57M00S">
            <text:p>14:57</text:p>
          </table:table-cell>
          <table:table-cell office:value-type="time" office:time-value="PT17H17M00S">
            <text:p>17:17</text:p>
          </table:table-cell>
          <table:table-cell office:value-type="time" office:time-value="PT19H04M00S">
            <text:p>19:04</text:p>
          </table:table-cell>
          <table:table-cell office:value-type="time" office:time-value="PT00H55M00S">
            <text:p>0:55</text:p>
          </table:table-cell>
          <table:table-cell table:number-columns-repeated="1017"/>
        </table:table-row>
        <table:table-row table:style-name="ro1">
          <table:table-cell office:value-type="time" office:time-value="PT06H41M00S">
            <text:p>6:41</text:p>
          </table:table-cell>
          <table:table-cell office:value-type="time" office:time-value="PT08H34M00S">
            <text:p>8:34</text:p>
          </table:table-cell>
          <table:table-cell office:value-type="time" office:time-value="PT12H55M00S">
            <text:p>12:55</text:p>
          </table:table-cell>
          <table:table-cell office:value-type="time" office:time-value="PT14H57M00S">
            <text:p>14:57</text:p>
          </table:table-cell>
          <table:table-cell office:value-type="time" office:time-value="PT17H16M00S">
            <text:p>17:16</text:p>
          </table:table-cell>
          <table:table-cell office:value-type="time" office:time-value="PT19H03M00S">
            <text:p>19:03</text:p>
          </table:table-cell>
          <table:table-cell office:value-type="time" office:time-value="PT00H55M00S">
            <text:p>0:55</text:p>
          </table:table-cell>
          <table:table-cell table:number-columns-repeated="1017"/>
        </table:table-row>
        <table:table-row table:style-name="ro1">
          <table:table-cell office:value-type="time" office:time-value="PT06H42M00S">
            <text:p>6:42</text:p>
          </table:table-cell>
          <table:table-cell office:value-type="time" office:time-value="PT08H36M00S">
            <text:p>8:36</text:p>
          </table:table-cell>
          <table:table-cell office:value-type="time" office:time-value="PT12H56M00S">
            <text:p>12:56</text:p>
          </table:table-cell>
          <table:table-cell office:value-type="time" office:time-value="PT14H56M00S">
            <text:p>14:56</text:p>
          </table:table-cell>
          <table:table-cell office:value-type="time" office:time-value="PT17H15M00S">
            <text:p>17:15</text:p>
          </table:table-cell>
          <table:table-cell office:value-type="time" office:time-value="PT19H03M00S">
            <text:p>19:03</text:p>
          </table:table-cell>
          <table:table-cell office:value-type="time" office:time-value="PT00H56M00S">
            <text:p>0:56</text:p>
          </table:table-cell>
          <table:table-cell table:number-columns-repeated="1017"/>
        </table:table-row>
        <table:table-row table:style-name="ro1">
          <table:table-cell office:value-type="time" office:time-value="PT06H43M00S">
            <text:p>6:43</text:p>
          </table:table-cell>
          <table:table-cell office:value-type="time" office:time-value="PT08H37M00S">
            <text:p>8:37</text:p>
          </table:table-cell>
          <table:table-cell office:value-type="time" office:time-value="PT12H56M00S">
            <text:p>12:56</text:p>
          </table:table-cell>
          <table:table-cell office:value-type="time" office:time-value="PT14H56M00S">
            <text:p>14:56</text:p>
          </table:table-cell>
          <table:table-cell office:value-type="time" office:time-value="PT17H15M00S">
            <text:p>17:15</text:p>
          </table:table-cell>
          <table:table-cell office:value-type="time" office:time-value="PT19H02M00S">
            <text:p>19:02</text:p>
          </table:table-cell>
          <table:table-cell office:value-type="time" office:time-value="PT00H56M00S">
            <text:p>0:56</text:p>
          </table:table-cell>
          <table:table-cell table:number-columns-repeated="1017"/>
        </table:table-row>
        <table:table-row table:style-name="ro1">
          <table:table-cell office:value-type="time" office:time-value="PT06H44M00S">
            <text:p>6:44</text:p>
          </table:table-cell>
          <table:table-cell office:value-type="time" office:time-value="PT08H38M00S">
            <text:p>8:38</text:p>
          </table:table-cell>
          <table:table-cell office:value-type="time" office:time-value="PT12H56M00S">
            <text:p>12:56</text:p>
          </table:table-cell>
          <table:table-cell office:value-type="time" office:time-value="PT14H55M00S">
            <text:p>14:55</text:p>
          </table:table-cell>
          <table:table-cell office:value-type="time" office:time-value="PT17H14M00S">
            <text:p>17:14</text:p>
          </table:table-cell>
          <table:table-cell office:value-type="time" office:time-value="PT19H02M00S">
            <text:p>19:02</text:p>
          </table:table-cell>
          <table:table-cell office:value-type="time" office:time-value="PT00H56M00S">
            <text:p>0:56</text:p>
          </table:table-cell>
          <table:table-cell table:number-columns-repeated="1017"/>
        </table:table-row>
        <table:table-row table:style-name="ro1">
          <table:table-cell office:value-type="time" office:time-value="PT06H46M00S">
            <text:p>6:46</text:p>
          </table:table-cell>
          <table:table-cell office:value-type="time" office:time-value="PT08H40M00S">
            <text:p>8:40</text:p>
          </table:table-cell>
          <table:table-cell office:value-type="time" office:time-value="PT12H57M00S">
            <text:p>12:57</text:p>
          </table:table-cell>
          <table:table-cell office:value-type="time" office:time-value="PT14H55M00S">
            <text:p>14:55</text:p>
          </table:table-cell>
          <table:table-cell office:value-type="time" office:time-value="PT17H13M00S">
            <text:p>17:13</text:p>
          </table:table-cell>
          <table:table-cell office:value-type="time" office:time-value="PT19H01M00S">
            <text:p>19:01</text:p>
          </table:table-cell>
          <table:table-cell office:value-type="time" office:time-value="PT00H57M00S">
            <text:p>0:57</text:p>
          </table:table-cell>
          <table:table-cell table:number-columns-repeated="1017"/>
        </table:table-row>
        <table:table-row table:style-name="ro1">
          <table:table-cell office:value-type="time" office:time-value="PT06H47M00S">
            <text:p>6:47</text:p>
          </table:table-cell>
          <table:table-cell office:value-type="time" office:time-value="PT08H41M00S">
            <text:p>8:41</text:p>
          </table:table-cell>
          <table:table-cell office:value-type="time" office:time-value="PT12H57M00S">
            <text:p>12:57</text:p>
          </table:table-cell>
          <table:table-cell office:value-type="time" office:time-value="PT14H55M00S">
            <text:p>14:55</text:p>
          </table:table-cell>
          <table:table-cell office:value-type="time" office:time-value="PT17H13M00S">
            <text:p>17:13</text:p>
          </table:table-cell>
          <table:table-cell office:value-type="time" office:time-value="PT19H01M00S">
            <text:p>19:01</text:p>
          </table:table-cell>
          <table:table-cell office:value-type="time" office:time-value="PT00H57M00S">
            <text:p>0:57</text:p>
          </table:table-cell>
          <table:table-cell table:number-columns-repeated="1017"/>
        </table:table-row>
        <table:table-row table:style-name="ro1">
          <table:table-cell office:value-type="time" office:time-value="PT06H48M00S">
            <text:p>6:48</text:p>
          </table:table-cell>
          <table:table-cell office:value-type="time" office:time-value="PT08H42M00S">
            <text:p>8:42</text:p>
          </table:table-cell>
          <table:table-cell office:value-type="time" office:time-value="PT12H58M00S">
            <text:p>12:58</text:p>
          </table:table-cell>
          <table:table-cell office:value-type="time" office:time-value="PT14H54M00S">
            <text:p>14:54</text:p>
          </table:table-cell>
          <table:table-cell office:value-type="time" office:time-value="PT17H12M00S">
            <text:p>17:12</text:p>
          </table:table-cell>
          <table:table-cell office:value-type="time" office:time-value="PT19H01M00S">
            <text:p>19:01</text:p>
          </table:table-cell>
          <table:table-cell office:value-type="time" office:time-value="PT00H57M00S">
            <text:p>0:57</text:p>
          </table:table-cell>
          <table:table-cell table:number-columns-repeated="1017"/>
        </table:table-row>
        <table:table-row table:style-name="ro1">
          <table:table-cell office:value-type="time" office:time-value="PT06H49M00S">
            <text:p>6:49</text:p>
          </table:table-cell>
          <table:table-cell office:value-type="time" office:time-value="PT08H44M00S">
            <text:p>8:44</text:p>
          </table:table-cell>
          <table:table-cell office:value-type="time" office:time-value="PT12H58M00S">
            <text:p>12:58</text:p>
          </table:table-cell>
          <table:table-cell office:value-type="time" office:time-value="PT14H54M00S">
            <text:p>14:54</text:p>
          </table:table-cell>
          <table:table-cell office:value-type="time" office:time-value="PT17H12M00S">
            <text:p>17:12</text:p>
          </table:table-cell>
          <table:table-cell office:value-type="time" office:time-value="PT19H01M00S">
            <text:p>19:01</text:p>
          </table:table-cell>
          <table:table-cell office:value-type="time" office:time-value="PT00H58M00S">
            <text:p>0:58</text:p>
          </table:table-cell>
          <table:table-cell table:number-columns-repeated="1017"/>
        </table:table-row>
        <table:table-row table:style-name="ro1">
          <table:table-cell office:value-type="time" office:time-value="PT06H50M00S">
            <text:p>6:50</text:p>
          </table:table-cell>
          <table:table-cell office:value-type="time" office:time-value="PT08H45M00S">
            <text:p>8:45</text:p>
          </table:table-cell>
          <table:table-cell office:value-type="time" office:time-value="PT12H58M00S">
            <text:p>12:58</text:p>
          </table:table-cell>
          <table:table-cell office:value-type="time" office:time-value="PT14H54M00S">
            <text:p>14:54</text:p>
          </table:table-cell>
          <table:table-cell office:value-type="time" office:time-value="PT17H12M00S">
            <text:p>17:12</text:p>
          </table:table-cell>
          <table:table-cell office:value-type="time" office:time-value="PT19H00M00S">
            <text:p>19:00</text:p>
          </table:table-cell>
          <table:table-cell office:value-type="time" office:time-value="PT00H58M00S">
            <text:p>0:58</text:p>
          </table:table-cell>
          <table:table-cell table:number-columns-repeated="1017"/>
        </table:table-row>
        <table:table-row table:style-name="ro1">
          <table:table-cell office:value-type="time" office:time-value="PT06H51M00S">
            <text:p>6:51</text:p>
          </table:table-cell>
          <table:table-cell office:value-type="time" office:time-value="PT08H46M00S">
            <text:p>8:46</text:p>
          </table:table-cell>
          <table:table-cell office:value-type="time" office:time-value="PT12H59M00S">
            <text:p>12:59</text:p>
          </table:table-cell>
          <table:table-cell office:value-type="time" office:time-value="PT14H54M00S">
            <text:p>14:54</text:p>
          </table:table-cell>
          <table:table-cell office:value-type="time" office:time-value="PT17H11M00S">
            <text:p>17:11</text:p>
          </table:table-cell>
          <table:table-cell office:value-type="time" office:time-value="PT19H00M00S">
            <text:p>19:00</text:p>
          </table:table-cell>
          <table:table-cell office:value-type="time" office:time-value="PT00H59M00S">
            <text:p>0:59</text:p>
          </table:table-cell>
          <table:table-cell table:number-columns-repeated="1017"/>
        </table:table-row>
        <table:table-row table:style-name="ro1">
          <table:table-cell office:value-type="time" office:time-value="PT06H52M00S">
            <text:p>6:52</text:p>
          </table:table-cell>
          <table:table-cell office:value-type="time" office:time-value="PT08H47M00S">
            <text:p>8:47</text:p>
          </table:table-cell>
          <table:table-cell office:value-type="time" office:time-value="PT12H59M00S">
            <text:p>12:59</text:p>
          </table:table-cell>
          <table:table-cell office:value-type="time" office:time-value="PT14H53M00S">
            <text:p>14:53</text:p>
          </table:table-cell>
          <table:table-cell office:value-type="time" office:time-value="PT17H11M00S">
            <text:p>17:11</text:p>
          </table:table-cell>
          <table:table-cell office:value-type="time" office:time-value="PT19H00M00S">
            <text:p>19:00</text:p>
          </table:table-cell>
          <table:table-cell office:value-type="time" office:time-value="PT00H59M00S">
            <text:p>0:59</text:p>
          </table:table-cell>
          <table:table-cell table:number-columns-repeated="1017"/>
        </table:table-row>
        <table:table-row table:style-name="ro1">
          <table:table-cell office:value-type="time" office:time-value="PT06H53M00S">
            <text:p>6:53</text:p>
          </table:table-cell>
          <table:table-cell office:value-type="time" office:time-value="PT08H48M00S">
            <text:p>8:48</text:p>
          </table:table-cell>
          <table:table-cell office:value-type="time" office:time-value="PT13H00M00S">
            <text:p>13:00</text:p>
          </table:table-cell>
          <table:table-cell office:value-type="time" office:time-value="PT14H53M00S">
            <text:p>14:53</text:p>
          </table:table-cell>
          <table:table-cell office:value-type="time" office:time-value="PT17H11M00S">
            <text:p>17:11</text:p>
          </table:table-cell>
          <table:table-cell office:value-type="time" office:time-value="PT19H00M00S">
            <text:p>19:00</text:p>
          </table:table-cell>
          <table:table-cell office:value-type="time" office:time-value="PT01H00M00S">
            <text:p>1:00</text:p>
          </table:table-cell>
          <table:table-cell table:number-columns-repeated="1017"/>
        </table:table-row>
        <table:table-row table:style-name="ro1">
          <table:table-cell office:value-type="time" office:time-value="PT06H54M00S">
            <text:p>6:54</text:p>
          </table:table-cell>
          <table:table-cell office:value-type="time" office:time-value="PT08H49M00S">
            <text:p>8:49</text:p>
          </table:table-cell>
          <table:table-cell office:value-type="time" office:time-value="PT13H00M00S">
            <text:p>13:00</text:p>
          </table:table-cell>
          <table:table-cell office:value-type="time" office:time-value="PT14H53M00S">
            <text:p>14:53</text:p>
          </table:table-cell>
          <table:table-cell office:value-type="time" office:time-value="PT17H11M00S">
            <text:p>17:11</text:p>
          </table:table-cell>
          <table:table-cell office:value-type="time" office:time-value="PT19H00M00S">
            <text:p>19:00</text:p>
          </table:table-cell>
          <table:table-cell office:value-type="time" office:time-value="PT01H00M00S">
            <text:p>1:00</text:p>
          </table:table-cell>
          <table:table-cell table:number-columns-repeated="1017"/>
        </table:table-row>
        <table:table-row table:style-name="ro1">
          <table:table-cell office:value-type="time" office:time-value="PT06H54M00S">
            <text:p>6:54</text:p>
          </table:table-cell>
          <table:table-cell office:value-type="time" office:time-value="PT08H50M00S">
            <text:p>8:50</text:p>
          </table:table-cell>
          <table:table-cell office:value-type="time" office:time-value="PT13H01M00S">
            <text:p>13:01</text:p>
          </table:table-cell>
          <table:table-cell office:value-type="time" office:time-value="PT14H53M00S">
            <text:p>14:53</text:p>
          </table:table-cell>
          <table:table-cell office:value-type="time" office:time-value="PT17H11M00S">
            <text:p>17:11</text:p>
          </table:table-cell>
          <table:table-cell office:value-type="time" office:time-value="PT19H00M00S">
            <text:p>19:00</text:p>
          </table:table-cell>
          <table:table-cell office:value-type="time" office:time-value="PT01H00M00S">
            <text:p>1:00</text:p>
          </table:table-cell>
          <table:table-cell table:number-columns-repeated="1017"/>
        </table:table-row>
        <table:table-row table:style-name="ro1">
          <table:table-cell office:value-type="time" office:time-value="PT06H55M00S">
            <text:p>6:55</text:p>
          </table:table-cell>
          <table:table-cell office:value-type="time" office:time-value="PT08H51M00S">
            <text:p>8:51</text:p>
          </table:table-cell>
          <table:table-cell office:value-type="time" office:time-value="PT13H01M00S">
            <text:p>13:01</text:p>
          </table:table-cell>
          <table:table-cell office:value-type="time" office:time-value="PT14H53M00S">
            <text:p>14:53</text:p>
          </table:table-cell>
          <table:table-cell office:value-type="time" office:time-value="PT17H11M00S">
            <text:p>17:11</text:p>
          </table:table-cell>
          <table:table-cell office:value-type="time" office:time-value="PT19H00M00S">
            <text:p>19:00</text:p>
          </table:table-cell>
          <table:table-cell office:value-type="time" office:time-value="PT01H01M00S">
            <text:p>1:01</text:p>
          </table:table-cell>
          <table:table-cell table:number-columns-repeated="1017"/>
        </table:table-row>
        <table:table-row table:style-name="ro1">
          <table:table-cell office:value-type="time" office:time-value="PT06H56M00S">
            <text:p>6:56</text:p>
          </table:table-cell>
          <table:table-cell office:value-type="time" office:time-value="PT08H52M00S">
            <text:p>8:52</text:p>
          </table:table-cell>
          <table:table-cell office:value-type="time" office:time-value="PT13H01M00S">
            <text:p>13:01</text:p>
          </table:table-cell>
          <table:table-cell office:value-type="time" office:time-value="PT14H53M00S">
            <text:p>14:53</text:p>
          </table:table-cell>
          <table:table-cell office:value-type="time" office:time-value="PT17H10M00S">
            <text:p>17:10</text:p>
          </table:table-cell>
          <table:table-cell office:value-type="time" office:time-value="PT19H00M00S">
            <text:p>19:00</text:p>
          </table:table-cell>
          <table:table-cell office:value-type="time" office:time-value="PT01H01M00S">
            <text:p>1:01</text:p>
          </table:table-cell>
          <table:table-cell table:number-columns-repeated="1017"/>
        </table:table-row>
        <table:table-row table:style-name="ro1">
          <table:table-cell office:value-type="time" office:time-value="PT06H57M00S">
            <text:p>6:57</text:p>
          </table:table-cell>
          <table:table-cell office:value-type="time" office:time-value="PT08H53M00S">
            <text:p>8:53</text:p>
          </table:table-cell>
          <table:table-cell office:value-type="time" office:time-value="PT13H02M00S">
            <text:p>13:02</text:p>
          </table:table-cell>
          <table:table-cell office:value-type="time" office:time-value="PT14H53M00S">
            <text:p>14:53</text:p>
          </table:table-cell>
          <table:table-cell office:value-type="time" office:time-value="PT17H11M00S">
            <text:p>17:11</text:p>
          </table:table-cell>
          <table:table-cell office:value-type="time" office:time-value="PT19H00M00S">
            <text:p>19:00</text:p>
          </table:table-cell>
          <table:table-cell office:value-type="time" office:time-value="PT01H02M00S">
            <text:p>1:02</text:p>
          </table:table-cell>
          <table:table-cell table:number-columns-repeated="1017"/>
        </table:table-row>
        <table:table-row table:style-name="ro1">
          <table:table-cell office:value-type="time" office:time-value="PT06H58M00S">
            <text:p>6:58</text:p>
          </table:table-cell>
          <table:table-cell office:value-type="time" office:time-value="PT08H54M00S">
            <text:p>8:54</text:p>
          </table:table-cell>
          <table:table-cell office:value-type="time" office:time-value="PT13H02M00S">
            <text:p>13:02</text:p>
          </table:table-cell>
          <table:table-cell office:value-type="time" office:time-value="PT14H54M00S">
            <text:p>14:54</text:p>
          </table:table-cell>
          <table:table-cell office:value-type="time" office:time-value="PT17H11M00S">
            <text:p>17:11</text:p>
          </table:table-cell>
          <table:table-cell office:value-type="time" office:time-value="PT19H01M00S">
            <text:p>19:01</text:p>
          </table:table-cell>
          <table:table-cell office:value-type="time" office:time-value="PT01H02M00S">
            <text:p>1:02</text:p>
          </table:table-cell>
          <table:table-cell table:number-columns-repeated="1017"/>
        </table:table-row>
        <table:table-row table:style-name="ro1">
          <table:table-cell office:value-type="time" office:time-value="PT06H58M00S">
            <text:p>6:58</text:p>
          </table:table-cell>
          <table:table-cell office:value-type="time" office:time-value="PT08H55M00S">
            <text:p>8:55</text:p>
          </table:table-cell>
          <table:table-cell office:value-type="time" office:time-value="PT13H03M00S">
            <text:p>13:03</text:p>
          </table:table-cell>
          <table:table-cell office:value-type="time" office:time-value="PT14H54M00S">
            <text:p>14:54</text:p>
          </table:table-cell>
          <table:table-cell office:value-type="time" office:time-value="PT17H11M00S">
            <text:p>17:11</text:p>
          </table:table-cell>
          <table:table-cell office:value-type="time" office:time-value="PT19H01M00S">
            <text:p>19:01</text:p>
          </table:table-cell>
          <table:table-cell office:value-type="time" office:time-value="PT01H03M00S">
            <text:p>1:03</text:p>
          </table:table-cell>
          <table:table-cell table:number-columns-repeated="1017"/>
        </table:table-row>
        <table:table-row table:style-name="ro1">
          <table:table-cell office:value-type="time" office:time-value="PT06H59M00S">
            <text:p>6:59</text:p>
          </table:table-cell>
          <table:table-cell office:value-type="time" office:time-value="PT08H56M00S">
            <text:p>8:56</text:p>
          </table:table-cell>
          <table:table-cell office:value-type="time" office:time-value="PT13H03M00S">
            <text:p>13:03</text:p>
          </table:table-cell>
          <table:table-cell office:value-type="time" office:time-value="PT14H54M00S">
            <text:p>14:54</text:p>
          </table:table-cell>
          <table:table-cell office:value-type="time" office:time-value="PT17H11M00S">
            <text:p>17:11</text:p>
          </table:table-cell>
          <table:table-cell office:value-type="time" office:time-value="PT19H01M00S">
            <text:p>19:01</text:p>
          </table:table-cell>
          <table:table-cell office:value-type="time" office:time-value="PT01H03M00S">
            <text:p>1:03</text:p>
          </table:table-cell>
          <table:table-cell table:number-columns-repeated="1017"/>
        </table:table-row>
        <table:table-row table:style-name="ro1">
          <table:table-cell office:value-type="time" office:time-value="PT07H00M00S">
            <text:p>7:00</text:p>
          </table:table-cell>
          <table:table-cell office:value-type="time" office:time-value="PT08H56M00S">
            <text:p>8:56</text:p>
          </table:table-cell>
          <table:table-cell office:value-type="time" office:time-value="PT13H04M00S">
            <text:p>13:04</text:p>
          </table:table-cell>
          <table:table-cell office:value-type="time" office:time-value="PT14H54M00S">
            <text:p>14:54</text:p>
          </table:table-cell>
          <table:table-cell office:value-type="time" office:time-value="PT17H11M00S">
            <text:p>17:11</text:p>
          </table:table-cell>
          <table:table-cell office:value-type="time" office:time-value="PT19H01M00S">
            <text:p>19:01</text:p>
          </table:table-cell>
          <table:table-cell office:value-type="time" office:time-value="PT01H04M00S">
            <text:p>1:04</text:p>
          </table:table-cell>
          <table:table-cell table:number-columns-repeated="1017"/>
        </table:table-row>
        <table:table-row table:style-name="ro1">
          <table:table-cell office:value-type="time" office:time-value="PT07H01M00S">
            <text:p>7:01</text:p>
          </table:table-cell>
          <table:table-cell office:value-type="time" office:time-value="PT08H57M00S">
            <text:p>8:57</text:p>
          </table:table-cell>
          <table:table-cell office:value-type="time" office:time-value="PT13H04M00S">
            <text:p>13:04</text:p>
          </table:table-cell>
          <table:table-cell office:value-type="time" office:time-value="PT14H55M00S">
            <text:p>14:55</text:p>
          </table:table-cell>
          <table:table-cell office:value-type="time" office:time-value="PT17H11M00S">
            <text:p>17:11</text:p>
          </table:table-cell>
          <table:table-cell office:value-type="time" office:time-value="PT19H02M00S">
            <text:p>19:02</text:p>
          </table:table-cell>
          <table:table-cell office:value-type="time" office:time-value="PT01H04M00S">
            <text:p>1:04</text:p>
          </table:table-cell>
          <table:table-cell table:number-columns-repeated="1017"/>
        </table:table-row>
        <table:table-row table:style-name="ro1">
          <table:table-cell office:value-type="time" office:time-value="PT07H01M00S">
            <text:p>7:01</text:p>
          </table:table-cell>
          <table:table-cell office:value-type="time" office:time-value="PT08H58M00S">
            <text:p>8:58</text:p>
          </table:table-cell>
          <table:table-cell office:value-type="time" office:time-value="PT13H05M00S">
            <text:p>13:05</text:p>
          </table:table-cell>
          <table:table-cell office:value-type="time" office:time-value="PT14H55M00S">
            <text:p>14:55</text:p>
          </table:table-cell>
          <table:table-cell office:value-type="time" office:time-value="PT17H12M00S">
            <text:p>17:12</text:p>
          </table:table-cell>
          <table:table-cell office:value-type="time" office:time-value="PT19H02M00S">
            <text:p>19:02</text:p>
          </table:table-cell>
          <table:table-cell office:value-type="time" office:time-value="PT01H05M00S">
            <text:p>1:05</text:p>
          </table:table-cell>
          <table:table-cell table:number-columns-repeated="1017"/>
        </table:table-row>
        <table:table-row table:style-name="ro1">
          <table:table-cell office:value-type="time" office:time-value="PT07H02M00S">
            <text:p>7:02</text:p>
          </table:table-cell>
          <table:table-cell office:value-type="time" office:time-value="PT08H58M00S">
            <text:p>8:58</text:p>
          </table:table-cell>
          <table:table-cell office:value-type="time" office:time-value="PT13H05M00S">
            <text:p>13:05</text:p>
          </table:table-cell>
          <table:table-cell office:value-type="time" office:time-value="PT14H55M00S">
            <text:p>14:55</text:p>
          </table:table-cell>
          <table:table-cell office:value-type="time" office:time-value="PT17H12M00S">
            <text:p>17:12</text:p>
          </table:table-cell>
          <table:table-cell office:value-type="time" office:time-value="PT19H03M00S">
            <text:p>19:03</text:p>
          </table:table-cell>
          <table:table-cell office:value-type="time" office:time-value="PT01H05M00S">
            <text:p>1:05</text:p>
          </table:table-cell>
          <table:table-cell table:number-columns-repeated="1017"/>
        </table:table-row>
        <table:table-row table:style-name="ro1">
          <table:table-cell office:value-type="time" office:time-value="PT07H02M00S">
            <text:p>7:02</text:p>
          </table:table-cell>
          <table:table-cell office:value-type="time" office:time-value="PT08H59M00S">
            <text:p>8:59</text:p>
          </table:table-cell>
          <table:table-cell office:value-type="time" office:time-value="PT13H06M00S">
            <text:p>13:06</text:p>
          </table:table-cell>
          <table:table-cell office:value-type="time" office:time-value="PT14H56M00S">
            <text:p>14:56</text:p>
          </table:table-cell>
          <table:table-cell office:value-type="time" office:time-value="PT17H13M00S">
            <text:p>17:13</text:p>
          </table:table-cell>
          <table:table-cell office:value-type="time" office:time-value="PT19H03M00S">
            <text:p>19:03</text:p>
          </table:table-cell>
          <table:table-cell office:value-type="time" office:time-value="PT01H06M00S">
            <text:p>1:06</text:p>
          </table:table-cell>
          <table:table-cell table:number-columns-repeated="1017"/>
        </table:table-row>
        <table:table-row table:style-name="ro1">
          <table:table-cell office:value-type="time" office:time-value="PT07H03M00S">
            <text:p>7:03</text:p>
          </table:table-cell>
          <table:table-cell office:value-type="time" office:time-value="PT09H00M00S">
            <text:p>9:00</text:p>
          </table:table-cell>
          <table:table-cell office:value-type="time" office:time-value="PT13H06M00S">
            <text:p>13:06</text:p>
          </table:table-cell>
          <table:table-cell office:value-type="time" office:time-value="PT14H56M00S">
            <text:p>14:56</text:p>
          </table:table-cell>
          <table:table-cell office:value-type="time" office:time-value="PT17H13M00S">
            <text:p>17:13</text:p>
          </table:table-cell>
          <table:table-cell office:value-type="time" office:time-value="PT19H03M00S">
            <text:p>19:03</text:p>
          </table:table-cell>
          <table:table-cell office:value-type="time" office:time-value="PT01H06M00S">
            <text:p>1:06</text:p>
          </table:table-cell>
          <table:table-cell table:number-columns-repeated="1017"/>
        </table:table-row>
        <table:table-row table:style-name="ro1">
          <table:table-cell office:value-type="time" office:time-value="PT07H03M00S">
            <text:p>7:03</text:p>
          </table:table-cell>
          <table:table-cell office:value-type="time" office:time-value="PT09H00M00S">
            <text:p>9:00</text:p>
          </table:table-cell>
          <table:table-cell office:value-type="time" office:time-value="PT13H07M00S">
            <text:p>13:07</text:p>
          </table:table-cell>
          <table:table-cell office:value-type="time" office:time-value="PT14H57M00S">
            <text:p>14:57</text:p>
          </table:table-cell>
          <table:table-cell office:value-type="time" office:time-value="PT17H14M00S">
            <text:p>17:14</text:p>
          </table:table-cell>
          <table:table-cell office:value-type="time" office:time-value="PT19H04M00S">
            <text:p>19:04</text:p>
          </table:table-cell>
          <table:table-cell office:value-type="time" office:time-value="PT01H07M00S">
            <text:p>1:07</text:p>
          </table:table-cell>
          <table:table-cell table:number-columns-repeated="1017"/>
        </table:table-row>
        <table:table-row table:style-name="ro1">
          <table:table-cell office:value-type="time" office:time-value="PT07H04M00S">
            <text:p>7:04</text:p>
          </table:table-cell>
          <table:table-cell office:value-type="time" office:time-value="PT09H00M00S">
            <text:p>9:00</text:p>
          </table:table-cell>
          <table:table-cell office:value-type="time" office:time-value="PT13H07M00S">
            <text:p>13:07</text:p>
          </table:table-cell>
          <table:table-cell office:value-type="time" office:time-value="PT14H57M00S">
            <text:p>14:57</text:p>
          </table:table-cell>
          <table:table-cell office:value-type="time" office:time-value="PT17H14M00S">
            <text:p>17:14</text:p>
          </table:table-cell>
          <table:table-cell office:value-type="time" office:time-value="PT19H05M00S">
            <text:p>19:05</text:p>
          </table:table-cell>
          <table:table-cell office:value-type="time" office:time-value="PT01H07M00S">
            <text:p>1:07</text:p>
          </table:table-cell>
          <table:table-cell table:number-columns-repeated="1017"/>
        </table:table-row>
        <table:table-row table:style-name="ro1">
          <table:table-cell office:value-type="time" office:time-value="PT07H04M00S">
            <text:p>7:04</text:p>
          </table:table-cell>
          <table:table-cell office:value-type="time" office:time-value="PT09H01M00S">
            <text:p>9:01</text:p>
          </table:table-cell>
          <table:table-cell office:value-type="time" office:time-value="PT13H08M00S">
            <text:p>13:08</text:p>
          </table:table-cell>
          <table:table-cell office:value-type="time" office:time-value="PT14H58M00S">
            <text:p>14:58</text:p>
          </table:table-cell>
          <table:table-cell office:value-type="time" office:time-value="PT17H15M00S">
            <text:p>17:15</text:p>
          </table:table-cell>
          <table:table-cell office:value-type="time" office:time-value="PT19H05M00S">
            <text:p>19:05</text:p>
          </table:table-cell>
          <table:table-cell office:value-type="time" office:time-value="PT01H08M00S">
            <text:p>1:08</text:p>
          </table:table-cell>
          <table:table-cell table:number-columns-repeated="1017"/>
        </table:table-row>
        <table:table-row table:style-name="ro1">
          <table:table-cell office:value-type="time" office:time-value="PT07H05M00S">
            <text:p>7:05</text:p>
          </table:table-cell>
          <table:table-cell office:value-type="time" office:time-value="PT09H01M00S">
            <text:p>9:01</text:p>
          </table:table-cell>
          <table:table-cell office:value-type="time" office:time-value="PT13H08M00S">
            <text:p>13:08</text:p>
          </table:table-cell>
          <table:table-cell office:value-type="time" office:time-value="PT14H59M00S">
            <text:p>14:59</text:p>
          </table:table-cell>
          <table:table-cell office:value-type="time" office:time-value="PT17H16M00S">
            <text:p>17:16</text:p>
          </table:table-cell>
          <table:table-cell office:value-type="time" office:time-value="PT19H06M00S">
            <text:p>19:06</text:p>
          </table:table-cell>
          <table:table-cell office:value-type="time" office:time-value="PT01H08M00S">
            <text:p>1:08</text:p>
          </table:table-cell>
          <table:table-cell table:number-columns-repeated="1017"/>
        </table:table-row>
        <table:table-row table:style-name="ro1">
          <table:table-cell office:value-type="time" office:time-value="PT07H05M00S">
            <text:p>7:05</text:p>
          </table:table-cell>
          <table:table-cell office:value-type="time" office:time-value="PT09H01M00S">
            <text:p>9:01</text:p>
          </table:table-cell>
          <table:table-cell office:value-type="time" office:time-value="PT13H09M00S">
            <text:p>13:09</text:p>
          </table:table-cell>
          <table:table-cell office:value-type="time" office:time-value="PT14H59M00S">
            <text:p>14:59</text:p>
          </table:table-cell>
          <table:table-cell office:value-type="time" office:time-value="PT17H16M00S">
            <text:p>17:16</text:p>
          </table:table-cell>
          <table:table-cell office:value-type="time" office:time-value="PT19H06M00S">
            <text:p>19:06</text:p>
          </table:table-cell>
          <table:table-cell office:value-type="time" office:time-value="PT01H09M00S">
            <text:p>1:09</text:p>
          </table:table-cell>
          <table:table-cell table:number-columns-repeated="1017"/>
        </table:table-row>
        <table:table-row table:style-name="ro1">
          <table:table-cell office:value-type="time" office:time-value="PT07H05M00S">
            <text:p>7:05</text:p>
          </table:table-cell>
          <table:table-cell office:value-type="time" office:time-value="PT09H02M00S">
            <text:p>9:02</text:p>
          </table:table-cell>
          <table:table-cell office:value-type="time" office:time-value="PT13H09M00S">
            <text:p>13:09</text:p>
          </table:table-cell>
          <table:table-cell office:value-type="time" office:time-value="PT15H00M00S">
            <text:p>15:00</text:p>
          </table:table-cell>
          <table:table-cell office:value-type="time" office:time-value="PT17H17M00S">
            <text:p>17:17</text:p>
          </table:table-cell>
          <table:table-cell office:value-type="time" office:time-value="PT19H07M00S">
            <text:p>19:07</text:p>
          </table:table-cell>
          <table:table-cell office:value-type="time" office:time-value="PT01H09M00S">
            <text:p>1:09</text:p>
          </table:table-cell>
          <table:table-cell table:number-columns-repeated="1017"/>
        </table:table-row>
        <table:table-row table:style-name="ro1">
          <table:table-cell office:value-type="time" office:time-value="PT07H05M00S">
            <text:p>7:05</text:p>
          </table:table-cell>
          <table:table-cell office:value-type="time" office:time-value="PT09H02M00S">
            <text:p>9:02</text:p>
          </table:table-cell>
          <table:table-cell office:value-type="time" office:time-value="PT13H10M00S">
            <text:p>13:10</text:p>
          </table:table-cell>
          <table:table-cell office:value-type="time" office:time-value="PT15H01M00S">
            <text:p>15:01</text:p>
          </table:table-cell>
          <table:table-cell office:value-type="time" office:time-value="PT17H18M00S">
            <text:p>17:18</text:p>
          </table:table-cell>
          <table:table-cell office:value-type="time" office:time-value="PT19H08M00S">
            <text:p>19:08</text:p>
          </table:table-cell>
          <table:table-cell office:value-type="time" office:time-value="PT01H10M00S">
            <text:p>1:10</text:p>
          </table:table-cell>
          <table:table-cell table:number-columns-repeated="1017"/>
        </table:table-row>
        <table:table-row table:style-name="ro1">
          <table:table-cell office:value-type="time" office:time-value="PT07H06M00S">
            <text:p>7:06</text:p>
          </table:table-cell>
          <table:table-cell office:value-type="time" office:time-value="PT09H02M00S">
            <text:p>9:02</text:p>
          </table:table-cell>
          <table:table-cell office:value-type="time" office:time-value="PT13H10M00S">
            <text:p>13:10</text:p>
          </table:table-cell>
          <table:table-cell office:value-type="time" office:time-value="PT15H02M00S">
            <text:p>15:02</text:p>
          </table:table-cell>
          <table:table-cell office:value-type="time" office:time-value="PT17H19M00S">
            <text:p>17:19</text:p>
          </table:table-cell>
          <table:table-cell office:value-type="time" office:time-value="PT19H09M00S">
            <text:p>19:09</text:p>
          </table:table-cell>
          <table:table-cell office:value-type="time" office:time-value="PT01H10M00S">
            <text:p>1:10</text:p>
          </table:table-cell>
          <table:table-cell table:number-columns-repeated="1017"/>
        </table:table-row>
        <table:table-row table:style-name="ro1">
          <table:table-cell office:value-type="time" office:time-value="PT07H06M00S">
            <text:p>7:06</text:p>
          </table:table-cell>
          <table:table-cell office:value-type="time" office:time-value="PT09H02M00S">
            <text:p>9:02</text:p>
          </table:table-cell>
          <table:table-cell office:value-type="time" office:time-value="PT13H11M00S">
            <text:p>13:11</text:p>
          </table:table-cell>
          <table:table-cell office:value-type="time" office:time-value="PT15H02M00S">
            <text:p>15:02</text:p>
          </table:table-cell>
          <table:table-cell office:value-type="time" office:time-value="PT17H20M00S">
            <text:p>17:20</text:p>
          </table:table-cell>
          <table:table-cell office:value-type="time" office:time-value="PT19H09M00S">
            <text:p>19:09</text:p>
          </table:table-cell>
          <table:table-cell office:value-type="time" office:time-value="PT01H11M00S">
            <text:p>1:11</text:p>
          </table:table-cell>
          <table:table-cell table:number-columns-repeated="1017"/>
        </table:table-row>
      </table:table>
      <table:table table:name="azan.kz" table:style-name="ta2">
        <table:table-column table:style-name="co1" table:number-columns-repeated="9" table:default-cell-style-name="Default"/>
        <table:table-column table:style-name="co3" table:default-cell-style-name="ce6"/>
        <table:table-column table:style-name="co1" table:number-columns-repeated="1014" table:default-cell-style-name="Default"/>
        <table:table-row table:style-name="ro1">
          <table:table-cell table:number-columns-repeated="2" office:value-type="float" office:value="1">
            <text:p>1</text:p>
          </table:table-cell>
          <table:table-cell table:style-name="ce4" office:value-type="string">
            <text:p>07:03</text:p>
          </table:table-cell>
          <table:table-cell table:style-name="ce4" office:value-type="string">
            <text:p>09:03</text:p>
          </table:table-cell>
          <table:table-cell table:style-name="ce4" office:value-type="string">
            <text:p>13:12</text:p>
          </table:table-cell>
          <table:table-cell table:style-name="ce4" office:value-type="string">
            <text:p>15:34</text:p>
          </table:table-cell>
          <table:table-cell table:style-name="ce4" office:value-type="string">
            <text:p>17:25</text:p>
          </table:table-cell>
          <table:table-cell table:style-name="ce4" office:value-type="string">
            <text:p>18:55</text:p>
          </table:table-cell>
          <table:table-cell/>
          <table:table-cell table:formula="of:=[.H1]-[.G1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4" office:value-type="string">
            <text:p>07:03</text:p>
          </table:table-cell>
          <table:table-cell table:style-name="ce4" office:value-type="string">
            <text:p>09:03</text:p>
          </table:table-cell>
          <table:table-cell table:style-name="ce4" office:value-type="string">
            <text:p>13:12</text:p>
          </table:table-cell>
          <table:table-cell table:style-name="ce4" office:value-type="string">
            <text:p>15:34</text:p>
          </table:table-cell>
          <table:table-cell table:style-name="ce4" office:value-type="string">
            <text:p>17:25</text:p>
          </table:table-cell>
          <table:table-cell table:style-name="ce4" office:value-type="string">
            <text:p>18:55</text:p>
          </table:table-cell>
          <table:table-cell/>
          <table:table-cell table:formula="of:=[.H2]-[.G2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4" office:value-type="string">
            <text:p>07:03</text:p>
          </table:table-cell>
          <table:table-cell table:style-name="ce4" office:value-type="string">
            <text:p>09:03</text:p>
          </table:table-cell>
          <table:table-cell table:style-name="ce4" office:value-type="string">
            <text:p>13:13</text:p>
          </table:table-cell>
          <table:table-cell table:style-name="ce4" office:value-type="string">
            <text:p>15:36</text:p>
          </table:table-cell>
          <table:table-cell table:style-name="ce4" office:value-type="string">
            <text:p>17:27</text:p>
          </table:table-cell>
          <table:table-cell table:style-name="ce4" office:value-type="string">
            <text:p>18:57</text:p>
          </table:table-cell>
          <table:table-cell/>
          <table:table-cell table:formula="of:=[.H3]-[.G3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" office:value-type="string">
            <text:p>07:03</text:p>
          </table:table-cell>
          <table:table-cell table:style-name="ce4" office:value-type="string">
            <text:p>09:03</text:p>
          </table:table-cell>
          <table:table-cell table:style-name="ce4" office:value-type="string">
            <text:p>13:13</text:p>
          </table:table-cell>
          <table:table-cell table:style-name="ce4" office:value-type="string">
            <text:p>15:37</text:p>
          </table:table-cell>
          <table:table-cell table:style-name="ce4" office:value-type="string">
            <text:p>17:28</text:p>
          </table:table-cell>
          <table:table-cell table:style-name="ce4" office:value-type="string">
            <text:p>18:58</text:p>
          </table:table-cell>
          <table:table-cell/>
          <table:table-cell table:formula="of:=[.H4]-[.G4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4" office:value-type="string">
            <text:p>07:03</text:p>
          </table:table-cell>
          <table:table-cell table:style-name="ce4" office:value-type="string">
            <text:p>09:03</text:p>
          </table:table-cell>
          <table:table-cell table:style-name="ce4" office:value-type="string">
            <text:p>13:13</text:p>
          </table:table-cell>
          <table:table-cell table:style-name="ce4" office:value-type="string">
            <text:p>15:38</text:p>
          </table:table-cell>
          <table:table-cell table:style-name="ce4" office:value-type="string">
            <text:p>17:29</text:p>
          </table:table-cell>
          <table:table-cell table:style-name="ce4" office:value-type="string">
            <text:p>18:59</text:p>
          </table:table-cell>
          <table:table-cell/>
          <table:table-cell table:formula="of:=[.H5]-[.G5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4" office:value-type="string">
            <text:p>07:03</text:p>
          </table:table-cell>
          <table:table-cell table:style-name="ce4" office:value-type="string">
            <text:p>09:03</text:p>
          </table:table-cell>
          <table:table-cell table:style-name="ce4" office:value-type="string">
            <text:p>13:14</text:p>
          </table:table-cell>
          <table:table-cell table:style-name="ce4" office:value-type="string">
            <text:p>15:39</text:p>
          </table:table-cell>
          <table:table-cell table:style-name="ce4" office:value-type="string">
            <text:p>17:31</text:p>
          </table:table-cell>
          <table:table-cell table:style-name="ce4" office:value-type="string">
            <text:p>19:01</text:p>
          </table:table-cell>
          <table:table-cell/>
          <table:table-cell table:formula="of:=[.H6]-[.G6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4" office:value-type="string">
            <text:p>07:02</text:p>
          </table:table-cell>
          <table:table-cell table:style-name="ce4" office:value-type="string">
            <text:p>09:02</text:p>
          </table:table-cell>
          <table:table-cell table:style-name="ce4" office:value-type="string">
            <text:p>13:14</text:p>
          </table:table-cell>
          <table:table-cell table:style-name="ce4" office:value-type="string">
            <text:p>15:40</text:p>
          </table:table-cell>
          <table:table-cell table:style-name="ce4" office:value-type="string">
            <text:p>17:32</text:p>
          </table:table-cell>
          <table:table-cell table:style-name="ce4" office:value-type="string">
            <text:p>19:02</text:p>
          </table:table-cell>
          <table:table-cell/>
          <table:table-cell table:formula="of:=[.H7]-[.G7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4" office:value-type="string">
            <text:p>07:02</text:p>
          </table:table-cell>
          <table:table-cell table:style-name="ce4" office:value-type="string">
            <text:p>09:02</text:p>
          </table:table-cell>
          <table:table-cell table:style-name="ce4" office:value-type="string">
            <text:p>13:15</text:p>
          </table:table-cell>
          <table:table-cell table:style-name="ce4" office:value-type="string">
            <text:p>15:42</text:p>
          </table:table-cell>
          <table:table-cell table:style-name="ce4" office:value-type="string">
            <text:p>17:33</text:p>
          </table:table-cell>
          <table:table-cell table:style-name="ce4" office:value-type="string">
            <text:p>19:03</text:p>
          </table:table-cell>
          <table:table-cell/>
          <table:table-cell table:formula="of:=[.H8]-[.G8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style-name="ce4" office:value-type="string">
            <text:p>07:02</text:p>
          </table:table-cell>
          <table:table-cell table:style-name="ce4" office:value-type="string">
            <text:p>09:02</text:p>
          </table:table-cell>
          <table:table-cell table:style-name="ce4" office:value-type="string">
            <text:p>13:15</text:p>
          </table:table-cell>
          <table:table-cell table:style-name="ce4" office:value-type="string">
            <text:p>15:43</text:p>
          </table:table-cell>
          <table:table-cell table:style-name="ce4" office:value-type="string">
            <text:p>17:34</text:p>
          </table:table-cell>
          <table:table-cell table:style-name="ce4" office:value-type="string">
            <text:p>19:04</text:p>
          </table:table-cell>
          <table:table-cell/>
          <table:table-cell table:formula="of:=[.H9]-[.G9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4" office:value-type="string">
            <text:p>07:01</text:p>
          </table:table-cell>
          <table:table-cell table:style-name="ce4" office:value-type="string">
            <text:p>09:01</text:p>
          </table:table-cell>
          <table:table-cell table:style-name="ce4" office:value-type="string">
            <text:p>13:16</text:p>
          </table:table-cell>
          <table:table-cell table:style-name="ce4" office:value-type="string">
            <text:p>15:44</text:p>
          </table:table-cell>
          <table:table-cell table:style-name="ce4" office:value-type="string">
            <text:p>17:36</text:p>
          </table:table-cell>
          <table:table-cell table:style-name="ce4" office:value-type="string">
            <text:p>19:06</text:p>
          </table:table-cell>
          <table:table-cell/>
          <table:table-cell table:formula="of:=[.H10]-[.G10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style-name="ce4" office:value-type="string">
            <text:p>07:01</text:p>
          </table:table-cell>
          <table:table-cell table:style-name="ce4" office:value-type="string">
            <text:p>09:01</text:p>
          </table:table-cell>
          <table:table-cell table:style-name="ce4" office:value-type="string">
            <text:p>13:16</text:p>
          </table:table-cell>
          <table:table-cell table:style-name="ce4" office:value-type="string">
            <text:p>15:45</text:p>
          </table:table-cell>
          <table:table-cell table:style-name="ce4" office:value-type="string">
            <text:p>17:37</text:p>
          </table:table-cell>
          <table:table-cell table:style-name="ce4" office:value-type="string">
            <text:p>19:07</text:p>
          </table:table-cell>
          <table:table-cell/>
          <table:table-cell table:formula="of:=[.H11]-[.G11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4" office:value-type="string">
            <text:p>07:00</text:p>
          </table:table-cell>
          <table:table-cell table:style-name="ce4" office:value-type="string">
            <text:p>09:00</text:p>
          </table:table-cell>
          <table:table-cell table:style-name="ce4" office:value-type="string">
            <text:p>13:16</text:p>
          </table:table-cell>
          <table:table-cell table:style-name="ce4" office:value-type="string">
            <text:p>15:47</text:p>
          </table:table-cell>
          <table:table-cell table:style-name="ce4" office:value-type="string">
            <text:p>17:38</text:p>
          </table:table-cell>
          <table:table-cell table:style-name="ce4" office:value-type="string">
            <text:p>19:08</text:p>
          </table:table-cell>
          <table:table-cell/>
          <table:table-cell table:formula="of:=[.H12]-[.G12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4" office:value-type="string">
            <text:p>06:59</text:p>
          </table:table-cell>
          <table:table-cell table:style-name="ce4" office:value-type="string">
            <text:p>08:59</text:p>
          </table:table-cell>
          <table:table-cell table:style-name="ce4" office:value-type="string">
            <text:p>13:17</text:p>
          </table:table-cell>
          <table:table-cell table:style-name="ce4" office:value-type="string">
            <text:p>15:48</text:p>
          </table:table-cell>
          <table:table-cell table:style-name="ce4" office:value-type="string">
            <text:p>17:40</text:p>
          </table:table-cell>
          <table:table-cell table:style-name="ce4" office:value-type="string">
            <text:p>19:10</text:p>
          </table:table-cell>
          <table:table-cell/>
          <table:table-cell table:formula="of:=[.H13]-[.G13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style-name="ce4" office:value-type="string">
            <text:p>06:59</text:p>
          </table:table-cell>
          <table:table-cell table:style-name="ce4" office:value-type="string">
            <text:p>08:59</text:p>
          </table:table-cell>
          <table:table-cell table:style-name="ce4" office:value-type="string">
            <text:p>13:17</text:p>
          </table:table-cell>
          <table:table-cell table:style-name="ce4" office:value-type="string">
            <text:p>15:49</text:p>
          </table:table-cell>
          <table:table-cell table:style-name="ce4" office:value-type="string">
            <text:p>17:41</text:p>
          </table:table-cell>
          <table:table-cell table:style-name="ce4" office:value-type="string">
            <text:p>19:11</text:p>
          </table:table-cell>
          <table:table-cell/>
          <table:table-cell table:formula="of:=[.H14]-[.G14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style-name="ce4" office:value-type="string">
            <text:p>06:58</text:p>
          </table:table-cell>
          <table:table-cell table:style-name="ce4" office:value-type="string">
            <text:p>08:58</text:p>
          </table:table-cell>
          <table:table-cell table:style-name="ce4" office:value-type="string">
            <text:p>13:18</text:p>
          </table:table-cell>
          <table:table-cell table:style-name="ce4" office:value-type="string">
            <text:p>15:51</text:p>
          </table:table-cell>
          <table:table-cell table:style-name="ce4" office:value-type="string">
            <text:p>17:42</text:p>
          </table:table-cell>
          <table:table-cell table:style-name="ce4" office:value-type="string">
            <text:p>19:12</text:p>
          </table:table-cell>
          <table:table-cell/>
          <table:table-cell table:formula="of:=[.H15]-[.G15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style-name="ce4" office:value-type="string">
            <text:p>06:57</text:p>
          </table:table-cell>
          <table:table-cell table:style-name="ce4" office:value-type="string">
            <text:p>08:57</text:p>
          </table:table-cell>
          <table:table-cell table:style-name="ce4" office:value-type="string">
            <text:p>13:18</text:p>
          </table:table-cell>
          <table:table-cell table:style-name="ce4" office:value-type="string">
            <text:p>15:52</text:p>
          </table:table-cell>
          <table:table-cell table:style-name="ce4" office:value-type="string">
            <text:p>17:44</text:p>
          </table:table-cell>
          <table:table-cell table:style-name="ce4" office:value-type="string">
            <text:p>19:14</text:p>
          </table:table-cell>
          <table:table-cell/>
          <table:table-cell table:formula="of:=[.H16]-[.G16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style-name="ce4" office:value-type="string">
            <text:p>06:57</text:p>
          </table:table-cell>
          <table:table-cell table:style-name="ce4" office:value-type="string">
            <text:p>08:57</text:p>
          </table:table-cell>
          <table:table-cell table:style-name="ce4" office:value-type="string">
            <text:p>13:18</text:p>
          </table:table-cell>
          <table:table-cell table:style-name="ce4" office:value-type="string">
            <text:p>15:52</text:p>
          </table:table-cell>
          <table:table-cell table:style-name="ce4" office:value-type="string">
            <text:p>17:44</text:p>
          </table:table-cell>
          <table:table-cell table:style-name="ce4" office:value-type="string">
            <text:p>19:14</text:p>
          </table:table-cell>
          <table:table-cell/>
          <table:table-cell table:formula="of:=[.H17]-[.G17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4" office:value-type="string">
            <text:p>06:56</text:p>
          </table:table-cell>
          <table:table-cell table:style-name="ce4" office:value-type="string">
            <text:p>08:56</text:p>
          </table:table-cell>
          <table:table-cell table:style-name="ce4" office:value-type="string">
            <text:p>13:19</text:p>
          </table:table-cell>
          <table:table-cell table:style-name="ce4" office:value-type="string">
            <text:p>15:55</text:p>
          </table:table-cell>
          <table:table-cell table:style-name="ce4" office:value-type="string">
            <text:p>17:47</text:p>
          </table:table-cell>
          <table:table-cell table:style-name="ce4" office:value-type="string">
            <text:p>19:17</text:p>
          </table:table-cell>
          <table:table-cell/>
          <table:table-cell table:formula="of:=[.H18]-[.G18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style-name="ce4" office:value-type="string">
            <text:p>06:55</text:p>
          </table:table-cell>
          <table:table-cell table:style-name="ce4" office:value-type="string">
            <text:p>08:55</text:p>
          </table:table-cell>
          <table:table-cell table:style-name="ce4" office:value-type="string">
            <text:p>13:19</text:p>
          </table:table-cell>
          <table:table-cell table:style-name="ce4" office:value-type="string">
            <text:p>15:57</text:p>
          </table:table-cell>
          <table:table-cell table:style-name="ce4" office:value-type="string">
            <text:p>17:48</text:p>
          </table:table-cell>
          <table:table-cell table:style-name="ce4" office:value-type="string">
            <text:p>19:18</text:p>
          </table:table-cell>
          <table:table-cell/>
          <table:table-cell table:formula="of:=[.H19]-[.G19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4" office:value-type="string">
            <text:p>06:54</text:p>
          </table:table-cell>
          <table:table-cell table:style-name="ce4" office:value-type="string">
            <text:p>08:54</text:p>
          </table:table-cell>
          <table:table-cell table:style-name="ce4" office:value-type="string">
            <text:p>13:19</text:p>
          </table:table-cell>
          <table:table-cell table:style-name="ce4" office:value-type="string">
            <text:p>15:58</text:p>
          </table:table-cell>
          <table:table-cell table:style-name="ce4" office:value-type="string">
            <text:p>17:50</text:p>
          </table:table-cell>
          <table:table-cell table:style-name="ce4" office:value-type="string">
            <text:p>19:20</text:p>
          </table:table-cell>
          <table:table-cell/>
          <table:table-cell table:formula="of:=[.H20]-[.G20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style-name="ce4" office:value-type="string">
            <text:p>06:53</text:p>
          </table:table-cell>
          <table:table-cell table:style-name="ce4" office:value-type="string">
            <text:p>08:53</text:p>
          </table:table-cell>
          <table:table-cell table:style-name="ce4" office:value-type="string">
            <text:p>13:19</text:p>
          </table:table-cell>
          <table:table-cell table:style-name="ce4" office:value-type="string">
            <text:p>16:00</text:p>
          </table:table-cell>
          <table:table-cell table:style-name="ce4" office:value-type="string">
            <text:p>17:52</text:p>
          </table:table-cell>
          <table:table-cell table:style-name="ce4" office:value-type="string">
            <text:p>19:22</text:p>
          </table:table-cell>
          <table:table-cell/>
          <table:table-cell table:formula="of:=[.H21]-[.G21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style-name="ce4" office:value-type="string">
            <text:p>06:52</text:p>
          </table:table-cell>
          <table:table-cell table:style-name="ce4" office:value-type="string">
            <text:p>08:52</text:p>
          </table:table-cell>
          <table:table-cell table:style-name="ce4" office:value-type="string">
            <text:p>13:20</text:p>
          </table:table-cell>
          <table:table-cell table:style-name="ce4" office:value-type="string">
            <text:p>16:01</text:p>
          </table:table-cell>
          <table:table-cell table:style-name="ce4" office:value-type="string">
            <text:p>17:53</text:p>
          </table:table-cell>
          <table:table-cell table:style-name="ce4" office:value-type="string">
            <text:p>19:23</text:p>
          </table:table-cell>
          <table:table-cell/>
          <table:table-cell table:formula="of:=[.H22]-[.G22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style-name="ce4" office:value-type="string">
            <text:p>06:51</text:p>
          </table:table-cell>
          <table:table-cell table:style-name="ce4" office:value-type="string">
            <text:p>08:51</text:p>
          </table:table-cell>
          <table:table-cell table:style-name="ce4" office:value-type="string">
            <text:p>13:20</text:p>
          </table:table-cell>
          <table:table-cell table:style-name="ce4" office:value-type="string">
            <text:p>16:03</text:p>
          </table:table-cell>
          <table:table-cell table:style-name="ce4" office:value-type="string">
            <text:p>17:55</text:p>
          </table:table-cell>
          <table:table-cell table:style-name="ce4" office:value-type="string">
            <text:p>19:25</text:p>
          </table:table-cell>
          <table:table-cell/>
          <table:table-cell table:formula="of:=[.H23]-[.G23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style-name="ce4" office:value-type="string">
            <text:p>06:50</text:p>
          </table:table-cell>
          <table:table-cell table:style-name="ce4" office:value-type="string">
            <text:p>08:50</text:p>
          </table:table-cell>
          <table:table-cell table:style-name="ce4" office:value-type="string">
            <text:p>13:20</text:p>
          </table:table-cell>
          <table:table-cell table:style-name="ce4" office:value-type="string">
            <text:p>16:04</text:p>
          </table:table-cell>
          <table:table-cell table:style-name="ce4" office:value-type="string">
            <text:p>17:56</text:p>
          </table:table-cell>
          <table:table-cell table:style-name="ce4" office:value-type="string">
            <text:p>19:26</text:p>
          </table:table-cell>
          <table:table-cell/>
          <table:table-cell table:formula="of:=[.H24]-[.G24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style-name="ce4" office:value-type="string">
            <text:p>06:49</text:p>
          </table:table-cell>
          <table:table-cell table:style-name="ce4" office:value-type="string">
            <text:p>08:49</text:p>
          </table:table-cell>
          <table:table-cell table:style-name="ce4" office:value-type="string">
            <text:p>13:20</text:p>
          </table:table-cell>
          <table:table-cell table:style-name="ce4" office:value-type="string">
            <text:p>16:06</text:p>
          </table:table-cell>
          <table:table-cell table:style-name="ce4" office:value-type="string">
            <text:p>17:58</text:p>
          </table:table-cell>
          <table:table-cell table:style-name="ce4" office:value-type="string">
            <text:p>19:28</text:p>
          </table:table-cell>
          <table:table-cell/>
          <table:table-cell table:formula="of:=[.H25]-[.G25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style-name="ce4" office:value-type="string">
            <text:p>06:47</text:p>
          </table:table-cell>
          <table:table-cell table:style-name="ce4" office:value-type="string">
            <text:p>08:47</text:p>
          </table:table-cell>
          <table:table-cell table:style-name="ce4" office:value-type="string">
            <text:p>13:21</text:p>
          </table:table-cell>
          <table:table-cell table:style-name="ce4" office:value-type="string">
            <text:p>16:07</text:p>
          </table:table-cell>
          <table:table-cell table:style-name="ce4" office:value-type="string">
            <text:p>17:59</text:p>
          </table:table-cell>
          <table:table-cell table:style-name="ce4" office:value-type="string">
            <text:p>19:29</text:p>
          </table:table-cell>
          <table:table-cell/>
          <table:table-cell table:formula="of:=[.H26]-[.G26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style-name="ce4" office:value-type="string">
            <text:p>06:46</text:p>
          </table:table-cell>
          <table:table-cell table:style-name="ce4" office:value-type="string">
            <text:p>08:46</text:p>
          </table:table-cell>
          <table:table-cell table:style-name="ce4" office:value-type="string">
            <text:p>13:21</text:p>
          </table:table-cell>
          <table:table-cell table:style-name="ce4" office:value-type="string">
            <text:p>16:09</text:p>
          </table:table-cell>
          <table:table-cell table:style-name="ce4" office:value-type="string">
            <text:p>18:01</text:p>
          </table:table-cell>
          <table:table-cell table:style-name="ce4" office:value-type="string">
            <text:p>19:31</text:p>
          </table:table-cell>
          <table:table-cell/>
          <table:table-cell table:formula="of:=[.H27]-[.G27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style-name="ce4" office:value-type="string">
            <text:p>06:45</text:p>
          </table:table-cell>
          <table:table-cell table:style-name="ce4" office:value-type="string">
            <text:p>08:45</text:p>
          </table:table-cell>
          <table:table-cell table:style-name="ce4" office:value-type="string">
            <text:p>13:21</text:p>
          </table:table-cell>
          <table:table-cell table:style-name="ce4" office:value-type="string">
            <text:p>16:10</text:p>
          </table:table-cell>
          <table:table-cell table:style-name="ce4" office:value-type="string">
            <text:p>18:03</text:p>
          </table:table-cell>
          <table:table-cell table:style-name="ce4" office:value-type="string">
            <text:p>19:33</text:p>
          </table:table-cell>
          <table:table-cell/>
          <table:table-cell table:formula="of:=[.H28]-[.G28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style-name="ce4" office:value-type="string">
            <text:p>06:44</text:p>
          </table:table-cell>
          <table:table-cell table:style-name="ce4" office:value-type="string">
            <text:p>08:44</text:p>
          </table:table-cell>
          <table:table-cell table:style-name="ce4" office:value-type="string">
            <text:p>13:21</text:p>
          </table:table-cell>
          <table:table-cell table:style-name="ce4" office:value-type="string">
            <text:p>16:12</text:p>
          </table:table-cell>
          <table:table-cell table:style-name="ce4" office:value-type="string">
            <text:p>18:04</text:p>
          </table:table-cell>
          <table:table-cell table:style-name="ce4" office:value-type="string">
            <text:p>19:34</text:p>
          </table:table-cell>
          <table:table-cell/>
          <table:table-cell table:formula="of:=[.H29]-[.G29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style-name="ce4" office:value-type="string">
            <text:p>06:42</text:p>
          </table:table-cell>
          <table:table-cell table:style-name="ce4" office:value-type="string">
            <text:p>08:42</text:p>
          </table:table-cell>
          <table:table-cell table:style-name="ce4" office:value-type="string">
            <text:p>13:21</text:p>
          </table:table-cell>
          <table:table-cell table:style-name="ce4" office:value-type="string">
            <text:p>16:14</text:p>
          </table:table-cell>
          <table:table-cell table:style-name="ce4" office:value-type="string">
            <text:p>18:06</text:p>
          </table:table-cell>
          <table:table-cell table:style-name="ce4" office:value-type="string">
            <text:p>19:36</text:p>
          </table:table-cell>
          <table:table-cell/>
          <table:table-cell table:formula="of:=[.H30]-[.G30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style-name="ce4" office:value-type="string">
            <text:p>06:41</text:p>
          </table:table-cell>
          <table:table-cell table:style-name="ce4" office:value-type="string">
            <text:p>08:41</text:p>
          </table:table-cell>
          <table:table-cell table:style-name="ce4" office:value-type="string">
            <text:p>13:22</text:p>
          </table:table-cell>
          <table:table-cell table:style-name="ce4" office:value-type="string">
            <text:p>16:15</text:p>
          </table:table-cell>
          <table:table-cell table:style-name="ce4" office:value-type="string">
            <text:p>18:08</text:p>
          </table:table-cell>
          <table:table-cell table:style-name="ce4" office:value-type="string">
            <text:p>19:38</text:p>
          </table:table-cell>
          <table:table-cell/>
          <table:table-cell table:formula="of:=[.H31]-[.G31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office:value-type="string">
            <text:p>06:40</text:p>
          </table:table-cell>
          <table:table-cell table:style-name="ce4" office:value-type="string">
            <text:p>08:40</text:p>
          </table:table-cell>
          <table:table-cell table:style-name="ce4" office:value-type="string">
            <text:p>13:22</text:p>
          </table:table-cell>
          <table:table-cell table:style-name="ce4" office:value-type="string">
            <text:p>16:17</text:p>
          </table:table-cell>
          <table:table-cell table:style-name="ce4" office:value-type="string">
            <text:p>18:09</text:p>
          </table:table-cell>
          <table:table-cell table:style-name="ce4" office:value-type="string">
            <text:p>19:39</text:p>
          </table:table-cell>
          <table:table-cell/>
          <table:table-cell table:formula="of:=[.H32]-[.G32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style-name="ce4" office:value-type="string">
            <text:p>06:38</text:p>
          </table:table-cell>
          <table:table-cell table:style-name="ce4" office:value-type="string">
            <text:p>08:38</text:p>
          </table:table-cell>
          <table:table-cell table:style-name="ce4" office:value-type="string">
            <text:p>13:22</text:p>
          </table:table-cell>
          <table:table-cell table:style-name="ce4" office:value-type="string">
            <text:p>16:18</text:p>
          </table:table-cell>
          <table:table-cell table:style-name="ce4" office:value-type="string">
            <text:p>18:11</text:p>
          </table:table-cell>
          <table:table-cell table:style-name="ce4" office:value-type="string">
            <text:p>19:41</text:p>
          </table:table-cell>
          <table:table-cell/>
          <table:table-cell table:formula="of:=[.H33]-[.G33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4" office:value-type="string">
            <text:p>06:37</text:p>
          </table:table-cell>
          <table:table-cell table:style-name="ce4" office:value-type="string">
            <text:p>08:37</text:p>
          </table:table-cell>
          <table:table-cell table:style-name="ce4" office:value-type="string">
            <text:p>13:22</text:p>
          </table:table-cell>
          <table:table-cell table:style-name="ce4" office:value-type="string">
            <text:p>16:20</text:p>
          </table:table-cell>
          <table:table-cell table:style-name="ce4" office:value-type="string">
            <text:p>18:13</text:p>
          </table:table-cell>
          <table:table-cell table:style-name="ce4" office:value-type="string">
            <text:p>19:43</text:p>
          </table:table-cell>
          <table:table-cell/>
          <table:table-cell table:formula="of:=[.H34]-[.G34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4" office:value-type="string">
            <text:p>06:35</text:p>
          </table:table-cell>
          <table:table-cell table:style-name="ce4" office:value-type="string">
            <text:p>08:35</text:p>
          </table:table-cell>
          <table:table-cell table:style-name="ce4" office:value-type="string">
            <text:p>13:22</text:p>
          </table:table-cell>
          <table:table-cell table:style-name="ce4" office:value-type="string">
            <text:p>16:22</text:p>
          </table:table-cell>
          <table:table-cell table:style-name="ce4" office:value-type="string">
            <text:p>18:14</text:p>
          </table:table-cell>
          <table:table-cell table:style-name="ce4" office:value-type="string">
            <text:p>19:44</text:p>
          </table:table-cell>
          <table:table-cell/>
          <table:table-cell table:formula="of:=[.H35]-[.G35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4" office:value-type="string">
            <text:p>06:34</text:p>
          </table:table-cell>
          <table:table-cell table:style-name="ce4" office:value-type="string">
            <text:p>08:34</text:p>
          </table:table-cell>
          <table:table-cell table:style-name="ce4" office:value-type="string">
            <text:p>13:22</text:p>
          </table:table-cell>
          <table:table-cell table:style-name="ce4" office:value-type="string">
            <text:p>16:23</text:p>
          </table:table-cell>
          <table:table-cell table:style-name="ce4" office:value-type="string">
            <text:p>18:16</text:p>
          </table:table-cell>
          <table:table-cell table:style-name="ce4" office:value-type="string">
            <text:p>19:46</text:p>
          </table:table-cell>
          <table:table-cell/>
          <table:table-cell table:formula="of:=[.H36]-[.G36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4" office:value-type="string">
            <text:p>06:32</text:p>
          </table:table-cell>
          <table:table-cell table:style-name="ce4" office:value-type="string">
            <text:p>08:32</text:p>
          </table:table-cell>
          <table:table-cell table:style-name="ce4" office:value-type="string">
            <text:p>13:22</text:p>
          </table:table-cell>
          <table:table-cell table:style-name="ce4" office:value-type="string">
            <text:p>16:25</text:p>
          </table:table-cell>
          <table:table-cell table:style-name="ce4" office:value-type="string">
            <text:p>18:18</text:p>
          </table:table-cell>
          <table:table-cell table:style-name="ce4" office:value-type="string">
            <text:p>19:48</text:p>
          </table:table-cell>
          <table:table-cell/>
          <table:table-cell table:formula="of:=[.H37]-[.G37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4" office:value-type="string">
            <text:p>06:31</text:p>
          </table:table-cell>
          <table:table-cell table:style-name="ce4" office:value-type="string">
            <text:p>08:31</text:p>
          </table:table-cell>
          <table:table-cell table:style-name="ce4" office:value-type="string">
            <text:p>13:22</text:p>
          </table:table-cell>
          <table:table-cell table:style-name="ce4" office:value-type="string">
            <text:p>16:26</text:p>
          </table:table-cell>
          <table:table-cell table:style-name="ce4" office:value-type="string">
            <text:p>18:20</text:p>
          </table:table-cell>
          <table:table-cell table:style-name="ce4" office:value-type="string">
            <text:p>19:50</text:p>
          </table:table-cell>
          <table:table-cell/>
          <table:table-cell table:formula="of:=[.H38]-[.G38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4" office:value-type="string">
            <text:p>06:31</text:p>
          </table:table-cell>
          <table:table-cell table:style-name="ce4" office:value-type="string">
            <text:p>08:31</text:p>
          </table:table-cell>
          <table:table-cell table:style-name="ce4" office:value-type="string">
            <text:p>13:22</text:p>
          </table:table-cell>
          <table:table-cell table:style-name="ce4" office:value-type="string">
            <text:p>16:26</text:p>
          </table:table-cell>
          <table:table-cell table:style-name="ce4" office:value-type="string">
            <text:p>18:20</text:p>
          </table:table-cell>
          <table:table-cell table:style-name="ce4" office:value-type="string">
            <text:p>19:50</text:p>
          </table:table-cell>
          <table:table-cell/>
          <table:table-cell table:formula="of:=[.H39]-[.G39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style-name="ce4" office:value-type="string">
            <text:p>06:28</text:p>
          </table:table-cell>
          <table:table-cell table:style-name="ce4" office:value-type="string">
            <text:p>08:28</text:p>
          </table:table-cell>
          <table:table-cell table:style-name="ce4" office:value-type="string">
            <text:p>13:22</text:p>
          </table:table-cell>
          <table:table-cell table:style-name="ce4" office:value-type="string">
            <text:p>16:30</text:p>
          </table:table-cell>
          <table:table-cell table:style-name="ce4" office:value-type="string">
            <text:p>18:23</text:p>
          </table:table-cell>
          <table:table-cell table:style-name="ce4" office:value-type="string">
            <text:p>19:53</text:p>
          </table:table-cell>
          <table:table-cell/>
          <table:table-cell table:formula="of:=[.H40]-[.G40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4" office:value-type="string">
            <text:p>06:26</text:p>
          </table:table-cell>
          <table:table-cell table:style-name="ce4" office:value-type="string">
            <text:p>08:26</text:p>
          </table:table-cell>
          <table:table-cell table:style-name="ce4" office:value-type="string">
            <text:p>13:22</text:p>
          </table:table-cell>
          <table:table-cell table:style-name="ce4" office:value-type="string">
            <text:p>16:31</text:p>
          </table:table-cell>
          <table:table-cell table:style-name="ce4" office:value-type="string">
            <text:p>18:25</text:p>
          </table:table-cell>
          <table:table-cell table:style-name="ce4" office:value-type="string">
            <text:p>19:55</text:p>
          </table:table-cell>
          <table:table-cell/>
          <table:table-cell table:formula="of:=[.H41]-[.G41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style-name="ce4" office:value-type="string">
            <text:p>06:24</text:p>
          </table:table-cell>
          <table:table-cell table:style-name="ce4" office:value-type="string">
            <text:p>08:24</text:p>
          </table:table-cell>
          <table:table-cell table:style-name="ce4" office:value-type="string">
            <text:p>13:22</text:p>
          </table:table-cell>
          <table:table-cell table:style-name="ce4" office:value-type="string">
            <text:p>16:33</text:p>
          </table:table-cell>
          <table:table-cell table:style-name="ce4" office:value-type="string">
            <text:p>18:26</text:p>
          </table:table-cell>
          <table:table-cell table:style-name="ce4" office:value-type="string">
            <text:p>19:56</text:p>
          </table:table-cell>
          <table:table-cell/>
          <table:table-cell table:formula="of:=[.H42]-[.G42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style-name="ce4" office:value-type="string">
            <text:p>06:23</text:p>
          </table:table-cell>
          <table:table-cell table:style-name="ce4" office:value-type="string">
            <text:p>08:23</text:p>
          </table:table-cell>
          <table:table-cell table:style-name="ce4" office:value-type="string">
            <text:p>13:22</text:p>
          </table:table-cell>
          <table:table-cell table:style-name="ce4" office:value-type="string">
            <text:p>16:34</text:p>
          </table:table-cell>
          <table:table-cell table:style-name="ce4" office:value-type="string">
            <text:p>18:28</text:p>
          </table:table-cell>
          <table:table-cell table:style-name="ce4" office:value-type="string">
            <text:p>19:58</text:p>
          </table:table-cell>
          <table:table-cell/>
          <table:table-cell table:formula="of:=[.H43]-[.G43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style-name="ce4" office:value-type="string">
            <text:p>06:21</text:p>
          </table:table-cell>
          <table:table-cell table:style-name="ce4" office:value-type="string">
            <text:p>08:21</text:p>
          </table:table-cell>
          <table:table-cell table:style-name="ce4" office:value-type="string">
            <text:p>13:22</text:p>
          </table:table-cell>
          <table:table-cell table:style-name="ce4" office:value-type="string">
            <text:p>16:36</text:p>
          </table:table-cell>
          <table:table-cell table:style-name="ce4" office:value-type="string">
            <text:p>18:30</text:p>
          </table:table-cell>
          <table:table-cell table:style-name="ce4" office:value-type="string">
            <text:p>20:00</text:p>
          </table:table-cell>
          <table:table-cell/>
          <table:table-cell table:formula="of:=[.H44]-[.G44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ce4" office:value-type="string">
            <text:p>06:19</text:p>
          </table:table-cell>
          <table:table-cell table:style-name="ce4" office:value-type="string">
            <text:p>08:19</text:p>
          </table:table-cell>
          <table:table-cell table:style-name="ce4" office:value-type="string">
            <text:p>13:22</text:p>
          </table:table-cell>
          <table:table-cell table:style-name="ce4" office:value-type="string">
            <text:p>16:38</text:p>
          </table:table-cell>
          <table:table-cell table:style-name="ce4" office:value-type="string">
            <text:p>18:31</text:p>
          </table:table-cell>
          <table:table-cell table:style-name="ce4" office:value-type="string">
            <text:p>20:01</text:p>
          </table:table-cell>
          <table:table-cell/>
          <table:table-cell table:formula="of:=[.H45]-[.G45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style-name="ce4" office:value-type="string">
            <text:p>06:17</text:p>
          </table:table-cell>
          <table:table-cell table:style-name="ce4" office:value-type="string">
            <text:p>08:17</text:p>
          </table:table-cell>
          <table:table-cell table:style-name="ce4" office:value-type="string">
            <text:p>13:22</text:p>
          </table:table-cell>
          <table:table-cell table:style-name="ce4" office:value-type="string">
            <text:p>16:39</text:p>
          </table:table-cell>
          <table:table-cell table:style-name="ce4" office:value-type="string">
            <text:p>18:33</text:p>
          </table:table-cell>
          <table:table-cell table:style-name="ce4" office:value-type="string">
            <text:p>20:03</text:p>
          </table:table-cell>
          <table:table-cell/>
          <table:table-cell table:formula="of:=[.H46]-[.G46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style-name="ce4" office:value-type="string">
            <text:p>06:16</text:p>
          </table:table-cell>
          <table:table-cell table:style-name="ce4" office:value-type="string">
            <text:p>08:16</text:p>
          </table:table-cell>
          <table:table-cell table:style-name="ce4" office:value-type="string">
            <text:p>13:22</text:p>
          </table:table-cell>
          <table:table-cell table:style-name="ce4" office:value-type="string">
            <text:p>16:41</text:p>
          </table:table-cell>
          <table:table-cell table:style-name="ce4" office:value-type="string">
            <text:p>18:35</text:p>
          </table:table-cell>
          <table:table-cell table:style-name="ce4" office:value-type="string">
            <text:p>20:05</text:p>
          </table:table-cell>
          <table:table-cell/>
          <table:table-cell table:formula="of:=[.H47]-[.G47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style-name="ce4" office:value-type="string">
            <text:p>06:14</text:p>
          </table:table-cell>
          <table:table-cell table:style-name="ce4" office:value-type="string">
            <text:p>08:14</text:p>
          </table:table-cell>
          <table:table-cell table:style-name="ce4" office:value-type="string">
            <text:p>13:22</text:p>
          </table:table-cell>
          <table:table-cell table:style-name="ce4" office:value-type="string">
            <text:p>16:42</text:p>
          </table:table-cell>
          <table:table-cell table:style-name="ce4" office:value-type="string">
            <text:p>18:36</text:p>
          </table:table-cell>
          <table:table-cell table:style-name="ce4" office:value-type="string">
            <text:p>20:06</text:p>
          </table:table-cell>
          <table:table-cell/>
          <table:table-cell table:formula="of:=[.H48]-[.G48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style-name="ce4" office:value-type="string">
            <text:p>06:12</text:p>
          </table:table-cell>
          <table:table-cell table:style-name="ce4" office:value-type="string">
            <text:p>08:12</text:p>
          </table:table-cell>
          <table:table-cell table:style-name="ce4" office:value-type="string">
            <text:p>13:22</text:p>
          </table:table-cell>
          <table:table-cell table:style-name="ce4" office:value-type="string">
            <text:p>16:44</text:p>
          </table:table-cell>
          <table:table-cell table:style-name="ce4" office:value-type="string">
            <text:p>18:38</text:p>
          </table:table-cell>
          <table:table-cell table:style-name="ce4" office:value-type="string">
            <text:p>20:08</text:p>
          </table:table-cell>
          <table:table-cell/>
          <table:table-cell table:formula="of:=[.H49]-[.G49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style-name="ce4" office:value-type="string">
            <text:p>06:10</text:p>
          </table:table-cell>
          <table:table-cell table:style-name="ce4" office:value-type="string">
            <text:p>08:10</text:p>
          </table:table-cell>
          <table:table-cell table:style-name="ce4" office:value-type="string">
            <text:p>13:22</text:p>
          </table:table-cell>
          <table:table-cell table:style-name="ce4" office:value-type="string">
            <text:p>16:45</text:p>
          </table:table-cell>
          <table:table-cell table:style-name="ce4" office:value-type="string">
            <text:p>18:40</text:p>
          </table:table-cell>
          <table:table-cell table:style-name="ce4" office:value-type="string">
            <text:p>20:10</text:p>
          </table:table-cell>
          <table:table-cell/>
          <table:table-cell table:formula="of:=[.H50]-[.G50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4" office:value-type="string">
            <text:p>06:08</text:p>
          </table:table-cell>
          <table:table-cell table:style-name="ce4" office:value-type="string">
            <text:p>08:08</text:p>
          </table:table-cell>
          <table:table-cell table:style-name="ce4" office:value-type="string">
            <text:p>13:22</text:p>
          </table:table-cell>
          <table:table-cell table:style-name="ce4" office:value-type="string">
            <text:p>16:47</text:p>
          </table:table-cell>
          <table:table-cell table:style-name="ce4" office:value-type="string">
            <text:p>18:41</text:p>
          </table:table-cell>
          <table:table-cell table:style-name="ce4" office:value-type="string">
            <text:p>20:11</text:p>
          </table:table-cell>
          <table:table-cell/>
          <table:table-cell table:formula="of:=[.H51]-[.G51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style-name="ce4" office:value-type="string">
            <text:p>06:06</text:p>
          </table:table-cell>
          <table:table-cell table:style-name="ce4" office:value-type="string">
            <text:p>08:06</text:p>
          </table:table-cell>
          <table:table-cell table:style-name="ce4" office:value-type="string">
            <text:p>13:22</text:p>
          </table:table-cell>
          <table:table-cell table:style-name="ce4" office:value-type="string">
            <text:p>16:48</text:p>
          </table:table-cell>
          <table:table-cell table:style-name="ce4" office:value-type="string">
            <text:p>18:43</text:p>
          </table:table-cell>
          <table:table-cell table:style-name="ce4" office:value-type="string">
            <text:p>20:13</text:p>
          </table:table-cell>
          <table:table-cell/>
          <table:table-cell table:formula="of:=[.H52]-[.G52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style-name="ce4" office:value-type="string">
            <text:p>06:04</text:p>
          </table:table-cell>
          <table:table-cell table:style-name="ce4" office:value-type="string">
            <text:p>08:04</text:p>
          </table:table-cell>
          <table:table-cell table:style-name="ce4" office:value-type="string">
            <text:p>13:22</text:p>
          </table:table-cell>
          <table:table-cell table:style-name="ce4" office:value-type="string">
            <text:p>16:50</text:p>
          </table:table-cell>
          <table:table-cell table:style-name="ce4" office:value-type="string">
            <text:p>18:45</text:p>
          </table:table-cell>
          <table:table-cell table:style-name="ce4" office:value-type="string">
            <text:p>20:15</text:p>
          </table:table-cell>
          <table:table-cell/>
          <table:table-cell table:formula="of:=[.H53]-[.G53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style-name="ce4" office:value-type="string">
            <text:p>06:03</text:p>
          </table:table-cell>
          <table:table-cell table:style-name="ce4" office:value-type="string">
            <text:p>08:03</text:p>
          </table:table-cell>
          <table:table-cell table:style-name="ce4" office:value-type="string">
            <text:p>13:22</text:p>
          </table:table-cell>
          <table:table-cell table:style-name="ce4" office:value-type="string">
            <text:p>16:51</text:p>
          </table:table-cell>
          <table:table-cell table:style-name="ce4" office:value-type="string">
            <text:p>18:46</text:p>
          </table:table-cell>
          <table:table-cell table:style-name="ce4" office:value-type="string">
            <text:p>20:16</text:p>
          </table:table-cell>
          <table:table-cell/>
          <table:table-cell table:formula="of:=[.H54]-[.G54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style-name="ce4" office:value-type="string">
            <text:p>06:01</text:p>
          </table:table-cell>
          <table:table-cell table:style-name="ce4" office:value-type="string">
            <text:p>08:01</text:p>
          </table:table-cell>
          <table:table-cell table:style-name="ce4" office:value-type="string">
            <text:p>13:21</text:p>
          </table:table-cell>
          <table:table-cell table:style-name="ce4" office:value-type="string">
            <text:p>16:53</text:p>
          </table:table-cell>
          <table:table-cell table:style-name="ce4" office:value-type="string">
            <text:p>18:48</text:p>
          </table:table-cell>
          <table:table-cell table:style-name="ce4" office:value-type="string">
            <text:p>20:18</text:p>
          </table:table-cell>
          <table:table-cell/>
          <table:table-cell table:formula="of:=[.H55]-[.G55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style-name="ce4" office:value-type="string">
            <text:p>05:59</text:p>
          </table:table-cell>
          <table:table-cell table:style-name="ce4" office:value-type="string">
            <text:p>07:59</text:p>
          </table:table-cell>
          <table:table-cell table:style-name="ce4" office:value-type="string">
            <text:p>13:21</text:p>
          </table:table-cell>
          <table:table-cell table:style-name="ce4" office:value-type="string">
            <text:p>16:54</text:p>
          </table:table-cell>
          <table:table-cell table:style-name="ce4" office:value-type="string">
            <text:p>18:50</text:p>
          </table:table-cell>
          <table:table-cell table:style-name="ce4" office:value-type="string">
            <text:p>20:20</text:p>
          </table:table-cell>
          <table:table-cell/>
          <table:table-cell table:formula="of:=[.H56]-[.G56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style-name="ce4" office:value-type="string">
            <text:p>05:57</text:p>
          </table:table-cell>
          <table:table-cell table:style-name="ce4" office:value-type="string">
            <text:p>07:57</text:p>
          </table:table-cell>
          <table:table-cell table:style-name="ce4" office:value-type="string">
            <text:p>13:21</text:p>
          </table:table-cell>
          <table:table-cell table:style-name="ce4" office:value-type="string">
            <text:p>16:56</text:p>
          </table:table-cell>
          <table:table-cell table:style-name="ce4" office:value-type="string">
            <text:p>18:51</text:p>
          </table:table-cell>
          <table:table-cell table:style-name="ce4" office:value-type="string">
            <text:p>20:21</text:p>
          </table:table-cell>
          <table:table-cell/>
          <table:table-cell table:formula="of:=[.H57]-[.G57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style-name="ce4" office:value-type="string">
            <text:p>05:55</text:p>
          </table:table-cell>
          <table:table-cell table:style-name="ce4" office:value-type="string">
            <text:p>07:55</text:p>
          </table:table-cell>
          <table:table-cell table:style-name="ce4" office:value-type="string">
            <text:p>13:21</text:p>
          </table:table-cell>
          <table:table-cell table:style-name="ce4" office:value-type="string">
            <text:p>16:57</text:p>
          </table:table-cell>
          <table:table-cell table:style-name="ce4" office:value-type="string">
            <text:p>18:53</text:p>
          </table:table-cell>
          <table:table-cell table:style-name="ce4" office:value-type="string">
            <text:p>20:23</text:p>
          </table:table-cell>
          <table:table-cell/>
          <table:table-cell table:formula="of:=[.H58]-[.G58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style-name="ce4" office:value-type="string">
            <text:p>05:53</text:p>
          </table:table-cell>
          <table:table-cell table:style-name="ce4" office:value-type="string">
            <text:p>07:53</text:p>
          </table:table-cell>
          <table:table-cell table:style-name="ce4" office:value-type="string">
            <text:p>13:21</text:p>
          </table:table-cell>
          <table:table-cell table:style-name="ce4" office:value-type="string">
            <text:p>16:59</text:p>
          </table:table-cell>
          <table:table-cell table:style-name="ce4" office:value-type="string">
            <text:p>18:55</text:p>
          </table:table-cell>
          <table:table-cell table:style-name="ce4" office:value-type="string">
            <text:p>20:25</text:p>
          </table:table-cell>
          <table:table-cell/>
          <table:table-cell table:formula="of:=[.H59]-[.G59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float" office:value="29">
            <text:p>29</text:p>
          </table:table-cell>
          <table:table-cell table:style-name="ce5" office:value-type="string">
            <text:p>05:52</text:p>
          </table:table-cell>
          <table:table-cell table:style-name="ce5" office:value-type="string">
            <text:p>07:52</text:p>
          </table:table-cell>
          <table:table-cell table:style-name="ce5" office:value-type="string">
            <text:p>13:21</text:p>
          </table:table-cell>
          <table:table-cell table:style-name="ce5" office:value-type="string">
            <text:p>16:59</text:p>
          </table:table-cell>
          <table:table-cell table:style-name="ce5" office:value-type="string">
            <text:p>18:55</text:p>
          </table:table-cell>
          <table:table-cell table:style-name="ce5" office:value-type="string">
            <text:p>20:25</text:p>
          </table:table-cell>
          <table:table-cell table:style-name="ce3"/>
          <table:table-cell table:style-name="ce7" table:formula="of:=[.H60]-[.G60]" office:value-type="time" office:time-value="PT01H30M00S">
            <text:p>1:30:00 AM</text:p>
          </table:table-cell>
          <table:table-cell table:style-name="ce3"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4" office:value-type="string">
            <text:p>05:51</text:p>
          </table:table-cell>
          <table:table-cell table:style-name="ce4" office:value-type="string">
            <text:p>07:51</text:p>
          </table:table-cell>
          <table:table-cell table:style-name="ce4" office:value-type="string">
            <text:p>13:21</text:p>
          </table:table-cell>
          <table:table-cell table:style-name="ce4" office:value-type="string">
            <text:p>17:00</text:p>
          </table:table-cell>
          <table:table-cell table:style-name="ce4" office:value-type="string">
            <text:p>18:56</text:p>
          </table:table-cell>
          <table:table-cell table:style-name="ce4" office:value-type="string">
            <text:p>20:26</text:p>
          </table:table-cell>
          <table:table-cell/>
          <table:table-cell table:formula="of:=[.H61]-[.G61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4" office:value-type="string">
            <text:p>05:51</text:p>
          </table:table-cell>
          <table:table-cell table:style-name="ce4" office:value-type="string">
            <text:p>07:51</text:p>
          </table:table-cell>
          <table:table-cell table:style-name="ce4" office:value-type="string">
            <text:p>13:21</text:p>
          </table:table-cell>
          <table:table-cell table:style-name="ce4" office:value-type="string">
            <text:p>17:00</text:p>
          </table:table-cell>
          <table:table-cell table:style-name="ce4" office:value-type="string">
            <text:p>18:56</text:p>
          </table:table-cell>
          <table:table-cell table:style-name="ce4" office:value-type="string">
            <text:p>20:26</text:p>
          </table:table-cell>
          <table:table-cell/>
          <table:table-cell table:formula="of:=[.H62]-[.G62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style-name="ce4" office:value-type="string">
            <text:p>05:47</text:p>
          </table:table-cell>
          <table:table-cell table:style-name="ce4" office:value-type="string">
            <text:p>07:47</text:p>
          </table:table-cell>
          <table:table-cell table:style-name="ce4" office:value-type="string">
            <text:p>13:20</text:p>
          </table:table-cell>
          <table:table-cell table:style-name="ce4" office:value-type="string">
            <text:p>17:03</text:p>
          </table:table-cell>
          <table:table-cell table:style-name="ce4" office:value-type="string">
            <text:p>19:00</text:p>
          </table:table-cell>
          <table:table-cell table:style-name="ce4" office:value-type="string">
            <text:p>20:30</text:p>
          </table:table-cell>
          <table:table-cell/>
          <table:table-cell table:formula="of:=[.H63]-[.G63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4" office:value-type="string">
            <text:p>05:45</text:p>
          </table:table-cell>
          <table:table-cell table:style-name="ce4" office:value-type="string">
            <text:p>07:45</text:p>
          </table:table-cell>
          <table:table-cell table:style-name="ce4" office:value-type="string">
            <text:p>13:20</text:p>
          </table:table-cell>
          <table:table-cell table:style-name="ce4" office:value-type="string">
            <text:p>17:04</text:p>
          </table:table-cell>
          <table:table-cell table:style-name="ce4" office:value-type="string">
            <text:p>19:01</text:p>
          </table:table-cell>
          <table:table-cell table:style-name="ce4" office:value-type="string">
            <text:p>20:31</text:p>
          </table:table-cell>
          <table:table-cell/>
          <table:table-cell table:formula="of:=[.H64]-[.G64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4" office:value-type="string">
            <text:p>05:43</text:p>
          </table:table-cell>
          <table:table-cell table:style-name="ce4" office:value-type="string">
            <text:p>07:43</text:p>
          </table:table-cell>
          <table:table-cell table:style-name="ce4" office:value-type="string">
            <text:p>13:20</text:p>
          </table:table-cell>
          <table:table-cell table:style-name="ce4" office:value-type="string">
            <text:p>17:06</text:p>
          </table:table-cell>
          <table:table-cell table:style-name="ce4" office:value-type="string">
            <text:p>19:03</text:p>
          </table:table-cell>
          <table:table-cell table:style-name="ce4" office:value-type="string">
            <text:p>20:33</text:p>
          </table:table-cell>
          <table:table-cell/>
          <table:table-cell table:formula="of:=[.H65]-[.G65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4" office:value-type="string">
            <text:p>05:41</text:p>
          </table:table-cell>
          <table:table-cell table:style-name="ce4" office:value-type="string">
            <text:p>07:41</text:p>
          </table:table-cell>
          <table:table-cell table:style-name="ce4" office:value-type="string">
            <text:p>13:20</text:p>
          </table:table-cell>
          <table:table-cell table:style-name="ce4" office:value-type="string">
            <text:p>17:07</text:p>
          </table:table-cell>
          <table:table-cell table:style-name="ce4" office:value-type="string">
            <text:p>19:04</text:p>
          </table:table-cell>
          <table:table-cell table:style-name="ce4" office:value-type="string">
            <text:p>20:34</text:p>
          </table:table-cell>
          <table:table-cell/>
          <table:table-cell table:formula="of:=[.H66]-[.G66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style-name="ce4" office:value-type="string">
            <text:p>05:38</text:p>
          </table:table-cell>
          <table:table-cell table:style-name="ce4" office:value-type="string">
            <text:p>07:38</text:p>
          </table:table-cell>
          <table:table-cell table:style-name="ce4" office:value-type="string">
            <text:p>13:19</text:p>
          </table:table-cell>
          <table:table-cell table:style-name="ce4" office:value-type="string">
            <text:p>17:09</text:p>
          </table:table-cell>
          <table:table-cell table:style-name="ce4" office:value-type="string">
            <text:p>19:06</text:p>
          </table:table-cell>
          <table:table-cell table:style-name="ce4" office:value-type="string">
            <text:p>20:36</text:p>
          </table:table-cell>
          <table:table-cell/>
          <table:table-cell table:formula="of:=[.H67]-[.G67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style-name="ce4" office:value-type="string">
            <text:p>05:36</text:p>
          </table:table-cell>
          <table:table-cell table:style-name="ce4" office:value-type="string">
            <text:p>07:36</text:p>
          </table:table-cell>
          <table:table-cell table:style-name="ce4" office:value-type="string">
            <text:p>13:19</text:p>
          </table:table-cell>
          <table:table-cell table:style-name="ce4" office:value-type="string">
            <text:p>17:10</text:p>
          </table:table-cell>
          <table:table-cell table:style-name="ce4" office:value-type="string">
            <text:p>19:08</text:p>
          </table:table-cell>
          <table:table-cell table:style-name="ce4" office:value-type="string">
            <text:p>20:38</text:p>
          </table:table-cell>
          <table:table-cell/>
          <table:table-cell table:formula="of:=[.H68]-[.G68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style-name="ce4" office:value-type="string">
            <text:p>05:34</text:p>
          </table:table-cell>
          <table:table-cell table:style-name="ce4" office:value-type="string">
            <text:p>07:34</text:p>
          </table:table-cell>
          <table:table-cell table:style-name="ce4" office:value-type="string">
            <text:p>13:19</text:p>
          </table:table-cell>
          <table:table-cell table:style-name="ce4" office:value-type="string">
            <text:p>17:11</text:p>
          </table:table-cell>
          <table:table-cell table:style-name="ce4" office:value-type="string">
            <text:p>19:09</text:p>
          </table:table-cell>
          <table:table-cell table:style-name="ce4" office:value-type="string">
            <text:p>20:39</text:p>
          </table:table-cell>
          <table:table-cell/>
          <table:table-cell table:formula="of:=[.H69]-[.G69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style-name="ce4" office:value-type="string">
            <text:p>05:32</text:p>
          </table:table-cell>
          <table:table-cell table:style-name="ce4" office:value-type="string">
            <text:p>07:32</text:p>
          </table:table-cell>
          <table:table-cell table:style-name="ce4" office:value-type="string">
            <text:p>13:19</text:p>
          </table:table-cell>
          <table:table-cell table:style-name="ce4" office:value-type="string">
            <text:p>17:13</text:p>
          </table:table-cell>
          <table:table-cell table:style-name="ce4" office:value-type="string">
            <text:p>19:11</text:p>
          </table:table-cell>
          <table:table-cell table:style-name="ce4" office:value-type="string">
            <text:p>20:41</text:p>
          </table:table-cell>
          <table:table-cell/>
          <table:table-cell table:formula="of:=[.H70]-[.G70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style-name="ce4" office:value-type="string">
            <text:p>05:30</text:p>
          </table:table-cell>
          <table:table-cell table:style-name="ce4" office:value-type="string">
            <text:p>07:30</text:p>
          </table:table-cell>
          <table:table-cell table:style-name="ce4" office:value-type="string">
            <text:p>13:18</text:p>
          </table:table-cell>
          <table:table-cell table:style-name="ce4" office:value-type="string">
            <text:p>17:14</text:p>
          </table:table-cell>
          <table:table-cell table:style-name="ce4" office:value-type="string">
            <text:p>19:12</text:p>
          </table:table-cell>
          <table:table-cell table:style-name="ce4" office:value-type="string">
            <text:p>20:42</text:p>
          </table:table-cell>
          <table:table-cell/>
          <table:table-cell table:formula="of:=[.H71]-[.G71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style-name="ce4" office:value-type="string">
            <text:p>05:28</text:p>
          </table:table-cell>
          <table:table-cell table:style-name="ce4" office:value-type="string">
            <text:p>07:28</text:p>
          </table:table-cell>
          <table:table-cell table:style-name="ce4" office:value-type="string">
            <text:p>13:18</text:p>
          </table:table-cell>
          <table:table-cell table:style-name="ce4" office:value-type="string">
            <text:p>17:15</text:p>
          </table:table-cell>
          <table:table-cell table:style-name="ce4" office:value-type="string">
            <text:p>19:14</text:p>
          </table:table-cell>
          <table:table-cell table:style-name="ce4" office:value-type="string">
            <text:p>20:44</text:p>
          </table:table-cell>
          <table:table-cell/>
          <table:table-cell table:formula="of:=[.H72]-[.G72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style-name="ce4" office:value-type="string">
            <text:p>05:26</text:p>
          </table:table-cell>
          <table:table-cell table:style-name="ce4" office:value-type="string">
            <text:p>07:26</text:p>
          </table:table-cell>
          <table:table-cell table:style-name="ce4" office:value-type="string">
            <text:p>13:18</text:p>
          </table:table-cell>
          <table:table-cell table:style-name="ce4" office:value-type="string">
            <text:p>17:17</text:p>
          </table:table-cell>
          <table:table-cell table:style-name="ce4" office:value-type="string">
            <text:p>19:16</text:p>
          </table:table-cell>
          <table:table-cell table:style-name="ce4" office:value-type="string">
            <text:p>20:46</text:p>
          </table:table-cell>
          <table:table-cell/>
          <table:table-cell table:formula="of:=[.H73]-[.G73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style-name="ce4" office:value-type="string">
            <text:p>05:24</text:p>
          </table:table-cell>
          <table:table-cell table:style-name="ce4" office:value-type="string">
            <text:p>07:24</text:p>
          </table:table-cell>
          <table:table-cell table:style-name="ce4" office:value-type="string">
            <text:p>13:17</text:p>
          </table:table-cell>
          <table:table-cell table:style-name="ce4" office:value-type="string">
            <text:p>17:18</text:p>
          </table:table-cell>
          <table:table-cell table:style-name="ce4" office:value-type="string">
            <text:p>19:17</text:p>
          </table:table-cell>
          <table:table-cell table:style-name="ce4" office:value-type="string">
            <text:p>20:47</text:p>
          </table:table-cell>
          <table:table-cell/>
          <table:table-cell table:formula="of:=[.H74]-[.G74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style-name="ce4" office:value-type="string">
            <text:p>05:22</text:p>
          </table:table-cell>
          <table:table-cell table:style-name="ce4" office:value-type="string">
            <text:p>07:22</text:p>
          </table:table-cell>
          <table:table-cell table:style-name="ce4" office:value-type="string">
            <text:p>13:17</text:p>
          </table:table-cell>
          <table:table-cell table:style-name="ce4" office:value-type="string">
            <text:p>17:19</text:p>
          </table:table-cell>
          <table:table-cell table:style-name="ce4" office:value-type="string">
            <text:p>19:19</text:p>
          </table:table-cell>
          <table:table-cell table:style-name="ce4" office:value-type="string">
            <text:p>20:49</text:p>
          </table:table-cell>
          <table:table-cell/>
          <table:table-cell table:formula="of:=[.H75]-[.G75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style-name="ce4" office:value-type="string">
            <text:p>05:20</text:p>
          </table:table-cell>
          <table:table-cell table:style-name="ce4" office:value-type="string">
            <text:p>07:20</text:p>
          </table:table-cell>
          <table:table-cell table:style-name="ce4" office:value-type="string">
            <text:p>13:17</text:p>
          </table:table-cell>
          <table:table-cell table:style-name="ce4" office:value-type="string">
            <text:p>17:20</text:p>
          </table:table-cell>
          <table:table-cell table:style-name="ce4" office:value-type="string">
            <text:p>19:20</text:p>
          </table:table-cell>
          <table:table-cell table:style-name="ce4" office:value-type="string">
            <text:p>20:50</text:p>
          </table:table-cell>
          <table:table-cell/>
          <table:table-cell table:formula="of:=[.H76]-[.G76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style-name="ce4" office:value-type="string">
            <text:p>05:17</text:p>
          </table:table-cell>
          <table:table-cell table:style-name="ce4" office:value-type="string">
            <text:p>07:17</text:p>
          </table:table-cell>
          <table:table-cell table:style-name="ce4" office:value-type="string">
            <text:p>13:17</text:p>
          </table:table-cell>
          <table:table-cell table:style-name="ce4" office:value-type="string">
            <text:p>17:22</text:p>
          </table:table-cell>
          <table:table-cell table:style-name="ce4" office:value-type="string">
            <text:p>19:22</text:p>
          </table:table-cell>
          <table:table-cell table:style-name="ce4" office:value-type="string">
            <text:p>20:52</text:p>
          </table:table-cell>
          <table:table-cell/>
          <table:table-cell table:formula="of:=[.H77]-[.G77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style-name="ce4" office:value-type="string">
            <text:p>05:15</text:p>
          </table:table-cell>
          <table:table-cell table:style-name="ce4" office:value-type="string">
            <text:p>07:15</text:p>
          </table:table-cell>
          <table:table-cell table:style-name="ce4" office:value-type="string">
            <text:p>13:16</text:p>
          </table:table-cell>
          <table:table-cell table:style-name="ce4" office:value-type="string">
            <text:p>17:23</text:p>
          </table:table-cell>
          <table:table-cell table:style-name="ce4" office:value-type="string">
            <text:p>19:23</text:p>
          </table:table-cell>
          <table:table-cell table:style-name="ce4" office:value-type="string">
            <text:p>20:53</text:p>
          </table:table-cell>
          <table:table-cell/>
          <table:table-cell table:formula="of:=[.H78]-[.G78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style-name="ce4" office:value-type="string">
            <text:p>05:13</text:p>
          </table:table-cell>
          <table:table-cell table:style-name="ce4" office:value-type="string">
            <text:p>07:13</text:p>
          </table:table-cell>
          <table:table-cell table:style-name="ce4" office:value-type="string">
            <text:p>13:16</text:p>
          </table:table-cell>
          <table:table-cell table:style-name="ce4" office:value-type="string">
            <text:p>17:24</text:p>
          </table:table-cell>
          <table:table-cell table:style-name="ce4" office:value-type="string">
            <text:p>19:25</text:p>
          </table:table-cell>
          <table:table-cell table:style-name="ce4" office:value-type="string">
            <text:p>20:55</text:p>
          </table:table-cell>
          <table:table-cell/>
          <table:table-cell table:formula="of:=[.H79]-[.G79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style-name="ce4" office:value-type="string">
            <text:p>05:11</text:p>
          </table:table-cell>
          <table:table-cell table:style-name="ce4" office:value-type="string">
            <text:p>07:11</text:p>
          </table:table-cell>
          <table:table-cell table:style-name="ce4" office:value-type="string">
            <text:p>13:16</text:p>
          </table:table-cell>
          <table:table-cell table:style-name="ce4" office:value-type="string">
            <text:p>17:25</text:p>
          </table:table-cell>
          <table:table-cell table:style-name="ce4" office:value-type="string">
            <text:p>19:28</text:p>
          </table:table-cell>
          <table:table-cell table:style-name="ce4" office:value-type="string">
            <text:p>21:03</text:p>
          </table:table-cell>
          <table:table-cell/>
          <table:table-cell table:formula="of:=[.H80]-[.G80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style-name="ce4" office:value-type="string">
            <text:p>05:09</text:p>
          </table:table-cell>
          <table:table-cell table:style-name="ce4" office:value-type="string">
            <text:p>07:09</text:p>
          </table:table-cell>
          <table:table-cell table:style-name="ce4" office:value-type="string">
            <text:p>13:15</text:p>
          </table:table-cell>
          <table:table-cell table:style-name="ce4" office:value-type="string">
            <text:p>17:27</text:p>
          </table:table-cell>
          <table:table-cell table:style-name="ce4" office:value-type="string">
            <text:p>19:29</text:p>
          </table:table-cell>
          <table:table-cell table:style-name="ce4" office:value-type="string">
            <text:p>21:04</text:p>
          </table:table-cell>
          <table:table-cell/>
          <table:table-cell table:formula="of:=[.H81]-[.G81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style-name="ce4" office:value-type="string">
            <text:p>05:07</text:p>
          </table:table-cell>
          <table:table-cell table:style-name="ce4" office:value-type="string">
            <text:p>07:07</text:p>
          </table:table-cell>
          <table:table-cell table:style-name="ce4" office:value-type="string">
            <text:p>13:15</text:p>
          </table:table-cell>
          <table:table-cell table:style-name="ce4" office:value-type="string">
            <text:p>17:28</text:p>
          </table:table-cell>
          <table:table-cell table:style-name="ce4" office:value-type="string">
            <text:p>19:31</text:p>
          </table:table-cell>
          <table:table-cell table:style-name="ce4" office:value-type="string">
            <text:p>21:06</text:p>
          </table:table-cell>
          <table:table-cell/>
          <table:table-cell table:formula="of:=[.H82]-[.G82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style-name="ce4" office:value-type="string">
            <text:p>05:05</text:p>
          </table:table-cell>
          <table:table-cell table:style-name="ce4" office:value-type="string">
            <text:p>07:05</text:p>
          </table:table-cell>
          <table:table-cell table:style-name="ce4" office:value-type="string">
            <text:p>13:15</text:p>
          </table:table-cell>
          <table:table-cell table:style-name="ce4" office:value-type="string">
            <text:p>17:29</text:p>
          </table:table-cell>
          <table:table-cell table:style-name="ce4" office:value-type="string">
            <text:p>19:32</text:p>
          </table:table-cell>
          <table:table-cell table:style-name="ce4" office:value-type="string">
            <text:p>21:07</text:p>
          </table:table-cell>
          <table:table-cell/>
          <table:table-cell table:formula="of:=[.H83]-[.G83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style-name="ce4" office:value-type="string">
            <text:p>05:03</text:p>
          </table:table-cell>
          <table:table-cell table:style-name="ce4" office:value-type="string">
            <text:p>07:03</text:p>
          </table:table-cell>
          <table:table-cell table:style-name="ce4" office:value-type="string">
            <text:p>13:15</text:p>
          </table:table-cell>
          <table:table-cell table:style-name="ce4" office:value-type="string">
            <text:p>17:29</text:p>
          </table:table-cell>
          <table:table-cell table:style-name="ce4" office:value-type="string">
            <text:p>19:32</text:p>
          </table:table-cell>
          <table:table-cell table:style-name="ce4" office:value-type="string">
            <text:p>21:07</text:p>
          </table:table-cell>
          <table:table-cell/>
          <table:table-cell table:formula="of:=[.H84]-[.G84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4" office:value-type="string">
            <text:p>05:00</text:p>
          </table:table-cell>
          <table:table-cell table:style-name="ce4" office:value-type="string">
            <text:p>07:00</text:p>
          </table:table-cell>
          <table:table-cell table:style-name="ce4" office:value-type="string">
            <text:p>13:14</text:p>
          </table:table-cell>
          <table:table-cell table:style-name="ce4" office:value-type="string">
            <text:p>17:32</text:p>
          </table:table-cell>
          <table:table-cell table:style-name="ce4" office:value-type="string">
            <text:p>19:35</text:p>
          </table:table-cell>
          <table:table-cell table:style-name="ce4" office:value-type="string">
            <text:p>21:10</text:p>
          </table:table-cell>
          <table:table-cell/>
          <table:table-cell table:formula="of:=[.H85]-[.G85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style-name="ce4" office:value-type="string">
            <text:p>04:58</text:p>
          </table:table-cell>
          <table:table-cell table:style-name="ce4" office:value-type="string">
            <text:p>06:58</text:p>
          </table:table-cell>
          <table:table-cell table:style-name="ce4" office:value-type="string">
            <text:p>13:14</text:p>
          </table:table-cell>
          <table:table-cell table:style-name="ce4" office:value-type="string">
            <text:p>17:33</text:p>
          </table:table-cell>
          <table:table-cell table:style-name="ce4" office:value-type="string">
            <text:p>19:37</text:p>
          </table:table-cell>
          <table:table-cell table:style-name="ce4" office:value-type="string">
            <text:p>21:12</text:p>
          </table:table-cell>
          <table:table-cell/>
          <table:table-cell table:formula="of:=[.H86]-[.G86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style-name="ce4" office:value-type="string">
            <text:p>04:56</text:p>
          </table:table-cell>
          <table:table-cell table:style-name="ce4" office:value-type="string">
            <text:p>06:56</text:p>
          </table:table-cell>
          <table:table-cell table:style-name="ce4" office:value-type="string">
            <text:p>13:14</text:p>
          </table:table-cell>
          <table:table-cell table:style-name="ce4" office:value-type="string">
            <text:p>17:34</text:p>
          </table:table-cell>
          <table:table-cell table:style-name="ce4" office:value-type="string">
            <text:p>19:38</text:p>
          </table:table-cell>
          <table:table-cell table:style-name="ce4" office:value-type="string">
            <text:p>21:13</text:p>
          </table:table-cell>
          <table:table-cell/>
          <table:table-cell table:formula="of:=[.H87]-[.G87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style-name="ce4" office:value-type="string">
            <text:p>04:54</text:p>
          </table:table-cell>
          <table:table-cell table:style-name="ce4" office:value-type="string">
            <text:p>06:54</text:p>
          </table:table-cell>
          <table:table-cell table:style-name="ce4" office:value-type="string">
            <text:p>13:13</text:p>
          </table:table-cell>
          <table:table-cell table:style-name="ce4" office:value-type="string">
            <text:p>17:35</text:p>
          </table:table-cell>
          <table:table-cell table:style-name="ce4" office:value-type="string">
            <text:p>19:40</text:p>
          </table:table-cell>
          <table:table-cell table:style-name="ce4" office:value-type="string">
            <text:p>21:15</text:p>
          </table:table-cell>
          <table:table-cell/>
          <table:table-cell table:formula="of:=[.H88]-[.G88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table:style-name="ce4" office:value-type="string">
            <text:p>04:52</text:p>
          </table:table-cell>
          <table:table-cell table:style-name="ce4" office:value-type="string">
            <text:p>06:52</text:p>
          </table:table-cell>
          <table:table-cell table:style-name="ce4" office:value-type="string">
            <text:p>13:13</text:p>
          </table:table-cell>
          <table:table-cell table:style-name="ce4" office:value-type="string">
            <text:p>17:36</text:p>
          </table:table-cell>
          <table:table-cell table:style-name="ce4" office:value-type="string">
            <text:p>19:41</text:p>
          </table:table-cell>
          <table:table-cell table:style-name="ce4" office:value-type="string">
            <text:p>21:16</text:p>
          </table:table-cell>
          <table:table-cell/>
          <table:table-cell table:formula="of:=[.H89]-[.G89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style-name="ce4" office:value-type="string">
            <text:p>04:50</text:p>
          </table:table-cell>
          <table:table-cell table:style-name="ce4" office:value-type="string">
            <text:p>06:50</text:p>
          </table:table-cell>
          <table:table-cell table:style-name="ce4" office:value-type="string">
            <text:p>13:13</text:p>
          </table:table-cell>
          <table:table-cell table:style-name="ce4" office:value-type="string">
            <text:p>17:37</text:p>
          </table:table-cell>
          <table:table-cell table:style-name="ce4" office:value-type="string">
            <text:p>19:43</text:p>
          </table:table-cell>
          <table:table-cell table:style-name="ce4" office:value-type="string">
            <text:p>21:18</text:p>
          </table:table-cell>
          <table:table-cell/>
          <table:table-cell table:formula="of:=[.H90]-[.G90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style-name="ce4" office:value-type="string">
            <text:p>04:47</text:p>
          </table:table-cell>
          <table:table-cell table:style-name="ce4" office:value-type="string">
            <text:p>06:47</text:p>
          </table:table-cell>
          <table:table-cell table:style-name="ce4" office:value-type="string">
            <text:p>13:12</text:p>
          </table:table-cell>
          <table:table-cell table:style-name="ce4" office:value-type="string">
            <text:p>17:38</text:p>
          </table:table-cell>
          <table:table-cell table:style-name="ce4" office:value-type="string">
            <text:p>19:44</text:p>
          </table:table-cell>
          <table:table-cell table:style-name="ce4" office:value-type="string">
            <text:p>21:19</text:p>
          </table:table-cell>
          <table:table-cell/>
          <table:table-cell table:formula="of:=[.H91]-[.G91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4" office:value-type="string">
            <text:p>04:45</text:p>
          </table:table-cell>
          <table:table-cell table:style-name="ce4" office:value-type="string">
            <text:p>06:45</text:p>
          </table:table-cell>
          <table:table-cell table:style-name="ce4" office:value-type="string">
            <text:p>13:12</text:p>
          </table:table-cell>
          <table:table-cell table:style-name="ce4" office:value-type="string">
            <text:p>17:40</text:p>
          </table:table-cell>
          <table:table-cell table:style-name="ce4" office:value-type="string">
            <text:p>19:46</text:p>
          </table:table-cell>
          <table:table-cell table:style-name="ce4" office:value-type="string">
            <text:p>21:21</text:p>
          </table:table-cell>
          <table:table-cell/>
          <table:table-cell table:formula="of:=[.H92]-[.G92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4" office:value-type="string">
            <text:p>04:43</text:p>
          </table:table-cell>
          <table:table-cell table:style-name="ce4" office:value-type="string">
            <text:p>06:43</text:p>
          </table:table-cell>
          <table:table-cell table:style-name="ce4" office:value-type="string">
            <text:p>13:12</text:p>
          </table:table-cell>
          <table:table-cell table:style-name="ce4" office:value-type="string">
            <text:p>17:41</text:p>
          </table:table-cell>
          <table:table-cell table:style-name="ce4" office:value-type="string">
            <text:p>19:48</text:p>
          </table:table-cell>
          <table:table-cell table:style-name="ce4" office:value-type="string">
            <text:p>21:23</text:p>
          </table:table-cell>
          <table:table-cell/>
          <table:table-cell table:formula="of:=[.H93]-[.G93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4" office:value-type="string">
            <text:p>04:41</text:p>
          </table:table-cell>
          <table:table-cell table:style-name="ce4" office:value-type="string">
            <text:p>06:41</text:p>
          </table:table-cell>
          <table:table-cell table:style-name="ce4" office:value-type="string">
            <text:p>13:12</text:p>
          </table:table-cell>
          <table:table-cell table:style-name="ce4" office:value-type="string">
            <text:p>17:42</text:p>
          </table:table-cell>
          <table:table-cell table:style-name="ce4" office:value-type="string">
            <text:p>19:49</text:p>
          </table:table-cell>
          <table:table-cell table:style-name="ce4" office:value-type="string">
            <text:p>21:24</text:p>
          </table:table-cell>
          <table:table-cell/>
          <table:table-cell table:formula="of:=[.H94]-[.G94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style-name="ce4" office:value-type="string">
            <text:p>04:39</text:p>
          </table:table-cell>
          <table:table-cell table:style-name="ce4" office:value-type="string">
            <text:p>06:39</text:p>
          </table:table-cell>
          <table:table-cell table:style-name="ce4" office:value-type="string">
            <text:p>13:11</text:p>
          </table:table-cell>
          <table:table-cell table:style-name="ce4" office:value-type="string">
            <text:p>17:43</text:p>
          </table:table-cell>
          <table:table-cell table:style-name="ce4" office:value-type="string">
            <text:p>19:51</text:p>
          </table:table-cell>
          <table:table-cell table:style-name="ce4" office:value-type="string">
            <text:p>21:26</text:p>
          </table:table-cell>
          <table:table-cell/>
          <table:table-cell table:formula="of:=[.H95]-[.G95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4" office:value-type="string">
            <text:p>04:37</text:p>
          </table:table-cell>
          <table:table-cell table:style-name="ce4" office:value-type="string">
            <text:p>06:37</text:p>
          </table:table-cell>
          <table:table-cell table:style-name="ce4" office:value-type="string">
            <text:p>13:11</text:p>
          </table:table-cell>
          <table:table-cell table:style-name="ce4" office:value-type="string">
            <text:p>17:44</text:p>
          </table:table-cell>
          <table:table-cell table:style-name="ce4" office:value-type="string">
            <text:p>19:52</text:p>
          </table:table-cell>
          <table:table-cell table:style-name="ce4" office:value-type="string">
            <text:p>21:27</text:p>
          </table:table-cell>
          <table:table-cell/>
          <table:table-cell table:formula="of:=[.H96]-[.G96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4" office:value-type="string">
            <text:p>04:35</text:p>
          </table:table-cell>
          <table:table-cell table:style-name="ce4" office:value-type="string">
            <text:p>06:35</text:p>
          </table:table-cell>
          <table:table-cell table:style-name="ce4" office:value-type="string">
            <text:p>13:11</text:p>
          </table:table-cell>
          <table:table-cell table:style-name="ce4" office:value-type="string">
            <text:p>17:45</text:p>
          </table:table-cell>
          <table:table-cell table:style-name="ce4" office:value-type="string">
            <text:p>19:54</text:p>
          </table:table-cell>
          <table:table-cell table:style-name="ce4" office:value-type="string">
            <text:p>21:29</text:p>
          </table:table-cell>
          <table:table-cell/>
          <table:table-cell table:formula="of:=[.H97]-[.G97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4" office:value-type="string">
            <text:p>04:33</text:p>
          </table:table-cell>
          <table:table-cell table:style-name="ce4" office:value-type="string">
            <text:p>06:33</text:p>
          </table:table-cell>
          <table:table-cell table:style-name="ce4" office:value-type="string">
            <text:p>13:10</text:p>
          </table:table-cell>
          <table:table-cell table:style-name="ce4" office:value-type="string">
            <text:p>17:46</text:p>
          </table:table-cell>
          <table:table-cell table:style-name="ce4" office:value-type="string">
            <text:p>19:55</text:p>
          </table:table-cell>
          <table:table-cell table:style-name="ce4" office:value-type="string">
            <text:p>21:30</text:p>
          </table:table-cell>
          <table:table-cell/>
          <table:table-cell table:formula="of:=[.H98]-[.G98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4" office:value-type="string">
            <text:p>04:33</text:p>
          </table:table-cell>
          <table:table-cell table:style-name="ce4" office:value-type="string">
            <text:p>06:33</text:p>
          </table:table-cell>
          <table:table-cell table:style-name="ce4" office:value-type="string">
            <text:p>13:10</text:p>
          </table:table-cell>
          <table:table-cell table:style-name="ce4" office:value-type="string">
            <text:p>17:46</text:p>
          </table:table-cell>
          <table:table-cell table:style-name="ce4" office:value-type="string">
            <text:p>19:55</text:p>
          </table:table-cell>
          <table:table-cell table:style-name="ce4" office:value-type="string">
            <text:p>21:30</text:p>
          </table:table-cell>
          <table:table-cell/>
          <table:table-cell table:formula="of:=[.H99]-[.G99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style-name="ce4" office:value-type="string">
            <text:p>04:28</text:p>
          </table:table-cell>
          <table:table-cell table:style-name="ce4" office:value-type="string">
            <text:p>06:28</text:p>
          </table:table-cell>
          <table:table-cell table:style-name="ce4" office:value-type="string">
            <text:p>13:10</text:p>
          </table:table-cell>
          <table:table-cell table:style-name="ce4" office:value-type="string">
            <text:p>17:48</text:p>
          </table:table-cell>
          <table:table-cell table:style-name="ce4" office:value-type="string">
            <text:p>19:58</text:p>
          </table:table-cell>
          <table:table-cell table:style-name="ce4" office:value-type="string">
            <text:p>21:33</text:p>
          </table:table-cell>
          <table:table-cell/>
          <table:table-cell table:formula="of:=[.H100]-[.G100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ce4" office:value-type="string">
            <text:p>04:26</text:p>
          </table:table-cell>
          <table:table-cell table:style-name="ce4" office:value-type="string">
            <text:p>06:26</text:p>
          </table:table-cell>
          <table:table-cell table:style-name="ce4" office:value-type="string">
            <text:p>13:10</text:p>
          </table:table-cell>
          <table:table-cell table:style-name="ce4" office:value-type="string">
            <text:p>17:49</text:p>
          </table:table-cell>
          <table:table-cell table:style-name="ce4" office:value-type="string">
            <text:p>20:00</text:p>
          </table:table-cell>
          <table:table-cell table:style-name="ce4" office:value-type="string">
            <text:p>21:35</text:p>
          </table:table-cell>
          <table:table-cell/>
          <table:table-cell table:formula="of:=[.H101]-[.G101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style-name="ce4" office:value-type="string">
            <text:p>04:24</text:p>
          </table:table-cell>
          <table:table-cell table:style-name="ce4" office:value-type="string">
            <text:p>06:24</text:p>
          </table:table-cell>
          <table:table-cell table:style-name="ce4" office:value-type="string">
            <text:p>13:09</text:p>
          </table:table-cell>
          <table:table-cell table:style-name="ce4" office:value-type="string">
            <text:p>17:50</text:p>
          </table:table-cell>
          <table:table-cell table:style-name="ce4" office:value-type="string">
            <text:p>20:01</text:p>
          </table:table-cell>
          <table:table-cell table:style-name="ce4" office:value-type="string">
            <text:p>21:36</text:p>
          </table:table-cell>
          <table:table-cell/>
          <table:table-cell table:formula="of:=[.H102]-[.G102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style-name="ce4" office:value-type="string">
            <text:p>04:22</text:p>
          </table:table-cell>
          <table:table-cell table:style-name="ce4" office:value-type="string">
            <text:p>06:22</text:p>
          </table:table-cell>
          <table:table-cell table:style-name="ce4" office:value-type="string">
            <text:p>13:09</text:p>
          </table:table-cell>
          <table:table-cell table:style-name="ce4" office:value-type="string">
            <text:p>17:51</text:p>
          </table:table-cell>
          <table:table-cell table:style-name="ce4" office:value-type="string">
            <text:p>20:03</text:p>
          </table:table-cell>
          <table:table-cell table:style-name="ce4" office:value-type="string">
            <text:p>21:38</text:p>
          </table:table-cell>
          <table:table-cell/>
          <table:table-cell table:formula="of:=[.H103]-[.G103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style-name="ce4" office:value-type="string">
            <text:p>04:20</text:p>
          </table:table-cell>
          <table:table-cell table:style-name="ce4" office:value-type="string">
            <text:p>06:20</text:p>
          </table:table-cell>
          <table:table-cell table:style-name="ce4" office:value-type="string">
            <text:p>13:09</text:p>
          </table:table-cell>
          <table:table-cell table:style-name="ce4" office:value-type="string">
            <text:p>17:52</text:p>
          </table:table-cell>
          <table:table-cell table:style-name="ce4" office:value-type="string">
            <text:p>20:04</text:p>
          </table:table-cell>
          <table:table-cell table:style-name="ce4" office:value-type="string">
            <text:p>21:39</text:p>
          </table:table-cell>
          <table:table-cell/>
          <table:table-cell table:formula="of:=[.H104]-[.G104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style-name="ce4" office:value-type="string">
            <text:p>04:18</text:p>
          </table:table-cell>
          <table:table-cell table:style-name="ce4" office:value-type="string">
            <text:p>06:18</text:p>
          </table:table-cell>
          <table:table-cell table:style-name="ce4" office:value-type="string">
            <text:p>13:09</text:p>
          </table:table-cell>
          <table:table-cell table:style-name="ce4" office:value-type="string">
            <text:p>17:53</text:p>
          </table:table-cell>
          <table:table-cell table:style-name="ce4" office:value-type="string">
            <text:p>20:06</text:p>
          </table:table-cell>
          <table:table-cell table:style-name="ce4" office:value-type="string">
            <text:p>21:41</text:p>
          </table:table-cell>
          <table:table-cell/>
          <table:table-cell table:formula="of:=[.H105]-[.G105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style-name="ce4" office:value-type="string">
            <text:p>04:18</text:p>
          </table:table-cell>
          <table:table-cell table:style-name="ce4" office:value-type="string">
            <text:p>06:18</text:p>
          </table:table-cell>
          <table:table-cell table:style-name="ce4" office:value-type="string">
            <text:p>13:09</text:p>
          </table:table-cell>
          <table:table-cell table:style-name="ce4" office:value-type="string">
            <text:p>17:53</text:p>
          </table:table-cell>
          <table:table-cell table:style-name="ce4" office:value-type="string">
            <text:p>20:06</text:p>
          </table:table-cell>
          <table:table-cell table:style-name="ce4" office:value-type="string">
            <text:p>21:41</text:p>
          </table:table-cell>
          <table:table-cell/>
          <table:table-cell table:formula="of:=[.H106]-[.G106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style-name="ce4" office:value-type="string">
            <text:p>04:14</text:p>
          </table:table-cell>
          <table:table-cell table:style-name="ce4" office:value-type="string">
            <text:p>06:14</text:p>
          </table:table-cell>
          <table:table-cell table:style-name="ce4" office:value-type="string">
            <text:p>13:08</text:p>
          </table:table-cell>
          <table:table-cell table:style-name="ce4" office:value-type="string">
            <text:p>17:56</text:p>
          </table:table-cell>
          <table:table-cell table:style-name="ce4" office:value-type="string">
            <text:p>20:09</text:p>
          </table:table-cell>
          <table:table-cell table:style-name="ce4" office:value-type="string">
            <text:p>21:44</text:p>
          </table:table-cell>
          <table:table-cell/>
          <table:table-cell table:formula="of:=[.H107]-[.G107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style-name="ce4" office:value-type="string">
            <text:p>04:12</text:p>
          </table:table-cell>
          <table:table-cell table:style-name="ce4" office:value-type="string">
            <text:p>06:12</text:p>
          </table:table-cell>
          <table:table-cell table:style-name="ce4" office:value-type="string">
            <text:p>13:08</text:p>
          </table:table-cell>
          <table:table-cell table:style-name="ce4" office:value-type="string">
            <text:p>17:57</text:p>
          </table:table-cell>
          <table:table-cell table:style-name="ce4" office:value-type="string">
            <text:p>20:11</text:p>
          </table:table-cell>
          <table:table-cell table:style-name="ce4" office:value-type="string">
            <text:p>21:46</text:p>
          </table:table-cell>
          <table:table-cell/>
          <table:table-cell table:formula="of:=[.H108]-[.G108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style-name="ce4" office:value-type="string">
            <text:p>04:10</text:p>
          </table:table-cell>
          <table:table-cell table:style-name="ce4" office:value-type="string">
            <text:p>06:10</text:p>
          </table:table-cell>
          <table:table-cell table:style-name="ce4" office:value-type="string">
            <text:p>13:08</text:p>
          </table:table-cell>
          <table:table-cell table:style-name="ce4" office:value-type="string">
            <text:p>17:58</text:p>
          </table:table-cell>
          <table:table-cell table:style-name="ce4" office:value-type="string">
            <text:p>20:12</text:p>
          </table:table-cell>
          <table:table-cell table:style-name="ce4" office:value-type="string">
            <text:p>21:47</text:p>
          </table:table-cell>
          <table:table-cell/>
          <table:table-cell table:formula="of:=[.H109]-[.G109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style-name="ce4" office:value-type="string">
            <text:p>04:08</text:p>
          </table:table-cell>
          <table:table-cell table:style-name="ce4" office:value-type="string">
            <text:p>06:08</text:p>
          </table:table-cell>
          <table:table-cell table:style-name="ce4" office:value-type="string">
            <text:p>13:07</text:p>
          </table:table-cell>
          <table:table-cell table:style-name="ce4" office:value-type="string">
            <text:p>17:59</text:p>
          </table:table-cell>
          <table:table-cell table:style-name="ce4" office:value-type="string">
            <text:p>20:14</text:p>
          </table:table-cell>
          <table:table-cell table:style-name="ce4" office:value-type="string">
            <text:p>21:49</text:p>
          </table:table-cell>
          <table:table-cell/>
          <table:table-cell table:formula="of:=[.H110]-[.G110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style-name="ce4" office:value-type="string">
            <text:p>04:06</text:p>
          </table:table-cell>
          <table:table-cell table:style-name="ce4" office:value-type="string">
            <text:p>06:06</text:p>
          </table:table-cell>
          <table:table-cell table:style-name="ce4" office:value-type="string">
            <text:p>13:07</text:p>
          </table:table-cell>
          <table:table-cell table:style-name="ce4" office:value-type="string">
            <text:p>17:59</text:p>
          </table:table-cell>
          <table:table-cell table:style-name="ce4" office:value-type="string">
            <text:p>20:15</text:p>
          </table:table-cell>
          <table:table-cell table:style-name="ce4" office:value-type="string">
            <text:p>21:50</text:p>
          </table:table-cell>
          <table:table-cell/>
          <table:table-cell table:formula="of:=[.H111]-[.G111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style-name="ce4" office:value-type="string">
            <text:p>04:04</text:p>
          </table:table-cell>
          <table:table-cell table:style-name="ce4" office:value-type="string">
            <text:p>06:04</text:p>
          </table:table-cell>
          <table:table-cell table:style-name="ce4" office:value-type="string">
            <text:p>13:07</text:p>
          </table:table-cell>
          <table:table-cell table:style-name="ce4" office:value-type="string">
            <text:p>18:00</text:p>
          </table:table-cell>
          <table:table-cell table:style-name="ce4" office:value-type="string">
            <text:p>20:17</text:p>
          </table:table-cell>
          <table:table-cell table:style-name="ce4" office:value-type="string">
            <text:p>21:52</text:p>
          </table:table-cell>
          <table:table-cell/>
          <table:table-cell table:formula="of:=[.H112]-[.G112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style-name="ce4" office:value-type="string">
            <text:p>04:02</text:p>
          </table:table-cell>
          <table:table-cell table:style-name="ce4" office:value-type="string">
            <text:p>06:02</text:p>
          </table:table-cell>
          <table:table-cell table:style-name="ce4" office:value-type="string">
            <text:p>13:07</text:p>
          </table:table-cell>
          <table:table-cell table:style-name="ce4" office:value-type="string">
            <text:p>18:01</text:p>
          </table:table-cell>
          <table:table-cell table:style-name="ce4" office:value-type="string">
            <text:p>20:18</text:p>
          </table:table-cell>
          <table:table-cell table:style-name="ce4" office:value-type="string">
            <text:p>21:53</text:p>
          </table:table-cell>
          <table:table-cell/>
          <table:table-cell table:formula="of:=[.H113]-[.G113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style-name="ce4" office:value-type="string">
            <text:p>04:00</text:p>
          </table:table-cell>
          <table:table-cell table:style-name="ce4" office:value-type="string">
            <text:p>06:00</text:p>
          </table:table-cell>
          <table:table-cell table:style-name="ce4" office:value-type="string">
            <text:p>13:07</text:p>
          </table:table-cell>
          <table:table-cell table:style-name="ce4" office:value-type="string">
            <text:p>18:02</text:p>
          </table:table-cell>
          <table:table-cell table:style-name="ce4" office:value-type="string">
            <text:p>20:20</text:p>
          </table:table-cell>
          <table:table-cell table:style-name="ce4" office:value-type="string">
            <text:p>21:55</text:p>
          </table:table-cell>
          <table:table-cell/>
          <table:table-cell table:formula="of:=[.H114]-[.G114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style-name="ce4" office:value-type="string">
            <text:p>03:59</text:p>
          </table:table-cell>
          <table:table-cell table:style-name="ce4" office:value-type="string">
            <text:p>05:59</text:p>
          </table:table-cell>
          <table:table-cell table:style-name="ce4" office:value-type="string">
            <text:p>13:06</text:p>
          </table:table-cell>
          <table:table-cell table:style-name="ce4" office:value-type="string">
            <text:p>18:03</text:p>
          </table:table-cell>
          <table:table-cell table:style-name="ce4" office:value-type="string">
            <text:p>20:21</text:p>
          </table:table-cell>
          <table:table-cell table:style-name="ce4" office:value-type="string">
            <text:p>21:56</text:p>
          </table:table-cell>
          <table:table-cell/>
          <table:table-cell table:formula="of:=[.H115]-[.G115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style-name="ce4" office:value-type="string">
            <text:p>03:57</text:p>
          </table:table-cell>
          <table:table-cell table:style-name="ce4" office:value-type="string">
            <text:p>05:57</text:p>
          </table:table-cell>
          <table:table-cell table:style-name="ce4" office:value-type="string">
            <text:p>13:06</text:p>
          </table:table-cell>
          <table:table-cell table:style-name="ce4" office:value-type="string">
            <text:p>18:04</text:p>
          </table:table-cell>
          <table:table-cell table:style-name="ce4" office:value-type="string">
            <text:p>20:23</text:p>
          </table:table-cell>
          <table:table-cell table:style-name="ce4" office:value-type="string">
            <text:p>21:58</text:p>
          </table:table-cell>
          <table:table-cell/>
          <table:table-cell table:formula="of:=[.H116]-[.G116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style-name="ce4" office:value-type="string">
            <text:p>03:55</text:p>
          </table:table-cell>
          <table:table-cell table:style-name="ce4" office:value-type="string">
            <text:p>05:55</text:p>
          </table:table-cell>
          <table:table-cell table:style-name="ce4" office:value-type="string">
            <text:p>13:06</text:p>
          </table:table-cell>
          <table:table-cell table:style-name="ce4" office:value-type="string">
            <text:p>18:05</text:p>
          </table:table-cell>
          <table:table-cell table:style-name="ce4" office:value-type="string">
            <text:p>20:24</text:p>
          </table:table-cell>
          <table:table-cell table:style-name="ce4" office:value-type="string">
            <text:p>21:59</text:p>
          </table:table-cell>
          <table:table-cell/>
          <table:table-cell table:formula="of:=[.H117]-[.G117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style-name="ce4" office:value-type="string">
            <text:p>03:53</text:p>
          </table:table-cell>
          <table:table-cell table:style-name="ce4" office:value-type="string">
            <text:p>05:53</text:p>
          </table:table-cell>
          <table:table-cell table:style-name="ce4" office:value-type="string">
            <text:p>13:06</text:p>
          </table:table-cell>
          <table:table-cell table:style-name="ce4" office:value-type="string">
            <text:p>18:06</text:p>
          </table:table-cell>
          <table:table-cell table:style-name="ce4" office:value-type="string">
            <text:p>20:26</text:p>
          </table:table-cell>
          <table:table-cell table:style-name="ce4" office:value-type="string">
            <text:p>22:01</text:p>
          </table:table-cell>
          <table:table-cell/>
          <table:table-cell table:formula="of:=[.H118]-[.G118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style-name="ce4" office:value-type="string">
            <text:p>03:51</text:p>
          </table:table-cell>
          <table:table-cell table:style-name="ce4" office:value-type="string">
            <text:p>05:51</text:p>
          </table:table-cell>
          <table:table-cell table:style-name="ce4" office:value-type="string">
            <text:p>13:06</text:p>
          </table:table-cell>
          <table:table-cell table:style-name="ce4" office:value-type="string">
            <text:p>18:07</text:p>
          </table:table-cell>
          <table:table-cell table:style-name="ce4" office:value-type="string">
            <text:p>20:27</text:p>
          </table:table-cell>
          <table:table-cell table:style-name="ce4" office:value-type="string">
            <text:p>22:02</text:p>
          </table:table-cell>
          <table:table-cell/>
          <table:table-cell table:formula="of:=[.H119]-[.G119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style-name="ce4" office:value-type="string">
            <text:p>03:49</text:p>
          </table:table-cell>
          <table:table-cell table:style-name="ce4" office:value-type="string">
            <text:p>05:49</text:p>
          </table:table-cell>
          <table:table-cell table:style-name="ce4" office:value-type="string">
            <text:p>13:06</text:p>
          </table:table-cell>
          <table:table-cell table:style-name="ce4" office:value-type="string">
            <text:p>18:08</text:p>
          </table:table-cell>
          <table:table-cell table:style-name="ce4" office:value-type="string">
            <text:p>20:29</text:p>
          </table:table-cell>
          <table:table-cell table:style-name="ce4" office:value-type="string">
            <text:p>22:04</text:p>
          </table:table-cell>
          <table:table-cell/>
          <table:table-cell table:formula="of:=[.H120]-[.G120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style-name="ce4" office:value-type="string">
            <text:p>03:49</text:p>
          </table:table-cell>
          <table:table-cell table:style-name="ce4" office:value-type="string">
            <text:p>05:49</text:p>
          </table:table-cell>
          <table:table-cell table:style-name="ce4" office:value-type="string">
            <text:p>13:06</text:p>
          </table:table-cell>
          <table:table-cell table:style-name="ce4" office:value-type="string">
            <text:p>18:08</text:p>
          </table:table-cell>
          <table:table-cell table:style-name="ce4" office:value-type="string">
            <text:p>20:29</text:p>
          </table:table-cell>
          <table:table-cell table:style-name="ce4" office:value-type="string">
            <text:p>22:04</text:p>
          </table:table-cell>
          <table:table-cell/>
          <table:table-cell table:formula="of:=[.H121]-[.G121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4" office:value-type="string">
            <text:p>03:46</text:p>
          </table:table-cell>
          <table:table-cell table:style-name="ce4" office:value-type="string">
            <text:p>05:46</text:p>
          </table:table-cell>
          <table:table-cell table:style-name="ce4" office:value-type="string">
            <text:p>13:05</text:p>
          </table:table-cell>
          <table:table-cell table:style-name="ce4" office:value-type="string">
            <text:p>18:10</text:p>
          </table:table-cell>
          <table:table-cell table:style-name="ce4" office:value-type="string">
            <text:p>20:32</text:p>
          </table:table-cell>
          <table:table-cell table:style-name="ce4" office:value-type="string">
            <text:p>22:07</text:p>
          </table:table-cell>
          <table:table-cell/>
          <table:table-cell table:formula="of:=[.H122]-[.G122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4" office:value-type="string">
            <text:p>03:44</text:p>
          </table:table-cell>
          <table:table-cell table:style-name="ce4" office:value-type="string">
            <text:p>05:44</text:p>
          </table:table-cell>
          <table:table-cell table:style-name="ce4" office:value-type="string">
            <text:p>13:05</text:p>
          </table:table-cell>
          <table:table-cell table:style-name="ce4" office:value-type="string">
            <text:p>18:11</text:p>
          </table:table-cell>
          <table:table-cell table:style-name="ce4" office:value-type="string">
            <text:p>20:33</text:p>
          </table:table-cell>
          <table:table-cell table:style-name="ce4" office:value-type="string">
            <text:p>22:08</text:p>
          </table:table-cell>
          <table:table-cell/>
          <table:table-cell table:formula="of:=[.H123]-[.G123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4" office:value-type="string">
            <text:p>03:42</text:p>
          </table:table-cell>
          <table:table-cell table:style-name="ce4" office:value-type="string">
            <text:p>05:42</text:p>
          </table:table-cell>
          <table:table-cell table:style-name="ce4" office:value-type="string">
            <text:p>13:05</text:p>
          </table:table-cell>
          <table:table-cell table:style-name="ce4" office:value-type="string">
            <text:p>18:12</text:p>
          </table:table-cell>
          <table:table-cell table:style-name="ce4" office:value-type="string">
            <text:p>20:35</text:p>
          </table:table-cell>
          <table:table-cell table:style-name="ce4" office:value-type="string">
            <text:p>22:10</text:p>
          </table:table-cell>
          <table:table-cell/>
          <table:table-cell table:formula="of:=[.H124]-[.G124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4" office:value-type="string">
            <text:p>03:41</text:p>
          </table:table-cell>
          <table:table-cell table:style-name="ce4" office:value-type="string">
            <text:p>05:41</text:p>
          </table:table-cell>
          <table:table-cell table:style-name="ce4" office:value-type="string">
            <text:p>13:05</text:p>
          </table:table-cell>
          <table:table-cell table:style-name="ce4" office:value-type="string">
            <text:p>18:13</text:p>
          </table:table-cell>
          <table:table-cell table:style-name="ce4" office:value-type="string">
            <text:p>20:36</text:p>
          </table:table-cell>
          <table:table-cell table:style-name="ce4" office:value-type="string">
            <text:p>22:11</text:p>
          </table:table-cell>
          <table:table-cell/>
          <table:table-cell table:formula="of:=[.H125]-[.G125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style-name="ce4" office:value-type="string">
            <text:p>03:39</text:p>
          </table:table-cell>
          <table:table-cell table:style-name="ce4" office:value-type="string">
            <text:p>05:39</text:p>
          </table:table-cell>
          <table:table-cell table:style-name="ce4" office:value-type="string">
            <text:p>13:05</text:p>
          </table:table-cell>
          <table:table-cell table:style-name="ce4" office:value-type="string">
            <text:p>18:14</text:p>
          </table:table-cell>
          <table:table-cell table:style-name="ce4" office:value-type="string">
            <text:p>20:38</text:p>
          </table:table-cell>
          <table:table-cell table:style-name="ce4" office:value-type="string">
            <text:p>22:13</text:p>
          </table:table-cell>
          <table:table-cell/>
          <table:table-cell table:formula="of:=[.H126]-[.G126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4" office:value-type="string">
            <text:p>03:37</text:p>
          </table:table-cell>
          <table:table-cell table:style-name="ce4" office:value-type="string">
            <text:p>05:37</text:p>
          </table:table-cell>
          <table:table-cell table:style-name="ce4" office:value-type="string">
            <text:p>13:05</text:p>
          </table:table-cell>
          <table:table-cell table:style-name="ce4" office:value-type="string">
            <text:p>18:14</text:p>
          </table:table-cell>
          <table:table-cell table:style-name="ce4" office:value-type="string">
            <text:p>20:39</text:p>
          </table:table-cell>
          <table:table-cell table:style-name="ce4" office:value-type="string">
            <text:p>22:14</text:p>
          </table:table-cell>
          <table:table-cell/>
          <table:table-cell table:formula="of:=[.H127]-[.G127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4" office:value-type="string">
            <text:p>03:36</text:p>
          </table:table-cell>
          <table:table-cell table:style-name="ce4" office:value-type="string">
            <text:p>05:36</text:p>
          </table:table-cell>
          <table:table-cell table:style-name="ce4" office:value-type="string">
            <text:p>13:05</text:p>
          </table:table-cell>
          <table:table-cell table:style-name="ce4" office:value-type="string">
            <text:p>18:15</text:p>
          </table:table-cell>
          <table:table-cell table:style-name="ce4" office:value-type="string">
            <text:p>20:41</text:p>
          </table:table-cell>
          <table:table-cell table:style-name="ce4" office:value-type="string">
            <text:p>22:16</text:p>
          </table:table-cell>
          <table:table-cell/>
          <table:table-cell table:formula="of:=[.H128]-[.G128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4" office:value-type="string">
            <text:p>03:34</text:p>
          </table:table-cell>
          <table:table-cell table:style-name="ce4" office:value-type="string">
            <text:p>05:34</text:p>
          </table:table-cell>
          <table:table-cell table:style-name="ce4" office:value-type="string">
            <text:p>13:05</text:p>
          </table:table-cell>
          <table:table-cell table:style-name="ce4" office:value-type="string">
            <text:p>18:16</text:p>
          </table:table-cell>
          <table:table-cell table:style-name="ce4" office:value-type="string">
            <text:p>20:42</text:p>
          </table:table-cell>
          <table:table-cell table:style-name="ce4" office:value-type="string">
            <text:p>22:17</text:p>
          </table:table-cell>
          <table:table-cell/>
          <table:table-cell table:formula="of:=[.H129]-[.G129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style-name="ce4" office:value-type="string">
            <text:p>03:33</text:p>
          </table:table-cell>
          <table:table-cell table:style-name="ce4" office:value-type="string">
            <text:p>05:33</text:p>
          </table:table-cell>
          <table:table-cell table:style-name="ce4" office:value-type="string">
            <text:p>13:05</text:p>
          </table:table-cell>
          <table:table-cell table:style-name="ce4" office:value-type="string">
            <text:p>18:17</text:p>
          </table:table-cell>
          <table:table-cell table:style-name="ce4" office:value-type="string">
            <text:p>20:44</text:p>
          </table:table-cell>
          <table:table-cell table:style-name="ce4" office:value-type="string">
            <text:p>22:19</text:p>
          </table:table-cell>
          <table:table-cell/>
          <table:table-cell table:formula="of:=[.H130]-[.G130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4" office:value-type="string">
            <text:p>03:31</text:p>
          </table:table-cell>
          <table:table-cell table:style-name="ce4" office:value-type="string">
            <text:p>05:31</text:p>
          </table:table-cell>
          <table:table-cell table:style-name="ce4" office:value-type="string">
            <text:p>13:05</text:p>
          </table:table-cell>
          <table:table-cell table:style-name="ce4" office:value-type="string">
            <text:p>18:18</text:p>
          </table:table-cell>
          <table:table-cell table:style-name="ce4" office:value-type="string">
            <text:p>20:45</text:p>
          </table:table-cell>
          <table:table-cell table:style-name="ce4" office:value-type="string">
            <text:p>22:20</text:p>
          </table:table-cell>
          <table:table-cell/>
          <table:table-cell table:formula="of:=[.H131]-[.G131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style-name="ce4" office:value-type="string">
            <text:p>03:30</text:p>
          </table:table-cell>
          <table:table-cell table:style-name="ce4" office:value-type="string">
            <text:p>05:30</text:p>
          </table:table-cell>
          <table:table-cell table:style-name="ce4" office:value-type="string">
            <text:p>13:05</text:p>
          </table:table-cell>
          <table:table-cell table:style-name="ce4" office:value-type="string">
            <text:p>18:19</text:p>
          </table:table-cell>
          <table:table-cell table:style-name="ce4" office:value-type="string">
            <text:p>20:47</text:p>
          </table:table-cell>
          <table:table-cell table:style-name="ce4" office:value-type="string">
            <text:p>22:22</text:p>
          </table:table-cell>
          <table:table-cell/>
          <table:table-cell table:formula="of:=[.H132]-[.G132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style-name="ce4" office:value-type="string">
            <text:p>03:28</text:p>
          </table:table-cell>
          <table:table-cell table:style-name="ce4" office:value-type="string">
            <text:p>05:28</text:p>
          </table:table-cell>
          <table:table-cell table:style-name="ce4" office:value-type="string">
            <text:p>13:05</text:p>
          </table:table-cell>
          <table:table-cell table:style-name="ce4" office:value-type="string">
            <text:p>18:20</text:p>
          </table:table-cell>
          <table:table-cell table:style-name="ce4" office:value-type="string">
            <text:p>20:48</text:p>
          </table:table-cell>
          <table:table-cell table:style-name="ce4" office:value-type="string">
            <text:p>22:23</text:p>
          </table:table-cell>
          <table:table-cell/>
          <table:table-cell table:formula="of:=[.H133]-[.G133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style-name="ce4" office:value-type="string">
            <text:p>03:27</text:p>
          </table:table-cell>
          <table:table-cell table:style-name="ce4" office:value-type="string">
            <text:p>05:27</text:p>
          </table:table-cell>
          <table:table-cell table:style-name="ce4" office:value-type="string">
            <text:p>13:05</text:p>
          </table:table-cell>
          <table:table-cell table:style-name="ce4" office:value-type="string">
            <text:p>18:20</text:p>
          </table:table-cell>
          <table:table-cell table:style-name="ce4" office:value-type="string">
            <text:p>20:49</text:p>
          </table:table-cell>
          <table:table-cell table:style-name="ce4" office:value-type="string">
            <text:p>22:24</text:p>
          </table:table-cell>
          <table:table-cell/>
          <table:table-cell table:formula="of:=[.H134]-[.G134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style-name="ce4" office:value-type="string">
            <text:p>03:25</text:p>
          </table:table-cell>
          <table:table-cell table:style-name="ce4" office:value-type="string">
            <text:p>05:25</text:p>
          </table:table-cell>
          <table:table-cell table:style-name="ce4" office:value-type="string">
            <text:p>13:05</text:p>
          </table:table-cell>
          <table:table-cell table:style-name="ce4" office:value-type="string">
            <text:p>18:21</text:p>
          </table:table-cell>
          <table:table-cell table:style-name="ce4" office:value-type="string">
            <text:p>20:51</text:p>
          </table:table-cell>
          <table:table-cell table:style-name="ce4" office:value-type="string">
            <text:p>22:26</text:p>
          </table:table-cell>
          <table:table-cell/>
          <table:table-cell table:formula="of:=[.H135]-[.G135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4" office:value-type="string">
            <text:p>03:24</text:p>
          </table:table-cell>
          <table:table-cell table:style-name="ce4" office:value-type="string">
            <text:p>05:24</text:p>
          </table:table-cell>
          <table:table-cell table:style-name="ce4" office:value-type="string">
            <text:p>13:05</text:p>
          </table:table-cell>
          <table:table-cell table:style-name="ce4" office:value-type="string">
            <text:p>18:22</text:p>
          </table:table-cell>
          <table:table-cell table:style-name="ce4" office:value-type="string">
            <text:p>20:52</text:p>
          </table:table-cell>
          <table:table-cell table:style-name="ce4" office:value-type="string">
            <text:p>22:27</text:p>
          </table:table-cell>
          <table:table-cell/>
          <table:table-cell table:formula="of:=[.H136]-[.G136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style-name="ce4" office:value-type="string">
            <text:p>03:22</text:p>
          </table:table-cell>
          <table:table-cell table:style-name="ce4" office:value-type="string">
            <text:p>05:22</text:p>
          </table:table-cell>
          <table:table-cell table:style-name="ce4" office:value-type="string">
            <text:p>13:05</text:p>
          </table:table-cell>
          <table:table-cell table:style-name="ce4" office:value-type="string">
            <text:p>18:23</text:p>
          </table:table-cell>
          <table:table-cell table:style-name="ce4" office:value-type="string">
            <text:p>20:54</text:p>
          </table:table-cell>
          <table:table-cell table:style-name="ce4" office:value-type="string">
            <text:p>22:29</text:p>
          </table:table-cell>
          <table:table-cell/>
          <table:table-cell table:formula="of:=[.H137]-[.G137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style-name="ce4" office:value-type="string">
            <text:p>03:21</text:p>
          </table:table-cell>
          <table:table-cell table:style-name="ce4" office:value-type="string">
            <text:p>05:21</text:p>
          </table:table-cell>
          <table:table-cell table:style-name="ce4" office:value-type="string">
            <text:p>13:05</text:p>
          </table:table-cell>
          <table:table-cell table:style-name="ce4" office:value-type="string">
            <text:p>18:24</text:p>
          </table:table-cell>
          <table:table-cell table:style-name="ce4" office:value-type="string">
            <text:p>20:55</text:p>
          </table:table-cell>
          <table:table-cell table:style-name="ce4" office:value-type="string">
            <text:p>22:30</text:p>
          </table:table-cell>
          <table:table-cell/>
          <table:table-cell table:formula="of:=[.H138]-[.G138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style-name="ce4" office:value-type="string">
            <text:p>03:20</text:p>
          </table:table-cell>
          <table:table-cell table:style-name="ce4" office:value-type="string">
            <text:p>05:20</text:p>
          </table:table-cell>
          <table:table-cell table:style-name="ce4" office:value-type="string">
            <text:p>13:05</text:p>
          </table:table-cell>
          <table:table-cell table:style-name="ce4" office:value-type="string">
            <text:p>18:24</text:p>
          </table:table-cell>
          <table:table-cell table:style-name="ce4" office:value-type="string">
            <text:p>20:56</text:p>
          </table:table-cell>
          <table:table-cell table:style-name="ce4" office:value-type="string">
            <text:p>22:31</text:p>
          </table:table-cell>
          <table:table-cell/>
          <table:table-cell table:formula="of:=[.H139]-[.G139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style-name="ce4" office:value-type="string">
            <text:p>03:19</text:p>
          </table:table-cell>
          <table:table-cell table:style-name="ce4" office:value-type="string">
            <text:p>05:19</text:p>
          </table:table-cell>
          <table:table-cell table:style-name="ce4" office:value-type="string">
            <text:p>13:05</text:p>
          </table:table-cell>
          <table:table-cell table:style-name="ce4" office:value-type="string">
            <text:p>18:25</text:p>
          </table:table-cell>
          <table:table-cell table:style-name="ce4" office:value-type="string">
            <text:p>20:58</text:p>
          </table:table-cell>
          <table:table-cell table:style-name="ce4" office:value-type="string">
            <text:p>22:33</text:p>
          </table:table-cell>
          <table:table-cell/>
          <table:table-cell table:formula="of:=[.H140]-[.G140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4" office:value-type="string">
            <text:p>03:17</text:p>
          </table:table-cell>
          <table:table-cell table:style-name="ce4" office:value-type="string">
            <text:p>05:17</text:p>
          </table:table-cell>
          <table:table-cell table:style-name="ce4" office:value-type="string">
            <text:p>13:05</text:p>
          </table:table-cell>
          <table:table-cell table:style-name="ce4" office:value-type="string">
            <text:p>18:26</text:p>
          </table:table-cell>
          <table:table-cell table:style-name="ce4" office:value-type="string">
            <text:p>20:59</text:p>
          </table:table-cell>
          <table:table-cell table:style-name="ce4" office:value-type="string">
            <text:p>22:34</text:p>
          </table:table-cell>
          <table:table-cell/>
          <table:table-cell table:formula="of:=[.H141]-[.G141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style-name="ce4" office:value-type="string">
            <text:p>03:16</text:p>
          </table:table-cell>
          <table:table-cell table:style-name="ce4" office:value-type="string">
            <text:p>05:16</text:p>
          </table:table-cell>
          <table:table-cell table:style-name="ce4" office:value-type="string">
            <text:p>13:05</text:p>
          </table:table-cell>
          <table:table-cell table:style-name="ce4" office:value-type="string">
            <text:p>18:27</text:p>
          </table:table-cell>
          <table:table-cell table:style-name="ce4" office:value-type="string">
            <text:p>21:00</text:p>
          </table:table-cell>
          <table:table-cell table:style-name="ce4" office:value-type="string">
            <text:p>22:35</text:p>
          </table:table-cell>
          <table:table-cell/>
          <table:table-cell table:formula="of:=[.H142]-[.G142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4" office:value-type="string">
            <text:p>03:16</text:p>
          </table:table-cell>
          <table:table-cell table:style-name="ce4" office:value-type="string">
            <text:p>05:16</text:p>
          </table:table-cell>
          <table:table-cell table:style-name="ce4" office:value-type="string">
            <text:p>13:05</text:p>
          </table:table-cell>
          <table:table-cell table:style-name="ce4" office:value-type="string">
            <text:p>18:27</text:p>
          </table:table-cell>
          <table:table-cell table:style-name="ce4" office:value-type="string">
            <text:p>21:00</text:p>
          </table:table-cell>
          <table:table-cell table:style-name="ce4" office:value-type="string">
            <text:p>22:35</text:p>
          </table:table-cell>
          <table:table-cell/>
          <table:table-cell table:formula="of:=[.H143]-[.G143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style-name="ce4" office:value-type="string">
            <text:p>03:14</text:p>
          </table:table-cell>
          <table:table-cell table:style-name="ce4" office:value-type="string">
            <text:p>05:14</text:p>
          </table:table-cell>
          <table:table-cell table:style-name="ce4" office:value-type="string">
            <text:p>13:05</text:p>
          </table:table-cell>
          <table:table-cell table:style-name="ce4" office:value-type="string">
            <text:p>18:28</text:p>
          </table:table-cell>
          <table:table-cell table:style-name="ce4" office:value-type="string">
            <text:p>21:03</text:p>
          </table:table-cell>
          <table:table-cell table:style-name="ce4" office:value-type="string">
            <text:p>22:38</text:p>
          </table:table-cell>
          <table:table-cell/>
          <table:table-cell table:formula="of:=[.H144]-[.G144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style-name="ce4" office:value-type="string">
            <text:p>03:13</text:p>
          </table:table-cell>
          <table:table-cell table:style-name="ce4" office:value-type="string">
            <text:p>05:13</text:p>
          </table:table-cell>
          <table:table-cell table:style-name="ce4" office:value-type="string">
            <text:p>13:05</text:p>
          </table:table-cell>
          <table:table-cell table:style-name="ce4" office:value-type="string">
            <text:p>18:29</text:p>
          </table:table-cell>
          <table:table-cell table:style-name="ce4" office:value-type="string">
            <text:p>21:04</text:p>
          </table:table-cell>
          <table:table-cell table:style-name="ce4" office:value-type="string">
            <text:p>22:39</text:p>
          </table:table-cell>
          <table:table-cell/>
          <table:table-cell table:formula="of:=[.H145]-[.G145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4" office:value-type="string">
            <text:p>03:12</text:p>
          </table:table-cell>
          <table:table-cell table:style-name="ce4" office:value-type="string">
            <text:p>05:12</text:p>
          </table:table-cell>
          <table:table-cell table:style-name="ce4" office:value-type="string">
            <text:p>13:05</text:p>
          </table:table-cell>
          <table:table-cell table:style-name="ce4" office:value-type="string">
            <text:p>18:30</text:p>
          </table:table-cell>
          <table:table-cell table:style-name="ce4" office:value-type="string">
            <text:p>21:05</text:p>
          </table:table-cell>
          <table:table-cell table:style-name="ce4" office:value-type="string">
            <text:p>22:40</text:p>
          </table:table-cell>
          <table:table-cell/>
          <table:table-cell table:formula="of:=[.H146]-[.G146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style-name="ce4" office:value-type="string">
            <text:p>03:11</text:p>
          </table:table-cell>
          <table:table-cell table:style-name="ce4" office:value-type="string">
            <text:p>05:11</text:p>
          </table:table-cell>
          <table:table-cell table:style-name="ce4" office:value-type="string">
            <text:p>13:05</text:p>
          </table:table-cell>
          <table:table-cell table:style-name="ce4" office:value-type="string">
            <text:p>18:30</text:p>
          </table:table-cell>
          <table:table-cell table:style-name="ce4" office:value-type="string">
            <text:p>21:06</text:p>
          </table:table-cell>
          <table:table-cell table:style-name="ce4" office:value-type="string">
            <text:p>22:41</text:p>
          </table:table-cell>
          <table:table-cell/>
          <table:table-cell table:formula="of:=[.H147]-[.G147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4" office:value-type="string">
            <text:p>03:10</text:p>
          </table:table-cell>
          <table:table-cell table:style-name="ce4" office:value-type="string">
            <text:p>05:10</text:p>
          </table:table-cell>
          <table:table-cell table:style-name="ce4" office:value-type="string">
            <text:p>13:05</text:p>
          </table:table-cell>
          <table:table-cell table:style-name="ce4" office:value-type="string">
            <text:p>18:31</text:p>
          </table:table-cell>
          <table:table-cell table:style-name="ce4" office:value-type="string">
            <text:p>21:07</text:p>
          </table:table-cell>
          <table:table-cell table:style-name="ce4" office:value-type="string">
            <text:p>22:42</text:p>
          </table:table-cell>
          <table:table-cell/>
          <table:table-cell table:formula="of:=[.H148]-[.G148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style-name="ce4" office:value-type="string">
            <text:p>03:09</text:p>
          </table:table-cell>
          <table:table-cell table:style-name="ce4" office:value-type="string">
            <text:p>05:09</text:p>
          </table:table-cell>
          <table:table-cell table:style-name="ce4" office:value-type="string">
            <text:p>13:05</text:p>
          </table:table-cell>
          <table:table-cell table:style-name="ce4" office:value-type="string">
            <text:p>18:32</text:p>
          </table:table-cell>
          <table:table-cell table:style-name="ce4" office:value-type="string">
            <text:p>21:09</text:p>
          </table:table-cell>
          <table:table-cell table:style-name="ce4" office:value-type="string">
            <text:p>22:44</text:p>
          </table:table-cell>
          <table:table-cell/>
          <table:table-cell table:formula="of:=[.H149]-[.G149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table:style-name="ce4" office:value-type="string">
            <text:p>03:08</text:p>
          </table:table-cell>
          <table:table-cell table:style-name="ce4" office:value-type="string">
            <text:p>05:08</text:p>
          </table:table-cell>
          <table:table-cell table:style-name="ce4" office:value-type="string">
            <text:p>13:06</text:p>
          </table:table-cell>
          <table:table-cell table:style-name="ce4" office:value-type="string">
            <text:p>18:32</text:p>
          </table:table-cell>
          <table:table-cell table:style-name="ce4" office:value-type="string">
            <text:p>21:10</text:p>
          </table:table-cell>
          <table:table-cell table:style-name="ce4" office:value-type="string">
            <text:p>22:45</text:p>
          </table:table-cell>
          <table:table-cell/>
          <table:table-cell table:formula="of:=[.H150]-[.G150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4" office:value-type="string">
            <text:p>03:07</text:p>
          </table:table-cell>
          <table:table-cell table:style-name="ce4" office:value-type="string">
            <text:p>05:07</text:p>
          </table:table-cell>
          <table:table-cell table:style-name="ce4" office:value-type="string">
            <text:p>13:06</text:p>
          </table:table-cell>
          <table:table-cell table:style-name="ce4" office:value-type="string">
            <text:p>18:33</text:p>
          </table:table-cell>
          <table:table-cell table:style-name="ce4" office:value-type="string">
            <text:p>21:11</text:p>
          </table:table-cell>
          <table:table-cell table:style-name="ce4" office:value-type="string">
            <text:p>22:46</text:p>
          </table:table-cell>
          <table:table-cell/>
          <table:table-cell table:formula="of:=[.H151]-[.G151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table:style-name="ce4" office:value-type="string">
            <text:p>03:07</text:p>
          </table:table-cell>
          <table:table-cell table:style-name="ce4" office:value-type="string">
            <text:p>05:07</text:p>
          </table:table-cell>
          <table:table-cell table:style-name="ce4" office:value-type="string">
            <text:p>13:06</text:p>
          </table:table-cell>
          <table:table-cell table:style-name="ce4" office:value-type="string">
            <text:p>18:34</text:p>
          </table:table-cell>
          <table:table-cell table:style-name="ce4" office:value-type="string">
            <text:p>21:12</text:p>
          </table:table-cell>
          <table:table-cell table:style-name="ce4" office:value-type="string">
            <text:p>22:47</text:p>
          </table:table-cell>
          <table:table-cell/>
          <table:table-cell table:formula="of:=[.H152]-[.G152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4" office:value-type="string">
            <text:p>03:06</text:p>
          </table:table-cell>
          <table:table-cell table:style-name="ce4" office:value-type="string">
            <text:p>05:06</text:p>
          </table:table-cell>
          <table:table-cell table:style-name="ce4" office:value-type="string">
            <text:p>13:06</text:p>
          </table:table-cell>
          <table:table-cell table:style-name="ce4" office:value-type="string">
            <text:p>18:34</text:p>
          </table:table-cell>
          <table:table-cell table:style-name="ce4" office:value-type="string">
            <text:p>21:13</text:p>
          </table:table-cell>
          <table:table-cell table:style-name="ce4" office:value-type="string">
            <text:p>22:48</text:p>
          </table:table-cell>
          <table:table-cell/>
          <table:table-cell table:formula="of:=[.H153]-[.G153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4" office:value-type="string">
            <text:p>03:05</text:p>
          </table:table-cell>
          <table:table-cell table:style-name="ce4" office:value-type="string">
            <text:p>05:05</text:p>
          </table:table-cell>
          <table:table-cell table:style-name="ce4" office:value-type="string">
            <text:p>13:06</text:p>
          </table:table-cell>
          <table:table-cell table:style-name="ce4" office:value-type="string">
            <text:p>18:35</text:p>
          </table:table-cell>
          <table:table-cell table:style-name="ce4" office:value-type="string">
            <text:p>21:14</text:p>
          </table:table-cell>
          <table:table-cell table:style-name="ce4" office:value-type="string">
            <text:p>22:49</text:p>
          </table:table-cell>
          <table:table-cell/>
          <table:table-cell table:formula="of:=[.H154]-[.G154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4" office:value-type="string">
            <text:p>03:04</text:p>
          </table:table-cell>
          <table:table-cell table:style-name="ce4" office:value-type="string">
            <text:p>05:04</text:p>
          </table:table-cell>
          <table:table-cell table:style-name="ce4" office:value-type="string">
            <text:p>13:06</text:p>
          </table:table-cell>
          <table:table-cell table:style-name="ce4" office:value-type="string">
            <text:p>18:35</text:p>
          </table:table-cell>
          <table:table-cell table:style-name="ce4" office:value-type="string">
            <text:p>21:15</text:p>
          </table:table-cell>
          <table:table-cell table:style-name="ce4" office:value-type="string">
            <text:p>22:50</text:p>
          </table:table-cell>
          <table:table-cell/>
          <table:table-cell table:formula="of:=[.H155]-[.G155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4" office:value-type="string">
            <text:p>03:04</text:p>
          </table:table-cell>
          <table:table-cell table:style-name="ce4" office:value-type="string">
            <text:p>05:04</text:p>
          </table:table-cell>
          <table:table-cell table:style-name="ce4" office:value-type="string">
            <text:p>13:06</text:p>
          </table:table-cell>
          <table:table-cell table:style-name="ce4" office:value-type="string">
            <text:p>18:36</text:p>
          </table:table-cell>
          <table:table-cell table:style-name="ce4" office:value-type="string">
            <text:p>21:16</text:p>
          </table:table-cell>
          <table:table-cell table:style-name="ce4" office:value-type="string">
            <text:p>22:51</text:p>
          </table:table-cell>
          <table:table-cell/>
          <table:table-cell table:formula="of:=[.H156]-[.G156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4" office:value-type="string">
            <text:p>03:03</text:p>
          </table:table-cell>
          <table:table-cell table:style-name="ce4" office:value-type="string">
            <text:p>05:03</text:p>
          </table:table-cell>
          <table:table-cell table:style-name="ce4" office:value-type="string">
            <text:p>13:07</text:p>
          </table:table-cell>
          <table:table-cell table:style-name="ce4" office:value-type="string">
            <text:p>18:37</text:p>
          </table:table-cell>
          <table:table-cell table:style-name="ce4" office:value-type="string">
            <text:p>21:17</text:p>
          </table:table-cell>
          <table:table-cell table:style-name="ce4" office:value-type="string">
            <text:p>22:52</text:p>
          </table:table-cell>
          <table:table-cell/>
          <table:table-cell table:formula="of:=[.H157]-[.G157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style-name="ce4" office:value-type="string">
            <text:p>03:03</text:p>
          </table:table-cell>
          <table:table-cell table:style-name="ce4" office:value-type="string">
            <text:p>05:03</text:p>
          </table:table-cell>
          <table:table-cell table:style-name="ce4" office:value-type="string">
            <text:p>13:07</text:p>
          </table:table-cell>
          <table:table-cell table:style-name="ce4" office:value-type="string">
            <text:p>18:37</text:p>
          </table:table-cell>
          <table:table-cell table:style-name="ce4" office:value-type="string">
            <text:p>21:17</text:p>
          </table:table-cell>
          <table:table-cell table:style-name="ce4" office:value-type="string">
            <text:p>22:52</text:p>
          </table:table-cell>
          <table:table-cell/>
          <table:table-cell table:formula="of:=[.H158]-[.G158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4" office:value-type="string">
            <text:p>03:02</text:p>
          </table:table-cell>
          <table:table-cell table:style-name="ce4" office:value-type="string">
            <text:p>05:02</text:p>
          </table:table-cell>
          <table:table-cell table:style-name="ce4" office:value-type="string">
            <text:p>13:07</text:p>
          </table:table-cell>
          <table:table-cell table:style-name="ce4" office:value-type="string">
            <text:p>18:38</text:p>
          </table:table-cell>
          <table:table-cell table:style-name="ce4" office:value-type="string">
            <text:p>21:18</text:p>
          </table:table-cell>
          <table:table-cell table:style-name="ce4" office:value-type="string">
            <text:p>22:53</text:p>
          </table:table-cell>
          <table:table-cell/>
          <table:table-cell table:formula="of:=[.H159]-[.G159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ce4" office:value-type="string">
            <text:p>03:02</text:p>
          </table:table-cell>
          <table:table-cell table:style-name="ce4" office:value-type="string">
            <text:p>05:02</text:p>
          </table:table-cell>
          <table:table-cell table:style-name="ce4" office:value-type="string">
            <text:p>13:07</text:p>
          </table:table-cell>
          <table:table-cell table:style-name="ce4" office:value-type="string">
            <text:p>18:38</text:p>
          </table:table-cell>
          <table:table-cell table:style-name="ce4" office:value-type="string">
            <text:p>21:19</text:p>
          </table:table-cell>
          <table:table-cell table:style-name="ce4" office:value-type="string">
            <text:p>22:54</text:p>
          </table:table-cell>
          <table:table-cell/>
          <table:table-cell table:formula="of:=[.H160]-[.G160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style-name="ce4" office:value-type="string">
            <text:p>03:01</text:p>
          </table:table-cell>
          <table:table-cell table:style-name="ce4" office:value-type="string">
            <text:p>05:01</text:p>
          </table:table-cell>
          <table:table-cell table:style-name="ce4" office:value-type="string">
            <text:p>13:07</text:p>
          </table:table-cell>
          <table:table-cell table:style-name="ce4" office:value-type="string">
            <text:p>18:39</text:p>
          </table:table-cell>
          <table:table-cell table:style-name="ce4" office:value-type="string">
            <text:p>21:20</text:p>
          </table:table-cell>
          <table:table-cell table:style-name="ce4" office:value-type="string">
            <text:p>22:55</text:p>
          </table:table-cell>
          <table:table-cell/>
          <table:table-cell table:formula="of:=[.H161]-[.G161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4" office:value-type="string">
            <text:p>03:01</text:p>
          </table:table-cell>
          <table:table-cell table:style-name="ce4" office:value-type="string">
            <text:p>05:01</text:p>
          </table:table-cell>
          <table:table-cell table:style-name="ce4" office:value-type="string">
            <text:p>13:08</text:p>
          </table:table-cell>
          <table:table-cell table:style-name="ce4" office:value-type="string">
            <text:p>18:39</text:p>
          </table:table-cell>
          <table:table-cell table:style-name="ce4" office:value-type="string">
            <text:p>21:20</text:p>
          </table:table-cell>
          <table:table-cell table:style-name="ce4" office:value-type="string">
            <text:p>22:55</text:p>
          </table:table-cell>
          <table:table-cell/>
          <table:table-cell table:formula="of:=[.H162]-[.G162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style-name="ce4" office:value-type="string">
            <text:p>03:01</text:p>
          </table:table-cell>
          <table:table-cell table:style-name="ce4" office:value-type="string">
            <text:p>05:01</text:p>
          </table:table-cell>
          <table:table-cell table:style-name="ce4" office:value-type="string">
            <text:p>13:08</text:p>
          </table:table-cell>
          <table:table-cell table:style-name="ce4" office:value-type="string">
            <text:p>18:40</text:p>
          </table:table-cell>
          <table:table-cell table:style-name="ce4" office:value-type="string">
            <text:p>21:21</text:p>
          </table:table-cell>
          <table:table-cell table:style-name="ce4" office:value-type="string">
            <text:p>22:56</text:p>
          </table:table-cell>
          <table:table-cell/>
          <table:table-cell table:formula="of:=[.H163]-[.G163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style-name="ce4" office:value-type="string">
            <text:p>03:01</text:p>
          </table:table-cell>
          <table:table-cell table:style-name="ce4" office:value-type="string">
            <text:p>05:01</text:p>
          </table:table-cell>
          <table:table-cell table:style-name="ce4" office:value-type="string">
            <text:p>13:08</text:p>
          </table:table-cell>
          <table:table-cell table:style-name="ce4" office:value-type="string">
            <text:p>18:40</text:p>
          </table:table-cell>
          <table:table-cell table:style-name="ce4" office:value-type="string">
            <text:p>21:22</text:p>
          </table:table-cell>
          <table:table-cell table:style-name="ce4" office:value-type="string">
            <text:p>22:57</text:p>
          </table:table-cell>
          <table:table-cell/>
          <table:table-cell table:formula="of:=[.H164]-[.G164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style-name="ce4" office:value-type="string">
            <text:p>03:01</text:p>
          </table:table-cell>
          <table:table-cell table:style-name="ce4" office:value-type="string">
            <text:p>05:01</text:p>
          </table:table-cell>
          <table:table-cell table:style-name="ce4" office:value-type="string">
            <text:p>13:08</text:p>
          </table:table-cell>
          <table:table-cell table:style-name="ce4" office:value-type="string">
            <text:p>18:40</text:p>
          </table:table-cell>
          <table:table-cell table:style-name="ce4" office:value-type="string">
            <text:p>21:22</text:p>
          </table:table-cell>
          <table:table-cell table:style-name="ce4" office:value-type="string">
            <text:p>22:57</text:p>
          </table:table-cell>
          <table:table-cell/>
          <table:table-cell table:formula="of:=[.H165]-[.G165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style-name="ce4" office:value-type="string">
            <text:p>03:00</text:p>
          </table:table-cell>
          <table:table-cell table:style-name="ce4" office:value-type="string">
            <text:p>05:00</text:p>
          </table:table-cell>
          <table:table-cell table:style-name="ce4" office:value-type="string">
            <text:p>13:08</text:p>
          </table:table-cell>
          <table:table-cell table:style-name="ce4" office:value-type="string">
            <text:p>18:41</text:p>
          </table:table-cell>
          <table:table-cell table:style-name="ce4" office:value-type="string">
            <text:p>21:23</text:p>
          </table:table-cell>
          <table:table-cell table:style-name="ce4" office:value-type="string">
            <text:p>22:58</text:p>
          </table:table-cell>
          <table:table-cell/>
          <table:table-cell table:formula="of:=[.H166]-[.G166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style-name="ce4" office:value-type="string">
            <text:p>03:00</text:p>
          </table:table-cell>
          <table:table-cell table:style-name="ce4" office:value-type="string">
            <text:p>05:00</text:p>
          </table:table-cell>
          <table:table-cell table:style-name="ce4" office:value-type="string">
            <text:p>13:09</text:p>
          </table:table-cell>
          <table:table-cell table:style-name="ce4" office:value-type="string">
            <text:p>18:41</text:p>
          </table:table-cell>
          <table:table-cell table:style-name="ce4" office:value-type="string">
            <text:p>21:23</text:p>
          </table:table-cell>
          <table:table-cell table:style-name="ce4" office:value-type="string">
            <text:p>22:58</text:p>
          </table:table-cell>
          <table:table-cell/>
          <table:table-cell table:formula="of:=[.H167]-[.G167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style-name="ce4" office:value-type="string">
            <text:p>03:00</text:p>
          </table:table-cell>
          <table:table-cell table:style-name="ce4" office:value-type="string">
            <text:p>05:00</text:p>
          </table:table-cell>
          <table:table-cell table:style-name="ce4" office:value-type="string">
            <text:p>13:09</text:p>
          </table:table-cell>
          <table:table-cell table:style-name="ce4" office:value-type="string">
            <text:p>18:41</text:p>
          </table:table-cell>
          <table:table-cell table:style-name="ce4" office:value-type="string">
            <text:p>21:24</text:p>
          </table:table-cell>
          <table:table-cell table:style-name="ce4" office:value-type="string">
            <text:p>22:59</text:p>
          </table:table-cell>
          <table:table-cell/>
          <table:table-cell table:formula="of:=[.H168]-[.G168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style-name="ce4" office:value-type="string">
            <text:p>03:00</text:p>
          </table:table-cell>
          <table:table-cell table:style-name="ce4" office:value-type="string">
            <text:p>05:00</text:p>
          </table:table-cell>
          <table:table-cell table:style-name="ce4" office:value-type="string">
            <text:p>13:09</text:p>
          </table:table-cell>
          <table:table-cell table:style-name="ce4" office:value-type="string">
            <text:p>18:42</text:p>
          </table:table-cell>
          <table:table-cell table:style-name="ce4" office:value-type="string">
            <text:p>21:24</text:p>
          </table:table-cell>
          <table:table-cell table:style-name="ce4" office:value-type="string">
            <text:p>22:59</text:p>
          </table:table-cell>
          <table:table-cell/>
          <table:table-cell table:formula="of:=[.H169]-[.G169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style-name="ce4" office:value-type="string">
            <text:p>03:00</text:p>
          </table:table-cell>
          <table:table-cell table:style-name="ce4" office:value-type="string">
            <text:p>05:00</text:p>
          </table:table-cell>
          <table:table-cell table:style-name="ce4" office:value-type="string">
            <text:p>13:09</text:p>
          </table:table-cell>
          <table:table-cell table:style-name="ce4" office:value-type="string">
            <text:p>18:42</text:p>
          </table:table-cell>
          <table:table-cell table:style-name="ce4" office:value-type="string">
            <text:p>21:25</text:p>
          </table:table-cell>
          <table:table-cell table:style-name="ce4" office:value-type="string">
            <text:p>23:00</text:p>
          </table:table-cell>
          <table:table-cell/>
          <table:table-cell table:formula="of:=[.H170]-[.G170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style-name="ce4" office:value-type="string">
            <text:p>03:00</text:p>
          </table:table-cell>
          <table:table-cell table:style-name="ce4" office:value-type="string">
            <text:p>05:00</text:p>
          </table:table-cell>
          <table:table-cell table:style-name="ce4" office:value-type="string">
            <text:p>13:10</text:p>
          </table:table-cell>
          <table:table-cell table:style-name="ce4" office:value-type="string">
            <text:p>18:42</text:p>
          </table:table-cell>
          <table:table-cell table:style-name="ce4" office:value-type="string">
            <text:p>21:25</text:p>
          </table:table-cell>
          <table:table-cell table:style-name="ce4" office:value-type="string">
            <text:p>23:00</text:p>
          </table:table-cell>
          <table:table-cell/>
          <table:table-cell table:formula="of:=[.H171]-[.G171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style-name="ce4" office:value-type="string">
            <text:p>03:00</text:p>
          </table:table-cell>
          <table:table-cell table:style-name="ce4" office:value-type="string">
            <text:p>05:00</text:p>
          </table:table-cell>
          <table:table-cell table:style-name="ce4" office:value-type="string">
            <text:p>13:10</text:p>
          </table:table-cell>
          <table:table-cell table:style-name="ce4" office:value-type="string">
            <text:p>18:43</text:p>
          </table:table-cell>
          <table:table-cell table:style-name="ce4" office:value-type="string">
            <text:p>21:25</text:p>
          </table:table-cell>
          <table:table-cell table:style-name="ce4" office:value-type="string">
            <text:p>23:00</text:p>
          </table:table-cell>
          <table:table-cell/>
          <table:table-cell table:formula="of:=[.H172]-[.G172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style-name="ce4" office:value-type="string">
            <text:p>03:00</text:p>
          </table:table-cell>
          <table:table-cell table:style-name="ce4" office:value-type="string">
            <text:p>05:00</text:p>
          </table:table-cell>
          <table:table-cell table:style-name="ce4" office:value-type="string">
            <text:p>13:10</text:p>
          </table:table-cell>
          <table:table-cell table:style-name="ce4" office:value-type="string">
            <text:p>18:43</text:p>
          </table:table-cell>
          <table:table-cell table:style-name="ce4" office:value-type="string">
            <text:p>21:25</text:p>
          </table:table-cell>
          <table:table-cell table:style-name="ce4" office:value-type="string">
            <text:p>23:00</text:p>
          </table:table-cell>
          <table:table-cell/>
          <table:table-cell table:formula="of:=[.H173]-[.G173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style-name="ce4" office:value-type="string">
            <text:p>03:01</text:p>
          </table:table-cell>
          <table:table-cell table:style-name="ce4" office:value-type="string">
            <text:p>05:01</text:p>
          </table:table-cell>
          <table:table-cell table:style-name="ce4" office:value-type="string">
            <text:p>13:10</text:p>
          </table:table-cell>
          <table:table-cell table:style-name="ce4" office:value-type="string">
            <text:p>18:43</text:p>
          </table:table-cell>
          <table:table-cell table:style-name="ce4" office:value-type="string">
            <text:p>21:26</text:p>
          </table:table-cell>
          <table:table-cell table:style-name="ce4" office:value-type="string">
            <text:p>23:01</text:p>
          </table:table-cell>
          <table:table-cell/>
          <table:table-cell table:formula="of:=[.H174]-[.G174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style-name="ce4" office:value-type="string">
            <text:p>03:01</text:p>
          </table:table-cell>
          <table:table-cell table:style-name="ce4" office:value-type="string">
            <text:p>05:01</text:p>
          </table:table-cell>
          <table:table-cell table:style-name="ce4" office:value-type="string">
            <text:p>13:10</text:p>
          </table:table-cell>
          <table:table-cell table:style-name="ce4" office:value-type="string">
            <text:p>18:43</text:p>
          </table:table-cell>
          <table:table-cell table:style-name="ce4" office:value-type="string">
            <text:p>21:26</text:p>
          </table:table-cell>
          <table:table-cell table:style-name="ce4" office:value-type="string">
            <text:p>23:01</text:p>
          </table:table-cell>
          <table:table-cell/>
          <table:table-cell table:formula="of:=[.H175]-[.G175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style-name="ce4" office:value-type="string">
            <text:p>03:01</text:p>
          </table:table-cell>
          <table:table-cell table:style-name="ce4" office:value-type="string">
            <text:p>05:01</text:p>
          </table:table-cell>
          <table:table-cell table:style-name="ce4" office:value-type="string">
            <text:p>13:11</text:p>
          </table:table-cell>
          <table:table-cell table:style-name="ce4" office:value-type="string">
            <text:p>18:43</text:p>
          </table:table-cell>
          <table:table-cell table:style-name="ce4" office:value-type="string">
            <text:p>21:26</text:p>
          </table:table-cell>
          <table:table-cell table:style-name="ce4" office:value-type="string">
            <text:p>23:01</text:p>
          </table:table-cell>
          <table:table-cell/>
          <table:table-cell table:formula="of:=[.H176]-[.G176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style-name="ce4" office:value-type="string">
            <text:p>03:02</text:p>
          </table:table-cell>
          <table:table-cell table:style-name="ce4" office:value-type="string">
            <text:p>05:02</text:p>
          </table:table-cell>
          <table:table-cell table:style-name="ce4" office:value-type="string">
            <text:p>13:11</text:p>
          </table:table-cell>
          <table:table-cell table:style-name="ce4" office:value-type="string">
            <text:p>18:43</text:p>
          </table:table-cell>
          <table:table-cell table:style-name="ce4" office:value-type="string">
            <text:p>21:26</text:p>
          </table:table-cell>
          <table:table-cell table:style-name="ce4" office:value-type="string">
            <text:p>23:01</text:p>
          </table:table-cell>
          <table:table-cell/>
          <table:table-cell table:formula="of:=[.H177]-[.G177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style-name="ce4" office:value-type="string">
            <text:p>03:02</text:p>
          </table:table-cell>
          <table:table-cell table:style-name="ce4" office:value-type="string">
            <text:p>05:02</text:p>
          </table:table-cell>
          <table:table-cell table:style-name="ce4" office:value-type="string">
            <text:p>13:11</text:p>
          </table:table-cell>
          <table:table-cell table:style-name="ce4" office:value-type="string">
            <text:p>18:44</text:p>
          </table:table-cell>
          <table:table-cell table:style-name="ce4" office:value-type="string">
            <text:p>21:26</text:p>
          </table:table-cell>
          <table:table-cell table:style-name="ce4" office:value-type="string">
            <text:p>23:01</text:p>
          </table:table-cell>
          <table:table-cell/>
          <table:table-cell table:formula="of:=[.H178]-[.G178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table:style-name="ce4" office:value-type="string">
            <text:p>03:02</text:p>
          </table:table-cell>
          <table:table-cell table:style-name="ce4" office:value-type="string">
            <text:p>05:02</text:p>
          </table:table-cell>
          <table:table-cell table:style-name="ce4" office:value-type="string">
            <text:p>13:11</text:p>
          </table:table-cell>
          <table:table-cell table:style-name="ce4" office:value-type="string">
            <text:p>18:44</text:p>
          </table:table-cell>
          <table:table-cell table:style-name="ce4" office:value-type="string">
            <text:p>21:26</text:p>
          </table:table-cell>
          <table:table-cell table:style-name="ce4" office:value-type="string">
            <text:p>23:01</text:p>
          </table:table-cell>
          <table:table-cell/>
          <table:table-cell table:formula="of:=[.H179]-[.G179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style-name="ce4" office:value-type="string">
            <text:p>03:03</text:p>
          </table:table-cell>
          <table:table-cell table:style-name="ce4" office:value-type="string">
            <text:p>05:03</text:p>
          </table:table-cell>
          <table:table-cell table:style-name="ce4" office:value-type="string">
            <text:p>13:11</text:p>
          </table:table-cell>
          <table:table-cell table:style-name="ce4" office:value-type="string">
            <text:p>18:44</text:p>
          </table:table-cell>
          <table:table-cell table:style-name="ce4" office:value-type="string">
            <text:p>21:26</text:p>
          </table:table-cell>
          <table:table-cell table:style-name="ce4" office:value-type="string">
            <text:p>23:01</text:p>
          </table:table-cell>
          <table:table-cell/>
          <table:table-cell table:formula="of:=[.H180]-[.G180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table:style-name="ce4" office:value-type="string">
            <text:p>03:03</text:p>
          </table:table-cell>
          <table:table-cell table:style-name="ce4" office:value-type="string">
            <text:p>05:03</text:p>
          </table:table-cell>
          <table:table-cell table:style-name="ce4" office:value-type="string">
            <text:p>13:12</text:p>
          </table:table-cell>
          <table:table-cell table:style-name="ce4" office:value-type="string">
            <text:p>18:44</text:p>
          </table:table-cell>
          <table:table-cell table:style-name="ce4" office:value-type="string">
            <text:p>21:26</text:p>
          </table:table-cell>
          <table:table-cell table:style-name="ce4" office:value-type="string">
            <text:p>23:01</text:p>
          </table:table-cell>
          <table:table-cell/>
          <table:table-cell table:formula="of:=[.H181]-[.G181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table:style-name="ce4" office:value-type="string">
            <text:p>03:04</text:p>
          </table:table-cell>
          <table:table-cell table:style-name="ce4" office:value-type="string">
            <text:p>05:04</text:p>
          </table:table-cell>
          <table:table-cell table:style-name="ce4" office:value-type="string">
            <text:p>13:12</text:p>
          </table:table-cell>
          <table:table-cell table:style-name="ce4" office:value-type="string">
            <text:p>18:44</text:p>
          </table:table-cell>
          <table:table-cell table:style-name="ce4" office:value-type="string">
            <text:p>21:25</text:p>
          </table:table-cell>
          <table:table-cell table:style-name="ce4" office:value-type="string">
            <text:p>23:00</text:p>
          </table:table-cell>
          <table:table-cell/>
          <table:table-cell table:formula="of:=[.H182]-[.G182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4" office:value-type="string">
            <text:p>03:05</text:p>
          </table:table-cell>
          <table:table-cell table:style-name="ce4" office:value-type="string">
            <text:p>05:05</text:p>
          </table:table-cell>
          <table:table-cell table:style-name="ce4" office:value-type="string">
            <text:p>13:12</text:p>
          </table:table-cell>
          <table:table-cell table:style-name="ce4" office:value-type="string">
            <text:p>18:44</text:p>
          </table:table-cell>
          <table:table-cell table:style-name="ce4" office:value-type="string">
            <text:p>21:25</text:p>
          </table:table-cell>
          <table:table-cell table:style-name="ce4" office:value-type="string">
            <text:p>23:00</text:p>
          </table:table-cell>
          <table:table-cell/>
          <table:table-cell table:formula="of:=[.H183]-[.G183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4" office:value-type="string">
            <text:p>03:05</text:p>
          </table:table-cell>
          <table:table-cell table:style-name="ce4" office:value-type="string">
            <text:p>05:05</text:p>
          </table:table-cell>
          <table:table-cell table:style-name="ce4" office:value-type="string">
            <text:p>13:12</text:p>
          </table:table-cell>
          <table:table-cell table:style-name="ce4" office:value-type="string">
            <text:p>18:44</text:p>
          </table:table-cell>
          <table:table-cell table:style-name="ce4" office:value-type="string">
            <text:p>21:25</text:p>
          </table:table-cell>
          <table:table-cell table:style-name="ce4" office:value-type="string">
            <text:p>23:00</text:p>
          </table:table-cell>
          <table:table-cell/>
          <table:table-cell table:formula="of:=[.H184]-[.G184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4" office:value-type="string">
            <text:p>03:06</text:p>
          </table:table-cell>
          <table:table-cell table:style-name="ce4" office:value-type="string">
            <text:p>05:06</text:p>
          </table:table-cell>
          <table:table-cell table:style-name="ce4" office:value-type="string">
            <text:p>13:12</text:p>
          </table:table-cell>
          <table:table-cell table:style-name="ce4" office:value-type="string">
            <text:p>18:43</text:p>
          </table:table-cell>
          <table:table-cell table:style-name="ce4" office:value-type="string">
            <text:p>21:25</text:p>
          </table:table-cell>
          <table:table-cell table:style-name="ce4" office:value-type="string">
            <text:p>23:00</text:p>
          </table:table-cell>
          <table:table-cell/>
          <table:table-cell table:formula="of:=[.H185]-[.G185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style-name="ce4" office:value-type="string">
            <text:p>03:07</text:p>
          </table:table-cell>
          <table:table-cell table:style-name="ce4" office:value-type="string">
            <text:p>05:07</text:p>
          </table:table-cell>
          <table:table-cell table:style-name="ce4" office:value-type="string">
            <text:p>13:13</text:p>
          </table:table-cell>
          <table:table-cell table:style-name="ce4" office:value-type="string">
            <text:p>18:43</text:p>
          </table:table-cell>
          <table:table-cell table:style-name="ce4" office:value-type="string">
            <text:p>21:24</text:p>
          </table:table-cell>
          <table:table-cell table:style-name="ce4" office:value-type="string">
            <text:p>22:59</text:p>
          </table:table-cell>
          <table:table-cell/>
          <table:table-cell table:formula="of:=[.H186]-[.G186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style-name="ce4" office:value-type="string">
            <text:p>03:07</text:p>
          </table:table-cell>
          <table:table-cell table:style-name="ce4" office:value-type="string">
            <text:p>05:07</text:p>
          </table:table-cell>
          <table:table-cell table:style-name="ce4" office:value-type="string">
            <text:p>13:13</text:p>
          </table:table-cell>
          <table:table-cell table:style-name="ce4" office:value-type="string">
            <text:p>18:43</text:p>
          </table:table-cell>
          <table:table-cell table:style-name="ce4" office:value-type="string">
            <text:p>21:24</text:p>
          </table:table-cell>
          <table:table-cell table:style-name="ce4" office:value-type="string">
            <text:p>22:59</text:p>
          </table:table-cell>
          <table:table-cell/>
          <table:table-cell table:formula="of:=[.H187]-[.G187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4" office:value-type="string">
            <text:p>03:08</text:p>
          </table:table-cell>
          <table:table-cell table:style-name="ce4" office:value-type="string">
            <text:p>05:08</text:p>
          </table:table-cell>
          <table:table-cell table:style-name="ce4" office:value-type="string">
            <text:p>13:13</text:p>
          </table:table-cell>
          <table:table-cell table:style-name="ce4" office:value-type="string">
            <text:p>18:43</text:p>
          </table:table-cell>
          <table:table-cell table:style-name="ce4" office:value-type="string">
            <text:p>21:23</text:p>
          </table:table-cell>
          <table:table-cell table:style-name="ce4" office:value-type="string">
            <text:p>22:58</text:p>
          </table:table-cell>
          <table:table-cell/>
          <table:table-cell table:formula="of:=[.H188]-[.G188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style-name="ce4" office:value-type="string">
            <text:p>03:09</text:p>
          </table:table-cell>
          <table:table-cell table:style-name="ce4" office:value-type="string">
            <text:p>05:09</text:p>
          </table:table-cell>
          <table:table-cell table:style-name="ce4" office:value-type="string">
            <text:p>13:13</text:p>
          </table:table-cell>
          <table:table-cell table:style-name="ce4" office:value-type="string">
            <text:p>18:43</text:p>
          </table:table-cell>
          <table:table-cell table:style-name="ce4" office:value-type="string">
            <text:p>21:23</text:p>
          </table:table-cell>
          <table:table-cell table:style-name="ce4" office:value-type="string">
            <text:p>22:58</text:p>
          </table:table-cell>
          <table:table-cell/>
          <table:table-cell table:formula="of:=[.H189]-[.G189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4" office:value-type="string">
            <text:p>03:10</text:p>
          </table:table-cell>
          <table:table-cell table:style-name="ce4" office:value-type="string">
            <text:p>05:10</text:p>
          </table:table-cell>
          <table:table-cell table:style-name="ce4" office:value-type="string">
            <text:p>13:13</text:p>
          </table:table-cell>
          <table:table-cell table:style-name="ce4" office:value-type="string">
            <text:p>18:43</text:p>
          </table:table-cell>
          <table:table-cell table:style-name="ce4" office:value-type="string">
            <text:p>21:22</text:p>
          </table:table-cell>
          <table:table-cell table:style-name="ce4" office:value-type="string">
            <text:p>22:57</text:p>
          </table:table-cell>
          <table:table-cell/>
          <table:table-cell table:formula="of:=[.H190]-[.G190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style-name="ce4" office:value-type="string">
            <text:p>03:11</text:p>
          </table:table-cell>
          <table:table-cell table:style-name="ce4" office:value-type="string">
            <text:p>05:11</text:p>
          </table:table-cell>
          <table:table-cell table:style-name="ce4" office:value-type="string">
            <text:p>13:13</text:p>
          </table:table-cell>
          <table:table-cell table:style-name="ce4" office:value-type="string">
            <text:p>18:42</text:p>
          </table:table-cell>
          <table:table-cell table:style-name="ce4" office:value-type="string">
            <text:p>21:22</text:p>
          </table:table-cell>
          <table:table-cell table:style-name="ce4" office:value-type="string">
            <text:p>22:57</text:p>
          </table:table-cell>
          <table:table-cell/>
          <table:table-cell table:formula="of:=[.H191]-[.G191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style-name="ce4" office:value-type="string">
            <text:p>03:12</text:p>
          </table:table-cell>
          <table:table-cell table:style-name="ce4" office:value-type="string">
            <text:p>05:12</text:p>
          </table:table-cell>
          <table:table-cell table:style-name="ce4" office:value-type="string">
            <text:p>13:14</text:p>
          </table:table-cell>
          <table:table-cell table:style-name="ce4" office:value-type="string">
            <text:p>18:42</text:p>
          </table:table-cell>
          <table:table-cell table:style-name="ce4" office:value-type="string">
            <text:p>21:21</text:p>
          </table:table-cell>
          <table:table-cell table:style-name="ce4" office:value-type="string">
            <text:p>22:56</text:p>
          </table:table-cell>
          <table:table-cell/>
          <table:table-cell table:formula="of:=[.H192]-[.G192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style-name="ce4" office:value-type="string">
            <text:p>03:13</text:p>
          </table:table-cell>
          <table:table-cell table:style-name="ce4" office:value-type="string">
            <text:p>05:13</text:p>
          </table:table-cell>
          <table:table-cell table:style-name="ce4" office:value-type="string">
            <text:p>13:14</text:p>
          </table:table-cell>
          <table:table-cell table:style-name="ce4" office:value-type="string">
            <text:p>18:42</text:p>
          </table:table-cell>
          <table:table-cell table:style-name="ce4" office:value-type="string">
            <text:p>21:20</text:p>
          </table:table-cell>
          <table:table-cell table:style-name="ce4" office:value-type="string">
            <text:p>22:55</text:p>
          </table:table-cell>
          <table:table-cell/>
          <table:table-cell table:formula="of:=[.H193]-[.G193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style-name="ce4" office:value-type="string">
            <text:p>03:14</text:p>
          </table:table-cell>
          <table:table-cell table:style-name="ce4" office:value-type="string">
            <text:p>05:14</text:p>
          </table:table-cell>
          <table:table-cell table:style-name="ce4" office:value-type="string">
            <text:p>13:14</text:p>
          </table:table-cell>
          <table:table-cell table:style-name="ce4" office:value-type="string">
            <text:p>18:41</text:p>
          </table:table-cell>
          <table:table-cell table:style-name="ce4" office:value-type="string">
            <text:p>21:20</text:p>
          </table:table-cell>
          <table:table-cell table:style-name="ce4" office:value-type="string">
            <text:p>22:55</text:p>
          </table:table-cell>
          <table:table-cell/>
          <table:table-cell table:formula="of:=[.H194]-[.G194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4" office:value-type="string">
            <text:p>03:15</text:p>
          </table:table-cell>
          <table:table-cell table:style-name="ce4" office:value-type="string">
            <text:p>05:15</text:p>
          </table:table-cell>
          <table:table-cell table:style-name="ce4" office:value-type="string">
            <text:p>13:14</text:p>
          </table:table-cell>
          <table:table-cell table:style-name="ce4" office:value-type="string">
            <text:p>18:41</text:p>
          </table:table-cell>
          <table:table-cell table:style-name="ce4" office:value-type="string">
            <text:p>21:19</text:p>
          </table:table-cell>
          <table:table-cell table:style-name="ce4" office:value-type="string">
            <text:p>22:54</text:p>
          </table:table-cell>
          <table:table-cell/>
          <table:table-cell table:formula="of:=[.H195]-[.G195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style-name="ce4" office:value-type="string">
            <text:p>03:16</text:p>
          </table:table-cell>
          <table:table-cell table:style-name="ce4" office:value-type="string">
            <text:p>05:16</text:p>
          </table:table-cell>
          <table:table-cell table:style-name="ce4" office:value-type="string">
            <text:p>13:14</text:p>
          </table:table-cell>
          <table:table-cell table:style-name="ce4" office:value-type="string">
            <text:p>18:41</text:p>
          </table:table-cell>
          <table:table-cell table:style-name="ce4" office:value-type="string">
            <text:p>21:18</text:p>
          </table:table-cell>
          <table:table-cell table:style-name="ce4" office:value-type="string">
            <text:p>22:53</text:p>
          </table:table-cell>
          <table:table-cell/>
          <table:table-cell table:formula="of:=[.H196]-[.G196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style-name="ce4" office:value-type="string">
            <text:p>03:17</text:p>
          </table:table-cell>
          <table:table-cell table:style-name="ce4" office:value-type="string">
            <text:p>05:17</text:p>
          </table:table-cell>
          <table:table-cell table:style-name="ce4" office:value-type="string">
            <text:p>13:14</text:p>
          </table:table-cell>
          <table:table-cell table:style-name="ce4" office:value-type="string">
            <text:p>18:40</text:p>
          </table:table-cell>
          <table:table-cell table:style-name="ce4" office:value-type="string">
            <text:p>21:17</text:p>
          </table:table-cell>
          <table:table-cell table:style-name="ce4" office:value-type="string">
            <text:p>22:52</text:p>
          </table:table-cell>
          <table:table-cell/>
          <table:table-cell table:formula="of:=[.H197]-[.G197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style-name="ce4" office:value-type="string">
            <text:p>03:18</text:p>
          </table:table-cell>
          <table:table-cell table:style-name="ce4" office:value-type="string">
            <text:p>05:18</text:p>
          </table:table-cell>
          <table:table-cell table:style-name="ce4" office:value-type="string">
            <text:p>13:14</text:p>
          </table:table-cell>
          <table:table-cell table:style-name="ce4" office:value-type="string">
            <text:p>18:40</text:p>
          </table:table-cell>
          <table:table-cell table:style-name="ce4" office:value-type="string">
            <text:p>21:16</text:p>
          </table:table-cell>
          <table:table-cell table:style-name="ce4" office:value-type="string">
            <text:p>22:51</text:p>
          </table:table-cell>
          <table:table-cell/>
          <table:table-cell table:formula="of:=[.H198]-[.G198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style-name="ce4" office:value-type="string">
            <text:p>03:19</text:p>
          </table:table-cell>
          <table:table-cell table:style-name="ce4" office:value-type="string">
            <text:p>05:19</text:p>
          </table:table-cell>
          <table:table-cell table:style-name="ce4" office:value-type="string">
            <text:p>13:14</text:p>
          </table:table-cell>
          <table:table-cell table:style-name="ce4" office:value-type="string">
            <text:p>18:39</text:p>
          </table:table-cell>
          <table:table-cell table:style-name="ce4" office:value-type="string">
            <text:p>21:15</text:p>
          </table:table-cell>
          <table:table-cell table:style-name="ce4" office:value-type="string">
            <text:p>22:50</text:p>
          </table:table-cell>
          <table:table-cell/>
          <table:table-cell table:formula="of:=[.H199]-[.G199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style-name="ce4" office:value-type="string">
            <text:p>03:20</text:p>
          </table:table-cell>
          <table:table-cell table:style-name="ce4" office:value-type="string">
            <text:p>05:20</text:p>
          </table:table-cell>
          <table:table-cell table:style-name="ce4" office:value-type="string">
            <text:p>13:14</text:p>
          </table:table-cell>
          <table:table-cell table:style-name="ce4" office:value-type="string">
            <text:p>18:39</text:p>
          </table:table-cell>
          <table:table-cell table:style-name="ce4" office:value-type="string">
            <text:p>21:14</text:p>
          </table:table-cell>
          <table:table-cell table:style-name="ce4" office:value-type="string">
            <text:p>22:49</text:p>
          </table:table-cell>
          <table:table-cell/>
          <table:table-cell table:formula="of:=[.H200]-[.G200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style-name="ce4" office:value-type="string">
            <text:p>03:21</text:p>
          </table:table-cell>
          <table:table-cell table:style-name="ce4" office:value-type="string">
            <text:p>05:21</text:p>
          </table:table-cell>
          <table:table-cell table:style-name="ce4" office:value-type="string">
            <text:p>13:15</text:p>
          </table:table-cell>
          <table:table-cell table:style-name="ce4" office:value-type="string">
            <text:p>18:38</text:p>
          </table:table-cell>
          <table:table-cell table:style-name="ce4" office:value-type="string">
            <text:p>21:13</text:p>
          </table:table-cell>
          <table:table-cell table:style-name="ce4" office:value-type="string">
            <text:p>22:48</text:p>
          </table:table-cell>
          <table:table-cell/>
          <table:table-cell table:formula="of:=[.H201]-[.G201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style-name="ce4" office:value-type="string">
            <text:p>03:21</text:p>
          </table:table-cell>
          <table:table-cell table:style-name="ce4" office:value-type="string">
            <text:p>05:21</text:p>
          </table:table-cell>
          <table:table-cell table:style-name="ce4" office:value-type="string">
            <text:p>13:15</text:p>
          </table:table-cell>
          <table:table-cell table:style-name="ce4" office:value-type="string">
            <text:p>18:38</text:p>
          </table:table-cell>
          <table:table-cell table:style-name="ce4" office:value-type="string">
            <text:p>21:13</text:p>
          </table:table-cell>
          <table:table-cell table:style-name="ce4" office:value-type="string">
            <text:p>22:48</text:p>
          </table:table-cell>
          <table:table-cell/>
          <table:table-cell table:formula="of:=[.H202]-[.G202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style-name="ce4" office:value-type="string">
            <text:p>03:24</text:p>
          </table:table-cell>
          <table:table-cell table:style-name="ce4" office:value-type="string">
            <text:p>05:24</text:p>
          </table:table-cell>
          <table:table-cell table:style-name="ce4" office:value-type="string">
            <text:p>13:15</text:p>
          </table:table-cell>
          <table:table-cell table:style-name="ce4" office:value-type="string">
            <text:p>18:37</text:p>
          </table:table-cell>
          <table:table-cell table:style-name="ce4" office:value-type="string">
            <text:p>21:11</text:p>
          </table:table-cell>
          <table:table-cell table:style-name="ce4" office:value-type="string">
            <text:p>22:46</text:p>
          </table:table-cell>
          <table:table-cell/>
          <table:table-cell table:formula="of:=[.H203]-[.G203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style-name="ce4" office:value-type="string">
            <text:p>03:25</text:p>
          </table:table-cell>
          <table:table-cell table:style-name="ce4" office:value-type="string">
            <text:p>05:25</text:p>
          </table:table-cell>
          <table:table-cell table:style-name="ce4" office:value-type="string">
            <text:p>13:15</text:p>
          </table:table-cell>
          <table:table-cell table:style-name="ce4" office:value-type="string">
            <text:p>18:36</text:p>
          </table:table-cell>
          <table:table-cell table:style-name="ce4" office:value-type="string">
            <text:p>21:10</text:p>
          </table:table-cell>
          <table:table-cell table:style-name="ce4" office:value-type="string">
            <text:p>22:45</text:p>
          </table:table-cell>
          <table:table-cell/>
          <table:table-cell table:formula="of:=[.H204]-[.G204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style-name="ce4" office:value-type="string">
            <text:p>03:26</text:p>
          </table:table-cell>
          <table:table-cell table:style-name="ce4" office:value-type="string">
            <text:p>05:26</text:p>
          </table:table-cell>
          <table:table-cell table:style-name="ce4" office:value-type="string">
            <text:p>13:15</text:p>
          </table:table-cell>
          <table:table-cell table:style-name="ce4" office:value-type="string">
            <text:p>18:36</text:p>
          </table:table-cell>
          <table:table-cell table:style-name="ce4" office:value-type="string">
            <text:p>21:09</text:p>
          </table:table-cell>
          <table:table-cell table:style-name="ce4" office:value-type="string">
            <text:p>22:44</text:p>
          </table:table-cell>
          <table:table-cell/>
          <table:table-cell table:formula="of:=[.H205]-[.G205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style-name="ce4" office:value-type="string">
            <text:p>03:27</text:p>
          </table:table-cell>
          <table:table-cell table:style-name="ce4" office:value-type="string">
            <text:p>05:27</text:p>
          </table:table-cell>
          <table:table-cell table:style-name="ce4" office:value-type="string">
            <text:p>13:15</text:p>
          </table:table-cell>
          <table:table-cell table:style-name="ce4" office:value-type="string">
            <text:p>18:35</text:p>
          </table:table-cell>
          <table:table-cell table:style-name="ce4" office:value-type="string">
            <text:p>21:07</text:p>
          </table:table-cell>
          <table:table-cell table:style-name="ce4" office:value-type="string">
            <text:p>22:42</text:p>
          </table:table-cell>
          <table:table-cell/>
          <table:table-cell table:formula="of:=[.H206]-[.G206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style-name="ce4" office:value-type="string">
            <text:p>03:29</text:p>
          </table:table-cell>
          <table:table-cell table:style-name="ce4" office:value-type="string">
            <text:p>05:29</text:p>
          </table:table-cell>
          <table:table-cell table:style-name="ce4" office:value-type="string">
            <text:p>13:15</text:p>
          </table:table-cell>
          <table:table-cell table:style-name="ce4" office:value-type="string">
            <text:p>18:34</text:p>
          </table:table-cell>
          <table:table-cell table:style-name="ce4" office:value-type="string">
            <text:p>21:06</text:p>
          </table:table-cell>
          <table:table-cell table:style-name="ce4" office:value-type="string">
            <text:p>22:41</text:p>
          </table:table-cell>
          <table:table-cell/>
          <table:table-cell table:formula="of:=[.H207]-[.G207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style-name="ce4" office:value-type="string">
            <text:p>03:30</text:p>
          </table:table-cell>
          <table:table-cell table:style-name="ce4" office:value-type="string">
            <text:p>05:30</text:p>
          </table:table-cell>
          <table:table-cell table:style-name="ce4" office:value-type="string">
            <text:p>13:15</text:p>
          </table:table-cell>
          <table:table-cell table:style-name="ce4" office:value-type="string">
            <text:p>18:34</text:p>
          </table:table-cell>
          <table:table-cell table:style-name="ce4" office:value-type="string">
            <text:p>21:05</text:p>
          </table:table-cell>
          <table:table-cell table:style-name="ce4" office:value-type="string">
            <text:p>22:40</text:p>
          </table:table-cell>
          <table:table-cell/>
          <table:table-cell table:formula="of:=[.H208]-[.G208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table:style-name="ce4" office:value-type="string">
            <text:p>03:31</text:p>
          </table:table-cell>
          <table:table-cell table:style-name="ce4" office:value-type="string">
            <text:p>05:31</text:p>
          </table:table-cell>
          <table:table-cell table:style-name="ce4" office:value-type="string">
            <text:p>13:15</text:p>
          </table:table-cell>
          <table:table-cell table:style-name="ce4" office:value-type="string">
            <text:p>18:33</text:p>
          </table:table-cell>
          <table:table-cell table:style-name="ce4" office:value-type="string">
            <text:p>21:04</text:p>
          </table:table-cell>
          <table:table-cell table:style-name="ce4" office:value-type="string">
            <text:p>22:39</text:p>
          </table:table-cell>
          <table:table-cell/>
          <table:table-cell table:formula="of:=[.H209]-[.G209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style-name="ce4" office:value-type="string">
            <text:p>03:32</text:p>
          </table:table-cell>
          <table:table-cell table:style-name="ce4" office:value-type="string">
            <text:p>05:32</text:p>
          </table:table-cell>
          <table:table-cell table:style-name="ce4" office:value-type="string">
            <text:p>13:15</text:p>
          </table:table-cell>
          <table:table-cell table:style-name="ce4" office:value-type="string">
            <text:p>18:32</text:p>
          </table:table-cell>
          <table:table-cell table:style-name="ce4" office:value-type="string">
            <text:p>21:02</text:p>
          </table:table-cell>
          <table:table-cell table:style-name="ce4" office:value-type="string">
            <text:p>22:37</text:p>
          </table:table-cell>
          <table:table-cell/>
          <table:table-cell table:formula="of:=[.H210]-[.G210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4" office:value-type="string">
            <text:p>03:34</text:p>
          </table:table-cell>
          <table:table-cell table:style-name="ce4" office:value-type="string">
            <text:p>05:34</text:p>
          </table:table-cell>
          <table:table-cell table:style-name="ce4" office:value-type="string">
            <text:p>13:15</text:p>
          </table:table-cell>
          <table:table-cell table:style-name="ce4" office:value-type="string">
            <text:p>18:31</text:p>
          </table:table-cell>
          <table:table-cell table:style-name="ce4" office:value-type="string">
            <text:p>21:01</text:p>
          </table:table-cell>
          <table:table-cell table:style-name="ce4" office:value-type="string">
            <text:p>22:36</text:p>
          </table:table-cell>
          <table:table-cell/>
          <table:table-cell table:formula="of:=[.H211]-[.G211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table:style-name="ce4" office:value-type="string">
            <text:p>03:35</text:p>
          </table:table-cell>
          <table:table-cell table:style-name="ce4" office:value-type="string">
            <text:p>05:35</text:p>
          </table:table-cell>
          <table:table-cell table:style-name="ce4" office:value-type="string">
            <text:p>13:15</text:p>
          </table:table-cell>
          <table:table-cell table:style-name="ce4" office:value-type="string">
            <text:p>18:30</text:p>
          </table:table-cell>
          <table:table-cell table:style-name="ce4" office:value-type="string">
            <text:p>20:59</text:p>
          </table:table-cell>
          <table:table-cell table:style-name="ce4" office:value-type="string">
            <text:p>22:34</text:p>
          </table:table-cell>
          <table:table-cell/>
          <table:table-cell table:formula="of:=[.H212]-[.G212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style-name="ce4" office:value-type="string">
            <text:p>03:36</text:p>
          </table:table-cell>
          <table:table-cell table:style-name="ce4" office:value-type="string">
            <text:p>05:36</text:p>
          </table:table-cell>
          <table:table-cell table:style-name="ce4" office:value-type="string">
            <text:p>13:15</text:p>
          </table:table-cell>
          <table:table-cell table:style-name="ce4" office:value-type="string">
            <text:p>18:29</text:p>
          </table:table-cell>
          <table:table-cell table:style-name="ce4" office:value-type="string">
            <text:p>20:58</text:p>
          </table:table-cell>
          <table:table-cell table:style-name="ce4" office:value-type="string">
            <text:p>22:33</text:p>
          </table:table-cell>
          <table:table-cell/>
          <table:table-cell table:formula="of:=[.H213]-[.G213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4" office:value-type="string">
            <text:p>03:38</text:p>
          </table:table-cell>
          <table:table-cell table:style-name="ce4" office:value-type="string">
            <text:p>05:38</text:p>
          </table:table-cell>
          <table:table-cell table:style-name="ce4" office:value-type="string">
            <text:p>13:15</text:p>
          </table:table-cell>
          <table:table-cell table:style-name="ce4" office:value-type="string">
            <text:p>18:28</text:p>
          </table:table-cell>
          <table:table-cell table:style-name="ce4" office:value-type="string">
            <text:p>20:56</text:p>
          </table:table-cell>
          <table:table-cell table:style-name="ce4" office:value-type="string">
            <text:p>22:31</text:p>
          </table:table-cell>
          <table:table-cell/>
          <table:table-cell table:formula="of:=[.H214]-[.G214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4" office:value-type="string">
            <text:p>03:39</text:p>
          </table:table-cell>
          <table:table-cell table:style-name="ce4" office:value-type="string">
            <text:p>05:39</text:p>
          </table:table-cell>
          <table:table-cell table:style-name="ce4" office:value-type="string">
            <text:p>13:14</text:p>
          </table:table-cell>
          <table:table-cell table:style-name="ce4" office:value-type="string">
            <text:p>18:28</text:p>
          </table:table-cell>
          <table:table-cell table:style-name="ce4" office:value-type="string">
            <text:p>20:55</text:p>
          </table:table-cell>
          <table:table-cell table:style-name="ce4" office:value-type="string">
            <text:p>22:30</text:p>
          </table:table-cell>
          <table:table-cell/>
          <table:table-cell table:formula="of:=[.H215]-[.G215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style-name="ce4" office:value-type="string">
            <text:p>03:41</text:p>
          </table:table-cell>
          <table:table-cell table:style-name="ce4" office:value-type="string">
            <text:p>05:41</text:p>
          </table:table-cell>
          <table:table-cell table:style-name="ce4" office:value-type="string">
            <text:p>13:14</text:p>
          </table:table-cell>
          <table:table-cell table:style-name="ce4" office:value-type="string">
            <text:p>18:27</text:p>
          </table:table-cell>
          <table:table-cell table:style-name="ce4" office:value-type="string">
            <text:p>20:53</text:p>
          </table:table-cell>
          <table:table-cell table:style-name="ce4" office:value-type="string">
            <text:p>22:28</text:p>
          </table:table-cell>
          <table:table-cell/>
          <table:table-cell table:formula="of:=[.H216]-[.G216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4" office:value-type="string">
            <text:p>03:42</text:p>
          </table:table-cell>
          <table:table-cell table:style-name="ce4" office:value-type="string">
            <text:p>05:42</text:p>
          </table:table-cell>
          <table:table-cell table:style-name="ce4" office:value-type="string">
            <text:p>13:14</text:p>
          </table:table-cell>
          <table:table-cell table:style-name="ce4" office:value-type="string">
            <text:p>18:26</text:p>
          </table:table-cell>
          <table:table-cell table:style-name="ce4" office:value-type="string">
            <text:p>20:52</text:p>
          </table:table-cell>
          <table:table-cell table:style-name="ce4" office:value-type="string">
            <text:p>22:27</text:p>
          </table:table-cell>
          <table:table-cell/>
          <table:table-cell table:formula="of:=[.H217]-[.G217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style-name="ce4" office:value-type="string">
            <text:p>03:43</text:p>
          </table:table-cell>
          <table:table-cell table:style-name="ce4" office:value-type="string">
            <text:p>05:43</text:p>
          </table:table-cell>
          <table:table-cell table:style-name="ce4" office:value-type="string">
            <text:p>13:14</text:p>
          </table:table-cell>
          <table:table-cell table:style-name="ce4" office:value-type="string">
            <text:p>18:25</text:p>
          </table:table-cell>
          <table:table-cell table:style-name="ce4" office:value-type="string">
            <text:p>20:50</text:p>
          </table:table-cell>
          <table:table-cell table:style-name="ce4" office:value-type="string">
            <text:p>22:25</text:p>
          </table:table-cell>
          <table:table-cell/>
          <table:table-cell table:formula="of:=[.H218]-[.G218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style-name="ce4" office:value-type="string">
            <text:p>03:45</text:p>
          </table:table-cell>
          <table:table-cell table:style-name="ce4" office:value-type="string">
            <text:p>05:45</text:p>
          </table:table-cell>
          <table:table-cell table:style-name="ce4" office:value-type="string">
            <text:p>13:14</text:p>
          </table:table-cell>
          <table:table-cell table:style-name="ce4" office:value-type="string">
            <text:p>18:23</text:p>
          </table:table-cell>
          <table:table-cell table:style-name="ce4" office:value-type="string">
            <text:p>20:49</text:p>
          </table:table-cell>
          <table:table-cell table:style-name="ce4" office:value-type="string">
            <text:p>22:24</text:p>
          </table:table-cell>
          <table:table-cell/>
          <table:table-cell table:formula="of:=[.H219]-[.G219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style-name="ce4" office:value-type="string">
            <text:p>03:46</text:p>
          </table:table-cell>
          <table:table-cell table:style-name="ce4" office:value-type="string">
            <text:p>05:46</text:p>
          </table:table-cell>
          <table:table-cell table:style-name="ce4" office:value-type="string">
            <text:p>13:14</text:p>
          </table:table-cell>
          <table:table-cell table:style-name="ce4" office:value-type="string">
            <text:p>18:22</text:p>
          </table:table-cell>
          <table:table-cell table:style-name="ce4" office:value-type="string">
            <text:p>20:47</text:p>
          </table:table-cell>
          <table:table-cell table:style-name="ce4" office:value-type="string">
            <text:p>22:22</text:p>
          </table:table-cell>
          <table:table-cell/>
          <table:table-cell table:formula="of:=[.H220]-[.G220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style-name="ce4" office:value-type="string">
            <text:p>03:48</text:p>
          </table:table-cell>
          <table:table-cell table:style-name="ce4" office:value-type="string">
            <text:p>05:48</text:p>
          </table:table-cell>
          <table:table-cell table:style-name="ce4" office:value-type="string">
            <text:p>13:14</text:p>
          </table:table-cell>
          <table:table-cell table:style-name="ce4" office:value-type="string">
            <text:p>18:21</text:p>
          </table:table-cell>
          <table:table-cell table:style-name="ce4" office:value-type="string">
            <text:p>20:45</text:p>
          </table:table-cell>
          <table:table-cell table:style-name="ce4" office:value-type="string">
            <text:p>22:20</text:p>
          </table:table-cell>
          <table:table-cell/>
          <table:table-cell table:formula="of:=[.H221]-[.G221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4" office:value-type="string">
            <text:p>03:49</text:p>
          </table:table-cell>
          <table:table-cell table:style-name="ce4" office:value-type="string">
            <text:p>05:49</text:p>
          </table:table-cell>
          <table:table-cell table:style-name="ce4" office:value-type="string">
            <text:p>13:14</text:p>
          </table:table-cell>
          <table:table-cell table:style-name="ce4" office:value-type="string">
            <text:p>18:20</text:p>
          </table:table-cell>
          <table:table-cell table:style-name="ce4" office:value-type="string">
            <text:p>20:44</text:p>
          </table:table-cell>
          <table:table-cell table:style-name="ce4" office:value-type="string">
            <text:p>22:19</text:p>
          </table:table-cell>
          <table:table-cell/>
          <table:table-cell table:formula="of:=[.H222]-[.G222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4" office:value-type="string">
            <text:p>03:50</text:p>
          </table:table-cell>
          <table:table-cell table:style-name="ce4" office:value-type="string">
            <text:p>05:50</text:p>
          </table:table-cell>
          <table:table-cell table:style-name="ce4" office:value-type="string">
            <text:p>13:14</text:p>
          </table:table-cell>
          <table:table-cell table:style-name="ce4" office:value-type="string">
            <text:p>18:19</text:p>
          </table:table-cell>
          <table:table-cell table:style-name="ce4" office:value-type="string">
            <text:p>20:42</text:p>
          </table:table-cell>
          <table:table-cell table:style-name="ce4" office:value-type="string">
            <text:p>22:17</text:p>
          </table:table-cell>
          <table:table-cell/>
          <table:table-cell table:formula="of:=[.H223]-[.G223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style-name="ce4" office:value-type="string">
            <text:p>03:50</text:p>
          </table:table-cell>
          <table:table-cell table:style-name="ce4" office:value-type="string">
            <text:p>05:50</text:p>
          </table:table-cell>
          <table:table-cell table:style-name="ce4" office:value-type="string">
            <text:p>13:14</text:p>
          </table:table-cell>
          <table:table-cell table:style-name="ce4" office:value-type="string">
            <text:p>18:19</text:p>
          </table:table-cell>
          <table:table-cell table:style-name="ce4" office:value-type="string">
            <text:p>20:42</text:p>
          </table:table-cell>
          <table:table-cell table:style-name="ce4" office:value-type="string">
            <text:p>22:17</text:p>
          </table:table-cell>
          <table:table-cell/>
          <table:table-cell table:formula="of:=[.H224]-[.G224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style-name="ce4" office:value-type="string">
            <text:p>03:53</text:p>
          </table:table-cell>
          <table:table-cell table:style-name="ce4" office:value-type="string">
            <text:p>05:53</text:p>
          </table:table-cell>
          <table:table-cell table:style-name="ce4" office:value-type="string">
            <text:p>13:13</text:p>
          </table:table-cell>
          <table:table-cell table:style-name="ce4" office:value-type="string">
            <text:p>18:17</text:p>
          </table:table-cell>
          <table:table-cell table:style-name="ce4" office:value-type="string">
            <text:p>20:38</text:p>
          </table:table-cell>
          <table:table-cell table:style-name="ce4" office:value-type="string">
            <text:p>22:13</text:p>
          </table:table-cell>
          <table:table-cell/>
          <table:table-cell table:formula="of:=[.H225]-[.G225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style-name="ce4" office:value-type="string">
            <text:p>03:55</text:p>
          </table:table-cell>
          <table:table-cell table:style-name="ce4" office:value-type="string">
            <text:p>05:55</text:p>
          </table:table-cell>
          <table:table-cell table:style-name="ce4" office:value-type="string">
            <text:p>13:13</text:p>
          </table:table-cell>
          <table:table-cell table:style-name="ce4" office:value-type="string">
            <text:p>18:15</text:p>
          </table:table-cell>
          <table:table-cell table:style-name="ce4" office:value-type="string">
            <text:p>20:37</text:p>
          </table:table-cell>
          <table:table-cell table:style-name="ce4" office:value-type="string">
            <text:p>22:12</text:p>
          </table:table-cell>
          <table:table-cell/>
          <table:table-cell table:formula="of:=[.H226]-[.G226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style-name="ce4" office:value-type="string">
            <text:p>03:56</text:p>
          </table:table-cell>
          <table:table-cell table:style-name="ce4" office:value-type="string">
            <text:p>05:56</text:p>
          </table:table-cell>
          <table:table-cell table:style-name="ce4" office:value-type="string">
            <text:p>13:13</text:p>
          </table:table-cell>
          <table:table-cell table:style-name="ce4" office:value-type="string">
            <text:p>18:14</text:p>
          </table:table-cell>
          <table:table-cell table:style-name="ce4" office:value-type="string">
            <text:p>20:35</text:p>
          </table:table-cell>
          <table:table-cell table:style-name="ce4" office:value-type="string">
            <text:p>22:10</text:p>
          </table:table-cell>
          <table:table-cell/>
          <table:table-cell table:formula="of:=[.H227]-[.G227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style-name="ce4" office:value-type="string">
            <text:p>03:58</text:p>
          </table:table-cell>
          <table:table-cell table:style-name="ce4" office:value-type="string">
            <text:p>05:58</text:p>
          </table:table-cell>
          <table:table-cell table:style-name="ce4" office:value-type="string">
            <text:p>13:13</text:p>
          </table:table-cell>
          <table:table-cell table:style-name="ce4" office:value-type="string">
            <text:p>18:13</text:p>
          </table:table-cell>
          <table:table-cell table:style-name="ce4" office:value-type="string">
            <text:p>20:33</text:p>
          </table:table-cell>
          <table:table-cell table:style-name="ce4" office:value-type="string">
            <text:p>22:08</text:p>
          </table:table-cell>
          <table:table-cell/>
          <table:table-cell table:formula="of:=[.H228]-[.G228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4" office:value-type="string">
            <text:p>03:59</text:p>
          </table:table-cell>
          <table:table-cell table:style-name="ce4" office:value-type="string">
            <text:p>05:59</text:p>
          </table:table-cell>
          <table:table-cell table:style-name="ce4" office:value-type="string">
            <text:p>13:13</text:p>
          </table:table-cell>
          <table:table-cell table:style-name="ce4" office:value-type="string">
            <text:p>18:12</text:p>
          </table:table-cell>
          <table:table-cell table:style-name="ce4" office:value-type="string">
            <text:p>20:31</text:p>
          </table:table-cell>
          <table:table-cell table:style-name="ce4" office:value-type="string">
            <text:p>22:06</text:p>
          </table:table-cell>
          <table:table-cell/>
          <table:table-cell table:formula="of:=[.H229]-[.G229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style-name="ce4" office:value-type="string">
            <text:p>04:01</text:p>
          </table:table-cell>
          <table:table-cell table:style-name="ce4" office:value-type="string">
            <text:p>06:01</text:p>
          </table:table-cell>
          <table:table-cell table:style-name="ce4" office:value-type="string">
            <text:p>13:12</text:p>
          </table:table-cell>
          <table:table-cell table:style-name="ce4" office:value-type="string">
            <text:p>18:10</text:p>
          </table:table-cell>
          <table:table-cell table:style-name="ce4" office:value-type="string">
            <text:p>20:29</text:p>
          </table:table-cell>
          <table:table-cell table:style-name="ce4" office:value-type="string">
            <text:p>22:04</text:p>
          </table:table-cell>
          <table:table-cell/>
          <table:table-cell table:formula="of:=[.H230]-[.G230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style-name="ce4" office:value-type="string">
            <text:p>04:02</text:p>
          </table:table-cell>
          <table:table-cell table:style-name="ce4" office:value-type="string">
            <text:p>06:02</text:p>
          </table:table-cell>
          <table:table-cell table:style-name="ce4" office:value-type="string">
            <text:p>13:12</text:p>
          </table:table-cell>
          <table:table-cell table:style-name="ce4" office:value-type="string">
            <text:p>18:09</text:p>
          </table:table-cell>
          <table:table-cell table:style-name="ce4" office:value-type="string">
            <text:p>20:27</text:p>
          </table:table-cell>
          <table:table-cell table:style-name="ce4" office:value-type="string">
            <text:p>22:02</text:p>
          </table:table-cell>
          <table:table-cell/>
          <table:table-cell table:formula="of:=[.H231]-[.G231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style-name="ce4" office:value-type="string">
            <text:p>04:03</text:p>
          </table:table-cell>
          <table:table-cell table:style-name="ce4" office:value-type="string">
            <text:p>06:03</text:p>
          </table:table-cell>
          <table:table-cell table:style-name="ce4" office:value-type="string">
            <text:p>13:12</text:p>
          </table:table-cell>
          <table:table-cell table:style-name="ce4" office:value-type="string">
            <text:p>18:08</text:p>
          </table:table-cell>
          <table:table-cell table:style-name="ce4" office:value-type="string">
            <text:p>20:25</text:p>
          </table:table-cell>
          <table:table-cell table:style-name="ce4" office:value-type="string">
            <text:p>22:00</text:p>
          </table:table-cell>
          <table:table-cell/>
          <table:table-cell table:formula="of:=[.H232]-[.G232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style-name="ce4" office:value-type="string">
            <text:p>04:05</text:p>
          </table:table-cell>
          <table:table-cell table:style-name="ce4" office:value-type="string">
            <text:p>06:05</text:p>
          </table:table-cell>
          <table:table-cell table:style-name="ce4" office:value-type="string">
            <text:p>13:12</text:p>
          </table:table-cell>
          <table:table-cell table:style-name="ce4" office:value-type="string">
            <text:p>18:06</text:p>
          </table:table-cell>
          <table:table-cell table:style-name="ce4" office:value-type="string">
            <text:p>20:23</text:p>
          </table:table-cell>
          <table:table-cell table:style-name="ce4" office:value-type="string">
            <text:p>21:58</text:p>
          </table:table-cell>
          <table:table-cell/>
          <table:table-cell table:formula="of:=[.H233]-[.G233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style-name="ce4" office:value-type="string">
            <text:p>04:06</text:p>
          </table:table-cell>
          <table:table-cell table:style-name="ce4" office:value-type="string">
            <text:p>06:06</text:p>
          </table:table-cell>
          <table:table-cell table:style-name="ce4" office:value-type="string">
            <text:p>13:11</text:p>
          </table:table-cell>
          <table:table-cell table:style-name="ce4" office:value-type="string">
            <text:p>18:05</text:p>
          </table:table-cell>
          <table:table-cell table:style-name="ce4" office:value-type="string">
            <text:p>20:21</text:p>
          </table:table-cell>
          <table:table-cell table:style-name="ce4" office:value-type="string">
            <text:p>21:56</text:p>
          </table:table-cell>
          <table:table-cell/>
          <table:table-cell table:formula="of:=[.H234]-[.G234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style-name="ce4" office:value-type="string">
            <text:p>04:08</text:p>
          </table:table-cell>
          <table:table-cell table:style-name="ce4" office:value-type="string">
            <text:p>06:08</text:p>
          </table:table-cell>
          <table:table-cell table:style-name="ce4" office:value-type="string">
            <text:p>13:11</text:p>
          </table:table-cell>
          <table:table-cell table:style-name="ce4" office:value-type="string">
            <text:p>18:03</text:p>
          </table:table-cell>
          <table:table-cell table:style-name="ce4" office:value-type="string">
            <text:p>20:20</text:p>
          </table:table-cell>
          <table:table-cell table:style-name="ce4" office:value-type="string">
            <text:p>21:55</text:p>
          </table:table-cell>
          <table:table-cell/>
          <table:table-cell table:formula="of:=[.H235]-[.G235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style-name="ce4" office:value-type="string">
            <text:p>04:09</text:p>
          </table:table-cell>
          <table:table-cell table:style-name="ce4" office:value-type="string">
            <text:p>06:09</text:p>
          </table:table-cell>
          <table:table-cell table:style-name="ce4" office:value-type="string">
            <text:p>13:11</text:p>
          </table:table-cell>
          <table:table-cell table:style-name="ce4" office:value-type="string">
            <text:p>18:02</text:p>
          </table:table-cell>
          <table:table-cell table:style-name="ce4" office:value-type="string">
            <text:p>20:18</text:p>
          </table:table-cell>
          <table:table-cell table:style-name="ce4" office:value-type="string">
            <text:p>21:53</text:p>
          </table:table-cell>
          <table:table-cell/>
          <table:table-cell table:formula="of:=[.H236]-[.G236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style-name="ce4" office:value-type="string">
            <text:p>04:11</text:p>
          </table:table-cell>
          <table:table-cell table:style-name="ce4" office:value-type="string">
            <text:p>06:11</text:p>
          </table:table-cell>
          <table:table-cell table:style-name="ce4" office:value-type="string">
            <text:p>13:11</text:p>
          </table:table-cell>
          <table:table-cell table:style-name="ce4" office:value-type="string">
            <text:p>18:00</text:p>
          </table:table-cell>
          <table:table-cell table:style-name="ce4" office:value-type="string">
            <text:p>20:16</text:p>
          </table:table-cell>
          <table:table-cell table:style-name="ce4" office:value-type="string">
            <text:p>21:51</text:p>
          </table:table-cell>
          <table:table-cell/>
          <table:table-cell table:formula="of:=[.H237]-[.G237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style-name="ce4" office:value-type="string">
            <text:p>04:12</text:p>
          </table:table-cell>
          <table:table-cell table:style-name="ce4" office:value-type="string">
            <text:p>06:12</text:p>
          </table:table-cell>
          <table:table-cell table:style-name="ce4" office:value-type="string">
            <text:p>13:10</text:p>
          </table:table-cell>
          <table:table-cell table:style-name="ce4" office:value-type="string">
            <text:p>17:59</text:p>
          </table:table-cell>
          <table:table-cell table:style-name="ce4" office:value-type="string">
            <text:p>20:14</text:p>
          </table:table-cell>
          <table:table-cell table:style-name="ce4" office:value-type="string">
            <text:p>21:49</text:p>
          </table:table-cell>
          <table:table-cell/>
          <table:table-cell table:formula="of:=[.H238]-[.G238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style-name="ce4" office:value-type="string">
            <text:p>04:14</text:p>
          </table:table-cell>
          <table:table-cell table:style-name="ce4" office:value-type="string">
            <text:p>06:14</text:p>
          </table:table-cell>
          <table:table-cell table:style-name="ce4" office:value-type="string">
            <text:p>13:10</text:p>
          </table:table-cell>
          <table:table-cell table:style-name="ce4" office:value-type="string">
            <text:p>17:57</text:p>
          </table:table-cell>
          <table:table-cell table:style-name="ce4" office:value-type="string">
            <text:p>20:12</text:p>
          </table:table-cell>
          <table:table-cell table:style-name="ce4" office:value-type="string">
            <text:p>21:47</text:p>
          </table:table-cell>
          <table:table-cell/>
          <table:table-cell table:formula="of:=[.H239]-[.G239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style-name="ce4" office:value-type="string">
            <text:p>04:15</text:p>
          </table:table-cell>
          <table:table-cell table:style-name="ce4" office:value-type="string">
            <text:p>06:15</text:p>
          </table:table-cell>
          <table:table-cell table:style-name="ce4" office:value-type="string">
            <text:p>13:10</text:p>
          </table:table-cell>
          <table:table-cell table:style-name="ce4" office:value-type="string">
            <text:p>17:56</text:p>
          </table:table-cell>
          <table:table-cell table:style-name="ce4" office:value-type="string">
            <text:p>20:10</text:p>
          </table:table-cell>
          <table:table-cell table:style-name="ce4" office:value-type="string">
            <text:p>21:45</text:p>
          </table:table-cell>
          <table:table-cell/>
          <table:table-cell table:formula="of:=[.H240]-[.G240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style-name="ce4" office:value-type="string">
            <text:p>04:17</text:p>
          </table:table-cell>
          <table:table-cell table:style-name="ce4" office:value-type="string">
            <text:p>06:17</text:p>
          </table:table-cell>
          <table:table-cell table:style-name="ce4" office:value-type="string">
            <text:p>13:10</text:p>
          </table:table-cell>
          <table:table-cell table:style-name="ce4" office:value-type="string">
            <text:p>17:54</text:p>
          </table:table-cell>
          <table:table-cell table:style-name="ce4" office:value-type="string">
            <text:p>20:07</text:p>
          </table:table-cell>
          <table:table-cell table:style-name="ce4" office:value-type="string">
            <text:p>21:42</text:p>
          </table:table-cell>
          <table:table-cell/>
          <table:table-cell table:formula="of:=[.H241]-[.G241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style-name="ce4" office:value-type="string">
            <text:p>04:18</text:p>
          </table:table-cell>
          <table:table-cell table:style-name="ce4" office:value-type="string">
            <text:p>06:18</text:p>
          </table:table-cell>
          <table:table-cell table:style-name="ce4" office:value-type="string">
            <text:p>13:09</text:p>
          </table:table-cell>
          <table:table-cell table:style-name="ce4" office:value-type="string">
            <text:p>17:53</text:p>
          </table:table-cell>
          <table:table-cell table:style-name="ce4" office:value-type="string">
            <text:p>20:05</text:p>
          </table:table-cell>
          <table:table-cell table:style-name="ce4" office:value-type="string">
            <text:p>21:40</text:p>
          </table:table-cell>
          <table:table-cell/>
          <table:table-cell table:formula="of:=[.H242]-[.G242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4" office:value-type="string">
            <text:p>04:19</text:p>
          </table:table-cell>
          <table:table-cell table:style-name="ce4" office:value-type="string">
            <text:p>06:19</text:p>
          </table:table-cell>
          <table:table-cell table:style-name="ce4" office:value-type="string">
            <text:p>13:09</text:p>
          </table:table-cell>
          <table:table-cell table:style-name="ce4" office:value-type="string">
            <text:p>17:51</text:p>
          </table:table-cell>
          <table:table-cell table:style-name="ce4" office:value-type="string">
            <text:p>20:03</text:p>
          </table:table-cell>
          <table:table-cell table:style-name="ce4" office:value-type="string">
            <text:p>21:38</text:p>
          </table:table-cell>
          <table:table-cell/>
          <table:table-cell table:formula="of:=[.H243]-[.G243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style-name="ce4" office:value-type="string">
            <text:p>04:21</text:p>
          </table:table-cell>
          <table:table-cell table:style-name="ce4" office:value-type="string">
            <text:p>06:21</text:p>
          </table:table-cell>
          <table:table-cell table:style-name="ce4" office:value-type="string">
            <text:p>13:09</text:p>
          </table:table-cell>
          <table:table-cell table:style-name="ce4" office:value-type="string">
            <text:p>17:50</text:p>
          </table:table-cell>
          <table:table-cell table:style-name="ce4" office:value-type="string">
            <text:p>20:01</text:p>
          </table:table-cell>
          <table:table-cell table:style-name="ce4" office:value-type="string">
            <text:p>21:36</text:p>
          </table:table-cell>
          <table:table-cell/>
          <table:table-cell table:formula="of:=[.H244]-[.G244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4" office:value-type="string">
            <text:p>04:22</text:p>
          </table:table-cell>
          <table:table-cell table:style-name="ce4" office:value-type="string">
            <text:p>06:22</text:p>
          </table:table-cell>
          <table:table-cell table:style-name="ce4" office:value-type="string">
            <text:p>13:08</text:p>
          </table:table-cell>
          <table:table-cell table:style-name="ce4" office:value-type="string">
            <text:p>17:48</text:p>
          </table:table-cell>
          <table:table-cell table:style-name="ce4" office:value-type="string">
            <text:p>19:59</text:p>
          </table:table-cell>
          <table:table-cell table:style-name="ce4" office:value-type="string">
            <text:p>21:34</text:p>
          </table:table-cell>
          <table:table-cell/>
          <table:table-cell table:formula="of:=[.H245]-[.G245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4" office:value-type="string">
            <text:p>04:22</text:p>
          </table:table-cell>
          <table:table-cell table:style-name="ce4" office:value-type="string">
            <text:p>06:22</text:p>
          </table:table-cell>
          <table:table-cell table:style-name="ce4" office:value-type="string">
            <text:p>13:08</text:p>
          </table:table-cell>
          <table:table-cell table:style-name="ce4" office:value-type="string">
            <text:p>17:48</text:p>
          </table:table-cell>
          <table:table-cell table:style-name="ce4" office:value-type="string">
            <text:p>19:59</text:p>
          </table:table-cell>
          <table:table-cell table:style-name="ce4" office:value-type="string">
            <text:p>21:34</text:p>
          </table:table-cell>
          <table:table-cell/>
          <table:table-cell table:formula="of:=[.H246]-[.G246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4" office:value-type="string">
            <text:p>04:25</text:p>
          </table:table-cell>
          <table:table-cell table:style-name="ce4" office:value-type="string">
            <text:p>06:25</text:p>
          </table:table-cell>
          <table:table-cell table:style-name="ce4" office:value-type="string">
            <text:p>13:08</text:p>
          </table:table-cell>
          <table:table-cell table:style-name="ce4" office:value-type="string">
            <text:p>17:45</text:p>
          </table:table-cell>
          <table:table-cell table:style-name="ce4" office:value-type="string">
            <text:p>19:55</text:p>
          </table:table-cell>
          <table:table-cell table:style-name="ce4" office:value-type="string">
            <text:p>21:30</text:p>
          </table:table-cell>
          <table:table-cell/>
          <table:table-cell table:formula="of:=[.H247]-[.G247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4" office:value-type="string">
            <text:p>04:27</text:p>
          </table:table-cell>
          <table:table-cell table:style-name="ce4" office:value-type="string">
            <text:p>06:27</text:p>
          </table:table-cell>
          <table:table-cell table:style-name="ce4" office:value-type="string">
            <text:p>13:07</text:p>
          </table:table-cell>
          <table:table-cell table:style-name="ce4" office:value-type="string">
            <text:p>17:43</text:p>
          </table:table-cell>
          <table:table-cell table:style-name="ce4" office:value-type="string">
            <text:p>19:53</text:p>
          </table:table-cell>
          <table:table-cell table:style-name="ce4" office:value-type="string">
            <text:p>21:28</text:p>
          </table:table-cell>
          <table:table-cell/>
          <table:table-cell table:formula="of:=[.H248]-[.G248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style-name="ce4" office:value-type="string">
            <text:p>04:28</text:p>
          </table:table-cell>
          <table:table-cell table:style-name="ce4" office:value-type="string">
            <text:p>06:28</text:p>
          </table:table-cell>
          <table:table-cell table:style-name="ce4" office:value-type="string">
            <text:p>13:07</text:p>
          </table:table-cell>
          <table:table-cell table:style-name="ce4" office:value-type="string">
            <text:p>17:41</text:p>
          </table:table-cell>
          <table:table-cell table:style-name="ce4" office:value-type="string">
            <text:p>19:51</text:p>
          </table:table-cell>
          <table:table-cell table:style-name="ce4" office:value-type="string">
            <text:p>21:26</text:p>
          </table:table-cell>
          <table:table-cell/>
          <table:table-cell table:formula="of:=[.H249]-[.G249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style-name="ce4" office:value-type="string">
            <text:p>04:30</text:p>
          </table:table-cell>
          <table:table-cell table:style-name="ce4" office:value-type="string">
            <text:p>06:30</text:p>
          </table:table-cell>
          <table:table-cell table:style-name="ce4" office:value-type="string">
            <text:p>13:07</text:p>
          </table:table-cell>
          <table:table-cell table:style-name="ce4" office:value-type="string">
            <text:p>17:40</text:p>
          </table:table-cell>
          <table:table-cell table:style-name="ce4" office:value-type="string">
            <text:p>19:49</text:p>
          </table:table-cell>
          <table:table-cell table:style-name="ce4" office:value-type="string">
            <text:p>21:24</text:p>
          </table:table-cell>
          <table:table-cell/>
          <table:table-cell table:formula="of:=[.H250]-[.G250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4" office:value-type="string">
            <text:p>04:31</text:p>
          </table:table-cell>
          <table:table-cell table:style-name="ce4" office:value-type="string">
            <text:p>06:31</text:p>
          </table:table-cell>
          <table:table-cell table:style-name="ce4" office:value-type="string">
            <text:p>13:06</text:p>
          </table:table-cell>
          <table:table-cell table:style-name="ce4" office:value-type="string">
            <text:p>17:38</text:p>
          </table:table-cell>
          <table:table-cell table:style-name="ce4" office:value-type="string">
            <text:p>19:47</text:p>
          </table:table-cell>
          <table:table-cell table:style-name="ce4" office:value-type="string">
            <text:p>21:22</text:p>
          </table:table-cell>
          <table:table-cell/>
          <table:table-cell table:formula="of:=[.H251]-[.G251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ce4" office:value-type="string">
            <text:p>04:33</text:p>
          </table:table-cell>
          <table:table-cell table:style-name="ce4" office:value-type="string">
            <text:p>06:33</text:p>
          </table:table-cell>
          <table:table-cell table:style-name="ce4" office:value-type="string">
            <text:p>13:06</text:p>
          </table:table-cell>
          <table:table-cell table:style-name="ce4" office:value-type="string">
            <text:p>17:36</text:p>
          </table:table-cell>
          <table:table-cell table:style-name="ce4" office:value-type="string">
            <text:p>19:44</text:p>
          </table:table-cell>
          <table:table-cell table:style-name="ce4" office:value-type="string">
            <text:p>21:19</text:p>
          </table:table-cell>
          <table:table-cell/>
          <table:table-cell table:formula="of:=[.H252]-[.G252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style-name="ce4" office:value-type="string">
            <text:p>04:34</text:p>
          </table:table-cell>
          <table:table-cell table:style-name="ce4" office:value-type="string">
            <text:p>06:34</text:p>
          </table:table-cell>
          <table:table-cell table:style-name="ce4" office:value-type="string">
            <text:p>13:06</text:p>
          </table:table-cell>
          <table:table-cell table:style-name="ce4" office:value-type="string">
            <text:p>17:35</text:p>
          </table:table-cell>
          <table:table-cell table:style-name="ce4" office:value-type="string">
            <text:p>19:42</text:p>
          </table:table-cell>
          <table:table-cell table:style-name="ce4" office:value-type="string">
            <text:p>21:17</text:p>
          </table:table-cell>
          <table:table-cell/>
          <table:table-cell table:formula="of:=[.H253]-[.G253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4" office:value-type="string">
            <text:p>04:36</text:p>
          </table:table-cell>
          <table:table-cell table:style-name="ce4" office:value-type="string">
            <text:p>06:36</text:p>
          </table:table-cell>
          <table:table-cell table:style-name="ce4" office:value-type="string">
            <text:p>13:05</text:p>
          </table:table-cell>
          <table:table-cell table:style-name="ce4" office:value-type="string">
            <text:p>17:33</text:p>
          </table:table-cell>
          <table:table-cell table:style-name="ce4" office:value-type="string">
            <text:p>19:40</text:p>
          </table:table-cell>
          <table:table-cell table:style-name="ce4" office:value-type="string">
            <text:p>21:15</text:p>
          </table:table-cell>
          <table:table-cell/>
          <table:table-cell table:formula="of:=[.H254]-[.G254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style-name="ce4" office:value-type="string">
            <text:p>04:37</text:p>
          </table:table-cell>
          <table:table-cell table:style-name="ce4" office:value-type="string">
            <text:p>06:37</text:p>
          </table:table-cell>
          <table:table-cell table:style-name="ce4" office:value-type="string">
            <text:p>13:05</text:p>
          </table:table-cell>
          <table:table-cell table:style-name="ce4" office:value-type="string">
            <text:p>17:31</text:p>
          </table:table-cell>
          <table:table-cell table:style-name="ce4" office:value-type="string">
            <text:p>19:38</text:p>
          </table:table-cell>
          <table:table-cell table:style-name="ce4" office:value-type="string">
            <text:p>21:13</text:p>
          </table:table-cell>
          <table:table-cell/>
          <table:table-cell table:formula="of:=[.H255]-[.G255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style-name="ce4" office:value-type="string">
            <text:p>04:38</text:p>
          </table:table-cell>
          <table:table-cell table:style-name="ce4" office:value-type="string">
            <text:p>06:38</text:p>
          </table:table-cell>
          <table:table-cell table:style-name="ce4" office:value-type="string">
            <text:p>13:05</text:p>
          </table:table-cell>
          <table:table-cell table:style-name="ce4" office:value-type="string">
            <text:p>17:29</text:p>
          </table:table-cell>
          <table:table-cell table:style-name="ce4" office:value-type="string">
            <text:p>19:36</text:p>
          </table:table-cell>
          <table:table-cell table:style-name="ce4" office:value-type="string">
            <text:p>21:11</text:p>
          </table:table-cell>
          <table:table-cell/>
          <table:table-cell table:formula="of:=[.H256]-[.G256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style-name="ce4" office:value-type="string">
            <text:p>04:40</text:p>
          </table:table-cell>
          <table:table-cell table:style-name="ce4" office:value-type="string">
            <text:p>06:40</text:p>
          </table:table-cell>
          <table:table-cell table:style-name="ce4" office:value-type="string">
            <text:p>13:04</text:p>
          </table:table-cell>
          <table:table-cell table:style-name="ce4" office:value-type="string">
            <text:p>17:28</text:p>
          </table:table-cell>
          <table:table-cell table:style-name="ce4" office:value-type="string">
            <text:p>19:34</text:p>
          </table:table-cell>
          <table:table-cell table:style-name="ce4" office:value-type="string">
            <text:p>21:09</text:p>
          </table:table-cell>
          <table:table-cell/>
          <table:table-cell table:formula="of:=[.H257]-[.G257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style-name="ce4" office:value-type="string">
            <text:p>04:41</text:p>
          </table:table-cell>
          <table:table-cell table:style-name="ce4" office:value-type="string">
            <text:p>06:41</text:p>
          </table:table-cell>
          <table:table-cell table:style-name="ce4" office:value-type="string">
            <text:p>13:04</text:p>
          </table:table-cell>
          <table:table-cell table:style-name="ce4" office:value-type="string">
            <text:p>17:26</text:p>
          </table:table-cell>
          <table:table-cell table:style-name="ce4" office:value-type="string">
            <text:p>19:32</text:p>
          </table:table-cell>
          <table:table-cell table:style-name="ce4" office:value-type="string">
            <text:p>21:07</text:p>
          </table:table-cell>
          <table:table-cell/>
          <table:table-cell table:formula="of:=[.H258]-[.G258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style-name="ce4" office:value-type="string">
            <text:p>04:43</text:p>
          </table:table-cell>
          <table:table-cell table:style-name="ce4" office:value-type="string">
            <text:p>06:43</text:p>
          </table:table-cell>
          <table:table-cell table:style-name="ce4" office:value-type="string">
            <text:p>13:04</text:p>
          </table:table-cell>
          <table:table-cell table:style-name="ce4" office:value-type="string">
            <text:p>17:24</text:p>
          </table:table-cell>
          <table:table-cell table:style-name="ce4" office:value-type="string">
            <text:p>19:29</text:p>
          </table:table-cell>
          <table:table-cell table:style-name="ce4" office:value-type="string">
            <text:p>21:04</text:p>
          </table:table-cell>
          <table:table-cell/>
          <table:table-cell table:formula="of:=[.H259]-[.G259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style-name="ce4" office:value-type="string">
            <text:p>04:44</text:p>
          </table:table-cell>
          <table:table-cell table:style-name="ce4" office:value-type="string">
            <text:p>06:44</text:p>
          </table:table-cell>
          <table:table-cell table:style-name="ce4" office:value-type="string">
            <text:p>13:03</text:p>
          </table:table-cell>
          <table:table-cell table:style-name="ce4" office:value-type="string">
            <text:p>17:22</text:p>
          </table:table-cell>
          <table:table-cell table:style-name="ce4" office:value-type="string">
            <text:p>19:27</text:p>
          </table:table-cell>
          <table:table-cell table:style-name="ce4" office:value-type="string">
            <text:p>21:02</text:p>
          </table:table-cell>
          <table:table-cell/>
          <table:table-cell table:formula="of:=[.H260]-[.G260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style-name="ce4" office:value-type="string">
            <text:p>04:46</text:p>
          </table:table-cell>
          <table:table-cell table:style-name="ce4" office:value-type="string">
            <text:p>06:46</text:p>
          </table:table-cell>
          <table:table-cell table:style-name="ce4" office:value-type="string">
            <text:p>13:03</text:p>
          </table:table-cell>
          <table:table-cell table:style-name="ce4" office:value-type="string">
            <text:p>17:20</text:p>
          </table:table-cell>
          <table:table-cell table:style-name="ce4" office:value-type="string">
            <text:p>19:25</text:p>
          </table:table-cell>
          <table:table-cell table:style-name="ce4" office:value-type="string">
            <text:p>21:00</text:p>
          </table:table-cell>
          <table:table-cell/>
          <table:table-cell table:formula="of:=[.H261]-[.G261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style-name="ce4" office:value-type="string">
            <text:p>04:47</text:p>
          </table:table-cell>
          <table:table-cell table:style-name="ce4" office:value-type="string">
            <text:p>06:47</text:p>
          </table:table-cell>
          <table:table-cell table:style-name="ce4" office:value-type="string">
            <text:p>13:02</text:p>
          </table:table-cell>
          <table:table-cell table:style-name="ce4" office:value-type="string">
            <text:p>17:19</text:p>
          </table:table-cell>
          <table:table-cell table:style-name="ce4" office:value-type="string">
            <text:p>19:23</text:p>
          </table:table-cell>
          <table:table-cell table:style-name="ce4" office:value-type="string">
            <text:p>20:58</text:p>
          </table:table-cell>
          <table:table-cell/>
          <table:table-cell table:formula="of:=[.H262]-[.G262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style-name="ce4" office:value-type="string">
            <text:p>04:49</text:p>
          </table:table-cell>
          <table:table-cell table:style-name="ce4" office:value-type="string">
            <text:p>06:49</text:p>
          </table:table-cell>
          <table:table-cell table:style-name="ce4" office:value-type="string">
            <text:p>13:02</text:p>
          </table:table-cell>
          <table:table-cell table:style-name="ce4" office:value-type="string">
            <text:p>17:17</text:p>
          </table:table-cell>
          <table:table-cell table:style-name="ce4" office:value-type="string">
            <text:p>19:21</text:p>
          </table:table-cell>
          <table:table-cell table:style-name="ce4" office:value-type="string">
            <text:p>20:56</text:p>
          </table:table-cell>
          <table:table-cell/>
          <table:table-cell table:formula="of:=[.H263]-[.G263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4" office:value-type="string">
            <text:p>04:50</text:p>
          </table:table-cell>
          <table:table-cell table:style-name="ce4" office:value-type="string">
            <text:p>06:50</text:p>
          </table:table-cell>
          <table:table-cell table:style-name="ce4" office:value-type="string">
            <text:p>13:02</text:p>
          </table:table-cell>
          <table:table-cell table:style-name="ce4" office:value-type="string">
            <text:p>17:15</text:p>
          </table:table-cell>
          <table:table-cell table:style-name="ce4" office:value-type="string">
            <text:p>19:18</text:p>
          </table:table-cell>
          <table:table-cell table:style-name="ce4" office:value-type="string">
            <text:p>20:53</text:p>
          </table:table-cell>
          <table:table-cell/>
          <table:table-cell table:formula="of:=[.H264]-[.G264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style-name="ce4" office:value-type="string">
            <text:p>04:52</text:p>
          </table:table-cell>
          <table:table-cell table:style-name="ce4" office:value-type="string">
            <text:p>06:52</text:p>
          </table:table-cell>
          <table:table-cell table:style-name="ce4" office:value-type="string">
            <text:p>13:01</text:p>
          </table:table-cell>
          <table:table-cell table:style-name="ce4" office:value-type="string">
            <text:p>17:13</text:p>
          </table:table-cell>
          <table:table-cell table:style-name="ce4" office:value-type="string">
            <text:p>19:16</text:p>
          </table:table-cell>
          <table:table-cell table:style-name="ce4" office:value-type="string">
            <text:p>20:51</text:p>
          </table:table-cell>
          <table:table-cell/>
          <table:table-cell table:formula="of:=[.H265]-[.G265]" office:value-type="time" office:time-value="PT01H35M00S">
            <text:p>1:35:00 AM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style-name="ce4" office:value-type="string">
            <text:p>04:53</text:p>
          </table:table-cell>
          <table:table-cell table:style-name="ce4" office:value-type="string">
            <text:p>06:53</text:p>
          </table:table-cell>
          <table:table-cell table:style-name="ce4" office:value-type="string">
            <text:p>13:01</text:p>
          </table:table-cell>
          <table:table-cell table:style-name="ce4" office:value-type="string">
            <text:p>17:11</text:p>
          </table:table-cell>
          <table:table-cell table:style-name="ce4" office:value-type="string">
            <text:p>19:13</text:p>
          </table:table-cell>
          <table:table-cell table:style-name="ce4" office:value-type="string">
            <text:p>20:43</text:p>
          </table:table-cell>
          <table:table-cell/>
          <table:table-cell table:formula="of:=[.H266]-[.G266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style-name="ce4" office:value-type="string">
            <text:p>04:54</text:p>
          </table:table-cell>
          <table:table-cell table:style-name="ce4" office:value-type="string">
            <text:p>06:54</text:p>
          </table:table-cell>
          <table:table-cell table:style-name="ce4" office:value-type="string">
            <text:p>13:01</text:p>
          </table:table-cell>
          <table:table-cell table:style-name="ce4" office:value-type="string">
            <text:p>17:09</text:p>
          </table:table-cell>
          <table:table-cell table:style-name="ce4" office:value-type="string">
            <text:p>19:11</text:p>
          </table:table-cell>
          <table:table-cell table:style-name="ce4" office:value-type="string">
            <text:p>20:41</text:p>
          </table:table-cell>
          <table:table-cell/>
          <table:table-cell table:formula="of:=[.H267]-[.G267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style-name="ce4" office:value-type="string">
            <text:p>04:54</text:p>
          </table:table-cell>
          <table:table-cell table:style-name="ce4" office:value-type="string">
            <text:p>06:54</text:p>
          </table:table-cell>
          <table:table-cell table:style-name="ce4" office:value-type="string">
            <text:p>13:01</text:p>
          </table:table-cell>
          <table:table-cell table:style-name="ce4" office:value-type="string">
            <text:p>17:09</text:p>
          </table:table-cell>
          <table:table-cell table:style-name="ce4" office:value-type="string">
            <text:p>19:11</text:p>
          </table:table-cell>
          <table:table-cell table:style-name="ce4" office:value-type="string">
            <text:p>20:41</text:p>
          </table:table-cell>
          <table:table-cell/>
          <table:table-cell table:formula="of:=[.H268]-[.G268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style-name="ce4" office:value-type="string">
            <text:p>04:57</text:p>
          </table:table-cell>
          <table:table-cell table:style-name="ce4" office:value-type="string">
            <text:p>06:57</text:p>
          </table:table-cell>
          <table:table-cell table:style-name="ce4" office:value-type="string">
            <text:p>13:00</text:p>
          </table:table-cell>
          <table:table-cell table:style-name="ce4" office:value-type="string">
            <text:p>17:06</text:p>
          </table:table-cell>
          <table:table-cell table:style-name="ce4" office:value-type="string">
            <text:p>19:07</text:p>
          </table:table-cell>
          <table:table-cell table:style-name="ce4" office:value-type="string">
            <text:p>20:37</text:p>
          </table:table-cell>
          <table:table-cell/>
          <table:table-cell table:formula="of:=[.H269]-[.G269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style-name="ce4" office:value-type="string">
            <text:p>04:59</text:p>
          </table:table-cell>
          <table:table-cell table:style-name="ce4" office:value-type="string">
            <text:p>06:59</text:p>
          </table:table-cell>
          <table:table-cell table:style-name="ce4" office:value-type="string">
            <text:p>13:00</text:p>
          </table:table-cell>
          <table:table-cell table:style-name="ce4" office:value-type="string">
            <text:p>17:04</text:p>
          </table:table-cell>
          <table:table-cell table:style-name="ce4" office:value-type="string">
            <text:p>19:04</text:p>
          </table:table-cell>
          <table:table-cell table:style-name="ce4" office:value-type="string">
            <text:p>20:34</text:p>
          </table:table-cell>
          <table:table-cell/>
          <table:table-cell table:formula="of:=[.H270]-[.G270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style-name="ce4" office:value-type="string">
            <text:p>05:00</text:p>
          </table:table-cell>
          <table:table-cell table:style-name="ce4" office:value-type="string">
            <text:p>07:00</text:p>
          </table:table-cell>
          <table:table-cell table:style-name="ce4" office:value-type="string">
            <text:p>12:59</text:p>
          </table:table-cell>
          <table:table-cell table:style-name="ce4" office:value-type="string">
            <text:p>17:02</text:p>
          </table:table-cell>
          <table:table-cell table:style-name="ce4" office:value-type="string">
            <text:p>19:02</text:p>
          </table:table-cell>
          <table:table-cell table:style-name="ce4" office:value-type="string">
            <text:p>20:32</text:p>
          </table:table-cell>
          <table:table-cell/>
          <table:table-cell table:formula="of:=[.H271]-[.G271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style-name="ce4" office:value-type="string">
            <text:p>05:02</text:p>
          </table:table-cell>
          <table:table-cell table:style-name="ce4" office:value-type="string">
            <text:p>07:02</text:p>
          </table:table-cell>
          <table:table-cell table:style-name="ce4" office:value-type="string">
            <text:p>12:59</text:p>
          </table:table-cell>
          <table:table-cell table:style-name="ce4" office:value-type="string">
            <text:p>17:00</text:p>
          </table:table-cell>
          <table:table-cell table:style-name="ce4" office:value-type="string">
            <text:p>19:00</text:p>
          </table:table-cell>
          <table:table-cell table:style-name="ce4" office:value-type="string">
            <text:p>20:30</text:p>
          </table:table-cell>
          <table:table-cell/>
          <table:table-cell table:formula="of:=[.H272]-[.G272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style-name="ce4" office:value-type="string">
            <text:p>05:03</text:p>
          </table:table-cell>
          <table:table-cell table:style-name="ce4" office:value-type="string">
            <text:p>07:03</text:p>
          </table:table-cell>
          <table:table-cell table:style-name="ce4" office:value-type="string">
            <text:p>12:59</text:p>
          </table:table-cell>
          <table:table-cell table:style-name="ce4" office:value-type="string">
            <text:p>16:58</text:p>
          </table:table-cell>
          <table:table-cell table:style-name="ce4" office:value-type="string">
            <text:p>18:58</text:p>
          </table:table-cell>
          <table:table-cell table:style-name="ce4" office:value-type="string">
            <text:p>20:28</text:p>
          </table:table-cell>
          <table:table-cell/>
          <table:table-cell table:formula="of:=[.H273]-[.G273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style-name="ce4" office:value-type="string">
            <text:p>05:05</text:p>
          </table:table-cell>
          <table:table-cell table:style-name="ce4" office:value-type="string">
            <text:p>07:05</text:p>
          </table:table-cell>
          <table:table-cell table:style-name="ce4" office:value-type="string">
            <text:p>12:58</text:p>
          </table:table-cell>
          <table:table-cell table:style-name="ce4" office:value-type="string">
            <text:p>16:56</text:p>
          </table:table-cell>
          <table:table-cell table:style-name="ce4" office:value-type="string">
            <text:p>18:56</text:p>
          </table:table-cell>
          <table:table-cell table:style-name="ce4" office:value-type="string">
            <text:p>20:26</text:p>
          </table:table-cell>
          <table:table-cell/>
          <table:table-cell table:formula="of:=[.H274]-[.G274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4" office:value-type="string">
            <text:p>05:06</text:p>
          </table:table-cell>
          <table:table-cell table:style-name="ce4" office:value-type="string">
            <text:p>07:06</text:p>
          </table:table-cell>
          <table:table-cell table:style-name="ce4" office:value-type="string">
            <text:p>12:58</text:p>
          </table:table-cell>
          <table:table-cell table:style-name="ce4" office:value-type="string">
            <text:p>16:54</text:p>
          </table:table-cell>
          <table:table-cell table:style-name="ce4" office:value-type="string">
            <text:p>18:54</text:p>
          </table:table-cell>
          <table:table-cell table:style-name="ce4" office:value-type="string">
            <text:p>20:24</text:p>
          </table:table-cell>
          <table:table-cell/>
          <table:table-cell table:formula="of:=[.H275]-[.G275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4" office:value-type="string">
            <text:p>05:08</text:p>
          </table:table-cell>
          <table:table-cell table:style-name="ce4" office:value-type="string">
            <text:p>07:08</text:p>
          </table:table-cell>
          <table:table-cell table:style-name="ce4" office:value-type="string">
            <text:p>12:58</text:p>
          </table:table-cell>
          <table:table-cell table:style-name="ce4" office:value-type="string">
            <text:p>16:53</text:p>
          </table:table-cell>
          <table:table-cell table:style-name="ce4" office:value-type="string">
            <text:p>18:52</text:p>
          </table:table-cell>
          <table:table-cell table:style-name="ce4" office:value-type="string">
            <text:p>20:22</text:p>
          </table:table-cell>
          <table:table-cell/>
          <table:table-cell table:formula="of:=[.H276]-[.G276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4" office:value-type="string">
            <text:p>05:09</text:p>
          </table:table-cell>
          <table:table-cell table:style-name="ce4" office:value-type="string">
            <text:p>07:09</text:p>
          </table:table-cell>
          <table:table-cell table:style-name="ce4" office:value-type="string">
            <text:p>12:57</text:p>
          </table:table-cell>
          <table:table-cell table:style-name="ce4" office:value-type="string">
            <text:p>16:51</text:p>
          </table:table-cell>
          <table:table-cell table:style-name="ce4" office:value-type="string">
            <text:p>18:49</text:p>
          </table:table-cell>
          <table:table-cell table:style-name="ce4" office:value-type="string">
            <text:p>20:19</text:p>
          </table:table-cell>
          <table:table-cell/>
          <table:table-cell table:formula="of:=[.H277]-[.G277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4" office:value-type="string">
            <text:p>05:11</text:p>
          </table:table-cell>
          <table:table-cell table:style-name="ce4" office:value-type="string">
            <text:p>07:11</text:p>
          </table:table-cell>
          <table:table-cell table:style-name="ce4" office:value-type="string">
            <text:p>12:57</text:p>
          </table:table-cell>
          <table:table-cell table:style-name="ce4" office:value-type="string">
            <text:p>16:49</text:p>
          </table:table-cell>
          <table:table-cell table:style-name="ce4" office:value-type="string">
            <text:p>18:47</text:p>
          </table:table-cell>
          <table:table-cell table:style-name="ce4" office:value-type="string">
            <text:p>20:17</text:p>
          </table:table-cell>
          <table:table-cell/>
          <table:table-cell table:formula="of:=[.H278]-[.G278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4" office:value-type="string">
            <text:p>05:12</text:p>
          </table:table-cell>
          <table:table-cell table:style-name="ce4" office:value-type="string">
            <text:p>07:12</text:p>
          </table:table-cell>
          <table:table-cell table:style-name="ce4" office:value-type="string">
            <text:p>12:57</text:p>
          </table:table-cell>
          <table:table-cell table:style-name="ce4" office:value-type="string">
            <text:p>16:47</text:p>
          </table:table-cell>
          <table:table-cell table:style-name="ce4" office:value-type="string">
            <text:p>18:45</text:p>
          </table:table-cell>
          <table:table-cell table:style-name="ce4" office:value-type="string">
            <text:p>20:15</text:p>
          </table:table-cell>
          <table:table-cell/>
          <table:table-cell table:formula="of:=[.H279]-[.G279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4" office:value-type="string">
            <text:p>05:14</text:p>
          </table:table-cell>
          <table:table-cell table:style-name="ce4" office:value-type="string">
            <text:p>07:14</text:p>
          </table:table-cell>
          <table:table-cell table:style-name="ce4" office:value-type="string">
            <text:p>12:56</text:p>
          </table:table-cell>
          <table:table-cell table:style-name="ce4" office:value-type="string">
            <text:p>16:45</text:p>
          </table:table-cell>
          <table:table-cell table:style-name="ce4" office:value-type="string">
            <text:p>18:43</text:p>
          </table:table-cell>
          <table:table-cell table:style-name="ce4" office:value-type="string">
            <text:p>20:13</text:p>
          </table:table-cell>
          <table:table-cell/>
          <table:table-cell table:formula="of:=[.H280]-[.G280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style-name="ce4" office:value-type="string">
            <text:p>05:15</text:p>
          </table:table-cell>
          <table:table-cell table:style-name="ce4" office:value-type="string">
            <text:p>07:15</text:p>
          </table:table-cell>
          <table:table-cell table:style-name="ce4" office:value-type="string">
            <text:p>12:56</text:p>
          </table:table-cell>
          <table:table-cell table:style-name="ce4" office:value-type="string">
            <text:p>16:43</text:p>
          </table:table-cell>
          <table:table-cell table:style-name="ce4" office:value-type="string">
            <text:p>18:41</text:p>
          </table:table-cell>
          <table:table-cell table:style-name="ce4" office:value-type="string">
            <text:p>20:11</text:p>
          </table:table-cell>
          <table:table-cell/>
          <table:table-cell table:formula="of:=[.H281]-[.G281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4" office:value-type="string">
            <text:p>05:17</text:p>
          </table:table-cell>
          <table:table-cell table:style-name="ce4" office:value-type="string">
            <text:p>07:17</text:p>
          </table:table-cell>
          <table:table-cell table:style-name="ce4" office:value-type="string">
            <text:p>12:56</text:p>
          </table:table-cell>
          <table:table-cell table:style-name="ce4" office:value-type="string">
            <text:p>16:41</text:p>
          </table:table-cell>
          <table:table-cell table:style-name="ce4" office:value-type="string">
            <text:p>18:39</text:p>
          </table:table-cell>
          <table:table-cell table:style-name="ce4" office:value-type="string">
            <text:p>20:09</text:p>
          </table:table-cell>
          <table:table-cell/>
          <table:table-cell table:formula="of:=[.H282]-[.G282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style-name="ce4" office:value-type="string">
            <text:p>05:18</text:p>
          </table:table-cell>
          <table:table-cell table:style-name="ce4" office:value-type="string">
            <text:p>07:18</text:p>
          </table:table-cell>
          <table:table-cell table:style-name="ce4" office:value-type="string">
            <text:p>12:56</text:p>
          </table:table-cell>
          <table:table-cell table:style-name="ce4" office:value-type="string">
            <text:p>16:39</text:p>
          </table:table-cell>
          <table:table-cell table:style-name="ce4" office:value-type="string">
            <text:p>18:37</text:p>
          </table:table-cell>
          <table:table-cell table:style-name="ce4" office:value-type="string">
            <text:p>20:07</text:p>
          </table:table-cell>
          <table:table-cell/>
          <table:table-cell table:formula="of:=[.H283]-[.G283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style-name="ce4" office:value-type="string">
            <text:p>05:20</text:p>
          </table:table-cell>
          <table:table-cell table:style-name="ce4" office:value-type="string">
            <text:p>07:20</text:p>
          </table:table-cell>
          <table:table-cell table:style-name="ce4" office:value-type="string">
            <text:p>12:55</text:p>
          </table:table-cell>
          <table:table-cell table:style-name="ce4" office:value-type="string">
            <text:p>16:38</text:p>
          </table:table-cell>
          <table:table-cell table:style-name="ce4" office:value-type="string">
            <text:p>18:35</text:p>
          </table:table-cell>
          <table:table-cell table:style-name="ce4" office:value-type="string">
            <text:p>20:05</text:p>
          </table:table-cell>
          <table:table-cell/>
          <table:table-cell table:formula="of:=[.H284]-[.G284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style-name="ce4" office:value-type="string">
            <text:p>05:22</text:p>
          </table:table-cell>
          <table:table-cell table:style-name="ce4" office:value-type="string">
            <text:p>07:22</text:p>
          </table:table-cell>
          <table:table-cell table:style-name="ce4" office:value-type="string">
            <text:p>12:55</text:p>
          </table:table-cell>
          <table:table-cell table:style-name="ce4" office:value-type="string">
            <text:p>16:36</text:p>
          </table:table-cell>
          <table:table-cell table:style-name="ce4" office:value-type="string">
            <text:p>18:33</text:p>
          </table:table-cell>
          <table:table-cell table:style-name="ce4" office:value-type="string">
            <text:p>20:03</text:p>
          </table:table-cell>
          <table:table-cell/>
          <table:table-cell table:formula="of:=[.H285]-[.G285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style-name="ce4" office:value-type="string">
            <text:p>05:23</text:p>
          </table:table-cell>
          <table:table-cell table:style-name="ce4" office:value-type="string">
            <text:p>07:23</text:p>
          </table:table-cell>
          <table:table-cell table:style-name="ce4" office:value-type="string">
            <text:p>12:55</text:p>
          </table:table-cell>
          <table:table-cell table:style-name="ce4" office:value-type="string">
            <text:p>16:34</text:p>
          </table:table-cell>
          <table:table-cell table:style-name="ce4" office:value-type="string">
            <text:p>18:31</text:p>
          </table:table-cell>
          <table:table-cell table:style-name="ce4" office:value-type="string">
            <text:p>20:01</text:p>
          </table:table-cell>
          <table:table-cell/>
          <table:table-cell table:formula="of:=[.H286]-[.G286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style-name="ce4" office:value-type="string">
            <text:p>05:25</text:p>
          </table:table-cell>
          <table:table-cell table:style-name="ce4" office:value-type="string">
            <text:p>07:25</text:p>
          </table:table-cell>
          <table:table-cell table:style-name="ce4" office:value-type="string">
            <text:p>12:55</text:p>
          </table:table-cell>
          <table:table-cell table:style-name="ce4" office:value-type="string">
            <text:p>16:32</text:p>
          </table:table-cell>
          <table:table-cell table:style-name="ce4" office:value-type="string">
            <text:p>18:29</text:p>
          </table:table-cell>
          <table:table-cell table:style-name="ce4" office:value-type="string">
            <text:p>19:59</text:p>
          </table:table-cell>
          <table:table-cell/>
          <table:table-cell table:formula="of:=[.H287]-[.G287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style-name="ce4" office:value-type="string">
            <text:p>05:26</text:p>
          </table:table-cell>
          <table:table-cell table:style-name="ce4" office:value-type="string">
            <text:p>07:26</text:p>
          </table:table-cell>
          <table:table-cell table:style-name="ce4" office:value-type="string">
            <text:p>12:54</text:p>
          </table:table-cell>
          <table:table-cell table:style-name="ce4" office:value-type="string">
            <text:p>16:30</text:p>
          </table:table-cell>
          <table:table-cell table:style-name="ce4" office:value-type="string">
            <text:p>18:27</text:p>
          </table:table-cell>
          <table:table-cell table:style-name="ce4" office:value-type="string">
            <text:p>19:57</text:p>
          </table:table-cell>
          <table:table-cell/>
          <table:table-cell table:formula="of:=[.H288]-[.G288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style-name="ce4" office:value-type="string">
            <text:p>05:28</text:p>
          </table:table-cell>
          <table:table-cell table:style-name="ce4" office:value-type="string">
            <text:p>07:28</text:p>
          </table:table-cell>
          <table:table-cell table:style-name="ce4" office:value-type="string">
            <text:p>12:54</text:p>
          </table:table-cell>
          <table:table-cell table:style-name="ce4" office:value-type="string">
            <text:p>16:28</text:p>
          </table:table-cell>
          <table:table-cell table:style-name="ce4" office:value-type="string">
            <text:p>18:25</text:p>
          </table:table-cell>
          <table:table-cell table:style-name="ce4" office:value-type="string">
            <text:p>19:55</text:p>
          </table:table-cell>
          <table:table-cell/>
          <table:table-cell table:formula="of:=[.H289]-[.G289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4" office:value-type="string">
            <text:p>05:28</text:p>
          </table:table-cell>
          <table:table-cell table:style-name="ce4" office:value-type="string">
            <text:p>07:28</text:p>
          </table:table-cell>
          <table:table-cell table:style-name="ce4" office:value-type="string">
            <text:p>12:54</text:p>
          </table:table-cell>
          <table:table-cell table:style-name="ce4" office:value-type="string">
            <text:p>16:28</text:p>
          </table:table-cell>
          <table:table-cell table:style-name="ce4" office:value-type="string">
            <text:p>18:25</text:p>
          </table:table-cell>
          <table:table-cell table:style-name="ce4" office:value-type="string">
            <text:p>19:55</text:p>
          </table:table-cell>
          <table:table-cell/>
          <table:table-cell table:formula="of:=[.H290]-[.G290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style-name="ce4" office:value-type="string">
            <text:p>05:31</text:p>
          </table:table-cell>
          <table:table-cell table:style-name="ce4" office:value-type="string">
            <text:p>07:31</text:p>
          </table:table-cell>
          <table:table-cell table:style-name="ce4" office:value-type="string">
            <text:p>12:54</text:p>
          </table:table-cell>
          <table:table-cell table:style-name="ce4" office:value-type="string">
            <text:p>16:25</text:p>
          </table:table-cell>
          <table:table-cell table:style-name="ce4" office:value-type="string">
            <text:p>18:21</text:p>
          </table:table-cell>
          <table:table-cell table:style-name="ce4" office:value-type="string">
            <text:p>19:51</text:p>
          </table:table-cell>
          <table:table-cell/>
          <table:table-cell table:formula="of:=[.H291]-[.G291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style-name="ce4" office:value-type="string">
            <text:p>05:32</text:p>
          </table:table-cell>
          <table:table-cell table:style-name="ce4" office:value-type="string">
            <text:p>07:32</text:p>
          </table:table-cell>
          <table:table-cell table:style-name="ce4" office:value-type="string">
            <text:p>12:53</text:p>
          </table:table-cell>
          <table:table-cell table:style-name="ce4" office:value-type="string">
            <text:p>16:23</text:p>
          </table:table-cell>
          <table:table-cell table:style-name="ce4" office:value-type="string">
            <text:p>18:19</text:p>
          </table:table-cell>
          <table:table-cell table:style-name="ce4" office:value-type="string">
            <text:p>19:49</text:p>
          </table:table-cell>
          <table:table-cell/>
          <table:table-cell table:formula="of:=[.H292]-[.G292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style-name="ce4" office:value-type="string">
            <text:p>05:34</text:p>
          </table:table-cell>
          <table:table-cell table:style-name="ce4" office:value-type="string">
            <text:p>07:34</text:p>
          </table:table-cell>
          <table:table-cell table:style-name="ce4" office:value-type="string">
            <text:p>12:53</text:p>
          </table:table-cell>
          <table:table-cell table:style-name="ce4" office:value-type="string">
            <text:p>16:21</text:p>
          </table:table-cell>
          <table:table-cell table:style-name="ce4" office:value-type="string">
            <text:p>18:17</text:p>
          </table:table-cell>
          <table:table-cell table:style-name="ce4" office:value-type="string">
            <text:p>19:47</text:p>
          </table:table-cell>
          <table:table-cell/>
          <table:table-cell table:formula="of:=[.H293]-[.G293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4" office:value-type="string">
            <text:p>05:36</text:p>
          </table:table-cell>
          <table:table-cell table:style-name="ce4" office:value-type="string">
            <text:p>07:36</text:p>
          </table:table-cell>
          <table:table-cell table:style-name="ce4" office:value-type="string">
            <text:p>12:53</text:p>
          </table:table-cell>
          <table:table-cell table:style-name="ce4" office:value-type="string">
            <text:p>16:19</text:p>
          </table:table-cell>
          <table:table-cell table:style-name="ce4" office:value-type="string">
            <text:p>18:15</text:p>
          </table:table-cell>
          <table:table-cell table:style-name="ce4" office:value-type="string">
            <text:p>19:45</text:p>
          </table:table-cell>
          <table:table-cell/>
          <table:table-cell table:formula="of:=[.H294]-[.G294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style-name="ce4" office:value-type="string">
            <text:p>05:37</text:p>
          </table:table-cell>
          <table:table-cell table:style-name="ce4" office:value-type="string">
            <text:p>07:37</text:p>
          </table:table-cell>
          <table:table-cell table:style-name="ce4" office:value-type="string">
            <text:p>12:53</text:p>
          </table:table-cell>
          <table:table-cell table:style-name="ce4" office:value-type="string">
            <text:p>16:17</text:p>
          </table:table-cell>
          <table:table-cell table:style-name="ce4" office:value-type="string">
            <text:p>18:13</text:p>
          </table:table-cell>
          <table:table-cell table:style-name="ce4" office:value-type="string">
            <text:p>19:43</text:p>
          </table:table-cell>
          <table:table-cell/>
          <table:table-cell table:formula="of:=[.H295]-[.G295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style-name="ce4" office:value-type="string">
            <text:p>05:39</text:p>
          </table:table-cell>
          <table:table-cell table:style-name="ce4" office:value-type="string">
            <text:p>07:39</text:p>
          </table:table-cell>
          <table:table-cell table:style-name="ce4" office:value-type="string">
            <text:p>12:53</text:p>
          </table:table-cell>
          <table:table-cell table:style-name="ce4" office:value-type="string">
            <text:p>16:16</text:p>
          </table:table-cell>
          <table:table-cell table:style-name="ce4" office:value-type="string">
            <text:p>18:11</text:p>
          </table:table-cell>
          <table:table-cell table:style-name="ce4" office:value-type="string">
            <text:p>19:41</text:p>
          </table:table-cell>
          <table:table-cell/>
          <table:table-cell table:formula="of:=[.H296]-[.G296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style-name="ce4" office:value-type="string">
            <text:p>05:40</text:p>
          </table:table-cell>
          <table:table-cell table:style-name="ce4" office:value-type="string">
            <text:p>07:40</text:p>
          </table:table-cell>
          <table:table-cell table:style-name="ce4" office:value-type="string">
            <text:p>12:53</text:p>
          </table:table-cell>
          <table:table-cell table:style-name="ce4" office:value-type="string">
            <text:p>16:14</text:p>
          </table:table-cell>
          <table:table-cell table:style-name="ce4" office:value-type="string">
            <text:p>18:09</text:p>
          </table:table-cell>
          <table:table-cell table:style-name="ce4" office:value-type="string">
            <text:p>19:39</text:p>
          </table:table-cell>
          <table:table-cell/>
          <table:table-cell table:formula="of:=[.H297]-[.G297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style-name="ce4" office:value-type="string">
            <text:p>05:42</text:p>
          </table:table-cell>
          <table:table-cell table:style-name="ce4" office:value-type="string">
            <text:p>07:42</text:p>
          </table:table-cell>
          <table:table-cell table:style-name="ce4" office:value-type="string">
            <text:p>12:52</text:p>
          </table:table-cell>
          <table:table-cell table:style-name="ce4" office:value-type="string">
            <text:p>16:12</text:p>
          </table:table-cell>
          <table:table-cell table:style-name="ce4" office:value-type="string">
            <text:p>18:07</text:p>
          </table:table-cell>
          <table:table-cell table:style-name="ce4" office:value-type="string">
            <text:p>19:37</text:p>
          </table:table-cell>
          <table:table-cell/>
          <table:table-cell table:formula="of:=[.H298]-[.G298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style-name="ce4" office:value-type="string">
            <text:p>05:44</text:p>
          </table:table-cell>
          <table:table-cell table:style-name="ce4" office:value-type="string">
            <text:p>07:44</text:p>
          </table:table-cell>
          <table:table-cell table:style-name="ce4" office:value-type="string">
            <text:p>12:52</text:p>
          </table:table-cell>
          <table:table-cell table:style-name="ce4" office:value-type="string">
            <text:p>16:10</text:p>
          </table:table-cell>
          <table:table-cell table:style-name="ce4" office:value-type="string">
            <text:p>18:05</text:p>
          </table:table-cell>
          <table:table-cell table:style-name="ce4" office:value-type="string">
            <text:p>19:35</text:p>
          </table:table-cell>
          <table:table-cell/>
          <table:table-cell table:formula="of:=[.H299]-[.G299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style-name="ce4" office:value-type="string">
            <text:p>05:45</text:p>
          </table:table-cell>
          <table:table-cell table:style-name="ce4" office:value-type="string">
            <text:p>07:45</text:p>
          </table:table-cell>
          <table:table-cell table:style-name="ce4" office:value-type="string">
            <text:p>12:52</text:p>
          </table:table-cell>
          <table:table-cell table:style-name="ce4" office:value-type="string">
            <text:p>16:09</text:p>
          </table:table-cell>
          <table:table-cell table:style-name="ce4" office:value-type="string">
            <text:p>18:04</text:p>
          </table:table-cell>
          <table:table-cell table:style-name="ce4" office:value-type="string">
            <text:p>19:34</text:p>
          </table:table-cell>
          <table:table-cell/>
          <table:table-cell table:formula="of:=[.H300]-[.G300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style-name="ce4" office:value-type="string">
            <text:p>05:47</text:p>
          </table:table-cell>
          <table:table-cell table:style-name="ce4" office:value-type="string">
            <text:p>07:47</text:p>
          </table:table-cell>
          <table:table-cell table:style-name="ce4" office:value-type="string">
            <text:p>12:52</text:p>
          </table:table-cell>
          <table:table-cell table:style-name="ce4" office:value-type="string">
            <text:p>16:07</text:p>
          </table:table-cell>
          <table:table-cell table:style-name="ce4" office:value-type="string">
            <text:p>18:02</text:p>
          </table:table-cell>
          <table:table-cell table:style-name="ce4" office:value-type="string">
            <text:p>19:32</text:p>
          </table:table-cell>
          <table:table-cell/>
          <table:table-cell table:formula="of:=[.H301]-[.G301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style-name="ce4" office:value-type="string">
            <text:p>05:48</text:p>
          </table:table-cell>
          <table:table-cell table:style-name="ce4" office:value-type="string">
            <text:p>07:48</text:p>
          </table:table-cell>
          <table:table-cell table:style-name="ce4" office:value-type="string">
            <text:p>12:52</text:p>
          </table:table-cell>
          <table:table-cell table:style-name="ce4" office:value-type="string">
            <text:p>16:05</text:p>
          </table:table-cell>
          <table:table-cell table:style-name="ce4" office:value-type="string">
            <text:p>18:00</text:p>
          </table:table-cell>
          <table:table-cell table:style-name="ce4" office:value-type="string">
            <text:p>19:30</text:p>
          </table:table-cell>
          <table:table-cell/>
          <table:table-cell table:formula="of:=[.H302]-[.G302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style-name="ce4" office:value-type="string">
            <text:p>05:50</text:p>
          </table:table-cell>
          <table:table-cell table:style-name="ce4" office:value-type="string">
            <text:p>07:50</text:p>
          </table:table-cell>
          <table:table-cell table:style-name="ce4" office:value-type="string">
            <text:p>12:52</text:p>
          </table:table-cell>
          <table:table-cell table:style-name="ce4" office:value-type="string">
            <text:p>16:04</text:p>
          </table:table-cell>
          <table:table-cell table:style-name="ce4" office:value-type="string">
            <text:p>17:58</text:p>
          </table:table-cell>
          <table:table-cell table:style-name="ce4" office:value-type="string">
            <text:p>19:28</text:p>
          </table:table-cell>
          <table:table-cell/>
          <table:table-cell table:formula="of:=[.H303]-[.G303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4" office:value-type="string">
            <text:p>05:52</text:p>
          </table:table-cell>
          <table:table-cell table:style-name="ce4" office:value-type="string">
            <text:p>07:52</text:p>
          </table:table-cell>
          <table:table-cell table:style-name="ce4" office:value-type="string">
            <text:p>12:52</text:p>
          </table:table-cell>
          <table:table-cell table:style-name="ce4" office:value-type="string">
            <text:p>16:02</text:p>
          </table:table-cell>
          <table:table-cell table:style-name="ce4" office:value-type="string">
            <text:p>17:56</text:p>
          </table:table-cell>
          <table:table-cell table:style-name="ce4" office:value-type="string">
            <text:p>19:26</text:p>
          </table:table-cell>
          <table:table-cell/>
          <table:table-cell table:formula="of:=[.H304]-[.G304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style-name="ce4" office:value-type="string">
            <text:p>05:52</text:p>
          </table:table-cell>
          <table:table-cell table:style-name="ce4" office:value-type="string">
            <text:p>07:52</text:p>
          </table:table-cell>
          <table:table-cell table:style-name="ce4" office:value-type="string">
            <text:p>12:52</text:p>
          </table:table-cell>
          <table:table-cell table:style-name="ce4" office:value-type="string">
            <text:p>16:02</text:p>
          </table:table-cell>
          <table:table-cell table:style-name="ce4" office:value-type="string">
            <text:p>17:56</text:p>
          </table:table-cell>
          <table:table-cell table:style-name="ce4" office:value-type="string">
            <text:p>19:26</text:p>
          </table:table-cell>
          <table:table-cell/>
          <table:table-cell table:formula="of:=[.H305]-[.G305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4" office:value-type="string">
            <text:p>05:55</text:p>
          </table:table-cell>
          <table:table-cell table:style-name="ce4" office:value-type="string">
            <text:p>07:55</text:p>
          </table:table-cell>
          <table:table-cell table:style-name="ce4" office:value-type="string">
            <text:p>12:52</text:p>
          </table:table-cell>
          <table:table-cell table:style-name="ce4" office:value-type="string">
            <text:p>15:59</text:p>
          </table:table-cell>
          <table:table-cell table:style-name="ce4" office:value-type="string">
            <text:p>17:53</text:p>
          </table:table-cell>
          <table:table-cell table:style-name="ce4" office:value-type="string">
            <text:p>19:23</text:p>
          </table:table-cell>
          <table:table-cell/>
          <table:table-cell table:formula="of:=[.H306]-[.G306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4" office:value-type="string">
            <text:p>05:57</text:p>
          </table:table-cell>
          <table:table-cell table:style-name="ce4" office:value-type="string">
            <text:p>07:57</text:p>
          </table:table-cell>
          <table:table-cell table:style-name="ce4" office:value-type="string">
            <text:p>12:52</text:p>
          </table:table-cell>
          <table:table-cell table:style-name="ce4" office:value-type="string">
            <text:p>15:57</text:p>
          </table:table-cell>
          <table:table-cell table:style-name="ce4" office:value-type="string">
            <text:p>17:51</text:p>
          </table:table-cell>
          <table:table-cell table:style-name="ce4" office:value-type="string">
            <text:p>19:21</text:p>
          </table:table-cell>
          <table:table-cell/>
          <table:table-cell table:formula="of:=[.H307]-[.G307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style-name="ce4" office:value-type="string">
            <text:p>05:58</text:p>
          </table:table-cell>
          <table:table-cell table:style-name="ce4" office:value-type="string">
            <text:p>07:58</text:p>
          </table:table-cell>
          <table:table-cell table:style-name="ce4" office:value-type="string">
            <text:p>12:52</text:p>
          </table:table-cell>
          <table:table-cell table:style-name="ce4" office:value-type="string">
            <text:p>15:56</text:p>
          </table:table-cell>
          <table:table-cell table:style-name="ce4" office:value-type="string">
            <text:p>17:50</text:p>
          </table:table-cell>
          <table:table-cell table:style-name="ce4" office:value-type="string">
            <text:p>19:20</text:p>
          </table:table-cell>
          <table:table-cell/>
          <table:table-cell table:formula="of:=[.H308]-[.G308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style-name="ce4" office:value-type="string">
            <text:p>06:00</text:p>
          </table:table-cell>
          <table:table-cell table:style-name="ce4" office:value-type="string">
            <text:p>08:00</text:p>
          </table:table-cell>
          <table:table-cell table:style-name="ce4" office:value-type="string">
            <text:p>12:52</text:p>
          </table:table-cell>
          <table:table-cell table:style-name="ce4" office:value-type="string">
            <text:p>15:54</text:p>
          </table:table-cell>
          <table:table-cell table:style-name="ce4" office:value-type="string">
            <text:p>17:48</text:p>
          </table:table-cell>
          <table:table-cell table:style-name="ce4" office:value-type="string">
            <text:p>19:18</text:p>
          </table:table-cell>
          <table:table-cell/>
          <table:table-cell table:formula="of:=[.H309]-[.G309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style-name="ce4" office:value-type="string">
            <text:p>06:01</text:p>
          </table:table-cell>
          <table:table-cell table:style-name="ce4" office:value-type="string">
            <text:p>08:01</text:p>
          </table:table-cell>
          <table:table-cell table:style-name="ce4" office:value-type="string">
            <text:p>12:52</text:p>
          </table:table-cell>
          <table:table-cell table:style-name="ce4" office:value-type="string">
            <text:p>15:53</text:p>
          </table:table-cell>
          <table:table-cell table:style-name="ce4" office:value-type="string">
            <text:p>17:47</text:p>
          </table:table-cell>
          <table:table-cell table:style-name="ce4" office:value-type="string">
            <text:p>19:17</text:p>
          </table:table-cell>
          <table:table-cell/>
          <table:table-cell table:formula="of:=[.H310]-[.G310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style-name="ce4" office:value-type="string">
            <text:p>06:03</text:p>
          </table:table-cell>
          <table:table-cell table:style-name="ce4" office:value-type="string">
            <text:p>08:03</text:p>
          </table:table-cell>
          <table:table-cell table:style-name="ce4" office:value-type="string">
            <text:p>12:52</text:p>
          </table:table-cell>
          <table:table-cell table:style-name="ce4" office:value-type="string">
            <text:p>15:51</text:p>
          </table:table-cell>
          <table:table-cell table:style-name="ce4" office:value-type="string">
            <text:p>17:45</text:p>
          </table:table-cell>
          <table:table-cell table:style-name="ce4" office:value-type="string">
            <text:p>19:15</text:p>
          </table:table-cell>
          <table:table-cell/>
          <table:table-cell table:formula="of:=[.H311]-[.G311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style-name="ce4" office:value-type="string">
            <text:p>06:05</text:p>
          </table:table-cell>
          <table:table-cell table:style-name="ce4" office:value-type="string">
            <text:p>08:05</text:p>
          </table:table-cell>
          <table:table-cell table:style-name="ce4" office:value-type="string">
            <text:p>12:52</text:p>
          </table:table-cell>
          <table:table-cell table:style-name="ce4" office:value-type="string">
            <text:p>15:50</text:p>
          </table:table-cell>
          <table:table-cell table:style-name="ce4" office:value-type="string">
            <text:p>17:43</text:p>
          </table:table-cell>
          <table:table-cell table:style-name="ce4" office:value-type="string">
            <text:p>19:13</text:p>
          </table:table-cell>
          <table:table-cell/>
          <table:table-cell table:formula="of:=[.H312]-[.G312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style-name="ce4" office:value-type="string">
            <text:p>06:06</text:p>
          </table:table-cell>
          <table:table-cell table:style-name="ce4" office:value-type="string">
            <text:p>08:06</text:p>
          </table:table-cell>
          <table:table-cell table:style-name="ce4" office:value-type="string">
            <text:p>12:52</text:p>
          </table:table-cell>
          <table:table-cell table:style-name="ce4" office:value-type="string">
            <text:p>15:49</text:p>
          </table:table-cell>
          <table:table-cell table:style-name="ce4" office:value-type="string">
            <text:p>17:42</text:p>
          </table:table-cell>
          <table:table-cell table:style-name="ce4" office:value-type="string">
            <text:p>19:12</text:p>
          </table:table-cell>
          <table:table-cell/>
          <table:table-cell table:formula="of:=[.H313]-[.G313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4" office:value-type="string">
            <text:p>06:08</text:p>
          </table:table-cell>
          <table:table-cell table:style-name="ce4" office:value-type="string">
            <text:p>08:08</text:p>
          </table:table-cell>
          <table:table-cell table:style-name="ce4" office:value-type="string">
            <text:p>12:52</text:p>
          </table:table-cell>
          <table:table-cell table:style-name="ce4" office:value-type="string">
            <text:p>15:47</text:p>
          </table:table-cell>
          <table:table-cell table:style-name="ce4" office:value-type="string">
            <text:p>17:40</text:p>
          </table:table-cell>
          <table:table-cell table:style-name="ce4" office:value-type="string">
            <text:p>19:10</text:p>
          </table:table-cell>
          <table:table-cell/>
          <table:table-cell table:formula="of:=[.H314]-[.G314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style-name="ce4" office:value-type="string">
            <text:p>06:10</text:p>
          </table:table-cell>
          <table:table-cell table:style-name="ce4" office:value-type="string">
            <text:p>08:10</text:p>
          </table:table-cell>
          <table:table-cell table:style-name="ce4" office:value-type="string">
            <text:p>12:52</text:p>
          </table:table-cell>
          <table:table-cell table:style-name="ce4" office:value-type="string">
            <text:p>15:46</text:p>
          </table:table-cell>
          <table:table-cell table:style-name="ce4" office:value-type="string">
            <text:p>17:39</text:p>
          </table:table-cell>
          <table:table-cell table:style-name="ce4" office:value-type="string">
            <text:p>19:09</text:p>
          </table:table-cell>
          <table:table-cell/>
          <table:table-cell table:formula="of:=[.H315]-[.G315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1">
            <text:p>11</text:p>
          </table:table-cell>
          <table:table-cell table:style-name="ce4" office:value-type="string">
            <text:p>06:11</text:p>
          </table:table-cell>
          <table:table-cell table:style-name="ce4" office:value-type="string">
            <text:p>08:11</text:p>
          </table:table-cell>
          <table:table-cell table:style-name="ce4" office:value-type="string">
            <text:p>12:52</text:p>
          </table:table-cell>
          <table:table-cell table:style-name="ce4" office:value-type="string">
            <text:p>15:44</text:p>
          </table:table-cell>
          <table:table-cell table:style-name="ce4" office:value-type="string">
            <text:p>17:38</text:p>
          </table:table-cell>
          <table:table-cell table:style-name="ce4" office:value-type="string">
            <text:p>19:08</text:p>
          </table:table-cell>
          <table:table-cell/>
          <table:table-cell table:formula="of:=[.H316]-[.G316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style-name="ce4" office:value-type="string">
            <text:p>06:13</text:p>
          </table:table-cell>
          <table:table-cell table:style-name="ce4" office:value-type="string">
            <text:p>08:13</text:p>
          </table:table-cell>
          <table:table-cell table:style-name="ce4" office:value-type="string">
            <text:p>12:52</text:p>
          </table:table-cell>
          <table:table-cell table:style-name="ce4" office:value-type="string">
            <text:p>15:43</text:p>
          </table:table-cell>
          <table:table-cell table:style-name="ce4" office:value-type="string">
            <text:p>17:36</text:p>
          </table:table-cell>
          <table:table-cell table:style-name="ce4" office:value-type="string">
            <text:p>19:06</text:p>
          </table:table-cell>
          <table:table-cell/>
          <table:table-cell table:formula="of:=[.H317]-[.G317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style-name="ce4" office:value-type="string">
            <text:p>06:14</text:p>
          </table:table-cell>
          <table:table-cell table:style-name="ce4" office:value-type="string">
            <text:p>08:14</text:p>
          </table:table-cell>
          <table:table-cell table:style-name="ce4" office:value-type="string">
            <text:p>12:52</text:p>
          </table:table-cell>
          <table:table-cell table:style-name="ce4" office:value-type="string">
            <text:p>15:42</text:p>
          </table:table-cell>
          <table:table-cell table:style-name="ce4" office:value-type="string">
            <text:p>17:35</text:p>
          </table:table-cell>
          <table:table-cell table:style-name="ce4" office:value-type="string">
            <text:p>19:05</text:p>
          </table:table-cell>
          <table:table-cell/>
          <table:table-cell table:formula="of:=[.H318]-[.G318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style-name="ce4" office:value-type="string">
            <text:p>06:16</text:p>
          </table:table-cell>
          <table:table-cell table:style-name="ce4" office:value-type="string">
            <text:p>08:16</text:p>
          </table:table-cell>
          <table:table-cell table:style-name="ce4" office:value-type="string">
            <text:p>12:53</text:p>
          </table:table-cell>
          <table:table-cell table:style-name="ce4" office:value-type="string">
            <text:p>15:41</text:p>
          </table:table-cell>
          <table:table-cell table:style-name="ce4" office:value-type="string">
            <text:p>17:34</text:p>
          </table:table-cell>
          <table:table-cell table:style-name="ce4" office:value-type="string">
            <text:p>19:04</text:p>
          </table:table-cell>
          <table:table-cell/>
          <table:table-cell table:formula="of:=[.H319]-[.G319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style-name="ce4" office:value-type="string">
            <text:p>06:18</text:p>
          </table:table-cell>
          <table:table-cell table:style-name="ce4" office:value-type="string">
            <text:p>08:18</text:p>
          </table:table-cell>
          <table:table-cell table:style-name="ce4" office:value-type="string">
            <text:p>12:53</text:p>
          </table:table-cell>
          <table:table-cell table:style-name="ce4" office:value-type="string">
            <text:p>15:39</text:p>
          </table:table-cell>
          <table:table-cell table:style-name="ce4" office:value-type="string">
            <text:p>17:32</text:p>
          </table:table-cell>
          <table:table-cell table:style-name="ce4" office:value-type="string">
            <text:p>19:02</text:p>
          </table:table-cell>
          <table:table-cell/>
          <table:table-cell table:formula="of:=[.H320]-[.G320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style-name="ce4" office:value-type="string">
            <text:p>06:19</text:p>
          </table:table-cell>
          <table:table-cell table:style-name="ce4" office:value-type="string">
            <text:p>08:19</text:p>
          </table:table-cell>
          <table:table-cell table:style-name="ce4" office:value-type="string">
            <text:p>12:53</text:p>
          </table:table-cell>
          <table:table-cell table:style-name="ce4" office:value-type="string">
            <text:p>15:38</text:p>
          </table:table-cell>
          <table:table-cell table:style-name="ce4" office:value-type="string">
            <text:p>17:31</text:p>
          </table:table-cell>
          <table:table-cell table:style-name="ce4" office:value-type="string">
            <text:p>19:01</text:p>
          </table:table-cell>
          <table:table-cell/>
          <table:table-cell table:formula="of:=[.H321]-[.G321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style-name="ce4" office:value-type="string">
            <text:p>06:21</text:p>
          </table:table-cell>
          <table:table-cell table:style-name="ce4" office:value-type="string">
            <text:p>08:21</text:p>
          </table:table-cell>
          <table:table-cell table:style-name="ce4" office:value-type="string">
            <text:p>12:53</text:p>
          </table:table-cell>
          <table:table-cell table:style-name="ce4" office:value-type="string">
            <text:p>15:37</text:p>
          </table:table-cell>
          <table:table-cell table:style-name="ce4" office:value-type="string">
            <text:p>17:30</text:p>
          </table:table-cell>
          <table:table-cell table:style-name="ce4" office:value-type="string">
            <text:p>19:00</text:p>
          </table:table-cell>
          <table:table-cell/>
          <table:table-cell table:formula="of:=[.H322]-[.G322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style-name="ce4" office:value-type="string">
            <text:p>06:22</text:p>
          </table:table-cell>
          <table:table-cell table:style-name="ce4" office:value-type="string">
            <text:p>08:22</text:p>
          </table:table-cell>
          <table:table-cell table:style-name="ce4" office:value-type="string">
            <text:p>12:53</text:p>
          </table:table-cell>
          <table:table-cell table:style-name="ce4" office:value-type="string">
            <text:p>15:36</text:p>
          </table:table-cell>
          <table:table-cell table:style-name="ce4" office:value-type="string">
            <text:p>17:29</text:p>
          </table:table-cell>
          <table:table-cell table:style-name="ce4" office:value-type="string">
            <text:p>18:59</text:p>
          </table:table-cell>
          <table:table-cell/>
          <table:table-cell table:formula="of:=[.H323]-[.G323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style-name="ce4" office:value-type="string">
            <text:p>06:24</text:p>
          </table:table-cell>
          <table:table-cell table:style-name="ce4" office:value-type="string">
            <text:p>08:24</text:p>
          </table:table-cell>
          <table:table-cell table:style-name="ce4" office:value-type="string">
            <text:p>12:54</text:p>
          </table:table-cell>
          <table:table-cell table:style-name="ce4" office:value-type="string">
            <text:p>15:35</text:p>
          </table:table-cell>
          <table:table-cell table:style-name="ce4" office:value-type="string">
            <text:p>17:28</text:p>
          </table:table-cell>
          <table:table-cell table:style-name="ce4" office:value-type="string">
            <text:p>18:58</text:p>
          </table:table-cell>
          <table:table-cell/>
          <table:table-cell table:formula="of:=[.H324]-[.G324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style-name="ce4" office:value-type="string">
            <text:p>06:25</text:p>
          </table:table-cell>
          <table:table-cell table:style-name="ce4" office:value-type="string">
            <text:p>08:25</text:p>
          </table:table-cell>
          <table:table-cell table:style-name="ce4" office:value-type="string">
            <text:p>12:54</text:p>
          </table:table-cell>
          <table:table-cell table:style-name="ce4" office:value-type="string">
            <text:p>15:34</text:p>
          </table:table-cell>
          <table:table-cell table:style-name="ce4" office:value-type="string">
            <text:p>17:27</text:p>
          </table:table-cell>
          <table:table-cell table:style-name="ce4" office:value-type="string">
            <text:p>18:57</text:p>
          </table:table-cell>
          <table:table-cell/>
          <table:table-cell table:formula="of:=[.H325]-[.G325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style-name="ce4" office:value-type="string">
            <text:p>06:27</text:p>
          </table:table-cell>
          <table:table-cell table:style-name="ce4" office:value-type="string">
            <text:p>08:27</text:p>
          </table:table-cell>
          <table:table-cell table:style-name="ce4" office:value-type="string">
            <text:p>12:54</text:p>
          </table:table-cell>
          <table:table-cell table:style-name="ce4" office:value-type="string">
            <text:p>15:33</text:p>
          </table:table-cell>
          <table:table-cell table:style-name="ce4" office:value-type="string">
            <text:p>17:26</text:p>
          </table:table-cell>
          <table:table-cell table:style-name="ce4" office:value-type="string">
            <text:p>18:56</text:p>
          </table:table-cell>
          <table:table-cell/>
          <table:table-cell table:formula="of:=[.H326]-[.G326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style-name="ce4" office:value-type="string">
            <text:p>06:27</text:p>
          </table:table-cell>
          <table:table-cell table:style-name="ce4" office:value-type="string">
            <text:p>08:27</text:p>
          </table:table-cell>
          <table:table-cell table:style-name="ce4" office:value-type="string">
            <text:p>12:54</text:p>
          </table:table-cell>
          <table:table-cell table:style-name="ce4" office:value-type="string">
            <text:p>15:33</text:p>
          </table:table-cell>
          <table:table-cell table:style-name="ce4" office:value-type="string">
            <text:p>17:26</text:p>
          </table:table-cell>
          <table:table-cell table:style-name="ce4" office:value-type="string">
            <text:p>18:56</text:p>
          </table:table-cell>
          <table:table-cell/>
          <table:table-cell table:formula="of:=[.H327]-[.G327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style-name="ce4" office:value-type="string">
            <text:p>06:30</text:p>
          </table:table-cell>
          <table:table-cell table:style-name="ce4" office:value-type="string">
            <text:p>08:30</text:p>
          </table:table-cell>
          <table:table-cell table:style-name="ce4" office:value-type="string">
            <text:p>12:55</text:p>
          </table:table-cell>
          <table:table-cell table:style-name="ce4" office:value-type="string">
            <text:p>15:31</text:p>
          </table:table-cell>
          <table:table-cell table:style-name="ce4" office:value-type="string">
            <text:p>17:24</text:p>
          </table:table-cell>
          <table:table-cell table:style-name="ce4" office:value-type="string">
            <text:p>18:54</text:p>
          </table:table-cell>
          <table:table-cell/>
          <table:table-cell table:formula="of:=[.H328]-[.G328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style-name="ce4" office:value-type="string">
            <text:p>06:31</text:p>
          </table:table-cell>
          <table:table-cell table:style-name="ce4" office:value-type="string">
            <text:p>08:31</text:p>
          </table:table-cell>
          <table:table-cell table:style-name="ce4" office:value-type="string">
            <text:p>12:55</text:p>
          </table:table-cell>
          <table:table-cell table:style-name="ce4" office:value-type="string">
            <text:p>15:30</text:p>
          </table:table-cell>
          <table:table-cell table:style-name="ce4" office:value-type="string">
            <text:p>17:23</text:p>
          </table:table-cell>
          <table:table-cell table:style-name="ce4" office:value-type="string">
            <text:p>18:53</text:p>
          </table:table-cell>
          <table:table-cell/>
          <table:table-cell table:formula="of:=[.H329]-[.G329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style-name="ce4" office:value-type="string">
            <text:p>06:33</text:p>
          </table:table-cell>
          <table:table-cell table:style-name="ce4" office:value-type="string">
            <text:p>08:33</text:p>
          </table:table-cell>
          <table:table-cell table:style-name="ce4" office:value-type="string">
            <text:p>12:55</text:p>
          </table:table-cell>
          <table:table-cell table:style-name="ce4" office:value-type="string">
            <text:p>15:30</text:p>
          </table:table-cell>
          <table:table-cell table:style-name="ce4" office:value-type="string">
            <text:p>17:22</text:p>
          </table:table-cell>
          <table:table-cell table:style-name="ce4" office:value-type="string">
            <text:p>18:52</text:p>
          </table:table-cell>
          <table:table-cell/>
          <table:table-cell table:formula="of:=[.H330]-[.G330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style-name="ce4" office:value-type="string">
            <text:p>06:34</text:p>
          </table:table-cell>
          <table:table-cell table:style-name="ce4" office:value-type="string">
            <text:p>08:34</text:p>
          </table:table-cell>
          <table:table-cell table:style-name="ce4" office:value-type="string">
            <text:p>12:55</text:p>
          </table:table-cell>
          <table:table-cell table:style-name="ce4" office:value-type="string">
            <text:p>15:29</text:p>
          </table:table-cell>
          <table:table-cell table:style-name="ce4" office:value-type="string">
            <text:p>17:21</text:p>
          </table:table-cell>
          <table:table-cell table:style-name="ce4" office:value-type="string">
            <text:p>18:51</text:p>
          </table:table-cell>
          <table:table-cell/>
          <table:table-cell table:formula="of:=[.H331]-[.G331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style-name="ce4" office:value-type="string">
            <text:p>06:36</text:p>
          </table:table-cell>
          <table:table-cell table:style-name="ce4" office:value-type="string">
            <text:p>08:36</text:p>
          </table:table-cell>
          <table:table-cell table:style-name="ce4" office:value-type="string">
            <text:p>12:56</text:p>
          </table:table-cell>
          <table:table-cell table:style-name="ce4" office:value-type="string">
            <text:p>15:28</text:p>
          </table:table-cell>
          <table:table-cell table:style-name="ce4" office:value-type="string">
            <text:p>17:20</text:p>
          </table:table-cell>
          <table:table-cell table:style-name="ce4" office:value-type="string">
            <text:p>18:50</text:p>
          </table:table-cell>
          <table:table-cell/>
          <table:table-cell table:formula="of:=[.H332]-[.G332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style-name="ce4" office:value-type="string">
            <text:p>06:37</text:p>
          </table:table-cell>
          <table:table-cell table:style-name="ce4" office:value-type="string">
            <text:p>08:37</text:p>
          </table:table-cell>
          <table:table-cell table:style-name="ce4" office:value-type="string">
            <text:p>12:56</text:p>
          </table:table-cell>
          <table:table-cell table:style-name="ce4" office:value-type="string">
            <text:p>15:27</text:p>
          </table:table-cell>
          <table:table-cell table:style-name="ce4" office:value-type="string">
            <text:p>17:20</text:p>
          </table:table-cell>
          <table:table-cell table:style-name="ce4" office:value-type="string">
            <text:p>18:50</text:p>
          </table:table-cell>
          <table:table-cell/>
          <table:table-cell table:formula="of:=[.H333]-[.G333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style-name="ce4" office:value-type="string">
            <text:p>06:39</text:p>
          </table:table-cell>
          <table:table-cell table:style-name="ce4" office:value-type="string">
            <text:p>08:39</text:p>
          </table:table-cell>
          <table:table-cell table:style-name="ce4" office:value-type="string">
            <text:p>12:56</text:p>
          </table:table-cell>
          <table:table-cell table:style-name="ce4" office:value-type="string">
            <text:p>15:27</text:p>
          </table:table-cell>
          <table:table-cell table:style-name="ce4" office:value-type="string">
            <text:p>17:19</text:p>
          </table:table-cell>
          <table:table-cell table:style-name="ce4" office:value-type="string">
            <text:p>18:49</text:p>
          </table:table-cell>
          <table:table-cell/>
          <table:table-cell table:formula="of:=[.H334]-[.G334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style-name="ce4" office:value-type="string">
            <text:p>06:40</text:p>
          </table:table-cell>
          <table:table-cell table:style-name="ce4" office:value-type="string">
            <text:p>08:40</text:p>
          </table:table-cell>
          <table:table-cell table:style-name="ce4" office:value-type="string">
            <text:p>12:57</text:p>
          </table:table-cell>
          <table:table-cell table:style-name="ce4" office:value-type="string">
            <text:p>15:26</text:p>
          </table:table-cell>
          <table:table-cell table:style-name="ce4" office:value-type="string">
            <text:p>17:18</text:p>
          </table:table-cell>
          <table:table-cell table:style-name="ce4" office:value-type="string">
            <text:p>18:48</text:p>
          </table:table-cell>
          <table:table-cell/>
          <table:table-cell table:formula="of:=[.H335]-[.G335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ce4" office:value-type="string">
            <text:p>06:41</text:p>
          </table:table-cell>
          <table:table-cell table:style-name="ce4" office:value-type="string">
            <text:p>08:41</text:p>
          </table:table-cell>
          <table:table-cell table:style-name="ce4" office:value-type="string">
            <text:p>12:57</text:p>
          </table:table-cell>
          <table:table-cell table:style-name="ce4" office:value-type="string">
            <text:p>15:26</text:p>
          </table:table-cell>
          <table:table-cell table:style-name="ce4" office:value-type="string">
            <text:p>17:18</text:p>
          </table:table-cell>
          <table:table-cell table:style-name="ce4" office:value-type="string">
            <text:p>18:48</text:p>
          </table:table-cell>
          <table:table-cell/>
          <table:table-cell table:formula="of:=[.H336]-[.G336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style-name="ce4" office:value-type="string">
            <text:p>06:43</text:p>
          </table:table-cell>
          <table:table-cell table:style-name="ce4" office:value-type="string">
            <text:p>08:43</text:p>
          </table:table-cell>
          <table:table-cell table:style-name="ce4" office:value-type="string">
            <text:p>12:58</text:p>
          </table:table-cell>
          <table:table-cell table:style-name="ce4" office:value-type="string">
            <text:p>15:25</text:p>
          </table:table-cell>
          <table:table-cell table:style-name="ce4" office:value-type="string">
            <text:p>17:17</text:p>
          </table:table-cell>
          <table:table-cell table:style-name="ce4" office:value-type="string">
            <text:p>18:47</text:p>
          </table:table-cell>
          <table:table-cell/>
          <table:table-cell table:formula="of:=[.H337]-[.G337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style-name="ce4" office:value-type="string">
            <text:p>06:44</text:p>
          </table:table-cell>
          <table:table-cell table:style-name="ce4" office:value-type="string">
            <text:p>08:44</text:p>
          </table:table-cell>
          <table:table-cell table:style-name="ce4" office:value-type="string">
            <text:p>12:58</text:p>
          </table:table-cell>
          <table:table-cell table:style-name="ce4" office:value-type="string">
            <text:p>15:25</text:p>
          </table:table-cell>
          <table:table-cell table:style-name="ce4" office:value-type="string">
            <text:p>17:17</text:p>
          </table:table-cell>
          <table:table-cell table:style-name="ce4" office:value-type="string">
            <text:p>18:47</text:p>
          </table:table-cell>
          <table:table-cell/>
          <table:table-cell table:formula="of:=[.H338]-[.G338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style-name="ce4" office:value-type="string">
            <text:p>06:45</text:p>
          </table:table-cell>
          <table:table-cell table:style-name="ce4" office:value-type="string">
            <text:p>08:45</text:p>
          </table:table-cell>
          <table:table-cell table:style-name="ce4" office:value-type="string">
            <text:p>12:58</text:p>
          </table:table-cell>
          <table:table-cell table:style-name="ce4" office:value-type="string">
            <text:p>15:24</text:p>
          </table:table-cell>
          <table:table-cell table:style-name="ce4" office:value-type="string">
            <text:p>17:16</text:p>
          </table:table-cell>
          <table:table-cell table:style-name="ce4" office:value-type="string">
            <text:p>18:46</text:p>
          </table:table-cell>
          <table:table-cell/>
          <table:table-cell table:formula="of:=[.H339]-[.G339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style-name="ce4" office:value-type="string">
            <text:p>06:46</text:p>
          </table:table-cell>
          <table:table-cell table:style-name="ce4" office:value-type="string">
            <text:p>08:46</text:p>
          </table:table-cell>
          <table:table-cell table:style-name="ce4" office:value-type="string">
            <text:p>12:59</text:p>
          </table:table-cell>
          <table:table-cell table:style-name="ce4" office:value-type="string">
            <text:p>15:24</text:p>
          </table:table-cell>
          <table:table-cell table:style-name="ce4" office:value-type="string">
            <text:p>17:16</text:p>
          </table:table-cell>
          <table:table-cell table:style-name="ce4" office:value-type="string">
            <text:p>18:46</text:p>
          </table:table-cell>
          <table:table-cell/>
          <table:table-cell table:formula="of:=[.H340]-[.G340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style-name="ce4" office:value-type="string">
            <text:p>06:47</text:p>
          </table:table-cell>
          <table:table-cell table:style-name="ce4" office:value-type="string">
            <text:p>08:47</text:p>
          </table:table-cell>
          <table:table-cell table:style-name="ce4" office:value-type="string">
            <text:p>12:59</text:p>
          </table:table-cell>
          <table:table-cell table:style-name="ce4" office:value-type="string">
            <text:p>15:24</text:p>
          </table:table-cell>
          <table:table-cell table:style-name="ce4" office:value-type="string">
            <text:p>17:16</text:p>
          </table:table-cell>
          <table:table-cell table:style-name="ce4" office:value-type="string">
            <text:p>18:46</text:p>
          </table:table-cell>
          <table:table-cell/>
          <table:table-cell table:formula="of:=[.H341]-[.G341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style-name="ce4" office:value-type="string">
            <text:p>06:49</text:p>
          </table:table-cell>
          <table:table-cell table:style-name="ce4" office:value-type="string">
            <text:p>08:49</text:p>
          </table:table-cell>
          <table:table-cell table:style-name="ce4" office:value-type="string">
            <text:p>13:00</text:p>
          </table:table-cell>
          <table:table-cell table:style-name="ce4" office:value-type="string">
            <text:p>15:24</text:p>
          </table:table-cell>
          <table:table-cell table:style-name="ce4" office:value-type="string">
            <text:p>17:15</text:p>
          </table:table-cell>
          <table:table-cell table:style-name="ce4" office:value-type="string">
            <text:p>18:45</text:p>
          </table:table-cell>
          <table:table-cell/>
          <table:table-cell table:formula="of:=[.H342]-[.G342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style-name="ce4" office:value-type="string">
            <text:p>06:50</text:p>
          </table:table-cell>
          <table:table-cell table:style-name="ce4" office:value-type="string">
            <text:p>08:50</text:p>
          </table:table-cell>
          <table:table-cell table:style-name="ce4" office:value-type="string">
            <text:p>13:00</text:p>
          </table:table-cell>
          <table:table-cell table:style-name="ce4" office:value-type="string">
            <text:p>15:23</text:p>
          </table:table-cell>
          <table:table-cell table:style-name="ce4" office:value-type="string">
            <text:p>17:15</text:p>
          </table:table-cell>
          <table:table-cell table:style-name="ce4" office:value-type="string">
            <text:p>18:45</text:p>
          </table:table-cell>
          <table:table-cell/>
          <table:table-cell table:formula="of:=[.H343]-[.G343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4" office:value-type="string">
            <text:p>06:51</text:p>
          </table:table-cell>
          <table:table-cell table:style-name="ce4" office:value-type="string">
            <text:p>08:51</text:p>
          </table:table-cell>
          <table:table-cell table:style-name="ce4" office:value-type="string">
            <text:p>13:00</text:p>
          </table:table-cell>
          <table:table-cell table:style-name="ce4" office:value-type="string">
            <text:p>15:23</text:p>
          </table:table-cell>
          <table:table-cell table:style-name="ce4" office:value-type="string">
            <text:p>17:15</text:p>
          </table:table-cell>
          <table:table-cell table:style-name="ce4" office:value-type="string">
            <text:p>18:45</text:p>
          </table:table-cell>
          <table:table-cell/>
          <table:table-cell table:formula="of:=[.H344]-[.G344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style-name="ce4" office:value-type="string">
            <text:p>06:52</text:p>
          </table:table-cell>
          <table:table-cell table:style-name="ce4" office:value-type="string">
            <text:p>08:52</text:p>
          </table:table-cell>
          <table:table-cell table:style-name="ce4" office:value-type="string">
            <text:p>13:01</text:p>
          </table:table-cell>
          <table:table-cell table:style-name="ce4" office:value-type="string">
            <text:p>15:23</text:p>
          </table:table-cell>
          <table:table-cell table:style-name="ce4" office:value-type="string">
            <text:p>17:15</text:p>
          </table:table-cell>
          <table:table-cell table:style-name="ce4" office:value-type="string">
            <text:p>18:45</text:p>
          </table:table-cell>
          <table:table-cell/>
          <table:table-cell table:formula="of:=[.H345]-[.G345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style-name="ce4" office:value-type="string">
            <text:p>06:53</text:p>
          </table:table-cell>
          <table:table-cell table:style-name="ce4" office:value-type="string">
            <text:p>08:53</text:p>
          </table:table-cell>
          <table:table-cell table:style-name="ce4" office:value-type="string">
            <text:p>13:01</text:p>
          </table:table-cell>
          <table:table-cell table:style-name="ce4" office:value-type="string">
            <text:p>15:23</text:p>
          </table:table-cell>
          <table:table-cell table:style-name="ce4" office:value-type="string">
            <text:p>17:15</text:p>
          </table:table-cell>
          <table:table-cell table:style-name="ce4" office:value-type="string">
            <text:p>18:45</text:p>
          </table:table-cell>
          <table:table-cell/>
          <table:table-cell table:formula="of:=[.H346]-[.G346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style-name="ce4" office:value-type="string">
            <text:p>06:54</text:p>
          </table:table-cell>
          <table:table-cell table:style-name="ce4" office:value-type="string">
            <text:p>08:54</text:p>
          </table:table-cell>
          <table:table-cell table:style-name="ce4" office:value-type="string">
            <text:p>13:02</text:p>
          </table:table-cell>
          <table:table-cell table:style-name="ce4" office:value-type="string">
            <text:p>15:23</text:p>
          </table:table-cell>
          <table:table-cell table:style-name="ce4" office:value-type="string">
            <text:p>17:15</text:p>
          </table:table-cell>
          <table:table-cell table:style-name="ce4" office:value-type="string">
            <text:p>18:45</text:p>
          </table:table-cell>
          <table:table-cell/>
          <table:table-cell table:formula="of:=[.H347]-[.G347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style-name="ce4" office:value-type="string">
            <text:p>06:55</text:p>
          </table:table-cell>
          <table:table-cell table:style-name="ce4" office:value-type="string">
            <text:p>08:55</text:p>
          </table:table-cell>
          <table:table-cell table:style-name="ce4" office:value-type="string">
            <text:p>13:02</text:p>
          </table:table-cell>
          <table:table-cell table:style-name="ce4" office:value-type="string">
            <text:p>15:23</text:p>
          </table:table-cell>
          <table:table-cell table:style-name="ce4" office:value-type="string">
            <text:p>17:15</text:p>
          </table:table-cell>
          <table:table-cell table:style-name="ce4" office:value-type="string">
            <text:p>18:45</text:p>
          </table:table-cell>
          <table:table-cell/>
          <table:table-cell table:formula="of:=[.H348]-[.G348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style-name="ce4" office:value-type="string">
            <text:p>06:55</text:p>
          </table:table-cell>
          <table:table-cell table:style-name="ce4" office:value-type="string">
            <text:p>08:55</text:p>
          </table:table-cell>
          <table:table-cell table:style-name="ce4" office:value-type="string">
            <text:p>13:02</text:p>
          </table:table-cell>
          <table:table-cell table:style-name="ce4" office:value-type="string">
            <text:p>15:23</text:p>
          </table:table-cell>
          <table:table-cell table:style-name="ce4" office:value-type="string">
            <text:p>17:15</text:p>
          </table:table-cell>
          <table:table-cell table:style-name="ce4" office:value-type="string">
            <text:p>18:45</text:p>
          </table:table-cell>
          <table:table-cell/>
          <table:table-cell table:formula="of:=[.H349]-[.G349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style-name="ce4" office:value-type="string">
            <text:p>06:56</text:p>
          </table:table-cell>
          <table:table-cell table:style-name="ce4" office:value-type="string">
            <text:p>08:56</text:p>
          </table:table-cell>
          <table:table-cell table:style-name="ce4" office:value-type="string">
            <text:p>13:03</text:p>
          </table:table-cell>
          <table:table-cell table:style-name="ce4" office:value-type="string">
            <text:p>15:23</text:p>
          </table:table-cell>
          <table:table-cell table:style-name="ce4" office:value-type="string">
            <text:p>17:15</text:p>
          </table:table-cell>
          <table:table-cell table:style-name="ce4" office:value-type="string">
            <text:p>18:45</text:p>
          </table:table-cell>
          <table:table-cell/>
          <table:table-cell table:formula="of:=[.H350]-[.G350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style-name="ce4" office:value-type="string">
            <text:p>06:57</text:p>
          </table:table-cell>
          <table:table-cell table:style-name="ce4" office:value-type="string">
            <text:p>08:57</text:p>
          </table:table-cell>
          <table:table-cell table:style-name="ce4" office:value-type="string">
            <text:p>13:04</text:p>
          </table:table-cell>
          <table:table-cell table:style-name="ce4" office:value-type="string">
            <text:p>15:24</text:p>
          </table:table-cell>
          <table:table-cell table:style-name="ce4" office:value-type="string">
            <text:p>17:15</text:p>
          </table:table-cell>
          <table:table-cell table:style-name="ce4" office:value-type="string">
            <text:p>18:45</text:p>
          </table:table-cell>
          <table:table-cell/>
          <table:table-cell table:formula="of:=[.H351]-[.G351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style-name="ce4" office:value-type="string">
            <text:p>06:58</text:p>
          </table:table-cell>
          <table:table-cell table:style-name="ce4" office:value-type="string">
            <text:p>08:58</text:p>
          </table:table-cell>
          <table:table-cell table:style-name="ce4" office:value-type="string">
            <text:p>13:04</text:p>
          </table:table-cell>
          <table:table-cell table:style-name="ce4" office:value-type="string">
            <text:p>15:24</text:p>
          </table:table-cell>
          <table:table-cell table:style-name="ce4" office:value-type="string">
            <text:p>17:15</text:p>
          </table:table-cell>
          <table:table-cell table:style-name="ce4" office:value-type="string">
            <text:p>18:45</text:p>
          </table:table-cell>
          <table:table-cell/>
          <table:table-cell table:formula="of:=[.H352]-[.G352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style-name="ce4" office:value-type="string">
            <text:p>06:59</text:p>
          </table:table-cell>
          <table:table-cell table:style-name="ce4" office:value-type="string">
            <text:p>08:59</text:p>
          </table:table-cell>
          <table:table-cell table:style-name="ce4" office:value-type="string">
            <text:p>13:05</text:p>
          </table:table-cell>
          <table:table-cell table:style-name="ce4" office:value-type="string">
            <text:p>15:24</text:p>
          </table:table-cell>
          <table:table-cell table:style-name="ce4" office:value-type="string">
            <text:p>17:16</text:p>
          </table:table-cell>
          <table:table-cell table:style-name="ce4" office:value-type="string">
            <text:p>18:46</text:p>
          </table:table-cell>
          <table:table-cell/>
          <table:table-cell table:formula="of:=[.H353]-[.G353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style-name="ce4" office:value-type="string">
            <text:p>06:59</text:p>
          </table:table-cell>
          <table:table-cell table:style-name="ce4" office:value-type="string">
            <text:p>08:59</text:p>
          </table:table-cell>
          <table:table-cell table:style-name="ce4" office:value-type="string">
            <text:p>13:05</text:p>
          </table:table-cell>
          <table:table-cell table:style-name="ce4" office:value-type="string">
            <text:p>15:25</text:p>
          </table:table-cell>
          <table:table-cell table:style-name="ce4" office:value-type="string">
            <text:p>17:16</text:p>
          </table:table-cell>
          <table:table-cell table:style-name="ce4" office:value-type="string">
            <text:p>18:46</text:p>
          </table:table-cell>
          <table:table-cell/>
          <table:table-cell table:formula="of:=[.H354]-[.G354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style-name="ce4" office:value-type="string">
            <text:p>07:00</text:p>
          </table:table-cell>
          <table:table-cell table:style-name="ce4" office:value-type="string">
            <text:p>09:00</text:p>
          </table:table-cell>
          <table:table-cell table:style-name="ce4" office:value-type="string">
            <text:p>13:06</text:p>
          </table:table-cell>
          <table:table-cell table:style-name="ce4" office:value-type="string">
            <text:p>15:25</text:p>
          </table:table-cell>
          <table:table-cell table:style-name="ce4" office:value-type="string">
            <text:p>17:16</text:p>
          </table:table-cell>
          <table:table-cell table:style-name="ce4" office:value-type="string">
            <text:p>18:46</text:p>
          </table:table-cell>
          <table:table-cell/>
          <table:table-cell table:formula="of:=[.H355]-[.G355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style-name="ce4" office:value-type="string">
            <text:p>07:01</text:p>
          </table:table-cell>
          <table:table-cell table:style-name="ce4" office:value-type="string">
            <text:p>09:01</text:p>
          </table:table-cell>
          <table:table-cell table:style-name="ce4" office:value-type="string">
            <text:p>13:06</text:p>
          </table:table-cell>
          <table:table-cell table:style-name="ce4" office:value-type="string">
            <text:p>15:25</text:p>
          </table:table-cell>
          <table:table-cell table:style-name="ce4" office:value-type="string">
            <text:p>17:17</text:p>
          </table:table-cell>
          <table:table-cell table:style-name="ce4" office:value-type="string">
            <text:p>18:47</text:p>
          </table:table-cell>
          <table:table-cell/>
          <table:table-cell table:formula="of:=[.H356]-[.G356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style-name="ce4" office:value-type="string">
            <text:p>07:01</text:p>
          </table:table-cell>
          <table:table-cell table:style-name="ce4" office:value-type="string">
            <text:p>09:01</text:p>
          </table:table-cell>
          <table:table-cell table:style-name="ce4" office:value-type="string">
            <text:p>13:07</text:p>
          </table:table-cell>
          <table:table-cell table:style-name="ce4" office:value-type="string">
            <text:p>15:26</text:p>
          </table:table-cell>
          <table:table-cell table:style-name="ce4" office:value-type="string">
            <text:p>17:17</text:p>
          </table:table-cell>
          <table:table-cell table:style-name="ce4" office:value-type="string">
            <text:p>18:47</text:p>
          </table:table-cell>
          <table:table-cell/>
          <table:table-cell table:formula="of:=[.H357]-[.G357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style-name="ce4" office:value-type="string">
            <text:p>07:01</text:p>
          </table:table-cell>
          <table:table-cell table:style-name="ce4" office:value-type="string">
            <text:p>09:01</text:p>
          </table:table-cell>
          <table:table-cell table:style-name="ce4" office:value-type="string">
            <text:p>13:07</text:p>
          </table:table-cell>
          <table:table-cell table:style-name="ce4" office:value-type="string">
            <text:p>15:27</text:p>
          </table:table-cell>
          <table:table-cell table:style-name="ce4" office:value-type="string">
            <text:p>17:18</text:p>
          </table:table-cell>
          <table:table-cell table:style-name="ce4" office:value-type="string">
            <text:p>18:48</text:p>
          </table:table-cell>
          <table:table-cell/>
          <table:table-cell table:formula="of:=[.H358]-[.G358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style-name="ce4" office:value-type="string">
            <text:p>07:02</text:p>
          </table:table-cell>
          <table:table-cell table:style-name="ce4" office:value-type="string">
            <text:p>09:02</text:p>
          </table:table-cell>
          <table:table-cell table:style-name="ce4" office:value-type="string">
            <text:p>13:08</text:p>
          </table:table-cell>
          <table:table-cell table:style-name="ce4" office:value-type="string">
            <text:p>15:27</text:p>
          </table:table-cell>
          <table:table-cell table:style-name="ce4" office:value-type="string">
            <text:p>17:18</text:p>
          </table:table-cell>
          <table:table-cell table:style-name="ce4" office:value-type="string">
            <text:p>18:48</text:p>
          </table:table-cell>
          <table:table-cell/>
          <table:table-cell table:formula="of:=[.H359]-[.G359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style-name="ce4" office:value-type="string">
            <text:p>07:02</text:p>
          </table:table-cell>
          <table:table-cell table:style-name="ce4" office:value-type="string">
            <text:p>09:02</text:p>
          </table:table-cell>
          <table:table-cell table:style-name="ce4" office:value-type="string">
            <text:p>13:08</text:p>
          </table:table-cell>
          <table:table-cell table:style-name="ce4" office:value-type="string">
            <text:p>15:28</text:p>
          </table:table-cell>
          <table:table-cell table:style-name="ce4" office:value-type="string">
            <text:p>17:19</text:p>
          </table:table-cell>
          <table:table-cell table:style-name="ce4" office:value-type="string">
            <text:p>18:49</text:p>
          </table:table-cell>
          <table:table-cell/>
          <table:table-cell table:formula="of:=[.H360]-[.G360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style-name="ce4" office:value-type="string">
            <text:p>07:03</text:p>
          </table:table-cell>
          <table:table-cell table:style-name="ce4" office:value-type="string">
            <text:p>09:03</text:p>
          </table:table-cell>
          <table:table-cell table:style-name="ce4" office:value-type="string">
            <text:p>13:09</text:p>
          </table:table-cell>
          <table:table-cell table:style-name="ce4" office:value-type="string">
            <text:p>15:29</text:p>
          </table:table-cell>
          <table:table-cell table:style-name="ce4" office:value-type="string">
            <text:p>17:20</text:p>
          </table:table-cell>
          <table:table-cell table:style-name="ce4" office:value-type="string">
            <text:p>18:50</text:p>
          </table:table-cell>
          <table:table-cell/>
          <table:table-cell table:formula="of:=[.H361]-[.G361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style-name="ce4" office:value-type="string">
            <text:p>07:03</text:p>
          </table:table-cell>
          <table:table-cell table:style-name="ce4" office:value-type="string">
            <text:p>09:03</text:p>
          </table:table-cell>
          <table:table-cell table:style-name="ce4" office:value-type="string">
            <text:p>13:09</text:p>
          </table:table-cell>
          <table:table-cell table:style-name="ce4" office:value-type="string">
            <text:p>15:29</text:p>
          </table:table-cell>
          <table:table-cell table:style-name="ce4" office:value-type="string">
            <text:p>17:20</text:p>
          </table:table-cell>
          <table:table-cell table:style-name="ce4" office:value-type="string">
            <text:p>18:50</text:p>
          </table:table-cell>
          <table:table-cell/>
          <table:table-cell table:formula="of:=[.H362]-[.G362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style-name="ce4" office:value-type="string">
            <text:p>07:03</text:p>
          </table:table-cell>
          <table:table-cell table:style-name="ce4" office:value-type="string">
            <text:p>09:03</text:p>
          </table:table-cell>
          <table:table-cell table:style-name="ce4" office:value-type="string">
            <text:p>13:10</text:p>
          </table:table-cell>
          <table:table-cell table:style-name="ce4" office:value-type="string">
            <text:p>15:30</text:p>
          </table:table-cell>
          <table:table-cell table:style-name="ce4" office:value-type="string">
            <text:p>17:21</text:p>
          </table:table-cell>
          <table:table-cell table:style-name="ce4" office:value-type="string">
            <text:p>18:51</text:p>
          </table:table-cell>
          <table:table-cell/>
          <table:table-cell table:formula="of:=[.H363]-[.G363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style-name="ce4" office:value-type="string">
            <text:p>07:03</text:p>
          </table:table-cell>
          <table:table-cell table:style-name="ce4" office:value-type="string">
            <text:p>09:03</text:p>
          </table:table-cell>
          <table:table-cell table:style-name="ce4" office:value-type="string">
            <text:p>13:10</text:p>
          </table:table-cell>
          <table:table-cell table:style-name="ce4" office:value-type="string">
            <text:p>15:31</text:p>
          </table:table-cell>
          <table:table-cell table:style-name="ce4" office:value-type="string">
            <text:p>17:22</text:p>
          </table:table-cell>
          <table:table-cell table:style-name="ce4" office:value-type="string">
            <text:p>18:52</text:p>
          </table:table-cell>
          <table:table-cell/>
          <table:table-cell table:formula="of:=[.H364]-[.G364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style-name="ce4" office:value-type="string">
            <text:p>07:03</text:p>
          </table:table-cell>
          <table:table-cell table:style-name="ce4" office:value-type="string">
            <text:p>09:03</text:p>
          </table:table-cell>
          <table:table-cell table:style-name="ce4" office:value-type="string">
            <text:p>13:11</text:p>
          </table:table-cell>
          <table:table-cell table:style-name="ce4" office:value-type="string">
            <text:p>15:32</text:p>
          </table:table-cell>
          <table:table-cell table:style-name="ce4" office:value-type="string">
            <text:p>17:23</text:p>
          </table:table-cell>
          <table:table-cell table:style-name="ce4" office:value-type="string">
            <text:p>18:53</text:p>
          </table:table-cell>
          <table:table-cell/>
          <table:table-cell table:formula="of:=[.H365]-[.G365]" office:value-type="time" office:time-value="PT01H30M00S">
            <text:p>1:30:00 AM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style-name="ce4" office:value-type="string">
            <text:p>07:03</text:p>
          </table:table-cell>
          <table:table-cell table:style-name="ce4" office:value-type="string">
            <text:p>09:03</text:p>
          </table:table-cell>
          <table:table-cell table:style-name="ce4" office:value-type="string">
            <text:p>13:11</text:p>
          </table:table-cell>
          <table:table-cell table:style-name="ce4" office:value-type="string">
            <text:p>15:33</text:p>
          </table:table-cell>
          <table:table-cell table:style-name="ce4" office:value-type="string">
            <text:p>17:24</text:p>
          </table:table-cell>
          <table:table-cell table:style-name="ce4" office:value-type="string">
            <text:p>18:54</text:p>
          </table:table-cell>
          <table:table-cell/>
          <table:table-cell table:formula="of:=[.H366]-[.G366]" office:value-type="time" office:time-value="PT01H30M00S">
            <text:p>1:30:00 AM</text:p>
          </table:table-cell>
          <table:table-cell table:number-columns-repeated="1014"/>
        </table:table-row>
        <table:table-row table:style-name="ro1" table:number-rows-repeated="10482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ff" table:style-name="ta3">
        <table:table-column table:style-name="co3" table:number-columns-repeated="6" table:default-cell-style-name="ce6"/>
        <table:table-column table:style-name="co1" table:number-columns-repeated="1018" table:default-cell-style-name="Default"/>
        <table:table-row table:style-name="ro1">
          <table:table-cell table:formula="of:=ABS([$'calc praytimes'.A1]-[$'azan.kz'.C1])" office:value-type="time" office:time-value="PT00H03M00S">
            <text:p>12:03:00 AM</text:p>
          </table:table-cell>
          <table:table-cell table:formula="of:=ABS([$'calc praytimes'.B1]-[$'azan.kz'.D1])" office:value-type="time" office:time-value="PT00H01M00S">
            <text:p>12:01:00 AM</text:p>
          </table:table-cell>
          <table:table-cell table:formula="of:=ABS([$'calc praytimes'.C1]-[$'azan.kz'.E1])" office:value-type="time" office:time-value="PT00H01M00S">
            <text:p>12:01:00 AM</text:p>
          </table:table-cell>
          <table:table-cell table:formula="of:=ABS([$'calc praytimes'.D1]-[$'azan.kz'.F1])" office:value-type="time" office:time-value="PT00H31M00S">
            <text:p>12:31:00 AM</text:p>
          </table:table-cell>
          <table:table-cell table:formula="of:=ABS([$'calc praytimes'.E1]-[$'azan.kz'.G1])" office:value-type="time" office:time-value="PT00H04M00S">
            <text:p>12:04:00 AM</text:p>
          </table:table-cell>
          <table:table-cell table:formula="of:=ABS([$'calc praytimes'.F1]-[$'azan.kz'.H1])" office:value-type="time" office:time-value="PT00H16M00S">
            <text:p>12:16:00 AM</text:p>
          </table:table-cell>
          <table:table-cell table:number-columns-repeated="1018"/>
        </table:table-row>
        <table:table-row table:style-name="ro1">
          <table:table-cell table:formula="of:=ABS([$'calc praytimes'.A2]-[$'azan.kz'.C2])" office:value-type="time" office:time-value="PT00H03M00S">
            <text:p>12:03:00 AM</text:p>
          </table:table-cell>
          <table:table-cell table:formula="of:=ABS([$'calc praytimes'.B2]-[$'azan.kz'.D2])" office:value-type="time" office:time-value="PT00H01M00S">
            <text:p>12:01:00 AM</text:p>
          </table:table-cell>
          <table:table-cell table:formula="of:=ABS([$'calc praytimes'.C2]-[$'azan.kz'.E2])" office:value-type="time" office:time-value="PT00H00M00S">
            <text:p>12:00:00 AM</text:p>
          </table:table-cell>
          <table:table-cell table:formula="of:=ABS([$'calc praytimes'.D2]-[$'azan.kz'.F2])" office:value-type="time" office:time-value="PT00H30M00S">
            <text:p>12:30:00 AM</text:p>
          </table:table-cell>
          <table:table-cell table:formula="of:=ABS([$'calc praytimes'.E2]-[$'azan.kz'.G2])" office:value-type="time" office:time-value="PT00H03M00S">
            <text:p>12:03:00 AM</text:p>
          </table:table-cell>
          <table:table-cell table:formula="of:=ABS([$'calc praytimes'.F2]-[$'azan.kz'.H2])" office:value-type="time" office:time-value="PT00H16M00S">
            <text:p>12:16:00 AM</text:p>
          </table:table-cell>
          <table:table-cell table:number-columns-repeated="1018"/>
        </table:table-row>
        <table:table-row table:style-name="ro1">
          <table:table-cell table:formula="of:=ABS([$'calc praytimes'.A3]-[$'azan.kz'.C3])" office:value-type="time" office:time-value="PT00H03M00S">
            <text:p>12:03:00 AM</text:p>
          </table:table-cell>
          <table:table-cell table:formula="of:=ABS([$'calc praytimes'.B3]-[$'azan.kz'.D3])" office:value-type="time" office:time-value="PT00H01M00S">
            <text:p>12:01:00 AM</text:p>
          </table:table-cell>
          <table:table-cell table:formula="of:=ABS([$'calc praytimes'.C3]-[$'azan.kz'.E3])" office:value-type="time" office:time-value="PT00H01M00S">
            <text:p>12:01:00 AM</text:p>
          </table:table-cell>
          <table:table-cell table:formula="of:=ABS([$'calc praytimes'.D3]-[$'azan.kz'.F3])" office:value-type="time" office:time-value="PT00H31M00S">
            <text:p>12:31:00 AM</text:p>
          </table:table-cell>
          <table:table-cell table:formula="of:=ABS([$'calc praytimes'.E3]-[$'azan.kz'.G3])" office:value-type="time" office:time-value="PT00H04M00S">
            <text:p>12:04:00 AM</text:p>
          </table:table-cell>
          <table:table-cell table:formula="of:=ABS([$'calc praytimes'.F3]-[$'azan.kz'.H3])" office:value-type="time" office:time-value="PT00H15M00S">
            <text:p>12:15:00 AM</text:p>
          </table:table-cell>
          <table:table-cell table:number-columns-repeated="1018"/>
        </table:table-row>
        <table:table-row table:style-name="ro1">
          <table:table-cell table:formula="of:=ABS([$'calc praytimes'.A4]-[$'azan.kz'.C4])" office:value-type="time" office:time-value="PT00H03M00S">
            <text:p>12:03:00 AM</text:p>
          </table:table-cell>
          <table:table-cell table:formula="of:=ABS([$'calc praytimes'.B4]-[$'azan.kz'.D4])" office:value-type="time" office:time-value="PT00H01M00S">
            <text:p>12:01:00 AM</text:p>
          </table:table-cell>
          <table:table-cell table:formula="of:=ABS([$'calc praytimes'.C4]-[$'azan.kz'.E4])" office:value-type="time" office:time-value="PT00H00M00S">
            <text:p>12:00:00 AM</text:p>
          </table:table-cell>
          <table:table-cell table:formula="of:=ABS([$'calc praytimes'.D4]-[$'azan.kz'.F4])" office:value-type="time" office:time-value="PT00H31M00S">
            <text:p>12:31:00 AM</text:p>
          </table:table-cell>
          <table:table-cell table:formula="of:=ABS([$'calc praytimes'.E4]-[$'azan.kz'.G4])" office:value-type="time" office:time-value="PT00H04M00S">
            <text:p>12:04:00 AM</text:p>
          </table:table-cell>
          <table:table-cell table:formula="of:=ABS([$'calc praytimes'.F4]-[$'azan.kz'.H4])" office:value-type="time" office:time-value="PT00H15M00S">
            <text:p>12:15:00 AM</text:p>
          </table:table-cell>
          <table:table-cell table:number-columns-repeated="1018"/>
        </table:table-row>
        <table:table-row table:style-name="ro1">
          <table:table-cell table:formula="of:=ABS([$'calc praytimes'.A5]-[$'azan.kz'.C5])" office:value-type="time" office:time-value="PT00H03M00S">
            <text:p>12:03:00 AM</text:p>
          </table:table-cell>
          <table:table-cell table:formula="of:=ABS([$'calc praytimes'.B5]-[$'azan.kz'.D5])" office:value-type="time" office:time-value="PT00H01M00S">
            <text:p>12:01:00 AM</text:p>
          </table:table-cell>
          <table:table-cell table:formula="of:=ABS([$'calc praytimes'.C5]-[$'azan.kz'.E5])" office:value-type="time" office:time-value="PT00H00M00S">
            <text:p>12:00:00 AM</text:p>
          </table:table-cell>
          <table:table-cell table:formula="of:=ABS([$'calc praytimes'.D5]-[$'azan.kz'.F5])" office:value-type="time" office:time-value="PT00H31M00S">
            <text:p>12:31:00 AM</text:p>
          </table:table-cell>
          <table:table-cell table:formula="of:=ABS([$'calc praytimes'.E5]-[$'azan.kz'.G5])" office:value-type="time" office:time-value="PT00H04M00S">
            <text:p>12:04:00 AM</text:p>
          </table:table-cell>
          <table:table-cell table:formula="of:=ABS([$'calc praytimes'.F5]-[$'azan.kz'.H5])" office:value-type="time" office:time-value="PT00H15M00S">
            <text:p>12:15:00 AM</text:p>
          </table:table-cell>
          <table:table-cell table:number-columns-repeated="1018"/>
        </table:table-row>
        <table:table-row table:style-name="ro1">
          <table:table-cell table:formula="of:=ABS([$'calc praytimes'.A6]-[$'azan.kz'.C6])" office:value-type="time" office:time-value="PT00H03M00S">
            <text:p>12:03:00 AM</text:p>
          </table:table-cell>
          <table:table-cell table:formula="of:=ABS([$'calc praytimes'.B6]-[$'azan.kz'.D6])" office:value-type="time" office:time-value="PT00H02M00S">
            <text:p>12:02:00 AM</text:p>
          </table:table-cell>
          <table:table-cell table:formula="of:=ABS([$'calc praytimes'.C6]-[$'azan.kz'.E6])" office:value-type="time" office:time-value="PT00H00M00S">
            <text:p>12:00:00 AM</text:p>
          </table:table-cell>
          <table:table-cell table:formula="of:=ABS([$'calc praytimes'.D6]-[$'azan.kz'.F6])" office:value-type="time" office:time-value="PT00H31M00S">
            <text:p>12:31:00 AM</text:p>
          </table:table-cell>
          <table:table-cell table:formula="of:=ABS([$'calc praytimes'.E6]-[$'azan.kz'.G6])" office:value-type="time" office:time-value="PT00H05M00S">
            <text:p>12:05:00 AM</text:p>
          </table:table-cell>
          <table:table-cell table:formula="of:=ABS([$'calc praytimes'.F6]-[$'azan.kz'.H6])" office:value-type="time" office:time-value="PT00H14M00S">
            <text:p>12:14:00 AM</text:p>
          </table:table-cell>
          <table:table-cell table:number-columns-repeated="1018"/>
        </table:table-row>
        <table:table-row table:style-name="ro1">
          <table:table-cell table:formula="of:=ABS([$'calc praytimes'.A7]-[$'azan.kz'.C7])" office:value-type="time" office:time-value="PT00H04M00S">
            <text:p>12:04:00 AM</text:p>
          </table:table-cell>
          <table:table-cell table:formula="of:=ABS([$'calc praytimes'.B7]-[$'azan.kz'.D7])" office:value-type="time" office:time-value="PT00H01M00S">
            <text:p>12:01:00 AM</text:p>
          </table:table-cell>
          <table:table-cell table:formula="of:=ABS([$'calc praytimes'.C7]-[$'azan.kz'.E7])" office:value-type="time" office:time-value="PT00H00M00S">
            <text:p>12:00:00 AM</text:p>
          </table:table-cell>
          <table:table-cell table:formula="of:=ABS([$'calc praytimes'.D7]-[$'azan.kz'.F7])" office:value-type="time" office:time-value="PT00H31M00S">
            <text:p>12:31:00 AM</text:p>
          </table:table-cell>
          <table:table-cell table:formula="of:=ABS([$'calc praytimes'.E7]-[$'azan.kz'.G7])" office:value-type="time" office:time-value="PT00H05M00S">
            <text:p>12:05:00 AM</text:p>
          </table:table-cell>
          <table:table-cell table:formula="of:=ABS([$'calc praytimes'.F7]-[$'azan.kz'.H7])" office:value-type="time" office:time-value="PT00H14M00S">
            <text:p>12:14:00 AM</text:p>
          </table:table-cell>
          <table:table-cell table:number-columns-repeated="1018"/>
        </table:table-row>
        <table:table-row table:style-name="ro1">
          <table:table-cell table:formula="of:=ABS([$'calc praytimes'.A8]-[$'azan.kz'.C8])" office:value-type="time" office:time-value="PT00H04M00S">
            <text:p>12:04:00 AM</text:p>
          </table:table-cell>
          <table:table-cell table:formula="of:=ABS([$'calc praytimes'.B8]-[$'azan.kz'.D8])" office:value-type="time" office:time-value="PT00H01M00S">
            <text:p>12:01:00 AM</text:p>
          </table:table-cell>
          <table:table-cell table:formula="of:=ABS([$'calc praytimes'.C8]-[$'azan.kz'.E8])" office:value-type="time" office:time-value="PT00H00M00S">
            <text:p>12:00:00 AM</text:p>
          </table:table-cell>
          <table:table-cell table:formula="of:=ABS([$'calc praytimes'.D8]-[$'azan.kz'.F8])" office:value-type="time" office:time-value="PT00H32M00S">
            <text:p>12:32:00 AM</text:p>
          </table:table-cell>
          <table:table-cell table:formula="of:=ABS([$'calc praytimes'.E8]-[$'azan.kz'.G8])" office:value-type="time" office:time-value="PT00H04M00S">
            <text:p>12:04:00 AM</text:p>
          </table:table-cell>
          <table:table-cell table:formula="of:=ABS([$'calc praytimes'.F8]-[$'azan.kz'.H8])" office:value-type="time" office:time-value="PT00H14M00S">
            <text:p>12:14:00 AM</text:p>
          </table:table-cell>
          <table:table-cell table:number-columns-repeated="1018"/>
        </table:table-row>
        <table:table-row table:style-name="ro1">
          <table:table-cell table:formula="of:=ABS([$'calc praytimes'.A9]-[$'azan.kz'.C9])" office:value-type="time" office:time-value="PT00H04M00S">
            <text:p>12:04:00 AM</text:p>
          </table:table-cell>
          <table:table-cell table:formula="of:=ABS([$'calc praytimes'.B9]-[$'azan.kz'.D9])" office:value-type="time" office:time-value="PT00H02M00S">
            <text:p>12:02:00 AM</text:p>
          </table:table-cell>
          <table:table-cell table:formula="of:=ABS([$'calc praytimes'.C9]-[$'azan.kz'.E9])" office:value-type="time" office:time-value="PT00H00M00S">
            <text:p>12:00:00 AM</text:p>
          </table:table-cell>
          <table:table-cell table:formula="of:=ABS([$'calc praytimes'.D9]-[$'azan.kz'.F9])" office:value-type="time" office:time-value="PT00H32M00S">
            <text:p>12:32:00 AM</text:p>
          </table:table-cell>
          <table:table-cell table:formula="of:=ABS([$'calc praytimes'.E9]-[$'azan.kz'.G9])" office:value-type="time" office:time-value="PT00H04M00S">
            <text:p>12:04:00 AM</text:p>
          </table:table-cell>
          <table:table-cell table:formula="of:=ABS([$'calc praytimes'.F9]-[$'azan.kz'.H9])" office:value-type="time" office:time-value="PT00H14M00S">
            <text:p>12:14:00 AM</text:p>
          </table:table-cell>
          <table:table-cell table:number-columns-repeated="1018"/>
        </table:table-row>
        <table:table-row table:style-name="ro1">
          <table:table-cell table:formula="of:=ABS([$'calc praytimes'.A10]-[$'azan.kz'.C10])" office:value-type="time" office:time-value="PT00H04M00S">
            <text:p>12:04:00 AM</text:p>
          </table:table-cell>
          <table:table-cell table:formula="of:=ABS([$'calc praytimes'.B10]-[$'azan.kz'.D10])" office:value-type="time" office:time-value="PT00H01M00S">
            <text:p>12:01:00 AM</text:p>
          </table:table-cell>
          <table:table-cell table:formula="of:=ABS([$'calc praytimes'.C10]-[$'azan.kz'.E10])" office:value-type="time" office:time-value="PT00H01M00S">
            <text:p>12:01:00 AM</text:p>
          </table:table-cell>
          <table:table-cell table:formula="of:=ABS([$'calc praytimes'.D10]-[$'azan.kz'.F10])" office:value-type="time" office:time-value="PT00H32M00S">
            <text:p>12:32:00 AM</text:p>
          </table:table-cell>
          <table:table-cell table:formula="of:=ABS([$'calc praytimes'.E10]-[$'azan.kz'.G10])" office:value-type="time" office:time-value="PT00H05M00S">
            <text:p>12:05:00 AM</text:p>
          </table:table-cell>
          <table:table-cell table:formula="of:=ABS([$'calc praytimes'.F10]-[$'azan.kz'.H10])" office:value-type="time" office:time-value="PT00H13M00S">
            <text:p>12:13:00 AM</text:p>
          </table:table-cell>
          <table:table-cell table:number-columns-repeated="1018"/>
        </table:table-row>
        <table:table-row table:style-name="ro1">
          <table:table-cell table:formula="of:=ABS([$'calc praytimes'.A11]-[$'azan.kz'.C11])" office:value-type="time" office:time-value="PT00H04M00S">
            <text:p>12:04:00 AM</text:p>
          </table:table-cell>
          <table:table-cell table:formula="of:=ABS([$'calc praytimes'.B11]-[$'azan.kz'.D11])" office:value-type="time" office:time-value="PT00H01M00S">
            <text:p>12:01:00 AM</text:p>
          </table:table-cell>
          <table:table-cell table:formula="of:=ABS([$'calc praytimes'.C11]-[$'azan.kz'.E11])" office:value-type="time" office:time-value="PT00H00M00S">
            <text:p>12:00:00 AM</text:p>
          </table:table-cell>
          <table:table-cell table:formula="of:=ABS([$'calc praytimes'.D11]-[$'azan.kz'.F11])" office:value-type="time" office:time-value="PT00H32M00S">
            <text:p>12:32:00 AM</text:p>
          </table:table-cell>
          <table:table-cell table:formula="of:=ABS([$'calc praytimes'.E11]-[$'azan.kz'.G11])" office:value-type="time" office:time-value="PT00H05M00S">
            <text:p>12:05:00 AM</text:p>
          </table:table-cell>
          <table:table-cell table:formula="of:=ABS([$'calc praytimes'.F11]-[$'azan.kz'.H11])" office:value-type="time" office:time-value="PT00H13M00S">
            <text:p>12:13:00 AM</text:p>
          </table:table-cell>
          <table:table-cell table:number-columns-repeated="1018"/>
        </table:table-row>
        <table:table-row table:style-name="ro1">
          <table:table-cell table:formula="of:=ABS([$'calc praytimes'.A12]-[$'azan.kz'.C12])" office:value-type="time" office:time-value="PT00H05M00S">
            <text:p>12:05:00 AM</text:p>
          </table:table-cell>
          <table:table-cell table:formula="of:=ABS([$'calc praytimes'.B12]-[$'azan.kz'.D12])" office:value-type="time" office:time-value="PT00H01M00S">
            <text:p>12:01:00 AM</text:p>
          </table:table-cell>
          <table:table-cell table:formula="of:=ABS([$'calc praytimes'.C12]-[$'azan.kz'.E12])" office:value-type="time" office:time-value="PT00H00M00S">
            <text:p>12:00:00 AM</text:p>
          </table:table-cell>
          <table:table-cell table:formula="of:=ABS([$'calc praytimes'.D12]-[$'azan.kz'.F12])" office:value-type="time" office:time-value="PT00H32M00S">
            <text:p>12:32:00 AM</text:p>
          </table:table-cell>
          <table:table-cell table:formula="of:=ABS([$'calc praytimes'.E12]-[$'azan.kz'.G12])" office:value-type="time" office:time-value="PT00H04M00S">
            <text:p>12:04:00 AM</text:p>
          </table:table-cell>
          <table:table-cell table:formula="of:=ABS([$'calc praytimes'.F12]-[$'azan.kz'.H12])" office:value-type="time" office:time-value="PT00H14M00S">
            <text:p>12:14:00 AM</text:p>
          </table:table-cell>
          <table:table-cell table:number-columns-repeated="1018"/>
        </table:table-row>
        <table:table-row table:style-name="ro1">
          <table:table-cell table:formula="of:=ABS([$'calc praytimes'.A13]-[$'azan.kz'.C13])" office:value-type="time" office:time-value="PT00H06M00S">
            <text:p>12:06:00 AM</text:p>
          </table:table-cell>
          <table:table-cell table:formula="of:=ABS([$'calc praytimes'.B13]-[$'azan.kz'.D13])" office:value-type="time" office:time-value="PT00H01M00S">
            <text:p>12:01:00 AM</text:p>
          </table:table-cell>
          <table:table-cell table:formula="of:=ABS([$'calc praytimes'.C13]-[$'azan.kz'.E13])" office:value-type="time" office:time-value="PT00H00M00S">
            <text:p>12:00:00 AM</text:p>
          </table:table-cell>
          <table:table-cell table:formula="of:=ABS([$'calc praytimes'.D13]-[$'azan.kz'.F13])" office:value-type="time" office:time-value="PT00H32M00S">
            <text:p>12:32:00 AM</text:p>
          </table:table-cell>
          <table:table-cell table:formula="of:=ABS([$'calc praytimes'.E13]-[$'azan.kz'.G13])" office:value-type="time" office:time-value="PT00H05M00S">
            <text:p>12:05:00 AM</text:p>
          </table:table-cell>
          <table:table-cell table:formula="of:=ABS([$'calc praytimes'.F13]-[$'azan.kz'.H13])" office:value-type="time" office:time-value="PT00H13M00S">
            <text:p>12:13:00 AM</text:p>
          </table:table-cell>
          <table:table-cell table:number-columns-repeated="1018"/>
        </table:table-row>
        <table:table-row table:style-name="ro1">
          <table:table-cell table:formula="of:=ABS([$'calc praytimes'.A14]-[$'azan.kz'.C14])" office:value-type="time" office:time-value="PT00H05M00S">
            <text:p>12:05:00 AM</text:p>
          </table:table-cell>
          <table:table-cell table:formula="of:=ABS([$'calc praytimes'.B14]-[$'azan.kz'.D14])" office:value-type="time" office:time-value="PT00H01M00S">
            <text:p>12:01:00 AM</text:p>
          </table:table-cell>
          <table:table-cell table:formula="of:=ABS([$'calc praytimes'.C14]-[$'azan.kz'.E14])" office:value-type="time" office:time-value="PT00H00M00S">
            <text:p>12:00:00 AM</text:p>
          </table:table-cell>
          <table:table-cell table:formula="of:=ABS([$'calc praytimes'.D14]-[$'azan.kz'.F14])" office:value-type="time" office:time-value="PT00H32M00S">
            <text:p>12:32:00 AM</text:p>
          </table:table-cell>
          <table:table-cell table:formula="of:=ABS([$'calc praytimes'.E14]-[$'azan.kz'.G14])" office:value-type="time" office:time-value="PT00H05M00S">
            <text:p>12:05:00 AM</text:p>
          </table:table-cell>
          <table:table-cell table:formula="of:=ABS([$'calc praytimes'.F14]-[$'azan.kz'.H14])" office:value-type="time" office:time-value="PT00H13M00S">
            <text:p>12:13:00 AM</text:p>
          </table:table-cell>
          <table:table-cell table:number-columns-repeated="1018"/>
        </table:table-row>
        <table:table-row table:style-name="ro1">
          <table:table-cell table:formula="of:=ABS([$'calc praytimes'.A15]-[$'azan.kz'.C15])" office:value-type="time" office:time-value="PT00H06M00S">
            <text:p>12:06:00 AM</text:p>
          </table:table-cell>
          <table:table-cell table:formula="of:=ABS([$'calc praytimes'.B15]-[$'azan.kz'.D15])" office:value-type="time" office:time-value="PT00H01M00S">
            <text:p>12:01:00 AM</text:p>
          </table:table-cell>
          <table:table-cell table:formula="of:=ABS([$'calc praytimes'.C15]-[$'azan.kz'.E15])" office:value-type="time" office:time-value="PT00H01M00S">
            <text:p>12:01:00 AM</text:p>
          </table:table-cell>
          <table:table-cell table:formula="of:=ABS([$'calc praytimes'.D15]-[$'azan.kz'.F15])" office:value-type="time" office:time-value="PT00H33M00S">
            <text:p>12:33:00 AM</text:p>
          </table:table-cell>
          <table:table-cell table:formula="of:=ABS([$'calc praytimes'.E15]-[$'azan.kz'.G15])" office:value-type="time" office:time-value="PT00H04M00S">
            <text:p>12:04:00 AM</text:p>
          </table:table-cell>
          <table:table-cell table:formula="of:=ABS([$'calc praytimes'.F15]-[$'azan.kz'.H15])" office:value-type="time" office:time-value="PT00H13M00S">
            <text:p>12:13:00 AM</text:p>
          </table:table-cell>
          <table:table-cell table:number-columns-repeated="1018"/>
        </table:table-row>
        <table:table-row table:style-name="ro1">
          <table:table-cell table:formula="of:=ABS([$'calc praytimes'.A16]-[$'azan.kz'.C16])" office:value-type="time" office:time-value="PT00H06M00S">
            <text:p>12:06:00 AM</text:p>
          </table:table-cell>
          <table:table-cell table:formula="of:=ABS([$'calc praytimes'.B16]-[$'azan.kz'.D16])" office:value-type="time" office:time-value="PT00H01M00S">
            <text:p>12:01:00 AM</text:p>
          </table:table-cell>
          <table:table-cell table:formula="of:=ABS([$'calc praytimes'.C16]-[$'azan.kz'.E16])" office:value-type="time" office:time-value="PT00H00M00S">
            <text:p>12:00:00 AM</text:p>
          </table:table-cell>
          <table:table-cell table:formula="of:=ABS([$'calc praytimes'.D16]-[$'azan.kz'.F16])" office:value-type="time" office:time-value="PT00H33M00S">
            <text:p>12:33:00 AM</text:p>
          </table:table-cell>
          <table:table-cell table:formula="of:=ABS([$'calc praytimes'.E16]-[$'azan.kz'.G16])" office:value-type="time" office:time-value="PT00H05M00S">
            <text:p>12:05:00 AM</text:p>
          </table:table-cell>
          <table:table-cell table:formula="of:=ABS([$'calc praytimes'.F16]-[$'azan.kz'.H16])" office:value-type="time" office:time-value="PT00H12M00S">
            <text:p>12:12:00 AM</text:p>
          </table:table-cell>
          <table:table-cell table:number-columns-repeated="1018"/>
        </table:table-row>
        <table:table-row table:style-name="ro1">
          <table:table-cell table:formula="of:=ABS([$'calc praytimes'.A17]-[$'azan.kz'.C17])" office:value-type="time" office:time-value="PT00H06M00S">
            <text:p>12:06:00 AM</text:p>
          </table:table-cell>
          <table:table-cell table:formula="of:=ABS([$'calc praytimes'.B17]-[$'azan.kz'.D17])" office:value-type="time" office:time-value="PT00H01M00S">
            <text:p>12:01:00 AM</text:p>
          </table:table-cell>
          <table:table-cell table:formula="of:=ABS([$'calc praytimes'.C17]-[$'azan.kz'.E17])" office:value-type="time" office:time-value="PT00H00M00S">
            <text:p>12:00:00 AM</text:p>
          </table:table-cell>
          <table:table-cell table:formula="of:=ABS([$'calc praytimes'.D17]-[$'azan.kz'.F17])" office:value-type="time" office:time-value="PT00H31M00S">
            <text:p>12:31:00 AM</text:p>
          </table:table-cell>
          <table:table-cell table:formula="of:=ABS([$'calc praytimes'.E17]-[$'azan.kz'.G17])" office:value-type="time" office:time-value="PT00H03M00S">
            <text:p>12:03:00 AM</text:p>
          </table:table-cell>
          <table:table-cell table:formula="of:=ABS([$'calc praytimes'.F17]-[$'azan.kz'.H17])" office:value-type="time" office:time-value="PT00H13M00S">
            <text:p>12:13:00 AM</text:p>
          </table:table-cell>
          <table:table-cell table:number-columns-repeated="1018"/>
        </table:table-row>
        <table:table-row table:style-name="ro1">
          <table:table-cell table:formula="of:=ABS([$'calc praytimes'.A18]-[$'azan.kz'.C18])" office:value-type="time" office:time-value="PT00H06M00S">
            <text:p>12:06:00 AM</text:p>
          </table:table-cell>
          <table:table-cell table:formula="of:=ABS([$'calc praytimes'.B18]-[$'azan.kz'.D18])" office:value-type="time" office:time-value="PT00H01M00S">
            <text:p>12:01:00 AM</text:p>
          </table:table-cell>
          <table:table-cell table:formula="of:=ABS([$'calc praytimes'.C18]-[$'azan.kz'.E18])" office:value-type="time" office:time-value="PT00H01M00S">
            <text:p>12:01:00 AM</text:p>
          </table:table-cell>
          <table:table-cell table:formula="of:=ABS([$'calc praytimes'.D18]-[$'azan.kz'.F18])" office:value-type="time" office:time-value="PT00H33M00S">
            <text:p>12:33:00 AM</text:p>
          </table:table-cell>
          <table:table-cell table:formula="of:=ABS([$'calc praytimes'.E18]-[$'azan.kz'.G18])" office:value-type="time" office:time-value="PT00H05M00S">
            <text:p>12:05:00 AM</text:p>
          </table:table-cell>
          <table:table-cell table:formula="of:=ABS([$'calc praytimes'.F18]-[$'azan.kz'.H18])" office:value-type="time" office:time-value="PT00H12M00S">
            <text:p>12:12:00 AM</text:p>
          </table:table-cell>
          <table:table-cell table:number-columns-repeated="1018"/>
        </table:table-row>
        <table:table-row table:style-name="ro1">
          <table:table-cell table:formula="of:=ABS([$'calc praytimes'.A19]-[$'azan.kz'.C19])" office:value-type="time" office:time-value="PT00H07M00S">
            <text:p>12:07:00 AM</text:p>
          </table:table-cell>
          <table:table-cell table:formula="of:=ABS([$'calc praytimes'.B19]-[$'azan.kz'.D19])" office:value-type="time" office:time-value="PT00H01M00S">
            <text:p>12:01:00 AM</text:p>
          </table:table-cell>
          <table:table-cell table:formula="of:=ABS([$'calc praytimes'.C19]-[$'azan.kz'.E19])" office:value-type="time" office:time-value="PT00H00M00S">
            <text:p>12:00:00 AM</text:p>
          </table:table-cell>
          <table:table-cell table:formula="of:=ABS([$'calc praytimes'.D19]-[$'azan.kz'.F19])" office:value-type="time" office:time-value="PT00H34M00S">
            <text:p>12:34:00 AM</text:p>
          </table:table-cell>
          <table:table-cell table:formula="of:=ABS([$'calc praytimes'.E19]-[$'azan.kz'.G19])" office:value-type="time" office:time-value="PT00H04M00S">
            <text:p>12:04:00 AM</text:p>
          </table:table-cell>
          <table:table-cell table:formula="of:=ABS([$'calc praytimes'.F19]-[$'azan.kz'.H19])" office:value-type="time" office:time-value="PT00H12M00S">
            <text:p>12:12:00 AM</text:p>
          </table:table-cell>
          <table:table-cell table:number-columns-repeated="1018"/>
        </table:table-row>
        <table:table-row table:style-name="ro1">
          <table:table-cell table:formula="of:=ABS([$'calc praytimes'.A20]-[$'azan.kz'.C20])" office:value-type="time" office:time-value="PT00H07M00S">
            <text:p>12:07:00 AM</text:p>
          </table:table-cell>
          <table:table-cell table:formula="of:=ABS([$'calc praytimes'.B20]-[$'azan.kz'.D20])" office:value-type="time" office:time-value="PT00H01M00S">
            <text:p>12:01:00 AM</text:p>
          </table:table-cell>
          <table:table-cell table:formula="of:=ABS([$'calc praytimes'.C20]-[$'azan.kz'.E20])" office:value-type="time" office:time-value="PT00H00M00S">
            <text:p>12:00:00 AM</text:p>
          </table:table-cell>
          <table:table-cell table:formula="of:=ABS([$'calc praytimes'.D20]-[$'azan.kz'.F20])" office:value-type="time" office:time-value="PT00H34M00S">
            <text:p>12:34:00 AM</text:p>
          </table:table-cell>
          <table:table-cell table:formula="of:=ABS([$'calc praytimes'.E20]-[$'azan.kz'.G20])" office:value-type="time" office:time-value="PT00H05M00S">
            <text:p>12:05:00 AM</text:p>
          </table:table-cell>
          <table:table-cell table:formula="of:=ABS([$'calc praytimes'.F20]-[$'azan.kz'.H20])" office:value-type="time" office:time-value="PT00H11M00S">
            <text:p>12:11:00 AM</text:p>
          </table:table-cell>
          <table:table-cell table:number-columns-repeated="1018"/>
        </table:table-row>
        <table:table-row table:style-name="ro1">
          <table:table-cell table:formula="of:=ABS([$'calc praytimes'.A21]-[$'azan.kz'.C21])" office:value-type="time" office:time-value="PT00H07M00S">
            <text:p>12:07:00 AM</text:p>
          </table:table-cell>
          <table:table-cell table:formula="of:=ABS([$'calc praytimes'.B21]-[$'azan.kz'.D21])" office:value-type="time" office:time-value="PT00H01M00S">
            <text:p>12:01:00 AM</text:p>
          </table:table-cell>
          <table:table-cell table:formula="of:=ABS([$'calc praytimes'.C21]-[$'azan.kz'.E21])" office:value-type="time" office:time-value="PT00H00M00S">
            <text:p>12:00:00 AM</text:p>
          </table:table-cell>
          <table:table-cell table:formula="of:=ABS([$'calc praytimes'.D21]-[$'azan.kz'.F21])" office:value-type="time" office:time-value="PT00H34M00S">
            <text:p>12:34:00 AM</text:p>
          </table:table-cell>
          <table:table-cell table:formula="of:=ABS([$'calc praytimes'.E21]-[$'azan.kz'.G21])" office:value-type="time" office:time-value="PT00H05M00S">
            <text:p>12:05:00 AM</text:p>
          </table:table-cell>
          <table:table-cell table:formula="of:=ABS([$'calc praytimes'.F21]-[$'azan.kz'.H21])" office:value-type="time" office:time-value="PT00H10M00S">
            <text:p>12:10:00 AM</text:p>
          </table:table-cell>
          <table:table-cell table:number-columns-repeated="1018"/>
        </table:table-row>
        <table:table-row table:style-name="ro1">
          <table:table-cell table:formula="of:=ABS([$'calc praytimes'.A22]-[$'azan.kz'.C22])" office:value-type="time" office:time-value="PT00H08M00S">
            <text:p>12:08:00 AM</text:p>
          </table:table-cell>
          <table:table-cell table:formula="of:=ABS([$'calc praytimes'.B22]-[$'azan.kz'.D22])" office:value-type="time" office:time-value="PT00H01M00S">
            <text:p>12:01:00 AM</text:p>
          </table:table-cell>
          <table:table-cell table:formula="of:=ABS([$'calc praytimes'.C22]-[$'azan.kz'.E22])" office:value-type="time" office:time-value="PT00H01M00S">
            <text:p>12:01:00 AM</text:p>
          </table:table-cell>
          <table:table-cell table:formula="of:=ABS([$'calc praytimes'.D22]-[$'azan.kz'.F22])" office:value-type="time" office:time-value="PT00H34M00S">
            <text:p>12:34:00 AM</text:p>
          </table:table-cell>
          <table:table-cell table:formula="of:=ABS([$'calc praytimes'.E22]-[$'azan.kz'.G22])" office:value-type="time" office:time-value="PT00H05M00S">
            <text:p>12:05:00 AM</text:p>
          </table:table-cell>
          <table:table-cell table:formula="of:=ABS([$'calc praytimes'.F22]-[$'azan.kz'.H22])" office:value-type="time" office:time-value="PT00H11M00S">
            <text:p>12:11:00 AM</text:p>
          </table:table-cell>
          <table:table-cell table:number-columns-repeated="1018"/>
        </table:table-row>
        <table:table-row table:style-name="ro1">
          <table:table-cell table:formula="of:=ABS([$'calc praytimes'.A23]-[$'azan.kz'.C23])" office:value-type="time" office:time-value="PT00H08M00S">
            <text:p>12:08:00 AM</text:p>
          </table:table-cell>
          <table:table-cell table:formula="of:=ABS([$'calc praytimes'.B23]-[$'azan.kz'.D23])" office:value-type="time" office:time-value="PT00H01M00S">
            <text:p>12:01:00 AM</text:p>
          </table:table-cell>
          <table:table-cell table:formula="of:=ABS([$'calc praytimes'.C23]-[$'azan.kz'.E23])" office:value-type="time" office:time-value="PT00H00M00S">
            <text:p>12:00:00 AM</text:p>
          </table:table-cell>
          <table:table-cell table:formula="of:=ABS([$'calc praytimes'.D23]-[$'azan.kz'.F23])" office:value-type="time" office:time-value="PT00H35M00S">
            <text:p>12:35:00 AM</text:p>
          </table:table-cell>
          <table:table-cell table:formula="of:=ABS([$'calc praytimes'.E23]-[$'azan.kz'.G23])" office:value-type="time" office:time-value="PT00H05M00S">
            <text:p>12:05:00 AM</text:p>
          </table:table-cell>
          <table:table-cell table:formula="of:=ABS([$'calc praytimes'.F23]-[$'azan.kz'.H23])" office:value-type="time" office:time-value="PT00H10M00S">
            <text:p>12:10:00 AM</text:p>
          </table:table-cell>
          <table:table-cell table:number-columns-repeated="1018"/>
        </table:table-row>
        <table:table-row table:style-name="ro1">
          <table:table-cell table:formula="of:=ABS([$'calc praytimes'.A24]-[$'azan.kz'.C24])" office:value-type="time" office:time-value="PT00H08M00S">
            <text:p>12:08:00 AM</text:p>
          </table:table-cell>
          <table:table-cell table:formula="of:=ABS([$'calc praytimes'.B24]-[$'azan.kz'.D24])" office:value-type="time" office:time-value="PT00H01M00S">
            <text:p>12:01:00 AM</text:p>
          </table:table-cell>
          <table:table-cell table:formula="of:=ABS([$'calc praytimes'.C24]-[$'azan.kz'.E24])" office:value-type="time" office:time-value="PT00H00M00S">
            <text:p>12:00:00 AM</text:p>
          </table:table-cell>
          <table:table-cell table:formula="of:=ABS([$'calc praytimes'.D24]-[$'azan.kz'.F24])" office:value-type="time" office:time-value="PT00H35M00S">
            <text:p>12:35:00 AM</text:p>
          </table:table-cell>
          <table:table-cell table:formula="of:=ABS([$'calc praytimes'.E24]-[$'azan.kz'.G24])" office:value-type="time" office:time-value="PT00H05M00S">
            <text:p>12:05:00 AM</text:p>
          </table:table-cell>
          <table:table-cell table:formula="of:=ABS([$'calc praytimes'.F24]-[$'azan.kz'.H24])" office:value-type="time" office:time-value="PT00H10M00S">
            <text:p>12:10:00 AM</text:p>
          </table:table-cell>
          <table:table-cell table:number-columns-repeated="1018"/>
        </table:table-row>
        <table:table-row table:style-name="ro1">
          <table:table-cell table:formula="of:=ABS([$'calc praytimes'.A25]-[$'azan.kz'.C25])" office:value-type="time" office:time-value="PT00H08M00S">
            <text:p>12:08:00 AM</text:p>
          </table:table-cell>
          <table:table-cell table:formula="of:=ABS([$'calc praytimes'.B25]-[$'azan.kz'.D25])" office:value-type="time" office:time-value="PT00H01M00S">
            <text:p>12:01:00 AM</text:p>
          </table:table-cell>
          <table:table-cell table:formula="of:=ABS([$'calc praytimes'.C25]-[$'azan.kz'.E25])" office:value-type="time" office:time-value="PT00H00M00S">
            <text:p>12:00:00 AM</text:p>
          </table:table-cell>
          <table:table-cell table:formula="of:=ABS([$'calc praytimes'.D25]-[$'azan.kz'.F25])" office:value-type="time" office:time-value="PT00H35M00S">
            <text:p>12:35:00 AM</text:p>
          </table:table-cell>
          <table:table-cell table:formula="of:=ABS([$'calc praytimes'.E25]-[$'azan.kz'.G25])" office:value-type="time" office:time-value="PT00H05M00S">
            <text:p>12:05:00 AM</text:p>
          </table:table-cell>
          <table:table-cell table:formula="of:=ABS([$'calc praytimes'.F25]-[$'azan.kz'.H25])" office:value-type="time" office:time-value="PT00H10M00S">
            <text:p>12:10:00 AM</text:p>
          </table:table-cell>
          <table:table-cell table:number-columns-repeated="1018"/>
        </table:table-row>
        <table:table-row table:style-name="ro1">
          <table:table-cell table:formula="of:=ABS([$'calc praytimes'.A26]-[$'azan.kz'.C26])" office:value-type="time" office:time-value="PT00H09M00S">
            <text:p>12:09:00 AM</text:p>
          </table:table-cell>
          <table:table-cell table:formula="of:=ABS([$'calc praytimes'.B26]-[$'azan.kz'.D26])" office:value-type="time" office:time-value="PT00H00M00S">
            <text:p>12:00:00 AM</text:p>
          </table:table-cell>
          <table:table-cell table:formula="of:=ABS([$'calc praytimes'.C26]-[$'azan.kz'.E26])" office:value-type="time" office:time-value="PT00H01M00S">
            <text:p>12:01:00 AM</text:p>
          </table:table-cell>
          <table:table-cell table:formula="of:=ABS([$'calc praytimes'.D26]-[$'azan.kz'.F26])" office:value-type="time" office:time-value="PT00H35M00S">
            <text:p>12:35:00 AM</text:p>
          </table:table-cell>
          <table:table-cell table:formula="of:=ABS([$'calc praytimes'.E26]-[$'azan.kz'.G26])" office:value-type="time" office:time-value="PT00H04M00S">
            <text:p>12:04:00 AM</text:p>
          </table:table-cell>
          <table:table-cell table:formula="of:=ABS([$'calc praytimes'.F26]-[$'azan.kz'.H26])" office:value-type="time" office:time-value="PT00H10M00S">
            <text:p>12:10:00 AM</text:p>
          </table:table-cell>
          <table:table-cell table:number-columns-repeated="1018"/>
        </table:table-row>
        <table:table-row table:style-name="ro1">
          <table:table-cell table:formula="of:=ABS([$'calc praytimes'.A27]-[$'azan.kz'.C27])" office:value-type="time" office:time-value="PT00H09M00S">
            <text:p>12:09:00 AM</text:p>
          </table:table-cell>
          <table:table-cell table:formula="of:=ABS([$'calc praytimes'.B27]-[$'azan.kz'.D27])" office:value-type="time" office:time-value="PT00H00M00S">
            <text:p>12:00:00 AM</text:p>
          </table:table-cell>
          <table:table-cell table:formula="of:=ABS([$'calc praytimes'.C27]-[$'azan.kz'.E27])" office:value-type="time" office:time-value="PT00H00M00S">
            <text:p>12:00:00 AM</text:p>
          </table:table-cell>
          <table:table-cell table:formula="of:=ABS([$'calc praytimes'.D27]-[$'azan.kz'.F27])" office:value-type="time" office:time-value="PT00H36M00S">
            <text:p>12:36:00 AM</text:p>
          </table:table-cell>
          <table:table-cell table:formula="of:=ABS([$'calc praytimes'.E27]-[$'azan.kz'.G27])" office:value-type="time" office:time-value="PT00H05M00S">
            <text:p>12:05:00 AM</text:p>
          </table:table-cell>
          <table:table-cell table:formula="of:=ABS([$'calc praytimes'.F27]-[$'azan.kz'.H27])" office:value-type="time" office:time-value="PT00H09M00S">
            <text:p>12:09:00 AM</text:p>
          </table:table-cell>
          <table:table-cell table:number-columns-repeated="1018"/>
        </table:table-row>
        <table:table-row table:style-name="ro1">
          <table:table-cell table:formula="of:=ABS([$'calc praytimes'.A28]-[$'azan.kz'.C28])" office:value-type="time" office:time-value="PT00H09M00S">
            <text:p>12:09:00 AM</text:p>
          </table:table-cell>
          <table:table-cell table:formula="of:=ABS([$'calc praytimes'.B28]-[$'azan.kz'.D28])" office:value-type="time" office:time-value="PT00H00M00S">
            <text:p>12:00:00 AM</text:p>
          </table:table-cell>
          <table:table-cell table:formula="of:=ABS([$'calc praytimes'.C28]-[$'azan.kz'.E28])" office:value-type="time" office:time-value="PT00H00M00S">
            <text:p>12:00:00 AM</text:p>
          </table:table-cell>
          <table:table-cell table:formula="of:=ABS([$'calc praytimes'.D28]-[$'azan.kz'.F28])" office:value-type="time" office:time-value="PT00H35M00S">
            <text:p>12:35:00 AM</text:p>
          </table:table-cell>
          <table:table-cell table:formula="of:=ABS([$'calc praytimes'.E28]-[$'azan.kz'.G28])" office:value-type="time" office:time-value="PT00H05M00S">
            <text:p>12:05:00 AM</text:p>
          </table:table-cell>
          <table:table-cell table:formula="of:=ABS([$'calc praytimes'.F28]-[$'azan.kz'.H28])" office:value-type="time" office:time-value="PT00H09M00S">
            <text:p>12:09:00 AM</text:p>
          </table:table-cell>
          <table:table-cell table:number-columns-repeated="1018"/>
        </table:table-row>
        <table:table-row table:style-name="ro1">
          <table:table-cell table:formula="of:=ABS([$'calc praytimes'.A29]-[$'azan.kz'.C29])" office:value-type="time" office:time-value="PT00H09M00S">
            <text:p>12:09:00 AM</text:p>
          </table:table-cell>
          <table:table-cell table:formula="of:=ABS([$'calc praytimes'.B29]-[$'azan.kz'.D29])" office:value-type="time" office:time-value="PT00H01M00S">
            <text:p>12:01:00 AM</text:p>
          </table:table-cell>
          <table:table-cell table:formula="of:=ABS([$'calc praytimes'.C29]-[$'azan.kz'.E29])" office:value-type="time" office:time-value="PT00H00M00S">
            <text:p>12:00:00 AM</text:p>
          </table:table-cell>
          <table:table-cell table:formula="of:=ABS([$'calc praytimes'.D29]-[$'azan.kz'.F29])" office:value-type="time" office:time-value="PT00H36M00S">
            <text:p>12:36:00 AM</text:p>
          </table:table-cell>
          <table:table-cell table:formula="of:=ABS([$'calc praytimes'.E29]-[$'azan.kz'.G29])" office:value-type="time" office:time-value="PT00H05M00S">
            <text:p>12:05:00 AM</text:p>
          </table:table-cell>
          <table:table-cell table:formula="of:=ABS([$'calc praytimes'.F29]-[$'azan.kz'.H29])" office:value-type="time" office:time-value="PT00H09M00S">
            <text:p>12:09:00 AM</text:p>
          </table:table-cell>
          <table:table-cell table:number-columns-repeated="1018"/>
        </table:table-row>
        <table:table-row table:style-name="ro1">
          <table:table-cell table:formula="of:=ABS([$'calc praytimes'.A30]-[$'azan.kz'.C30])" office:value-type="time" office:time-value="PT00H10M00S">
            <text:p>12:10:00 AM</text:p>
          </table:table-cell>
          <table:table-cell table:formula="of:=ABS([$'calc praytimes'.B30]-[$'azan.kz'.D30])" office:value-type="time" office:time-value="PT00H00M00S">
            <text:p>12:00:00 AM</text:p>
          </table:table-cell>
          <table:table-cell table:formula="of:=ABS([$'calc praytimes'.C30]-[$'azan.kz'.E30])" office:value-type="time" office:time-value="PT00H00M00S">
            <text:p>12:00:00 AM</text:p>
          </table:table-cell>
          <table:table-cell table:formula="of:=ABS([$'calc praytimes'.D30]-[$'azan.kz'.F30])" office:value-type="time" office:time-value="PT00H37M00S">
            <text:p>12:37:00 AM</text:p>
          </table:table-cell>
          <table:table-cell table:formula="of:=ABS([$'calc praytimes'.E30]-[$'azan.kz'.G30])" office:value-type="time" office:time-value="PT00H05M00S">
            <text:p>12:05:00 AM</text:p>
          </table:table-cell>
          <table:table-cell table:formula="of:=ABS([$'calc praytimes'.F30]-[$'azan.kz'.H30])" office:value-type="time" office:time-value="PT00H09M00S">
            <text:p>12:09:00 AM</text:p>
          </table:table-cell>
          <table:table-cell table:number-columns-repeated="1018"/>
        </table:table-row>
        <table:table-row table:style-name="ro1">
          <table:table-cell table:formula="of:=ABS([$'calc praytimes'.A31]-[$'azan.kz'.C31])" office:value-type="time" office:time-value="PT00H10M00S">
            <text:p>12:10:00 AM</text:p>
          </table:table-cell>
          <table:table-cell table:formula="of:=ABS([$'calc praytimes'.B31]-[$'azan.kz'.D31])" office:value-type="time" office:time-value="PT00H00M00S">
            <text:p>12:00:00 AM</text:p>
          </table:table-cell>
          <table:table-cell table:formula="of:=ABS([$'calc praytimes'.C31]-[$'azan.kz'.E31])" office:value-type="time" office:time-value="PT00H01M00S">
            <text:p>12:01:00 AM</text:p>
          </table:table-cell>
          <table:table-cell table:formula="of:=ABS([$'calc praytimes'.D31]-[$'azan.kz'.F31])" office:value-type="time" office:time-value="PT00H36M00S">
            <text:p>12:36:00 AM</text:p>
          </table:table-cell>
          <table:table-cell table:formula="of:=ABS([$'calc praytimes'.E31]-[$'azan.kz'.G31])" office:value-type="time" office:time-value="PT00H05M00S">
            <text:p>12:05:00 AM</text:p>
          </table:table-cell>
          <table:table-cell table:formula="of:=ABS([$'calc praytimes'.F31]-[$'azan.kz'.H31])" office:value-type="time" office:time-value="PT00H08M00S">
            <text:p>12:08:00 AM</text:p>
          </table:table-cell>
          <table:table-cell table:number-columns-repeated="1018"/>
        </table:table-row>
        <table:table-row table:style-name="ro1">
          <table:table-cell table:formula="of:=ABS([$'calc praytimes'.A32]-[$'azan.kz'.C32])" office:value-type="time" office:time-value="PT00H10M00S">
            <text:p>12:10:00 AM</text:p>
          </table:table-cell>
          <table:table-cell table:formula="of:=ABS([$'calc praytimes'.B32]-[$'azan.kz'.D32])" office:value-type="time" office:time-value="PT00H01M00S">
            <text:p>12:01:00 AM</text:p>
          </table:table-cell>
          <table:table-cell table:formula="of:=ABS([$'calc praytimes'.C32]-[$'azan.kz'.E32])" office:value-type="time" office:time-value="PT00H00M00S">
            <text:p>12:00:00 AM</text:p>
          </table:table-cell>
          <table:table-cell table:formula="of:=ABS([$'calc praytimes'.D32]-[$'azan.kz'.F32])" office:value-type="time" office:time-value="PT00H37M00S">
            <text:p>12:37:00 AM</text:p>
          </table:table-cell>
          <table:table-cell table:formula="of:=ABS([$'calc praytimes'.E32]-[$'azan.kz'.G32])" office:value-type="time" office:time-value="PT00H05M00S">
            <text:p>12:05:00 AM</text:p>
          </table:table-cell>
          <table:table-cell table:formula="of:=ABS([$'calc praytimes'.F32]-[$'azan.kz'.H32])" office:value-type="time" office:time-value="PT00H08M00S">
            <text:p>12:08:00 AM</text:p>
          </table:table-cell>
          <table:table-cell table:number-columns-repeated="1018"/>
        </table:table-row>
        <table:table-row table:style-name="ro1">
          <table:table-cell table:formula="of:=ABS([$'calc praytimes'.A33]-[$'azan.kz'.C33])" office:value-type="time" office:time-value="PT00H11M00S">
            <text:p>12:11:00 AM</text:p>
          </table:table-cell>
          <table:table-cell table:formula="of:=ABS([$'calc praytimes'.B33]-[$'azan.kz'.D33])" office:value-type="time" office:time-value="PT00H00M00S">
            <text:p>12:00:00 AM</text:p>
          </table:table-cell>
          <table:table-cell table:formula="of:=ABS([$'calc praytimes'.C33]-[$'azan.kz'.E33])" office:value-type="time" office:time-value="PT00H00M00S">
            <text:p>12:00:00 AM</text:p>
          </table:table-cell>
          <table:table-cell table:formula="of:=ABS([$'calc praytimes'.D33]-[$'azan.kz'.F33])" office:value-type="time" office:time-value="PT00H37M00S">
            <text:p>12:37:00 AM</text:p>
          </table:table-cell>
          <table:table-cell table:formula="of:=ABS([$'calc praytimes'.E33]-[$'azan.kz'.G33])" office:value-type="time" office:time-value="PT00H05M00S">
            <text:p>12:05:00 AM</text:p>
          </table:table-cell>
          <table:table-cell table:formula="of:=ABS([$'calc praytimes'.F33]-[$'azan.kz'.H33])" office:value-type="time" office:time-value="PT00H08M00S">
            <text:p>12:08:00 AM</text:p>
          </table:table-cell>
          <table:table-cell table:number-columns-repeated="1018"/>
        </table:table-row>
        <table:table-row table:style-name="ro1">
          <table:table-cell table:formula="of:=ABS([$'calc praytimes'.A34]-[$'azan.kz'.C34])" office:value-type="time" office:time-value="PT00H11M00S">
            <text:p>12:11:00 AM</text:p>
          </table:table-cell>
          <table:table-cell table:formula="of:=ABS([$'calc praytimes'.B34]-[$'azan.kz'.D34])" office:value-type="time" office:time-value="PT00H00M00S">
            <text:p>12:00:00 AM</text:p>
          </table:table-cell>
          <table:table-cell table:formula="of:=ABS([$'calc praytimes'.C34]-[$'azan.kz'.E34])" office:value-type="time" office:time-value="PT00H00M00S">
            <text:p>12:00:00 AM</text:p>
          </table:table-cell>
          <table:table-cell table:formula="of:=ABS([$'calc praytimes'.D34]-[$'azan.kz'.F34])" office:value-type="time" office:time-value="PT00H37M00S">
            <text:p>12:37:00 AM</text:p>
          </table:table-cell>
          <table:table-cell table:formula="of:=ABS([$'calc praytimes'.E34]-[$'azan.kz'.G34])" office:value-type="time" office:time-value="PT00H05M00S">
            <text:p>12:05:00 AM</text:p>
          </table:table-cell>
          <table:table-cell table:formula="of:=ABS([$'calc praytimes'.F34]-[$'azan.kz'.H34])" office:value-type="time" office:time-value="PT00H07M00S">
            <text:p>12:07:00 AM</text:p>
          </table:table-cell>
          <table:table-cell table:number-columns-repeated="1018"/>
        </table:table-row>
        <table:table-row table:style-name="ro1">
          <table:table-cell table:formula="of:=ABS([$'calc praytimes'.A35]-[$'azan.kz'.C35])" office:value-type="time" office:time-value="PT00H12M00S">
            <text:p>12:12:00 AM</text:p>
          </table:table-cell>
          <table:table-cell table:formula="of:=ABS([$'calc praytimes'.B35]-[$'azan.kz'.D35])" office:value-type="time" office:time-value="PT00H00M00S">
            <text:p>12:00:00 AM</text:p>
          </table:table-cell>
          <table:table-cell table:formula="of:=ABS([$'calc praytimes'.C35]-[$'azan.kz'.E35])" office:value-type="time" office:time-value="PT00H00M00S">
            <text:p>12:00:00 AM</text:p>
          </table:table-cell>
          <table:table-cell table:formula="of:=ABS([$'calc praytimes'.D35]-[$'azan.kz'.F35])" office:value-type="time" office:time-value="PT00H38M00S">
            <text:p>12:38:00 AM</text:p>
          </table:table-cell>
          <table:table-cell table:formula="of:=ABS([$'calc praytimes'.E35]-[$'azan.kz'.G35])" office:value-type="time" office:time-value="PT00H05M00S">
            <text:p>12:05:00 AM</text:p>
          </table:table-cell>
          <table:table-cell table:formula="of:=ABS([$'calc praytimes'.F35]-[$'azan.kz'.H35])" office:value-type="time" office:time-value="PT00H08M00S">
            <text:p>12:08:00 AM</text:p>
          </table:table-cell>
          <table:table-cell table:number-columns-repeated="1018"/>
        </table:table-row>
        <table:table-row table:style-name="ro1">
          <table:table-cell table:formula="of:=ABS([$'calc praytimes'.A36]-[$'azan.kz'.C36])" office:value-type="time" office:time-value="PT00H11M00S">
            <text:p>12:11:00 AM</text:p>
          </table:table-cell>
          <table:table-cell table:formula="of:=ABS([$'calc praytimes'.B36]-[$'azan.kz'.D36])" office:value-type="time" office:time-value="PT00H00M00S">
            <text:p>12:00:00 AM</text:p>
          </table:table-cell>
          <table:table-cell table:formula="of:=ABS([$'calc praytimes'.C36]-[$'azan.kz'.E36])" office:value-type="time" office:time-value="PT00H00M00S">
            <text:p>12:00:00 AM</text:p>
          </table:table-cell>
          <table:table-cell table:formula="of:=ABS([$'calc praytimes'.D36]-[$'azan.kz'.F36])" office:value-type="time" office:time-value="PT00H38M00S">
            <text:p>12:38:00 AM</text:p>
          </table:table-cell>
          <table:table-cell table:formula="of:=ABS([$'calc praytimes'.E36]-[$'azan.kz'.G36])" office:value-type="time" office:time-value="PT00H05M00S">
            <text:p>12:05:00 AM</text:p>
          </table:table-cell>
          <table:table-cell table:formula="of:=ABS([$'calc praytimes'.F36]-[$'azan.kz'.H36])" office:value-type="time" office:time-value="PT00H07M00S">
            <text:p>12:07:00 AM</text:p>
          </table:table-cell>
          <table:table-cell table:number-columns-repeated="1018"/>
        </table:table-row>
        <table:table-row table:style-name="ro1">
          <table:table-cell table:formula="of:=ABS([$'calc praytimes'.A37]-[$'azan.kz'.C37])" office:value-type="time" office:time-value="PT00H12M00S">
            <text:p>12:12:00 AM</text:p>
          </table:table-cell>
          <table:table-cell table:formula="of:=ABS([$'calc praytimes'.B37]-[$'azan.kz'.D37])" office:value-type="time" office:time-value="PT00H00M00S">
            <text:p>12:00:00 AM</text:p>
          </table:table-cell>
          <table:table-cell table:formula="of:=ABS([$'calc praytimes'.C37]-[$'azan.kz'.E37])" office:value-type="time" office:time-value="PT00H00M00S">
            <text:p>12:00:00 AM</text:p>
          </table:table-cell>
          <table:table-cell table:formula="of:=ABS([$'calc praytimes'.D37]-[$'azan.kz'.F37])" office:value-type="time" office:time-value="PT00H38M00S">
            <text:p>12:38:00 AM</text:p>
          </table:table-cell>
          <table:table-cell table:formula="of:=ABS([$'calc praytimes'.E37]-[$'azan.kz'.G37])" office:value-type="time" office:time-value="PT00H05M00S">
            <text:p>12:05:00 AM</text:p>
          </table:table-cell>
          <table:table-cell table:formula="of:=ABS([$'calc praytimes'.F37]-[$'azan.kz'.H37])" office:value-type="time" office:time-value="PT00H07M00S">
            <text:p>12:07:00 AM</text:p>
          </table:table-cell>
          <table:table-cell table:number-columns-repeated="1018"/>
        </table:table-row>
        <table:table-row table:style-name="ro1">
          <table:table-cell table:formula="of:=ABS([$'calc praytimes'.A38]-[$'azan.kz'.C38])" office:value-type="time" office:time-value="PT00H12M00S">
            <text:p>12:12:00 AM</text:p>
          </table:table-cell>
          <table:table-cell table:formula="of:=ABS([$'calc praytimes'.B38]-[$'azan.kz'.D38])" office:value-type="time" office:time-value="PT00H00M00S">
            <text:p>12:00:00 AM</text:p>
          </table:table-cell>
          <table:table-cell table:formula="of:=ABS([$'calc praytimes'.C38]-[$'azan.kz'.E38])" office:value-type="time" office:time-value="PT00H00M00S">
            <text:p>12:00:00 AM</text:p>
          </table:table-cell>
          <table:table-cell table:formula="of:=ABS([$'calc praytimes'.D38]-[$'azan.kz'.F38])" office:value-type="time" office:time-value="PT00H38M00S">
            <text:p>12:38:00 AM</text:p>
          </table:table-cell>
          <table:table-cell table:formula="of:=ABS([$'calc praytimes'.E38]-[$'azan.kz'.G38])" office:value-type="time" office:time-value="PT00H06M00S">
            <text:p>12:06:00 AM</text:p>
          </table:table-cell>
          <table:table-cell table:formula="of:=ABS([$'calc praytimes'.F38]-[$'azan.kz'.H38])" office:value-type="time" office:time-value="PT00H06M00S">
            <text:p>12:06:00 AM</text:p>
          </table:table-cell>
          <table:table-cell table:number-columns-repeated="1018"/>
        </table:table-row>
        <table:table-row table:style-name="ro1">
          <table:table-cell table:formula="of:=ABS([$'calc praytimes'.A39]-[$'azan.kz'.C39])" office:value-type="time" office:time-value="PT00H11M00S">
            <text:p>12:11:00 AM</text:p>
          </table:table-cell>
          <table:table-cell table:formula="of:=ABS([$'calc praytimes'.B39]-[$'azan.kz'.D39])" office:value-type="time" office:time-value="PT00H02M00S">
            <text:p>12:02:00 AM</text:p>
          </table:table-cell>
          <table:table-cell table:formula="of:=ABS([$'calc praytimes'.C39]-[$'azan.kz'.E39])" office:value-type="time" office:time-value="PT00H00M00S">
            <text:p>12:00:00 AM</text:p>
          </table:table-cell>
          <table:table-cell table:formula="of:=ABS([$'calc praytimes'.D39]-[$'azan.kz'.F39])" office:value-type="time" office:time-value="PT00H37M00S">
            <text:p>12:37:00 AM</text:p>
          </table:table-cell>
          <table:table-cell table:formula="of:=ABS([$'calc praytimes'.E39]-[$'azan.kz'.G39])" office:value-type="time" office:time-value="PT00H04M00S">
            <text:p>12:04:00 AM</text:p>
          </table:table-cell>
          <table:table-cell table:formula="of:=ABS([$'calc praytimes'.F39]-[$'azan.kz'.H39])" office:value-type="time" office:time-value="PT00H07M00S">
            <text:p>12:07:00 AM</text:p>
          </table:table-cell>
          <table:table-cell table:number-columns-repeated="1018"/>
        </table:table-row>
        <table:table-row table:style-name="ro1">
          <table:table-cell table:formula="of:=ABS([$'calc praytimes'.A40]-[$'azan.kz'.C40])" office:value-type="time" office:time-value="PT00H12M00S">
            <text:p>12:12:00 AM</text:p>
          </table:table-cell>
          <table:table-cell table:formula="of:=ABS([$'calc praytimes'.B40]-[$'azan.kz'.D40])" office:value-type="time" office:time-value="PT00H00M00S">
            <text:p>12:00:00 AM</text:p>
          </table:table-cell>
          <table:table-cell table:formula="of:=ABS([$'calc praytimes'.C40]-[$'azan.kz'.E40])" office:value-type="time" office:time-value="PT00H00M00S">
            <text:p>12:00:00 AM</text:p>
          </table:table-cell>
          <table:table-cell table:formula="of:=ABS([$'calc praytimes'.D40]-[$'azan.kz'.F40])" office:value-type="time" office:time-value="PT00H39M00S">
            <text:p>12:39:00 AM</text:p>
          </table:table-cell>
          <table:table-cell table:formula="of:=ABS([$'calc praytimes'.E40]-[$'azan.kz'.G40])" office:value-type="time" office:time-value="PT00H05M00S">
            <text:p>12:05:00 AM</text:p>
          </table:table-cell>
          <table:table-cell table:formula="of:=ABS([$'calc praytimes'.F40]-[$'azan.kz'.H40])" office:value-type="time" office:time-value="PT00H06M00S">
            <text:p>12:06:00 AM</text:p>
          </table:table-cell>
          <table:table-cell table:number-columns-repeated="1018"/>
        </table:table-row>
        <table:table-row table:style-name="ro1">
          <table:table-cell table:formula="of:=ABS([$'calc praytimes'.A41]-[$'azan.kz'.C41])" office:value-type="time" office:time-value="PT00H13M00S">
            <text:p>12:13:00 AM</text:p>
          </table:table-cell>
          <table:table-cell table:formula="of:=ABS([$'calc praytimes'.B41]-[$'azan.kz'.D41])" office:value-type="time" office:time-value="PT00H00M00S">
            <text:p>12:00:00 AM</text:p>
          </table:table-cell>
          <table:table-cell table:formula="of:=ABS([$'calc praytimes'.C41]-[$'azan.kz'.E41])" office:value-type="time" office:time-value="PT00H00M00S">
            <text:p>12:00:00 AM</text:p>
          </table:table-cell>
          <table:table-cell table:formula="of:=ABS([$'calc praytimes'.D41]-[$'azan.kz'.F41])" office:value-type="time" office:time-value="PT00H39M00S">
            <text:p>12:39:00 AM</text:p>
          </table:table-cell>
          <table:table-cell table:formula="of:=ABS([$'calc praytimes'.E41]-[$'azan.kz'.G41])" office:value-type="time" office:time-value="PT00H06M00S">
            <text:p>12:06:00 AM</text:p>
          </table:table-cell>
          <table:table-cell table:formula="of:=ABS([$'calc praytimes'.F41]-[$'azan.kz'.H41])" office:value-type="time" office:time-value="PT00H05M00S">
            <text:p>12:05:00 AM</text:p>
          </table:table-cell>
          <table:table-cell table:number-columns-repeated="1018"/>
        </table:table-row>
        <table:table-row table:style-name="ro1">
          <table:table-cell table:formula="of:=ABS([$'calc praytimes'.A42]-[$'azan.kz'.C42])" office:value-type="time" office:time-value="PT00H13M00S">
            <text:p>12:13:00 AM</text:p>
          </table:table-cell>
          <table:table-cell table:formula="of:=ABS([$'calc praytimes'.B42]-[$'azan.kz'.D42])" office:value-type="time" office:time-value="PT00H00M00S">
            <text:p>12:00:00 AM</text:p>
          </table:table-cell>
          <table:table-cell table:formula="of:=ABS([$'calc praytimes'.C42]-[$'azan.kz'.E42])" office:value-type="time" office:time-value="PT00H00M00S">
            <text:p>12:00:00 AM</text:p>
          </table:table-cell>
          <table:table-cell table:formula="of:=ABS([$'calc praytimes'.D42]-[$'azan.kz'.F42])" office:value-type="time" office:time-value="PT00H40M00S">
            <text:p>12:40:00 AM</text:p>
          </table:table-cell>
          <table:table-cell table:formula="of:=ABS([$'calc praytimes'.E42]-[$'azan.kz'.G42])" office:value-type="time" office:time-value="PT00H05M00S">
            <text:p>12:05:00 AM</text:p>
          </table:table-cell>
          <table:table-cell table:formula="of:=ABS([$'calc praytimes'.F42]-[$'azan.kz'.H42])" office:value-type="time" office:time-value="PT00H06M00S">
            <text:p>12:06:00 AM</text:p>
          </table:table-cell>
          <table:table-cell table:number-columns-repeated="1018"/>
        </table:table-row>
        <table:table-row table:style-name="ro1">
          <table:table-cell table:formula="of:=ABS([$'calc praytimes'.A43]-[$'azan.kz'.C43])" office:value-type="time" office:time-value="PT00H13M00S">
            <text:p>12:13:00 AM</text:p>
          </table:table-cell>
          <table:table-cell table:formula="of:=ABS([$'calc praytimes'.B43]-[$'azan.kz'.D43])" office:value-type="time" office:time-value="PT00H00M00S">
            <text:p>12:00:00 AM</text:p>
          </table:table-cell>
          <table:table-cell table:formula="of:=ABS([$'calc praytimes'.C43]-[$'azan.kz'.E43])" office:value-type="time" office:time-value="PT00H00M00S">
            <text:p>12:00:00 AM</text:p>
          </table:table-cell>
          <table:table-cell table:formula="of:=ABS([$'calc praytimes'.D43]-[$'azan.kz'.F43])" office:value-type="time" office:time-value="PT00H39M00S">
            <text:p>12:39:00 AM</text:p>
          </table:table-cell>
          <table:table-cell table:formula="of:=ABS([$'calc praytimes'.E43]-[$'azan.kz'.G43])" office:value-type="time" office:time-value="PT00H05M00S">
            <text:p>12:05:00 AM</text:p>
          </table:table-cell>
          <table:table-cell table:formula="of:=ABS([$'calc praytimes'.F43]-[$'azan.kz'.H43])" office:value-type="time" office:time-value="PT00H05M00S">
            <text:p>12:05:00 AM</text:p>
          </table:table-cell>
          <table:table-cell table:number-columns-repeated="1018"/>
        </table:table-row>
        <table:table-row table:style-name="ro1">
          <table:table-cell table:formula="of:=ABS([$'calc praytimes'.A44]-[$'azan.kz'.C44])" office:value-type="time" office:time-value="PT00H13M00S">
            <text:p>12:13:00 AM</text:p>
          </table:table-cell>
          <table:table-cell table:formula="of:=ABS([$'calc praytimes'.B44]-[$'azan.kz'.D44])" office:value-type="time" office:time-value="PT00H00M00S">
            <text:p>12:00:00 AM</text:p>
          </table:table-cell>
          <table:table-cell table:formula="of:=ABS([$'calc praytimes'.C44]-[$'azan.kz'.E44])" office:value-type="time" office:time-value="PT00H00M00S">
            <text:p>12:00:00 AM</text:p>
          </table:table-cell>
          <table:table-cell table:formula="of:=ABS([$'calc praytimes'.D44]-[$'azan.kz'.F44])" office:value-type="time" office:time-value="PT00H40M00S">
            <text:p>12:40:00 AM</text:p>
          </table:table-cell>
          <table:table-cell table:formula="of:=ABS([$'calc praytimes'.E44]-[$'azan.kz'.G44])" office:value-type="time" office:time-value="PT00H06M00S">
            <text:p>12:06:00 AM</text:p>
          </table:table-cell>
          <table:table-cell table:formula="of:=ABS([$'calc praytimes'.F44]-[$'azan.kz'.H44])" office:value-type="time" office:time-value="PT00H05M00S">
            <text:p>12:05:00 AM</text:p>
          </table:table-cell>
          <table:table-cell table:number-columns-repeated="1018"/>
        </table:table-row>
        <table:table-row table:style-name="ro1">
          <table:table-cell table:formula="of:=ABS([$'calc praytimes'.A45]-[$'azan.kz'.C45])" office:value-type="time" office:time-value="PT00H14M00S">
            <text:p>12:14:00 AM</text:p>
          </table:table-cell>
          <table:table-cell table:formula="of:=ABS([$'calc praytimes'.B45]-[$'azan.kz'.D45])" office:value-type="time" office:time-value="PT00H00M00S">
            <text:p>12:00:00 AM</text:p>
          </table:table-cell>
          <table:table-cell table:formula="of:=ABS([$'calc praytimes'.C45]-[$'azan.kz'.E45])" office:value-type="time" office:time-value="PT00H00M00S">
            <text:p>12:00:00 AM</text:p>
          </table:table-cell>
          <table:table-cell table:formula="of:=ABS([$'calc praytimes'.D45]-[$'azan.kz'.F45])" office:value-type="time" office:time-value="PT00H41M00S">
            <text:p>12:41:00 AM</text:p>
          </table:table-cell>
          <table:table-cell table:formula="of:=ABS([$'calc praytimes'.E45]-[$'azan.kz'.G45])" office:value-type="time" office:time-value="PT00H05M00S">
            <text:p>12:05:00 AM</text:p>
          </table:table-cell>
          <table:table-cell table:formula="of:=ABS([$'calc praytimes'.F45]-[$'azan.kz'.H45])" office:value-type="time" office:time-value="PT00H05M00S">
            <text:p>12:05:00 AM</text:p>
          </table:table-cell>
          <table:table-cell table:number-columns-repeated="1018"/>
        </table:table-row>
        <table:table-row table:style-name="ro1">
          <table:table-cell table:formula="of:=ABS([$'calc praytimes'.A46]-[$'azan.kz'.C46])" office:value-type="time" office:time-value="PT00H14M00S">
            <text:p>12:14:00 AM</text:p>
          </table:table-cell>
          <table:table-cell table:formula="of:=ABS([$'calc praytimes'.B46]-[$'azan.kz'.D46])" office:value-type="time" office:time-value="PT00H01M00S">
            <text:p>12:01:00 AM</text:p>
          </table:table-cell>
          <table:table-cell table:formula="of:=ABS([$'calc praytimes'.C46]-[$'azan.kz'.E46])" office:value-type="time" office:time-value="PT00H00M00S">
            <text:p>12:00:00 AM</text:p>
          </table:table-cell>
          <table:table-cell table:formula="of:=ABS([$'calc praytimes'.D46]-[$'azan.kz'.F46])" office:value-type="time" office:time-value="PT00H40M00S">
            <text:p>12:40:00 AM</text:p>
          </table:table-cell>
          <table:table-cell table:formula="of:=ABS([$'calc praytimes'.E46]-[$'azan.kz'.G46])" office:value-type="time" office:time-value="PT00H05M00S">
            <text:p>12:05:00 AM</text:p>
          </table:table-cell>
          <table:table-cell table:formula="of:=ABS([$'calc praytimes'.F46]-[$'azan.kz'.H46])" office:value-type="time" office:time-value="PT00H05M00S">
            <text:p>12:05:00 AM</text:p>
          </table:table-cell>
          <table:table-cell table:number-columns-repeated="1018"/>
        </table:table-row>
        <table:table-row table:style-name="ro1">
          <table:table-cell table:formula="of:=ABS([$'calc praytimes'.A47]-[$'azan.kz'.C47])" office:value-type="time" office:time-value="PT00H14M00S">
            <text:p>12:14:00 AM</text:p>
          </table:table-cell>
          <table:table-cell table:formula="of:=ABS([$'calc praytimes'.B47]-[$'azan.kz'.D47])" office:value-type="time" office:time-value="PT00H00M00S">
            <text:p>12:00:00 AM</text:p>
          </table:table-cell>
          <table:table-cell table:formula="of:=ABS([$'calc praytimes'.C47]-[$'azan.kz'.E47])" office:value-type="time" office:time-value="PT00H00M00S">
            <text:p>12:00:00 AM</text:p>
          </table:table-cell>
          <table:table-cell table:formula="of:=ABS([$'calc praytimes'.D47]-[$'azan.kz'.F47])" office:value-type="time" office:time-value="PT00H41M00S">
            <text:p>12:41:00 AM</text:p>
          </table:table-cell>
          <table:table-cell table:formula="of:=ABS([$'calc praytimes'.E47]-[$'azan.kz'.G47])" office:value-type="time" office:time-value="PT00H06M00S">
            <text:p>12:06:00 AM</text:p>
          </table:table-cell>
          <table:table-cell table:formula="of:=ABS([$'calc praytimes'.F47]-[$'azan.kz'.H47])" office:value-type="time" office:time-value="PT00H04M00S">
            <text:p>12:04:00 AM</text:p>
          </table:table-cell>
          <table:table-cell table:number-columns-repeated="1018"/>
        </table:table-row>
        <table:table-row table:style-name="ro1">
          <table:table-cell table:formula="of:=ABS([$'calc praytimes'.A48]-[$'azan.kz'.C48])" office:value-type="time" office:time-value="PT00H14M00S">
            <text:p>12:14:00 AM</text:p>
          </table:table-cell>
          <table:table-cell table:formula="of:=ABS([$'calc praytimes'.B48]-[$'azan.kz'.D48])" office:value-type="time" office:time-value="PT00H00M00S">
            <text:p>12:00:00 AM</text:p>
          </table:table-cell>
          <table:table-cell table:formula="of:=ABS([$'calc praytimes'.C48]-[$'azan.kz'.E48])" office:value-type="time" office:time-value="PT00H00M00S">
            <text:p>12:00:00 AM</text:p>
          </table:table-cell>
          <table:table-cell table:formula="of:=ABS([$'calc praytimes'.D48]-[$'azan.kz'.F48])" office:value-type="time" office:time-value="PT00H41M00S">
            <text:p>12:41:00 AM</text:p>
          </table:table-cell>
          <table:table-cell table:formula="of:=ABS([$'calc praytimes'.E48]-[$'azan.kz'.G48])" office:value-type="time" office:time-value="PT00H05M00S">
            <text:p>12:05:00 AM</text:p>
          </table:table-cell>
          <table:table-cell table:formula="of:=ABS([$'calc praytimes'.F48]-[$'azan.kz'.H48])" office:value-type="time" office:time-value="PT00H05M00S">
            <text:p>12:05:00 AM</text:p>
          </table:table-cell>
          <table:table-cell table:number-columns-repeated="1018"/>
        </table:table-row>
        <table:table-row table:style-name="ro1">
          <table:table-cell table:formula="of:=ABS([$'calc praytimes'.A49]-[$'azan.kz'.C49])" office:value-type="time" office:time-value="PT00H14M00S">
            <text:p>12:14:00 AM</text:p>
          </table:table-cell>
          <table:table-cell table:formula="of:=ABS([$'calc praytimes'.B49]-[$'azan.kz'.D49])" office:value-type="time" office:time-value="PT00H00M00S">
            <text:p>12:00:00 AM</text:p>
          </table:table-cell>
          <table:table-cell table:formula="of:=ABS([$'calc praytimes'.C49]-[$'azan.kz'.E49])" office:value-type="time" office:time-value="PT00H00M00S">
            <text:p>12:00:00 AM</text:p>
          </table:table-cell>
          <table:table-cell table:formula="of:=ABS([$'calc praytimes'.D49]-[$'azan.kz'.F49])" office:value-type="time" office:time-value="PT00H42M00S">
            <text:p>12:42:00 AM</text:p>
          </table:table-cell>
          <table:table-cell table:formula="of:=ABS([$'calc praytimes'.E49]-[$'azan.kz'.G49])" office:value-type="time" office:time-value="PT00H06M00S">
            <text:p>12:06:00 AM</text:p>
          </table:table-cell>
          <table:table-cell table:formula="of:=ABS([$'calc praytimes'.F49]-[$'azan.kz'.H49])" office:value-type="time" office:time-value="PT00H04M00S">
            <text:p>12:04:00 AM</text:p>
          </table:table-cell>
          <table:table-cell table:number-columns-repeated="1018"/>
        </table:table-row>
        <table:table-row table:style-name="ro1">
          <table:table-cell table:formula="of:=ABS([$'calc praytimes'.A50]-[$'azan.kz'.C50])" office:value-type="time" office:time-value="PT00H15M00S">
            <text:p>12:15:00 AM</text:p>
          </table:table-cell>
          <table:table-cell table:formula="of:=ABS([$'calc praytimes'.B50]-[$'azan.kz'.D50])" office:value-type="time" office:time-value="PT00H00M00S">
            <text:p>12:00:00 AM</text:p>
          </table:table-cell>
          <table:table-cell table:formula="of:=ABS([$'calc praytimes'.C50]-[$'azan.kz'.E50])" office:value-type="time" office:time-value="PT00H00M00S">
            <text:p>12:00:00 AM</text:p>
          </table:table-cell>
          <table:table-cell table:formula="of:=ABS([$'calc praytimes'.D50]-[$'azan.kz'.F50])" office:value-type="time" office:time-value="PT00H41M00S">
            <text:p>12:41:00 AM</text:p>
          </table:table-cell>
          <table:table-cell table:formula="of:=ABS([$'calc praytimes'.E50]-[$'azan.kz'.G50])" office:value-type="time" office:time-value="PT00H06M00S">
            <text:p>12:06:00 AM</text:p>
          </table:table-cell>
          <table:table-cell table:formula="of:=ABS([$'calc praytimes'.F50]-[$'azan.kz'.H50])" office:value-type="time" office:time-value="PT00H04M00S">
            <text:p>12:04:00 AM</text:p>
          </table:table-cell>
          <table:table-cell table:number-columns-repeated="1018"/>
        </table:table-row>
        <table:table-row table:style-name="ro1">
          <table:table-cell table:formula="of:=ABS([$'calc praytimes'.A51]-[$'azan.kz'.C51])" office:value-type="time" office:time-value="PT00H15M00S">
            <text:p>12:15:00 AM</text:p>
          </table:table-cell>
          <table:table-cell table:formula="of:=ABS([$'calc praytimes'.B51]-[$'azan.kz'.D51])" office:value-type="time" office:time-value="PT00H01M00S">
            <text:p>12:01:00 AM</text:p>
          </table:table-cell>
          <table:table-cell table:formula="of:=ABS([$'calc praytimes'.C51]-[$'azan.kz'.E51])" office:value-type="time" office:time-value="PT00H00M00S">
            <text:p>12:00:00 AM</text:p>
          </table:table-cell>
          <table:table-cell table:formula="of:=ABS([$'calc praytimes'.D51]-[$'azan.kz'.F51])" office:value-type="time" office:time-value="PT00H42M00S">
            <text:p>12:42:00 AM</text:p>
          </table:table-cell>
          <table:table-cell table:formula="of:=ABS([$'calc praytimes'.E51]-[$'azan.kz'.G51])" office:value-type="time" office:time-value="PT00H05M00S">
            <text:p>12:05:00 AM</text:p>
          </table:table-cell>
          <table:table-cell table:formula="of:=ABS([$'calc praytimes'.F51]-[$'azan.kz'.H51])" office:value-type="time" office:time-value="PT00H04M00S">
            <text:p>12:04:00 AM</text:p>
          </table:table-cell>
          <table:table-cell table:number-columns-repeated="1018"/>
        </table:table-row>
        <table:table-row table:style-name="ro1">
          <table:table-cell table:formula="of:=ABS([$'calc praytimes'.A52]-[$'azan.kz'.C52])" office:value-type="time" office:time-value="PT00H15M00S">
            <text:p>12:15:00 AM</text:p>
          </table:table-cell>
          <table:table-cell table:formula="of:=ABS([$'calc praytimes'.B52]-[$'azan.kz'.D52])" office:value-type="time" office:time-value="PT00H01M00S">
            <text:p>12:01:00 AM</text:p>
          </table:table-cell>
          <table:table-cell table:formula="of:=ABS([$'calc praytimes'.C52]-[$'azan.kz'.E52])" office:value-type="time" office:time-value="PT00H00M00S">
            <text:p>12:00:00 AM</text:p>
          </table:table-cell>
          <table:table-cell table:formula="of:=ABS([$'calc praytimes'.D52]-[$'azan.kz'.F52])" office:value-type="time" office:time-value="PT00H42M00S">
            <text:p>12:42:00 AM</text:p>
          </table:table-cell>
          <table:table-cell table:formula="of:=ABS([$'calc praytimes'.E52]-[$'azan.kz'.G52])" office:value-type="time" office:time-value="PT00H06M00S">
            <text:p>12:06:00 AM</text:p>
          </table:table-cell>
          <table:table-cell table:formula="of:=ABS([$'calc praytimes'.F52]-[$'azan.kz'.H52])" office:value-type="time" office:time-value="PT00H04M00S">
            <text:p>12:04:00 AM</text:p>
          </table:table-cell>
          <table:table-cell table:number-columns-repeated="1018"/>
        </table:table-row>
        <table:table-row table:style-name="ro1">
          <table:table-cell table:formula="of:=ABS([$'calc praytimes'.A53]-[$'azan.kz'.C53])" office:value-type="time" office:time-value="PT00H15M00S">
            <text:p>12:15:00 AM</text:p>
          </table:table-cell>
          <table:table-cell table:formula="of:=ABS([$'calc praytimes'.B53]-[$'azan.kz'.D53])" office:value-type="time" office:time-value="PT00H01M00S">
            <text:p>12:01:00 AM</text:p>
          </table:table-cell>
          <table:table-cell table:formula="of:=ABS([$'calc praytimes'.C53]-[$'azan.kz'.E53])" office:value-type="time" office:time-value="PT00H00M00S">
            <text:p>12:00:00 AM</text:p>
          </table:table-cell>
          <table:table-cell table:formula="of:=ABS([$'calc praytimes'.D53]-[$'azan.kz'.F53])" office:value-type="time" office:time-value="PT00H43M00S">
            <text:p>12:43:00 AM</text:p>
          </table:table-cell>
          <table:table-cell table:formula="of:=ABS([$'calc praytimes'.E53]-[$'azan.kz'.G53])" office:value-type="time" office:time-value="PT00H06M00S">
            <text:p>12:06:00 AM</text:p>
          </table:table-cell>
          <table:table-cell table:formula="of:=ABS([$'calc praytimes'.F53]-[$'azan.kz'.H53])" office:value-type="time" office:time-value="PT00H03M00S">
            <text:p>12:03:00 AM</text:p>
          </table:table-cell>
          <table:table-cell table:number-columns-repeated="1018"/>
        </table:table-row>
        <table:table-row table:style-name="ro1">
          <table:table-cell table:formula="of:=ABS([$'calc praytimes'.A54]-[$'azan.kz'.C54])" office:value-type="time" office:time-value="PT00H15M00S">
            <text:p>12:15:00 AM</text:p>
          </table:table-cell>
          <table:table-cell table:formula="of:=ABS([$'calc praytimes'.B54]-[$'azan.kz'.D54])" office:value-type="time" office:time-value="PT00H00M00S">
            <text:p>12:00:00 AM</text:p>
          </table:table-cell>
          <table:table-cell table:formula="of:=ABS([$'calc praytimes'.C54]-[$'azan.kz'.E54])" office:value-type="time" office:time-value="PT00H01M00S">
            <text:p>12:01:00 AM</text:p>
          </table:table-cell>
          <table:table-cell table:formula="of:=ABS([$'calc praytimes'.D54]-[$'azan.kz'.F54])" office:value-type="time" office:time-value="PT00H42M00S">
            <text:p>12:42:00 AM</text:p>
          </table:table-cell>
          <table:table-cell table:formula="of:=ABS([$'calc praytimes'.E54]-[$'azan.kz'.G54])" office:value-type="time" office:time-value="PT00H05M00S">
            <text:p>12:05:00 AM</text:p>
          </table:table-cell>
          <table:table-cell table:formula="of:=ABS([$'calc praytimes'.F54]-[$'azan.kz'.H54])" office:value-type="time" office:time-value="PT00H04M00S">
            <text:p>12:04:00 AM</text:p>
          </table:table-cell>
          <table:table-cell table:number-columns-repeated="1018"/>
        </table:table-row>
        <table:table-row table:style-name="ro1">
          <table:table-cell table:formula="of:=ABS([$'calc praytimes'.A55]-[$'azan.kz'.C55])" office:value-type="time" office:time-value="PT00H15M00S">
            <text:p>12:15:00 AM</text:p>
          </table:table-cell>
          <table:table-cell table:formula="of:=ABS([$'calc praytimes'.B55]-[$'azan.kz'.D55])" office:value-type="time" office:time-value="PT00H00M00S">
            <text:p>12:00:00 AM</text:p>
          </table:table-cell>
          <table:table-cell table:formula="of:=ABS([$'calc praytimes'.C55]-[$'azan.kz'.E55])" office:value-type="time" office:time-value="PT00H00M00S">
            <text:p>12:00:00 AM</text:p>
          </table:table-cell>
          <table:table-cell table:formula="of:=ABS([$'calc praytimes'.D55]-[$'azan.kz'.F55])" office:value-type="time" office:time-value="PT00H43M00S">
            <text:p>12:43:00 AM</text:p>
          </table:table-cell>
          <table:table-cell table:formula="of:=ABS([$'calc praytimes'.E55]-[$'azan.kz'.G55])" office:value-type="time" office:time-value="PT00H06M00S">
            <text:p>12:06:00 AM</text:p>
          </table:table-cell>
          <table:table-cell table:formula="of:=ABS([$'calc praytimes'.F55]-[$'azan.kz'.H55])" office:value-type="time" office:time-value="PT00H04M00S">
            <text:p>12:04:00 AM</text:p>
          </table:table-cell>
          <table:table-cell table:number-columns-repeated="1018"/>
        </table:table-row>
        <table:table-row table:style-name="ro1">
          <table:table-cell table:formula="of:=ABS([$'calc praytimes'.A56]-[$'azan.kz'.C56])" office:value-type="time" office:time-value="PT00H15M00S">
            <text:p>12:15:00 AM</text:p>
          </table:table-cell>
          <table:table-cell table:formula="of:=ABS([$'calc praytimes'.B56]-[$'azan.kz'.D56])" office:value-type="time" office:time-value="PT00H00M00S">
            <text:p>12:00:00 AM</text:p>
          </table:table-cell>
          <table:table-cell table:formula="of:=ABS([$'calc praytimes'.C56]-[$'azan.kz'.E56])" office:value-type="time" office:time-value="PT00H00M00S">
            <text:p>12:00:00 AM</text:p>
          </table:table-cell>
          <table:table-cell table:formula="of:=ABS([$'calc praytimes'.D56]-[$'azan.kz'.F56])" office:value-type="time" office:time-value="PT00H43M00S">
            <text:p>12:43:00 AM</text:p>
          </table:table-cell>
          <table:table-cell table:formula="of:=ABS([$'calc praytimes'.E56]-[$'azan.kz'.G56])" office:value-type="time" office:time-value="PT00H06M00S">
            <text:p>12:06:00 AM</text:p>
          </table:table-cell>
          <table:table-cell table:formula="of:=ABS([$'calc praytimes'.F56]-[$'azan.kz'.H56])" office:value-type="time" office:time-value="PT00H03M00S">
            <text:p>12:03:00 AM</text:p>
          </table:table-cell>
          <table:table-cell table:number-columns-repeated="1018"/>
        </table:table-row>
        <table:table-row table:style-name="ro1">
          <table:table-cell table:formula="of:=ABS([$'calc praytimes'.A57]-[$'azan.kz'.C57])" office:value-type="time" office:time-value="PT00H15M00S">
            <text:p>12:15:00 AM</text:p>
          </table:table-cell>
          <table:table-cell table:formula="of:=ABS([$'calc praytimes'.B57]-[$'azan.kz'.D57])" office:value-type="time" office:time-value="PT00H00M00S">
            <text:p>12:00:00 AM</text:p>
          </table:table-cell>
          <table:table-cell table:formula="of:=ABS([$'calc praytimes'.C57]-[$'azan.kz'.E57])" office:value-type="time" office:time-value="PT00H00M00S">
            <text:p>12:00:00 AM</text:p>
          </table:table-cell>
          <table:table-cell table:formula="of:=ABS([$'calc praytimes'.D57]-[$'azan.kz'.F57])" office:value-type="time" office:time-value="PT00H44M00S">
            <text:p>12:44:00 AM</text:p>
          </table:table-cell>
          <table:table-cell table:formula="of:=ABS([$'calc praytimes'.E57]-[$'azan.kz'.G57])" office:value-type="time" office:time-value="PT00H05M00S">
            <text:p>12:05:00 AM</text:p>
          </table:table-cell>
          <table:table-cell table:formula="of:=ABS([$'calc praytimes'.F57]-[$'azan.kz'.H57])" office:value-type="time" office:time-value="PT00H04M00S">
            <text:p>12:04:00 AM</text:p>
          </table:table-cell>
          <table:table-cell table:number-columns-repeated="1018"/>
        </table:table-row>
        <table:table-row table:style-name="ro1">
          <table:table-cell table:formula="of:=ABS([$'calc praytimes'.A58]-[$'azan.kz'.C58])" office:value-type="time" office:time-value="PT00H15M00S">
            <text:p>12:15:00 AM</text:p>
          </table:table-cell>
          <table:table-cell table:formula="of:=ABS([$'calc praytimes'.B58]-[$'azan.kz'.D58])" office:value-type="time" office:time-value="PT00H00M00S">
            <text:p>12:00:00 AM</text:p>
          </table:table-cell>
          <table:table-cell table:formula="of:=ABS([$'calc praytimes'.C58]-[$'azan.kz'.E58])" office:value-type="time" office:time-value="PT00H00M00S">
            <text:p>12:00:00 AM</text:p>
          </table:table-cell>
          <table:table-cell table:formula="of:=ABS([$'calc praytimes'.D58]-[$'azan.kz'.F58])" office:value-type="time" office:time-value="PT00H44M00S">
            <text:p>12:44:00 AM</text:p>
          </table:table-cell>
          <table:table-cell table:formula="of:=ABS([$'calc praytimes'.E58]-[$'azan.kz'.G58])" office:value-type="time" office:time-value="PT00H06M00S">
            <text:p>12:06:00 AM</text:p>
          </table:table-cell>
          <table:table-cell table:formula="of:=ABS([$'calc praytimes'.F58]-[$'azan.kz'.H58])" office:value-type="time" office:time-value="PT00H03M00S">
            <text:p>12:03:00 AM</text:p>
          </table:table-cell>
          <table:table-cell table:number-columns-repeated="1018"/>
        </table:table-row>
        <table:table-row table:style-name="ro1">
          <table:table-cell table:formula="of:=ABS([$'calc praytimes'.A59]-[$'azan.kz'.C59])" office:value-type="time" office:time-value="PT00H15M00S">
            <text:p>12:15:00 AM</text:p>
          </table:table-cell>
          <table:table-cell table:formula="of:=ABS([$'calc praytimes'.B59]-[$'azan.kz'.D59])" office:value-type="time" office:time-value="PT00H00M00S">
            <text:p>12:00:00 AM</text:p>
          </table:table-cell>
          <table:table-cell table:formula="of:=ABS([$'calc praytimes'.C59]-[$'azan.kz'.E59])" office:value-type="time" office:time-value="PT00H00M00S">
            <text:p>12:00:00 AM</text:p>
          </table:table-cell>
          <table:table-cell table:formula="of:=ABS([$'calc praytimes'.D59]-[$'azan.kz'.F59])" office:value-type="time" office:time-value="PT00H45M00S">
            <text:p>12:45:00 AM</text:p>
          </table:table-cell>
          <table:table-cell table:formula="of:=ABS([$'calc praytimes'.E59]-[$'azan.kz'.G59])" office:value-type="time" office:time-value="PT00H06M00S">
            <text:p>12:06:00 AM</text:p>
          </table:table-cell>
          <table:table-cell table:formula="of:=ABS([$'calc praytimes'.F59]-[$'azan.kz'.H59])" office:value-type="time" office:time-value="PT00H03M00S">
            <text:p>12:03:00 AM</text:p>
          </table:table-cell>
          <table:table-cell table:number-columns-repeated="1018"/>
        </table:table-row>
        <table:table-row table:style-name="ro1">
          <table:table-cell table:formula="of:=ABS([$'calc praytimes'.A60]-[$'azan.kz'.C60])" office:value-type="time" office:time-value="PT00H15M00S">
            <text:p>12:15:00 AM</text:p>
          </table:table-cell>
          <table:table-cell table:formula="of:=ABS([$'calc praytimes'.B60]-[$'azan.kz'.D60])" office:value-type="time" office:time-value="PT00H00M00S">
            <text:p>12:00:00 AM</text:p>
          </table:table-cell>
          <table:table-cell table:formula="of:=ABS([$'calc praytimes'.C60]-[$'azan.kz'.E60])" office:value-type="time" office:time-value="PT00H01M00S">
            <text:p>12:01:00 AM</text:p>
          </table:table-cell>
          <table:table-cell table:formula="of:=ABS([$'calc praytimes'.D60]-[$'azan.kz'.F60])" office:value-type="time" office:time-value="PT00H44M00S">
            <text:p>12:44:00 AM</text:p>
          </table:table-cell>
          <table:table-cell table:formula="of:=ABS([$'calc praytimes'.E60]-[$'azan.kz'.G60])" office:value-type="time" office:time-value="PT00H06M00S">
            <text:p>12:06:00 AM</text:p>
          </table:table-cell>
          <table:table-cell table:formula="of:=ABS([$'calc praytimes'.F60]-[$'azan.kz'.H60])" office:value-type="time" office:time-value="PT00H03M00S">
            <text:p>12:03:00 AM</text:p>
          </table:table-cell>
          <table:table-cell table:number-columns-repeated="1018"/>
        </table:table-row>
        <table:table-row table:style-name="ro1">
          <table:table-cell table:formula="of:=ABS([$'calc praytimes'.A61]-[$'azan.kz'.C61])" office:value-type="time" office:time-value="PT00H15M00S">
            <text:p>12:15:00 AM</text:p>
          </table:table-cell>
          <table:table-cell table:formula="of:=ABS([$'calc praytimes'.B61]-[$'azan.kz'.D61])" office:value-type="time" office:time-value="PT00H00M00S">
            <text:p>12:00:00 AM</text:p>
          </table:table-cell>
          <table:table-cell table:formula="of:=ABS([$'calc praytimes'.C61]-[$'azan.kz'.E61])" office:value-type="time" office:time-value="PT00H01M00S">
            <text:p>12:01:00 AM</text:p>
          </table:table-cell>
          <table:table-cell table:formula="of:=ABS([$'calc praytimes'.D61]-[$'azan.kz'.F61])" office:value-type="time" office:time-value="PT00H44M00S">
            <text:p>12:44:00 AM</text:p>
          </table:table-cell>
          <table:table-cell table:formula="of:=ABS([$'calc praytimes'.E61]-[$'azan.kz'.G61])" office:value-type="time" office:time-value="PT00H06M00S">
            <text:p>12:06:00 AM</text:p>
          </table:table-cell>
          <table:table-cell table:formula="of:=ABS([$'calc praytimes'.F61]-[$'azan.kz'.H61])" office:value-type="time" office:time-value="PT00H03M00S">
            <text:p>12:03:00 AM</text:p>
          </table:table-cell>
          <table:table-cell table:number-columns-repeated="1018"/>
        </table:table-row>
        <table:table-row table:style-name="ro1">
          <table:table-cell table:formula="of:=ABS([$'calc praytimes'.A62]-[$'azan.kz'.C62])" office:value-type="time" office:time-value="PT00H13M00S">
            <text:p>12:13:00 AM</text:p>
          </table:table-cell>
          <table:table-cell table:formula="of:=ABS([$'calc praytimes'.B62]-[$'azan.kz'.D62])" office:value-type="time" office:time-value="PT00H02M00S">
            <text:p>12:02:00 AM</text:p>
          </table:table-cell>
          <table:table-cell table:formula="of:=ABS([$'calc praytimes'.C62]-[$'azan.kz'.E62])" office:value-type="time" office:time-value="PT00H01M00S">
            <text:p>12:01:00 AM</text:p>
          </table:table-cell>
          <table:table-cell table:formula="of:=ABS([$'calc praytimes'.D62]-[$'azan.kz'.F62])" office:value-type="time" office:time-value="PT00H43M00S">
            <text:p>12:43:00 AM</text:p>
          </table:table-cell>
          <table:table-cell table:formula="of:=ABS([$'calc praytimes'.E62]-[$'azan.kz'.G62])" office:value-type="time" office:time-value="PT00H04M00S">
            <text:p>12:04:00 AM</text:p>
          </table:table-cell>
          <table:table-cell table:formula="of:=ABS([$'calc praytimes'.F62]-[$'azan.kz'.H62])" office:value-type="time" office:time-value="PT00H05M00S">
            <text:p>12:05:00 AM</text:p>
          </table:table-cell>
          <table:table-cell table:number-columns-repeated="1018"/>
        </table:table-row>
        <table:table-row table:style-name="ro1">
          <table:table-cell table:formula="of:=ABS([$'calc praytimes'.A63]-[$'azan.kz'.C63])" office:value-type="time" office:time-value="PT00H15M00S">
            <text:p>12:15:00 AM</text:p>
          </table:table-cell>
          <table:table-cell table:formula="of:=ABS([$'calc praytimes'.B63]-[$'azan.kz'.D63])" office:value-type="time" office:time-value="PT00H00M00S">
            <text:p>12:00:00 AM</text:p>
          </table:table-cell>
          <table:table-cell table:formula="of:=ABS([$'calc praytimes'.C63]-[$'azan.kz'.E63])" office:value-type="time" office:time-value="PT00H00M00S">
            <text:p>12:00:00 AM</text:p>
          </table:table-cell>
          <table:table-cell table:formula="of:=ABS([$'calc praytimes'.D63]-[$'azan.kz'.F63])" office:value-type="time" office:time-value="PT00H45M00S">
            <text:p>12:45:00 AM</text:p>
          </table:table-cell>
          <table:table-cell table:formula="of:=ABS([$'calc praytimes'.E63]-[$'azan.kz'.G63])" office:value-type="time" office:time-value="PT00H06M00S">
            <text:p>12:06:00 AM</text:p>
          </table:table-cell>
          <table:table-cell table:formula="of:=ABS([$'calc praytimes'.F63]-[$'azan.kz'.H63])" office:value-type="time" office:time-value="PT00H03M00S">
            <text:p>12:03:00 AM</text:p>
          </table:table-cell>
          <table:table-cell table:number-columns-repeated="1018"/>
        </table:table-row>
        <table:table-row table:style-name="ro1">
          <table:table-cell table:formula="of:=ABS([$'calc praytimes'.A64]-[$'azan.kz'.C64])" office:value-type="time" office:time-value="PT00H15M00S">
            <text:p>12:15:00 AM</text:p>
          </table:table-cell>
          <table:table-cell table:formula="of:=ABS([$'calc praytimes'.B64]-[$'azan.kz'.D64])" office:value-type="time" office:time-value="PT00H00M00S">
            <text:p>12:00:00 AM</text:p>
          </table:table-cell>
          <table:table-cell table:formula="of:=ABS([$'calc praytimes'.C64]-[$'azan.kz'.E64])" office:value-type="time" office:time-value="PT00H00M00S">
            <text:p>12:00:00 AM</text:p>
          </table:table-cell>
          <table:table-cell table:formula="of:=ABS([$'calc praytimes'.D64]-[$'azan.kz'.F64])" office:value-type="time" office:time-value="PT00H45M00S">
            <text:p>12:45:00 AM</text:p>
          </table:table-cell>
          <table:table-cell table:formula="of:=ABS([$'calc praytimes'.E64]-[$'azan.kz'.G64])" office:value-type="time" office:time-value="PT00H06M00S">
            <text:p>12:06:00 AM</text:p>
          </table:table-cell>
          <table:table-cell table:formula="of:=ABS([$'calc praytimes'.F64]-[$'azan.kz'.H64])" office:value-type="time" office:time-value="PT00H03M00S">
            <text:p>12:03:00 AM</text:p>
          </table:table-cell>
          <table:table-cell table:number-columns-repeated="1018"/>
        </table:table-row>
        <table:table-row table:style-name="ro1">
          <table:table-cell table:formula="of:=ABS([$'calc praytimes'.A65]-[$'azan.kz'.C65])" office:value-type="time" office:time-value="PT00H15M00S">
            <text:p>12:15:00 AM</text:p>
          </table:table-cell>
          <table:table-cell table:formula="of:=ABS([$'calc praytimes'.B65]-[$'azan.kz'.D65])" office:value-type="time" office:time-value="PT00H00M00S">
            <text:p>12:00:00 AM</text:p>
          </table:table-cell>
          <table:table-cell table:formula="of:=ABS([$'calc praytimes'.C65]-[$'azan.kz'.E65])" office:value-type="time" office:time-value="PT00H00M00S">
            <text:p>12:00:00 AM</text:p>
          </table:table-cell>
          <table:table-cell table:formula="of:=ABS([$'calc praytimes'.D65]-[$'azan.kz'.F65])" office:value-type="time" office:time-value="PT00H46M00S">
            <text:p>12:46:00 AM</text:p>
          </table:table-cell>
          <table:table-cell table:formula="of:=ABS([$'calc praytimes'.E65]-[$'azan.kz'.G65])" office:value-type="time" office:time-value="PT00H06M00S">
            <text:p>12:06:00 AM</text:p>
          </table:table-cell>
          <table:table-cell table:formula="of:=ABS([$'calc praytimes'.F65]-[$'azan.kz'.H65])" office:value-type="time" office:time-value="PT00H03M00S">
            <text:p>12:03:00 AM</text:p>
          </table:table-cell>
          <table:table-cell table:number-columns-repeated="1018"/>
        </table:table-row>
        <table:table-row table:style-name="ro1">
          <table:table-cell table:formula="of:=ABS([$'calc praytimes'.A66]-[$'azan.kz'.C66])" office:value-type="time" office:time-value="PT00H15M00S">
            <text:p>12:15:00 AM</text:p>
          </table:table-cell>
          <table:table-cell table:formula="of:=ABS([$'calc praytimes'.B66]-[$'azan.kz'.D66])" office:value-type="time" office:time-value="PT00H00M00S">
            <text:p>12:00:00 AM</text:p>
          </table:table-cell>
          <table:table-cell table:formula="of:=ABS([$'calc praytimes'.C66]-[$'azan.kz'.E66])" office:value-type="time" office:time-value="PT00H01M00S">
            <text:p>12:01:00 AM</text:p>
          </table:table-cell>
          <table:table-cell table:formula="of:=ABS([$'calc praytimes'.D66]-[$'azan.kz'.F66])" office:value-type="time" office:time-value="PT00H46M00S">
            <text:p>12:46:00 AM</text:p>
          </table:table-cell>
          <table:table-cell table:formula="of:=ABS([$'calc praytimes'.E66]-[$'azan.kz'.G66])" office:value-type="time" office:time-value="PT00H06M00S">
            <text:p>12:06:00 AM</text:p>
          </table:table-cell>
          <table:table-cell table:formula="of:=ABS([$'calc praytimes'.F66]-[$'azan.kz'.H66])" office:value-type="time" office:time-value="PT00H03M00S">
            <text:p>12:03:00 AM</text:p>
          </table:table-cell>
          <table:table-cell table:number-columns-repeated="1018"/>
        </table:table-row>
        <table:table-row table:style-name="ro1">
          <table:table-cell table:formula="of:=ABS([$'calc praytimes'.A67]-[$'azan.kz'.C67])" office:value-type="time" office:time-value="PT00H16M00S">
            <text:p>12:16:00 AM</text:p>
          </table:table-cell>
          <table:table-cell table:formula="of:=ABS([$'calc praytimes'.B67]-[$'azan.kz'.D67])" office:value-type="time" office:time-value="PT00H01M00S">
            <text:p>12:01:00 AM</text:p>
          </table:table-cell>
          <table:table-cell table:formula="of:=ABS([$'calc praytimes'.C67]-[$'azan.kz'.E67])" office:value-type="time" office:time-value="PT00H00M00S">
            <text:p>12:00:00 AM</text:p>
          </table:table-cell>
          <table:table-cell table:formula="of:=ABS([$'calc praytimes'.D67]-[$'azan.kz'.F67])" office:value-type="time" office:time-value="PT00H47M00S">
            <text:p>12:47:00 AM</text:p>
          </table:table-cell>
          <table:table-cell table:formula="of:=ABS([$'calc praytimes'.E67]-[$'azan.kz'.G67])" office:value-type="time" office:time-value="PT00H06M00S">
            <text:p>12:06:00 AM</text:p>
          </table:table-cell>
          <table:table-cell table:formula="of:=ABS([$'calc praytimes'.F67]-[$'azan.kz'.H67])" office:value-type="time" office:time-value="PT00H03M00S">
            <text:p>12:03:00 AM</text:p>
          </table:table-cell>
          <table:table-cell table:number-columns-repeated="1018"/>
        </table:table-row>
        <table:table-row table:style-name="ro1">
          <table:table-cell table:formula="of:=ABS([$'calc praytimes'.A68]-[$'azan.kz'.C68])" office:value-type="time" office:time-value="PT00H16M00S">
            <text:p>12:16:00 AM</text:p>
          </table:table-cell>
          <table:table-cell table:formula="of:=ABS([$'calc praytimes'.B68]-[$'azan.kz'.D68])" office:value-type="time" office:time-value="PT00H01M00S">
            <text:p>12:01:00 AM</text:p>
          </table:table-cell>
          <table:table-cell table:formula="of:=ABS([$'calc praytimes'.C68]-[$'azan.kz'.E68])" office:value-type="time" office:time-value="PT00H00M00S">
            <text:p>12:00:00 AM</text:p>
          </table:table-cell>
          <table:table-cell table:formula="of:=ABS([$'calc praytimes'.D68]-[$'azan.kz'.F68])" office:value-type="time" office:time-value="PT00H47M00S">
            <text:p>12:47:00 AM</text:p>
          </table:table-cell>
          <table:table-cell table:formula="of:=ABS([$'calc praytimes'.E68]-[$'azan.kz'.G68])" office:value-type="time" office:time-value="PT00H07M00S">
            <text:p>12:07:00 AM</text:p>
          </table:table-cell>
          <table:table-cell table:formula="of:=ABS([$'calc praytimes'.F68]-[$'azan.kz'.H68])" office:value-type="time" office:time-value="PT00H03M00S">
            <text:p>12:03:00 AM</text:p>
          </table:table-cell>
          <table:table-cell table:number-columns-repeated="1018"/>
        </table:table-row>
        <table:table-row table:style-name="ro1">
          <table:table-cell table:formula="of:=ABS([$'calc praytimes'.A69]-[$'azan.kz'.C69])" office:value-type="time" office:time-value="PT00H16M00S">
            <text:p>12:16:00 AM</text:p>
          </table:table-cell>
          <table:table-cell table:formula="of:=ABS([$'calc praytimes'.B69]-[$'azan.kz'.D69])" office:value-type="time" office:time-value="PT00H01M00S">
            <text:p>12:01:00 AM</text:p>
          </table:table-cell>
          <table:table-cell table:formula="of:=ABS([$'calc praytimes'.C69]-[$'azan.kz'.E69])" office:value-type="time" office:time-value="PT00H00M00S">
            <text:p>12:00:00 AM</text:p>
          </table:table-cell>
          <table:table-cell table:formula="of:=ABS([$'calc praytimes'.D69]-[$'azan.kz'.F69])" office:value-type="time" office:time-value="PT00H47M00S">
            <text:p>12:47:00 AM</text:p>
          </table:table-cell>
          <table:table-cell table:formula="of:=ABS([$'calc praytimes'.E69]-[$'azan.kz'.G69])" office:value-type="time" office:time-value="PT00H06M00S">
            <text:p>12:06:00 AM</text:p>
          </table:table-cell>
          <table:table-cell table:formula="of:=ABS([$'calc praytimes'.F69]-[$'azan.kz'.H69])" office:value-type="time" office:time-value="PT00H03M00S">
            <text:p>12:03:00 AM</text:p>
          </table:table-cell>
          <table:table-cell table:number-columns-repeated="1018"/>
        </table:table-row>
        <table:table-row table:style-name="ro1">
          <table:table-cell table:formula="of:=ABS([$'calc praytimes'.A70]-[$'azan.kz'.C70])" office:value-type="time" office:time-value="PT00H16M00S">
            <text:p>12:16:00 AM</text:p>
          </table:table-cell>
          <table:table-cell table:formula="of:=ABS([$'calc praytimes'.B70]-[$'azan.kz'.D70])" office:value-type="time" office:time-value="PT00H01M00S">
            <text:p>12:01:00 AM</text:p>
          </table:table-cell>
          <table:table-cell table:formula="of:=ABS([$'calc praytimes'.C70]-[$'azan.kz'.E70])" office:value-type="time" office:time-value="PT00H01M00S">
            <text:p>12:01:00 AM</text:p>
          </table:table-cell>
          <table:table-cell table:formula="of:=ABS([$'calc praytimes'.D70]-[$'azan.kz'.F70])" office:value-type="time" office:time-value="PT00H48M00S">
            <text:p>12:48:00 AM</text:p>
          </table:table-cell>
          <table:table-cell table:formula="of:=ABS([$'calc praytimes'.E70]-[$'azan.kz'.G70])" office:value-type="time" office:time-value="PT00H06M00S">
            <text:p>12:06:00 AM</text:p>
          </table:table-cell>
          <table:table-cell table:formula="of:=ABS([$'calc praytimes'.F70]-[$'azan.kz'.H70])" office:value-type="time" office:time-value="PT00H03M00S">
            <text:p>12:03:00 AM</text:p>
          </table:table-cell>
          <table:table-cell table:number-columns-repeated="1018"/>
        </table:table-row>
        <table:table-row table:style-name="ro1">
          <table:table-cell table:formula="of:=ABS([$'calc praytimes'.A71]-[$'azan.kz'.C71])" office:value-type="time" office:time-value="PT00H16M00S">
            <text:p>12:16:00 AM</text:p>
          </table:table-cell>
          <table:table-cell table:formula="of:=ABS([$'calc praytimes'.B71]-[$'azan.kz'.D71])" office:value-type="time" office:time-value="PT00H01M00S">
            <text:p>12:01:00 AM</text:p>
          </table:table-cell>
          <table:table-cell table:formula="of:=ABS([$'calc praytimes'.C71]-[$'azan.kz'.E71])" office:value-type="time" office:time-value="PT00H00M00S">
            <text:p>12:00:00 AM</text:p>
          </table:table-cell>
          <table:table-cell table:formula="of:=ABS([$'calc praytimes'.D71]-[$'azan.kz'.F71])" office:value-type="time" office:time-value="PT00H48M00S">
            <text:p>12:48:00 AM</text:p>
          </table:table-cell>
          <table:table-cell table:formula="of:=ABS([$'calc praytimes'.E71]-[$'azan.kz'.G71])" office:value-type="time" office:time-value="PT00H06M00S">
            <text:p>12:06:00 AM</text:p>
          </table:table-cell>
          <table:table-cell table:formula="of:=ABS([$'calc praytimes'.F71]-[$'azan.kz'.H71])" office:value-type="time" office:time-value="PT00H03M00S">
            <text:p>12:03:00 AM</text:p>
          </table:table-cell>
          <table:table-cell table:number-columns-repeated="1018"/>
        </table:table-row>
        <table:table-row table:style-name="ro1">
          <table:table-cell table:formula="of:=ABS([$'calc praytimes'.A72]-[$'azan.kz'.C72])" office:value-type="time" office:time-value="PT00H15M00S">
            <text:p>12:15:00 AM</text:p>
          </table:table-cell>
          <table:table-cell table:formula="of:=ABS([$'calc praytimes'.B72]-[$'azan.kz'.D72])" office:value-type="time" office:time-value="PT00H01M00S">
            <text:p>12:01:00 AM</text:p>
          </table:table-cell>
          <table:table-cell table:formula="of:=ABS([$'calc praytimes'.C72]-[$'azan.kz'.E72])" office:value-type="time" office:time-value="PT00H00M00S">
            <text:p>12:00:00 AM</text:p>
          </table:table-cell>
          <table:table-cell table:formula="of:=ABS([$'calc praytimes'.D72]-[$'azan.kz'.F72])" office:value-type="time" office:time-value="PT00H48M00S">
            <text:p>12:48:00 AM</text:p>
          </table:table-cell>
          <table:table-cell table:formula="of:=ABS([$'calc praytimes'.E72]-[$'azan.kz'.G72])" office:value-type="time" office:time-value="PT00H06M00S">
            <text:p>12:06:00 AM</text:p>
          </table:table-cell>
          <table:table-cell table:formula="of:=ABS([$'calc praytimes'.F72]-[$'azan.kz'.H72])" office:value-type="time" office:time-value="PT00H03M00S">
            <text:p>12:03:00 AM</text:p>
          </table:table-cell>
          <table:table-cell table:number-columns-repeated="1018"/>
        </table:table-row>
        <table:table-row table:style-name="ro1">
          <table:table-cell table:formula="of:=ABS([$'calc praytimes'.A73]-[$'azan.kz'.C73])" office:value-type="time" office:time-value="PT00H15M00S">
            <text:p>12:15:00 AM</text:p>
          </table:table-cell>
          <table:table-cell table:formula="of:=ABS([$'calc praytimes'.B73]-[$'azan.kz'.D73])" office:value-type="time" office:time-value="PT00H01M00S">
            <text:p>12:01:00 AM</text:p>
          </table:table-cell>
          <table:table-cell table:formula="of:=ABS([$'calc praytimes'.C73]-[$'azan.kz'.E73])" office:value-type="time" office:time-value="PT00H00M00S">
            <text:p>12:00:00 AM</text:p>
          </table:table-cell>
          <table:table-cell table:formula="of:=ABS([$'calc praytimes'.D73]-[$'azan.kz'.F73])" office:value-type="time" office:time-value="PT00H49M00S">
            <text:p>12:49:00 AM</text:p>
          </table:table-cell>
          <table:table-cell table:formula="of:=ABS([$'calc praytimes'.E73]-[$'azan.kz'.G73])" office:value-type="time" office:time-value="PT00H07M00S">
            <text:p>12:07:00 AM</text:p>
          </table:table-cell>
          <table:table-cell table:formula="of:=ABS([$'calc praytimes'.F73]-[$'azan.kz'.H73])" office:value-type="time" office:time-value="PT00H03M00S">
            <text:p>12:03:00 AM</text:p>
          </table:table-cell>
          <table:table-cell table:number-columns-repeated="1018"/>
        </table:table-row>
        <table:table-row table:style-name="ro1">
          <table:table-cell table:formula="of:=ABS([$'calc praytimes'.A74]-[$'azan.kz'.C74])" office:value-type="time" office:time-value="PT00H15M00S">
            <text:p>12:15:00 AM</text:p>
          </table:table-cell>
          <table:table-cell table:formula="of:=ABS([$'calc praytimes'.B74]-[$'azan.kz'.D74])" office:value-type="time" office:time-value="PT00H01M00S">
            <text:p>12:01:00 AM</text:p>
          </table:table-cell>
          <table:table-cell table:formula="of:=ABS([$'calc praytimes'.C74]-[$'azan.kz'.E74])" office:value-type="time" office:time-value="PT00H00M00S">
            <text:p>12:00:00 AM</text:p>
          </table:table-cell>
          <table:table-cell table:formula="of:=ABS([$'calc praytimes'.D74]-[$'azan.kz'.F74])" office:value-type="time" office:time-value="PT00H49M00S">
            <text:p>12:49:00 AM</text:p>
          </table:table-cell>
          <table:table-cell table:formula="of:=ABS([$'calc praytimes'.E74]-[$'azan.kz'.G74])" office:value-type="time" office:time-value="PT00H06M00S">
            <text:p>12:06:00 AM</text:p>
          </table:table-cell>
          <table:table-cell table:formula="of:=ABS([$'calc praytimes'.F74]-[$'azan.kz'.H74])" office:value-type="time" office:time-value="PT00H03M00S">
            <text:p>12:03:00 AM</text:p>
          </table:table-cell>
          <table:table-cell table:number-columns-repeated="1018"/>
        </table:table-row>
        <table:table-row table:style-name="ro1">
          <table:table-cell table:formula="of:=ABS([$'calc praytimes'.A75]-[$'azan.kz'.C75])" office:value-type="time" office:time-value="PT00H15M00S">
            <text:p>12:15:00 AM</text:p>
          </table:table-cell>
          <table:table-cell table:formula="of:=ABS([$'calc praytimes'.B75]-[$'azan.kz'.D75])" office:value-type="time" office:time-value="PT00H01M00S">
            <text:p>12:01:00 AM</text:p>
          </table:table-cell>
          <table:table-cell table:formula="of:=ABS([$'calc praytimes'.C75]-[$'azan.kz'.E75])" office:value-type="time" office:time-value="PT00H00M00S">
            <text:p>12:00:00 AM</text:p>
          </table:table-cell>
          <table:table-cell table:formula="of:=ABS([$'calc praytimes'.D75]-[$'azan.kz'.F75])" office:value-type="time" office:time-value="PT00H49M00S">
            <text:p>12:49:00 AM</text:p>
          </table:table-cell>
          <table:table-cell table:formula="of:=ABS([$'calc praytimes'.E75]-[$'azan.kz'.G75])" office:value-type="time" office:time-value="PT00H07M00S">
            <text:p>12:07:00 AM</text:p>
          </table:table-cell>
          <table:table-cell table:formula="of:=ABS([$'calc praytimes'.F75]-[$'azan.kz'.H75])" office:value-type="time" office:time-value="PT00H03M00S">
            <text:p>12:03:00 AM</text:p>
          </table:table-cell>
          <table:table-cell table:number-columns-repeated="1018"/>
        </table:table-row>
        <table:table-row table:style-name="ro1">
          <table:table-cell table:formula="of:=ABS([$'calc praytimes'.A76]-[$'azan.kz'.C76])" office:value-type="time" office:time-value="PT00H14M00S">
            <text:p>12:14:00 AM</text:p>
          </table:table-cell>
          <table:table-cell table:formula="of:=ABS([$'calc praytimes'.B76]-[$'azan.kz'.D76])" office:value-type="time" office:time-value="PT00H01M00S">
            <text:p>12:01:00 AM</text:p>
          </table:table-cell>
          <table:table-cell table:formula="of:=ABS([$'calc praytimes'.C76]-[$'azan.kz'.E76])" office:value-type="time" office:time-value="PT00H00M00S">
            <text:p>12:00:00 AM</text:p>
          </table:table-cell>
          <table:table-cell table:formula="of:=ABS([$'calc praytimes'.D76]-[$'azan.kz'.F76])" office:value-type="time" office:time-value="PT00H49M00S">
            <text:p>12:49:00 AM</text:p>
          </table:table-cell>
          <table:table-cell table:formula="of:=ABS([$'calc praytimes'.E76]-[$'azan.kz'.G76])" office:value-type="time" office:time-value="PT00H06M00S">
            <text:p>12:06:00 AM</text:p>
          </table:table-cell>
          <table:table-cell table:formula="of:=ABS([$'calc praytimes'.F76]-[$'azan.kz'.H76])" office:value-type="time" office:time-value="PT00H04M00S">
            <text:p>12:04:00 AM</text:p>
          </table:table-cell>
          <table:table-cell table:number-columns-repeated="1018"/>
        </table:table-row>
        <table:table-row table:style-name="ro1">
          <table:table-cell table:formula="of:=ABS([$'calc praytimes'.A77]-[$'azan.kz'.C77])" office:value-type="time" office:time-value="PT00H15M00S">
            <text:p>12:15:00 AM</text:p>
          </table:table-cell>
          <table:table-cell table:formula="of:=ABS([$'calc praytimes'.B77]-[$'azan.kz'.D77])" office:value-type="time" office:time-value="PT00H02M00S">
            <text:p>12:02:00 AM</text:p>
          </table:table-cell>
          <table:table-cell table:formula="of:=ABS([$'calc praytimes'.C77]-[$'azan.kz'.E77])" office:value-type="time" office:time-value="PT00H00M00S">
            <text:p>12:00:00 AM</text:p>
          </table:table-cell>
          <table:table-cell table:formula="of:=ABS([$'calc praytimes'.D77]-[$'azan.kz'.F77])" office:value-type="time" office:time-value="PT00H50M00S">
            <text:p>12:50:00 AM</text:p>
          </table:table-cell>
          <table:table-cell table:formula="of:=ABS([$'calc praytimes'.E77]-[$'azan.kz'.G77])" office:value-type="time" office:time-value="PT00H07M00S">
            <text:p>12:07:00 AM</text:p>
          </table:table-cell>
          <table:table-cell table:formula="of:=ABS([$'calc praytimes'.F77]-[$'azan.kz'.H77])" office:value-type="time" office:time-value="PT00H03M00S">
            <text:p>12:03:00 AM</text:p>
          </table:table-cell>
          <table:table-cell table:number-columns-repeated="1018"/>
        </table:table-row>
        <table:table-row table:style-name="ro1">
          <table:table-cell table:formula="of:=ABS([$'calc praytimes'.A78]-[$'azan.kz'.C78])" office:value-type="time" office:time-value="PT00H15M00S">
            <text:p>12:15:00 AM</text:p>
          </table:table-cell>
          <table:table-cell table:formula="of:=ABS([$'calc praytimes'.B78]-[$'azan.kz'.D78])" office:value-type="time" office:time-value="PT00H01M00S">
            <text:p>12:01:00 AM</text:p>
          </table:table-cell>
          <table:table-cell table:formula="of:=ABS([$'calc praytimes'.C78]-[$'azan.kz'.E78])" office:value-type="time" office:time-value="PT00H00M00S">
            <text:p>12:00:00 AM</text:p>
          </table:table-cell>
          <table:table-cell table:formula="of:=ABS([$'calc praytimes'.D78]-[$'azan.kz'.F78])" office:value-type="time" office:time-value="PT00H50M00S">
            <text:p>12:50:00 AM</text:p>
          </table:table-cell>
          <table:table-cell table:formula="of:=ABS([$'calc praytimes'.E78]-[$'azan.kz'.G78])" office:value-type="time" office:time-value="PT00H06M00S">
            <text:p>12:06:00 AM</text:p>
          </table:table-cell>
          <table:table-cell table:formula="of:=ABS([$'calc praytimes'.F78]-[$'azan.kz'.H78])" office:value-type="time" office:time-value="PT00H04M00S">
            <text:p>12:04:00 AM</text:p>
          </table:table-cell>
          <table:table-cell table:number-columns-repeated="1018"/>
        </table:table-row>
        <table:table-row table:style-name="ro1">
          <table:table-cell table:formula="of:=ABS([$'calc praytimes'.A79]-[$'azan.kz'.C79])" office:value-type="time" office:time-value="PT00H15M00S">
            <text:p>12:15:00 AM</text:p>
          </table:table-cell>
          <table:table-cell table:formula="of:=ABS([$'calc praytimes'.B79]-[$'azan.kz'.D79])" office:value-type="time" office:time-value="PT00H01M00S">
            <text:p>12:01:00 AM</text:p>
          </table:table-cell>
          <table:table-cell table:formula="of:=ABS([$'calc praytimes'.C79]-[$'azan.kz'.E79])" office:value-type="time" office:time-value="PT00H00M00S">
            <text:p>12:00:00 AM</text:p>
          </table:table-cell>
          <table:table-cell table:formula="of:=ABS([$'calc praytimes'.D79]-[$'azan.kz'.F79])" office:value-type="time" office:time-value="PT00H50M00S">
            <text:p>12:50:00 AM</text:p>
          </table:table-cell>
          <table:table-cell table:formula="of:=ABS([$'calc praytimes'.E79]-[$'azan.kz'.G79])" office:value-type="time" office:time-value="PT00H07M00S">
            <text:p>12:07:00 AM</text:p>
          </table:table-cell>
          <table:table-cell table:formula="of:=ABS([$'calc praytimes'.F79]-[$'azan.kz'.H79])" office:value-type="time" office:time-value="PT00H04M00S">
            <text:p>12:04:00 AM</text:p>
          </table:table-cell>
          <table:table-cell table:number-columns-repeated="1018"/>
        </table:table-row>
        <table:table-row table:style-name="ro1">
          <table:table-cell table:formula="of:=ABS([$'calc praytimes'.A80]-[$'azan.kz'.C80])" office:value-type="time" office:time-value="PT00H14M00S">
            <text:p>12:14:00 AM</text:p>
          </table:table-cell>
          <table:table-cell table:formula="of:=ABS([$'calc praytimes'.B80]-[$'azan.kz'.D80])" office:value-type="time" office:time-value="PT00H01M00S">
            <text:p>12:01:00 AM</text:p>
          </table:table-cell>
          <table:table-cell table:formula="of:=ABS([$'calc praytimes'.C80]-[$'azan.kz'.E80])" office:value-type="time" office:time-value="PT00H00M00S">
            <text:p>12:00:00 AM</text:p>
          </table:table-cell>
          <table:table-cell table:formula="of:=ABS([$'calc praytimes'.D80]-[$'azan.kz'.F80])" office:value-type="time" office:time-value="PT00H50M00S">
            <text:p>12:50:00 AM</text:p>
          </table:table-cell>
          <table:table-cell table:formula="of:=ABS([$'calc praytimes'.E80]-[$'azan.kz'.G80])" office:value-type="time" office:time-value="PT00H08M00S">
            <text:p>12:08:00 AM</text:p>
          </table:table-cell>
          <table:table-cell table:formula="of:=ABS([$'calc praytimes'.F80]-[$'azan.kz'.H80])" office:value-type="time" office:time-value="PT00H02M00S">
            <text:p>12:02:00 AM</text:p>
          </table:table-cell>
          <table:table-cell table:number-columns-repeated="1018"/>
        </table:table-row>
        <table:table-row table:style-name="ro1">
          <table:table-cell table:formula="of:=ABS([$'calc praytimes'.A81]-[$'azan.kz'.C81])" office:value-type="time" office:time-value="PT00H14M00S">
            <text:p>12:14:00 AM</text:p>
          </table:table-cell>
          <table:table-cell table:formula="of:=ABS([$'calc praytimes'.B81]-[$'azan.kz'.D81])" office:value-type="time" office:time-value="PT00H01M00S">
            <text:p>12:01:00 AM</text:p>
          </table:table-cell>
          <table:table-cell table:formula="of:=ABS([$'calc praytimes'.C81]-[$'azan.kz'.E81])" office:value-type="time" office:time-value="PT00H00M00S">
            <text:p>12:00:00 AM</text:p>
          </table:table-cell>
          <table:table-cell table:formula="of:=ABS([$'calc praytimes'.D81]-[$'azan.kz'.F81])" office:value-type="time" office:time-value="PT00H51M00S">
            <text:p>12:51:00 AM</text:p>
          </table:table-cell>
          <table:table-cell table:formula="of:=ABS([$'calc praytimes'.E81]-[$'azan.kz'.G81])" office:value-type="time" office:time-value="PT00H08M00S">
            <text:p>12:08:00 AM</text:p>
          </table:table-cell>
          <table:table-cell table:formula="of:=ABS([$'calc praytimes'.F81]-[$'azan.kz'.H81])" office:value-type="time" office:time-value="PT00H02M00S">
            <text:p>12:02:00 AM</text:p>
          </table:table-cell>
          <table:table-cell table:number-columns-repeated="1018"/>
        </table:table-row>
        <table:table-row table:style-name="ro1">
          <table:table-cell table:formula="of:=ABS([$'calc praytimes'.A82]-[$'azan.kz'.C82])" office:value-type="time" office:time-value="PT00H14M00S">
            <text:p>12:14:00 AM</text:p>
          </table:table-cell>
          <table:table-cell table:formula="of:=ABS([$'calc praytimes'.B82]-[$'azan.kz'.D82])" office:value-type="time" office:time-value="PT00H01M00S">
            <text:p>12:01:00 AM</text:p>
          </table:table-cell>
          <table:table-cell table:formula="of:=ABS([$'calc praytimes'.C82]-[$'azan.kz'.E82])" office:value-type="time" office:time-value="PT00H00M00S">
            <text:p>12:00:00 AM</text:p>
          </table:table-cell>
          <table:table-cell table:formula="of:=ABS([$'calc praytimes'.D82]-[$'azan.kz'.F82])" office:value-type="time" office:time-value="PT00H51M00S">
            <text:p>12:51:00 AM</text:p>
          </table:table-cell>
          <table:table-cell table:formula="of:=ABS([$'calc praytimes'.E82]-[$'azan.kz'.G82])" office:value-type="time" office:time-value="PT00H08M00S">
            <text:p>12:08:00 AM</text:p>
          </table:table-cell>
          <table:table-cell table:formula="of:=ABS([$'calc praytimes'.F82]-[$'azan.kz'.H82])" office:value-type="time" office:time-value="PT00H02M00S">
            <text:p>12:02:00 AM</text:p>
          </table:table-cell>
          <table:table-cell table:number-columns-repeated="1018"/>
        </table:table-row>
        <table:table-row table:style-name="ro1">
          <table:table-cell table:formula="of:=ABS([$'calc praytimes'.A83]-[$'azan.kz'.C83])" office:value-type="time" office:time-value="PT00H13M00S">
            <text:p>12:13:00 AM</text:p>
          </table:table-cell>
          <table:table-cell table:formula="of:=ABS([$'calc praytimes'.B83]-[$'azan.kz'.D83])" office:value-type="time" office:time-value="PT00H01M00S">
            <text:p>12:01:00 AM</text:p>
          </table:table-cell>
          <table:table-cell table:formula="of:=ABS([$'calc praytimes'.C83]-[$'azan.kz'.E83])" office:value-type="time" office:time-value="PT00H00M00S">
            <text:p>12:00:00 AM</text:p>
          </table:table-cell>
          <table:table-cell table:formula="of:=ABS([$'calc praytimes'.D83]-[$'azan.kz'.F83])" office:value-type="time" office:time-value="PT00H51M00S">
            <text:p>12:51:00 AM</text:p>
          </table:table-cell>
          <table:table-cell table:formula="of:=ABS([$'calc praytimes'.E83]-[$'azan.kz'.G83])" office:value-type="time" office:time-value="PT00H08M00S">
            <text:p>12:08:00 AM</text:p>
          </table:table-cell>
          <table:table-cell table:formula="of:=ABS([$'calc praytimes'.F83]-[$'azan.kz'.H83])" office:value-type="time" office:time-value="PT00H01M00S">
            <text:p>12:01:00 AM</text:p>
          </table:table-cell>
          <table:table-cell table:number-columns-repeated="1018"/>
        </table:table-row>
        <table:table-row table:style-name="ro1">
          <table:table-cell table:formula="of:=ABS([$'calc praytimes'.A84]-[$'azan.kz'.C84])" office:value-type="time" office:time-value="PT00H13M00S">
            <text:p>12:13:00 AM</text:p>
          </table:table-cell>
          <table:table-cell table:formula="of:=ABS([$'calc praytimes'.B84]-[$'azan.kz'.D84])" office:value-type="time" office:time-value="PT00H01M00S">
            <text:p>12:01:00 AM</text:p>
          </table:table-cell>
          <table:table-cell table:formula="of:=ABS([$'calc praytimes'.C84]-[$'azan.kz'.E84])" office:value-type="time" office:time-value="PT00H01M00S">
            <text:p>12:01:00 AM</text:p>
          </table:table-cell>
          <table:table-cell table:formula="of:=ABS([$'calc praytimes'.D84]-[$'azan.kz'.F84])" office:value-type="time" office:time-value="PT00H51M00S">
            <text:p>12:51:00 AM</text:p>
          </table:table-cell>
          <table:table-cell table:formula="of:=ABS([$'calc praytimes'.E84]-[$'azan.kz'.G84])" office:value-type="time" office:time-value="PT00H06M00S">
            <text:p>12:06:00 AM</text:p>
          </table:table-cell>
          <table:table-cell table:formula="of:=ABS([$'calc praytimes'.F84]-[$'azan.kz'.H84])" office:value-type="time" office:time-value="PT00H01M00S">
            <text:p>12:01:00 AM</text:p>
          </table:table-cell>
          <table:table-cell table:number-columns-repeated="1018"/>
        </table:table-row>
        <table:table-row table:style-name="ro1">
          <table:table-cell table:formula="of:=ABS([$'calc praytimes'.A85]-[$'azan.kz'.C85])" office:value-type="time" office:time-value="PT00H13M00S">
            <text:p>12:13:00 AM</text:p>
          </table:table-cell>
          <table:table-cell table:formula="of:=ABS([$'calc praytimes'.B85]-[$'azan.kz'.D85])" office:value-type="time" office:time-value="PT00H02M00S">
            <text:p>12:02:00 AM</text:p>
          </table:table-cell>
          <table:table-cell table:formula="of:=ABS([$'calc praytimes'.C85]-[$'azan.kz'.E85])" office:value-type="time" office:time-value="PT00H00M00S">
            <text:p>12:00:00 AM</text:p>
          </table:table-cell>
          <table:table-cell table:formula="of:=ABS([$'calc praytimes'.D85]-[$'azan.kz'.F85])" office:value-type="time" office:time-value="PT00H53M00S">
            <text:p>12:53:00 AM</text:p>
          </table:table-cell>
          <table:table-cell table:formula="of:=ABS([$'calc praytimes'.E85]-[$'azan.kz'.G85])" office:value-type="time" office:time-value="PT00H07M00S">
            <text:p>12:07:00 AM</text:p>
          </table:table-cell>
          <table:table-cell table:formula="of:=ABS([$'calc praytimes'.F85]-[$'azan.kz'.H85])" office:value-type="time" office:time-value="PT00H01M00S">
            <text:p>12:01:00 AM</text:p>
          </table:table-cell>
          <table:table-cell table:number-columns-repeated="1018"/>
        </table:table-row>
        <table:table-row table:style-name="ro1">
          <table:table-cell table:formula="of:=ABS([$'calc praytimes'.A86]-[$'azan.kz'.C86])" office:value-type="time" office:time-value="PT00H13M00S">
            <text:p>12:13:00 AM</text:p>
          </table:table-cell>
          <table:table-cell table:formula="of:=ABS([$'calc praytimes'.B86]-[$'azan.kz'.D86])" office:value-type="time" office:time-value="PT00H02M00S">
            <text:p>12:02:00 AM</text:p>
          </table:table-cell>
          <table:table-cell table:formula="of:=ABS([$'calc praytimes'.C86]-[$'azan.kz'.E86])" office:value-type="time" office:time-value="PT00H00M00S">
            <text:p>12:00:00 AM</text:p>
          </table:table-cell>
          <table:table-cell table:formula="of:=ABS([$'calc praytimes'.D86]-[$'azan.kz'.F86])" office:value-type="time" office:time-value="PT00H53M00S">
            <text:p>12:53:00 AM</text:p>
          </table:table-cell>
          <table:table-cell table:formula="of:=ABS([$'calc praytimes'.E86]-[$'azan.kz'.G86])" office:value-type="time" office:time-value="PT00H08M00S">
            <text:p>12:08:00 AM</text:p>
          </table:table-cell>
          <table:table-cell table:formula="of:=ABS([$'calc praytimes'.F86]-[$'azan.kz'.H86])" office:value-type="time" office:time-value="PT00H01M00S">
            <text:p>12:01:00 AM</text:p>
          </table:table-cell>
          <table:table-cell table:number-columns-repeated="1018"/>
        </table:table-row>
        <table:table-row table:style-name="ro1">
          <table:table-cell table:formula="of:=ABS([$'calc praytimes'.A87]-[$'azan.kz'.C87])" office:value-type="time" office:time-value="PT00H12M00S">
            <text:p>12:12:00 AM</text:p>
          </table:table-cell>
          <table:table-cell table:formula="of:=ABS([$'calc praytimes'.B87]-[$'azan.kz'.D87])" office:value-type="time" office:time-value="PT00H01M00S">
            <text:p>12:01:00 AM</text:p>
          </table:table-cell>
          <table:table-cell table:formula="of:=ABS([$'calc praytimes'.C87]-[$'azan.kz'.E87])" office:value-type="time" office:time-value="PT00H00M00S">
            <text:p>12:00:00 AM</text:p>
          </table:table-cell>
          <table:table-cell table:formula="of:=ABS([$'calc praytimes'.D87]-[$'azan.kz'.F87])" office:value-type="time" office:time-value="PT00H53M00S">
            <text:p>12:53:00 AM</text:p>
          </table:table-cell>
          <table:table-cell table:formula="of:=ABS([$'calc praytimes'.E87]-[$'azan.kz'.G87])" office:value-type="time" office:time-value="PT00H07M00S">
            <text:p>12:07:00 AM</text:p>
          </table:table-cell>
          <table:table-cell table:formula="of:=ABS([$'calc praytimes'.F87]-[$'azan.kz'.H87])" office:value-type="time" office:time-value="PT00H00M00S">
            <text:p>12:00:00 AM</text:p>
          </table:table-cell>
          <table:table-cell table:number-columns-repeated="1018"/>
        </table:table-row>
        <table:table-row table:style-name="ro1">
          <table:table-cell table:formula="of:=ABS([$'calc praytimes'.A88]-[$'azan.kz'.C88])" office:value-type="time" office:time-value="PT00H12M00S">
            <text:p>12:12:00 AM</text:p>
          </table:table-cell>
          <table:table-cell table:formula="of:=ABS([$'calc praytimes'.B88]-[$'azan.kz'.D88])" office:value-type="time" office:time-value="PT00H01M00S">
            <text:p>12:01:00 AM</text:p>
          </table:table-cell>
          <table:table-cell table:formula="of:=ABS([$'calc praytimes'.C88]-[$'azan.kz'.E88])" office:value-type="time" office:time-value="PT00H00M00S">
            <text:p>12:00:00 AM</text:p>
          </table:table-cell>
          <table:table-cell table:formula="of:=ABS([$'calc praytimes'.D88]-[$'azan.kz'.F88])" office:value-type="time" office:time-value="PT00H53M00S">
            <text:p>12:53:00 AM</text:p>
          </table:table-cell>
          <table:table-cell table:formula="of:=ABS([$'calc praytimes'.E88]-[$'azan.kz'.G88])" office:value-type="time" office:time-value="PT00H08M00S">
            <text:p>12:08:00 AM</text:p>
          </table:table-cell>
          <table:table-cell table:formula="of:=ABS([$'calc praytimes'.F88]-[$'azan.kz'.H88])" office:value-type="time" office:time-value="PT00H00M00S">
            <text:p>12:00:00 AM</text:p>
          </table:table-cell>
          <table:table-cell table:number-columns-repeated="1018"/>
        </table:table-row>
        <table:table-row table:style-name="ro1">
          <table:table-cell table:formula="of:=ABS([$'calc praytimes'.A89]-[$'azan.kz'.C89])" office:value-type="time" office:time-value="PT00H12M00S">
            <text:p>12:12:00 AM</text:p>
          </table:table-cell>
          <table:table-cell table:formula="of:=ABS([$'calc praytimes'.B89]-[$'azan.kz'.D89])" office:value-type="time" office:time-value="PT00H01M00S">
            <text:p>12:01:00 AM</text:p>
          </table:table-cell>
          <table:table-cell table:formula="of:=ABS([$'calc praytimes'.C89]-[$'azan.kz'.E89])" office:value-type="time" office:time-value="PT00H00M00S">
            <text:p>12:00:00 AM</text:p>
          </table:table-cell>
          <table:table-cell table:formula="of:=ABS([$'calc praytimes'.D89]-[$'azan.kz'.F89])" office:value-type="time" office:time-value="PT00H53M00S">
            <text:p>12:53:00 AM</text:p>
          </table:table-cell>
          <table:table-cell table:formula="of:=ABS([$'calc praytimes'.E89]-[$'azan.kz'.G89])" office:value-type="time" office:time-value="PT00H07M00S">
            <text:p>12:07:00 AM</text:p>
          </table:table-cell>
          <table:table-cell table:formula="of:=ABS([$'calc praytimes'.F89]-[$'azan.kz'.H89])" office:value-type="time" office:time-value="PT00H01M00S">
            <text:p>12:01:00 AM</text:p>
          </table:table-cell>
          <table:table-cell table:number-columns-repeated="1018"/>
        </table:table-row>
        <table:table-row table:style-name="ro1">
          <table:table-cell table:formula="of:=ABS([$'calc praytimes'.A90]-[$'azan.kz'.C90])" office:value-type="time" office:time-value="PT00H11M00S">
            <text:p>12:11:00 AM</text:p>
          </table:table-cell>
          <table:table-cell table:formula="of:=ABS([$'calc praytimes'.B90]-[$'azan.kz'.D90])" office:value-type="time" office:time-value="PT00H01M00S">
            <text:p>12:01:00 AM</text:p>
          </table:table-cell>
          <table:table-cell table:formula="of:=ABS([$'calc praytimes'.C90]-[$'azan.kz'.E90])" office:value-type="time" office:time-value="PT00H00M00S">
            <text:p>12:00:00 AM</text:p>
          </table:table-cell>
          <table:table-cell table:formula="of:=ABS([$'calc praytimes'.D90]-[$'azan.kz'.F90])" office:value-type="time" office:time-value="PT00H54M00S">
            <text:p>12:54:00 AM</text:p>
          </table:table-cell>
          <table:table-cell table:formula="of:=ABS([$'calc praytimes'.E90]-[$'azan.kz'.G90])" office:value-type="time" office:time-value="PT00H08M00S">
            <text:p>12:08:00 AM</text:p>
          </table:table-cell>
          <table:table-cell table:formula="of:=ABS([$'calc praytimes'.F90]-[$'azan.kz'.H90])" office:value-type="time" office:time-value="PT00H01M00S">
            <text:p>12:01:00 AM</text:p>
          </table:table-cell>
          <table:table-cell table:number-columns-repeated="1018"/>
        </table:table-row>
        <table:table-row table:style-name="ro1">
          <table:table-cell table:formula="of:=ABS([$'calc praytimes'.A91]-[$'azan.kz'.C91])" office:value-type="time" office:time-value="PT00H12M00S">
            <text:p>12:12:00 AM</text:p>
          </table:table-cell>
          <table:table-cell table:formula="of:=ABS([$'calc praytimes'.B91]-[$'azan.kz'.D91])" office:value-type="time" office:time-value="PT00H02M00S">
            <text:p>12:02:00 AM</text:p>
          </table:table-cell>
          <table:table-cell table:formula="of:=ABS([$'calc praytimes'.C91]-[$'azan.kz'.E91])" office:value-type="time" office:time-value="PT00H00M00S">
            <text:p>12:00:00 AM</text:p>
          </table:table-cell>
          <table:table-cell table:formula="of:=ABS([$'calc praytimes'.D91]-[$'azan.kz'.F91])" office:value-type="time" office:time-value="PT00H54M00S">
            <text:p>12:54:00 AM</text:p>
          </table:table-cell>
          <table:table-cell table:formula="of:=ABS([$'calc praytimes'.E91]-[$'azan.kz'.G91])" office:value-type="time" office:time-value="PT00H07M00S">
            <text:p>12:07:00 AM</text:p>
          </table:table-cell>
          <table:table-cell table:formula="of:=ABS([$'calc praytimes'.F91]-[$'azan.kz'.H91])" office:value-type="time" office:time-value="PT00H01M00S">
            <text:p>12:01:00 AM</text:p>
          </table:table-cell>
          <table:table-cell table:number-columns-repeated="1018"/>
        </table:table-row>
        <table:table-row table:style-name="ro1">
          <table:table-cell table:formula="of:=ABS([$'calc praytimes'.A92]-[$'azan.kz'.C92])" office:value-type="time" office:time-value="PT00H11M00S">
            <text:p>12:11:00 AM</text:p>
          </table:table-cell>
          <table:table-cell table:formula="of:=ABS([$'calc praytimes'.B92]-[$'azan.kz'.D92])" office:value-type="time" office:time-value="PT00H02M00S">
            <text:p>12:02:00 AM</text:p>
          </table:table-cell>
          <table:table-cell table:formula="of:=ABS([$'calc praytimes'.C92]-[$'azan.kz'.E92])" office:value-type="time" office:time-value="PT00H00M00S">
            <text:p>12:00:00 AM</text:p>
          </table:table-cell>
          <table:table-cell table:formula="of:=ABS([$'calc praytimes'.D92]-[$'azan.kz'.F92])" office:value-type="time" office:time-value="PT00H55M00S">
            <text:p>12:55:00 AM</text:p>
          </table:table-cell>
          <table:table-cell table:formula="of:=ABS([$'calc praytimes'.E92]-[$'azan.kz'.G92])" office:value-type="time" office:time-value="PT00H08M00S">
            <text:p>12:08:00 AM</text:p>
          </table:table-cell>
          <table:table-cell table:formula="of:=ABS([$'calc praytimes'.F92]-[$'azan.kz'.H92])" office:value-type="time" office:time-value="PT00H01M00S">
            <text:p>12:01:00 AM</text:p>
          </table:table-cell>
          <table:table-cell table:number-columns-repeated="1018"/>
        </table:table-row>
        <table:table-row table:style-name="ro1">
          <table:table-cell table:formula="of:=ABS([$'calc praytimes'.A93]-[$'azan.kz'.C93])" office:value-type="time" office:time-value="PT00H10M00S">
            <text:p>12:10:00 AM</text:p>
          </table:table-cell>
          <table:table-cell table:formula="of:=ABS([$'calc praytimes'.B93]-[$'azan.kz'.D93])" office:value-type="time" office:time-value="PT00H02M00S">
            <text:p>12:02:00 AM</text:p>
          </table:table-cell>
          <table:table-cell table:formula="of:=ABS([$'calc praytimes'.C93]-[$'azan.kz'.E93])" office:value-type="time" office:time-value="PT00H00M00S">
            <text:p>12:00:00 AM</text:p>
          </table:table-cell>
          <table:table-cell table:formula="of:=ABS([$'calc praytimes'.D93]-[$'azan.kz'.F93])" office:value-type="time" office:time-value="PT00H55M00S">
            <text:p>12:55:00 AM</text:p>
          </table:table-cell>
          <table:table-cell table:formula="of:=ABS([$'calc praytimes'.E93]-[$'azan.kz'.G93])" office:value-type="time" office:time-value="PT00H08M00S">
            <text:p>12:08:00 AM</text:p>
          </table:table-cell>
          <table:table-cell table:formula="of:=ABS([$'calc praytimes'.F93]-[$'azan.kz'.H93])" office:value-type="time" office:time-value="PT00H01M00S">
            <text:p>12:01:00 AM</text:p>
          </table:table-cell>
          <table:table-cell table:number-columns-repeated="1018"/>
        </table:table-row>
        <table:table-row table:style-name="ro1">
          <table:table-cell table:formula="of:=ABS([$'calc praytimes'.A94]-[$'azan.kz'.C94])" office:value-type="time" office:time-value="PT00H10M00S">
            <text:p>12:10:00 AM</text:p>
          </table:table-cell>
          <table:table-cell table:formula="of:=ABS([$'calc praytimes'.B94]-[$'azan.kz'.D94])" office:value-type="time" office:time-value="PT00H02M00S">
            <text:p>12:02:00 AM</text:p>
          </table:table-cell>
          <table:table-cell table:formula="of:=ABS([$'calc praytimes'.C94]-[$'azan.kz'.E94])" office:value-type="time" office:time-value="PT00H01M00S">
            <text:p>12:01:00 AM</text:p>
          </table:table-cell>
          <table:table-cell table:formula="of:=ABS([$'calc praytimes'.D94]-[$'azan.kz'.F94])" office:value-type="time" office:time-value="PT00H55M00S">
            <text:p>12:55:00 AM</text:p>
          </table:table-cell>
          <table:table-cell table:formula="of:=ABS([$'calc praytimes'.E94]-[$'azan.kz'.G94])" office:value-type="time" office:time-value="PT00H08M00S">
            <text:p>12:08:00 AM</text:p>
          </table:table-cell>
          <table:table-cell table:formula="of:=ABS([$'calc praytimes'.F94]-[$'azan.kz'.H94])" office:value-type="time" office:time-value="PT00H02M00S">
            <text:p>12:02:00 AM</text:p>
          </table:table-cell>
          <table:table-cell table:number-columns-repeated="1018"/>
        </table:table-row>
        <table:table-row table:style-name="ro1">
          <table:table-cell table:formula="of:=ABS([$'calc praytimes'.A95]-[$'azan.kz'.C95])" office:value-type="time" office:time-value="PT00H09M00S">
            <text:p>12:09:00 AM</text:p>
          </table:table-cell>
          <table:table-cell table:formula="of:=ABS([$'calc praytimes'.B95]-[$'azan.kz'.D95])" office:value-type="time" office:time-value="PT00H02M00S">
            <text:p>12:02:00 AM</text:p>
          </table:table-cell>
          <table:table-cell table:formula="of:=ABS([$'calc praytimes'.C95]-[$'azan.kz'.E95])" office:value-type="time" office:time-value="PT00H00M00S">
            <text:p>12:00:00 AM</text:p>
          </table:table-cell>
          <table:table-cell table:formula="of:=ABS([$'calc praytimes'.D95]-[$'azan.kz'.F95])" office:value-type="time" office:time-value="PT00H56M00S">
            <text:p>12:56:00 AM</text:p>
          </table:table-cell>
          <table:table-cell table:formula="of:=ABS([$'calc praytimes'.E95]-[$'azan.kz'.G95])" office:value-type="time" office:time-value="PT00H08M00S">
            <text:p>12:08:00 AM</text:p>
          </table:table-cell>
          <table:table-cell table:formula="of:=ABS([$'calc praytimes'.F95]-[$'azan.kz'.H95])" office:value-type="time" office:time-value="PT00H02M00S">
            <text:p>12:02:00 AM</text:p>
          </table:table-cell>
          <table:table-cell table:number-columns-repeated="1018"/>
        </table:table-row>
        <table:table-row table:style-name="ro1">
          <table:table-cell table:formula="of:=ABS([$'calc praytimes'.A96]-[$'azan.kz'.C96])" office:value-type="time" office:time-value="PT00H09M00S">
            <text:p>12:09:00 AM</text:p>
          </table:table-cell>
          <table:table-cell table:formula="of:=ABS([$'calc praytimes'.B96]-[$'azan.kz'.D96])" office:value-type="time" office:time-value="PT00H02M00S">
            <text:p>12:02:00 AM</text:p>
          </table:table-cell>
          <table:table-cell table:formula="of:=ABS([$'calc praytimes'.C96]-[$'azan.kz'.E96])" office:value-type="time" office:time-value="PT00H00M00S">
            <text:p>12:00:00 AM</text:p>
          </table:table-cell>
          <table:table-cell table:formula="of:=ABS([$'calc praytimes'.D96]-[$'azan.kz'.F96])" office:value-type="time" office:time-value="PT00H56M00S">
            <text:p>12:56:00 AM</text:p>
          </table:table-cell>
          <table:table-cell table:formula="of:=ABS([$'calc praytimes'.E96]-[$'azan.kz'.G96])" office:value-type="time" office:time-value="PT00H08M00S">
            <text:p>12:08:00 AM</text:p>
          </table:table-cell>
          <table:table-cell table:formula="of:=ABS([$'calc praytimes'.F96]-[$'azan.kz'.H96])" office:value-type="time" office:time-value="PT00H03M00S">
            <text:p>12:03:00 AM</text:p>
          </table:table-cell>
          <table:table-cell table:number-columns-repeated="1018"/>
        </table:table-row>
        <table:table-row table:style-name="ro1">
          <table:table-cell table:formula="of:=ABS([$'calc praytimes'.A97]-[$'azan.kz'.C97])" office:value-type="time" office:time-value="PT00H08M00S">
            <text:p>12:08:00 AM</text:p>
          </table:table-cell>
          <table:table-cell table:formula="of:=ABS([$'calc praytimes'.B97]-[$'azan.kz'.D97])" office:value-type="time" office:time-value="PT00H01M00S">
            <text:p>12:01:00 AM</text:p>
          </table:table-cell>
          <table:table-cell table:formula="of:=ABS([$'calc praytimes'.C97]-[$'azan.kz'.E97])" office:value-type="time" office:time-value="PT00H00M00S">
            <text:p>12:00:00 AM</text:p>
          </table:table-cell>
          <table:table-cell table:formula="of:=ABS([$'calc praytimes'.D97]-[$'azan.kz'.F97])" office:value-type="time" office:time-value="PT00H56M00S">
            <text:p>12:56:00 AM</text:p>
          </table:table-cell>
          <table:table-cell table:formula="of:=ABS([$'calc praytimes'.E97]-[$'azan.kz'.G97])" office:value-type="time" office:time-value="PT00H08M00S">
            <text:p>12:08:00 AM</text:p>
          </table:table-cell>
          <table:table-cell table:formula="of:=ABS([$'calc praytimes'.F97]-[$'azan.kz'.H97])" office:value-type="time" office:time-value="PT00H03M00S">
            <text:p>12:03:00 AM</text:p>
          </table:table-cell>
          <table:table-cell table:number-columns-repeated="1018"/>
        </table:table-row>
        <table:table-row table:style-name="ro1">
          <table:table-cell table:formula="of:=ABS([$'calc praytimes'.A98]-[$'azan.kz'.C98])" office:value-type="time" office:time-value="PT00H08M00S">
            <text:p>12:08:00 AM</text:p>
          </table:table-cell>
          <table:table-cell table:formula="of:=ABS([$'calc praytimes'.B98]-[$'azan.kz'.D98])" office:value-type="time" office:time-value="PT00H01M00S">
            <text:p>12:01:00 AM</text:p>
          </table:table-cell>
          <table:table-cell table:formula="of:=ABS([$'calc praytimes'.C98]-[$'azan.kz'.E98])" office:value-type="time" office:time-value="PT00H00M00S">
            <text:p>12:00:00 AM</text:p>
          </table:table-cell>
          <table:table-cell table:formula="of:=ABS([$'calc praytimes'.D98]-[$'azan.kz'.F98])" office:value-type="time" office:time-value="PT00H56M00S">
            <text:p>12:56:00 AM</text:p>
          </table:table-cell>
          <table:table-cell table:formula="of:=ABS([$'calc praytimes'.E98]-[$'azan.kz'.G98])" office:value-type="time" office:time-value="PT00H08M00S">
            <text:p>12:08:00 AM</text:p>
          </table:table-cell>
          <table:table-cell table:formula="of:=ABS([$'calc praytimes'.F98]-[$'azan.kz'.H98])" office:value-type="time" office:time-value="PT00H04M00S">
            <text:p>12:04:00 AM</text:p>
          </table:table-cell>
          <table:table-cell table:number-columns-repeated="1018"/>
        </table:table-row>
        <table:table-row table:style-name="ro1">
          <table:table-cell table:formula="of:=ABS([$'calc praytimes'.A99]-[$'azan.kz'.C99])" office:value-type="time" office:time-value="PT00H05M00S">
            <text:p>12:05:00 AM</text:p>
          </table:table-cell>
          <table:table-cell table:formula="of:=ABS([$'calc praytimes'.B99]-[$'azan.kz'.D99])" office:value-type="time" office:time-value="PT00H01M00S">
            <text:p>12:01:00 AM</text:p>
          </table:table-cell>
          <table:table-cell table:formula="of:=ABS([$'calc praytimes'.C99]-[$'azan.kz'.E99])" office:value-type="time" office:time-value="PT00H00M00S">
            <text:p>12:00:00 AM</text:p>
          </table:table-cell>
          <table:table-cell table:formula="of:=ABS([$'calc praytimes'.D99]-[$'azan.kz'.F99])" office:value-type="time" office:time-value="PT00H56M00S">
            <text:p>12:56:00 AM</text:p>
          </table:table-cell>
          <table:table-cell table:formula="of:=ABS([$'calc praytimes'.E99]-[$'azan.kz'.G99])" office:value-type="time" office:time-value="PT00H06M00S">
            <text:p>12:06:00 AM</text:p>
          </table:table-cell>
          <table:table-cell table:formula="of:=ABS([$'calc praytimes'.F99]-[$'azan.kz'.H99])" office:value-type="time" office:time-value="PT00H06M00S">
            <text:p>12:06:00 AM</text:p>
          </table:table-cell>
          <table:table-cell table:number-columns-repeated="1018"/>
        </table:table-row>
        <table:table-row table:style-name="ro1">
          <table:table-cell table:formula="of:=ABS([$'calc praytimes'.A100]-[$'azan.kz'.C100])" office:value-type="time" office:time-value="PT00H07M00S">
            <text:p>12:07:00 AM</text:p>
          </table:table-cell>
          <table:table-cell table:formula="of:=ABS([$'calc praytimes'.B100]-[$'azan.kz'.D100])" office:value-type="time" office:time-value="PT00H02M00S">
            <text:p>12:02:00 AM</text:p>
          </table:table-cell>
          <table:table-cell table:formula="of:=ABS([$'calc praytimes'.C100]-[$'azan.kz'.E100])" office:value-type="time" office:time-value="PT00H00M00S">
            <text:p>12:00:00 AM</text:p>
          </table:table-cell>
          <table:table-cell table:formula="of:=ABS([$'calc praytimes'.D100]-[$'azan.kz'.F100])" office:value-type="time" office:time-value="PT00H57M00S">
            <text:p>12:57:00 AM</text:p>
          </table:table-cell>
          <table:table-cell table:formula="of:=ABS([$'calc praytimes'.E100]-[$'azan.kz'.G100])" office:value-type="time" office:time-value="PT00H08M00S">
            <text:p>12:08:00 AM</text:p>
          </table:table-cell>
          <table:table-cell table:formula="of:=ABS([$'calc praytimes'.F100]-[$'azan.kz'.H100])" office:value-type="time" office:time-value="PT00H05M00S">
            <text:p>12:05:00 AM</text:p>
          </table:table-cell>
          <table:table-cell table:number-columns-repeated="1018"/>
        </table:table-row>
        <table:table-row table:style-name="ro1">
          <table:table-cell table:formula="of:=ABS([$'calc praytimes'.A101]-[$'azan.kz'.C101])" office:value-type="time" office:time-value="PT00H07M00S">
            <text:p>12:07:00 AM</text:p>
          </table:table-cell>
          <table:table-cell table:formula="of:=ABS([$'calc praytimes'.B101]-[$'azan.kz'.D101])" office:value-type="time" office:time-value="PT00H02M00S">
            <text:p>12:02:00 AM</text:p>
          </table:table-cell>
          <table:table-cell table:formula="of:=ABS([$'calc praytimes'.C101]-[$'azan.kz'.E101])" office:value-type="time" office:time-value="PT00H01M00S">
            <text:p>12:01:00 AM</text:p>
          </table:table-cell>
          <table:table-cell table:formula="of:=ABS([$'calc praytimes'.D101]-[$'azan.kz'.F101])" office:value-type="time" office:time-value="PT00H57M00S">
            <text:p>12:57:00 AM</text:p>
          </table:table-cell>
          <table:table-cell table:formula="of:=ABS([$'calc praytimes'.E101]-[$'azan.kz'.G101])" office:value-type="time" office:time-value="PT00H08M00S">
            <text:p>12:08:00 AM</text:p>
          </table:table-cell>
          <table:table-cell table:formula="of:=ABS([$'calc praytimes'.F101]-[$'azan.kz'.H101])" office:value-type="time" office:time-value="PT00H05M00S">
            <text:p>12:05:00 AM</text:p>
          </table:table-cell>
          <table:table-cell table:number-columns-repeated="1018"/>
        </table:table-row>
        <table:table-row table:style-name="ro1">
          <table:table-cell table:formula="of:=ABS([$'calc praytimes'.A102]-[$'azan.kz'.C102])" office:value-type="time" office:time-value="PT00H06M00S">
            <text:p>12:06:00 AM</text:p>
          </table:table-cell>
          <table:table-cell table:formula="of:=ABS([$'calc praytimes'.B102]-[$'azan.kz'.D102])" office:value-type="time" office:time-value="PT00H02M00S">
            <text:p>12:02:00 AM</text:p>
          </table:table-cell>
          <table:table-cell table:formula="of:=ABS([$'calc praytimes'.C102]-[$'azan.kz'.E102])" office:value-type="time" office:time-value="PT00H00M00S">
            <text:p>12:00:00 AM</text:p>
          </table:table-cell>
          <table:table-cell table:formula="of:=ABS([$'calc praytimes'.D102]-[$'azan.kz'.F102])" office:value-type="time" office:time-value="PT00H58M00S">
            <text:p>12:58:00 AM</text:p>
          </table:table-cell>
          <table:table-cell table:formula="of:=ABS([$'calc praytimes'.E102]-[$'azan.kz'.G102])" office:value-type="time" office:time-value="PT00H08M00S">
            <text:p>12:08:00 AM</text:p>
          </table:table-cell>
          <table:table-cell table:formula="of:=ABS([$'calc praytimes'.F102]-[$'azan.kz'.H102])" office:value-type="time" office:time-value="PT00H06M00S">
            <text:p>12:06:00 AM</text:p>
          </table:table-cell>
          <table:table-cell table:number-columns-repeated="1018"/>
        </table:table-row>
        <table:table-row table:style-name="ro1">
          <table:table-cell table:formula="of:=ABS([$'calc praytimes'.A103]-[$'azan.kz'.C103])" office:value-type="time" office:time-value="PT00H05M00S">
            <text:p>12:05:00 AM</text:p>
          </table:table-cell>
          <table:table-cell table:formula="of:=ABS([$'calc praytimes'.B103]-[$'azan.kz'.D103])" office:value-type="time" office:time-value="PT00H02M00S">
            <text:p>12:02:00 AM</text:p>
          </table:table-cell>
          <table:table-cell table:formula="of:=ABS([$'calc praytimes'.C103]-[$'azan.kz'.E103])" office:value-type="time" office:time-value="PT00H00M00S">
            <text:p>12:00:00 AM</text:p>
          </table:table-cell>
          <table:table-cell table:formula="of:=ABS([$'calc praytimes'.D103]-[$'azan.kz'.F103])" office:value-type="time" office:time-value="PT00H58M00S">
            <text:p>12:58:00 AM</text:p>
          </table:table-cell>
          <table:table-cell table:formula="of:=ABS([$'calc praytimes'.E103]-[$'azan.kz'.G103])" office:value-type="time" office:time-value="PT00H08M00S">
            <text:p>12:08:00 AM</text:p>
          </table:table-cell>
          <table:table-cell table:formula="of:=ABS([$'calc praytimes'.F103]-[$'azan.kz'.H103])" office:value-type="time" office:time-value="PT00H06M00S">
            <text:p>12:06:00 AM</text:p>
          </table:table-cell>
          <table:table-cell table:number-columns-repeated="1018"/>
        </table:table-row>
        <table:table-row table:style-name="ro1">
          <table:table-cell table:formula="of:=ABS([$'calc praytimes'.A104]-[$'azan.kz'.C104])" office:value-type="time" office:time-value="PT00H05M00S">
            <text:p>12:05:00 AM</text:p>
          </table:table-cell>
          <table:table-cell table:formula="of:=ABS([$'calc praytimes'.B104]-[$'azan.kz'.D104])" office:value-type="time" office:time-value="PT00H02M00S">
            <text:p>12:02:00 AM</text:p>
          </table:table-cell>
          <table:table-cell table:formula="of:=ABS([$'calc praytimes'.C104]-[$'azan.kz'.E104])" office:value-type="time" office:time-value="PT00H00M00S">
            <text:p>12:00:00 AM</text:p>
          </table:table-cell>
          <table:table-cell table:formula="of:=ABS([$'calc praytimes'.D104]-[$'azan.kz'.F104])" office:value-type="time" office:time-value="PT00H58M00S">
            <text:p>12:58:00 AM</text:p>
          </table:table-cell>
          <table:table-cell table:formula="of:=ABS([$'calc praytimes'.E104]-[$'azan.kz'.G104])" office:value-type="time" office:time-value="PT00H08M00S">
            <text:p>12:08:00 AM</text:p>
          </table:table-cell>
          <table:table-cell table:formula="of:=ABS([$'calc praytimes'.F104]-[$'azan.kz'.H104])" office:value-type="time" office:time-value="PT00H07M00S">
            <text:p>12:07:00 AM</text:p>
          </table:table-cell>
          <table:table-cell table:number-columns-repeated="1018"/>
        </table:table-row>
        <table:table-row table:style-name="ro1">
          <table:table-cell table:formula="of:=ABS([$'calc praytimes'.A105]-[$'azan.kz'.C105])" office:value-type="time" office:time-value="PT00H04M00S">
            <text:p>12:04:00 AM</text:p>
          </table:table-cell>
          <table:table-cell table:formula="of:=ABS([$'calc praytimes'.B105]-[$'azan.kz'.D105])" office:value-type="time" office:time-value="PT00H02M00S">
            <text:p>12:02:00 AM</text:p>
          </table:table-cell>
          <table:table-cell table:formula="of:=ABS([$'calc praytimes'.C105]-[$'azan.kz'.E105])" office:value-type="time" office:time-value="PT00H01M00S">
            <text:p>12:01:00 AM</text:p>
          </table:table-cell>
          <table:table-cell table:formula="of:=ABS([$'calc praytimes'.D105]-[$'azan.kz'.F105])" office:value-type="time" office:time-value="PT00H59M00S">
            <text:p>12:59:00 AM</text:p>
          </table:table-cell>
          <table:table-cell table:formula="of:=ABS([$'calc praytimes'.E105]-[$'azan.kz'.G105])" office:value-type="time" office:time-value="PT00H08M00S">
            <text:p>12:08:00 AM</text:p>
          </table:table-cell>
          <table:table-cell table:formula="of:=ABS([$'calc praytimes'.F105]-[$'azan.kz'.H105])" office:value-type="time" office:time-value="PT00H07M00S">
            <text:p>12:07:00 AM</text:p>
          </table:table-cell>
          <table:table-cell table:number-columns-repeated="1018"/>
        </table:table-row>
        <table:table-row table:style-name="ro1">
          <table:table-cell table:formula="of:=ABS([$'calc praytimes'.A106]-[$'azan.kz'.C106])" office:value-type="time" office:time-value="PT00H01M00S">
            <text:p>12:01:00 AM</text:p>
          </table:table-cell>
          <table:table-cell table:formula="of:=ABS([$'calc praytimes'.B106]-[$'azan.kz'.D106])" office:value-type="time" office:time-value="PT00H00M00S">
            <text:p>12:00:00 AM</text:p>
          </table:table-cell>
          <table:table-cell table:formula="of:=ABS([$'calc praytimes'.C106]-[$'azan.kz'.E106])" office:value-type="time" office:time-value="PT00H01M00S">
            <text:p>12:01:00 AM</text:p>
          </table:table-cell>
          <table:table-cell table:formula="of:=ABS([$'calc praytimes'.D106]-[$'azan.kz'.F106])" office:value-type="time" office:time-value="PT00H58M00S">
            <text:p>12:58:00 AM</text:p>
          </table:table-cell>
          <table:table-cell table:formula="of:=ABS([$'calc praytimes'.E106]-[$'azan.kz'.G106])" office:value-type="time" office:time-value="PT00H07M00S">
            <text:p>12:07:00 AM</text:p>
          </table:table-cell>
          <table:table-cell table:formula="of:=ABS([$'calc praytimes'.F106]-[$'azan.kz'.H106])" office:value-type="time" office:time-value="PT00H09M00S">
            <text:p>12:09:00 AM</text:p>
          </table:table-cell>
          <table:table-cell table:number-columns-repeated="1018"/>
        </table:table-row>
        <table:table-row table:style-name="ro1">
          <table:table-cell table:formula="of:=ABS([$'calc praytimes'.A107]-[$'azan.kz'.C107])" office:value-type="time" office:time-value="PT00H03M00S">
            <text:p>12:03:00 AM</text:p>
          </table:table-cell>
          <table:table-cell table:formula="of:=ABS([$'calc praytimes'.B107]-[$'azan.kz'.D107])" office:value-type="time" office:time-value="PT00H02M00S">
            <text:p>12:02:00 AM</text:p>
          </table:table-cell>
          <table:table-cell table:formula="of:=ABS([$'calc praytimes'.C107]-[$'azan.kz'.E107])" office:value-type="time" office:time-value="PT00H00M00S">
            <text:p>12:00:00 AM</text:p>
          </table:table-cell>
          <table:table-cell table:formula="of:=ABS([$'calc praytimes'.D107]-[$'azan.kz'.F107])" office:value-type="time" office:time-value="PT01H00M00S">
            <text:p>1:00:00 AM</text:p>
          </table:table-cell>
          <table:table-cell table:formula="of:=ABS([$'calc praytimes'.E107]-[$'azan.kz'.G107])" office:value-type="time" office:time-value="PT00H08M00S">
            <text:p>12:08:00 AM</text:p>
          </table:table-cell>
          <table:table-cell table:formula="of:=ABS([$'calc praytimes'.F107]-[$'azan.kz'.H107])" office:value-type="time" office:time-value="PT00H08M00S">
            <text:p>12:08:00 AM</text:p>
          </table:table-cell>
          <table:table-cell table:number-columns-repeated="1018"/>
        </table:table-row>
        <table:table-row table:style-name="ro1">
          <table:table-cell table:formula="of:=ABS([$'calc praytimes'.A108]-[$'azan.kz'.C108])" office:value-type="time" office:time-value="PT00H02M00S">
            <text:p>12:02:00 AM</text:p>
          </table:table-cell>
          <table:table-cell table:formula="of:=ABS([$'calc praytimes'.B108]-[$'azan.kz'.D108])" office:value-type="time" office:time-value="PT00H02M00S">
            <text:p>12:02:00 AM</text:p>
          </table:table-cell>
          <table:table-cell table:formula="of:=ABS([$'calc praytimes'.C108]-[$'azan.kz'.E108])" office:value-type="time" office:time-value="PT00H00M00S">
            <text:p>12:00:00 AM</text:p>
          </table:table-cell>
          <table:table-cell table:formula="of:=ABS([$'calc praytimes'.D108]-[$'azan.kz'.F108])" office:value-type="time" office:time-value="PT01H01M00S">
            <text:p>1:01:00 AM</text:p>
          </table:table-cell>
          <table:table-cell table:formula="of:=ABS([$'calc praytimes'.E108]-[$'azan.kz'.G108])" office:value-type="time" office:time-value="PT00H09M00S">
            <text:p>12:09:00 AM</text:p>
          </table:table-cell>
          <table:table-cell table:formula="of:=ABS([$'calc praytimes'.F108]-[$'azan.kz'.H108])" office:value-type="time" office:time-value="PT00H09M00S">
            <text:p>12:09:00 AM</text:p>
          </table:table-cell>
          <table:table-cell table:number-columns-repeated="1018"/>
        </table:table-row>
        <table:table-row table:style-name="ro1">
          <table:table-cell table:formula="of:=ABS([$'calc praytimes'.A109]-[$'azan.kz'.C109])" office:value-type="time" office:time-value="PT00H01M00S">
            <text:p>12:01:00 AM</text:p>
          </table:table-cell>
          <table:table-cell table:formula="of:=ABS([$'calc praytimes'.B109]-[$'azan.kz'.D109])" office:value-type="time" office:time-value="PT00H02M00S">
            <text:p>12:02:00 AM</text:p>
          </table:table-cell>
          <table:table-cell table:formula="of:=ABS([$'calc praytimes'.C109]-[$'azan.kz'.E109])" office:value-type="time" office:time-value="PT00H01M00S">
            <text:p>12:01:00 AM</text:p>
          </table:table-cell>
          <table:table-cell table:formula="of:=ABS([$'calc praytimes'.D109]-[$'azan.kz'.F109])" office:value-type="time" office:time-value="PT01H01M00S">
            <text:p>1:01:00 AM</text:p>
          </table:table-cell>
          <table:table-cell table:formula="of:=ABS([$'calc praytimes'.E109]-[$'azan.kz'.G109])" office:value-type="time" office:time-value="PT00H08M00S">
            <text:p>12:08:00 AM</text:p>
          </table:table-cell>
          <table:table-cell table:formula="of:=ABS([$'calc praytimes'.F109]-[$'azan.kz'.H109])" office:value-type="time" office:time-value="PT00H10M00S">
            <text:p>12:10:00 AM</text:p>
          </table:table-cell>
          <table:table-cell table:number-columns-repeated="1018"/>
        </table:table-row>
        <table:table-row table:style-name="ro1">
          <table:table-cell table:formula="of:=ABS([$'calc praytimes'.A110]-[$'azan.kz'.C110])" office:value-type="time" office:time-value="PT00H01M00S">
            <text:p>12:01:00 AM</text:p>
          </table:table-cell>
          <table:table-cell table:formula="of:=ABS([$'calc praytimes'.B110]-[$'azan.kz'.D110])" office:value-type="time" office:time-value="PT00H02M00S">
            <text:p>12:02:00 AM</text:p>
          </table:table-cell>
          <table:table-cell table:formula="of:=ABS([$'calc praytimes'.C110]-[$'azan.kz'.E110])" office:value-type="time" office:time-value="PT00H00M00S">
            <text:p>12:00:00 AM</text:p>
          </table:table-cell>
          <table:table-cell table:formula="of:=ABS([$'calc praytimes'.D110]-[$'azan.kz'.F110])" office:value-type="time" office:time-value="PT01H01M00S">
            <text:p>1:01:00 AM</text:p>
          </table:table-cell>
          <table:table-cell table:formula="of:=ABS([$'calc praytimes'.E110]-[$'azan.kz'.G110])" office:value-type="time" office:time-value="PT00H09M00S">
            <text:p>12:09:00 AM</text:p>
          </table:table-cell>
          <table:table-cell table:formula="of:=ABS([$'calc praytimes'.F110]-[$'azan.kz'.H110])" office:value-type="time" office:time-value="PT00H10M00S">
            <text:p>12:10:00 AM</text:p>
          </table:table-cell>
          <table:table-cell table:number-columns-repeated="1018"/>
        </table:table-row>
        <table:table-row table:style-name="ro1">
          <table:table-cell table:formula="of:=ABS([$'calc praytimes'.A111]-[$'azan.kz'.C111])" office:value-type="time" office:time-value="PT00H00M00S">
            <text:p>12:00:00 AM</text:p>
          </table:table-cell>
          <table:table-cell table:formula="of:=ABS([$'calc praytimes'.B111]-[$'azan.kz'.D111])" office:value-type="time" office:time-value="PT00H02M00S">
            <text:p>12:02:00 AM</text:p>
          </table:table-cell>
          <table:table-cell table:formula="of:=ABS([$'calc praytimes'.C111]-[$'azan.kz'.E111])" office:value-type="time" office:time-value="PT00H00M00S">
            <text:p>12:00:00 AM</text:p>
          </table:table-cell>
          <table:table-cell table:formula="of:=ABS([$'calc praytimes'.D111]-[$'azan.kz'.F111])" office:value-type="time" office:time-value="PT01H01M00S">
            <text:p>1:01:00 AM</text:p>
          </table:table-cell>
          <table:table-cell table:formula="of:=ABS([$'calc praytimes'.E111]-[$'azan.kz'.G111])" office:value-type="time" office:time-value="PT00H08M00S">
            <text:p>12:08:00 AM</text:p>
          </table:table-cell>
          <table:table-cell table:formula="of:=ABS([$'calc praytimes'.F111]-[$'azan.kz'.H111])" office:value-type="time" office:time-value="PT00H11M00S">
            <text:p>12:11:00 AM</text:p>
          </table:table-cell>
          <table:table-cell table:number-columns-repeated="1018"/>
        </table:table-row>
        <table:table-row table:style-name="ro1">
          <table:table-cell table:formula="of:=ABS([$'calc praytimes'.A112]-[$'azan.kz'.C112])" office:value-type="time" office:time-value="PT00H01M00S">
            <text:p>12:01:00 AM</text:p>
          </table:table-cell>
          <table:table-cell table:formula="of:=ABS([$'calc praytimes'.B112]-[$'azan.kz'.D112])" office:value-type="time" office:time-value="PT00H02M00S">
            <text:p>12:02:00 AM</text:p>
          </table:table-cell>
          <table:table-cell table:formula="of:=ABS([$'calc praytimes'.C112]-[$'azan.kz'.E112])" office:value-type="time" office:time-value="PT00H00M00S">
            <text:p>12:00:00 AM</text:p>
          </table:table-cell>
          <table:table-cell table:formula="of:=ABS([$'calc praytimes'.D112]-[$'azan.kz'.F112])" office:value-type="time" office:time-value="PT01H01M00S">
            <text:p>1:01:00 AM</text:p>
          </table:table-cell>
          <table:table-cell table:formula="of:=ABS([$'calc praytimes'.E112]-[$'azan.kz'.G112])" office:value-type="time" office:time-value="PT00H09M00S">
            <text:p>12:09:00 AM</text:p>
          </table:table-cell>
          <table:table-cell table:formula="of:=ABS([$'calc praytimes'.F112]-[$'azan.kz'.H112])" office:value-type="time" office:time-value="PT00H12M00S">
            <text:p>12:12:00 AM</text:p>
          </table:table-cell>
          <table:table-cell table:number-columns-repeated="1018"/>
        </table:table-row>
        <table:table-row table:style-name="ro1">
          <table:table-cell table:formula="of:=ABS([$'calc praytimes'.A113]-[$'azan.kz'.C113])" office:value-type="time" office:time-value="PT00H02M00S">
            <text:p>12:02:00 AM</text:p>
          </table:table-cell>
          <table:table-cell table:formula="of:=ABS([$'calc praytimes'.B113]-[$'azan.kz'.D113])" office:value-type="time" office:time-value="PT00H03M00S">
            <text:p>12:03:00 AM</text:p>
          </table:table-cell>
          <table:table-cell table:formula="of:=ABS([$'calc praytimes'.C113]-[$'azan.kz'.E113])" office:value-type="time" office:time-value="PT00H00M00S">
            <text:p>12:00:00 AM</text:p>
          </table:table-cell>
          <table:table-cell table:formula="of:=ABS([$'calc praytimes'.D113]-[$'azan.kz'.F113])" office:value-type="time" office:time-value="PT01H01M00S">
            <text:p>1:01:00 AM</text:p>
          </table:table-cell>
          <table:table-cell table:formula="of:=ABS([$'calc praytimes'.E113]-[$'azan.kz'.G113])" office:value-type="time" office:time-value="PT00H08M00S">
            <text:p>12:08:00 AM</text:p>
          </table:table-cell>
          <table:table-cell table:formula="of:=ABS([$'calc praytimes'.F113]-[$'azan.kz'.H113])" office:value-type="time" office:time-value="PT00H13M00S">
            <text:p>12:13:00 AM</text:p>
          </table:table-cell>
          <table:table-cell table:number-columns-repeated="1018"/>
        </table:table-row>
        <table:table-row table:style-name="ro1">
          <table:table-cell table:formula="of:=ABS([$'calc praytimes'.A114]-[$'azan.kz'.C114])" office:value-type="time" office:time-value="PT00H02M00S">
            <text:p>12:02:00 AM</text:p>
          </table:table-cell>
          <table:table-cell table:formula="of:=ABS([$'calc praytimes'.B114]-[$'azan.kz'.D114])" office:value-type="time" office:time-value="PT00H03M00S">
            <text:p>12:03:00 AM</text:p>
          </table:table-cell>
          <table:table-cell table:formula="of:=ABS([$'calc praytimes'.C114]-[$'azan.kz'.E114])" office:value-type="time" office:time-value="PT00H01M00S">
            <text:p>12:01:00 AM</text:p>
          </table:table-cell>
          <table:table-cell table:formula="of:=ABS([$'calc praytimes'.D114]-[$'azan.kz'.F114])" office:value-type="time" office:time-value="PT01H02M00S">
            <text:p>1:02:00 AM</text:p>
          </table:table-cell>
          <table:table-cell table:formula="of:=ABS([$'calc praytimes'.E114]-[$'azan.kz'.G114])" office:value-type="time" office:time-value="PT00H09M00S">
            <text:p>12:09:00 AM</text:p>
          </table:table-cell>
          <table:table-cell table:formula="of:=ABS([$'calc praytimes'.F114]-[$'azan.kz'.H114])" office:value-type="time" office:time-value="PT00H13M00S">
            <text:p>12:13:00 AM</text:p>
          </table:table-cell>
          <table:table-cell table:number-columns-repeated="1018"/>
        </table:table-row>
        <table:table-row table:style-name="ro1">
          <table:table-cell table:formula="of:=ABS([$'calc praytimes'.A115]-[$'azan.kz'.C115])" office:value-type="time" office:time-value="PT00H04M00S">
            <text:p>12:04:00 AM</text:p>
          </table:table-cell>
          <table:table-cell table:formula="of:=ABS([$'calc praytimes'.B115]-[$'azan.kz'.D115])" office:value-type="time" office:time-value="PT00H02M00S">
            <text:p>12:02:00 AM</text:p>
          </table:table-cell>
          <table:table-cell table:formula="of:=ABS([$'calc praytimes'.C115]-[$'azan.kz'.E115])" office:value-type="time" office:time-value="PT00H00M00S">
            <text:p>12:00:00 AM</text:p>
          </table:table-cell>
          <table:table-cell table:formula="of:=ABS([$'calc praytimes'.D115]-[$'azan.kz'.F115])" office:value-type="time" office:time-value="PT01H02M00S">
            <text:p>1:02:00 AM</text:p>
          </table:table-cell>
          <table:table-cell table:formula="of:=ABS([$'calc praytimes'.E115]-[$'azan.kz'.G115])" office:value-type="time" office:time-value="PT00H08M00S">
            <text:p>12:08:00 AM</text:p>
          </table:table-cell>
          <table:table-cell table:formula="of:=ABS([$'calc praytimes'.F115]-[$'azan.kz'.H115])" office:value-type="time" office:time-value="PT00H14M00S">
            <text:p>12:14:00 AM</text:p>
          </table:table-cell>
          <table:table-cell table:number-columns-repeated="1018"/>
        </table:table-row>
        <table:table-row table:style-name="ro1">
          <table:table-cell table:formula="of:=ABS([$'calc praytimes'.A116]-[$'azan.kz'.C116])" office:value-type="time" office:time-value="PT00H05M00S">
            <text:p>12:05:00 AM</text:p>
          </table:table-cell>
          <table:table-cell table:formula="of:=ABS([$'calc praytimes'.B116]-[$'azan.kz'.D116])" office:value-type="time" office:time-value="PT00H02M00S">
            <text:p>12:02:00 AM</text:p>
          </table:table-cell>
          <table:table-cell table:formula="of:=ABS([$'calc praytimes'.C116]-[$'azan.kz'.E116])" office:value-type="time" office:time-value="PT00H00M00S">
            <text:p>12:00:00 AM</text:p>
          </table:table-cell>
          <table:table-cell table:formula="of:=ABS([$'calc praytimes'.D116]-[$'azan.kz'.F116])" office:value-type="time" office:time-value="PT01H03M00S">
            <text:p>1:03:00 AM</text:p>
          </table:table-cell>
          <table:table-cell table:formula="of:=ABS([$'calc praytimes'.E116]-[$'azan.kz'.G116])" office:value-type="time" office:time-value="PT00H09M00S">
            <text:p>12:09:00 AM</text:p>
          </table:table-cell>
          <table:table-cell table:formula="of:=ABS([$'calc praytimes'.F116]-[$'azan.kz'.H116])" office:value-type="time" office:time-value="PT00H15M00S">
            <text:p>12:15:00 AM</text:p>
          </table:table-cell>
          <table:table-cell table:number-columns-repeated="1018"/>
        </table:table-row>
        <table:table-row table:style-name="ro1">
          <table:table-cell table:formula="of:=ABS([$'calc praytimes'.A117]-[$'azan.kz'.C117])" office:value-type="time" office:time-value="PT00H06M00S">
            <text:p>12:06:00 AM</text:p>
          </table:table-cell>
          <table:table-cell table:formula="of:=ABS([$'calc praytimes'.B117]-[$'azan.kz'.D117])" office:value-type="time" office:time-value="PT00H02M00S">
            <text:p>12:02:00 AM</text:p>
          </table:table-cell>
          <table:table-cell table:formula="of:=ABS([$'calc praytimes'.C117]-[$'azan.kz'.E117])" office:value-type="time" office:time-value="PT00H00M00S">
            <text:p>12:00:00 AM</text:p>
          </table:table-cell>
          <table:table-cell table:formula="of:=ABS([$'calc praytimes'.D117]-[$'azan.kz'.F117])" office:value-type="time" office:time-value="PT01H03M00S">
            <text:p>1:03:00 AM</text:p>
          </table:table-cell>
          <table:table-cell table:formula="of:=ABS([$'calc praytimes'.E117]-[$'azan.kz'.G117])" office:value-type="time" office:time-value="PT00H08M00S">
            <text:p>12:08:00 AM</text:p>
          </table:table-cell>
          <table:table-cell table:formula="of:=ABS([$'calc praytimes'.F117]-[$'azan.kz'.H117])" office:value-type="time" office:time-value="PT00H16M00S">
            <text:p>12:16:00 AM</text:p>
          </table:table-cell>
          <table:table-cell table:number-columns-repeated="1018"/>
        </table:table-row>
        <table:table-row table:style-name="ro1">
          <table:table-cell table:formula="of:=ABS([$'calc praytimes'.A118]-[$'azan.kz'.C118])" office:value-type="time" office:time-value="PT00H07M00S">
            <text:p>12:07:00 AM</text:p>
          </table:table-cell>
          <table:table-cell table:formula="of:=ABS([$'calc praytimes'.B118]-[$'azan.kz'.D118])" office:value-type="time" office:time-value="PT00H02M00S">
            <text:p>12:02:00 AM</text:p>
          </table:table-cell>
          <table:table-cell table:formula="of:=ABS([$'calc praytimes'.C118]-[$'azan.kz'.E118])" office:value-type="time" office:time-value="PT00H00M00S">
            <text:p>12:00:00 AM</text:p>
          </table:table-cell>
          <table:table-cell table:formula="of:=ABS([$'calc praytimes'.D118]-[$'azan.kz'.F118])" office:value-type="time" office:time-value="PT01H03M00S">
            <text:p>1:03:00 AM</text:p>
          </table:table-cell>
          <table:table-cell table:formula="of:=ABS([$'calc praytimes'.E118]-[$'azan.kz'.G118])" office:value-type="time" office:time-value="PT00H09M00S">
            <text:p>12:09:00 AM</text:p>
          </table:table-cell>
          <table:table-cell table:formula="of:=ABS([$'calc praytimes'.F118]-[$'azan.kz'.H118])" office:value-type="time" office:time-value="PT00H16M00S">
            <text:p>12:16:00 AM</text:p>
          </table:table-cell>
          <table:table-cell table:number-columns-repeated="1018"/>
        </table:table-row>
        <table:table-row table:style-name="ro1">
          <table:table-cell table:formula="of:=ABS([$'calc praytimes'.A119]-[$'azan.kz'.C119])" office:value-type="time" office:time-value="PT00H07M00S">
            <text:p>12:07:00 AM</text:p>
          </table:table-cell>
          <table:table-cell table:formula="of:=ABS([$'calc praytimes'.B119]-[$'azan.kz'.D119])" office:value-type="time" office:time-value="PT00H02M00S">
            <text:p>12:02:00 AM</text:p>
          </table:table-cell>
          <table:table-cell table:formula="of:=ABS([$'calc praytimes'.C119]-[$'azan.kz'.E119])" office:value-type="time" office:time-value="PT00H00M00S">
            <text:p>12:00:00 AM</text:p>
          </table:table-cell>
          <table:table-cell table:formula="of:=ABS([$'calc praytimes'.D119]-[$'azan.kz'.F119])" office:value-type="time" office:time-value="PT01H04M00S">
            <text:p>1:04:00 AM</text:p>
          </table:table-cell>
          <table:table-cell table:formula="of:=ABS([$'calc praytimes'.E119]-[$'azan.kz'.G119])" office:value-type="time" office:time-value="PT00H09M00S">
            <text:p>12:09:00 AM</text:p>
          </table:table-cell>
          <table:table-cell table:formula="of:=ABS([$'calc praytimes'.F119]-[$'azan.kz'.H119])" office:value-type="time" office:time-value="PT00H18M00S">
            <text:p>12:18:00 AM</text:p>
          </table:table-cell>
          <table:table-cell table:number-columns-repeated="1018"/>
        </table:table-row>
        <table:table-row table:style-name="ro1">
          <table:table-cell table:formula="of:=ABS([$'calc praytimes'.A120]-[$'azan.kz'.C120])" office:value-type="time" office:time-value="PT00H08M00S">
            <text:p>12:08:00 AM</text:p>
          </table:table-cell>
          <table:table-cell table:formula="of:=ABS([$'calc praytimes'.B120]-[$'azan.kz'.D120])" office:value-type="time" office:time-value="PT00H03M00S">
            <text:p>12:03:00 AM</text:p>
          </table:table-cell>
          <table:table-cell table:formula="of:=ABS([$'calc praytimes'.C120]-[$'azan.kz'.E120])" office:value-type="time" office:time-value="PT00H01M00S">
            <text:p>12:01:00 AM</text:p>
          </table:table-cell>
          <table:table-cell table:formula="of:=ABS([$'calc praytimes'.D120]-[$'azan.kz'.F120])" office:value-type="time" office:time-value="PT01H04M00S">
            <text:p>1:04:00 AM</text:p>
          </table:table-cell>
          <table:table-cell table:formula="of:=ABS([$'calc praytimes'.E120]-[$'azan.kz'.G120])" office:value-type="time" office:time-value="PT00H09M00S">
            <text:p>12:09:00 AM</text:p>
          </table:table-cell>
          <table:table-cell table:formula="of:=ABS([$'calc praytimes'.F120]-[$'azan.kz'.H120])" office:value-type="time" office:time-value="PT00H18M00S">
            <text:p>12:18:00 AM</text:p>
          </table:table-cell>
          <table:table-cell table:number-columns-repeated="1018"/>
        </table:table-row>
        <table:table-row table:style-name="ro1">
          <table:table-cell table:formula="of:=ABS([$'calc praytimes'.A121]-[$'azan.kz'.C121])" office:value-type="time" office:time-value="PT00H11M00S">
            <text:p>12:11:00 AM</text:p>
          </table:table-cell>
          <table:table-cell table:formula="of:=ABS([$'calc praytimes'.B121]-[$'azan.kz'.D121])" office:value-type="time" office:time-value="PT00H01M00S">
            <text:p>12:01:00 AM</text:p>
          </table:table-cell>
          <table:table-cell table:formula="of:=ABS([$'calc praytimes'.C121]-[$'azan.kz'.E121])" office:value-type="time" office:time-value="PT00H01M00S">
            <text:p>12:01:00 AM</text:p>
          </table:table-cell>
          <table:table-cell table:formula="of:=ABS([$'calc praytimes'.D121]-[$'azan.kz'.F121])" office:value-type="time" office:time-value="PT01H04M00S">
            <text:p>1:04:00 AM</text:p>
          </table:table-cell>
          <table:table-cell table:formula="of:=ABS([$'calc praytimes'.E121]-[$'azan.kz'.G121])" office:value-type="time" office:time-value="PT00H08M00S">
            <text:p>12:08:00 AM</text:p>
          </table:table-cell>
          <table:table-cell table:formula="of:=ABS([$'calc praytimes'.F121]-[$'azan.kz'.H121])" office:value-type="time" office:time-value="PT00H21M00S">
            <text:p>12:21:00 AM</text:p>
          </table:table-cell>
          <table:table-cell table:number-columns-repeated="1018"/>
        </table:table-row>
        <table:table-row table:style-name="ro1">
          <table:table-cell table:formula="of:=ABS([$'calc praytimes'.A122]-[$'azan.kz'.C122])" office:value-type="time" office:time-value="PT00H11M00S">
            <text:p>12:11:00 AM</text:p>
          </table:table-cell>
          <table:table-cell table:formula="of:=ABS([$'calc praytimes'.B122]-[$'azan.kz'.D122])" office:value-type="time" office:time-value="PT00H02M00S">
            <text:p>12:02:00 AM</text:p>
          </table:table-cell>
          <table:table-cell table:formula="of:=ABS([$'calc praytimes'.C122]-[$'azan.kz'.E122])" office:value-type="time" office:time-value="PT00H00M00S">
            <text:p>12:00:00 AM</text:p>
          </table:table-cell>
          <table:table-cell table:formula="of:=ABS([$'calc praytimes'.D122]-[$'azan.kz'.F122])" office:value-type="time" office:time-value="PT01H05M00S">
            <text:p>1:05:00 AM</text:p>
          </table:table-cell>
          <table:table-cell table:formula="of:=ABS([$'calc praytimes'.E122]-[$'azan.kz'.G122])" office:value-type="time" office:time-value="PT00H09M00S">
            <text:p>12:09:00 AM</text:p>
          </table:table-cell>
          <table:table-cell table:formula="of:=ABS([$'calc praytimes'.F122]-[$'azan.kz'.H122])" office:value-type="time" office:time-value="PT00H20M00S">
            <text:p>12:20:00 AM</text:p>
          </table:table-cell>
          <table:table-cell table:number-columns-repeated="1018"/>
        </table:table-row>
        <table:table-row table:style-name="ro1">
          <table:table-cell table:formula="of:=ABS([$'calc praytimes'.A123]-[$'azan.kz'.C123])" office:value-type="time" office:time-value="PT00H12M00S">
            <text:p>12:12:00 AM</text:p>
          </table:table-cell>
          <table:table-cell table:formula="of:=ABS([$'calc praytimes'.B123]-[$'azan.kz'.D123])" office:value-type="time" office:time-value="PT00H02M00S">
            <text:p>12:02:00 AM</text:p>
          </table:table-cell>
          <table:table-cell table:formula="of:=ABS([$'calc praytimes'.C123]-[$'azan.kz'.E123])" office:value-type="time" office:time-value="PT00H00M00S">
            <text:p>12:00:00 AM</text:p>
          </table:table-cell>
          <table:table-cell table:formula="of:=ABS([$'calc praytimes'.D123]-[$'azan.kz'.F123])" office:value-type="time" office:time-value="PT01H05M00S">
            <text:p>1:05:00 AM</text:p>
          </table:table-cell>
          <table:table-cell table:formula="of:=ABS([$'calc praytimes'.E123]-[$'azan.kz'.G123])" office:value-type="time" office:time-value="PT00H09M00S">
            <text:p>12:09:00 AM</text:p>
          </table:table-cell>
          <table:table-cell table:formula="of:=ABS([$'calc praytimes'.F123]-[$'azan.kz'.H123])" office:value-type="time" office:time-value="PT00H22M00S">
            <text:p>12:22:00 AM</text:p>
          </table:table-cell>
          <table:table-cell table:number-columns-repeated="1018"/>
        </table:table-row>
        <table:table-row table:style-name="ro1">
          <table:table-cell table:formula="of:=ABS([$'calc praytimes'.A124]-[$'azan.kz'.C124])" office:value-type="time" office:time-value="PT00H13M00S">
            <text:p>12:13:00 AM</text:p>
          </table:table-cell>
          <table:table-cell table:formula="of:=ABS([$'calc praytimes'.B124]-[$'azan.kz'.D124])" office:value-type="time" office:time-value="PT00H03M00S">
            <text:p>12:03:00 AM</text:p>
          </table:table-cell>
          <table:table-cell table:formula="of:=ABS([$'calc praytimes'.C124]-[$'azan.kz'.E124])" office:value-type="time" office:time-value="PT00H00M00S">
            <text:p>12:00:00 AM</text:p>
          </table:table-cell>
          <table:table-cell table:formula="of:=ABS([$'calc praytimes'.D124]-[$'azan.kz'.F124])" office:value-type="time" office:time-value="PT01H06M00S">
            <text:p>1:06:00 AM</text:p>
          </table:table-cell>
          <table:table-cell table:formula="of:=ABS([$'calc praytimes'.E124]-[$'azan.kz'.G124])" office:value-type="time" office:time-value="PT00H09M00S">
            <text:p>12:09:00 AM</text:p>
          </table:table-cell>
          <table:table-cell table:formula="of:=ABS([$'calc praytimes'.F124]-[$'azan.kz'.H124])" office:value-type="time" office:time-value="PT00H22M00S">
            <text:p>12:22:00 AM</text:p>
          </table:table-cell>
          <table:table-cell table:number-columns-repeated="1018"/>
        </table:table-row>
        <table:table-row table:style-name="ro1">
          <table:table-cell table:formula="of:=ABS([$'calc praytimes'.A125]-[$'azan.kz'.C125])" office:value-type="time" office:time-value="PT00H15M00S">
            <text:p>12:15:00 AM</text:p>
          </table:table-cell>
          <table:table-cell table:formula="of:=ABS([$'calc praytimes'.B125]-[$'azan.kz'.D125])" office:value-type="time" office:time-value="PT00H02M00S">
            <text:p>12:02:00 AM</text:p>
          </table:table-cell>
          <table:table-cell table:formula="of:=ABS([$'calc praytimes'.C125]-[$'azan.kz'.E125])" office:value-type="time" office:time-value="PT00H00M00S">
            <text:p>12:00:00 AM</text:p>
          </table:table-cell>
          <table:table-cell table:formula="of:=ABS([$'calc praytimes'.D125]-[$'azan.kz'.F125])" office:value-type="time" office:time-value="PT01H06M00S">
            <text:p>1:06:00 AM</text:p>
          </table:table-cell>
          <table:table-cell table:formula="of:=ABS([$'calc praytimes'.E125]-[$'azan.kz'.G125])" office:value-type="time" office:time-value="PT00H09M00S">
            <text:p>12:09:00 AM</text:p>
          </table:table-cell>
          <table:table-cell table:formula="of:=ABS([$'calc praytimes'.F125]-[$'azan.kz'.H125])" office:value-type="time" office:time-value="PT00H24M00S">
            <text:p>12:24:00 AM</text:p>
          </table:table-cell>
          <table:table-cell table:number-columns-repeated="1018"/>
        </table:table-row>
        <table:table-row table:style-name="ro1">
          <table:table-cell table:formula="of:=ABS([$'calc praytimes'.A126]-[$'azan.kz'.C126])" office:value-type="time" office:time-value="PT00H15M00S">
            <text:p>12:15:00 AM</text:p>
          </table:table-cell>
          <table:table-cell table:formula="of:=ABS([$'calc praytimes'.B126]-[$'azan.kz'.D126])" office:value-type="time" office:time-value="PT00H03M00S">
            <text:p>12:03:00 AM</text:p>
          </table:table-cell>
          <table:table-cell table:formula="of:=ABS([$'calc praytimes'.C126]-[$'azan.kz'.E126])" office:value-type="time" office:time-value="PT00H00M00S">
            <text:p>12:00:00 AM</text:p>
          </table:table-cell>
          <table:table-cell table:formula="of:=ABS([$'calc praytimes'.D126]-[$'azan.kz'.F126])" office:value-type="time" office:time-value="PT01H07M00S">
            <text:p>1:07:00 AM</text:p>
          </table:table-cell>
          <table:table-cell table:formula="of:=ABS([$'calc praytimes'.E126]-[$'azan.kz'.G126])" office:value-type="time" office:time-value="PT00H09M00S">
            <text:p>12:09:00 AM</text:p>
          </table:table-cell>
          <table:table-cell table:formula="of:=ABS([$'calc praytimes'.F126]-[$'azan.kz'.H126])" office:value-type="time" office:time-value="PT00H24M00S">
            <text:p>12:24:00 AM</text:p>
          </table:table-cell>
          <table:table-cell table:number-columns-repeated="1018"/>
        </table:table-row>
        <table:table-row table:style-name="ro1">
          <table:table-cell table:formula="of:=ABS([$'calc praytimes'.A127]-[$'azan.kz'.C127])" office:value-type="time" office:time-value="PT00H16M00S">
            <text:p>12:16:00 AM</text:p>
          </table:table-cell>
          <table:table-cell table:formula="of:=ABS([$'calc praytimes'.B127]-[$'azan.kz'.D127])" office:value-type="time" office:time-value="PT00H03M00S">
            <text:p>12:03:00 AM</text:p>
          </table:table-cell>
          <table:table-cell table:formula="of:=ABS([$'calc praytimes'.C127]-[$'azan.kz'.E127])" office:value-type="time" office:time-value="PT00H00M00S">
            <text:p>12:00:00 AM</text:p>
          </table:table-cell>
          <table:table-cell table:formula="of:=ABS([$'calc praytimes'.D127]-[$'azan.kz'.F127])" office:value-type="time" office:time-value="PT01H06M00S">
            <text:p>1:06:00 AM</text:p>
          </table:table-cell>
          <table:table-cell table:formula="of:=ABS([$'calc praytimes'.E127]-[$'azan.kz'.G127])" office:value-type="time" office:time-value="PT00H09M00S">
            <text:p>12:09:00 AM</text:p>
          </table:table-cell>
          <table:table-cell table:formula="of:=ABS([$'calc praytimes'.F127]-[$'azan.kz'.H127])" office:value-type="time" office:time-value="PT00H26M00S">
            <text:p>12:26:00 AM</text:p>
          </table:table-cell>
          <table:table-cell table:number-columns-repeated="1018"/>
        </table:table-row>
        <table:table-row table:style-name="ro1">
          <table:table-cell table:formula="of:=ABS([$'calc praytimes'.A128]-[$'azan.kz'.C128])" office:value-type="time" office:time-value="PT00H18M00S">
            <text:p>12:18:00 AM</text:p>
          </table:table-cell>
          <table:table-cell table:formula="of:=ABS([$'calc praytimes'.B128]-[$'azan.kz'.D128])" office:value-type="time" office:time-value="PT00H02M00S">
            <text:p>12:02:00 AM</text:p>
          </table:table-cell>
          <table:table-cell table:formula="of:=ABS([$'calc praytimes'.C128]-[$'azan.kz'.E128])" office:value-type="time" office:time-value="PT00H00M00S">
            <text:p>12:00:00 AM</text:p>
          </table:table-cell>
          <table:table-cell table:formula="of:=ABS([$'calc praytimes'.D128]-[$'azan.kz'.F128])" office:value-type="time" office:time-value="PT01H07M00S">
            <text:p>1:07:00 AM</text:p>
          </table:table-cell>
          <table:table-cell table:formula="of:=ABS([$'calc praytimes'.E128]-[$'azan.kz'.G128])" office:value-type="time" office:time-value="PT00H09M00S">
            <text:p>12:09:00 AM</text:p>
          </table:table-cell>
          <table:table-cell table:formula="of:=ABS([$'calc praytimes'.F128]-[$'azan.kz'.H128])" office:value-type="time" office:time-value="PT00H26M00S">
            <text:p>12:26:00 AM</text:p>
          </table:table-cell>
          <table:table-cell table:number-columns-repeated="1018"/>
        </table:table-row>
        <table:table-row table:style-name="ro1">
          <table:table-cell table:formula="of:=ABS([$'calc praytimes'.A129]-[$'azan.kz'.C129])" office:value-type="time" office:time-value="PT00H19M00S">
            <text:p>12:19:00 AM</text:p>
          </table:table-cell>
          <table:table-cell table:formula="of:=ABS([$'calc praytimes'.B129]-[$'azan.kz'.D129])" office:value-type="time" office:time-value="PT00H03M00S">
            <text:p>12:03:00 AM</text:p>
          </table:table-cell>
          <table:table-cell table:formula="of:=ABS([$'calc praytimes'.C129]-[$'azan.kz'.E129])" office:value-type="time" office:time-value="PT00H00M00S">
            <text:p>12:00:00 AM</text:p>
          </table:table-cell>
          <table:table-cell table:formula="of:=ABS([$'calc praytimes'.D129]-[$'azan.kz'.F129])" office:value-type="time" office:time-value="PT01H07M00S">
            <text:p>1:07:00 AM</text:p>
          </table:table-cell>
          <table:table-cell table:formula="of:=ABS([$'calc praytimes'.E129]-[$'azan.kz'.G129])" office:value-type="time" office:time-value="PT00H09M00S">
            <text:p>12:09:00 AM</text:p>
          </table:table-cell>
          <table:table-cell table:formula="of:=ABS([$'calc praytimes'.F129]-[$'azan.kz'.H129])" office:value-type="time" office:time-value="PT00H28M00S">
            <text:p>12:28:00 AM</text:p>
          </table:table-cell>
          <table:table-cell table:number-columns-repeated="1018"/>
        </table:table-row>
        <table:table-row table:style-name="ro1">
          <table:table-cell table:formula="of:=ABS([$'calc praytimes'.A130]-[$'azan.kz'.C130])" office:value-type="time" office:time-value="PT00H21M00S">
            <text:p>12:21:00 AM</text:p>
          </table:table-cell>
          <table:table-cell table:formula="of:=ABS([$'calc praytimes'.B130]-[$'azan.kz'.D130])" office:value-type="time" office:time-value="PT00H02M00S">
            <text:p>12:02:00 AM</text:p>
          </table:table-cell>
          <table:table-cell table:formula="of:=ABS([$'calc praytimes'.C130]-[$'azan.kz'.E130])" office:value-type="time" office:time-value="PT00H01M00S">
            <text:p>12:01:00 AM</text:p>
          </table:table-cell>
          <table:table-cell table:formula="of:=ABS([$'calc praytimes'.D130]-[$'azan.kz'.F130])" office:value-type="time" office:time-value="PT01H08M00S">
            <text:p>1:08:00 AM</text:p>
          </table:table-cell>
          <table:table-cell table:formula="of:=ABS([$'calc praytimes'.E130]-[$'azan.kz'.G130])" office:value-type="time" office:time-value="PT00H10M00S">
            <text:p>12:10:00 AM</text:p>
          </table:table-cell>
          <table:table-cell table:formula="of:=ABS([$'calc praytimes'.F130]-[$'azan.kz'.H130])" office:value-type="time" office:time-value="PT00H28M00S">
            <text:p>12:28:00 AM</text:p>
          </table:table-cell>
          <table:table-cell table:number-columns-repeated="1018"/>
        </table:table-row>
        <table:table-row table:style-name="ro1">
          <table:table-cell table:formula="of:=ABS([$'calc praytimes'.A131]-[$'azan.kz'.C131])" office:value-type="time" office:time-value="PT00H22M00S">
            <text:p>12:22:00 AM</text:p>
          </table:table-cell>
          <table:table-cell table:formula="of:=ABS([$'calc praytimes'.B131]-[$'azan.kz'.D131])" office:value-type="time" office:time-value="PT00H03M00S">
            <text:p>12:03:00 AM</text:p>
          </table:table-cell>
          <table:table-cell table:formula="of:=ABS([$'calc praytimes'.C131]-[$'azan.kz'.E131])" office:value-type="time" office:time-value="PT00H01M00S">
            <text:p>12:01:00 AM</text:p>
          </table:table-cell>
          <table:table-cell table:formula="of:=ABS([$'calc praytimes'.D131]-[$'azan.kz'.F131])" office:value-type="time" office:time-value="PT01H08M00S">
            <text:p>1:08:00 AM</text:p>
          </table:table-cell>
          <table:table-cell table:formula="of:=ABS([$'calc praytimes'.E131]-[$'azan.kz'.G131])" office:value-type="time" office:time-value="PT00H09M00S">
            <text:p>12:09:00 AM</text:p>
          </table:table-cell>
          <table:table-cell table:formula="of:=ABS([$'calc praytimes'.F131]-[$'azan.kz'.H131])" office:value-type="time" office:time-value="PT00H30M00S">
            <text:p>12:30:00 AM</text:p>
          </table:table-cell>
          <table:table-cell table:number-columns-repeated="1018"/>
        </table:table-row>
        <table:table-row table:style-name="ro1">
          <table:table-cell table:formula="of:=ABS([$'calc praytimes'.A132]-[$'azan.kz'.C132])" office:value-type="time" office:time-value="PT00H24M00S">
            <text:p>12:24:00 AM</text:p>
          </table:table-cell>
          <table:table-cell table:formula="of:=ABS([$'calc praytimes'.B132]-[$'azan.kz'.D132])" office:value-type="time" office:time-value="PT00H02M00S">
            <text:p>12:02:00 AM</text:p>
          </table:table-cell>
          <table:table-cell table:formula="of:=ABS([$'calc praytimes'.C132]-[$'azan.kz'.E132])" office:value-type="time" office:time-value="PT00H01M00S">
            <text:p>12:01:00 AM</text:p>
          </table:table-cell>
          <table:table-cell table:formula="of:=ABS([$'calc praytimes'.D132]-[$'azan.kz'.F132])" office:value-type="time" office:time-value="PT01H09M00S">
            <text:p>1:09:00 AM</text:p>
          </table:table-cell>
          <table:table-cell table:formula="of:=ABS([$'calc praytimes'.E132]-[$'azan.kz'.G132])" office:value-type="time" office:time-value="PT00H10M00S">
            <text:p>12:10:00 AM</text:p>
          </table:table-cell>
          <table:table-cell table:formula="of:=ABS([$'calc praytimes'.F132]-[$'azan.kz'.H132])" office:value-type="time" office:time-value="PT00H31M00S">
            <text:p>12:31:00 AM</text:p>
          </table:table-cell>
          <table:table-cell table:number-columns-repeated="1018"/>
        </table:table-row>
        <table:table-row table:style-name="ro1">
          <table:table-cell table:formula="of:=ABS([$'calc praytimes'.A133]-[$'azan.kz'.C133])" office:value-type="time" office:time-value="PT00H25M00S">
            <text:p>12:25:00 AM</text:p>
          </table:table-cell>
          <table:table-cell table:formula="of:=ABS([$'calc praytimes'.B133]-[$'azan.kz'.D133])" office:value-type="time" office:time-value="PT00H03M00S">
            <text:p>12:03:00 AM</text:p>
          </table:table-cell>
          <table:table-cell table:formula="of:=ABS([$'calc praytimes'.C133]-[$'azan.kz'.E133])" office:value-type="time" office:time-value="PT00H01M00S">
            <text:p>12:01:00 AM</text:p>
          </table:table-cell>
          <table:table-cell table:formula="of:=ABS([$'calc praytimes'.D133]-[$'azan.kz'.F133])" office:value-type="time" office:time-value="PT01H09M00S">
            <text:p>1:09:00 AM</text:p>
          </table:table-cell>
          <table:table-cell table:formula="of:=ABS([$'calc praytimes'.E133]-[$'azan.kz'.G133])" office:value-type="time" office:time-value="PT00H09M00S">
            <text:p>12:09:00 AM</text:p>
          </table:table-cell>
          <table:table-cell table:formula="of:=ABS([$'calc praytimes'.F133]-[$'azan.kz'.H133])" office:value-type="time" office:time-value="PT00H32M00S">
            <text:p>12:32:00 AM</text:p>
          </table:table-cell>
          <table:table-cell table:number-columns-repeated="1018"/>
        </table:table-row>
        <table:table-row table:style-name="ro1">
          <table:table-cell table:formula="of:=ABS([$'calc praytimes'.A134]-[$'azan.kz'.C134])" office:value-type="time" office:time-value="PT00H27M00S">
            <text:p>12:27:00 AM</text:p>
          </table:table-cell>
          <table:table-cell table:formula="of:=ABS([$'calc praytimes'.B134]-[$'azan.kz'.D134])" office:value-type="time" office:time-value="PT00H02M00S">
            <text:p>12:02:00 AM</text:p>
          </table:table-cell>
          <table:table-cell table:formula="of:=ABS([$'calc praytimes'.C134]-[$'azan.kz'.E134])" office:value-type="time" office:time-value="PT00H01M00S">
            <text:p>12:01:00 AM</text:p>
          </table:table-cell>
          <table:table-cell table:formula="of:=ABS([$'calc praytimes'.D134]-[$'azan.kz'.F134])" office:value-type="time" office:time-value="PT01H08M00S">
            <text:p>1:08:00 AM</text:p>
          </table:table-cell>
          <table:table-cell table:formula="of:=ABS([$'calc praytimes'.E134]-[$'azan.kz'.G134])" office:value-type="time" office:time-value="PT00H09M00S">
            <text:p>12:09:00 AM</text:p>
          </table:table-cell>
          <table:table-cell table:formula="of:=ABS([$'calc praytimes'.F134]-[$'azan.kz'.H134])" office:value-type="time" office:time-value="PT00H34M00S">
            <text:p>12:34:00 AM</text:p>
          </table:table-cell>
          <table:table-cell table:number-columns-repeated="1018"/>
        </table:table-row>
        <table:table-row table:style-name="ro1">
          <table:table-cell table:formula="of:=ABS([$'calc praytimes'.A135]-[$'azan.kz'.C135])" office:value-type="time" office:time-value="PT00H28M00S">
            <text:p>12:28:00 AM</text:p>
          </table:table-cell>
          <table:table-cell table:formula="of:=ABS([$'calc praytimes'.B135]-[$'azan.kz'.D135])" office:value-type="time" office:time-value="PT00H03M00S">
            <text:p>12:03:00 AM</text:p>
          </table:table-cell>
          <table:table-cell table:formula="of:=ABS([$'calc praytimes'.C135]-[$'azan.kz'.E135])" office:value-type="time" office:time-value="PT00H01M00S">
            <text:p>12:01:00 AM</text:p>
          </table:table-cell>
          <table:table-cell table:formula="of:=ABS([$'calc praytimes'.D135]-[$'azan.kz'.F135])" office:value-type="time" office:time-value="PT01H09M00S">
            <text:p>1:09:00 AM</text:p>
          </table:table-cell>
          <table:table-cell table:formula="of:=ABS([$'calc praytimes'.E135]-[$'azan.kz'.G135])" office:value-type="time" office:time-value="PT00H10M00S">
            <text:p>12:10:00 AM</text:p>
          </table:table-cell>
          <table:table-cell table:formula="of:=ABS([$'calc praytimes'.F135]-[$'azan.kz'.H135])" office:value-type="time" office:time-value="PT00H35M00S">
            <text:p>12:35:00 AM</text:p>
          </table:table-cell>
          <table:table-cell table:number-columns-repeated="1018"/>
        </table:table-row>
        <table:table-row table:style-name="ro1">
          <table:table-cell table:formula="of:=ABS([$'calc praytimes'.A136]-[$'azan.kz'.C136])" office:value-type="time" office:time-value="PT00H30M00S">
            <text:p>12:30:00 AM</text:p>
          </table:table-cell>
          <table:table-cell table:formula="of:=ABS([$'calc praytimes'.B136]-[$'azan.kz'.D136])" office:value-type="time" office:time-value="PT00H03M00S">
            <text:p>12:03:00 AM</text:p>
          </table:table-cell>
          <table:table-cell table:formula="of:=ABS([$'calc praytimes'.C136]-[$'azan.kz'.E136])" office:value-type="time" office:time-value="PT00H01M00S">
            <text:p>12:01:00 AM</text:p>
          </table:table-cell>
          <table:table-cell table:formula="of:=ABS([$'calc praytimes'.D136]-[$'azan.kz'.F136])" office:value-type="time" office:time-value="PT01H09M00S">
            <text:p>1:09:00 AM</text:p>
          </table:table-cell>
          <table:table-cell table:formula="of:=ABS([$'calc praytimes'.E136]-[$'azan.kz'.G136])" office:value-type="time" office:time-value="PT00H09M00S">
            <text:p>12:09:00 AM</text:p>
          </table:table-cell>
          <table:table-cell table:formula="of:=ABS([$'calc praytimes'.F136]-[$'azan.kz'.H136])" office:value-type="time" office:time-value="PT00H36M00S">
            <text:p>12:36:00 AM</text:p>
          </table:table-cell>
          <table:table-cell table:number-columns-repeated="1018"/>
        </table:table-row>
        <table:table-row table:style-name="ro1">
          <table:table-cell table:formula="of:=ABS([$'calc praytimes'.A137]-[$'azan.kz'.C137])" office:value-type="time" office:time-value="PT00H31M00S">
            <text:p>12:31:00 AM</text:p>
          </table:table-cell>
          <table:table-cell table:formula="of:=ABS([$'calc praytimes'.B137]-[$'azan.kz'.D137])" office:value-type="time" office:time-value="PT00H03M00S">
            <text:p>12:03:00 AM</text:p>
          </table:table-cell>
          <table:table-cell table:formula="of:=ABS([$'calc praytimes'.C137]-[$'azan.kz'.E137])" office:value-type="time" office:time-value="PT00H01M00S">
            <text:p>12:01:00 AM</text:p>
          </table:table-cell>
          <table:table-cell table:formula="of:=ABS([$'calc praytimes'.D137]-[$'azan.kz'.F137])" office:value-type="time" office:time-value="PT01H10M00S">
            <text:p>1:10:00 AM</text:p>
          </table:table-cell>
          <table:table-cell table:formula="of:=ABS([$'calc praytimes'.E137]-[$'azan.kz'.G137])" office:value-type="time" office:time-value="PT00H10M00S">
            <text:p>12:10:00 AM</text:p>
          </table:table-cell>
          <table:table-cell table:formula="of:=ABS([$'calc praytimes'.F137]-[$'azan.kz'.H137])" office:value-type="time" office:time-value="PT00H37M00S">
            <text:p>12:37:00 AM</text:p>
          </table:table-cell>
          <table:table-cell table:number-columns-repeated="1018"/>
        </table:table-row>
        <table:table-row table:style-name="ro1">
          <table:table-cell table:formula="of:=ABS([$'calc praytimes'.A138]-[$'azan.kz'.C138])" office:value-type="time" office:time-value="PT00H33M00S">
            <text:p>12:33:00 AM</text:p>
          </table:table-cell>
          <table:table-cell table:formula="of:=ABS([$'calc praytimes'.B138]-[$'azan.kz'.D138])" office:value-type="time" office:time-value="PT00H03M00S">
            <text:p>12:03:00 AM</text:p>
          </table:table-cell>
          <table:table-cell table:formula="of:=ABS([$'calc praytimes'.C138]-[$'azan.kz'.E138])" office:value-type="time" office:time-value="PT00H01M00S">
            <text:p>12:01:00 AM</text:p>
          </table:table-cell>
          <table:table-cell table:formula="of:=ABS([$'calc praytimes'.D138]-[$'azan.kz'.F138])" office:value-type="time" office:time-value="PT01H10M00S">
            <text:p>1:10:00 AM</text:p>
          </table:table-cell>
          <table:table-cell table:formula="of:=ABS([$'calc praytimes'.E138]-[$'azan.kz'.G138])" office:value-type="time" office:time-value="PT00H10M00S">
            <text:p>12:10:00 AM</text:p>
          </table:table-cell>
          <table:table-cell table:formula="of:=ABS([$'calc praytimes'.F138]-[$'azan.kz'.H138])" office:value-type="time" office:time-value="PT00H39M00S">
            <text:p>12:39:00 AM</text:p>
          </table:table-cell>
          <table:table-cell table:number-columns-repeated="1018"/>
        </table:table-row>
        <table:table-row table:style-name="ro1">
          <table:table-cell table:formula="of:=ABS([$'calc praytimes'.A139]-[$'azan.kz'.C139])" office:value-type="time" office:time-value="PT00H35M00S">
            <text:p>12:35:00 AM</text:p>
          </table:table-cell>
          <table:table-cell table:formula="of:=ABS([$'calc praytimes'.B139]-[$'azan.kz'.D139])" office:value-type="time" office:time-value="PT00H03M00S">
            <text:p>12:03:00 AM</text:p>
          </table:table-cell>
          <table:table-cell table:formula="of:=ABS([$'calc praytimes'.C139]-[$'azan.kz'.E139])" office:value-type="time" office:time-value="PT00H01M00S">
            <text:p>12:01:00 AM</text:p>
          </table:table-cell>
          <table:table-cell table:formula="of:=ABS([$'calc praytimes'.D139]-[$'azan.kz'.F139])" office:value-type="time" office:time-value="PT01H10M00S">
            <text:p>1:10:00 AM</text:p>
          </table:table-cell>
          <table:table-cell table:formula="of:=ABS([$'calc praytimes'.E139]-[$'azan.kz'.G139])" office:value-type="time" office:time-value="PT00H09M00S">
            <text:p>12:09:00 AM</text:p>
          </table:table-cell>
          <table:table-cell table:formula="of:=ABS([$'calc praytimes'.F139]-[$'azan.kz'.H139])" office:value-type="time" office:time-value="PT00H41M00S">
            <text:p>12:41:00 AM</text:p>
          </table:table-cell>
          <table:table-cell table:number-columns-repeated="1018"/>
        </table:table-row>
        <table:table-row table:style-name="ro1">
          <table:table-cell table:formula="of:=ABS([$'calc praytimes'.A140]-[$'azan.kz'.C140])" office:value-type="time" office:time-value="PT00H37M00S">
            <text:p>12:37:00 AM</text:p>
          </table:table-cell>
          <table:table-cell table:formula="of:=ABS([$'calc praytimes'.B140]-[$'azan.kz'.D140])" office:value-type="time" office:time-value="PT00H02M00S">
            <text:p>12:02:00 AM</text:p>
          </table:table-cell>
          <table:table-cell table:formula="of:=ABS([$'calc praytimes'.C140]-[$'azan.kz'.E140])" office:value-type="time" office:time-value="PT00H01M00S">
            <text:p>12:01:00 AM</text:p>
          </table:table-cell>
          <table:table-cell table:formula="of:=ABS([$'calc praytimes'.D140]-[$'azan.kz'.F140])" office:value-type="time" office:time-value="PT01H10M00S">
            <text:p>1:10:00 AM</text:p>
          </table:table-cell>
          <table:table-cell table:formula="of:=ABS([$'calc praytimes'.E140]-[$'azan.kz'.G140])" office:value-type="time" office:time-value="PT00H10M00S">
            <text:p>12:10:00 AM</text:p>
          </table:table-cell>
          <table:table-cell table:formula="of:=ABS([$'calc praytimes'.F140]-[$'azan.kz'.H140])" office:value-type="time" office:time-value="PT00H41M00S">
            <text:p>12:41:00 AM</text:p>
          </table:table-cell>
          <table:table-cell table:number-columns-repeated="1018"/>
        </table:table-row>
        <table:table-row table:style-name="ro1">
          <table:table-cell table:formula="of:=ABS([$'calc praytimes'.A141]-[$'azan.kz'.C141])" office:value-type="time" office:time-value="PT00H38M00S">
            <text:p>12:38:00 AM</text:p>
          </table:table-cell>
          <table:table-cell table:formula="of:=ABS([$'calc praytimes'.B141]-[$'azan.kz'.D141])" office:value-type="time" office:time-value="PT00H03M00S">
            <text:p>12:03:00 AM</text:p>
          </table:table-cell>
          <table:table-cell table:formula="of:=ABS([$'calc praytimes'.C141]-[$'azan.kz'.E141])" office:value-type="time" office:time-value="PT00H00M00S">
            <text:p>12:00:00 AM</text:p>
          </table:table-cell>
          <table:table-cell table:formula="of:=ABS([$'calc praytimes'.D141]-[$'azan.kz'.F141])" office:value-type="time" office:time-value="PT01H11M00S">
            <text:p>1:11:00 AM</text:p>
          </table:table-cell>
          <table:table-cell table:formula="of:=ABS([$'calc praytimes'.E141]-[$'azan.kz'.G141])" office:value-type="time" office:time-value="PT00H10M00S">
            <text:p>12:10:00 AM</text:p>
          </table:table-cell>
          <table:table-cell table:formula="of:=ABS([$'calc praytimes'.F141]-[$'azan.kz'.H141])" office:value-type="time" office:time-value="PT00H43M00S">
            <text:p>12:43:00 AM</text:p>
          </table:table-cell>
          <table:table-cell table:number-columns-repeated="1018"/>
        </table:table-row>
        <table:table-row table:style-name="ro1">
          <table:table-cell table:formula="of:=ABS([$'calc praytimes'.A142]-[$'azan.kz'.C142])" office:value-type="time" office:time-value="PT00H40M00S">
            <text:p>12:40:00 AM</text:p>
          </table:table-cell>
          <table:table-cell table:formula="of:=ABS([$'calc praytimes'.B142]-[$'azan.kz'.D142])" office:value-type="time" office:time-value="PT00H03M00S">
            <text:p>12:03:00 AM</text:p>
          </table:table-cell>
          <table:table-cell table:formula="of:=ABS([$'calc praytimes'.C142]-[$'azan.kz'.E142])" office:value-type="time" office:time-value="PT00H00M00S">
            <text:p>12:00:00 AM</text:p>
          </table:table-cell>
          <table:table-cell table:formula="of:=ABS([$'calc praytimes'.D142]-[$'azan.kz'.F142])" office:value-type="time" office:time-value="PT01H11M00S">
            <text:p>1:11:00 AM</text:p>
          </table:table-cell>
          <table:table-cell table:formula="of:=ABS([$'calc praytimes'.E142]-[$'azan.kz'.G142])" office:value-type="time" office:time-value="PT00H09M00S">
            <text:p>12:09:00 AM</text:p>
          </table:table-cell>
          <table:table-cell table:formula="of:=ABS([$'calc praytimes'.F142]-[$'azan.kz'.H142])" office:value-type="time" office:time-value="PT00H45M00S">
            <text:p>12:45:00 AM</text:p>
          </table:table-cell>
          <table:table-cell table:number-columns-repeated="1018"/>
        </table:table-row>
        <table:table-row table:style-name="ro1">
          <table:table-cell table:formula="of:=ABS([$'calc praytimes'.A143]-[$'azan.kz'.C143])" office:value-type="time" office:time-value="PT00H43M00S">
            <text:p>12:43:00 AM</text:p>
          </table:table-cell>
          <table:table-cell table:formula="of:=ABS([$'calc praytimes'.B143]-[$'azan.kz'.D143])" office:value-type="time" office:time-value="PT00H02M00S">
            <text:p>12:02:00 AM</text:p>
          </table:table-cell>
          <table:table-cell table:formula="of:=ABS([$'calc praytimes'.C143]-[$'azan.kz'.E143])" office:value-type="time" office:time-value="PT00H00M00S">
            <text:p>12:00:00 AM</text:p>
          </table:table-cell>
          <table:table-cell table:formula="of:=ABS([$'calc praytimes'.D143]-[$'azan.kz'.F143])" office:value-type="time" office:time-value="PT01H11M00S">
            <text:p>1:11:00 AM</text:p>
          </table:table-cell>
          <table:table-cell table:formula="of:=ABS([$'calc praytimes'.E143]-[$'azan.kz'.G143])" office:value-type="time" office:time-value="PT00H08M00S">
            <text:p>12:08:00 AM</text:p>
          </table:table-cell>
          <table:table-cell table:formula="of:=ABS([$'calc praytimes'.F143]-[$'azan.kz'.H143])" office:value-type="time" office:time-value="PT00H48M00S">
            <text:p>12:48:00 AM</text:p>
          </table:table-cell>
          <table:table-cell table:number-columns-repeated="1018"/>
        </table:table-row>
        <table:table-row table:style-name="ro1">
          <table:table-cell table:formula="of:=ABS([$'calc praytimes'.A144]-[$'azan.kz'.C144])" office:value-type="time" office:time-value="PT00H45M00S">
            <text:p>12:45:00 AM</text:p>
          </table:table-cell>
          <table:table-cell table:formula="of:=ABS([$'calc praytimes'.B144]-[$'azan.kz'.D144])" office:value-type="time" office:time-value="PT00H03M00S">
            <text:p>12:03:00 AM</text:p>
          </table:table-cell>
          <table:table-cell table:formula="of:=ABS([$'calc praytimes'.C144]-[$'azan.kz'.E144])" office:value-type="time" office:time-value="PT00H00M00S">
            <text:p>12:00:00 AM</text:p>
          </table:table-cell>
          <table:table-cell table:formula="of:=ABS([$'calc praytimes'.D144]-[$'azan.kz'.F144])" office:value-type="time" office:time-value="PT01H11M00S">
            <text:p>1:11:00 AM</text:p>
          </table:table-cell>
          <table:table-cell table:formula="of:=ABS([$'calc praytimes'.E144]-[$'azan.kz'.G144])" office:value-type="time" office:time-value="PT00H10M00S">
            <text:p>12:10:00 AM</text:p>
          </table:table-cell>
          <table:table-cell table:formula="of:=ABS([$'calc praytimes'.F144]-[$'azan.kz'.H144])" office:value-type="time" office:time-value="PT00H48M00S">
            <text:p>12:48:00 AM</text:p>
          </table:table-cell>
          <table:table-cell table:number-columns-repeated="1018"/>
        </table:table-row>
        <table:table-row table:style-name="ro1">
          <table:table-cell table:formula="of:=ABS([$'calc praytimes'.A145]-[$'azan.kz'.C145])" office:value-type="time" office:time-value="PT00H47M00S">
            <text:p>12:47:00 AM</text:p>
          </table:table-cell>
          <table:table-cell table:formula="of:=ABS([$'calc praytimes'.B145]-[$'azan.kz'.D145])" office:value-type="time" office:time-value="PT00H03M00S">
            <text:p>12:03:00 AM</text:p>
          </table:table-cell>
          <table:table-cell table:formula="of:=ABS([$'calc praytimes'.C145]-[$'azan.kz'.E145])" office:value-type="time" office:time-value="PT00H00M00S">
            <text:p>12:00:00 AM</text:p>
          </table:table-cell>
          <table:table-cell table:formula="of:=ABS([$'calc praytimes'.D145]-[$'azan.kz'.F145])" office:value-type="time" office:time-value="PT01H12M00S">
            <text:p>1:12:00 AM</text:p>
          </table:table-cell>
          <table:table-cell table:formula="of:=ABS([$'calc praytimes'.E145]-[$'azan.kz'.G145])" office:value-type="time" office:time-value="PT00H10M00S">
            <text:p>12:10:00 AM</text:p>
          </table:table-cell>
          <table:table-cell table:formula="of:=ABS([$'calc praytimes'.F145]-[$'azan.kz'.H145])" office:value-type="time" office:time-value="PT00H49M00S">
            <text:p>12:49:00 AM</text:p>
          </table:table-cell>
          <table:table-cell table:number-columns-repeated="1018"/>
        </table:table-row>
        <table:table-row table:style-name="ro1">
          <table:table-cell table:formula="of:=ABS([$'calc praytimes'.A146]-[$'azan.kz'.C146])" office:value-type="time" office:time-value="PT00H49M00S">
            <text:p>12:49:00 AM</text:p>
          </table:table-cell>
          <table:table-cell table:formula="of:=ABS([$'calc praytimes'.B146]-[$'azan.kz'.D146])" office:value-type="time" office:time-value="PT00H03M00S">
            <text:p>12:03:00 AM</text:p>
          </table:table-cell>
          <table:table-cell table:formula="of:=ABS([$'calc praytimes'.C146]-[$'azan.kz'.E146])" office:value-type="time" office:time-value="PT00H00M00S">
            <text:p>12:00:00 AM</text:p>
          </table:table-cell>
          <table:table-cell table:formula="of:=ABS([$'calc praytimes'.D146]-[$'azan.kz'.F146])" office:value-type="time" office:time-value="PT01H13M00S">
            <text:p>1:13:00 AM</text:p>
          </table:table-cell>
          <table:table-cell table:formula="of:=ABS([$'calc praytimes'.E146]-[$'azan.kz'.G146])" office:value-type="time" office:time-value="PT00H09M00S">
            <text:p>12:09:00 AM</text:p>
          </table:table-cell>
          <table:table-cell table:formula="of:=ABS([$'calc praytimes'.F146]-[$'azan.kz'.H146])" office:value-type="time" office:time-value="PT00H51M00S">
            <text:p>12:51:00 AM</text:p>
          </table:table-cell>
          <table:table-cell table:number-columns-repeated="1018"/>
        </table:table-row>
        <table:table-row table:style-name="ro1">
          <table:table-cell table:formula="of:=ABS([$'calc praytimes'.A147]-[$'azan.kz'.C147])" office:value-type="time" office:time-value="PT00H51M00S">
            <text:p>12:51:00 AM</text:p>
          </table:table-cell>
          <table:table-cell table:formula="of:=ABS([$'calc praytimes'.B147]-[$'azan.kz'.D147])" office:value-type="time" office:time-value="PT00H03M00S">
            <text:p>12:03:00 AM</text:p>
          </table:table-cell>
          <table:table-cell table:formula="of:=ABS([$'calc praytimes'.C147]-[$'azan.kz'.E147])" office:value-type="time" office:time-value="PT00H00M00S">
            <text:p>12:00:00 AM</text:p>
          </table:table-cell>
          <table:table-cell table:formula="of:=ABS([$'calc praytimes'.D147]-[$'azan.kz'.F147])" office:value-type="time" office:time-value="PT01H12M00S">
            <text:p>1:12:00 AM</text:p>
          </table:table-cell>
          <table:table-cell table:formula="of:=ABS([$'calc praytimes'.E147]-[$'azan.kz'.G147])" office:value-type="time" office:time-value="PT00H09M00S">
            <text:p>12:09:00 AM</text:p>
          </table:table-cell>
          <table:table-cell table:formula="of:=ABS([$'calc praytimes'.F147]-[$'azan.kz'.H147])" office:value-type="time" office:time-value="PT00H53M00S">
            <text:p>12:53:00 AM</text:p>
          </table:table-cell>
          <table:table-cell table:number-columns-repeated="1018"/>
        </table:table-row>
        <table:table-row table:style-name="ro1">
          <table:table-cell table:formula="of:=ABS([$'calc praytimes'.A148]-[$'azan.kz'.C148])" office:value-type="time" office:time-value="PT00H53M00S">
            <text:p>12:53:00 AM</text:p>
          </table:table-cell>
          <table:table-cell table:formula="of:=ABS([$'calc praytimes'.B148]-[$'azan.kz'.D148])" office:value-type="time" office:time-value="PT00H03M00S">
            <text:p>12:03:00 AM</text:p>
          </table:table-cell>
          <table:table-cell table:formula="of:=ABS([$'calc praytimes'.C148]-[$'azan.kz'.E148])" office:value-type="time" office:time-value="PT00H00M00S">
            <text:p>12:00:00 AM</text:p>
          </table:table-cell>
          <table:table-cell table:formula="of:=ABS([$'calc praytimes'.D148]-[$'azan.kz'.F148])" office:value-type="time" office:time-value="PT01H13M00S">
            <text:p>1:13:00 AM</text:p>
          </table:table-cell>
          <table:table-cell table:formula="of:=ABS([$'calc praytimes'.E148]-[$'azan.kz'.G148])" office:value-type="time" office:time-value="PT00H09M00S">
            <text:p>12:09:00 AM</text:p>
          </table:table-cell>
          <table:table-cell table:formula="of:=ABS([$'calc praytimes'.F148]-[$'azan.kz'.H148])" office:value-type="time" office:time-value="PT00H55M00S">
            <text:p>12:55:00 AM</text:p>
          </table:table-cell>
          <table:table-cell table:number-columns-repeated="1018"/>
        </table:table-row>
        <table:table-row table:style-name="ro1">
          <table:table-cell table:formula="of:=ABS([$'calc praytimes'.A149]-[$'azan.kz'.C149])" office:value-type="time" office:time-value="PT00H56M00S">
            <text:p>12:56:00 AM</text:p>
          </table:table-cell>
          <table:table-cell table:formula="of:=ABS([$'calc praytimes'.B149]-[$'azan.kz'.D149])" office:value-type="time" office:time-value="PT00H03M00S">
            <text:p>12:03:00 AM</text:p>
          </table:table-cell>
          <table:table-cell table:formula="of:=ABS([$'calc praytimes'.C149]-[$'azan.kz'.E149])" office:value-type="time" office:time-value="PT00H00M00S">
            <text:p>12:00:00 AM</text:p>
          </table:table-cell>
          <table:table-cell table:formula="of:=ABS([$'calc praytimes'.D149]-[$'azan.kz'.F149])" office:value-type="time" office:time-value="PT01H13M00S">
            <text:p>1:13:00 AM</text:p>
          </table:table-cell>
          <table:table-cell table:formula="of:=ABS([$'calc praytimes'.E149]-[$'azan.kz'.G149])" office:value-type="time" office:time-value="PT00H10M00S">
            <text:p>12:10:00 AM</text:p>
          </table:table-cell>
          <table:table-cell table:formula="of:=ABS([$'calc praytimes'.F149]-[$'azan.kz'.H149])" office:value-type="time" office:time-value="PT00H56M00S">
            <text:p>12:56:00 AM</text:p>
          </table:table-cell>
          <table:table-cell table:number-columns-repeated="1018"/>
        </table:table-row>
        <table:table-row table:style-name="ro1">
          <table:table-cell table:formula="of:=ABS([$'calc praytimes'.A150]-[$'azan.kz'.C150])" office:value-type="time" office:time-value="PT00H58M00S">
            <text:p>12:58:00 AM</text:p>
          </table:table-cell>
          <table:table-cell table:formula="of:=ABS([$'calc praytimes'.B150]-[$'azan.kz'.D150])" office:value-type="time" office:time-value="PT00H03M00S">
            <text:p>12:03:00 AM</text:p>
          </table:table-cell>
          <table:table-cell table:formula="of:=ABS([$'calc praytimes'.C150]-[$'azan.kz'.E150])" office:value-type="time" office:time-value="PT00H01M00S">
            <text:p>12:01:00 AM</text:p>
          </table:table-cell>
          <table:table-cell table:formula="of:=ABS([$'calc praytimes'.D150]-[$'azan.kz'.F150])" office:value-type="time" office:time-value="PT01H13M00S">
            <text:p>1:13:00 AM</text:p>
          </table:table-cell>
          <table:table-cell table:formula="of:=ABS([$'calc praytimes'.E150]-[$'azan.kz'.G150])" office:value-type="time" office:time-value="PT00H10M00S">
            <text:p>12:10:00 AM</text:p>
          </table:table-cell>
          <table:table-cell table:formula="of:=ABS([$'calc praytimes'.F150]-[$'azan.kz'.H150])" office:value-type="time" office:time-value="PT00H57M00S">
            <text:p>12:57:00 AM</text:p>
          </table:table-cell>
          <table:table-cell table:number-columns-repeated="1018"/>
        </table:table-row>
        <table:table-row table:style-name="ro1">
          <table:table-cell table:formula="of:=ABS([$'calc praytimes'.A151]-[$'azan.kz'.C151])" office:value-type="time" office:time-value="PT01H00M00S">
            <text:p>1:00:00 AM</text:p>
          </table:table-cell>
          <table:table-cell table:formula="of:=ABS([$'calc praytimes'.B151]-[$'azan.kz'.D151])" office:value-type="time" office:time-value="PT00H03M00S">
            <text:p>12:03:00 AM</text:p>
          </table:table-cell>
          <table:table-cell table:formula="of:=ABS([$'calc praytimes'.C151]-[$'azan.kz'.E151])" office:value-type="time" office:time-value="PT00H01M00S">
            <text:p>12:01:00 AM</text:p>
          </table:table-cell>
          <table:table-cell table:formula="of:=ABS([$'calc praytimes'.D151]-[$'azan.kz'.F151])" office:value-type="time" office:time-value="PT01H13M00S">
            <text:p>1:13:00 AM</text:p>
          </table:table-cell>
          <table:table-cell table:formula="of:=ABS([$'calc praytimes'.E151]-[$'azan.kz'.G151])" office:value-type="time" office:time-value="PT00H10M00S">
            <text:p>12:10:00 AM</text:p>
          </table:table-cell>
          <table:table-cell table:formula="of:=ABS([$'calc praytimes'.F151]-[$'azan.kz'.H151])" office:value-type="time" office:time-value="PT00H59M00S">
            <text:p>12:59:00 AM</text:p>
          </table:table-cell>
          <table:table-cell table:number-columns-repeated="1018"/>
        </table:table-row>
        <table:table-row table:style-name="ro1">
          <table:table-cell table:formula="of:=ABS([$'calc praytimes'.A152]-[$'azan.kz'.C152])" office:value-type="time" office:time-value="PT01H04M00S">
            <text:p>1:04:00 AM</text:p>
          </table:table-cell>
          <table:table-cell table:formula="of:=ABS([$'calc praytimes'.B152]-[$'azan.kz'.D152])" office:value-type="time" office:time-value="PT00H03M00S">
            <text:p>12:03:00 AM</text:p>
          </table:table-cell>
          <table:table-cell table:formula="of:=ABS([$'calc praytimes'.C152]-[$'azan.kz'.E152])" office:value-type="time" office:time-value="PT00H00M00S">
            <text:p>12:00:00 AM</text:p>
          </table:table-cell>
          <table:table-cell table:formula="of:=ABS([$'calc praytimes'.D152]-[$'azan.kz'.F152])" office:value-type="time" office:time-value="PT01H14M00S">
            <text:p>1:14:00 AM</text:p>
          </table:table-cell>
          <table:table-cell table:formula="of:=ABS([$'calc praytimes'.E152]-[$'azan.kz'.G152])" office:value-type="time" office:time-value="PT00H10M00S">
            <text:p>12:10:00 AM</text:p>
          </table:table-cell>
          <table:table-cell table:formula="of:=ABS([$'calc praytimes'.F152]-[$'azan.kz'.H152])" office:value-type="time" office:time-value="PT01H01M00S">
            <text:p>1:01:00 AM</text:p>
          </table:table-cell>
          <table:table-cell table:number-columns-repeated="1018"/>
        </table:table-row>
        <table:table-row table:style-name="ro1">
          <table:table-cell table:formula="of:=ABS([$'calc praytimes'.A153]-[$'azan.kz'.C153])" office:value-type="time" office:time-value="PT01H06M00S">
            <text:p>1:06:00 AM</text:p>
          </table:table-cell>
          <table:table-cell table:formula="of:=ABS([$'calc praytimes'.B153]-[$'azan.kz'.D153])" office:value-type="time" office:time-value="PT00H03M00S">
            <text:p>12:03:00 AM</text:p>
          </table:table-cell>
          <table:table-cell table:formula="of:=ABS([$'calc praytimes'.C153]-[$'azan.kz'.E153])" office:value-type="time" office:time-value="PT00H00M00S">
            <text:p>12:00:00 AM</text:p>
          </table:table-cell>
          <table:table-cell table:formula="of:=ABS([$'calc praytimes'.D153]-[$'azan.kz'.F153])" office:value-type="time" office:time-value="PT01H13M00S">
            <text:p>1:13:00 AM</text:p>
          </table:table-cell>
          <table:table-cell table:formula="of:=ABS([$'calc praytimes'.E153]-[$'azan.kz'.G153])" office:value-type="time" office:time-value="PT00H10M00S">
            <text:p>12:10:00 AM</text:p>
          </table:table-cell>
          <table:table-cell table:formula="of:=ABS([$'calc praytimes'.F153]-[$'azan.kz'.H153])" office:value-type="time" office:time-value="PT01H03M00S">
            <text:p>1:03:00 AM</text:p>
          </table:table-cell>
          <table:table-cell table:number-columns-repeated="1018"/>
        </table:table-row>
        <table:table-row table:style-name="ro1">
          <table:table-cell table:formula="of:=ABS([$'calc praytimes'.A154]-[$'azan.kz'.C154])" office:value-type="time" office:time-value="PT01H09M00S">
            <text:p>1:09:00 AM</text:p>
          </table:table-cell>
          <table:table-cell table:formula="of:=ABS([$'calc praytimes'.B154]-[$'azan.kz'.D154])" office:value-type="time" office:time-value="PT00H03M00S">
            <text:p>12:03:00 AM</text:p>
          </table:table-cell>
          <table:table-cell table:formula="of:=ABS([$'calc praytimes'.C154]-[$'azan.kz'.E154])" office:value-type="time" office:time-value="PT00H00M00S">
            <text:p>12:00:00 AM</text:p>
          </table:table-cell>
          <table:table-cell table:formula="of:=ABS([$'calc praytimes'.D154]-[$'azan.kz'.F154])" office:value-type="time" office:time-value="PT01H14M00S">
            <text:p>1:14:00 AM</text:p>
          </table:table-cell>
          <table:table-cell table:formula="of:=ABS([$'calc praytimes'.E154]-[$'azan.kz'.G154])" office:value-type="time" office:time-value="PT00H10M00S">
            <text:p>12:10:00 AM</text:p>
          </table:table-cell>
          <table:table-cell table:formula="of:=ABS([$'calc praytimes'.F154]-[$'azan.kz'.H154])" office:value-type="time" office:time-value="PT01H04M00S">
            <text:p>1:04:00 AM</text:p>
          </table:table-cell>
          <table:table-cell table:number-columns-repeated="1018"/>
        </table:table-row>
        <table:table-row table:style-name="ro1">
          <table:table-cell table:formula="of:=ABS([$'calc praytimes'.A155]-[$'azan.kz'.C155])" office:value-type="time" office:time-value="PT01H11M00S">
            <text:p>1:11:00 AM</text:p>
          </table:table-cell>
          <table:table-cell table:formula="of:=ABS([$'calc praytimes'.B155]-[$'azan.kz'.D155])" office:value-type="time" office:time-value="PT00H03M00S">
            <text:p>12:03:00 AM</text:p>
          </table:table-cell>
          <table:table-cell table:formula="of:=ABS([$'calc praytimes'.C155]-[$'azan.kz'.E155])" office:value-type="time" office:time-value="PT00H00M00S">
            <text:p>12:00:00 AM</text:p>
          </table:table-cell>
          <table:table-cell table:formula="of:=ABS([$'calc praytimes'.D155]-[$'azan.kz'.F155])" office:value-type="time" office:time-value="PT01H14M00S">
            <text:p>1:14:00 AM</text:p>
          </table:table-cell>
          <table:table-cell table:formula="of:=ABS([$'calc praytimes'.E155]-[$'azan.kz'.G155])" office:value-type="time" office:time-value="PT00H10M00S">
            <text:p>12:10:00 AM</text:p>
          </table:table-cell>
          <table:table-cell table:formula="of:=ABS([$'calc praytimes'.F155]-[$'azan.kz'.H155])" office:value-type="time" office:time-value="PT01H06M00S">
            <text:p>1:06:00 AM</text:p>
          </table:table-cell>
          <table:table-cell table:number-columns-repeated="1018"/>
        </table:table-row>
        <table:table-row table:style-name="ro1">
          <table:table-cell table:formula="of:=ABS([$'calc praytimes'.A156]-[$'azan.kz'.C156])" office:value-type="time" office:time-value="PT01H15M00S">
            <text:p>1:15:00 AM</text:p>
          </table:table-cell>
          <table:table-cell table:formula="of:=ABS([$'calc praytimes'.B156]-[$'azan.kz'.D156])" office:value-type="time" office:time-value="PT00H03M00S">
            <text:p>12:03:00 AM</text:p>
          </table:table-cell>
          <table:table-cell table:formula="of:=ABS([$'calc praytimes'.C156]-[$'azan.kz'.E156])" office:value-type="time" office:time-value="PT00H00M00S">
            <text:p>12:00:00 AM</text:p>
          </table:table-cell>
          <table:table-cell table:formula="of:=ABS([$'calc praytimes'.D156]-[$'azan.kz'.F156])" office:value-type="time" office:time-value="PT01H14M00S">
            <text:p>1:14:00 AM</text:p>
          </table:table-cell>
          <table:table-cell table:formula="of:=ABS([$'calc praytimes'.E156]-[$'azan.kz'.G156])" office:value-type="time" office:time-value="PT00H10M00S">
            <text:p>12:10:00 AM</text:p>
          </table:table-cell>
          <table:table-cell table:formula="of:=ABS([$'calc praytimes'.F156]-[$'azan.kz'.H156])" office:value-type="time" office:time-value="PT01H08M00S">
            <text:p>1:08:00 AM</text:p>
          </table:table-cell>
          <table:table-cell table:number-columns-repeated="1018"/>
        </table:table-row>
        <table:table-row table:style-name="ro1">
          <table:table-cell table:formula="of:=ABS([$'calc praytimes'.A157]-[$'azan.kz'.C157])" office:value-type="time" office:time-value="PT01H18M00S">
            <text:p>1:18:00 AM</text:p>
          </table:table-cell>
          <table:table-cell table:formula="of:=ABS([$'calc praytimes'.B157]-[$'azan.kz'.D157])" office:value-type="time" office:time-value="PT00H03M00S">
            <text:p>12:03:00 AM</text:p>
          </table:table-cell>
          <table:table-cell table:formula="of:=ABS([$'calc praytimes'.C157]-[$'azan.kz'.E157])" office:value-type="time" office:time-value="PT00H01M00S">
            <text:p>12:01:00 AM</text:p>
          </table:table-cell>
          <table:table-cell table:formula="of:=ABS([$'calc praytimes'.D157]-[$'azan.kz'.F157])" office:value-type="time" office:time-value="PT01H15M00S">
            <text:p>1:15:00 AM</text:p>
          </table:table-cell>
          <table:table-cell table:formula="of:=ABS([$'calc praytimes'.E157]-[$'azan.kz'.G157])" office:value-type="time" office:time-value="PT00H10M00S">
            <text:p>12:10:00 AM</text:p>
          </table:table-cell>
          <table:table-cell table:formula="of:=ABS([$'calc praytimes'.F157]-[$'azan.kz'.H157])" office:value-type="time" office:time-value="PT22H51M00S">
            <text:p>10:51:00 PM</text:p>
          </table:table-cell>
          <table:table-cell table:number-columns-repeated="1018"/>
        </table:table-row>
        <table:table-row table:style-name="ro1">
          <table:table-cell table:formula="of:=ABS([$'calc praytimes'.A158]-[$'azan.kz'.C158])" office:value-type="time" office:time-value="PT01H22M00S">
            <text:p>1:22:00 AM</text:p>
          </table:table-cell>
          <table:table-cell table:formula="of:=ABS([$'calc praytimes'.B158]-[$'azan.kz'.D158])" office:value-type="time" office:time-value="PT00H03M00S">
            <text:p>12:03:00 AM</text:p>
          </table:table-cell>
          <table:table-cell table:formula="of:=ABS([$'calc praytimes'.C158]-[$'azan.kz'.E158])" office:value-type="time" office:time-value="PT00H00M00S">
            <text:p>12:00:00 AM</text:p>
          </table:table-cell>
          <table:table-cell table:formula="of:=ABS([$'calc praytimes'.D158]-[$'azan.kz'.F158])" office:value-type="time" office:time-value="PT01H14M00S">
            <text:p>1:14:00 AM</text:p>
          </table:table-cell>
          <table:table-cell table:formula="of:=ABS([$'calc praytimes'.E158]-[$'azan.kz'.G158])" office:value-type="time" office:time-value="PT00H09M00S">
            <text:p>12:09:00 AM</text:p>
          </table:table-cell>
          <table:table-cell table:formula="of:=ABS([$'calc praytimes'.F158]-[$'azan.kz'.H158])" office:value-type="time" office:time-value="PT22H48M00S">
            <text:p>10:48:00 PM</text:p>
          </table:table-cell>
          <table:table-cell table:number-columns-repeated="1018"/>
        </table:table-row>
        <table:table-row table:style-name="ro1">
          <table:table-cell table:formula="of:=ABS([$'calc praytimes'.A159]-[$'azan.kz'.C159])" office:value-type="time" office:time-value="PT01H26M00S">
            <text:p>1:26:00 AM</text:p>
          </table:table-cell>
          <table:table-cell table:formula="of:=ABS([$'calc praytimes'.B159]-[$'azan.kz'.D159])" office:value-type="time" office:time-value="PT00H03M00S">
            <text:p>12:03:00 AM</text:p>
          </table:table-cell>
          <table:table-cell table:formula="of:=ABS([$'calc praytimes'.C159]-[$'azan.kz'.E159])" office:value-type="time" office:time-value="PT00H00M00S">
            <text:p>12:00:00 AM</text:p>
          </table:table-cell>
          <table:table-cell table:formula="of:=ABS([$'calc praytimes'.D159]-[$'azan.kz'.F159])" office:value-type="time" office:time-value="PT01H15M00S">
            <text:p>1:15:00 AM</text:p>
          </table:table-cell>
          <table:table-cell table:formula="of:=ABS([$'calc praytimes'.E159]-[$'azan.kz'.G159])" office:value-type="time" office:time-value="PT00H09M00S">
            <text:p>12:09:00 AM</text:p>
          </table:table-cell>
          <table:table-cell table:formula="of:=ABS([$'calc praytimes'.F159]-[$'azan.kz'.H159])" office:value-type="time" office:time-value="PT22H46M00S">
            <text:p>10:46:00 PM</text:p>
          </table:table-cell>
          <table:table-cell table:number-columns-repeated="1018"/>
        </table:table-row>
        <table:table-row table:style-name="ro1">
          <table:table-cell table:formula="of:=ABS([$'calc praytimes'.A160]-[$'azan.kz'.C160])" office:value-type="time" office:time-value="PT01H31M00S">
            <text:p>1:31:00 AM</text:p>
          </table:table-cell>
          <table:table-cell table:formula="of:=ABS([$'calc praytimes'.B160]-[$'azan.kz'.D160])" office:value-type="time" office:time-value="PT00H03M00S">
            <text:p>12:03:00 AM</text:p>
          </table:table-cell>
          <table:table-cell table:formula="of:=ABS([$'calc praytimes'.C160]-[$'azan.kz'.E160])" office:value-type="time" office:time-value="PT00H00M00S">
            <text:p>12:00:00 AM</text:p>
          </table:table-cell>
          <table:table-cell table:formula="of:=ABS([$'calc praytimes'.D160]-[$'azan.kz'.F160])" office:value-type="time" office:time-value="PT01H15M00S">
            <text:p>1:15:00 AM</text:p>
          </table:table-cell>
          <table:table-cell table:formula="of:=ABS([$'calc praytimes'.E160]-[$'azan.kz'.G160])" office:value-type="time" office:time-value="PT00H10M00S">
            <text:p>12:10:00 AM</text:p>
          </table:table-cell>
          <table:table-cell table:formula="of:=ABS([$'calc praytimes'.F160]-[$'azan.kz'.H160])" office:value-type="time" office:time-value="PT22H45M00S">
            <text:p>10:45:00 PM</text:p>
          </table:table-cell>
          <table:table-cell table:number-columns-repeated="1018"/>
        </table:table-row>
        <table:table-row table:style-name="ro1">
          <table:table-cell table:formula="of:=ABS([$'calc praytimes'.A161]-[$'azan.kz'.C161])" office:value-type="time" office:time-value="PT01H36M00S">
            <text:p>1:36:00 AM</text:p>
          </table:table-cell>
          <table:table-cell table:formula="of:=ABS([$'calc praytimes'.B161]-[$'azan.kz'.D161])" office:value-type="time" office:time-value="PT00H04M00S">
            <text:p>12:04:00 AM</text:p>
          </table:table-cell>
          <table:table-cell table:formula="of:=ABS([$'calc praytimes'.C161]-[$'azan.kz'.E161])" office:value-type="time" office:time-value="PT00H00M00S">
            <text:p>12:00:00 AM</text:p>
          </table:table-cell>
          <table:table-cell table:formula="of:=ABS([$'calc praytimes'.D161]-[$'azan.kz'.F161])" office:value-type="time" office:time-value="PT01H15M00S">
            <text:p>1:15:00 AM</text:p>
          </table:table-cell>
          <table:table-cell table:formula="of:=ABS([$'calc praytimes'.E161]-[$'azan.kz'.G161])" office:value-type="time" office:time-value="PT00H10M00S">
            <text:p>12:10:00 AM</text:p>
          </table:table-cell>
          <table:table-cell table:formula="of:=ABS([$'calc praytimes'.F161]-[$'azan.kz'.H161])" office:value-type="time" office:time-value="PT22H44M00S">
            <text:p>10:44:00 PM</text:p>
          </table:table-cell>
          <table:table-cell table:number-columns-repeated="1018"/>
        </table:table-row>
        <table:table-row table:style-name="ro1">
          <table:table-cell table:formula="of:=ABS([$'calc praytimes'.A162]-[$'azan.kz'.C162])" office:value-type="time" office:time-value="PT01H44M00S">
            <text:p>1:44:00 AM</text:p>
          </table:table-cell>
          <table:table-cell table:formula="of:=ABS([$'calc praytimes'.B162]-[$'azan.kz'.D162])" office:value-type="time" office:time-value="PT00H03M00S">
            <text:p>12:03:00 AM</text:p>
          </table:table-cell>
          <table:table-cell table:formula="of:=ABS([$'calc praytimes'.C162]-[$'azan.kz'.E162])" office:value-type="time" office:time-value="PT00H01M00S">
            <text:p>12:01:00 AM</text:p>
          </table:table-cell>
          <table:table-cell table:formula="of:=ABS([$'calc praytimes'.D162]-[$'azan.kz'.F162])" office:value-type="time" office:time-value="PT01H15M00S">
            <text:p>1:15:00 AM</text:p>
          </table:table-cell>
          <table:table-cell table:formula="of:=ABS([$'calc praytimes'.E162]-[$'azan.kz'.G162])" office:value-type="time" office:time-value="PT00H09M00S">
            <text:p>12:09:00 AM</text:p>
          </table:table-cell>
          <table:table-cell table:formula="of:=ABS([$'calc praytimes'.F162]-[$'azan.kz'.H162])" office:value-type="time" office:time-value="PT22H41M00S">
            <text:p>10:41:00 PM</text:p>
          </table:table-cell>
          <table:table-cell table:number-columns-repeated="1018"/>
        </table:table-row>
        <table:table-row table:style-name="ro1">
          <table:table-cell table:formula="of:=ABS([$'calc praytimes'.A163]-[$'azan.kz'.C163])" office:value-type="time" office:time-value="PT01H53M00S">
            <text:p>1:53:00 AM</text:p>
          </table:table-cell>
          <table:table-cell table:formula="of:=ABS([$'calc praytimes'.B163]-[$'azan.kz'.D163])" office:value-type="time" office:time-value="PT00H03M00S">
            <text:p>12:03:00 AM</text:p>
          </table:table-cell>
          <table:table-cell table:formula="of:=ABS([$'calc praytimes'.C163]-[$'azan.kz'.E163])" office:value-type="time" office:time-value="PT00H00M00S">
            <text:p>12:00:00 AM</text:p>
          </table:table-cell>
          <table:table-cell table:formula="of:=ABS([$'calc praytimes'.D163]-[$'azan.kz'.F163])" office:value-type="time" office:time-value="PT01H16M00S">
            <text:p>1:16:00 AM</text:p>
          </table:table-cell>
          <table:table-cell table:formula="of:=ABS([$'calc praytimes'.E163]-[$'azan.kz'.G163])" office:value-type="time" office:time-value="PT00H10M00S">
            <text:p>12:10:00 AM</text:p>
          </table:table-cell>
          <table:table-cell table:formula="of:=ABS([$'calc praytimes'.F163]-[$'azan.kz'.H163])" office:value-type="time" office:time-value="PT22H40M00S">
            <text:p>10:40:00 PM</text:p>
          </table:table-cell>
          <table:table-cell table:number-columns-repeated="1018"/>
        </table:table-row>
        <table:table-row table:style-name="ro1">
          <table:table-cell table:formula="of:=ABS([$'calc praytimes'.A164]-[$'azan.kz'.C164])" office:value-type="time" office:time-value="PT01H53M00S">
            <text:p>1:53:00 AM</text:p>
          </table:table-cell>
          <table:table-cell table:formula="of:=ABS([$'calc praytimes'.B164]-[$'azan.kz'.D164])" office:value-type="time" office:time-value="PT00H03M00S">
            <text:p>12:03:00 AM</text:p>
          </table:table-cell>
          <table:table-cell table:formula="of:=ABS([$'calc praytimes'.C164]-[$'azan.kz'.E164])" office:value-type="time" office:time-value="PT00H00M00S">
            <text:p>12:00:00 AM</text:p>
          </table:table-cell>
          <table:table-cell table:formula="of:=ABS([$'calc praytimes'.D164]-[$'azan.kz'.F164])" office:value-type="time" office:time-value="PT01H15M00S">
            <text:p>1:15:00 AM</text:p>
          </table:table-cell>
          <table:table-cell table:formula="of:=ABS([$'calc praytimes'.E164]-[$'azan.kz'.G164])" office:value-type="time" office:time-value="PT00H10M00S">
            <text:p>12:10:00 AM</text:p>
          </table:table-cell>
          <table:table-cell table:formula="of:=ABS([$'calc praytimes'.F164]-[$'azan.kz'.H164])" office:value-type="time" office:time-value="PT22H39M00S">
            <text:p>10:39:00 PM</text:p>
          </table:table-cell>
          <table:table-cell table:number-columns-repeated="1018"/>
        </table:table-row>
        <table:table-row table:style-name="ro1">
          <table:table-cell table:formula="of:=ABS([$'calc praytimes'.A165]-[$'azan.kz'.C165])" office:value-type="time" office:time-value="PT01H53M00S">
            <text:p>1:53:00 AM</text:p>
          </table:table-cell>
          <table:table-cell table:formula="of:=ABS([$'calc praytimes'.B165]-[$'azan.kz'.D165])" office:value-type="time" office:time-value="PT00H02M00S">
            <text:p>12:02:00 AM</text:p>
          </table:table-cell>
          <table:table-cell table:formula="of:=ABS([$'calc praytimes'.C165]-[$'azan.kz'.E165])" office:value-type="time" office:time-value="PT00H00M00S">
            <text:p>12:00:00 AM</text:p>
          </table:table-cell>
          <table:table-cell table:formula="of:=ABS([$'calc praytimes'.D165]-[$'azan.kz'.F165])" office:value-type="time" office:time-value="PT01H15M00S">
            <text:p>1:15:00 AM</text:p>
          </table:table-cell>
          <table:table-cell table:formula="of:=ABS([$'calc praytimes'.E165]-[$'azan.kz'.G165])" office:value-type="time" office:time-value="PT00H09M00S">
            <text:p>12:09:00 AM</text:p>
          </table:table-cell>
          <table:table-cell table:formula="of:=ABS([$'calc praytimes'.F165]-[$'azan.kz'.H165])" office:value-type="time" office:time-value="PT22H37M00S">
            <text:p>10:37:00 PM</text:p>
          </table:table-cell>
          <table:table-cell table:number-columns-repeated="1018"/>
        </table:table-row>
        <table:table-row table:style-name="ro1">
          <table:table-cell table:formula="of:=ABS([$'calc praytimes'.A166]-[$'azan.kz'.C166])" office:value-type="time" office:time-value="PT01H52M00S">
            <text:p>1:52:00 AM</text:p>
          </table:table-cell>
          <table:table-cell table:formula="of:=ABS([$'calc praytimes'.B166]-[$'azan.kz'.D166])" office:value-type="time" office:time-value="PT00H03M00S">
            <text:p>12:03:00 AM</text:p>
          </table:table-cell>
          <table:table-cell table:formula="of:=ABS([$'calc praytimes'.C166]-[$'azan.kz'.E166])" office:value-type="time" office:time-value="PT00H00M00S">
            <text:p>12:00:00 AM</text:p>
          </table:table-cell>
          <table:table-cell table:formula="of:=ABS([$'calc praytimes'.D166]-[$'azan.kz'.F166])" office:value-type="time" office:time-value="PT01H16M00S">
            <text:p>1:16:00 AM</text:p>
          </table:table-cell>
          <table:table-cell table:formula="of:=ABS([$'calc praytimes'.E166]-[$'azan.kz'.G166])" office:value-type="time" office:time-value="PT00H10M00S">
            <text:p>12:10:00 AM</text:p>
          </table:table-cell>
          <table:table-cell table:formula="of:=ABS([$'calc praytimes'.F166]-[$'azan.kz'.H166])" office:value-type="time" office:time-value="PT22H36M00S">
            <text:p>10:36:00 PM</text:p>
          </table:table-cell>
          <table:table-cell table:number-columns-repeated="1018"/>
        </table:table-row>
        <table:table-row table:style-name="ro1">
          <table:table-cell table:formula="of:=ABS([$'calc praytimes'.A167]-[$'azan.kz'.C167])" office:value-type="time" office:time-value="PT01H52M00S">
            <text:p>1:52:00 AM</text:p>
          </table:table-cell>
          <table:table-cell table:formula="of:=ABS([$'calc praytimes'.B167]-[$'azan.kz'.D167])" office:value-type="time" office:time-value="PT00H03M00S">
            <text:p>12:03:00 AM</text:p>
          </table:table-cell>
          <table:table-cell table:formula="of:=ABS([$'calc praytimes'.C167]-[$'azan.kz'.E167])" office:value-type="time" office:time-value="PT00H01M00S">
            <text:p>12:01:00 AM</text:p>
          </table:table-cell>
          <table:table-cell table:formula="of:=ABS([$'calc praytimes'.D167]-[$'azan.kz'.F167])" office:value-type="time" office:time-value="PT01H15M00S">
            <text:p>1:15:00 AM</text:p>
          </table:table-cell>
          <table:table-cell table:formula="of:=ABS([$'calc praytimes'.E167]-[$'azan.kz'.G167])" office:value-type="time" office:time-value="PT00H09M00S">
            <text:p>12:09:00 AM</text:p>
          </table:table-cell>
          <table:table-cell table:formula="of:=ABS([$'calc praytimes'.F167]-[$'azan.kz'.H167])" office:value-type="time" office:time-value="PT22H35M00S">
            <text:p>10:35:00 PM</text:p>
          </table:table-cell>
          <table:table-cell table:number-columns-repeated="1018"/>
        </table:table-row>
        <table:table-row table:style-name="ro1">
          <table:table-cell table:formula="of:=ABS([$'calc praytimes'.A168]-[$'azan.kz'.C168])" office:value-type="time" office:time-value="PT01H51M00S">
            <text:p>1:51:00 AM</text:p>
          </table:table-cell>
          <table:table-cell table:formula="of:=ABS([$'calc praytimes'.B168]-[$'azan.kz'.D168])" office:value-type="time" office:time-value="PT00H03M00S">
            <text:p>12:03:00 AM</text:p>
          </table:table-cell>
          <table:table-cell table:formula="of:=ABS([$'calc praytimes'.C168]-[$'azan.kz'.E168])" office:value-type="time" office:time-value="PT00H00M00S">
            <text:p>12:00:00 AM</text:p>
          </table:table-cell>
          <table:table-cell table:formula="of:=ABS([$'calc praytimes'.D168]-[$'azan.kz'.F168])" office:value-type="time" office:time-value="PT01H15M00S">
            <text:p>1:15:00 AM</text:p>
          </table:table-cell>
          <table:table-cell table:formula="of:=ABS([$'calc praytimes'.E168]-[$'azan.kz'.G168])" office:value-type="time" office:time-value="PT00H10M00S">
            <text:p>12:10:00 AM</text:p>
          </table:table-cell>
          <table:table-cell table:formula="of:=ABS([$'calc praytimes'.F168]-[$'azan.kz'.H168])" office:value-type="time" office:time-value="PT22H34M00S">
            <text:p>10:34:00 PM</text:p>
          </table:table-cell>
          <table:table-cell table:number-columns-repeated="1018"/>
        </table:table-row>
        <table:table-row table:style-name="ro1">
          <table:table-cell table:formula="of:=ABS([$'calc praytimes'.A169]-[$'azan.kz'.C169])" office:value-type="time" office:time-value="PT01H51M00S">
            <text:p>1:51:00 AM</text:p>
          </table:table-cell>
          <table:table-cell table:formula="of:=ABS([$'calc praytimes'.B169]-[$'azan.kz'.D169])" office:value-type="time" office:time-value="PT00H03M00S">
            <text:p>12:03:00 AM</text:p>
          </table:table-cell>
          <table:table-cell table:formula="of:=ABS([$'calc praytimes'.C169]-[$'azan.kz'.E169])" office:value-type="time" office:time-value="PT00H00M00S">
            <text:p>12:00:00 AM</text:p>
          </table:table-cell>
          <table:table-cell table:formula="of:=ABS([$'calc praytimes'.D169]-[$'azan.kz'.F169])" office:value-type="time" office:time-value="PT01H16M00S">
            <text:p>1:16:00 AM</text:p>
          </table:table-cell>
          <table:table-cell table:formula="of:=ABS([$'calc praytimes'.E169]-[$'azan.kz'.G169])" office:value-type="time" office:time-value="PT00H09M00S">
            <text:p>12:09:00 AM</text:p>
          </table:table-cell>
          <table:table-cell table:formula="of:=ABS([$'calc praytimes'.F169]-[$'azan.kz'.H169])" office:value-type="time" office:time-value="PT22H33M00S">
            <text:p>10:33:00 PM</text:p>
          </table:table-cell>
          <table:table-cell table:number-columns-repeated="1018"/>
        </table:table-row>
        <table:table-row table:style-name="ro1">
          <table:table-cell table:formula="of:=ABS([$'calc praytimes'.A170]-[$'azan.kz'.C170])" office:value-type="time" office:time-value="PT01H51M00S">
            <text:p>1:51:00 AM</text:p>
          </table:table-cell>
          <table:table-cell table:formula="of:=ABS([$'calc praytimes'.B170]-[$'azan.kz'.D170])" office:value-type="time" office:time-value="PT00H03M00S">
            <text:p>12:03:00 AM</text:p>
          </table:table-cell>
          <table:table-cell table:formula="of:=ABS([$'calc praytimes'.C170]-[$'azan.kz'.E170])" office:value-type="time" office:time-value="PT00H00M00S">
            <text:p>12:00:00 AM</text:p>
          </table:table-cell>
          <table:table-cell table:formula="of:=ABS([$'calc praytimes'.D170]-[$'azan.kz'.F170])" office:value-type="time" office:time-value="PT01H15M00S">
            <text:p>1:15:00 AM</text:p>
          </table:table-cell>
          <table:table-cell table:formula="of:=ABS([$'calc praytimes'.E170]-[$'azan.kz'.G170])" office:value-type="time" office:time-value="PT00H10M00S">
            <text:p>12:10:00 AM</text:p>
          </table:table-cell>
          <table:table-cell table:formula="of:=ABS([$'calc praytimes'.F170]-[$'azan.kz'.H170])" office:value-type="time" office:time-value="PT22H33M00S">
            <text:p>10:33:00 PM</text:p>
          </table:table-cell>
          <table:table-cell table:number-columns-repeated="1018"/>
        </table:table-row>
        <table:table-row table:style-name="ro1">
          <table:table-cell table:formula="of:=ABS([$'calc praytimes'.A171]-[$'azan.kz'.C171])" office:value-type="time" office:time-value="PT01H51M00S">
            <text:p>1:51:00 AM</text:p>
          </table:table-cell>
          <table:table-cell table:formula="of:=ABS([$'calc praytimes'.B171]-[$'azan.kz'.D171])" office:value-type="time" office:time-value="PT00H03M00S">
            <text:p>12:03:00 AM</text:p>
          </table:table-cell>
          <table:table-cell table:formula="of:=ABS([$'calc praytimes'.C171]-[$'azan.kz'.E171])" office:value-type="time" office:time-value="PT00H01M00S">
            <text:p>12:01:00 AM</text:p>
          </table:table-cell>
          <table:table-cell table:formula="of:=ABS([$'calc praytimes'.D171]-[$'azan.kz'.F171])" office:value-type="time" office:time-value="PT01H15M00S">
            <text:p>1:15:00 AM</text:p>
          </table:table-cell>
          <table:table-cell table:formula="of:=ABS([$'calc praytimes'.E171]-[$'azan.kz'.G171])" office:value-type="time" office:time-value="PT00H10M00S">
            <text:p>12:10:00 AM</text:p>
          </table:table-cell>
          <table:table-cell table:formula="of:=ABS([$'calc praytimes'.F171]-[$'azan.kz'.H171])" office:value-type="time" office:time-value="PT22H32M00S">
            <text:p>10:32:00 PM</text:p>
          </table:table-cell>
          <table:table-cell table:number-columns-repeated="1018"/>
        </table:table-row>
        <table:table-row table:style-name="ro1">
          <table:table-cell table:formula="of:=ABS([$'calc praytimes'.A172]-[$'azan.kz'.C172])" office:value-type="time" office:time-value="PT01H51M00S">
            <text:p>1:51:00 AM</text:p>
          </table:table-cell>
          <table:table-cell table:formula="of:=ABS([$'calc praytimes'.B172]-[$'azan.kz'.D172])" office:value-type="time" office:time-value="PT00H03M00S">
            <text:p>12:03:00 AM</text:p>
          </table:table-cell>
          <table:table-cell table:formula="of:=ABS([$'calc praytimes'.C172]-[$'azan.kz'.E172])" office:value-type="time" office:time-value="PT00H01M00S">
            <text:p>12:01:00 AM</text:p>
          </table:table-cell>
          <table:table-cell table:formula="of:=ABS([$'calc praytimes'.D172]-[$'azan.kz'.F172])" office:value-type="time" office:time-value="PT01H16M00S">
            <text:p>1:16:00 AM</text:p>
          </table:table-cell>
          <table:table-cell table:formula="of:=ABS([$'calc praytimes'.E172]-[$'azan.kz'.G172])" office:value-type="time" office:time-value="PT00H09M00S">
            <text:p>12:09:00 AM</text:p>
          </table:table-cell>
          <table:table-cell table:formula="of:=ABS([$'calc praytimes'.F172]-[$'azan.kz'.H172])" office:value-type="time" office:time-value="PT22H31M00S">
            <text:p>10:31:00 PM</text:p>
          </table:table-cell>
          <table:table-cell table:number-columns-repeated="1018"/>
        </table:table-row>
        <table:table-row table:style-name="ro1">
          <table:table-cell table:formula="of:=ABS([$'calc praytimes'.A173]-[$'azan.kz'.C173])" office:value-type="time" office:time-value="PT01H50M00S">
            <text:p>1:50:00 AM</text:p>
          </table:table-cell>
          <table:table-cell table:formula="of:=ABS([$'calc praytimes'.B173]-[$'azan.kz'.D173])" office:value-type="time" office:time-value="PT00H04M00S">
            <text:p>12:04:00 AM</text:p>
          </table:table-cell>
          <table:table-cell table:formula="of:=ABS([$'calc praytimes'.C173]-[$'azan.kz'.E173])" office:value-type="time" office:time-value="PT00H00M00S">
            <text:p>12:00:00 AM</text:p>
          </table:table-cell>
          <table:table-cell table:formula="of:=ABS([$'calc praytimes'.D173]-[$'azan.kz'.F173])" office:value-type="time" office:time-value="PT01H16M00S">
            <text:p>1:16:00 AM</text:p>
          </table:table-cell>
          <table:table-cell table:formula="of:=ABS([$'calc praytimes'.E173]-[$'azan.kz'.G173])" office:value-type="time" office:time-value="PT00H09M00S">
            <text:p>12:09:00 AM</text:p>
          </table:table-cell>
          <table:table-cell table:formula="of:=ABS([$'calc praytimes'.F173]-[$'azan.kz'.H173])" office:value-type="time" office:time-value="PT22H31M00S">
            <text:p>10:31:00 PM</text:p>
          </table:table-cell>
          <table:table-cell table:number-columns-repeated="1018"/>
        </table:table-row>
        <table:table-row table:style-name="ro1">
          <table:table-cell table:formula="of:=ABS([$'calc praytimes'.A174]-[$'azan.kz'.C174])" office:value-type="time" office:time-value="PT01H51M00S">
            <text:p>1:51:00 AM</text:p>
          </table:table-cell>
          <table:table-cell table:formula="of:=ABS([$'calc praytimes'.B174]-[$'azan.kz'.D174])" office:value-type="time" office:time-value="PT00H03M00S">
            <text:p>12:03:00 AM</text:p>
          </table:table-cell>
          <table:table-cell table:formula="of:=ABS([$'calc praytimes'.C174]-[$'azan.kz'.E174])" office:value-type="time" office:time-value="PT00H00M00S">
            <text:p>12:00:00 AM</text:p>
          </table:table-cell>
          <table:table-cell table:formula="of:=ABS([$'calc praytimes'.D174]-[$'azan.kz'.F174])" office:value-type="time" office:time-value="PT01H16M00S">
            <text:p>1:16:00 AM</text:p>
          </table:table-cell>
          <table:table-cell table:formula="of:=ABS([$'calc praytimes'.E174]-[$'azan.kz'.G174])" office:value-type="time" office:time-value="PT00H10M00S">
            <text:p>12:10:00 AM</text:p>
          </table:table-cell>
          <table:table-cell table:formula="of:=ABS([$'calc praytimes'.F174]-[$'azan.kz'.H174])" office:value-type="time" office:time-value="PT22H32M00S">
            <text:p>10:32:00 PM</text:p>
          </table:table-cell>
          <table:table-cell table:number-columns-repeated="1018"/>
        </table:table-row>
        <table:table-row table:style-name="ro1">
          <table:table-cell table:formula="of:=ABS([$'calc praytimes'.A175]-[$'azan.kz'.C175])" office:value-type="time" office:time-value="PT01H51M00S">
            <text:p>1:51:00 AM</text:p>
          </table:table-cell>
          <table:table-cell table:formula="of:=ABS([$'calc praytimes'.B175]-[$'azan.kz'.D175])" office:value-type="time" office:time-value="PT00H03M00S">
            <text:p>12:03:00 AM</text:p>
          </table:table-cell>
          <table:table-cell table:formula="of:=ABS([$'calc praytimes'.C175]-[$'azan.kz'.E175])" office:value-type="time" office:time-value="PT00H00M00S">
            <text:p>12:00:00 AM</text:p>
          </table:table-cell>
          <table:table-cell table:formula="of:=ABS([$'calc praytimes'.D175]-[$'azan.kz'.F175])" office:value-type="time" office:time-value="PT01H15M00S">
            <text:p>1:15:00 AM</text:p>
          </table:table-cell>
          <table:table-cell table:formula="of:=ABS([$'calc praytimes'.E175]-[$'azan.kz'.G175])" office:value-type="time" office:time-value="PT00H10M00S">
            <text:p>12:10:00 AM</text:p>
          </table:table-cell>
          <table:table-cell table:formula="of:=ABS([$'calc praytimes'.F175]-[$'azan.kz'.H175])" office:value-type="time" office:time-value="PT22H32M00S">
            <text:p>10:32:00 PM</text:p>
          </table:table-cell>
          <table:table-cell table:number-columns-repeated="1018"/>
        </table:table-row>
        <table:table-row table:style-name="ro1">
          <table:table-cell table:formula="of:=ABS([$'calc praytimes'.A176]-[$'azan.kz'.C176])" office:value-type="time" office:time-value="PT01H51M00S">
            <text:p>1:51:00 AM</text:p>
          </table:table-cell>
          <table:table-cell table:formula="of:=ABS([$'calc praytimes'.B176]-[$'azan.kz'.D176])" office:value-type="time" office:time-value="PT00H03M00S">
            <text:p>12:03:00 AM</text:p>
          </table:table-cell>
          <table:table-cell table:formula="of:=ABS([$'calc praytimes'.C176]-[$'azan.kz'.E176])" office:value-type="time" office:time-value="PT00H01M00S">
            <text:p>12:01:00 AM</text:p>
          </table:table-cell>
          <table:table-cell table:formula="of:=ABS([$'calc praytimes'.D176]-[$'azan.kz'.F176])" office:value-type="time" office:time-value="PT01H15M00S">
            <text:p>1:15:00 AM</text:p>
          </table:table-cell>
          <table:table-cell table:formula="of:=ABS([$'calc praytimes'.E176]-[$'azan.kz'.G176])" office:value-type="time" office:time-value="PT00H10M00S">
            <text:p>12:10:00 AM</text:p>
          </table:table-cell>
          <table:table-cell table:formula="of:=ABS([$'calc praytimes'.F176]-[$'azan.kz'.H176])" office:value-type="time" office:time-value="PT22H32M00S">
            <text:p>10:32:00 PM</text:p>
          </table:table-cell>
          <table:table-cell table:number-columns-repeated="1018"/>
        </table:table-row>
        <table:table-row table:style-name="ro1">
          <table:table-cell table:formula="of:=ABS([$'calc praytimes'.A177]-[$'azan.kz'.C177])" office:value-type="time" office:time-value="PT01H51M00S">
            <text:p>1:51:00 AM</text:p>
          </table:table-cell>
          <table:table-cell table:formula="of:=ABS([$'calc praytimes'.B177]-[$'azan.kz'.D177])" office:value-type="time" office:time-value="PT00H03M00S">
            <text:p>12:03:00 AM</text:p>
          </table:table-cell>
          <table:table-cell table:formula="of:=ABS([$'calc praytimes'.C177]-[$'azan.kz'.E177])" office:value-type="time" office:time-value="PT00H00M00S">
            <text:p>12:00:00 AM</text:p>
          </table:table-cell>
          <table:table-cell table:formula="of:=ABS([$'calc praytimes'.D177]-[$'azan.kz'.F177])" office:value-type="time" office:time-value="PT01H15M00S">
            <text:p>1:15:00 AM</text:p>
          </table:table-cell>
          <table:table-cell table:formula="of:=ABS([$'calc praytimes'.E177]-[$'azan.kz'.G177])" office:value-type="time" office:time-value="PT00H10M00S">
            <text:p>12:10:00 AM</text:p>
          </table:table-cell>
          <table:table-cell table:formula="of:=ABS([$'calc praytimes'.F177]-[$'azan.kz'.H177])" office:value-type="time" office:time-value="PT22H33M00S">
            <text:p>10:33:00 PM</text:p>
          </table:table-cell>
          <table:table-cell table:number-columns-repeated="1018"/>
        </table:table-row>
        <table:table-row table:style-name="ro1">
          <table:table-cell table:formula="of:=ABS([$'calc praytimes'.A178]-[$'azan.kz'.C178])" office:value-type="time" office:time-value="PT01H51M00S">
            <text:p>1:51:00 AM</text:p>
          </table:table-cell>
          <table:table-cell table:formula="of:=ABS([$'calc praytimes'.B178]-[$'azan.kz'.D178])" office:value-type="time" office:time-value="PT00H03M00S">
            <text:p>12:03:00 AM</text:p>
          </table:table-cell>
          <table:table-cell table:formula="of:=ABS([$'calc praytimes'.C178]-[$'azan.kz'.E178])" office:value-type="time" office:time-value="PT00H00M00S">
            <text:p>12:00:00 AM</text:p>
          </table:table-cell>
          <table:table-cell table:formula="of:=ABS([$'calc praytimes'.D178]-[$'azan.kz'.F178])" office:value-type="time" office:time-value="PT01H16M00S">
            <text:p>1:16:00 AM</text:p>
          </table:table-cell>
          <table:table-cell table:formula="of:=ABS([$'calc praytimes'.E178]-[$'azan.kz'.G178])" office:value-type="time" office:time-value="PT00H10M00S">
            <text:p>12:10:00 AM</text:p>
          </table:table-cell>
          <table:table-cell table:formula="of:=ABS([$'calc praytimes'.F178]-[$'azan.kz'.H178])" office:value-type="time" office:time-value="PT22H34M00S">
            <text:p>10:34:00 PM</text:p>
          </table:table-cell>
          <table:table-cell table:number-columns-repeated="1018"/>
        </table:table-row>
        <table:table-row table:style-name="ro1">
          <table:table-cell table:formula="of:=ABS([$'calc praytimes'.A179]-[$'azan.kz'.C179])" office:value-type="time" office:time-value="PT01H51M00S">
            <text:p>1:51:00 AM</text:p>
          </table:table-cell>
          <table:table-cell table:formula="of:=ABS([$'calc praytimes'.B179]-[$'azan.kz'.D179])" office:value-type="time" office:time-value="PT00H03M00S">
            <text:p>12:03:00 AM</text:p>
          </table:table-cell>
          <table:table-cell table:formula="of:=ABS([$'calc praytimes'.C179]-[$'azan.kz'.E179])" office:value-type="time" office:time-value="PT00H00M00S">
            <text:p>12:00:00 AM</text:p>
          </table:table-cell>
          <table:table-cell table:formula="of:=ABS([$'calc praytimes'.D179]-[$'azan.kz'.F179])" office:value-type="time" office:time-value="PT01H16M00S">
            <text:p>1:16:00 AM</text:p>
          </table:table-cell>
          <table:table-cell table:formula="of:=ABS([$'calc praytimes'.E179]-[$'azan.kz'.G179])" office:value-type="time" office:time-value="PT00H10M00S">
            <text:p>12:10:00 AM</text:p>
          </table:table-cell>
          <table:table-cell table:formula="of:=ABS([$'calc praytimes'.F179]-[$'azan.kz'.H179])" office:value-type="time" office:time-value="PT22H35M00S">
            <text:p>10:35:00 PM</text:p>
          </table:table-cell>
          <table:table-cell table:number-columns-repeated="1018"/>
        </table:table-row>
        <table:table-row table:style-name="ro1">
          <table:table-cell table:formula="of:=ABS([$'calc praytimes'.A180]-[$'azan.kz'.C180])" office:value-type="time" office:time-value="PT01H52M00S">
            <text:p>1:52:00 AM</text:p>
          </table:table-cell>
          <table:table-cell table:formula="of:=ABS([$'calc praytimes'.B180]-[$'azan.kz'.D180])" office:value-type="time" office:time-value="PT00H03M00S">
            <text:p>12:03:00 AM</text:p>
          </table:table-cell>
          <table:table-cell table:formula="of:=ABS([$'calc praytimes'.C180]-[$'azan.kz'.E180])" office:value-type="time" office:time-value="PT00H00M00S">
            <text:p>12:00:00 AM</text:p>
          </table:table-cell>
          <table:table-cell table:formula="of:=ABS([$'calc praytimes'.D180]-[$'azan.kz'.F180])" office:value-type="time" office:time-value="PT01H16M00S">
            <text:p>1:16:00 AM</text:p>
          </table:table-cell>
          <table:table-cell table:formula="of:=ABS([$'calc praytimes'.E180]-[$'azan.kz'.G180])" office:value-type="time" office:time-value="PT00H10M00S">
            <text:p>12:10:00 AM</text:p>
          </table:table-cell>
          <table:table-cell table:formula="of:=ABS([$'calc praytimes'.F180]-[$'azan.kz'.H180])" office:value-type="time" office:time-value="PT22H36M00S">
            <text:p>10:36:00 PM</text:p>
          </table:table-cell>
          <table:table-cell table:number-columns-repeated="1018"/>
        </table:table-row>
        <table:table-row table:style-name="ro1">
          <table:table-cell table:formula="of:=ABS([$'calc praytimes'.A181]-[$'azan.kz'.C181])" office:value-type="time" office:time-value="PT01H52M00S">
            <text:p>1:52:00 AM</text:p>
          </table:table-cell>
          <table:table-cell table:formula="of:=ABS([$'calc praytimes'.B181]-[$'azan.kz'.D181])" office:value-type="time" office:time-value="PT00H03M00S">
            <text:p>12:03:00 AM</text:p>
          </table:table-cell>
          <table:table-cell table:formula="of:=ABS([$'calc praytimes'.C181]-[$'azan.kz'.E181])" office:value-type="time" office:time-value="PT00H01M00S">
            <text:p>12:01:00 AM</text:p>
          </table:table-cell>
          <table:table-cell table:formula="of:=ABS([$'calc praytimes'.D181]-[$'azan.kz'.F181])" office:value-type="time" office:time-value="PT01H15M00S">
            <text:p>1:15:00 AM</text:p>
          </table:table-cell>
          <table:table-cell table:formula="of:=ABS([$'calc praytimes'.E181]-[$'azan.kz'.G181])" office:value-type="time" office:time-value="PT00H10M00S">
            <text:p>12:10:00 AM</text:p>
          </table:table-cell>
          <table:table-cell table:formula="of:=ABS([$'calc praytimes'.F181]-[$'azan.kz'.H181])" office:value-type="time" office:time-value="PT22H37M00S">
            <text:p>10:37:00 PM</text:p>
          </table:table-cell>
          <table:table-cell table:number-columns-repeated="1018"/>
        </table:table-row>
        <table:table-row table:style-name="ro1">
          <table:table-cell table:formula="of:=ABS([$'calc praytimes'.A182]-[$'azan.kz'.C182])" office:value-type="time" office:time-value="PT01H53M00S">
            <text:p>1:53:00 AM</text:p>
          </table:table-cell>
          <table:table-cell table:formula="of:=ABS([$'calc praytimes'.B182]-[$'azan.kz'.D182])" office:value-type="time" office:time-value="PT00H03M00S">
            <text:p>12:03:00 AM</text:p>
          </table:table-cell>
          <table:table-cell table:formula="of:=ABS([$'calc praytimes'.C182]-[$'azan.kz'.E182])" office:value-type="time" office:time-value="PT00H00M00S">
            <text:p>12:00:00 AM</text:p>
          </table:table-cell>
          <table:table-cell table:formula="of:=ABS([$'calc praytimes'.D182]-[$'azan.kz'.F182])" office:value-type="time" office:time-value="PT01H15M00S">
            <text:p>1:15:00 AM</text:p>
          </table:table-cell>
          <table:table-cell table:formula="of:=ABS([$'calc praytimes'.E182]-[$'azan.kz'.G182])" office:value-type="time" office:time-value="PT00H09M00S">
            <text:p>12:09:00 AM</text:p>
          </table:table-cell>
          <table:table-cell table:formula="of:=ABS([$'calc praytimes'.F182]-[$'azan.kz'.H182])" office:value-type="time" office:time-value="PT22H38M00S">
            <text:p>10:38:00 PM</text:p>
          </table:table-cell>
          <table:table-cell table:number-columns-repeated="1018"/>
        </table:table-row>
        <table:table-row table:style-name="ro1">
          <table:table-cell table:formula="of:=ABS([$'calc praytimes'.A183]-[$'azan.kz'.C183])" office:value-type="time" office:time-value="PT01H53M00S">
            <text:p>1:53:00 AM</text:p>
          </table:table-cell>
          <table:table-cell table:formula="of:=ABS([$'calc praytimes'.B183]-[$'azan.kz'.D183])" office:value-type="time" office:time-value="PT00H03M00S">
            <text:p>12:03:00 AM</text:p>
          </table:table-cell>
          <table:table-cell table:formula="of:=ABS([$'calc praytimes'.C183]-[$'azan.kz'.E183])" office:value-type="time" office:time-value="PT00H00M00S">
            <text:p>12:00:00 AM</text:p>
          </table:table-cell>
          <table:table-cell table:formula="of:=ABS([$'calc praytimes'.D183]-[$'azan.kz'.F183])" office:value-type="time" office:time-value="PT01H15M00S">
            <text:p>1:15:00 AM</text:p>
          </table:table-cell>
          <table:table-cell table:formula="of:=ABS([$'calc praytimes'.E183]-[$'azan.kz'.G183])" office:value-type="time" office:time-value="PT00H09M00S">
            <text:p>12:09:00 AM</text:p>
          </table:table-cell>
          <table:table-cell table:formula="of:=ABS([$'calc praytimes'.F183]-[$'azan.kz'.H183])" office:value-type="time" office:time-value="PT22H39M00S">
            <text:p>10:39:00 PM</text:p>
          </table:table-cell>
          <table:table-cell table:number-columns-repeated="1018"/>
        </table:table-row>
        <table:table-row table:style-name="ro1">
          <table:table-cell table:formula="of:=ABS([$'calc praytimes'.A184]-[$'azan.kz'.C184])" office:value-type="time" office:time-value="PT01H53M00S">
            <text:p>1:53:00 AM</text:p>
          </table:table-cell>
          <table:table-cell table:formula="of:=ABS([$'calc praytimes'.B184]-[$'azan.kz'.D184])" office:value-type="time" office:time-value="PT00H03M00S">
            <text:p>12:03:00 AM</text:p>
          </table:table-cell>
          <table:table-cell table:formula="of:=ABS([$'calc praytimes'.C184]-[$'azan.kz'.E184])" office:value-type="time" office:time-value="PT00H00M00S">
            <text:p>12:00:00 AM</text:p>
          </table:table-cell>
          <table:table-cell table:formula="of:=ABS([$'calc praytimes'.D184]-[$'azan.kz'.F184])" office:value-type="time" office:time-value="PT01H15M00S">
            <text:p>1:15:00 AM</text:p>
          </table:table-cell>
          <table:table-cell table:formula="of:=ABS([$'calc praytimes'.E184]-[$'azan.kz'.G184])" office:value-type="time" office:time-value="PT00H09M00S">
            <text:p>12:09:00 AM</text:p>
          </table:table-cell>
          <table:table-cell table:formula="of:=ABS([$'calc praytimes'.F184]-[$'azan.kz'.H184])" office:value-type="time" office:time-value="PT22H41M00S">
            <text:p>10:41:00 PM</text:p>
          </table:table-cell>
          <table:table-cell table:number-columns-repeated="1018"/>
        </table:table-row>
        <table:table-row table:style-name="ro1">
          <table:table-cell table:formula="of:=ABS([$'calc praytimes'.A185]-[$'azan.kz'.C185])" office:value-type="time" office:time-value="PT01H52M00S">
            <text:p>1:52:00 AM</text:p>
          </table:table-cell>
          <table:table-cell table:formula="of:=ABS([$'calc praytimes'.B185]-[$'azan.kz'.D185])" office:value-type="time" office:time-value="PT00H03M00S">
            <text:p>12:03:00 AM</text:p>
          </table:table-cell>
          <table:table-cell table:formula="of:=ABS([$'calc praytimes'.C185]-[$'azan.kz'.E185])" office:value-type="time" office:time-value="PT00H00M00S">
            <text:p>12:00:00 AM</text:p>
          </table:table-cell>
          <table:table-cell table:formula="of:=ABS([$'calc praytimes'.D185]-[$'azan.kz'.F185])" office:value-type="time" office:time-value="PT01H14M00S">
            <text:p>1:14:00 AM</text:p>
          </table:table-cell>
          <table:table-cell table:formula="of:=ABS([$'calc praytimes'.E185]-[$'azan.kz'.G185])" office:value-type="time" office:time-value="PT00H10M00S">
            <text:p>12:10:00 AM</text:p>
          </table:table-cell>
          <table:table-cell table:formula="of:=ABS([$'calc praytimes'.F185]-[$'azan.kz'.H185])" office:value-type="time" office:time-value="PT22H43M00S">
            <text:p>10:43:00 PM</text:p>
          </table:table-cell>
          <table:table-cell table:number-columns-repeated="1018"/>
        </table:table-row>
        <table:table-row table:style-name="ro1">
          <table:table-cell table:formula="of:=ABS([$'calc praytimes'.A186]-[$'azan.kz'.C186])" office:value-type="time" office:time-value="PT01H39M00S">
            <text:p>1:39:00 AM</text:p>
          </table:table-cell>
          <table:table-cell table:formula="of:=ABS([$'calc praytimes'.B186]-[$'azan.kz'.D186])" office:value-type="time" office:time-value="PT00H03M00S">
            <text:p>12:03:00 AM</text:p>
          </table:table-cell>
          <table:table-cell table:formula="of:=ABS([$'calc praytimes'.C186]-[$'azan.kz'.E186])" office:value-type="time" office:time-value="PT00H01M00S">
            <text:p>12:01:00 AM</text:p>
          </table:table-cell>
          <table:table-cell table:formula="of:=ABS([$'calc praytimes'.D186]-[$'azan.kz'.F186])" office:value-type="time" office:time-value="PT01H14M00S">
            <text:p>1:14:00 AM</text:p>
          </table:table-cell>
          <table:table-cell table:formula="of:=ABS([$'calc praytimes'.E186]-[$'azan.kz'.G186])" office:value-type="time" office:time-value="PT00H09M00S">
            <text:p>12:09:00 AM</text:p>
          </table:table-cell>
          <table:table-cell table:formula="of:=ABS([$'calc praytimes'.F186]-[$'azan.kz'.H186])" office:value-type="time" office:time-value="PT22H44M00S">
            <text:p>10:44:00 PM</text:p>
          </table:table-cell>
          <table:table-cell table:number-columns-repeated="1018"/>
        </table:table-row>
        <table:table-row table:style-name="ro1">
          <table:table-cell table:formula="of:=ABS([$'calc praytimes'.A187]-[$'azan.kz'.C187])" office:value-type="time" office:time-value="PT01H32M00S">
            <text:p>1:32:00 AM</text:p>
          </table:table-cell>
          <table:table-cell table:formula="of:=ABS([$'calc praytimes'.B187]-[$'azan.kz'.D187])" office:value-type="time" office:time-value="PT00H03M00S">
            <text:p>12:03:00 AM</text:p>
          </table:table-cell>
          <table:table-cell table:formula="of:=ABS([$'calc praytimes'.C187]-[$'azan.kz'.E187])" office:value-type="time" office:time-value="PT00H00M00S">
            <text:p>12:00:00 AM</text:p>
          </table:table-cell>
          <table:table-cell table:formula="of:=ABS([$'calc praytimes'.D187]-[$'azan.kz'.F187])" office:value-type="time" office:time-value="PT01H14M00S">
            <text:p>1:14:00 AM</text:p>
          </table:table-cell>
          <table:table-cell table:formula="of:=ABS([$'calc praytimes'.E187]-[$'azan.kz'.G187])" office:value-type="time" office:time-value="PT00H10M00S">
            <text:p>12:10:00 AM</text:p>
          </table:table-cell>
          <table:table-cell table:formula="of:=ABS([$'calc praytimes'.F187]-[$'azan.kz'.H187])" office:value-type="time" office:time-value="PT22H46M00S">
            <text:p>10:46:00 PM</text:p>
          </table:table-cell>
          <table:table-cell table:number-columns-repeated="1018"/>
        </table:table-row>
        <table:table-row table:style-name="ro1">
          <table:table-cell table:formula="of:=ABS([$'calc praytimes'.A188]-[$'azan.kz'.C188])" office:value-type="time" office:time-value="PT01H28M00S">
            <text:p>1:28:00 AM</text:p>
          </table:table-cell>
          <table:table-cell table:formula="of:=ABS([$'calc praytimes'.B188]-[$'azan.kz'.D188])" office:value-type="time" office:time-value="PT00H03M00S">
            <text:p>12:03:00 AM</text:p>
          </table:table-cell>
          <table:table-cell table:formula="of:=ABS([$'calc praytimes'.C188]-[$'azan.kz'.E188])" office:value-type="time" office:time-value="PT00H00M00S">
            <text:p>12:00:00 AM</text:p>
          </table:table-cell>
          <table:table-cell table:formula="of:=ABS([$'calc praytimes'.D188]-[$'azan.kz'.F188])" office:value-type="time" office:time-value="PT01H14M00S">
            <text:p>1:14:00 AM</text:p>
          </table:table-cell>
          <table:table-cell table:formula="of:=ABS([$'calc praytimes'.E188]-[$'azan.kz'.G188])" office:value-type="time" office:time-value="PT00H09M00S">
            <text:p>12:09:00 AM</text:p>
          </table:table-cell>
          <table:table-cell table:formula="of:=ABS([$'calc praytimes'.F188]-[$'azan.kz'.H188])" office:value-type="time" office:time-value="PT22H47M00S">
            <text:p>10:47:00 PM</text:p>
          </table:table-cell>
          <table:table-cell table:number-columns-repeated="1018"/>
        </table:table-row>
        <table:table-row table:style-name="ro1">
          <table:table-cell table:formula="of:=ABS([$'calc praytimes'.A189]-[$'azan.kz'.C189])" office:value-type="time" office:time-value="PT01H24M00S">
            <text:p>1:24:00 AM</text:p>
          </table:table-cell>
          <table:table-cell table:formula="of:=ABS([$'calc praytimes'.B189]-[$'azan.kz'.D189])" office:value-type="time" office:time-value="PT00H03M00S">
            <text:p>12:03:00 AM</text:p>
          </table:table-cell>
          <table:table-cell table:formula="of:=ABS([$'calc praytimes'.C189]-[$'azan.kz'.E189])" office:value-type="time" office:time-value="PT00H00M00S">
            <text:p>12:00:00 AM</text:p>
          </table:table-cell>
          <table:table-cell table:formula="of:=ABS([$'calc praytimes'.D189]-[$'azan.kz'.F189])" office:value-type="time" office:time-value="PT01H14M00S">
            <text:p>1:14:00 AM</text:p>
          </table:table-cell>
          <table:table-cell table:formula="of:=ABS([$'calc praytimes'.E189]-[$'azan.kz'.G189])" office:value-type="time" office:time-value="PT00H09M00S">
            <text:p>12:09:00 AM</text:p>
          </table:table-cell>
          <table:table-cell table:formula="of:=ABS([$'calc praytimes'.F189]-[$'azan.kz'.H189])" office:value-type="time" office:time-value="PT22H49M00S">
            <text:p>10:49:00 PM</text:p>
          </table:table-cell>
          <table:table-cell table:number-columns-repeated="1018"/>
        </table:table-row>
        <table:table-row table:style-name="ro1">
          <table:table-cell table:formula="of:=ABS([$'calc praytimes'.A190]-[$'azan.kz'.C190])" office:value-type="time" office:time-value="PT01H20M00S">
            <text:p>1:20:00 AM</text:p>
          </table:table-cell>
          <table:table-cell table:formula="of:=ABS([$'calc praytimes'.B190]-[$'azan.kz'.D190])" office:value-type="time" office:time-value="PT00H03M00S">
            <text:p>12:03:00 AM</text:p>
          </table:table-cell>
          <table:table-cell table:formula="of:=ABS([$'calc praytimes'.C190]-[$'azan.kz'.E190])" office:value-type="time" office:time-value="PT00H00M00S">
            <text:p>12:00:00 AM</text:p>
          </table:table-cell>
          <table:table-cell table:formula="of:=ABS([$'calc praytimes'.D190]-[$'azan.kz'.F190])" office:value-type="time" office:time-value="PT01H14M00S">
            <text:p>1:14:00 AM</text:p>
          </table:table-cell>
          <table:table-cell table:formula="of:=ABS([$'calc praytimes'.E190]-[$'azan.kz'.G190])" office:value-type="time" office:time-value="PT00H09M00S">
            <text:p>12:09:00 AM</text:p>
          </table:table-cell>
          <table:table-cell table:formula="of:=ABS([$'calc praytimes'.F190]-[$'azan.kz'.H190])" office:value-type="time" office:time-value="PT22H51M00S">
            <text:p>10:51:00 PM</text:p>
          </table:table-cell>
          <table:table-cell table:number-columns-repeated="1018"/>
        </table:table-row>
        <table:table-row table:style-name="ro1">
          <table:table-cell table:formula="of:=ABS([$'calc praytimes'.A191]-[$'azan.kz'.C191])" office:value-type="time" office:time-value="PT01H17M00S">
            <text:p>1:17:00 AM</text:p>
          </table:table-cell>
          <table:table-cell table:formula="of:=ABS([$'calc praytimes'.B191]-[$'azan.kz'.D191])" office:value-type="time" office:time-value="PT00H03M00S">
            <text:p>12:03:00 AM</text:p>
          </table:table-cell>
          <table:table-cell table:formula="of:=ABS([$'calc praytimes'.C191]-[$'azan.kz'.E191])" office:value-type="time" office:time-value="PT00H00M00S">
            <text:p>12:00:00 AM</text:p>
          </table:table-cell>
          <table:table-cell table:formula="of:=ABS([$'calc praytimes'.D191]-[$'azan.kz'.F191])" office:value-type="time" office:time-value="PT01H13M00S">
            <text:p>1:13:00 AM</text:p>
          </table:table-cell>
          <table:table-cell table:formula="of:=ABS([$'calc praytimes'.E191]-[$'azan.kz'.G191])" office:value-type="time" office:time-value="PT00H10M00S">
            <text:p>12:10:00 AM</text:p>
          </table:table-cell>
          <table:table-cell table:formula="of:=ABS([$'calc praytimes'.F191]-[$'azan.kz'.H191])" office:value-type="time" office:time-value="PT22H53M00S">
            <text:p>10:53:00 PM</text:p>
          </table:table-cell>
          <table:table-cell table:number-columns-repeated="1018"/>
        </table:table-row>
        <table:table-row table:style-name="ro1">
          <table:table-cell table:formula="of:=ABS([$'calc praytimes'.A192]-[$'azan.kz'.C192])" office:value-type="time" office:time-value="PT01H14M00S">
            <text:p>1:14:00 AM</text:p>
          </table:table-cell>
          <table:table-cell table:formula="of:=ABS([$'calc praytimes'.B192]-[$'azan.kz'.D192])" office:value-type="time" office:time-value="PT00H02M00S">
            <text:p>12:02:00 AM</text:p>
          </table:table-cell>
          <table:table-cell table:formula="of:=ABS([$'calc praytimes'.C192]-[$'azan.kz'.E192])" office:value-type="time" office:time-value="PT00H01M00S">
            <text:p>12:01:00 AM</text:p>
          </table:table-cell>
          <table:table-cell table:formula="of:=ABS([$'calc praytimes'.D192]-[$'azan.kz'.F192])" office:value-type="time" office:time-value="PT01H13M00S">
            <text:p>1:13:00 AM</text:p>
          </table:table-cell>
          <table:table-cell table:formula="of:=ABS([$'calc praytimes'.E192]-[$'azan.kz'.G192])" office:value-type="time" office:time-value="PT00H09M00S">
            <text:p>12:09:00 AM</text:p>
          </table:table-cell>
          <table:table-cell table:formula="of:=ABS([$'calc praytimes'.F192]-[$'azan.kz'.H192])" office:value-type="time" office:time-value="PT22H54M00S">
            <text:p>10:54:00 PM</text:p>
          </table:table-cell>
          <table:table-cell table:number-columns-repeated="1018"/>
        </table:table-row>
        <table:table-row table:style-name="ro1">
          <table:table-cell table:formula="of:=ABS([$'calc praytimes'.A193]-[$'azan.kz'.C193])" office:value-type="time" office:time-value="PT01H11M00S">
            <text:p>1:11:00 AM</text:p>
          </table:table-cell>
          <table:table-cell table:formula="of:=ABS([$'calc praytimes'.B193]-[$'azan.kz'.D193])" office:value-type="time" office:time-value="PT00H02M00S">
            <text:p>12:02:00 AM</text:p>
          </table:table-cell>
          <table:table-cell table:formula="of:=ABS([$'calc praytimes'.C193]-[$'azan.kz'.E193])" office:value-type="time" office:time-value="PT00H01M00S">
            <text:p>12:01:00 AM</text:p>
          </table:table-cell>
          <table:table-cell table:formula="of:=ABS([$'calc praytimes'.D193]-[$'azan.kz'.F193])" office:value-type="time" office:time-value="PT01H14M00S">
            <text:p>1:14:00 AM</text:p>
          </table:table-cell>
          <table:table-cell table:formula="of:=ABS([$'calc praytimes'.E193]-[$'azan.kz'.G193])" office:value-type="time" office:time-value="PT00H09M00S">
            <text:p>12:09:00 AM</text:p>
          </table:table-cell>
          <table:table-cell table:formula="of:=ABS([$'calc praytimes'.F193]-[$'azan.kz'.H193])" office:value-type="time" office:time-value="PT01H04M00S">
            <text:p>1:04:00 AM</text:p>
          </table:table-cell>
          <table:table-cell table:number-columns-repeated="1018"/>
        </table:table-row>
        <table:table-row table:style-name="ro1">
          <table:table-cell table:formula="of:=ABS([$'calc praytimes'.A194]-[$'azan.kz'.C194])" office:value-type="time" office:time-value="PT01H08M00S">
            <text:p>1:08:00 AM</text:p>
          </table:table-cell>
          <table:table-cell table:formula="of:=ABS([$'calc praytimes'.B194]-[$'azan.kz'.D194])" office:value-type="time" office:time-value="PT00H02M00S">
            <text:p>12:02:00 AM</text:p>
          </table:table-cell>
          <table:table-cell table:formula="of:=ABS([$'calc praytimes'.C194]-[$'azan.kz'.E194])" office:value-type="time" office:time-value="PT00H00M00S">
            <text:p>12:00:00 AM</text:p>
          </table:table-cell>
          <table:table-cell table:formula="of:=ABS([$'calc praytimes'.D194]-[$'azan.kz'.F194])" office:value-type="time" office:time-value="PT01H13M00S">
            <text:p>1:13:00 AM</text:p>
          </table:table-cell>
          <table:table-cell table:formula="of:=ABS([$'calc praytimes'.E194]-[$'azan.kz'.G194])" office:value-type="time" office:time-value="PT00H10M00S">
            <text:p>12:10:00 AM</text:p>
          </table:table-cell>
          <table:table-cell table:formula="of:=ABS([$'calc praytimes'.F194]-[$'azan.kz'.H194])" office:value-type="time" office:time-value="PT01H02M00S">
            <text:p>1:02:00 AM</text:p>
          </table:table-cell>
          <table:table-cell table:number-columns-repeated="1018"/>
        </table:table-row>
        <table:table-row table:style-name="ro1">
          <table:table-cell table:formula="of:=ABS([$'calc praytimes'.A195]-[$'azan.kz'.C195])" office:value-type="time" office:time-value="PT01H05M00S">
            <text:p>1:05:00 AM</text:p>
          </table:table-cell>
          <table:table-cell table:formula="of:=ABS([$'calc praytimes'.B195]-[$'azan.kz'.D195])" office:value-type="time" office:time-value="PT00H02M00S">
            <text:p>12:02:00 AM</text:p>
          </table:table-cell>
          <table:table-cell table:formula="of:=ABS([$'calc praytimes'.C195]-[$'azan.kz'.E195])" office:value-type="time" office:time-value="PT00H00M00S">
            <text:p>12:00:00 AM</text:p>
          </table:table-cell>
          <table:table-cell table:formula="of:=ABS([$'calc praytimes'.D195]-[$'azan.kz'.F195])" office:value-type="time" office:time-value="PT01H13M00S">
            <text:p>1:13:00 AM</text:p>
          </table:table-cell>
          <table:table-cell table:formula="of:=ABS([$'calc praytimes'.E195]-[$'azan.kz'.G195])" office:value-type="time" office:time-value="PT00H09M00S">
            <text:p>12:09:00 AM</text:p>
          </table:table-cell>
          <table:table-cell table:formula="of:=ABS([$'calc praytimes'.F195]-[$'azan.kz'.H195])" office:value-type="time" office:time-value="PT01H00M00S">
            <text:p>1:00:00 AM</text:p>
          </table:table-cell>
          <table:table-cell table:number-columns-repeated="1018"/>
        </table:table-row>
        <table:table-row table:style-name="ro1">
          <table:table-cell table:formula="of:=ABS([$'calc praytimes'.A196]-[$'azan.kz'.C196])" office:value-type="time" office:time-value="PT01H02M00S">
            <text:p>1:02:00 AM</text:p>
          </table:table-cell>
          <table:table-cell table:formula="of:=ABS([$'calc praytimes'.B196]-[$'azan.kz'.D196])" office:value-type="time" office:time-value="PT00H02M00S">
            <text:p>12:02:00 AM</text:p>
          </table:table-cell>
          <table:table-cell table:formula="of:=ABS([$'calc praytimes'.C196]-[$'azan.kz'.E196])" office:value-type="time" office:time-value="PT00H00M00S">
            <text:p>12:00:00 AM</text:p>
          </table:table-cell>
          <table:table-cell table:formula="of:=ABS([$'calc praytimes'.D196]-[$'azan.kz'.F196])" office:value-type="time" office:time-value="PT01H13M00S">
            <text:p>1:13:00 AM</text:p>
          </table:table-cell>
          <table:table-cell table:formula="of:=ABS([$'calc praytimes'.E196]-[$'azan.kz'.G196])" office:value-type="time" office:time-value="PT00H09M00S">
            <text:p>12:09:00 AM</text:p>
          </table:table-cell>
          <table:table-cell table:formula="of:=ABS([$'calc praytimes'.F196]-[$'azan.kz'.H196])" office:value-type="time" office:time-value="PT00H59M00S">
            <text:p>12:59:00 AM</text:p>
          </table:table-cell>
          <table:table-cell table:number-columns-repeated="1018"/>
        </table:table-row>
        <table:table-row table:style-name="ro1">
          <table:table-cell table:formula="of:=ABS([$'calc praytimes'.A197]-[$'azan.kz'.C197])" office:value-type="time" office:time-value="PT01H00M00S">
            <text:p>1:00:00 AM</text:p>
          </table:table-cell>
          <table:table-cell table:formula="of:=ABS([$'calc praytimes'.B197]-[$'azan.kz'.D197])" office:value-type="time" office:time-value="PT00H02M00S">
            <text:p>12:02:00 AM</text:p>
          </table:table-cell>
          <table:table-cell table:formula="of:=ABS([$'calc praytimes'.C197]-[$'azan.kz'.E197])" office:value-type="time" office:time-value="PT00H00M00S">
            <text:p>12:00:00 AM</text:p>
          </table:table-cell>
          <table:table-cell table:formula="of:=ABS([$'calc praytimes'.D197]-[$'azan.kz'.F197])" office:value-type="time" office:time-value="PT01H12M00S">
            <text:p>1:12:00 AM</text:p>
          </table:table-cell>
          <table:table-cell table:formula="of:=ABS([$'calc praytimes'.E197]-[$'azan.kz'.G197])" office:value-type="time" office:time-value="PT00H09M00S">
            <text:p>12:09:00 AM</text:p>
          </table:table-cell>
          <table:table-cell table:formula="of:=ABS([$'calc praytimes'.F197]-[$'azan.kz'.H197])" office:value-type="time" office:time-value="PT00H57M00S">
            <text:p>12:57:00 AM</text:p>
          </table:table-cell>
          <table:table-cell table:number-columns-repeated="1018"/>
        </table:table-row>
        <table:table-row table:style-name="ro1">
          <table:table-cell table:formula="of:=ABS([$'calc praytimes'.A198]-[$'azan.kz'.C198])" office:value-type="time" office:time-value="PT00H57M00S">
            <text:p>12:57:00 AM</text:p>
          </table:table-cell>
          <table:table-cell table:formula="of:=ABS([$'calc praytimes'.B198]-[$'azan.kz'.D198])" office:value-type="time" office:time-value="PT00H02M00S">
            <text:p>12:02:00 AM</text:p>
          </table:table-cell>
          <table:table-cell table:formula="of:=ABS([$'calc praytimes'.C198]-[$'azan.kz'.E198])" office:value-type="time" office:time-value="PT00H00M00S">
            <text:p>12:00:00 AM</text:p>
          </table:table-cell>
          <table:table-cell table:formula="of:=ABS([$'calc praytimes'.D198]-[$'azan.kz'.F198])" office:value-type="time" office:time-value="PT01H12M00S">
            <text:p>1:12:00 AM</text:p>
          </table:table-cell>
          <table:table-cell table:formula="of:=ABS([$'calc praytimes'.E198]-[$'azan.kz'.G198])" office:value-type="time" office:time-value="PT00H09M00S">
            <text:p>12:09:00 AM</text:p>
          </table:table-cell>
          <table:table-cell table:formula="of:=ABS([$'calc praytimes'.F198]-[$'azan.kz'.H198])" office:value-type="time" office:time-value="PT00H56M00S">
            <text:p>12:56:00 AM</text:p>
          </table:table-cell>
          <table:table-cell table:number-columns-repeated="1018"/>
        </table:table-row>
        <table:table-row table:style-name="ro1">
          <table:table-cell table:formula="of:=ABS([$'calc praytimes'.A199]-[$'azan.kz'.C199])" office:value-type="time" office:time-value="PT00H55M00S">
            <text:p>12:55:00 AM</text:p>
          </table:table-cell>
          <table:table-cell table:formula="of:=ABS([$'calc praytimes'.B199]-[$'azan.kz'.D199])" office:value-type="time" office:time-value="PT00H03M00S">
            <text:p>12:03:00 AM</text:p>
          </table:table-cell>
          <table:table-cell table:formula="of:=ABS([$'calc praytimes'.C199]-[$'azan.kz'.E199])" office:value-type="time" office:time-value="PT00H00M00S">
            <text:p>12:00:00 AM</text:p>
          </table:table-cell>
          <table:table-cell table:formula="of:=ABS([$'calc praytimes'.D199]-[$'azan.kz'.F199])" office:value-type="time" office:time-value="PT01H12M00S">
            <text:p>1:12:00 AM</text:p>
          </table:table-cell>
          <table:table-cell table:formula="of:=ABS([$'calc praytimes'.E199]-[$'azan.kz'.G199])" office:value-type="time" office:time-value="PT00H09M00S">
            <text:p>12:09:00 AM</text:p>
          </table:table-cell>
          <table:table-cell table:formula="of:=ABS([$'calc praytimes'.F199]-[$'azan.kz'.H199])" office:value-type="time" office:time-value="PT00H54M00S">
            <text:p>12:54:00 AM</text:p>
          </table:table-cell>
          <table:table-cell table:number-columns-repeated="1018"/>
        </table:table-row>
        <table:table-row table:style-name="ro1">
          <table:table-cell table:formula="of:=ABS([$'calc praytimes'.A200]-[$'azan.kz'.C200])" office:value-type="time" office:time-value="PT00H52M00S">
            <text:p>12:52:00 AM</text:p>
          </table:table-cell>
          <table:table-cell table:formula="of:=ABS([$'calc praytimes'.B200]-[$'azan.kz'.D200])" office:value-type="time" office:time-value="PT00H03M00S">
            <text:p>12:03:00 AM</text:p>
          </table:table-cell>
          <table:table-cell table:formula="of:=ABS([$'calc praytimes'.C200]-[$'azan.kz'.E200])" office:value-type="time" office:time-value="PT00H00M00S">
            <text:p>12:00:00 AM</text:p>
          </table:table-cell>
          <table:table-cell table:formula="of:=ABS([$'calc praytimes'.D200]-[$'azan.kz'.F200])" office:value-type="time" office:time-value="PT01H12M00S">
            <text:p>1:12:00 AM</text:p>
          </table:table-cell>
          <table:table-cell table:formula="of:=ABS([$'calc praytimes'.E200]-[$'azan.kz'.G200])" office:value-type="time" office:time-value="PT00H09M00S">
            <text:p>12:09:00 AM</text:p>
          </table:table-cell>
          <table:table-cell table:formula="of:=ABS([$'calc praytimes'.F200]-[$'azan.kz'.H200])" office:value-type="time" office:time-value="PT00H53M00S">
            <text:p>12:53:00 AM</text:p>
          </table:table-cell>
          <table:table-cell table:number-columns-repeated="1018"/>
        </table:table-row>
        <table:table-row table:style-name="ro1">
          <table:table-cell table:formula="of:=ABS([$'calc praytimes'.A201]-[$'azan.kz'.C201])" office:value-type="time" office:time-value="PT00H50M00S">
            <text:p>12:50:00 AM</text:p>
          </table:table-cell>
          <table:table-cell table:formula="of:=ABS([$'calc praytimes'.B201]-[$'azan.kz'.D201])" office:value-type="time" office:time-value="PT00H03M00S">
            <text:p>12:03:00 AM</text:p>
          </table:table-cell>
          <table:table-cell table:formula="of:=ABS([$'calc praytimes'.C201]-[$'azan.kz'.E201])" office:value-type="time" office:time-value="PT00H01M00S">
            <text:p>12:01:00 AM</text:p>
          </table:table-cell>
          <table:table-cell table:formula="of:=ABS([$'calc praytimes'.D201]-[$'azan.kz'.F201])" office:value-type="time" office:time-value="PT01H11M00S">
            <text:p>1:11:00 AM</text:p>
          </table:table-cell>
          <table:table-cell table:formula="of:=ABS([$'calc praytimes'.E201]-[$'azan.kz'.G201])" office:value-type="time" office:time-value="PT00H09M00S">
            <text:p>12:09:00 AM</text:p>
          </table:table-cell>
          <table:table-cell table:formula="of:=ABS([$'calc praytimes'.F201]-[$'azan.kz'.H201])" office:value-type="time" office:time-value="PT00H51M00S">
            <text:p>12:51:00 AM</text:p>
          </table:table-cell>
          <table:table-cell table:number-columns-repeated="1018"/>
        </table:table-row>
        <table:table-row table:style-name="ro1">
          <table:table-cell table:formula="of:=ABS([$'calc praytimes'.A202]-[$'azan.kz'.C202])" office:value-type="time" office:time-value="PT00H47M00S">
            <text:p>12:47:00 AM</text:p>
          </table:table-cell>
          <table:table-cell table:formula="of:=ABS([$'calc praytimes'.B202]-[$'azan.kz'.D202])" office:value-type="time" office:time-value="PT00H04M00S">
            <text:p>12:04:00 AM</text:p>
          </table:table-cell>
          <table:table-cell table:formula="of:=ABS([$'calc praytimes'.C202]-[$'azan.kz'.E202])" office:value-type="time" office:time-value="PT00H01M00S">
            <text:p>12:01:00 AM</text:p>
          </table:table-cell>
          <table:table-cell table:formula="of:=ABS([$'calc praytimes'.D202]-[$'azan.kz'.F202])" office:value-type="time" office:time-value="PT01H11M00S">
            <text:p>1:11:00 AM</text:p>
          </table:table-cell>
          <table:table-cell table:formula="of:=ABS([$'calc praytimes'.E202]-[$'azan.kz'.G202])" office:value-type="time" office:time-value="PT00H10M00S">
            <text:p>12:10:00 AM</text:p>
          </table:table-cell>
          <table:table-cell table:formula="of:=ABS([$'calc praytimes'.F202]-[$'azan.kz'.H202])" office:value-type="time" office:time-value="PT00H48M00S">
            <text:p>12:48:00 AM</text:p>
          </table:table-cell>
          <table:table-cell table:number-columns-repeated="1018"/>
        </table:table-row>
        <table:table-row table:style-name="ro1">
          <table:table-cell table:formula="of:=ABS([$'calc praytimes'.A203]-[$'azan.kz'.C203])" office:value-type="time" office:time-value="PT00H46M00S">
            <text:p>12:46:00 AM</text:p>
          </table:table-cell>
          <table:table-cell table:formula="of:=ABS([$'calc praytimes'.B203]-[$'azan.kz'.D203])" office:value-type="time" office:time-value="PT00H02M00S">
            <text:p>12:02:00 AM</text:p>
          </table:table-cell>
          <table:table-cell table:formula="of:=ABS([$'calc praytimes'.C203]-[$'azan.kz'.E203])" office:value-type="time" office:time-value="PT00H01M00S">
            <text:p>12:01:00 AM</text:p>
          </table:table-cell>
          <table:table-cell table:formula="of:=ABS([$'calc praytimes'.D203]-[$'azan.kz'.F203])" office:value-type="time" office:time-value="PT01H11M00S">
            <text:p>1:11:00 AM</text:p>
          </table:table-cell>
          <table:table-cell table:formula="of:=ABS([$'calc praytimes'.E203]-[$'azan.kz'.G203])" office:value-type="time" office:time-value="PT00H09M00S">
            <text:p>12:09:00 AM</text:p>
          </table:table-cell>
          <table:table-cell table:formula="of:=ABS([$'calc praytimes'.F203]-[$'azan.kz'.H203])" office:value-type="time" office:time-value="PT00H48M00S">
            <text:p>12:48:00 AM</text:p>
          </table:table-cell>
          <table:table-cell table:number-columns-repeated="1018"/>
        </table:table-row>
        <table:table-row table:style-name="ro1">
          <table:table-cell table:formula="of:=ABS([$'calc praytimes'.A204]-[$'azan.kz'.C204])" office:value-type="time" office:time-value="PT00H44M00S">
            <text:p>12:44:00 AM</text:p>
          </table:table-cell>
          <table:table-cell table:formula="of:=ABS([$'calc praytimes'.B204]-[$'azan.kz'.D204])" office:value-type="time" office:time-value="PT00H02M00S">
            <text:p>12:02:00 AM</text:p>
          </table:table-cell>
          <table:table-cell table:formula="of:=ABS([$'calc praytimes'.C204]-[$'azan.kz'.E204])" office:value-type="time" office:time-value="PT00H01M00S">
            <text:p>12:01:00 AM</text:p>
          </table:table-cell>
          <table:table-cell table:formula="of:=ABS([$'calc praytimes'.D204]-[$'azan.kz'.F204])" office:value-type="time" office:time-value="PT01H10M00S">
            <text:p>1:10:00 AM</text:p>
          </table:table-cell>
          <table:table-cell table:formula="of:=ABS([$'calc praytimes'.E204]-[$'azan.kz'.G204])" office:value-type="time" office:time-value="PT00H09M00S">
            <text:p>12:09:00 AM</text:p>
          </table:table-cell>
          <table:table-cell table:formula="of:=ABS([$'calc praytimes'.F204]-[$'azan.kz'.H204])" office:value-type="time" office:time-value="PT00H46M00S">
            <text:p>12:46:00 AM</text:p>
          </table:table-cell>
          <table:table-cell table:number-columns-repeated="1018"/>
        </table:table-row>
        <table:table-row table:style-name="ro1">
          <table:table-cell table:formula="of:=ABS([$'calc praytimes'.A205]-[$'azan.kz'.C205])" office:value-type="time" office:time-value="PT00H42M00S">
            <text:p>12:42:00 AM</text:p>
          </table:table-cell>
          <table:table-cell table:formula="of:=ABS([$'calc praytimes'.B205]-[$'azan.kz'.D205])" office:value-type="time" office:time-value="PT00H02M00S">
            <text:p>12:02:00 AM</text:p>
          </table:table-cell>
          <table:table-cell table:formula="of:=ABS([$'calc praytimes'.C205]-[$'azan.kz'.E205])" office:value-type="time" office:time-value="PT00H01M00S">
            <text:p>12:01:00 AM</text:p>
          </table:table-cell>
          <table:table-cell table:formula="of:=ABS([$'calc praytimes'.D205]-[$'azan.kz'.F205])" office:value-type="time" office:time-value="PT01H11M00S">
            <text:p>1:11:00 AM</text:p>
          </table:table-cell>
          <table:table-cell table:formula="of:=ABS([$'calc praytimes'.E205]-[$'azan.kz'.G205])" office:value-type="time" office:time-value="PT00H09M00S">
            <text:p>12:09:00 AM</text:p>
          </table:table-cell>
          <table:table-cell table:formula="of:=ABS([$'calc praytimes'.F205]-[$'azan.kz'.H205])" office:value-type="time" office:time-value="PT00H44M00S">
            <text:p>12:44:00 AM</text:p>
          </table:table-cell>
          <table:table-cell table:number-columns-repeated="1018"/>
        </table:table-row>
        <table:table-row table:style-name="ro1">
          <table:table-cell table:formula="of:=ABS([$'calc praytimes'.A206]-[$'azan.kz'.C206])" office:value-type="time" office:time-value="PT00H40M00S">
            <text:p>12:40:00 AM</text:p>
          </table:table-cell>
          <table:table-cell table:formula="of:=ABS([$'calc praytimes'.B206]-[$'azan.kz'.D206])" office:value-type="time" office:time-value="PT00H03M00S">
            <text:p>12:03:00 AM</text:p>
          </table:table-cell>
          <table:table-cell table:formula="of:=ABS([$'calc praytimes'.C206]-[$'azan.kz'.E206])" office:value-type="time" office:time-value="PT00H00M00S">
            <text:p>12:00:00 AM</text:p>
          </table:table-cell>
          <table:table-cell table:formula="of:=ABS([$'calc praytimes'.D206]-[$'azan.kz'.F206])" office:value-type="time" office:time-value="PT01H10M00S">
            <text:p>1:10:00 AM</text:p>
          </table:table-cell>
          <table:table-cell table:formula="of:=ABS([$'calc praytimes'.E206]-[$'azan.kz'.G206])" office:value-type="time" office:time-value="PT00H08M00S">
            <text:p>12:08:00 AM</text:p>
          </table:table-cell>
          <table:table-cell table:formula="of:=ABS([$'calc praytimes'.F206]-[$'azan.kz'.H206])" office:value-type="time" office:time-value="PT00H44M00S">
            <text:p>12:44:00 AM</text:p>
          </table:table-cell>
          <table:table-cell table:number-columns-repeated="1018"/>
        </table:table-row>
        <table:table-row table:style-name="ro1">
          <table:table-cell table:formula="of:=ABS([$'calc praytimes'.A207]-[$'azan.kz'.C207])" office:value-type="time" office:time-value="PT00H39M00S">
            <text:p>12:39:00 AM</text:p>
          </table:table-cell>
          <table:table-cell table:formula="of:=ABS([$'calc praytimes'.B207]-[$'azan.kz'.D207])" office:value-type="time" office:time-value="PT00H02M00S">
            <text:p>12:02:00 AM</text:p>
          </table:table-cell>
          <table:table-cell table:formula="of:=ABS([$'calc praytimes'.C207]-[$'azan.kz'.E207])" office:value-type="time" office:time-value="PT00H00M00S">
            <text:p>12:00:00 AM</text:p>
          </table:table-cell>
          <table:table-cell table:formula="of:=ABS([$'calc praytimes'.D207]-[$'azan.kz'.F207])" office:value-type="time" office:time-value="PT01H09M00S">
            <text:p>1:09:00 AM</text:p>
          </table:table-cell>
          <table:table-cell table:formula="of:=ABS([$'calc praytimes'.E207]-[$'azan.kz'.G207])" office:value-type="time" office:time-value="PT00H09M00S">
            <text:p>12:09:00 AM</text:p>
          </table:table-cell>
          <table:table-cell table:formula="of:=ABS([$'calc praytimes'.F207]-[$'azan.kz'.H207])" office:value-type="time" office:time-value="PT00H42M00S">
            <text:p>12:42:00 AM</text:p>
          </table:table-cell>
          <table:table-cell table:number-columns-repeated="1018"/>
        </table:table-row>
        <table:table-row table:style-name="ro1">
          <table:table-cell table:formula="of:=ABS([$'calc praytimes'.A208]-[$'azan.kz'.C208])" office:value-type="time" office:time-value="PT00H37M00S">
            <text:p>12:37:00 AM</text:p>
          </table:table-cell>
          <table:table-cell table:formula="of:=ABS([$'calc praytimes'.B208]-[$'azan.kz'.D208])" office:value-type="time" office:time-value="PT00H02M00S">
            <text:p>12:02:00 AM</text:p>
          </table:table-cell>
          <table:table-cell table:formula="of:=ABS([$'calc praytimes'.C208]-[$'azan.kz'.E208])" office:value-type="time" office:time-value="PT00H00M00S">
            <text:p>12:00:00 AM</text:p>
          </table:table-cell>
          <table:table-cell table:formula="of:=ABS([$'calc praytimes'.D208]-[$'azan.kz'.F208])" office:value-type="time" office:time-value="PT01H10M00S">
            <text:p>1:10:00 AM</text:p>
          </table:table-cell>
          <table:table-cell table:formula="of:=ABS([$'calc praytimes'.E208]-[$'azan.kz'.G208])" office:value-type="time" office:time-value="PT00H09M00S">
            <text:p>12:09:00 AM</text:p>
          </table:table-cell>
          <table:table-cell table:formula="of:=ABS([$'calc praytimes'.F208]-[$'azan.kz'.H208])" office:value-type="time" office:time-value="PT00H40M00S">
            <text:p>12:40:00 AM</text:p>
          </table:table-cell>
          <table:table-cell table:number-columns-repeated="1018"/>
        </table:table-row>
        <table:table-row table:style-name="ro1">
          <table:table-cell table:formula="of:=ABS([$'calc praytimes'.A209]-[$'azan.kz'.C209])" office:value-type="time" office:time-value="PT00H34M00S">
            <text:p>12:34:00 AM</text:p>
          </table:table-cell>
          <table:table-cell table:formula="of:=ABS([$'calc praytimes'.B209]-[$'azan.kz'.D209])" office:value-type="time" office:time-value="PT00H02M00S">
            <text:p>12:02:00 AM</text:p>
          </table:table-cell>
          <table:table-cell table:formula="of:=ABS([$'calc praytimes'.C209]-[$'azan.kz'.E209])" office:value-type="time" office:time-value="PT00H00M00S">
            <text:p>12:00:00 AM</text:p>
          </table:table-cell>
          <table:table-cell table:formula="of:=ABS([$'calc praytimes'.D209]-[$'azan.kz'.F209])" office:value-type="time" office:time-value="PT01H09M00S">
            <text:p>1:09:00 AM</text:p>
          </table:table-cell>
          <table:table-cell table:formula="of:=ABS([$'calc praytimes'.E209]-[$'azan.kz'.G209])" office:value-type="time" office:time-value="PT00H09M00S">
            <text:p>12:09:00 AM</text:p>
          </table:table-cell>
          <table:table-cell table:formula="of:=ABS([$'calc praytimes'.F209]-[$'azan.kz'.H209])" office:value-type="time" office:time-value="PT00H39M00S">
            <text:p>12:39:00 AM</text:p>
          </table:table-cell>
          <table:table-cell table:number-columns-repeated="1018"/>
        </table:table-row>
        <table:table-row table:style-name="ro1">
          <table:table-cell table:formula="of:=ABS([$'calc praytimes'.A210]-[$'azan.kz'.C210])" office:value-type="time" office:time-value="PT00H32M00S">
            <text:p>12:32:00 AM</text:p>
          </table:table-cell>
          <table:table-cell table:formula="of:=ABS([$'calc praytimes'.B210]-[$'azan.kz'.D210])" office:value-type="time" office:time-value="PT00H03M00S">
            <text:p>12:03:00 AM</text:p>
          </table:table-cell>
          <table:table-cell table:formula="of:=ABS([$'calc praytimes'.C210]-[$'azan.kz'.E210])" office:value-type="time" office:time-value="PT00H00M00S">
            <text:p>12:00:00 AM</text:p>
          </table:table-cell>
          <table:table-cell table:formula="of:=ABS([$'calc praytimes'.D210]-[$'azan.kz'.F210])" office:value-type="time" office:time-value="PT01H09M00S">
            <text:p>1:09:00 AM</text:p>
          </table:table-cell>
          <table:table-cell table:formula="of:=ABS([$'calc praytimes'.E210]-[$'azan.kz'.G210])" office:value-type="time" office:time-value="PT00H08M00S">
            <text:p>12:08:00 AM</text:p>
          </table:table-cell>
          <table:table-cell table:formula="of:=ABS([$'calc praytimes'.F210]-[$'azan.kz'.H210])" office:value-type="time" office:time-value="PT00H38M00S">
            <text:p>12:38:00 AM</text:p>
          </table:table-cell>
          <table:table-cell table:number-columns-repeated="1018"/>
        </table:table-row>
        <table:table-row table:style-name="ro1">
          <table:table-cell table:formula="of:=ABS([$'calc praytimes'.A211]-[$'azan.kz'.C211])" office:value-type="time" office:time-value="PT00H31M00S">
            <text:p>12:31:00 AM</text:p>
          </table:table-cell>
          <table:table-cell table:formula="of:=ABS([$'calc praytimes'.B211]-[$'azan.kz'.D211])" office:value-type="time" office:time-value="PT00H02M00S">
            <text:p>12:02:00 AM</text:p>
          </table:table-cell>
          <table:table-cell table:formula="of:=ABS([$'calc praytimes'.C211]-[$'azan.kz'.E211])" office:value-type="time" office:time-value="PT00H00M00S">
            <text:p>12:00:00 AM</text:p>
          </table:table-cell>
          <table:table-cell table:formula="of:=ABS([$'calc praytimes'.D211]-[$'azan.kz'.F211])" office:value-type="time" office:time-value="PT01H08M00S">
            <text:p>1:08:00 AM</text:p>
          </table:table-cell>
          <table:table-cell table:formula="of:=ABS([$'calc praytimes'.E211]-[$'azan.kz'.G211])" office:value-type="time" office:time-value="PT00H09M00S">
            <text:p>12:09:00 AM</text:p>
          </table:table-cell>
          <table:table-cell table:formula="of:=ABS([$'calc praytimes'.F211]-[$'azan.kz'.H211])" office:value-type="time" office:time-value="PT00H36M00S">
            <text:p>12:36:00 AM</text:p>
          </table:table-cell>
          <table:table-cell table:number-columns-repeated="1018"/>
        </table:table-row>
        <table:table-row table:style-name="ro1">
          <table:table-cell table:formula="of:=ABS([$'calc praytimes'.A212]-[$'azan.kz'.C212])" office:value-type="time" office:time-value="PT00H30M00S">
            <text:p>12:30:00 AM</text:p>
          </table:table-cell>
          <table:table-cell table:formula="of:=ABS([$'calc praytimes'.B212]-[$'azan.kz'.D212])" office:value-type="time" office:time-value="PT00H02M00S">
            <text:p>12:02:00 AM</text:p>
          </table:table-cell>
          <table:table-cell table:formula="of:=ABS([$'calc praytimes'.C212]-[$'azan.kz'.E212])" office:value-type="time" office:time-value="PT00H01M00S">
            <text:p>12:01:00 AM</text:p>
          </table:table-cell>
          <table:table-cell table:formula="of:=ABS([$'calc praytimes'.D212]-[$'azan.kz'.F212])" office:value-type="time" office:time-value="PT01H08M00S">
            <text:p>1:08:00 AM</text:p>
          </table:table-cell>
          <table:table-cell table:formula="of:=ABS([$'calc praytimes'.E212]-[$'azan.kz'.G212])" office:value-type="time" office:time-value="PT00H08M00S">
            <text:p>12:08:00 AM</text:p>
          </table:table-cell>
          <table:table-cell table:formula="of:=ABS([$'calc praytimes'.F212]-[$'azan.kz'.H212])" office:value-type="time" office:time-value="PT00H35M00S">
            <text:p>12:35:00 AM</text:p>
          </table:table-cell>
          <table:table-cell table:number-columns-repeated="1018"/>
        </table:table-row>
        <table:table-row table:style-name="ro1">
          <table:table-cell table:formula="of:=ABS([$'calc praytimes'.A213]-[$'azan.kz'.C213])" office:value-type="time" office:time-value="PT00H28M00S">
            <text:p>12:28:00 AM</text:p>
          </table:table-cell>
          <table:table-cell table:formula="of:=ABS([$'calc praytimes'.B213]-[$'azan.kz'.D213])" office:value-type="time" office:time-value="PT00H03M00S">
            <text:p>12:03:00 AM</text:p>
          </table:table-cell>
          <table:table-cell table:formula="of:=ABS([$'calc praytimes'.C213]-[$'azan.kz'.E213])" office:value-type="time" office:time-value="PT00H01M00S">
            <text:p>12:01:00 AM</text:p>
          </table:table-cell>
          <table:table-cell table:formula="of:=ABS([$'calc praytimes'.D213]-[$'azan.kz'.F213])" office:value-type="time" office:time-value="PT01H07M00S">
            <text:p>1:07:00 AM</text:p>
          </table:table-cell>
          <table:table-cell table:formula="of:=ABS([$'calc praytimes'.E213]-[$'azan.kz'.G213])" office:value-type="time" office:time-value="PT00H09M00S">
            <text:p>12:09:00 AM</text:p>
          </table:table-cell>
          <table:table-cell table:formula="of:=ABS([$'calc praytimes'.F213]-[$'azan.kz'.H213])" office:value-type="time" office:time-value="PT00H34M00S">
            <text:p>12:34:00 AM</text:p>
          </table:table-cell>
          <table:table-cell table:number-columns-repeated="1018"/>
        </table:table-row>
        <table:table-row table:style-name="ro1">
          <table:table-cell table:formula="of:=ABS([$'calc praytimes'.A214]-[$'azan.kz'.C214])" office:value-type="time" office:time-value="PT00H27M00S">
            <text:p>12:27:00 AM</text:p>
          </table:table-cell>
          <table:table-cell table:formula="of:=ABS([$'calc praytimes'.B214]-[$'azan.kz'.D214])" office:value-type="time" office:time-value="PT00H02M00S">
            <text:p>12:02:00 AM</text:p>
          </table:table-cell>
          <table:table-cell table:formula="of:=ABS([$'calc praytimes'.C214]-[$'azan.kz'.E214])" office:value-type="time" office:time-value="PT00H01M00S">
            <text:p>12:01:00 AM</text:p>
          </table:table-cell>
          <table:table-cell table:formula="of:=ABS([$'calc praytimes'.D214]-[$'azan.kz'.F214])" office:value-type="time" office:time-value="PT01H07M00S">
            <text:p>1:07:00 AM</text:p>
          </table:table-cell>
          <table:table-cell table:formula="of:=ABS([$'calc praytimes'.E214]-[$'azan.kz'.G214])" office:value-type="time" office:time-value="PT00H08M00S">
            <text:p>12:08:00 AM</text:p>
          </table:table-cell>
          <table:table-cell table:formula="of:=ABS([$'calc praytimes'.F214]-[$'azan.kz'.H214])" office:value-type="time" office:time-value="PT00H33M00S">
            <text:p>12:33:00 AM</text:p>
          </table:table-cell>
          <table:table-cell table:number-columns-repeated="1018"/>
        </table:table-row>
        <table:table-row table:style-name="ro1">
          <table:table-cell table:formula="of:=ABS([$'calc praytimes'.A215]-[$'azan.kz'.C215])" office:value-type="time" office:time-value="PT00H25M00S">
            <text:p>12:25:00 AM</text:p>
          </table:table-cell>
          <table:table-cell table:formula="of:=ABS([$'calc praytimes'.B215]-[$'azan.kz'.D215])" office:value-type="time" office:time-value="PT00H02M00S">
            <text:p>12:02:00 AM</text:p>
          </table:table-cell>
          <table:table-cell table:formula="of:=ABS([$'calc praytimes'.C215]-[$'azan.kz'.E215])" office:value-type="time" office:time-value="PT00H00M00S">
            <text:p>12:00:00 AM</text:p>
          </table:table-cell>
          <table:table-cell table:formula="of:=ABS([$'calc praytimes'.D215]-[$'azan.kz'.F215])" office:value-type="time" office:time-value="PT01H08M00S">
            <text:p>1:08:00 AM</text:p>
          </table:table-cell>
          <table:table-cell table:formula="of:=ABS([$'calc praytimes'.E215]-[$'azan.kz'.G215])" office:value-type="time" office:time-value="PT00H08M00S">
            <text:p>12:08:00 AM</text:p>
          </table:table-cell>
          <table:table-cell table:formula="of:=ABS([$'calc praytimes'.F215]-[$'azan.kz'.H215])" office:value-type="time" office:time-value="PT00H31M00S">
            <text:p>12:31:00 AM</text:p>
          </table:table-cell>
          <table:table-cell table:number-columns-repeated="1018"/>
        </table:table-row>
        <table:table-row table:style-name="ro1">
          <table:table-cell table:formula="of:=ABS([$'calc praytimes'.A216]-[$'azan.kz'.C216])" office:value-type="time" office:time-value="PT00H24M00S">
            <text:p>12:24:00 AM</text:p>
          </table:table-cell>
          <table:table-cell table:formula="of:=ABS([$'calc praytimes'.B216]-[$'azan.kz'.D216])" office:value-type="time" office:time-value="PT00H02M00S">
            <text:p>12:02:00 AM</text:p>
          </table:table-cell>
          <table:table-cell table:formula="of:=ABS([$'calc praytimes'.C216]-[$'azan.kz'.E216])" office:value-type="time" office:time-value="PT00H00M00S">
            <text:p>12:00:00 AM</text:p>
          </table:table-cell>
          <table:table-cell table:formula="of:=ABS([$'calc praytimes'.D216]-[$'azan.kz'.F216])" office:value-type="time" office:time-value="PT01H07M00S">
            <text:p>1:07:00 AM</text:p>
          </table:table-cell>
          <table:table-cell table:formula="of:=ABS([$'calc praytimes'.E216]-[$'azan.kz'.G216])" office:value-type="time" office:time-value="PT00H08M00S">
            <text:p>12:08:00 AM</text:p>
          </table:table-cell>
          <table:table-cell table:formula="of:=ABS([$'calc praytimes'.F216]-[$'azan.kz'.H216])" office:value-type="time" office:time-value="PT00H31M00S">
            <text:p>12:31:00 AM</text:p>
          </table:table-cell>
          <table:table-cell table:number-columns-repeated="1018"/>
        </table:table-row>
        <table:table-row table:style-name="ro1">
          <table:table-cell table:formula="of:=ABS([$'calc praytimes'.A217]-[$'azan.kz'.C217])" office:value-type="time" office:time-value="PT00H22M00S">
            <text:p>12:22:00 AM</text:p>
          </table:table-cell>
          <table:table-cell table:formula="of:=ABS([$'calc praytimes'.B217]-[$'azan.kz'.D217])" office:value-type="time" office:time-value="PT00H02M00S">
            <text:p>12:02:00 AM</text:p>
          </table:table-cell>
          <table:table-cell table:formula="of:=ABS([$'calc praytimes'.C217]-[$'azan.kz'.E217])" office:value-type="time" office:time-value="PT00H00M00S">
            <text:p>12:00:00 AM</text:p>
          </table:table-cell>
          <table:table-cell table:formula="of:=ABS([$'calc praytimes'.D217]-[$'azan.kz'.F217])" office:value-type="time" office:time-value="PT01H07M00S">
            <text:p>1:07:00 AM</text:p>
          </table:table-cell>
          <table:table-cell table:formula="of:=ABS([$'calc praytimes'.E217]-[$'azan.kz'.G217])" office:value-type="time" office:time-value="PT00H09M00S">
            <text:p>12:09:00 AM</text:p>
          </table:table-cell>
          <table:table-cell table:formula="of:=ABS([$'calc praytimes'.F217]-[$'azan.kz'.H217])" office:value-type="time" office:time-value="PT00H29M00S">
            <text:p>12:29:00 AM</text:p>
          </table:table-cell>
          <table:table-cell table:number-columns-repeated="1018"/>
        </table:table-row>
        <table:table-row table:style-name="ro1">
          <table:table-cell table:formula="of:=ABS([$'calc praytimes'.A218]-[$'azan.kz'.C218])" office:value-type="time" office:time-value="PT00H20M00S">
            <text:p>12:20:00 AM</text:p>
          </table:table-cell>
          <table:table-cell table:formula="of:=ABS([$'calc praytimes'.B218]-[$'azan.kz'.D218])" office:value-type="time" office:time-value="PT00H02M00S">
            <text:p>12:02:00 AM</text:p>
          </table:table-cell>
          <table:table-cell table:formula="of:=ABS([$'calc praytimes'.C218]-[$'azan.kz'.E218])" office:value-type="time" office:time-value="PT00H00M00S">
            <text:p>12:00:00 AM</text:p>
          </table:table-cell>
          <table:table-cell table:formula="of:=ABS([$'calc praytimes'.D218]-[$'azan.kz'.F218])" office:value-type="time" office:time-value="PT01H07M00S">
            <text:p>1:07:00 AM</text:p>
          </table:table-cell>
          <table:table-cell table:formula="of:=ABS([$'calc praytimes'.E218]-[$'azan.kz'.G218])" office:value-type="time" office:time-value="PT00H08M00S">
            <text:p>12:08:00 AM</text:p>
          </table:table-cell>
          <table:table-cell table:formula="of:=ABS([$'calc praytimes'.F218]-[$'azan.kz'.H218])" office:value-type="time" office:time-value="PT00H28M00S">
            <text:p>12:28:00 AM</text:p>
          </table:table-cell>
          <table:table-cell table:number-columns-repeated="1018"/>
        </table:table-row>
        <table:table-row table:style-name="ro1">
          <table:table-cell table:formula="of:=ABS([$'calc praytimes'.A219]-[$'azan.kz'.C219])" office:value-type="time" office:time-value="PT00H20M00S">
            <text:p>12:20:00 AM</text:p>
          </table:table-cell>
          <table:table-cell table:formula="of:=ABS([$'calc praytimes'.B219]-[$'azan.kz'.D219])" office:value-type="time" office:time-value="PT00H02M00S">
            <text:p>12:02:00 AM</text:p>
          </table:table-cell>
          <table:table-cell table:formula="of:=ABS([$'calc praytimes'.C219]-[$'azan.kz'.E219])" office:value-type="time" office:time-value="PT00H00M00S">
            <text:p>12:00:00 AM</text:p>
          </table:table-cell>
          <table:table-cell table:formula="of:=ABS([$'calc praytimes'.D219]-[$'azan.kz'.F219])" office:value-type="time" office:time-value="PT01H05M00S">
            <text:p>1:05:00 AM</text:p>
          </table:table-cell>
          <table:table-cell table:formula="of:=ABS([$'calc praytimes'.E219]-[$'azan.kz'.G219])" office:value-type="time" office:time-value="PT00H09M00S">
            <text:p>12:09:00 AM</text:p>
          </table:table-cell>
          <table:table-cell table:formula="of:=ABS([$'calc praytimes'.F219]-[$'azan.kz'.H219])" office:value-type="time" office:time-value="PT00H26M00S">
            <text:p>12:26:00 AM</text:p>
          </table:table-cell>
          <table:table-cell table:number-columns-repeated="1018"/>
        </table:table-row>
        <table:table-row table:style-name="ro1">
          <table:table-cell table:formula="of:=ABS([$'calc praytimes'.A220]-[$'azan.kz'.C220])" office:value-type="time" office:time-value="PT00H18M00S">
            <text:p>12:18:00 AM</text:p>
          </table:table-cell>
          <table:table-cell table:formula="of:=ABS([$'calc praytimes'.B220]-[$'azan.kz'.D220])" office:value-type="time" office:time-value="PT00H02M00S">
            <text:p>12:02:00 AM</text:p>
          </table:table-cell>
          <table:table-cell table:formula="of:=ABS([$'calc praytimes'.C220]-[$'azan.kz'.E220])" office:value-type="time" office:time-value="PT00H00M00S">
            <text:p>12:00:00 AM</text:p>
          </table:table-cell>
          <table:table-cell table:formula="of:=ABS([$'calc praytimes'.D220]-[$'azan.kz'.F220])" office:value-type="time" office:time-value="PT01H05M00S">
            <text:p>1:05:00 AM</text:p>
          </table:table-cell>
          <table:table-cell table:formula="of:=ABS([$'calc praytimes'.E220]-[$'azan.kz'.G220])" office:value-type="time" office:time-value="PT00H08M00S">
            <text:p>12:08:00 AM</text:p>
          </table:table-cell>
          <table:table-cell table:formula="of:=ABS([$'calc praytimes'.F220]-[$'azan.kz'.H220])" office:value-type="time" office:time-value="PT00H26M00S">
            <text:p>12:26:00 AM</text:p>
          </table:table-cell>
          <table:table-cell table:number-columns-repeated="1018"/>
        </table:table-row>
        <table:table-row table:style-name="ro1">
          <table:table-cell table:formula="of:=ABS([$'calc praytimes'.A221]-[$'azan.kz'.C221])" office:value-type="time" office:time-value="PT00H17M00S">
            <text:p>12:17:00 AM</text:p>
          </table:table-cell>
          <table:table-cell table:formula="of:=ABS([$'calc praytimes'.B221]-[$'azan.kz'.D221])" office:value-type="time" office:time-value="PT00H02M00S">
            <text:p>12:02:00 AM</text:p>
          </table:table-cell>
          <table:table-cell table:formula="of:=ABS([$'calc praytimes'.C221]-[$'azan.kz'.E221])" office:value-type="time" office:time-value="PT00H00M00S">
            <text:p>12:00:00 AM</text:p>
          </table:table-cell>
          <table:table-cell table:formula="of:=ABS([$'calc praytimes'.D221]-[$'azan.kz'.F221])" office:value-type="time" office:time-value="PT01H05M00S">
            <text:p>1:05:00 AM</text:p>
          </table:table-cell>
          <table:table-cell table:formula="of:=ABS([$'calc praytimes'.E221]-[$'azan.kz'.G221])" office:value-type="time" office:time-value="PT00H08M00S">
            <text:p>12:08:00 AM</text:p>
          </table:table-cell>
          <table:table-cell table:formula="of:=ABS([$'calc praytimes'.F221]-[$'azan.kz'.H221])" office:value-type="time" office:time-value="PT00H25M00S">
            <text:p>12:25:00 AM</text:p>
          </table:table-cell>
          <table:table-cell table:number-columns-repeated="1018"/>
        </table:table-row>
        <table:table-row table:style-name="ro1">
          <table:table-cell table:formula="of:=ABS([$'calc praytimes'.A222]-[$'azan.kz'.C222])" office:value-type="time" office:time-value="PT00H16M00S">
            <text:p>12:16:00 AM</text:p>
          </table:table-cell>
          <table:table-cell table:formula="of:=ABS([$'calc praytimes'.B222]-[$'azan.kz'.D222])" office:value-type="time" office:time-value="PT00H02M00S">
            <text:p>12:02:00 AM</text:p>
          </table:table-cell>
          <table:table-cell table:formula="of:=ABS([$'calc praytimes'.C222]-[$'azan.kz'.E222])" office:value-type="time" office:time-value="PT00H00M00S">
            <text:p>12:00:00 AM</text:p>
          </table:table-cell>
          <table:table-cell table:formula="of:=ABS([$'calc praytimes'.D222]-[$'azan.kz'.F222])" office:value-type="time" office:time-value="PT01H05M00S">
            <text:p>1:05:00 AM</text:p>
          </table:table-cell>
          <table:table-cell table:formula="of:=ABS([$'calc praytimes'.E222]-[$'azan.kz'.G222])" office:value-type="time" office:time-value="PT00H09M00S">
            <text:p>12:09:00 AM</text:p>
          </table:table-cell>
          <table:table-cell table:formula="of:=ABS([$'calc praytimes'.F222]-[$'azan.kz'.H222])" office:value-type="time" office:time-value="PT00H23M00S">
            <text:p>12:23:00 AM</text:p>
          </table:table-cell>
          <table:table-cell table:number-columns-repeated="1018"/>
        </table:table-row>
        <table:table-row table:style-name="ro1">
          <table:table-cell table:formula="of:=ABS([$'calc praytimes'.A223]-[$'azan.kz'.C223])" office:value-type="time" office:time-value="PT00H14M00S">
            <text:p>12:14:00 AM</text:p>
          </table:table-cell>
          <table:table-cell table:formula="of:=ABS([$'calc praytimes'.B223]-[$'azan.kz'.D223])" office:value-type="time" office:time-value="PT00H02M00S">
            <text:p>12:02:00 AM</text:p>
          </table:table-cell>
          <table:table-cell table:formula="of:=ABS([$'calc praytimes'.C223]-[$'azan.kz'.E223])" office:value-type="time" office:time-value="PT00H01M00S">
            <text:p>12:01:00 AM</text:p>
          </table:table-cell>
          <table:table-cell table:formula="of:=ABS([$'calc praytimes'.D223]-[$'azan.kz'.F223])" office:value-type="time" office:time-value="PT01H04M00S">
            <text:p>1:04:00 AM</text:p>
          </table:table-cell>
          <table:table-cell table:formula="of:=ABS([$'calc praytimes'.E223]-[$'azan.kz'.G223])" office:value-type="time" office:time-value="PT00H08M00S">
            <text:p>12:08:00 AM</text:p>
          </table:table-cell>
          <table:table-cell table:formula="of:=ABS([$'calc praytimes'.F223]-[$'azan.kz'.H223])" office:value-type="time" office:time-value="PT00H22M00S">
            <text:p>12:22:00 AM</text:p>
          </table:table-cell>
          <table:table-cell table:number-columns-repeated="1018"/>
        </table:table-row>
        <table:table-row table:style-name="ro1">
          <table:table-cell table:formula="of:=ABS([$'calc praytimes'.A224]-[$'azan.kz'.C224])" office:value-type="time" office:time-value="PT00H11M00S">
            <text:p>12:11:00 AM</text:p>
          </table:table-cell>
          <table:table-cell table:formula="of:=ABS([$'calc praytimes'.B224]-[$'azan.kz'.D224])" office:value-type="time" office:time-value="PT00H04M00S">
            <text:p>12:04:00 AM</text:p>
          </table:table-cell>
          <table:table-cell table:formula="of:=ABS([$'calc praytimes'.C224]-[$'azan.kz'.E224])" office:value-type="time" office:time-value="PT00H01M00S">
            <text:p>12:01:00 AM</text:p>
          </table:table-cell>
          <table:table-cell table:formula="of:=ABS([$'calc praytimes'.D224]-[$'azan.kz'.F224])" office:value-type="time" office:time-value="PT01H05M00S">
            <text:p>1:05:00 AM</text:p>
          </table:table-cell>
          <table:table-cell table:formula="of:=ABS([$'calc praytimes'.E224]-[$'azan.kz'.G224])" office:value-type="time" office:time-value="PT00H10M00S">
            <text:p>12:10:00 AM</text:p>
          </table:table-cell>
          <table:table-cell table:formula="of:=ABS([$'calc praytimes'.F224]-[$'azan.kz'.H224])" office:value-type="time" office:time-value="PT00H20M00S">
            <text:p>12:20:00 AM</text:p>
          </table:table-cell>
          <table:table-cell table:number-columns-repeated="1018"/>
        </table:table-row>
        <table:table-row table:style-name="ro1">
          <table:table-cell table:formula="of:=ABS([$'calc praytimes'.A225]-[$'azan.kz'.C225])" office:value-type="time" office:time-value="PT00H12M00S">
            <text:p>12:12:00 AM</text:p>
          </table:table-cell>
          <table:table-cell table:formula="of:=ABS([$'calc praytimes'.B225]-[$'azan.kz'.D225])" office:value-type="time" office:time-value="PT00H02M00S">
            <text:p>12:02:00 AM</text:p>
          </table:table-cell>
          <table:table-cell table:formula="of:=ABS([$'calc praytimes'.C225]-[$'azan.kz'.E225])" office:value-type="time" office:time-value="PT00H00M00S">
            <text:p>12:00:00 AM</text:p>
          </table:table-cell>
          <table:table-cell table:formula="of:=ABS([$'calc praytimes'.D225]-[$'azan.kz'.F225])" office:value-type="time" office:time-value="PT01H04M00S">
            <text:p>1:04:00 AM</text:p>
          </table:table-cell>
          <table:table-cell table:formula="of:=ABS([$'calc praytimes'.E225]-[$'azan.kz'.G225])" office:value-type="time" office:time-value="PT00H08M00S">
            <text:p>12:08:00 AM</text:p>
          </table:table-cell>
          <table:table-cell table:formula="of:=ABS([$'calc praytimes'.F225]-[$'azan.kz'.H225])" office:value-type="time" office:time-value="PT00H21M00S">
            <text:p>12:21:00 AM</text:p>
          </table:table-cell>
          <table:table-cell table:number-columns-repeated="1018"/>
        </table:table-row>
        <table:table-row table:style-name="ro1">
          <table:table-cell table:formula="of:=ABS([$'calc praytimes'.A226]-[$'azan.kz'.C226])" office:value-type="time" office:time-value="PT00H11M00S">
            <text:p>12:11:00 AM</text:p>
          </table:table-cell>
          <table:table-cell table:formula="of:=ABS([$'calc praytimes'.B226]-[$'azan.kz'.D226])" office:value-type="time" office:time-value="PT00H02M00S">
            <text:p>12:02:00 AM</text:p>
          </table:table-cell>
          <table:table-cell table:formula="of:=ABS([$'calc praytimes'.C226]-[$'azan.kz'.E226])" office:value-type="time" office:time-value="PT00H00M00S">
            <text:p>12:00:00 AM</text:p>
          </table:table-cell>
          <table:table-cell table:formula="of:=ABS([$'calc praytimes'.D226]-[$'azan.kz'.F226])" office:value-type="time" office:time-value="PT01H03M00S">
            <text:p>1:03:00 AM</text:p>
          </table:table-cell>
          <table:table-cell table:formula="of:=ABS([$'calc praytimes'.E226]-[$'azan.kz'.G226])" office:value-type="time" office:time-value="PT00H09M00S">
            <text:p>12:09:00 AM</text:p>
          </table:table-cell>
          <table:table-cell table:formula="of:=ABS([$'calc praytimes'.F226]-[$'azan.kz'.H226])" office:value-type="time" office:time-value="PT00H19M00S">
            <text:p>12:19:00 AM</text:p>
          </table:table-cell>
          <table:table-cell table:number-columns-repeated="1018"/>
        </table:table-row>
        <table:table-row table:style-name="ro1">
          <table:table-cell table:formula="of:=ABS([$'calc praytimes'.A227]-[$'azan.kz'.C227])" office:value-type="time" office:time-value="PT00H10M00S">
            <text:p>12:10:00 AM</text:p>
          </table:table-cell>
          <table:table-cell table:formula="of:=ABS([$'calc praytimes'.B227]-[$'azan.kz'.D227])" office:value-type="time" office:time-value="PT00H02M00S">
            <text:p>12:02:00 AM</text:p>
          </table:table-cell>
          <table:table-cell table:formula="of:=ABS([$'calc praytimes'.C227]-[$'azan.kz'.E227])" office:value-type="time" office:time-value="PT00H00M00S">
            <text:p>12:00:00 AM</text:p>
          </table:table-cell>
          <table:table-cell table:formula="of:=ABS([$'calc praytimes'.D227]-[$'azan.kz'.F227])" office:value-type="time" office:time-value="PT01H03M00S">
            <text:p>1:03:00 AM</text:p>
          </table:table-cell>
          <table:table-cell table:formula="of:=ABS([$'calc praytimes'.E227]-[$'azan.kz'.G227])" office:value-type="time" office:time-value="PT00H08M00S">
            <text:p>12:08:00 AM</text:p>
          </table:table-cell>
          <table:table-cell table:formula="of:=ABS([$'calc praytimes'.F227]-[$'azan.kz'.H227])" office:value-type="time" office:time-value="PT00H19M00S">
            <text:p>12:19:00 AM</text:p>
          </table:table-cell>
          <table:table-cell table:number-columns-repeated="1018"/>
        </table:table-row>
        <table:table-row table:style-name="ro1">
          <table:table-cell table:formula="of:=ABS([$'calc praytimes'.A228]-[$'azan.kz'.C228])" office:value-type="time" office:time-value="PT00H09M00S">
            <text:p>12:09:00 AM</text:p>
          </table:table-cell>
          <table:table-cell table:formula="of:=ABS([$'calc praytimes'.B228]-[$'azan.kz'.D228])" office:value-type="time" office:time-value="PT00H01M00S">
            <text:p>12:01:00 AM</text:p>
          </table:table-cell>
          <table:table-cell table:formula="of:=ABS([$'calc praytimes'.C228]-[$'azan.kz'.E228])" office:value-type="time" office:time-value="PT00H00M00S">
            <text:p>12:00:00 AM</text:p>
          </table:table-cell>
          <table:table-cell table:formula="of:=ABS([$'calc praytimes'.D228]-[$'azan.kz'.F228])" office:value-type="time" office:time-value="PT01H03M00S">
            <text:p>1:03:00 AM</text:p>
          </table:table-cell>
          <table:table-cell table:formula="of:=ABS([$'calc praytimes'.E228]-[$'azan.kz'.G228])" office:value-type="time" office:time-value="PT00H08M00S">
            <text:p>12:08:00 AM</text:p>
          </table:table-cell>
          <table:table-cell table:formula="of:=ABS([$'calc praytimes'.F228]-[$'azan.kz'.H228])" office:value-type="time" office:time-value="PT00H18M00S">
            <text:p>12:18:00 AM</text:p>
          </table:table-cell>
          <table:table-cell table:number-columns-repeated="1018"/>
        </table:table-row>
        <table:table-row table:style-name="ro1">
          <table:table-cell table:formula="of:=ABS([$'calc praytimes'.A229]-[$'azan.kz'.C229])" office:value-type="time" office:time-value="PT00H08M00S">
            <text:p>12:08:00 AM</text:p>
          </table:table-cell>
          <table:table-cell table:formula="of:=ABS([$'calc praytimes'.B229]-[$'azan.kz'.D229])" office:value-type="time" office:time-value="PT00H02M00S">
            <text:p>12:02:00 AM</text:p>
          </table:table-cell>
          <table:table-cell table:formula="of:=ABS([$'calc praytimes'.C229]-[$'azan.kz'.E229])" office:value-type="time" office:time-value="PT00H01M00S">
            <text:p>12:01:00 AM</text:p>
          </table:table-cell>
          <table:table-cell table:formula="of:=ABS([$'calc praytimes'.D229]-[$'azan.kz'.F229])" office:value-type="time" office:time-value="PT01H03M00S">
            <text:p>1:03:00 AM</text:p>
          </table:table-cell>
          <table:table-cell table:formula="of:=ABS([$'calc praytimes'.E229]-[$'azan.kz'.G229])" office:value-type="time" office:time-value="PT00H08M00S">
            <text:p>12:08:00 AM</text:p>
          </table:table-cell>
          <table:table-cell table:formula="of:=ABS([$'calc praytimes'.F229]-[$'azan.kz'.H229])" office:value-type="time" office:time-value="PT00H17M00S">
            <text:p>12:17:00 AM</text:p>
          </table:table-cell>
          <table:table-cell table:number-columns-repeated="1018"/>
        </table:table-row>
        <table:table-row table:style-name="ro1">
          <table:table-cell table:formula="of:=ABS([$'calc praytimes'.A230]-[$'azan.kz'.C230])" office:value-type="time" office:time-value="PT00H08M00S">
            <text:p>12:08:00 AM</text:p>
          </table:table-cell>
          <table:table-cell table:formula="of:=ABS([$'calc praytimes'.B230]-[$'azan.kz'.D230])" office:value-type="time" office:time-value="PT00H01M00S">
            <text:p>12:01:00 AM</text:p>
          </table:table-cell>
          <table:table-cell table:formula="of:=ABS([$'calc praytimes'.C230]-[$'azan.kz'.E230])" office:value-type="time" office:time-value="PT00H00M00S">
            <text:p>12:00:00 AM</text:p>
          </table:table-cell>
          <table:table-cell table:formula="of:=ABS([$'calc praytimes'.D230]-[$'azan.kz'.F230])" office:value-type="time" office:time-value="PT01H02M00S">
            <text:p>1:02:00 AM</text:p>
          </table:table-cell>
          <table:table-cell table:formula="of:=ABS([$'calc praytimes'.E230]-[$'azan.kz'.G230])" office:value-type="time" office:time-value="PT00H08M00S">
            <text:p>12:08:00 AM</text:p>
          </table:table-cell>
          <table:table-cell table:formula="of:=ABS([$'calc praytimes'.F230]-[$'azan.kz'.H230])" office:value-type="time" office:time-value="PT00H17M00S">
            <text:p>12:17:00 AM</text:p>
          </table:table-cell>
          <table:table-cell table:number-columns-repeated="1018"/>
        </table:table-row>
        <table:table-row table:style-name="ro1">
          <table:table-cell table:formula="of:=ABS([$'calc praytimes'.A231]-[$'azan.kz'.C231])" office:value-type="time" office:time-value="PT00H06M00S">
            <text:p>12:06:00 AM</text:p>
          </table:table-cell>
          <table:table-cell table:formula="of:=ABS([$'calc praytimes'.B231]-[$'azan.kz'.D231])" office:value-type="time" office:time-value="PT00H02M00S">
            <text:p>12:02:00 AM</text:p>
          </table:table-cell>
          <table:table-cell table:formula="of:=ABS([$'calc praytimes'.C231]-[$'azan.kz'.E231])" office:value-type="time" office:time-value="PT00H00M00S">
            <text:p>12:00:00 AM</text:p>
          </table:table-cell>
          <table:table-cell table:formula="of:=ABS([$'calc praytimes'.D231]-[$'azan.kz'.F231])" office:value-type="time" office:time-value="PT01H02M00S">
            <text:p>1:02:00 AM</text:p>
          </table:table-cell>
          <table:table-cell table:formula="of:=ABS([$'calc praytimes'.E231]-[$'azan.kz'.G231])" office:value-type="time" office:time-value="PT00H08M00S">
            <text:p>12:08:00 AM</text:p>
          </table:table-cell>
          <table:table-cell table:formula="of:=ABS([$'calc praytimes'.F231]-[$'azan.kz'.H231])" office:value-type="time" office:time-value="PT00H16M00S">
            <text:p>12:16:00 AM</text:p>
          </table:table-cell>
          <table:table-cell table:number-columns-repeated="1018"/>
        </table:table-row>
        <table:table-row table:style-name="ro1">
          <table:table-cell table:formula="of:=ABS([$'calc praytimes'.A232]-[$'azan.kz'.C232])" office:value-type="time" office:time-value="PT00H05M00S">
            <text:p>12:05:00 AM</text:p>
          </table:table-cell>
          <table:table-cell table:formula="of:=ABS([$'calc praytimes'.B232]-[$'azan.kz'.D232])" office:value-type="time" office:time-value="PT00H02M00S">
            <text:p>12:02:00 AM</text:p>
          </table:table-cell>
          <table:table-cell table:formula="of:=ABS([$'calc praytimes'.C232]-[$'azan.kz'.E232])" office:value-type="time" office:time-value="PT00H00M00S">
            <text:p>12:00:00 AM</text:p>
          </table:table-cell>
          <table:table-cell table:formula="of:=ABS([$'calc praytimes'.D232]-[$'azan.kz'.F232])" office:value-type="time" office:time-value="PT01H02M00S">
            <text:p>1:02:00 AM</text:p>
          </table:table-cell>
          <table:table-cell table:formula="of:=ABS([$'calc praytimes'.E232]-[$'azan.kz'.G232])" office:value-type="time" office:time-value="PT00H07M00S">
            <text:p>12:07:00 AM</text:p>
          </table:table-cell>
          <table:table-cell table:formula="of:=ABS([$'calc praytimes'.F232]-[$'azan.kz'.H232])" office:value-type="time" office:time-value="PT00H15M00S">
            <text:p>12:15:00 AM</text:p>
          </table:table-cell>
          <table:table-cell table:number-columns-repeated="1018"/>
        </table:table-row>
        <table:table-row table:style-name="ro1">
          <table:table-cell table:formula="of:=ABS([$'calc praytimes'.A233]-[$'azan.kz'.C233])" office:value-type="time" office:time-value="PT00H04M00S">
            <text:p>12:04:00 AM</text:p>
          </table:table-cell>
          <table:table-cell table:formula="of:=ABS([$'calc praytimes'.B233]-[$'azan.kz'.D233])" office:value-type="time" office:time-value="PT00H02M00S">
            <text:p>12:02:00 AM</text:p>
          </table:table-cell>
          <table:table-cell table:formula="of:=ABS([$'calc praytimes'.C233]-[$'azan.kz'.E233])" office:value-type="time" office:time-value="PT00H00M00S">
            <text:p>12:00:00 AM</text:p>
          </table:table-cell>
          <table:table-cell table:formula="of:=ABS([$'calc praytimes'.D233]-[$'azan.kz'.F233])" office:value-type="time" office:time-value="PT01H01M00S">
            <text:p>1:01:00 AM</text:p>
          </table:table-cell>
          <table:table-cell table:formula="of:=ABS([$'calc praytimes'.E233]-[$'azan.kz'.G233])" office:value-type="time" office:time-value="PT00H07M00S">
            <text:p>12:07:00 AM</text:p>
          </table:table-cell>
          <table:table-cell table:formula="of:=ABS([$'calc praytimes'.F233]-[$'azan.kz'.H233])" office:value-type="time" office:time-value="PT00H14M00S">
            <text:p>12:14:00 AM</text:p>
          </table:table-cell>
          <table:table-cell table:number-columns-repeated="1018"/>
        </table:table-row>
        <table:table-row table:style-name="ro1">
          <table:table-cell table:formula="of:=ABS([$'calc praytimes'.A234]-[$'azan.kz'.C234])" office:value-type="time" office:time-value="PT00H03M00S">
            <text:p>12:03:00 AM</text:p>
          </table:table-cell>
          <table:table-cell table:formula="of:=ABS([$'calc praytimes'.B234]-[$'azan.kz'.D234])" office:value-type="time" office:time-value="PT00H02M00S">
            <text:p>12:02:00 AM</text:p>
          </table:table-cell>
          <table:table-cell table:formula="of:=ABS([$'calc praytimes'.C234]-[$'azan.kz'.E234])" office:value-type="time" office:time-value="PT00H00M00S">
            <text:p>12:00:00 AM</text:p>
          </table:table-cell>
          <table:table-cell table:formula="of:=ABS([$'calc praytimes'.D234]-[$'azan.kz'.F234])" office:value-type="time" office:time-value="PT01H01M00S">
            <text:p>1:01:00 AM</text:p>
          </table:table-cell>
          <table:table-cell table:formula="of:=ABS([$'calc praytimes'.E234]-[$'azan.kz'.G234])" office:value-type="time" office:time-value="PT00H07M00S">
            <text:p>12:07:00 AM</text:p>
          </table:table-cell>
          <table:table-cell table:formula="of:=ABS([$'calc praytimes'.F234]-[$'azan.kz'.H234])" office:value-type="time" office:time-value="PT00H14M00S">
            <text:p>12:14:00 AM</text:p>
          </table:table-cell>
          <table:table-cell table:number-columns-repeated="1018"/>
        </table:table-row>
        <table:table-row table:style-name="ro1">
          <table:table-cell table:formula="of:=ABS([$'calc praytimes'.A235]-[$'azan.kz'.C235])" office:value-type="time" office:time-value="PT00H03M00S">
            <text:p>12:03:00 AM</text:p>
          </table:table-cell>
          <table:table-cell table:formula="of:=ABS([$'calc praytimes'.B235]-[$'azan.kz'.D235])" office:value-type="time" office:time-value="PT00H01M00S">
            <text:p>12:01:00 AM</text:p>
          </table:table-cell>
          <table:table-cell table:formula="of:=ABS([$'calc praytimes'.C235]-[$'azan.kz'.E235])" office:value-type="time" office:time-value="PT00H00M00S">
            <text:p>12:00:00 AM</text:p>
          </table:table-cell>
          <table:table-cell table:formula="of:=ABS([$'calc praytimes'.D235]-[$'azan.kz'.F235])" office:value-type="time" office:time-value="PT01H00M00S">
            <text:p>1:00:00 AM</text:p>
          </table:table-cell>
          <table:table-cell table:formula="of:=ABS([$'calc praytimes'.E235]-[$'azan.kz'.G235])" office:value-type="time" office:time-value="PT00H08M00S">
            <text:p>12:08:00 AM</text:p>
          </table:table-cell>
          <table:table-cell table:formula="of:=ABS([$'calc praytimes'.F235]-[$'azan.kz'.H235])" office:value-type="time" office:time-value="PT00H12M00S">
            <text:p>12:12:00 AM</text:p>
          </table:table-cell>
          <table:table-cell table:number-columns-repeated="1018"/>
        </table:table-row>
        <table:table-row table:style-name="ro1">
          <table:table-cell table:formula="of:=ABS([$'calc praytimes'.A236]-[$'azan.kz'.C236])" office:value-type="time" office:time-value="PT00H02M00S">
            <text:p>12:02:00 AM</text:p>
          </table:table-cell>
          <table:table-cell table:formula="of:=ABS([$'calc praytimes'.B236]-[$'azan.kz'.D236])" office:value-type="time" office:time-value="PT00H02M00S">
            <text:p>12:02:00 AM</text:p>
          </table:table-cell>
          <table:table-cell table:formula="of:=ABS([$'calc praytimes'.C236]-[$'azan.kz'.E236])" office:value-type="time" office:time-value="PT00H00M00S">
            <text:p>12:00:00 AM</text:p>
          </table:table-cell>
          <table:table-cell table:formula="of:=ABS([$'calc praytimes'.D236]-[$'azan.kz'.F236])" office:value-type="time" office:time-value="PT01H00M00S">
            <text:p>1:00:00 AM</text:p>
          </table:table-cell>
          <table:table-cell table:formula="of:=ABS([$'calc praytimes'.E236]-[$'azan.kz'.G236])" office:value-type="time" office:time-value="PT00H08M00S">
            <text:p>12:08:00 AM</text:p>
          </table:table-cell>
          <table:table-cell table:formula="of:=ABS([$'calc praytimes'.F236]-[$'azan.kz'.H236])" office:value-type="time" office:time-value="PT00H11M00S">
            <text:p>12:11:00 AM</text:p>
          </table:table-cell>
          <table:table-cell table:number-columns-repeated="1018"/>
        </table:table-row>
        <table:table-row table:style-name="ro1">
          <table:table-cell table:formula="of:=ABS([$'calc praytimes'.A237]-[$'azan.kz'.C237])" office:value-type="time" office:time-value="PT00H01M00S">
            <text:p>12:01:00 AM</text:p>
          </table:table-cell>
          <table:table-cell table:formula="of:=ABS([$'calc praytimes'.B237]-[$'azan.kz'.D237])" office:value-type="time" office:time-value="PT00H01M00S">
            <text:p>12:01:00 AM</text:p>
          </table:table-cell>
          <table:table-cell table:formula="of:=ABS([$'calc praytimes'.C237]-[$'azan.kz'.E237])" office:value-type="time" office:time-value="PT00H01M00S">
            <text:p>12:01:00 AM</text:p>
          </table:table-cell>
          <table:table-cell table:formula="of:=ABS([$'calc praytimes'.D237]-[$'azan.kz'.F237])" office:value-type="time" office:time-value="PT00H59M00S">
            <text:p>12:59:00 AM</text:p>
          </table:table-cell>
          <table:table-cell table:formula="of:=ABS([$'calc praytimes'.E237]-[$'azan.kz'.G237])" office:value-type="time" office:time-value="PT00H08M00S">
            <text:p>12:08:00 AM</text:p>
          </table:table-cell>
          <table:table-cell table:formula="of:=ABS([$'calc praytimes'.F237]-[$'azan.kz'.H237])" office:value-type="time" office:time-value="PT00H11M00S">
            <text:p>12:11:00 AM</text:p>
          </table:table-cell>
          <table:table-cell table:number-columns-repeated="1018"/>
        </table:table-row>
        <table:table-row table:style-name="ro1">
          <table:table-cell table:formula="of:=ABS([$'calc praytimes'.A238]-[$'azan.kz'.C238])" office:value-type="time" office:time-value="PT00H00M00S">
            <text:p>12:00:00 AM</text:p>
          </table:table-cell>
          <table:table-cell table:formula="of:=ABS([$'calc praytimes'.B238]-[$'azan.kz'.D238])" office:value-type="time" office:time-value="PT00H02M00S">
            <text:p>12:02:00 AM</text:p>
          </table:table-cell>
          <table:table-cell table:formula="of:=ABS([$'calc praytimes'.C238]-[$'azan.kz'.E238])" office:value-type="time" office:time-value="PT00H00M00S">
            <text:p>12:00:00 AM</text:p>
          </table:table-cell>
          <table:table-cell table:formula="of:=ABS([$'calc praytimes'.D238]-[$'azan.kz'.F238])" office:value-type="time" office:time-value="PT00H59M00S">
            <text:p>12:59:00 AM</text:p>
          </table:table-cell>
          <table:table-cell table:formula="of:=ABS([$'calc praytimes'.E238]-[$'azan.kz'.G238])" office:value-type="time" office:time-value="PT00H08M00S">
            <text:p>12:08:00 AM</text:p>
          </table:table-cell>
          <table:table-cell table:formula="of:=ABS([$'calc praytimes'.F238]-[$'azan.kz'.H238])" office:value-type="time" office:time-value="PT00H10M00S">
            <text:p>12:10:00 AM</text:p>
          </table:table-cell>
          <table:table-cell table:number-columns-repeated="1018"/>
        </table:table-row>
        <table:table-row table:style-name="ro1">
          <table:table-cell table:formula="of:=ABS([$'calc praytimes'.A239]-[$'azan.kz'.C239])" office:value-type="time" office:time-value="PT00H00M00S">
            <text:p>12:00:00 AM</text:p>
          </table:table-cell>
          <table:table-cell table:formula="of:=ABS([$'calc praytimes'.B239]-[$'azan.kz'.D239])" office:value-type="time" office:time-value="PT00H01M00S">
            <text:p>12:01:00 AM</text:p>
          </table:table-cell>
          <table:table-cell table:formula="of:=ABS([$'calc praytimes'.C239]-[$'azan.kz'.E239])" office:value-type="time" office:time-value="PT00H00M00S">
            <text:p>12:00:00 AM</text:p>
          </table:table-cell>
          <table:table-cell table:formula="of:=ABS([$'calc praytimes'.D239]-[$'azan.kz'.F239])" office:value-type="time" office:time-value="PT00H58M00S">
            <text:p>12:58:00 AM</text:p>
          </table:table-cell>
          <table:table-cell table:formula="of:=ABS([$'calc praytimes'.E239]-[$'azan.kz'.G239])" office:value-type="time" office:time-value="PT00H08M00S">
            <text:p>12:08:00 AM</text:p>
          </table:table-cell>
          <table:table-cell table:formula="of:=ABS([$'calc praytimes'.F239]-[$'azan.kz'.H239])" office:value-type="time" office:time-value="PT00H09M00S">
            <text:p>12:09:00 AM</text:p>
          </table:table-cell>
          <table:table-cell table:number-columns-repeated="1018"/>
        </table:table-row>
        <table:table-row table:style-name="ro1">
          <table:table-cell table:formula="of:=ABS([$'calc praytimes'.A240]-[$'azan.kz'.C240])" office:value-type="time" office:time-value="PT00H01M00S">
            <text:p>12:01:00 AM</text:p>
          </table:table-cell>
          <table:table-cell table:formula="of:=ABS([$'calc praytimes'.B240]-[$'azan.kz'.D240])" office:value-type="time" office:time-value="PT00H02M00S">
            <text:p>12:02:00 AM</text:p>
          </table:table-cell>
          <table:table-cell table:formula="of:=ABS([$'calc praytimes'.C240]-[$'azan.kz'.E240])" office:value-type="time" office:time-value="PT00H00M00S">
            <text:p>12:00:00 AM</text:p>
          </table:table-cell>
          <table:table-cell table:formula="of:=ABS([$'calc praytimes'.D240]-[$'azan.kz'.F240])" office:value-type="time" office:time-value="PT00H58M00S">
            <text:p>12:58:00 AM</text:p>
          </table:table-cell>
          <table:table-cell table:formula="of:=ABS([$'calc praytimes'.E240]-[$'azan.kz'.G240])" office:value-type="time" office:time-value="PT00H08M00S">
            <text:p>12:08:00 AM</text:p>
          </table:table-cell>
          <table:table-cell table:formula="of:=ABS([$'calc praytimes'.F240]-[$'azan.kz'.H240])" office:value-type="time" office:time-value="PT00H09M00S">
            <text:p>12:09:00 AM</text:p>
          </table:table-cell>
          <table:table-cell table:number-columns-repeated="1018"/>
        </table:table-row>
        <table:table-row table:style-name="ro1">
          <table:table-cell table:formula="of:=ABS([$'calc praytimes'.A241]-[$'azan.kz'.C241])" office:value-type="time" office:time-value="PT00H01M00S">
            <text:p>12:01:00 AM</text:p>
          </table:table-cell>
          <table:table-cell table:formula="of:=ABS([$'calc praytimes'.B241]-[$'azan.kz'.D241])" office:value-type="time" office:time-value="PT00H01M00S">
            <text:p>12:01:00 AM</text:p>
          </table:table-cell>
          <table:table-cell table:formula="of:=ABS([$'calc praytimes'.C241]-[$'azan.kz'.E241])" office:value-type="time" office:time-value="PT00H01M00S">
            <text:p>12:01:00 AM</text:p>
          </table:table-cell>
          <table:table-cell table:formula="of:=ABS([$'calc praytimes'.D241]-[$'azan.kz'.F241])" office:value-type="time" office:time-value="PT00H57M00S">
            <text:p>12:57:00 AM</text:p>
          </table:table-cell>
          <table:table-cell table:formula="of:=ABS([$'calc praytimes'.E241]-[$'azan.kz'.G241])" office:value-type="time" office:time-value="PT00H07M00S">
            <text:p>12:07:00 AM</text:p>
          </table:table-cell>
          <table:table-cell table:formula="of:=ABS([$'calc praytimes'.F241]-[$'azan.kz'.H241])" office:value-type="time" office:time-value="PT00H09M00S">
            <text:p>12:09:00 AM</text:p>
          </table:table-cell>
          <table:table-cell table:number-columns-repeated="1018"/>
        </table:table-row>
        <table:table-row table:style-name="ro1">
          <table:table-cell table:formula="of:=ABS([$'calc praytimes'.A242]-[$'azan.kz'.C242])" office:value-type="time" office:time-value="PT00H03M00S">
            <text:p>12:03:00 AM</text:p>
          </table:table-cell>
          <table:table-cell table:formula="of:=ABS([$'calc praytimes'.B242]-[$'azan.kz'.D242])" office:value-type="time" office:time-value="PT00H01M00S">
            <text:p>12:01:00 AM</text:p>
          </table:table-cell>
          <table:table-cell table:formula="of:=ABS([$'calc praytimes'.C242]-[$'azan.kz'.E242])" office:value-type="time" office:time-value="PT00H00M00S">
            <text:p>12:00:00 AM</text:p>
          </table:table-cell>
          <table:table-cell table:formula="of:=ABS([$'calc praytimes'.D242]-[$'azan.kz'.F242])" office:value-type="time" office:time-value="PT00H58M00S">
            <text:p>12:58:00 AM</text:p>
          </table:table-cell>
          <table:table-cell table:formula="of:=ABS([$'calc praytimes'.E242]-[$'azan.kz'.G242])" office:value-type="time" office:time-value="PT00H07M00S">
            <text:p>12:07:00 AM</text:p>
          </table:table-cell>
          <table:table-cell table:formula="of:=ABS([$'calc praytimes'.F242]-[$'azan.kz'.H242])" office:value-type="time" office:time-value="PT00H08M00S">
            <text:p>12:08:00 AM</text:p>
          </table:table-cell>
          <table:table-cell table:number-columns-repeated="1018"/>
        </table:table-row>
        <table:table-row table:style-name="ro1">
          <table:table-cell table:formula="of:=ABS([$'calc praytimes'.A243]-[$'azan.kz'.C243])" office:value-type="time" office:time-value="PT00H04M00S">
            <text:p>12:04:00 AM</text:p>
          </table:table-cell>
          <table:table-cell table:formula="of:=ABS([$'calc praytimes'.B243]-[$'azan.kz'.D243])" office:value-type="time" office:time-value="PT00H02M00S">
            <text:p>12:02:00 AM</text:p>
          </table:table-cell>
          <table:table-cell table:formula="of:=ABS([$'calc praytimes'.C243]-[$'azan.kz'.E243])" office:value-type="time" office:time-value="PT00H00M00S">
            <text:p>12:00:00 AM</text:p>
          </table:table-cell>
          <table:table-cell table:formula="of:=ABS([$'calc praytimes'.D243]-[$'azan.kz'.F243])" office:value-type="time" office:time-value="PT00H57M00S">
            <text:p>12:57:00 AM</text:p>
          </table:table-cell>
          <table:table-cell table:formula="of:=ABS([$'calc praytimes'.E243]-[$'azan.kz'.G243])" office:value-type="time" office:time-value="PT00H07M00S">
            <text:p>12:07:00 AM</text:p>
          </table:table-cell>
          <table:table-cell table:formula="of:=ABS([$'calc praytimes'.F243]-[$'azan.kz'.H243])" office:value-type="time" office:time-value="PT00H08M00S">
            <text:p>12:08:00 AM</text:p>
          </table:table-cell>
          <table:table-cell table:number-columns-repeated="1018"/>
        </table:table-row>
        <table:table-row table:style-name="ro1">
          <table:table-cell table:formula="of:=ABS([$'calc praytimes'.A244]-[$'azan.kz'.C244])" office:value-type="time" office:time-value="PT00H04M00S">
            <text:p>12:04:00 AM</text:p>
          </table:table-cell>
          <table:table-cell table:formula="of:=ABS([$'calc praytimes'.B244]-[$'azan.kz'.D244])" office:value-type="time" office:time-value="PT00H01M00S">
            <text:p>12:01:00 AM</text:p>
          </table:table-cell>
          <table:table-cell table:formula="of:=ABS([$'calc praytimes'.C244]-[$'azan.kz'.E244])" office:value-type="time" office:time-value="PT00H01M00S">
            <text:p>12:01:00 AM</text:p>
          </table:table-cell>
          <table:table-cell table:formula="of:=ABS([$'calc praytimes'.D244]-[$'azan.kz'.F244])" office:value-type="time" office:time-value="PT00H57M00S">
            <text:p>12:57:00 AM</text:p>
          </table:table-cell>
          <table:table-cell table:formula="of:=ABS([$'calc praytimes'.E244]-[$'azan.kz'.G244])" office:value-type="time" office:time-value="PT00H07M00S">
            <text:p>12:07:00 AM</text:p>
          </table:table-cell>
          <table:table-cell table:formula="of:=ABS([$'calc praytimes'.F244]-[$'azan.kz'.H244])" office:value-type="time" office:time-value="PT00H07M00S">
            <text:p>12:07:00 AM</text:p>
          </table:table-cell>
          <table:table-cell table:number-columns-repeated="1018"/>
        </table:table-row>
        <table:table-row table:style-name="ro1">
          <table:table-cell table:formula="of:=ABS([$'calc praytimes'.A245]-[$'azan.kz'.C245])" office:value-type="time" office:time-value="PT00H05M00S">
            <text:p>12:05:00 AM</text:p>
          </table:table-cell>
          <table:table-cell table:formula="of:=ABS([$'calc praytimes'.B245]-[$'azan.kz'.D245])" office:value-type="time" office:time-value="PT00H02M00S">
            <text:p>12:02:00 AM</text:p>
          </table:table-cell>
          <table:table-cell table:formula="of:=ABS([$'calc praytimes'.C245]-[$'azan.kz'.E245])" office:value-type="time" office:time-value="PT00H00M00S">
            <text:p>12:00:00 AM</text:p>
          </table:table-cell>
          <table:table-cell table:formula="of:=ABS([$'calc praytimes'.D245]-[$'azan.kz'.F245])" office:value-type="time" office:time-value="PT00H56M00S">
            <text:p>12:56:00 AM</text:p>
          </table:table-cell>
          <table:table-cell table:formula="of:=ABS([$'calc praytimes'.E245]-[$'azan.kz'.G245])" office:value-type="time" office:time-value="PT00H07M00S">
            <text:p>12:07:00 AM</text:p>
          </table:table-cell>
          <table:table-cell table:formula="of:=ABS([$'calc praytimes'.F245]-[$'azan.kz'.H245])" office:value-type="time" office:time-value="PT00H07M00S">
            <text:p>12:07:00 AM</text:p>
          </table:table-cell>
          <table:table-cell table:number-columns-repeated="1018"/>
        </table:table-row>
        <table:table-row table:style-name="ro1">
          <table:table-cell table:formula="of:=ABS([$'calc praytimes'.A246]-[$'azan.kz'.C246])" office:value-type="time" office:time-value="PT00H07M00S">
            <text:p>12:07:00 AM</text:p>
          </table:table-cell>
          <table:table-cell table:formula="of:=ABS([$'calc praytimes'.B246]-[$'azan.kz'.D246])" office:value-type="time" office:time-value="PT00H03M00S">
            <text:p>12:03:00 AM</text:p>
          </table:table-cell>
          <table:table-cell table:formula="of:=ABS([$'calc praytimes'.C246]-[$'azan.kz'.E246])" office:value-type="time" office:time-value="PT00H00M00S">
            <text:p>12:00:00 AM</text:p>
          </table:table-cell>
          <table:table-cell table:formula="of:=ABS([$'calc praytimes'.D246]-[$'azan.kz'.F246])" office:value-type="time" office:time-value="PT00H58M00S">
            <text:p>12:58:00 AM</text:p>
          </table:table-cell>
          <table:table-cell table:formula="of:=ABS([$'calc praytimes'.E246]-[$'azan.kz'.G246])" office:value-type="time" office:time-value="PT00H09M00S">
            <text:p>12:09:00 AM</text:p>
          </table:table-cell>
          <table:table-cell table:formula="of:=ABS([$'calc praytimes'.F246]-[$'azan.kz'.H246])" office:value-type="time" office:time-value="PT00H04M00S">
            <text:p>12:04:00 AM</text:p>
          </table:table-cell>
          <table:table-cell table:number-columns-repeated="1018"/>
        </table:table-row>
        <table:table-row table:style-name="ro1">
          <table:table-cell table:formula="of:=ABS([$'calc praytimes'.A247]-[$'azan.kz'.C247])" office:value-type="time" office:time-value="PT00H06M00S">
            <text:p>12:06:00 AM</text:p>
          </table:table-cell>
          <table:table-cell table:formula="of:=ABS([$'calc praytimes'.B247]-[$'azan.kz'.D247])" office:value-type="time" office:time-value="PT00H01M00S">
            <text:p>12:01:00 AM</text:p>
          </table:table-cell>
          <table:table-cell table:formula="of:=ABS([$'calc praytimes'.C247]-[$'azan.kz'.E247])" office:value-type="time" office:time-value="PT00H00M00S">
            <text:p>12:00:00 AM</text:p>
          </table:table-cell>
          <table:table-cell table:formula="of:=ABS([$'calc praytimes'.D247]-[$'azan.kz'.F247])" office:value-type="time" office:time-value="PT00H56M00S">
            <text:p>12:56:00 AM</text:p>
          </table:table-cell>
          <table:table-cell table:formula="of:=ABS([$'calc praytimes'.E247]-[$'azan.kz'.G247])" office:value-type="time" office:time-value="PT00H07M00S">
            <text:p>12:07:00 AM</text:p>
          </table:table-cell>
          <table:table-cell table:formula="of:=ABS([$'calc praytimes'.F247]-[$'azan.kz'.H247])" office:value-type="time" office:time-value="PT00H05M00S">
            <text:p>12:05:00 AM</text:p>
          </table:table-cell>
          <table:table-cell table:number-columns-repeated="1018"/>
        </table:table-row>
        <table:table-row table:style-name="ro1">
          <table:table-cell table:formula="of:=ABS([$'calc praytimes'.A248]-[$'azan.kz'.C248])" office:value-type="time" office:time-value="PT00H06M00S">
            <text:p>12:06:00 AM</text:p>
          </table:table-cell>
          <table:table-cell table:formula="of:=ABS([$'calc praytimes'.B248]-[$'azan.kz'.D248])" office:value-type="time" office:time-value="PT00H01M00S">
            <text:p>12:01:00 AM</text:p>
          </table:table-cell>
          <table:table-cell table:formula="of:=ABS([$'calc praytimes'.C248]-[$'azan.kz'.E248])" office:value-type="time" office:time-value="PT00H00M00S">
            <text:p>12:00:00 AM</text:p>
          </table:table-cell>
          <table:table-cell table:formula="of:=ABS([$'calc praytimes'.D248]-[$'azan.kz'.F248])" office:value-type="time" office:time-value="PT00H55M00S">
            <text:p>12:55:00 AM</text:p>
          </table:table-cell>
          <table:table-cell table:formula="of:=ABS([$'calc praytimes'.E248]-[$'azan.kz'.G248])" office:value-type="time" office:time-value="PT00H07M00S">
            <text:p>12:07:00 AM</text:p>
          </table:table-cell>
          <table:table-cell table:formula="of:=ABS([$'calc praytimes'.F248]-[$'azan.kz'.H248])" office:value-type="time" office:time-value="PT00H05M00S">
            <text:p>12:05:00 AM</text:p>
          </table:table-cell>
          <table:table-cell table:number-columns-repeated="1018"/>
        </table:table-row>
        <table:table-row table:style-name="ro1">
          <table:table-cell table:formula="of:=ABS([$'calc praytimes'.A249]-[$'azan.kz'.C249])" office:value-type="time" office:time-value="PT00H07M00S">
            <text:p>12:07:00 AM</text:p>
          </table:table-cell>
          <table:table-cell table:formula="of:=ABS([$'calc praytimes'.B249]-[$'azan.kz'.D249])" office:value-type="time" office:time-value="PT00H01M00S">
            <text:p>12:01:00 AM</text:p>
          </table:table-cell>
          <table:table-cell table:formula="of:=ABS([$'calc praytimes'.C249]-[$'azan.kz'.E249])" office:value-type="time" office:time-value="PT00H00M00S">
            <text:p>12:00:00 AM</text:p>
          </table:table-cell>
          <table:table-cell table:formula="of:=ABS([$'calc praytimes'.D249]-[$'azan.kz'.F249])" office:value-type="time" office:time-value="PT00H55M00S">
            <text:p>12:55:00 AM</text:p>
          </table:table-cell>
          <table:table-cell table:formula="of:=ABS([$'calc praytimes'.E249]-[$'azan.kz'.G249])" office:value-type="time" office:time-value="PT00H07M00S">
            <text:p>12:07:00 AM</text:p>
          </table:table-cell>
          <table:table-cell table:formula="of:=ABS([$'calc praytimes'.F249]-[$'azan.kz'.H249])" office:value-type="time" office:time-value="PT00H04M00S">
            <text:p>12:04:00 AM</text:p>
          </table:table-cell>
          <table:table-cell table:number-columns-repeated="1018"/>
        </table:table-row>
        <table:table-row table:style-name="ro1">
          <table:table-cell table:formula="of:=ABS([$'calc praytimes'.A250]-[$'azan.kz'.C250])" office:value-type="time" office:time-value="PT00H07M00S">
            <text:p>12:07:00 AM</text:p>
          </table:table-cell>
          <table:table-cell table:formula="of:=ABS([$'calc praytimes'.B250]-[$'azan.kz'.D250])" office:value-type="time" office:time-value="PT00H01M00S">
            <text:p>12:01:00 AM</text:p>
          </table:table-cell>
          <table:table-cell table:formula="of:=ABS([$'calc praytimes'.C250]-[$'azan.kz'.E250])" office:value-type="time" office:time-value="PT00H00M00S">
            <text:p>12:00:00 AM</text:p>
          </table:table-cell>
          <table:table-cell table:formula="of:=ABS([$'calc praytimes'.D250]-[$'azan.kz'.F250])" office:value-type="time" office:time-value="PT00H55M00S">
            <text:p>12:55:00 AM</text:p>
          </table:table-cell>
          <table:table-cell table:formula="of:=ABS([$'calc praytimes'.E250]-[$'azan.kz'.G250])" office:value-type="time" office:time-value="PT00H08M00S">
            <text:p>12:08:00 AM</text:p>
          </table:table-cell>
          <table:table-cell table:formula="of:=ABS([$'calc praytimes'.F250]-[$'azan.kz'.H250])" office:value-type="time" office:time-value="PT00H04M00S">
            <text:p>12:04:00 AM</text:p>
          </table:table-cell>
          <table:table-cell table:number-columns-repeated="1018"/>
        </table:table-row>
        <table:table-row table:style-name="ro1">
          <table:table-cell table:formula="of:=ABS([$'calc praytimes'.A251]-[$'azan.kz'.C251])" office:value-type="time" office:time-value="PT00H08M00S">
            <text:p>12:08:00 AM</text:p>
          </table:table-cell>
          <table:table-cell table:formula="of:=ABS([$'calc praytimes'.B251]-[$'azan.kz'.D251])" office:value-type="time" office:time-value="PT00H01M00S">
            <text:p>12:01:00 AM</text:p>
          </table:table-cell>
          <table:table-cell table:formula="of:=ABS([$'calc praytimes'.C251]-[$'azan.kz'.E251])" office:value-type="time" office:time-value="PT00H00M00S">
            <text:p>12:00:00 AM</text:p>
          </table:table-cell>
          <table:table-cell table:formula="of:=ABS([$'calc praytimes'.D251]-[$'azan.kz'.F251])" office:value-type="time" office:time-value="PT00H54M00S">
            <text:p>12:54:00 AM</text:p>
          </table:table-cell>
          <table:table-cell table:formula="of:=ABS([$'calc praytimes'.E251]-[$'azan.kz'.G251])" office:value-type="time" office:time-value="PT00H08M00S">
            <text:p>12:08:00 AM</text:p>
          </table:table-cell>
          <table:table-cell table:formula="of:=ABS([$'calc praytimes'.F251]-[$'azan.kz'.H251])" office:value-type="time" office:time-value="PT00H03M00S">
            <text:p>12:03:00 AM</text:p>
          </table:table-cell>
          <table:table-cell table:number-columns-repeated="1018"/>
        </table:table-row>
        <table:table-row table:style-name="ro1">
          <table:table-cell table:formula="of:=ABS([$'calc praytimes'.A252]-[$'azan.kz'.C252])" office:value-type="time" office:time-value="PT00H08M00S">
            <text:p>12:08:00 AM</text:p>
          </table:table-cell>
          <table:table-cell table:formula="of:=ABS([$'calc praytimes'.B252]-[$'azan.kz'.D252])" office:value-type="time" office:time-value="PT00H01M00S">
            <text:p>12:01:00 AM</text:p>
          </table:table-cell>
          <table:table-cell table:formula="of:=ABS([$'calc praytimes'.C252]-[$'azan.kz'.E252])" office:value-type="time" office:time-value="PT00H00M00S">
            <text:p>12:00:00 AM</text:p>
          </table:table-cell>
          <table:table-cell table:formula="of:=ABS([$'calc praytimes'.D252]-[$'azan.kz'.F252])" office:value-type="time" office:time-value="PT00H54M00S">
            <text:p>12:54:00 AM</text:p>
          </table:table-cell>
          <table:table-cell table:formula="of:=ABS([$'calc praytimes'.E252]-[$'azan.kz'.G252])" office:value-type="time" office:time-value="PT00H07M00S">
            <text:p>12:07:00 AM</text:p>
          </table:table-cell>
          <table:table-cell table:formula="of:=ABS([$'calc praytimes'.F252]-[$'azan.kz'.H252])" office:value-type="time" office:time-value="PT00H04M00S">
            <text:p>12:04:00 AM</text:p>
          </table:table-cell>
          <table:table-cell table:number-columns-repeated="1018"/>
        </table:table-row>
        <table:table-row table:style-name="ro1">
          <table:table-cell table:formula="of:=ABS([$'calc praytimes'.A253]-[$'azan.kz'.C253])" office:value-type="time" office:time-value="PT00H09M00S">
            <text:p>12:09:00 AM</text:p>
          </table:table-cell>
          <table:table-cell table:formula="of:=ABS([$'calc praytimes'.B253]-[$'azan.kz'.D253])" office:value-type="time" office:time-value="PT00H01M00S">
            <text:p>12:01:00 AM</text:p>
          </table:table-cell>
          <table:table-cell table:formula="of:=ABS([$'calc praytimes'.C253]-[$'azan.kz'.E253])" office:value-type="time" office:time-value="PT00H01M00S">
            <text:p>12:01:00 AM</text:p>
          </table:table-cell>
          <table:table-cell table:formula="of:=ABS([$'calc praytimes'.D253]-[$'azan.kz'.F253])" office:value-type="time" office:time-value="PT00H54M00S">
            <text:p>12:54:00 AM</text:p>
          </table:table-cell>
          <table:table-cell table:formula="of:=ABS([$'calc praytimes'.E253]-[$'azan.kz'.G253])" office:value-type="time" office:time-value="PT00H07M00S">
            <text:p>12:07:00 AM</text:p>
          </table:table-cell>
          <table:table-cell table:formula="of:=ABS([$'calc praytimes'.F253]-[$'azan.kz'.H253])" office:value-type="time" office:time-value="PT00H03M00S">
            <text:p>12:03:00 AM</text:p>
          </table:table-cell>
          <table:table-cell table:number-columns-repeated="1018"/>
        </table:table-row>
        <table:table-row table:style-name="ro1">
          <table:table-cell table:formula="of:=ABS([$'calc praytimes'.A254]-[$'azan.kz'.C254])" office:value-type="time" office:time-value="PT00H08M00S">
            <text:p>12:08:00 AM</text:p>
          </table:table-cell>
          <table:table-cell table:formula="of:=ABS([$'calc praytimes'.B254]-[$'azan.kz'.D254])" office:value-type="time" office:time-value="PT00H00M00S">
            <text:p>12:00:00 AM</text:p>
          </table:table-cell>
          <table:table-cell table:formula="of:=ABS([$'calc praytimes'.C254]-[$'azan.kz'.E254])" office:value-type="time" office:time-value="PT00H00M00S">
            <text:p>12:00:00 AM</text:p>
          </table:table-cell>
          <table:table-cell table:formula="of:=ABS([$'calc praytimes'.D254]-[$'azan.kz'.F254])" office:value-type="time" office:time-value="PT00H53M00S">
            <text:p>12:53:00 AM</text:p>
          </table:table-cell>
          <table:table-cell table:formula="of:=ABS([$'calc praytimes'.E254]-[$'azan.kz'.G254])" office:value-type="time" office:time-value="PT00H07M00S">
            <text:p>12:07:00 AM</text:p>
          </table:table-cell>
          <table:table-cell table:formula="of:=ABS([$'calc praytimes'.F254]-[$'azan.kz'.H254])" office:value-type="time" office:time-value="PT00H03M00S">
            <text:p>12:03:00 AM</text:p>
          </table:table-cell>
          <table:table-cell table:number-columns-repeated="1018"/>
        </table:table-row>
        <table:table-row table:style-name="ro1">
          <table:table-cell table:formula="of:=ABS([$'calc praytimes'.A255]-[$'azan.kz'.C255])" office:value-type="time" office:time-value="PT00H09M00S">
            <text:p>12:09:00 AM</text:p>
          </table:table-cell>
          <table:table-cell table:formula="of:=ABS([$'calc praytimes'.B255]-[$'azan.kz'.D255])" office:value-type="time" office:time-value="PT00H01M00S">
            <text:p>12:01:00 AM</text:p>
          </table:table-cell>
          <table:table-cell table:formula="of:=ABS([$'calc praytimes'.C255]-[$'azan.kz'.E255])" office:value-type="time" office:time-value="PT00H00M00S">
            <text:p>12:00:00 AM</text:p>
          </table:table-cell>
          <table:table-cell table:formula="of:=ABS([$'calc praytimes'.D255]-[$'azan.kz'.F255])" office:value-type="time" office:time-value="PT00H53M00S">
            <text:p>12:53:00 AM</text:p>
          </table:table-cell>
          <table:table-cell table:formula="of:=ABS([$'calc praytimes'.E255]-[$'azan.kz'.G255])" office:value-type="time" office:time-value="PT00H07M00S">
            <text:p>12:07:00 AM</text:p>
          </table:table-cell>
          <table:table-cell table:formula="of:=ABS([$'calc praytimes'.F255]-[$'azan.kz'.H255])" office:value-type="time" office:time-value="PT00H02M00S">
            <text:p>12:02:00 AM</text:p>
          </table:table-cell>
          <table:table-cell table:number-columns-repeated="1018"/>
        </table:table-row>
        <table:table-row table:style-name="ro1">
          <table:table-cell table:formula="of:=ABS([$'calc praytimes'.A256]-[$'azan.kz'.C256])" office:value-type="time" office:time-value="PT00H10M00S">
            <text:p>12:10:00 AM</text:p>
          </table:table-cell>
          <table:table-cell table:formula="of:=ABS([$'calc praytimes'.B256]-[$'azan.kz'.D256])" office:value-type="time" office:time-value="PT00H01M00S">
            <text:p>12:01:00 AM</text:p>
          </table:table-cell>
          <table:table-cell table:formula="of:=ABS([$'calc praytimes'.C256]-[$'azan.kz'.E256])" office:value-type="time" office:time-value="PT00H01M00S">
            <text:p>12:01:00 AM</text:p>
          </table:table-cell>
          <table:table-cell table:formula="of:=ABS([$'calc praytimes'.D256]-[$'azan.kz'.F256])" office:value-type="time" office:time-value="PT00H52M00S">
            <text:p>12:52:00 AM</text:p>
          </table:table-cell>
          <table:table-cell table:formula="of:=ABS([$'calc praytimes'.E256]-[$'azan.kz'.G256])" office:value-type="time" office:time-value="PT00H07M00S">
            <text:p>12:07:00 AM</text:p>
          </table:table-cell>
          <table:table-cell table:formula="of:=ABS([$'calc praytimes'.F256]-[$'azan.kz'.H256])" office:value-type="time" office:time-value="PT00H02M00S">
            <text:p>12:02:00 AM</text:p>
          </table:table-cell>
          <table:table-cell table:number-columns-repeated="1018"/>
        </table:table-row>
        <table:table-row table:style-name="ro1">
          <table:table-cell table:formula="of:=ABS([$'calc praytimes'.A257]-[$'azan.kz'.C257])" office:value-type="time" office:time-value="PT00H10M00S">
            <text:p>12:10:00 AM</text:p>
          </table:table-cell>
          <table:table-cell table:formula="of:=ABS([$'calc praytimes'.B257]-[$'azan.kz'.D257])" office:value-type="time" office:time-value="PT00H01M00S">
            <text:p>12:01:00 AM</text:p>
          </table:table-cell>
          <table:table-cell table:formula="of:=ABS([$'calc praytimes'.C257]-[$'azan.kz'.E257])" office:value-type="time" office:time-value="PT00H00M00S">
            <text:p>12:00:00 AM</text:p>
          </table:table-cell>
          <table:table-cell table:formula="of:=ABS([$'calc praytimes'.D257]-[$'azan.kz'.F257])" office:value-type="time" office:time-value="PT00H53M00S">
            <text:p>12:53:00 AM</text:p>
          </table:table-cell>
          <table:table-cell table:formula="of:=ABS([$'calc praytimes'.E257]-[$'azan.kz'.G257])" office:value-type="time" office:time-value="PT00H07M00S">
            <text:p>12:07:00 AM</text:p>
          </table:table-cell>
          <table:table-cell table:formula="of:=ABS([$'calc praytimes'.F257]-[$'azan.kz'.H257])" office:value-type="time" office:time-value="PT00H01M00S">
            <text:p>12:01:00 AM</text:p>
          </table:table-cell>
          <table:table-cell table:number-columns-repeated="1018"/>
        </table:table-row>
        <table:table-row table:style-name="ro1">
          <table:table-cell table:formula="of:=ABS([$'calc praytimes'.A258]-[$'azan.kz'.C258])" office:value-type="time" office:time-value="PT00H11M00S">
            <text:p>12:11:00 AM</text:p>
          </table:table-cell>
          <table:table-cell table:formula="of:=ABS([$'calc praytimes'.B258]-[$'azan.kz'.D258])" office:value-type="time" office:time-value="PT00H01M00S">
            <text:p>12:01:00 AM</text:p>
          </table:table-cell>
          <table:table-cell table:formula="of:=ABS([$'calc praytimes'.C258]-[$'azan.kz'.E258])" office:value-type="time" office:time-value="PT00H00M00S">
            <text:p>12:00:00 AM</text:p>
          </table:table-cell>
          <table:table-cell table:formula="of:=ABS([$'calc praytimes'.D258]-[$'azan.kz'.F258])" office:value-type="time" office:time-value="PT00H52M00S">
            <text:p>12:52:00 AM</text:p>
          </table:table-cell>
          <table:table-cell table:formula="of:=ABS([$'calc praytimes'.E258]-[$'azan.kz'.G258])" office:value-type="time" office:time-value="PT00H08M00S">
            <text:p>12:08:00 AM</text:p>
          </table:table-cell>
          <table:table-cell table:formula="of:=ABS([$'calc praytimes'.F258]-[$'azan.kz'.H258])" office:value-type="time" office:time-value="PT00H01M00S">
            <text:p>12:01:00 AM</text:p>
          </table:table-cell>
          <table:table-cell table:number-columns-repeated="1018"/>
        </table:table-row>
        <table:table-row table:style-name="ro1">
          <table:table-cell table:formula="of:=ABS([$'calc praytimes'.A259]-[$'azan.kz'.C259])" office:value-type="time" office:time-value="PT00H11M00S">
            <text:p>12:11:00 AM</text:p>
          </table:table-cell>
          <table:table-cell table:formula="of:=ABS([$'calc praytimes'.B259]-[$'azan.kz'.D259])" office:value-type="time" office:time-value="PT00H01M00S">
            <text:p>12:01:00 AM</text:p>
          </table:table-cell>
          <table:table-cell table:formula="of:=ABS([$'calc praytimes'.C259]-[$'azan.kz'.E259])" office:value-type="time" office:time-value="PT00H01M00S">
            <text:p>12:01:00 AM</text:p>
          </table:table-cell>
          <table:table-cell table:formula="of:=ABS([$'calc praytimes'.D259]-[$'azan.kz'.F259])" office:value-type="time" office:time-value="PT00H51M00S">
            <text:p>12:51:00 AM</text:p>
          </table:table-cell>
          <table:table-cell table:formula="of:=ABS([$'calc praytimes'.E259]-[$'azan.kz'.G259])" office:value-type="time" office:time-value="PT00H07M00S">
            <text:p>12:07:00 AM</text:p>
          </table:table-cell>
          <table:table-cell table:formula="of:=ABS([$'calc praytimes'.F259]-[$'azan.kz'.H259])" office:value-type="time" office:time-value="PT00H01M00S">
            <text:p>12:01:00 AM</text:p>
          </table:table-cell>
          <table:table-cell table:number-columns-repeated="1018"/>
        </table:table-row>
        <table:table-row table:style-name="ro1">
          <table:table-cell table:formula="of:=ABS([$'calc praytimes'.A260]-[$'azan.kz'.C260])" office:value-type="time" office:time-value="PT00H11M00S">
            <text:p>12:11:00 AM</text:p>
          </table:table-cell>
          <table:table-cell table:formula="of:=ABS([$'calc praytimes'.B260]-[$'azan.kz'.D260])" office:value-type="time" office:time-value="PT00H01M00S">
            <text:p>12:01:00 AM</text:p>
          </table:table-cell>
          <table:table-cell table:formula="of:=ABS([$'calc praytimes'.C260]-[$'azan.kz'.E260])" office:value-type="time" office:time-value="PT00H00M00S">
            <text:p>12:00:00 AM</text:p>
          </table:table-cell>
          <table:table-cell table:formula="of:=ABS([$'calc praytimes'.D260]-[$'azan.kz'.F260])" office:value-type="time" office:time-value="PT00H51M00S">
            <text:p>12:51:00 AM</text:p>
          </table:table-cell>
          <table:table-cell table:formula="of:=ABS([$'calc praytimes'.E260]-[$'azan.kz'.G260])" office:value-type="time" office:time-value="PT00H07M00S">
            <text:p>12:07:00 AM</text:p>
          </table:table-cell>
          <table:table-cell table:formula="of:=ABS([$'calc praytimes'.F260]-[$'azan.kz'.H260])" office:value-type="time" office:time-value="PT00H01M00S">
            <text:p>12:01:00 AM</text:p>
          </table:table-cell>
          <table:table-cell table:number-columns-repeated="1018"/>
        </table:table-row>
        <table:table-row table:style-name="ro1">
          <table:table-cell table:formula="of:=ABS([$'calc praytimes'.A261]-[$'azan.kz'.C261])" office:value-type="time" office:time-value="PT00H11M00S">
            <text:p>12:11:00 AM</text:p>
          </table:table-cell>
          <table:table-cell table:formula="of:=ABS([$'calc praytimes'.B261]-[$'azan.kz'.D261])" office:value-type="time" office:time-value="PT00H00M00S">
            <text:p>12:00:00 AM</text:p>
          </table:table-cell>
          <table:table-cell table:formula="of:=ABS([$'calc praytimes'.C261]-[$'azan.kz'.E261])" office:value-type="time" office:time-value="PT00H00M00S">
            <text:p>12:00:00 AM</text:p>
          </table:table-cell>
          <table:table-cell table:formula="of:=ABS([$'calc praytimes'.D261]-[$'azan.kz'.F261])" office:value-type="time" office:time-value="PT00H50M00S">
            <text:p>12:50:00 AM</text:p>
          </table:table-cell>
          <table:table-cell table:formula="of:=ABS([$'calc praytimes'.E261]-[$'azan.kz'.G261])" office:value-type="time" office:time-value="PT00H07M00S">
            <text:p>12:07:00 AM</text:p>
          </table:table-cell>
          <table:table-cell table:formula="of:=ABS([$'calc praytimes'.F261]-[$'azan.kz'.H261])" office:value-type="time" office:time-value="PT00H00M00S">
            <text:p>12:00:00 AM</text:p>
          </table:table-cell>
          <table:table-cell table:number-columns-repeated="1018"/>
        </table:table-row>
        <table:table-row table:style-name="ro1">
          <table:table-cell table:formula="of:=ABS([$'calc praytimes'.A262]-[$'azan.kz'.C262])" office:value-type="time" office:time-value="PT00H12M00S">
            <text:p>12:12:00 AM</text:p>
          </table:table-cell>
          <table:table-cell table:formula="of:=ABS([$'calc praytimes'.B262]-[$'azan.kz'.D262])" office:value-type="time" office:time-value="PT00H01M00S">
            <text:p>12:01:00 AM</text:p>
          </table:table-cell>
          <table:table-cell table:formula="of:=ABS([$'calc praytimes'.C262]-[$'azan.kz'.E262])" office:value-type="time" office:time-value="PT00H00M00S">
            <text:p>12:00:00 AM</text:p>
          </table:table-cell>
          <table:table-cell table:formula="of:=ABS([$'calc praytimes'.D262]-[$'azan.kz'.F262])" office:value-type="time" office:time-value="PT00H51M00S">
            <text:p>12:51:00 AM</text:p>
          </table:table-cell>
          <table:table-cell table:formula="of:=ABS([$'calc praytimes'.E262]-[$'azan.kz'.G262])" office:value-type="time" office:time-value="PT00H07M00S">
            <text:p>12:07:00 AM</text:p>
          </table:table-cell>
          <table:table-cell table:formula="of:=ABS([$'calc praytimes'.F262]-[$'azan.kz'.H262])" office:value-type="time" office:time-value="PT00H00M00S">
            <text:p>12:00:00 AM</text:p>
          </table:table-cell>
          <table:table-cell table:number-columns-repeated="1018"/>
        </table:table-row>
        <table:table-row table:style-name="ro1">
          <table:table-cell table:formula="of:=ABS([$'calc praytimes'.A263]-[$'azan.kz'.C263])" office:value-type="time" office:time-value="PT00H12M00S">
            <text:p>12:12:00 AM</text:p>
          </table:table-cell>
          <table:table-cell table:formula="of:=ABS([$'calc praytimes'.B263]-[$'azan.kz'.D263])" office:value-type="time" office:time-value="PT00H00M00S">
            <text:p>12:00:00 AM</text:p>
          </table:table-cell>
          <table:table-cell table:formula="of:=ABS([$'calc praytimes'.C263]-[$'azan.kz'.E263])" office:value-type="time" office:time-value="PT00H00M00S">
            <text:p>12:00:00 AM</text:p>
          </table:table-cell>
          <table:table-cell table:formula="of:=ABS([$'calc praytimes'.D263]-[$'azan.kz'.F263])" office:value-type="time" office:time-value="PT00H50M00S">
            <text:p>12:50:00 AM</text:p>
          </table:table-cell>
          <table:table-cell table:formula="of:=ABS([$'calc praytimes'.E263]-[$'azan.kz'.G263])" office:value-type="time" office:time-value="PT00H07M00S">
            <text:p>12:07:00 AM</text:p>
          </table:table-cell>
          <table:table-cell table:formula="of:=ABS([$'calc praytimes'.F263]-[$'azan.kz'.H263])" office:value-type="time" office:time-value="PT00H01M00S">
            <text:p>12:01:00 AM</text:p>
          </table:table-cell>
          <table:table-cell table:number-columns-repeated="1018"/>
        </table:table-row>
        <table:table-row table:style-name="ro1">
          <table:table-cell table:formula="of:=ABS([$'calc praytimes'.A264]-[$'azan.kz'.C264])" office:value-type="time" office:time-value="PT00H12M00S">
            <text:p>12:12:00 AM</text:p>
          </table:table-cell>
          <table:table-cell table:formula="of:=ABS([$'calc praytimes'.B264]-[$'azan.kz'.D264])" office:value-type="time" office:time-value="PT00H01M00S">
            <text:p>12:01:00 AM</text:p>
          </table:table-cell>
          <table:table-cell table:formula="of:=ABS([$'calc praytimes'.C264]-[$'azan.kz'.E264])" office:value-type="time" office:time-value="PT00H00M00S">
            <text:p>12:00:00 AM</text:p>
          </table:table-cell>
          <table:table-cell table:formula="of:=ABS([$'calc praytimes'.D264]-[$'azan.kz'.F264])" office:value-type="time" office:time-value="PT00H50M00S">
            <text:p>12:50:00 AM</text:p>
          </table:table-cell>
          <table:table-cell table:formula="of:=ABS([$'calc praytimes'.E264]-[$'azan.kz'.G264])" office:value-type="time" office:time-value="PT00H06M00S">
            <text:p>12:06:00 AM</text:p>
          </table:table-cell>
          <table:table-cell table:formula="of:=ABS([$'calc praytimes'.F264]-[$'azan.kz'.H264])" office:value-type="time" office:time-value="PT00H00M00S">
            <text:p>12:00:00 AM</text:p>
          </table:table-cell>
          <table:table-cell table:number-columns-repeated="1018"/>
        </table:table-row>
        <table:table-row table:style-name="ro1">
          <table:table-cell table:formula="of:=ABS([$'calc praytimes'.A265]-[$'azan.kz'.C265])" office:value-type="time" office:time-value="PT00H12M00S">
            <text:p>12:12:00 AM</text:p>
          </table:table-cell>
          <table:table-cell table:formula="of:=ABS([$'calc praytimes'.B265]-[$'azan.kz'.D265])" office:value-type="time" office:time-value="PT00H00M00S">
            <text:p>12:00:00 AM</text:p>
          </table:table-cell>
          <table:table-cell table:formula="of:=ABS([$'calc praytimes'.C265]-[$'azan.kz'.E265])" office:value-type="time" office:time-value="PT00H00M00S">
            <text:p>12:00:00 AM</text:p>
          </table:table-cell>
          <table:table-cell table:formula="of:=ABS([$'calc praytimes'.D265]-[$'azan.kz'.F265])" office:value-type="time" office:time-value="PT00H49M00S">
            <text:p>12:49:00 AM</text:p>
          </table:table-cell>
          <table:table-cell table:formula="of:=ABS([$'calc praytimes'.E265]-[$'azan.kz'.G265])" office:value-type="time" office:time-value="PT00H07M00S">
            <text:p>12:07:00 AM</text:p>
          </table:table-cell>
          <table:table-cell table:formula="of:=ABS([$'calc praytimes'.F265]-[$'azan.kz'.H265])" office:value-type="time" office:time-value="PT00H00M00S">
            <text:p>12:00:00 AM</text:p>
          </table:table-cell>
          <table:table-cell table:number-columns-repeated="1018"/>
        </table:table-row>
        <table:table-row table:style-name="ro1">
          <table:table-cell table:formula="of:=ABS([$'calc praytimes'.A266]-[$'azan.kz'.C266])" office:value-type="time" office:time-value="PT00H13M00S">
            <text:p>12:13:00 AM</text:p>
          </table:table-cell>
          <table:table-cell table:formula="of:=ABS([$'calc praytimes'.B266]-[$'azan.kz'.D266])" office:value-type="time" office:time-value="PT00H01M00S">
            <text:p>12:01:00 AM</text:p>
          </table:table-cell>
          <table:table-cell table:formula="of:=ABS([$'calc praytimes'.C266]-[$'azan.kz'.E266])" office:value-type="time" office:time-value="PT00H00M00S">
            <text:p>12:00:00 AM</text:p>
          </table:table-cell>
          <table:table-cell table:formula="of:=ABS([$'calc praytimes'.D266]-[$'azan.kz'.F266])" office:value-type="time" office:time-value="PT00H49M00S">
            <text:p>12:49:00 AM</text:p>
          </table:table-cell>
          <table:table-cell table:formula="of:=ABS([$'calc praytimes'.E266]-[$'azan.kz'.G266])" office:value-type="time" office:time-value="PT00H06M00S">
            <text:p>12:06:00 AM</text:p>
          </table:table-cell>
          <table:table-cell table:formula="of:=ABS([$'calc praytimes'.F266]-[$'azan.kz'.H266])" office:value-type="time" office:time-value="PT00H05M00S">
            <text:p>12:05:00 AM</text:p>
          </table:table-cell>
          <table:table-cell table:number-columns-repeated="1018"/>
        </table:table-row>
        <table:table-row table:style-name="ro1">
          <table:table-cell table:formula="of:=ABS([$'calc praytimes'.A267]-[$'azan.kz'.C267])" office:value-type="time" office:time-value="PT00H14M00S">
            <text:p>12:14:00 AM</text:p>
          </table:table-cell>
          <table:table-cell table:formula="of:=ABS([$'calc praytimes'.B267]-[$'azan.kz'.D267])" office:value-type="time" office:time-value="PT00H01M00S">
            <text:p>12:01:00 AM</text:p>
          </table:table-cell>
          <table:table-cell table:formula="of:=ABS([$'calc praytimes'.C267]-[$'azan.kz'.E267])" office:value-type="time" office:time-value="PT00H00M00S">
            <text:p>12:00:00 AM</text:p>
          </table:table-cell>
          <table:table-cell table:formula="of:=ABS([$'calc praytimes'.D267]-[$'azan.kz'.F267])" office:value-type="time" office:time-value="PT00H48M00S">
            <text:p>12:48:00 AM</text:p>
          </table:table-cell>
          <table:table-cell table:formula="of:=ABS([$'calc praytimes'.E267]-[$'azan.kz'.G267])" office:value-type="time" office:time-value="PT00H06M00S">
            <text:p>12:06:00 AM</text:p>
          </table:table-cell>
          <table:table-cell table:formula="of:=ABS([$'calc praytimes'.F267]-[$'azan.kz'.H267])" office:value-type="time" office:time-value="PT00H05M00S">
            <text:p>12:05:00 AM</text:p>
          </table:table-cell>
          <table:table-cell table:number-columns-repeated="1018"/>
        </table:table-row>
        <table:table-row table:style-name="ro1">
          <table:table-cell table:formula="of:=ABS([$'calc praytimes'.A268]-[$'azan.kz'.C268])" office:value-type="time" office:time-value="PT00H15M00S">
            <text:p>12:15:00 AM</text:p>
          </table:table-cell>
          <table:table-cell table:formula="of:=ABS([$'calc praytimes'.B268]-[$'azan.kz'.D268])" office:value-type="time" office:time-value="PT00H02M00S">
            <text:p>12:02:00 AM</text:p>
          </table:table-cell>
          <table:table-cell table:formula="of:=ABS([$'calc praytimes'.C268]-[$'azan.kz'.E268])" office:value-type="time" office:time-value="PT00H01M00S">
            <text:p>12:01:00 AM</text:p>
          </table:table-cell>
          <table:table-cell table:formula="of:=ABS([$'calc praytimes'.D268]-[$'azan.kz'.F268])" office:value-type="time" office:time-value="PT00H50M00S">
            <text:p>12:50:00 AM</text:p>
          </table:table-cell>
          <table:table-cell table:formula="of:=ABS([$'calc praytimes'.E268]-[$'azan.kz'.G268])" office:value-type="time" office:time-value="PT00H08M00S">
            <text:p>12:08:00 AM</text:p>
          </table:table-cell>
          <table:table-cell table:formula="of:=ABS([$'calc praytimes'.F268]-[$'azan.kz'.H268])" office:value-type="time" office:time-value="PT00H03M00S">
            <text:p>12:03:00 AM</text:p>
          </table:table-cell>
          <table:table-cell table:number-columns-repeated="1018"/>
        </table:table-row>
        <table:table-row table:style-name="ro1">
          <table:table-cell table:formula="of:=ABS([$'calc praytimes'.A269]-[$'azan.kz'.C269])" office:value-type="time" office:time-value="PT00H14M00S">
            <text:p>12:14:00 AM</text:p>
          </table:table-cell>
          <table:table-cell table:formula="of:=ABS([$'calc praytimes'.B269]-[$'azan.kz'.D269])" office:value-type="time" office:time-value="PT00H01M00S">
            <text:p>12:01:00 AM</text:p>
          </table:table-cell>
          <table:table-cell table:formula="of:=ABS([$'calc praytimes'.C269]-[$'azan.kz'.E269])" office:value-type="time" office:time-value="PT00H00M00S">
            <text:p>12:00:00 AM</text:p>
          </table:table-cell>
          <table:table-cell table:formula="of:=ABS([$'calc praytimes'.D269]-[$'azan.kz'.F269])" office:value-type="time" office:time-value="PT00H49M00S">
            <text:p>12:49:00 AM</text:p>
          </table:table-cell>
          <table:table-cell table:formula="of:=ABS([$'calc praytimes'.E269]-[$'azan.kz'.G269])" office:value-type="time" office:time-value="PT00H06M00S">
            <text:p>12:06:00 AM</text:p>
          </table:table-cell>
          <table:table-cell table:formula="of:=ABS([$'calc praytimes'.F269]-[$'azan.kz'.H269])" office:value-type="time" office:time-value="PT00H04M00S">
            <text:p>12:04:00 AM</text:p>
          </table:table-cell>
          <table:table-cell table:number-columns-repeated="1018"/>
        </table:table-row>
        <table:table-row table:style-name="ro1">
          <table:table-cell table:formula="of:=ABS([$'calc praytimes'.A270]-[$'azan.kz'.C270])" office:value-type="time" office:time-value="PT00H14M00S">
            <text:p>12:14:00 AM</text:p>
          </table:table-cell>
          <table:table-cell table:formula="of:=ABS([$'calc praytimes'.B270]-[$'azan.kz'.D270])" office:value-type="time" office:time-value="PT00H00M00S">
            <text:p>12:00:00 AM</text:p>
          </table:table-cell>
          <table:table-cell table:formula="of:=ABS([$'calc praytimes'.C270]-[$'azan.kz'.E270])" office:value-type="time" office:time-value="PT00H01M00S">
            <text:p>12:01:00 AM</text:p>
          </table:table-cell>
          <table:table-cell table:formula="of:=ABS([$'calc praytimes'.D270]-[$'azan.kz'.F270])" office:value-type="time" office:time-value="PT00H48M00S">
            <text:p>12:48:00 AM</text:p>
          </table:table-cell>
          <table:table-cell table:formula="of:=ABS([$'calc praytimes'.E270]-[$'azan.kz'.G270])" office:value-type="time" office:time-value="PT00H05M00S">
            <text:p>12:05:00 AM</text:p>
          </table:table-cell>
          <table:table-cell table:formula="of:=ABS([$'calc praytimes'.F270]-[$'azan.kz'.H270])" office:value-type="time" office:time-value="PT00H05M00S">
            <text:p>12:05:00 AM</text:p>
          </table:table-cell>
          <table:table-cell table:number-columns-repeated="1018"/>
        </table:table-row>
        <table:table-row table:style-name="ro1">
          <table:table-cell table:formula="of:=ABS([$'calc praytimes'.A271]-[$'azan.kz'.C271])" office:value-type="time" office:time-value="PT00H14M00S">
            <text:p>12:14:00 AM</text:p>
          </table:table-cell>
          <table:table-cell table:formula="of:=ABS([$'calc praytimes'.B271]-[$'azan.kz'.D271])" office:value-type="time" office:time-value="PT00H01M00S">
            <text:p>12:01:00 AM</text:p>
          </table:table-cell>
          <table:table-cell table:formula="of:=ABS([$'calc praytimes'.C271]-[$'azan.kz'.E271])" office:value-type="time" office:time-value="PT00H00M00S">
            <text:p>12:00:00 AM</text:p>
          </table:table-cell>
          <table:table-cell table:formula="of:=ABS([$'calc praytimes'.D271]-[$'azan.kz'.F271])" office:value-type="time" office:time-value="PT00H48M00S">
            <text:p>12:48:00 AM</text:p>
          </table:table-cell>
          <table:table-cell table:formula="of:=ABS([$'calc praytimes'.E271]-[$'azan.kz'.G271])" office:value-type="time" office:time-value="PT00H05M00S">
            <text:p>12:05:00 AM</text:p>
          </table:table-cell>
          <table:table-cell table:formula="of:=ABS([$'calc praytimes'.F271]-[$'azan.kz'.H271])" office:value-type="time" office:time-value="PT00H05M00S">
            <text:p>12:05:00 AM</text:p>
          </table:table-cell>
          <table:table-cell table:number-columns-repeated="1018"/>
        </table:table-row>
        <table:table-row table:style-name="ro1">
          <table:table-cell table:formula="of:=ABS([$'calc praytimes'.A272]-[$'azan.kz'.C272])" office:value-type="time" office:time-value="PT00H14M00S">
            <text:p>12:14:00 AM</text:p>
          </table:table-cell>
          <table:table-cell table:formula="of:=ABS([$'calc praytimes'.B272]-[$'azan.kz'.D272])" office:value-type="time" office:time-value="PT00H00M00S">
            <text:p>12:00:00 AM</text:p>
          </table:table-cell>
          <table:table-cell table:formula="of:=ABS([$'calc praytimes'.C272]-[$'azan.kz'.E272])" office:value-type="time" office:time-value="PT00H00M00S">
            <text:p>12:00:00 AM</text:p>
          </table:table-cell>
          <table:table-cell table:formula="of:=ABS([$'calc praytimes'.D272]-[$'azan.kz'.F272])" office:value-type="time" office:time-value="PT00H47M00S">
            <text:p>12:47:00 AM</text:p>
          </table:table-cell>
          <table:table-cell table:formula="of:=ABS([$'calc praytimes'.E272]-[$'azan.kz'.G272])" office:value-type="time" office:time-value="PT00H06M00S">
            <text:p>12:06:00 AM</text:p>
          </table:table-cell>
          <table:table-cell table:formula="of:=ABS([$'calc praytimes'.F272]-[$'azan.kz'.H272])" office:value-type="time" office:time-value="PT00H04M00S">
            <text:p>12:04:00 AM</text:p>
          </table:table-cell>
          <table:table-cell table:number-columns-repeated="1018"/>
        </table:table-row>
        <table:table-row table:style-name="ro1">
          <table:table-cell table:formula="of:=ABS([$'calc praytimes'.A273]-[$'azan.kz'.C273])" office:value-type="time" office:time-value="PT00H14M00S">
            <text:p>12:14:00 AM</text:p>
          </table:table-cell>
          <table:table-cell table:formula="of:=ABS([$'calc praytimes'.B273]-[$'azan.kz'.D273])" office:value-type="time" office:time-value="PT00H01M00S">
            <text:p>12:01:00 AM</text:p>
          </table:table-cell>
          <table:table-cell table:formula="of:=ABS([$'calc praytimes'.C273]-[$'azan.kz'.E273])" office:value-type="time" office:time-value="PT00H01M00S">
            <text:p>12:01:00 AM</text:p>
          </table:table-cell>
          <table:table-cell table:formula="of:=ABS([$'calc praytimes'.D273]-[$'azan.kz'.F273])" office:value-type="time" office:time-value="PT00H47M00S">
            <text:p>12:47:00 AM</text:p>
          </table:table-cell>
          <table:table-cell table:formula="of:=ABS([$'calc praytimes'.E273]-[$'azan.kz'.G273])" office:value-type="time" office:time-value="PT00H06M00S">
            <text:p>12:06:00 AM</text:p>
          </table:table-cell>
          <table:table-cell table:formula="of:=ABS([$'calc praytimes'.F273]-[$'azan.kz'.H273])" office:value-type="time" office:time-value="PT00H04M00S">
            <text:p>12:04:00 AM</text:p>
          </table:table-cell>
          <table:table-cell table:number-columns-repeated="1018"/>
        </table:table-row>
        <table:table-row table:style-name="ro1">
          <table:table-cell table:formula="of:=ABS([$'calc praytimes'.A274]-[$'azan.kz'.C274])" office:value-type="time" office:time-value="PT00H14M00S">
            <text:p>12:14:00 AM</text:p>
          </table:table-cell>
          <table:table-cell table:formula="of:=ABS([$'calc praytimes'.B274]-[$'azan.kz'.D274])" office:value-type="time" office:time-value="PT00H00M00S">
            <text:p>12:00:00 AM</text:p>
          </table:table-cell>
          <table:table-cell table:formula="of:=ABS([$'calc praytimes'.C274]-[$'azan.kz'.E274])" office:value-type="time" office:time-value="PT00H00M00S">
            <text:p>12:00:00 AM</text:p>
          </table:table-cell>
          <table:table-cell table:formula="of:=ABS([$'calc praytimes'.D274]-[$'azan.kz'.F274])" office:value-type="time" office:time-value="PT00H46M00S">
            <text:p>12:46:00 AM</text:p>
          </table:table-cell>
          <table:table-cell table:formula="of:=ABS([$'calc praytimes'.E274]-[$'azan.kz'.G274])" office:value-type="time" office:time-value="PT00H06M00S">
            <text:p>12:06:00 AM</text:p>
          </table:table-cell>
          <table:table-cell table:formula="of:=ABS([$'calc praytimes'.F274]-[$'azan.kz'.H274])" office:value-type="time" office:time-value="PT00H04M00S">
            <text:p>12:04:00 AM</text:p>
          </table:table-cell>
          <table:table-cell table:number-columns-repeated="1018"/>
        </table:table-row>
        <table:table-row table:style-name="ro1">
          <table:table-cell table:formula="of:=ABS([$'calc praytimes'.A275]-[$'azan.kz'.C275])" office:value-type="time" office:time-value="PT00H15M00S">
            <text:p>12:15:00 AM</text:p>
          </table:table-cell>
          <table:table-cell table:formula="of:=ABS([$'calc praytimes'.B275]-[$'azan.kz'.D275])" office:value-type="time" office:time-value="PT00H01M00S">
            <text:p>12:01:00 AM</text:p>
          </table:table-cell>
          <table:table-cell table:formula="of:=ABS([$'calc praytimes'.C275]-[$'azan.kz'.E275])" office:value-type="time" office:time-value="PT00H00M00S">
            <text:p>12:00:00 AM</text:p>
          </table:table-cell>
          <table:table-cell table:formula="of:=ABS([$'calc praytimes'.D275]-[$'azan.kz'.F275])" office:value-type="time" office:time-value="PT00H46M00S">
            <text:p>12:46:00 AM</text:p>
          </table:table-cell>
          <table:table-cell table:formula="of:=ABS([$'calc praytimes'.E275]-[$'azan.kz'.G275])" office:value-type="time" office:time-value="PT00H06M00S">
            <text:p>12:06:00 AM</text:p>
          </table:table-cell>
          <table:table-cell table:formula="of:=ABS([$'calc praytimes'.F275]-[$'azan.kz'.H275])" office:value-type="time" office:time-value="PT00H04M00S">
            <text:p>12:04:00 AM</text:p>
          </table:table-cell>
          <table:table-cell table:number-columns-repeated="1018"/>
        </table:table-row>
        <table:table-row table:style-name="ro1">
          <table:table-cell table:formula="of:=ABS([$'calc praytimes'.A276]-[$'azan.kz'.C276])" office:value-type="time" office:time-value="PT00H14M00S">
            <text:p>12:14:00 AM</text:p>
          </table:table-cell>
          <table:table-cell table:formula="of:=ABS([$'calc praytimes'.B276]-[$'azan.kz'.D276])" office:value-type="time" office:time-value="PT00H00M00S">
            <text:p>12:00:00 AM</text:p>
          </table:table-cell>
          <table:table-cell table:formula="of:=ABS([$'calc praytimes'.C276]-[$'azan.kz'.E276])" office:value-type="time" office:time-value="PT00H01M00S">
            <text:p>12:01:00 AM</text:p>
          </table:table-cell>
          <table:table-cell table:formula="of:=ABS([$'calc praytimes'.D276]-[$'azan.kz'.F276])" office:value-type="time" office:time-value="PT00H46M00S">
            <text:p>12:46:00 AM</text:p>
          </table:table-cell>
          <table:table-cell table:formula="of:=ABS([$'calc praytimes'.E276]-[$'azan.kz'.G276])" office:value-type="time" office:time-value="PT00H06M00S">
            <text:p>12:06:00 AM</text:p>
          </table:table-cell>
          <table:table-cell table:formula="of:=ABS([$'calc praytimes'.F276]-[$'azan.kz'.H276])" office:value-type="time" office:time-value="PT00H03M00S">
            <text:p>12:03:00 AM</text:p>
          </table:table-cell>
          <table:table-cell table:number-columns-repeated="1018"/>
        </table:table-row>
        <table:table-row table:style-name="ro1">
          <table:table-cell table:formula="of:=ABS([$'calc praytimes'.A277]-[$'azan.kz'.C277])" office:value-type="time" office:time-value="PT00H15M00S">
            <text:p>12:15:00 AM</text:p>
          </table:table-cell>
          <table:table-cell table:formula="of:=ABS([$'calc praytimes'.B277]-[$'azan.kz'.D277])" office:value-type="time" office:time-value="PT00H01M00S">
            <text:p>12:01:00 AM</text:p>
          </table:table-cell>
          <table:table-cell table:formula="of:=ABS([$'calc praytimes'.C277]-[$'azan.kz'.E277])" office:value-type="time" office:time-value="PT00H00M00S">
            <text:p>12:00:00 AM</text:p>
          </table:table-cell>
          <table:table-cell table:formula="of:=ABS([$'calc praytimes'.D277]-[$'azan.kz'.F277])" office:value-type="time" office:time-value="PT00H46M00S">
            <text:p>12:46:00 AM</text:p>
          </table:table-cell>
          <table:table-cell table:formula="of:=ABS([$'calc praytimes'.E277]-[$'azan.kz'.G277])" office:value-type="time" office:time-value="PT00H05M00S">
            <text:p>12:05:00 AM</text:p>
          </table:table-cell>
          <table:table-cell table:formula="of:=ABS([$'calc praytimes'.F277]-[$'azan.kz'.H277])" office:value-type="time" office:time-value="PT00H04M00S">
            <text:p>12:04:00 AM</text:p>
          </table:table-cell>
          <table:table-cell table:number-columns-repeated="1018"/>
        </table:table-row>
        <table:table-row table:style-name="ro1">
          <table:table-cell table:formula="of:=ABS([$'calc praytimes'.A278]-[$'azan.kz'.C278])" office:value-type="time" office:time-value="PT00H14M00S">
            <text:p>12:14:00 AM</text:p>
          </table:table-cell>
          <table:table-cell table:formula="of:=ABS([$'calc praytimes'.B278]-[$'azan.kz'.D278])" office:value-type="time" office:time-value="PT00H00M00S">
            <text:p>12:00:00 AM</text:p>
          </table:table-cell>
          <table:table-cell table:formula="of:=ABS([$'calc praytimes'.C278]-[$'azan.kz'.E278])" office:value-type="time" office:time-value="PT00H00M00S">
            <text:p>12:00:00 AM</text:p>
          </table:table-cell>
          <table:table-cell table:formula="of:=ABS([$'calc praytimes'.D278]-[$'azan.kz'.F278])" office:value-type="time" office:time-value="PT00H46M00S">
            <text:p>12:46:00 AM</text:p>
          </table:table-cell>
          <table:table-cell table:formula="of:=ABS([$'calc praytimes'.E278]-[$'azan.kz'.G278])" office:value-type="time" office:time-value="PT00H05M00S">
            <text:p>12:05:00 AM</text:p>
          </table:table-cell>
          <table:table-cell table:formula="of:=ABS([$'calc praytimes'.F278]-[$'azan.kz'.H278])" office:value-type="time" office:time-value="PT00H04M00S">
            <text:p>12:04:00 AM</text:p>
          </table:table-cell>
          <table:table-cell table:number-columns-repeated="1018"/>
        </table:table-row>
        <table:table-row table:style-name="ro1">
          <table:table-cell table:formula="of:=ABS([$'calc praytimes'.A279]-[$'azan.kz'.C279])" office:value-type="time" office:time-value="PT00H15M00S">
            <text:p>12:15:00 AM</text:p>
          </table:table-cell>
          <table:table-cell table:formula="of:=ABS([$'calc praytimes'.B279]-[$'azan.kz'.D279])" office:value-type="time" office:time-value="PT00H00M00S">
            <text:p>12:00:00 AM</text:p>
          </table:table-cell>
          <table:table-cell table:formula="of:=ABS([$'calc praytimes'.C279]-[$'azan.kz'.E279])" office:value-type="time" office:time-value="PT00H00M00S">
            <text:p>12:00:00 AM</text:p>
          </table:table-cell>
          <table:table-cell table:formula="of:=ABS([$'calc praytimes'.D279]-[$'azan.kz'.F279])" office:value-type="time" office:time-value="PT00H45M00S">
            <text:p>12:45:00 AM</text:p>
          </table:table-cell>
          <table:table-cell table:formula="of:=ABS([$'calc praytimes'.E279]-[$'azan.kz'.G279])" office:value-type="time" office:time-value="PT00H05M00S">
            <text:p>12:05:00 AM</text:p>
          </table:table-cell>
          <table:table-cell table:formula="of:=ABS([$'calc praytimes'.F279]-[$'azan.kz'.H279])" office:value-type="time" office:time-value="PT00H04M00S">
            <text:p>12:04:00 AM</text:p>
          </table:table-cell>
          <table:table-cell table:number-columns-repeated="1018"/>
        </table:table-row>
        <table:table-row table:style-name="ro1">
          <table:table-cell table:formula="of:=ABS([$'calc praytimes'.A280]-[$'azan.kz'.C280])" office:value-type="time" office:time-value="PT00H15M00S">
            <text:p>12:15:00 AM</text:p>
          </table:table-cell>
          <table:table-cell table:formula="of:=ABS([$'calc praytimes'.B280]-[$'azan.kz'.D280])" office:value-type="time" office:time-value="PT00H00M00S">
            <text:p>12:00:00 AM</text:p>
          </table:table-cell>
          <table:table-cell table:formula="of:=ABS([$'calc praytimes'.C280]-[$'azan.kz'.E280])" office:value-type="time" office:time-value="PT00H00M00S">
            <text:p>12:00:00 AM</text:p>
          </table:table-cell>
          <table:table-cell table:formula="of:=ABS([$'calc praytimes'.D280]-[$'azan.kz'.F280])" office:value-type="time" office:time-value="PT00H45M00S">
            <text:p>12:45:00 AM</text:p>
          </table:table-cell>
          <table:table-cell table:formula="of:=ABS([$'calc praytimes'.E280]-[$'azan.kz'.G280])" office:value-type="time" office:time-value="PT00H05M00S">
            <text:p>12:05:00 AM</text:p>
          </table:table-cell>
          <table:table-cell table:formula="of:=ABS([$'calc praytimes'.F280]-[$'azan.kz'.H280])" office:value-type="time" office:time-value="PT00H04M00S">
            <text:p>12:04:00 AM</text:p>
          </table:table-cell>
          <table:table-cell table:number-columns-repeated="1018"/>
        </table:table-row>
        <table:table-row table:style-name="ro1">
          <table:table-cell table:formula="of:=ABS([$'calc praytimes'.A281]-[$'azan.kz'.C281])" office:value-type="time" office:time-value="PT00H15M00S">
            <text:p>12:15:00 AM</text:p>
          </table:table-cell>
          <table:table-cell table:formula="of:=ABS([$'calc praytimes'.B281]-[$'azan.kz'.D281])" office:value-type="time" office:time-value="PT00H00M00S">
            <text:p>12:00:00 AM</text:p>
          </table:table-cell>
          <table:table-cell table:formula="of:=ABS([$'calc praytimes'.C281]-[$'azan.kz'.E281])" office:value-type="time" office:time-value="PT00H00M00S">
            <text:p>12:00:00 AM</text:p>
          </table:table-cell>
          <table:table-cell table:formula="of:=ABS([$'calc praytimes'.D281]-[$'azan.kz'.F281])" office:value-type="time" office:time-value="PT00H44M00S">
            <text:p>12:44:00 AM</text:p>
          </table:table-cell>
          <table:table-cell table:formula="of:=ABS([$'calc praytimes'.E281]-[$'azan.kz'.G281])" office:value-type="time" office:time-value="PT00H05M00S">
            <text:p>12:05:00 AM</text:p>
          </table:table-cell>
          <table:table-cell table:formula="of:=ABS([$'calc praytimes'.F281]-[$'azan.kz'.H281])" office:value-type="time" office:time-value="PT00H04M00S">
            <text:p>12:04:00 AM</text:p>
          </table:table-cell>
          <table:table-cell table:number-columns-repeated="1018"/>
        </table:table-row>
        <table:table-row table:style-name="ro1">
          <table:table-cell table:formula="of:=ABS([$'calc praytimes'.A282]-[$'azan.kz'.C282])" office:value-type="time" office:time-value="PT00H15M00S">
            <text:p>12:15:00 AM</text:p>
          </table:table-cell>
          <table:table-cell table:formula="of:=ABS([$'calc praytimes'.B282]-[$'azan.kz'.D282])" office:value-type="time" office:time-value="PT00H00M00S">
            <text:p>12:00:00 AM</text:p>
          </table:table-cell>
          <table:table-cell table:formula="of:=ABS([$'calc praytimes'.C282]-[$'azan.kz'.E282])" office:value-type="time" office:time-value="PT00H00M00S">
            <text:p>12:00:00 AM</text:p>
          </table:table-cell>
          <table:table-cell table:formula="of:=ABS([$'calc praytimes'.D282]-[$'azan.kz'.F282])" office:value-type="time" office:time-value="PT00H44M00S">
            <text:p>12:44:00 AM</text:p>
          </table:table-cell>
          <table:table-cell table:formula="of:=ABS([$'calc praytimes'.E282]-[$'azan.kz'.G282])" office:value-type="time" office:time-value="PT00H05M00S">
            <text:p>12:05:00 AM</text:p>
          </table:table-cell>
          <table:table-cell table:formula="of:=ABS([$'calc praytimes'.F282]-[$'azan.kz'.H282])" office:value-type="time" office:time-value="PT00H04M00S">
            <text:p>12:04:00 AM</text:p>
          </table:table-cell>
          <table:table-cell table:number-columns-repeated="1018"/>
        </table:table-row>
        <table:table-row table:style-name="ro1">
          <table:table-cell table:formula="of:=ABS([$'calc praytimes'.A283]-[$'azan.kz'.C283])" office:value-type="time" office:time-value="PT00H15M00S">
            <text:p>12:15:00 AM</text:p>
          </table:table-cell>
          <table:table-cell table:formula="of:=ABS([$'calc praytimes'.B283]-[$'azan.kz'.D283])" office:value-type="time" office:time-value="PT00H00M00S">
            <text:p>12:00:00 AM</text:p>
          </table:table-cell>
          <table:table-cell table:formula="of:=ABS([$'calc praytimes'.C283]-[$'azan.kz'.E283])" office:value-type="time" office:time-value="PT00H01M00S">
            <text:p>12:01:00 AM</text:p>
          </table:table-cell>
          <table:table-cell table:formula="of:=ABS([$'calc praytimes'.D283]-[$'azan.kz'.F283])" office:value-type="time" office:time-value="PT00H43M00S">
            <text:p>12:43:00 AM</text:p>
          </table:table-cell>
          <table:table-cell table:formula="of:=ABS([$'calc praytimes'.E283]-[$'azan.kz'.G283])" office:value-type="time" office:time-value="PT00H06M00S">
            <text:p>12:06:00 AM</text:p>
          </table:table-cell>
          <table:table-cell table:formula="of:=ABS([$'calc praytimes'.F283]-[$'azan.kz'.H283])" office:value-type="time" office:time-value="PT00H03M00S">
            <text:p>12:03:00 AM</text:p>
          </table:table-cell>
          <table:table-cell table:number-columns-repeated="1018"/>
        </table:table-row>
        <table:table-row table:style-name="ro1">
          <table:table-cell table:formula="of:=ABS([$'calc praytimes'.A284]-[$'azan.kz'.C284])" office:value-type="time" office:time-value="PT00H15M00S">
            <text:p>12:15:00 AM</text:p>
          </table:table-cell>
          <table:table-cell table:formula="of:=ABS([$'calc praytimes'.B284]-[$'azan.kz'.D284])" office:value-type="time" office:time-value="PT00H00M00S">
            <text:p>12:00:00 AM</text:p>
          </table:table-cell>
          <table:table-cell table:formula="of:=ABS([$'calc praytimes'.C284]-[$'azan.kz'.E284])" office:value-type="time" office:time-value="PT00H00M00S">
            <text:p>12:00:00 AM</text:p>
          </table:table-cell>
          <table:table-cell table:formula="of:=ABS([$'calc praytimes'.D284]-[$'azan.kz'.F284])" office:value-type="time" office:time-value="PT00H44M00S">
            <text:p>12:44:00 AM</text:p>
          </table:table-cell>
          <table:table-cell table:formula="of:=ABS([$'calc praytimes'.E284]-[$'azan.kz'.G284])" office:value-type="time" office:time-value="PT00H06M00S">
            <text:p>12:06:00 AM</text:p>
          </table:table-cell>
          <table:table-cell table:formula="of:=ABS([$'calc praytimes'.F284]-[$'azan.kz'.H284])" office:value-type="time" office:time-value="PT00H03M00S">
            <text:p>12:03:00 AM</text:p>
          </table:table-cell>
          <table:table-cell table:number-columns-repeated="1018"/>
        </table:table-row>
        <table:table-row table:style-name="ro1">
          <table:table-cell table:formula="of:=ABS([$'calc praytimes'.A285]-[$'azan.kz'.C285])" office:value-type="time" office:time-value="PT00H14M00S">
            <text:p>12:14:00 AM</text:p>
          </table:table-cell>
          <table:table-cell table:formula="of:=ABS([$'calc praytimes'.B285]-[$'azan.kz'.D285])" office:value-type="time" office:time-value="PT00H01M00S">
            <text:p>12:01:00 AM</text:p>
          </table:table-cell>
          <table:table-cell table:formula="of:=ABS([$'calc praytimes'.C285]-[$'azan.kz'.E285])" office:value-type="time" office:time-value="PT00H00M00S">
            <text:p>12:00:00 AM</text:p>
          </table:table-cell>
          <table:table-cell table:formula="of:=ABS([$'calc praytimes'.D285]-[$'azan.kz'.F285])" office:value-type="time" office:time-value="PT00H44M00S">
            <text:p>12:44:00 AM</text:p>
          </table:table-cell>
          <table:table-cell table:formula="of:=ABS([$'calc praytimes'.E285]-[$'azan.kz'.G285])" office:value-type="time" office:time-value="PT00H06M00S">
            <text:p>12:06:00 AM</text:p>
          </table:table-cell>
          <table:table-cell table:formula="of:=ABS([$'calc praytimes'.F285]-[$'azan.kz'.H285])" office:value-type="time" office:time-value="PT00H03M00S">
            <text:p>12:03:00 AM</text:p>
          </table:table-cell>
          <table:table-cell table:number-columns-repeated="1018"/>
        </table:table-row>
        <table:table-row table:style-name="ro1">
          <table:table-cell table:formula="of:=ABS([$'calc praytimes'.A286]-[$'azan.kz'.C286])" office:value-type="time" office:time-value="PT00H15M00S">
            <text:p>12:15:00 AM</text:p>
          </table:table-cell>
          <table:table-cell table:formula="of:=ABS([$'calc praytimes'.B286]-[$'azan.kz'.D286])" office:value-type="time" office:time-value="PT00H00M00S">
            <text:p>12:00:00 AM</text:p>
          </table:table-cell>
          <table:table-cell table:formula="of:=ABS([$'calc praytimes'.C286]-[$'azan.kz'.E286])" office:value-type="time" office:time-value="PT00H00M00S">
            <text:p>12:00:00 AM</text:p>
          </table:table-cell>
          <table:table-cell table:formula="of:=ABS([$'calc praytimes'.D286]-[$'azan.kz'.F286])" office:value-type="time" office:time-value="PT00H43M00S">
            <text:p>12:43:00 AM</text:p>
          </table:table-cell>
          <table:table-cell table:formula="of:=ABS([$'calc praytimes'.E286]-[$'azan.kz'.G286])" office:value-type="time" office:time-value="PT00H06M00S">
            <text:p>12:06:00 AM</text:p>
          </table:table-cell>
          <table:table-cell table:formula="of:=ABS([$'calc praytimes'.F286]-[$'azan.kz'.H286])" office:value-type="time" office:time-value="PT00H03M00S">
            <text:p>12:03:00 AM</text:p>
          </table:table-cell>
          <table:table-cell table:number-columns-repeated="1018"/>
        </table:table-row>
        <table:table-row table:style-name="ro1">
          <table:table-cell table:formula="of:=ABS([$'calc praytimes'.A287]-[$'azan.kz'.C287])" office:value-type="time" office:time-value="PT00H14M00S">
            <text:p>12:14:00 AM</text:p>
          </table:table-cell>
          <table:table-cell table:formula="of:=ABS([$'calc praytimes'.B287]-[$'azan.kz'.D287])" office:value-type="time" office:time-value="PT00H01M00S">
            <text:p>12:01:00 AM</text:p>
          </table:table-cell>
          <table:table-cell table:formula="of:=ABS([$'calc praytimes'.C287]-[$'azan.kz'.E287])" office:value-type="time" office:time-value="PT00H01M00S">
            <text:p>12:01:00 AM</text:p>
          </table:table-cell>
          <table:table-cell table:formula="of:=ABS([$'calc praytimes'.D287]-[$'azan.kz'.F287])" office:value-type="time" office:time-value="PT00H43M00S">
            <text:p>12:43:00 AM</text:p>
          </table:table-cell>
          <table:table-cell table:formula="of:=ABS([$'calc praytimes'.E287]-[$'azan.kz'.G287])" office:value-type="time" office:time-value="PT00H06M00S">
            <text:p>12:06:00 AM</text:p>
          </table:table-cell>
          <table:table-cell table:formula="of:=ABS([$'calc praytimes'.F287]-[$'azan.kz'.H287])" office:value-type="time" office:time-value="PT00H03M00S">
            <text:p>12:03:00 AM</text:p>
          </table:table-cell>
          <table:table-cell table:number-columns-repeated="1018"/>
        </table:table-row>
        <table:table-row table:style-name="ro1">
          <table:table-cell table:formula="of:=ABS([$'calc praytimes'.A288]-[$'azan.kz'.C288])" office:value-type="time" office:time-value="PT00H15M00S">
            <text:p>12:15:00 AM</text:p>
          </table:table-cell>
          <table:table-cell table:formula="of:=ABS([$'calc praytimes'.B288]-[$'azan.kz'.D288])" office:value-type="time" office:time-value="PT00H00M00S">
            <text:p>12:00:00 AM</text:p>
          </table:table-cell>
          <table:table-cell table:formula="of:=ABS([$'calc praytimes'.C288]-[$'azan.kz'.E288])" office:value-type="time" office:time-value="PT00H00M00S">
            <text:p>12:00:00 AM</text:p>
          </table:table-cell>
          <table:table-cell table:formula="of:=ABS([$'calc praytimes'.D288]-[$'azan.kz'.F288])" office:value-type="time" office:time-value="PT00H42M00S">
            <text:p>12:42:00 AM</text:p>
          </table:table-cell>
          <table:table-cell table:formula="of:=ABS([$'calc praytimes'.E288]-[$'azan.kz'.G288])" office:value-type="time" office:time-value="PT00H06M00S">
            <text:p>12:06:00 AM</text:p>
          </table:table-cell>
          <table:table-cell table:formula="of:=ABS([$'calc praytimes'.F288]-[$'azan.kz'.H288])" office:value-type="time" office:time-value="PT00H03M00S">
            <text:p>12:03:00 AM</text:p>
          </table:table-cell>
          <table:table-cell table:number-columns-repeated="1018"/>
        </table:table-row>
        <table:table-row table:style-name="ro1">
          <table:table-cell table:formula="of:=ABS([$'calc praytimes'.A289]-[$'azan.kz'.C289])" office:value-type="time" office:time-value="PT00H14M00S">
            <text:p>12:14:00 AM</text:p>
          </table:table-cell>
          <table:table-cell table:formula="of:=ABS([$'calc praytimes'.B289]-[$'azan.kz'.D289])" office:value-type="time" office:time-value="PT00H00M00S">
            <text:p>12:00:00 AM</text:p>
          </table:table-cell>
          <table:table-cell table:formula="of:=ABS([$'calc praytimes'.C289]-[$'azan.kz'.E289])" office:value-type="time" office:time-value="PT00H00M00S">
            <text:p>12:00:00 AM</text:p>
          </table:table-cell>
          <table:table-cell table:formula="of:=ABS([$'calc praytimes'.D289]-[$'azan.kz'.F289])" office:value-type="time" office:time-value="PT00H42M00S">
            <text:p>12:42:00 AM</text:p>
          </table:table-cell>
          <table:table-cell table:formula="of:=ABS([$'calc praytimes'.E289]-[$'azan.kz'.G289])" office:value-type="time" office:time-value="PT00H06M00S">
            <text:p>12:06:00 AM</text:p>
          </table:table-cell>
          <table:table-cell table:formula="of:=ABS([$'calc praytimes'.F289]-[$'azan.kz'.H289])" office:value-type="time" office:time-value="PT00H03M00S">
            <text:p>12:03:00 AM</text:p>
          </table:table-cell>
          <table:table-cell table:number-columns-repeated="1018"/>
        </table:table-row>
        <table:table-row table:style-name="ro1">
          <table:table-cell table:formula="of:=ABS([$'calc praytimes'.A290]-[$'azan.kz'.C290])" office:value-type="time" office:time-value="PT00H16M00S">
            <text:p>12:16:00 AM</text:p>
          </table:table-cell>
          <table:table-cell table:formula="of:=ABS([$'calc praytimes'.B290]-[$'azan.kz'.D290])" office:value-type="time" office:time-value="PT00H01M00S">
            <text:p>12:01:00 AM</text:p>
          </table:table-cell>
          <table:table-cell table:formula="of:=ABS([$'calc praytimes'.C290]-[$'azan.kz'.E290])" office:value-type="time" office:time-value="PT00H00M00S">
            <text:p>12:00:00 AM</text:p>
          </table:table-cell>
          <table:table-cell table:formula="of:=ABS([$'calc praytimes'.D290]-[$'azan.kz'.F290])" office:value-type="time" office:time-value="PT00H43M00S">
            <text:p>12:43:00 AM</text:p>
          </table:table-cell>
          <table:table-cell table:formula="of:=ABS([$'calc praytimes'.E290]-[$'azan.kz'.G290])" office:value-type="time" office:time-value="PT00H08M00S">
            <text:p>12:08:00 AM</text:p>
          </table:table-cell>
          <table:table-cell table:formula="of:=ABS([$'calc praytimes'.F290]-[$'azan.kz'.H290])" office:value-type="time" office:time-value="PT00H02M00S">
            <text:p>12:02:00 AM</text:p>
          </table:table-cell>
          <table:table-cell table:number-columns-repeated="1018"/>
        </table:table-row>
        <table:table-row table:style-name="ro1">
          <table:table-cell table:formula="of:=ABS([$'calc praytimes'.A291]-[$'azan.kz'.C291])" office:value-type="time" office:time-value="PT00H14M00S">
            <text:p>12:14:00 AM</text:p>
          </table:table-cell>
          <table:table-cell table:formula="of:=ABS([$'calc praytimes'.B291]-[$'azan.kz'.D291])" office:value-type="time" office:time-value="PT00H00M00S">
            <text:p>12:00:00 AM</text:p>
          </table:table-cell>
          <table:table-cell table:formula="of:=ABS([$'calc praytimes'.C291]-[$'azan.kz'.E291])" office:value-type="time" office:time-value="PT00H01M00S">
            <text:p>12:01:00 AM</text:p>
          </table:table-cell>
          <table:table-cell table:formula="of:=ABS([$'calc praytimes'.D291]-[$'azan.kz'.F291])" office:value-type="time" office:time-value="PT00H42M00S">
            <text:p>12:42:00 AM</text:p>
          </table:table-cell>
          <table:table-cell table:formula="of:=ABS([$'calc praytimes'.E291]-[$'azan.kz'.G291])" office:value-type="time" office:time-value="PT00H06M00S">
            <text:p>12:06:00 AM</text:p>
          </table:table-cell>
          <table:table-cell table:formula="of:=ABS([$'calc praytimes'.F291]-[$'azan.kz'.H291])" office:value-type="time" office:time-value="PT00H04M00S">
            <text:p>12:04:00 AM</text:p>
          </table:table-cell>
          <table:table-cell table:number-columns-repeated="1018"/>
        </table:table-row>
        <table:table-row table:style-name="ro1">
          <table:table-cell table:formula="of:=ABS([$'calc praytimes'.A292]-[$'azan.kz'.C292])" office:value-type="time" office:time-value="PT00H15M00S">
            <text:p>12:15:00 AM</text:p>
          </table:table-cell>
          <table:table-cell table:formula="of:=ABS([$'calc praytimes'.B292]-[$'azan.kz'.D292])" office:value-type="time" office:time-value="PT00H00M00S">
            <text:p>12:00:00 AM</text:p>
          </table:table-cell>
          <table:table-cell table:formula="of:=ABS([$'calc praytimes'.C292]-[$'azan.kz'.E292])" office:value-type="time" office:time-value="PT00H00M00S">
            <text:p>12:00:00 AM</text:p>
          </table:table-cell>
          <table:table-cell table:formula="of:=ABS([$'calc praytimes'.D292]-[$'azan.kz'.F292])" office:value-type="time" office:time-value="PT00H41M00S">
            <text:p>12:41:00 AM</text:p>
          </table:table-cell>
          <table:table-cell table:formula="of:=ABS([$'calc praytimes'.E292]-[$'azan.kz'.G292])" office:value-type="time" office:time-value="PT00H06M00S">
            <text:p>12:06:00 AM</text:p>
          </table:table-cell>
          <table:table-cell table:formula="of:=ABS([$'calc praytimes'.F292]-[$'azan.kz'.H292])" office:value-type="time" office:time-value="PT00H04M00S">
            <text:p>12:04:00 AM</text:p>
          </table:table-cell>
          <table:table-cell table:number-columns-repeated="1018"/>
        </table:table-row>
        <table:table-row table:style-name="ro1">
          <table:table-cell table:formula="of:=ABS([$'calc praytimes'.A293]-[$'azan.kz'.C293])" office:value-type="time" office:time-value="PT00H14M00S">
            <text:p>12:14:00 AM</text:p>
          </table:table-cell>
          <table:table-cell table:formula="of:=ABS([$'calc praytimes'.B293]-[$'azan.kz'.D293])" office:value-type="time" office:time-value="PT00H00M00S">
            <text:p>12:00:00 AM</text:p>
          </table:table-cell>
          <table:table-cell table:formula="of:=ABS([$'calc praytimes'.C293]-[$'azan.kz'.E293])" office:value-type="time" office:time-value="PT00H00M00S">
            <text:p>12:00:00 AM</text:p>
          </table:table-cell>
          <table:table-cell table:formula="of:=ABS([$'calc praytimes'.D293]-[$'azan.kz'.F293])" office:value-type="time" office:time-value="PT00H41M00S">
            <text:p>12:41:00 AM</text:p>
          </table:table-cell>
          <table:table-cell table:formula="of:=ABS([$'calc praytimes'.E293]-[$'azan.kz'.G293])" office:value-type="time" office:time-value="PT00H05M00S">
            <text:p>12:05:00 AM</text:p>
          </table:table-cell>
          <table:table-cell table:formula="of:=ABS([$'calc praytimes'.F293]-[$'azan.kz'.H293])" office:value-type="time" office:time-value="PT00H04M00S">
            <text:p>12:04:00 AM</text:p>
          </table:table-cell>
          <table:table-cell table:number-columns-repeated="1018"/>
        </table:table-row>
        <table:table-row table:style-name="ro1">
          <table:table-cell table:formula="of:=ABS([$'calc praytimes'.A294]-[$'azan.kz'.C294])" office:value-type="time" office:time-value="PT00H14M00S">
            <text:p>12:14:00 AM</text:p>
          </table:table-cell>
          <table:table-cell table:formula="of:=ABS([$'calc praytimes'.B294]-[$'azan.kz'.D294])" office:value-type="time" office:time-value="PT00H01M00S">
            <text:p>12:01:00 AM</text:p>
          </table:table-cell>
          <table:table-cell table:formula="of:=ABS([$'calc praytimes'.C294]-[$'azan.kz'.E294])" office:value-type="time" office:time-value="PT00H00M00S">
            <text:p>12:00:00 AM</text:p>
          </table:table-cell>
          <table:table-cell table:formula="of:=ABS([$'calc praytimes'.D294]-[$'azan.kz'.F294])" office:value-type="time" office:time-value="PT00H40M00S">
            <text:p>12:40:00 AM</text:p>
          </table:table-cell>
          <table:table-cell table:formula="of:=ABS([$'calc praytimes'.E294]-[$'azan.kz'.G294])" office:value-type="time" office:time-value="PT00H05M00S">
            <text:p>12:05:00 AM</text:p>
          </table:table-cell>
          <table:table-cell table:formula="of:=ABS([$'calc praytimes'.F294]-[$'azan.kz'.H294])" office:value-type="time" office:time-value="PT00H04M00S">
            <text:p>12:04:00 AM</text:p>
          </table:table-cell>
          <table:table-cell table:number-columns-repeated="1018"/>
        </table:table-row>
        <table:table-row table:style-name="ro1">
          <table:table-cell table:formula="of:=ABS([$'calc praytimes'.A295]-[$'azan.kz'.C295])" office:value-type="time" office:time-value="PT00H14M00S">
            <text:p>12:14:00 AM</text:p>
          </table:table-cell>
          <table:table-cell table:formula="of:=ABS([$'calc praytimes'.B295]-[$'azan.kz'.D295])" office:value-type="time" office:time-value="PT00H00M00S">
            <text:p>12:00:00 AM</text:p>
          </table:table-cell>
          <table:table-cell table:formula="of:=ABS([$'calc praytimes'.C295]-[$'azan.kz'.E295])" office:value-type="time" office:time-value="PT00H00M00S">
            <text:p>12:00:00 AM</text:p>
          </table:table-cell>
          <table:table-cell table:formula="of:=ABS([$'calc praytimes'.D295]-[$'azan.kz'.F295])" office:value-type="time" office:time-value="PT00H40M00S">
            <text:p>12:40:00 AM</text:p>
          </table:table-cell>
          <table:table-cell table:formula="of:=ABS([$'calc praytimes'.E295]-[$'azan.kz'.G295])" office:value-type="time" office:time-value="PT00H05M00S">
            <text:p>12:05:00 AM</text:p>
          </table:table-cell>
          <table:table-cell table:formula="of:=ABS([$'calc praytimes'.F295]-[$'azan.kz'.H295])" office:value-type="time" office:time-value="PT00H04M00S">
            <text:p>12:04:00 AM</text:p>
          </table:table-cell>
          <table:table-cell table:number-columns-repeated="1018"/>
        </table:table-row>
        <table:table-row table:style-name="ro1">
          <table:table-cell table:formula="of:=ABS([$'calc praytimes'.A296]-[$'azan.kz'.C296])" office:value-type="time" office:time-value="PT00H14M00S">
            <text:p>12:14:00 AM</text:p>
          </table:table-cell>
          <table:table-cell table:formula="of:=ABS([$'calc praytimes'.B296]-[$'azan.kz'.D296])" office:value-type="time" office:time-value="PT00H01M00S">
            <text:p>12:01:00 AM</text:p>
          </table:table-cell>
          <table:table-cell table:formula="of:=ABS([$'calc praytimes'.C296]-[$'azan.kz'.E296])" office:value-type="time" office:time-value="PT00H00M00S">
            <text:p>12:00:00 AM</text:p>
          </table:table-cell>
          <table:table-cell table:formula="of:=ABS([$'calc praytimes'.D296]-[$'azan.kz'.F296])" office:value-type="time" office:time-value="PT00H40M00S">
            <text:p>12:40:00 AM</text:p>
          </table:table-cell>
          <table:table-cell table:formula="of:=ABS([$'calc praytimes'.E296]-[$'azan.kz'.G296])" office:value-type="time" office:time-value="PT00H05M00S">
            <text:p>12:05:00 AM</text:p>
          </table:table-cell>
          <table:table-cell table:formula="of:=ABS([$'calc praytimes'.F296]-[$'azan.kz'.H296])" office:value-type="time" office:time-value="PT00H05M00S">
            <text:p>12:05:00 AM</text:p>
          </table:table-cell>
          <table:table-cell table:number-columns-repeated="1018"/>
        </table:table-row>
        <table:table-row table:style-name="ro1">
          <table:table-cell table:formula="of:=ABS([$'calc praytimes'.A297]-[$'azan.kz'.C297])" office:value-type="time" office:time-value="PT00H14M00S">
            <text:p>12:14:00 AM</text:p>
          </table:table-cell>
          <table:table-cell table:formula="of:=ABS([$'calc praytimes'.B297]-[$'azan.kz'.D297])" office:value-type="time" office:time-value="PT00H00M00S">
            <text:p>12:00:00 AM</text:p>
          </table:table-cell>
          <table:table-cell table:formula="of:=ABS([$'calc praytimes'.C297]-[$'azan.kz'.E297])" office:value-type="time" office:time-value="PT00H01M00S">
            <text:p>12:01:00 AM</text:p>
          </table:table-cell>
          <table:table-cell table:formula="of:=ABS([$'calc praytimes'.D297]-[$'azan.kz'.F297])" office:value-type="time" office:time-value="PT00H40M00S">
            <text:p>12:40:00 AM</text:p>
          </table:table-cell>
          <table:table-cell table:formula="of:=ABS([$'calc praytimes'.E297]-[$'azan.kz'.G297])" office:value-type="time" office:time-value="PT00H05M00S">
            <text:p>12:05:00 AM</text:p>
          </table:table-cell>
          <table:table-cell table:formula="of:=ABS([$'calc praytimes'.F297]-[$'azan.kz'.H297])" office:value-type="time" office:time-value="PT00H05M00S">
            <text:p>12:05:00 AM</text:p>
          </table:table-cell>
          <table:table-cell table:number-columns-repeated="1018"/>
        </table:table-row>
        <table:table-row table:style-name="ro1">
          <table:table-cell table:formula="of:=ABS([$'calc praytimes'.A298]-[$'azan.kz'.C298])" office:value-type="time" office:time-value="PT00H13M00S">
            <text:p>12:13:00 AM</text:p>
          </table:table-cell>
          <table:table-cell table:formula="of:=ABS([$'calc praytimes'.B298]-[$'azan.kz'.D298])" office:value-type="time" office:time-value="PT00H01M00S">
            <text:p>12:01:00 AM</text:p>
          </table:table-cell>
          <table:table-cell table:formula="of:=ABS([$'calc praytimes'.C298]-[$'azan.kz'.E298])" office:value-type="time" office:time-value="PT00H00M00S">
            <text:p>12:00:00 AM</text:p>
          </table:table-cell>
          <table:table-cell table:formula="of:=ABS([$'calc praytimes'.D298]-[$'azan.kz'.F298])" office:value-type="time" office:time-value="PT00H39M00S">
            <text:p>12:39:00 AM</text:p>
          </table:table-cell>
          <table:table-cell table:formula="of:=ABS([$'calc praytimes'.E298]-[$'azan.kz'.G298])" office:value-type="time" office:time-value="PT00H05M00S">
            <text:p>12:05:00 AM</text:p>
          </table:table-cell>
          <table:table-cell table:formula="of:=ABS([$'calc praytimes'.F298]-[$'azan.kz'.H298])" office:value-type="time" office:time-value="PT00H05M00S">
            <text:p>12:05:00 AM</text:p>
          </table:table-cell>
          <table:table-cell table:number-columns-repeated="1018"/>
        </table:table-row>
        <table:table-row table:style-name="ro1">
          <table:table-cell table:formula="of:=ABS([$'calc praytimes'.A299]-[$'azan.kz'.C299])" office:value-type="time" office:time-value="PT00H13M00S">
            <text:p>12:13:00 AM</text:p>
          </table:table-cell>
          <table:table-cell table:formula="of:=ABS([$'calc praytimes'.B299]-[$'azan.kz'.D299])" office:value-type="time" office:time-value="PT00H01M00S">
            <text:p>12:01:00 AM</text:p>
          </table:table-cell>
          <table:table-cell table:formula="of:=ABS([$'calc praytimes'.C299]-[$'azan.kz'.E299])" office:value-type="time" office:time-value="PT00H00M00S">
            <text:p>12:00:00 AM</text:p>
          </table:table-cell>
          <table:table-cell table:formula="of:=ABS([$'calc praytimes'.D299]-[$'azan.kz'.F299])" office:value-type="time" office:time-value="PT00H39M00S">
            <text:p>12:39:00 AM</text:p>
          </table:table-cell>
          <table:table-cell table:formula="of:=ABS([$'calc praytimes'.E299]-[$'azan.kz'.G299])" office:value-type="time" office:time-value="PT00H05M00S">
            <text:p>12:05:00 AM</text:p>
          </table:table-cell>
          <table:table-cell table:formula="of:=ABS([$'calc praytimes'.F299]-[$'azan.kz'.H299])" office:value-type="time" office:time-value="PT00H05M00S">
            <text:p>12:05:00 AM</text:p>
          </table:table-cell>
          <table:table-cell table:number-columns-repeated="1018"/>
        </table:table-row>
        <table:table-row table:style-name="ro1">
          <table:table-cell table:formula="of:=ABS([$'calc praytimes'.A300]-[$'azan.kz'.C300])" office:value-type="time" office:time-value="PT00H13M00S">
            <text:p>12:13:00 AM</text:p>
          </table:table-cell>
          <table:table-cell table:formula="of:=ABS([$'calc praytimes'.B300]-[$'azan.kz'.D300])" office:value-type="time" office:time-value="PT00H00M00S">
            <text:p>12:00:00 AM</text:p>
          </table:table-cell>
          <table:table-cell table:formula="of:=ABS([$'calc praytimes'.C300]-[$'azan.kz'.E300])" office:value-type="time" office:time-value="PT00H00M00S">
            <text:p>12:00:00 AM</text:p>
          </table:table-cell>
          <table:table-cell table:formula="of:=ABS([$'calc praytimes'.D300]-[$'azan.kz'.F300])" office:value-type="time" office:time-value="PT00H39M00S">
            <text:p>12:39:00 AM</text:p>
          </table:table-cell>
          <table:table-cell table:formula="of:=ABS([$'calc praytimes'.E300]-[$'azan.kz'.G300])" office:value-type="time" office:time-value="PT00H05M00S">
            <text:p>12:05:00 AM</text:p>
          </table:table-cell>
          <table:table-cell table:formula="of:=ABS([$'calc praytimes'.F300]-[$'azan.kz'.H300])" office:value-type="time" office:time-value="PT00H05M00S">
            <text:p>12:05:00 AM</text:p>
          </table:table-cell>
          <table:table-cell table:number-columns-repeated="1018"/>
        </table:table-row>
        <table:table-row table:style-name="ro1">
          <table:table-cell table:formula="of:=ABS([$'calc praytimes'.A301]-[$'azan.kz'.C301])" office:value-type="time" office:time-value="PT00H13M00S">
            <text:p>12:13:00 AM</text:p>
          </table:table-cell>
          <table:table-cell table:formula="of:=ABS([$'calc praytimes'.B301]-[$'azan.kz'.D301])" office:value-type="time" office:time-value="PT00H01M00S">
            <text:p>12:01:00 AM</text:p>
          </table:table-cell>
          <table:table-cell table:formula="of:=ABS([$'calc praytimes'.C301]-[$'azan.kz'.E301])" office:value-type="time" office:time-value="PT00H00M00S">
            <text:p>12:00:00 AM</text:p>
          </table:table-cell>
          <table:table-cell table:formula="of:=ABS([$'calc praytimes'.D301]-[$'azan.kz'.F301])" office:value-type="time" office:time-value="PT00H38M00S">
            <text:p>12:38:00 AM</text:p>
          </table:table-cell>
          <table:table-cell table:formula="of:=ABS([$'calc praytimes'.E301]-[$'azan.kz'.G301])" office:value-type="time" office:time-value="PT00H05M00S">
            <text:p>12:05:00 AM</text:p>
          </table:table-cell>
          <table:table-cell table:formula="of:=ABS([$'calc praytimes'.F301]-[$'azan.kz'.H301])" office:value-type="time" office:time-value="PT00H05M00S">
            <text:p>12:05:00 AM</text:p>
          </table:table-cell>
          <table:table-cell table:number-columns-repeated="1018"/>
        </table:table-row>
        <table:table-row table:style-name="ro1">
          <table:table-cell table:formula="of:=ABS([$'calc praytimes'.A302]-[$'azan.kz'.C302])" office:value-type="time" office:time-value="PT00H13M00S">
            <text:p>12:13:00 AM</text:p>
          </table:table-cell>
          <table:table-cell table:formula="of:=ABS([$'calc praytimes'.B302]-[$'azan.kz'.D302])" office:value-type="time" office:time-value="PT00H00M00S">
            <text:p>12:00:00 AM</text:p>
          </table:table-cell>
          <table:table-cell table:formula="of:=ABS([$'calc praytimes'.C302]-[$'azan.kz'.E302])" office:value-type="time" office:time-value="PT00H00M00S">
            <text:p>12:00:00 AM</text:p>
          </table:table-cell>
          <table:table-cell table:formula="of:=ABS([$'calc praytimes'.D302]-[$'azan.kz'.F302])" office:value-type="time" office:time-value="PT00H38M00S">
            <text:p>12:38:00 AM</text:p>
          </table:table-cell>
          <table:table-cell table:formula="of:=ABS([$'calc praytimes'.E302]-[$'azan.kz'.G302])" office:value-type="time" office:time-value="PT00H05M00S">
            <text:p>12:05:00 AM</text:p>
          </table:table-cell>
          <table:table-cell table:formula="of:=ABS([$'calc praytimes'.F302]-[$'azan.kz'.H302])" office:value-type="time" office:time-value="PT00H06M00S">
            <text:p>12:06:00 AM</text:p>
          </table:table-cell>
          <table:table-cell table:number-columns-repeated="1018"/>
        </table:table-row>
        <table:table-row table:style-name="ro1">
          <table:table-cell table:formula="of:=ABS([$'calc praytimes'.A303]-[$'azan.kz'.C303])" office:value-type="time" office:time-value="PT00H13M00S">
            <text:p>12:13:00 AM</text:p>
          </table:table-cell>
          <table:table-cell table:formula="of:=ABS([$'calc praytimes'.B303]-[$'azan.kz'.D303])" office:value-type="time" office:time-value="PT00H01M00S">
            <text:p>12:01:00 AM</text:p>
          </table:table-cell>
          <table:table-cell table:formula="of:=ABS([$'calc praytimes'.C303]-[$'azan.kz'.E303])" office:value-type="time" office:time-value="PT00H00M00S">
            <text:p>12:00:00 AM</text:p>
          </table:table-cell>
          <table:table-cell table:formula="of:=ABS([$'calc praytimes'.D303]-[$'azan.kz'.F303])" office:value-type="time" office:time-value="PT00H38M00S">
            <text:p>12:38:00 AM</text:p>
          </table:table-cell>
          <table:table-cell table:formula="of:=ABS([$'calc praytimes'.E303]-[$'azan.kz'.G303])" office:value-type="time" office:time-value="PT00H05M00S">
            <text:p>12:05:00 AM</text:p>
          </table:table-cell>
          <table:table-cell table:formula="of:=ABS([$'calc praytimes'.F303]-[$'azan.kz'.H303])" office:value-type="time" office:time-value="PT00H06M00S">
            <text:p>12:06:00 AM</text:p>
          </table:table-cell>
          <table:table-cell table:number-columns-repeated="1018"/>
        </table:table-row>
        <table:table-row table:style-name="ro1">
          <table:table-cell table:formula="of:=ABS([$'calc praytimes'.A304]-[$'azan.kz'.C304])" office:value-type="time" office:time-value="PT00H12M00S">
            <text:p>12:12:00 AM</text:p>
          </table:table-cell>
          <table:table-cell table:formula="of:=ABS([$'calc praytimes'.B304]-[$'azan.kz'.D304])" office:value-type="time" office:time-value="PT00H01M00S">
            <text:p>12:01:00 AM</text:p>
          </table:table-cell>
          <table:table-cell table:formula="of:=ABS([$'calc praytimes'.C304]-[$'azan.kz'.E304])" office:value-type="time" office:time-value="PT00H00M00S">
            <text:p>12:00:00 AM</text:p>
          </table:table-cell>
          <table:table-cell table:formula="of:=ABS([$'calc praytimes'.D304]-[$'azan.kz'.F304])" office:value-type="time" office:time-value="PT00H38M00S">
            <text:p>12:38:00 AM</text:p>
          </table:table-cell>
          <table:table-cell table:formula="of:=ABS([$'calc praytimes'.E304]-[$'azan.kz'.G304])" office:value-type="time" office:time-value="PT00H04M00S">
            <text:p>12:04:00 AM</text:p>
          </table:table-cell>
          <table:table-cell table:formula="of:=ABS([$'calc praytimes'.F304]-[$'azan.kz'.H304])" office:value-type="time" office:time-value="PT00H06M00S">
            <text:p>12:06:00 AM</text:p>
          </table:table-cell>
          <table:table-cell table:number-columns-repeated="1018"/>
        </table:table-row>
        <table:table-row table:style-name="ro1">
          <table:table-cell table:formula="of:=ABS([$'calc praytimes'.A305]-[$'azan.kz'.C305])" office:value-type="time" office:time-value="PT00H14M00S">
            <text:p>12:14:00 AM</text:p>
          </table:table-cell>
          <table:table-cell table:formula="of:=ABS([$'calc praytimes'.B305]-[$'azan.kz'.D305])" office:value-type="time" office:time-value="PT00H01M00S">
            <text:p>12:01:00 AM</text:p>
          </table:table-cell>
          <table:table-cell table:formula="of:=ABS([$'calc praytimes'.C305]-[$'azan.kz'.E305])" office:value-type="time" office:time-value="PT00H00M00S">
            <text:p>12:00:00 AM</text:p>
          </table:table-cell>
          <table:table-cell table:formula="of:=ABS([$'calc praytimes'.D305]-[$'azan.kz'.F305])" office:value-type="time" office:time-value="PT00H39M00S">
            <text:p>12:39:00 AM</text:p>
          </table:table-cell>
          <table:table-cell table:formula="of:=ABS([$'calc praytimes'.E305]-[$'azan.kz'.G305])" office:value-type="time" office:time-value="PT00H06M00S">
            <text:p>12:06:00 AM</text:p>
          </table:table-cell>
          <table:table-cell table:formula="of:=ABS([$'calc praytimes'.F305]-[$'azan.kz'.H305])" office:value-type="time" office:time-value="PT00H05M00S">
            <text:p>12:05:00 AM</text:p>
          </table:table-cell>
          <table:table-cell table:number-columns-repeated="1018"/>
        </table:table-row>
        <table:table-row table:style-name="ro1">
          <table:table-cell table:formula="of:=ABS([$'calc praytimes'.A306]-[$'azan.kz'.C306])" office:value-type="time" office:time-value="PT00H12M00S">
            <text:p>12:12:00 AM</text:p>
          </table:table-cell>
          <table:table-cell table:formula="of:=ABS([$'calc praytimes'.B306]-[$'azan.kz'.D306])" office:value-type="time" office:time-value="PT00H01M00S">
            <text:p>12:01:00 AM</text:p>
          </table:table-cell>
          <table:table-cell table:formula="of:=ABS([$'calc praytimes'.C306]-[$'azan.kz'.E306])" office:value-type="time" office:time-value="PT00H00M00S">
            <text:p>12:00:00 AM</text:p>
          </table:table-cell>
          <table:table-cell table:formula="of:=ABS([$'calc praytimes'.D306]-[$'azan.kz'.F306])" office:value-type="time" office:time-value="PT00H37M00S">
            <text:p>12:37:00 AM</text:p>
          </table:table-cell>
          <table:table-cell table:formula="of:=ABS([$'calc praytimes'.E306]-[$'azan.kz'.G306])" office:value-type="time" office:time-value="PT00H05M00S">
            <text:p>12:05:00 AM</text:p>
          </table:table-cell>
          <table:table-cell table:formula="of:=ABS([$'calc praytimes'.F306]-[$'azan.kz'.H306])" office:value-type="time" office:time-value="PT00H06M00S">
            <text:p>12:06:00 AM</text:p>
          </table:table-cell>
          <table:table-cell table:number-columns-repeated="1018"/>
        </table:table-row>
        <table:table-row table:style-name="ro1">
          <table:table-cell table:formula="of:=ABS([$'calc praytimes'.A307]-[$'azan.kz'.C307])" office:value-type="time" office:time-value="PT00H11M00S">
            <text:p>12:11:00 AM</text:p>
          </table:table-cell>
          <table:table-cell table:formula="of:=ABS([$'calc praytimes'.B307]-[$'azan.kz'.D307])" office:value-type="time" office:time-value="PT00H01M00S">
            <text:p>12:01:00 AM</text:p>
          </table:table-cell>
          <table:table-cell table:formula="of:=ABS([$'calc praytimes'.C307]-[$'azan.kz'.E307])" office:value-type="time" office:time-value="PT00H00M00S">
            <text:p>12:00:00 AM</text:p>
          </table:table-cell>
          <table:table-cell table:formula="of:=ABS([$'calc praytimes'.D307]-[$'azan.kz'.F307])" office:value-type="time" office:time-value="PT00H37M00S">
            <text:p>12:37:00 AM</text:p>
          </table:table-cell>
          <table:table-cell table:formula="of:=ABS([$'calc praytimes'.E307]-[$'azan.kz'.G307])" office:value-type="time" office:time-value="PT00H04M00S">
            <text:p>12:04:00 AM</text:p>
          </table:table-cell>
          <table:table-cell table:formula="of:=ABS([$'calc praytimes'.F307]-[$'azan.kz'.H307])" office:value-type="time" office:time-value="PT00H07M00S">
            <text:p>12:07:00 AM</text:p>
          </table:table-cell>
          <table:table-cell table:number-columns-repeated="1018"/>
        </table:table-row>
        <table:table-row table:style-name="ro1">
          <table:table-cell table:formula="of:=ABS([$'calc praytimes'.A308]-[$'azan.kz'.C308])" office:value-type="time" office:time-value="PT00H12M00S">
            <text:p>12:12:00 AM</text:p>
          </table:table-cell>
          <table:table-cell table:formula="of:=ABS([$'calc praytimes'.B308]-[$'azan.kz'.D308])" office:value-type="time" office:time-value="PT00H01M00S">
            <text:p>12:01:00 AM</text:p>
          </table:table-cell>
          <table:table-cell table:formula="of:=ABS([$'calc praytimes'.C308]-[$'azan.kz'.E308])" office:value-type="time" office:time-value="PT00H00M00S">
            <text:p>12:00:00 AM</text:p>
          </table:table-cell>
          <table:table-cell table:formula="of:=ABS([$'calc praytimes'.D308]-[$'azan.kz'.F308])" office:value-type="time" office:time-value="PT00H37M00S">
            <text:p>12:37:00 AM</text:p>
          </table:table-cell>
          <table:table-cell table:formula="of:=ABS([$'calc praytimes'.E308]-[$'azan.kz'.G308])" office:value-type="time" office:time-value="PT00H05M00S">
            <text:p>12:05:00 AM</text:p>
          </table:table-cell>
          <table:table-cell table:formula="of:=ABS([$'calc praytimes'.F308]-[$'azan.kz'.H308])" office:value-type="time" office:time-value="PT00H07M00S">
            <text:p>12:07:00 AM</text:p>
          </table:table-cell>
          <table:table-cell table:number-columns-repeated="1018"/>
        </table:table-row>
        <table:table-row table:style-name="ro1">
          <table:table-cell table:formula="of:=ABS([$'calc praytimes'.A309]-[$'azan.kz'.C309])" office:value-type="time" office:time-value="PT00H11M00S">
            <text:p>12:11:00 AM</text:p>
          </table:table-cell>
          <table:table-cell table:formula="of:=ABS([$'calc praytimes'.B309]-[$'azan.kz'.D309])" office:value-type="time" office:time-value="PT00H01M00S">
            <text:p>12:01:00 AM</text:p>
          </table:table-cell>
          <table:table-cell table:formula="of:=ABS([$'calc praytimes'.C309]-[$'azan.kz'.E309])" office:value-type="time" office:time-value="PT00H00M00S">
            <text:p>12:00:00 AM</text:p>
          </table:table-cell>
          <table:table-cell table:formula="of:=ABS([$'calc praytimes'.D309]-[$'azan.kz'.F309])" office:value-type="time" office:time-value="PT00H36M00S">
            <text:p>12:36:00 AM</text:p>
          </table:table-cell>
          <table:table-cell table:formula="of:=ABS([$'calc praytimes'.E309]-[$'azan.kz'.G309])" office:value-type="time" office:time-value="PT00H05M00S">
            <text:p>12:05:00 AM</text:p>
          </table:table-cell>
          <table:table-cell table:formula="of:=ABS([$'calc praytimes'.F309]-[$'azan.kz'.H309])" office:value-type="time" office:time-value="PT00H07M00S">
            <text:p>12:07:00 AM</text:p>
          </table:table-cell>
          <table:table-cell table:number-columns-repeated="1018"/>
        </table:table-row>
        <table:table-row table:style-name="ro1">
          <table:table-cell table:formula="of:=ABS([$'calc praytimes'.A310]-[$'azan.kz'.C310])" office:value-type="time" office:time-value="PT00H12M00S">
            <text:p>12:12:00 AM</text:p>
          </table:table-cell>
          <table:table-cell table:formula="of:=ABS([$'calc praytimes'.B310]-[$'azan.kz'.D310])" office:value-type="time" office:time-value="PT00H00M00S">
            <text:p>12:00:00 AM</text:p>
          </table:table-cell>
          <table:table-cell table:formula="of:=ABS([$'calc praytimes'.C310]-[$'azan.kz'.E310])" office:value-type="time" office:time-value="PT00H00M00S">
            <text:p>12:00:00 AM</text:p>
          </table:table-cell>
          <table:table-cell table:formula="of:=ABS([$'calc praytimes'.D310]-[$'azan.kz'.F310])" office:value-type="time" office:time-value="PT00H36M00S">
            <text:p>12:36:00 AM</text:p>
          </table:table-cell>
          <table:table-cell table:formula="of:=ABS([$'calc praytimes'.E310]-[$'azan.kz'.G310])" office:value-type="time" office:time-value="PT00H05M00S">
            <text:p>12:05:00 AM</text:p>
          </table:table-cell>
          <table:table-cell table:formula="of:=ABS([$'calc praytimes'.F310]-[$'azan.kz'.H310])" office:value-type="time" office:time-value="PT00H07M00S">
            <text:p>12:07:00 AM</text:p>
          </table:table-cell>
          <table:table-cell table:number-columns-repeated="1018"/>
        </table:table-row>
        <table:table-row table:style-name="ro1">
          <table:table-cell table:formula="of:=ABS([$'calc praytimes'.A311]-[$'azan.kz'.C311])" office:value-type="time" office:time-value="PT00H11M00S">
            <text:p>12:11:00 AM</text:p>
          </table:table-cell>
          <table:table-cell table:formula="of:=ABS([$'calc praytimes'.B311]-[$'azan.kz'.D311])" office:value-type="time" office:time-value="PT00H01M00S">
            <text:p>12:01:00 AM</text:p>
          </table:table-cell>
          <table:table-cell table:formula="of:=ABS([$'calc praytimes'.C311]-[$'azan.kz'.E311])" office:value-type="time" office:time-value="PT00H00M00S">
            <text:p>12:00:00 AM</text:p>
          </table:table-cell>
          <table:table-cell table:formula="of:=ABS([$'calc praytimes'.D311]-[$'azan.kz'.F311])" office:value-type="time" office:time-value="PT00H36M00S">
            <text:p>12:36:00 AM</text:p>
          </table:table-cell>
          <table:table-cell table:formula="of:=ABS([$'calc praytimes'.E311]-[$'azan.kz'.G311])" office:value-type="time" office:time-value="PT00H05M00S">
            <text:p>12:05:00 AM</text:p>
          </table:table-cell>
          <table:table-cell table:formula="of:=ABS([$'calc praytimes'.F311]-[$'azan.kz'.H311])" office:value-type="time" office:time-value="PT00H07M00S">
            <text:p>12:07:00 AM</text:p>
          </table:table-cell>
          <table:table-cell table:number-columns-repeated="1018"/>
        </table:table-row>
        <table:table-row table:style-name="ro1">
          <table:table-cell table:formula="of:=ABS([$'calc praytimes'.A312]-[$'azan.kz'.C312])" office:value-type="time" office:time-value="PT00H10M00S">
            <text:p>12:10:00 AM</text:p>
          </table:table-cell>
          <table:table-cell table:formula="of:=ABS([$'calc praytimes'.B312]-[$'azan.kz'.D312])" office:value-type="time" office:time-value="PT00H01M00S">
            <text:p>12:01:00 AM</text:p>
          </table:table-cell>
          <table:table-cell table:formula="of:=ABS([$'calc praytimes'.C312]-[$'azan.kz'.E312])" office:value-type="time" office:time-value="PT00H00M00S">
            <text:p>12:00:00 AM</text:p>
          </table:table-cell>
          <table:table-cell table:formula="of:=ABS([$'calc praytimes'.D312]-[$'azan.kz'.F312])" office:value-type="time" office:time-value="PT00H36M00S">
            <text:p>12:36:00 AM</text:p>
          </table:table-cell>
          <table:table-cell table:formula="of:=ABS([$'calc praytimes'.E312]-[$'azan.kz'.G312])" office:value-type="time" office:time-value="PT00H04M00S">
            <text:p>12:04:00 AM</text:p>
          </table:table-cell>
          <table:table-cell table:formula="of:=ABS([$'calc praytimes'.F312]-[$'azan.kz'.H312])" office:value-type="time" office:time-value="PT00H08M00S">
            <text:p>12:08:00 AM</text:p>
          </table:table-cell>
          <table:table-cell table:number-columns-repeated="1018"/>
        </table:table-row>
        <table:table-row table:style-name="ro1">
          <table:table-cell table:formula="of:=ABS([$'calc praytimes'.A313]-[$'azan.kz'.C313])" office:value-type="time" office:time-value="PT00H11M00S">
            <text:p>12:11:00 AM</text:p>
          </table:table-cell>
          <table:table-cell table:formula="of:=ABS([$'calc praytimes'.B313]-[$'azan.kz'.D313])" office:value-type="time" office:time-value="PT00H01M00S">
            <text:p>12:01:00 AM</text:p>
          </table:table-cell>
          <table:table-cell table:formula="of:=ABS([$'calc praytimes'.C313]-[$'azan.kz'.E313])" office:value-type="time" office:time-value="PT00H00M00S">
            <text:p>12:00:00 AM</text:p>
          </table:table-cell>
          <table:table-cell table:formula="of:=ABS([$'calc praytimes'.D313]-[$'azan.kz'.F313])" office:value-type="time" office:time-value="PT00H36M00S">
            <text:p>12:36:00 AM</text:p>
          </table:table-cell>
          <table:table-cell table:formula="of:=ABS([$'calc praytimes'.E313]-[$'azan.kz'.G313])" office:value-type="time" office:time-value="PT00H05M00S">
            <text:p>12:05:00 AM</text:p>
          </table:table-cell>
          <table:table-cell table:formula="of:=ABS([$'calc praytimes'.F313]-[$'azan.kz'.H313])" office:value-type="time" office:time-value="PT00H08M00S">
            <text:p>12:08:00 AM</text:p>
          </table:table-cell>
          <table:table-cell table:number-columns-repeated="1018"/>
        </table:table-row>
        <table:table-row table:style-name="ro1">
          <table:table-cell table:formula="of:=ABS([$'calc praytimes'.A314]-[$'azan.kz'.C314])" office:value-type="time" office:time-value="PT00H10M00S">
            <text:p>12:10:00 AM</text:p>
          </table:table-cell>
          <table:table-cell table:formula="of:=ABS([$'calc praytimes'.B314]-[$'azan.kz'.D314])" office:value-type="time" office:time-value="PT00H01M00S">
            <text:p>12:01:00 AM</text:p>
          </table:table-cell>
          <table:table-cell table:formula="of:=ABS([$'calc praytimes'.C314]-[$'azan.kz'.E314])" office:value-type="time" office:time-value="PT00H00M00S">
            <text:p>12:00:00 AM</text:p>
          </table:table-cell>
          <table:table-cell table:formula="of:=ABS([$'calc praytimes'.D314]-[$'azan.kz'.F314])" office:value-type="time" office:time-value="PT00H35M00S">
            <text:p>12:35:00 AM</text:p>
          </table:table-cell>
          <table:table-cell table:formula="of:=ABS([$'calc praytimes'.E314]-[$'azan.kz'.G314])" office:value-type="time" office:time-value="PT00H04M00S">
            <text:p>12:04:00 AM</text:p>
          </table:table-cell>
          <table:table-cell table:formula="of:=ABS([$'calc praytimes'.F314]-[$'azan.kz'.H314])" office:value-type="time" office:time-value="PT00H09M00S">
            <text:p>12:09:00 AM</text:p>
          </table:table-cell>
          <table:table-cell table:number-columns-repeated="1018"/>
        </table:table-row>
        <table:table-row table:style-name="ro1">
          <table:table-cell table:formula="of:=ABS([$'calc praytimes'.A315]-[$'azan.kz'.C315])" office:value-type="time" office:time-value="PT00H09M00S">
            <text:p>12:09:00 AM</text:p>
          </table:table-cell>
          <table:table-cell table:formula="of:=ABS([$'calc praytimes'.B315]-[$'azan.kz'.D315])" office:value-type="time" office:time-value="PT00H01M00S">
            <text:p>12:01:00 AM</text:p>
          </table:table-cell>
          <table:table-cell table:formula="of:=ABS([$'calc praytimes'.C315]-[$'azan.kz'.E315])" office:value-type="time" office:time-value="PT00H00M00S">
            <text:p>12:00:00 AM</text:p>
          </table:table-cell>
          <table:table-cell table:formula="of:=ABS([$'calc praytimes'.D315]-[$'azan.kz'.F315])" office:value-type="time" office:time-value="PT00H35M00S">
            <text:p>12:35:00 AM</text:p>
          </table:table-cell>
          <table:table-cell table:formula="of:=ABS([$'calc praytimes'.E315]-[$'azan.kz'.G315])" office:value-type="time" office:time-value="PT00H05M00S">
            <text:p>12:05:00 AM</text:p>
          </table:table-cell>
          <table:table-cell table:formula="of:=ABS([$'calc praytimes'.F315]-[$'azan.kz'.H315])" office:value-type="time" office:time-value="PT00H09M00S">
            <text:p>12:09:00 AM</text:p>
          </table:table-cell>
          <table:table-cell table:number-columns-repeated="1018"/>
        </table:table-row>
        <table:table-row table:style-name="ro1">
          <table:table-cell table:formula="of:=ABS([$'calc praytimes'.A316]-[$'azan.kz'.C316])" office:value-type="time" office:time-value="PT00H10M00S">
            <text:p>12:10:00 AM</text:p>
          </table:table-cell>
          <table:table-cell table:formula="of:=ABS([$'calc praytimes'.B316]-[$'azan.kz'.D316])" office:value-type="time" office:time-value="PT00H01M00S">
            <text:p>12:01:00 AM</text:p>
          </table:table-cell>
          <table:table-cell table:formula="of:=ABS([$'calc praytimes'.C316]-[$'azan.kz'.E316])" office:value-type="time" office:time-value="PT00H00M00S">
            <text:p>12:00:00 AM</text:p>
          </table:table-cell>
          <table:table-cell table:formula="of:=ABS([$'calc praytimes'.D316]-[$'azan.kz'.F316])" office:value-type="time" office:time-value="PT00H34M00S">
            <text:p>12:34:00 AM</text:p>
          </table:table-cell>
          <table:table-cell table:formula="of:=ABS([$'calc praytimes'.E316]-[$'azan.kz'.G316])" office:value-type="time" office:time-value="PT00H05M00S">
            <text:p>12:05:00 AM</text:p>
          </table:table-cell>
          <table:table-cell table:formula="of:=ABS([$'calc praytimes'.F316]-[$'azan.kz'.H316])" office:value-type="time" office:time-value="PT00H08M00S">
            <text:p>12:08:00 AM</text:p>
          </table:table-cell>
          <table:table-cell table:number-columns-repeated="1018"/>
        </table:table-row>
        <table:table-row table:style-name="ro1">
          <table:table-cell table:formula="of:=ABS([$'calc praytimes'.A317]-[$'azan.kz'.C317])" office:value-type="time" office:time-value="PT00H09M00S">
            <text:p>12:09:00 AM</text:p>
          </table:table-cell>
          <table:table-cell table:formula="of:=ABS([$'calc praytimes'.B317]-[$'azan.kz'.D317])" office:value-type="time" office:time-value="PT00H01M00S">
            <text:p>12:01:00 AM</text:p>
          </table:table-cell>
          <table:table-cell table:formula="of:=ABS([$'calc praytimes'.C317]-[$'azan.kz'.E317])" office:value-type="time" office:time-value="PT00H00M00S">
            <text:p>12:00:00 AM</text:p>
          </table:table-cell>
          <table:table-cell table:formula="of:=ABS([$'calc praytimes'.D317]-[$'azan.kz'.F317])" office:value-type="time" office:time-value="PT00H34M00S">
            <text:p>12:34:00 AM</text:p>
          </table:table-cell>
          <table:table-cell table:formula="of:=ABS([$'calc praytimes'.E317]-[$'azan.kz'.G317])" office:value-type="time" office:time-value="PT00H04M00S">
            <text:p>12:04:00 AM</text:p>
          </table:table-cell>
          <table:table-cell table:formula="of:=ABS([$'calc praytimes'.F317]-[$'azan.kz'.H317])" office:value-type="time" office:time-value="PT00H09M00S">
            <text:p>12:09:00 AM</text:p>
          </table:table-cell>
          <table:table-cell table:number-columns-repeated="1018"/>
        </table:table-row>
        <table:table-row table:style-name="ro1">
          <table:table-cell table:formula="of:=ABS([$'calc praytimes'.A318]-[$'azan.kz'.C318])" office:value-type="time" office:time-value="PT00H09M00S">
            <text:p>12:09:00 AM</text:p>
          </table:table-cell>
          <table:table-cell table:formula="of:=ABS([$'calc praytimes'.B318]-[$'azan.kz'.D318])" office:value-type="time" office:time-value="PT00H01M00S">
            <text:p>12:01:00 AM</text:p>
          </table:table-cell>
          <table:table-cell table:formula="of:=ABS([$'calc praytimes'.C318]-[$'azan.kz'.E318])" office:value-type="time" office:time-value="PT00H00M00S">
            <text:p>12:00:00 AM</text:p>
          </table:table-cell>
          <table:table-cell table:formula="of:=ABS([$'calc praytimes'.D318]-[$'azan.kz'.F318])" office:value-type="time" office:time-value="PT00H34M00S">
            <text:p>12:34:00 AM</text:p>
          </table:table-cell>
          <table:table-cell table:formula="of:=ABS([$'calc praytimes'.E318]-[$'azan.kz'.G318])" office:value-type="time" office:time-value="PT00H05M00S">
            <text:p>12:05:00 AM</text:p>
          </table:table-cell>
          <table:table-cell table:formula="of:=ABS([$'calc praytimes'.F318]-[$'azan.kz'.H318])" office:value-type="time" office:time-value="PT00H09M00S">
            <text:p>12:09:00 AM</text:p>
          </table:table-cell>
          <table:table-cell table:number-columns-repeated="1018"/>
        </table:table-row>
        <table:table-row table:style-name="ro1">
          <table:table-cell table:formula="of:=ABS([$'calc praytimes'.A319]-[$'azan.kz'.C319])" office:value-type="time" office:time-value="PT00H09M00S">
            <text:p>12:09:00 AM</text:p>
          </table:table-cell>
          <table:table-cell table:formula="of:=ABS([$'calc praytimes'.B319]-[$'azan.kz'.D319])" office:value-type="time" office:time-value="PT00H01M00S">
            <text:p>12:01:00 AM</text:p>
          </table:table-cell>
          <table:table-cell table:formula="of:=ABS([$'calc praytimes'.C319]-[$'azan.kz'.E319])" office:value-type="time" office:time-value="PT00H01M00S">
            <text:p>12:01:00 AM</text:p>
          </table:table-cell>
          <table:table-cell table:formula="of:=ABS([$'calc praytimes'.D319]-[$'azan.kz'.F319])" office:value-type="time" office:time-value="PT00H34M00S">
            <text:p>12:34:00 AM</text:p>
          </table:table-cell>
          <table:table-cell table:formula="of:=ABS([$'calc praytimes'.E319]-[$'azan.kz'.G319])" office:value-type="time" office:time-value="PT00H05M00S">
            <text:p>12:05:00 AM</text:p>
          </table:table-cell>
          <table:table-cell table:formula="of:=ABS([$'calc praytimes'.F319]-[$'azan.kz'.H319])" office:value-type="time" office:time-value="PT00H09M00S">
            <text:p>12:09:00 AM</text:p>
          </table:table-cell>
          <table:table-cell table:number-columns-repeated="1018"/>
        </table:table-row>
        <table:table-row table:style-name="ro1">
          <table:table-cell table:formula="of:=ABS([$'calc praytimes'.A320]-[$'azan.kz'.C320])" office:value-type="time" office:time-value="PT00H08M00S">
            <text:p>12:08:00 AM</text:p>
          </table:table-cell>
          <table:table-cell table:formula="of:=ABS([$'calc praytimes'.B320]-[$'azan.kz'.D320])" office:value-type="time" office:time-value="PT00H02M00S">
            <text:p>12:02:00 AM</text:p>
          </table:table-cell>
          <table:table-cell table:formula="of:=ABS([$'calc praytimes'.C320]-[$'azan.kz'.E320])" office:value-type="time" office:time-value="PT00H00M00S">
            <text:p>12:00:00 AM</text:p>
          </table:table-cell>
          <table:table-cell table:formula="of:=ABS([$'calc praytimes'.D320]-[$'azan.kz'.F320])" office:value-type="time" office:time-value="PT00H33M00S">
            <text:p>12:33:00 AM</text:p>
          </table:table-cell>
          <table:table-cell table:formula="of:=ABS([$'calc praytimes'.E320]-[$'azan.kz'.G320])" office:value-type="time" office:time-value="PT00H04M00S">
            <text:p>12:04:00 AM</text:p>
          </table:table-cell>
          <table:table-cell table:formula="of:=ABS([$'calc praytimes'.F320]-[$'azan.kz'.H320])" office:value-type="time" office:time-value="PT00H10M00S">
            <text:p>12:10:00 AM</text:p>
          </table:table-cell>
          <table:table-cell table:number-columns-repeated="1018"/>
        </table:table-row>
        <table:table-row table:style-name="ro1">
          <table:table-cell table:formula="of:=ABS([$'calc praytimes'.A321]-[$'azan.kz'.C321])" office:value-type="time" office:time-value="PT00H08M00S">
            <text:p>12:08:00 AM</text:p>
          </table:table-cell>
          <table:table-cell table:formula="of:=ABS([$'calc praytimes'.B321]-[$'azan.kz'.D321])" office:value-type="time" office:time-value="PT00H01M00S">
            <text:p>12:01:00 AM</text:p>
          </table:table-cell>
          <table:table-cell table:formula="of:=ABS([$'calc praytimes'.C321]-[$'azan.kz'.E321])" office:value-type="time" office:time-value="PT00H00M00S">
            <text:p>12:00:00 AM</text:p>
          </table:table-cell>
          <table:table-cell table:formula="of:=ABS([$'calc praytimes'.D321]-[$'azan.kz'.F321])" office:value-type="time" office:time-value="PT00H33M00S">
            <text:p>12:33:00 AM</text:p>
          </table:table-cell>
          <table:table-cell table:formula="of:=ABS([$'calc praytimes'.E321]-[$'azan.kz'.G321])" office:value-type="time" office:time-value="PT00H04M00S">
            <text:p>12:04:00 AM</text:p>
          </table:table-cell>
          <table:table-cell table:formula="of:=ABS([$'calc praytimes'.F321]-[$'azan.kz'.H321])" office:value-type="time" office:time-value="PT00H10M00S">
            <text:p>12:10:00 AM</text:p>
          </table:table-cell>
          <table:table-cell table:number-columns-repeated="1018"/>
        </table:table-row>
        <table:table-row table:style-name="ro1">
          <table:table-cell table:formula="of:=ABS([$'calc praytimes'.A322]-[$'azan.kz'.C322])" office:value-type="time" office:time-value="PT00H08M00S">
            <text:p>12:08:00 AM</text:p>
          </table:table-cell>
          <table:table-cell table:formula="of:=ABS([$'calc praytimes'.B322]-[$'azan.kz'.D322])" office:value-type="time" office:time-value="PT00H01M00S">
            <text:p>12:01:00 AM</text:p>
          </table:table-cell>
          <table:table-cell table:formula="of:=ABS([$'calc praytimes'.C322]-[$'azan.kz'.E322])" office:value-type="time" office:time-value="PT00H00M00S">
            <text:p>12:00:00 AM</text:p>
          </table:table-cell>
          <table:table-cell table:formula="of:=ABS([$'calc praytimes'.D322]-[$'azan.kz'.F322])" office:value-type="time" office:time-value="PT00H33M00S">
            <text:p>12:33:00 AM</text:p>
          </table:table-cell>
          <table:table-cell table:formula="of:=ABS([$'calc praytimes'.E322]-[$'azan.kz'.G322])" office:value-type="time" office:time-value="PT00H04M00S">
            <text:p>12:04:00 AM</text:p>
          </table:table-cell>
          <table:table-cell table:formula="of:=ABS([$'calc praytimes'.F322]-[$'azan.kz'.H322])" office:value-type="time" office:time-value="PT00H10M00S">
            <text:p>12:10:00 AM</text:p>
          </table:table-cell>
          <table:table-cell table:number-columns-repeated="1018"/>
        </table:table-row>
        <table:table-row table:style-name="ro1">
          <table:table-cell table:formula="of:=ABS([$'calc praytimes'.A323]-[$'azan.kz'.C323])" office:value-type="time" office:time-value="PT00H08M00S">
            <text:p>12:08:00 AM</text:p>
          </table:table-cell>
          <table:table-cell table:formula="of:=ABS([$'calc praytimes'.B323]-[$'azan.kz'.D323])" office:value-type="time" office:time-value="PT00H01M00S">
            <text:p>12:01:00 AM</text:p>
          </table:table-cell>
          <table:table-cell table:formula="of:=ABS([$'calc praytimes'.C323]-[$'azan.kz'.E323])" office:value-type="time" office:time-value="PT00H00M00S">
            <text:p>12:00:00 AM</text:p>
          </table:table-cell>
          <table:table-cell table:formula="of:=ABS([$'calc praytimes'.D323]-[$'azan.kz'.F323])" office:value-type="time" office:time-value="PT00H33M00S">
            <text:p>12:33:00 AM</text:p>
          </table:table-cell>
          <table:table-cell table:formula="of:=ABS([$'calc praytimes'.E323]-[$'azan.kz'.G323])" office:value-type="time" office:time-value="PT00H05M00S">
            <text:p>12:05:00 AM</text:p>
          </table:table-cell>
          <table:table-cell table:formula="of:=ABS([$'calc praytimes'.F323]-[$'azan.kz'.H323])" office:value-type="time" office:time-value="PT00H10M00S">
            <text:p>12:10:00 AM</text:p>
          </table:table-cell>
          <table:table-cell table:number-columns-repeated="1018"/>
        </table:table-row>
        <table:table-row table:style-name="ro1">
          <table:table-cell table:formula="of:=ABS([$'calc praytimes'.A324]-[$'azan.kz'.C324])" office:value-type="time" office:time-value="PT00H07M00S">
            <text:p>12:07:00 AM</text:p>
          </table:table-cell>
          <table:table-cell table:formula="of:=ABS([$'calc praytimes'.B324]-[$'azan.kz'.D324])" office:value-type="time" office:time-value="PT00H01M00S">
            <text:p>12:01:00 AM</text:p>
          </table:table-cell>
          <table:table-cell table:formula="of:=ABS([$'calc praytimes'.C324]-[$'azan.kz'.E324])" office:value-type="time" office:time-value="PT00H01M00S">
            <text:p>12:01:00 AM</text:p>
          </table:table-cell>
          <table:table-cell table:formula="of:=ABS([$'calc praytimes'.D324]-[$'azan.kz'.F324])" office:value-type="time" office:time-value="PT00H33M00S">
            <text:p>12:33:00 AM</text:p>
          </table:table-cell>
          <table:table-cell table:formula="of:=ABS([$'calc praytimes'.E324]-[$'azan.kz'.G324])" office:value-type="time" office:time-value="PT00H05M00S">
            <text:p>12:05:00 AM</text:p>
          </table:table-cell>
          <table:table-cell table:formula="of:=ABS([$'calc praytimes'.F324]-[$'azan.kz'.H324])" office:value-type="time" office:time-value="PT00H11M00S">
            <text:p>12:11:00 AM</text:p>
          </table:table-cell>
          <table:table-cell table:number-columns-repeated="1018"/>
        </table:table-row>
        <table:table-row table:style-name="ro1">
          <table:table-cell table:formula="of:=ABS([$'calc praytimes'.A325]-[$'azan.kz'.C325])" office:value-type="time" office:time-value="PT00H08M00S">
            <text:p>12:08:00 AM</text:p>
          </table:table-cell>
          <table:table-cell table:formula="of:=ABS([$'calc praytimes'.B325]-[$'azan.kz'.D325])" office:value-type="time" office:time-value="PT00H01M00S">
            <text:p>12:01:00 AM</text:p>
          </table:table-cell>
          <table:table-cell table:formula="of:=ABS([$'calc praytimes'.C325]-[$'azan.kz'.E325])" office:value-type="time" office:time-value="PT00H01M00S">
            <text:p>12:01:00 AM</text:p>
          </table:table-cell>
          <table:table-cell table:formula="of:=ABS([$'calc praytimes'.D325]-[$'azan.kz'.F325])" office:value-type="time" office:time-value="PT00H33M00S">
            <text:p>12:33:00 AM</text:p>
          </table:table-cell>
          <table:table-cell table:formula="of:=ABS([$'calc praytimes'.E325]-[$'azan.kz'.G325])" office:value-type="time" office:time-value="PT00H05M00S">
            <text:p>12:05:00 AM</text:p>
          </table:table-cell>
          <table:table-cell table:formula="of:=ABS([$'calc praytimes'.F325]-[$'azan.kz'.H325])" office:value-type="time" office:time-value="PT00H11M00S">
            <text:p>12:11:00 AM</text:p>
          </table:table-cell>
          <table:table-cell table:number-columns-repeated="1018"/>
        </table:table-row>
        <table:table-row table:style-name="ro1">
          <table:table-cell table:formula="of:=ABS([$'calc praytimes'.A326]-[$'azan.kz'.C326])" office:value-type="time" office:time-value="PT00H07M00S">
            <text:p>12:07:00 AM</text:p>
          </table:table-cell>
          <table:table-cell table:formula="of:=ABS([$'calc praytimes'.B326]-[$'azan.kz'.D326])" office:value-type="time" office:time-value="PT00H01M00S">
            <text:p>12:01:00 AM</text:p>
          </table:table-cell>
          <table:table-cell table:formula="of:=ABS([$'calc praytimes'.C326]-[$'azan.kz'.E326])" office:value-type="time" office:time-value="PT00H00M00S">
            <text:p>12:00:00 AM</text:p>
          </table:table-cell>
          <table:table-cell table:formula="of:=ABS([$'calc praytimes'.D326]-[$'azan.kz'.F326])" office:value-type="time" office:time-value="PT00H32M00S">
            <text:p>12:32:00 AM</text:p>
          </table:table-cell>
          <table:table-cell table:formula="of:=ABS([$'calc praytimes'.E326]-[$'azan.kz'.G326])" office:value-type="time" office:time-value="PT00H05M00S">
            <text:p>12:05:00 AM</text:p>
          </table:table-cell>
          <table:table-cell table:formula="of:=ABS([$'calc praytimes'.F326]-[$'azan.kz'.H326])" office:value-type="time" office:time-value="PT00H11M00S">
            <text:p>12:11:00 AM</text:p>
          </table:table-cell>
          <table:table-cell table:number-columns-repeated="1018"/>
        </table:table-row>
        <table:table-row table:style-name="ro1">
          <table:table-cell table:formula="of:=ABS([$'calc praytimes'.A327]-[$'azan.kz'.C327])" office:value-type="time" office:time-value="PT00H08M00S">
            <text:p>12:08:00 AM</text:p>
          </table:table-cell>
          <table:table-cell table:formula="of:=ABS([$'calc praytimes'.B327]-[$'azan.kz'.D327])" office:value-type="time" office:time-value="PT00H00M00S">
            <text:p>12:00:00 AM</text:p>
          </table:table-cell>
          <table:table-cell table:formula="of:=ABS([$'calc praytimes'.C327]-[$'azan.kz'.E327])" office:value-type="time" office:time-value="PT00H00M00S">
            <text:p>12:00:00 AM</text:p>
          </table:table-cell>
          <table:table-cell table:formula="of:=ABS([$'calc praytimes'.D327]-[$'azan.kz'.F327])" office:value-type="time" office:time-value="PT00H33M00S">
            <text:p>12:33:00 AM</text:p>
          </table:table-cell>
          <table:table-cell table:formula="of:=ABS([$'calc praytimes'.E327]-[$'azan.kz'.G327])" office:value-type="time" office:time-value="PT00H06M00S">
            <text:p>12:06:00 AM</text:p>
          </table:table-cell>
          <table:table-cell table:formula="of:=ABS([$'calc praytimes'.F327]-[$'azan.kz'.H327])" office:value-type="time" office:time-value="PT00H10M00S">
            <text:p>12:10:00 AM</text:p>
          </table:table-cell>
          <table:table-cell table:number-columns-repeated="1018"/>
        </table:table-row>
        <table:table-row table:style-name="ro1">
          <table:table-cell table:formula="of:=ABS([$'calc praytimes'.A328]-[$'azan.kz'.C328])" office:value-type="time" office:time-value="PT00H06M00S">
            <text:p>12:06:00 AM</text:p>
          </table:table-cell>
          <table:table-cell table:formula="of:=ABS([$'calc praytimes'.B328]-[$'azan.kz'.D328])" office:value-type="time" office:time-value="PT00H01M00S">
            <text:p>12:01:00 AM</text:p>
          </table:table-cell>
          <table:table-cell table:formula="of:=ABS([$'calc praytimes'.C328]-[$'azan.kz'.E328])" office:value-type="time" office:time-value="PT00H01M00S">
            <text:p>12:01:00 AM</text:p>
          </table:table-cell>
          <table:table-cell table:formula="of:=ABS([$'calc praytimes'.D328]-[$'azan.kz'.F328])" office:value-type="time" office:time-value="PT00H32M00S">
            <text:p>12:32:00 AM</text:p>
          </table:table-cell>
          <table:table-cell table:formula="of:=ABS([$'calc praytimes'.E328]-[$'azan.kz'.G328])" office:value-type="time" office:time-value="PT00H05M00S">
            <text:p>12:05:00 AM</text:p>
          </table:table-cell>
          <table:table-cell table:formula="of:=ABS([$'calc praytimes'.F328]-[$'azan.kz'.H328])" office:value-type="time" office:time-value="PT00H12M00S">
            <text:p>12:12:00 AM</text:p>
          </table:table-cell>
          <table:table-cell table:number-columns-repeated="1018"/>
        </table:table-row>
        <table:table-row table:style-name="ro1">
          <table:table-cell table:formula="of:=ABS([$'calc praytimes'.A329]-[$'azan.kz'.C329])" office:value-type="time" office:time-value="PT00H06M00S">
            <text:p>12:06:00 AM</text:p>
          </table:table-cell>
          <table:table-cell table:formula="of:=ABS([$'calc praytimes'.B329]-[$'azan.kz'.D329])" office:value-type="time" office:time-value="PT00H01M00S">
            <text:p>12:01:00 AM</text:p>
          </table:table-cell>
          <table:table-cell table:formula="of:=ABS([$'calc praytimes'.C329]-[$'azan.kz'.E329])" office:value-type="time" office:time-value="PT00H00M00S">
            <text:p>12:00:00 AM</text:p>
          </table:table-cell>
          <table:table-cell table:formula="of:=ABS([$'calc praytimes'.D329]-[$'azan.kz'.F329])" office:value-type="time" office:time-value="PT00H32M00S">
            <text:p>12:32:00 AM</text:p>
          </table:table-cell>
          <table:table-cell table:formula="of:=ABS([$'calc praytimes'.E329]-[$'azan.kz'.G329])" office:value-type="time" office:time-value="PT00H05M00S">
            <text:p>12:05:00 AM</text:p>
          </table:table-cell>
          <table:table-cell table:formula="of:=ABS([$'calc praytimes'.F329]-[$'azan.kz'.H329])" office:value-type="time" office:time-value="PT00H12M00S">
            <text:p>12:12:00 AM</text:p>
          </table:table-cell>
          <table:table-cell table:number-columns-repeated="1018"/>
        </table:table-row>
        <table:table-row table:style-name="ro1">
          <table:table-cell table:formula="of:=ABS([$'calc praytimes'.A330]-[$'azan.kz'.C330])" office:value-type="time" office:time-value="PT00H06M00S">
            <text:p>12:06:00 AM</text:p>
          </table:table-cell>
          <table:table-cell table:formula="of:=ABS([$'calc praytimes'.B330]-[$'azan.kz'.D330])" office:value-type="time" office:time-value="PT00H01M00S">
            <text:p>12:01:00 AM</text:p>
          </table:table-cell>
          <table:table-cell table:formula="of:=ABS([$'calc praytimes'.C330]-[$'azan.kz'.E330])" office:value-type="time" office:time-value="PT00H00M00S">
            <text:p>12:00:00 AM</text:p>
          </table:table-cell>
          <table:table-cell table:formula="of:=ABS([$'calc praytimes'.D330]-[$'azan.kz'.F330])" office:value-type="time" office:time-value="PT00H32M00S">
            <text:p>12:32:00 AM</text:p>
          </table:table-cell>
          <table:table-cell table:formula="of:=ABS([$'calc praytimes'.E330]-[$'azan.kz'.G330])" office:value-type="time" office:time-value="PT00H04M00S">
            <text:p>12:04:00 AM</text:p>
          </table:table-cell>
          <table:table-cell table:formula="of:=ABS([$'calc praytimes'.F330]-[$'azan.kz'.H330])" office:value-type="time" office:time-value="PT00H12M00S">
            <text:p>12:12:00 AM</text:p>
          </table:table-cell>
          <table:table-cell table:number-columns-repeated="1018"/>
        </table:table-row>
        <table:table-row table:style-name="ro1">
          <table:table-cell table:formula="of:=ABS([$'calc praytimes'.A331]-[$'azan.kz'.C331])" office:value-type="time" office:time-value="PT00H06M00S">
            <text:p>12:06:00 AM</text:p>
          </table:table-cell>
          <table:table-cell table:formula="of:=ABS([$'calc praytimes'.B331]-[$'azan.kz'.D331])" office:value-type="time" office:time-value="PT00H01M00S">
            <text:p>12:01:00 AM</text:p>
          </table:table-cell>
          <table:table-cell table:formula="of:=ABS([$'calc praytimes'.C331]-[$'azan.kz'.E331])" office:value-type="time" office:time-value="PT00H00M00S">
            <text:p>12:00:00 AM</text:p>
          </table:table-cell>
          <table:table-cell table:formula="of:=ABS([$'calc praytimes'.D331]-[$'azan.kz'.F331])" office:value-type="time" office:time-value="PT00H32M00S">
            <text:p>12:32:00 AM</text:p>
          </table:table-cell>
          <table:table-cell table:formula="of:=ABS([$'calc praytimes'.E331]-[$'azan.kz'.G331])" office:value-type="time" office:time-value="PT00H04M00S">
            <text:p>12:04:00 AM</text:p>
          </table:table-cell>
          <table:table-cell table:formula="of:=ABS([$'calc praytimes'.F331]-[$'azan.kz'.H331])" office:value-type="time" office:time-value="PT00H13M00S">
            <text:p>12:13:00 AM</text:p>
          </table:table-cell>
          <table:table-cell table:number-columns-repeated="1018"/>
        </table:table-row>
        <table:table-row table:style-name="ro1">
          <table:table-cell table:formula="of:=ABS([$'calc praytimes'.A332]-[$'azan.kz'.C332])" office:value-type="time" office:time-value="PT00H05M00S">
            <text:p>12:05:00 AM</text:p>
          </table:table-cell>
          <table:table-cell table:formula="of:=ABS([$'calc praytimes'.B332]-[$'azan.kz'.D332])" office:value-type="time" office:time-value="PT00H02M00S">
            <text:p>12:02:00 AM</text:p>
          </table:table-cell>
          <table:table-cell table:formula="of:=ABS([$'calc praytimes'.C332]-[$'azan.kz'.E332])" office:value-type="time" office:time-value="PT00H01M00S">
            <text:p>12:01:00 AM</text:p>
          </table:table-cell>
          <table:table-cell table:formula="of:=ABS([$'calc praytimes'.D332]-[$'azan.kz'.F332])" office:value-type="time" office:time-value="PT00H31M00S">
            <text:p>12:31:00 AM</text:p>
          </table:table-cell>
          <table:table-cell table:formula="of:=ABS([$'calc praytimes'.E332]-[$'azan.kz'.G332])" office:value-type="time" office:time-value="PT00H04M00S">
            <text:p>12:04:00 AM</text:p>
          </table:table-cell>
          <table:table-cell table:formula="of:=ABS([$'calc praytimes'.F332]-[$'azan.kz'.H332])" office:value-type="time" office:time-value="PT00H13M00S">
            <text:p>12:13:00 AM</text:p>
          </table:table-cell>
          <table:table-cell table:number-columns-repeated="1018"/>
        </table:table-row>
        <table:table-row table:style-name="ro1">
          <table:table-cell table:formula="of:=ABS([$'calc praytimes'.A333]-[$'azan.kz'.C333])" office:value-type="time" office:time-value="PT00H05M00S">
            <text:p>12:05:00 AM</text:p>
          </table:table-cell>
          <table:table-cell table:formula="of:=ABS([$'calc praytimes'.B333]-[$'azan.kz'.D333])" office:value-type="time" office:time-value="PT00H01M00S">
            <text:p>12:01:00 AM</text:p>
          </table:table-cell>
          <table:table-cell table:formula="of:=ABS([$'calc praytimes'.C333]-[$'azan.kz'.E333])" office:value-type="time" office:time-value="PT00H00M00S">
            <text:p>12:00:00 AM</text:p>
          </table:table-cell>
          <table:table-cell table:formula="of:=ABS([$'calc praytimes'.D333]-[$'azan.kz'.F333])" office:value-type="time" office:time-value="PT00H31M00S">
            <text:p>12:31:00 AM</text:p>
          </table:table-cell>
          <table:table-cell table:formula="of:=ABS([$'calc praytimes'.E333]-[$'azan.kz'.G333])" office:value-type="time" office:time-value="PT00H05M00S">
            <text:p>12:05:00 AM</text:p>
          </table:table-cell>
          <table:table-cell table:formula="of:=ABS([$'calc praytimes'.F333]-[$'azan.kz'.H333])" office:value-type="time" office:time-value="PT00H13M00S">
            <text:p>12:13:00 AM</text:p>
          </table:table-cell>
          <table:table-cell table:number-columns-repeated="1018"/>
        </table:table-row>
        <table:table-row table:style-name="ro1">
          <table:table-cell table:formula="of:=ABS([$'calc praytimes'.A334]-[$'azan.kz'.C334])" office:value-type="time" office:time-value="PT00H04M00S">
            <text:p>12:04:00 AM</text:p>
          </table:table-cell>
          <table:table-cell table:formula="of:=ABS([$'calc praytimes'.B334]-[$'azan.kz'.D334])" office:value-type="time" office:time-value="PT00H02M00S">
            <text:p>12:02:00 AM</text:p>
          </table:table-cell>
          <table:table-cell table:formula="of:=ABS([$'calc praytimes'.C334]-[$'azan.kz'.E334])" office:value-type="time" office:time-value="PT00H00M00S">
            <text:p>12:00:00 AM</text:p>
          </table:table-cell>
          <table:table-cell table:formula="of:=ABS([$'calc praytimes'.D334]-[$'azan.kz'.F334])" office:value-type="time" office:time-value="PT00H31M00S">
            <text:p>12:31:00 AM</text:p>
          </table:table-cell>
          <table:table-cell table:formula="of:=ABS([$'calc praytimes'.E334]-[$'azan.kz'.G334])" office:value-type="time" office:time-value="PT00H04M00S">
            <text:p>12:04:00 AM</text:p>
          </table:table-cell>
          <table:table-cell table:formula="of:=ABS([$'calc praytimes'.F334]-[$'azan.kz'.H334])" office:value-type="time" office:time-value="PT00H13M00S">
            <text:p>12:13:00 AM</text:p>
          </table:table-cell>
          <table:table-cell table:number-columns-repeated="1018"/>
        </table:table-row>
        <table:table-row table:style-name="ro1">
          <table:table-cell table:formula="of:=ABS([$'calc praytimes'.A335]-[$'azan.kz'.C335])" office:value-type="time" office:time-value="PT00H04M00S">
            <text:p>12:04:00 AM</text:p>
          </table:table-cell>
          <table:table-cell table:formula="of:=ABS([$'calc praytimes'.B335]-[$'azan.kz'.D335])" office:value-type="time" office:time-value="PT00H02M00S">
            <text:p>12:02:00 AM</text:p>
          </table:table-cell>
          <table:table-cell table:formula="of:=ABS([$'calc praytimes'.C335]-[$'azan.kz'.E335])" office:value-type="time" office:time-value="PT00H01M00S">
            <text:p>12:01:00 AM</text:p>
          </table:table-cell>
          <table:table-cell table:formula="of:=ABS([$'calc praytimes'.D335]-[$'azan.kz'.F335])" office:value-type="time" office:time-value="PT00H31M00S">
            <text:p>12:31:00 AM</text:p>
          </table:table-cell>
          <table:table-cell table:formula="of:=ABS([$'calc praytimes'.E335]-[$'azan.kz'.G335])" office:value-type="time" office:time-value="PT00H04M00S">
            <text:p>12:04:00 AM</text:p>
          </table:table-cell>
          <table:table-cell table:formula="of:=ABS([$'calc praytimes'.F335]-[$'azan.kz'.H335])" office:value-type="time" office:time-value="PT00H14M00S">
            <text:p>12:14:00 AM</text:p>
          </table:table-cell>
          <table:table-cell table:number-columns-repeated="1018"/>
        </table:table-row>
        <table:table-row table:style-name="ro1">
          <table:table-cell table:formula="of:=ABS([$'calc praytimes'.A336]-[$'azan.kz'.C336])" office:value-type="time" office:time-value="PT00H05M00S">
            <text:p>12:05:00 AM</text:p>
          </table:table-cell>
          <table:table-cell table:formula="of:=ABS([$'calc praytimes'.B336]-[$'azan.kz'.D336])" office:value-type="time" office:time-value="PT00H01M00S">
            <text:p>12:01:00 AM</text:p>
          </table:table-cell>
          <table:table-cell table:formula="of:=ABS([$'calc praytimes'.C336]-[$'azan.kz'.E336])" office:value-type="time" office:time-value="PT00H00M00S">
            <text:p>12:00:00 AM</text:p>
          </table:table-cell>
          <table:table-cell table:formula="of:=ABS([$'calc praytimes'.D336]-[$'azan.kz'.F336])" office:value-type="time" office:time-value="PT00H31M00S">
            <text:p>12:31:00 AM</text:p>
          </table:table-cell>
          <table:table-cell table:formula="of:=ABS([$'calc praytimes'.E336]-[$'azan.kz'.G336])" office:value-type="time" office:time-value="PT00H05M00S">
            <text:p>12:05:00 AM</text:p>
          </table:table-cell>
          <table:table-cell table:formula="of:=ABS([$'calc praytimes'.F336]-[$'azan.kz'.H336])" office:value-type="time" office:time-value="PT00H13M00S">
            <text:p>12:13:00 AM</text:p>
          </table:table-cell>
          <table:table-cell table:number-columns-repeated="1018"/>
        </table:table-row>
        <table:table-row table:style-name="ro1">
          <table:table-cell table:formula="of:=ABS([$'calc praytimes'.A337]-[$'azan.kz'.C337])" office:value-type="time" office:time-value="PT00H04M00S">
            <text:p>12:04:00 AM</text:p>
          </table:table-cell>
          <table:table-cell table:formula="of:=ABS([$'calc praytimes'.B337]-[$'azan.kz'.D337])" office:value-type="time" office:time-value="PT00H02M00S">
            <text:p>12:02:00 AM</text:p>
          </table:table-cell>
          <table:table-cell table:formula="of:=ABS([$'calc praytimes'.C337]-[$'azan.kz'.E337])" office:value-type="time" office:time-value="PT00H01M00S">
            <text:p>12:01:00 AM</text:p>
          </table:table-cell>
          <table:table-cell table:formula="of:=ABS([$'calc praytimes'.D337]-[$'azan.kz'.F337])" office:value-type="time" office:time-value="PT00H30M00S">
            <text:p>12:30:00 AM</text:p>
          </table:table-cell>
          <table:table-cell table:formula="of:=ABS([$'calc praytimes'.E337]-[$'azan.kz'.G337])" office:value-type="time" office:time-value="PT00H04M00S">
            <text:p>12:04:00 AM</text:p>
          </table:table-cell>
          <table:table-cell table:formula="of:=ABS([$'calc praytimes'.F337]-[$'azan.kz'.H337])" office:value-type="time" office:time-value="PT00H14M00S">
            <text:p>12:14:00 AM</text:p>
          </table:table-cell>
          <table:table-cell table:number-columns-repeated="1018"/>
        </table:table-row>
        <table:table-row table:style-name="ro1">
          <table:table-cell table:formula="of:=ABS([$'calc praytimes'.A338]-[$'azan.kz'.C338])" office:value-type="time" office:time-value="PT00H04M00S">
            <text:p>12:04:00 AM</text:p>
          </table:table-cell>
          <table:table-cell table:formula="of:=ABS([$'calc praytimes'.B338]-[$'azan.kz'.D338])" office:value-type="time" office:time-value="PT00H02M00S">
            <text:p>12:02:00 AM</text:p>
          </table:table-cell>
          <table:table-cell table:formula="of:=ABS([$'calc praytimes'.C338]-[$'azan.kz'.E338])" office:value-type="time" office:time-value="PT00H00M00S">
            <text:p>12:00:00 AM</text:p>
          </table:table-cell>
          <table:table-cell table:formula="of:=ABS([$'calc praytimes'.D338]-[$'azan.kz'.F338])" office:value-type="time" office:time-value="PT00H31M00S">
            <text:p>12:31:00 AM</text:p>
          </table:table-cell>
          <table:table-cell table:formula="of:=ABS([$'calc praytimes'.E338]-[$'azan.kz'.G338])" office:value-type="time" office:time-value="PT00H05M00S">
            <text:p>12:05:00 AM</text:p>
          </table:table-cell>
          <table:table-cell table:formula="of:=ABS([$'calc praytimes'.F338]-[$'azan.kz'.H338])" office:value-type="time" office:time-value="PT00H14M00S">
            <text:p>12:14:00 AM</text:p>
          </table:table-cell>
          <table:table-cell table:number-columns-repeated="1018"/>
        </table:table-row>
        <table:table-row table:style-name="ro1">
          <table:table-cell table:formula="of:=ABS([$'calc praytimes'.A339]-[$'azan.kz'.C339])" office:value-type="time" office:time-value="PT00H04M00S">
            <text:p>12:04:00 AM</text:p>
          </table:table-cell>
          <table:table-cell table:formula="of:=ABS([$'calc praytimes'.B339]-[$'azan.kz'.D339])" office:value-type="time" office:time-value="PT00H01M00S">
            <text:p>12:01:00 AM</text:p>
          </table:table-cell>
          <table:table-cell table:formula="of:=ABS([$'calc praytimes'.C339]-[$'azan.kz'.E339])" office:value-type="time" office:time-value="PT00H00M00S">
            <text:p>12:00:00 AM</text:p>
          </table:table-cell>
          <table:table-cell table:formula="of:=ABS([$'calc praytimes'.D339]-[$'azan.kz'.F339])" office:value-type="time" office:time-value="PT00H30M00S">
            <text:p>12:30:00 AM</text:p>
          </table:table-cell>
          <table:table-cell table:formula="of:=ABS([$'calc praytimes'.E339]-[$'azan.kz'.G339])" office:value-type="time" office:time-value="PT00H04M00S">
            <text:p>12:04:00 AM</text:p>
          </table:table-cell>
          <table:table-cell table:formula="of:=ABS([$'calc praytimes'.F339]-[$'azan.kz'.H339])" office:value-type="time" office:time-value="PT00H15M00S">
            <text:p>12:15:00 AM</text:p>
          </table:table-cell>
          <table:table-cell table:number-columns-repeated="1018"/>
        </table:table-row>
        <table:table-row table:style-name="ro1">
          <table:table-cell table:formula="of:=ABS([$'calc praytimes'.A340]-[$'azan.kz'.C340])" office:value-type="time" office:time-value="PT00H04M00S">
            <text:p>12:04:00 AM</text:p>
          </table:table-cell>
          <table:table-cell table:formula="of:=ABS([$'calc praytimes'.B340]-[$'azan.kz'.D340])" office:value-type="time" office:time-value="PT00H01M00S">
            <text:p>12:01:00 AM</text:p>
          </table:table-cell>
          <table:table-cell table:formula="of:=ABS([$'calc praytimes'.C340]-[$'azan.kz'.E340])" office:value-type="time" office:time-value="PT00H01M00S">
            <text:p>12:01:00 AM</text:p>
          </table:table-cell>
          <table:table-cell table:formula="of:=ABS([$'calc praytimes'.D340]-[$'azan.kz'.F340])" office:value-type="time" office:time-value="PT00H30M00S">
            <text:p>12:30:00 AM</text:p>
          </table:table-cell>
          <table:table-cell table:formula="of:=ABS([$'calc praytimes'.E340]-[$'azan.kz'.G340])" office:value-type="time" office:time-value="PT00H04M00S">
            <text:p>12:04:00 AM</text:p>
          </table:table-cell>
          <table:table-cell table:formula="of:=ABS([$'calc praytimes'.F340]-[$'azan.kz'.H340])" office:value-type="time" office:time-value="PT00H14M00S">
            <text:p>12:14:00 AM</text:p>
          </table:table-cell>
          <table:table-cell table:number-columns-repeated="1018"/>
        </table:table-row>
        <table:table-row table:style-name="ro1">
          <table:table-cell table:formula="of:=ABS([$'calc praytimes'.A341]-[$'azan.kz'.C341])" office:value-type="time" office:time-value="PT00H04M00S">
            <text:p>12:04:00 AM</text:p>
          </table:table-cell>
          <table:table-cell table:formula="of:=ABS([$'calc praytimes'.B341]-[$'azan.kz'.D341])" office:value-type="time" office:time-value="PT00H01M00S">
            <text:p>12:01:00 AM</text:p>
          </table:table-cell>
          <table:table-cell table:formula="of:=ABS([$'calc praytimes'.C341]-[$'azan.kz'.E341])" office:value-type="time" office:time-value="PT00H00M00S">
            <text:p>12:00:00 AM</text:p>
          </table:table-cell>
          <table:table-cell table:formula="of:=ABS([$'calc praytimes'.D341]-[$'azan.kz'.F341])" office:value-type="time" office:time-value="PT00H30M00S">
            <text:p>12:30:00 AM</text:p>
          </table:table-cell>
          <table:table-cell table:formula="of:=ABS([$'calc praytimes'.E341]-[$'azan.kz'.G341])" office:value-type="time" office:time-value="PT00H05M00S">
            <text:p>12:05:00 AM</text:p>
          </table:table-cell>
          <table:table-cell table:formula="of:=ABS([$'calc praytimes'.F341]-[$'azan.kz'.H341])" office:value-type="time" office:time-value="PT00H14M00S">
            <text:p>12:14:00 AM</text:p>
          </table:table-cell>
          <table:table-cell table:number-columns-repeated="1018"/>
        </table:table-row>
        <table:table-row table:style-name="ro1">
          <table:table-cell table:formula="of:=ABS([$'calc praytimes'.A342]-[$'azan.kz'.C342])" office:value-type="time" office:time-value="PT00H03M00S">
            <text:p>12:03:00 AM</text:p>
          </table:table-cell>
          <table:table-cell table:formula="of:=ABS([$'calc praytimes'.B342]-[$'azan.kz'.D342])" office:value-type="time" office:time-value="PT00H02M00S">
            <text:p>12:02:00 AM</text:p>
          </table:table-cell>
          <table:table-cell table:formula="of:=ABS([$'calc praytimes'.C342]-[$'azan.kz'.E342])" office:value-type="time" office:time-value="PT00H01M00S">
            <text:p>12:01:00 AM</text:p>
          </table:table-cell>
          <table:table-cell table:formula="of:=ABS([$'calc praytimes'.D342]-[$'azan.kz'.F342])" office:value-type="time" office:time-value="PT00H31M00S">
            <text:p>12:31:00 AM</text:p>
          </table:table-cell>
          <table:table-cell table:formula="of:=ABS([$'calc praytimes'.E342]-[$'azan.kz'.G342])" office:value-type="time" office:time-value="PT00H04M00S">
            <text:p>12:04:00 AM</text:p>
          </table:table-cell>
          <table:table-cell table:formula="of:=ABS([$'calc praytimes'.F342]-[$'azan.kz'.H342])" office:value-type="time" office:time-value="PT00H15M00S">
            <text:p>12:15:00 AM</text:p>
          </table:table-cell>
          <table:table-cell table:number-columns-repeated="1018"/>
        </table:table-row>
        <table:table-row table:style-name="ro1">
          <table:table-cell table:formula="of:=ABS([$'calc praytimes'.A343]-[$'azan.kz'.C343])" office:value-type="time" office:time-value="PT00H03M00S">
            <text:p>12:03:00 AM</text:p>
          </table:table-cell>
          <table:table-cell table:formula="of:=ABS([$'calc praytimes'.B343]-[$'azan.kz'.D343])" office:value-type="time" office:time-value="PT00H02M00S">
            <text:p>12:02:00 AM</text:p>
          </table:table-cell>
          <table:table-cell table:formula="of:=ABS([$'calc praytimes'.C343]-[$'azan.kz'.E343])" office:value-type="time" office:time-value="PT00H00M00S">
            <text:p>12:00:00 AM</text:p>
          </table:table-cell>
          <table:table-cell table:formula="of:=ABS([$'calc praytimes'.D343]-[$'azan.kz'.F343])" office:value-type="time" office:time-value="PT00H30M00S">
            <text:p>12:30:00 AM</text:p>
          </table:table-cell>
          <table:table-cell table:formula="of:=ABS([$'calc praytimes'.E343]-[$'azan.kz'.G343])" office:value-type="time" office:time-value="PT00H04M00S">
            <text:p>12:04:00 AM</text:p>
          </table:table-cell>
          <table:table-cell table:formula="of:=ABS([$'calc praytimes'.F343]-[$'azan.kz'.H343])" office:value-type="time" office:time-value="PT00H15M00S">
            <text:p>12:15:00 AM</text:p>
          </table:table-cell>
          <table:table-cell table:number-columns-repeated="1018"/>
        </table:table-row>
        <table:table-row table:style-name="ro1">
          <table:table-cell table:formula="of:=ABS([$'calc praytimes'.A344]-[$'azan.kz'.C344])" office:value-type="time" office:time-value="PT00H03M00S">
            <text:p>12:03:00 AM</text:p>
          </table:table-cell>
          <table:table-cell table:formula="of:=ABS([$'calc praytimes'.B344]-[$'azan.kz'.D344])" office:value-type="time" office:time-value="PT00H02M00S">
            <text:p>12:02:00 AM</text:p>
          </table:table-cell>
          <table:table-cell table:formula="of:=ABS([$'calc praytimes'.C344]-[$'azan.kz'.E344])" office:value-type="time" office:time-value="PT00H00M00S">
            <text:p>12:00:00 AM</text:p>
          </table:table-cell>
          <table:table-cell table:formula="of:=ABS([$'calc praytimes'.D344]-[$'azan.kz'.F344])" office:value-type="time" office:time-value="PT00H30M00S">
            <text:p>12:30:00 AM</text:p>
          </table:table-cell>
          <table:table-cell table:formula="of:=ABS([$'calc praytimes'.E344]-[$'azan.kz'.G344])" office:value-type="time" office:time-value="PT00H04M00S">
            <text:p>12:04:00 AM</text:p>
          </table:table-cell>
          <table:table-cell table:formula="of:=ABS([$'calc praytimes'.F344]-[$'azan.kz'.H344])" office:value-type="time" office:time-value="PT00H15M00S">
            <text:p>12:15:00 AM</text:p>
          </table:table-cell>
          <table:table-cell table:number-columns-repeated="1018"/>
        </table:table-row>
        <table:table-row table:style-name="ro1">
          <table:table-cell table:formula="of:=ABS([$'calc praytimes'.A345]-[$'azan.kz'.C345])" office:value-type="time" office:time-value="PT00H02M00S">
            <text:p>12:02:00 AM</text:p>
          </table:table-cell>
          <table:table-cell table:formula="of:=ABS([$'calc praytimes'.B345]-[$'azan.kz'.D345])" office:value-type="time" office:time-value="PT00H02M00S">
            <text:p>12:02:00 AM</text:p>
          </table:table-cell>
          <table:table-cell table:formula="of:=ABS([$'calc praytimes'.C345]-[$'azan.kz'.E345])" office:value-type="time" office:time-value="PT00H00M00S">
            <text:p>12:00:00 AM</text:p>
          </table:table-cell>
          <table:table-cell table:formula="of:=ABS([$'calc praytimes'.D345]-[$'azan.kz'.F345])" office:value-type="time" office:time-value="PT00H30M00S">
            <text:p>12:30:00 AM</text:p>
          </table:table-cell>
          <table:table-cell table:formula="of:=ABS([$'calc praytimes'.E345]-[$'azan.kz'.G345])" office:value-type="time" office:time-value="PT00H04M00S">
            <text:p>12:04:00 AM</text:p>
          </table:table-cell>
          <table:table-cell table:formula="of:=ABS([$'calc praytimes'.F345]-[$'azan.kz'.H345])" office:value-type="time" office:time-value="PT00H15M00S">
            <text:p>12:15:00 AM</text:p>
          </table:table-cell>
          <table:table-cell table:number-columns-repeated="1018"/>
        </table:table-row>
        <table:table-row table:style-name="ro1">
          <table:table-cell table:formula="of:=ABS([$'calc praytimes'.A346]-[$'azan.kz'.C346])" office:value-type="time" office:time-value="PT00H02M00S">
            <text:p>12:02:00 AM</text:p>
          </table:table-cell>
          <table:table-cell table:formula="of:=ABS([$'calc praytimes'.B346]-[$'azan.kz'.D346])" office:value-type="time" office:time-value="PT00H02M00S">
            <text:p>12:02:00 AM</text:p>
          </table:table-cell>
          <table:table-cell table:formula="of:=ABS([$'calc praytimes'.C346]-[$'azan.kz'.E346])" office:value-type="time" office:time-value="PT00H00M00S">
            <text:p>12:00:00 AM</text:p>
          </table:table-cell>
          <table:table-cell table:formula="of:=ABS([$'calc praytimes'.D346]-[$'azan.kz'.F346])" office:value-type="time" office:time-value="PT00H30M00S">
            <text:p>12:30:00 AM</text:p>
          </table:table-cell>
          <table:table-cell table:formula="of:=ABS([$'calc praytimes'.E346]-[$'azan.kz'.G346])" office:value-type="time" office:time-value="PT00H04M00S">
            <text:p>12:04:00 AM</text:p>
          </table:table-cell>
          <table:table-cell table:formula="of:=ABS([$'calc praytimes'.F346]-[$'azan.kz'.H346])" office:value-type="time" office:time-value="PT00H15M00S">
            <text:p>12:15:00 AM</text:p>
          </table:table-cell>
          <table:table-cell table:number-columns-repeated="1018"/>
        </table:table-row>
        <table:table-row table:style-name="ro1">
          <table:table-cell table:formula="of:=ABS([$'calc praytimes'.A347]-[$'azan.kz'.C347])" office:value-type="time" office:time-value="PT00H02M00S">
            <text:p>12:02:00 AM</text:p>
          </table:table-cell>
          <table:table-cell table:formula="of:=ABS([$'calc praytimes'.B347]-[$'azan.kz'.D347])" office:value-type="time" office:time-value="PT00H02M00S">
            <text:p>12:02:00 AM</text:p>
          </table:table-cell>
          <table:table-cell table:formula="of:=ABS([$'calc praytimes'.C347]-[$'azan.kz'.E347])" office:value-type="time" office:time-value="PT00H01M00S">
            <text:p>12:01:00 AM</text:p>
          </table:table-cell>
          <table:table-cell table:formula="of:=ABS([$'calc praytimes'.D347]-[$'azan.kz'.F347])" office:value-type="time" office:time-value="PT00H30M00S">
            <text:p>12:30:00 AM</text:p>
          </table:table-cell>
          <table:table-cell table:formula="of:=ABS([$'calc praytimes'.E347]-[$'azan.kz'.G347])" office:value-type="time" office:time-value="PT00H05M00S">
            <text:p>12:05:00 AM</text:p>
          </table:table-cell>
          <table:table-cell table:formula="of:=ABS([$'calc praytimes'.F347]-[$'azan.kz'.H347])" office:value-type="time" office:time-value="PT00H15M00S">
            <text:p>12:15:00 AM</text:p>
          </table:table-cell>
          <table:table-cell table:number-columns-repeated="1018"/>
        </table:table-row>
        <table:table-row table:style-name="ro1">
          <table:table-cell table:formula="of:=ABS([$'calc praytimes'.A348]-[$'azan.kz'.C348])" office:value-type="time" office:time-value="PT00H02M00S">
            <text:p>12:02:00 AM</text:p>
          </table:table-cell>
          <table:table-cell table:formula="of:=ABS([$'calc praytimes'.B348]-[$'azan.kz'.D348])" office:value-type="time" office:time-value="PT00H02M00S">
            <text:p>12:02:00 AM</text:p>
          </table:table-cell>
          <table:table-cell table:formula="of:=ABS([$'calc praytimes'.C348]-[$'azan.kz'.E348])" office:value-type="time" office:time-value="PT00H00M00S">
            <text:p>12:00:00 AM</text:p>
          </table:table-cell>
          <table:table-cell table:formula="of:=ABS([$'calc praytimes'.D348]-[$'azan.kz'.F348])" office:value-type="time" office:time-value="PT00H30M00S">
            <text:p>12:30:00 AM</text:p>
          </table:table-cell>
          <table:table-cell table:formula="of:=ABS([$'calc praytimes'.E348]-[$'azan.kz'.G348])" office:value-type="time" office:time-value="PT00H04M00S">
            <text:p>12:04:00 AM</text:p>
          </table:table-cell>
          <table:table-cell table:formula="of:=ABS([$'calc praytimes'.F348]-[$'azan.kz'.H348])" office:value-type="time" office:time-value="PT00H15M00S">
            <text:p>12:15:00 AM</text:p>
          </table:table-cell>
          <table:table-cell table:number-columns-repeated="1018"/>
        </table:table-row>
        <table:table-row table:style-name="ro1">
          <table:table-cell table:formula="of:=ABS([$'calc praytimes'.A349]-[$'azan.kz'.C349])" office:value-type="time" office:time-value="PT00H03M00S">
            <text:p>12:03:00 AM</text:p>
          </table:table-cell>
          <table:table-cell table:formula="of:=ABS([$'calc praytimes'.B349]-[$'azan.kz'.D349])" office:value-type="time" office:time-value="PT00H01M00S">
            <text:p>12:01:00 AM</text:p>
          </table:table-cell>
          <table:table-cell table:formula="of:=ABS([$'calc praytimes'.C349]-[$'azan.kz'.E349])" office:value-type="time" office:time-value="PT00H00M00S">
            <text:p>12:00:00 AM</text:p>
          </table:table-cell>
          <table:table-cell table:formula="of:=ABS([$'calc praytimes'.D349]-[$'azan.kz'.F349])" office:value-type="time" office:time-value="PT00H29M00S">
            <text:p>12:29:00 AM</text:p>
          </table:table-cell>
          <table:table-cell table:formula="of:=ABS([$'calc praytimes'.E349]-[$'azan.kz'.G349])" office:value-type="time" office:time-value="PT00H04M00S">
            <text:p>12:04:00 AM</text:p>
          </table:table-cell>
          <table:table-cell table:formula="of:=ABS([$'calc praytimes'.F349]-[$'azan.kz'.H349])" office:value-type="time" office:time-value="PT00H16M00S">
            <text:p>12:16:00 AM</text:p>
          </table:table-cell>
          <table:table-cell table:number-columns-repeated="1018"/>
        </table:table-row>
        <table:table-row table:style-name="ro1">
          <table:table-cell table:formula="of:=ABS([$'calc praytimes'.A350]-[$'azan.kz'.C350])" office:value-type="time" office:time-value="PT00H02M00S">
            <text:p>12:02:00 AM</text:p>
          </table:table-cell>
          <table:table-cell table:formula="of:=ABS([$'calc praytimes'.B350]-[$'azan.kz'.D350])" office:value-type="time" office:time-value="PT00H01M00S">
            <text:p>12:01:00 AM</text:p>
          </table:table-cell>
          <table:table-cell table:formula="of:=ABS([$'calc praytimes'.C350]-[$'azan.kz'.E350])" office:value-type="time" office:time-value="PT00H00M00S">
            <text:p>12:00:00 AM</text:p>
          </table:table-cell>
          <table:table-cell table:formula="of:=ABS([$'calc praytimes'.D350]-[$'azan.kz'.F350])" office:value-type="time" office:time-value="PT00H29M00S">
            <text:p>12:29:00 AM</text:p>
          </table:table-cell>
          <table:table-cell table:formula="of:=ABS([$'calc praytimes'.E350]-[$'azan.kz'.G350])" office:value-type="time" office:time-value="PT00H04M00S">
            <text:p>12:04:00 AM</text:p>
          </table:table-cell>
          <table:table-cell table:formula="of:=ABS([$'calc praytimes'.F350]-[$'azan.kz'.H350])" office:value-type="time" office:time-value="PT00H16M00S">
            <text:p>12:16:00 AM</text:p>
          </table:table-cell>
          <table:table-cell table:number-columns-repeated="1018"/>
        </table:table-row>
        <table:table-row table:style-name="ro1">
          <table:table-cell table:formula="of:=ABS([$'calc praytimes'.A351]-[$'azan.kz'.C351])" office:value-type="time" office:time-value="PT00H02M00S">
            <text:p>12:02:00 AM</text:p>
          </table:table-cell>
          <table:table-cell table:formula="of:=ABS([$'calc praytimes'.B351]-[$'azan.kz'.D351])" office:value-type="time" office:time-value="PT00H01M00S">
            <text:p>12:01:00 AM</text:p>
          </table:table-cell>
          <table:table-cell table:formula="of:=ABS([$'calc praytimes'.C351]-[$'azan.kz'.E351])" office:value-type="time" office:time-value="PT00H01M00S">
            <text:p>12:01:00 AM</text:p>
          </table:table-cell>
          <table:table-cell table:formula="of:=ABS([$'calc praytimes'.D351]-[$'azan.kz'.F351])" office:value-type="time" office:time-value="PT00H30M00S">
            <text:p>12:30:00 AM</text:p>
          </table:table-cell>
          <table:table-cell table:formula="of:=ABS([$'calc praytimes'.E351]-[$'azan.kz'.G351])" office:value-type="time" office:time-value="PT00H04M00S">
            <text:p>12:04:00 AM</text:p>
          </table:table-cell>
          <table:table-cell table:formula="of:=ABS([$'calc praytimes'.F351]-[$'azan.kz'.H351])" office:value-type="time" office:time-value="PT00H16M00S">
            <text:p>12:16:00 AM</text:p>
          </table:table-cell>
          <table:table-cell table:number-columns-repeated="1018"/>
        </table:table-row>
        <table:table-row table:style-name="ro1">
          <table:table-cell table:formula="of:=ABS([$'calc praytimes'.A352]-[$'azan.kz'.C352])" office:value-type="time" office:time-value="PT00H02M00S">
            <text:p>12:02:00 AM</text:p>
          </table:table-cell>
          <table:table-cell table:formula="of:=ABS([$'calc praytimes'.B352]-[$'azan.kz'.D352])" office:value-type="time" office:time-value="PT00H02M00S">
            <text:p>12:02:00 AM</text:p>
          </table:table-cell>
          <table:table-cell table:formula="of:=ABS([$'calc praytimes'.C352]-[$'azan.kz'.E352])" office:value-type="time" office:time-value="PT00H00M00S">
            <text:p>12:00:00 AM</text:p>
          </table:table-cell>
          <table:table-cell table:formula="of:=ABS([$'calc praytimes'.D352]-[$'azan.kz'.F352])" office:value-type="time" office:time-value="PT00H30M00S">
            <text:p>12:30:00 AM</text:p>
          </table:table-cell>
          <table:table-cell table:formula="of:=ABS([$'calc praytimes'.E352]-[$'azan.kz'.G352])" office:value-type="time" office:time-value="PT00H04M00S">
            <text:p>12:04:00 AM</text:p>
          </table:table-cell>
          <table:table-cell table:formula="of:=ABS([$'calc praytimes'.F352]-[$'azan.kz'.H352])" office:value-type="time" office:time-value="PT00H16M00S">
            <text:p>12:16:00 AM</text:p>
          </table:table-cell>
          <table:table-cell table:number-columns-repeated="1018"/>
        </table:table-row>
        <table:table-row table:style-name="ro1">
          <table:table-cell table:formula="of:=ABS([$'calc praytimes'.A353]-[$'azan.kz'.C353])" office:value-type="time" office:time-value="PT00H02M00S">
            <text:p>12:02:00 AM</text:p>
          </table:table-cell>
          <table:table-cell table:formula="of:=ABS([$'calc praytimes'.B353]-[$'azan.kz'.D353])" office:value-type="time" office:time-value="PT00H02M00S">
            <text:p>12:02:00 AM</text:p>
          </table:table-cell>
          <table:table-cell table:formula="of:=ABS([$'calc praytimes'.C353]-[$'azan.kz'.E353])" office:value-type="time" office:time-value="PT00H01M00S">
            <text:p>12:01:00 AM</text:p>
          </table:table-cell>
          <table:table-cell table:formula="of:=ABS([$'calc praytimes'.D353]-[$'azan.kz'.F353])" office:value-type="time" office:time-value="PT00H29M00S">
            <text:p>12:29:00 AM</text:p>
          </table:table-cell>
          <table:table-cell table:formula="of:=ABS([$'calc praytimes'.E353]-[$'azan.kz'.G353])" office:value-type="time" office:time-value="PT00H05M00S">
            <text:p>12:05:00 AM</text:p>
          </table:table-cell>
          <table:table-cell table:formula="of:=ABS([$'calc praytimes'.F353]-[$'azan.kz'.H353])" office:value-type="time" office:time-value="PT00H16M00S">
            <text:p>12:16:00 AM</text:p>
          </table:table-cell>
          <table:table-cell table:number-columns-repeated="1018"/>
        </table:table-row>
        <table:table-row table:style-name="ro1">
          <table:table-cell table:formula="of:=ABS([$'calc praytimes'.A354]-[$'azan.kz'.C354])" office:value-type="time" office:time-value="PT00H02M00S">
            <text:p>12:02:00 AM</text:p>
          </table:table-cell>
          <table:table-cell table:formula="of:=ABS([$'calc praytimes'.B354]-[$'azan.kz'.D354])" office:value-type="time" office:time-value="PT00H01M00S">
            <text:p>12:01:00 AM</text:p>
          </table:table-cell>
          <table:table-cell table:formula="of:=ABS([$'calc praytimes'.C354]-[$'azan.kz'.E354])" office:value-type="time" office:time-value="PT00H00M00S">
            <text:p>12:00:00 AM</text:p>
          </table:table-cell>
          <table:table-cell table:formula="of:=ABS([$'calc praytimes'.D354]-[$'azan.kz'.F354])" office:value-type="time" office:time-value="PT00H30M00S">
            <text:p>12:30:00 AM</text:p>
          </table:table-cell>
          <table:table-cell table:formula="of:=ABS([$'calc praytimes'.E354]-[$'azan.kz'.G354])" office:value-type="time" office:time-value="PT00H04M00S">
            <text:p>12:04:00 AM</text:p>
          </table:table-cell>
          <table:table-cell table:formula="of:=ABS([$'calc praytimes'.F354]-[$'azan.kz'.H354])" office:value-type="time" office:time-value="PT00H16M00S">
            <text:p>12:16:00 AM</text:p>
          </table:table-cell>
          <table:table-cell table:number-columns-repeated="1018"/>
        </table:table-row>
        <table:table-row table:style-name="ro1">
          <table:table-cell table:formula="of:=ABS([$'calc praytimes'.A355]-[$'azan.kz'.C355])" office:value-type="time" office:time-value="PT00H02M00S">
            <text:p>12:02:00 AM</text:p>
          </table:table-cell>
          <table:table-cell table:formula="of:=ABS([$'calc praytimes'.B355]-[$'azan.kz'.D355])" office:value-type="time" office:time-value="PT00H02M00S">
            <text:p>12:02:00 AM</text:p>
          </table:table-cell>
          <table:table-cell table:formula="of:=ABS([$'calc praytimes'.C355]-[$'azan.kz'.E355])" office:value-type="time" office:time-value="PT00H01M00S">
            <text:p>12:01:00 AM</text:p>
          </table:table-cell>
          <table:table-cell table:formula="of:=ABS([$'calc praytimes'.D355]-[$'azan.kz'.F355])" office:value-type="time" office:time-value="PT00H30M00S">
            <text:p>12:30:00 AM</text:p>
          </table:table-cell>
          <table:table-cell table:formula="of:=ABS([$'calc praytimes'.E355]-[$'azan.kz'.G355])" office:value-type="time" office:time-value="PT00H04M00S">
            <text:p>12:04:00 AM</text:p>
          </table:table-cell>
          <table:table-cell table:formula="of:=ABS([$'calc praytimes'.F355]-[$'azan.kz'.H355])" office:value-type="time" office:time-value="PT00H17M00S">
            <text:p>12:17:00 AM</text:p>
          </table:table-cell>
          <table:table-cell table:number-columns-repeated="1018"/>
        </table:table-row>
        <table:table-row table:style-name="ro1">
          <table:table-cell table:formula="of:=ABS([$'calc praytimes'.A356]-[$'azan.kz'.C356])" office:value-type="time" office:time-value="PT00H01M00S">
            <text:p>12:01:00 AM</text:p>
          </table:table-cell>
          <table:table-cell table:formula="of:=ABS([$'calc praytimes'.B356]-[$'azan.kz'.D356])" office:value-type="time" office:time-value="PT00H02M00S">
            <text:p>12:02:00 AM</text:p>
          </table:table-cell>
          <table:table-cell table:formula="of:=ABS([$'calc praytimes'.C356]-[$'azan.kz'.E356])" office:value-type="time" office:time-value="PT00H00M00S">
            <text:p>12:00:00 AM</text:p>
          </table:table-cell>
          <table:table-cell table:formula="of:=ABS([$'calc praytimes'.D356]-[$'azan.kz'.F356])" office:value-type="time" office:time-value="PT00H29M00S">
            <text:p>12:29:00 AM</text:p>
          </table:table-cell>
          <table:table-cell table:formula="of:=ABS([$'calc praytimes'.E356]-[$'azan.kz'.G356])" office:value-type="time" office:time-value="PT00H04M00S">
            <text:p>12:04:00 AM</text:p>
          </table:table-cell>
          <table:table-cell table:formula="of:=ABS([$'calc praytimes'.F356]-[$'azan.kz'.H356])" office:value-type="time" office:time-value="PT00H16M00S">
            <text:p>12:16:00 AM</text:p>
          </table:table-cell>
          <table:table-cell table:number-columns-repeated="1018"/>
        </table:table-row>
        <table:table-row table:style-name="ro1">
          <table:table-cell table:formula="of:=ABS([$'calc praytimes'.A357]-[$'azan.kz'.C357])" office:value-type="time" office:time-value="PT00H02M00S">
            <text:p>12:02:00 AM</text:p>
          </table:table-cell>
          <table:table-cell table:formula="of:=ABS([$'calc praytimes'.B357]-[$'azan.kz'.D357])" office:value-type="time" office:time-value="PT00H01M00S">
            <text:p>12:01:00 AM</text:p>
          </table:table-cell>
          <table:table-cell table:formula="of:=ABS([$'calc praytimes'.C357]-[$'azan.kz'.E357])" office:value-type="time" office:time-value="PT00H01M00S">
            <text:p>12:01:00 AM</text:p>
          </table:table-cell>
          <table:table-cell table:formula="of:=ABS([$'calc praytimes'.D357]-[$'azan.kz'.F357])" office:value-type="time" office:time-value="PT00H30M00S">
            <text:p>12:30:00 AM</text:p>
          </table:table-cell>
          <table:table-cell table:formula="of:=ABS([$'calc praytimes'.E357]-[$'azan.kz'.G357])" office:value-type="time" office:time-value="PT00H04M00S">
            <text:p>12:04:00 AM</text:p>
          </table:table-cell>
          <table:table-cell table:formula="of:=ABS([$'calc praytimes'.F357]-[$'azan.kz'.H357])" office:value-type="time" office:time-value="PT00H16M00S">
            <text:p>12:16:00 AM</text:p>
          </table:table-cell>
          <table:table-cell table:number-columns-repeated="1018"/>
        </table:table-row>
        <table:table-row table:style-name="ro1">
          <table:table-cell table:formula="of:=ABS([$'calc praytimes'.A358]-[$'azan.kz'.C358])" office:value-type="time" office:time-value="PT00H02M00S">
            <text:p>12:02:00 AM</text:p>
          </table:table-cell>
          <table:table-cell table:formula="of:=ABS([$'calc praytimes'.B358]-[$'azan.kz'.D358])" office:value-type="time" office:time-value="PT00H01M00S">
            <text:p>12:01:00 AM</text:p>
          </table:table-cell>
          <table:table-cell table:formula="of:=ABS([$'calc praytimes'.C358]-[$'azan.kz'.E358])" office:value-type="time" office:time-value="PT00H00M00S">
            <text:p>12:00:00 AM</text:p>
          </table:table-cell>
          <table:table-cell table:formula="of:=ABS([$'calc praytimes'.D358]-[$'azan.kz'.F358])" office:value-type="time" office:time-value="PT00H30M00S">
            <text:p>12:30:00 AM</text:p>
          </table:table-cell>
          <table:table-cell table:formula="of:=ABS([$'calc praytimes'.E358]-[$'azan.kz'.G358])" office:value-type="time" office:time-value="PT00H04M00S">
            <text:p>12:04:00 AM</text:p>
          </table:table-cell>
          <table:table-cell table:formula="of:=ABS([$'calc praytimes'.F358]-[$'azan.kz'.H358])" office:value-type="time" office:time-value="PT00H16M00S">
            <text:p>12:16:00 AM</text:p>
          </table:table-cell>
          <table:table-cell table:number-columns-repeated="1018"/>
        </table:table-row>
        <table:table-row table:style-name="ro1">
          <table:table-cell table:formula="of:=ABS([$'calc praytimes'.A359]-[$'azan.kz'.C359])" office:value-type="time" office:time-value="PT00H02M00S">
            <text:p>12:02:00 AM</text:p>
          </table:table-cell>
          <table:table-cell table:formula="of:=ABS([$'calc praytimes'.B359]-[$'azan.kz'.D359])" office:value-type="time" office:time-value="PT00H02M00S">
            <text:p>12:02:00 AM</text:p>
          </table:table-cell>
          <table:table-cell table:formula="of:=ABS([$'calc praytimes'.C359]-[$'azan.kz'.E359])" office:value-type="time" office:time-value="PT00H01M00S">
            <text:p>12:01:00 AM</text:p>
          </table:table-cell>
          <table:table-cell table:formula="of:=ABS([$'calc praytimes'.D359]-[$'azan.kz'.F359])" office:value-type="time" office:time-value="PT00H30M00S">
            <text:p>12:30:00 AM</text:p>
          </table:table-cell>
          <table:table-cell table:formula="of:=ABS([$'calc praytimes'.E359]-[$'azan.kz'.G359])" office:value-type="time" office:time-value="PT00H04M00S">
            <text:p>12:04:00 AM</text:p>
          </table:table-cell>
          <table:table-cell table:formula="of:=ABS([$'calc praytimes'.F359]-[$'azan.kz'.H359])" office:value-type="time" office:time-value="PT00H17M00S">
            <text:p>12:17:00 AM</text:p>
          </table:table-cell>
          <table:table-cell table:number-columns-repeated="1018"/>
        </table:table-row>
        <table:table-row table:style-name="ro1">
          <table:table-cell table:formula="of:=ABS([$'calc praytimes'.A360]-[$'azan.kz'.C360])" office:value-type="time" office:time-value="PT00H02M00S">
            <text:p>12:02:00 AM</text:p>
          </table:table-cell>
          <table:table-cell table:formula="of:=ABS([$'calc praytimes'.B360]-[$'azan.kz'.D360])" office:value-type="time" office:time-value="PT00H01M00S">
            <text:p>12:01:00 AM</text:p>
          </table:table-cell>
          <table:table-cell table:formula="of:=ABS([$'calc praytimes'.C360]-[$'azan.kz'.E360])" office:value-type="time" office:time-value="PT00H00M00S">
            <text:p>12:00:00 AM</text:p>
          </table:table-cell>
          <table:table-cell table:formula="of:=ABS([$'calc praytimes'.D360]-[$'azan.kz'.F360])" office:value-type="time" office:time-value="PT00H30M00S">
            <text:p>12:30:00 AM</text:p>
          </table:table-cell>
          <table:table-cell table:formula="of:=ABS([$'calc praytimes'.E360]-[$'azan.kz'.G360])" office:value-type="time" office:time-value="PT00H04M00S">
            <text:p>12:04:00 AM</text:p>
          </table:table-cell>
          <table:table-cell table:formula="of:=ABS([$'calc praytimes'.F360]-[$'azan.kz'.H360])" office:value-type="time" office:time-value="PT00H16M00S">
            <text:p>12:16:00 AM</text:p>
          </table:table-cell>
          <table:table-cell table:number-columns-repeated="1018"/>
        </table:table-row>
        <table:table-row table:style-name="ro1">
          <table:table-cell table:formula="of:=ABS([$'calc praytimes'.A361]-[$'azan.kz'.C361])" office:value-type="time" office:time-value="PT00H02M00S">
            <text:p>12:02:00 AM</text:p>
          </table:table-cell>
          <table:table-cell table:formula="of:=ABS([$'calc praytimes'.B361]-[$'azan.kz'.D361])" office:value-type="time" office:time-value="PT00H02M00S">
            <text:p>12:02:00 AM</text:p>
          </table:table-cell>
          <table:table-cell table:formula="of:=ABS([$'calc praytimes'.C361]-[$'azan.kz'.E361])" office:value-type="time" office:time-value="PT00H01M00S">
            <text:p>12:01:00 AM</text:p>
          </table:table-cell>
          <table:table-cell table:formula="of:=ABS([$'calc praytimes'.D361]-[$'azan.kz'.F361])" office:value-type="time" office:time-value="PT00H30M00S">
            <text:p>12:30:00 AM</text:p>
          </table:table-cell>
          <table:table-cell table:formula="of:=ABS([$'calc praytimes'.E361]-[$'azan.kz'.G361])" office:value-type="time" office:time-value="PT00H04M00S">
            <text:p>12:04:00 AM</text:p>
          </table:table-cell>
          <table:table-cell table:formula="of:=ABS([$'calc praytimes'.F361]-[$'azan.kz'.H361])" office:value-type="time" office:time-value="PT00H16M00S">
            <text:p>12:16:00 AM</text:p>
          </table:table-cell>
          <table:table-cell table:number-columns-repeated="1018"/>
        </table:table-row>
        <table:table-row table:style-name="ro1">
          <table:table-cell table:formula="of:=ABS([$'calc praytimes'.A362]-[$'azan.kz'.C362])" office:value-type="time" office:time-value="PT00H02M00S">
            <text:p>12:02:00 AM</text:p>
          </table:table-cell>
          <table:table-cell table:formula="of:=ABS([$'calc praytimes'.B362]-[$'azan.kz'.D362])" office:value-type="time" office:time-value="PT00H02M00S">
            <text:p>12:02:00 AM</text:p>
          </table:table-cell>
          <table:table-cell table:formula="of:=ABS([$'calc praytimes'.C362]-[$'azan.kz'.E362])" office:value-type="time" office:time-value="PT00H00M00S">
            <text:p>12:00:00 AM</text:p>
          </table:table-cell>
          <table:table-cell table:formula="of:=ABS([$'calc praytimes'.D362]-[$'azan.kz'.F362])" office:value-type="time" office:time-value="PT00H30M00S">
            <text:p>12:30:00 AM</text:p>
          </table:table-cell>
          <table:table-cell table:formula="of:=ABS([$'calc praytimes'.E362]-[$'azan.kz'.G362])" office:value-type="time" office:time-value="PT00H04M00S">
            <text:p>12:04:00 AM</text:p>
          </table:table-cell>
          <table:table-cell table:formula="of:=ABS([$'calc praytimes'.F362]-[$'azan.kz'.H362])" office:value-type="time" office:time-value="PT00H16M00S">
            <text:p>12:16:00 AM</text:p>
          </table:table-cell>
          <table:table-cell table:number-columns-repeated="1018"/>
        </table:table-row>
        <table:table-row table:style-name="ro1">
          <table:table-cell table:formula="of:=ABS([$'calc praytimes'.A363]-[$'azan.kz'.C363])" office:value-type="time" office:time-value="PT00H02M00S">
            <text:p>12:02:00 AM</text:p>
          </table:table-cell>
          <table:table-cell table:formula="of:=ABS([$'calc praytimes'.B363]-[$'azan.kz'.D363])" office:value-type="time" office:time-value="PT00H01M00S">
            <text:p>12:01:00 AM</text:p>
          </table:table-cell>
          <table:table-cell table:formula="of:=ABS([$'calc praytimes'.C363]-[$'azan.kz'.E363])" office:value-type="time" office:time-value="PT00H01M00S">
            <text:p>12:01:00 AM</text:p>
          </table:table-cell>
          <table:table-cell table:formula="of:=ABS([$'calc praytimes'.D363]-[$'azan.kz'.F363])" office:value-type="time" office:time-value="PT00H30M00S">
            <text:p>12:30:00 AM</text:p>
          </table:table-cell>
          <table:table-cell table:formula="of:=ABS([$'calc praytimes'.E363]-[$'azan.kz'.G363])" office:value-type="time" office:time-value="PT00H04M00S">
            <text:p>12:04:00 AM</text:p>
          </table:table-cell>
          <table:table-cell table:formula="of:=ABS([$'calc praytimes'.F363]-[$'azan.kz'.H363])" office:value-type="time" office:time-value="PT00H16M00S">
            <text:p>12:16:00 AM</text:p>
          </table:table-cell>
          <table:table-cell table:number-columns-repeated="1018"/>
        </table:table-row>
        <table:table-row table:style-name="ro1">
          <table:table-cell table:formula="of:=ABS([$'calc praytimes'.A364]-[$'azan.kz'.C364])" office:value-type="time" office:time-value="PT00H02M00S">
            <text:p>12:02:00 AM</text:p>
          </table:table-cell>
          <table:table-cell table:formula="of:=ABS([$'calc praytimes'.B364]-[$'azan.kz'.D364])" office:value-type="time" office:time-value="PT00H01M00S">
            <text:p>12:01:00 AM</text:p>
          </table:table-cell>
          <table:table-cell table:formula="of:=ABS([$'calc praytimes'.C364]-[$'azan.kz'.E364])" office:value-type="time" office:time-value="PT00H00M00S">
            <text:p>12:00:00 AM</text:p>
          </table:table-cell>
          <table:table-cell table:formula="of:=ABS([$'calc praytimes'.D364]-[$'azan.kz'.F364])" office:value-type="time" office:time-value="PT00H30M00S">
            <text:p>12:30:00 AM</text:p>
          </table:table-cell>
          <table:table-cell table:formula="of:=ABS([$'calc praytimes'.E364]-[$'azan.kz'.G364])" office:value-type="time" office:time-value="PT00H04M00S">
            <text:p>12:04:00 AM</text:p>
          </table:table-cell>
          <table:table-cell table:formula="of:=ABS([$'calc praytimes'.F364]-[$'azan.kz'.H364])" office:value-type="time" office:time-value="PT00H16M00S">
            <text:p>12:16:00 AM</text:p>
          </table:table-cell>
          <table:table-cell table:number-columns-repeated="1018"/>
        </table:table-row>
        <table:table-row table:style-name="ro1">
          <table:table-cell table:formula="of:=ABS([$'calc praytimes'.A365]-[$'azan.kz'.C365])" office:value-type="time" office:time-value="PT00H03M00S">
            <text:p>12:03:00 AM</text:p>
          </table:table-cell>
          <table:table-cell table:formula="of:=ABS([$'calc praytimes'.B365]-[$'azan.kz'.D365])" office:value-type="time" office:time-value="PT00H01M00S">
            <text:p>12:01:00 AM</text:p>
          </table:table-cell>
          <table:table-cell table:formula="of:=ABS([$'calc praytimes'.C365]-[$'azan.kz'.E365])" office:value-type="time" office:time-value="PT00H01M00S">
            <text:p>12:01:00 AM</text:p>
          </table:table-cell>
          <table:table-cell table:formula="of:=ABS([$'calc praytimes'.D365]-[$'azan.kz'.F365])" office:value-type="time" office:time-value="PT00H30M00S">
            <text:p>12:30:00 AM</text:p>
          </table:table-cell>
          <table:table-cell table:formula="of:=ABS([$'calc praytimes'.E365]-[$'azan.kz'.G365])" office:value-type="time" office:time-value="PT00H04M00S">
            <text:p>12:04:00 AM</text:p>
          </table:table-cell>
          <table:table-cell table:formula="of:=ABS([$'calc praytimes'.F365]-[$'azan.kz'.H365])" office:value-type="time" office:time-value="PT00H16M00S">
            <text:p>12:16:00 AM</text:p>
          </table:table-cell>
          <table:table-cell table:number-columns-repeated="1018"/>
        </table:table-row>
        <table:table-row table:style-name="ro1">
          <table:table-cell table:formula="of:=ABS([$'calc praytimes'.A366]-[$'azan.kz'.C366])" office:value-type="time" office:time-value="PT00H03M00S">
            <text:p>12:03:00 AM</text:p>
          </table:table-cell>
          <table:table-cell table:formula="of:=ABS([$'calc praytimes'.B366]-[$'azan.kz'.D366])" office:value-type="time" office:time-value="PT00H01M00S">
            <text:p>12:01:00 AM</text:p>
          </table:table-cell>
          <table:table-cell table:formula="of:=ABS([$'calc praytimes'.C366]-[$'azan.kz'.E366])" office:value-type="time" office:time-value="PT00H00M00S">
            <text:p>12:00:00 AM</text:p>
          </table:table-cell>
          <table:table-cell table:formula="of:=ABS([$'calc praytimes'.D366]-[$'azan.kz'.F366])" office:value-type="time" office:time-value="PT00H31M00S">
            <text:p>12:31:00 AM</text:p>
          </table:table-cell>
          <table:table-cell table:formula="of:=ABS([$'calc praytimes'.E366]-[$'azan.kz'.G366])" office:value-type="time" office:time-value="PT00H04M00S">
            <text:p>12:04:00 AM</text:p>
          </table:table-cell>
          <table:table-cell table:formula="of:=ABS([$'calc praytimes'.F366]-[$'azan.kz'.H366])" office:value-type="time" office:time-value="PT00H15M00S">
            <text:p>12:15:00 A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formula="of:=MIN([.A1:.A366])" office:value-type="time" office:time-value="PT00H00M00S">
            <text:p>12:00:00 AM</text:p>
          </table:table-cell>
          <table:table-cell table:formula="of:=MIN([.B1:.B366])" office:value-type="time" office:time-value="PT00H00M00S">
            <text:p>12:00:00 AM</text:p>
          </table:table-cell>
          <table:table-cell table:formula="of:=MIN([.C1:.C366])" office:value-type="time" office:time-value="PT00H00M00S">
            <text:p>12:00:00 AM</text:p>
          </table:table-cell>
          <table:table-cell table:formula="of:=MIN([.D1:.D366])" office:value-type="time" office:time-value="PT00H29M00S">
            <text:p>12:29:00 AM</text:p>
          </table:table-cell>
          <table:table-cell table:formula="of:=MIN([.E1:.E366])" office:value-type="time" office:time-value="PT00H03M00S">
            <text:p>12:03:00 AM</text:p>
          </table:table-cell>
          <table:table-cell table:formula="of:=MIN([.F1:.F366])" office:value-type="time" office:time-value="PT00H00M00S">
            <text:p>12:00:00 AM</text:p>
          </table:table-cell>
          <table:table-cell table:number-columns-repeated="1018"/>
        </table:table-row>
        <table:table-row table:style-name="ro1">
          <table:table-cell table:formula="of:=AVERAGE([.A1:.A366])" office:value-type="time" office:time-value="PT00H23M27.213115S">
            <text:p>12:23:27 AM</text:p>
          </table:table-cell>
          <table:table-cell table:formula="of:=AVERAGE([.B1:.B366])" office:value-type="time" office:time-value="PT00H01M30.491803S">
            <text:p>12:01:30 AM</text:p>
          </table:table-cell>
          <table:table-cell table:formula="of:=AVERAGE([.C1:.C366])" office:value-type="time" office:time-value="PT00H00M14.590164S">
            <text:p>12:00:15 AM</text:p>
          </table:table-cell>
          <table:table-cell table:formula="of:=AVERAGE([.D1:.D366])" office:value-type="time" office:time-value="PT00H51M31.639344S">
            <text:p>12:51:32 AM</text:p>
          </table:table-cell>
          <table:table-cell table:formula="of:=AVERAGE([.E1:.E366])" office:value-type="time" office:time-value="PT00H06M50.163934S">
            <text:p>12:06:50 AM</text:p>
          </table:table-cell>
          <table:table-cell table:formula="of:=AVERAGE([.F1:.F366])" office:value-type="time" office:time-value="PT02H27M06.557377S">
            <text:p>2:27:07 AM</text:p>
          </table:table-cell>
          <table:table-cell table:number-columns-repeated="1018"/>
        </table:table-row>
        <table:table-row table:style-name="ro1">
          <table:table-cell table:formula="of:=MAX([.A1:.A366])" office:value-type="time" office:time-value="PT01H53M00S">
            <text:p>1:53:00 AM</text:p>
          </table:table-cell>
          <table:table-cell table:formula="of:=MAX([.B1:.B366])" office:value-type="time" office:time-value="PT00H04M00S">
            <text:p>12:04:00 AM</text:p>
          </table:table-cell>
          <table:table-cell table:formula="of:=MAX([.C1:.C366])" office:value-type="time" office:time-value="PT00H01M00S">
            <text:p>12:01:00 AM</text:p>
          </table:table-cell>
          <table:table-cell table:formula="of:=MAX([.D1:.D366])" office:value-type="time" office:time-value="PT01H16M00S">
            <text:p>1:16:00 AM</text:p>
          </table:table-cell>
          <table:table-cell table:formula="of:=MAX([.E1:.E366])" office:value-type="time" office:time-value="PT00H10M00S">
            <text:p>12:10:00 AM</text:p>
          </table:table-cell>
          <table:table-cell table:formula="of:=MAX([.F1:.F366])" office:value-type="time" office:time-value="PT22H54M00S">
            <text:p>10:54:00 P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ajr</text:p>
          </table:table-cell>
          <table:table-cell office:value-type="string">
            <text:p>sunrise</text:p>
          </table:table-cell>
          <table:table-cell office:value-type="string">
            <text:p>dhuhr</text:p>
          </table:table-cell>
          <table:table-cell office:value-type="string">
            <text:p>asr</text:p>
          </table:table-cell>
          <table:table-cell office:value-type="string">
            <text:p>magrib</text:p>
          </table:table-cell>
          <table:table-cell office:value-type="string">
            <text:p>isha</text:p>
          </table:table-cell>
          <table:table-cell table:number-columns-repeated="1018"/>
        </table:table-row>
        <table:table-row table:style-name="ro1" table:number-rows-repeated="10482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aytimes.py" table:style-name="ta4">
        <table:table-column table:style-name="co3" table:number-columns-repeated="7" table:default-cell-style-name="ce8"/>
        <table:table-column table:style-name="co1" table:default-cell-style-name="Default"/>
        <table:table-column table:style-name="co3" table:default-cell-style-name="ce6"/>
        <table:table-column table:style-name="co1" table:number-columns-repeated="1015" table:default-cell-style-name="Default"/>
        <table:table-row table:style-name="ro1">
          <table:table-cell office:value-type="float" office:value="0.274305555555555">
            <text:p>6:35</text:p>
          </table:table-cell>
          <table:table-cell office:value-type="float" office:value="0.295138888888889">
            <text:p>7:05</text:p>
          </table:table-cell>
          <table:table-cell office:value-type="float" office:value="0.378472222222222">
            <text:p>9:05</text:p>
          </table:table-cell>
          <table:table-cell office:value-type="float" office:value="0.549305555555556">
            <text:p>13:11</text:p>
          </table:table-cell>
          <table:table-cell office:value-type="float" office:value="0.646527777777778">
            <text:p>15:31</text:p>
          </table:table-cell>
          <table:table-cell office:value-type="float" office:value="0.720138888888889">
            <text:p>17:17</text:p>
          </table:table-cell>
          <table:table-cell office:value-type="float" office:value="0.782638888888889">
            <text:p>18:47</text:p>
          </table:table-cell>
          <table:table-cell/>
          <table:table-cell table:formula="of:=[.G1]-[.F1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74305555555555">
            <text:p>6:35</text:p>
          </table:table-cell>
          <table:table-cell office:value-type="float" office:value="0.295138888888889">
            <text:p>7:05</text:p>
          </table:table-cell>
          <table:table-cell office:value-type="float" office:value="0.378472222222222">
            <text:p>9:05</text:p>
          </table:table-cell>
          <table:table-cell office:value-type="float" office:value="0.549305555555556">
            <text:p>13:11</text:p>
          </table:table-cell>
          <table:table-cell office:value-type="float" office:value="0.647222222222222">
            <text:p>15:32</text:p>
          </table:table-cell>
          <table:table-cell office:value-type="float" office:value="0.720833333333333">
            <text:p>17:18</text:p>
          </table:table-cell>
          <table:table-cell office:value-type="float" office:value="0.783333333333333">
            <text:p>18:48</text:p>
          </table:table-cell>
          <table:table-cell/>
          <table:table-cell table:formula="of:=[.G2]-[.F2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74305555555555">
            <text:p>6:35</text:p>
          </table:table-cell>
          <table:table-cell office:value-type="float" office:value="0.295138888888889">
            <text:p>7:05</text:p>
          </table:table-cell>
          <table:table-cell office:value-type="float" office:value="0.378472222222222">
            <text:p>9:05</text:p>
          </table:table-cell>
          <table:table-cell office:value-type="float" office:value="0.55">
            <text:p>13:12</text:p>
          </table:table-cell>
          <table:table-cell office:value-type="float" office:value="0.647916666666667">
            <text:p>15:33</text:p>
          </table:table-cell>
          <table:table-cell office:value-type="float" office:value="0.721527777777778">
            <text:p>17:19</text:p>
          </table:table-cell>
          <table:table-cell office:value-type="float" office:value="0.784027777777778">
            <text:p>18:49</text:p>
          </table:table-cell>
          <table:table-cell/>
          <table:table-cell table:formula="of:=[.G3]-[.F3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74305555555555">
            <text:p>6:35</text:p>
          </table:table-cell>
          <table:table-cell office:value-type="float" office:value="0.295138888888889">
            <text:p>7:05</text:p>
          </table:table-cell>
          <table:table-cell office:value-type="float" office:value="0.378472222222222">
            <text:p>9:05</text:p>
          </table:table-cell>
          <table:table-cell office:value-type="float" office:value="0.55">
            <text:p>13:12</text:p>
          </table:table-cell>
          <table:table-cell office:value-type="float" office:value="0.648611111111111">
            <text:p>15:34</text:p>
          </table:table-cell>
          <table:table-cell office:value-type="float" office:value="0.722222222222222">
            <text:p>17:20</text:p>
          </table:table-cell>
          <table:table-cell office:value-type="float" office:value="0.784722222222222">
            <text:p>18:50</text:p>
          </table:table-cell>
          <table:table-cell/>
          <table:table-cell table:formula="of:=[.G4]-[.F4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74305555555555">
            <text:p>6:35</text:p>
          </table:table-cell>
          <table:table-cell office:value-type="float" office:value="0.295138888888889">
            <text:p>7:05</text:p>
          </table:table-cell>
          <table:table-cell office:value-type="float" office:value="0.378472222222222">
            <text:p>9:05</text:p>
          </table:table-cell>
          <table:table-cell office:value-type="float" office:value="0.550694444444444">
            <text:p>13:13</text:p>
          </table:table-cell>
          <table:table-cell office:value-type="float" office:value="0.649305555555556">
            <text:p>15:35</text:p>
          </table:table-cell>
          <table:table-cell office:value-type="float" office:value="0.722916666666667">
            <text:p>17:21</text:p>
          </table:table-cell>
          <table:table-cell office:value-type="float" office:value="0.785416666666667">
            <text:p>18:51</text:p>
          </table:table-cell>
          <table:table-cell/>
          <table:table-cell table:formula="of:=[.G5]-[.F5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74305555555555">
            <text:p>6:35</text:p>
          </table:table-cell>
          <table:table-cell office:value-type="float" office:value="0.295138888888889">
            <text:p>7:05</text:p>
          </table:table-cell>
          <table:table-cell office:value-type="float" office:value="0.378472222222222">
            <text:p>9:05</text:p>
          </table:table-cell>
          <table:table-cell office:value-type="float" office:value="0.550694444444444">
            <text:p>13:13</text:p>
          </table:table-cell>
          <table:table-cell office:value-type="float" office:value="0.65">
            <text:p>15:36</text:p>
          </table:table-cell>
          <table:table-cell office:value-type="float" office:value="0.723611111111111">
            <text:p>17:22</text:p>
          </table:table-cell>
          <table:table-cell office:value-type="float" office:value="0.786111111111111">
            <text:p>18:52</text:p>
          </table:table-cell>
          <table:table-cell/>
          <table:table-cell table:formula="of:=[.G6]-[.F6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73611111111111">
            <text:p>6:34</text:p>
          </table:table-cell>
          <table:table-cell office:value-type="float" office:value="0.294444444444444">
            <text:p>7:04</text:p>
          </table:table-cell>
          <table:table-cell office:value-type="float" office:value="0.377777777777778">
            <text:p>9:04</text:p>
          </table:table-cell>
          <table:table-cell office:value-type="float" office:value="0.551388888888889">
            <text:p>13:14</text:p>
          </table:table-cell>
          <table:table-cell office:value-type="float" office:value="0.651388888888889">
            <text:p>15:38</text:p>
          </table:table-cell>
          <table:table-cell office:value-type="float" office:value="0.725">
            <text:p>17:24</text:p>
          </table:table-cell>
          <table:table-cell office:value-type="float" office:value="0.7875">
            <text:p>18:54</text:p>
          </table:table-cell>
          <table:table-cell/>
          <table:table-cell table:formula="of:=[.G7]-[.F7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73611111111111">
            <text:p>6:34</text:p>
          </table:table-cell>
          <table:table-cell office:value-type="float" office:value="0.294444444444444">
            <text:p>7:04</text:p>
          </table:table-cell>
          <table:table-cell office:value-type="float" office:value="0.377777777777778">
            <text:p>9:04</text:p>
          </table:table-cell>
          <table:table-cell office:value-type="float" office:value="0.551388888888889">
            <text:p>13:14</text:p>
          </table:table-cell>
          <table:table-cell office:value-type="float" office:value="0.652083333333333">
            <text:p>15:39</text:p>
          </table:table-cell>
          <table:table-cell office:value-type="float" office:value="0.725694444444444">
            <text:p>17:25</text:p>
          </table:table-cell>
          <table:table-cell office:value-type="float" office:value="0.788194444444444">
            <text:p>18:55</text:p>
          </table:table-cell>
          <table:table-cell/>
          <table:table-cell table:formula="of:=[.G8]-[.F8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73611111111111">
            <text:p>6:34</text:p>
          </table:table-cell>
          <table:table-cell office:value-type="float" office:value="0.294444444444444">
            <text:p>7:04</text:p>
          </table:table-cell>
          <table:table-cell office:value-type="float" office:value="0.377777777777778">
            <text:p>9:04</text:p>
          </table:table-cell>
          <table:table-cell office:value-type="float" office:value="0.552083333333333">
            <text:p>13:15</text:p>
          </table:table-cell>
          <table:table-cell office:value-type="float" office:value="0.652777777777778">
            <text:p>15:40</text:p>
          </table:table-cell>
          <table:table-cell office:value-type="float" office:value="0.726388888888889">
            <text:p>17:26</text:p>
          </table:table-cell>
          <table:table-cell office:value-type="float" office:value="0.788888888888889">
            <text:p>18:56</text:p>
          </table:table-cell>
          <table:table-cell/>
          <table:table-cell table:formula="of:=[.G9]-[.F9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72916666666667">
            <text:p>6:33</text:p>
          </table:table-cell>
          <table:table-cell office:value-type="float" office:value="0.29375">
            <text:p>7:03</text:p>
          </table:table-cell>
          <table:table-cell office:value-type="float" office:value="0.377083333333333">
            <text:p>9:03</text:p>
          </table:table-cell>
          <table:table-cell office:value-type="float" office:value="0.552083333333333">
            <text:p>13:15</text:p>
          </table:table-cell>
          <table:table-cell office:value-type="float" office:value="0.653472222222222">
            <text:p>15:41</text:p>
          </table:table-cell>
          <table:table-cell office:value-type="float" office:value="0.727083333333333">
            <text:p>17:27</text:p>
          </table:table-cell>
          <table:table-cell office:value-type="float" office:value="0.789583333333333">
            <text:p>18:57</text:p>
          </table:table-cell>
          <table:table-cell/>
          <table:table-cell table:formula="of:=[.G10]-[.F10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72916666666667">
            <text:p>6:33</text:p>
          </table:table-cell>
          <table:table-cell office:value-type="float" office:value="0.29375">
            <text:p>7:03</text:p>
          </table:table-cell>
          <table:table-cell office:value-type="float" office:value="0.377083333333333">
            <text:p>9:03</text:p>
          </table:table-cell>
          <table:table-cell office:value-type="float" office:value="0.552083333333333">
            <text:p>13:15</text:p>
          </table:table-cell>
          <table:table-cell office:value-type="float" office:value="0.654861111111111">
            <text:p>15:43</text:p>
          </table:table-cell>
          <table:table-cell office:value-type="float" office:value="0.728472222222222">
            <text:p>17:29</text:p>
          </table:table-cell>
          <table:table-cell office:value-type="float" office:value="0.790972222222222">
            <text:p>18:59</text:p>
          </table:table-cell>
          <table:table-cell/>
          <table:table-cell table:formula="of:=[.G11]-[.F11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72222222222222">
            <text:p>6:32</text:p>
          </table:table-cell>
          <table:table-cell office:value-type="float" office:value="0.293055555555556">
            <text:p>7:02</text:p>
          </table:table-cell>
          <table:table-cell office:value-type="float" office:value="0.376388888888889">
            <text:p>9:02</text:p>
          </table:table-cell>
          <table:table-cell office:value-type="float" office:value="0.552777777777778">
            <text:p>13:16</text:p>
          </table:table-cell>
          <table:table-cell office:value-type="float" office:value="0.655555555555556">
            <text:p>15:44</text:p>
          </table:table-cell>
          <table:table-cell office:value-type="float" office:value="0.729166666666667">
            <text:p>17:30</text:p>
          </table:table-cell>
          <table:table-cell office:value-type="float" office:value="0.791666666666667">
            <text:p>19:00</text:p>
          </table:table-cell>
          <table:table-cell/>
          <table:table-cell table:formula="of:=[.G12]-[.F12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71527777777778">
            <text:p>6:31</text:p>
          </table:table-cell>
          <table:table-cell office:value-type="float" office:value="0.292361111111111">
            <text:p>7:01</text:p>
          </table:table-cell>
          <table:table-cell office:value-type="float" office:value="0.375694444444444">
            <text:p>9:01</text:p>
          </table:table-cell>
          <table:table-cell office:value-type="float" office:value="0.552777777777778">
            <text:p>13:16</text:p>
          </table:table-cell>
          <table:table-cell office:value-type="float" office:value="0.65625">
            <text:p>15:45</text:p>
          </table:table-cell>
          <table:table-cell office:value-type="float" office:value="0.729861111111111">
            <text:p>17:31</text:p>
          </table:table-cell>
          <table:table-cell office:value-type="float" office:value="0.792361111111111">
            <text:p>19:01</text:p>
          </table:table-cell>
          <table:table-cell/>
          <table:table-cell table:formula="of:=[.G13]-[.F13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71527777777778">
            <text:p>6:31</text:p>
          </table:table-cell>
          <table:table-cell office:value-type="float" office:value="0.292361111111111">
            <text:p>7:01</text:p>
          </table:table-cell>
          <table:table-cell office:value-type="float" office:value="0.375694444444444">
            <text:p>9:01</text:p>
          </table:table-cell>
          <table:table-cell office:value-type="float" office:value="0.553472222222222">
            <text:p>13:17</text:p>
          </table:table-cell>
          <table:table-cell office:value-type="float" office:value="0.657638888888889">
            <text:p>15:47</text:p>
          </table:table-cell>
          <table:table-cell office:value-type="float" office:value="0.73125">
            <text:p>17:33</text:p>
          </table:table-cell>
          <table:table-cell office:value-type="float" office:value="0.79375">
            <text:p>19:03</text:p>
          </table:table-cell>
          <table:table-cell/>
          <table:table-cell table:formula="of:=[.G14]-[.F14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70833333333333">
            <text:p>6:30</text:p>
          </table:table-cell>
          <table:table-cell office:value-type="float" office:value="0.291666666666667">
            <text:p>7:00</text:p>
          </table:table-cell>
          <table:table-cell office:value-type="float" office:value="0.375">
            <text:p>9:00</text:p>
          </table:table-cell>
          <table:table-cell office:value-type="float" office:value="0.553472222222222">
            <text:p>13:17</text:p>
          </table:table-cell>
          <table:table-cell office:value-type="float" office:value="0.658333333333333">
            <text:p>15:48</text:p>
          </table:table-cell>
          <table:table-cell office:value-type="float" office:value="0.731944444444444">
            <text:p>17:34</text:p>
          </table:table-cell>
          <table:table-cell office:value-type="float" office:value="0.794444444444444">
            <text:p>19:04</text:p>
          </table:table-cell>
          <table:table-cell/>
          <table:table-cell table:formula="of:=[.G15]-[.F15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70138888888889">
            <text:p>6:29</text:p>
          </table:table-cell>
          <table:table-cell office:value-type="float" office:value="0.290972222222222">
            <text:p>6:59</text:p>
          </table:table-cell>
          <table:table-cell office:value-type="float" office:value="0.374305555555555">
            <text:p>8:59</text:p>
          </table:table-cell>
          <table:table-cell office:value-type="float" office:value="0.553472222222222">
            <text:p>13:17</text:p>
          </table:table-cell>
          <table:table-cell office:value-type="float" office:value="0.659027777777778">
            <text:p>15:49</text:p>
          </table:table-cell>
          <table:table-cell office:value-type="float" office:value="0.733333333333334">
            <text:p>17:36</text:p>
          </table:table-cell>
          <table:table-cell office:value-type="float" office:value="0.795833333333334">
            <text:p>19:06</text:p>
          </table:table-cell>
          <table:table-cell/>
          <table:table-cell table:formula="of:=[.G16]-[.F16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69444444444444">
            <text:p>6:28</text:p>
          </table:table-cell>
          <table:table-cell office:value-type="float" office:value="0.290277777777778">
            <text:p>6:58</text:p>
          </table:table-cell>
          <table:table-cell office:value-type="float" office:value="0.373611111111111">
            <text:p>8:58</text:p>
          </table:table-cell>
          <table:table-cell office:value-type="float" office:value="0.554166666666667">
            <text:p>13:18</text:p>
          </table:table-cell>
          <table:table-cell office:value-type="float" office:value="0.660416666666667">
            <text:p>15:51</text:p>
          </table:table-cell>
          <table:table-cell office:value-type="float" office:value="0.734027777777778">
            <text:p>17:37</text:p>
          </table:table-cell>
          <table:table-cell office:value-type="float" office:value="0.796527777777778">
            <text:p>19:07</text:p>
          </table:table-cell>
          <table:table-cell/>
          <table:table-cell table:formula="of:=[.G17]-[.F17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69444444444444">
            <text:p>6:28</text:p>
          </table:table-cell>
          <table:table-cell office:value-type="float" office:value="0.290277777777778">
            <text:p>6:58</text:p>
          </table:table-cell>
          <table:table-cell office:value-type="float" office:value="0.373611111111111">
            <text:p>8:58</text:p>
          </table:table-cell>
          <table:table-cell office:value-type="float" office:value="0.554166666666667">
            <text:p>13:18</text:p>
          </table:table-cell>
          <table:table-cell office:value-type="float" office:value="0.661111111111111">
            <text:p>15:52</text:p>
          </table:table-cell>
          <table:table-cell office:value-type="float" office:value="0.735416666666667">
            <text:p>17:39</text:p>
          </table:table-cell>
          <table:table-cell office:value-type="float" office:value="0.797916666666667">
            <text:p>19:09</text:p>
          </table:table-cell>
          <table:table-cell/>
          <table:table-cell table:formula="of:=[.G18]-[.F18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6875">
            <text:p>6:27</text:p>
          </table:table-cell>
          <table:table-cell office:value-type="float" office:value="0.289583333333333">
            <text:p>6:57</text:p>
          </table:table-cell>
          <table:table-cell office:value-type="float" office:value="0.372916666666667">
            <text:p>8:57</text:p>
          </table:table-cell>
          <table:table-cell office:value-type="float" office:value="0.554166666666667">
            <text:p>13:18</text:p>
          </table:table-cell>
          <table:table-cell office:value-type="float" office:value="0.6625">
            <text:p>15:54</text:p>
          </table:table-cell>
          <table:table-cell office:value-type="float" office:value="0.736111111111111">
            <text:p>17:40</text:p>
          </table:table-cell>
          <table:table-cell office:value-type="float" office:value="0.798611111111111">
            <text:p>19:10</text:p>
          </table:table-cell>
          <table:table-cell/>
          <table:table-cell table:formula="of:=[.G19]-[.F19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68055555555556">
            <text:p>6:26</text:p>
          </table:table-cell>
          <table:table-cell office:value-type="float" office:value="0.288888888888889">
            <text:p>6:56</text:p>
          </table:table-cell>
          <table:table-cell office:value-type="float" office:value="0.372222222222222">
            <text:p>8:56</text:p>
          </table:table-cell>
          <table:table-cell office:value-type="float" office:value="0.554861111111111">
            <text:p>13:19</text:p>
          </table:table-cell>
          <table:table-cell office:value-type="float" office:value="0.663194444444444">
            <text:p>15:55</text:p>
          </table:table-cell>
          <table:table-cell office:value-type="float" office:value="0.7375">
            <text:p>17:42</text:p>
          </table:table-cell>
          <table:table-cell office:value-type="float" office:value="0.8">
            <text:p>19:12</text:p>
          </table:table-cell>
          <table:table-cell/>
          <table:table-cell table:formula="of:=[.G20]-[.F20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67361111111111">
            <text:p>6:25</text:p>
          </table:table-cell>
          <table:table-cell office:value-type="float" office:value="0.288194444444444">
            <text:p>6:55</text:p>
          </table:table-cell>
          <table:table-cell office:value-type="float" office:value="0.371527777777778">
            <text:p>8:55</text:p>
          </table:table-cell>
          <table:table-cell office:value-type="float" office:value="0.554861111111111">
            <text:p>13:19</text:p>
          </table:table-cell>
          <table:table-cell office:value-type="float" office:value="0.664583333333333">
            <text:p>15:57</text:p>
          </table:table-cell>
          <table:table-cell office:value-type="float" office:value="0.738194444444444">
            <text:p>17:43</text:p>
          </table:table-cell>
          <table:table-cell office:value-type="float" office:value="0.800694444444444">
            <text:p>19:13</text:p>
          </table:table-cell>
          <table:table-cell/>
          <table:table-cell table:formula="of:=[.G21]-[.F21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66666666666667">
            <text:p>6:24</text:p>
          </table:table-cell>
          <table:table-cell office:value-type="float" office:value="0.2875">
            <text:p>6:54</text:p>
          </table:table-cell>
          <table:table-cell office:value-type="float" office:value="0.370833333333333">
            <text:p>8:54</text:p>
          </table:table-cell>
          <table:table-cell office:value-type="float" office:value="0.554861111111111">
            <text:p>13:19</text:p>
          </table:table-cell>
          <table:table-cell office:value-type="float" office:value="0.665277777777778">
            <text:p>15:58</text:p>
          </table:table-cell>
          <table:table-cell office:value-type="float" office:value="0.739583333333333">
            <text:p>17:45</text:p>
          </table:table-cell>
          <table:table-cell office:value-type="float" office:value="0.802083333333333">
            <text:p>19:15</text:p>
          </table:table-cell>
          <table:table-cell/>
          <table:table-cell table:formula="of:=[.G22]-[.F22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65972222222222">
            <text:p>6:23</text:p>
          </table:table-cell>
          <table:table-cell office:value-type="float" office:value="0.286805555555556">
            <text:p>6:53</text:p>
          </table:table-cell>
          <table:table-cell office:value-type="float" office:value="0.370138888888889">
            <text:p>8:53</text:p>
          </table:table-cell>
          <table:table-cell office:value-type="float" office:value="0.554861111111111">
            <text:p>13:19</text:p>
          </table:table-cell>
          <table:table-cell office:value-type="float" office:value="0.666666666666667">
            <text:p>16:00</text:p>
          </table:table-cell>
          <table:table-cell office:value-type="float" office:value="0.740972222222222">
            <text:p>17:47</text:p>
          </table:table-cell>
          <table:table-cell office:value-type="float" office:value="0.803472222222222">
            <text:p>19:17</text:p>
          </table:table-cell>
          <table:table-cell/>
          <table:table-cell table:formula="of:=[.G23]-[.F23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65277777777778">
            <text:p>6:22</text:p>
          </table:table-cell>
          <table:table-cell office:value-type="float" office:value="0.286111111111111">
            <text:p>6:52</text:p>
          </table:table-cell>
          <table:table-cell office:value-type="float" office:value="0.369444444444444">
            <text:p>8:52</text:p>
          </table:table-cell>
          <table:table-cell office:value-type="float" office:value="0.555555555555556">
            <text:p>13:20</text:p>
          </table:table-cell>
          <table:table-cell office:value-type="float" office:value="0.667361111111111">
            <text:p>16:01</text:p>
          </table:table-cell>
          <table:table-cell office:value-type="float" office:value="0.741666666666667">
            <text:p>17:48</text:p>
          </table:table-cell>
          <table:table-cell office:value-type="float" office:value="0.804166666666667">
            <text:p>19:18</text:p>
          </table:table-cell>
          <table:table-cell/>
          <table:table-cell table:formula="of:=[.G24]-[.F24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64583333333333">
            <text:p>6:21</text:p>
          </table:table-cell>
          <table:table-cell office:value-type="float" office:value="0.285416666666667">
            <text:p>6:51</text:p>
          </table:table-cell>
          <table:table-cell office:value-type="float" office:value="0.36875">
            <text:p>8:51</text:p>
          </table:table-cell>
          <table:table-cell office:value-type="float" office:value="0.555555555555556">
            <text:p>13:20</text:p>
          </table:table-cell>
          <table:table-cell office:value-type="float" office:value="0.66875">
            <text:p>16:03</text:p>
          </table:table-cell>
          <table:table-cell office:value-type="float" office:value="0.743055555555555">
            <text:p>17:50</text:p>
          </table:table-cell>
          <table:table-cell office:value-type="float" office:value="0.805555555555555">
            <text:p>19:20</text:p>
          </table:table-cell>
          <table:table-cell/>
          <table:table-cell table:formula="of:=[.G25]-[.F25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63194444444444">
            <text:p>6:19</text:p>
          </table:table-cell>
          <table:table-cell office:value-type="float" office:value="0.284027777777778">
            <text:p>6:49</text:p>
          </table:table-cell>
          <table:table-cell office:value-type="float" office:value="0.367361111111111">
            <text:p>8:49</text:p>
          </table:table-cell>
          <table:table-cell office:value-type="float" office:value="0.555555555555556">
            <text:p>13:20</text:p>
          </table:table-cell>
          <table:table-cell office:value-type="float" office:value="0.670138888888889">
            <text:p>16:05</text:p>
          </table:table-cell>
          <table:table-cell office:value-type="float" office:value="0.744444444444445">
            <text:p>17:52</text:p>
          </table:table-cell>
          <table:table-cell office:value-type="float" office:value="0.806944444444444">
            <text:p>19:22</text:p>
          </table:table-cell>
          <table:table-cell/>
          <table:table-cell table:formula="of:=[.G26]-[.F26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625">
            <text:p>6:18</text:p>
          </table:table-cell>
          <table:table-cell office:value-type="float" office:value="0.283333333333333">
            <text:p>6:48</text:p>
          </table:table-cell>
          <table:table-cell office:value-type="float" office:value="0.366666666666667">
            <text:p>8:48</text:p>
          </table:table-cell>
          <table:table-cell office:value-type="float" office:value="0.555555555555556">
            <text:p>13:20</text:p>
          </table:table-cell>
          <table:table-cell office:value-type="float" office:value="0.670833333333333">
            <text:p>16:06</text:p>
          </table:table-cell>
          <table:table-cell office:value-type="float" office:value="0.745138888888889">
            <text:p>17:53</text:p>
          </table:table-cell>
          <table:table-cell office:value-type="float" office:value="0.807638888888889">
            <text:p>19:23</text:p>
          </table:table-cell>
          <table:table-cell/>
          <table:table-cell table:formula="of:=[.G27]-[.F27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61805555555556">
            <text:p>6:17</text:p>
          </table:table-cell>
          <table:table-cell office:value-type="float" office:value="0.282638888888889">
            <text:p>6:47</text:p>
          </table:table-cell>
          <table:table-cell office:value-type="float" office:value="0.365972222222222">
            <text:p>8:47</text:p>
          </table:table-cell>
          <table:table-cell office:value-type="float" office:value="0.55625">
            <text:p>13:21</text:p>
          </table:table-cell>
          <table:table-cell office:value-type="float" office:value="0.672222222222222">
            <text:p>16:08</text:p>
          </table:table-cell>
          <table:table-cell office:value-type="float" office:value="0.746527777777778">
            <text:p>17:55</text:p>
          </table:table-cell>
          <table:table-cell office:value-type="float" office:value="0.809027777777778">
            <text:p>19:25</text:p>
          </table:table-cell>
          <table:table-cell/>
          <table:table-cell table:formula="of:=[.G28]-[.F28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61111111111111">
            <text:p>6:16</text:p>
          </table:table-cell>
          <table:table-cell office:value-type="float" office:value="0.281944444444444">
            <text:p>6:46</text:p>
          </table:table-cell>
          <table:table-cell office:value-type="float" office:value="0.365277777777778">
            <text:p>8:46</text:p>
          </table:table-cell>
          <table:table-cell office:value-type="float" office:value="0.55625">
            <text:p>13:21</text:p>
          </table:table-cell>
          <table:table-cell office:value-type="float" office:value="0.672916666666667">
            <text:p>16:09</text:p>
          </table:table-cell>
          <table:table-cell office:value-type="float" office:value="0.747916666666667">
            <text:p>17:57</text:p>
          </table:table-cell>
          <table:table-cell office:value-type="float" office:value="0.810416666666666">
            <text:p>19:27</text:p>
          </table:table-cell>
          <table:table-cell/>
          <table:table-cell table:formula="of:=[.G29]-[.F29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59722222222222">
            <text:p>6:14</text:p>
          </table:table-cell>
          <table:table-cell office:value-type="float" office:value="0.280555555555556">
            <text:p>6:44</text:p>
          </table:table-cell>
          <table:table-cell office:value-type="float" office:value="0.363888888888889">
            <text:p>8:44</text:p>
          </table:table-cell>
          <table:table-cell office:value-type="float" office:value="0.55625">
            <text:p>13:21</text:p>
          </table:table-cell>
          <table:table-cell office:value-type="float" office:value="0.674305555555556">
            <text:p>16:11</text:p>
          </table:table-cell>
          <table:table-cell office:value-type="float" office:value="0.748611111111111">
            <text:p>17:58</text:p>
          </table:table-cell>
          <table:table-cell office:value-type="float" office:value="0.811111111111111">
            <text:p>19:28</text:p>
          </table:table-cell>
          <table:table-cell/>
          <table:table-cell table:formula="of:=[.G30]-[.F30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59027777777778">
            <text:p>6:13</text:p>
          </table:table-cell>
          <table:table-cell office:value-type="float" office:value="0.279861111111111">
            <text:p>6:43</text:p>
          </table:table-cell>
          <table:table-cell office:value-type="float" office:value="0.363194444444444">
            <text:p>8:43</text:p>
          </table:table-cell>
          <table:table-cell office:value-type="float" office:value="0.55625">
            <text:p>13:21</text:p>
          </table:table-cell>
          <table:table-cell office:value-type="float" office:value="0.675">
            <text:p>16:12</text:p>
          </table:table-cell>
          <table:table-cell office:value-type="float" office:value="0.75">
            <text:p>18:00</text:p>
          </table:table-cell>
          <table:table-cell office:value-type="float" office:value="0.8125">
            <text:p>19:30</text:p>
          </table:table-cell>
          <table:table-cell/>
          <table:table-cell table:formula="of:=[.G31]-[.F31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58333333333333">
            <text:p>6:12</text:p>
          </table:table-cell>
          <table:table-cell office:value-type="float" office:value="0.279166666666667">
            <text:p>6:42</text:p>
          </table:table-cell>
          <table:table-cell office:value-type="float" office:value="0.3625">
            <text:p>8:42</text:p>
          </table:table-cell>
          <table:table-cell office:value-type="float" office:value="0.55625">
            <text:p>13:21</text:p>
          </table:table-cell>
          <table:table-cell office:value-type="float" office:value="0.676388888888889">
            <text:p>16:14</text:p>
          </table:table-cell>
          <table:table-cell office:value-type="float" office:value="0.751388888888889">
            <text:p>18:02</text:p>
          </table:table-cell>
          <table:table-cell office:value-type="float" office:value="0.813888888888889">
            <text:p>19:32</text:p>
          </table:table-cell>
          <table:table-cell/>
          <table:table-cell table:formula="of:=[.G32]-[.F32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56944444444444">
            <text:p>6:10</text:p>
          </table:table-cell>
          <table:table-cell office:value-type="float" office:value="0.277777777777778">
            <text:p>6:40</text:p>
          </table:table-cell>
          <table:table-cell office:value-type="float" office:value="0.361111111111111">
            <text:p>8:40</text:p>
          </table:table-cell>
          <table:table-cell office:value-type="float" office:value="0.55625">
            <text:p>13:21</text:p>
          </table:table-cell>
          <table:table-cell office:value-type="float" office:value="0.677777777777778">
            <text:p>16:16</text:p>
          </table:table-cell>
          <table:table-cell office:value-type="float" office:value="0.752083333333333">
            <text:p>18:03</text:p>
          </table:table-cell>
          <table:table-cell office:value-type="float" office:value="0.814583333333333">
            <text:p>19:33</text:p>
          </table:table-cell>
          <table:table-cell/>
          <table:table-cell table:formula="of:=[.G33]-[.F33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5625">
            <text:p>6:09</text:p>
          </table:table-cell>
          <table:table-cell office:value-type="float" office:value="0.277083333333333">
            <text:p>6:39</text:p>
          </table:table-cell>
          <table:table-cell office:value-type="float" office:value="0.360416666666667">
            <text:p>8:39</text:p>
          </table:table-cell>
          <table:table-cell office:value-type="float" office:value="0.55625">
            <text:p>13:21</text:p>
          </table:table-cell>
          <table:table-cell office:value-type="float" office:value="0.678472222222222">
            <text:p>16:17</text:p>
          </table:table-cell>
          <table:table-cell office:value-type="float" office:value="0.753472222222222">
            <text:p>18:05</text:p>
          </table:table-cell>
          <table:table-cell office:value-type="float" office:value="0.815972222222222">
            <text:p>19:35</text:p>
          </table:table-cell>
          <table:table-cell/>
          <table:table-cell table:formula="of:=[.G34]-[.F34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54861111111111">
            <text:p>6:07</text:p>
          </table:table-cell>
          <table:table-cell office:value-type="float" office:value="0.275694444444444">
            <text:p>6:37</text:p>
          </table:table-cell>
          <table:table-cell office:value-type="float" office:value="0.359027777777778">
            <text:p>8:37</text:p>
          </table:table-cell>
          <table:table-cell office:value-type="float" office:value="0.556944444444445">
            <text:p>13:22</text:p>
          </table:table-cell>
          <table:table-cell office:value-type="float" office:value="0.679861111111111">
            <text:p>16:19</text:p>
          </table:table-cell>
          <table:table-cell office:value-type="float" office:value="0.754861111111111">
            <text:p>18:07</text:p>
          </table:table-cell>
          <table:table-cell office:value-type="float" office:value="0.817361111111111">
            <text:p>19:37</text:p>
          </table:table-cell>
          <table:table-cell/>
          <table:table-cell table:formula="of:=[.G35]-[.F35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54166666666667">
            <text:p>6:06</text:p>
          </table:table-cell>
          <table:table-cell office:value-type="float" office:value="0.275">
            <text:p>6:36</text:p>
          </table:table-cell>
          <table:table-cell office:value-type="float" office:value="0.358333333333333">
            <text:p>8:36</text:p>
          </table:table-cell>
          <table:table-cell office:value-type="float" office:value="0.556944444444445">
            <text:p>13:22</text:p>
          </table:table-cell>
          <table:table-cell office:value-type="float" office:value="0.68125">
            <text:p>16:21</text:p>
          </table:table-cell>
          <table:table-cell office:value-type="float" office:value="0.755555555555556">
            <text:p>18:08</text:p>
          </table:table-cell>
          <table:table-cell office:value-type="float" office:value="0.818055555555556">
            <text:p>19:38</text:p>
          </table:table-cell>
          <table:table-cell/>
          <table:table-cell table:formula="of:=[.G36]-[.F36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52777777777778">
            <text:p>6:04</text:p>
          </table:table-cell>
          <table:table-cell office:value-type="float" office:value="0.273611111111111">
            <text:p>6:34</text:p>
          </table:table-cell>
          <table:table-cell office:value-type="float" office:value="0.356944444444444">
            <text:p>8:34</text:p>
          </table:table-cell>
          <table:table-cell office:value-type="float" office:value="0.556944444444445">
            <text:p>13:22</text:p>
          </table:table-cell>
          <table:table-cell office:value-type="float" office:value="0.681944444444445">
            <text:p>16:22</text:p>
          </table:table-cell>
          <table:table-cell office:value-type="float" office:value="0.756944444444444">
            <text:p>18:10</text:p>
          </table:table-cell>
          <table:table-cell office:value-type="float" office:value="0.819444444444444">
            <text:p>19:40</text:p>
          </table:table-cell>
          <table:table-cell/>
          <table:table-cell table:formula="of:=[.G37]-[.F37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52083333333333">
            <text:p>6:03</text:p>
          </table:table-cell>
          <table:table-cell office:value-type="float" office:value="0.272916666666667">
            <text:p>6:33</text:p>
          </table:table-cell>
          <table:table-cell office:value-type="float" office:value="0.35625">
            <text:p>8:33</text:p>
          </table:table-cell>
          <table:table-cell office:value-type="float" office:value="0.556944444444445">
            <text:p>13:22</text:p>
          </table:table-cell>
          <table:table-cell office:value-type="float" office:value="0.683333333333333">
            <text:p>16:24</text:p>
          </table:table-cell>
          <table:table-cell office:value-type="float" office:value="0.758333333333333">
            <text:p>18:12</text:p>
          </table:table-cell>
          <table:table-cell office:value-type="float" office:value="0.820833333333333">
            <text:p>19:42</text:p>
          </table:table-cell>
          <table:table-cell/>
          <table:table-cell table:formula="of:=[.G38]-[.F38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50694444444444">
            <text:p>6:01</text:p>
          </table:table-cell>
          <table:table-cell office:value-type="float" office:value="0.271527777777778">
            <text:p>6:31</text:p>
          </table:table-cell>
          <table:table-cell office:value-type="float" office:value="0.354861111111111">
            <text:p>8:31</text:p>
          </table:table-cell>
          <table:table-cell office:value-type="float" office:value="0.556944444444445">
            <text:p>13:22</text:p>
          </table:table-cell>
          <table:table-cell office:value-type="float" office:value="0.684027777777778">
            <text:p>16:25</text:p>
          </table:table-cell>
          <table:table-cell office:value-type="float" office:value="0.759722222222222">
            <text:p>18:14</text:p>
          </table:table-cell>
          <table:table-cell office:value-type="float" office:value="0.822222222222222">
            <text:p>19:44</text:p>
          </table:table-cell>
          <table:table-cell/>
          <table:table-cell table:formula="of:=[.G39]-[.F39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49305555555556">
            <text:p>5:59</text:p>
          </table:table-cell>
          <table:table-cell office:value-type="float" office:value="0.270138888888889">
            <text:p>6:29</text:p>
          </table:table-cell>
          <table:table-cell office:value-type="float" office:value="0.353472222222222">
            <text:p>8:29</text:p>
          </table:table-cell>
          <table:table-cell office:value-type="float" office:value="0.556944444444445">
            <text:p>13:22</text:p>
          </table:table-cell>
          <table:table-cell office:value-type="float" office:value="0.685416666666667">
            <text:p>16:27</text:p>
          </table:table-cell>
          <table:table-cell office:value-type="float" office:value="0.760416666666667">
            <text:p>18:15</text:p>
          </table:table-cell>
          <table:table-cell office:value-type="float" office:value="0.822916666666667">
            <text:p>19:45</text:p>
          </table:table-cell>
          <table:table-cell/>
          <table:table-cell table:formula="of:=[.G40]-[.F40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48611111111111">
            <text:p>5:58</text:p>
          </table:table-cell>
          <table:table-cell office:value-type="float" office:value="0.269444444444444">
            <text:p>6:28</text:p>
          </table:table-cell>
          <table:table-cell office:value-type="float" office:value="0.352777777777778">
            <text:p>8:28</text:p>
          </table:table-cell>
          <table:table-cell office:value-type="float" office:value="0.556944444444445">
            <text:p>13:22</text:p>
          </table:table-cell>
          <table:table-cell office:value-type="float" office:value="0.686805555555556">
            <text:p>16:29</text:p>
          </table:table-cell>
          <table:table-cell office:value-type="float" office:value="0.761805555555556">
            <text:p>18:17</text:p>
          </table:table-cell>
          <table:table-cell office:value-type="float" office:value="0.824305555555556">
            <text:p>19:47</text:p>
          </table:table-cell>
          <table:table-cell/>
          <table:table-cell table:formula="of:=[.G41]-[.F41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47222222222222">
            <text:p>5:56</text:p>
          </table:table-cell>
          <table:table-cell office:value-type="float" office:value="0.268055555555556">
            <text:p>6:26</text:p>
          </table:table-cell>
          <table:table-cell office:value-type="float" office:value="0.351388888888889">
            <text:p>8:26</text:p>
          </table:table-cell>
          <table:table-cell office:value-type="float" office:value="0.556944444444445">
            <text:p>13:22</text:p>
          </table:table-cell>
          <table:table-cell office:value-type="float" office:value="0.6875">
            <text:p>16:30</text:p>
          </table:table-cell>
          <table:table-cell office:value-type="float" office:value="0.763194444444444">
            <text:p>18:19</text:p>
          </table:table-cell>
          <table:table-cell office:value-type="float" office:value="0.825694444444444">
            <text:p>19:49</text:p>
          </table:table-cell>
          <table:table-cell/>
          <table:table-cell table:formula="of:=[.G42]-[.F42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45833333333333">
            <text:p>5:54</text:p>
          </table:table-cell>
          <table:table-cell office:value-type="float" office:value="0.266666666666667">
            <text:p>6:24</text:p>
          </table:table-cell>
          <table:table-cell office:value-type="float" office:value="0.35">
            <text:p>8:24</text:p>
          </table:table-cell>
          <table:table-cell office:value-type="float" office:value="0.556944444444445">
            <text:p>13:22</text:p>
          </table:table-cell>
          <table:table-cell office:value-type="float" office:value="0.688888888888889">
            <text:p>16:32</text:p>
          </table:table-cell>
          <table:table-cell office:value-type="float" office:value="0.763888888888889">
            <text:p>18:20</text:p>
          </table:table-cell>
          <table:table-cell office:value-type="float" office:value="0.826388888888889">
            <text:p>19:50</text:p>
          </table:table-cell>
          <table:table-cell/>
          <table:table-cell table:formula="of:=[.G43]-[.F43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45138888888889">
            <text:p>5:53</text:p>
          </table:table-cell>
          <table:table-cell office:value-type="float" office:value="0.265972222222222">
            <text:p>6:23</text:p>
          </table:table-cell>
          <table:table-cell office:value-type="float" office:value="0.349305555555556">
            <text:p>8:23</text:p>
          </table:table-cell>
          <table:table-cell office:value-type="float" office:value="0.556944444444445">
            <text:p>13:22</text:p>
          </table:table-cell>
          <table:table-cell office:value-type="float" office:value="0.689583333333333">
            <text:p>16:33</text:p>
          </table:table-cell>
          <table:table-cell office:value-type="float" office:value="0.765277777777778">
            <text:p>18:22</text:p>
          </table:table-cell>
          <table:table-cell office:value-type="float" office:value="0.827777777777778">
            <text:p>19:52</text:p>
          </table:table-cell>
          <table:table-cell/>
          <table:table-cell table:formula="of:=[.G44]-[.F44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4375">
            <text:p>5:51</text:p>
          </table:table-cell>
          <table:table-cell office:value-type="float" office:value="0.264583333333333">
            <text:p>6:21</text:p>
          </table:table-cell>
          <table:table-cell office:value-type="float" office:value="0.347916666666667">
            <text:p>8:21</text:p>
          </table:table-cell>
          <table:table-cell office:value-type="float" office:value="0.556944444444445">
            <text:p>13:22</text:p>
          </table:table-cell>
          <table:table-cell office:value-type="float" office:value="0.690972222222222">
            <text:p>16:35</text:p>
          </table:table-cell>
          <table:table-cell office:value-type="float" office:value="0.766666666666667">
            <text:p>18:24</text:p>
          </table:table-cell>
          <table:table-cell office:value-type="float" office:value="0.829166666666667">
            <text:p>19:54</text:p>
          </table:table-cell>
          <table:table-cell/>
          <table:table-cell table:formula="of:=[.G45]-[.F45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42361111111111">
            <text:p>5:49</text:p>
          </table:table-cell>
          <table:table-cell office:value-type="float" office:value="0.263194444444444">
            <text:p>6:19</text:p>
          </table:table-cell>
          <table:table-cell office:value-type="float" office:value="0.346527777777778">
            <text:p>8:19</text:p>
          </table:table-cell>
          <table:table-cell office:value-type="float" office:value="0.556944444444445">
            <text:p>13:22</text:p>
          </table:table-cell>
          <table:table-cell office:value-type="float" office:value="0.692361111111111">
            <text:p>16:37</text:p>
          </table:table-cell>
          <table:table-cell office:value-type="float" office:value="0.768055555555556">
            <text:p>18:26</text:p>
          </table:table-cell>
          <table:table-cell office:value-type="float" office:value="0.830555555555556">
            <text:p>19:56</text:p>
          </table:table-cell>
          <table:table-cell/>
          <table:table-cell table:formula="of:=[.G46]-[.F46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40972222222222">
            <text:p>5:47</text:p>
          </table:table-cell>
          <table:table-cell office:value-type="float" office:value="0.261805555555556">
            <text:p>6:17</text:p>
          </table:table-cell>
          <table:table-cell office:value-type="float" office:value="0.345138888888889">
            <text:p>8:17</text:p>
          </table:table-cell>
          <table:table-cell office:value-type="float" office:value="0.556944444444445">
            <text:p>13:22</text:p>
          </table:table-cell>
          <table:table-cell office:value-type="float" office:value="0.693055555555556">
            <text:p>16:38</text:p>
          </table:table-cell>
          <table:table-cell office:value-type="float" office:value="0.76875">
            <text:p>18:27</text:p>
          </table:table-cell>
          <table:table-cell office:value-type="float" office:value="0.83125">
            <text:p>19:57</text:p>
          </table:table-cell>
          <table:table-cell/>
          <table:table-cell table:formula="of:=[.G47]-[.F47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39583333333333">
            <text:p>5:45</text:p>
          </table:table-cell>
          <table:table-cell office:value-type="float" office:value="0.260416666666667">
            <text:p>6:15</text:p>
          </table:table-cell>
          <table:table-cell office:value-type="float" office:value="0.34375">
            <text:p>8:15</text:p>
          </table:table-cell>
          <table:table-cell office:value-type="float" office:value="0.556944444444445">
            <text:p>13:22</text:p>
          </table:table-cell>
          <table:table-cell office:value-type="float" office:value="0.694444444444444">
            <text:p>16:40</text:p>
          </table:table-cell>
          <table:table-cell office:value-type="float" office:value="0.770138888888889">
            <text:p>18:29</text:p>
          </table:table-cell>
          <table:table-cell office:value-type="float" office:value="0.832638888888889">
            <text:p>19:59</text:p>
          </table:table-cell>
          <table:table-cell/>
          <table:table-cell table:formula="of:=[.G48]-[.F48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38888888888889">
            <text:p>5:44</text:p>
          </table:table-cell>
          <table:table-cell office:value-type="float" office:value="0.259722222222222">
            <text:p>6:14</text:p>
          </table:table-cell>
          <table:table-cell office:value-type="float" office:value="0.343055555555555">
            <text:p>8:14</text:p>
          </table:table-cell>
          <table:table-cell office:value-type="float" office:value="0.556944444444445">
            <text:p>13:22</text:p>
          </table:table-cell>
          <table:table-cell office:value-type="float" office:value="0.695138888888889">
            <text:p>16:41</text:p>
          </table:table-cell>
          <table:table-cell office:value-type="float" office:value="0.771527777777778">
            <text:p>18:31</text:p>
          </table:table-cell>
          <table:table-cell office:value-type="float" office:value="0.834027777777778">
            <text:p>20:01</text:p>
          </table:table-cell>
          <table:table-cell/>
          <table:table-cell table:formula="of:=[.G49]-[.F49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375">
            <text:p>5:42</text:p>
          </table:table-cell>
          <table:table-cell office:value-type="float" office:value="0.258333333333333">
            <text:p>6:12</text:p>
          </table:table-cell>
          <table:table-cell office:value-type="float" office:value="0.341666666666667">
            <text:p>8:12</text:p>
          </table:table-cell>
          <table:table-cell office:value-type="float" office:value="0.556944444444445">
            <text:p>13:22</text:p>
          </table:table-cell>
          <table:table-cell office:value-type="float" office:value="0.696527777777778">
            <text:p>16:43</text:p>
          </table:table-cell>
          <table:table-cell office:value-type="float" office:value="0.772222222222222">
            <text:p>18:32</text:p>
          </table:table-cell>
          <table:table-cell office:value-type="float" office:value="0.834722222222222">
            <text:p>20:02</text:p>
          </table:table-cell>
          <table:table-cell/>
          <table:table-cell table:formula="of:=[.G50]-[.F50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36111111111111">
            <text:p>5:40</text:p>
          </table:table-cell>
          <table:table-cell office:value-type="float" office:value="0.256944444444444">
            <text:p>6:10</text:p>
          </table:table-cell>
          <table:table-cell office:value-type="float" office:value="0.340277777777778">
            <text:p>8:10</text:p>
          </table:table-cell>
          <table:table-cell office:value-type="float" office:value="0.55625">
            <text:p>13:21</text:p>
          </table:table-cell>
          <table:table-cell office:value-type="float" office:value="0.697222222222222">
            <text:p>16:44</text:p>
          </table:table-cell>
          <table:table-cell office:value-type="float" office:value="0.773611111111111">
            <text:p>18:34</text:p>
          </table:table-cell>
          <table:table-cell office:value-type="float" office:value="0.836111111111111">
            <text:p>20:04</text:p>
          </table:table-cell>
          <table:table-cell/>
          <table:table-cell table:formula="of:=[.G51]-[.F51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34722222222222">
            <text:p>5:38</text:p>
          </table:table-cell>
          <table:table-cell office:value-type="float" office:value="0.255555555555556">
            <text:p>6:08</text:p>
          </table:table-cell>
          <table:table-cell office:value-type="float" office:value="0.338888888888889">
            <text:p>8:08</text:p>
          </table:table-cell>
          <table:table-cell office:value-type="float" office:value="0.55625">
            <text:p>13:21</text:p>
          </table:table-cell>
          <table:table-cell office:value-type="float" office:value="0.698611111111111">
            <text:p>16:46</text:p>
          </table:table-cell>
          <table:table-cell office:value-type="float" office:value="0.775">
            <text:p>18:36</text:p>
          </table:table-cell>
          <table:table-cell office:value-type="float" office:value="0.8375">
            <text:p>20:06</text:p>
          </table:table-cell>
          <table:table-cell/>
          <table:table-cell table:formula="of:=[.G52]-[.F52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33333333333333">
            <text:p>5:36</text:p>
          </table:table-cell>
          <table:table-cell office:value-type="float" office:value="0.254166666666667">
            <text:p>6:06</text:p>
          </table:table-cell>
          <table:table-cell office:value-type="float" office:value="0.3375">
            <text:p>8:06</text:p>
          </table:table-cell>
          <table:table-cell office:value-type="float" office:value="0.55625">
            <text:p>13:21</text:p>
          </table:table-cell>
          <table:table-cell office:value-type="float" office:value="0.7">
            <text:p>16:48</text:p>
          </table:table-cell>
          <table:table-cell office:value-type="float" office:value="0.775694444444445">
            <text:p>18:37</text:p>
          </table:table-cell>
          <table:table-cell office:value-type="float" office:value="0.838194444444444">
            <text:p>20:07</text:p>
          </table:table-cell>
          <table:table-cell/>
          <table:table-cell table:formula="of:=[.G53]-[.F53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31944444444444">
            <text:p>5:34</text:p>
          </table:table-cell>
          <table:table-cell office:value-type="float" office:value="0.252777777777778">
            <text:p>6:04</text:p>
          </table:table-cell>
          <table:table-cell office:value-type="float" office:value="0.336111111111111">
            <text:p>8:04</text:p>
          </table:table-cell>
          <table:table-cell office:value-type="float" office:value="0.55625">
            <text:p>13:21</text:p>
          </table:table-cell>
          <table:table-cell office:value-type="float" office:value="0.700694444444444">
            <text:p>16:49</text:p>
          </table:table-cell>
          <table:table-cell office:value-type="float" office:value="0.777083333333333">
            <text:p>18:39</text:p>
          </table:table-cell>
          <table:table-cell office:value-type="float" office:value="0.839583333333333">
            <text:p>20:09</text:p>
          </table:table-cell>
          <table:table-cell/>
          <table:table-cell table:formula="of:=[.G54]-[.F54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30555555555556">
            <text:p>5:32</text:p>
          </table:table-cell>
          <table:table-cell office:value-type="float" office:value="0.251388888888889">
            <text:p>6:02</text:p>
          </table:table-cell>
          <table:table-cell office:value-type="float" office:value="0.334722222222222">
            <text:p>8:02</text:p>
          </table:table-cell>
          <table:table-cell office:value-type="float" office:value="0.55625">
            <text:p>13:21</text:p>
          </table:table-cell>
          <table:table-cell office:value-type="float" office:value="0.702083333333333">
            <text:p>16:51</text:p>
          </table:table-cell>
          <table:table-cell office:value-type="float" office:value="0.778472222222222">
            <text:p>18:41</text:p>
          </table:table-cell>
          <table:table-cell office:value-type="float" office:value="0.840972222222222">
            <text:p>20:11</text:p>
          </table:table-cell>
          <table:table-cell/>
          <table:table-cell table:formula="of:=[.G55]-[.F55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29166666666667">
            <text:p>5:30</text:p>
          </table:table-cell>
          <table:table-cell office:value-type="float" office:value="0.25">
            <text:p>6:00</text:p>
          </table:table-cell>
          <table:table-cell office:value-type="float" office:value="0.333333333333333">
            <text:p>8:00</text:p>
          </table:table-cell>
          <table:table-cell office:value-type="float" office:value="0.55625">
            <text:p>13:21</text:p>
          </table:table-cell>
          <table:table-cell office:value-type="float" office:value="0.702777777777778">
            <text:p>16:52</text:p>
          </table:table-cell>
          <table:table-cell office:value-type="float" office:value="0.779166666666667">
            <text:p>18:42</text:p>
          </table:table-cell>
          <table:table-cell office:value-type="float" office:value="0.841666666666667">
            <text:p>20:12</text:p>
          </table:table-cell>
          <table:table-cell/>
          <table:table-cell table:formula="of:=[.G56]-[.F56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27777777777778">
            <text:p>5:28</text:p>
          </table:table-cell>
          <table:table-cell office:value-type="float" office:value="0.248611111111111">
            <text:p>5:58</text:p>
          </table:table-cell>
          <table:table-cell office:value-type="float" office:value="0.331944444444444">
            <text:p>7:58</text:p>
          </table:table-cell>
          <table:table-cell office:value-type="float" office:value="0.55625">
            <text:p>13:21</text:p>
          </table:table-cell>
          <table:table-cell office:value-type="float" office:value="0.704166666666667">
            <text:p>16:54</text:p>
          </table:table-cell>
          <table:table-cell office:value-type="float" office:value="0.780555555555556">
            <text:p>18:44</text:p>
          </table:table-cell>
          <table:table-cell office:value-type="float" office:value="0.843055555555556">
            <text:p>20:14</text:p>
          </table:table-cell>
          <table:table-cell/>
          <table:table-cell table:formula="of:=[.G57]-[.F57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26388888888889">
            <text:p>5:26</text:p>
          </table:table-cell>
          <table:table-cell office:value-type="float" office:value="0.247222222222222">
            <text:p>5:56</text:p>
          </table:table-cell>
          <table:table-cell office:value-type="float" office:value="0.330555555555556">
            <text:p>7:56</text:p>
          </table:table-cell>
          <table:table-cell office:value-type="float" office:value="0.555555555555556">
            <text:p>13:20</text:p>
          </table:table-cell>
          <table:table-cell office:value-type="float" office:value="0.704861111111111">
            <text:p>16:55</text:p>
          </table:table-cell>
          <table:table-cell office:value-type="float" office:value="0.781944444444445">
            <text:p>18:46</text:p>
          </table:table-cell>
          <table:table-cell office:value-type="float" office:value="0.844444444444444">
            <text:p>20:16</text:p>
          </table:table-cell>
          <table:table-cell/>
          <table:table-cell table:formula="of:=[.G58]-[.F58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25">
            <text:p>5:24</text:p>
          </table:table-cell>
          <table:table-cell office:value-type="float" office:value="0.245833333333333">
            <text:p>5:54</text:p>
          </table:table-cell>
          <table:table-cell office:value-type="float" office:value="0.329166666666667">
            <text:p>7:54</text:p>
          </table:table-cell>
          <table:table-cell office:value-type="float" office:value="0.555555555555556">
            <text:p>13:20</text:p>
          </table:table-cell>
          <table:table-cell office:value-type="float" office:value="0.705555555555556">
            <text:p>16:56</text:p>
          </table:table-cell>
          <table:table-cell office:value-type="float" office:value="0.782638888888889">
            <text:p>18:47</text:p>
          </table:table-cell>
          <table:table-cell office:value-type="float" office:value="0.845138888888889">
            <text:p>20:17</text:p>
          </table:table-cell>
          <table:table-cell/>
          <table:table-cell table:formula="of:=[.G59]-[.F59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23611111111111">
            <text:p>5:22</text:p>
          </table:table-cell>
          <table:table-cell office:value-type="float" office:value="0.244444444444444">
            <text:p>5:52</text:p>
          </table:table-cell>
          <table:table-cell office:value-type="float" office:value="0.327777777777778">
            <text:p>7:52</text:p>
          </table:table-cell>
          <table:table-cell office:value-type="float" office:value="0.555555555555556">
            <text:p>13:20</text:p>
          </table:table-cell>
          <table:table-cell office:value-type="float" office:value="0.706944444444444">
            <text:p>16:58</text:p>
          </table:table-cell>
          <table:table-cell office:value-type="float" office:value="0.784027777777778">
            <text:p>18:49</text:p>
          </table:table-cell>
          <table:table-cell office:value-type="float" office:value="0.846527777777778">
            <text:p>20:19</text:p>
          </table:table-cell>
          <table:table-cell/>
          <table:table-cell table:formula="of:=[.G60]-[.F60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22222222222222">
            <text:p>5:20</text:p>
          </table:table-cell>
          <table:table-cell office:value-type="float" office:value="0.243055555555556">
            <text:p>5:50</text:p>
          </table:table-cell>
          <table:table-cell office:value-type="float" office:value="0.326388888888889">
            <text:p>7:50</text:p>
          </table:table-cell>
          <table:table-cell office:value-type="float" office:value="0.555555555555556">
            <text:p>13:20</text:p>
          </table:table-cell>
          <table:table-cell office:value-type="float" office:value="0.707638888888889">
            <text:p>16:59</text:p>
          </table:table-cell>
          <table:table-cell office:value-type="float" office:value="0.785416666666667">
            <text:p>18:51</text:p>
          </table:table-cell>
          <table:table-cell office:value-type="float" office:value="0.847916666666667">
            <text:p>20:21</text:p>
          </table:table-cell>
          <table:table-cell/>
          <table:table-cell table:formula="of:=[.G61]-[.F61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20833333333333">
            <text:p>5:18</text:p>
          </table:table-cell>
          <table:table-cell office:value-type="float" office:value="0.241666666666667">
            <text:p>5:48</text:p>
          </table:table-cell>
          <table:table-cell office:value-type="float" office:value="0.325">
            <text:p>7:48</text:p>
          </table:table-cell>
          <table:table-cell office:value-type="float" office:value="0.555555555555556">
            <text:p>13:20</text:p>
          </table:table-cell>
          <table:table-cell office:value-type="float" office:value="0.709027777777778">
            <text:p>17:01</text:p>
          </table:table-cell>
          <table:table-cell office:value-type="float" office:value="0.786111111111111">
            <text:p>18:52</text:p>
          </table:table-cell>
          <table:table-cell office:value-type="float" office:value="0.848611111111111">
            <text:p>20:22</text:p>
          </table:table-cell>
          <table:table-cell/>
          <table:table-cell table:formula="of:=[.G62]-[.F62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19444444444444">
            <text:p>5:16</text:p>
          </table:table-cell>
          <table:table-cell office:value-type="float" office:value="0.240277777777778">
            <text:p>5:46</text:p>
          </table:table-cell>
          <table:table-cell office:value-type="float" office:value="0.323611111111111">
            <text:p>7:46</text:p>
          </table:table-cell>
          <table:table-cell office:value-type="float" office:value="0.554861111111111">
            <text:p>13:19</text:p>
          </table:table-cell>
          <table:table-cell office:value-type="float" office:value="0.709722222222222">
            <text:p>17:02</text:p>
          </table:table-cell>
          <table:table-cell office:value-type="float" office:value="0.7875">
            <text:p>18:54</text:p>
          </table:table-cell>
          <table:table-cell office:value-type="float" office:value="0.85">
            <text:p>20:24</text:p>
          </table:table-cell>
          <table:table-cell/>
          <table:table-cell table:formula="of:=[.G63]-[.F63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18055555555556">
            <text:p>5:14</text:p>
          </table:table-cell>
          <table:table-cell office:value-type="float" office:value="0.238888888888889">
            <text:p>5:44</text:p>
          </table:table-cell>
          <table:table-cell office:value-type="float" office:value="0.322222222222222">
            <text:p>7:44</text:p>
          </table:table-cell>
          <table:table-cell office:value-type="float" office:value="0.554861111111111">
            <text:p>13:19</text:p>
          </table:table-cell>
          <table:table-cell office:value-type="float" office:value="0.711111111111111">
            <text:p>17:04</text:p>
          </table:table-cell>
          <table:table-cell office:value-type="float" office:value="0.788888888888889">
            <text:p>18:56</text:p>
          </table:table-cell>
          <table:table-cell office:value-type="float" office:value="0.851388888888889">
            <text:p>20:26</text:p>
          </table:table-cell>
          <table:table-cell/>
          <table:table-cell table:formula="of:=[.G64]-[.F64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16666666666667">
            <text:p>5:12</text:p>
          </table:table-cell>
          <table:table-cell office:value-type="float" office:value="0.2375">
            <text:p>5:42</text:p>
          </table:table-cell>
          <table:table-cell office:value-type="float" office:value="0.320833333333333">
            <text:p>7:42</text:p>
          </table:table-cell>
          <table:table-cell office:value-type="float" office:value="0.554861111111111">
            <text:p>13:19</text:p>
          </table:table-cell>
          <table:table-cell office:value-type="float" office:value="0.711805555555555">
            <text:p>17:05</text:p>
          </table:table-cell>
          <table:table-cell office:value-type="float" office:value="0.789583333333333">
            <text:p>18:57</text:p>
          </table:table-cell>
          <table:table-cell office:value-type="float" office:value="0.852083333333333">
            <text:p>20:27</text:p>
          </table:table-cell>
          <table:table-cell/>
          <table:table-cell table:formula="of:=[.G65]-[.F65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15277777777778">
            <text:p>5:10</text:p>
          </table:table-cell>
          <table:table-cell office:value-type="float" office:value="0.236111111111111">
            <text:p>5:40</text:p>
          </table:table-cell>
          <table:table-cell office:value-type="float" office:value="0.319444444444444">
            <text:p>7:40</text:p>
          </table:table-cell>
          <table:table-cell office:value-type="float" office:value="0.554861111111111">
            <text:p>13:19</text:p>
          </table:table-cell>
          <table:table-cell office:value-type="float" office:value="0.7125">
            <text:p>17:06</text:p>
          </table:table-cell>
          <table:table-cell office:value-type="float" office:value="0.790972222222222">
            <text:p>18:59</text:p>
          </table:table-cell>
          <table:table-cell office:value-type="float" office:value="0.853472222222222">
            <text:p>20:29</text:p>
          </table:table-cell>
          <table:table-cell/>
          <table:table-cell table:formula="of:=[.G66]-[.F66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13888888888889">
            <text:p>5:08</text:p>
          </table:table-cell>
          <table:table-cell office:value-type="float" office:value="0.234722222222222">
            <text:p>5:38</text:p>
          </table:table-cell>
          <table:table-cell office:value-type="float" office:value="0.318055555555556">
            <text:p>7:38</text:p>
          </table:table-cell>
          <table:table-cell office:value-type="float" office:value="0.554861111111111">
            <text:p>13:19</text:p>
          </table:table-cell>
          <table:table-cell office:value-type="float" office:value="0.713888888888889">
            <text:p>17:08</text:p>
          </table:table-cell>
          <table:table-cell office:value-type="float" office:value="0.791666666666667">
            <text:p>19:00</text:p>
          </table:table-cell>
          <table:table-cell office:value-type="float" office:value="0.854166666666667">
            <text:p>20:30</text:p>
          </table:table-cell>
          <table:table-cell/>
          <table:table-cell table:formula="of:=[.G67]-[.F67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11805555555556">
            <text:p>5:05</text:p>
          </table:table-cell>
          <table:table-cell office:value-type="float" office:value="0.232638888888889">
            <text:p>5:35</text:p>
          </table:table-cell>
          <table:table-cell office:value-type="float" office:value="0.315972222222222">
            <text:p>7:35</text:p>
          </table:table-cell>
          <table:table-cell office:value-type="float" office:value="0.554166666666667">
            <text:p>13:18</text:p>
          </table:table-cell>
          <table:table-cell office:value-type="float" office:value="0.714583333333333">
            <text:p>17:09</text:p>
          </table:table-cell>
          <table:table-cell office:value-type="float" office:value="0.793055555555556">
            <text:p>19:02</text:p>
          </table:table-cell>
          <table:table-cell office:value-type="float" office:value="0.855555555555556">
            <text:p>20:32</text:p>
          </table:table-cell>
          <table:table-cell/>
          <table:table-cell table:formula="of:=[.G68]-[.F68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10416666666667">
            <text:p>5:03</text:p>
          </table:table-cell>
          <table:table-cell office:value-type="float" office:value="0.23125">
            <text:p>5:33</text:p>
          </table:table-cell>
          <table:table-cell office:value-type="float" office:value="0.314583333333333">
            <text:p>7:33</text:p>
          </table:table-cell>
          <table:table-cell office:value-type="float" office:value="0.554166666666667">
            <text:p>13:18</text:p>
          </table:table-cell>
          <table:table-cell office:value-type="float" office:value="0.715972222222222">
            <text:p>17:11</text:p>
          </table:table-cell>
          <table:table-cell office:value-type="float" office:value="0.794444444444444">
            <text:p>19:04</text:p>
          </table:table-cell>
          <table:table-cell office:value-type="float" office:value="0.856944444444444">
            <text:p>20:34</text:p>
          </table:table-cell>
          <table:table-cell/>
          <table:table-cell table:formula="of:=[.G69]-[.F69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09027777777778">
            <text:p>5:01</text:p>
          </table:table-cell>
          <table:table-cell office:value-type="float" office:value="0.229861111111111">
            <text:p>5:31</text:p>
          </table:table-cell>
          <table:table-cell office:value-type="float" office:value="0.313194444444444">
            <text:p>7:31</text:p>
          </table:table-cell>
          <table:table-cell office:value-type="float" office:value="0.554166666666667">
            <text:p>13:18</text:p>
          </table:table-cell>
          <table:table-cell office:value-type="float" office:value="0.716666666666667">
            <text:p>17:12</text:p>
          </table:table-cell>
          <table:table-cell office:value-type="float" office:value="0.795138888888889">
            <text:p>19:05</text:p>
          </table:table-cell>
          <table:table-cell office:value-type="float" office:value="0.857638888888889">
            <text:p>20:35</text:p>
          </table:table-cell>
          <table:table-cell/>
          <table:table-cell table:formula="of:=[.G70]-[.F70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07638888888889">
            <text:p>4:59</text:p>
          </table:table-cell>
          <table:table-cell office:value-type="float" office:value="0.228472222222222">
            <text:p>5:29</text:p>
          </table:table-cell>
          <table:table-cell office:value-type="float" office:value="0.311805555555556">
            <text:p>7:29</text:p>
          </table:table-cell>
          <table:table-cell office:value-type="float" office:value="0.554166666666667">
            <text:p>13:18</text:p>
          </table:table-cell>
          <table:table-cell office:value-type="float" office:value="0.717361111111111">
            <text:p>17:13</text:p>
          </table:table-cell>
          <table:table-cell office:value-type="float" office:value="0.796527777777778">
            <text:p>19:07</text:p>
          </table:table-cell>
          <table:table-cell office:value-type="float" office:value="0.859027777777778">
            <text:p>20:37</text:p>
          </table:table-cell>
          <table:table-cell/>
          <table:table-cell table:formula="of:=[.G71]-[.F71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0625">
            <text:p>4:57</text:p>
          </table:table-cell>
          <table:table-cell office:value-type="float" office:value="0.227083333333333">
            <text:p>5:27</text:p>
          </table:table-cell>
          <table:table-cell office:value-type="float" office:value="0.310416666666667">
            <text:p>7:27</text:p>
          </table:table-cell>
          <table:table-cell office:value-type="float" office:value="0.553472222222222">
            <text:p>13:17</text:p>
          </table:table-cell>
          <table:table-cell office:value-type="float" office:value="0.71875">
            <text:p>17:15</text:p>
          </table:table-cell>
          <table:table-cell office:value-type="float" office:value="0.797916666666667">
            <text:p>19:09</text:p>
          </table:table-cell>
          <table:table-cell office:value-type="float" office:value="0.860416666666667">
            <text:p>20:39</text:p>
          </table:table-cell>
          <table:table-cell/>
          <table:table-cell table:formula="of:=[.G72]-[.F72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04861111111111">
            <text:p>4:55</text:p>
          </table:table-cell>
          <table:table-cell office:value-type="float" office:value="0.225694444444444">
            <text:p>5:25</text:p>
          </table:table-cell>
          <table:table-cell office:value-type="float" office:value="0.309027777777778">
            <text:p>7:25</text:p>
          </table:table-cell>
          <table:table-cell office:value-type="float" office:value="0.553472222222222">
            <text:p>13:17</text:p>
          </table:table-cell>
          <table:table-cell office:value-type="float" office:value="0.719444444444445">
            <text:p>17:16</text:p>
          </table:table-cell>
          <table:table-cell office:value-type="float" office:value="0.798611111111111">
            <text:p>19:10</text:p>
          </table:table-cell>
          <table:table-cell office:value-type="float" office:value="0.861111111111111">
            <text:p>20:40</text:p>
          </table:table-cell>
          <table:table-cell/>
          <table:table-cell table:formula="of:=[.G73]-[.F73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03472222222222">
            <text:p>4:53</text:p>
          </table:table-cell>
          <table:table-cell office:value-type="float" office:value="0.224305555555556">
            <text:p>5:23</text:p>
          </table:table-cell>
          <table:table-cell office:value-type="float" office:value="0.307638888888889">
            <text:p>7:23</text:p>
          </table:table-cell>
          <table:table-cell office:value-type="float" office:value="0.553472222222222">
            <text:p>13:17</text:p>
          </table:table-cell>
          <table:table-cell office:value-type="float" office:value="0.720138888888889">
            <text:p>17:17</text:p>
          </table:table-cell>
          <table:table-cell office:value-type="float" office:value="0.8">
            <text:p>19:12</text:p>
          </table:table-cell>
          <table:table-cell office:value-type="float" office:value="0.8625">
            <text:p>20:42</text:p>
          </table:table-cell>
          <table:table-cell/>
          <table:table-cell table:formula="of:=[.G74]-[.F74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02083333333333">
            <text:p>4:51</text:p>
          </table:table-cell>
          <table:table-cell office:value-type="float" office:value="0.222916666666667">
            <text:p>5:21</text:p>
          </table:table-cell>
          <table:table-cell office:value-type="float" office:value="0.30625">
            <text:p>7:21</text:p>
          </table:table-cell>
          <table:table-cell office:value-type="float" office:value="0.552777777777778">
            <text:p>13:16</text:p>
          </table:table-cell>
          <table:table-cell office:value-type="float" office:value="0.721527777777778">
            <text:p>17:19</text:p>
          </table:table-cell>
          <table:table-cell office:value-type="float" office:value="0.800694444444444">
            <text:p>19:13</text:p>
          </table:table-cell>
          <table:table-cell office:value-type="float" office:value="0.863194444444444">
            <text:p>20:43</text:p>
          </table:table-cell>
          <table:table-cell/>
          <table:table-cell table:formula="of:=[.G75]-[.F75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">
            <text:p>4:48</text:p>
          </table:table-cell>
          <table:table-cell office:value-type="float" office:value="0.220833333333333">
            <text:p>5:18</text:p>
          </table:table-cell>
          <table:table-cell office:value-type="float" office:value="0.304166666666667">
            <text:p>7:18</text:p>
          </table:table-cell>
          <table:table-cell office:value-type="float" office:value="0.552777777777778">
            <text:p>13:16</text:p>
          </table:table-cell>
          <table:table-cell office:value-type="float" office:value="0.722222222222222">
            <text:p>17:20</text:p>
          </table:table-cell>
          <table:table-cell office:value-type="float" office:value="0.802083333333333">
            <text:p>19:15</text:p>
          </table:table-cell>
          <table:table-cell office:value-type="float" office:value="0.864583333333333">
            <text:p>20:45</text:p>
          </table:table-cell>
          <table:table-cell/>
          <table:table-cell table:formula="of:=[.G76]-[.F76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198611111111111">
            <text:p>4:46</text:p>
          </table:table-cell>
          <table:table-cell office:value-type="float" office:value="0.219444444444444">
            <text:p>5:16</text:p>
          </table:table-cell>
          <table:table-cell office:value-type="float" office:value="0.302777777777778">
            <text:p>7:16</text:p>
          </table:table-cell>
          <table:table-cell office:value-type="float" office:value="0.552777777777778">
            <text:p>13:16</text:p>
          </table:table-cell>
          <table:table-cell office:value-type="float" office:value="0.722916666666667">
            <text:p>17:21</text:p>
          </table:table-cell>
          <table:table-cell office:value-type="float" office:value="0.802777777777778">
            <text:p>19:16</text:p>
          </table:table-cell>
          <table:table-cell office:value-type="float" office:value="0.865277777777778">
            <text:p>20:46</text:p>
          </table:table-cell>
          <table:table-cell/>
          <table:table-cell table:formula="of:=[.G77]-[.F77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197222222222222">
            <text:p>4:44</text:p>
          </table:table-cell>
          <table:table-cell office:value-type="float" office:value="0.218055555555556">
            <text:p>5:14</text:p>
          </table:table-cell>
          <table:table-cell office:value-type="float" office:value="0.301388888888889">
            <text:p>7:14</text:p>
          </table:table-cell>
          <table:table-cell office:value-type="float" office:value="0.552777777777778">
            <text:p>13:16</text:p>
          </table:table-cell>
          <table:table-cell office:value-type="float" office:value="0.723611111111111">
            <text:p>17:22</text:p>
          </table:table-cell>
          <table:table-cell office:value-type="float" office:value="0.804166666666667">
            <text:p>19:18</text:p>
          </table:table-cell>
          <table:table-cell office:value-type="float" office:value="0.866666666666667">
            <text:p>20:48</text:p>
          </table:table-cell>
          <table:table-cell/>
          <table:table-cell table:formula="of:=[.G78]-[.F78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195833333333333">
            <text:p>4:42</text:p>
          </table:table-cell>
          <table:table-cell office:value-type="float" office:value="0.216666666666667">
            <text:p>5:12</text:p>
          </table:table-cell>
          <table:table-cell office:value-type="float" office:value="0.3">
            <text:p>7:12</text:p>
          </table:table-cell>
          <table:table-cell office:value-type="float" office:value="0.552083333333333">
            <text:p>13:15</text:p>
          </table:table-cell>
          <table:table-cell office:value-type="float" office:value="0.725">
            <text:p>17:24</text:p>
          </table:table-cell>
          <table:table-cell office:value-type="float" office:value="0.805555555555555">
            <text:p>19:20</text:p>
          </table:table-cell>
          <table:table-cell office:value-type="float" office:value="0.871527777777778">
            <text:p>20:55</text:p>
          </table:table-cell>
          <table:table-cell/>
          <table:table-cell table:formula="of:=[.G79]-[.F79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94444444444444">
            <text:p>4:40</text:p>
          </table:table-cell>
          <table:table-cell office:value-type="float" office:value="0.215277777777778">
            <text:p>5:10</text:p>
          </table:table-cell>
          <table:table-cell office:value-type="float" office:value="0.298611111111111">
            <text:p>7:10</text:p>
          </table:table-cell>
          <table:table-cell office:value-type="float" office:value="0.552083333333333">
            <text:p>13:15</text:p>
          </table:table-cell>
          <table:table-cell office:value-type="float" office:value="0.725694444444444">
            <text:p>17:25</text:p>
          </table:table-cell>
          <table:table-cell office:value-type="float" office:value="0.80625">
            <text:p>19:21</text:p>
          </table:table-cell>
          <table:table-cell office:value-type="float" office:value="0.872222222222222">
            <text:p>20:56</text:p>
          </table:table-cell>
          <table:table-cell/>
          <table:table-cell table:formula="of:=[.G80]-[.F80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93055555555556">
            <text:p>4:38</text:p>
          </table:table-cell>
          <table:table-cell office:value-type="float" office:value="0.213888888888889">
            <text:p>5:08</text:p>
          </table:table-cell>
          <table:table-cell office:value-type="float" office:value="0.297222222222222">
            <text:p>7:08</text:p>
          </table:table-cell>
          <table:table-cell office:value-type="float" office:value="0.552083333333333">
            <text:p>13:15</text:p>
          </table:table-cell>
          <table:table-cell office:value-type="float" office:value="0.726388888888889">
            <text:p>17:26</text:p>
          </table:table-cell>
          <table:table-cell office:value-type="float" office:value="0.807638888888889">
            <text:p>19:23</text:p>
          </table:table-cell>
          <table:table-cell office:value-type="float" office:value="0.873611111111111">
            <text:p>20:58</text:p>
          </table:table-cell>
          <table:table-cell/>
          <table:table-cell table:formula="of:=[.G81]-[.F81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90972222222222">
            <text:p>4:35</text:p>
          </table:table-cell>
          <table:table-cell office:value-type="float" office:value="0.211805555555556">
            <text:p>5:05</text:p>
          </table:table-cell>
          <table:table-cell office:value-type="float" office:value="0.295138888888889">
            <text:p>7:05</text:p>
          </table:table-cell>
          <table:table-cell office:value-type="float" office:value="0.551388888888889">
            <text:p>13:14</text:p>
          </table:table-cell>
          <table:table-cell office:value-type="float" office:value="0.727083333333333">
            <text:p>17:27</text:p>
          </table:table-cell>
          <table:table-cell office:value-type="float" office:value="0.808333333333333">
            <text:p>19:24</text:p>
          </table:table-cell>
          <table:table-cell office:value-type="float" office:value="0.874305555555556">
            <text:p>20:59</text:p>
          </table:table-cell>
          <table:table-cell/>
          <table:table-cell table:formula="of:=[.G82]-[.F82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89583333333333">
            <text:p>4:33</text:p>
          </table:table-cell>
          <table:table-cell office:value-type="float" office:value="0.210416666666667">
            <text:p>5:03</text:p>
          </table:table-cell>
          <table:table-cell office:value-type="float" office:value="0.29375">
            <text:p>7:03</text:p>
          </table:table-cell>
          <table:table-cell office:value-type="float" office:value="0.551388888888889">
            <text:p>13:14</text:p>
          </table:table-cell>
          <table:table-cell office:value-type="float" office:value="0.728472222222222">
            <text:p>17:29</text:p>
          </table:table-cell>
          <table:table-cell office:value-type="float" office:value="0.809722222222222">
            <text:p>19:26</text:p>
          </table:table-cell>
          <table:table-cell office:value-type="float" office:value="0.875694444444444">
            <text:p>21:01</text:p>
          </table:table-cell>
          <table:table-cell/>
          <table:table-cell table:formula="of:=[.G83]-[.F83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88194444444444">
            <text:p>4:31</text:p>
          </table:table-cell>
          <table:table-cell office:value-type="float" office:value="0.209027777777778">
            <text:p>5:01</text:p>
          </table:table-cell>
          <table:table-cell office:value-type="float" office:value="0.292361111111111">
            <text:p>7:01</text:p>
          </table:table-cell>
          <table:table-cell office:value-type="float" office:value="0.551388888888889">
            <text:p>13:14</text:p>
          </table:table-cell>
          <table:table-cell office:value-type="float" office:value="0.729166666666667">
            <text:p>17:30</text:p>
          </table:table-cell>
          <table:table-cell office:value-type="float" office:value="0.810416666666666">
            <text:p>19:27</text:p>
          </table:table-cell>
          <table:table-cell office:value-type="float" office:value="0.876388888888889">
            <text:p>21:02</text:p>
          </table:table-cell>
          <table:table-cell/>
          <table:table-cell table:formula="of:=[.G84]-[.F84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86805555555556">
            <text:p>4:29</text:p>
          </table:table-cell>
          <table:table-cell office:value-type="float" office:value="0.207638888888889">
            <text:p>4:59</text:p>
          </table:table-cell>
          <table:table-cell office:value-type="float" office:value="0.290972222222222">
            <text:p>6:59</text:p>
          </table:table-cell>
          <table:table-cell office:value-type="float" office:value="0.550694444444444">
            <text:p>13:13</text:p>
          </table:table-cell>
          <table:table-cell office:value-type="float" office:value="0.729861111111111">
            <text:p>17:31</text:p>
          </table:table-cell>
          <table:table-cell office:value-type="float" office:value="0.811805555555556">
            <text:p>19:29</text:p>
          </table:table-cell>
          <table:table-cell office:value-type="float" office:value="0.877777777777778">
            <text:p>21:04</text:p>
          </table:table-cell>
          <table:table-cell/>
          <table:table-cell table:formula="of:=[.G85]-[.F85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85416666666667">
            <text:p>4:27</text:p>
          </table:table-cell>
          <table:table-cell office:value-type="float" office:value="0.20625">
            <text:p>4:57</text:p>
          </table:table-cell>
          <table:table-cell office:value-type="float" office:value="0.289583333333333">
            <text:p>6:57</text:p>
          </table:table-cell>
          <table:table-cell office:value-type="float" office:value="0.550694444444444">
            <text:p>13:13</text:p>
          </table:table-cell>
          <table:table-cell office:value-type="float" office:value="0.730555555555556">
            <text:p>17:32</text:p>
          </table:table-cell>
          <table:table-cell office:value-type="float" office:value="0.813194444444444">
            <text:p>19:31</text:p>
          </table:table-cell>
          <table:table-cell office:value-type="float" office:value="0.879166666666667">
            <text:p>21:06</text:p>
          </table:table-cell>
          <table:table-cell/>
          <table:table-cell table:formula="of:=[.G86]-[.F86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84027777777778">
            <text:p>4:25</text:p>
          </table:table-cell>
          <table:table-cell office:value-type="float" office:value="0.204861111111111">
            <text:p>4:55</text:p>
          </table:table-cell>
          <table:table-cell office:value-type="float" office:value="0.288194444444444">
            <text:p>6:55</text:p>
          </table:table-cell>
          <table:table-cell office:value-type="float" office:value="0.550694444444444">
            <text:p>13:13</text:p>
          </table:table-cell>
          <table:table-cell office:value-type="float" office:value="0.73125">
            <text:p>17:33</text:p>
          </table:table-cell>
          <table:table-cell office:value-type="float" office:value="0.813888888888889">
            <text:p>19:32</text:p>
          </table:table-cell>
          <table:table-cell office:value-type="float" office:value="0.879861111111111">
            <text:p>21:07</text:p>
          </table:table-cell>
          <table:table-cell/>
          <table:table-cell table:formula="of:=[.G87]-[.F87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81944444444444">
            <text:p>4:22</text:p>
          </table:table-cell>
          <table:table-cell office:value-type="float" office:value="0.202777777777778">
            <text:p>4:52</text:p>
          </table:table-cell>
          <table:table-cell office:value-type="float" office:value="0.286111111111111">
            <text:p>6:52</text:p>
          </table:table-cell>
          <table:table-cell office:value-type="float" office:value="0.550694444444444">
            <text:p>13:13</text:p>
          </table:table-cell>
          <table:table-cell office:value-type="float" office:value="0.732638888888889">
            <text:p>17:35</text:p>
          </table:table-cell>
          <table:table-cell office:value-type="float" office:value="0.815277777777778">
            <text:p>19:34</text:p>
          </table:table-cell>
          <table:table-cell office:value-type="float" office:value="0.88125">
            <text:p>21:09</text:p>
          </table:table-cell>
          <table:table-cell/>
          <table:table-cell table:formula="of:=[.G88]-[.F88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80555555555556">
            <text:p>4:20</text:p>
          </table:table-cell>
          <table:table-cell office:value-type="float" office:value="0.201388888888889">
            <text:p>4:50</text:p>
          </table:table-cell>
          <table:table-cell office:value-type="float" office:value="0.284722222222222">
            <text:p>6:50</text:p>
          </table:table-cell>
          <table:table-cell office:value-type="float" office:value="0.55">
            <text:p>13:12</text:p>
          </table:table-cell>
          <table:table-cell office:value-type="float" office:value="0.733333333333334">
            <text:p>17:36</text:p>
          </table:table-cell>
          <table:table-cell office:value-type="float" office:value="0.815972222222222">
            <text:p>19:35</text:p>
          </table:table-cell>
          <table:table-cell office:value-type="float" office:value="0.881944444444444">
            <text:p>21:10</text:p>
          </table:table-cell>
          <table:table-cell/>
          <table:table-cell table:formula="of:=[.G89]-[.F89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79166666666667">
            <text:p>4:18</text:p>
          </table:table-cell>
          <table:table-cell office:value-type="float" office:value="0.2">
            <text:p>4:48</text:p>
          </table:table-cell>
          <table:table-cell office:value-type="float" office:value="0.283333333333333">
            <text:p>6:48</text:p>
          </table:table-cell>
          <table:table-cell office:value-type="float" office:value="0.55">
            <text:p>13:12</text:p>
          </table:table-cell>
          <table:table-cell office:value-type="float" office:value="0.734027777777778">
            <text:p>17:37</text:p>
          </table:table-cell>
          <table:table-cell office:value-type="float" office:value="0.817361111111111">
            <text:p>19:37</text:p>
          </table:table-cell>
          <table:table-cell office:value-type="float" office:value="0.883333333333333">
            <text:p>21:12</text:p>
          </table:table-cell>
          <table:table-cell/>
          <table:table-cell table:formula="of:=[.G90]-[.F90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77777777777778">
            <text:p>4:16</text:p>
          </table:table-cell>
          <table:table-cell office:value-type="float" office:value="0.198611111111111">
            <text:p>4:46</text:p>
          </table:table-cell>
          <table:table-cell office:value-type="float" office:value="0.281944444444444">
            <text:p>6:46</text:p>
          </table:table-cell>
          <table:table-cell office:value-type="float" office:value="0.55">
            <text:p>13:12</text:p>
          </table:table-cell>
          <table:table-cell office:value-type="float" office:value="0.734722222222222">
            <text:p>17:38</text:p>
          </table:table-cell>
          <table:table-cell office:value-type="float" office:value="0.818055555555556">
            <text:p>19:38</text:p>
          </table:table-cell>
          <table:table-cell office:value-type="float" office:value="0.884027777777778">
            <text:p>21:13</text:p>
          </table:table-cell>
          <table:table-cell/>
          <table:table-cell table:formula="of:=[.G91]-[.F91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76388888888889">
            <text:p>4:14</text:p>
          </table:table-cell>
          <table:table-cell office:value-type="float" office:value="0.197222222222222">
            <text:p>4:44</text:p>
          </table:table-cell>
          <table:table-cell office:value-type="float" office:value="0.280555555555556">
            <text:p>6:44</text:p>
          </table:table-cell>
          <table:table-cell office:value-type="float" office:value="0.549305555555556">
            <text:p>13:11</text:p>
          </table:table-cell>
          <table:table-cell office:value-type="float" office:value="0.735416666666667">
            <text:p>17:39</text:p>
          </table:table-cell>
          <table:table-cell office:value-type="float" office:value="0.819444444444444">
            <text:p>19:40</text:p>
          </table:table-cell>
          <table:table-cell office:value-type="float" office:value="0.885416666666667">
            <text:p>21:15</text:p>
          </table:table-cell>
          <table:table-cell/>
          <table:table-cell table:formula="of:=[.G92]-[.F92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75">
            <text:p>4:12</text:p>
          </table:table-cell>
          <table:table-cell office:value-type="float" office:value="0.195833333333333">
            <text:p>4:42</text:p>
          </table:table-cell>
          <table:table-cell office:value-type="float" office:value="0.279166666666667">
            <text:p>6:42</text:p>
          </table:table-cell>
          <table:table-cell office:value-type="float" office:value="0.549305555555556">
            <text:p>13:11</text:p>
          </table:table-cell>
          <table:table-cell office:value-type="float" office:value="0.736111111111111">
            <text:p>17:40</text:p>
          </table:table-cell>
          <table:table-cell office:value-type="float" office:value="0.820833333333333">
            <text:p>19:42</text:p>
          </table:table-cell>
          <table:table-cell office:value-type="float" office:value="0.886805555555556">
            <text:p>21:17</text:p>
          </table:table-cell>
          <table:table-cell/>
          <table:table-cell table:formula="of:=[.G93]-[.F93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72916666666667">
            <text:p>4:09</text:p>
          </table:table-cell>
          <table:table-cell office:value-type="float" office:value="0.19375">
            <text:p>4:39</text:p>
          </table:table-cell>
          <table:table-cell office:value-type="float" office:value="0.277083333333333">
            <text:p>6:39</text:p>
          </table:table-cell>
          <table:table-cell office:value-type="float" office:value="0.549305555555556">
            <text:p>13:11</text:p>
          </table:table-cell>
          <table:table-cell office:value-type="float" office:value="0.736805555555556">
            <text:p>17:41</text:p>
          </table:table-cell>
          <table:table-cell office:value-type="float" office:value="0.821527777777778">
            <text:p>19:43</text:p>
          </table:table-cell>
          <table:table-cell office:value-type="float" office:value="0.8875">
            <text:p>21:18</text:p>
          </table:table-cell>
          <table:table-cell/>
          <table:table-cell table:formula="of:=[.G94]-[.F94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71527777777778">
            <text:p>4:07</text:p>
          </table:table-cell>
          <table:table-cell office:value-type="float" office:value="0.192361111111111">
            <text:p>4:37</text:p>
          </table:table-cell>
          <table:table-cell office:value-type="float" office:value="0.275694444444444">
            <text:p>6:37</text:p>
          </table:table-cell>
          <table:table-cell office:value-type="float" office:value="0.549305555555556">
            <text:p>13:11</text:p>
          </table:table-cell>
          <table:table-cell office:value-type="float" office:value="0.738194444444444">
            <text:p>17:43</text:p>
          </table:table-cell>
          <table:table-cell office:value-type="float" office:value="0.822916666666667">
            <text:p>19:45</text:p>
          </table:table-cell>
          <table:table-cell office:value-type="float" office:value="0.888888888888889">
            <text:p>21:20</text:p>
          </table:table-cell>
          <table:table-cell/>
          <table:table-cell table:formula="of:=[.G95]-[.F95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70138888888889">
            <text:p>4:05</text:p>
          </table:table-cell>
          <table:table-cell office:value-type="float" office:value="0.190972222222222">
            <text:p>4:35</text:p>
          </table:table-cell>
          <table:table-cell office:value-type="float" office:value="0.274305555555555">
            <text:p>6:35</text:p>
          </table:table-cell>
          <table:table-cell office:value-type="float" office:value="0.548611111111111">
            <text:p>13:10</text:p>
          </table:table-cell>
          <table:table-cell office:value-type="float" office:value="0.738888888888889">
            <text:p>17:44</text:p>
          </table:table-cell>
          <table:table-cell office:value-type="float" office:value="0.823611111111111">
            <text:p>19:46</text:p>
          </table:table-cell>
          <table:table-cell office:value-type="float" office:value="0.889583333333333">
            <text:p>21:21</text:p>
          </table:table-cell>
          <table:table-cell/>
          <table:table-cell table:formula="of:=[.G96]-[.F96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6875">
            <text:p>4:03</text:p>
          </table:table-cell>
          <table:table-cell office:value-type="float" office:value="0.189583333333333">
            <text:p>4:33</text:p>
          </table:table-cell>
          <table:table-cell office:value-type="float" office:value="0.272916666666667">
            <text:p>6:33</text:p>
          </table:table-cell>
          <table:table-cell office:value-type="float" office:value="0.548611111111111">
            <text:p>13:10</text:p>
          </table:table-cell>
          <table:table-cell office:value-type="float" office:value="0.739583333333333">
            <text:p>17:45</text:p>
          </table:table-cell>
          <table:table-cell office:value-type="float" office:value="0.825">
            <text:p>19:48</text:p>
          </table:table-cell>
          <table:table-cell office:value-type="float" office:value="0.890972222222222">
            <text:p>21:23</text:p>
          </table:table-cell>
          <table:table-cell/>
          <table:table-cell table:formula="of:=[.G97]-[.F97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67361111111111">
            <text:p>4:01</text:p>
          </table:table-cell>
          <table:table-cell office:value-type="float" office:value="0.188194444444444">
            <text:p>4:31</text:p>
          </table:table-cell>
          <table:table-cell office:value-type="float" office:value="0.271527777777778">
            <text:p>6:31</text:p>
          </table:table-cell>
          <table:table-cell office:value-type="float" office:value="0.548611111111111">
            <text:p>13:10</text:p>
          </table:table-cell>
          <table:table-cell office:value-type="float" office:value="0.740277777777778">
            <text:p>17:46</text:p>
          </table:table-cell>
          <table:table-cell office:value-type="float" office:value="0.825694444444444">
            <text:p>19:49</text:p>
          </table:table-cell>
          <table:table-cell office:value-type="float" office:value="0.891666666666667">
            <text:p>21:24</text:p>
          </table:table-cell>
          <table:table-cell/>
          <table:table-cell table:formula="of:=[.G98]-[.F98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65972222222222">
            <text:p>3:59</text:p>
          </table:table-cell>
          <table:table-cell office:value-type="float" office:value="0.186805555555556">
            <text:p>4:29</text:p>
          </table:table-cell>
          <table:table-cell office:value-type="float" office:value="0.270138888888889">
            <text:p>6:29</text:p>
          </table:table-cell>
          <table:table-cell office:value-type="float" office:value="0.547916666666667">
            <text:p>13:09</text:p>
          </table:table-cell>
          <table:table-cell office:value-type="float" office:value="0.740972222222222">
            <text:p>17:47</text:p>
          </table:table-cell>
          <table:table-cell office:value-type="float" office:value="0.827083333333333">
            <text:p>19:51</text:p>
          </table:table-cell>
          <table:table-cell office:value-type="float" office:value="0.893055555555556">
            <text:p>21:26</text:p>
          </table:table-cell>
          <table:table-cell/>
          <table:table-cell table:formula="of:=[.G99]-[.F99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64583333333333">
            <text:p>3:57</text:p>
          </table:table-cell>
          <table:table-cell office:value-type="float" office:value="0.185416666666667">
            <text:p>4:27</text:p>
          </table:table-cell>
          <table:table-cell office:value-type="float" office:value="0.26875">
            <text:p>6:27</text:p>
          </table:table-cell>
          <table:table-cell office:value-type="float" office:value="0.547916666666667">
            <text:p>13:09</text:p>
          </table:table-cell>
          <table:table-cell office:value-type="float" office:value="0.741666666666667">
            <text:p>17:48</text:p>
          </table:table-cell>
          <table:table-cell office:value-type="float" office:value="0.827777777777778">
            <text:p>19:52</text:p>
          </table:table-cell>
          <table:table-cell office:value-type="float" office:value="0.89375">
            <text:p>21:27</text:p>
          </table:table-cell>
          <table:table-cell/>
          <table:table-cell table:formula="of:=[.G100]-[.F100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63194444444444">
            <text:p>3:55</text:p>
          </table:table-cell>
          <table:table-cell office:value-type="float" office:value="0.184027777777778">
            <text:p>4:25</text:p>
          </table:table-cell>
          <table:table-cell office:value-type="float" office:value="0.267361111111111">
            <text:p>6:25</text:p>
          </table:table-cell>
          <table:table-cell office:value-type="float" office:value="0.547916666666667">
            <text:p>13:09</text:p>
          </table:table-cell>
          <table:table-cell office:value-type="float" office:value="0.742361111111111">
            <text:p>17:49</text:p>
          </table:table-cell>
          <table:table-cell office:value-type="float" office:value="0.829166666666667">
            <text:p>19:54</text:p>
          </table:table-cell>
          <table:table-cell office:value-type="float" office:value="0.895138888888889">
            <text:p>21:29</text:p>
          </table:table-cell>
          <table:table-cell/>
          <table:table-cell table:formula="of:=[.G101]-[.F101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61805555555556">
            <text:p>3:53</text:p>
          </table:table-cell>
          <table:table-cell office:value-type="float" office:value="0.182638888888889">
            <text:p>4:23</text:p>
          </table:table-cell>
          <table:table-cell office:value-type="float" office:value="0.265972222222222">
            <text:p>6:23</text:p>
          </table:table-cell>
          <table:table-cell office:value-type="float" office:value="0.547916666666667">
            <text:p>13:09</text:p>
          </table:table-cell>
          <table:table-cell office:value-type="float" office:value="0.743055555555555">
            <text:p>17:50</text:p>
          </table:table-cell>
          <table:table-cell office:value-type="float" office:value="0.830555555555556">
            <text:p>19:56</text:p>
          </table:table-cell>
          <table:table-cell office:value-type="float" office:value="0.896527777777778">
            <text:p>21:31</text:p>
          </table:table-cell>
          <table:table-cell/>
          <table:table-cell table:formula="of:=[.G102]-[.F102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59722222222222">
            <text:p>3:50</text:p>
          </table:table-cell>
          <table:table-cell office:value-type="float" office:value="0.180555555555556">
            <text:p>4:20</text:p>
          </table:table-cell>
          <table:table-cell office:value-type="float" office:value="0.263888888888889">
            <text:p>6:20</text:p>
          </table:table-cell>
          <table:table-cell office:value-type="float" office:value="0.547222222222222">
            <text:p>13:08</text:p>
          </table:table-cell>
          <table:table-cell office:value-type="float" office:value="0.74375">
            <text:p>17:51</text:p>
          </table:table-cell>
          <table:table-cell office:value-type="float" office:value="0.83125">
            <text:p>19:57</text:p>
          </table:table-cell>
          <table:table-cell office:value-type="float" office:value="0.897222222222222">
            <text:p>21:32</text:p>
          </table:table-cell>
          <table:table-cell/>
          <table:table-cell table:formula="of:=[.G103]-[.F103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58333333333333">
            <text:p>3:48</text:p>
          </table:table-cell>
          <table:table-cell office:value-type="float" office:value="0.179166666666667">
            <text:p>4:18</text:p>
          </table:table-cell>
          <table:table-cell office:value-type="float" office:value="0.2625">
            <text:p>6:18</text:p>
          </table:table-cell>
          <table:table-cell office:value-type="float" office:value="0.547222222222222">
            <text:p>13:08</text:p>
          </table:table-cell>
          <table:table-cell office:value-type="float" office:value="0.744444444444445">
            <text:p>17:52</text:p>
          </table:table-cell>
          <table:table-cell office:value-type="float" office:value="0.832638888888889">
            <text:p>19:59</text:p>
          </table:table-cell>
          <table:table-cell office:value-type="float" office:value="0.898611111111111">
            <text:p>21:34</text:p>
          </table:table-cell>
          <table:table-cell/>
          <table:table-cell table:formula="of:=[.G104]-[.F104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56944444444444">
            <text:p>3:46</text:p>
          </table:table-cell>
          <table:table-cell office:value-type="float" office:value="0.177777777777778">
            <text:p>4:16</text:p>
          </table:table-cell>
          <table:table-cell office:value-type="float" office:value="0.261111111111111">
            <text:p>6:16</text:p>
          </table:table-cell>
          <table:table-cell office:value-type="float" office:value="0.547222222222222">
            <text:p>13:08</text:p>
          </table:table-cell>
          <table:table-cell office:value-type="float" office:value="0.745138888888889">
            <text:p>17:53</text:p>
          </table:table-cell>
          <table:table-cell office:value-type="float" office:value="0.833333333333333">
            <text:p>20:00</text:p>
          </table:table-cell>
          <table:table-cell office:value-type="float" office:value="0.899305555555555">
            <text:p>21:35</text:p>
          </table:table-cell>
          <table:table-cell/>
          <table:table-cell table:formula="of:=[.G105]-[.F105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55555555555556">
            <text:p>3:44</text:p>
          </table:table-cell>
          <table:table-cell office:value-type="float" office:value="0.176388888888889">
            <text:p>4:14</text:p>
          </table:table-cell>
          <table:table-cell office:value-type="float" office:value="0.259722222222222">
            <text:p>6:14</text:p>
          </table:table-cell>
          <table:table-cell office:value-type="float" office:value="0.547222222222222">
            <text:p>13:08</text:p>
          </table:table-cell>
          <table:table-cell office:value-type="float" office:value="0.745833333333333">
            <text:p>17:54</text:p>
          </table:table-cell>
          <table:table-cell office:value-type="float" office:value="0.834722222222222">
            <text:p>20:02</text:p>
          </table:table-cell>
          <table:table-cell office:value-type="float" office:value="0.900694444444444">
            <text:p>21:37</text:p>
          </table:table-cell>
          <table:table-cell/>
          <table:table-cell table:formula="of:=[.G106]-[.F106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54166666666667">
            <text:p>3:42</text:p>
          </table:table-cell>
          <table:table-cell office:value-type="float" office:value="0.175">
            <text:p>4:12</text:p>
          </table:table-cell>
          <table:table-cell office:value-type="float" office:value="0.258333333333333">
            <text:p>6:12</text:p>
          </table:table-cell>
          <table:table-cell office:value-type="float" office:value="0.546527777777778">
            <text:p>13:07</text:p>
          </table:table-cell>
          <table:table-cell office:value-type="float" office:value="0.746527777777778">
            <text:p>17:55</text:p>
          </table:table-cell>
          <table:table-cell office:value-type="float" office:value="0.835416666666667">
            <text:p>20:03</text:p>
          </table:table-cell>
          <table:table-cell office:value-type="float" office:value="0.901388888888889">
            <text:p>21:38</text:p>
          </table:table-cell>
          <table:table-cell/>
          <table:table-cell table:formula="of:=[.G107]-[.F107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52777777777778">
            <text:p>3:40</text:p>
          </table:table-cell>
          <table:table-cell office:value-type="float" office:value="0.173611111111111">
            <text:p>4:10</text:p>
          </table:table-cell>
          <table:table-cell office:value-type="float" office:value="0.256944444444444">
            <text:p>6:10</text:p>
          </table:table-cell>
          <table:table-cell office:value-type="float" office:value="0.546527777777778">
            <text:p>13:07</text:p>
          </table:table-cell>
          <table:table-cell office:value-type="float" office:value="0.747222222222222">
            <text:p>17:56</text:p>
          </table:table-cell>
          <table:table-cell office:value-type="float" office:value="0.836805555555555">
            <text:p>20:05</text:p>
          </table:table-cell>
          <table:table-cell office:value-type="float" office:value="0.902777777777778">
            <text:p>21:40</text:p>
          </table:table-cell>
          <table:table-cell/>
          <table:table-cell table:formula="of:=[.G108]-[.F108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51388888888889">
            <text:p>3:38</text:p>
          </table:table-cell>
          <table:table-cell office:value-type="float" office:value="0.172222222222222">
            <text:p>4:08</text:p>
          </table:table-cell>
          <table:table-cell office:value-type="float" office:value="0.255555555555556">
            <text:p>6:08</text:p>
          </table:table-cell>
          <table:table-cell office:value-type="float" office:value="0.546527777777778">
            <text:p>13:07</text:p>
          </table:table-cell>
          <table:table-cell office:value-type="float" office:value="0.747916666666667">
            <text:p>17:57</text:p>
          </table:table-cell>
          <table:table-cell office:value-type="float" office:value="0.8375">
            <text:p>20:06</text:p>
          </table:table-cell>
          <table:table-cell office:value-type="float" office:value="0.903472222222222">
            <text:p>21:41</text:p>
          </table:table-cell>
          <table:table-cell/>
          <table:table-cell table:formula="of:=[.G109]-[.F109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5">
            <text:p>3:36</text:p>
          </table:table-cell>
          <table:table-cell office:value-type="float" office:value="0.170833333333333">
            <text:p>4:06</text:p>
          </table:table-cell>
          <table:table-cell office:value-type="float" office:value="0.254166666666667">
            <text:p>6:06</text:p>
          </table:table-cell>
          <table:table-cell office:value-type="float" office:value="0.546527777777778">
            <text:p>13:07</text:p>
          </table:table-cell>
          <table:table-cell office:value-type="float" office:value="0.748611111111111">
            <text:p>17:58</text:p>
          </table:table-cell>
          <table:table-cell office:value-type="float" office:value="0.838888888888889">
            <text:p>20:08</text:p>
          </table:table-cell>
          <table:table-cell office:value-type="float" office:value="0.904861111111111">
            <text:p>21:43</text:p>
          </table:table-cell>
          <table:table-cell/>
          <table:table-cell table:formula="of:=[.G110]-[.F110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48611111111111">
            <text:p>3:34</text:p>
          </table:table-cell>
          <table:table-cell office:value-type="float" office:value="0.169444444444444">
            <text:p>4:04</text:p>
          </table:table-cell>
          <table:table-cell office:value-type="float" office:value="0.252777777777778">
            <text:p>6:04</text:p>
          </table:table-cell>
          <table:table-cell office:value-type="float" office:value="0.545833333333333">
            <text:p>13:06</text:p>
          </table:table-cell>
          <table:table-cell office:value-type="float" office:value="0.749305555555556">
            <text:p>17:59</text:p>
          </table:table-cell>
          <table:table-cell office:value-type="float" office:value="0.839583333333333">
            <text:p>20:09</text:p>
          </table:table-cell>
          <table:table-cell office:value-type="float" office:value="0.905555555555556">
            <text:p>21:44</text:p>
          </table:table-cell>
          <table:table-cell/>
          <table:table-cell table:formula="of:=[.G111]-[.F111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47222222222222">
            <text:p>3:32</text:p>
          </table:table-cell>
          <table:table-cell office:value-type="float" office:value="0.168055555555556">
            <text:p>4:02</text:p>
          </table:table-cell>
          <table:table-cell office:value-type="float" office:value="0.251388888888889">
            <text:p>6:02</text:p>
          </table:table-cell>
          <table:table-cell office:value-type="float" office:value="0.545833333333333">
            <text:p>13:06</text:p>
          </table:table-cell>
          <table:table-cell office:value-type="float" office:value="0.75">
            <text:p>18:00</text:p>
          </table:table-cell>
          <table:table-cell office:value-type="float" office:value="0.840972222222222">
            <text:p>20:11</text:p>
          </table:table-cell>
          <table:table-cell office:value-type="float" office:value="0.906944444444444">
            <text:p>21:46</text:p>
          </table:table-cell>
          <table:table-cell/>
          <table:table-cell table:formula="of:=[.G112]-[.F112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45833333333333">
            <text:p>3:30</text:p>
          </table:table-cell>
          <table:table-cell office:value-type="float" office:value="0.166666666666667">
            <text:p>4:00</text:p>
          </table:table-cell>
          <table:table-cell office:value-type="float" office:value="0.25">
            <text:p>6:00</text:p>
          </table:table-cell>
          <table:table-cell office:value-type="float" office:value="0.545833333333333">
            <text:p>13:06</text:p>
          </table:table-cell>
          <table:table-cell office:value-type="float" office:value="0.750694444444445">
            <text:p>18:01</text:p>
          </table:table-cell>
          <table:table-cell office:value-type="float" office:value="0.842361111111111">
            <text:p>20:13</text:p>
          </table:table-cell>
          <table:table-cell office:value-type="float" office:value="0.908333333333333">
            <text:p>21:48</text:p>
          </table:table-cell>
          <table:table-cell/>
          <table:table-cell table:formula="of:=[.G113]-[.F113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45138888888889">
            <text:p>3:29</text:p>
          </table:table-cell>
          <table:table-cell office:value-type="float" office:value="0.165972222222222">
            <text:p>3:59</text:p>
          </table:table-cell>
          <table:table-cell office:value-type="float" office:value="0.249305555555556">
            <text:p>5:59</text:p>
          </table:table-cell>
          <table:table-cell office:value-type="float" office:value="0.545833333333333">
            <text:p>13:06</text:p>
          </table:table-cell>
          <table:table-cell office:value-type="float" office:value="0.751388888888889">
            <text:p>18:02</text:p>
          </table:table-cell>
          <table:table-cell office:value-type="float" office:value="0.843055555555556">
            <text:p>20:14</text:p>
          </table:table-cell>
          <table:table-cell office:value-type="float" office:value="0.909027777777778">
            <text:p>21:49</text:p>
          </table:table-cell>
          <table:table-cell/>
          <table:table-cell table:formula="of:=[.G114]-[.F114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4375">
            <text:p>3:27</text:p>
          </table:table-cell>
          <table:table-cell office:value-type="float" office:value="0.164583333333333">
            <text:p>3:57</text:p>
          </table:table-cell>
          <table:table-cell office:value-type="float" office:value="0.247916666666667">
            <text:p>5:57</text:p>
          </table:table-cell>
          <table:table-cell office:value-type="float" office:value="0.545833333333333">
            <text:p>13:06</text:p>
          </table:table-cell>
          <table:table-cell office:value-type="float" office:value="0.752083333333333">
            <text:p>18:03</text:p>
          </table:table-cell>
          <table:table-cell office:value-type="float" office:value="0.844444444444444">
            <text:p>20:16</text:p>
          </table:table-cell>
          <table:table-cell office:value-type="float" office:value="0.910416666666667">
            <text:p>21:51</text:p>
          </table:table-cell>
          <table:table-cell/>
          <table:table-cell table:formula="of:=[.G115]-[.F115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42361111111111">
            <text:p>3:25</text:p>
          </table:table-cell>
          <table:table-cell office:value-type="float" office:value="0.163194444444444">
            <text:p>3:55</text:p>
          </table:table-cell>
          <table:table-cell office:value-type="float" office:value="0.246527777777778">
            <text:p>5:55</text:p>
          </table:table-cell>
          <table:table-cell office:value-type="float" office:value="0.545833333333333">
            <text:p>13:06</text:p>
          </table:table-cell>
          <table:table-cell office:value-type="float" office:value="0.752777777777778">
            <text:p>18:04</text:p>
          </table:table-cell>
          <table:table-cell office:value-type="float" office:value="0.845138888888889">
            <text:p>20:17</text:p>
          </table:table-cell>
          <table:table-cell office:value-type="float" office:value="0.911111111111111">
            <text:p>21:52</text:p>
          </table:table-cell>
          <table:table-cell/>
          <table:table-cell table:formula="of:=[.G116]-[.F116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40972222222222">
            <text:p>3:23</text:p>
          </table:table-cell>
          <table:table-cell office:value-type="float" office:value="0.161805555555556">
            <text:p>3:53</text:p>
          </table:table-cell>
          <table:table-cell office:value-type="float" office:value="0.245138888888889">
            <text:p>5:53</text:p>
          </table:table-cell>
          <table:table-cell office:value-type="float" office:value="0.545138888888889">
            <text:p>13:05</text:p>
          </table:table-cell>
          <table:table-cell office:value-type="float" office:value="0.753472222222222">
            <text:p>18:05</text:p>
          </table:table-cell>
          <table:table-cell office:value-type="float" office:value="0.846527777777778">
            <text:p>20:19</text:p>
          </table:table-cell>
          <table:table-cell office:value-type="float" office:value="0.9125">
            <text:p>21:54</text:p>
          </table:table-cell>
          <table:table-cell/>
          <table:table-cell table:formula="of:=[.G117]-[.F117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39583333333333">
            <text:p>3:21</text:p>
          </table:table-cell>
          <table:table-cell office:value-type="float" office:value="0.160416666666667">
            <text:p>3:51</text:p>
          </table:table-cell>
          <table:table-cell office:value-type="float" office:value="0.24375">
            <text:p>5:51</text:p>
          </table:table-cell>
          <table:table-cell office:value-type="float" office:value="0.545138888888889">
            <text:p>13:05</text:p>
          </table:table-cell>
          <table:table-cell office:value-type="float" office:value="0.754166666666667">
            <text:p>18:06</text:p>
          </table:table-cell>
          <table:table-cell office:value-type="float" office:value="0.847222222222222">
            <text:p>20:20</text:p>
          </table:table-cell>
          <table:table-cell office:value-type="float" office:value="0.913194444444444">
            <text:p>21:55</text:p>
          </table:table-cell>
          <table:table-cell/>
          <table:table-cell table:formula="of:=[.G118]-[.F118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38194444444444">
            <text:p>3:19</text:p>
          </table:table-cell>
          <table:table-cell office:value-type="float" office:value="0.159027777777778">
            <text:p>3:49</text:p>
          </table:table-cell>
          <table:table-cell office:value-type="float" office:value="0.242361111111111">
            <text:p>5:49</text:p>
          </table:table-cell>
          <table:table-cell office:value-type="float" office:value="0.545138888888889">
            <text:p>13:05</text:p>
          </table:table-cell>
          <table:table-cell office:value-type="float" office:value="0.754861111111111">
            <text:p>18:07</text:p>
          </table:table-cell>
          <table:table-cell office:value-type="float" office:value="0.848611111111111">
            <text:p>20:22</text:p>
          </table:table-cell>
          <table:table-cell office:value-type="float" office:value="0.914583333333333">
            <text:p>21:57</text:p>
          </table:table-cell>
          <table:table-cell/>
          <table:table-cell table:formula="of:=[.G119]-[.F119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36805555555556">
            <text:p>3:17</text:p>
          </table:table-cell>
          <table:table-cell office:value-type="float" office:value="0.157638888888889">
            <text:p>3:47</text:p>
          </table:table-cell>
          <table:table-cell office:value-type="float" office:value="0.240972222222222">
            <text:p>5:47</text:p>
          </table:table-cell>
          <table:table-cell office:value-type="float" office:value="0.545138888888889">
            <text:p>13:05</text:p>
          </table:table-cell>
          <table:table-cell office:value-type="float" office:value="0.755555555555556">
            <text:p>18:08</text:p>
          </table:table-cell>
          <table:table-cell office:value-type="float" office:value="0.849305555555556">
            <text:p>20:23</text:p>
          </table:table-cell>
          <table:table-cell office:value-type="float" office:value="0.915277777777778">
            <text:p>21:58</text:p>
          </table:table-cell>
          <table:table-cell/>
          <table:table-cell table:formula="of:=[.G120]-[.F120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36111111111111">
            <text:p>3:16</text:p>
          </table:table-cell>
          <table:table-cell office:value-type="float" office:value="0.156944444444444">
            <text:p>3:46</text:p>
          </table:table-cell>
          <table:table-cell office:value-type="float" office:value="0.240277777777778">
            <text:p>5:46</text:p>
          </table:table-cell>
          <table:table-cell office:value-type="float" office:value="0.545138888888889">
            <text:p>13:05</text:p>
          </table:table-cell>
          <table:table-cell office:value-type="float" office:value="0.75625">
            <text:p>18:09</text:p>
          </table:table-cell>
          <table:table-cell office:value-type="float" office:value="0.850694444444444">
            <text:p>20:25</text:p>
          </table:table-cell>
          <table:table-cell office:value-type="float" office:value="0.916666666666667">
            <text:p>22:00</text:p>
          </table:table-cell>
          <table:table-cell/>
          <table:table-cell table:formula="of:=[.G121]-[.F121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34722222222222">
            <text:p>3:14</text:p>
          </table:table-cell>
          <table:table-cell office:value-type="float" office:value="0.155555555555556">
            <text:p>3:44</text:p>
          </table:table-cell>
          <table:table-cell office:value-type="float" office:value="0.238888888888889">
            <text:p>5:44</text:p>
          </table:table-cell>
          <table:table-cell office:value-type="float" office:value="0.545138888888889">
            <text:p>13:05</text:p>
          </table:table-cell>
          <table:table-cell office:value-type="float" office:value="0.756944444444444">
            <text:p>18:10</text:p>
          </table:table-cell>
          <table:table-cell office:value-type="float" office:value="0.851388888888889">
            <text:p>20:26</text:p>
          </table:table-cell>
          <table:table-cell office:value-type="float" office:value="0.917361111111111">
            <text:p>22:01</text:p>
          </table:table-cell>
          <table:table-cell/>
          <table:table-cell table:formula="of:=[.G122]-[.F122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33333333333333">
            <text:p>3:12</text:p>
          </table:table-cell>
          <table:table-cell office:value-type="float" office:value="0.154166666666667">
            <text:p>3:42</text:p>
          </table:table-cell>
          <table:table-cell office:value-type="float" office:value="0.2375">
            <text:p>5:42</text:p>
          </table:table-cell>
          <table:table-cell office:value-type="float" office:value="0.545138888888889">
            <text:p>13:05</text:p>
          </table:table-cell>
          <table:table-cell office:value-type="float" office:value="0.757638888888889">
            <text:p>18:11</text:p>
          </table:table-cell>
          <table:table-cell office:value-type="float" office:value="0.852777777777778">
            <text:p>20:28</text:p>
          </table:table-cell>
          <table:table-cell office:value-type="float" office:value="0.91875">
            <text:p>22:03</text:p>
          </table:table-cell>
          <table:table-cell/>
          <table:table-cell table:formula="of:=[.G123]-[.F123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31944444444444">
            <text:p>3:10</text:p>
          </table:table-cell>
          <table:table-cell office:value-type="float" office:value="0.152777777777778">
            <text:p>3:40</text:p>
          </table:table-cell>
          <table:table-cell office:value-type="float" office:value="0.236111111111111">
            <text:p>5:40</text:p>
          </table:table-cell>
          <table:table-cell office:value-type="float" office:value="0.545138888888889">
            <text:p>13:05</text:p>
          </table:table-cell>
          <table:table-cell office:value-type="float" office:value="0.758333333333333">
            <text:p>18:12</text:p>
          </table:table-cell>
          <table:table-cell office:value-type="float" office:value="0.853472222222222">
            <text:p>20:29</text:p>
          </table:table-cell>
          <table:table-cell office:value-type="float" office:value="0.919444444444444">
            <text:p>22:04</text:p>
          </table:table-cell>
          <table:table-cell/>
          <table:table-cell table:formula="of:=[.G124]-[.F124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3125">
            <text:p>3:09</text:p>
          </table:table-cell>
          <table:table-cell office:value-type="float" office:value="0.152083333333333">
            <text:p>3:39</text:p>
          </table:table-cell>
          <table:table-cell office:value-type="float" office:value="0.235416666666667">
            <text:p>5:39</text:p>
          </table:table-cell>
          <table:table-cell office:value-type="float" office:value="0.544444444444444">
            <text:p>13:04</text:p>
          </table:table-cell>
          <table:table-cell office:value-type="float" office:value="0.759027777777778">
            <text:p>18:13</text:p>
          </table:table-cell>
          <table:table-cell office:value-type="float" office:value="0.854861111111111">
            <text:p>20:31</text:p>
          </table:table-cell>
          <table:table-cell office:value-type="float" office:value="0.920833333333333">
            <text:p>22:06</text:p>
          </table:table-cell>
          <table:table-cell/>
          <table:table-cell table:formula="of:=[.G125]-[.F125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29861111111111">
            <text:p>3:07</text:p>
          </table:table-cell>
          <table:table-cell office:value-type="float" office:value="0.150694444444444">
            <text:p>3:37</text:p>
          </table:table-cell>
          <table:table-cell office:value-type="float" office:value="0.234027777777778">
            <text:p>5:37</text:p>
          </table:table-cell>
          <table:table-cell office:value-type="float" office:value="0.544444444444444">
            <text:p>13:04</text:p>
          </table:table-cell>
          <table:table-cell office:value-type="float" office:value="0.759722222222222">
            <text:p>18:14</text:p>
          </table:table-cell>
          <table:table-cell office:value-type="float" office:value="0.855555555555556">
            <text:p>20:32</text:p>
          </table:table-cell>
          <table:table-cell office:value-type="float" office:value="0.921527777777778">
            <text:p>22:07</text:p>
          </table:table-cell>
          <table:table-cell/>
          <table:table-cell table:formula="of:=[.G126]-[.F126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28472222222222">
            <text:p>3:05</text:p>
          </table:table-cell>
          <table:table-cell office:value-type="float" office:value="0.149305555555556">
            <text:p>3:35</text:p>
          </table:table-cell>
          <table:table-cell office:value-type="float" office:value="0.232638888888889">
            <text:p>5:35</text:p>
          </table:table-cell>
          <table:table-cell office:value-type="float" office:value="0.544444444444444">
            <text:p>13:04</text:p>
          </table:table-cell>
          <table:table-cell office:value-type="float" office:value="0.760416666666667">
            <text:p>18:15</text:p>
          </table:table-cell>
          <table:table-cell office:value-type="float" office:value="0.856944444444444">
            <text:p>20:34</text:p>
          </table:table-cell>
          <table:table-cell office:value-type="float" office:value="0.922916666666667">
            <text:p>22:09</text:p>
          </table:table-cell>
          <table:table-cell/>
          <table:table-cell table:formula="of:=[.G127]-[.F127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27777777777778">
            <text:p>3:04</text:p>
          </table:table-cell>
          <table:table-cell office:value-type="float" office:value="0.148611111111111">
            <text:p>3:34</text:p>
          </table:table-cell>
          <table:table-cell office:value-type="float" office:value="0.231944444444444">
            <text:p>5:34</text:p>
          </table:table-cell>
          <table:table-cell office:value-type="float" office:value="0.544444444444444">
            <text:p>13:04</text:p>
          </table:table-cell>
          <table:table-cell office:value-type="float" office:value="0.761111111111111">
            <text:p>18:16</text:p>
          </table:table-cell>
          <table:table-cell office:value-type="float" office:value="0.857638888888889">
            <text:p>20:35</text:p>
          </table:table-cell>
          <table:table-cell office:value-type="float" office:value="0.923611111111111">
            <text:p>22:10</text:p>
          </table:table-cell>
          <table:table-cell/>
          <table:table-cell table:formula="of:=[.G128]-[.F128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26388888888889">
            <text:p>3:02</text:p>
          </table:table-cell>
          <table:table-cell office:value-type="float" office:value="0.147222222222222">
            <text:p>3:32</text:p>
          </table:table-cell>
          <table:table-cell office:value-type="float" office:value="0.230555555555556">
            <text:p>5:32</text:p>
          </table:table-cell>
          <table:table-cell office:value-type="float" office:value="0.544444444444444">
            <text:p>13:04</text:p>
          </table:table-cell>
          <table:table-cell office:value-type="float" office:value="0.761111111111111">
            <text:p>18:16</text:p>
          </table:table-cell>
          <table:table-cell office:value-type="float" office:value="0.859027777777778">
            <text:p>20:37</text:p>
          </table:table-cell>
          <table:table-cell office:value-type="float" office:value="0.925">
            <text:p>22:12</text:p>
          </table:table-cell>
          <table:table-cell/>
          <table:table-cell table:formula="of:=[.G129]-[.F129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25694444444444">
            <text:p>3:01</text:p>
          </table:table-cell>
          <table:table-cell office:value-type="float" office:value="0.146527777777778">
            <text:p>3:31</text:p>
          </table:table-cell>
          <table:table-cell office:value-type="float" office:value="0.229861111111111">
            <text:p>5:31</text:p>
          </table:table-cell>
          <table:table-cell office:value-type="float" office:value="0.544444444444444">
            <text:p>13:04</text:p>
          </table:table-cell>
          <table:table-cell office:value-type="float" office:value="0.761805555555556">
            <text:p>18:17</text:p>
          </table:table-cell>
          <table:table-cell office:value-type="float" office:value="0.859722222222222">
            <text:p>20:38</text:p>
          </table:table-cell>
          <table:table-cell office:value-type="float" office:value="0.925694444444444">
            <text:p>22:13</text:p>
          </table:table-cell>
          <table:table-cell/>
          <table:table-cell table:formula="of:=[.G130]-[.F130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24305555555556">
            <text:p>2:59</text:p>
          </table:table-cell>
          <table:table-cell office:value-type="float" office:value="0.145138888888889">
            <text:p>3:29</text:p>
          </table:table-cell>
          <table:table-cell office:value-type="float" office:value="0.228472222222222">
            <text:p>5:29</text:p>
          </table:table-cell>
          <table:table-cell office:value-type="float" office:value="0.544444444444444">
            <text:p>13:04</text:p>
          </table:table-cell>
          <table:table-cell office:value-type="float" office:value="0.7625">
            <text:p>18:18</text:p>
          </table:table-cell>
          <table:table-cell office:value-type="float" office:value="0.861111111111111">
            <text:p>20:40</text:p>
          </table:table-cell>
          <table:table-cell office:value-type="float" office:value="0.927083333333333">
            <text:p>22:15</text:p>
          </table:table-cell>
          <table:table-cell/>
          <table:table-cell table:formula="of:=[.G131]-[.F131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23611111111111">
            <text:p>2:58</text:p>
          </table:table-cell>
          <table:table-cell office:value-type="float" office:value="0.144444444444444">
            <text:p>3:28</text:p>
          </table:table-cell>
          <table:table-cell office:value-type="float" office:value="0.227777777777778">
            <text:p>5:28</text:p>
          </table:table-cell>
          <table:table-cell office:value-type="float" office:value="0.544444444444444">
            <text:p>13:04</text:p>
          </table:table-cell>
          <table:table-cell office:value-type="float" office:value="0.763194444444444">
            <text:p>18:19</text:p>
          </table:table-cell>
          <table:table-cell office:value-type="float" office:value="0.861805555555556">
            <text:p>20:41</text:p>
          </table:table-cell>
          <table:table-cell office:value-type="float" office:value="0.927777777777778">
            <text:p>22:16</text:p>
          </table:table-cell>
          <table:table-cell/>
          <table:table-cell table:formula="of:=[.G132]-[.F132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22222222222222">
            <text:p>2:56</text:p>
          </table:table-cell>
          <table:table-cell office:value-type="float" office:value="0.143055555555556">
            <text:p>3:26</text:p>
          </table:table-cell>
          <table:table-cell office:value-type="float" office:value="0.226388888888889">
            <text:p>5:26</text:p>
          </table:table-cell>
          <table:table-cell office:value-type="float" office:value="0.544444444444444">
            <text:p>13:04</text:p>
          </table:table-cell>
          <table:table-cell office:value-type="float" office:value="0.763888888888889">
            <text:p>18:20</text:p>
          </table:table-cell>
          <table:table-cell office:value-type="float" office:value="0.863194444444444">
            <text:p>20:43</text:p>
          </table:table-cell>
          <table:table-cell office:value-type="float" office:value="0.929166666666667">
            <text:p>22:18</text:p>
          </table:table-cell>
          <table:table-cell/>
          <table:table-cell table:formula="of:=[.G133]-[.F133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21527777777778">
            <text:p>2:55</text:p>
          </table:table-cell>
          <table:table-cell office:value-type="float" office:value="0.142361111111111">
            <text:p>3:25</text:p>
          </table:table-cell>
          <table:table-cell office:value-type="float" office:value="0.225694444444444">
            <text:p>5:25</text:p>
          </table:table-cell>
          <table:table-cell office:value-type="float" office:value="0.544444444444444">
            <text:p>13:04</text:p>
          </table:table-cell>
          <table:table-cell office:value-type="float" office:value="0.764583333333334">
            <text:p>18:21</text:p>
          </table:table-cell>
          <table:table-cell office:value-type="float" office:value="0.863888888888889">
            <text:p>20:44</text:p>
          </table:table-cell>
          <table:table-cell office:value-type="float" office:value="0.929861111111111">
            <text:p>22:19</text:p>
          </table:table-cell>
          <table:table-cell/>
          <table:table-cell table:formula="of:=[.G134]-[.F134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20138888888889">
            <text:p>2:53</text:p>
          </table:table-cell>
          <table:table-cell office:value-type="float" office:value="0.140972222222222">
            <text:p>3:23</text:p>
          </table:table-cell>
          <table:table-cell office:value-type="float" office:value="0.224305555555556">
            <text:p>5:23</text:p>
          </table:table-cell>
          <table:table-cell office:value-type="float" office:value="0.544444444444444">
            <text:p>13:04</text:p>
          </table:table-cell>
          <table:table-cell office:value-type="float" office:value="0.765277777777778">
            <text:p>18:22</text:p>
          </table:table-cell>
          <table:table-cell office:value-type="float" office:value="0.864583333333333">
            <text:p>20:45</text:p>
          </table:table-cell>
          <table:table-cell office:value-type="float" office:value="0.930555555555555">
            <text:p>22:20</text:p>
          </table:table-cell>
          <table:table-cell/>
          <table:table-cell table:formula="of:=[.G135]-[.F135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19444444444444">
            <text:p>2:52</text:p>
          </table:table-cell>
          <table:table-cell office:value-type="float" office:value="0.140277777777778">
            <text:p>3:22</text:p>
          </table:table-cell>
          <table:table-cell office:value-type="float" office:value="0.223611111111111">
            <text:p>5:22</text:p>
          </table:table-cell>
          <table:table-cell office:value-type="float" office:value="0.544444444444444">
            <text:p>13:04</text:p>
          </table:table-cell>
          <table:table-cell office:value-type="float" office:value="0.765277777777778">
            <text:p>18:22</text:p>
          </table:table-cell>
          <table:table-cell office:value-type="float" office:value="0.865972222222222">
            <text:p>20:47</text:p>
          </table:table-cell>
          <table:table-cell office:value-type="float" office:value="0.931944444444444">
            <text:p>22:22</text:p>
          </table:table-cell>
          <table:table-cell/>
          <table:table-cell table:formula="of:=[.G136]-[.F136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1875">
            <text:p>2:51</text:p>
          </table:table-cell>
          <table:table-cell office:value-type="float" office:value="0.139583333333333">
            <text:p>3:21</text:p>
          </table:table-cell>
          <table:table-cell office:value-type="float" office:value="0.222916666666667">
            <text:p>5:21</text:p>
          </table:table-cell>
          <table:table-cell office:value-type="float" office:value="0.544444444444444">
            <text:p>13:04</text:p>
          </table:table-cell>
          <table:table-cell office:value-type="float" office:value="0.765972222222222">
            <text:p>18:23</text:p>
          </table:table-cell>
          <table:table-cell office:value-type="float" office:value="0.866666666666667">
            <text:p>20:48</text:p>
          </table:table-cell>
          <table:table-cell office:value-type="float" office:value="0.932638888888889">
            <text:p>22:23</text:p>
          </table:table-cell>
          <table:table-cell/>
          <table:table-cell table:formula="of:=[.G137]-[.F137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17361111111111">
            <text:p>2:49</text:p>
          </table:table-cell>
          <table:table-cell office:value-type="float" office:value="0.138194444444444">
            <text:p>3:19</text:p>
          </table:table-cell>
          <table:table-cell office:value-type="float" office:value="0.221527777777778">
            <text:p>5:19</text:p>
          </table:table-cell>
          <table:table-cell office:value-type="float" office:value="0.544444444444444">
            <text:p>13:04</text:p>
          </table:table-cell>
          <table:table-cell office:value-type="float" office:value="0.766666666666667">
            <text:p>18:24</text:p>
          </table:table-cell>
          <table:table-cell office:value-type="float" office:value="0.868055555555555">
            <text:p>20:50</text:p>
          </table:table-cell>
          <table:table-cell office:value-type="float" office:value="0.934027777777778">
            <text:p>22:25</text:p>
          </table:table-cell>
          <table:table-cell/>
          <table:table-cell table:formula="of:=[.G138]-[.F138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16666666666667">
            <text:p>2:48</text:p>
          </table:table-cell>
          <table:table-cell office:value-type="float" office:value="0.1375">
            <text:p>3:18</text:p>
          </table:table-cell>
          <table:table-cell office:value-type="float" office:value="0.220833333333333">
            <text:p>5:18</text:p>
          </table:table-cell>
          <table:table-cell office:value-type="float" office:value="0.544444444444444">
            <text:p>13:04</text:p>
          </table:table-cell>
          <table:table-cell office:value-type="float" office:value="0.767361111111111">
            <text:p>18:25</text:p>
          </table:table-cell>
          <table:table-cell office:value-type="float" office:value="0.86875">
            <text:p>20:51</text:p>
          </table:table-cell>
          <table:table-cell office:value-type="float" office:value="0.934722222222222">
            <text:p>22:26</text:p>
          </table:table-cell>
          <table:table-cell/>
          <table:table-cell table:formula="of:=[.G139]-[.F139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15972222222222">
            <text:p>2:47</text:p>
          </table:table-cell>
          <table:table-cell office:value-type="float" office:value="0.136805555555556">
            <text:p>3:17</text:p>
          </table:table-cell>
          <table:table-cell office:value-type="float" office:value="0.220138888888889">
            <text:p>5:17</text:p>
          </table:table-cell>
          <table:table-cell office:value-type="float" office:value="0.544444444444444">
            <text:p>13:04</text:p>
          </table:table-cell>
          <table:table-cell office:value-type="float" office:value="0.768055555555556">
            <text:p>18:26</text:p>
          </table:table-cell>
          <table:table-cell office:value-type="float" office:value="0.869444444444444">
            <text:p>20:52</text:p>
          </table:table-cell>
          <table:table-cell office:value-type="float" office:value="0.935416666666667">
            <text:p>22:27</text:p>
          </table:table-cell>
          <table:table-cell/>
          <table:table-cell table:formula="of:=[.G140]-[.F140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14583333333333">
            <text:p>2:45</text:p>
          </table:table-cell>
          <table:table-cell office:value-type="float" office:value="0.135416666666667">
            <text:p>3:15</text:p>
          </table:table-cell>
          <table:table-cell office:value-type="float" office:value="0.21875">
            <text:p>5:15</text:p>
          </table:table-cell>
          <table:table-cell office:value-type="float" office:value="0.544444444444444">
            <text:p>13:04</text:p>
          </table:table-cell>
          <table:table-cell office:value-type="float" office:value="0.768055555555556">
            <text:p>18:26</text:p>
          </table:table-cell>
          <table:table-cell office:value-type="float" office:value="0.870833333333333">
            <text:p>20:54</text:p>
          </table:table-cell>
          <table:table-cell office:value-type="float" office:value="0.936805555555556">
            <text:p>22:29</text:p>
          </table:table-cell>
          <table:table-cell/>
          <table:table-cell table:formula="of:=[.G141]-[.F141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13888888888889">
            <text:p>2:44</text:p>
          </table:table-cell>
          <table:table-cell office:value-type="float" office:value="0.134722222222222">
            <text:p>3:14</text:p>
          </table:table-cell>
          <table:table-cell office:value-type="float" office:value="0.218055555555556">
            <text:p>5:14</text:p>
          </table:table-cell>
          <table:table-cell office:value-type="float" office:value="0.544444444444444">
            <text:p>13:04</text:p>
          </table:table-cell>
          <table:table-cell office:value-type="float" office:value="0.76875">
            <text:p>18:27</text:p>
          </table:table-cell>
          <table:table-cell office:value-type="float" office:value="0.871527777777778">
            <text:p>20:55</text:p>
          </table:table-cell>
          <table:table-cell office:value-type="float" office:value="0.9375">
            <text:p>22:30</text:p>
          </table:table-cell>
          <table:table-cell/>
          <table:table-cell table:formula="of:=[.G142]-[.F142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13194444444444">
            <text:p>2:43</text:p>
          </table:table-cell>
          <table:table-cell office:value-type="float" office:value="0.134027777777778">
            <text:p>3:13</text:p>
          </table:table-cell>
          <table:table-cell office:value-type="float" office:value="0.217361111111111">
            <text:p>5:13</text:p>
          </table:table-cell>
          <table:table-cell office:value-type="float" office:value="0.544444444444444">
            <text:p>13:04</text:p>
          </table:table-cell>
          <table:table-cell office:value-type="float" office:value="0.769444444444444">
            <text:p>18:28</text:p>
          </table:table-cell>
          <table:table-cell office:value-type="float" office:value="0.872222222222222">
            <text:p>20:56</text:p>
          </table:table-cell>
          <table:table-cell office:value-type="float" office:value="0.938194444444444">
            <text:p>22:31</text:p>
          </table:table-cell>
          <table:table-cell/>
          <table:table-cell table:formula="of:=[.G143]-[.F143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125">
            <text:p>2:42</text:p>
          </table:table-cell>
          <table:table-cell office:value-type="float" office:value="0.133333333333333">
            <text:p>3:12</text:p>
          </table:table-cell>
          <table:table-cell office:value-type="float" office:value="0.216666666666667">
            <text:p>5:12</text:p>
          </table:table-cell>
          <table:table-cell office:value-type="float" office:value="0.544444444444444">
            <text:p>13:04</text:p>
          </table:table-cell>
          <table:table-cell office:value-type="float" office:value="0.770138888888889">
            <text:p>18:29</text:p>
          </table:table-cell>
          <table:table-cell office:value-type="float" office:value="0.872916666666667">
            <text:p>20:57</text:p>
          </table:table-cell>
          <table:table-cell office:value-type="float" office:value="0.938888888888889">
            <text:p>22:32</text:p>
          </table:table-cell>
          <table:table-cell/>
          <table:table-cell table:formula="of:=[.G144]-[.F144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11805555555556">
            <text:p>2:41</text:p>
          </table:table-cell>
          <table:table-cell office:value-type="float" office:value="0.132638888888889">
            <text:p>3:11</text:p>
          </table:table-cell>
          <table:table-cell office:value-type="float" office:value="0.215972222222222">
            <text:p>5:11</text:p>
          </table:table-cell>
          <table:table-cell office:value-type="float" office:value="0.545138888888889">
            <text:p>13:05</text:p>
          </table:table-cell>
          <table:table-cell office:value-type="float" office:value="0.770138888888889">
            <text:p>18:29</text:p>
          </table:table-cell>
          <table:table-cell office:value-type="float" office:value="0.874305555555556">
            <text:p>20:59</text:p>
          </table:table-cell>
          <table:table-cell office:value-type="float" office:value="0.940277777777778">
            <text:p>22:34</text:p>
          </table:table-cell>
          <table:table-cell/>
          <table:table-cell table:formula="of:=[.G145]-[.F145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11111111111111">
            <text:p>2:40</text:p>
          </table:table-cell>
          <table:table-cell office:value-type="float" office:value="0.131944444444444">
            <text:p>3:10</text:p>
          </table:table-cell>
          <table:table-cell office:value-type="float" office:value="0.215277777777778">
            <text:p>5:10</text:p>
          </table:table-cell>
          <table:table-cell office:value-type="float" office:value="0.545138888888889">
            <text:p>13:05</text:p>
          </table:table-cell>
          <table:table-cell office:value-type="float" office:value="0.770833333333333">
            <text:p>18:30</text:p>
          </table:table-cell>
          <table:table-cell office:value-type="float" office:value="0.875">
            <text:p>21:00</text:p>
          </table:table-cell>
          <table:table-cell office:value-type="float" office:value="0.940972222222222">
            <text:p>22:35</text:p>
          </table:table-cell>
          <table:table-cell/>
          <table:table-cell table:formula="of:=[.G146]-[.F146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10416666666667">
            <text:p>2:39</text:p>
          </table:table-cell>
          <table:table-cell office:value-type="float" office:value="0.13125">
            <text:p>3:09</text:p>
          </table:table-cell>
          <table:table-cell office:value-type="float" office:value="0.214583333333333">
            <text:p>5:09</text:p>
          </table:table-cell>
          <table:table-cell office:value-type="float" office:value="0.545138888888889">
            <text:p>13:05</text:p>
          </table:table-cell>
          <table:table-cell office:value-type="float" office:value="0.771527777777778">
            <text:p>18:31</text:p>
          </table:table-cell>
          <table:table-cell office:value-type="float" office:value="0.875694444444444">
            <text:p>21:01</text:p>
          </table:table-cell>
          <table:table-cell office:value-type="float" office:value="0.941666666666667">
            <text:p>22:36</text:p>
          </table:table-cell>
          <table:table-cell/>
          <table:table-cell table:formula="of:=[.G147]-[.F147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9722222222222">
            <text:p>2:38</text:p>
          </table:table-cell>
          <table:table-cell office:value-type="float" office:value="0.130555555555556">
            <text:p>3:08</text:p>
          </table:table-cell>
          <table:table-cell office:value-type="float" office:value="0.213888888888889">
            <text:p>5:08</text:p>
          </table:table-cell>
          <table:table-cell office:value-type="float" office:value="0.545138888888889">
            <text:p>13:05</text:p>
          </table:table-cell>
          <table:table-cell office:value-type="float" office:value="0.771527777777778">
            <text:p>18:31</text:p>
          </table:table-cell>
          <table:table-cell office:value-type="float" office:value="0.876388888888889">
            <text:p>21:02</text:p>
          </table:table-cell>
          <table:table-cell office:value-type="float" office:value="0.942361111111111">
            <text:p>22:37</text:p>
          </table:table-cell>
          <table:table-cell/>
          <table:table-cell table:formula="of:=[.G148]-[.F148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9027777777778">
            <text:p>2:37</text:p>
          </table:table-cell>
          <table:table-cell office:value-type="float" office:value="0.129861111111111">
            <text:p>3:07</text:p>
          </table:table-cell>
          <table:table-cell office:value-type="float" office:value="0.213194444444444">
            <text:p>5:07</text:p>
          </table:table-cell>
          <table:table-cell office:value-type="float" office:value="0.545138888888889">
            <text:p>13:05</text:p>
          </table:table-cell>
          <table:table-cell office:value-type="float" office:value="0.772222222222222">
            <text:p>18:32</text:p>
          </table:table-cell>
          <table:table-cell office:value-type="float" office:value="0.877083333333333">
            <text:p>21:03</text:p>
          </table:table-cell>
          <table:table-cell office:value-type="float" office:value="0.943055555555556">
            <text:p>22:38</text:p>
          </table:table-cell>
          <table:table-cell/>
          <table:table-cell table:formula="of:=[.G149]-[.F149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8333333333333">
            <text:p>2:36</text:p>
          </table:table-cell>
          <table:table-cell office:value-type="float" office:value="0.129166666666667">
            <text:p>3:06</text:p>
          </table:table-cell>
          <table:table-cell office:value-type="float" office:value="0.2125">
            <text:p>5:06</text:p>
          </table:table-cell>
          <table:table-cell office:value-type="float" office:value="0.545138888888889">
            <text:p>13:05</text:p>
          </table:table-cell>
          <table:table-cell office:value-type="float" office:value="0.772916666666667">
            <text:p>18:33</text:p>
          </table:table-cell>
          <table:table-cell office:value-type="float" office:value="0.877777777777778">
            <text:p>21:04</text:p>
          </table:table-cell>
          <table:table-cell office:value-type="float" office:value="0.94375">
            <text:p>22:39</text:p>
          </table:table-cell>
          <table:table-cell/>
          <table:table-cell table:formula="of:=[.G150]-[.F150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8333333333333">
            <text:p>2:36</text:p>
          </table:table-cell>
          <table:table-cell office:value-type="float" office:value="0.129166666666667">
            <text:p>3:06</text:p>
          </table:table-cell>
          <table:table-cell office:value-type="float" office:value="0.2125">
            <text:p>5:06</text:p>
          </table:table-cell>
          <table:table-cell office:value-type="float" office:value="0.545138888888889">
            <text:p>13:05</text:p>
          </table:table-cell>
          <table:table-cell office:value-type="float" office:value="0.772916666666667">
            <text:p>18:33</text:p>
          </table:table-cell>
          <table:table-cell office:value-type="float" office:value="0.878472222222222">
            <text:p>21:05</text:p>
          </table:table-cell>
          <table:table-cell office:value-type="float" office:value="0.944444444444444">
            <text:p>22:40</text:p>
          </table:table-cell>
          <table:table-cell/>
          <table:table-cell table:formula="of:=[.G151]-[.F151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7638888888889">
            <text:p>2:35</text:p>
          </table:table-cell>
          <table:table-cell office:value-type="float" office:value="0.128472222222222">
            <text:p>3:05</text:p>
          </table:table-cell>
          <table:table-cell office:value-type="float" office:value="0.211805555555556">
            <text:p>5:05</text:p>
          </table:table-cell>
          <table:table-cell office:value-type="float" office:value="0.545138888888889">
            <text:p>13:05</text:p>
          </table:table-cell>
          <table:table-cell office:value-type="float" office:value="0.773611111111111">
            <text:p>18:34</text:p>
          </table:table-cell>
          <table:table-cell office:value-type="float" office:value="0.879166666666667">
            <text:p>21:06</text:p>
          </table:table-cell>
          <table:table-cell office:value-type="float" office:value="0.945138888888889">
            <text:p>22:41</text:p>
          </table:table-cell>
          <table:table-cell/>
          <table:table-cell table:formula="of:=[.G152]-[.F152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6944444444444">
            <text:p>2:34</text:p>
          </table:table-cell>
          <table:table-cell office:value-type="float" office:value="0.127777777777778">
            <text:p>3:04</text:p>
          </table:table-cell>
          <table:table-cell office:value-type="float" office:value="0.211111111111111">
            <text:p>5:04</text:p>
          </table:table-cell>
          <table:table-cell office:value-type="float" office:value="0.545833333333333">
            <text:p>13:06</text:p>
          </table:table-cell>
          <table:table-cell office:value-type="float" office:value="0.774305555555555">
            <text:p>18:35</text:p>
          </table:table-cell>
          <table:table-cell office:value-type="float" office:value="0.879861111111111">
            <text:p>21:07</text:p>
          </table:table-cell>
          <table:table-cell office:value-type="float" office:value="0.945833333333333">
            <text:p>22:42</text:p>
          </table:table-cell>
          <table:table-cell/>
          <table:table-cell table:formula="of:=[.G153]-[.F153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625">
            <text:p>2:33</text:p>
          </table:table-cell>
          <table:table-cell office:value-type="float" office:value="0.127083333333333">
            <text:p>3:03</text:p>
          </table:table-cell>
          <table:table-cell office:value-type="float" office:value="0.210416666666667">
            <text:p>5:03</text:p>
          </table:table-cell>
          <table:table-cell office:value-type="float" office:value="0.545833333333333">
            <text:p>13:06</text:p>
          </table:table-cell>
          <table:table-cell office:value-type="float" office:value="0.774305555555555">
            <text:p>18:35</text:p>
          </table:table-cell>
          <table:table-cell office:value-type="float" office:value="0.880555555555556">
            <text:p>21:08</text:p>
          </table:table-cell>
          <table:table-cell office:value-type="float" office:value="0.946527777777778">
            <text:p>22:43</text:p>
          </table:table-cell>
          <table:table-cell/>
          <table:table-cell table:formula="of:=[.G154]-[.F154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625">
            <text:p>2:33</text:p>
          </table:table-cell>
          <table:table-cell office:value-type="float" office:value="0.127083333333333">
            <text:p>3:03</text:p>
          </table:table-cell>
          <table:table-cell office:value-type="float" office:value="0.210416666666667">
            <text:p>5:03</text:p>
          </table:table-cell>
          <table:table-cell office:value-type="float" office:value="0.545833333333333">
            <text:p>13:06</text:p>
          </table:table-cell>
          <table:table-cell office:value-type="float" office:value="0.775">
            <text:p>18:36</text:p>
          </table:table-cell>
          <table:table-cell office:value-type="float" office:value="0.88125">
            <text:p>21:09</text:p>
          </table:table-cell>
          <table:table-cell office:value-type="float" office:value="0.947222222222222">
            <text:p>22:44</text:p>
          </table:table-cell>
          <table:table-cell/>
          <table:table-cell table:formula="of:=[.G155]-[.F155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5555555555556">
            <text:p>2:32</text:p>
          </table:table-cell>
          <table:table-cell office:value-type="float" office:value="0.126388888888889">
            <text:p>3:02</text:p>
          </table:table-cell>
          <table:table-cell office:value-type="float" office:value="0.209722222222222">
            <text:p>5:02</text:p>
          </table:table-cell>
          <table:table-cell office:value-type="float" office:value="0.545833333333333">
            <text:p>13:06</text:p>
          </table:table-cell>
          <table:table-cell office:value-type="float" office:value="0.775">
            <text:p>18:36</text:p>
          </table:table-cell>
          <table:table-cell office:value-type="float" office:value="0.881944444444444">
            <text:p>21:10</text:p>
          </table:table-cell>
          <table:table-cell office:value-type="float" office:value="0.947916666666667">
            <text:p>22:45</text:p>
          </table:table-cell>
          <table:table-cell/>
          <table:table-cell table:formula="of:=[.G156]-[.F156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5555555555556">
            <text:p>2:32</text:p>
          </table:table-cell>
          <table:table-cell office:value-type="float" office:value="0.126388888888889">
            <text:p>3:02</text:p>
          </table:table-cell>
          <table:table-cell office:value-type="float" office:value="0.209722222222222">
            <text:p>5:02</text:p>
          </table:table-cell>
          <table:table-cell office:value-type="float" office:value="0.545833333333333">
            <text:p>13:06</text:p>
          </table:table-cell>
          <table:table-cell office:value-type="float" office:value="0.775694444444445">
            <text:p>18:37</text:p>
          </table:table-cell>
          <table:table-cell office:value-type="float" office:value="0.882638888888889">
            <text:p>21:11</text:p>
          </table:table-cell>
          <table:table-cell office:value-type="float" office:value="0.948611111111111">
            <text:p>22:46</text:p>
          </table:table-cell>
          <table:table-cell/>
          <table:table-cell table:formula="of:=[.G157]-[.F157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4861111111111">
            <text:p>2:31</text:p>
          </table:table-cell>
          <table:table-cell office:value-type="float" office:value="0.125694444444444">
            <text:p>3:01</text:p>
          </table:table-cell>
          <table:table-cell office:value-type="float" office:value="0.209027777777778">
            <text:p>5:01</text:p>
          </table:table-cell>
          <table:table-cell office:value-type="float" office:value="0.545833333333333">
            <text:p>13:06</text:p>
          </table:table-cell>
          <table:table-cell office:value-type="float" office:value="0.776388888888889">
            <text:p>18:38</text:p>
          </table:table-cell>
          <table:table-cell office:value-type="float" office:value="0.883333333333333">
            <text:p>21:12</text:p>
          </table:table-cell>
          <table:table-cell office:value-type="float" office:value="0.949305555555556">
            <text:p>22:47</text:p>
          </table:table-cell>
          <table:table-cell/>
          <table:table-cell table:formula="of:=[.G158]-[.F158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4861111111111">
            <text:p>2:31</text:p>
          </table:table-cell>
          <table:table-cell office:value-type="float" office:value="0.125694444444444">
            <text:p>3:01</text:p>
          </table:table-cell>
          <table:table-cell office:value-type="float" office:value="0.209027777777778">
            <text:p>5:01</text:p>
          </table:table-cell>
          <table:table-cell office:value-type="float" office:value="0.546527777777778">
            <text:p>13:07</text:p>
          </table:table-cell>
          <table:table-cell office:value-type="float" office:value="0.776388888888889">
            <text:p>18:38</text:p>
          </table:table-cell>
          <table:table-cell office:value-type="float" office:value="0.884027777777778">
            <text:p>21:13</text:p>
          </table:table-cell>
          <table:table-cell office:value-type="float" office:value="0.95">
            <text:p>22:48</text:p>
          </table:table-cell>
          <table:table-cell/>
          <table:table-cell table:formula="of:=[.G159]-[.F159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4166666666667">
            <text:p>2:30</text:p>
          </table:table-cell>
          <table:table-cell office:value-type="float" office:value="0.125">
            <text:p>3:00</text:p>
          </table:table-cell>
          <table:table-cell office:value-type="float" office:value="0.208333333333333">
            <text:p>5:00</text:p>
          </table:table-cell>
          <table:table-cell office:value-type="float" office:value="0.546527777777778">
            <text:p>13:07</text:p>
          </table:table-cell>
          <table:table-cell office:value-type="float" office:value="0.777083333333333">
            <text:p>18:39</text:p>
          </table:table-cell>
          <table:table-cell office:value-type="float" office:value="0.884722222222222">
            <text:p>21:14</text:p>
          </table:table-cell>
          <table:table-cell office:value-type="float" office:value="0.950694444444444">
            <text:p>22:49</text:p>
          </table:table-cell>
          <table:table-cell/>
          <table:table-cell table:formula="of:=[.G160]-[.F160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4166666666667">
            <text:p>2:30</text:p>
          </table:table-cell>
          <table:table-cell office:value-type="float" office:value="0.125">
            <text:p>3:00</text:p>
          </table:table-cell>
          <table:table-cell office:value-type="float" office:value="0.208333333333333">
            <text:p>5:00</text:p>
          </table:table-cell>
          <table:table-cell office:value-type="float" office:value="0.546527777777778">
            <text:p>13:07</text:p>
          </table:table-cell>
          <table:table-cell office:value-type="float" office:value="0.777083333333333">
            <text:p>18:39</text:p>
          </table:table-cell>
          <table:table-cell office:value-type="float" office:value="0.884722222222222">
            <text:p>21:14</text:p>
          </table:table-cell>
          <table:table-cell office:value-type="float" office:value="0.950694444444444">
            <text:p>22:49</text:p>
          </table:table-cell>
          <table:table-cell/>
          <table:table-cell table:formula="of:=[.G161]-[.F161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4166666666667">
            <text:p>2:30</text:p>
          </table:table-cell>
          <table:table-cell office:value-type="float" office:value="0.125">
            <text:p>3:00</text:p>
          </table:table-cell>
          <table:table-cell office:value-type="float" office:value="0.208333333333333">
            <text:p>5:00</text:p>
          </table:table-cell>
          <table:table-cell office:value-type="float" office:value="0.546527777777778">
            <text:p>13:07</text:p>
          </table:table-cell>
          <table:table-cell office:value-type="float" office:value="0.777777777777778">
            <text:p>18:40</text:p>
          </table:table-cell>
          <table:table-cell office:value-type="float" office:value="0.885416666666667">
            <text:p>21:15</text:p>
          </table:table-cell>
          <table:table-cell office:value-type="float" office:value="0.951388888888889">
            <text:p>22:50</text:p>
          </table:table-cell>
          <table:table-cell/>
          <table:table-cell table:formula="of:=[.G162]-[.F162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3472222222222">
            <text:p>2:29</text:p>
          </table:table-cell>
          <table:table-cell office:value-type="float" office:value="0.124305555555556">
            <text:p>2:59</text:p>
          </table:table-cell>
          <table:table-cell office:value-type="float" office:value="0.207638888888889">
            <text:p>4:59</text:p>
          </table:table-cell>
          <table:table-cell office:value-type="float" office:value="0.546527777777778">
            <text:p>13:07</text:p>
          </table:table-cell>
          <table:table-cell office:value-type="float" office:value="0.777777777777778">
            <text:p>18:40</text:p>
          </table:table-cell>
          <table:table-cell office:value-type="float" office:value="0.886111111111111">
            <text:p>21:16</text:p>
          </table:table-cell>
          <table:table-cell office:value-type="float" office:value="0.952083333333333">
            <text:p>22:51</text:p>
          </table:table-cell>
          <table:table-cell/>
          <table:table-cell table:formula="of:=[.G163]-[.F163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3472222222222">
            <text:p>2:29</text:p>
          </table:table-cell>
          <table:table-cell office:value-type="float" office:value="0.124305555555556">
            <text:p>2:59</text:p>
          </table:table-cell>
          <table:table-cell office:value-type="float" office:value="0.207638888888889">
            <text:p>4:59</text:p>
          </table:table-cell>
          <table:table-cell office:value-type="float" office:value="0.547222222222222">
            <text:p>13:08</text:p>
          </table:table-cell>
          <table:table-cell office:value-type="float" office:value="0.777777777777778">
            <text:p>18:40</text:p>
          </table:table-cell>
          <table:table-cell office:value-type="float" office:value="0.886111111111111">
            <text:p>21:16</text:p>
          </table:table-cell>
          <table:table-cell office:value-type="float" office:value="0.952083333333333">
            <text:p>22:51</text:p>
          </table:table-cell>
          <table:table-cell/>
          <table:table-cell table:formula="of:=[.G164]-[.F164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3472222222222">
            <text:p>2:29</text:p>
          </table:table-cell>
          <table:table-cell office:value-type="float" office:value="0.124305555555556">
            <text:p>2:59</text:p>
          </table:table-cell>
          <table:table-cell office:value-type="float" office:value="0.207638888888889">
            <text:p>4:59</text:p>
          </table:table-cell>
          <table:table-cell office:value-type="float" office:value="0.547222222222222">
            <text:p>13:08</text:p>
          </table:table-cell>
          <table:table-cell office:value-type="float" office:value="0.778472222222222">
            <text:p>18:41</text:p>
          </table:table-cell>
          <table:table-cell office:value-type="float" office:value="0.886805555555556">
            <text:p>21:17</text:p>
          </table:table-cell>
          <table:table-cell office:value-type="float" office:value="0.952777777777778">
            <text:p>22:52</text:p>
          </table:table-cell>
          <table:table-cell/>
          <table:table-cell table:formula="of:=[.G165]-[.F165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3472222222222">
            <text:p>2:29</text:p>
          </table:table-cell>
          <table:table-cell office:value-type="float" office:value="0.124305555555556">
            <text:p>2:59</text:p>
          </table:table-cell>
          <table:table-cell office:value-type="float" office:value="0.207638888888889">
            <text:p>4:59</text:p>
          </table:table-cell>
          <table:table-cell office:value-type="float" office:value="0.547222222222222">
            <text:p>13:08</text:p>
          </table:table-cell>
          <table:table-cell office:value-type="float" office:value="0.778472222222222">
            <text:p>18:41</text:p>
          </table:table-cell>
          <table:table-cell office:value-type="float" office:value="0.886805555555556">
            <text:p>21:17</text:p>
          </table:table-cell>
          <table:table-cell office:value-type="float" office:value="0.952777777777778">
            <text:p>22:52</text:p>
          </table:table-cell>
          <table:table-cell/>
          <table:table-cell table:formula="of:=[.G166]-[.F166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3472222222222">
            <text:p>2:29</text:p>
          </table:table-cell>
          <table:table-cell office:value-type="float" office:value="0.124305555555556">
            <text:p>2:59</text:p>
          </table:table-cell>
          <table:table-cell office:value-type="float" office:value="0.207638888888889">
            <text:p>4:59</text:p>
          </table:table-cell>
          <table:table-cell office:value-type="float" office:value="0.547222222222222">
            <text:p>13:08</text:p>
          </table:table-cell>
          <table:table-cell office:value-type="float" office:value="0.779166666666667">
            <text:p>18:42</text:p>
          </table:table-cell>
          <table:table-cell office:value-type="float" office:value="0.8875">
            <text:p>21:18</text:p>
          </table:table-cell>
          <table:table-cell office:value-type="float" office:value="0.953472222222222">
            <text:p>22:53</text:p>
          </table:table-cell>
          <table:table-cell/>
          <table:table-cell table:formula="of:=[.G167]-[.F167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3472222222222">
            <text:p>2:29</text:p>
          </table:table-cell>
          <table:table-cell office:value-type="float" office:value="0.124305555555556">
            <text:p>2:59</text:p>
          </table:table-cell>
          <table:table-cell office:value-type="float" office:value="0.207638888888889">
            <text:p>4:59</text:p>
          </table:table-cell>
          <table:table-cell office:value-type="float" office:value="0.547222222222222">
            <text:p>13:08</text:p>
          </table:table-cell>
          <table:table-cell office:value-type="float" office:value="0.779166666666667">
            <text:p>18:42</text:p>
          </table:table-cell>
          <table:table-cell office:value-type="float" office:value="0.8875">
            <text:p>21:18</text:p>
          </table:table-cell>
          <table:table-cell office:value-type="float" office:value="0.953472222222222">
            <text:p>22:53</text:p>
          </table:table-cell>
          <table:table-cell/>
          <table:table-cell table:formula="of:=[.G168]-[.F168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3472222222222">
            <text:p>2:29</text:p>
          </table:table-cell>
          <table:table-cell office:value-type="float" office:value="0.124305555555556">
            <text:p>2:59</text:p>
          </table:table-cell>
          <table:table-cell office:value-type="float" office:value="0.207638888888889">
            <text:p>4:59</text:p>
          </table:table-cell>
          <table:table-cell office:value-type="float" office:value="0.547916666666667">
            <text:p>13:09</text:p>
          </table:table-cell>
          <table:table-cell office:value-type="float" office:value="0.779166666666667">
            <text:p>18:42</text:p>
          </table:table-cell>
          <table:table-cell office:value-type="float" office:value="0.888194444444444">
            <text:p>21:19</text:p>
          </table:table-cell>
          <table:table-cell office:value-type="float" office:value="0.954166666666667">
            <text:p>22:54</text:p>
          </table:table-cell>
          <table:table-cell/>
          <table:table-cell table:formula="of:=[.G169]-[.F169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3472222222222">
            <text:p>2:29</text:p>
          </table:table-cell>
          <table:table-cell office:value-type="float" office:value="0.124305555555556">
            <text:p>2:59</text:p>
          </table:table-cell>
          <table:table-cell office:value-type="float" office:value="0.207638888888889">
            <text:p>4:59</text:p>
          </table:table-cell>
          <table:table-cell office:value-type="float" office:value="0.547916666666667">
            <text:p>13:09</text:p>
          </table:table-cell>
          <table:table-cell office:value-type="float" office:value="0.779166666666667">
            <text:p>18:42</text:p>
          </table:table-cell>
          <table:table-cell office:value-type="float" office:value="0.888194444444444">
            <text:p>21:19</text:p>
          </table:table-cell>
          <table:table-cell office:value-type="float" office:value="0.954166666666667">
            <text:p>22:54</text:p>
          </table:table-cell>
          <table:table-cell/>
          <table:table-cell table:formula="of:=[.G170]-[.F170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3472222222222">
            <text:p>2:29</text:p>
          </table:table-cell>
          <table:table-cell office:value-type="float" office:value="0.124305555555556">
            <text:p>2:59</text:p>
          </table:table-cell>
          <table:table-cell office:value-type="float" office:value="0.207638888888889">
            <text:p>4:59</text:p>
          </table:table-cell>
          <table:table-cell office:value-type="float" office:value="0.547916666666667">
            <text:p>13:09</text:p>
          </table:table-cell>
          <table:table-cell office:value-type="float" office:value="0.779861111111111">
            <text:p>18:43</text:p>
          </table:table-cell>
          <table:table-cell office:value-type="float" office:value="0.888194444444444">
            <text:p>21:19</text:p>
          </table:table-cell>
          <table:table-cell office:value-type="float" office:value="0.954166666666667">
            <text:p>22:54</text:p>
          </table:table-cell>
          <table:table-cell/>
          <table:table-cell table:formula="of:=[.G171]-[.F171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3472222222222">
            <text:p>2:29</text:p>
          </table:table-cell>
          <table:table-cell office:value-type="float" office:value="0.124305555555556">
            <text:p>2:59</text:p>
          </table:table-cell>
          <table:table-cell office:value-type="float" office:value="0.207638888888889">
            <text:p>4:59</text:p>
          </table:table-cell>
          <table:table-cell office:value-type="float" office:value="0.547916666666667">
            <text:p>13:09</text:p>
          </table:table-cell>
          <table:table-cell office:value-type="float" office:value="0.779861111111111">
            <text:p>18:43</text:p>
          </table:table-cell>
          <table:table-cell office:value-type="float" office:value="0.888888888888889">
            <text:p>21:20</text:p>
          </table:table-cell>
          <table:table-cell office:value-type="float" office:value="0.954861111111111">
            <text:p>22:55</text:p>
          </table:table-cell>
          <table:table-cell/>
          <table:table-cell table:formula="of:=[.G172]-[.F172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3472222222222">
            <text:p>2:29</text:p>
          </table:table-cell>
          <table:table-cell office:value-type="float" office:value="0.124305555555556">
            <text:p>2:59</text:p>
          </table:table-cell>
          <table:table-cell office:value-type="float" office:value="0.207638888888889">
            <text:p>4:59</text:p>
          </table:table-cell>
          <table:table-cell office:value-type="float" office:value="0.548611111111111">
            <text:p>13:10</text:p>
          </table:table-cell>
          <table:table-cell office:value-type="float" office:value="0.779861111111111">
            <text:p>18:43</text:p>
          </table:table-cell>
          <table:table-cell office:value-type="float" office:value="0.888888888888889">
            <text:p>21:20</text:p>
          </table:table-cell>
          <table:table-cell office:value-type="float" office:value="0.954861111111111">
            <text:p>22:55</text:p>
          </table:table-cell>
          <table:table-cell/>
          <table:table-cell table:formula="of:=[.G173]-[.F173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4166666666667">
            <text:p>2:30</text:p>
          </table:table-cell>
          <table:table-cell office:value-type="float" office:value="0.125">
            <text:p>3:00</text:p>
          </table:table-cell>
          <table:table-cell office:value-type="float" office:value="0.208333333333333">
            <text:p>5:00</text:p>
          </table:table-cell>
          <table:table-cell office:value-type="float" office:value="0.548611111111111">
            <text:p>13:10</text:p>
          </table:table-cell>
          <table:table-cell office:value-type="float" office:value="0.779861111111111">
            <text:p>18:43</text:p>
          </table:table-cell>
          <table:table-cell office:value-type="float" office:value="0.888888888888889">
            <text:p>21:20</text:p>
          </table:table-cell>
          <table:table-cell office:value-type="float" office:value="0.954861111111111">
            <text:p>22:55</text:p>
          </table:table-cell>
          <table:table-cell/>
          <table:table-cell table:formula="of:=[.G174]-[.F174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4166666666667">
            <text:p>2:30</text:p>
          </table:table-cell>
          <table:table-cell office:value-type="float" office:value="0.125">
            <text:p>3:00</text:p>
          </table:table-cell>
          <table:table-cell office:value-type="float" office:value="0.208333333333333">
            <text:p>5:00</text:p>
          </table:table-cell>
          <table:table-cell office:value-type="float" office:value="0.548611111111111">
            <text:p>13:10</text:p>
          </table:table-cell>
          <table:table-cell office:value-type="float" office:value="0.780555555555556">
            <text:p>18:44</text:p>
          </table:table-cell>
          <table:table-cell office:value-type="float" office:value="0.888888888888889">
            <text:p>21:20</text:p>
          </table:table-cell>
          <table:table-cell office:value-type="float" office:value="0.954861111111111">
            <text:p>22:55</text:p>
          </table:table-cell>
          <table:table-cell/>
          <table:table-cell table:formula="of:=[.G175]-[.F175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4166666666667">
            <text:p>2:30</text:p>
          </table:table-cell>
          <table:table-cell office:value-type="float" office:value="0.125">
            <text:p>3:00</text:p>
          </table:table-cell>
          <table:table-cell office:value-type="float" office:value="0.208333333333333">
            <text:p>5:00</text:p>
          </table:table-cell>
          <table:table-cell office:value-type="float" office:value="0.548611111111111">
            <text:p>13:10</text:p>
          </table:table-cell>
          <table:table-cell office:value-type="float" office:value="0.780555555555556">
            <text:p>18:44</text:p>
          </table:table-cell>
          <table:table-cell office:value-type="float" office:value="0.888888888888889">
            <text:p>21:20</text:p>
          </table:table-cell>
          <table:table-cell office:value-type="float" office:value="0.954861111111111">
            <text:p>22:55</text:p>
          </table:table-cell>
          <table:table-cell/>
          <table:table-cell table:formula="of:=[.G176]-[.F176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4861111111111">
            <text:p>2:31</text:p>
          </table:table-cell>
          <table:table-cell office:value-type="float" office:value="0.125694444444444">
            <text:p>3:01</text:p>
          </table:table-cell>
          <table:table-cell office:value-type="float" office:value="0.209027777777778">
            <text:p>5:01</text:p>
          </table:table-cell>
          <table:table-cell office:value-type="float" office:value="0.548611111111111">
            <text:p>13:10</text:p>
          </table:table-cell>
          <table:table-cell office:value-type="float" office:value="0.780555555555556">
            <text:p>18:44</text:p>
          </table:table-cell>
          <table:table-cell office:value-type="float" office:value="0.888888888888889">
            <text:p>21:20</text:p>
          </table:table-cell>
          <table:table-cell office:value-type="float" office:value="0.954861111111111">
            <text:p>22:55</text:p>
          </table:table-cell>
          <table:table-cell/>
          <table:table-cell table:formula="of:=[.G177]-[.F177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4861111111111">
            <text:p>2:31</text:p>
          </table:table-cell>
          <table:table-cell office:value-type="float" office:value="0.125694444444444">
            <text:p>3:01</text:p>
          </table:table-cell>
          <table:table-cell office:value-type="float" office:value="0.209027777777778">
            <text:p>5:01</text:p>
          </table:table-cell>
          <table:table-cell office:value-type="float" office:value="0.549305555555556">
            <text:p>13:11</text:p>
          </table:table-cell>
          <table:table-cell office:value-type="float" office:value="0.780555555555556">
            <text:p>18:44</text:p>
          </table:table-cell>
          <table:table-cell office:value-type="float" office:value="0.888888888888889">
            <text:p>21:20</text:p>
          </table:table-cell>
          <table:table-cell office:value-type="float" office:value="0.954861111111111">
            <text:p>22:55</text:p>
          </table:table-cell>
          <table:table-cell/>
          <table:table-cell table:formula="of:=[.G178]-[.F178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5555555555556">
            <text:p>2:32</text:p>
          </table:table-cell>
          <table:table-cell office:value-type="float" office:value="0.126388888888889">
            <text:p>3:02</text:p>
          </table:table-cell>
          <table:table-cell office:value-type="float" office:value="0.209722222222222">
            <text:p>5:02</text:p>
          </table:table-cell>
          <table:table-cell office:value-type="float" office:value="0.549305555555556">
            <text:p>13:11</text:p>
          </table:table-cell>
          <table:table-cell office:value-type="float" office:value="0.780555555555556">
            <text:p>18:44</text:p>
          </table:table-cell>
          <table:table-cell office:value-type="float" office:value="0.888888888888889">
            <text:p>21:20</text:p>
          </table:table-cell>
          <table:table-cell office:value-type="float" office:value="0.954861111111111">
            <text:p>22:55</text:p>
          </table:table-cell>
          <table:table-cell/>
          <table:table-cell table:formula="of:=[.G179]-[.F179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5555555555556">
            <text:p>2:32</text:p>
          </table:table-cell>
          <table:table-cell office:value-type="float" office:value="0.126388888888889">
            <text:p>3:02</text:p>
          </table:table-cell>
          <table:table-cell office:value-type="float" office:value="0.209722222222222">
            <text:p>5:02</text:p>
          </table:table-cell>
          <table:table-cell office:value-type="float" office:value="0.549305555555556">
            <text:p>13:11</text:p>
          </table:table-cell>
          <table:table-cell office:value-type="float" office:value="0.780555555555556">
            <text:p>18:44</text:p>
          </table:table-cell>
          <table:table-cell office:value-type="float" office:value="0.888888888888889">
            <text:p>21:20</text:p>
          </table:table-cell>
          <table:table-cell office:value-type="float" office:value="0.954861111111111">
            <text:p>22:55</text:p>
          </table:table-cell>
          <table:table-cell/>
          <table:table-cell table:formula="of:=[.G180]-[.F180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625">
            <text:p>2:33</text:p>
          </table:table-cell>
          <table:table-cell office:value-type="float" office:value="0.127083333333333">
            <text:p>3:03</text:p>
          </table:table-cell>
          <table:table-cell office:value-type="float" office:value="0.210416666666667">
            <text:p>5:03</text:p>
          </table:table-cell>
          <table:table-cell office:value-type="float" office:value="0.549305555555556">
            <text:p>13:11</text:p>
          </table:table-cell>
          <table:table-cell office:value-type="float" office:value="0.780555555555556">
            <text:p>18:44</text:p>
          </table:table-cell>
          <table:table-cell office:value-type="float" office:value="0.888888888888889">
            <text:p>21:20</text:p>
          </table:table-cell>
          <table:table-cell office:value-type="float" office:value="0.954861111111111">
            <text:p>22:55</text:p>
          </table:table-cell>
          <table:table-cell/>
          <table:table-cell table:formula="of:=[.G181]-[.F181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625">
            <text:p>2:33</text:p>
          </table:table-cell>
          <table:table-cell office:value-type="float" office:value="0.127083333333333">
            <text:p>3:03</text:p>
          </table:table-cell>
          <table:table-cell office:value-type="float" office:value="0.210416666666667">
            <text:p>5:03</text:p>
          </table:table-cell>
          <table:table-cell office:value-type="float" office:value="0.549305555555556">
            <text:p>13:11</text:p>
          </table:table-cell>
          <table:table-cell office:value-type="float" office:value="0.780555555555556">
            <text:p>18:44</text:p>
          </table:table-cell>
          <table:table-cell office:value-type="float" office:value="0.888194444444444">
            <text:p>21:19</text:p>
          </table:table-cell>
          <table:table-cell office:value-type="float" office:value="0.954166666666667">
            <text:p>22:54</text:p>
          </table:table-cell>
          <table:table-cell/>
          <table:table-cell table:formula="of:=[.G182]-[.F182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6944444444444">
            <text:p>2:34</text:p>
          </table:table-cell>
          <table:table-cell office:value-type="float" office:value="0.127777777777778">
            <text:p>3:04</text:p>
          </table:table-cell>
          <table:table-cell office:value-type="float" office:value="0.211111111111111">
            <text:p>5:04</text:p>
          </table:table-cell>
          <table:table-cell office:value-type="float" office:value="0.55">
            <text:p>13:12</text:p>
          </table:table-cell>
          <table:table-cell office:value-type="float" office:value="0.780555555555556">
            <text:p>18:44</text:p>
          </table:table-cell>
          <table:table-cell office:value-type="float" office:value="0.888194444444444">
            <text:p>21:19</text:p>
          </table:table-cell>
          <table:table-cell office:value-type="float" office:value="0.954166666666667">
            <text:p>22:54</text:p>
          </table:table-cell>
          <table:table-cell/>
          <table:table-cell table:formula="of:=[.G183]-[.F183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7638888888889">
            <text:p>2:35</text:p>
          </table:table-cell>
          <table:table-cell office:value-type="float" office:value="0.128472222222222">
            <text:p>3:05</text:p>
          </table:table-cell>
          <table:table-cell office:value-type="float" office:value="0.211805555555556">
            <text:p>5:05</text:p>
          </table:table-cell>
          <table:table-cell office:value-type="float" office:value="0.55">
            <text:p>13:12</text:p>
          </table:table-cell>
          <table:table-cell office:value-type="float" office:value="0.780555555555556">
            <text:p>18:44</text:p>
          </table:table-cell>
          <table:table-cell office:value-type="float" office:value="0.888194444444444">
            <text:p>21:19</text:p>
          </table:table-cell>
          <table:table-cell office:value-type="float" office:value="0.954166666666667">
            <text:p>22:54</text:p>
          </table:table-cell>
          <table:table-cell/>
          <table:table-cell table:formula="of:=[.G184]-[.F184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7638888888889">
            <text:p>2:35</text:p>
          </table:table-cell>
          <table:table-cell office:value-type="float" office:value="0.128472222222222">
            <text:p>3:05</text:p>
          </table:table-cell>
          <table:table-cell office:value-type="float" office:value="0.211805555555556">
            <text:p>5:05</text:p>
          </table:table-cell>
          <table:table-cell office:value-type="float" office:value="0.55">
            <text:p>13:12</text:p>
          </table:table-cell>
          <table:table-cell office:value-type="float" office:value="0.780555555555556">
            <text:p>18:44</text:p>
          </table:table-cell>
          <table:table-cell office:value-type="float" office:value="0.8875">
            <text:p>21:18</text:p>
          </table:table-cell>
          <table:table-cell office:value-type="float" office:value="0.953472222222222">
            <text:p>22:53</text:p>
          </table:table-cell>
          <table:table-cell/>
          <table:table-cell table:formula="of:=[.G185]-[.F185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8333333333333">
            <text:p>2:36</text:p>
          </table:table-cell>
          <table:table-cell office:value-type="float" office:value="0.129166666666667">
            <text:p>3:06</text:p>
          </table:table-cell>
          <table:table-cell office:value-type="float" office:value="0.2125">
            <text:p>5:06</text:p>
          </table:table-cell>
          <table:table-cell office:value-type="float" office:value="0.55">
            <text:p>13:12</text:p>
          </table:table-cell>
          <table:table-cell office:value-type="float" office:value="0.780555555555556">
            <text:p>18:44</text:p>
          </table:table-cell>
          <table:table-cell office:value-type="float" office:value="0.8875">
            <text:p>21:18</text:p>
          </table:table-cell>
          <table:table-cell office:value-type="float" office:value="0.953472222222222">
            <text:p>22:53</text:p>
          </table:table-cell>
          <table:table-cell/>
          <table:table-cell table:formula="of:=[.G186]-[.F186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9027777777778">
            <text:p>2:37</text:p>
          </table:table-cell>
          <table:table-cell office:value-type="float" office:value="0.129861111111111">
            <text:p>3:07</text:p>
          </table:table-cell>
          <table:table-cell office:value-type="float" office:value="0.213194444444444">
            <text:p>5:07</text:p>
          </table:table-cell>
          <table:table-cell office:value-type="float" office:value="0.55">
            <text:p>13:12</text:p>
          </table:table-cell>
          <table:table-cell office:value-type="float" office:value="0.779861111111111">
            <text:p>18:43</text:p>
          </table:table-cell>
          <table:table-cell office:value-type="float" office:value="0.8875">
            <text:p>21:18</text:p>
          </table:table-cell>
          <table:table-cell office:value-type="float" office:value="0.953472222222222">
            <text:p>22:53</text:p>
          </table:table-cell>
          <table:table-cell/>
          <table:table-cell table:formula="of:=[.G187]-[.F187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09722222222222">
            <text:p>2:38</text:p>
          </table:table-cell>
          <table:table-cell office:value-type="float" office:value="0.130555555555556">
            <text:p>3:08</text:p>
          </table:table-cell>
          <table:table-cell office:value-type="float" office:value="0.213888888888889">
            <text:p>5:08</text:p>
          </table:table-cell>
          <table:table-cell office:value-type="float" office:value="0.550694444444444">
            <text:p>13:13</text:p>
          </table:table-cell>
          <table:table-cell office:value-type="float" office:value="0.779861111111111">
            <text:p>18:43</text:p>
          </table:table-cell>
          <table:table-cell office:value-type="float" office:value="0.886805555555556">
            <text:p>21:17</text:p>
          </table:table-cell>
          <table:table-cell office:value-type="float" office:value="0.952777777777778">
            <text:p>22:52</text:p>
          </table:table-cell>
          <table:table-cell/>
          <table:table-cell table:formula="of:=[.G188]-[.F188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10416666666667">
            <text:p>2:39</text:p>
          </table:table-cell>
          <table:table-cell office:value-type="float" office:value="0.13125">
            <text:p>3:09</text:p>
          </table:table-cell>
          <table:table-cell office:value-type="float" office:value="0.214583333333333">
            <text:p>5:09</text:p>
          </table:table-cell>
          <table:table-cell office:value-type="float" office:value="0.550694444444444">
            <text:p>13:13</text:p>
          </table:table-cell>
          <table:table-cell office:value-type="float" office:value="0.779861111111111">
            <text:p>18:43</text:p>
          </table:table-cell>
          <table:table-cell office:value-type="float" office:value="0.886111111111111">
            <text:p>21:16</text:p>
          </table:table-cell>
          <table:table-cell office:value-type="float" office:value="0.952083333333333">
            <text:p>22:51</text:p>
          </table:table-cell>
          <table:table-cell/>
          <table:table-cell table:formula="of:=[.G189]-[.F189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10416666666667">
            <text:p>2:39</text:p>
          </table:table-cell>
          <table:table-cell office:value-type="float" office:value="0.13125">
            <text:p>3:09</text:p>
          </table:table-cell>
          <table:table-cell office:value-type="float" office:value="0.214583333333333">
            <text:p>5:09</text:p>
          </table:table-cell>
          <table:table-cell office:value-type="float" office:value="0.550694444444444">
            <text:p>13:13</text:p>
          </table:table-cell>
          <table:table-cell office:value-type="float" office:value="0.779861111111111">
            <text:p>18:43</text:p>
          </table:table-cell>
          <table:table-cell office:value-type="float" office:value="0.886111111111111">
            <text:p>21:16</text:p>
          </table:table-cell>
          <table:table-cell office:value-type="float" office:value="0.952083333333333">
            <text:p>22:51</text:p>
          </table:table-cell>
          <table:table-cell/>
          <table:table-cell table:formula="of:=[.G190]-[.F190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11111111111111">
            <text:p>2:40</text:p>
          </table:table-cell>
          <table:table-cell office:value-type="float" office:value="0.131944444444444">
            <text:p>3:10</text:p>
          </table:table-cell>
          <table:table-cell office:value-type="float" office:value="0.215277777777778">
            <text:p>5:10</text:p>
          </table:table-cell>
          <table:table-cell office:value-type="float" office:value="0.550694444444444">
            <text:p>13:13</text:p>
          </table:table-cell>
          <table:table-cell office:value-type="float" office:value="0.779166666666667">
            <text:p>18:42</text:p>
          </table:table-cell>
          <table:table-cell office:value-type="float" office:value="0.885416666666667">
            <text:p>21:15</text:p>
          </table:table-cell>
          <table:table-cell office:value-type="float" office:value="0.951388888888889">
            <text:p>22:50</text:p>
          </table:table-cell>
          <table:table-cell/>
          <table:table-cell table:formula="of:=[.G191]-[.F191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11805555555556">
            <text:p>2:41</text:p>
          </table:table-cell>
          <table:table-cell office:value-type="float" office:value="0.132638888888889">
            <text:p>3:11</text:p>
          </table:table-cell>
          <table:table-cell office:value-type="float" office:value="0.215972222222222">
            <text:p>5:11</text:p>
          </table:table-cell>
          <table:table-cell office:value-type="float" office:value="0.550694444444444">
            <text:p>13:13</text:p>
          </table:table-cell>
          <table:table-cell office:value-type="float" office:value="0.779166666666667">
            <text:p>18:42</text:p>
          </table:table-cell>
          <table:table-cell office:value-type="float" office:value="0.884722222222222">
            <text:p>21:14</text:p>
          </table:table-cell>
          <table:table-cell office:value-type="float" office:value="0.950694444444444">
            <text:p>22:49</text:p>
          </table:table-cell>
          <table:table-cell/>
          <table:table-cell table:formula="of:=[.G192]-[.F192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125">
            <text:p>2:42</text:p>
          </table:table-cell>
          <table:table-cell office:value-type="float" office:value="0.133333333333333">
            <text:p>3:12</text:p>
          </table:table-cell>
          <table:table-cell office:value-type="float" office:value="0.216666666666667">
            <text:p>5:12</text:p>
          </table:table-cell>
          <table:table-cell office:value-type="float" office:value="0.550694444444444">
            <text:p>13:13</text:p>
          </table:table-cell>
          <table:table-cell office:value-type="float" office:value="0.779166666666667">
            <text:p>18:42</text:p>
          </table:table-cell>
          <table:table-cell office:value-type="float" office:value="0.884722222222222">
            <text:p>21:14</text:p>
          </table:table-cell>
          <table:table-cell office:value-type="float" office:value="0.950694444444444">
            <text:p>22:49</text:p>
          </table:table-cell>
          <table:table-cell/>
          <table:table-cell table:formula="of:=[.G193]-[.F193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13194444444444">
            <text:p>2:43</text:p>
          </table:table-cell>
          <table:table-cell office:value-type="float" office:value="0.134027777777778">
            <text:p>3:13</text:p>
          </table:table-cell>
          <table:table-cell office:value-type="float" office:value="0.217361111111111">
            <text:p>5:13</text:p>
          </table:table-cell>
          <table:table-cell office:value-type="float" office:value="0.550694444444444">
            <text:p>13:13</text:p>
          </table:table-cell>
          <table:table-cell office:value-type="float" office:value="0.778472222222222">
            <text:p>18:41</text:p>
          </table:table-cell>
          <table:table-cell office:value-type="float" office:value="0.884027777777778">
            <text:p>21:13</text:p>
          </table:table-cell>
          <table:table-cell office:value-type="float" office:value="0.95">
            <text:p>22:48</text:p>
          </table:table-cell>
          <table:table-cell/>
          <table:table-cell table:formula="of:=[.G194]-[.F194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13888888888889">
            <text:p>2:44</text:p>
          </table:table-cell>
          <table:table-cell office:value-type="float" office:value="0.134722222222222">
            <text:p>3:14</text:p>
          </table:table-cell>
          <table:table-cell office:value-type="float" office:value="0.218055555555556">
            <text:p>5:14</text:p>
          </table:table-cell>
          <table:table-cell office:value-type="float" office:value="0.550694444444444">
            <text:p>13:13</text:p>
          </table:table-cell>
          <table:table-cell office:value-type="float" office:value="0.778472222222222">
            <text:p>18:41</text:p>
          </table:table-cell>
          <table:table-cell office:value-type="float" office:value="0.883333333333333">
            <text:p>21:12</text:p>
          </table:table-cell>
          <table:table-cell office:value-type="float" office:value="0.949305555555556">
            <text:p>22:47</text:p>
          </table:table-cell>
          <table:table-cell/>
          <table:table-cell table:formula="of:=[.G195]-[.F195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14583333333333">
            <text:p>2:45</text:p>
          </table:table-cell>
          <table:table-cell office:value-type="float" office:value="0.135416666666667">
            <text:p>3:15</text:p>
          </table:table-cell>
          <table:table-cell office:value-type="float" office:value="0.21875">
            <text:p>5:15</text:p>
          </table:table-cell>
          <table:table-cell office:value-type="float" office:value="0.551388888888889">
            <text:p>13:14</text:p>
          </table:table-cell>
          <table:table-cell office:value-type="float" office:value="0.778472222222222">
            <text:p>18:41</text:p>
          </table:table-cell>
          <table:table-cell office:value-type="float" office:value="0.882638888888889">
            <text:p>21:11</text:p>
          </table:table-cell>
          <table:table-cell office:value-type="float" office:value="0.948611111111111">
            <text:p>22:46</text:p>
          </table:table-cell>
          <table:table-cell/>
          <table:table-cell table:formula="of:=[.G196]-[.F196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15972222222222">
            <text:p>2:47</text:p>
          </table:table-cell>
          <table:table-cell office:value-type="float" office:value="0.136805555555556">
            <text:p>3:17</text:p>
          </table:table-cell>
          <table:table-cell office:value-type="float" office:value="0.220138888888889">
            <text:p>5:17</text:p>
          </table:table-cell>
          <table:table-cell office:value-type="float" office:value="0.551388888888889">
            <text:p>13:14</text:p>
          </table:table-cell>
          <table:table-cell office:value-type="float" office:value="0.777777777777778">
            <text:p>18:40</text:p>
          </table:table-cell>
          <table:table-cell office:value-type="float" office:value="0.881944444444444">
            <text:p>21:10</text:p>
          </table:table-cell>
          <table:table-cell office:value-type="float" office:value="0.947916666666667">
            <text:p>22:45</text:p>
          </table:table-cell>
          <table:table-cell/>
          <table:table-cell table:formula="of:=[.G197]-[.F197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16666666666667">
            <text:p>2:48</text:p>
          </table:table-cell>
          <table:table-cell office:value-type="float" office:value="0.1375">
            <text:p>3:18</text:p>
          </table:table-cell>
          <table:table-cell office:value-type="float" office:value="0.220833333333333">
            <text:p>5:18</text:p>
          </table:table-cell>
          <table:table-cell office:value-type="float" office:value="0.551388888888889">
            <text:p>13:14</text:p>
          </table:table-cell>
          <table:table-cell office:value-type="float" office:value="0.777777777777778">
            <text:p>18:40</text:p>
          </table:table-cell>
          <table:table-cell office:value-type="float" office:value="0.88125">
            <text:p>21:09</text:p>
          </table:table-cell>
          <table:table-cell office:value-type="float" office:value="0.947222222222222">
            <text:p>22:44</text:p>
          </table:table-cell>
          <table:table-cell/>
          <table:table-cell table:formula="of:=[.G198]-[.F198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17361111111111">
            <text:p>2:49</text:p>
          </table:table-cell>
          <table:table-cell office:value-type="float" office:value="0.138194444444444">
            <text:p>3:19</text:p>
          </table:table-cell>
          <table:table-cell office:value-type="float" office:value="0.221527777777778">
            <text:p>5:19</text:p>
          </table:table-cell>
          <table:table-cell office:value-type="float" office:value="0.551388888888889">
            <text:p>13:14</text:p>
          </table:table-cell>
          <table:table-cell office:value-type="float" office:value="0.777083333333333">
            <text:p>18:39</text:p>
          </table:table-cell>
          <table:table-cell office:value-type="float" office:value="0.880555555555556">
            <text:p>21:08</text:p>
          </table:table-cell>
          <table:table-cell office:value-type="float" office:value="0.946527777777778">
            <text:p>22:43</text:p>
          </table:table-cell>
          <table:table-cell/>
          <table:table-cell table:formula="of:=[.G199]-[.F199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18055555555556">
            <text:p>2:50</text:p>
          </table:table-cell>
          <table:table-cell office:value-type="float" office:value="0.138888888888889">
            <text:p>3:20</text:p>
          </table:table-cell>
          <table:table-cell office:value-type="float" office:value="0.222222222222222">
            <text:p>5:20</text:p>
          </table:table-cell>
          <table:table-cell office:value-type="float" office:value="0.551388888888889">
            <text:p>13:14</text:p>
          </table:table-cell>
          <table:table-cell office:value-type="float" office:value="0.777083333333333">
            <text:p>18:39</text:p>
          </table:table-cell>
          <table:table-cell office:value-type="float" office:value="0.879861111111111">
            <text:p>21:07</text:p>
          </table:table-cell>
          <table:table-cell office:value-type="float" office:value="0.945833333333333">
            <text:p>22:42</text:p>
          </table:table-cell>
          <table:table-cell/>
          <table:table-cell table:formula="of:=[.G200]-[.F200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1875">
            <text:p>2:51</text:p>
          </table:table-cell>
          <table:table-cell office:value-type="float" office:value="0.139583333333333">
            <text:p>3:21</text:p>
          </table:table-cell>
          <table:table-cell office:value-type="float" office:value="0.222916666666667">
            <text:p>5:21</text:p>
          </table:table-cell>
          <table:table-cell office:value-type="float" office:value="0.551388888888889">
            <text:p>13:14</text:p>
          </table:table-cell>
          <table:table-cell office:value-type="float" office:value="0.776388888888889">
            <text:p>18:38</text:p>
          </table:table-cell>
          <table:table-cell office:value-type="float" office:value="0.879166666666667">
            <text:p>21:06</text:p>
          </table:table-cell>
          <table:table-cell office:value-type="float" office:value="0.945138888888889">
            <text:p>22:41</text:p>
          </table:table-cell>
          <table:table-cell/>
          <table:table-cell table:formula="of:=[.G201]-[.F201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19444444444444">
            <text:p>2:52</text:p>
          </table:table-cell>
          <table:table-cell office:value-type="float" office:value="0.140277777777778">
            <text:p>3:22</text:p>
          </table:table-cell>
          <table:table-cell office:value-type="float" office:value="0.223611111111111">
            <text:p>5:22</text:p>
          </table:table-cell>
          <table:table-cell office:value-type="float" office:value="0.551388888888889">
            <text:p>13:14</text:p>
          </table:table-cell>
          <table:table-cell office:value-type="float" office:value="0.775694444444445">
            <text:p>18:37</text:p>
          </table:table-cell>
          <table:table-cell office:value-type="float" office:value="0.878472222222222">
            <text:p>21:05</text:p>
          </table:table-cell>
          <table:table-cell office:value-type="float" office:value="0.944444444444444">
            <text:p>22:40</text:p>
          </table:table-cell>
          <table:table-cell/>
          <table:table-cell table:formula="of:=[.G202]-[.F202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20833333333333">
            <text:p>2:54</text:p>
          </table:table-cell>
          <table:table-cell office:value-type="float" office:value="0.141666666666667">
            <text:p>3:24</text:p>
          </table:table-cell>
          <table:table-cell office:value-type="float" office:value="0.225">
            <text:p>5:24</text:p>
          </table:table-cell>
          <table:table-cell office:value-type="float" office:value="0.551388888888889">
            <text:p>13:14</text:p>
          </table:table-cell>
          <table:table-cell office:value-type="float" office:value="0.775694444444445">
            <text:p>18:37</text:p>
          </table:table-cell>
          <table:table-cell office:value-type="float" office:value="0.877777777777778">
            <text:p>21:04</text:p>
          </table:table-cell>
          <table:table-cell office:value-type="float" office:value="0.94375">
            <text:p>22:39</text:p>
          </table:table-cell>
          <table:table-cell/>
          <table:table-cell table:formula="of:=[.G203]-[.F203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21527777777778">
            <text:p>2:55</text:p>
          </table:table-cell>
          <table:table-cell office:value-type="float" office:value="0.142361111111111">
            <text:p>3:25</text:p>
          </table:table-cell>
          <table:table-cell office:value-type="float" office:value="0.225694444444444">
            <text:p>5:25</text:p>
          </table:table-cell>
          <table:table-cell office:value-type="float" office:value="0.551388888888889">
            <text:p>13:14</text:p>
          </table:table-cell>
          <table:table-cell office:value-type="float" office:value="0.775">
            <text:p>18:36</text:p>
          </table:table-cell>
          <table:table-cell office:value-type="float" office:value="0.877083333333333">
            <text:p>21:03</text:p>
          </table:table-cell>
          <table:table-cell office:value-type="float" office:value="0.943055555555556">
            <text:p>22:38</text:p>
          </table:table-cell>
          <table:table-cell/>
          <table:table-cell table:formula="of:=[.G204]-[.F204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22222222222222">
            <text:p>2:56</text:p>
          </table:table-cell>
          <table:table-cell office:value-type="float" office:value="0.143055555555556">
            <text:p>3:26</text:p>
          </table:table-cell>
          <table:table-cell office:value-type="float" office:value="0.226388888888889">
            <text:p>5:26</text:p>
          </table:table-cell>
          <table:table-cell office:value-type="float" office:value="0.551388888888889">
            <text:p>13:14</text:p>
          </table:table-cell>
          <table:table-cell office:value-type="float" office:value="0.774305555555555">
            <text:p>18:35</text:p>
          </table:table-cell>
          <table:table-cell office:value-type="float" office:value="0.876388888888889">
            <text:p>21:02</text:p>
          </table:table-cell>
          <table:table-cell office:value-type="float" office:value="0.942361111111111">
            <text:p>22:37</text:p>
          </table:table-cell>
          <table:table-cell/>
          <table:table-cell table:formula="of:=[.G205]-[.F205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22916666666667">
            <text:p>2:57</text:p>
          </table:table-cell>
          <table:table-cell office:value-type="float" office:value="0.14375">
            <text:p>3:27</text:p>
          </table:table-cell>
          <table:table-cell office:value-type="float" office:value="0.227083333333333">
            <text:p>5:27</text:p>
          </table:table-cell>
          <table:table-cell office:value-type="float" office:value="0.551388888888889">
            <text:p>13:14</text:p>
          </table:table-cell>
          <table:table-cell office:value-type="float" office:value="0.774305555555555">
            <text:p>18:35</text:p>
          </table:table-cell>
          <table:table-cell office:value-type="float" office:value="0.875">
            <text:p>21:00</text:p>
          </table:table-cell>
          <table:table-cell office:value-type="float" office:value="0.940972222222222">
            <text:p>22:35</text:p>
          </table:table-cell>
          <table:table-cell/>
          <table:table-cell table:formula="of:=[.G206]-[.F206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24305555555556">
            <text:p>2:59</text:p>
          </table:table-cell>
          <table:table-cell office:value-type="float" office:value="0.145138888888889">
            <text:p>3:29</text:p>
          </table:table-cell>
          <table:table-cell office:value-type="float" office:value="0.228472222222222">
            <text:p>5:29</text:p>
          </table:table-cell>
          <table:table-cell office:value-type="float" office:value="0.551388888888889">
            <text:p>13:14</text:p>
          </table:table-cell>
          <table:table-cell office:value-type="float" office:value="0.773611111111111">
            <text:p>18:34</text:p>
          </table:table-cell>
          <table:table-cell office:value-type="float" office:value="0.874305555555556">
            <text:p>20:59</text:p>
          </table:table-cell>
          <table:table-cell office:value-type="float" office:value="0.940277777777778">
            <text:p>22:34</text:p>
          </table:table-cell>
          <table:table-cell/>
          <table:table-cell table:formula="of:=[.G207]-[.F207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25">
            <text:p>3:00</text:p>
          </table:table-cell>
          <table:table-cell office:value-type="float" office:value="0.145833333333333">
            <text:p>3:30</text:p>
          </table:table-cell>
          <table:table-cell office:value-type="float" office:value="0.229166666666667">
            <text:p>5:30</text:p>
          </table:table-cell>
          <table:table-cell office:value-type="float" office:value="0.551388888888889">
            <text:p>13:14</text:p>
          </table:table-cell>
          <table:table-cell office:value-type="float" office:value="0.772916666666667">
            <text:p>18:33</text:p>
          </table:table-cell>
          <table:table-cell office:value-type="float" office:value="0.873611111111111">
            <text:p>20:58</text:p>
          </table:table-cell>
          <table:table-cell office:value-type="float" office:value="0.939583333333333">
            <text:p>22:33</text:p>
          </table:table-cell>
          <table:table-cell/>
          <table:table-cell table:formula="of:=[.G208]-[.F208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25694444444444">
            <text:p>3:01</text:p>
          </table:table-cell>
          <table:table-cell office:value-type="float" office:value="0.146527777777778">
            <text:p>3:31</text:p>
          </table:table-cell>
          <table:table-cell office:value-type="float" office:value="0.229861111111111">
            <text:p>5:31</text:p>
          </table:table-cell>
          <table:table-cell office:value-type="float" office:value="0.551388888888889">
            <text:p>13:14</text:p>
          </table:table-cell>
          <table:table-cell office:value-type="float" office:value="0.772222222222222">
            <text:p>18:32</text:p>
          </table:table-cell>
          <table:table-cell office:value-type="float" office:value="0.872222222222222">
            <text:p>20:56</text:p>
          </table:table-cell>
          <table:table-cell office:value-type="float" office:value="0.938194444444444">
            <text:p>22:31</text:p>
          </table:table-cell>
          <table:table-cell/>
          <table:table-cell table:formula="of:=[.G209]-[.F209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27083333333333">
            <text:p>3:03</text:p>
          </table:table-cell>
          <table:table-cell office:value-type="float" office:value="0.147916666666667">
            <text:p>3:33</text:p>
          </table:table-cell>
          <table:table-cell office:value-type="float" office:value="0.23125">
            <text:p>5:33</text:p>
          </table:table-cell>
          <table:table-cell office:value-type="float" office:value="0.551388888888889">
            <text:p>13:14</text:p>
          </table:table-cell>
          <table:table-cell office:value-type="float" office:value="0.772222222222222">
            <text:p>18:32</text:p>
          </table:table-cell>
          <table:table-cell office:value-type="float" office:value="0.871527777777778">
            <text:p>20:55</text:p>
          </table:table-cell>
          <table:table-cell office:value-type="float" office:value="0.9375">
            <text:p>22:30</text:p>
          </table:table-cell>
          <table:table-cell/>
          <table:table-cell table:formula="of:=[.G210]-[.F210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27777777777778">
            <text:p>3:04</text:p>
          </table:table-cell>
          <table:table-cell office:value-type="float" office:value="0.148611111111111">
            <text:p>3:34</text:p>
          </table:table-cell>
          <table:table-cell office:value-type="float" office:value="0.231944444444444">
            <text:p>5:34</text:p>
          </table:table-cell>
          <table:table-cell office:value-type="float" office:value="0.551388888888889">
            <text:p>13:14</text:p>
          </table:table-cell>
          <table:table-cell office:value-type="float" office:value="0.771527777777778">
            <text:p>18:31</text:p>
          </table:table-cell>
          <table:table-cell office:value-type="float" office:value="0.870138888888889">
            <text:p>20:53</text:p>
          </table:table-cell>
          <table:table-cell office:value-type="float" office:value="0.936111111111111">
            <text:p>22:28</text:p>
          </table:table-cell>
          <table:table-cell/>
          <table:table-cell table:formula="of:=[.G211]-[.F211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28472222222222">
            <text:p>3:05</text:p>
          </table:table-cell>
          <table:table-cell office:value-type="float" office:value="0.149305555555556">
            <text:p>3:35</text:p>
          </table:table-cell>
          <table:table-cell office:value-type="float" office:value="0.232638888888889">
            <text:p>5:35</text:p>
          </table:table-cell>
          <table:table-cell office:value-type="float" office:value="0.551388888888889">
            <text:p>13:14</text:p>
          </table:table-cell>
          <table:table-cell office:value-type="float" office:value="0.770833333333333">
            <text:p>18:30</text:p>
          </table:table-cell>
          <table:table-cell office:value-type="float" office:value="0.869444444444444">
            <text:p>20:52</text:p>
          </table:table-cell>
          <table:table-cell office:value-type="float" office:value="0.935416666666667">
            <text:p>22:27</text:p>
          </table:table-cell>
          <table:table-cell/>
          <table:table-cell table:formula="of:=[.G212]-[.F212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29861111111111">
            <text:p>3:07</text:p>
          </table:table-cell>
          <table:table-cell office:value-type="float" office:value="0.150694444444444">
            <text:p>3:37</text:p>
          </table:table-cell>
          <table:table-cell office:value-type="float" office:value="0.234027777777778">
            <text:p>5:37</text:p>
          </table:table-cell>
          <table:table-cell office:value-type="float" office:value="0.551388888888889">
            <text:p>13:14</text:p>
          </table:table-cell>
          <table:table-cell office:value-type="float" office:value="0.770138888888889">
            <text:p>18:29</text:p>
          </table:table-cell>
          <table:table-cell office:value-type="float" office:value="0.868055555555555">
            <text:p>20:50</text:p>
          </table:table-cell>
          <table:table-cell office:value-type="float" office:value="0.934027777777778">
            <text:p>22:25</text:p>
          </table:table-cell>
          <table:table-cell/>
          <table:table-cell table:formula="of:=[.G213]-[.F213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30555555555556">
            <text:p>3:08</text:p>
          </table:table-cell>
          <table:table-cell office:value-type="float" office:value="0.151388888888889">
            <text:p>3:38</text:p>
          </table:table-cell>
          <table:table-cell office:value-type="float" office:value="0.234722222222222">
            <text:p>5:38</text:p>
          </table:table-cell>
          <table:table-cell office:value-type="float" office:value="0.551388888888889">
            <text:p>13:14</text:p>
          </table:table-cell>
          <table:table-cell office:value-type="float" office:value="0.769444444444444">
            <text:p>18:28</text:p>
          </table:table-cell>
          <table:table-cell office:value-type="float" office:value="0.867361111111111">
            <text:p>20:49</text:p>
          </table:table-cell>
          <table:table-cell office:value-type="float" office:value="0.933333333333333">
            <text:p>22:24</text:p>
          </table:table-cell>
          <table:table-cell/>
          <table:table-cell table:formula="of:=[.G214]-[.F214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31944444444444">
            <text:p>3:10</text:p>
          </table:table-cell>
          <table:table-cell office:value-type="float" office:value="0.152777777777778">
            <text:p>3:40</text:p>
          </table:table-cell>
          <table:table-cell office:value-type="float" office:value="0.236111111111111">
            <text:p>5:40</text:p>
          </table:table-cell>
          <table:table-cell office:value-type="float" office:value="0.551388888888889">
            <text:p>13:14</text:p>
          </table:table-cell>
          <table:table-cell office:value-type="float" office:value="0.76875">
            <text:p>18:27</text:p>
          </table:table-cell>
          <table:table-cell office:value-type="float" office:value="0.865972222222222">
            <text:p>20:47</text:p>
          </table:table-cell>
          <table:table-cell office:value-type="float" office:value="0.931944444444444">
            <text:p>22:22</text:p>
          </table:table-cell>
          <table:table-cell/>
          <table:table-cell table:formula="of:=[.G215]-[.F215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32638888888889">
            <text:p>3:11</text:p>
          </table:table-cell>
          <table:table-cell office:value-type="float" office:value="0.153472222222222">
            <text:p>3:41</text:p>
          </table:table-cell>
          <table:table-cell office:value-type="float" office:value="0.236805555555556">
            <text:p>5:41</text:p>
          </table:table-cell>
          <table:table-cell office:value-type="float" office:value="0.551388888888889">
            <text:p>13:14</text:p>
          </table:table-cell>
          <table:table-cell office:value-type="float" office:value="0.768055555555556">
            <text:p>18:26</text:p>
          </table:table-cell>
          <table:table-cell office:value-type="float" office:value="0.865277777777778">
            <text:p>20:46</text:p>
          </table:table-cell>
          <table:table-cell office:value-type="float" office:value="0.93125">
            <text:p>22:21</text:p>
          </table:table-cell>
          <table:table-cell/>
          <table:table-cell table:formula="of:=[.G216]-[.F216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33333333333333">
            <text:p>3:12</text:p>
          </table:table-cell>
          <table:table-cell office:value-type="float" office:value="0.154166666666667">
            <text:p>3:42</text:p>
          </table:table-cell>
          <table:table-cell office:value-type="float" office:value="0.2375">
            <text:p>5:42</text:p>
          </table:table-cell>
          <table:table-cell office:value-type="float" office:value="0.551388888888889">
            <text:p>13:14</text:p>
          </table:table-cell>
          <table:table-cell office:value-type="float" office:value="0.767361111111111">
            <text:p>18:25</text:p>
          </table:table-cell>
          <table:table-cell office:value-type="float" office:value="0.863888888888889">
            <text:p>20:44</text:p>
          </table:table-cell>
          <table:table-cell office:value-type="float" office:value="0.929861111111111">
            <text:p>22:19</text:p>
          </table:table-cell>
          <table:table-cell/>
          <table:table-cell table:formula="of:=[.G217]-[.F217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34722222222222">
            <text:p>3:14</text:p>
          </table:table-cell>
          <table:table-cell office:value-type="float" office:value="0.155555555555556">
            <text:p>3:44</text:p>
          </table:table-cell>
          <table:table-cell office:value-type="float" office:value="0.238888888888889">
            <text:p>5:44</text:p>
          </table:table-cell>
          <table:table-cell office:value-type="float" office:value="0.551388888888889">
            <text:p>13:14</text:p>
          </table:table-cell>
          <table:table-cell office:value-type="float" office:value="0.766666666666667">
            <text:p>18:24</text:p>
          </table:table-cell>
          <table:table-cell office:value-type="float" office:value="0.863194444444444">
            <text:p>20:43</text:p>
          </table:table-cell>
          <table:table-cell office:value-type="float" office:value="0.929166666666667">
            <text:p>22:18</text:p>
          </table:table-cell>
          <table:table-cell/>
          <table:table-cell table:formula="of:=[.G218]-[.F218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35416666666667">
            <text:p>3:15</text:p>
          </table:table-cell>
          <table:table-cell office:value-type="float" office:value="0.15625">
            <text:p>3:45</text:p>
          </table:table-cell>
          <table:table-cell office:value-type="float" office:value="0.239583333333333">
            <text:p>5:45</text:p>
          </table:table-cell>
          <table:table-cell office:value-type="float" office:value="0.551388888888889">
            <text:p>13:14</text:p>
          </table:table-cell>
          <table:table-cell office:value-type="float" office:value="0.765972222222222">
            <text:p>18:23</text:p>
          </table:table-cell>
          <table:table-cell office:value-type="float" office:value="0.861805555555556">
            <text:p>20:41</text:p>
          </table:table-cell>
          <table:table-cell office:value-type="float" office:value="0.927777777777778">
            <text:p>22:16</text:p>
          </table:table-cell>
          <table:table-cell/>
          <table:table-cell table:formula="of:=[.G219]-[.F219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36805555555556">
            <text:p>3:17</text:p>
          </table:table-cell>
          <table:table-cell office:value-type="float" office:value="0.157638888888889">
            <text:p>3:47</text:p>
          </table:table-cell>
          <table:table-cell office:value-type="float" office:value="0.240972222222222">
            <text:p>5:47</text:p>
          </table:table-cell>
          <table:table-cell office:value-type="float" office:value="0.550694444444444">
            <text:p>13:13</text:p>
          </table:table-cell>
          <table:table-cell office:value-type="float" office:value="0.765277777777778">
            <text:p>18:22</text:p>
          </table:table-cell>
          <table:table-cell office:value-type="float" office:value="0.860416666666667">
            <text:p>20:39</text:p>
          </table:table-cell>
          <table:table-cell office:value-type="float" office:value="0.926388888888889">
            <text:p>22:14</text:p>
          </table:table-cell>
          <table:table-cell/>
          <table:table-cell table:formula="of:=[.G220]-[.F220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375">
            <text:p>3:18</text:p>
          </table:table-cell>
          <table:table-cell office:value-type="float" office:value="0.158333333333333">
            <text:p>3:48</text:p>
          </table:table-cell>
          <table:table-cell office:value-type="float" office:value="0.241666666666667">
            <text:p>5:48</text:p>
          </table:table-cell>
          <table:table-cell office:value-type="float" office:value="0.550694444444444">
            <text:p>13:13</text:p>
          </table:table-cell>
          <table:table-cell office:value-type="float" office:value="0.764583333333334">
            <text:p>18:21</text:p>
          </table:table-cell>
          <table:table-cell office:value-type="float" office:value="0.859027777777778">
            <text:p>20:37</text:p>
          </table:table-cell>
          <table:table-cell office:value-type="float" office:value="0.925">
            <text:p>22:12</text:p>
          </table:table-cell>
          <table:table-cell/>
          <table:table-cell table:formula="of:=[.G221]-[.F221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38888888888889">
            <text:p>3:20</text:p>
          </table:table-cell>
          <table:table-cell office:value-type="float" office:value="0.159722222222222">
            <text:p>3:50</text:p>
          </table:table-cell>
          <table:table-cell office:value-type="float" office:value="0.243055555555556">
            <text:p>5:50</text:p>
          </table:table-cell>
          <table:table-cell office:value-type="float" office:value="0.550694444444444">
            <text:p>13:13</text:p>
          </table:table-cell>
          <table:table-cell office:value-type="float" office:value="0.763888888888889">
            <text:p>18:20</text:p>
          </table:table-cell>
          <table:table-cell office:value-type="float" office:value="0.858333333333333">
            <text:p>20:36</text:p>
          </table:table-cell>
          <table:table-cell office:value-type="float" office:value="0.924305555555556">
            <text:p>22:11</text:p>
          </table:table-cell>
          <table:table-cell/>
          <table:table-cell table:formula="of:=[.G222]-[.F222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39583333333333">
            <text:p>3:21</text:p>
          </table:table-cell>
          <table:table-cell office:value-type="float" office:value="0.160416666666667">
            <text:p>3:51</text:p>
          </table:table-cell>
          <table:table-cell office:value-type="float" office:value="0.24375">
            <text:p>5:51</text:p>
          </table:table-cell>
          <table:table-cell office:value-type="float" office:value="0.550694444444444">
            <text:p>13:13</text:p>
          </table:table-cell>
          <table:table-cell office:value-type="float" office:value="0.7625">
            <text:p>18:18</text:p>
          </table:table-cell>
          <table:table-cell office:value-type="float" office:value="0.856944444444444">
            <text:p>20:34</text:p>
          </table:table-cell>
          <table:table-cell office:value-type="float" office:value="0.922916666666667">
            <text:p>22:09</text:p>
          </table:table-cell>
          <table:table-cell/>
          <table:table-cell table:formula="of:=[.G223]-[.F223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40972222222222">
            <text:p>3:23</text:p>
          </table:table-cell>
          <table:table-cell office:value-type="float" office:value="0.161805555555556">
            <text:p>3:53</text:p>
          </table:table-cell>
          <table:table-cell office:value-type="float" office:value="0.245138888888889">
            <text:p>5:53</text:p>
          </table:table-cell>
          <table:table-cell office:value-type="float" office:value="0.550694444444444">
            <text:p>13:13</text:p>
          </table:table-cell>
          <table:table-cell office:value-type="float" office:value="0.761805555555556">
            <text:p>18:17</text:p>
          </table:table-cell>
          <table:table-cell office:value-type="float" office:value="0.855555555555556">
            <text:p>20:32</text:p>
          </table:table-cell>
          <table:table-cell office:value-type="float" office:value="0.921527777777778">
            <text:p>22:07</text:p>
          </table:table-cell>
          <table:table-cell/>
          <table:table-cell table:formula="of:=[.G224]-[.F224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41666666666667">
            <text:p>3:24</text:p>
          </table:table-cell>
          <table:table-cell office:value-type="float" office:value="0.1625">
            <text:p>3:54</text:p>
          </table:table-cell>
          <table:table-cell office:value-type="float" office:value="0.245833333333333">
            <text:p>5:54</text:p>
          </table:table-cell>
          <table:table-cell office:value-type="float" office:value="0.550694444444444">
            <text:p>13:13</text:p>
          </table:table-cell>
          <table:table-cell office:value-type="float" office:value="0.761111111111111">
            <text:p>18:16</text:p>
          </table:table-cell>
          <table:table-cell office:value-type="float" office:value="0.854166666666667">
            <text:p>20:30</text:p>
          </table:table-cell>
          <table:table-cell office:value-type="float" office:value="0.920138888888889">
            <text:p>22:05</text:p>
          </table:table-cell>
          <table:table-cell/>
          <table:table-cell table:formula="of:=[.G225]-[.F225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43055555555556">
            <text:p>3:26</text:p>
          </table:table-cell>
          <table:table-cell office:value-type="float" office:value="0.163888888888889">
            <text:p>3:56</text:p>
          </table:table-cell>
          <table:table-cell office:value-type="float" office:value="0.247222222222222">
            <text:p>5:56</text:p>
          </table:table-cell>
          <table:table-cell office:value-type="float" office:value="0.55">
            <text:p>13:12</text:p>
          </table:table-cell>
          <table:table-cell office:value-type="float" office:value="0.760416666666667">
            <text:p>18:15</text:p>
          </table:table-cell>
          <table:table-cell office:value-type="float" office:value="0.853472222222222">
            <text:p>20:29</text:p>
          </table:table-cell>
          <table:table-cell office:value-type="float" office:value="0.919444444444444">
            <text:p>22:04</text:p>
          </table:table-cell>
          <table:table-cell/>
          <table:table-cell table:formula="of:=[.G226]-[.F226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4375">
            <text:p>3:27</text:p>
          </table:table-cell>
          <table:table-cell office:value-type="float" office:value="0.164583333333333">
            <text:p>3:57</text:p>
          </table:table-cell>
          <table:table-cell office:value-type="float" office:value="0.247916666666667">
            <text:p>5:57</text:p>
          </table:table-cell>
          <table:table-cell office:value-type="float" office:value="0.55">
            <text:p>13:12</text:p>
          </table:table-cell>
          <table:table-cell office:value-type="float" office:value="0.759027777777778">
            <text:p>18:13</text:p>
          </table:table-cell>
          <table:table-cell office:value-type="float" office:value="0.852083333333333">
            <text:p>20:27</text:p>
          </table:table-cell>
          <table:table-cell office:value-type="float" office:value="0.918055555555556">
            <text:p>22:02</text:p>
          </table:table-cell>
          <table:table-cell/>
          <table:table-cell table:formula="of:=[.G227]-[.F227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44444444444444">
            <text:p>3:28</text:p>
          </table:table-cell>
          <table:table-cell office:value-type="float" office:value="0.165277777777778">
            <text:p>3:58</text:p>
          </table:table-cell>
          <table:table-cell office:value-type="float" office:value="0.248611111111111">
            <text:p>5:58</text:p>
          </table:table-cell>
          <table:table-cell office:value-type="float" office:value="0.55">
            <text:p>13:12</text:p>
          </table:table-cell>
          <table:table-cell office:value-type="float" office:value="0.758333333333333">
            <text:p>18:12</text:p>
          </table:table-cell>
          <table:table-cell office:value-type="float" office:value="0.850694444444444">
            <text:p>20:25</text:p>
          </table:table-cell>
          <table:table-cell office:value-type="float" office:value="0.916666666666667">
            <text:p>22:00</text:p>
          </table:table-cell>
          <table:table-cell/>
          <table:table-cell table:formula="of:=[.G228]-[.F228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45833333333333">
            <text:p>3:30</text:p>
          </table:table-cell>
          <table:table-cell office:value-type="float" office:value="0.166666666666667">
            <text:p>4:00</text:p>
          </table:table-cell>
          <table:table-cell office:value-type="float" office:value="0.25">
            <text:p>6:00</text:p>
          </table:table-cell>
          <table:table-cell office:value-type="float" office:value="0.55">
            <text:p>13:12</text:p>
          </table:table-cell>
          <table:table-cell office:value-type="float" office:value="0.757638888888889">
            <text:p>18:11</text:p>
          </table:table-cell>
          <table:table-cell office:value-type="float" office:value="0.849305555555556">
            <text:p>20:23</text:p>
          </table:table-cell>
          <table:table-cell office:value-type="float" office:value="0.915277777777778">
            <text:p>21:58</text:p>
          </table:table-cell>
          <table:table-cell/>
          <table:table-cell table:formula="of:=[.G229]-[.F229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46527777777778">
            <text:p>3:31</text:p>
          </table:table-cell>
          <table:table-cell office:value-type="float" office:value="0.167361111111111">
            <text:p>4:01</text:p>
          </table:table-cell>
          <table:table-cell office:value-type="float" office:value="0.250694444444444">
            <text:p>6:01</text:p>
          </table:table-cell>
          <table:table-cell office:value-type="float" office:value="0.55">
            <text:p>13:12</text:p>
          </table:table-cell>
          <table:table-cell office:value-type="float" office:value="0.75625">
            <text:p>18:09</text:p>
          </table:table-cell>
          <table:table-cell office:value-type="float" office:value="0.847916666666667">
            <text:p>20:21</text:p>
          </table:table-cell>
          <table:table-cell office:value-type="float" office:value="0.913888888888889">
            <text:p>21:56</text:p>
          </table:table-cell>
          <table:table-cell/>
          <table:table-cell table:formula="of:=[.G230]-[.F230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47916666666667">
            <text:p>3:33</text:p>
          </table:table-cell>
          <table:table-cell office:value-type="float" office:value="0.16875">
            <text:p>4:03</text:p>
          </table:table-cell>
          <table:table-cell office:value-type="float" office:value="0.252083333333333">
            <text:p>6:03</text:p>
          </table:table-cell>
          <table:table-cell office:value-type="float" office:value="0.549305555555556">
            <text:p>13:11</text:p>
          </table:table-cell>
          <table:table-cell office:value-type="float" office:value="0.755555555555556">
            <text:p>18:08</text:p>
          </table:table-cell>
          <table:table-cell office:value-type="float" office:value="0.846527777777778">
            <text:p>20:19</text:p>
          </table:table-cell>
          <table:table-cell office:value-type="float" office:value="0.9125">
            <text:p>21:54</text:p>
          </table:table-cell>
          <table:table-cell/>
          <table:table-cell table:formula="of:=[.G231]-[.F231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48611111111111">
            <text:p>3:34</text:p>
          </table:table-cell>
          <table:table-cell office:value-type="float" office:value="0.169444444444444">
            <text:p>4:04</text:p>
          </table:table-cell>
          <table:table-cell office:value-type="float" office:value="0.252777777777778">
            <text:p>6:04</text:p>
          </table:table-cell>
          <table:table-cell office:value-type="float" office:value="0.549305555555556">
            <text:p>13:11</text:p>
          </table:table-cell>
          <table:table-cell office:value-type="float" office:value="0.754861111111111">
            <text:p>18:07</text:p>
          </table:table-cell>
          <table:table-cell office:value-type="float" office:value="0.845138888888889">
            <text:p>20:17</text:p>
          </table:table-cell>
          <table:table-cell office:value-type="float" office:value="0.911111111111111">
            <text:p>21:52</text:p>
          </table:table-cell>
          <table:table-cell/>
          <table:table-cell table:formula="of:=[.G232]-[.F232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5">
            <text:p>3:36</text:p>
          </table:table-cell>
          <table:table-cell office:value-type="float" office:value="0.170833333333333">
            <text:p>4:06</text:p>
          </table:table-cell>
          <table:table-cell office:value-type="float" office:value="0.254166666666667">
            <text:p>6:06</text:p>
          </table:table-cell>
          <table:table-cell office:value-type="float" office:value="0.549305555555556">
            <text:p>13:11</text:p>
          </table:table-cell>
          <table:table-cell office:value-type="float" office:value="0.753472222222222">
            <text:p>18:05</text:p>
          </table:table-cell>
          <table:table-cell office:value-type="float" office:value="0.84375">
            <text:p>20:15</text:p>
          </table:table-cell>
          <table:table-cell office:value-type="float" office:value="0.909722222222222">
            <text:p>21:50</text:p>
          </table:table-cell>
          <table:table-cell/>
          <table:table-cell table:formula="of:=[.G233]-[.F233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50694444444444">
            <text:p>3:37</text:p>
          </table:table-cell>
          <table:table-cell office:value-type="float" office:value="0.171527777777778">
            <text:p>4:07</text:p>
          </table:table-cell>
          <table:table-cell office:value-type="float" office:value="0.254861111111111">
            <text:p>6:07</text:p>
          </table:table-cell>
          <table:table-cell office:value-type="float" office:value="0.549305555555556">
            <text:p>13:11</text:p>
          </table:table-cell>
          <table:table-cell office:value-type="float" office:value="0.752777777777778">
            <text:p>18:04</text:p>
          </table:table-cell>
          <table:table-cell office:value-type="float" office:value="0.842361111111111">
            <text:p>20:13</text:p>
          </table:table-cell>
          <table:table-cell office:value-type="float" office:value="0.908333333333333">
            <text:p>21:48</text:p>
          </table:table-cell>
          <table:table-cell/>
          <table:table-cell table:formula="of:=[.G234]-[.F234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52083333333333">
            <text:p>3:39</text:p>
          </table:table-cell>
          <table:table-cell office:value-type="float" office:value="0.172916666666667">
            <text:p>4:09</text:p>
          </table:table-cell>
          <table:table-cell office:value-type="float" office:value="0.25625">
            <text:p>6:09</text:p>
          </table:table-cell>
          <table:table-cell office:value-type="float" office:value="0.548611111111111">
            <text:p>13:10</text:p>
          </table:table-cell>
          <table:table-cell office:value-type="float" office:value="0.751388888888889">
            <text:p>18:02</text:p>
          </table:table-cell>
          <table:table-cell office:value-type="float" office:value="0.840972222222222">
            <text:p>20:11</text:p>
          </table:table-cell>
          <table:table-cell office:value-type="float" office:value="0.906944444444444">
            <text:p>21:46</text:p>
          </table:table-cell>
          <table:table-cell/>
          <table:table-cell table:formula="of:=[.G235]-[.F235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52777777777778">
            <text:p>3:40</text:p>
          </table:table-cell>
          <table:table-cell office:value-type="float" office:value="0.173611111111111">
            <text:p>4:10</text:p>
          </table:table-cell>
          <table:table-cell office:value-type="float" office:value="0.256944444444444">
            <text:p>6:10</text:p>
          </table:table-cell>
          <table:table-cell office:value-type="float" office:value="0.548611111111111">
            <text:p>13:10</text:p>
          </table:table-cell>
          <table:table-cell office:value-type="float" office:value="0.750694444444445">
            <text:p>18:01</text:p>
          </table:table-cell>
          <table:table-cell office:value-type="float" office:value="0.839583333333333">
            <text:p>20:09</text:p>
          </table:table-cell>
          <table:table-cell office:value-type="float" office:value="0.905555555555556">
            <text:p>21:44</text:p>
          </table:table-cell>
          <table:table-cell/>
          <table:table-cell table:formula="of:=[.G236]-[.F236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54166666666667">
            <text:p>3:42</text:p>
          </table:table-cell>
          <table:table-cell office:value-type="float" office:value="0.175">
            <text:p>4:12</text:p>
          </table:table-cell>
          <table:table-cell office:value-type="float" office:value="0.258333333333333">
            <text:p>6:12</text:p>
          </table:table-cell>
          <table:table-cell office:value-type="float" office:value="0.548611111111111">
            <text:p>13:10</text:p>
          </table:table-cell>
          <table:table-cell office:value-type="float" office:value="0.749305555555556">
            <text:p>17:59</text:p>
          </table:table-cell>
          <table:table-cell office:value-type="float" office:value="0.838194444444444">
            <text:p>20:07</text:p>
          </table:table-cell>
          <table:table-cell office:value-type="float" office:value="0.904166666666667">
            <text:p>21:42</text:p>
          </table:table-cell>
          <table:table-cell/>
          <table:table-cell table:formula="of:=[.G237]-[.F237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54861111111111">
            <text:p>3:43</text:p>
          </table:table-cell>
          <table:table-cell office:value-type="float" office:value="0.175694444444444">
            <text:p>4:13</text:p>
          </table:table-cell>
          <table:table-cell office:value-type="float" office:value="0.259027777777778">
            <text:p>6:13</text:p>
          </table:table-cell>
          <table:table-cell office:value-type="float" office:value="0.548611111111111">
            <text:p>13:10</text:p>
          </table:table-cell>
          <table:table-cell office:value-type="float" office:value="0.748611111111111">
            <text:p>17:58</text:p>
          </table:table-cell>
          <table:table-cell office:value-type="float" office:value="0.836805555555555">
            <text:p>20:05</text:p>
          </table:table-cell>
          <table:table-cell office:value-type="float" office:value="0.902777777777778">
            <text:p>21:40</text:p>
          </table:table-cell>
          <table:table-cell/>
          <table:table-cell table:formula="of:=[.G238]-[.F238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5625">
            <text:p>3:45</text:p>
          </table:table-cell>
          <table:table-cell office:value-type="float" office:value="0.177083333333333">
            <text:p>4:15</text:p>
          </table:table-cell>
          <table:table-cell office:value-type="float" office:value="0.260416666666667">
            <text:p>6:15</text:p>
          </table:table-cell>
          <table:table-cell office:value-type="float" office:value="0.547916666666667">
            <text:p>13:09</text:p>
          </table:table-cell>
          <table:table-cell office:value-type="float" office:value="0.747222222222222">
            <text:p>17:56</text:p>
          </table:table-cell>
          <table:table-cell office:value-type="float" office:value="0.835416666666667">
            <text:p>20:03</text:p>
          </table:table-cell>
          <table:table-cell office:value-type="float" office:value="0.901388888888889">
            <text:p>21:38</text:p>
          </table:table-cell>
          <table:table-cell/>
          <table:table-cell table:formula="of:=[.G239]-[.F239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56944444444444">
            <text:p>3:46</text:p>
          </table:table-cell>
          <table:table-cell office:value-type="float" office:value="0.177777777777778">
            <text:p>4:16</text:p>
          </table:table-cell>
          <table:table-cell office:value-type="float" office:value="0.261111111111111">
            <text:p>6:16</text:p>
          </table:table-cell>
          <table:table-cell office:value-type="float" office:value="0.547916666666667">
            <text:p>13:09</text:p>
          </table:table-cell>
          <table:table-cell office:value-type="float" office:value="0.746527777777778">
            <text:p>17:55</text:p>
          </table:table-cell>
          <table:table-cell office:value-type="float" office:value="0.834027777777778">
            <text:p>20:01</text:p>
          </table:table-cell>
          <table:table-cell office:value-type="float" office:value="0.9">
            <text:p>21:36</text:p>
          </table:table-cell>
          <table:table-cell/>
          <table:table-cell table:formula="of:=[.G240]-[.F240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58333333333333">
            <text:p>3:48</text:p>
          </table:table-cell>
          <table:table-cell office:value-type="float" office:value="0.179166666666667">
            <text:p>4:18</text:p>
          </table:table-cell>
          <table:table-cell office:value-type="float" office:value="0.2625">
            <text:p>6:18</text:p>
          </table:table-cell>
          <table:table-cell office:value-type="float" office:value="0.547916666666667">
            <text:p>13:09</text:p>
          </table:table-cell>
          <table:table-cell office:value-type="float" office:value="0.745138888888889">
            <text:p>17:53</text:p>
          </table:table-cell>
          <table:table-cell office:value-type="float" office:value="0.832638888888889">
            <text:p>19:59</text:p>
          </table:table-cell>
          <table:table-cell office:value-type="float" office:value="0.898611111111111">
            <text:p>21:34</text:p>
          </table:table-cell>
          <table:table-cell/>
          <table:table-cell table:formula="of:=[.G241]-[.F241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59027777777778">
            <text:p>3:49</text:p>
          </table:table-cell>
          <table:table-cell office:value-type="float" office:value="0.179861111111111">
            <text:p>4:19</text:p>
          </table:table-cell>
          <table:table-cell office:value-type="float" office:value="0.263194444444444">
            <text:p>6:19</text:p>
          </table:table-cell>
          <table:table-cell office:value-type="float" office:value="0.547222222222222">
            <text:p>13:08</text:p>
          </table:table-cell>
          <table:table-cell office:value-type="float" office:value="0.744444444444445">
            <text:p>17:52</text:p>
          </table:table-cell>
          <table:table-cell office:value-type="float" office:value="0.83125">
            <text:p>19:57</text:p>
          </table:table-cell>
          <table:table-cell office:value-type="float" office:value="0.897222222222222">
            <text:p>21:32</text:p>
          </table:table-cell>
          <table:table-cell/>
          <table:table-cell table:formula="of:=[.G242]-[.F242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60416666666667">
            <text:p>3:51</text:p>
          </table:table-cell>
          <table:table-cell office:value-type="float" office:value="0.18125">
            <text:p>4:21</text:p>
          </table:table-cell>
          <table:table-cell office:value-type="float" office:value="0.264583333333333">
            <text:p>6:21</text:p>
          </table:table-cell>
          <table:table-cell office:value-type="float" office:value="0.547222222222222">
            <text:p>13:08</text:p>
          </table:table-cell>
          <table:table-cell office:value-type="float" office:value="0.743055555555555">
            <text:p>17:50</text:p>
          </table:table-cell>
          <table:table-cell office:value-type="float" office:value="0.829861111111111">
            <text:p>19:55</text:p>
          </table:table-cell>
          <table:table-cell office:value-type="float" office:value="0.895833333333333">
            <text:p>21:30</text:p>
          </table:table-cell>
          <table:table-cell/>
          <table:table-cell table:formula="of:=[.G243]-[.F243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61111111111111">
            <text:p>3:52</text:p>
          </table:table-cell>
          <table:table-cell office:value-type="float" office:value="0.181944444444444">
            <text:p>4:22</text:p>
          </table:table-cell>
          <table:table-cell office:value-type="float" office:value="0.265277777777778">
            <text:p>6:22</text:p>
          </table:table-cell>
          <table:table-cell office:value-type="float" office:value="0.547222222222222">
            <text:p>13:08</text:p>
          </table:table-cell>
          <table:table-cell office:value-type="float" office:value="0.741666666666667">
            <text:p>17:48</text:p>
          </table:table-cell>
          <table:table-cell office:value-type="float" office:value="0.828472222222222">
            <text:p>19:53</text:p>
          </table:table-cell>
          <table:table-cell office:value-type="float" office:value="0.894444444444444">
            <text:p>21:28</text:p>
          </table:table-cell>
          <table:table-cell/>
          <table:table-cell table:formula="of:=[.G244]-[.F244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625">
            <text:p>3:54</text:p>
          </table:table-cell>
          <table:table-cell office:value-type="float" office:value="0.183333333333333">
            <text:p>4:24</text:p>
          </table:table-cell>
          <table:table-cell office:value-type="float" office:value="0.266666666666667">
            <text:p>6:24</text:p>
          </table:table-cell>
          <table:table-cell office:value-type="float" office:value="0.547222222222222">
            <text:p>13:08</text:p>
          </table:table-cell>
          <table:table-cell office:value-type="float" office:value="0.740972222222222">
            <text:p>17:47</text:p>
          </table:table-cell>
          <table:table-cell office:value-type="float" office:value="0.827083333333333">
            <text:p>19:51</text:p>
          </table:table-cell>
          <table:table-cell office:value-type="float" office:value="0.893055555555556">
            <text:p>21:26</text:p>
          </table:table-cell>
          <table:table-cell/>
          <table:table-cell table:formula="of:=[.G245]-[.F245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63194444444444">
            <text:p>3:55</text:p>
          </table:table-cell>
          <table:table-cell office:value-type="float" office:value="0.184027777777778">
            <text:p>4:25</text:p>
          </table:table-cell>
          <table:table-cell office:value-type="float" office:value="0.267361111111111">
            <text:p>6:25</text:p>
          </table:table-cell>
          <table:table-cell office:value-type="float" office:value="0.546527777777778">
            <text:p>13:07</text:p>
          </table:table-cell>
          <table:table-cell office:value-type="float" office:value="0.739583333333333">
            <text:p>17:45</text:p>
          </table:table-cell>
          <table:table-cell office:value-type="float" office:value="0.825">
            <text:p>19:48</text:p>
          </table:table-cell>
          <table:table-cell office:value-type="float" office:value="0.890972222222222">
            <text:p>21:23</text:p>
          </table:table-cell>
          <table:table-cell/>
          <table:table-cell table:formula="of:=[.G246]-[.F246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63888888888889">
            <text:p>3:56</text:p>
          </table:table-cell>
          <table:table-cell office:value-type="float" office:value="0.184722222222222">
            <text:p>4:26</text:p>
          </table:table-cell>
          <table:table-cell office:value-type="float" office:value="0.268055555555556">
            <text:p>6:26</text:p>
          </table:table-cell>
          <table:table-cell office:value-type="float" office:value="0.546527777777778">
            <text:p>13:07</text:p>
          </table:table-cell>
          <table:table-cell office:value-type="float" office:value="0.738194444444444">
            <text:p>17:43</text:p>
          </table:table-cell>
          <table:table-cell office:value-type="float" office:value="0.823611111111111">
            <text:p>19:46</text:p>
          </table:table-cell>
          <table:table-cell office:value-type="float" office:value="0.889583333333333">
            <text:p>21:21</text:p>
          </table:table-cell>
          <table:table-cell/>
          <table:table-cell table:formula="of:=[.G247]-[.F247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65277777777778">
            <text:p>3:58</text:p>
          </table:table-cell>
          <table:table-cell office:value-type="float" office:value="0.186111111111111">
            <text:p>4:28</text:p>
          </table:table-cell>
          <table:table-cell office:value-type="float" office:value="0.269444444444444">
            <text:p>6:28</text:p>
          </table:table-cell>
          <table:table-cell office:value-type="float" office:value="0.546527777777778">
            <text:p>13:07</text:p>
          </table:table-cell>
          <table:table-cell office:value-type="float" office:value="0.7375">
            <text:p>17:42</text:p>
          </table:table-cell>
          <table:table-cell office:value-type="float" office:value="0.822222222222222">
            <text:p>19:44</text:p>
          </table:table-cell>
          <table:table-cell office:value-type="float" office:value="0.888194444444444">
            <text:p>21:19</text:p>
          </table:table-cell>
          <table:table-cell/>
          <table:table-cell table:formula="of:=[.G248]-[.F248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65972222222222">
            <text:p>3:59</text:p>
          </table:table-cell>
          <table:table-cell office:value-type="float" office:value="0.186805555555556">
            <text:p>4:29</text:p>
          </table:table-cell>
          <table:table-cell office:value-type="float" office:value="0.270138888888889">
            <text:p>6:29</text:p>
          </table:table-cell>
          <table:table-cell office:value-type="float" office:value="0.545833333333333">
            <text:p>13:06</text:p>
          </table:table-cell>
          <table:table-cell office:value-type="float" office:value="0.736111111111111">
            <text:p>17:40</text:p>
          </table:table-cell>
          <table:table-cell office:value-type="float" office:value="0.820833333333333">
            <text:p>19:42</text:p>
          </table:table-cell>
          <table:table-cell office:value-type="float" office:value="0.886805555555556">
            <text:p>21:17</text:p>
          </table:table-cell>
          <table:table-cell/>
          <table:table-cell table:formula="of:=[.G249]-[.F249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67361111111111">
            <text:p>4:01</text:p>
          </table:table-cell>
          <table:table-cell office:value-type="float" office:value="0.188194444444444">
            <text:p>4:31</text:p>
          </table:table-cell>
          <table:table-cell office:value-type="float" office:value="0.271527777777778">
            <text:p>6:31</text:p>
          </table:table-cell>
          <table:table-cell office:value-type="float" office:value="0.545833333333333">
            <text:p>13:06</text:p>
          </table:table-cell>
          <table:table-cell office:value-type="float" office:value="0.734722222222222">
            <text:p>17:38</text:p>
          </table:table-cell>
          <table:table-cell office:value-type="float" office:value="0.819444444444444">
            <text:p>19:40</text:p>
          </table:table-cell>
          <table:table-cell office:value-type="float" office:value="0.885416666666667">
            <text:p>21:15</text:p>
          </table:table-cell>
          <table:table-cell/>
          <table:table-cell table:formula="of:=[.G250]-[.F250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68055555555556">
            <text:p>4:02</text:p>
          </table:table-cell>
          <table:table-cell office:value-type="float" office:value="0.188888888888889">
            <text:p>4:32</text:p>
          </table:table-cell>
          <table:table-cell office:value-type="float" office:value="0.272222222222222">
            <text:p>6:32</text:p>
          </table:table-cell>
          <table:table-cell office:value-type="float" office:value="0.545833333333333">
            <text:p>13:06</text:p>
          </table:table-cell>
          <table:table-cell office:value-type="float" office:value="0.734027777777778">
            <text:p>17:37</text:p>
          </table:table-cell>
          <table:table-cell office:value-type="float" office:value="0.818055555555556">
            <text:p>19:38</text:p>
          </table:table-cell>
          <table:table-cell office:value-type="float" office:value="0.884027777777778">
            <text:p>21:13</text:p>
          </table:table-cell>
          <table:table-cell/>
          <table:table-cell table:formula="of:=[.G251]-[.F251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69444444444444">
            <text:p>4:04</text:p>
          </table:table-cell>
          <table:table-cell office:value-type="float" office:value="0.190277777777778">
            <text:p>4:34</text:p>
          </table:table-cell>
          <table:table-cell office:value-type="float" office:value="0.273611111111111">
            <text:p>6:34</text:p>
          </table:table-cell>
          <table:table-cell office:value-type="float" office:value="0.545138888888889">
            <text:p>13:05</text:p>
          </table:table-cell>
          <table:table-cell office:value-type="float" office:value="0.732638888888889">
            <text:p>17:35</text:p>
          </table:table-cell>
          <table:table-cell office:value-type="float" office:value="0.816666666666667">
            <text:p>19:36</text:p>
          </table:table-cell>
          <table:table-cell office:value-type="float" office:value="0.882638888888889">
            <text:p>21:11</text:p>
          </table:table-cell>
          <table:table-cell/>
          <table:table-cell table:formula="of:=[.G252]-[.F252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70138888888889">
            <text:p>4:05</text:p>
          </table:table-cell>
          <table:table-cell office:value-type="float" office:value="0.190972222222222">
            <text:p>4:35</text:p>
          </table:table-cell>
          <table:table-cell office:value-type="float" office:value="0.274305555555555">
            <text:p>6:35</text:p>
          </table:table-cell>
          <table:table-cell office:value-type="float" office:value="0.545138888888889">
            <text:p>13:05</text:p>
          </table:table-cell>
          <table:table-cell office:value-type="float" office:value="0.73125">
            <text:p>17:33</text:p>
          </table:table-cell>
          <table:table-cell office:value-type="float" office:value="0.814583333333333">
            <text:p>19:33</text:p>
          </table:table-cell>
          <table:table-cell office:value-type="float" office:value="0.880555555555556">
            <text:p>21:08</text:p>
          </table:table-cell>
          <table:table-cell/>
          <table:table-cell table:formula="of:=[.G253]-[.F253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71527777777778">
            <text:p>4:07</text:p>
          </table:table-cell>
          <table:table-cell office:value-type="float" office:value="0.192361111111111">
            <text:p>4:37</text:p>
          </table:table-cell>
          <table:table-cell office:value-type="float" office:value="0.275694444444444">
            <text:p>6:37</text:p>
          </table:table-cell>
          <table:table-cell office:value-type="float" office:value="0.544444444444444">
            <text:p>13:04</text:p>
          </table:table-cell>
          <table:table-cell office:value-type="float" office:value="0.729861111111111">
            <text:p>17:31</text:p>
          </table:table-cell>
          <table:table-cell office:value-type="float" office:value="0.813194444444444">
            <text:p>19:31</text:p>
          </table:table-cell>
          <table:table-cell office:value-type="float" office:value="0.879166666666667">
            <text:p>21:06</text:p>
          </table:table-cell>
          <table:table-cell/>
          <table:table-cell table:formula="of:=[.G254]-[.F254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72222222222222">
            <text:p>4:08</text:p>
          </table:table-cell>
          <table:table-cell office:value-type="float" office:value="0.193055555555556">
            <text:p>4:38</text:p>
          </table:table-cell>
          <table:table-cell office:value-type="float" office:value="0.276388888888889">
            <text:p>6:38</text:p>
          </table:table-cell>
          <table:table-cell office:value-type="float" office:value="0.544444444444444">
            <text:p>13:04</text:p>
          </table:table-cell>
          <table:table-cell office:value-type="float" office:value="0.729166666666667">
            <text:p>17:30</text:p>
          </table:table-cell>
          <table:table-cell office:value-type="float" office:value="0.811805555555556">
            <text:p>19:29</text:p>
          </table:table-cell>
          <table:table-cell office:value-type="float" office:value="0.877777777777778">
            <text:p>21:04</text:p>
          </table:table-cell>
          <table:table-cell/>
          <table:table-cell table:formula="of:=[.G255]-[.F255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73611111111111">
            <text:p>4:10</text:p>
          </table:table-cell>
          <table:table-cell office:value-type="float" office:value="0.194444444444444">
            <text:p>4:40</text:p>
          </table:table-cell>
          <table:table-cell office:value-type="float" office:value="0.277777777777778">
            <text:p>6:40</text:p>
          </table:table-cell>
          <table:table-cell office:value-type="float" office:value="0.544444444444444">
            <text:p>13:04</text:p>
          </table:table-cell>
          <table:table-cell office:value-type="float" office:value="0.727777777777778">
            <text:p>17:28</text:p>
          </table:table-cell>
          <table:table-cell office:value-type="float" office:value="0.810416666666666">
            <text:p>19:27</text:p>
          </table:table-cell>
          <table:table-cell office:value-type="float" office:value="0.876388888888889">
            <text:p>21:02</text:p>
          </table:table-cell>
          <table:table-cell/>
          <table:table-cell table:formula="of:=[.G256]-[.F256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74305555555556">
            <text:p>4:11</text:p>
          </table:table-cell>
          <table:table-cell office:value-type="float" office:value="0.195138888888889">
            <text:p>4:41</text:p>
          </table:table-cell>
          <table:table-cell office:value-type="float" office:value="0.278472222222222">
            <text:p>6:41</text:p>
          </table:table-cell>
          <table:table-cell office:value-type="float" office:value="0.54375">
            <text:p>13:03</text:p>
          </table:table-cell>
          <table:table-cell office:value-type="float" office:value="0.726388888888889">
            <text:p>17:26</text:p>
          </table:table-cell>
          <table:table-cell office:value-type="float" office:value="0.809027777777778">
            <text:p>19:25</text:p>
          </table:table-cell>
          <table:table-cell office:value-type="float" office:value="0.875">
            <text:p>21:00</text:p>
          </table:table-cell>
          <table:table-cell/>
          <table:table-cell table:formula="of:=[.G257]-[.F257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75694444444444">
            <text:p>4:13</text:p>
          </table:table-cell>
          <table:table-cell office:value-type="float" office:value="0.196527777777778">
            <text:p>4:43</text:p>
          </table:table-cell>
          <table:table-cell office:value-type="float" office:value="0.279861111111111">
            <text:p>6:43</text:p>
          </table:table-cell>
          <table:table-cell office:value-type="float" office:value="0.54375">
            <text:p>13:03</text:p>
          </table:table-cell>
          <table:table-cell office:value-type="float" office:value="0.725">
            <text:p>17:24</text:p>
          </table:table-cell>
          <table:table-cell office:value-type="float" office:value="0.806944444444444">
            <text:p>19:22</text:p>
          </table:table-cell>
          <table:table-cell office:value-type="float" office:value="0.872916666666667">
            <text:p>20:57</text:p>
          </table:table-cell>
          <table:table-cell/>
          <table:table-cell table:formula="of:=[.G258]-[.F258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76388888888889">
            <text:p>4:14</text:p>
          </table:table-cell>
          <table:table-cell office:value-type="float" office:value="0.197222222222222">
            <text:p>4:44</text:p>
          </table:table-cell>
          <table:table-cell office:value-type="float" office:value="0.280555555555556">
            <text:p>6:44</text:p>
          </table:table-cell>
          <table:table-cell office:value-type="float" office:value="0.54375">
            <text:p>13:03</text:p>
          </table:table-cell>
          <table:table-cell office:value-type="float" office:value="0.723611111111111">
            <text:p>17:22</text:p>
          </table:table-cell>
          <table:table-cell office:value-type="float" office:value="0.805555555555555">
            <text:p>19:20</text:p>
          </table:table-cell>
          <table:table-cell office:value-type="float" office:value="0.871527777777778">
            <text:p>20:55</text:p>
          </table:table-cell>
          <table:table-cell/>
          <table:table-cell table:formula="of:=[.G259]-[.F259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77777777777778">
            <text:p>4:16</text:p>
          </table:table-cell>
          <table:table-cell office:value-type="float" office:value="0.198611111111111">
            <text:p>4:46</text:p>
          </table:table-cell>
          <table:table-cell office:value-type="float" office:value="0.281944444444444">
            <text:p>6:46</text:p>
          </table:table-cell>
          <table:table-cell office:value-type="float" office:value="0.543055555555555">
            <text:p>13:02</text:p>
          </table:table-cell>
          <table:table-cell office:value-type="float" office:value="0.722916666666667">
            <text:p>17:21</text:p>
          </table:table-cell>
          <table:table-cell office:value-type="float" office:value="0.804166666666667">
            <text:p>19:18</text:p>
          </table:table-cell>
          <table:table-cell office:value-type="float" office:value="0.870138888888889">
            <text:p>20:53</text:p>
          </table:table-cell>
          <table:table-cell/>
          <table:table-cell table:formula="of:=[.G260]-[.F260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78472222222222">
            <text:p>4:17</text:p>
          </table:table-cell>
          <table:table-cell office:value-type="float" office:value="0.199305555555556">
            <text:p>4:47</text:p>
          </table:table-cell>
          <table:table-cell office:value-type="float" office:value="0.282638888888889">
            <text:p>6:47</text:p>
          </table:table-cell>
          <table:table-cell office:value-type="float" office:value="0.543055555555555">
            <text:p>13:02</text:p>
          </table:table-cell>
          <table:table-cell office:value-type="float" office:value="0.721527777777778">
            <text:p>17:19</text:p>
          </table:table-cell>
          <table:table-cell office:value-type="float" office:value="0.802777777777778">
            <text:p>19:16</text:p>
          </table:table-cell>
          <table:table-cell office:value-type="float" office:value="0.86875">
            <text:p>20:51</text:p>
          </table:table-cell>
          <table:table-cell/>
          <table:table-cell table:formula="of:=[.G261]-[.F261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79861111111111">
            <text:p>4:19</text:p>
          </table:table-cell>
          <table:table-cell office:value-type="float" office:value="0.200694444444444">
            <text:p>4:49</text:p>
          </table:table-cell>
          <table:table-cell office:value-type="float" office:value="0.284027777777778">
            <text:p>6:49</text:p>
          </table:table-cell>
          <table:table-cell office:value-type="float" office:value="0.543055555555555">
            <text:p>13:02</text:p>
          </table:table-cell>
          <table:table-cell office:value-type="float" office:value="0.720138888888889">
            <text:p>17:17</text:p>
          </table:table-cell>
          <table:table-cell office:value-type="float" office:value="0.801388888888889">
            <text:p>19:14</text:p>
          </table:table-cell>
          <table:table-cell office:value-type="float" office:value="0.867361111111111">
            <text:p>20:49</text:p>
          </table:table-cell>
          <table:table-cell/>
          <table:table-cell table:formula="of:=[.G262]-[.F262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80555555555556">
            <text:p>4:20</text:p>
          </table:table-cell>
          <table:table-cell office:value-type="float" office:value="0.201388888888889">
            <text:p>4:50</text:p>
          </table:table-cell>
          <table:table-cell office:value-type="float" office:value="0.284722222222222">
            <text:p>6:50</text:p>
          </table:table-cell>
          <table:table-cell office:value-type="float" office:value="0.542361111111111">
            <text:p>13:01</text:p>
          </table:table-cell>
          <table:table-cell office:value-type="float" office:value="0.71875">
            <text:p>17:15</text:p>
          </table:table-cell>
          <table:table-cell office:value-type="float" office:value="0.8">
            <text:p>19:12</text:p>
          </table:table-cell>
          <table:table-cell office:value-type="float" office:value="0.865972222222222">
            <text:p>20:47</text:p>
          </table:table-cell>
          <table:table-cell/>
          <table:table-cell table:formula="of:=[.G263]-[.F263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81944444444444">
            <text:p>4:22</text:p>
          </table:table-cell>
          <table:table-cell office:value-type="float" office:value="0.202777777777778">
            <text:p>4:52</text:p>
          </table:table-cell>
          <table:table-cell office:value-type="float" office:value="0.286111111111111">
            <text:p>6:52</text:p>
          </table:table-cell>
          <table:table-cell office:value-type="float" office:value="0.542361111111111">
            <text:p>13:01</text:p>
          </table:table-cell>
          <table:table-cell office:value-type="float" office:value="0.717361111111111">
            <text:p>17:13</text:p>
          </table:table-cell>
          <table:table-cell office:value-type="float" office:value="0.797916666666667">
            <text:p>19:09</text:p>
          </table:table-cell>
          <table:table-cell office:value-type="float" office:value="0.863888888888889">
            <text:p>20:44</text:p>
          </table:table-cell>
          <table:table-cell/>
          <table:table-cell table:formula="of:=[.G264]-[.F264]" office:value-type="time" office:time-value="PT01H35M00S">
            <text:p>1:35:00 AM</text:p>
          </table:table-cell>
          <table:table-cell table:number-columns-repeated="1015"/>
        </table:table-row>
        <table:table-row table:style-name="ro1">
          <table:table-cell office:value-type="float" office:value="0.182638888888889">
            <text:p>4:23</text:p>
          </table:table-cell>
          <table:table-cell office:value-type="float" office:value="0.203472222222222">
            <text:p>4:53</text:p>
          </table:table-cell>
          <table:table-cell office:value-type="float" office:value="0.286805555555556">
            <text:p>6:53</text:p>
          </table:table-cell>
          <table:table-cell office:value-type="float" office:value="0.542361111111111">
            <text:p>13:01</text:p>
          </table:table-cell>
          <table:table-cell office:value-type="float" office:value="0.715972222222222">
            <text:p>17:11</text:p>
          </table:table-cell>
          <table:table-cell office:value-type="float" office:value="0.796527777777778">
            <text:p>19:07</text:p>
          </table:table-cell>
          <table:table-cell office:value-type="float" office:value="0.859027777777778">
            <text:p>20:37</text:p>
          </table:table-cell>
          <table:table-cell/>
          <table:table-cell table:formula="of:=[.G265]-[.F265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184027777777778">
            <text:p>4:25</text:p>
          </table:table-cell>
          <table:table-cell office:value-type="float" office:value="0.204861111111111">
            <text:p>4:55</text:p>
          </table:table-cell>
          <table:table-cell office:value-type="float" office:value="0.288194444444444">
            <text:p>6:55</text:p>
          </table:table-cell>
          <table:table-cell office:value-type="float" office:value="0.541666666666667">
            <text:p>13:00</text:p>
          </table:table-cell>
          <table:table-cell office:value-type="float" office:value="0.715277777777778">
            <text:p>17:10</text:p>
          </table:table-cell>
          <table:table-cell office:value-type="float" office:value="0.795138888888889">
            <text:p>19:05</text:p>
          </table:table-cell>
          <table:table-cell office:value-type="float" office:value="0.857638888888889">
            <text:p>20:35</text:p>
          </table:table-cell>
          <table:table-cell/>
          <table:table-cell table:formula="of:=[.G266]-[.F266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184722222222222">
            <text:p>4:26</text:p>
          </table:table-cell>
          <table:table-cell office:value-type="float" office:value="0.205555555555556">
            <text:p>4:56</text:p>
          </table:table-cell>
          <table:table-cell office:value-type="float" office:value="0.288888888888889">
            <text:p>6:56</text:p>
          </table:table-cell>
          <table:table-cell office:value-type="float" office:value="0.541666666666667">
            <text:p>13:00</text:p>
          </table:table-cell>
          <table:table-cell office:value-type="float" office:value="0.713888888888889">
            <text:p>17:08</text:p>
          </table:table-cell>
          <table:table-cell office:value-type="float" office:value="0.79375">
            <text:p>19:03</text:p>
          </table:table-cell>
          <table:table-cell office:value-type="float" office:value="0.85625">
            <text:p>20:33</text:p>
          </table:table-cell>
          <table:table-cell/>
          <table:table-cell table:formula="of:=[.G267]-[.F267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186111111111111">
            <text:p>4:28</text:p>
          </table:table-cell>
          <table:table-cell office:value-type="float" office:value="0.206944444444444">
            <text:p>4:58</text:p>
          </table:table-cell>
          <table:table-cell office:value-type="float" office:value="0.290277777777778">
            <text:p>6:58</text:p>
          </table:table-cell>
          <table:table-cell office:value-type="float" office:value="0.541666666666667">
            <text:p>13:00</text:p>
          </table:table-cell>
          <table:table-cell office:value-type="float" office:value="0.7125">
            <text:p>17:06</text:p>
          </table:table-cell>
          <table:table-cell office:value-type="float" office:value="0.792361111111111">
            <text:p>19:01</text:p>
          </table:table-cell>
          <table:table-cell office:value-type="float" office:value="0.854861111111111">
            <text:p>20:31</text:p>
          </table:table-cell>
          <table:table-cell/>
          <table:table-cell table:formula="of:=[.G268]-[.F268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186805555555556">
            <text:p>4:29</text:p>
          </table:table-cell>
          <table:table-cell office:value-type="float" office:value="0.207638888888889">
            <text:p>4:59</text:p>
          </table:table-cell>
          <table:table-cell office:value-type="float" office:value="0.290972222222222">
            <text:p>6:59</text:p>
          </table:table-cell>
          <table:table-cell office:value-type="float" office:value="0.540972222222222">
            <text:p>12:59</text:p>
          </table:table-cell>
          <table:table-cell office:value-type="float" office:value="0.711111111111111">
            <text:p>17:04</text:p>
          </table:table-cell>
          <table:table-cell office:value-type="float" office:value="0.790277777777778">
            <text:p>18:58</text:p>
          </table:table-cell>
          <table:table-cell office:value-type="float" office:value="0.852777777777778">
            <text:p>20:28</text:p>
          </table:table-cell>
          <table:table-cell/>
          <table:table-cell table:formula="of:=[.G269]-[.F269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188194444444444">
            <text:p>4:31</text:p>
          </table:table-cell>
          <table:table-cell office:value-type="float" office:value="0.209027777777778">
            <text:p>5:01</text:p>
          </table:table-cell>
          <table:table-cell office:value-type="float" office:value="0.292361111111111">
            <text:p>7:01</text:p>
          </table:table-cell>
          <table:table-cell office:value-type="float" office:value="0.540972222222222">
            <text:p>12:59</text:p>
          </table:table-cell>
          <table:table-cell office:value-type="float" office:value="0.709722222222222">
            <text:p>17:02</text:p>
          </table:table-cell>
          <table:table-cell office:value-type="float" office:value="0.788888888888889">
            <text:p>18:56</text:p>
          </table:table-cell>
          <table:table-cell office:value-type="float" office:value="0.851388888888889">
            <text:p>20:26</text:p>
          </table:table-cell>
          <table:table-cell/>
          <table:table-cell table:formula="of:=[.G270]-[.F270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188888888888889">
            <text:p>4:32</text:p>
          </table:table-cell>
          <table:table-cell office:value-type="float" office:value="0.209722222222222">
            <text:p>5:02</text:p>
          </table:table-cell>
          <table:table-cell office:value-type="float" office:value="0.293055555555556">
            <text:p>7:02</text:p>
          </table:table-cell>
          <table:table-cell office:value-type="float" office:value="0.540277777777778">
            <text:p>12:58</text:p>
          </table:table-cell>
          <table:table-cell office:value-type="float" office:value="0.708333333333333">
            <text:p>17:00</text:p>
          </table:table-cell>
          <table:table-cell office:value-type="float" office:value="0.7875">
            <text:p>18:54</text:p>
          </table:table-cell>
          <table:table-cell office:value-type="float" office:value="0.85">
            <text:p>20:24</text:p>
          </table:table-cell>
          <table:table-cell/>
          <table:table-cell table:formula="of:=[.G271]-[.F271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190277777777778">
            <text:p>4:34</text:p>
          </table:table-cell>
          <table:table-cell office:value-type="float" office:value="0.211111111111111">
            <text:p>5:04</text:p>
          </table:table-cell>
          <table:table-cell office:value-type="float" office:value="0.294444444444444">
            <text:p>7:04</text:p>
          </table:table-cell>
          <table:table-cell office:value-type="float" office:value="0.540277777777778">
            <text:p>12:58</text:p>
          </table:table-cell>
          <table:table-cell office:value-type="float" office:value="0.706944444444444">
            <text:p>16:58</text:p>
          </table:table-cell>
          <table:table-cell office:value-type="float" office:value="0.786111111111111">
            <text:p>18:52</text:p>
          </table:table-cell>
          <table:table-cell office:value-type="float" office:value="0.848611111111111">
            <text:p>20:22</text:p>
          </table:table-cell>
          <table:table-cell/>
          <table:table-cell table:formula="of:=[.G272]-[.F272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190972222222222">
            <text:p>4:35</text:p>
          </table:table-cell>
          <table:table-cell office:value-type="float" office:value="0.211805555555556">
            <text:p>5:05</text:p>
          </table:table-cell>
          <table:table-cell office:value-type="float" office:value="0.295138888888889">
            <text:p>7:05</text:p>
          </table:table-cell>
          <table:table-cell office:value-type="float" office:value="0.540277777777778">
            <text:p>12:58</text:p>
          </table:table-cell>
          <table:table-cell office:value-type="float" office:value="0.705555555555556">
            <text:p>16:56</text:p>
          </table:table-cell>
          <table:table-cell office:value-type="float" office:value="0.784722222222222">
            <text:p>18:50</text:p>
          </table:table-cell>
          <table:table-cell office:value-type="float" office:value="0.847222222222222">
            <text:p>20:20</text:p>
          </table:table-cell>
          <table:table-cell/>
          <table:table-cell table:formula="of:=[.G273]-[.F273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192361111111111">
            <text:p>4:37</text:p>
          </table:table-cell>
          <table:table-cell office:value-type="float" office:value="0.213194444444444">
            <text:p>5:07</text:p>
          </table:table-cell>
          <table:table-cell office:value-type="float" office:value="0.296527777777778">
            <text:p>7:07</text:p>
          </table:table-cell>
          <table:table-cell office:value-type="float" office:value="0.539583333333333">
            <text:p>12:57</text:p>
          </table:table-cell>
          <table:table-cell office:value-type="float" office:value="0.704166666666667">
            <text:p>16:54</text:p>
          </table:table-cell>
          <table:table-cell office:value-type="float" office:value="0.782638888888889">
            <text:p>18:47</text:p>
          </table:table-cell>
          <table:table-cell office:value-type="float" office:value="0.845138888888889">
            <text:p>20:17</text:p>
          </table:table-cell>
          <table:table-cell/>
          <table:table-cell table:formula="of:=[.G274]-[.F274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193055555555556">
            <text:p>4:38</text:p>
          </table:table-cell>
          <table:table-cell office:value-type="float" office:value="0.213888888888889">
            <text:p>5:08</text:p>
          </table:table-cell>
          <table:table-cell office:value-type="float" office:value="0.297222222222222">
            <text:p>7:08</text:p>
          </table:table-cell>
          <table:table-cell office:value-type="float" office:value="0.539583333333333">
            <text:p>12:57</text:p>
          </table:table-cell>
          <table:table-cell office:value-type="float" office:value="0.703472222222222">
            <text:p>16:53</text:p>
          </table:table-cell>
          <table:table-cell office:value-type="float" office:value="0.78125">
            <text:p>18:45</text:p>
          </table:table-cell>
          <table:table-cell office:value-type="float" office:value="0.84375">
            <text:p>20:15</text:p>
          </table:table-cell>
          <table:table-cell/>
          <table:table-cell table:formula="of:=[.G275]-[.F275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194444444444444">
            <text:p>4:40</text:p>
          </table:table-cell>
          <table:table-cell office:value-type="float" office:value="0.215277777777778">
            <text:p>5:10</text:p>
          </table:table-cell>
          <table:table-cell office:value-type="float" office:value="0.298611111111111">
            <text:p>7:10</text:p>
          </table:table-cell>
          <table:table-cell office:value-type="float" office:value="0.539583333333333">
            <text:p>12:57</text:p>
          </table:table-cell>
          <table:table-cell office:value-type="float" office:value="0.702083333333333">
            <text:p>16:51</text:p>
          </table:table-cell>
          <table:table-cell office:value-type="float" office:value="0.779861111111111">
            <text:p>18:43</text:p>
          </table:table-cell>
          <table:table-cell office:value-type="float" office:value="0.842361111111111">
            <text:p>20:13</text:p>
          </table:table-cell>
          <table:table-cell/>
          <table:table-cell table:formula="of:=[.G276]-[.F276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195138888888889">
            <text:p>4:41</text:p>
          </table:table-cell>
          <table:table-cell office:value-type="float" office:value="0.215972222222222">
            <text:p>5:11</text:p>
          </table:table-cell>
          <table:table-cell office:value-type="float" office:value="0.299305555555556">
            <text:p>7:11</text:p>
          </table:table-cell>
          <table:table-cell office:value-type="float" office:value="0.539583333333333">
            <text:p>12:57</text:p>
          </table:table-cell>
          <table:table-cell office:value-type="float" office:value="0.700694444444444">
            <text:p>16:49</text:p>
          </table:table-cell>
          <table:table-cell office:value-type="float" office:value="0.778472222222222">
            <text:p>18:41</text:p>
          </table:table-cell>
          <table:table-cell office:value-type="float" office:value="0.840972222222222">
            <text:p>20:11</text:p>
          </table:table-cell>
          <table:table-cell/>
          <table:table-cell table:formula="of:=[.G277]-[.F277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196527777777778">
            <text:p>4:43</text:p>
          </table:table-cell>
          <table:table-cell office:value-type="float" office:value="0.217361111111111">
            <text:p>5:13</text:p>
          </table:table-cell>
          <table:table-cell office:value-type="float" office:value="0.300694444444444">
            <text:p>7:13</text:p>
          </table:table-cell>
          <table:table-cell office:value-type="float" office:value="0.538888888888889">
            <text:p>12:56</text:p>
          </table:table-cell>
          <table:table-cell office:value-type="float" office:value="0.699305555555556">
            <text:p>16:47</text:p>
          </table:table-cell>
          <table:table-cell office:value-type="float" office:value="0.777083333333333">
            <text:p>18:39</text:p>
          </table:table-cell>
          <table:table-cell office:value-type="float" office:value="0.839583333333333">
            <text:p>20:09</text:p>
          </table:table-cell>
          <table:table-cell/>
          <table:table-cell table:formula="of:=[.G278]-[.F278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197222222222222">
            <text:p>4:44</text:p>
          </table:table-cell>
          <table:table-cell office:value-type="float" office:value="0.218055555555556">
            <text:p>5:14</text:p>
          </table:table-cell>
          <table:table-cell office:value-type="float" office:value="0.301388888888889">
            <text:p>7:14</text:p>
          </table:table-cell>
          <table:table-cell office:value-type="float" office:value="0.538888888888889">
            <text:p>12:56</text:p>
          </table:table-cell>
          <table:table-cell office:value-type="float" office:value="0.697916666666667">
            <text:p>16:45</text:p>
          </table:table-cell>
          <table:table-cell office:value-type="float" office:value="0.775694444444445">
            <text:p>18:37</text:p>
          </table:table-cell>
          <table:table-cell office:value-type="float" office:value="0.838194444444444">
            <text:p>20:07</text:p>
          </table:table-cell>
          <table:table-cell/>
          <table:table-cell table:formula="of:=[.G279]-[.F279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198611111111111">
            <text:p>4:46</text:p>
          </table:table-cell>
          <table:table-cell office:value-type="float" office:value="0.219444444444444">
            <text:p>5:16</text:p>
          </table:table-cell>
          <table:table-cell office:value-type="float" office:value="0.302777777777778">
            <text:p>7:16</text:p>
          </table:table-cell>
          <table:table-cell office:value-type="float" office:value="0.538888888888889">
            <text:p>12:56</text:p>
          </table:table-cell>
          <table:table-cell office:value-type="float" office:value="0.696527777777778">
            <text:p>16:43</text:p>
          </table:table-cell>
          <table:table-cell office:value-type="float" office:value="0.774305555555555">
            <text:p>18:35</text:p>
          </table:table-cell>
          <table:table-cell office:value-type="float" office:value="0.836805555555555">
            <text:p>20:05</text:p>
          </table:table-cell>
          <table:table-cell/>
          <table:table-cell table:formula="of:=[.G280]-[.F280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199305555555556">
            <text:p>4:47</text:p>
          </table:table-cell>
          <table:table-cell office:value-type="float" office:value="0.220138888888889">
            <text:p>5:17</text:p>
          </table:table-cell>
          <table:table-cell office:value-type="float" office:value="0.303472222222222">
            <text:p>7:17</text:p>
          </table:table-cell>
          <table:table-cell office:value-type="float" office:value="0.538194444444444">
            <text:p>12:55</text:p>
          </table:table-cell>
          <table:table-cell office:value-type="float" office:value="0.695138888888889">
            <text:p>16:41</text:p>
          </table:table-cell>
          <table:table-cell office:value-type="float" office:value="0.772222222222222">
            <text:p>18:32</text:p>
          </table:table-cell>
          <table:table-cell office:value-type="float" office:value="0.834722222222222">
            <text:p>20:02</text:p>
          </table:table-cell>
          <table:table-cell/>
          <table:table-cell table:formula="of:=[.G281]-[.F281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00694444444444">
            <text:p>4:49</text:p>
          </table:table-cell>
          <table:table-cell office:value-type="float" office:value="0.221527777777778">
            <text:p>5:19</text:p>
          </table:table-cell>
          <table:table-cell office:value-type="float" office:value="0.304861111111111">
            <text:p>7:19</text:p>
          </table:table-cell>
          <table:table-cell office:value-type="float" office:value="0.538194444444444">
            <text:p>12:55</text:p>
          </table:table-cell>
          <table:table-cell office:value-type="float" office:value="0.69375">
            <text:p>16:39</text:p>
          </table:table-cell>
          <table:table-cell office:value-type="float" office:value="0.770833333333333">
            <text:p>18:30</text:p>
          </table:table-cell>
          <table:table-cell office:value-type="float" office:value="0.833333333333333">
            <text:p>20:00</text:p>
          </table:table-cell>
          <table:table-cell/>
          <table:table-cell table:formula="of:=[.G282]-[.F282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01388888888889">
            <text:p>4:50</text:p>
          </table:table-cell>
          <table:table-cell office:value-type="float" office:value="0.222222222222222">
            <text:p>5:20</text:p>
          </table:table-cell>
          <table:table-cell office:value-type="float" office:value="0.305555555555555">
            <text:p>7:20</text:p>
          </table:table-cell>
          <table:table-cell office:value-type="float" office:value="0.538194444444444">
            <text:p>12:55</text:p>
          </table:table-cell>
          <table:table-cell office:value-type="float" office:value="0.692361111111111">
            <text:p>16:37</text:p>
          </table:table-cell>
          <table:table-cell office:value-type="float" office:value="0.769444444444444">
            <text:p>18:28</text:p>
          </table:table-cell>
          <table:table-cell office:value-type="float" office:value="0.831944444444444">
            <text:p>19:58</text:p>
          </table:table-cell>
          <table:table-cell/>
          <table:table-cell table:formula="of:=[.G283]-[.F283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02777777777778">
            <text:p>4:52</text:p>
          </table:table-cell>
          <table:table-cell office:value-type="float" office:value="0.223611111111111">
            <text:p>5:22</text:p>
          </table:table-cell>
          <table:table-cell office:value-type="float" office:value="0.306944444444444">
            <text:p>7:22</text:p>
          </table:table-cell>
          <table:table-cell office:value-type="float" office:value="0.538194444444444">
            <text:p>12:55</text:p>
          </table:table-cell>
          <table:table-cell office:value-type="float" office:value="0.690972222222222">
            <text:p>16:35</text:p>
          </table:table-cell>
          <table:table-cell office:value-type="float" office:value="0.768055555555556">
            <text:p>18:26</text:p>
          </table:table-cell>
          <table:table-cell office:value-type="float" office:value="0.830555555555556">
            <text:p>19:56</text:p>
          </table:table-cell>
          <table:table-cell/>
          <table:table-cell table:formula="of:=[.G284]-[.F284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04166666666667">
            <text:p>4:54</text:p>
          </table:table-cell>
          <table:table-cell office:value-type="float" office:value="0.225">
            <text:p>5:24</text:p>
          </table:table-cell>
          <table:table-cell office:value-type="float" office:value="0.308333333333333">
            <text:p>7:24</text:p>
          </table:table-cell>
          <table:table-cell office:value-type="float" office:value="0.5375">
            <text:p>12:54</text:p>
          </table:table-cell>
          <table:table-cell office:value-type="float" office:value="0.690277777777778">
            <text:p>16:34</text:p>
          </table:table-cell>
          <table:table-cell office:value-type="float" office:value="0.766666666666667">
            <text:p>18:24</text:p>
          </table:table-cell>
          <table:table-cell office:value-type="float" office:value="0.829166666666667">
            <text:p>19:54</text:p>
          </table:table-cell>
          <table:table-cell/>
          <table:table-cell table:formula="of:=[.G285]-[.F285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04861111111111">
            <text:p>4:55</text:p>
          </table:table-cell>
          <table:table-cell office:value-type="float" office:value="0.225694444444444">
            <text:p>5:25</text:p>
          </table:table-cell>
          <table:table-cell office:value-type="float" office:value="0.309027777777778">
            <text:p>7:25</text:p>
          </table:table-cell>
          <table:table-cell office:value-type="float" office:value="0.5375">
            <text:p>12:54</text:p>
          </table:table-cell>
          <table:table-cell office:value-type="float" office:value="0.688888888888889">
            <text:p>16:32</text:p>
          </table:table-cell>
          <table:table-cell office:value-type="float" office:value="0.765277777777778">
            <text:p>18:22</text:p>
          </table:table-cell>
          <table:table-cell office:value-type="float" office:value="0.827777777777778">
            <text:p>19:52</text:p>
          </table:table-cell>
          <table:table-cell/>
          <table:table-cell table:formula="of:=[.G286]-[.F286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0625">
            <text:p>4:57</text:p>
          </table:table-cell>
          <table:table-cell office:value-type="float" office:value="0.227083333333333">
            <text:p>5:27</text:p>
          </table:table-cell>
          <table:table-cell office:value-type="float" office:value="0.310416666666667">
            <text:p>7:27</text:p>
          </table:table-cell>
          <table:table-cell office:value-type="float" office:value="0.5375">
            <text:p>12:54</text:p>
          </table:table-cell>
          <table:table-cell office:value-type="float" office:value="0.6875">
            <text:p>16:30</text:p>
          </table:table-cell>
          <table:table-cell office:value-type="float" office:value="0.763888888888889">
            <text:p>18:20</text:p>
          </table:table-cell>
          <table:table-cell office:value-type="float" office:value="0.826388888888889">
            <text:p>19:50</text:p>
          </table:table-cell>
          <table:table-cell/>
          <table:table-cell table:formula="of:=[.G287]-[.F287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06944444444444">
            <text:p>4:58</text:p>
          </table:table-cell>
          <table:table-cell office:value-type="float" office:value="0.227777777777778">
            <text:p>5:28</text:p>
          </table:table-cell>
          <table:table-cell office:value-type="float" office:value="0.311111111111111">
            <text:p>7:28</text:p>
          </table:table-cell>
          <table:table-cell office:value-type="float" office:value="0.5375">
            <text:p>12:54</text:p>
          </table:table-cell>
          <table:table-cell office:value-type="float" office:value="0.686111111111111">
            <text:p>16:28</text:p>
          </table:table-cell>
          <table:table-cell office:value-type="float" office:value="0.7625">
            <text:p>18:18</text:p>
          </table:table-cell>
          <table:table-cell office:value-type="float" office:value="0.825">
            <text:p>19:48</text:p>
          </table:table-cell>
          <table:table-cell/>
          <table:table-cell table:formula="of:=[.G288]-[.F288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08333333333333">
            <text:p>5:00</text:p>
          </table:table-cell>
          <table:table-cell office:value-type="float" office:value="0.229166666666667">
            <text:p>5:30</text:p>
          </table:table-cell>
          <table:table-cell office:value-type="float" office:value="0.3125">
            <text:p>7:30</text:p>
          </table:table-cell>
          <table:table-cell office:value-type="float" office:value="0.536805555555556">
            <text:p>12:53</text:p>
          </table:table-cell>
          <table:table-cell office:value-type="float" office:value="0.684722222222222">
            <text:p>16:26</text:p>
          </table:table-cell>
          <table:table-cell office:value-type="float" office:value="0.761111111111111">
            <text:p>18:16</text:p>
          </table:table-cell>
          <table:table-cell office:value-type="float" office:value="0.823611111111111">
            <text:p>19:46</text:p>
          </table:table-cell>
          <table:table-cell/>
          <table:table-cell table:formula="of:=[.G289]-[.F289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09027777777778">
            <text:p>5:01</text:p>
          </table:table-cell>
          <table:table-cell office:value-type="float" office:value="0.229861111111111">
            <text:p>5:31</text:p>
          </table:table-cell>
          <table:table-cell office:value-type="float" office:value="0.313194444444444">
            <text:p>7:31</text:p>
          </table:table-cell>
          <table:table-cell office:value-type="float" office:value="0.536805555555556">
            <text:p>12:53</text:p>
          </table:table-cell>
          <table:table-cell office:value-type="float" office:value="0.683333333333333">
            <text:p>16:24</text:p>
          </table:table-cell>
          <table:table-cell office:value-type="float" office:value="0.759722222222222">
            <text:p>18:14</text:p>
          </table:table-cell>
          <table:table-cell office:value-type="float" office:value="0.822222222222222">
            <text:p>19:44</text:p>
          </table:table-cell>
          <table:table-cell/>
          <table:table-cell table:formula="of:=[.G290]-[.F290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10416666666667">
            <text:p>5:03</text:p>
          </table:table-cell>
          <table:table-cell office:value-type="float" office:value="0.23125">
            <text:p>5:33</text:p>
          </table:table-cell>
          <table:table-cell office:value-type="float" office:value="0.314583333333333">
            <text:p>7:33</text:p>
          </table:table-cell>
          <table:table-cell office:value-type="float" office:value="0.536805555555556">
            <text:p>12:53</text:p>
          </table:table-cell>
          <table:table-cell office:value-type="float" office:value="0.681944444444445">
            <text:p>16:22</text:p>
          </table:table-cell>
          <table:table-cell office:value-type="float" office:value="0.758333333333333">
            <text:p>18:12</text:p>
          </table:table-cell>
          <table:table-cell office:value-type="float" office:value="0.820833333333333">
            <text:p>19:42</text:p>
          </table:table-cell>
          <table:table-cell/>
          <table:table-cell table:formula="of:=[.G291]-[.F291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11805555555556">
            <text:p>5:05</text:p>
          </table:table-cell>
          <table:table-cell office:value-type="float" office:value="0.232638888888889">
            <text:p>5:35</text:p>
          </table:table-cell>
          <table:table-cell office:value-type="float" office:value="0.315972222222222">
            <text:p>7:35</text:p>
          </table:table-cell>
          <table:table-cell office:value-type="float" office:value="0.536805555555556">
            <text:p>12:53</text:p>
          </table:table-cell>
          <table:table-cell office:value-type="float" office:value="0.68125">
            <text:p>16:21</text:p>
          </table:table-cell>
          <table:table-cell office:value-type="float" office:value="0.756944444444444">
            <text:p>18:10</text:p>
          </table:table-cell>
          <table:table-cell office:value-type="float" office:value="0.819444444444444">
            <text:p>19:40</text:p>
          </table:table-cell>
          <table:table-cell/>
          <table:table-cell table:formula="of:=[.G292]-[.F292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125">
            <text:p>5:06</text:p>
          </table:table-cell>
          <table:table-cell office:value-type="float" office:value="0.233333333333333">
            <text:p>5:36</text:p>
          </table:table-cell>
          <table:table-cell office:value-type="float" office:value="0.316666666666667">
            <text:p>7:36</text:p>
          </table:table-cell>
          <table:table-cell office:value-type="float" office:value="0.536805555555556">
            <text:p>12:53</text:p>
          </table:table-cell>
          <table:table-cell office:value-type="float" office:value="0.679861111111111">
            <text:p>16:19</text:p>
          </table:table-cell>
          <table:table-cell office:value-type="float" office:value="0.755555555555556">
            <text:p>18:08</text:p>
          </table:table-cell>
          <table:table-cell office:value-type="float" office:value="0.818055555555556">
            <text:p>19:38</text:p>
          </table:table-cell>
          <table:table-cell/>
          <table:table-cell table:formula="of:=[.G293]-[.F293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13888888888889">
            <text:p>5:08</text:p>
          </table:table-cell>
          <table:table-cell office:value-type="float" office:value="0.234722222222222">
            <text:p>5:38</text:p>
          </table:table-cell>
          <table:table-cell office:value-type="float" office:value="0.318055555555556">
            <text:p>7:38</text:p>
          </table:table-cell>
          <table:table-cell office:value-type="float" office:value="0.536111111111111">
            <text:p>12:52</text:p>
          </table:table-cell>
          <table:table-cell office:value-type="float" office:value="0.678472222222222">
            <text:p>16:17</text:p>
          </table:table-cell>
          <table:table-cell office:value-type="float" office:value="0.754166666666667">
            <text:p>18:06</text:p>
          </table:table-cell>
          <table:table-cell office:value-type="float" office:value="0.816666666666667">
            <text:p>19:36</text:p>
          </table:table-cell>
          <table:table-cell/>
          <table:table-cell table:formula="of:=[.G294]-[.F294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14583333333333">
            <text:p>5:09</text:p>
          </table:table-cell>
          <table:table-cell office:value-type="float" office:value="0.235416666666667">
            <text:p>5:39</text:p>
          </table:table-cell>
          <table:table-cell office:value-type="float" office:value="0.31875">
            <text:p>7:39</text:p>
          </table:table-cell>
          <table:table-cell office:value-type="float" office:value="0.536111111111111">
            <text:p>12:52</text:p>
          </table:table-cell>
          <table:table-cell office:value-type="float" office:value="0.677083333333333">
            <text:p>16:15</text:p>
          </table:table-cell>
          <table:table-cell office:value-type="float" office:value="0.752777777777778">
            <text:p>18:04</text:p>
          </table:table-cell>
          <table:table-cell office:value-type="float" office:value="0.815277777777778">
            <text:p>19:34</text:p>
          </table:table-cell>
          <table:table-cell/>
          <table:table-cell table:formula="of:=[.G295]-[.F295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15972222222222">
            <text:p>5:11</text:p>
          </table:table-cell>
          <table:table-cell office:value-type="float" office:value="0.236805555555556">
            <text:p>5:41</text:p>
          </table:table-cell>
          <table:table-cell office:value-type="float" office:value="0.320138888888889">
            <text:p>7:41</text:p>
          </table:table-cell>
          <table:table-cell office:value-type="float" office:value="0.536111111111111">
            <text:p>12:52</text:p>
          </table:table-cell>
          <table:table-cell office:value-type="float" office:value="0.676388888888889">
            <text:p>16:14</text:p>
          </table:table-cell>
          <table:table-cell office:value-type="float" office:value="0.751388888888889">
            <text:p>18:02</text:p>
          </table:table-cell>
          <table:table-cell office:value-type="float" office:value="0.813888888888889">
            <text:p>19:32</text:p>
          </table:table-cell>
          <table:table-cell/>
          <table:table-cell table:formula="of:=[.G296]-[.F296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17361111111111">
            <text:p>5:13</text:p>
          </table:table-cell>
          <table:table-cell office:value-type="float" office:value="0.238194444444444">
            <text:p>5:43</text:p>
          </table:table-cell>
          <table:table-cell office:value-type="float" office:value="0.321527777777778">
            <text:p>7:43</text:p>
          </table:table-cell>
          <table:table-cell office:value-type="float" office:value="0.536111111111111">
            <text:p>12:52</text:p>
          </table:table-cell>
          <table:table-cell office:value-type="float" office:value="0.675">
            <text:p>16:12</text:p>
          </table:table-cell>
          <table:table-cell office:value-type="float" office:value="0.75">
            <text:p>18:00</text:p>
          </table:table-cell>
          <table:table-cell office:value-type="float" office:value="0.8125">
            <text:p>19:30</text:p>
          </table:table-cell>
          <table:table-cell/>
          <table:table-cell table:formula="of:=[.G297]-[.F297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18055555555556">
            <text:p>5:14</text:p>
          </table:table-cell>
          <table:table-cell office:value-type="float" office:value="0.238888888888889">
            <text:p>5:44</text:p>
          </table:table-cell>
          <table:table-cell office:value-type="float" office:value="0.322222222222222">
            <text:p>7:44</text:p>
          </table:table-cell>
          <table:table-cell office:value-type="float" office:value="0.536111111111111">
            <text:p>12:52</text:p>
          </table:table-cell>
          <table:table-cell office:value-type="float" office:value="0.673611111111111">
            <text:p>16:10</text:p>
          </table:table-cell>
          <table:table-cell office:value-type="float" office:value="0.748611111111111">
            <text:p>17:58</text:p>
          </table:table-cell>
          <table:table-cell office:value-type="float" office:value="0.811111111111111">
            <text:p>19:28</text:p>
          </table:table-cell>
          <table:table-cell/>
          <table:table-cell table:formula="of:=[.G298]-[.F298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19444444444444">
            <text:p>5:16</text:p>
          </table:table-cell>
          <table:table-cell office:value-type="float" office:value="0.240277777777778">
            <text:p>5:46</text:p>
          </table:table-cell>
          <table:table-cell office:value-type="float" office:value="0.323611111111111">
            <text:p>7:46</text:p>
          </table:table-cell>
          <table:table-cell office:value-type="float" office:value="0.536111111111111">
            <text:p>12:52</text:p>
          </table:table-cell>
          <table:table-cell office:value-type="float" office:value="0.672222222222222">
            <text:p>16:08</text:p>
          </table:table-cell>
          <table:table-cell office:value-type="float" office:value="0.747916666666667">
            <text:p>17:57</text:p>
          </table:table-cell>
          <table:table-cell office:value-type="float" office:value="0.810416666666666">
            <text:p>19:27</text:p>
          </table:table-cell>
          <table:table-cell/>
          <table:table-cell table:formula="of:=[.G299]-[.F299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20833333333333">
            <text:p>5:18</text:p>
          </table:table-cell>
          <table:table-cell office:value-type="float" office:value="0.241666666666667">
            <text:p>5:48</text:p>
          </table:table-cell>
          <table:table-cell office:value-type="float" office:value="0.325">
            <text:p>7:48</text:p>
          </table:table-cell>
          <table:table-cell office:value-type="float" office:value="0.536111111111111">
            <text:p>12:52</text:p>
          </table:table-cell>
          <table:table-cell office:value-type="float" office:value="0.671527777777778">
            <text:p>16:07</text:p>
          </table:table-cell>
          <table:table-cell office:value-type="float" office:value="0.746527777777778">
            <text:p>17:55</text:p>
          </table:table-cell>
          <table:table-cell office:value-type="float" office:value="0.809027777777778">
            <text:p>19:25</text:p>
          </table:table-cell>
          <table:table-cell/>
          <table:table-cell table:formula="of:=[.G300]-[.F300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21527777777778">
            <text:p>5:19</text:p>
          </table:table-cell>
          <table:table-cell office:value-type="float" office:value="0.242361111111111">
            <text:p>5:49</text:p>
          </table:table-cell>
          <table:table-cell office:value-type="float" office:value="0.325694444444444">
            <text:p>7:49</text:p>
          </table:table-cell>
          <table:table-cell office:value-type="float" office:value="0.535416666666667">
            <text:p>12:51</text:p>
          </table:table-cell>
          <table:table-cell office:value-type="float" office:value="0.670138888888889">
            <text:p>16:05</text:p>
          </table:table-cell>
          <table:table-cell office:value-type="float" office:value="0.745138888888889">
            <text:p>17:53</text:p>
          </table:table-cell>
          <table:table-cell office:value-type="float" office:value="0.807638888888889">
            <text:p>19:23</text:p>
          </table:table-cell>
          <table:table-cell/>
          <table:table-cell table:formula="of:=[.G301]-[.F301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22916666666667">
            <text:p>5:21</text:p>
          </table:table-cell>
          <table:table-cell office:value-type="float" office:value="0.24375">
            <text:p>5:51</text:p>
          </table:table-cell>
          <table:table-cell office:value-type="float" office:value="0.327083333333333">
            <text:p>7:51</text:p>
          </table:table-cell>
          <table:table-cell office:value-type="float" office:value="0.535416666666667">
            <text:p>12:51</text:p>
          </table:table-cell>
          <table:table-cell office:value-type="float" office:value="0.66875">
            <text:p>16:03</text:p>
          </table:table-cell>
          <table:table-cell office:value-type="float" office:value="0.74375">
            <text:p>17:51</text:p>
          </table:table-cell>
          <table:table-cell office:value-type="float" office:value="0.80625">
            <text:p>19:21</text:p>
          </table:table-cell>
          <table:table-cell/>
          <table:table-cell table:formula="of:=[.G302]-[.F302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23611111111111">
            <text:p>5:22</text:p>
          </table:table-cell>
          <table:table-cell office:value-type="float" office:value="0.244444444444444">
            <text:p>5:52</text:p>
          </table:table-cell>
          <table:table-cell office:value-type="float" office:value="0.327777777777778">
            <text:p>7:52</text:p>
          </table:table-cell>
          <table:table-cell office:value-type="float" office:value="0.535416666666667">
            <text:p>12:51</text:p>
          </table:table-cell>
          <table:table-cell office:value-type="float" office:value="0.668055555555556">
            <text:p>16:02</text:p>
          </table:table-cell>
          <table:table-cell office:value-type="float" office:value="0.742361111111111">
            <text:p>17:49</text:p>
          </table:table-cell>
          <table:table-cell office:value-type="float" office:value="0.804861111111111">
            <text:p>19:19</text:p>
          </table:table-cell>
          <table:table-cell/>
          <table:table-cell table:formula="of:=[.G303]-[.F303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25">
            <text:p>5:24</text:p>
          </table:table-cell>
          <table:table-cell office:value-type="float" office:value="0.245833333333333">
            <text:p>5:54</text:p>
          </table:table-cell>
          <table:table-cell office:value-type="float" office:value="0.329166666666667">
            <text:p>7:54</text:p>
          </table:table-cell>
          <table:table-cell office:value-type="float" office:value="0.535416666666667">
            <text:p>12:51</text:p>
          </table:table-cell>
          <table:table-cell office:value-type="float" office:value="0.666666666666667">
            <text:p>16:00</text:p>
          </table:table-cell>
          <table:table-cell office:value-type="float" office:value="0.741666666666667">
            <text:p>17:48</text:p>
          </table:table-cell>
          <table:table-cell office:value-type="float" office:value="0.804166666666667">
            <text:p>19:18</text:p>
          </table:table-cell>
          <table:table-cell/>
          <table:table-cell table:formula="of:=[.G304]-[.F304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26388888888889">
            <text:p>5:26</text:p>
          </table:table-cell>
          <table:table-cell office:value-type="float" office:value="0.247222222222222">
            <text:p>5:56</text:p>
          </table:table-cell>
          <table:table-cell office:value-type="float" office:value="0.330555555555556">
            <text:p>7:56</text:p>
          </table:table-cell>
          <table:table-cell office:value-type="float" office:value="0.535416666666667">
            <text:p>12:51</text:p>
          </table:table-cell>
          <table:table-cell office:value-type="float" office:value="0.665277777777778">
            <text:p>15:58</text:p>
          </table:table-cell>
          <table:table-cell office:value-type="float" office:value="0.740277777777778">
            <text:p>17:46</text:p>
          </table:table-cell>
          <table:table-cell office:value-type="float" office:value="0.802777777777778">
            <text:p>19:16</text:p>
          </table:table-cell>
          <table:table-cell/>
          <table:table-cell table:formula="of:=[.G305]-[.F305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27083333333333">
            <text:p>5:27</text:p>
          </table:table-cell>
          <table:table-cell office:value-type="float" office:value="0.247916666666667">
            <text:p>5:57</text:p>
          </table:table-cell>
          <table:table-cell office:value-type="float" office:value="0.33125">
            <text:p>7:57</text:p>
          </table:table-cell>
          <table:table-cell office:value-type="float" office:value="0.535416666666667">
            <text:p>12:51</text:p>
          </table:table-cell>
          <table:table-cell office:value-type="float" office:value="0.664583333333333">
            <text:p>15:57</text:p>
          </table:table-cell>
          <table:table-cell office:value-type="float" office:value="0.738888888888889">
            <text:p>17:44</text:p>
          </table:table-cell>
          <table:table-cell office:value-type="float" office:value="0.801388888888889">
            <text:p>19:14</text:p>
          </table:table-cell>
          <table:table-cell/>
          <table:table-cell table:formula="of:=[.G306]-[.F306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28472222222222">
            <text:p>5:29</text:p>
          </table:table-cell>
          <table:table-cell office:value-type="float" office:value="0.249305555555556">
            <text:p>5:59</text:p>
          </table:table-cell>
          <table:table-cell office:value-type="float" office:value="0.332638888888889">
            <text:p>7:59</text:p>
          </table:table-cell>
          <table:table-cell office:value-type="float" office:value="0.535416666666667">
            <text:p>12:51</text:p>
          </table:table-cell>
          <table:table-cell office:value-type="float" office:value="0.663194444444444">
            <text:p>15:55</text:p>
          </table:table-cell>
          <table:table-cell office:value-type="float" office:value="0.738194444444444">
            <text:p>17:43</text:p>
          </table:table-cell>
          <table:table-cell office:value-type="float" office:value="0.800694444444444">
            <text:p>19:13</text:p>
          </table:table-cell>
          <table:table-cell/>
          <table:table-cell table:formula="of:=[.G307]-[.F307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29861111111111">
            <text:p>5:31</text:p>
          </table:table-cell>
          <table:table-cell office:value-type="float" office:value="0.250694444444444">
            <text:p>6:01</text:p>
          </table:table-cell>
          <table:table-cell office:value-type="float" office:value="0.334027777777778">
            <text:p>8:01</text:p>
          </table:table-cell>
          <table:table-cell office:value-type="float" office:value="0.535416666666667">
            <text:p>12:51</text:p>
          </table:table-cell>
          <table:table-cell office:value-type="float" office:value="0.6625">
            <text:p>15:54</text:p>
          </table:table-cell>
          <table:table-cell office:value-type="float" office:value="0.736805555555556">
            <text:p>17:41</text:p>
          </table:table-cell>
          <table:table-cell office:value-type="float" office:value="0.799305555555556">
            <text:p>19:11</text:p>
          </table:table-cell>
          <table:table-cell/>
          <table:table-cell table:formula="of:=[.G308]-[.F308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30555555555556">
            <text:p>5:32</text:p>
          </table:table-cell>
          <table:table-cell office:value-type="float" office:value="0.251388888888889">
            <text:p>6:02</text:p>
          </table:table-cell>
          <table:table-cell office:value-type="float" office:value="0.334722222222222">
            <text:p>8:02</text:p>
          </table:table-cell>
          <table:table-cell office:value-type="float" office:value="0.535416666666667">
            <text:p>12:51</text:p>
          </table:table-cell>
          <table:table-cell office:value-type="float" office:value="0.661111111111111">
            <text:p>15:52</text:p>
          </table:table-cell>
          <table:table-cell office:value-type="float" office:value="0.735416666666667">
            <text:p>17:39</text:p>
          </table:table-cell>
          <table:table-cell office:value-type="float" office:value="0.797916666666667">
            <text:p>19:09</text:p>
          </table:table-cell>
          <table:table-cell/>
          <table:table-cell table:formula="of:=[.G309]-[.F309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31944444444444">
            <text:p>5:34</text:p>
          </table:table-cell>
          <table:table-cell office:value-type="float" office:value="0.252777777777778">
            <text:p>6:04</text:p>
          </table:table-cell>
          <table:table-cell office:value-type="float" office:value="0.336111111111111">
            <text:p>8:04</text:p>
          </table:table-cell>
          <table:table-cell office:value-type="float" office:value="0.535416666666667">
            <text:p>12:51</text:p>
          </table:table-cell>
          <table:table-cell office:value-type="float" office:value="0.660416666666667">
            <text:p>15:51</text:p>
          </table:table-cell>
          <table:table-cell office:value-type="float" office:value="0.734722222222222">
            <text:p>17:38</text:p>
          </table:table-cell>
          <table:table-cell office:value-type="float" office:value="0.797222222222222">
            <text:p>19:08</text:p>
          </table:table-cell>
          <table:table-cell/>
          <table:table-cell table:formula="of:=[.G310]-[.F310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33333333333333">
            <text:p>5:36</text:p>
          </table:table-cell>
          <table:table-cell office:value-type="float" office:value="0.254166666666667">
            <text:p>6:06</text:p>
          </table:table-cell>
          <table:table-cell office:value-type="float" office:value="0.3375">
            <text:p>8:06</text:p>
          </table:table-cell>
          <table:table-cell office:value-type="float" office:value="0.535416666666667">
            <text:p>12:51</text:p>
          </table:table-cell>
          <table:table-cell office:value-type="float" office:value="0.659027777777778">
            <text:p>15:49</text:p>
          </table:table-cell>
          <table:table-cell office:value-type="float" office:value="0.733333333333334">
            <text:p>17:36</text:p>
          </table:table-cell>
          <table:table-cell office:value-type="float" office:value="0.795833333333334">
            <text:p>19:06</text:p>
          </table:table-cell>
          <table:table-cell/>
          <table:table-cell table:formula="of:=[.G311]-[.F311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34027777777778">
            <text:p>5:37</text:p>
          </table:table-cell>
          <table:table-cell office:value-type="float" office:value="0.254861111111111">
            <text:p>6:07</text:p>
          </table:table-cell>
          <table:table-cell office:value-type="float" office:value="0.338194444444444">
            <text:p>8:07</text:p>
          </table:table-cell>
          <table:table-cell office:value-type="float" office:value="0.535416666666667">
            <text:p>12:51</text:p>
          </table:table-cell>
          <table:table-cell office:value-type="float" office:value="0.658333333333333">
            <text:p>15:48</text:p>
          </table:table-cell>
          <table:table-cell office:value-type="float" office:value="0.732638888888889">
            <text:p>17:35</text:p>
          </table:table-cell>
          <table:table-cell office:value-type="float" office:value="0.795138888888889">
            <text:p>19:05</text:p>
          </table:table-cell>
          <table:table-cell/>
          <table:table-cell table:formula="of:=[.G312]-[.F312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35416666666667">
            <text:p>5:39</text:p>
          </table:table-cell>
          <table:table-cell office:value-type="float" office:value="0.25625">
            <text:p>6:09</text:p>
          </table:table-cell>
          <table:table-cell office:value-type="float" office:value="0.339583333333333">
            <text:p>8:09</text:p>
          </table:table-cell>
          <table:table-cell office:value-type="float" office:value="0.535416666666667">
            <text:p>12:51</text:p>
          </table:table-cell>
          <table:table-cell office:value-type="float" office:value="0.656944444444445">
            <text:p>15:46</text:p>
          </table:table-cell>
          <table:table-cell office:value-type="float" office:value="0.73125">
            <text:p>17:33</text:p>
          </table:table-cell>
          <table:table-cell office:value-type="float" office:value="0.79375">
            <text:p>19:03</text:p>
          </table:table-cell>
          <table:table-cell/>
          <table:table-cell table:formula="of:=[.G313]-[.F313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36805555555556">
            <text:p>5:41</text:p>
          </table:table-cell>
          <table:table-cell office:value-type="float" office:value="0.257638888888889">
            <text:p>6:11</text:p>
          </table:table-cell>
          <table:table-cell office:value-type="float" office:value="0.340972222222222">
            <text:p>8:11</text:p>
          </table:table-cell>
          <table:table-cell office:value-type="float" office:value="0.536111111111111">
            <text:p>12:52</text:p>
          </table:table-cell>
          <table:table-cell office:value-type="float" office:value="0.65625">
            <text:p>15:45</text:p>
          </table:table-cell>
          <table:table-cell office:value-type="float" office:value="0.730555555555556">
            <text:p>17:32</text:p>
          </table:table-cell>
          <table:table-cell office:value-type="float" office:value="0.793055555555556">
            <text:p>19:02</text:p>
          </table:table-cell>
          <table:table-cell/>
          <table:table-cell table:formula="of:=[.G314]-[.F314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375">
            <text:p>5:42</text:p>
          </table:table-cell>
          <table:table-cell office:value-type="float" office:value="0.258333333333333">
            <text:p>6:12</text:p>
          </table:table-cell>
          <table:table-cell office:value-type="float" office:value="0.341666666666667">
            <text:p>8:12</text:p>
          </table:table-cell>
          <table:table-cell office:value-type="float" office:value="0.536111111111111">
            <text:p>12:52</text:p>
          </table:table-cell>
          <table:table-cell office:value-type="float" office:value="0.654861111111111">
            <text:p>15:43</text:p>
          </table:table-cell>
          <table:table-cell office:value-type="float" office:value="0.729166666666667">
            <text:p>17:30</text:p>
          </table:table-cell>
          <table:table-cell office:value-type="float" office:value="0.791666666666667">
            <text:p>19:00</text:p>
          </table:table-cell>
          <table:table-cell/>
          <table:table-cell table:formula="of:=[.G315]-[.F315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38888888888889">
            <text:p>5:44</text:p>
          </table:table-cell>
          <table:table-cell office:value-type="float" office:value="0.259722222222222">
            <text:p>6:14</text:p>
          </table:table-cell>
          <table:table-cell office:value-type="float" office:value="0.343055555555555">
            <text:p>8:14</text:p>
          </table:table-cell>
          <table:table-cell office:value-type="float" office:value="0.536111111111111">
            <text:p>12:52</text:p>
          </table:table-cell>
          <table:table-cell office:value-type="float" office:value="0.654166666666667">
            <text:p>15:42</text:p>
          </table:table-cell>
          <table:table-cell office:value-type="float" office:value="0.728472222222222">
            <text:p>17:29</text:p>
          </table:table-cell>
          <table:table-cell office:value-type="float" office:value="0.790972222222222">
            <text:p>18:59</text:p>
          </table:table-cell>
          <table:table-cell/>
          <table:table-cell table:formula="of:=[.G316]-[.F316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40277777777778">
            <text:p>5:46</text:p>
          </table:table-cell>
          <table:table-cell office:value-type="float" office:value="0.261111111111111">
            <text:p>6:16</text:p>
          </table:table-cell>
          <table:table-cell office:value-type="float" office:value="0.344444444444444">
            <text:p>8:16</text:p>
          </table:table-cell>
          <table:table-cell office:value-type="float" office:value="0.536111111111111">
            <text:p>12:52</text:p>
          </table:table-cell>
          <table:table-cell office:value-type="float" office:value="0.653472222222222">
            <text:p>15:41</text:p>
          </table:table-cell>
          <table:table-cell office:value-type="float" office:value="0.727777777777778">
            <text:p>17:28</text:p>
          </table:table-cell>
          <table:table-cell office:value-type="float" office:value="0.790277777777778">
            <text:p>18:58</text:p>
          </table:table-cell>
          <table:table-cell/>
          <table:table-cell table:formula="of:=[.G317]-[.F317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40972222222222">
            <text:p>5:47</text:p>
          </table:table-cell>
          <table:table-cell office:value-type="float" office:value="0.261805555555556">
            <text:p>6:17</text:p>
          </table:table-cell>
          <table:table-cell office:value-type="float" office:value="0.345138888888889">
            <text:p>8:17</text:p>
          </table:table-cell>
          <table:table-cell office:value-type="float" office:value="0.536111111111111">
            <text:p>12:52</text:p>
          </table:table-cell>
          <table:table-cell office:value-type="float" office:value="0.652777777777778">
            <text:p>15:40</text:p>
          </table:table-cell>
          <table:table-cell office:value-type="float" office:value="0.726388888888889">
            <text:p>17:26</text:p>
          </table:table-cell>
          <table:table-cell office:value-type="float" office:value="0.788888888888889">
            <text:p>18:56</text:p>
          </table:table-cell>
          <table:table-cell/>
          <table:table-cell table:formula="of:=[.G318]-[.F318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42361111111111">
            <text:p>5:49</text:p>
          </table:table-cell>
          <table:table-cell office:value-type="float" office:value="0.263194444444444">
            <text:p>6:19</text:p>
          </table:table-cell>
          <table:table-cell office:value-type="float" office:value="0.346527777777778">
            <text:p>8:19</text:p>
          </table:table-cell>
          <table:table-cell office:value-type="float" office:value="0.536111111111111">
            <text:p>12:52</text:p>
          </table:table-cell>
          <table:table-cell office:value-type="float" office:value="0.651388888888889">
            <text:p>15:38</text:p>
          </table:table-cell>
          <table:table-cell office:value-type="float" office:value="0.725694444444444">
            <text:p>17:25</text:p>
          </table:table-cell>
          <table:table-cell office:value-type="float" office:value="0.788194444444444">
            <text:p>18:55</text:p>
          </table:table-cell>
          <table:table-cell/>
          <table:table-cell table:formula="of:=[.G319]-[.F319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43055555555556">
            <text:p>5:50</text:p>
          </table:table-cell>
          <table:table-cell office:value-type="float" office:value="0.263888888888889">
            <text:p>6:20</text:p>
          </table:table-cell>
          <table:table-cell office:value-type="float" office:value="0.347222222222222">
            <text:p>8:20</text:p>
          </table:table-cell>
          <table:table-cell office:value-type="float" office:value="0.536111111111111">
            <text:p>12:52</text:p>
          </table:table-cell>
          <table:table-cell office:value-type="float" office:value="0.650694444444445">
            <text:p>15:37</text:p>
          </table:table-cell>
          <table:table-cell office:value-type="float" office:value="0.725">
            <text:p>17:24</text:p>
          </table:table-cell>
          <table:table-cell office:value-type="float" office:value="0.7875">
            <text:p>18:54</text:p>
          </table:table-cell>
          <table:table-cell/>
          <table:table-cell table:formula="of:=[.G320]-[.F320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44444444444444">
            <text:p>5:52</text:p>
          </table:table-cell>
          <table:table-cell office:value-type="float" office:value="0.265277777777778">
            <text:p>6:22</text:p>
          </table:table-cell>
          <table:table-cell office:value-type="float" office:value="0.348611111111111">
            <text:p>8:22</text:p>
          </table:table-cell>
          <table:table-cell office:value-type="float" office:value="0.536805555555556">
            <text:p>12:53</text:p>
          </table:table-cell>
          <table:table-cell office:value-type="float" office:value="0.65">
            <text:p>15:36</text:p>
          </table:table-cell>
          <table:table-cell office:value-type="float" office:value="0.723611111111111">
            <text:p>17:22</text:p>
          </table:table-cell>
          <table:table-cell office:value-type="float" office:value="0.786111111111111">
            <text:p>18:52</text:p>
          </table:table-cell>
          <table:table-cell/>
          <table:table-cell table:formula="of:=[.G321]-[.F321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45833333333333">
            <text:p>5:54</text:p>
          </table:table-cell>
          <table:table-cell office:value-type="float" office:value="0.266666666666667">
            <text:p>6:24</text:p>
          </table:table-cell>
          <table:table-cell office:value-type="float" office:value="0.35">
            <text:p>8:24</text:p>
          </table:table-cell>
          <table:table-cell office:value-type="float" office:value="0.536805555555556">
            <text:p>12:53</text:p>
          </table:table-cell>
          <table:table-cell office:value-type="float" office:value="0.649305555555556">
            <text:p>15:35</text:p>
          </table:table-cell>
          <table:table-cell office:value-type="float" office:value="0.722916666666667">
            <text:p>17:21</text:p>
          </table:table-cell>
          <table:table-cell office:value-type="float" office:value="0.785416666666667">
            <text:p>18:51</text:p>
          </table:table-cell>
          <table:table-cell/>
          <table:table-cell table:formula="of:=[.G322]-[.F322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46527777777778">
            <text:p>5:55</text:p>
          </table:table-cell>
          <table:table-cell office:value-type="float" office:value="0.267361111111111">
            <text:p>6:25</text:p>
          </table:table-cell>
          <table:table-cell office:value-type="float" office:value="0.350694444444444">
            <text:p>8:25</text:p>
          </table:table-cell>
          <table:table-cell office:value-type="float" office:value="0.536805555555556">
            <text:p>12:53</text:p>
          </table:table-cell>
          <table:table-cell office:value-type="float" office:value="0.648611111111111">
            <text:p>15:34</text:p>
          </table:table-cell>
          <table:table-cell office:value-type="float" office:value="0.722222222222222">
            <text:p>17:20</text:p>
          </table:table-cell>
          <table:table-cell office:value-type="float" office:value="0.784722222222222">
            <text:p>18:50</text:p>
          </table:table-cell>
          <table:table-cell/>
          <table:table-cell table:formula="of:=[.G323]-[.F323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47916666666667">
            <text:p>5:57</text:p>
          </table:table-cell>
          <table:table-cell office:value-type="float" office:value="0.26875">
            <text:p>6:27</text:p>
          </table:table-cell>
          <table:table-cell office:value-type="float" office:value="0.352083333333333">
            <text:p>8:27</text:p>
          </table:table-cell>
          <table:table-cell office:value-type="float" office:value="0.536805555555556">
            <text:p>12:53</text:p>
          </table:table-cell>
          <table:table-cell office:value-type="float" office:value="0.647916666666667">
            <text:p>15:33</text:p>
          </table:table-cell>
          <table:table-cell office:value-type="float" office:value="0.721527777777778">
            <text:p>17:19</text:p>
          </table:table-cell>
          <table:table-cell office:value-type="float" office:value="0.784027777777778">
            <text:p>18:49</text:p>
          </table:table-cell>
          <table:table-cell/>
          <table:table-cell table:formula="of:=[.G324]-[.F324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48611111111111">
            <text:p>5:58</text:p>
          </table:table-cell>
          <table:table-cell office:value-type="float" office:value="0.269444444444444">
            <text:p>6:28</text:p>
          </table:table-cell>
          <table:table-cell office:value-type="float" office:value="0.352777777777778">
            <text:p>8:28</text:p>
          </table:table-cell>
          <table:table-cell office:value-type="float" office:value="0.536805555555556">
            <text:p>12:53</text:p>
          </table:table-cell>
          <table:table-cell office:value-type="float" office:value="0.647222222222222">
            <text:p>15:32</text:p>
          </table:table-cell>
          <table:table-cell office:value-type="float" office:value="0.720833333333333">
            <text:p>17:18</text:p>
          </table:table-cell>
          <table:table-cell office:value-type="float" office:value="0.783333333333333">
            <text:p>18:48</text:p>
          </table:table-cell>
          <table:table-cell/>
          <table:table-cell table:formula="of:=[.G325]-[.F325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5">
            <text:p>6:00</text:p>
          </table:table-cell>
          <table:table-cell office:value-type="float" office:value="0.270833333333333">
            <text:p>6:30</text:p>
          </table:table-cell>
          <table:table-cell office:value-type="float" office:value="0.354166666666667">
            <text:p>8:30</text:p>
          </table:table-cell>
          <table:table-cell office:value-type="float" office:value="0.5375">
            <text:p>12:54</text:p>
          </table:table-cell>
          <table:table-cell office:value-type="float" office:value="0.646527777777778">
            <text:p>15:31</text:p>
          </table:table-cell>
          <table:table-cell office:value-type="float" office:value="0.720138888888889">
            <text:p>17:17</text:p>
          </table:table-cell>
          <table:table-cell office:value-type="float" office:value="0.782638888888889">
            <text:p>18:47</text:p>
          </table:table-cell>
          <table:table-cell/>
          <table:table-cell table:formula="of:=[.G326]-[.F326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50694444444444">
            <text:p>6:01</text:p>
          </table:table-cell>
          <table:table-cell office:value-type="float" office:value="0.271527777777778">
            <text:p>6:31</text:p>
          </table:table-cell>
          <table:table-cell office:value-type="float" office:value="0.354861111111111">
            <text:p>8:31</text:p>
          </table:table-cell>
          <table:table-cell office:value-type="float" office:value="0.5375">
            <text:p>12:54</text:p>
          </table:table-cell>
          <table:table-cell office:value-type="float" office:value="0.645833333333333">
            <text:p>15:30</text:p>
          </table:table-cell>
          <table:table-cell office:value-type="float" office:value="0.719444444444445">
            <text:p>17:16</text:p>
          </table:table-cell>
          <table:table-cell office:value-type="float" office:value="0.781944444444445">
            <text:p>18:46</text:p>
          </table:table-cell>
          <table:table-cell/>
          <table:table-cell table:formula="of:=[.G327]-[.F327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52083333333333">
            <text:p>6:03</text:p>
          </table:table-cell>
          <table:table-cell office:value-type="float" office:value="0.272916666666667">
            <text:p>6:33</text:p>
          </table:table-cell>
          <table:table-cell office:value-type="float" office:value="0.35625">
            <text:p>8:33</text:p>
          </table:table-cell>
          <table:table-cell office:value-type="float" office:value="0.5375">
            <text:p>12:54</text:p>
          </table:table-cell>
          <table:table-cell office:value-type="float" office:value="0.645138888888889">
            <text:p>15:29</text:p>
          </table:table-cell>
          <table:table-cell office:value-type="float" office:value="0.71875">
            <text:p>17:15</text:p>
          </table:table-cell>
          <table:table-cell office:value-type="float" office:value="0.78125">
            <text:p>18:45</text:p>
          </table:table-cell>
          <table:table-cell/>
          <table:table-cell table:formula="of:=[.G328]-[.F328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52777777777778">
            <text:p>6:04</text:p>
          </table:table-cell>
          <table:table-cell office:value-type="float" office:value="0.273611111111111">
            <text:p>6:34</text:p>
          </table:table-cell>
          <table:table-cell office:value-type="float" office:value="0.356944444444444">
            <text:p>8:34</text:p>
          </table:table-cell>
          <table:table-cell office:value-type="float" office:value="0.5375">
            <text:p>12:54</text:p>
          </table:table-cell>
          <table:table-cell office:value-type="float" office:value="0.644444444444444">
            <text:p>15:28</text:p>
          </table:table-cell>
          <table:table-cell office:value-type="float" office:value="0.718055555555556">
            <text:p>17:14</text:p>
          </table:table-cell>
          <table:table-cell office:value-type="float" office:value="0.780555555555556">
            <text:p>18:44</text:p>
          </table:table-cell>
          <table:table-cell/>
          <table:table-cell table:formula="of:=[.G329]-[.F329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54166666666667">
            <text:p>6:06</text:p>
          </table:table-cell>
          <table:table-cell office:value-type="float" office:value="0.275">
            <text:p>6:36</text:p>
          </table:table-cell>
          <table:table-cell office:value-type="float" office:value="0.358333333333333">
            <text:p>8:36</text:p>
          </table:table-cell>
          <table:table-cell office:value-type="float" office:value="0.538194444444444">
            <text:p>12:55</text:p>
          </table:table-cell>
          <table:table-cell office:value-type="float" office:value="0.64375">
            <text:p>15:27</text:p>
          </table:table-cell>
          <table:table-cell office:value-type="float" office:value="0.717361111111111">
            <text:p>17:13</text:p>
          </table:table-cell>
          <table:table-cell office:value-type="float" office:value="0.779861111111111">
            <text:p>18:43</text:p>
          </table:table-cell>
          <table:table-cell/>
          <table:table-cell table:formula="of:=[.G330]-[.F330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54861111111111">
            <text:p>6:07</text:p>
          </table:table-cell>
          <table:table-cell office:value-type="float" office:value="0.275694444444444">
            <text:p>6:37</text:p>
          </table:table-cell>
          <table:table-cell office:value-type="float" office:value="0.359027777777778">
            <text:p>8:37</text:p>
          </table:table-cell>
          <table:table-cell office:value-type="float" office:value="0.538194444444444">
            <text:p>12:55</text:p>
          </table:table-cell>
          <table:table-cell office:value-type="float" office:value="0.64375">
            <text:p>15:27</text:p>
          </table:table-cell>
          <table:table-cell office:value-type="float" office:value="0.717361111111111">
            <text:p>17:13</text:p>
          </table:table-cell>
          <table:table-cell office:value-type="float" office:value="0.779861111111111">
            <text:p>18:43</text:p>
          </table:table-cell>
          <table:table-cell/>
          <table:table-cell table:formula="of:=[.G331]-[.F331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5625">
            <text:p>6:09</text:p>
          </table:table-cell>
          <table:table-cell office:value-type="float" office:value="0.277083333333333">
            <text:p>6:39</text:p>
          </table:table-cell>
          <table:table-cell office:value-type="float" office:value="0.360416666666667">
            <text:p>8:39</text:p>
          </table:table-cell>
          <table:table-cell office:value-type="float" office:value="0.538194444444444">
            <text:p>12:55</text:p>
          </table:table-cell>
          <table:table-cell office:value-type="float" office:value="0.643055555555556">
            <text:p>15:26</text:p>
          </table:table-cell>
          <table:table-cell office:value-type="float" office:value="0.716666666666667">
            <text:p>17:12</text:p>
          </table:table-cell>
          <table:table-cell office:value-type="float" office:value="0.779166666666667">
            <text:p>18:42</text:p>
          </table:table-cell>
          <table:table-cell/>
          <table:table-cell table:formula="of:=[.G332]-[.F332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56944444444444">
            <text:p>6:10</text:p>
          </table:table-cell>
          <table:table-cell office:value-type="float" office:value="0.277777777777778">
            <text:p>6:40</text:p>
          </table:table-cell>
          <table:table-cell office:value-type="float" office:value="0.361111111111111">
            <text:p>8:40</text:p>
          </table:table-cell>
          <table:table-cell office:value-type="float" office:value="0.538888888888889">
            <text:p>12:56</text:p>
          </table:table-cell>
          <table:table-cell office:value-type="float" office:value="0.642361111111111">
            <text:p>15:25</text:p>
          </table:table-cell>
          <table:table-cell office:value-type="float" office:value="0.715972222222222">
            <text:p>17:11</text:p>
          </table:table-cell>
          <table:table-cell office:value-type="float" office:value="0.778472222222222">
            <text:p>18:41</text:p>
          </table:table-cell>
          <table:table-cell/>
          <table:table-cell table:formula="of:=[.G333]-[.F333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57638888888889">
            <text:p>6:11</text:p>
          </table:table-cell>
          <table:table-cell office:value-type="float" office:value="0.278472222222222">
            <text:p>6:41</text:p>
          </table:table-cell>
          <table:table-cell office:value-type="float" office:value="0.361805555555556">
            <text:p>8:41</text:p>
          </table:table-cell>
          <table:table-cell office:value-type="float" office:value="0.538888888888889">
            <text:p>12:56</text:p>
          </table:table-cell>
          <table:table-cell office:value-type="float" office:value="0.642361111111111">
            <text:p>15:25</text:p>
          </table:table-cell>
          <table:table-cell office:value-type="float" office:value="0.715277777777778">
            <text:p>17:10</text:p>
          </table:table-cell>
          <table:table-cell office:value-type="float" office:value="0.777777777777778">
            <text:p>18:40</text:p>
          </table:table-cell>
          <table:table-cell/>
          <table:table-cell table:formula="of:=[.G334]-[.F334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59027777777778">
            <text:p>6:13</text:p>
          </table:table-cell>
          <table:table-cell office:value-type="float" office:value="0.279861111111111">
            <text:p>6:43</text:p>
          </table:table-cell>
          <table:table-cell office:value-type="float" office:value="0.363194444444444">
            <text:p>8:43</text:p>
          </table:table-cell>
          <table:table-cell office:value-type="float" office:value="0.539583333333333">
            <text:p>12:57</text:p>
          </table:table-cell>
          <table:table-cell office:value-type="float" office:value="0.641666666666667">
            <text:p>15:24</text:p>
          </table:table-cell>
          <table:table-cell office:value-type="float" office:value="0.715277777777778">
            <text:p>17:10</text:p>
          </table:table-cell>
          <table:table-cell office:value-type="float" office:value="0.777777777777778">
            <text:p>18:40</text:p>
          </table:table-cell>
          <table:table-cell/>
          <table:table-cell table:formula="of:=[.G335]-[.F335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59722222222222">
            <text:p>6:14</text:p>
          </table:table-cell>
          <table:table-cell office:value-type="float" office:value="0.280555555555556">
            <text:p>6:44</text:p>
          </table:table-cell>
          <table:table-cell office:value-type="float" office:value="0.363888888888889">
            <text:p>8:44</text:p>
          </table:table-cell>
          <table:table-cell office:value-type="float" office:value="0.539583333333333">
            <text:p>12:57</text:p>
          </table:table-cell>
          <table:table-cell office:value-type="float" office:value="0.641666666666667">
            <text:p>15:24</text:p>
          </table:table-cell>
          <table:table-cell office:value-type="float" office:value="0.714583333333333">
            <text:p>17:09</text:p>
          </table:table-cell>
          <table:table-cell office:value-type="float" office:value="0.777083333333333">
            <text:p>18:39</text:p>
          </table:table-cell>
          <table:table-cell/>
          <table:table-cell table:formula="of:=[.G336]-[.F336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60416666666667">
            <text:p>6:15</text:p>
          </table:table-cell>
          <table:table-cell office:value-type="float" office:value="0.28125">
            <text:p>6:45</text:p>
          </table:table-cell>
          <table:table-cell office:value-type="float" office:value="0.364583333333333">
            <text:p>8:45</text:p>
          </table:table-cell>
          <table:table-cell office:value-type="float" office:value="0.539583333333333">
            <text:p>12:57</text:p>
          </table:table-cell>
          <table:table-cell office:value-type="float" office:value="0.640972222222222">
            <text:p>15:23</text:p>
          </table:table-cell>
          <table:table-cell office:value-type="float" office:value="0.714583333333333">
            <text:p>17:09</text:p>
          </table:table-cell>
          <table:table-cell office:value-type="float" office:value="0.777083333333333">
            <text:p>18:39</text:p>
          </table:table-cell>
          <table:table-cell/>
          <table:table-cell table:formula="of:=[.G337]-[.F337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61805555555556">
            <text:p>6:17</text:p>
          </table:table-cell>
          <table:table-cell office:value-type="float" office:value="0.282638888888889">
            <text:p>6:47</text:p>
          </table:table-cell>
          <table:table-cell office:value-type="float" office:value="0.365972222222222">
            <text:p>8:47</text:p>
          </table:table-cell>
          <table:table-cell office:value-type="float" office:value="0.540277777777778">
            <text:p>12:58</text:p>
          </table:table-cell>
          <table:table-cell office:value-type="float" office:value="0.640972222222222">
            <text:p>15:23</text:p>
          </table:table-cell>
          <table:table-cell office:value-type="float" office:value="0.713888888888889">
            <text:p>17:08</text:p>
          </table:table-cell>
          <table:table-cell office:value-type="float" office:value="0.776388888888889">
            <text:p>18:38</text:p>
          </table:table-cell>
          <table:table-cell/>
          <table:table-cell table:formula="of:=[.G338]-[.F338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625">
            <text:p>6:18</text:p>
          </table:table-cell>
          <table:table-cell office:value-type="float" office:value="0.283333333333333">
            <text:p>6:48</text:p>
          </table:table-cell>
          <table:table-cell office:value-type="float" office:value="0.366666666666667">
            <text:p>8:48</text:p>
          </table:table-cell>
          <table:table-cell office:value-type="float" office:value="0.540277777777778">
            <text:p>12:58</text:p>
          </table:table-cell>
          <table:table-cell office:value-type="float" office:value="0.640277777777778">
            <text:p>15:22</text:p>
          </table:table-cell>
          <table:table-cell office:value-type="float" office:value="0.713888888888889">
            <text:p>17:08</text:p>
          </table:table-cell>
          <table:table-cell office:value-type="float" office:value="0.776388888888889">
            <text:p>18:38</text:p>
          </table:table-cell>
          <table:table-cell/>
          <table:table-cell table:formula="of:=[.G339]-[.F339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63194444444444">
            <text:p>6:19</text:p>
          </table:table-cell>
          <table:table-cell office:value-type="float" office:value="0.284027777777778">
            <text:p>6:49</text:p>
          </table:table-cell>
          <table:table-cell office:value-type="float" office:value="0.367361111111111">
            <text:p>8:49</text:p>
          </table:table-cell>
          <table:table-cell office:value-type="float" office:value="0.540277777777778">
            <text:p>12:58</text:p>
          </table:table-cell>
          <table:table-cell office:value-type="float" office:value="0.640277777777778">
            <text:p>15:22</text:p>
          </table:table-cell>
          <table:table-cell office:value-type="float" office:value="0.713888888888889">
            <text:p>17:08</text:p>
          </table:table-cell>
          <table:table-cell office:value-type="float" office:value="0.776388888888889">
            <text:p>18:38</text:p>
          </table:table-cell>
          <table:table-cell/>
          <table:table-cell table:formula="of:=[.G340]-[.F340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63888888888889">
            <text:p>6:20</text:p>
          </table:table-cell>
          <table:table-cell office:value-type="float" office:value="0.284722222222222">
            <text:p>6:50</text:p>
          </table:table-cell>
          <table:table-cell office:value-type="float" office:value="0.368055555555556">
            <text:p>8:50</text:p>
          </table:table-cell>
          <table:table-cell office:value-type="float" office:value="0.540972222222222">
            <text:p>12:59</text:p>
          </table:table-cell>
          <table:table-cell office:value-type="float" office:value="0.640277777777778">
            <text:p>15:22</text:p>
          </table:table-cell>
          <table:table-cell office:value-type="float" office:value="0.713194444444445">
            <text:p>17:07</text:p>
          </table:table-cell>
          <table:table-cell office:value-type="float" office:value="0.775694444444445">
            <text:p>18:37</text:p>
          </table:table-cell>
          <table:table-cell/>
          <table:table-cell table:formula="of:=[.G341]-[.F341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64583333333333">
            <text:p>6:21</text:p>
          </table:table-cell>
          <table:table-cell office:value-type="float" office:value="0.285416666666667">
            <text:p>6:51</text:p>
          </table:table-cell>
          <table:table-cell office:value-type="float" office:value="0.36875">
            <text:p>8:51</text:p>
          </table:table-cell>
          <table:table-cell office:value-type="float" office:value="0.540972222222222">
            <text:p>12:59</text:p>
          </table:table-cell>
          <table:table-cell office:value-type="float" office:value="0.639583333333333">
            <text:p>15:21</text:p>
          </table:table-cell>
          <table:table-cell office:value-type="float" office:value="0.713194444444445">
            <text:p>17:07</text:p>
          </table:table-cell>
          <table:table-cell office:value-type="float" office:value="0.775694444444445">
            <text:p>18:37</text:p>
          </table:table-cell>
          <table:table-cell/>
          <table:table-cell table:formula="of:=[.G342]-[.F342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65277777777778">
            <text:p>6:22</text:p>
          </table:table-cell>
          <table:table-cell office:value-type="float" office:value="0.286111111111111">
            <text:p>6:52</text:p>
          </table:table-cell>
          <table:table-cell office:value-type="float" office:value="0.369444444444444">
            <text:p>8:52</text:p>
          </table:table-cell>
          <table:table-cell office:value-type="float" office:value="0.541666666666667">
            <text:p>13:00</text:p>
          </table:table-cell>
          <table:table-cell office:value-type="float" office:value="0.639583333333333">
            <text:p>15:21</text:p>
          </table:table-cell>
          <table:table-cell office:value-type="float" office:value="0.713194444444445">
            <text:p>17:07</text:p>
          </table:table-cell>
          <table:table-cell office:value-type="float" office:value="0.775694444444445">
            <text:p>18:37</text:p>
          </table:table-cell>
          <table:table-cell/>
          <table:table-cell table:formula="of:=[.G343]-[.F343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65972222222222">
            <text:p>6:23</text:p>
          </table:table-cell>
          <table:table-cell office:value-type="float" office:value="0.286805555555556">
            <text:p>6:53</text:p>
          </table:table-cell>
          <table:table-cell office:value-type="float" office:value="0.370138888888889">
            <text:p>8:53</text:p>
          </table:table-cell>
          <table:table-cell office:value-type="float" office:value="0.541666666666667">
            <text:p>13:00</text:p>
          </table:table-cell>
          <table:table-cell office:value-type="float" office:value="0.639583333333333">
            <text:p>15:21</text:p>
          </table:table-cell>
          <table:table-cell office:value-type="float" office:value="0.713194444444445">
            <text:p>17:07</text:p>
          </table:table-cell>
          <table:table-cell office:value-type="float" office:value="0.775694444444445">
            <text:p>18:37</text:p>
          </table:table-cell>
          <table:table-cell/>
          <table:table-cell table:formula="of:=[.G344]-[.F344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66666666666667">
            <text:p>6:24</text:p>
          </table:table-cell>
          <table:table-cell office:value-type="float" office:value="0.2875">
            <text:p>6:54</text:p>
          </table:table-cell>
          <table:table-cell office:value-type="float" office:value="0.370833333333333">
            <text:p>8:54</text:p>
          </table:table-cell>
          <table:table-cell office:value-type="float" office:value="0.542361111111111">
            <text:p>13:01</text:p>
          </table:table-cell>
          <table:table-cell office:value-type="float" office:value="0.639583333333333">
            <text:p>15:21</text:p>
          </table:table-cell>
          <table:table-cell office:value-type="float" office:value="0.713194444444445">
            <text:p>17:07</text:p>
          </table:table-cell>
          <table:table-cell office:value-type="float" office:value="0.775694444444445">
            <text:p>18:37</text:p>
          </table:table-cell>
          <table:table-cell/>
          <table:table-cell table:formula="of:=[.G345]-[.F345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67361111111111">
            <text:p>6:25</text:p>
          </table:table-cell>
          <table:table-cell office:value-type="float" office:value="0.288194444444444">
            <text:p>6:55</text:p>
          </table:table-cell>
          <table:table-cell office:value-type="float" office:value="0.371527777777778">
            <text:p>8:55</text:p>
          </table:table-cell>
          <table:table-cell office:value-type="float" office:value="0.542361111111111">
            <text:p>13:01</text:p>
          </table:table-cell>
          <table:table-cell office:value-type="float" office:value="0.639583333333333">
            <text:p>15:21</text:p>
          </table:table-cell>
          <table:table-cell office:value-type="float" office:value="0.713194444444445">
            <text:p>17:07</text:p>
          </table:table-cell>
          <table:table-cell office:value-type="float" office:value="0.775694444444445">
            <text:p>18:37</text:p>
          </table:table-cell>
          <table:table-cell/>
          <table:table-cell table:formula="of:=[.G346]-[.F346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68055555555556">
            <text:p>6:26</text:p>
          </table:table-cell>
          <table:table-cell office:value-type="float" office:value="0.288888888888889">
            <text:p>6:56</text:p>
          </table:table-cell>
          <table:table-cell office:value-type="float" office:value="0.372222222222222">
            <text:p>8:56</text:p>
          </table:table-cell>
          <table:table-cell office:value-type="float" office:value="0.543055555555555">
            <text:p>13:02</text:p>
          </table:table-cell>
          <table:table-cell office:value-type="float" office:value="0.639583333333333">
            <text:p>15:21</text:p>
          </table:table-cell>
          <table:table-cell office:value-type="float" office:value="0.713194444444445">
            <text:p>17:07</text:p>
          </table:table-cell>
          <table:table-cell office:value-type="float" office:value="0.775694444444445">
            <text:p>18:37</text:p>
          </table:table-cell>
          <table:table-cell/>
          <table:table-cell table:formula="of:=[.G347]-[.F347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6875">
            <text:p>6:27</text:p>
          </table:table-cell>
          <table:table-cell office:value-type="float" office:value="0.289583333333333">
            <text:p>6:57</text:p>
          </table:table-cell>
          <table:table-cell office:value-type="float" office:value="0.372916666666667">
            <text:p>8:57</text:p>
          </table:table-cell>
          <table:table-cell office:value-type="float" office:value="0.543055555555555">
            <text:p>13:02</text:p>
          </table:table-cell>
          <table:table-cell office:value-type="float" office:value="0.639583333333333">
            <text:p>15:21</text:p>
          </table:table-cell>
          <table:table-cell office:value-type="float" office:value="0.713194444444445">
            <text:p>17:07</text:p>
          </table:table-cell>
          <table:table-cell office:value-type="float" office:value="0.775694444444445">
            <text:p>18:37</text:p>
          </table:table-cell>
          <table:table-cell/>
          <table:table-cell table:formula="of:=[.G348]-[.F348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69444444444444">
            <text:p>6:28</text:p>
          </table:table-cell>
          <table:table-cell office:value-type="float" office:value="0.290277777777778">
            <text:p>6:58</text:p>
          </table:table-cell>
          <table:table-cell office:value-type="float" office:value="0.373611111111111">
            <text:p>8:58</text:p>
          </table:table-cell>
          <table:table-cell office:value-type="float" office:value="0.54375">
            <text:p>13:03</text:p>
          </table:table-cell>
          <table:table-cell office:value-type="float" office:value="0.639583333333333">
            <text:p>15:21</text:p>
          </table:table-cell>
          <table:table-cell office:value-type="float" office:value="0.713194444444445">
            <text:p>17:07</text:p>
          </table:table-cell>
          <table:table-cell office:value-type="float" office:value="0.775694444444445">
            <text:p>18:37</text:p>
          </table:table-cell>
          <table:table-cell/>
          <table:table-cell table:formula="of:=[.G349]-[.F349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70138888888889">
            <text:p>6:29</text:p>
          </table:table-cell>
          <table:table-cell office:value-type="float" office:value="0.290972222222222">
            <text:p>6:59</text:p>
          </table:table-cell>
          <table:table-cell office:value-type="float" office:value="0.374305555555555">
            <text:p>8:59</text:p>
          </table:table-cell>
          <table:table-cell office:value-type="float" office:value="0.54375">
            <text:p>13:03</text:p>
          </table:table-cell>
          <table:table-cell office:value-type="float" office:value="0.639583333333333">
            <text:p>15:21</text:p>
          </table:table-cell>
          <table:table-cell office:value-type="float" office:value="0.713194444444445">
            <text:p>17:07</text:p>
          </table:table-cell>
          <table:table-cell office:value-type="float" office:value="0.775694444444445">
            <text:p>18:37</text:p>
          </table:table-cell>
          <table:table-cell/>
          <table:table-cell table:formula="of:=[.G350]-[.F350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70833333333333">
            <text:p>6:30</text:p>
          </table:table-cell>
          <table:table-cell office:value-type="float" office:value="0.291666666666667">
            <text:p>7:00</text:p>
          </table:table-cell>
          <table:table-cell office:value-type="float" office:value="0.375">
            <text:p>9:00</text:p>
          </table:table-cell>
          <table:table-cell office:value-type="float" office:value="0.544444444444444">
            <text:p>13:04</text:p>
          </table:table-cell>
          <table:table-cell office:value-type="float" office:value="0.640277777777778">
            <text:p>15:22</text:p>
          </table:table-cell>
          <table:table-cell office:value-type="float" office:value="0.713194444444445">
            <text:p>17:07</text:p>
          </table:table-cell>
          <table:table-cell office:value-type="float" office:value="0.775694444444445">
            <text:p>18:37</text:p>
          </table:table-cell>
          <table:table-cell/>
          <table:table-cell table:formula="of:=[.G351]-[.F351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70833333333333">
            <text:p>6:30</text:p>
          </table:table-cell>
          <table:table-cell office:value-type="float" office:value="0.291666666666667">
            <text:p>7:00</text:p>
          </table:table-cell>
          <table:table-cell office:value-type="float" office:value="0.375">
            <text:p>9:00</text:p>
          </table:table-cell>
          <table:table-cell office:value-type="float" office:value="0.544444444444444">
            <text:p>13:04</text:p>
          </table:table-cell>
          <table:table-cell office:value-type="float" office:value="0.640277777777778">
            <text:p>15:22</text:p>
          </table:table-cell>
          <table:table-cell office:value-type="float" office:value="0.713194444444445">
            <text:p>17:07</text:p>
          </table:table-cell>
          <table:table-cell office:value-type="float" office:value="0.775694444444445">
            <text:p>18:37</text:p>
          </table:table-cell>
          <table:table-cell/>
          <table:table-cell table:formula="of:=[.G352]-[.F352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71527777777778">
            <text:p>6:31</text:p>
          </table:table-cell>
          <table:table-cell office:value-type="float" office:value="0.292361111111111">
            <text:p>7:01</text:p>
          </table:table-cell>
          <table:table-cell office:value-type="float" office:value="0.375694444444444">
            <text:p>9:01</text:p>
          </table:table-cell>
          <table:table-cell office:value-type="float" office:value="0.544444444444444">
            <text:p>13:04</text:p>
          </table:table-cell>
          <table:table-cell office:value-type="float" office:value="0.640277777777778">
            <text:p>15:22</text:p>
          </table:table-cell>
          <table:table-cell office:value-type="float" office:value="0.713888888888889">
            <text:p>17:08</text:p>
          </table:table-cell>
          <table:table-cell office:value-type="float" office:value="0.776388888888889">
            <text:p>18:38</text:p>
          </table:table-cell>
          <table:table-cell/>
          <table:table-cell table:formula="of:=[.G353]-[.F353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72222222222222">
            <text:p>6:32</text:p>
          </table:table-cell>
          <table:table-cell office:value-type="float" office:value="0.293055555555556">
            <text:p>7:02</text:p>
          </table:table-cell>
          <table:table-cell office:value-type="float" office:value="0.376388888888889">
            <text:p>9:02</text:p>
          </table:table-cell>
          <table:table-cell office:value-type="float" office:value="0.545138888888889">
            <text:p>13:05</text:p>
          </table:table-cell>
          <table:table-cell office:value-type="float" office:value="0.640972222222222">
            <text:p>15:23</text:p>
          </table:table-cell>
          <table:table-cell office:value-type="float" office:value="0.713888888888889">
            <text:p>17:08</text:p>
          </table:table-cell>
          <table:table-cell office:value-type="float" office:value="0.776388888888889">
            <text:p>18:38</text:p>
          </table:table-cell>
          <table:table-cell/>
          <table:table-cell table:formula="of:=[.G354]-[.F354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72222222222222">
            <text:p>6:32</text:p>
          </table:table-cell>
          <table:table-cell office:value-type="float" office:value="0.293055555555556">
            <text:p>7:02</text:p>
          </table:table-cell>
          <table:table-cell office:value-type="float" office:value="0.376388888888889">
            <text:p>9:02</text:p>
          </table:table-cell>
          <table:table-cell office:value-type="float" office:value="0.545138888888889">
            <text:p>13:05</text:p>
          </table:table-cell>
          <table:table-cell office:value-type="float" office:value="0.640972222222222">
            <text:p>15:23</text:p>
          </table:table-cell>
          <table:table-cell office:value-type="float" office:value="0.714583333333333">
            <text:p>17:09</text:p>
          </table:table-cell>
          <table:table-cell office:value-type="float" office:value="0.777083333333333">
            <text:p>18:39</text:p>
          </table:table-cell>
          <table:table-cell/>
          <table:table-cell table:formula="of:=[.G355]-[.F355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72916666666667">
            <text:p>6:33</text:p>
          </table:table-cell>
          <table:table-cell office:value-type="float" office:value="0.29375">
            <text:p>7:03</text:p>
          </table:table-cell>
          <table:table-cell office:value-type="float" office:value="0.377083333333333">
            <text:p>9:03</text:p>
          </table:table-cell>
          <table:table-cell office:value-type="float" office:value="0.545833333333333">
            <text:p>13:06</text:p>
          </table:table-cell>
          <table:table-cell office:value-type="float" office:value="0.641666666666667">
            <text:p>15:24</text:p>
          </table:table-cell>
          <table:table-cell office:value-type="float" office:value="0.714583333333333">
            <text:p>17:09</text:p>
          </table:table-cell>
          <table:table-cell office:value-type="float" office:value="0.777083333333333">
            <text:p>18:39</text:p>
          </table:table-cell>
          <table:table-cell/>
          <table:table-cell table:formula="of:=[.G356]-[.F356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72916666666667">
            <text:p>6:33</text:p>
          </table:table-cell>
          <table:table-cell office:value-type="float" office:value="0.29375">
            <text:p>7:03</text:p>
          </table:table-cell>
          <table:table-cell office:value-type="float" office:value="0.377083333333333">
            <text:p>9:03</text:p>
          </table:table-cell>
          <table:table-cell office:value-type="float" office:value="0.545833333333333">
            <text:p>13:06</text:p>
          </table:table-cell>
          <table:table-cell office:value-type="float" office:value="0.641666666666667">
            <text:p>15:24</text:p>
          </table:table-cell>
          <table:table-cell office:value-type="float" office:value="0.715277777777778">
            <text:p>17:10</text:p>
          </table:table-cell>
          <table:table-cell office:value-type="float" office:value="0.777777777777778">
            <text:p>18:40</text:p>
          </table:table-cell>
          <table:table-cell/>
          <table:table-cell table:formula="of:=[.G357]-[.F357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73611111111111">
            <text:p>6:34</text:p>
          </table:table-cell>
          <table:table-cell office:value-type="float" office:value="0.294444444444444">
            <text:p>7:04</text:p>
          </table:table-cell>
          <table:table-cell office:value-type="float" office:value="0.377777777777778">
            <text:p>9:04</text:p>
          </table:table-cell>
          <table:table-cell office:value-type="float" office:value="0.546527777777778">
            <text:p>13:07</text:p>
          </table:table-cell>
          <table:table-cell office:value-type="float" office:value="0.642361111111111">
            <text:p>15:25</text:p>
          </table:table-cell>
          <table:table-cell office:value-type="float" office:value="0.715277777777778">
            <text:p>17:10</text:p>
          </table:table-cell>
          <table:table-cell office:value-type="float" office:value="0.777777777777778">
            <text:p>18:40</text:p>
          </table:table-cell>
          <table:table-cell/>
          <table:table-cell table:formula="of:=[.G358]-[.F358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73611111111111">
            <text:p>6:34</text:p>
          </table:table-cell>
          <table:table-cell office:value-type="float" office:value="0.294444444444444">
            <text:p>7:04</text:p>
          </table:table-cell>
          <table:table-cell office:value-type="float" office:value="0.377777777777778">
            <text:p>9:04</text:p>
          </table:table-cell>
          <table:table-cell office:value-type="float" office:value="0.546527777777778">
            <text:p>13:07</text:p>
          </table:table-cell>
          <table:table-cell office:value-type="float" office:value="0.642361111111111">
            <text:p>15:25</text:p>
          </table:table-cell>
          <table:table-cell office:value-type="float" office:value="0.715972222222222">
            <text:p>17:11</text:p>
          </table:table-cell>
          <table:table-cell office:value-type="float" office:value="0.778472222222222">
            <text:p>18:41</text:p>
          </table:table-cell>
          <table:table-cell/>
          <table:table-cell table:formula="of:=[.G359]-[.F359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73611111111111">
            <text:p>6:34</text:p>
          </table:table-cell>
          <table:table-cell office:value-type="float" office:value="0.294444444444444">
            <text:p>7:04</text:p>
          </table:table-cell>
          <table:table-cell office:value-type="float" office:value="0.377777777777778">
            <text:p>9:04</text:p>
          </table:table-cell>
          <table:table-cell office:value-type="float" office:value="0.547222222222222">
            <text:p>13:08</text:p>
          </table:table-cell>
          <table:table-cell office:value-type="float" office:value="0.643055555555556">
            <text:p>15:26</text:p>
          </table:table-cell>
          <table:table-cell office:value-type="float" office:value="0.716666666666667">
            <text:p>17:12</text:p>
          </table:table-cell>
          <table:table-cell office:value-type="float" office:value="0.779166666666667">
            <text:p>18:42</text:p>
          </table:table-cell>
          <table:table-cell/>
          <table:table-cell table:formula="of:=[.G360]-[.F360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74305555555555">
            <text:p>6:35</text:p>
          </table:table-cell>
          <table:table-cell office:value-type="float" office:value="0.295138888888889">
            <text:p>7:05</text:p>
          </table:table-cell>
          <table:table-cell office:value-type="float" office:value="0.378472222222222">
            <text:p>9:05</text:p>
          </table:table-cell>
          <table:table-cell office:value-type="float" office:value="0.547222222222222">
            <text:p>13:08</text:p>
          </table:table-cell>
          <table:table-cell office:value-type="float" office:value="0.64375">
            <text:p>15:27</text:p>
          </table:table-cell>
          <table:table-cell office:value-type="float" office:value="0.716666666666667">
            <text:p>17:12</text:p>
          </table:table-cell>
          <table:table-cell office:value-type="float" office:value="0.779166666666667">
            <text:p>18:42</text:p>
          </table:table-cell>
          <table:table-cell/>
          <table:table-cell table:formula="of:=[.G361]-[.F361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74305555555555">
            <text:p>6:35</text:p>
          </table:table-cell>
          <table:table-cell office:value-type="float" office:value="0.295138888888889">
            <text:p>7:05</text:p>
          </table:table-cell>
          <table:table-cell office:value-type="float" office:value="0.378472222222222">
            <text:p>9:05</text:p>
          </table:table-cell>
          <table:table-cell office:value-type="float" office:value="0.547916666666667">
            <text:p>13:09</text:p>
          </table:table-cell>
          <table:table-cell office:value-type="float" office:value="0.644444444444444">
            <text:p>15:28</text:p>
          </table:table-cell>
          <table:table-cell office:value-type="float" office:value="0.717361111111111">
            <text:p>17:13</text:p>
          </table:table-cell>
          <table:table-cell office:value-type="float" office:value="0.779861111111111">
            <text:p>18:43</text:p>
          </table:table-cell>
          <table:table-cell/>
          <table:table-cell table:formula="of:=[.G362]-[.F362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74305555555555">
            <text:p>6:35</text:p>
          </table:table-cell>
          <table:table-cell office:value-type="float" office:value="0.295138888888889">
            <text:p>7:05</text:p>
          </table:table-cell>
          <table:table-cell office:value-type="float" office:value="0.378472222222222">
            <text:p>9:05</text:p>
          </table:table-cell>
          <table:table-cell office:value-type="float" office:value="0.547916666666667">
            <text:p>13:09</text:p>
          </table:table-cell>
          <table:table-cell office:value-type="float" office:value="0.644444444444444">
            <text:p>15:28</text:p>
          </table:table-cell>
          <table:table-cell office:value-type="float" office:value="0.718055555555556">
            <text:p>17:14</text:p>
          </table:table-cell>
          <table:table-cell office:value-type="float" office:value="0.780555555555556">
            <text:p>18:44</text:p>
          </table:table-cell>
          <table:table-cell/>
          <table:table-cell table:formula="of:=[.G363]-[.F363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74305555555555">
            <text:p>6:35</text:p>
          </table:table-cell>
          <table:table-cell office:value-type="float" office:value="0.295138888888889">
            <text:p>7:05</text:p>
          </table:table-cell>
          <table:table-cell office:value-type="float" office:value="0.378472222222222">
            <text:p>9:05</text:p>
          </table:table-cell>
          <table:table-cell office:value-type="float" office:value="0.548611111111111">
            <text:p>13:10</text:p>
          </table:table-cell>
          <table:table-cell office:value-type="float" office:value="0.645138888888889">
            <text:p>15:29</text:p>
          </table:table-cell>
          <table:table-cell office:value-type="float" office:value="0.71875">
            <text:p>17:15</text:p>
          </table:table-cell>
          <table:table-cell office:value-type="float" office:value="0.78125">
            <text:p>18:45</text:p>
          </table:table-cell>
          <table:table-cell/>
          <table:table-cell table:formula="of:=[.G364]-[.F364]" office:value-type="time" office:time-value="PT01H30M00S">
            <text:p>1:30:00 AM</text:p>
          </table:table-cell>
          <table:table-cell table:number-columns-repeated="1015"/>
        </table:table-row>
        <table:table-row table:style-name="ro1">
          <table:table-cell office:value-type="float" office:value="0.274305555555555">
            <text:p>6:35</text:p>
          </table:table-cell>
          <table:table-cell office:value-type="float" office:value="0.295138888888889">
            <text:p>7:05</text:p>
          </table:table-cell>
          <table:table-cell office:value-type="float" office:value="0.378472222222222">
            <text:p>9:05</text:p>
          </table:table-cell>
          <table:table-cell office:value-type="float" office:value="0.548611111111111">
            <text:p>13:10</text:p>
          </table:table-cell>
          <table:table-cell office:value-type="float" office:value="0.645833333333333">
            <text:p>15:30</text:p>
          </table:table-cell>
          <table:table-cell office:value-type="float" office:value="0.719444444444445">
            <text:p>17:16</text:p>
          </table:table-cell>
          <table:table-cell office:value-type="float" office:value="0.781944444444445">
            <text:p>18:46</text:p>
          </table:table-cell>
          <table:table-cell/>
          <table:table-cell table:formula="of:=[.G365]-[.F365]" office:value-type="time" office:time-value="PT01H30M00S">
            <text:p>1:30:00 AM</text:p>
          </table:table-cell>
          <table:table-cell table:number-columns-repeated="1015"/>
        </table:table-row>
        <table:table-row table:style-name="ro1" table:number-rows-repeated="10482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ff2" table:style-name="ta5">
        <office:forms form:automatic-focus="false" form:apply-design-mode="false"/>
        <table:table-column table:style-name="co3" table:default-cell-style-name="ce9"/>
        <table:table-column table:style-name="co3" table:number-columns-repeated="6" table:default-cell-style-name="ce11"/>
        <table:table-column table:style-name="co1" table:number-columns-repeated="1017" table:default-cell-style-name="Default"/>
        <table:table-row table:style-name="ro1">
          <table:table-cell office:value-type="float" office:value="42005">
            <text:p>1 янв</text:p>
          </table:table-cell>
          <table:table-cell table:style-name="ce10" table:formula="of:=ABS([$'azan.kz'.C1]-[$'praytimes.py'.B1])" office:value-type="float" office:value="0.00138888888888888">
            <text:p>0:02:00</text:p>
          </table:table-cell>
          <table:table-cell table:style-name="ce10" table:formula="of:=ABS([$'azan.kz'.D1]-[$'praytimes.py'.C1])" office:value-type="float" office:value="0.001388888888889">
            <text:p>0:02:00</text:p>
          </table:table-cell>
          <table:table-cell table:style-name="ce10" table:formula="of:=ABS([$'azan.kz'.E1]-[$'praytimes.py'.D1])" office:value-type="float" office:value="0.000694444444444442">
            <text:p>0:01:00</text:p>
          </table:table-cell>
          <table:table-cell table:style-name="ce10" table:formula="of:=ABS([$'azan.kz'.F1]-[$'praytimes.py'.E1])" office:value-type="float" office:value="0.00208333333333333">
            <text:p>0:03:00</text:p>
          </table:table-cell>
          <table:table-cell table:style-name="ce10" table:formula="of:=ABS([$'azan.kz'.G1]-[$'praytimes.py'.F1])" office:value-type="float" office:value="0.00555555555555543">
            <text:p>0:08:00</text:p>
          </table:table-cell>
          <table:table-cell table:style-name="ce10" table:formula="of:=ABS([$'azan.kz'.H1]-[$'praytimes.py'.G1])" office:value-type="float" office:value="0.0055555555555552">
            <text:p>0:08:00</text:p>
          </table:table-cell>
          <table:table-cell/>
          <table:table-cell table:style-name="ce12" table:formula="of:=SUM([.B1:.G1])" office:value-type="float" office:value="0.0166666666666663">
            <text:p>0:24:00</text:p>
          </table:table-cell>
          <table:table-cell table:number-columns-repeated="1015"/>
        </table:table-row>
        <table:table-row table:style-name="ro1">
          <table:table-cell office:value-type="float" office:value="42006">
            <text:p>2 янв</text:p>
          </table:table-cell>
          <table:table-cell table:style-name="ce10" table:formula="of:=ABS([$'azan.kz'.C2]-[$'praytimes.py'.B2])" office:value-type="float" office:value="0.00138888888888888">
            <text:p>0:02:00</text:p>
          </table:table-cell>
          <table:table-cell table:style-name="ce10" table:formula="of:=ABS([$'azan.kz'.D2]-[$'praytimes.py'.C2])" office:value-type="float" office:value="0.001388888888889">
            <text:p>0:02:00</text:p>
          </table:table-cell>
          <table:table-cell table:style-name="ce10" table:formula="of:=ABS([$'azan.kz'.E2]-[$'praytimes.py'.D2])" office:value-type="float" office:value="0.000694444444444442">
            <text:p>0:01:00</text:p>
          </table:table-cell>
          <table:table-cell table:style-name="ce10" table:formula="of:=ABS([$'azan.kz'.F2]-[$'praytimes.py'.E2])" office:value-type="float" office:value="0.00138888888888877">
            <text:p>0:02:00</text:p>
          </table:table-cell>
          <table:table-cell table:style-name="ce10" table:formula="of:=ABS([$'azan.kz'.G2]-[$'praytimes.py'.F2])" office:value-type="float" office:value="0.00486111111111109">
            <text:p>0:07:00</text:p>
          </table:table-cell>
          <table:table-cell table:style-name="ce10" table:formula="of:=ABS([$'azan.kz'.H2]-[$'praytimes.py'.G2])" office:value-type="float" office:value="0.00486111111111109">
            <text:p>0:07:00</text:p>
          </table:table-cell>
          <table:table-cell/>
          <table:table-cell table:style-name="ce12" table:formula="of:=SUM([.B2:.G2])" office:value-type="float" office:value="0.0145833333333333">
            <text:p>0:21:00</text:p>
          </table:table-cell>
          <table:table-cell table:number-columns-repeated="1015"/>
        </table:table-row>
        <table:table-row table:style-name="ro1">
          <table:table-cell office:value-type="float" office:value="42007">
            <text:p>3 янв</text:p>
          </table:table-cell>
          <table:table-cell table:style-name="ce10" table:formula="of:=ABS([$'azan.kz'.C3]-[$'praytimes.py'.B3])" office:value-type="float" office:value="0.00138888888888888">
            <text:p>0:02:00</text:p>
          </table:table-cell>
          <table:table-cell table:style-name="ce10" table:formula="of:=ABS([$'azan.kz'.D3]-[$'praytimes.py'.C3])" office:value-type="float" office:value="0.001388888888889">
            <text:p>0:02:00</text:p>
          </table:table-cell>
          <table:table-cell table:style-name="ce10" table:formula="of:=ABS([$'azan.kz'.E3]-[$'praytimes.py'.D3])" office:value-type="float" office:value="0.000694444444444553">
            <text:p>0:01:00</text:p>
          </table:table-cell>
          <table:table-cell table:style-name="ce10" table:formula="of:=ABS([$'azan.kz'.F3]-[$'praytimes.py'.E3])" office:value-type="float" office:value="0.00208333333333333">
            <text:p>0:03:00</text:p>
          </table:table-cell>
          <table:table-cell table:style-name="ce10" table:formula="of:=ABS([$'azan.kz'.G3]-[$'praytimes.py'.F3])" office:value-type="float" office:value="0.00555555555555554">
            <text:p>0:08:00</text:p>
          </table:table-cell>
          <table:table-cell table:style-name="ce10" table:formula="of:=ABS([$'azan.kz'.H3]-[$'praytimes.py'.G3])" office:value-type="float" office:value="0.00555555555555554">
            <text:p>0:08:00</text:p>
          </table:table-cell>
          <table:table-cell/>
          <table:table-cell table:style-name="ce12" table:formula="of:=SUM([.B3:.G3])" office:value-type="float" office:value="0.0166666666666668">
            <text:p>0:24:00</text:p>
          </table:table-cell>
          <table:table-cell table:number-columns-repeated="1015"/>
        </table:table-row>
        <table:table-row table:style-name="ro1">
          <table:table-cell office:value-type="float" office:value="42008">
            <text:p>4 янв</text:p>
          </table:table-cell>
          <table:table-cell table:style-name="ce10" table:formula="of:=ABS([$'azan.kz'.C4]-[$'praytimes.py'.B4])" office:value-type="float" office:value="0.00138888888888888">
            <text:p>0:02:00</text:p>
          </table:table-cell>
          <table:table-cell table:style-name="ce10" table:formula="of:=ABS([$'azan.kz'.D4]-[$'praytimes.py'.C4])" office:value-type="float" office:value="0.001388888888889">
            <text:p>0:02:00</text:p>
          </table:table-cell>
          <table:table-cell table:style-name="ce10" table:formula="of:=ABS([$'azan.kz'.E4]-[$'praytimes.py'.D4])" office:value-type="float" office:value="0.000694444444444553">
            <text:p>0:01:00</text:p>
          </table:table-cell>
          <table:table-cell table:style-name="ce10" table:formula="of:=ABS([$'azan.kz'.F4]-[$'praytimes.py'.E4])" office:value-type="float" office:value="0.00208333333333321">
            <text:p>0:03:00</text:p>
          </table:table-cell>
          <table:table-cell table:style-name="ce10" table:formula="of:=ABS([$'azan.kz'.G4]-[$'praytimes.py'.F4])" office:value-type="float" office:value="0.00555555555555543">
            <text:p>0:08:00</text:p>
          </table:table-cell>
          <table:table-cell table:style-name="ce10" table:formula="of:=ABS([$'azan.kz'.H4]-[$'praytimes.py'.G4])" office:value-type="float" office:value="0.00555555555555543">
            <text:p>0:08:00</text:p>
          </table:table-cell>
          <table:table-cell/>
          <table:table-cell table:style-name="ce12" table:formula="of:=SUM([.B4:.G4])" office:value-type="float" office:value="0.0166666666666665">
            <text:p>0:24:00</text:p>
          </table:table-cell>
          <table:table-cell table:number-columns-repeated="1015"/>
        </table:table-row>
        <table:table-row table:style-name="ro1">
          <table:table-cell office:value-type="float" office:value="42009">
            <text:p>5 янв</text:p>
          </table:table-cell>
          <table:table-cell table:style-name="ce10" table:formula="of:=ABS([$'azan.kz'.C5]-[$'praytimes.py'.B5])" office:value-type="float" office:value="0.00138888888888888">
            <text:p>0:02:00</text:p>
          </table:table-cell>
          <table:table-cell table:style-name="ce10" table:formula="of:=ABS([$'azan.kz'.D5]-[$'praytimes.py'.C5])" office:value-type="float" office:value="0.001388888888889">
            <text:p>0:02:00</text:p>
          </table:table-cell>
          <table:table-cell table:style-name="ce10" table:formula="of:=ABS([$'azan.kz'.E5]-[$'praytimes.py'.D5])" office:value-type="float" office:value="0">
            <text:p>0:00:00</text:p>
          </table:table-cell>
          <table:table-cell table:style-name="ce10" table:formula="of:=ABS([$'azan.kz'.F5]-[$'praytimes.py'.E5])" office:value-type="float" office:value="0.00208333333333321">
            <text:p>0:03:00</text:p>
          </table:table-cell>
          <table:table-cell table:style-name="ce10" table:formula="of:=ABS([$'azan.kz'.G5]-[$'praytimes.py'.F5])" office:value-type="float" office:value="0.00555555555555543">
            <text:p>0:08:00</text:p>
          </table:table-cell>
          <table:table-cell table:style-name="ce10" table:formula="of:=ABS([$'azan.kz'.H5]-[$'praytimes.py'.G5])" office:value-type="float" office:value="0.00555555555555543">
            <text:p>0:08:00</text:p>
          </table:table-cell>
          <table:table-cell/>
          <table:table-cell table:style-name="ce12" table:formula="of:=SUM([.B5:.G5])" office:value-type="float" office:value="0.0159722222222219">
            <text:p>0:23:00</text:p>
          </table:table-cell>
          <table:table-cell table:number-columns-repeated="1015"/>
        </table:table-row>
        <table:table-row table:style-name="ro1">
          <table:table-cell office:value-type="float" office:value="42010">
            <text:p>6 янв</text:p>
          </table:table-cell>
          <table:table-cell table:style-name="ce10" table:formula="of:=ABS([$'azan.kz'.C6]-[$'praytimes.py'.B6])" office:value-type="float" office:value="0.00138888888888888">
            <text:p>0:02:00</text:p>
          </table:table-cell>
          <table:table-cell table:style-name="ce10" table:formula="of:=ABS([$'azan.kz'.D6]-[$'praytimes.py'.C6])" office:value-type="float" office:value="0.001388888888889">
            <text:p>0:02:00</text:p>
          </table:table-cell>
          <table:table-cell table:style-name="ce10" table:formula="of:=ABS([$'azan.kz'.E6]-[$'praytimes.py'.D6])" office:value-type="float" office:value="0.000694444444444442">
            <text:p>0:01:00</text:p>
          </table:table-cell>
          <table:table-cell table:style-name="ce10" table:formula="of:=ABS([$'azan.kz'.F6]-[$'praytimes.py'.E6])" office:value-type="float" office:value="0.00208333333333333">
            <text:p>0:03:00</text:p>
          </table:table-cell>
          <table:table-cell table:style-name="ce10" table:formula="of:=ABS([$'azan.kz'.G6]-[$'praytimes.py'.F6])" office:value-type="float" office:value="0.00624999999999987">
            <text:p>0:09:00</text:p>
          </table:table-cell>
          <table:table-cell table:style-name="ce10" table:formula="of:=ABS([$'azan.kz'.H6]-[$'praytimes.py'.G6])" office:value-type="float" office:value="0.00624999999999987">
            <text:p>0:09:00</text:p>
          </table:table-cell>
          <table:table-cell/>
          <table:table-cell table:style-name="ce12" table:formula="of:=SUM([.B6:.G6])" office:value-type="float" office:value="0.0180555555555554">
            <text:p>0:26:00</text:p>
          </table:table-cell>
          <table:table-cell table:number-columns-repeated="1015"/>
        </table:table-row>
        <table:table-row table:style-name="ro1">
          <table:table-cell office:value-type="float" office:value="42011">
            <text:p>7 янв</text:p>
          </table:table-cell>
          <table:table-cell table:style-name="ce10" table:formula="of:=ABS([$'azan.kz'.C7]-[$'praytimes.py'.B7])" office:value-type="float" office:value="0.00138888888888888">
            <text:p>0:02:00</text:p>
          </table:table-cell>
          <table:table-cell table:style-name="ce10" table:formula="of:=ABS([$'azan.kz'.D7]-[$'praytimes.py'.C7])" office:value-type="float" office:value="0.00138888888888888">
            <text:p>0:02:00</text:p>
          </table:table-cell>
          <table:table-cell table:style-name="ce10" table:formula="of:=ABS([$'azan.kz'.E7]-[$'praytimes.py'.D7])" office:value-type="float" office:value="0">
            <text:p>0:00:00</text:p>
          </table:table-cell>
          <table:table-cell table:style-name="ce10" table:formula="of:=ABS([$'azan.kz'.F7]-[$'praytimes.py'.E7])" office:value-type="float" office:value="0.00138888888888888">
            <text:p>0:02:00</text:p>
          </table:table-cell>
          <table:table-cell table:style-name="ce10" table:formula="of:=ABS([$'azan.kz'.G7]-[$'praytimes.py'.F7])" office:value-type="float" office:value="0.00555555555555543">
            <text:p>0:08:00</text:p>
          </table:table-cell>
          <table:table-cell table:style-name="ce10" table:formula="of:=ABS([$'azan.kz'.H7]-[$'praytimes.py'.G7])" office:value-type="float" office:value="0.00555555555555543">
            <text:p>0:08:00</text:p>
          </table:table-cell>
          <table:table-cell/>
          <table:table-cell table:style-name="ce12" table:formula="of:=SUM([.B7:.G7])" office:value-type="float" office:value="0.0152777777777775">
            <text:p>0:22:00</text:p>
          </table:table-cell>
          <table:table-cell table:number-columns-repeated="1015"/>
        </table:table-row>
        <table:table-row table:style-name="ro1">
          <table:table-cell office:value-type="float" office:value="42012">
            <text:p>8 янв</text:p>
          </table:table-cell>
          <table:table-cell table:style-name="ce10" table:formula="of:=ABS([$'azan.kz'.C8]-[$'praytimes.py'.B8])" office:value-type="float" office:value="0.00138888888888888">
            <text:p>0:02:00</text:p>
          </table:table-cell>
          <table:table-cell table:style-name="ce10" table:formula="of:=ABS([$'azan.kz'.D8]-[$'praytimes.py'.C8])" office:value-type="float" office:value="0.00138888888888888">
            <text:p>0:02:00</text:p>
          </table:table-cell>
          <table:table-cell table:style-name="ce10" table:formula="of:=ABS([$'azan.kz'.E8]-[$'praytimes.py'.D8])" office:value-type="float" office:value="0.000694444444444553">
            <text:p>0:01:00</text:p>
          </table:table-cell>
          <table:table-cell table:style-name="ce10" table:formula="of:=ABS([$'azan.kz'.F8]-[$'praytimes.py'.E8])" office:value-type="float" office:value="0.00208333333333321">
            <text:p>0:03:00</text:p>
          </table:table-cell>
          <table:table-cell table:style-name="ce10" table:formula="of:=ABS([$'azan.kz'.G8]-[$'praytimes.py'.F8])" office:value-type="float" office:value="0.00555555555555543">
            <text:p>0:08:00</text:p>
          </table:table-cell>
          <table:table-cell table:style-name="ce10" table:formula="of:=ABS([$'azan.kz'.H8]-[$'praytimes.py'.G8])" office:value-type="float" office:value="0.00555555555555543">
            <text:p>0:08:00</text:p>
          </table:table-cell>
          <table:table-cell/>
          <table:table-cell table:style-name="ce12" table:formula="of:=SUM([.B8:.G8])" office:value-type="float" office:value="0.0166666666666664">
            <text:p>0:24:00</text:p>
          </table:table-cell>
          <table:table-cell table:number-columns-repeated="1015"/>
        </table:table-row>
        <table:table-row table:style-name="ro1">
          <table:table-cell office:value-type="float" office:value="42013">
            <text:p>9 янв</text:p>
          </table:table-cell>
          <table:table-cell table:style-name="ce10" table:formula="of:=ABS([$'azan.kz'.C9]-[$'praytimes.py'.B9])" office:value-type="float" office:value="0.00138888888888888">
            <text:p>0:02:00</text:p>
          </table:table-cell>
          <table:table-cell table:style-name="ce10" table:formula="of:=ABS([$'azan.kz'.D9]-[$'praytimes.py'.C9])" office:value-type="float" office:value="0.00138888888888888">
            <text:p>0:02:00</text:p>
          </table:table-cell>
          <table:table-cell table:style-name="ce10" table:formula="of:=ABS([$'azan.kz'.E9]-[$'praytimes.py'.D9])" office:value-type="float" office:value="0">
            <text:p>0:00:00</text:p>
          </table:table-cell>
          <table:table-cell table:style-name="ce10" table:formula="of:=ABS([$'azan.kz'.F9]-[$'praytimes.py'.E9])" office:value-type="float" office:value="0.00208333333333333">
            <text:p>0:03:00</text:p>
          </table:table-cell>
          <table:table-cell table:style-name="ce10" table:formula="of:=ABS([$'azan.kz'.G9]-[$'praytimes.py'.F9])" office:value-type="float" office:value="0.00555555555555554">
            <text:p>0:08:00</text:p>
          </table:table-cell>
          <table:table-cell table:style-name="ce10" table:formula="of:=ABS([$'azan.kz'.H9]-[$'praytimes.py'.G9])" office:value-type="float" office:value="0.00555555555555554">
            <text:p>0:08:00</text:p>
          </table:table-cell>
          <table:table-cell/>
          <table:table-cell table:style-name="ce12" table:formula="of:=SUM([.B9:.G9])" office:value-type="float" office:value="0.0159722222222222">
            <text:p>0:23:00</text:p>
          </table:table-cell>
          <table:table-cell table:number-columns-repeated="1015"/>
        </table:table-row>
        <table:table-row table:style-name="ro1">
          <table:table-cell office:value-type="float" office:value="42014">
            <text:p>10 янв</text:p>
          </table:table-cell>
          <table:table-cell table:style-name="ce10" table:formula="of:=ABS([$'azan.kz'.C10]-[$'praytimes.py'.B10])" office:value-type="float" office:value="0.00138888888888888">
            <text:p>0:02:00</text:p>
          </table:table-cell>
          <table:table-cell table:style-name="ce10" table:formula="of:=ABS([$'azan.kz'.D10]-[$'praytimes.py'.C10])" office:value-type="float" office:value="0.00138888888888894">
            <text:p>0:02:00</text:p>
          </table:table-cell>
          <table:table-cell table:style-name="ce10" table:formula="of:=ABS([$'azan.kz'.E10]-[$'praytimes.py'.D10])" office:value-type="float" office:value="0.000694444444444442">
            <text:p>0:01:00</text:p>
          </table:table-cell>
          <table:table-cell table:style-name="ce10" table:formula="of:=ABS([$'azan.kz'.F10]-[$'praytimes.py'.E10])" office:value-type="float" office:value="0.00208333333333333">
            <text:p>0:03:00</text:p>
          </table:table-cell>
          <table:table-cell table:style-name="ce10" table:formula="of:=ABS([$'azan.kz'.G10]-[$'praytimes.py'.F10])" office:value-type="float" office:value="0.00624999999999998">
            <text:p>0:09:00</text:p>
          </table:table-cell>
          <table:table-cell table:style-name="ce10" table:formula="of:=ABS([$'azan.kz'.H10]-[$'praytimes.py'.G10])" office:value-type="float" office:value="0.00624999999999998">
            <text:p>0:09:00</text:p>
          </table:table-cell>
          <table:table-cell/>
          <table:table-cell table:style-name="ce12" table:formula="of:=SUM([.B10:.G10])" office:value-type="float" office:value="0.0180555555555555">
            <text:p>0:26:00</text:p>
          </table:table-cell>
          <table:table-cell table:number-columns-repeated="1015"/>
        </table:table-row>
        <table:table-row table:style-name="ro1">
          <table:table-cell office:value-type="float" office:value="42015">
            <text:p>11 янв</text:p>
          </table:table-cell>
          <table:table-cell table:style-name="ce10" table:formula="of:=ABS([$'azan.kz'.C11]-[$'praytimes.py'.B11])" office:value-type="float" office:value="0.00138888888888888">
            <text:p>0:02:00</text:p>
          </table:table-cell>
          <table:table-cell table:style-name="ce10" table:formula="of:=ABS([$'azan.kz'.D11]-[$'praytimes.py'.C11])" office:value-type="float" office:value="0.00138888888888894">
            <text:p>0:02:00</text:p>
          </table:table-cell>
          <table:table-cell table:style-name="ce10" table:formula="of:=ABS([$'azan.kz'.E11]-[$'praytimes.py'.D11])" office:value-type="float" office:value="0.000694444444444442">
            <text:p>0:01:00</text:p>
          </table:table-cell>
          <table:table-cell table:style-name="ce10" table:formula="of:=ABS([$'azan.kz'.F11]-[$'praytimes.py'.E11])" office:value-type="float" office:value="0.00138888888888888">
            <text:p>0:02:00</text:p>
          </table:table-cell>
          <table:table-cell table:style-name="ce10" table:formula="of:=ABS([$'azan.kz'.G11]-[$'praytimes.py'.F11])" office:value-type="float" office:value="0.00555555555555543">
            <text:p>0:08:00</text:p>
          </table:table-cell>
          <table:table-cell table:style-name="ce10" table:formula="of:=ABS([$'azan.kz'.H11]-[$'praytimes.py'.G11])" office:value-type="float" office:value="0.00555555555555543">
            <text:p>0:08:00</text:p>
          </table:table-cell>
          <table:table-cell/>
          <table:table-cell table:style-name="ce12" table:formula="of:=SUM([.B11:.G11])" office:value-type="float" office:value="0.015972222222222">
            <text:p>0:23:00</text:p>
          </table:table-cell>
          <table:table-cell table:number-columns-repeated="1015"/>
        </table:table-row>
        <table:table-row table:style-name="ro1">
          <table:table-cell office:value-type="float" office:value="42016">
            <text:p>12 янв</text:p>
          </table:table-cell>
          <table:table-cell table:style-name="ce10" table:formula="of:=ABS([$'azan.kz'.C12]-[$'praytimes.py'.B12])" office:value-type="float" office:value="0.00138888888888894">
            <text:p>0:02:00</text:p>
          </table:table-cell>
          <table:table-cell table:style-name="ce10" table:formula="of:=ABS([$'azan.kz'.D12]-[$'praytimes.py'.C12])" office:value-type="float" office:value="0.00138888888888888">
            <text:p>0:02:00</text:p>
          </table:table-cell>
          <table:table-cell table:style-name="ce10" table:formula="of:=ABS([$'azan.kz'.E12]-[$'praytimes.py'.D12])" office:value-type="float" office:value="0">
            <text:p>0:00:00</text:p>
          </table:table-cell>
          <table:table-cell table:style-name="ce10" table:formula="of:=ABS([$'azan.kz'.F12]-[$'praytimes.py'.E12])" office:value-type="float" office:value="0.00208333333333321">
            <text:p>0:03:00</text:p>
          </table:table-cell>
          <table:table-cell table:style-name="ce10" table:formula="of:=ABS([$'azan.kz'.G12]-[$'praytimes.py'.F12])" office:value-type="float" office:value="0.00555555555555565">
            <text:p>0:08:00</text:p>
          </table:table-cell>
          <table:table-cell table:style-name="ce10" table:formula="of:=ABS([$'azan.kz'.H12]-[$'praytimes.py'.G12])" office:value-type="float" office:value="0.00555555555555565">
            <text:p>0:08:00</text:p>
          </table:table-cell>
          <table:table-cell/>
          <table:table-cell table:style-name="ce12" table:formula="of:=SUM([.B12:.G12])" office:value-type="float" office:value="0.0159722222222223">
            <text:p>0:23:00</text:p>
          </table:table-cell>
          <table:table-cell table:number-columns-repeated="1015"/>
        </table:table-row>
        <table:table-row table:style-name="ro1">
          <table:table-cell office:value-type="float" office:value="42017">
            <text:p>13 янв</text:p>
          </table:table-cell>
          <table:table-cell table:style-name="ce10" table:formula="of:=ABS([$'azan.kz'.C13]-[$'praytimes.py'.B13])" office:value-type="float" office:value="0.00138888888888894">
            <text:p>0:02:00</text:p>
          </table:table-cell>
          <table:table-cell table:style-name="ce10" table:formula="of:=ABS([$'azan.kz'.D13]-[$'praytimes.py'.C13])" office:value-type="float" office:value="0.00138888888888894">
            <text:p>0:02:00</text:p>
          </table:table-cell>
          <table:table-cell table:style-name="ce10" table:formula="of:=ABS([$'azan.kz'.E13]-[$'praytimes.py'.D13])" office:value-type="float" office:value="0.000694444444444442">
            <text:p>0:01:00</text:p>
          </table:table-cell>
          <table:table-cell table:style-name="ce10" table:formula="of:=ABS([$'azan.kz'.F13]-[$'praytimes.py'.E13])" office:value-type="float" office:value="0.00208333333333333">
            <text:p>0:03:00</text:p>
          </table:table-cell>
          <table:table-cell table:style-name="ce10" table:formula="of:=ABS([$'azan.kz'.G13]-[$'praytimes.py'.F13])" office:value-type="float" office:value="0.00625000000000009">
            <text:p>0:09:00</text:p>
          </table:table-cell>
          <table:table-cell table:style-name="ce10" table:formula="of:=ABS([$'azan.kz'.H13]-[$'praytimes.py'.G13])" office:value-type="float" office:value="0.00625000000000009">
            <text:p>0:09:00</text:p>
          </table:table-cell>
          <table:table-cell/>
          <table:table-cell table:style-name="ce12" table:formula="of:=SUM([.B13:.G13])" office:value-type="float" office:value="0.0180555555555558">
            <text:p>0:26:00</text:p>
          </table:table-cell>
          <table:table-cell table:number-columns-repeated="1015"/>
        </table:table-row>
        <table:table-row table:style-name="ro1">
          <table:table-cell office:value-type="float" office:value="42018">
            <text:p>14 янв</text:p>
          </table:table-cell>
          <table:table-cell table:style-name="ce10" table:formula="of:=ABS([$'azan.kz'.C14]-[$'praytimes.py'.B14])" office:value-type="float" office:value="0.00138888888888894">
            <text:p>0:02:00</text:p>
          </table:table-cell>
          <table:table-cell table:style-name="ce10" table:formula="of:=ABS([$'azan.kz'.D14]-[$'praytimes.py'.C14])" office:value-type="float" office:value="0.00138888888888894">
            <text:p>0:02:00</text:p>
          </table:table-cell>
          <table:table-cell table:style-name="ce10" table:formula="of:=ABS([$'azan.kz'.E14]-[$'praytimes.py'.D14])" office:value-type="float" office:value="0">
            <text:p>0:00:00</text:p>
          </table:table-cell>
          <table:table-cell table:style-name="ce10" table:formula="of:=ABS([$'azan.kz'.F14]-[$'praytimes.py'.E14])" office:value-type="float" office:value="0.00138888888888888">
            <text:p>0:02:00</text:p>
          </table:table-cell>
          <table:table-cell table:style-name="ce10" table:formula="of:=ABS([$'azan.kz'.G14]-[$'praytimes.py'.F14])" office:value-type="float" office:value="0.00555555555555554">
            <text:p>0:08:00</text:p>
          </table:table-cell>
          <table:table-cell table:style-name="ce10" table:formula="of:=ABS([$'azan.kz'.H14]-[$'praytimes.py'.G14])" office:value-type="float" office:value="0.00555555555555554">
            <text:p>0:08:00</text:p>
          </table:table-cell>
          <table:table-cell/>
          <table:table-cell table:style-name="ce12" table:formula="of:=SUM([.B14:.G14])" office:value-type="float" office:value="0.0152777777777778">
            <text:p>0:22:00</text:p>
          </table:table-cell>
          <table:table-cell table:number-columns-repeated="1015"/>
        </table:table-row>
        <table:table-row table:style-name="ro1">
          <table:table-cell office:value-type="float" office:value="42019">
            <text:p>15 янв</text:p>
          </table:table-cell>
          <table:table-cell table:style-name="ce10" table:formula="of:=ABS([$'azan.kz'.C15]-[$'praytimes.py'.B15])" office:value-type="float" office:value="0.00138888888888888">
            <text:p>0:02:00</text:p>
          </table:table-cell>
          <table:table-cell table:style-name="ce10" table:formula="of:=ABS([$'azan.kz'.D15]-[$'praytimes.py'.C15])" office:value-type="float" office:value="0.00138888888888888">
            <text:p>0:02:00</text:p>
          </table:table-cell>
          <table:table-cell table:style-name="ce10" table:formula="of:=ABS([$'azan.kz'.E15]-[$'praytimes.py'.D15])" office:value-type="float" office:value="0.000694444444444331">
            <text:p>0:01:00</text:p>
          </table:table-cell>
          <table:table-cell table:style-name="ce10" table:formula="of:=ABS([$'azan.kz'.F15]-[$'praytimes.py'.E15])" office:value-type="float" office:value="0.00208333333333333">
            <text:p>0:03:00</text:p>
          </table:table-cell>
          <table:table-cell table:style-name="ce10" table:formula="of:=ABS([$'azan.kz'.G15]-[$'praytimes.py'.F15])" office:value-type="float" office:value="0.00555555555555565">
            <text:p>0:08:00</text:p>
          </table:table-cell>
          <table:table-cell table:style-name="ce10" table:formula="of:=ABS([$'azan.kz'.H15]-[$'praytimes.py'.G15])" office:value-type="float" office:value="0.00555555555555565">
            <text:p>0:08:00</text:p>
          </table:table-cell>
          <table:table-cell/>
          <table:table-cell table:style-name="ce12" table:formula="of:=SUM([.B15:.G15])" office:value-type="float" office:value="0.0166666666666667">
            <text:p>0:24:00</text:p>
          </table:table-cell>
          <table:table-cell table:number-columns-repeated="1015"/>
        </table:table-row>
        <table:table-row table:style-name="ro1">
          <table:table-cell office:value-type="float" office:value="42020">
            <text:p>16 янв</text:p>
          </table:table-cell>
          <table:table-cell table:style-name="ce10" table:formula="of:=ABS([$'azan.kz'.C16]-[$'praytimes.py'.B16])" office:value-type="float" office:value="0.00138888888888888">
            <text:p>0:02:00</text:p>
          </table:table-cell>
          <table:table-cell table:style-name="ce10" table:formula="of:=ABS([$'azan.kz'.D16]-[$'praytimes.py'.C16])" office:value-type="float" office:value="0.00138888888888883">
            <text:p>0:02:00</text:p>
          </table:table-cell>
          <table:table-cell table:style-name="ce10" table:formula="of:=ABS([$'azan.kz'.E16]-[$'praytimes.py'.D16])" office:value-type="float" office:value="0.000694444444444331">
            <text:p>0:01:00</text:p>
          </table:table-cell>
          <table:table-cell table:style-name="ce10" table:formula="of:=ABS([$'azan.kz'.F16]-[$'praytimes.py'.E16])" office:value-type="float" office:value="0.00208333333333333">
            <text:p>0:03:00</text:p>
          </table:table-cell>
          <table:table-cell table:style-name="ce10" table:formula="of:=ABS([$'azan.kz'.G16]-[$'praytimes.py'.F16])" office:value-type="float" office:value="0.00555555555555543">
            <text:p>0:08:00</text:p>
          </table:table-cell>
          <table:table-cell table:style-name="ce10" table:formula="of:=ABS([$'azan.kz'.H16]-[$'praytimes.py'.G16])" office:value-type="float" office:value="0.00555555555555543">
            <text:p>0:08:00</text:p>
          </table:table-cell>
          <table:table-cell/>
          <table:table-cell table:style-name="ce12" table:formula="of:=SUM([.B16:.G16])" office:value-type="float" office:value="0.0166666666666662">
            <text:p>0:24:00</text:p>
          </table:table-cell>
          <table:table-cell table:number-columns-repeated="1015"/>
        </table:table-row>
        <table:table-row table:style-name="ro1">
          <table:table-cell office:value-type="float" office:value="42021">
            <text:p>17 янв</text:p>
          </table:table-cell>
          <table:table-cell table:style-name="ce10" table:formula="of:=ABS([$'azan.kz'.C17]-[$'praytimes.py'.B17])" office:value-type="float" office:value="0.000694444444444442">
            <text:p>0:01:00</text:p>
          </table:table-cell>
          <table:table-cell table:style-name="ce10" table:formula="of:=ABS([$'azan.kz'.D17]-[$'praytimes.py'.C17])" office:value-type="float" office:value="0.000694444444444498">
            <text:p>0:01:00</text:p>
          </table:table-cell>
          <table:table-cell table:style-name="ce10" table:formula="of:=ABS([$'azan.kz'.E17]-[$'praytimes.py'.D17])" office:value-type="float" office:value="0">
            <text:p>0:00:00</text:p>
          </table:table-cell>
          <table:table-cell table:style-name="ce10" table:formula="of:=ABS([$'azan.kz'.F17]-[$'praytimes.py'.E17])" office:value-type="float" office:value="0.000694444444444442">
            <text:p>0:01:00</text:p>
          </table:table-cell>
          <table:table-cell table:style-name="ce10" table:formula="of:=ABS([$'azan.kz'.G17]-[$'praytimes.py'.F17])" office:value-type="float" office:value="0.00486111111111109">
            <text:p>0:07:00</text:p>
          </table:table-cell>
          <table:table-cell table:style-name="ce10" table:formula="of:=ABS([$'azan.kz'.H17]-[$'praytimes.py'.G17])" office:value-type="float" office:value="0.00486111111111109">
            <text:p>0:07:00</text:p>
          </table:table-cell>
          <table:table-cell/>
          <table:table-cell table:style-name="ce12" table:formula="of:=SUM([.B17:.G17])" office:value-type="float" office:value="0.0118055555555556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022">
            <text:p>18 янв</text:p>
          </table:table-cell>
          <table:table-cell table:style-name="ce10" table:formula="of:=ABS([$'azan.kz'.C18]-[$'praytimes.py'.B18])" office:value-type="float" office:value="0.00138888888888894">
            <text:p>0:02:00</text:p>
          </table:table-cell>
          <table:table-cell table:style-name="ce10" table:formula="of:=ABS([$'azan.kz'.D18]-[$'praytimes.py'.C18])" office:value-type="float" office:value="0.00138888888888894">
            <text:p>0:02:00</text:p>
          </table:table-cell>
          <table:table-cell table:style-name="ce10" table:formula="of:=ABS([$'azan.kz'.E18]-[$'praytimes.py'.D18])" office:value-type="float" office:value="0.000694444444444442">
            <text:p>0:01:00</text:p>
          </table:table-cell>
          <table:table-cell table:style-name="ce10" table:formula="of:=ABS([$'azan.kz'.F18]-[$'praytimes.py'.E18])" office:value-type="float" office:value="0.00208333333333321">
            <text:p>0:03:00</text:p>
          </table:table-cell>
          <table:table-cell table:style-name="ce10" table:formula="of:=ABS([$'azan.kz'.G18]-[$'praytimes.py'.F18])" office:value-type="float" office:value="0.00555555555555565">
            <text:p>0:08:00</text:p>
          </table:table-cell>
          <table:table-cell table:style-name="ce10" table:formula="of:=ABS([$'azan.kz'.H18]-[$'praytimes.py'.G18])" office:value-type="float" office:value="0.00555555555555565">
            <text:p>0:08:00</text:p>
          </table:table-cell>
          <table:table-cell/>
          <table:table-cell table:style-name="ce12" table:formula="of:=SUM([.B18:.G18])" office:value-type="float" office:value="0.0166666666666668">
            <text:p>0:24:00</text:p>
          </table:table-cell>
          <table:table-cell table:number-columns-repeated="1015"/>
        </table:table-row>
        <table:table-row table:style-name="ro1">
          <table:table-cell office:value-type="float" office:value="42023">
            <text:p>19 янв</text:p>
          </table:table-cell>
          <table:table-cell table:style-name="ce10" table:formula="of:=ABS([$'azan.kz'.C19]-[$'praytimes.py'.B19])" office:value-type="float" office:value="0.00138888888888894">
            <text:p>0:02:00</text:p>
          </table:table-cell>
          <table:table-cell table:style-name="ce10" table:formula="of:=ABS([$'azan.kz'.D19]-[$'praytimes.py'.C19])" office:value-type="float" office:value="0.00138888888888877">
            <text:p>0:02:00</text:p>
          </table:table-cell>
          <table:table-cell table:style-name="ce10" table:formula="of:=ABS([$'azan.kz'.E19]-[$'praytimes.py'.D19])" office:value-type="float" office:value="0.000694444444444442">
            <text:p>0:01:00</text:p>
          </table:table-cell>
          <table:table-cell table:style-name="ce10" table:formula="of:=ABS([$'azan.kz'.F19]-[$'praytimes.py'.E19])" office:value-type="float" office:value="0.00208333333333321">
            <text:p>0:03:00</text:p>
          </table:table-cell>
          <table:table-cell table:style-name="ce10" table:formula="of:=ABS([$'azan.kz'.G19]-[$'praytimes.py'.F19])" office:value-type="float" office:value="0.00555555555555565">
            <text:p>0:08:00</text:p>
          </table:table-cell>
          <table:table-cell table:style-name="ce10" table:formula="of:=ABS([$'azan.kz'.H19]-[$'praytimes.py'.G19])" office:value-type="float" office:value="0.00555555555555565">
            <text:p>0:08:00</text:p>
          </table:table-cell>
          <table:table-cell/>
          <table:table-cell table:style-name="ce12" table:formula="of:=SUM([.B19:.G19])" office:value-type="float" office:value="0.0166666666666667">
            <text:p>0:24:00</text:p>
          </table:table-cell>
          <table:table-cell table:number-columns-repeated="1015"/>
        </table:table-row>
        <table:table-row table:style-name="ro1">
          <table:table-cell office:value-type="float" office:value="42024">
            <text:p>20 янв</text:p>
          </table:table-cell>
          <table:table-cell table:style-name="ce10" table:formula="of:=ABS([$'azan.kz'.C20]-[$'praytimes.py'.B20])" office:value-type="float" office:value="0.00138888888888894">
            <text:p>0:02:00</text:p>
          </table:table-cell>
          <table:table-cell table:style-name="ce10" table:formula="of:=ABS([$'azan.kz'.D20]-[$'praytimes.py'.C20])" office:value-type="float" office:value="0.00138888888888894">
            <text:p>0:02:00</text:p>
          </table:table-cell>
          <table:table-cell table:style-name="ce10" table:formula="of:=ABS([$'azan.kz'.E20]-[$'praytimes.py'.D20])" office:value-type="float" office:value="0">
            <text:p>0:00:00</text:p>
          </table:table-cell>
          <table:table-cell table:style-name="ce10" table:formula="of:=ABS([$'azan.kz'.F20]-[$'praytimes.py'.E20])" office:value-type="float" office:value="0.00208333333333333">
            <text:p>0:03:00</text:p>
          </table:table-cell>
          <table:table-cell table:style-name="ce10" table:formula="of:=ABS([$'azan.kz'.G20]-[$'praytimes.py'.F20])" office:value-type="float" office:value="0.00555555555555565">
            <text:p>0:08:00</text:p>
          </table:table-cell>
          <table:table-cell table:style-name="ce10" table:formula="of:=ABS([$'azan.kz'.H20]-[$'praytimes.py'.G20])" office:value-type="float" office:value="0.00555555555555565">
            <text:p>0:08:00</text:p>
          </table:table-cell>
          <table:table-cell/>
          <table:table-cell table:style-name="ce12" table:formula="of:=SUM([.B20:.G20])" office:value-type="float" office:value="0.0159722222222225">
            <text:p>0:23:00</text:p>
          </table:table-cell>
          <table:table-cell table:number-columns-repeated="1015"/>
        </table:table-row>
        <table:table-row table:style-name="ro1">
          <table:table-cell office:value-type="float" office:value="42025">
            <text:p>21 янв</text:p>
          </table:table-cell>
          <table:table-cell table:style-name="ce10" table:formula="of:=ABS([$'azan.kz'.C21]-[$'praytimes.py'.B21])" office:value-type="float" office:value="0.00138888888888894">
            <text:p>0:02:00</text:p>
          </table:table-cell>
          <table:table-cell table:style-name="ce10" table:formula="of:=ABS([$'azan.kz'.D21]-[$'praytimes.py'.C21])" office:value-type="float" office:value="0.00138888888888877">
            <text:p>0:02:00</text:p>
          </table:table-cell>
          <table:table-cell table:style-name="ce10" table:formula="of:=ABS([$'azan.kz'.E21]-[$'praytimes.py'.D21])" office:value-type="float" office:value="0">
            <text:p>0:00:00</text:p>
          </table:table-cell>
          <table:table-cell table:style-name="ce10" table:formula="of:=ABS([$'azan.kz'.F21]-[$'praytimes.py'.E21])" office:value-type="float" office:value="0.00208333333333333">
            <text:p>0:03:00</text:p>
          </table:table-cell>
          <table:table-cell table:style-name="ce10" table:formula="of:=ABS([$'azan.kz'.G21]-[$'praytimes.py'.F21])" office:value-type="float" office:value="0.00624999999999998">
            <text:p>0:09:00</text:p>
          </table:table-cell>
          <table:table-cell table:style-name="ce10" table:formula="of:=ABS([$'azan.kz'.H21]-[$'praytimes.py'.G21])" office:value-type="float" office:value="0.00624999999999998">
            <text:p>0:09:00</text:p>
          </table:table-cell>
          <table:table-cell/>
          <table:table-cell table:style-name="ce12" table:formula="of:=SUM([.B21:.G21])" office:value-type="float" office:value="0.017361111111111">
            <text:p>0:25:00</text:p>
          </table:table-cell>
          <table:table-cell table:number-columns-repeated="1015"/>
        </table:table-row>
        <table:table-row table:style-name="ro1">
          <table:table-cell office:value-type="float" office:value="42026">
            <text:p>22 янв</text:p>
          </table:table-cell>
          <table:table-cell table:style-name="ce10" table:formula="of:=ABS([$'azan.kz'.C22]-[$'praytimes.py'.B22])" office:value-type="float" office:value="0.00138888888888894">
            <text:p>0:02:00</text:p>
          </table:table-cell>
          <table:table-cell table:style-name="ce10" table:formula="of:=ABS([$'azan.kz'.D22]-[$'praytimes.py'.C22])" office:value-type="float" office:value="0.00138888888888894">
            <text:p>0:02:00</text:p>
          </table:table-cell>
          <table:table-cell table:style-name="ce10" table:formula="of:=ABS([$'azan.kz'.E22]-[$'praytimes.py'.D22])" office:value-type="float" office:value="0.000694444444444331">
            <text:p>0:01:00</text:p>
          </table:table-cell>
          <table:table-cell table:style-name="ce10" table:formula="of:=ABS([$'azan.kz'.F22]-[$'praytimes.py'.E22])" office:value-type="float" office:value="0.00208333333333321">
            <text:p>0:03:00</text:p>
          </table:table-cell>
          <table:table-cell table:style-name="ce10" table:formula="of:=ABS([$'azan.kz'.G22]-[$'praytimes.py'.F22])" office:value-type="float" office:value="0.00555555555555554">
            <text:p>0:08:00</text:p>
          </table:table-cell>
          <table:table-cell table:style-name="ce10" table:formula="of:=ABS([$'azan.kz'.H22]-[$'praytimes.py'.G22])" office:value-type="float" office:value="0.00555555555555554">
            <text:p>0:08:00</text:p>
          </table:table-cell>
          <table:table-cell/>
          <table:table-cell table:style-name="ce12" table:formula="of:=SUM([.B22:.G22])" office:value-type="float" office:value="0.0166666666666665">
            <text:p>0:24:00</text:p>
          </table:table-cell>
          <table:table-cell table:number-columns-repeated="1015"/>
        </table:table-row>
        <table:table-row table:style-name="ro1">
          <table:table-cell office:value-type="float" office:value="42027">
            <text:p>23 янв</text:p>
          </table:table-cell>
          <table:table-cell table:style-name="ce10" table:formula="of:=ABS([$'azan.kz'.C23]-[$'praytimes.py'.B23])" office:value-type="float" office:value="0.00138888888888894">
            <text:p>0:02:00</text:p>
          </table:table-cell>
          <table:table-cell table:style-name="ce10" table:formula="of:=ABS([$'azan.kz'.D23]-[$'praytimes.py'.C23])" office:value-type="float" office:value="0.00138888888888888">
            <text:p>0:02:00</text:p>
          </table:table-cell>
          <table:table-cell table:style-name="ce10" table:formula="of:=ABS([$'azan.kz'.E23]-[$'praytimes.py'.D23])" office:value-type="float" office:value="0.000694444444444331">
            <text:p>0:01:00</text:p>
          </table:table-cell>
          <table:table-cell table:style-name="ce10" table:formula="of:=ABS([$'azan.kz'.F23]-[$'praytimes.py'.E23])" office:value-type="float" office:value="0.00208333333333333">
            <text:p>0:03:00</text:p>
          </table:table-cell>
          <table:table-cell table:style-name="ce10" table:formula="of:=ABS([$'azan.kz'.G23]-[$'praytimes.py'.F23])" office:value-type="float" office:value="0.00555555555555554">
            <text:p>0:08:00</text:p>
          </table:table-cell>
          <table:table-cell table:style-name="ce10" table:formula="of:=ABS([$'azan.kz'.H23]-[$'praytimes.py'.G23])" office:value-type="float" office:value="0.00555555555555554">
            <text:p>0:08:00</text:p>
          </table:table-cell>
          <table:table-cell/>
          <table:table-cell table:style-name="ce12" table:formula="of:=SUM([.B23:.G23])" office:value-type="float" office:value="0.0166666666666666">
            <text:p>0:24:00</text:p>
          </table:table-cell>
          <table:table-cell table:number-columns-repeated="1015"/>
        </table:table-row>
        <table:table-row table:style-name="ro1">
          <table:table-cell office:value-type="float" office:value="42028">
            <text:p>24 янв</text:p>
          </table:table-cell>
          <table:table-cell table:style-name="ce10" table:formula="of:=ABS([$'azan.kz'.C24]-[$'praytimes.py'.B24])" office:value-type="float" office:value="0.001388888888889">
            <text:p>0:02:00</text:p>
          </table:table-cell>
          <table:table-cell table:style-name="ce10" table:formula="of:=ABS([$'azan.kz'.D24]-[$'praytimes.py'.C24])" office:value-type="float" office:value="0.00138888888888894">
            <text:p>0:02:00</text:p>
          </table:table-cell>
          <table:table-cell table:style-name="ce10" table:formula="of:=ABS([$'azan.kz'.E24]-[$'praytimes.py'.D24])" office:value-type="float" office:value="0">
            <text:p>0:00:00</text:p>
          </table:table-cell>
          <table:table-cell table:style-name="ce10" table:formula="of:=ABS([$'azan.kz'.F24]-[$'praytimes.py'.E24])" office:value-type="float" office:value="0.00208333333333321">
            <text:p>0:03:00</text:p>
          </table:table-cell>
          <table:table-cell table:style-name="ce10" table:formula="of:=ABS([$'azan.kz'.G24]-[$'praytimes.py'.F24])" office:value-type="float" office:value="0.00555555555555554">
            <text:p>0:08:00</text:p>
          </table:table-cell>
          <table:table-cell table:style-name="ce10" table:formula="of:=ABS([$'azan.kz'.H24]-[$'praytimes.py'.G24])" office:value-type="float" office:value="0.00555555555555554">
            <text:p>0:08:00</text:p>
          </table:table-cell>
          <table:table-cell/>
          <table:table-cell table:style-name="ce12" table:formula="of:=SUM([.B24:.G24])" office:value-type="float" office:value="0.0159722222222222">
            <text:p>0:23:00</text:p>
          </table:table-cell>
          <table:table-cell table:number-columns-repeated="1015"/>
        </table:table-row>
        <table:table-row table:style-name="ro1">
          <table:table-cell office:value-type="float" office:value="42029">
            <text:p>25 янв</text:p>
          </table:table-cell>
          <table:table-cell table:style-name="ce10" table:formula="of:=ABS([$'azan.kz'.C25]-[$'praytimes.py'.B25])" office:value-type="float" office:value="0.00138888888888888">
            <text:p>0:02:00</text:p>
          </table:table-cell>
          <table:table-cell table:style-name="ce10" table:formula="of:=ABS([$'azan.kz'.D25]-[$'praytimes.py'.C25])" office:value-type="float" office:value="0.00138888888888888">
            <text:p>0:02:00</text:p>
          </table:table-cell>
          <table:table-cell table:style-name="ce10" table:formula="of:=ABS([$'azan.kz'.E25]-[$'praytimes.py'.D25])" office:value-type="float" office:value="0">
            <text:p>0:00:00</text:p>
          </table:table-cell>
          <table:table-cell table:style-name="ce10" table:formula="of:=ABS([$'azan.kz'.F25]-[$'praytimes.py'.E25])" office:value-type="float" office:value="0.0020833333333331">
            <text:p>0:03:00</text:p>
          </table:table-cell>
          <table:table-cell table:style-name="ce10" table:formula="of:=ABS([$'azan.kz'.G25]-[$'praytimes.py'.F25])" office:value-type="float" office:value="0.00555555555555576">
            <text:p>0:08:00</text:p>
          </table:table-cell>
          <table:table-cell table:style-name="ce10" table:formula="of:=ABS([$'azan.kz'.H25]-[$'praytimes.py'.G25])" office:value-type="float" office:value="0.00555555555555565">
            <text:p>0:08:00</text:p>
          </table:table-cell>
          <table:table-cell/>
          <table:table-cell table:style-name="ce12" table:formula="of:=SUM([.B25:.G25])" office:value-type="float" office:value="0.0159722222222223">
            <text:p>0:23:00</text:p>
          </table:table-cell>
          <table:table-cell table:number-columns-repeated="1015"/>
        </table:table-row>
        <table:table-row table:style-name="ro1">
          <table:table-cell office:value-type="float" office:value="42030">
            <text:p>26 янв</text:p>
          </table:table-cell>
          <table:table-cell table:style-name="ce10" table:formula="of:=ABS([$'azan.kz'.C26]-[$'praytimes.py'.B26])" office:value-type="float" office:value="0.00138888888888888">
            <text:p>0:02:00</text:p>
          </table:table-cell>
          <table:table-cell table:style-name="ce10" table:formula="of:=ABS([$'azan.kz'.D26]-[$'praytimes.py'.C26])" office:value-type="float" office:value="0.00138888888888894">
            <text:p>0:02:00</text:p>
          </table:table-cell>
          <table:table-cell table:style-name="ce10" table:formula="of:=ABS([$'azan.kz'.E26]-[$'praytimes.py'.D26])" office:value-type="float" office:value="0.000694444444444331">
            <text:p>0:01:00</text:p>
          </table:table-cell>
          <table:table-cell table:style-name="ce10" table:formula="of:=ABS([$'azan.kz'.F26]-[$'praytimes.py'.E26])" office:value-type="float" office:value="0.00138888888888888">
            <text:p>0:02:00</text:p>
          </table:table-cell>
          <table:table-cell table:style-name="ce10" table:formula="of:=ABS([$'azan.kz'.G26]-[$'praytimes.py'.F26])" office:value-type="float" office:value="0.00486111111111098">
            <text:p>0:07:00</text:p>
          </table:table-cell>
          <table:table-cell table:style-name="ce10" table:formula="of:=ABS([$'azan.kz'.H26]-[$'praytimes.py'.G26])" office:value-type="float" office:value="0.00486111111111098">
            <text:p>0:07:00</text:p>
          </table:table-cell>
          <table:table-cell/>
          <table:table-cell table:style-name="ce12" table:formula="of:=SUM([.B26:.G26])" office:value-type="float" office:value="0.014583333333333">
            <text:p>0:21:00</text:p>
          </table:table-cell>
          <table:table-cell table:number-columns-repeated="1015"/>
        </table:table-row>
        <table:table-row table:style-name="ro1">
          <table:table-cell office:value-type="float" office:value="42031">
            <text:p>27 янв</text:p>
          </table:table-cell>
          <table:table-cell table:style-name="ce10" table:formula="of:=ABS([$'azan.kz'.C27]-[$'praytimes.py'.B27])" office:value-type="float" office:value="0.00138888888888888">
            <text:p>0:02:00</text:p>
          </table:table-cell>
          <table:table-cell table:style-name="ce10" table:formula="of:=ABS([$'azan.kz'.D27]-[$'praytimes.py'.C27])" office:value-type="float" office:value="0.00138888888888894">
            <text:p>0:02:00</text:p>
          </table:table-cell>
          <table:table-cell table:style-name="ce10" table:formula="of:=ABS([$'azan.kz'.E27]-[$'praytimes.py'.D27])" office:value-type="float" office:value="0.000694444444444331">
            <text:p>0:01:00</text:p>
          </table:table-cell>
          <table:table-cell table:style-name="ce10" table:formula="of:=ABS([$'azan.kz'.F27]-[$'praytimes.py'.E27])" office:value-type="float" office:value="0.00208333333333333">
            <text:p>0:03:00</text:p>
          </table:table-cell>
          <table:table-cell table:style-name="ce10" table:formula="of:=ABS([$'azan.kz'.G27]-[$'praytimes.py'.F27])" office:value-type="float" office:value="0.00555555555555543">
            <text:p>0:08:00</text:p>
          </table:table-cell>
          <table:table-cell table:style-name="ce10" table:formula="of:=ABS([$'azan.kz'.H27]-[$'praytimes.py'.G27])" office:value-type="float" office:value="0.00555555555555543">
            <text:p>0:08:00</text:p>
          </table:table-cell>
          <table:table-cell/>
          <table:table-cell table:style-name="ce12" table:formula="of:=SUM([.B27:.G27])" office:value-type="float" office:value="0.0166666666666663">
            <text:p>0:24:00</text:p>
          </table:table-cell>
          <table:table-cell table:number-columns-repeated="1015"/>
        </table:table-row>
        <table:table-row table:style-name="ro1">
          <table:table-cell office:value-type="float" office:value="42032">
            <text:p>28 янв</text:p>
          </table:table-cell>
          <table:table-cell table:style-name="ce10" table:formula="of:=ABS([$'azan.kz'.C28]-[$'praytimes.py'.B28])" office:value-type="float" office:value="0.00138888888888888">
            <text:p>0:02:00</text:p>
          </table:table-cell>
          <table:table-cell table:style-name="ce10" table:formula="of:=ABS([$'azan.kz'.D28]-[$'praytimes.py'.C28])" office:value-type="float" office:value="0.00138888888888888">
            <text:p>0:02:00</text:p>
          </table:table-cell>
          <table:table-cell table:style-name="ce10" table:formula="of:=ABS([$'azan.kz'.E28]-[$'praytimes.py'.D28])" office:value-type="float" office:value="0">
            <text:p>0:00:00</text:p>
          </table:table-cell>
          <table:table-cell table:style-name="ce10" table:formula="of:=ABS([$'azan.kz'.F28]-[$'praytimes.py'.E28])" office:value-type="float" office:value="0.001388888888889">
            <text:p>0:02:00</text:p>
          </table:table-cell>
          <table:table-cell table:style-name="ce10" table:formula="of:=ABS([$'azan.kz'.G28]-[$'praytimes.py'.F28])" office:value-type="float" office:value="0.00555555555555531">
            <text:p>0:08:00</text:p>
          </table:table-cell>
          <table:table-cell table:style-name="ce10" table:formula="of:=ABS([$'azan.kz'.H28]-[$'praytimes.py'.G28])" office:value-type="float" office:value="0.00555555555555531">
            <text:p>0:08:00</text:p>
          </table:table-cell>
          <table:table-cell/>
          <table:table-cell table:style-name="ce12" table:formula="of:=SUM([.B28:.G28])" office:value-type="float" office:value="0.0152777777777774">
            <text:p>0:22:00</text:p>
          </table:table-cell>
          <table:table-cell table:number-columns-repeated="1015"/>
        </table:table-row>
        <table:table-row table:style-name="ro1">
          <table:table-cell office:value-type="float" office:value="42033">
            <text:p>29 янв</text:p>
          </table:table-cell>
          <table:table-cell table:style-name="ce10" table:formula="of:=ABS([$'azan.kz'.C29]-[$'praytimes.py'.B29])" office:value-type="float" office:value="0.00138888888888888">
            <text:p>0:02:00</text:p>
          </table:table-cell>
          <table:table-cell table:style-name="ce10" table:formula="of:=ABS([$'azan.kz'.D29]-[$'praytimes.py'.C29])" office:value-type="float" office:value="0.00138888888888894">
            <text:p>0:02:00</text:p>
          </table:table-cell>
          <table:table-cell table:style-name="ce10" table:formula="of:=ABS([$'azan.kz'.E29]-[$'praytimes.py'.D29])" office:value-type="float" office:value="0">
            <text:p>0:00:00</text:p>
          </table:table-cell>
          <table:table-cell table:style-name="ce10" table:formula="of:=ABS([$'azan.kz'.F29]-[$'praytimes.py'.E29])" office:value-type="float" office:value="0.00208333333333344">
            <text:p>0:03:00</text:p>
          </table:table-cell>
          <table:table-cell table:style-name="ce10" table:formula="of:=ABS([$'azan.kz'.G29]-[$'praytimes.py'.F29])" office:value-type="float" office:value="0.00486111111111121">
            <text:p>0:07:00</text:p>
          </table:table-cell>
          <table:table-cell table:style-name="ce10" table:formula="of:=ABS([$'azan.kz'.H29]-[$'praytimes.py'.G29])" office:value-type="float" office:value="0.00486111111111121">
            <text:p>0:07:00</text:p>
          </table:table-cell>
          <table:table-cell/>
          <table:table-cell table:style-name="ce12" table:formula="of:=SUM([.B29:.G29])" office:value-type="float" office:value="0.0145833333333337">
            <text:p>0:21:00</text:p>
          </table:table-cell>
          <table:table-cell table:number-columns-repeated="1015"/>
        </table:table-row>
        <table:table-row table:style-name="ro1">
          <table:table-cell office:value-type="float" office:value="42034">
            <text:p>30 янв</text:p>
          </table:table-cell>
          <table:table-cell table:style-name="ce10" table:formula="of:=ABS([$'azan.kz'.C30]-[$'praytimes.py'.B30])" office:value-type="float" office:value="0.00138888888888894">
            <text:p>0:02:00</text:p>
          </table:table-cell>
          <table:table-cell table:style-name="ce10" table:formula="of:=ABS([$'azan.kz'.D30]-[$'praytimes.py'.C30])" office:value-type="float" office:value="0.00138888888888894">
            <text:p>0:02:00</text:p>
          </table:table-cell>
          <table:table-cell table:style-name="ce10" table:formula="of:=ABS([$'azan.kz'.E30]-[$'praytimes.py'.D30])" office:value-type="float" office:value="0">
            <text:p>0:00:00</text:p>
          </table:table-cell>
          <table:table-cell table:style-name="ce10" table:formula="of:=ABS([$'azan.kz'.F30]-[$'praytimes.py'.E30])" office:value-type="float" office:value="0.00208333333333333">
            <text:p>0:03:00</text:p>
          </table:table-cell>
          <table:table-cell table:style-name="ce10" table:formula="of:=ABS([$'azan.kz'.G30]-[$'praytimes.py'.F30])" office:value-type="float" office:value="0.00555555555555554">
            <text:p>0:08:00</text:p>
          </table:table-cell>
          <table:table-cell table:style-name="ce10" table:formula="of:=ABS([$'azan.kz'.H30]-[$'praytimes.py'.G30])" office:value-type="float" office:value="0.00555555555555554">
            <text:p>0:08:00</text:p>
          </table:table-cell>
          <table:table-cell/>
          <table:table-cell table:style-name="ce12" table:formula="of:=SUM([.B30:.G30])" office:value-type="float" office:value="0.0159722222222223">
            <text:p>0:23:00</text:p>
          </table:table-cell>
          <table:table-cell table:number-columns-repeated="1015"/>
        </table:table-row>
        <table:table-row table:style-name="ro1">
          <table:table-cell office:value-type="float" office:value="42035">
            <text:p>31 янв</text:p>
          </table:table-cell>
          <table:table-cell table:style-name="ce10" table:formula="of:=ABS([$'azan.kz'.C31]-[$'praytimes.py'.B31])" office:value-type="float" office:value="0.00138888888888888">
            <text:p>0:02:00</text:p>
          </table:table-cell>
          <table:table-cell table:style-name="ce10" table:formula="of:=ABS([$'azan.kz'.D31]-[$'praytimes.py'.C31])" office:value-type="float" office:value="0.00138888888888888">
            <text:p>0:02:00</text:p>
          </table:table-cell>
          <table:table-cell table:style-name="ce10" table:formula="of:=ABS([$'azan.kz'.E31]-[$'praytimes.py'.D31])" office:value-type="float" office:value="0.000694444444444442">
            <text:p>0:01:00</text:p>
          </table:table-cell>
          <table:table-cell table:style-name="ce10" table:formula="of:=ABS([$'azan.kz'.F31]-[$'praytimes.py'.E31])" office:value-type="float" office:value="0.00208333333333344">
            <text:p>0:03:00</text:p>
          </table:table-cell>
          <table:table-cell table:style-name="ce10" table:formula="of:=ABS([$'azan.kz'.G31]-[$'praytimes.py'.F31])" office:value-type="float" office:value="0.00555555555555554">
            <text:p>0:08:00</text:p>
          </table:table-cell>
          <table:table-cell table:style-name="ce10" table:formula="of:=ABS([$'azan.kz'.H31]-[$'praytimes.py'.G31])" office:value-type="float" office:value="0.00555555555555554">
            <text:p>0:08:00</text:p>
          </table:table-cell>
          <table:table-cell/>
          <table:table-cell table:style-name="ce12" table:formula="of:=SUM([.B31:.G31])" office:value-type="float" office:value="0.0166666666666667">
            <text:p>0:24:00</text:p>
          </table:table-cell>
          <table:table-cell table:number-columns-repeated="1015"/>
        </table:table-row>
        <table:table-row table:style-name="ro1">
          <table:table-cell office:value-type="float" office:value="42036">
            <text:p>1 фев</text:p>
          </table:table-cell>
          <table:table-cell table:style-name="ce10" table:formula="of:=ABS([$'azan.kz'.C32]-[$'praytimes.py'.B32])" office:value-type="float" office:value="0.00138888888888888">
            <text:p>0:02:00</text:p>
          </table:table-cell>
          <table:table-cell table:style-name="ce10" table:formula="of:=ABS([$'azan.kz'.D32]-[$'praytimes.py'.C32])" office:value-type="float" office:value="0.00138888888888894">
            <text:p>0:02:00</text:p>
          </table:table-cell>
          <table:table-cell table:style-name="ce10" table:formula="of:=ABS([$'azan.kz'.E32]-[$'praytimes.py'.D32])" office:value-type="float" office:value="0.000694444444444442">
            <text:p>0:01:00</text:p>
          </table:table-cell>
          <table:table-cell table:style-name="ce10" table:formula="of:=ABS([$'azan.kz'.F32]-[$'praytimes.py'.E32])" office:value-type="float" office:value="0.00208333333333333">
            <text:p>0:03:00</text:p>
          </table:table-cell>
          <table:table-cell table:style-name="ce10" table:formula="of:=ABS([$'azan.kz'.G32]-[$'praytimes.py'.F32])" office:value-type="float" office:value="0.00486111111111076">
            <text:p>0:07:00</text:p>
          </table:table-cell>
          <table:table-cell table:style-name="ce10" table:formula="of:=ABS([$'azan.kz'.H32]-[$'praytimes.py'.G32])" office:value-type="float" office:value="0.00486111111111076">
            <text:p>0:07:00</text:p>
          </table:table-cell>
          <table:table-cell/>
          <table:table-cell table:style-name="ce12" table:formula="of:=SUM([.B32:.G32])" office:value-type="float" office:value="0.0152777777777771">
            <text:p>0:22:00</text:p>
          </table:table-cell>
          <table:table-cell table:number-columns-repeated="1015"/>
        </table:table-row>
        <table:table-row table:style-name="ro1">
          <table:table-cell office:value-type="float" office:value="42037">
            <text:p>2 фев</text:p>
          </table:table-cell>
          <table:table-cell table:style-name="ce10" table:formula="of:=ABS([$'azan.kz'.C33]-[$'praytimes.py'.B33])" office:value-type="float" office:value="0.00138888888888888">
            <text:p>0:02:00</text:p>
          </table:table-cell>
          <table:table-cell table:style-name="ce10" table:formula="of:=ABS([$'azan.kz'.D33]-[$'praytimes.py'.C33])" office:value-type="float" office:value="0.00138888888888888">
            <text:p>0:02:00</text:p>
          </table:table-cell>
          <table:table-cell table:style-name="ce10" table:formula="of:=ABS([$'azan.kz'.E33]-[$'praytimes.py'.D33])" office:value-type="float" office:value="0.000694444444444442">
            <text:p>0:01:00</text:p>
          </table:table-cell>
          <table:table-cell table:style-name="ce10" table:formula="of:=ABS([$'azan.kz'.F33]-[$'praytimes.py'.E33])" office:value-type="float" office:value="0.001388888888889">
            <text:p>0:02:00</text:p>
          </table:table-cell>
          <table:table-cell table:style-name="ce10" table:formula="of:=ABS([$'azan.kz'.G33]-[$'praytimes.py'.F33])" office:value-type="float" office:value="0.00555555555555554">
            <text:p>0:08:00</text:p>
          </table:table-cell>
          <table:table-cell table:style-name="ce10" table:formula="of:=ABS([$'azan.kz'.H33]-[$'praytimes.py'.G33])" office:value-type="float" office:value="0.00555555555555554">
            <text:p>0:08:00</text:p>
          </table:table-cell>
          <table:table-cell/>
          <table:table-cell table:style-name="ce12" table:formula="of:=SUM([.B33:.G33])" office:value-type="float" office:value="0.0159722222222223">
            <text:p>0:23:00</text:p>
          </table:table-cell>
          <table:table-cell table:number-columns-repeated="1015"/>
        </table:table-row>
        <table:table-row table:style-name="ro1">
          <table:table-cell office:value-type="float" office:value="42038">
            <text:p>3 фев</text:p>
          </table:table-cell>
          <table:table-cell table:style-name="ce10" table:formula="of:=ABS([$'azan.kz'.C34]-[$'praytimes.py'.B34])" office:value-type="float" office:value="0.00138888888888888">
            <text:p>0:02:00</text:p>
          </table:table-cell>
          <table:table-cell table:style-name="ce10" table:formula="of:=ABS([$'azan.kz'.D34]-[$'praytimes.py'.C34])" office:value-type="float" office:value="0.00138888888888888">
            <text:p>0:02:00</text:p>
          </table:table-cell>
          <table:table-cell table:style-name="ce10" table:formula="of:=ABS([$'azan.kz'.E34]-[$'praytimes.py'.D34])" office:value-type="float" office:value="0.000694444444444442">
            <text:p>0:01:00</text:p>
          </table:table-cell>
          <table:table-cell table:style-name="ce10" table:formula="of:=ABS([$'azan.kz'.F34]-[$'praytimes.py'.E34])" office:value-type="float" office:value="0.00208333333333321">
            <text:p>0:03:00</text:p>
          </table:table-cell>
          <table:table-cell table:style-name="ce10" table:formula="of:=ABS([$'azan.kz'.G34]-[$'praytimes.py'.F34])" office:value-type="float" office:value="0.00555555555555543">
            <text:p>0:08:00</text:p>
          </table:table-cell>
          <table:table-cell table:style-name="ce10" table:formula="of:=ABS([$'azan.kz'.H34]-[$'praytimes.py'.G34])" office:value-type="float" office:value="0.00555555555555543">
            <text:p>0:08:00</text:p>
          </table:table-cell>
          <table:table-cell/>
          <table:table-cell table:style-name="ce12" table:formula="of:=SUM([.B34:.G34])" office:value-type="float" office:value="0.0166666666666663">
            <text:p>0:24:00</text:p>
          </table:table-cell>
          <table:table-cell table:number-columns-repeated="1015"/>
        </table:table-row>
        <table:table-row table:style-name="ro1">
          <table:table-cell office:value-type="float" office:value="42039">
            <text:p>4 фев</text:p>
          </table:table-cell>
          <table:table-cell table:style-name="ce10" table:formula="of:=ABS([$'azan.kz'.C35]-[$'praytimes.py'.B35])" office:value-type="float" office:value="0.00138888888888894">
            <text:p>0:02:00</text:p>
          </table:table-cell>
          <table:table-cell table:style-name="ce10" table:formula="of:=ABS([$'azan.kz'.D35]-[$'praytimes.py'.C35])" office:value-type="float" office:value="0.00138888888888888">
            <text:p>0:02:00</text:p>
          </table:table-cell>
          <table:table-cell table:style-name="ce10" table:formula="of:=ABS([$'azan.kz'.E35]-[$'praytimes.py'.D35])" office:value-type="float" office:value="0">
            <text:p>0:00:00</text:p>
          </table:table-cell>
          <table:table-cell table:style-name="ce10" table:formula="of:=ABS([$'azan.kz'.F35]-[$'praytimes.py'.E35])" office:value-type="float" office:value="0.00208333333333321">
            <text:p>0:03:00</text:p>
          </table:table-cell>
          <table:table-cell table:style-name="ce10" table:formula="of:=ABS([$'azan.kz'.G35]-[$'praytimes.py'.F35])" office:value-type="float" office:value="0.00486111111111098">
            <text:p>0:07:00</text:p>
          </table:table-cell>
          <table:table-cell table:style-name="ce10" table:formula="of:=ABS([$'azan.kz'.H35]-[$'praytimes.py'.G35])" office:value-type="float" office:value="0.00486111111111098">
            <text:p>0:07:00</text:p>
          </table:table-cell>
          <table:table-cell/>
          <table:table-cell table:style-name="ce12" table:formula="of:=SUM([.B35:.G35])" office:value-type="float" office:value="0.014583333333333">
            <text:p>0:21:00</text:p>
          </table:table-cell>
          <table:table-cell table:number-columns-repeated="1015"/>
        </table:table-row>
        <table:table-row table:style-name="ro1">
          <table:table-cell office:value-type="float" office:value="42040">
            <text:p>5 фев</text:p>
          </table:table-cell>
          <table:table-cell table:style-name="ce10" table:formula="of:=ABS([$'azan.kz'.C36]-[$'praytimes.py'.B36])" office:value-type="float" office:value="0.00138888888888888">
            <text:p>0:02:00</text:p>
          </table:table-cell>
          <table:table-cell table:style-name="ce10" table:formula="of:=ABS([$'azan.kz'.D36]-[$'praytimes.py'.C36])" office:value-type="float" office:value="0.00138888888888888">
            <text:p>0:02:00</text:p>
          </table:table-cell>
          <table:table-cell table:style-name="ce10" table:formula="of:=ABS([$'azan.kz'.E36]-[$'praytimes.py'.D36])" office:value-type="float" office:value="0">
            <text:p>0:00:00</text:p>
          </table:table-cell>
          <table:table-cell table:style-name="ce10" table:formula="of:=ABS([$'azan.kz'.F36]-[$'praytimes.py'.E36])" office:value-type="float" office:value="0.00138888888888888">
            <text:p>0:02:00</text:p>
          </table:table-cell>
          <table:table-cell table:style-name="ce10" table:formula="of:=ABS([$'azan.kz'.G36]-[$'praytimes.py'.F36])" office:value-type="float" office:value="0.00555555555555554">
            <text:p>0:08:00</text:p>
          </table:table-cell>
          <table:table-cell table:style-name="ce10" table:formula="of:=ABS([$'azan.kz'.H36]-[$'praytimes.py'.G36])" office:value-type="float" office:value="0.00555555555555554">
            <text:p>0:08:00</text:p>
          </table:table-cell>
          <table:table-cell/>
          <table:table-cell table:style-name="ce12" table:formula="of:=SUM([.B36:.G36])" office:value-type="float" office:value="0.0152777777777777">
            <text:p>0:22:00</text:p>
          </table:table-cell>
          <table:table-cell table:number-columns-repeated="1015"/>
        </table:table-row>
        <table:table-row table:style-name="ro1">
          <table:table-cell office:value-type="float" office:value="42041">
            <text:p>6 фев</text:p>
          </table:table-cell>
          <table:table-cell table:style-name="ce10" table:formula="of:=ABS([$'azan.kz'.C37]-[$'praytimes.py'.B37])" office:value-type="float" office:value="0.00138888888888888">
            <text:p>0:02:00</text:p>
          </table:table-cell>
          <table:table-cell table:style-name="ce10" table:formula="of:=ABS([$'azan.kz'.D37]-[$'praytimes.py'.C37])" office:value-type="float" office:value="0.00138888888888888">
            <text:p>0:02:00</text:p>
          </table:table-cell>
          <table:table-cell table:style-name="ce10" table:formula="of:=ABS([$'azan.kz'.E37]-[$'praytimes.py'.D37])" office:value-type="float" office:value="0">
            <text:p>0:00:00</text:p>
          </table:table-cell>
          <table:table-cell table:style-name="ce10" table:formula="of:=ABS([$'azan.kz'.F37]-[$'praytimes.py'.E37])" office:value-type="float" office:value="0.00208333333333321">
            <text:p>0:03:00</text:p>
          </table:table-cell>
          <table:table-cell table:style-name="ce10" table:formula="of:=ABS([$'azan.kz'.G37]-[$'praytimes.py'.F37])" office:value-type="float" office:value="0.00555555555555543">
            <text:p>0:08:00</text:p>
          </table:table-cell>
          <table:table-cell table:style-name="ce10" table:formula="of:=ABS([$'azan.kz'.H37]-[$'praytimes.py'.G37])" office:value-type="float" office:value="0.00555555555555543">
            <text:p>0:08:00</text:p>
          </table:table-cell>
          <table:table-cell/>
          <table:table-cell table:style-name="ce12" table:formula="of:=SUM([.B37:.G37])" office:value-type="float" office:value="0.0159722222222218">
            <text:p>0:23:00</text:p>
          </table:table-cell>
          <table:table-cell table:number-columns-repeated="1015"/>
        </table:table-row>
        <table:table-row table:style-name="ro1">
          <table:table-cell office:value-type="float" office:value="42042">
            <text:p>7 фев</text:p>
          </table:table-cell>
          <table:table-cell table:style-name="ce10" table:formula="of:=ABS([$'azan.kz'.C38]-[$'praytimes.py'.B38])" office:value-type="float" office:value="0.00138888888888888">
            <text:p>0:02:00</text:p>
          </table:table-cell>
          <table:table-cell table:style-name="ce10" table:formula="of:=ABS([$'azan.kz'.D38]-[$'praytimes.py'.C38])" office:value-type="float" office:value="0.00138888888888888">
            <text:p>0:02:00</text:p>
          </table:table-cell>
          <table:table-cell table:style-name="ce10" table:formula="of:=ABS([$'azan.kz'.E38]-[$'praytimes.py'.D38])" office:value-type="float" office:value="0">
            <text:p>0:00:00</text:p>
          </table:table-cell>
          <table:table-cell table:style-name="ce10" table:formula="of:=ABS([$'azan.kz'.F38]-[$'praytimes.py'.E38])" office:value-type="float" office:value="0.00138888888888888">
            <text:p>0:02:00</text:p>
          </table:table-cell>
          <table:table-cell table:style-name="ce10" table:formula="of:=ABS([$'azan.kz'.G38]-[$'praytimes.py'.F38])" office:value-type="float" office:value="0.00555555555555554">
            <text:p>0:08:00</text:p>
          </table:table-cell>
          <table:table-cell table:style-name="ce10" table:formula="of:=ABS([$'azan.kz'.H38]-[$'praytimes.py'.G38])" office:value-type="float" office:value="0.00555555555555554">
            <text:p>0:08:00</text:p>
          </table:table-cell>
          <table:table-cell/>
          <table:table-cell table:style-name="ce12" table:formula="of:=SUM([.B38:.G38])" office:value-type="float" office:value="0.0152777777777777">
            <text:p>0:22:00</text:p>
          </table:table-cell>
          <table:table-cell table:number-columns-repeated="1015"/>
        </table:table-row>
        <table:table-row table:style-name="ro1">
          <table:table-cell office:value-type="float" office:value="42043">
            <text:p>8 фев</text:p>
          </table:table-cell>
          <table:table-cell table:style-name="ce10" table:formula="of:=ABS([$'azan.kz'.C39]-[$'praytimes.py'.B39])" office:value-type="float" office:value="0">
            <text:p>0:00:00</text:p>
          </table:table-cell>
          <table:table-cell table:style-name="ce10" table:formula="of:=ABS([$'azan.kz'.D39]-[$'praytimes.py'.C39])" office:value-type="float" office:value="0">
            <text:p>0:00:00</text:p>
          </table:table-cell>
          <table:table-cell table:style-name="ce10" table:formula="of:=ABS([$'azan.kz'.E39]-[$'praytimes.py'.D39])" office:value-type="float" office:value="0">
            <text:p>0:00:00</text:p>
          </table:table-cell>
          <table:table-cell table:style-name="ce10" table:formula="of:=ABS([$'azan.kz'.F39]-[$'praytimes.py'.E39])" office:value-type="float" office:value="0.000694444444444442">
            <text:p>0:01:00</text:p>
          </table:table-cell>
          <table:table-cell table:style-name="ce10" table:formula="of:=ABS([$'azan.kz'.G39]-[$'praytimes.py'.F39])" office:value-type="float" office:value="0.00416666666666654">
            <text:p>0:06:00</text:p>
          </table:table-cell>
          <table:table-cell table:style-name="ce10" table:formula="of:=ABS([$'azan.kz'.H39]-[$'praytimes.py'.G39])" office:value-type="float" office:value="0.00416666666666654">
            <text:p>0:06:00</text:p>
          </table:table-cell>
          <table:table-cell/>
          <table:table-cell table:style-name="ce12" table:formula="of:=SUM([.B39:.G39])" office:value-type="float" office:value="0.00902777777777752">
            <text:p>0:13:00</text:p>
          </table:table-cell>
          <table:table-cell table:number-columns-repeated="1015"/>
        </table:table-row>
        <table:table-row table:style-name="ro1">
          <table:table-cell office:value-type="float" office:value="42044">
            <text:p>9 фев</text:p>
          </table:table-cell>
          <table:table-cell table:style-name="ce10" table:formula="of:=ABS([$'azan.kz'.C40]-[$'praytimes.py'.B40])" office:value-type="float" office:value="0.000694444444444442">
            <text:p>0:01:00</text:p>
          </table:table-cell>
          <table:table-cell table:style-name="ce10" table:formula="of:=ABS([$'azan.kz'.D40]-[$'praytimes.py'.C40])" office:value-type="float" office:value="0.000694444444444386">
            <text:p>0:01:00</text:p>
          </table:table-cell>
          <table:table-cell table:style-name="ce10" table:formula="of:=ABS([$'azan.kz'.E40]-[$'praytimes.py'.D40])" office:value-type="float" office:value="0">
            <text:p>0:00:00</text:p>
          </table:table-cell>
          <table:table-cell table:style-name="ce10" table:formula="of:=ABS([$'azan.kz'.F40]-[$'praytimes.py'.E40])" office:value-type="float" office:value="0.00208333333333333">
            <text:p>0:03:00</text:p>
          </table:table-cell>
          <table:table-cell table:style-name="ce10" table:formula="of:=ABS([$'azan.kz'.G40]-[$'praytimes.py'.F40])" office:value-type="float" office:value="0.00555555555555565">
            <text:p>0:08:00</text:p>
          </table:table-cell>
          <table:table-cell table:style-name="ce10" table:formula="of:=ABS([$'azan.kz'.H40]-[$'praytimes.py'.G40])" office:value-type="float" office:value="0.00555555555555565">
            <text:p>0:08:00</text:p>
          </table:table-cell>
          <table:table-cell/>
          <table:table-cell table:style-name="ce12" table:formula="of:=SUM([.B40:.G40])" office:value-type="float" office:value="0.0145833333333334">
            <text:p>0:21:00</text:p>
          </table:table-cell>
          <table:table-cell table:number-columns-repeated="1015"/>
        </table:table-row>
        <table:table-row table:style-name="ro1">
          <table:table-cell office:value-type="float" office:value="42045">
            <text:p>10 фев</text:p>
          </table:table-cell>
          <table:table-cell table:style-name="ce10" table:formula="of:=ABS([$'azan.kz'.C41]-[$'praytimes.py'.B41])" office:value-type="float" office:value="0.00138888888888894">
            <text:p>0:02:00</text:p>
          </table:table-cell>
          <table:table-cell table:style-name="ce10" table:formula="of:=ABS([$'azan.kz'.D41]-[$'praytimes.py'.C41])" office:value-type="float" office:value="0.00138888888888894">
            <text:p>0:02:00</text:p>
          </table:table-cell>
          <table:table-cell table:style-name="ce10" table:formula="of:=ABS([$'azan.kz'.E41]-[$'praytimes.py'.D41])" office:value-type="float" office:value="0">
            <text:p>0:00:00</text:p>
          </table:table-cell>
          <table:table-cell table:style-name="ce10" table:formula="of:=ABS([$'azan.kz'.F41]-[$'praytimes.py'.E41])" office:value-type="float" office:value="0.00138888888888877">
            <text:p>0:02:00</text:p>
          </table:table-cell>
          <table:table-cell table:style-name="ce10" table:formula="of:=ABS([$'azan.kz'.G41]-[$'praytimes.py'.F41])" office:value-type="float" office:value="0.00555555555555554">
            <text:p>0:08:00</text:p>
          </table:table-cell>
          <table:table-cell table:style-name="ce10" table:formula="of:=ABS([$'azan.kz'.H41]-[$'praytimes.py'.G41])" office:value-type="float" office:value="0.00555555555555554">
            <text:p>0:08:00</text:p>
          </table:table-cell>
          <table:table-cell/>
          <table:table-cell table:style-name="ce12" table:formula="of:=SUM([.B41:.G41])" office:value-type="float" office:value="0.0152777777777777">
            <text:p>0:22:00</text:p>
          </table:table-cell>
          <table:table-cell table:number-columns-repeated="1015"/>
        </table:table-row>
        <table:table-row table:style-name="ro1">
          <table:table-cell office:value-type="float" office:value="42046">
            <text:p>11 фев</text:p>
          </table:table-cell>
          <table:table-cell table:style-name="ce10" table:formula="of:=ABS([$'azan.kz'.C42]-[$'praytimes.py'.B42])" office:value-type="float" office:value="0.00138888888888894">
            <text:p>0:02:00</text:p>
          </table:table-cell>
          <table:table-cell table:style-name="ce10" table:formula="of:=ABS([$'azan.kz'.D42]-[$'praytimes.py'.C42])" office:value-type="float" office:value="0.00138888888888894">
            <text:p>0:02:00</text:p>
          </table:table-cell>
          <table:table-cell table:style-name="ce10" table:formula="of:=ABS([$'azan.kz'.E42]-[$'praytimes.py'.D42])" office:value-type="float" office:value="0">
            <text:p>0:00:00</text:p>
          </table:table-cell>
          <table:table-cell table:style-name="ce10" table:formula="of:=ABS([$'azan.kz'.F42]-[$'praytimes.py'.E42])" office:value-type="float" office:value="0.00208333333333333">
            <text:p>0:03:00</text:p>
          </table:table-cell>
          <table:table-cell table:style-name="ce10" table:formula="of:=ABS([$'azan.kz'.G42]-[$'praytimes.py'.F42])" office:value-type="float" office:value="0.00486111111111121">
            <text:p>0:07:00</text:p>
          </table:table-cell>
          <table:table-cell table:style-name="ce10" table:formula="of:=ABS([$'azan.kz'.H42]-[$'praytimes.py'.G42])" office:value-type="float" office:value="0.00486111111111121">
            <text:p>0:07:00</text:p>
          </table:table-cell>
          <table:table-cell/>
          <table:table-cell table:style-name="ce12" table:formula="of:=SUM([.B42:.G42])" office:value-type="float" office:value="0.0145833333333336">
            <text:p>0:21:00</text:p>
          </table:table-cell>
          <table:table-cell table:number-columns-repeated="1015"/>
        </table:table-row>
        <table:table-row table:style-name="ro1">
          <table:table-cell office:value-type="float" office:value="42047">
            <text:p>12 фев</text:p>
          </table:table-cell>
          <table:table-cell table:style-name="ce10" table:formula="of:=ABS([$'azan.kz'.C43]-[$'praytimes.py'.B43])" office:value-type="float" office:value="0.000694444444444442">
            <text:p>0:01:00</text:p>
          </table:table-cell>
          <table:table-cell table:style-name="ce10" table:formula="of:=ABS([$'azan.kz'.D43]-[$'praytimes.py'.C43])" office:value-type="float" office:value="0.000694444444444553">
            <text:p>0:01:00</text:p>
          </table:table-cell>
          <table:table-cell table:style-name="ce10" table:formula="of:=ABS([$'azan.kz'.E43]-[$'praytimes.py'.D43])" office:value-type="float" office:value="0">
            <text:p>0:00:00</text:p>
          </table:table-cell>
          <table:table-cell table:style-name="ce10" table:formula="of:=ABS([$'azan.kz'.F43]-[$'praytimes.py'.E43])" office:value-type="float" office:value="0.00138888888888877">
            <text:p>0:02:00</text:p>
          </table:table-cell>
          <table:table-cell table:style-name="ce10" table:formula="of:=ABS([$'azan.kz'.G43]-[$'praytimes.py'.F43])" office:value-type="float" office:value="0.00555555555555565">
            <text:p>0:08:00</text:p>
          </table:table-cell>
          <table:table-cell table:style-name="ce10" table:formula="of:=ABS([$'azan.kz'.H43]-[$'praytimes.py'.G43])" office:value-type="float" office:value="0.00555555555555565">
            <text:p>0:08:00</text:p>
          </table:table-cell>
          <table:table-cell/>
          <table:table-cell table:style-name="ce12" table:formula="of:=SUM([.B43:.G43])" office:value-type="float" office:value="0.0138888888888891">
            <text:p>0:20:00</text:p>
          </table:table-cell>
          <table:table-cell table:number-columns-repeated="1015"/>
        </table:table-row>
        <table:table-row table:style-name="ro1">
          <table:table-cell office:value-type="float" office:value="42048">
            <text:p>13 фев</text:p>
          </table:table-cell>
          <table:table-cell table:style-name="ce10" table:formula="of:=ABS([$'azan.kz'.C44]-[$'praytimes.py'.B44])" office:value-type="float" office:value="0.00138888888888894">
            <text:p>0:02:00</text:p>
          </table:table-cell>
          <table:table-cell table:style-name="ce10" table:formula="of:=ABS([$'azan.kz'.D44]-[$'praytimes.py'.C44])" office:value-type="float" office:value="0.00138888888888894">
            <text:p>0:02:00</text:p>
          </table:table-cell>
          <table:table-cell table:style-name="ce10" table:formula="of:=ABS([$'azan.kz'.E44]-[$'praytimes.py'.D44])" office:value-type="float" office:value="0">
            <text:p>0:00:00</text:p>
          </table:table-cell>
          <table:table-cell table:style-name="ce10" table:formula="of:=ABS([$'azan.kz'.F44]-[$'praytimes.py'.E44])" office:value-type="float" office:value="0.00208333333333333">
            <text:p>0:03:00</text:p>
          </table:table-cell>
          <table:table-cell table:style-name="ce10" table:formula="of:=ABS([$'azan.kz'.G44]-[$'praytimes.py'.F44])" office:value-type="float" office:value="0.00555555555555554">
            <text:p>0:08:00</text:p>
          </table:table-cell>
          <table:table-cell table:style-name="ce10" table:formula="of:=ABS([$'azan.kz'.H44]-[$'praytimes.py'.G44])" office:value-type="float" office:value="0.00555555555555554">
            <text:p>0:08:00</text:p>
          </table:table-cell>
          <table:table-cell/>
          <table:table-cell table:style-name="ce12" table:formula="of:=SUM([.B44:.G44])" office:value-type="float" office:value="0.0159722222222223">
            <text:p>0:23:00</text:p>
          </table:table-cell>
          <table:table-cell table:number-columns-repeated="1015"/>
        </table:table-row>
        <table:table-row table:style-name="ro1">
          <table:table-cell office:value-type="float" office:value="42049">
            <text:p>14 фев</text:p>
          </table:table-cell>
          <table:table-cell table:style-name="ce10" table:formula="of:=ABS([$'azan.kz'.C45]-[$'praytimes.py'.B45])" office:value-type="float" office:value="0.00138888888888888">
            <text:p>0:02:00</text:p>
          </table:table-cell>
          <table:table-cell table:style-name="ce10" table:formula="of:=ABS([$'azan.kz'.D45]-[$'praytimes.py'.C45])" office:value-type="float" office:value="0.00138888888888888">
            <text:p>0:02:00</text:p>
          </table:table-cell>
          <table:table-cell table:style-name="ce10" table:formula="of:=ABS([$'azan.kz'.E45]-[$'praytimes.py'.D45])" office:value-type="float" office:value="0">
            <text:p>0:00:00</text:p>
          </table:table-cell>
          <table:table-cell table:style-name="ce10" table:formula="of:=ABS([$'azan.kz'.F45]-[$'praytimes.py'.E45])" office:value-type="float" office:value="0.00208333333333321">
            <text:p>0:03:00</text:p>
          </table:table-cell>
          <table:table-cell table:style-name="ce10" table:formula="of:=ABS([$'azan.kz'.G45]-[$'praytimes.py'.F45])" office:value-type="float" office:value="0.00486111111111121">
            <text:p>0:07:00</text:p>
          </table:table-cell>
          <table:table-cell table:style-name="ce10" table:formula="of:=ABS([$'azan.kz'.H45]-[$'praytimes.py'.G45])" office:value-type="float" office:value="0.00486111111111121">
            <text:p>0:07:00</text:p>
          </table:table-cell>
          <table:table-cell/>
          <table:table-cell table:style-name="ce12" table:formula="of:=SUM([.B45:.G45])" office:value-type="float" office:value="0.0145833333333334">
            <text:p>0:21:00</text:p>
          </table:table-cell>
          <table:table-cell table:number-columns-repeated="1015"/>
        </table:table-row>
        <table:table-row table:style-name="ro1">
          <table:table-cell office:value-type="float" office:value="42050">
            <text:p>15 фев</text:p>
          </table:table-cell>
          <table:table-cell table:style-name="ce10" table:formula="of:=ABS([$'azan.kz'.C46]-[$'praytimes.py'.B46])" office:value-type="float" office:value="0.00138888888888888">
            <text:p>0:02:00</text:p>
          </table:table-cell>
          <table:table-cell table:style-name="ce10" table:formula="of:=ABS([$'azan.kz'.D46]-[$'praytimes.py'.C46])" office:value-type="float" office:value="0.00138888888888888">
            <text:p>0:02:00</text:p>
          </table:table-cell>
          <table:table-cell table:style-name="ce10" table:formula="of:=ABS([$'azan.kz'.E46]-[$'praytimes.py'.D46])" office:value-type="float" office:value="0">
            <text:p>0:00:00</text:p>
          </table:table-cell>
          <table:table-cell table:style-name="ce10" table:formula="of:=ABS([$'azan.kz'.F46]-[$'praytimes.py'.E46])" office:value-type="float" office:value="0.00138888888888877">
            <text:p>0:02:00</text:p>
          </table:table-cell>
          <table:table-cell table:style-name="ce10" table:formula="of:=ABS([$'azan.kz'.G46]-[$'praytimes.py'.F46])" office:value-type="float" office:value="0.00486111111111109">
            <text:p>0:07:00</text:p>
          </table:table-cell>
          <table:table-cell table:style-name="ce10" table:formula="of:=ABS([$'azan.kz'.H46]-[$'praytimes.py'.G46])" office:value-type="float" office:value="0.00486111111111109">
            <text:p>0:07:00</text:p>
          </table:table-cell>
          <table:table-cell/>
          <table:table-cell table:style-name="ce12" table:formula="of:=SUM([.B46:.G46])" office:value-type="float" office:value="0.0138888888888887">
            <text:p>0:20:00</text:p>
          </table:table-cell>
          <table:table-cell table:number-columns-repeated="1015"/>
        </table:table-row>
        <table:table-row table:style-name="ro1">
          <table:table-cell office:value-type="float" office:value="42051">
            <text:p>16 фев</text:p>
          </table:table-cell>
          <table:table-cell table:style-name="ce10" table:formula="of:=ABS([$'azan.kz'.C47]-[$'praytimes.py'.B47])" office:value-type="float" office:value="0.000694444444444498">
            <text:p>0:01:00</text:p>
          </table:table-cell>
          <table:table-cell table:style-name="ce10" table:formula="of:=ABS([$'azan.kz'.D47]-[$'praytimes.py'.C47])" office:value-type="float" office:value="0.000694444444444442">
            <text:p>0:01:00</text:p>
          </table:table-cell>
          <table:table-cell table:style-name="ce10" table:formula="of:=ABS([$'azan.kz'.E47]-[$'praytimes.py'.D47])" office:value-type="float" office:value="0">
            <text:p>0:00:00</text:p>
          </table:table-cell>
          <table:table-cell table:style-name="ce10" table:formula="of:=ABS([$'azan.kz'.F47]-[$'praytimes.py'.E47])" office:value-type="float" office:value="0.00208333333333333">
            <text:p>0:03:00</text:p>
          </table:table-cell>
          <table:table-cell table:style-name="ce10" table:formula="of:=ABS([$'azan.kz'.G47]-[$'praytimes.py'.F47])" office:value-type="float" office:value="0.00555555555555565">
            <text:p>0:08:00</text:p>
          </table:table-cell>
          <table:table-cell table:style-name="ce10" table:formula="of:=ABS([$'azan.kz'.H47]-[$'praytimes.py'.G47])" office:value-type="float" office:value="0.00555555555555565">
            <text:p>0:08:00</text:p>
          </table:table-cell>
          <table:table-cell/>
          <table:table-cell table:style-name="ce12" table:formula="of:=SUM([.B47:.G47])" office:value-type="float" office:value="0.0145833333333336">
            <text:p>0:21:00</text:p>
          </table:table-cell>
          <table:table-cell table:number-columns-repeated="1015"/>
        </table:table-row>
        <table:table-row table:style-name="ro1">
          <table:table-cell office:value-type="float" office:value="42052">
            <text:p>17 фев</text:p>
          </table:table-cell>
          <table:table-cell table:style-name="ce10" table:formula="of:=ABS([$'azan.kz'.C48]-[$'praytimes.py'.B48])" office:value-type="float" office:value="0.000694444444444442">
            <text:p>0:01:00</text:p>
          </table:table-cell>
          <table:table-cell table:style-name="ce10" table:formula="of:=ABS([$'azan.kz'.D48]-[$'praytimes.py'.C48])" office:value-type="float" office:value="0.000694444444444498">
            <text:p>0:01:00</text:p>
          </table:table-cell>
          <table:table-cell table:style-name="ce10" table:formula="of:=ABS([$'azan.kz'.E48]-[$'praytimes.py'.D48])" office:value-type="float" office:value="0">
            <text:p>0:00:00</text:p>
          </table:table-cell>
          <table:table-cell table:style-name="ce10" table:formula="of:=ABS([$'azan.kz'.F48]-[$'praytimes.py'.E48])" office:value-type="float" office:value="0.00138888888888877">
            <text:p>0:02:00</text:p>
          </table:table-cell>
          <table:table-cell table:style-name="ce10" table:formula="of:=ABS([$'azan.kz'.G48]-[$'praytimes.py'.F48])" office:value-type="float" office:value="0.00486111111111098">
            <text:p>0:07:00</text:p>
          </table:table-cell>
          <table:table-cell table:style-name="ce10" table:formula="of:=ABS([$'azan.kz'.H48]-[$'praytimes.py'.G48])" office:value-type="float" office:value="0.00486111111111098">
            <text:p>0:07:00</text:p>
          </table:table-cell>
          <table:table-cell/>
          <table:table-cell table:style-name="ce12" table:formula="of:=SUM([.B48:.G48])" office:value-type="float" office:value="0.0124999999999997">
            <text:p>0:18:00</text:p>
          </table:table-cell>
          <table:table-cell table:number-columns-repeated="1015"/>
        </table:table-row>
        <table:table-row table:style-name="ro1">
          <table:table-cell office:value-type="float" office:value="42053">
            <text:p>18 фев</text:p>
          </table:table-cell>
          <table:table-cell table:style-name="ce10" table:formula="of:=ABS([$'azan.kz'.C49]-[$'praytimes.py'.B49])" office:value-type="float" office:value="0.00138888888888888">
            <text:p>0:02:00</text:p>
          </table:table-cell>
          <table:table-cell table:style-name="ce10" table:formula="of:=ABS([$'azan.kz'.D49]-[$'praytimes.py'.C49])" office:value-type="float" office:value="0.00138888888888883">
            <text:p>0:02:00</text:p>
          </table:table-cell>
          <table:table-cell table:style-name="ce10" table:formula="of:=ABS([$'azan.kz'.E49]-[$'praytimes.py'.D49])" office:value-type="float" office:value="0">
            <text:p>0:00:00</text:p>
          </table:table-cell>
          <table:table-cell table:style-name="ce10" table:formula="of:=ABS([$'azan.kz'.F49]-[$'praytimes.py'.E49])" office:value-type="float" office:value="0.00208333333333321">
            <text:p>0:03:00</text:p>
          </table:table-cell>
          <table:table-cell table:style-name="ce10" table:formula="of:=ABS([$'azan.kz'.G49]-[$'praytimes.py'.F49])" office:value-type="float" office:value="0.00486111111111121">
            <text:p>0:07:00</text:p>
          </table:table-cell>
          <table:table-cell table:style-name="ce10" table:formula="of:=ABS([$'azan.kz'.H49]-[$'praytimes.py'.G49])" office:value-type="float" office:value="0.00486111111111121">
            <text:p>0:07:00</text:p>
          </table:table-cell>
          <table:table-cell/>
          <table:table-cell table:style-name="ce12" table:formula="of:=SUM([.B49:.G49])" office:value-type="float" office:value="0.0145833333333333">
            <text:p>0:21:00</text:p>
          </table:table-cell>
          <table:table-cell table:number-columns-repeated="1015"/>
        </table:table-row>
        <table:table-row table:style-name="ro1">
          <table:table-cell office:value-type="float" office:value="42054">
            <text:p>19 фев</text:p>
          </table:table-cell>
          <table:table-cell table:style-name="ce10" table:formula="of:=ABS([$'azan.kz'.C50]-[$'praytimes.py'.B50])" office:value-type="float" office:value="0.00138888888888894">
            <text:p>0:02:00</text:p>
          </table:table-cell>
          <table:table-cell table:style-name="ce10" table:formula="of:=ABS([$'azan.kz'.D50]-[$'praytimes.py'.C50])" office:value-type="float" office:value="0.00138888888888888">
            <text:p>0:02:00</text:p>
          </table:table-cell>
          <table:table-cell table:style-name="ce10" table:formula="of:=ABS([$'azan.kz'.E50]-[$'praytimes.py'.D50])" office:value-type="float" office:value="0">
            <text:p>0:00:00</text:p>
          </table:table-cell>
          <table:table-cell table:style-name="ce10" table:formula="of:=ABS([$'azan.kz'.F50]-[$'praytimes.py'.E50])" office:value-type="float" office:value="0.00138888888888877">
            <text:p>0:02:00</text:p>
          </table:table-cell>
          <table:table-cell table:style-name="ce10" table:formula="of:=ABS([$'azan.kz'.G50]-[$'praytimes.py'.F50])" office:value-type="float" office:value="0.00555555555555554">
            <text:p>0:08:00</text:p>
          </table:table-cell>
          <table:table-cell table:style-name="ce10" table:formula="of:=ABS([$'azan.kz'.H50]-[$'praytimes.py'.G50])" office:value-type="float" office:value="0.00555555555555554">
            <text:p>0:08:00</text:p>
          </table:table-cell>
          <table:table-cell/>
          <table:table-cell table:style-name="ce12" table:formula="of:=SUM([.B50:.G50])" office:value-type="float" office:value="0.0152777777777777">
            <text:p>0:22:00</text:p>
          </table:table-cell>
          <table:table-cell table:number-columns-repeated="1015"/>
        </table:table-row>
        <table:table-row table:style-name="ro1">
          <table:table-cell office:value-type="float" office:value="42055">
            <text:p>20 фев</text:p>
          </table:table-cell>
          <table:table-cell table:style-name="ce10" table:formula="of:=ABS([$'azan.kz'.C51]-[$'praytimes.py'.B51])" office:value-type="float" office:value="0.00138888888888894">
            <text:p>0:02:00</text:p>
          </table:table-cell>
          <table:table-cell table:style-name="ce10" table:formula="of:=ABS([$'azan.kz'.D51]-[$'praytimes.py'.C51])" office:value-type="float" office:value="0.00138888888888883">
            <text:p>0:02:00</text:p>
          </table:table-cell>
          <table:table-cell table:style-name="ce10" table:formula="of:=ABS([$'azan.kz'.E51]-[$'praytimes.py'.D51])" office:value-type="float" office:value="0.000694444444444442">
            <text:p>0:01:00</text:p>
          </table:table-cell>
          <table:table-cell table:style-name="ce10" table:formula="of:=ABS([$'azan.kz'.F51]-[$'praytimes.py'.E51])" office:value-type="float" office:value="0.00208333333333321">
            <text:p>0:03:00</text:p>
          </table:table-cell>
          <table:table-cell table:style-name="ce10" table:formula="of:=ABS([$'azan.kz'.G51]-[$'praytimes.py'.F51])" office:value-type="float" office:value="0.00486111111111109">
            <text:p>0:07:00</text:p>
          </table:table-cell>
          <table:table-cell table:style-name="ce10" table:formula="of:=ABS([$'azan.kz'.H51]-[$'praytimes.py'.G51])" office:value-type="float" office:value="0.00486111111111109">
            <text:p>0:07:00</text:p>
          </table:table-cell>
          <table:table-cell/>
          <table:table-cell table:style-name="ce12" table:formula="of:=SUM([.B51:.G51])" office:value-type="float" office:value="0.0152777777777776">
            <text:p>0:22:00</text:p>
          </table:table-cell>
          <table:table-cell table:number-columns-repeated="1015"/>
        </table:table-row>
        <table:table-row table:style-name="ro1">
          <table:table-cell office:value-type="float" office:value="42056">
            <text:p>21 фев</text:p>
          </table:table-cell>
          <table:table-cell table:style-name="ce10" table:formula="of:=ABS([$'azan.kz'.C52]-[$'praytimes.py'.B52])" office:value-type="float" office:value="0.00138888888888894">
            <text:p>0:02:00</text:p>
          </table:table-cell>
          <table:table-cell table:style-name="ce10" table:formula="of:=ABS([$'azan.kz'.D52]-[$'praytimes.py'.C52])" office:value-type="float" office:value="0.00138888888888883">
            <text:p>0:02:00</text:p>
          </table:table-cell>
          <table:table-cell table:style-name="ce10" table:formula="of:=ABS([$'azan.kz'.E52]-[$'praytimes.py'.D52])" office:value-type="float" office:value="0.000694444444444442">
            <text:p>0:01:00</text:p>
          </table:table-cell>
          <table:table-cell table:style-name="ce10" table:formula="of:=ABS([$'azan.kz'.F52]-[$'praytimes.py'.E52])" office:value-type="float" office:value="0.00138888888888877">
            <text:p>0:02:00</text:p>
          </table:table-cell>
          <table:table-cell table:style-name="ce10" table:formula="of:=ABS([$'azan.kz'.G52]-[$'praytimes.py'.F52])" office:value-type="float" office:value="0.00486111111111109">
            <text:p>0:07:00</text:p>
          </table:table-cell>
          <table:table-cell table:style-name="ce10" table:formula="of:=ABS([$'azan.kz'.H52]-[$'praytimes.py'.G52])" office:value-type="float" office:value="0.00486111111111109">
            <text:p>0:07:00</text:p>
          </table:table-cell>
          <table:table-cell/>
          <table:table-cell table:style-name="ce12" table:formula="of:=SUM([.B52:.G52])" office:value-type="float" office:value="0.0145833333333332">
            <text:p>0:21:00</text:p>
          </table:table-cell>
          <table:table-cell table:number-columns-repeated="1015"/>
        </table:table-row>
        <table:table-row table:style-name="ro1">
          <table:table-cell office:value-type="float" office:value="42057">
            <text:p>22 фев</text:p>
          </table:table-cell>
          <table:table-cell table:style-name="ce10" table:formula="of:=ABS([$'azan.kz'.C53]-[$'praytimes.py'.B53])" office:value-type="float" office:value="0.00138888888888888">
            <text:p>0:02:00</text:p>
          </table:table-cell>
          <table:table-cell table:style-name="ce10" table:formula="of:=ABS([$'azan.kz'.D53]-[$'praytimes.py'.C53])" office:value-type="float" office:value="0.00138888888888888">
            <text:p>0:02:00</text:p>
          </table:table-cell>
          <table:table-cell table:style-name="ce10" table:formula="of:=ABS([$'azan.kz'.E53]-[$'praytimes.py'.D53])" office:value-type="float" office:value="0.000694444444444442">
            <text:p>0:01:00</text:p>
          </table:table-cell>
          <table:table-cell table:style-name="ce10" table:formula="of:=ABS([$'azan.kz'.F53]-[$'praytimes.py'.E53])" office:value-type="float" office:value="0.00138888888888866">
            <text:p>0:02:00</text:p>
          </table:table-cell>
          <table:table-cell table:style-name="ce10" table:formula="of:=ABS([$'azan.kz'.G53]-[$'praytimes.py'.F53])" office:value-type="float" office:value="0.00555555555555543">
            <text:p>0:08:00</text:p>
          </table:table-cell>
          <table:table-cell table:style-name="ce10" table:formula="of:=ABS([$'azan.kz'.H53]-[$'praytimes.py'.G53])" office:value-type="float" office:value="0.00555555555555543">
            <text:p>0:08:00</text:p>
          </table:table-cell>
          <table:table-cell/>
          <table:table-cell table:style-name="ce12" table:formula="of:=SUM([.B53:.G53])" office:value-type="float" office:value="0.0159722222222217">
            <text:p>0:23:00</text:p>
          </table:table-cell>
          <table:table-cell table:number-columns-repeated="1015"/>
        </table:table-row>
        <table:table-row table:style-name="ro1">
          <table:table-cell office:value-type="float" office:value="42058">
            <text:p>23 фев</text:p>
          </table:table-cell>
          <table:table-cell table:style-name="ce10" table:formula="of:=ABS([$'azan.kz'.C54]-[$'praytimes.py'.B54])" office:value-type="float" office:value="0.000694444444444442">
            <text:p>0:01:00</text:p>
          </table:table-cell>
          <table:table-cell table:style-name="ce10" table:formula="of:=ABS([$'azan.kz'.D54]-[$'praytimes.py'.C54])" office:value-type="float" office:value="0.000694444444444442">
            <text:p>0:01:00</text:p>
          </table:table-cell>
          <table:table-cell table:style-name="ce10" table:formula="of:=ABS([$'azan.kz'.E54]-[$'praytimes.py'.D54])" office:value-type="float" office:value="0.000694444444444442">
            <text:p>0:01:00</text:p>
          </table:table-cell>
          <table:table-cell table:style-name="ce10" table:formula="of:=ABS([$'azan.kz'.F54]-[$'praytimes.py'.E54])" office:value-type="float" office:value="0.00138888888888888">
            <text:p>0:02:00</text:p>
          </table:table-cell>
          <table:table-cell table:style-name="ce10" table:formula="of:=ABS([$'azan.kz'.G54]-[$'praytimes.py'.F54])" office:value-type="float" office:value="0.00486111111111132">
            <text:p>0:07:00</text:p>
          </table:table-cell>
          <table:table-cell table:style-name="ce10" table:formula="of:=ABS([$'azan.kz'.H54]-[$'praytimes.py'.G54])" office:value-type="float" office:value="0.00486111111111132">
            <text:p>0:07:00</text:p>
          </table:table-cell>
          <table:table-cell/>
          <table:table-cell table:style-name="ce12" table:formula="of:=SUM([.B54:.G54])" office:value-type="float" office:value="0.0131944444444448">
            <text:p>0:19:00</text:p>
          </table:table-cell>
          <table:table-cell table:number-columns-repeated="1015"/>
        </table:table-row>
        <table:table-row table:style-name="ro1">
          <table:table-cell office:value-type="float" office:value="42059">
            <text:p>24 фев</text:p>
          </table:table-cell>
          <table:table-cell table:style-name="ce10" table:formula="of:=ABS([$'azan.kz'.C55]-[$'praytimes.py'.B55])" office:value-type="float" office:value="0.000694444444444442">
            <text:p>0:01:00</text:p>
          </table:table-cell>
          <table:table-cell table:style-name="ce10" table:formula="of:=ABS([$'azan.kz'.D55]-[$'praytimes.py'.C55])" office:value-type="float" office:value="0.000694444444444442">
            <text:p>0:01:00</text:p>
          </table:table-cell>
          <table:table-cell table:style-name="ce10" table:formula="of:=ABS([$'azan.kz'.E55]-[$'praytimes.py'.D55])" office:value-type="float" office:value="0">
            <text:p>0:00:00</text:p>
          </table:table-cell>
          <table:table-cell table:style-name="ce10" table:formula="of:=ABS([$'azan.kz'.F55]-[$'praytimes.py'.E55])" office:value-type="float" office:value="0.00138888888888888">
            <text:p>0:02:00</text:p>
          </table:table-cell>
          <table:table-cell table:style-name="ce10" table:formula="of:=ABS([$'azan.kz'.G55]-[$'praytimes.py'.F55])" office:value-type="float" office:value="0.00486111111111098">
            <text:p>0:07:00</text:p>
          </table:table-cell>
          <table:table-cell table:style-name="ce10" table:formula="of:=ABS([$'azan.kz'.H55]-[$'praytimes.py'.G55])" office:value-type="float" office:value="0.00486111111111098">
            <text:p>0:07:00</text:p>
          </table:table-cell>
          <table:table-cell/>
          <table:table-cell table:style-name="ce12" table:formula="of:=SUM([.B55:.G55])" office:value-type="float" office:value="0.0124999999999997">
            <text:p>0:18:00</text:p>
          </table:table-cell>
          <table:table-cell table:number-columns-repeated="1015"/>
        </table:table-row>
        <table:table-row table:style-name="ro1">
          <table:table-cell office:value-type="float" office:value="42060">
            <text:p>25 фев</text:p>
          </table:table-cell>
          <table:table-cell table:style-name="ce10" table:formula="of:=ABS([$'azan.kz'.C56]-[$'praytimes.py'.B56])" office:value-type="float" office:value="0.000694444444444442">
            <text:p>0:01:00</text:p>
          </table:table-cell>
          <table:table-cell table:style-name="ce10" table:formula="of:=ABS([$'azan.kz'.D56]-[$'praytimes.py'.C56])" office:value-type="float" office:value="0.000694444444444442">
            <text:p>0:01:00</text:p>
          </table:table-cell>
          <table:table-cell table:style-name="ce10" table:formula="of:=ABS([$'azan.kz'.E56]-[$'praytimes.py'.D56])" office:value-type="float" office:value="0">
            <text:p>0:00:00</text:p>
          </table:table-cell>
          <table:table-cell table:style-name="ce10" table:formula="of:=ABS([$'azan.kz'.F56]-[$'praytimes.py'.E56])" office:value-type="float" office:value="0.00138888888888888">
            <text:p>0:02:00</text:p>
          </table:table-cell>
          <table:table-cell table:style-name="ce10" table:formula="of:=ABS([$'azan.kz'.G56]-[$'praytimes.py'.F56])" office:value-type="float" office:value="0.00555555555555565">
            <text:p>0:08:00</text:p>
          </table:table-cell>
          <table:table-cell table:style-name="ce10" table:formula="of:=ABS([$'azan.kz'.H56]-[$'praytimes.py'.G56])" office:value-type="float" office:value="0.00555555555555554">
            <text:p>0:08:00</text:p>
          </table:table-cell>
          <table:table-cell/>
          <table:table-cell table:style-name="ce12" table:formula="of:=SUM([.B56:.G56])" office:value-type="float" office:value="0.013888888888889">
            <text:p>0:20:00</text:p>
          </table:table-cell>
          <table:table-cell table:number-columns-repeated="1015"/>
        </table:table-row>
        <table:table-row table:style-name="ro1">
          <table:table-cell office:value-type="float" office:value="42061">
            <text:p>26 фев</text:p>
          </table:table-cell>
          <table:table-cell table:style-name="ce10" table:formula="of:=ABS([$'azan.kz'.C57]-[$'praytimes.py'.B57])" office:value-type="float" office:value="0.00069444444444447">
            <text:p>0:01:00</text:p>
          </table:table-cell>
          <table:table-cell table:style-name="ce10" table:formula="of:=ABS([$'azan.kz'.D57]-[$'praytimes.py'.C57])" office:value-type="float" office:value="0.000694444444444498">
            <text:p>0:01:00</text:p>
          </table:table-cell>
          <table:table-cell table:style-name="ce10" table:formula="of:=ABS([$'azan.kz'.E57]-[$'praytimes.py'.D57])" office:value-type="float" office:value="0">
            <text:p>0:00:00</text:p>
          </table:table-cell>
          <table:table-cell table:style-name="ce10" table:formula="of:=ABS([$'azan.kz'.F57]-[$'praytimes.py'.E57])" office:value-type="float" office:value="0.001388888888889">
            <text:p>0:02:00</text:p>
          </table:table-cell>
          <table:table-cell table:style-name="ce10" table:formula="of:=ABS([$'azan.kz'.G57]-[$'praytimes.py'.F57])" office:value-type="float" office:value="0.00486111111111109">
            <text:p>0:07:00</text:p>
          </table:table-cell>
          <table:table-cell table:style-name="ce10" table:formula="of:=ABS([$'azan.kz'.H57]-[$'praytimes.py'.G57])" office:value-type="float" office:value="0.00486111111111109">
            <text:p>0:07:00</text:p>
          </table:table-cell>
          <table:table-cell/>
          <table:table-cell table:style-name="ce12" table:formula="of:=SUM([.B57:.G57])" office:value-type="float" office:value="0.0125000000000001">
            <text:p>0:18:00</text:p>
          </table:table-cell>
          <table:table-cell table:number-columns-repeated="1015"/>
        </table:table-row>
        <table:table-row table:style-name="ro1">
          <table:table-cell office:value-type="float" office:value="42062">
            <text:p>27 фев</text:p>
          </table:table-cell>
          <table:table-cell table:style-name="ce10" table:formula="of:=ABS([$'azan.kz'.C58]-[$'praytimes.py'.B58])" office:value-type="float" office:value="0.00069444444444447">
            <text:p>0:01:00</text:p>
          </table:table-cell>
          <table:table-cell table:style-name="ce10" table:formula="of:=ABS([$'azan.kz'.D58]-[$'praytimes.py'.C58])" office:value-type="float" office:value="0.000694444444444498">
            <text:p>0:01:00</text:p>
          </table:table-cell>
          <table:table-cell table:style-name="ce10" table:formula="of:=ABS([$'azan.kz'.E58]-[$'praytimes.py'.D58])" office:value-type="float" office:value="0.000694444444444331">
            <text:p>0:01:00</text:p>
          </table:table-cell>
          <table:table-cell table:style-name="ce10" table:formula="of:=ABS([$'azan.kz'.F58]-[$'praytimes.py'.E58])" office:value-type="float" office:value="0.00138888888888877">
            <text:p>0:02:00</text:p>
          </table:table-cell>
          <table:table-cell table:style-name="ce10" table:formula="of:=ABS([$'azan.kz'.G58]-[$'praytimes.py'.F58])" office:value-type="float" office:value="0.00486111111111098">
            <text:p>0:07:00</text:p>
          </table:table-cell>
          <table:table-cell table:style-name="ce10" table:formula="of:=ABS([$'azan.kz'.H58]-[$'praytimes.py'.G58])" office:value-type="float" office:value="0.00486111111111098">
            <text:p>0:07:00</text:p>
          </table:table-cell>
          <table:table-cell/>
          <table:table-cell table:style-name="ce12" table:formula="of:=SUM([.B58:.G58])" office:value-type="float" office:value="0.013194444444444">
            <text:p>0:19:00</text:p>
          </table:table-cell>
          <table:table-cell table:number-columns-repeated="1015"/>
        </table:table-row>
        <table:table-row table:style-name="ro1">
          <table:table-cell office:value-type="float" office:value="42063">
            <text:p>28 фев</text:p>
          </table:table-cell>
          <table:table-cell table:style-name="ce10" table:formula="of:=ABS([$'azan.kz'.C59]-[$'praytimes.py'.B59])" office:value-type="float" office:value="0.00069444444444447">
            <text:p>0:01:00</text:p>
          </table:table-cell>
          <table:table-cell table:style-name="ce10" table:formula="of:=ABS([$'azan.kz'.D59]-[$'praytimes.py'.C59])" office:value-type="float" office:value="0.000694444444444442">
            <text:p>0:01:00</text:p>
          </table:table-cell>
          <table:table-cell table:style-name="ce10" table:formula="of:=ABS([$'azan.kz'.E59]-[$'praytimes.py'.D59])" office:value-type="float" office:value="0.000694444444444331">
            <text:p>0:01:00</text:p>
          </table:table-cell>
          <table:table-cell table:style-name="ce10" table:formula="of:=ABS([$'azan.kz'.F59]-[$'praytimes.py'.E59])" office:value-type="float" office:value="0.00208333333333333">
            <text:p>0:03:00</text:p>
          </table:table-cell>
          <table:table-cell table:style-name="ce10" table:formula="of:=ABS([$'azan.kz'.G59]-[$'praytimes.py'.F59])" office:value-type="float" office:value="0.0055555555555552">
            <text:p>0:08:00</text:p>
          </table:table-cell>
          <table:table-cell table:style-name="ce10" table:formula="of:=ABS([$'azan.kz'.H59]-[$'praytimes.py'.G59])" office:value-type="float" office:value="0.0055555555555552">
            <text:p>0:08:00</text:p>
          </table:table-cell>
          <table:table-cell/>
          <table:table-cell table:style-name="ce12" table:formula="of:=SUM([.B59:.G59])" office:value-type="float" office:value="0.015277777777777">
            <text:p>0:22:00</text:p>
          </table:table-cell>
          <table:table-cell table:number-columns-repeated="1015"/>
        </table:table-row>
        <table:table-row table:style-name="ro1">
          <table:table-cell office:value-type="float" office:value="42064">
            <text:p>1 мар</text:p>
          </table:table-cell>
          <table:table-cell table:style-name="ce10" table:formula="of:=ABS([$'azan.kz'.C61]-[$'praytimes.py'.B60])" office:value-type="float" office:value="0.000694444444444498">
            <text:p>0:01:00</text:p>
          </table:table-cell>
          <table:table-cell table:style-name="ce10" table:formula="of:=ABS([$'azan.kz'.D61]-[$'praytimes.py'.C60])" office:value-type="float" office:value="0.000694444444444442">
            <text:p>0:01:00</text:p>
          </table:table-cell>
          <table:table-cell table:style-name="ce10" table:formula="of:=ABS([$'azan.kz'.E61]-[$'praytimes.py'.D60])" office:value-type="float" office:value="0.000694444444444331">
            <text:p>0:01:00</text:p>
          </table:table-cell>
          <table:table-cell table:style-name="ce10" table:formula="of:=ABS([$'azan.kz'.F61]-[$'praytimes.py'.E60])" office:value-type="float" office:value="0.00138888888888888">
            <text:p>0:02:00</text:p>
          </table:table-cell>
          <table:table-cell table:style-name="ce10" table:formula="of:=ABS([$'azan.kz'.G61]-[$'praytimes.py'.F60])" office:value-type="float" office:value="0.00486111111111109">
            <text:p>0:07:00</text:p>
          </table:table-cell>
          <table:table-cell table:style-name="ce10" table:formula="of:=ABS([$'azan.kz'.H61]-[$'praytimes.py'.G60])" office:value-type="float" office:value="0.00486111111111109">
            <text:p>0:07:00</text:p>
          </table:table-cell>
          <table:table-cell/>
          <table:table-cell table:style-name="ce12" table:formula="of:=SUM([.B60:.G60])" office:value-type="float" office:value="0.0131944444444443">
            <text:p>0:19:00</text:p>
          </table:table-cell>
          <table:table-cell table:number-columns-repeated="1015"/>
        </table:table-row>
        <table:table-row table:style-name="ro1">
          <table:table-cell office:value-type="float" office:value="42065">
            <text:p>2 мар</text:p>
          </table:table-cell>
          <table:table-cell table:style-name="ce10" table:formula="of:=ABS([$'azan.kz'.C62]-[$'praytimes.py'.B61])" office:value-type="float" office:value="0.000694444444444414">
            <text:p>0:01:00</text:p>
          </table:table-cell>
          <table:table-cell table:style-name="ce10" table:formula="of:=ABS([$'azan.kz'.D62]-[$'praytimes.py'.C61])" office:value-type="float" office:value="0.000694444444444442">
            <text:p>0:01:00</text:p>
          </table:table-cell>
          <table:table-cell table:style-name="ce10" table:formula="of:=ABS([$'azan.kz'.E62]-[$'praytimes.py'.D61])" office:value-type="float" office:value="0.000694444444444331">
            <text:p>0:01:00</text:p>
          </table:table-cell>
          <table:table-cell table:style-name="ce10" table:formula="of:=ABS([$'azan.kz'.F62]-[$'praytimes.py'.E61])" office:value-type="float" office:value="0.000694444444444442">
            <text:p>0:01:00</text:p>
          </table:table-cell>
          <table:table-cell table:style-name="ce10" table:formula="of:=ABS([$'azan.kz'.G62]-[$'praytimes.py'.F61])" office:value-type="float" office:value="0.0034722222222221">
            <text:p>0:05:00</text:p>
          </table:table-cell>
          <table:table-cell table:style-name="ce10" table:formula="of:=ABS([$'azan.kz'.H62]-[$'praytimes.py'.G61])" office:value-type="float" office:value="0.0034722222222221">
            <text:p>0:05:00</text:p>
          </table:table-cell>
          <table:table-cell/>
          <table:table-cell table:style-name="ce12" table:formula="of:=SUM([.B61:.G61])" office:value-type="float" office:value="0.00972222222222183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066">
            <text:p>3 мар</text:p>
          </table:table-cell>
          <table:table-cell table:style-name="ce10" table:formula="of:=ABS([$'azan.kz'.C63]-[$'praytimes.py'.B62])" office:value-type="float" office:value="0.00069444444444447">
            <text:p>0:01:00</text:p>
          </table:table-cell>
          <table:table-cell table:style-name="ce10" table:formula="of:=ABS([$'azan.kz'.D63]-[$'praytimes.py'.C62])" office:value-type="float" office:value="0.000694444444444442">
            <text:p>0:01:00</text:p>
          </table:table-cell>
          <table:table-cell table:style-name="ce10" table:formula="of:=ABS([$'azan.kz'.E63]-[$'praytimes.py'.D62])" office:value-type="float" office:value="0">
            <text:p>0:00:00</text:p>
          </table:table-cell>
          <table:table-cell table:style-name="ce10" table:formula="of:=ABS([$'azan.kz'.F63]-[$'praytimes.py'.E62])" office:value-type="float" office:value="0.001388888888889">
            <text:p>0:02:00</text:p>
          </table:table-cell>
          <table:table-cell table:style-name="ce10" table:formula="of:=ABS([$'azan.kz'.G63]-[$'praytimes.py'.F62])" office:value-type="float" office:value="0.00555555555555543">
            <text:p>0:08:00</text:p>
          </table:table-cell>
          <table:table-cell table:style-name="ce10" table:formula="of:=ABS([$'azan.kz'.H63]-[$'praytimes.py'.G62])" office:value-type="float" office:value="0.00555555555555531">
            <text:p>0:08:00</text:p>
          </table:table-cell>
          <table:table-cell/>
          <table:table-cell table:style-name="ce12" table:formula="of:=SUM([.B62:.G62])" office:value-type="float" office:value="0.0138888888888886">
            <text:p>0:20:00</text:p>
          </table:table-cell>
          <table:table-cell table:number-columns-repeated="1015"/>
        </table:table-row>
        <table:table-row table:style-name="ro1">
          <table:table-cell office:value-type="float" office:value="42067">
            <text:p>4 мар</text:p>
          </table:table-cell>
          <table:table-cell table:style-name="ce10" table:formula="of:=ABS([$'azan.kz'.C64]-[$'praytimes.py'.B63])" office:value-type="float" office:value="0.000694444444444442">
            <text:p>0:01:00</text:p>
          </table:table-cell>
          <table:table-cell table:style-name="ce10" table:formula="of:=ABS([$'azan.kz'.D64]-[$'praytimes.py'.C63])" office:value-type="float" office:value="0.000694444444444498">
            <text:p>0:01:00</text:p>
          </table:table-cell>
          <table:table-cell table:style-name="ce10" table:formula="of:=ABS([$'azan.kz'.E64]-[$'praytimes.py'.D63])" office:value-type="float" office:value="0.000694444444444331">
            <text:p>0:01:00</text:p>
          </table:table-cell>
          <table:table-cell table:style-name="ce10" table:formula="of:=ABS([$'azan.kz'.F64]-[$'praytimes.py'.E63])" office:value-type="float" office:value="0.00138888888888877">
            <text:p>0:02:00</text:p>
          </table:table-cell>
          <table:table-cell table:style-name="ce10" table:formula="of:=ABS([$'azan.kz'.G64]-[$'praytimes.py'.F63])" office:value-type="float" office:value="0.00486111111111098">
            <text:p>0:07:00</text:p>
          </table:table-cell>
          <table:table-cell table:style-name="ce10" table:formula="of:=ABS([$'azan.kz'.H64]-[$'praytimes.py'.G63])" office:value-type="float" office:value="0.00486111111111109">
            <text:p>0:07:00</text:p>
          </table:table-cell>
          <table:table-cell/>
          <table:table-cell table:style-name="ce12" table:formula="of:=SUM([.B63:.G63])" office:value-type="float" office:value="0.0131944444444441">
            <text:p>0:19:00</text:p>
          </table:table-cell>
          <table:table-cell table:number-columns-repeated="1015"/>
        </table:table-row>
        <table:table-row table:style-name="ro1">
          <table:table-cell office:value-type="float" office:value="42068">
            <text:p>5 мар</text:p>
          </table:table-cell>
          <table:table-cell table:style-name="ce10" table:formula="of:=ABS([$'azan.kz'.C65]-[$'praytimes.py'.B64])" office:value-type="float" office:value="0.00069444444444447">
            <text:p>0:01:00</text:p>
          </table:table-cell>
          <table:table-cell table:style-name="ce10" table:formula="of:=ABS([$'azan.kz'.D65]-[$'praytimes.py'.C64])" office:value-type="float" office:value="0.000694444444444442">
            <text:p>0:01:00</text:p>
          </table:table-cell>
          <table:table-cell table:style-name="ce10" table:formula="of:=ABS([$'azan.kz'.E65]-[$'praytimes.py'.D64])" office:value-type="float" office:value="0.000694444444444331">
            <text:p>0:01:00</text:p>
          </table:table-cell>
          <table:table-cell table:style-name="ce10" table:formula="of:=ABS([$'azan.kz'.F65]-[$'praytimes.py'.E64])" office:value-type="float" office:value="0.00138888888888877">
            <text:p>0:02:00</text:p>
          </table:table-cell>
          <table:table-cell table:style-name="ce10" table:formula="of:=ABS([$'azan.kz'.G65]-[$'praytimes.py'.F64])" office:value-type="float" office:value="0.00486111111111109">
            <text:p>0:07:00</text:p>
          </table:table-cell>
          <table:table-cell table:style-name="ce10" table:formula="of:=ABS([$'azan.kz'.H65]-[$'praytimes.py'.G64])" office:value-type="float" office:value="0.00486111111111109">
            <text:p>0:07:00</text:p>
          </table:table-cell>
          <table:table-cell/>
          <table:table-cell table:style-name="ce12" table:formula="of:=SUM([.B64:.G64])" office:value-type="float" office:value="0.0131944444444442">
            <text:p>0:19:00</text:p>
          </table:table-cell>
          <table:table-cell table:number-columns-repeated="1015"/>
        </table:table-row>
        <table:table-row table:style-name="ro1">
          <table:table-cell office:value-type="float" office:value="42069">
            <text:p>6 мар</text:p>
          </table:table-cell>
          <table:table-cell table:style-name="ce10" table:formula="of:=ABS([$'azan.kz'.C66]-[$'praytimes.py'.B65])" office:value-type="float" office:value="0.00069444444444447">
            <text:p>0:01:00</text:p>
          </table:table-cell>
          <table:table-cell table:style-name="ce10" table:formula="of:=ABS([$'azan.kz'.D66]-[$'praytimes.py'.C65])" office:value-type="float" office:value="0.000694444444444498">
            <text:p>0:01:00</text:p>
          </table:table-cell>
          <table:table-cell table:style-name="ce10" table:formula="of:=ABS([$'azan.kz'.E66]-[$'praytimes.py'.D65])" office:value-type="float" office:value="0.000694444444444331">
            <text:p>0:01:00</text:p>
          </table:table-cell>
          <table:table-cell table:style-name="ce10" table:formula="of:=ABS([$'azan.kz'.F66]-[$'praytimes.py'.E65])" office:value-type="float" office:value="0.001388888888889">
            <text:p>0:02:00</text:p>
          </table:table-cell>
          <table:table-cell table:style-name="ce10" table:formula="of:=ABS([$'azan.kz'.G66]-[$'praytimes.py'.F65])" office:value-type="float" office:value="0.00486111111111109">
            <text:p>0:07:00</text:p>
          </table:table-cell>
          <table:table-cell table:style-name="ce10" table:formula="of:=ABS([$'azan.kz'.H66]-[$'praytimes.py'.G65])" office:value-type="float" office:value="0.00486111111111109">
            <text:p>0:07:00</text:p>
          </table:table-cell>
          <table:table-cell/>
          <table:table-cell table:style-name="ce12" table:formula="of:=SUM([.B65:.G65])" office:value-type="float" office:value="0.0131944444444445">
            <text:p>0:19:00</text:p>
          </table:table-cell>
          <table:table-cell table:number-columns-repeated="1015"/>
        </table:table-row>
        <table:table-row table:style-name="ro1">
          <table:table-cell office:value-type="float" office:value="42070">
            <text:p>7 мар</text:p>
          </table:table-cell>
          <table:table-cell table:style-name="ce10" table:formula="of:=ABS([$'azan.kz'.C67]-[$'praytimes.py'.B66])" office:value-type="float" office:value="0.00138888888888897">
            <text:p>0:02:00</text:p>
          </table:table-cell>
          <table:table-cell table:style-name="ce10" table:formula="of:=ABS([$'azan.kz'.D67]-[$'praytimes.py'.C66])" office:value-type="float" office:value="0.00138888888888894">
            <text:p>0:02:00</text:p>
          </table:table-cell>
          <table:table-cell table:style-name="ce10" table:formula="of:=ABS([$'azan.kz'.E67]-[$'praytimes.py'.D66])" office:value-type="float" office:value="0">
            <text:p>0:00:00</text:p>
          </table:table-cell>
          <table:table-cell table:style-name="ce10" table:formula="of:=ABS([$'azan.kz'.F67]-[$'praytimes.py'.E66])" office:value-type="float" office:value="0.00208333333333333">
            <text:p>0:03:00</text:p>
          </table:table-cell>
          <table:table-cell table:style-name="ce10" table:formula="of:=ABS([$'azan.kz'.G67]-[$'praytimes.py'.F66])" office:value-type="float" office:value="0.00486111111111098">
            <text:p>0:07:00</text:p>
          </table:table-cell>
          <table:table-cell table:style-name="ce10" table:formula="of:=ABS([$'azan.kz'.H67]-[$'praytimes.py'.G66])" office:value-type="float" office:value="0.00486111111111098">
            <text:p>0:07:00</text:p>
          </table:table-cell>
          <table:table-cell/>
          <table:table-cell table:style-name="ce12" table:formula="of:=SUM([.B66:.G66])" office:value-type="float" office:value="0.0145833333333332">
            <text:p>0:21:00</text:p>
          </table:table-cell>
          <table:table-cell table:number-columns-repeated="1015"/>
        </table:table-row>
        <table:table-row table:style-name="ro1">
          <table:table-cell office:value-type="float" office:value="42071">
            <text:p>8 мар</text:p>
          </table:table-cell>
          <table:table-cell table:style-name="ce10" table:formula="of:=ABS([$'azan.kz'.C68]-[$'praytimes.py'.B67])" office:value-type="float" office:value="0.00138888888888883">
            <text:p>0:02:00</text:p>
          </table:table-cell>
          <table:table-cell table:style-name="ce10" table:formula="of:=ABS([$'azan.kz'.D68]-[$'praytimes.py'.C67])" office:value-type="float" office:value="0.00138888888888894">
            <text:p>0:02:00</text:p>
          </table:table-cell>
          <table:table-cell table:style-name="ce10" table:formula="of:=ABS([$'azan.kz'.E68]-[$'praytimes.py'.D67])" office:value-type="float" office:value="0">
            <text:p>0:00:00</text:p>
          </table:table-cell>
          <table:table-cell table:style-name="ce10" table:formula="of:=ABS([$'azan.kz'.F68]-[$'praytimes.py'.E67])" office:value-type="float" office:value="0.00138888888888888">
            <text:p>0:02:00</text:p>
          </table:table-cell>
          <table:table-cell table:style-name="ce10" table:formula="of:=ABS([$'azan.kz'.G68]-[$'praytimes.py'.F67])" office:value-type="float" office:value="0.00555555555555565">
            <text:p>0:08:00</text:p>
          </table:table-cell>
          <table:table-cell table:style-name="ce10" table:formula="of:=ABS([$'azan.kz'.H68]-[$'praytimes.py'.G67])" office:value-type="float" office:value="0.00555555555555565">
            <text:p>0:08:00</text:p>
          </table:table-cell>
          <table:table-cell/>
          <table:table-cell table:style-name="ce12" table:formula="of:=SUM([.B67:.G67])" office:value-type="float" office:value="0.0152777777777779">
            <text:p>0:22:00</text:p>
          </table:table-cell>
          <table:table-cell table:number-columns-repeated="1015"/>
        </table:table-row>
        <table:table-row table:style-name="ro1">
          <table:table-cell office:value-type="float" office:value="42072">
            <text:p>9 мар</text:p>
          </table:table-cell>
          <table:table-cell table:style-name="ce10" table:formula="of:=ABS([$'azan.kz'.C69]-[$'praytimes.py'.B68])" office:value-type="float" office:value="0.000694444444444442">
            <text:p>0:01:00</text:p>
          </table:table-cell>
          <table:table-cell table:style-name="ce10" table:formula="of:=ABS([$'azan.kz'.D69]-[$'praytimes.py'.C68])" office:value-type="float" office:value="0.000694444444444442">
            <text:p>0:01:00</text:p>
          </table:table-cell>
          <table:table-cell table:style-name="ce10" table:formula="of:=ABS([$'azan.kz'.E69]-[$'praytimes.py'.D68])" office:value-type="float" office:value="0.000694444444444442">
            <text:p>0:01:00</text:p>
          </table:table-cell>
          <table:table-cell table:style-name="ce10" table:formula="of:=ABS([$'azan.kz'.F69]-[$'praytimes.py'.E68])" office:value-type="float" office:value="0.00138888888888888">
            <text:p>0:02:00</text:p>
          </table:table-cell>
          <table:table-cell table:style-name="ce10" table:formula="of:=ABS([$'azan.kz'.G69]-[$'praytimes.py'.F68])" office:value-type="float" office:value="0.00486111111111109">
            <text:p>0:07:00</text:p>
          </table:table-cell>
          <table:table-cell table:style-name="ce10" table:formula="of:=ABS([$'azan.kz'.H69]-[$'praytimes.py'.G68])" office:value-type="float" office:value="0.00486111111111109">
            <text:p>0:07:00</text:p>
          </table:table-cell>
          <table:table-cell/>
          <table:table-cell table:style-name="ce12" table:formula="of:=SUM([.B68:.G68])" office:value-type="float" office:value="0.0131944444444444">
            <text:p>0:19:00</text:p>
          </table:table-cell>
          <table:table-cell table:number-columns-repeated="1015"/>
        </table:table-row>
        <table:table-row table:style-name="ro1">
          <table:table-cell office:value-type="float" office:value="42073">
            <text:p>10 мар</text:p>
          </table:table-cell>
          <table:table-cell table:style-name="ce10" table:formula="of:=ABS([$'azan.kz'.C70]-[$'praytimes.py'.B69])" office:value-type="float" office:value="0.000694444444444442">
            <text:p>0:01:00</text:p>
          </table:table-cell>
          <table:table-cell table:style-name="ce10" table:formula="of:=ABS([$'azan.kz'.D70]-[$'praytimes.py'.C69])" office:value-type="float" office:value="0.000694444444444442">
            <text:p>0:01:00</text:p>
          </table:table-cell>
          <table:table-cell table:style-name="ce10" table:formula="of:=ABS([$'azan.kz'.E70]-[$'praytimes.py'.D69])" office:value-type="float" office:value="0.000694444444444442">
            <text:p>0:01:00</text:p>
          </table:table-cell>
          <table:table-cell table:style-name="ce10" table:formula="of:=ABS([$'azan.kz'.F70]-[$'praytimes.py'.E69])" office:value-type="float" office:value="0.00138888888888877">
            <text:p>0:02:00</text:p>
          </table:table-cell>
          <table:table-cell table:style-name="ce10" table:formula="of:=ABS([$'azan.kz'.G70]-[$'praytimes.py'.F69])" office:value-type="float" office:value="0.00486111111111121">
            <text:p>0:07:00</text:p>
          </table:table-cell>
          <table:table-cell table:style-name="ce10" table:formula="of:=ABS([$'azan.kz'.H70]-[$'praytimes.py'.G69])" office:value-type="float" office:value="0.00486111111111121">
            <text:p>0:07:00</text:p>
          </table:table-cell>
          <table:table-cell/>
          <table:table-cell table:style-name="ce12" table:formula="of:=SUM([.B69:.G69])" office:value-type="float" office:value="0.0131944444444445">
            <text:p>0:19:00</text:p>
          </table:table-cell>
          <table:table-cell table:number-columns-repeated="1015"/>
        </table:table-row>
        <table:table-row table:style-name="ro1">
          <table:table-cell office:value-type="float" office:value="42074">
            <text:p>11 мар</text:p>
          </table:table-cell>
          <table:table-cell table:style-name="ce10" table:formula="of:=ABS([$'azan.kz'.C71]-[$'praytimes.py'.B70])" office:value-type="float" office:value="0.000694444444444442">
            <text:p>0:01:00</text:p>
          </table:table-cell>
          <table:table-cell table:style-name="ce10" table:formula="of:=ABS([$'azan.kz'.D71]-[$'praytimes.py'.C70])" office:value-type="float" office:value="0.000694444444444442">
            <text:p>0:01:00</text:p>
          </table:table-cell>
          <table:table-cell table:style-name="ce10" table:formula="of:=ABS([$'azan.kz'.E71]-[$'praytimes.py'.D70])" office:value-type="float" office:value="0">
            <text:p>0:00:00</text:p>
          </table:table-cell>
          <table:table-cell table:style-name="ce10" table:formula="of:=ABS([$'azan.kz'.F71]-[$'praytimes.py'.E70])" office:value-type="float" office:value="0.00138888888888888">
            <text:p>0:02:00</text:p>
          </table:table-cell>
          <table:table-cell table:style-name="ce10" table:formula="of:=ABS([$'azan.kz'.G71]-[$'praytimes.py'.F70])" office:value-type="float" office:value="0.00486111111111121">
            <text:p>0:07:00</text:p>
          </table:table-cell>
          <table:table-cell table:style-name="ce10" table:formula="of:=ABS([$'azan.kz'.H71]-[$'praytimes.py'.G70])" office:value-type="float" office:value="0.00486111111111121">
            <text:p>0:07:00</text:p>
          </table:table-cell>
          <table:table-cell/>
          <table:table-cell table:style-name="ce12" table:formula="of:=SUM([.B70:.G70])" office:value-type="float" office:value="0.0125000000000002">
            <text:p>0:18:00</text:p>
          </table:table-cell>
          <table:table-cell table:number-columns-repeated="1015"/>
        </table:table-row>
        <table:table-row table:style-name="ro1">
          <table:table-cell office:value-type="float" office:value="42075">
            <text:p>12 мар</text:p>
          </table:table-cell>
          <table:table-cell table:style-name="ce10" table:formula="of:=ABS([$'azan.kz'.C72]-[$'praytimes.py'.B71])" office:value-type="float" office:value="0.00069444444444447">
            <text:p>0:01:00</text:p>
          </table:table-cell>
          <table:table-cell table:style-name="ce10" table:formula="of:=ABS([$'azan.kz'.D72]-[$'praytimes.py'.C71])" office:value-type="float" office:value="0.000694444444444498">
            <text:p>0:01:00</text:p>
          </table:table-cell>
          <table:table-cell table:style-name="ce10" table:formula="of:=ABS([$'azan.kz'.E72]-[$'praytimes.py'.D71])" office:value-type="float" office:value="0">
            <text:p>0:00:00</text:p>
          </table:table-cell>
          <table:table-cell table:style-name="ce10" table:formula="of:=ABS([$'azan.kz'.F72]-[$'praytimes.py'.E71])" office:value-type="float" office:value="0.00138888888888888">
            <text:p>0:02:00</text:p>
          </table:table-cell>
          <table:table-cell table:style-name="ce10" table:formula="of:=ABS([$'azan.kz'.G72]-[$'praytimes.py'.F71])" office:value-type="float" office:value="0.00486111111111109">
            <text:p>0:07:00</text:p>
          </table:table-cell>
          <table:table-cell table:style-name="ce10" table:formula="of:=ABS([$'azan.kz'.H72]-[$'praytimes.py'.G71])" office:value-type="float" office:value="0.00486111111111109">
            <text:p>0:07:00</text:p>
          </table:table-cell>
          <table:table-cell/>
          <table:table-cell table:style-name="ce12" table:formula="of:=SUM([.B71:.G71])" office:value-type="float" office:value="0.0125">
            <text:p>0:18:00</text:p>
          </table:table-cell>
          <table:table-cell table:number-columns-repeated="1015"/>
        </table:table-row>
        <table:table-row table:style-name="ro1">
          <table:table-cell office:value-type="float" office:value="42076">
            <text:p>13 мар</text:p>
          </table:table-cell>
          <table:table-cell table:style-name="ce10" table:formula="of:=ABS([$'azan.kz'.C73]-[$'praytimes.py'.B72])" office:value-type="float" office:value="0.000694444444444442">
            <text:p>0:01:00</text:p>
          </table:table-cell>
          <table:table-cell table:style-name="ce10" table:formula="of:=ABS([$'azan.kz'.D73]-[$'praytimes.py'.C72])" office:value-type="float" office:value="0.000694444444444498">
            <text:p>0:01:00</text:p>
          </table:table-cell>
          <table:table-cell table:style-name="ce10" table:formula="of:=ABS([$'azan.kz'.E73]-[$'praytimes.py'.D72])" office:value-type="float" office:value="0.000694444444444331">
            <text:p>0:01:00</text:p>
          </table:table-cell>
          <table:table-cell table:style-name="ce10" table:formula="of:=ABS([$'azan.kz'.F73]-[$'praytimes.py'.E72])" office:value-type="float" office:value="0.00138888888888877">
            <text:p>0:02:00</text:p>
          </table:table-cell>
          <table:table-cell table:style-name="ce10" table:formula="of:=ABS([$'azan.kz'.G73]-[$'praytimes.py'.F72])" office:value-type="float" office:value="0.00486111111111121">
            <text:p>0:07:00</text:p>
          </table:table-cell>
          <table:table-cell table:style-name="ce10" table:formula="of:=ABS([$'azan.kz'.H73]-[$'praytimes.py'.G72])" office:value-type="float" office:value="0.00486111111111121">
            <text:p>0:07:00</text:p>
          </table:table-cell>
          <table:table-cell/>
          <table:table-cell table:style-name="ce12" table:formula="of:=SUM([.B72:.G72])" office:value-type="float" office:value="0.0131944444444445">
            <text:p>0:19:00</text:p>
          </table:table-cell>
          <table:table-cell table:number-columns-repeated="1015"/>
        </table:table-row>
        <table:table-row table:style-name="ro1">
          <table:table-cell office:value-type="float" office:value="42077">
            <text:p>14 мар</text:p>
          </table:table-cell>
          <table:table-cell table:style-name="ce10" table:formula="of:=ABS([$'azan.kz'.C74]-[$'praytimes.py'.B73])" office:value-type="float" office:value="0.000694444444444442">
            <text:p>0:01:00</text:p>
          </table:table-cell>
          <table:table-cell table:style-name="ce10" table:formula="of:=ABS([$'azan.kz'.D74]-[$'praytimes.py'.C73])" office:value-type="float" office:value="0.000694444444444442">
            <text:p>0:01:00</text:p>
          </table:table-cell>
          <table:table-cell table:style-name="ce10" table:formula="of:=ABS([$'azan.kz'.E74]-[$'praytimes.py'.D73])" office:value-type="float" office:value="0">
            <text:p>0:00:00</text:p>
          </table:table-cell>
          <table:table-cell table:style-name="ce10" table:formula="of:=ABS([$'azan.kz'.F74]-[$'praytimes.py'.E73])" office:value-type="float" office:value="0.00138888888888877">
            <text:p>0:02:00</text:p>
          </table:table-cell>
          <table:table-cell table:style-name="ce10" table:formula="of:=ABS([$'azan.kz'.G74]-[$'praytimes.py'.F73])" office:value-type="float" office:value="0.00486111111111121">
            <text:p>0:07:00</text:p>
          </table:table-cell>
          <table:table-cell table:style-name="ce10" table:formula="of:=ABS([$'azan.kz'.H74]-[$'praytimes.py'.G73])" office:value-type="float" office:value="0.00486111111111121">
            <text:p>0:07:00</text:p>
          </table:table-cell>
          <table:table-cell/>
          <table:table-cell table:style-name="ce12" table:formula="of:=SUM([.B73:.G73])" office:value-type="float" office:value="0.0125000000000001">
            <text:p>0:18:00</text:p>
          </table:table-cell>
          <table:table-cell table:number-columns-repeated="1015"/>
        </table:table-row>
        <table:table-row table:style-name="ro1">
          <table:table-cell office:value-type="float" office:value="42078">
            <text:p>15 мар</text:p>
          </table:table-cell>
          <table:table-cell table:style-name="ce10" table:formula="of:=ABS([$'azan.kz'.C75]-[$'praytimes.py'.B74])" office:value-type="float" office:value="0.000694444444444498">
            <text:p>0:01:00</text:p>
          </table:table-cell>
          <table:table-cell table:style-name="ce10" table:formula="of:=ABS([$'azan.kz'.D75]-[$'praytimes.py'.C74])" office:value-type="float" office:value="0.000694444444444442">
            <text:p>0:01:00</text:p>
          </table:table-cell>
          <table:table-cell table:style-name="ce10" table:formula="of:=ABS([$'azan.kz'.E75]-[$'praytimes.py'.D74])" office:value-type="float" office:value="0">
            <text:p>0:00:00</text:p>
          </table:table-cell>
          <table:table-cell table:style-name="ce10" table:formula="of:=ABS([$'azan.kz'.F75]-[$'praytimes.py'.E74])" office:value-type="float" office:value="0.00138888888888877">
            <text:p>0:02:00</text:p>
          </table:table-cell>
          <table:table-cell table:style-name="ce10" table:formula="of:=ABS([$'azan.kz'.G75]-[$'praytimes.py'.F74])" office:value-type="float" office:value="0.00486111111111121">
            <text:p>0:07:00</text:p>
          </table:table-cell>
          <table:table-cell table:style-name="ce10" table:formula="of:=ABS([$'azan.kz'.H75]-[$'praytimes.py'.G74])" office:value-type="float" office:value="0.00486111111111121">
            <text:p>0:07:00</text:p>
          </table:table-cell>
          <table:table-cell/>
          <table:table-cell table:style-name="ce12" table:formula="of:=SUM([.B74:.G74])" office:value-type="float" office:value="0.0125000000000001">
            <text:p>0:18:00</text:p>
          </table:table-cell>
          <table:table-cell table:number-columns-repeated="1015"/>
        </table:table-row>
        <table:table-row table:style-name="ro1">
          <table:table-cell office:value-type="float" office:value="42079">
            <text:p>16 мар</text:p>
          </table:table-cell>
          <table:table-cell table:style-name="ce10" table:formula="of:=ABS([$'azan.kz'.C76]-[$'praytimes.py'.B75])" office:value-type="float" office:value="0.000694444444444442">
            <text:p>0:01:00</text:p>
          </table:table-cell>
          <table:table-cell table:style-name="ce10" table:formula="of:=ABS([$'azan.kz'.D76]-[$'praytimes.py'.C75])" office:value-type="float" office:value="0.000694444444444442">
            <text:p>0:01:00</text:p>
          </table:table-cell>
          <table:table-cell table:style-name="ce10" table:formula="of:=ABS([$'azan.kz'.E76]-[$'praytimes.py'.D75])" office:value-type="float" office:value="0.000694444444444442">
            <text:p>0:01:00</text:p>
          </table:table-cell>
          <table:table-cell table:style-name="ce10" table:formula="of:=ABS([$'azan.kz'.F76]-[$'praytimes.py'.E75])" office:value-type="float" office:value="0.000694444444444442">
            <text:p>0:01:00</text:p>
          </table:table-cell>
          <table:table-cell table:style-name="ce10" table:formula="of:=ABS([$'azan.kz'.G76]-[$'praytimes.py'.F75])" office:value-type="float" office:value="0.00486111111111109">
            <text:p>0:07:00</text:p>
          </table:table-cell>
          <table:table-cell table:style-name="ce10" table:formula="of:=ABS([$'azan.kz'.H76]-[$'praytimes.py'.G75])" office:value-type="float" office:value="0.00486111111111109">
            <text:p>0:07:00</text:p>
          </table:table-cell>
          <table:table-cell/>
          <table:table-cell table:style-name="ce12" table:formula="of:=SUM([.B75:.G75])" office:value-type="float" office:value="0.0125">
            <text:p>0:18:00</text:p>
          </table:table-cell>
          <table:table-cell table:number-columns-repeated="1015"/>
        </table:table-row>
        <table:table-row table:style-name="ro1">
          <table:table-cell office:value-type="float" office:value="42080">
            <text:p>17 мар</text:p>
          </table:table-cell>
          <table:table-cell table:style-name="ce10" table:formula="of:=ABS([$'azan.kz'.C77]-[$'praytimes.py'.B76])" office:value-type="float" office:value="0.000694444444444442">
            <text:p>0:01:00</text:p>
          </table:table-cell>
          <table:table-cell table:style-name="ce10" table:formula="of:=ABS([$'azan.kz'.D77]-[$'praytimes.py'.C76])" office:value-type="float" office:value="0.000694444444444442">
            <text:p>0:01:00</text:p>
          </table:table-cell>
          <table:table-cell table:style-name="ce10" table:formula="of:=ABS([$'azan.kz'.E77]-[$'praytimes.py'.D76])" office:value-type="float" office:value="0.000694444444444442">
            <text:p>0:01:00</text:p>
          </table:table-cell>
          <table:table-cell table:style-name="ce10" table:formula="of:=ABS([$'azan.kz'.F77]-[$'praytimes.py'.E76])" office:value-type="float" office:value="0.00138888888888877">
            <text:p>0:02:00</text:p>
          </table:table-cell>
          <table:table-cell table:style-name="ce10" table:formula="of:=ABS([$'azan.kz'.G77]-[$'praytimes.py'.F76])" office:value-type="float" office:value="0.00486111111111109">
            <text:p>0:07:00</text:p>
          </table:table-cell>
          <table:table-cell table:style-name="ce10" table:formula="of:=ABS([$'azan.kz'.H77]-[$'praytimes.py'.G76])" office:value-type="float" office:value="0.00486111111111109">
            <text:p>0:07:00</text:p>
          </table:table-cell>
          <table:table-cell/>
          <table:table-cell table:style-name="ce12" table:formula="of:=SUM([.B76:.G76])" office:value-type="float" office:value="0.0131944444444443">
            <text:p>0:19:00</text:p>
          </table:table-cell>
          <table:table-cell table:number-columns-repeated="1015"/>
        </table:table-row>
        <table:table-row table:style-name="ro1">
          <table:table-cell office:value-type="float" office:value="42081">
            <text:p>18 мар</text:p>
          </table:table-cell>
          <table:table-cell table:style-name="ce10" table:formula="of:=ABS([$'azan.kz'.C78]-[$'praytimes.py'.B77])" office:value-type="float" office:value="0.000694444444444442">
            <text:p>0:01:00</text:p>
          </table:table-cell>
          <table:table-cell table:style-name="ce10" table:formula="of:=ABS([$'azan.kz'.D78]-[$'praytimes.py'.C77])" office:value-type="float" office:value="0.000694444444444442">
            <text:p>0:01:00</text:p>
          </table:table-cell>
          <table:table-cell table:style-name="ce10" table:formula="of:=ABS([$'azan.kz'.E78]-[$'praytimes.py'.D77])" office:value-type="float" office:value="0">
            <text:p>0:00:00</text:p>
          </table:table-cell>
          <table:table-cell table:style-name="ce10" table:formula="of:=ABS([$'azan.kz'.F78]-[$'praytimes.py'.E77])" office:value-type="float" office:value="0.00138888888888877">
            <text:p>0:02:00</text:p>
          </table:table-cell>
          <table:table-cell table:style-name="ce10" table:formula="of:=ABS([$'azan.kz'.G78]-[$'praytimes.py'.F77])" office:value-type="float" office:value="0.00486111111111121">
            <text:p>0:07:00</text:p>
          </table:table-cell>
          <table:table-cell table:style-name="ce10" table:formula="of:=ABS([$'azan.kz'.H78]-[$'praytimes.py'.G77])" office:value-type="float" office:value="0.00486111111111121">
            <text:p>0:07:00</text:p>
          </table:table-cell>
          <table:table-cell/>
          <table:table-cell table:style-name="ce12" table:formula="of:=SUM([.B77:.G77])" office:value-type="float" office:value="0.0125000000000001">
            <text:p>0:18:00</text:p>
          </table:table-cell>
          <table:table-cell table:number-columns-repeated="1015"/>
        </table:table-row>
        <table:table-row table:style-name="ro1">
          <table:table-cell office:value-type="float" office:value="42082">
            <text:p>19 мар</text:p>
          </table:table-cell>
          <table:table-cell table:style-name="ce10" table:formula="of:=ABS([$'azan.kz'.C79]-[$'praytimes.py'.B78])" office:value-type="float" office:value="0.000694444444444498">
            <text:p>0:01:00</text:p>
          </table:table-cell>
          <table:table-cell table:style-name="ce10" table:formula="of:=ABS([$'azan.kz'.D79]-[$'praytimes.py'.C78])" office:value-type="float" office:value="0.000694444444444498">
            <text:p>0:01:00</text:p>
          </table:table-cell>
          <table:table-cell table:style-name="ce10" table:formula="of:=ABS([$'azan.kz'.E79]-[$'praytimes.py'.D78])" office:value-type="float" office:value="0">
            <text:p>0:00:00</text:p>
          </table:table-cell>
          <table:table-cell table:style-name="ce10" table:formula="of:=ABS([$'azan.kz'.F79]-[$'praytimes.py'.E78])" office:value-type="float" office:value="0.00138888888888877">
            <text:p>0:02:00</text:p>
          </table:table-cell>
          <table:table-cell table:style-name="ce10" table:formula="of:=ABS([$'azan.kz'.G79]-[$'praytimes.py'.F78])" office:value-type="float" office:value="0.00486111111111109">
            <text:p>0:07:00</text:p>
          </table:table-cell>
          <table:table-cell table:style-name="ce10" table:formula="of:=ABS([$'azan.kz'.H79]-[$'praytimes.py'.G78])" office:value-type="float" office:value="0.00486111111111109">
            <text:p>0:07:00</text:p>
          </table:table-cell>
          <table:table-cell/>
          <table:table-cell table:style-name="ce12" table:formula="of:=SUM([.B78:.G78])" office:value-type="float" office:value="0.0125">
            <text:p>0:18:00</text:p>
          </table:table-cell>
          <table:table-cell table:number-columns-repeated="1015"/>
        </table:table-row>
        <table:table-row table:style-name="ro1">
          <table:table-cell office:value-type="float" office:value="42083">
            <text:p>20 мар</text:p>
          </table:table-cell>
          <table:table-cell table:style-name="ce10" table:formula="of:=ABS([$'azan.kz'.C80]-[$'praytimes.py'.B79])" office:value-type="float" office:value="0.00069444444444447">
            <text:p>0:01:00</text:p>
          </table:table-cell>
          <table:table-cell table:style-name="ce10" table:formula="of:=ABS([$'azan.kz'.D80]-[$'praytimes.py'.C79])" office:value-type="float" office:value="0.000694444444444498">
            <text:p>0:01:00</text:p>
          </table:table-cell>
          <table:table-cell table:style-name="ce10" table:formula="of:=ABS([$'azan.kz'.E80]-[$'praytimes.py'.D79])" office:value-type="float" office:value="0.000694444444444442">
            <text:p>0:01:00</text:p>
          </table:table-cell>
          <table:table-cell table:style-name="ce10" table:formula="of:=ABS([$'azan.kz'.F80]-[$'praytimes.py'.E79])" office:value-type="float" office:value="0.000694444444444331">
            <text:p>0:01:00</text:p>
          </table:table-cell>
          <table:table-cell table:style-name="ce10" table:formula="of:=ABS([$'azan.kz'.G80]-[$'praytimes.py'.F79])" office:value-type="float" office:value="0.00555555555555565">
            <text:p>0:08:00</text:p>
          </table:table-cell>
          <table:table-cell table:style-name="ce10" table:formula="of:=ABS([$'azan.kz'.H80]-[$'praytimes.py'.G79])" office:value-type="float" office:value="0.00555555555555531">
            <text:p>0:08:00</text:p>
          </table:table-cell>
          <table:table-cell/>
          <table:table-cell table:style-name="ce12" table:formula="of:=SUM([.B79:.G79])" office:value-type="float" office:value="0.0138888888888887">
            <text:p>0:20:00</text:p>
          </table:table-cell>
          <table:table-cell table:number-columns-repeated="1015"/>
        </table:table-row>
        <table:table-row table:style-name="ro1">
          <table:table-cell office:value-type="float" office:value="42084">
            <text:p>21 мар</text:p>
          </table:table-cell>
          <table:table-cell table:style-name="ce10" table:formula="of:=ABS([$'azan.kz'.C81]-[$'praytimes.py'.B80])" office:value-type="float" office:value="0.000694444444444442">
            <text:p>0:01:00</text:p>
          </table:table-cell>
          <table:table-cell table:style-name="ce10" table:formula="of:=ABS([$'azan.kz'.D81]-[$'praytimes.py'.C80])" office:value-type="float" office:value="0.000694444444444442">
            <text:p>0:01:00</text:p>
          </table:table-cell>
          <table:table-cell table:style-name="ce10" table:formula="of:=ABS([$'azan.kz'.E81]-[$'praytimes.py'.D80])" office:value-type="float" office:value="0">
            <text:p>0:00:00</text:p>
          </table:table-cell>
          <table:table-cell table:style-name="ce10" table:formula="of:=ABS([$'azan.kz'.F81]-[$'praytimes.py'.E80])" office:value-type="float" office:value="0.00138888888888877">
            <text:p>0:02:00</text:p>
          </table:table-cell>
          <table:table-cell table:style-name="ce10" table:formula="of:=ABS([$'azan.kz'.G81]-[$'praytimes.py'.F80])" office:value-type="float" office:value="0.00555555555555554">
            <text:p>0:08:00</text:p>
          </table:table-cell>
          <table:table-cell table:style-name="ce10" table:formula="of:=ABS([$'azan.kz'.H81]-[$'praytimes.py'.G80])" office:value-type="float" office:value="0.00555555555555543">
            <text:p>0:08:00</text:p>
          </table:table-cell>
          <table:table-cell/>
          <table:table-cell table:style-name="ce12" table:formula="of:=SUM([.B80:.G80])" office:value-type="float" office:value="0.0138888888888886">
            <text:p>0:20:00</text:p>
          </table:table-cell>
          <table:table-cell table:number-columns-repeated="1015"/>
        </table:table-row>
        <table:table-row table:style-name="ro1">
          <table:table-cell office:value-type="float" office:value="42085">
            <text:p>22 мар</text:p>
          </table:table-cell>
          <table:table-cell table:style-name="ce10" table:formula="of:=ABS([$'azan.kz'.C82]-[$'praytimes.py'.B81])" office:value-type="float" office:value="0.00069444444444447">
            <text:p>0:01:00</text:p>
          </table:table-cell>
          <table:table-cell table:style-name="ce10" table:formula="of:=ABS([$'azan.kz'.D82]-[$'praytimes.py'.C81])" office:value-type="float" office:value="0.000694444444444498">
            <text:p>0:01:00</text:p>
          </table:table-cell>
          <table:table-cell table:style-name="ce10" table:formula="of:=ABS([$'azan.kz'.E82]-[$'praytimes.py'.D81])" office:value-type="float" office:value="0">
            <text:p>0:00:00</text:p>
          </table:table-cell>
          <table:table-cell table:style-name="ce10" table:formula="of:=ABS([$'azan.kz'.F82]-[$'praytimes.py'.E81])" office:value-type="float" office:value="0.00138888888888888">
            <text:p>0:02:00</text:p>
          </table:table-cell>
          <table:table-cell table:style-name="ce10" table:formula="of:=ABS([$'azan.kz'.G82]-[$'praytimes.py'.F81])" office:value-type="float" office:value="0.00555555555555543">
            <text:p>0:08:00</text:p>
          </table:table-cell>
          <table:table-cell table:style-name="ce10" table:formula="of:=ABS([$'azan.kz'.H82]-[$'praytimes.py'.G81])" office:value-type="float" office:value="0.00555555555555554">
            <text:p>0:08:00</text:p>
          </table:table-cell>
          <table:table-cell/>
          <table:table-cell table:style-name="ce12" table:formula="of:=SUM([.B81:.G81])" office:value-type="float" office:value="0.0138888888888888">
            <text:p>0:20:00</text:p>
          </table:table-cell>
          <table:table-cell table:number-columns-repeated="1015"/>
        </table:table-row>
        <table:table-row table:style-name="ro1">
          <table:table-cell office:value-type="float" office:value="42086">
            <text:p>23 мар</text:p>
          </table:table-cell>
          <table:table-cell table:style-name="ce10" table:formula="of:=ABS([$'azan.kz'.C83]-[$'praytimes.py'.B82])" office:value-type="float" office:value="0">
            <text:p>0:00:00</text:p>
          </table:table-cell>
          <table:table-cell table:style-name="ce10" table:formula="of:=ABS([$'azan.kz'.D83]-[$'praytimes.py'.C82])" office:value-type="float" office:value="0">
            <text:p>0:00:00</text:p>
          </table:table-cell>
          <table:table-cell table:style-name="ce10" table:formula="of:=ABS([$'azan.kz'.E83]-[$'praytimes.py'.D82])" office:value-type="float" office:value="0.000694444444444553">
            <text:p>0:01:00</text:p>
          </table:table-cell>
          <table:table-cell table:style-name="ce10" table:formula="of:=ABS([$'azan.kz'.F83]-[$'praytimes.py'.E82])" office:value-type="float" office:value="0.00138888888888888">
            <text:p>0:02:00</text:p>
          </table:table-cell>
          <table:table-cell table:style-name="ce10" table:formula="of:=ABS([$'azan.kz'.G83]-[$'praytimes.py'.F82])" office:value-type="float" office:value="0.00555555555555576">
            <text:p>0:08:00</text:p>
          </table:table-cell>
          <table:table-cell table:style-name="ce10" table:formula="of:=ABS([$'azan.kz'.H83]-[$'praytimes.py'.G82])" office:value-type="float" office:value="0.00555555555555554">
            <text:p>0:08:00</text:p>
          </table:table-cell>
          <table:table-cell/>
          <table:table-cell table:style-name="ce12" table:formula="of:=SUM([.B82:.G82])" office:value-type="float" office:value="0.0131944444444447">
            <text:p>0:19:00</text:p>
          </table:table-cell>
          <table:table-cell table:number-columns-repeated="1015"/>
        </table:table-row>
        <table:table-row table:style-name="ro1">
          <table:table-cell office:value-type="float" office:value="42087">
            <text:p>24 мар</text:p>
          </table:table-cell>
          <table:table-cell table:style-name="ce10" table:formula="of:=ABS([$'azan.kz'.C84]-[$'praytimes.py'.B83])" office:value-type="float" office:value="0">
            <text:p>0:00:00</text:p>
          </table:table-cell>
          <table:table-cell table:style-name="ce10" table:formula="of:=ABS([$'azan.kz'.D84]-[$'praytimes.py'.C83])" office:value-type="float" office:value="0">
            <text:p>0:00:00</text:p>
          </table:table-cell>
          <table:table-cell table:style-name="ce10" table:formula="of:=ABS([$'azan.kz'.E84]-[$'praytimes.py'.D83])" office:value-type="float" office:value="0.000694444444444553">
            <text:p>0:01:00</text:p>
          </table:table-cell>
          <table:table-cell table:style-name="ce10" table:formula="of:=ABS([$'azan.kz'.F84]-[$'praytimes.py'.E83])" office:value-type="float" office:value="0">
            <text:p>0:00:00</text:p>
          </table:table-cell>
          <table:table-cell table:style-name="ce10" table:formula="of:=ABS([$'azan.kz'.G84]-[$'praytimes.py'.F83])" office:value-type="float" office:value="0.00416666666666654">
            <text:p>0:06:00</text:p>
          </table:table-cell>
          <table:table-cell table:style-name="ce10" table:formula="of:=ABS([$'azan.kz'.H84]-[$'praytimes.py'.G83])" office:value-type="float" office:value="0.00416666666666654">
            <text:p>0:06:00</text:p>
          </table:table-cell>
          <table:table-cell/>
          <table:table-cell table:style-name="ce12" table:formula="of:=SUM([.B83:.G83])" office:value-type="float" office:value="0.00902777777777764">
            <text:p>0:13:00</text:p>
          </table:table-cell>
          <table:table-cell table:number-columns-repeated="1015"/>
        </table:table-row>
        <table:table-row table:style-name="ro1">
          <table:table-cell office:value-type="float" office:value="42088">
            <text:p>25 мар</text:p>
          </table:table-cell>
          <table:table-cell table:style-name="ce10" table:formula="of:=ABS([$'azan.kz'.C85]-[$'praytimes.py'.B84])" office:value-type="float" office:value="0.000694444444444442">
            <text:p>0:01:00</text:p>
          </table:table-cell>
          <table:table-cell table:style-name="ce10" table:formula="of:=ABS([$'azan.kz'.D85]-[$'praytimes.py'.C84])" office:value-type="float" office:value="0.000694444444444498">
            <text:p>0:01:00</text:p>
          </table:table-cell>
          <table:table-cell table:style-name="ce10" table:formula="of:=ABS([$'azan.kz'.E85]-[$'praytimes.py'.D84])" office:value-type="float" office:value="0">
            <text:p>0:00:00</text:p>
          </table:table-cell>
          <table:table-cell table:style-name="ce10" table:formula="of:=ABS([$'azan.kz'.F85]-[$'praytimes.py'.E84])" office:value-type="float" office:value="0.00138888888888888">
            <text:p>0:02:00</text:p>
          </table:table-cell>
          <table:table-cell table:style-name="ce10" table:formula="of:=ABS([$'azan.kz'.G85]-[$'praytimes.py'.F84])" office:value-type="float" office:value="0.00555555555555565">
            <text:p>0:08:00</text:p>
          </table:table-cell>
          <table:table-cell table:style-name="ce10" table:formula="of:=ABS([$'azan.kz'.H85]-[$'praytimes.py'.G84])" office:value-type="float" office:value="0.0055555555555552">
            <text:p>0:08:00</text:p>
          </table:table-cell>
          <table:table-cell/>
          <table:table-cell table:style-name="ce12" table:formula="of:=SUM([.B84:.G84])" office:value-type="float" office:value="0.0138888888888887">
            <text:p>0:20:00</text:p>
          </table:table-cell>
          <table:table-cell table:number-columns-repeated="1015"/>
        </table:table-row>
        <table:table-row table:style-name="ro1">
          <table:table-cell office:value-type="float" office:value="42089">
            <text:p>26 мар</text:p>
          </table:table-cell>
          <table:table-cell table:style-name="ce10" table:formula="of:=ABS([$'azan.kz'.C86]-[$'praytimes.py'.B85])" office:value-type="float" office:value="0.00069444444444447">
            <text:p>0:01:00</text:p>
          </table:table-cell>
          <table:table-cell table:style-name="ce10" table:formula="of:=ABS([$'azan.kz'.D86]-[$'praytimes.py'.C85])" office:value-type="float" office:value="0.000694444444444442">
            <text:p>0:01:00</text:p>
          </table:table-cell>
          <table:table-cell table:style-name="ce10" table:formula="of:=ABS([$'azan.kz'.E86]-[$'praytimes.py'.D85])" office:value-type="float" office:value="0.000694444444444442">
            <text:p>0:01:00</text:p>
          </table:table-cell>
          <table:table-cell table:style-name="ce10" table:formula="of:=ABS([$'azan.kz'.F86]-[$'praytimes.py'.E85])" office:value-type="float" office:value="0.00138888888888888">
            <text:p>0:02:00</text:p>
          </table:table-cell>
          <table:table-cell table:style-name="ce10" table:formula="of:=ABS([$'azan.kz'.G86]-[$'praytimes.py'.F85])" office:value-type="float" office:value="0.00555555555555554">
            <text:p>0:08:00</text:p>
          </table:table-cell>
          <table:table-cell table:style-name="ce10" table:formula="of:=ABS([$'azan.kz'.H86]-[$'praytimes.py'.G85])" office:value-type="float" office:value="0.00555555555555554">
            <text:p>0:08:00</text:p>
          </table:table-cell>
          <table:table-cell/>
          <table:table-cell table:style-name="ce12" table:formula="of:=SUM([.B85:.G85])" office:value-type="float" office:value="0.0145833333333333">
            <text:p>0:21:00</text:p>
          </table:table-cell>
          <table:table-cell table:number-columns-repeated="1015"/>
        </table:table-row>
        <table:table-row table:style-name="ro1">
          <table:table-cell office:value-type="float" office:value="42090">
            <text:p>27 мар</text:p>
          </table:table-cell>
          <table:table-cell table:style-name="ce10" table:formula="of:=ABS([$'azan.kz'.C87]-[$'praytimes.py'.B86])" office:value-type="float" office:value="0.00069444444444447">
            <text:p>0:01:00</text:p>
          </table:table-cell>
          <table:table-cell table:style-name="ce10" table:formula="of:=ABS([$'azan.kz'.D87]-[$'praytimes.py'.C86])" office:value-type="float" office:value="0.000694444444444498">
            <text:p>0:01:00</text:p>
          </table:table-cell>
          <table:table-cell table:style-name="ce10" table:formula="of:=ABS([$'azan.kz'.E87]-[$'praytimes.py'.D86])" office:value-type="float" office:value="0.000694444444444442">
            <text:p>0:01:00</text:p>
          </table:table-cell>
          <table:table-cell table:style-name="ce10" table:formula="of:=ABS([$'azan.kz'.F87]-[$'praytimes.py'.E86])" office:value-type="float" office:value="0.00138888888888877">
            <text:p>0:02:00</text:p>
          </table:table-cell>
          <table:table-cell table:style-name="ce10" table:formula="of:=ABS([$'azan.kz'.G87]-[$'praytimes.py'.F86])" office:value-type="float" office:value="0.00486111111111098">
            <text:p>0:07:00</text:p>
          </table:table-cell>
          <table:table-cell table:style-name="ce10" table:formula="of:=ABS([$'azan.kz'.H87]-[$'praytimes.py'.G86])" office:value-type="float" office:value="0.00486111111111098">
            <text:p>0:07:00</text:p>
          </table:table-cell>
          <table:table-cell/>
          <table:table-cell table:style-name="ce12" table:formula="of:=SUM([.B86:.G86])" office:value-type="float" office:value="0.0131944444444441">
            <text:p>0:19:00</text:p>
          </table:table-cell>
          <table:table-cell table:number-columns-repeated="1015"/>
        </table:table-row>
        <table:table-row table:style-name="ro1">
          <table:table-cell office:value-type="float" office:value="42091">
            <text:p>28 мар</text:p>
          </table:table-cell>
          <table:table-cell table:style-name="ce10" table:formula="of:=ABS([$'azan.kz'.C88]-[$'praytimes.py'.B87])" office:value-type="float" office:value="0.000694444444444525">
            <text:p>0:01:00</text:p>
          </table:table-cell>
          <table:table-cell table:style-name="ce10" table:formula="of:=ABS([$'azan.kz'.D88]-[$'praytimes.py'.C87])" office:value-type="float" office:value="0.000694444444444498">
            <text:p>0:01:00</text:p>
          </table:table-cell>
          <table:table-cell table:style-name="ce10" table:formula="of:=ABS([$'azan.kz'.E88]-[$'praytimes.py'.D87])" office:value-type="float" office:value="0">
            <text:p>0:00:00</text:p>
          </table:table-cell>
          <table:table-cell table:style-name="ce10" table:formula="of:=ABS([$'azan.kz'.F88]-[$'praytimes.py'.E87])" office:value-type="float" office:value="0.00138888888888877">
            <text:p>0:02:00</text:p>
          </table:table-cell>
          <table:table-cell table:style-name="ce10" table:formula="of:=ABS([$'azan.kz'.G88]-[$'praytimes.py'.F87])" office:value-type="float" office:value="0.0055555555555552">
            <text:p>0:08:00</text:p>
          </table:table-cell>
          <table:table-cell table:style-name="ce10" table:formula="of:=ABS([$'azan.kz'.H88]-[$'praytimes.py'.G87])" office:value-type="float" office:value="0.00555555555555531">
            <text:p>0:08:00</text:p>
          </table:table-cell>
          <table:table-cell/>
          <table:table-cell table:style-name="ce12" table:formula="of:=SUM([.B87:.G87])" office:value-type="float" office:value="0.0138888888888883">
            <text:p>0:20:00</text:p>
          </table:table-cell>
          <table:table-cell table:number-columns-repeated="1015"/>
        </table:table-row>
        <table:table-row table:style-name="ro1">
          <table:table-cell office:value-type="float" office:value="42092">
            <text:p>29 мар</text:p>
          </table:table-cell>
          <table:table-cell table:style-name="ce10" table:formula="of:=ABS([$'azan.kz'.C89]-[$'praytimes.py'.B88])" office:value-type="float" office:value="0">
            <text:p>0:00:00</text:p>
          </table:table-cell>
          <table:table-cell table:style-name="ce10" table:formula="of:=ABS([$'azan.kz'.D89]-[$'praytimes.py'.C88])" office:value-type="float" office:value="0">
            <text:p>0:00:00</text:p>
          </table:table-cell>
          <table:table-cell table:style-name="ce10" table:formula="of:=ABS([$'azan.kz'.E89]-[$'praytimes.py'.D88])" office:value-type="float" office:value="0">
            <text:p>0:00:00</text:p>
          </table:table-cell>
          <table:table-cell table:style-name="ce10" table:formula="of:=ABS([$'azan.kz'.F89]-[$'praytimes.py'.E88])" office:value-type="float" office:value="0.000694444444444442">
            <text:p>0:01:00</text:p>
          </table:table-cell>
          <table:table-cell table:style-name="ce10" table:formula="of:=ABS([$'azan.kz'.G89]-[$'praytimes.py'.F88])" office:value-type="float" office:value="0.00486111111111109">
            <text:p>0:07:00</text:p>
          </table:table-cell>
          <table:table-cell table:style-name="ce10" table:formula="of:=ABS([$'azan.kz'.H89]-[$'praytimes.py'.G88])" office:value-type="float" office:value="0.00486111111111098">
            <text:p>0:07:00</text:p>
          </table:table-cell>
          <table:table-cell/>
          <table:table-cell table:style-name="ce12" table:formula="of:=SUM([.B88:.G88])" office:value-type="float" office:value="0.0104166666666665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093">
            <text:p>30 мар</text:p>
          </table:table-cell>
          <table:table-cell table:style-name="ce10" table:formula="of:=ABS([$'azan.kz'.C90]-[$'praytimes.py'.B89])" office:value-type="float" office:value="0">
            <text:p>0:00:00</text:p>
          </table:table-cell>
          <table:table-cell table:style-name="ce10" table:formula="of:=ABS([$'azan.kz'.D90]-[$'praytimes.py'.C89])" office:value-type="float" office:value="0">
            <text:p>0:00:00</text:p>
          </table:table-cell>
          <table:table-cell table:style-name="ce10" table:formula="of:=ABS([$'azan.kz'.E90]-[$'praytimes.py'.D89])" office:value-type="float" office:value="0.000694444444444553">
            <text:p>0:01:00</text:p>
          </table:table-cell>
          <table:table-cell table:style-name="ce10" table:formula="of:=ABS([$'azan.kz'.F90]-[$'praytimes.py'.E89])" office:value-type="float" office:value="0.00069444444444422">
            <text:p>0:01:00</text:p>
          </table:table-cell>
          <table:table-cell table:style-name="ce10" table:formula="of:=ABS([$'azan.kz'.G90]-[$'praytimes.py'.F89])" office:value-type="float" office:value="0.00555555555555543">
            <text:p>0:08:00</text:p>
          </table:table-cell>
          <table:table-cell table:style-name="ce10" table:formula="of:=ABS([$'azan.kz'.H90]-[$'praytimes.py'.G89])" office:value-type="float" office:value="0.00555555555555543">
            <text:p>0:08:00</text:p>
          </table:table-cell>
          <table:table-cell/>
          <table:table-cell table:style-name="ce12" table:formula="of:=SUM([.B89:.G89])" office:value-type="float" office:value="0.0124999999999996">
            <text:p>0:18:00</text:p>
          </table:table-cell>
          <table:table-cell table:number-columns-repeated="1015"/>
        </table:table-row>
        <table:table-row table:style-name="ro1">
          <table:table-cell office:value-type="float" office:value="42094">
            <text:p>31 мар</text:p>
          </table:table-cell>
          <table:table-cell table:style-name="ce10" table:formula="of:=ABS([$'azan.kz'.C91]-[$'praytimes.py'.B90])" office:value-type="float" office:value="0.000694444444444442">
            <text:p>0:01:00</text:p>
          </table:table-cell>
          <table:table-cell table:style-name="ce10" table:formula="of:=ABS([$'azan.kz'.D91]-[$'praytimes.py'.C90])" office:value-type="float" office:value="0.000694444444444442">
            <text:p>0:01:00</text:p>
          </table:table-cell>
          <table:table-cell table:style-name="ce10" table:formula="of:=ABS([$'azan.kz'.E91]-[$'praytimes.py'.D90])" office:value-type="float" office:value="0">
            <text:p>0:00:00</text:p>
          </table:table-cell>
          <table:table-cell table:style-name="ce10" table:formula="of:=ABS([$'azan.kz'.F91]-[$'praytimes.py'.E90])" office:value-type="float" office:value="0.000694444444444442">
            <text:p>0:01:00</text:p>
          </table:table-cell>
          <table:table-cell table:style-name="ce10" table:formula="of:=ABS([$'azan.kz'.G91]-[$'praytimes.py'.F90])" office:value-type="float" office:value="0.00486111111111098">
            <text:p>0:07:00</text:p>
          </table:table-cell>
          <table:table-cell table:style-name="ce10" table:formula="of:=ABS([$'azan.kz'.H91]-[$'praytimes.py'.G90])" office:value-type="float" office:value="0.00486111111111109">
            <text:p>0:07:00</text:p>
          </table:table-cell>
          <table:table-cell/>
          <table:table-cell table:style-name="ce12" table:formula="of:=SUM([.B90:.G90])" office:value-type="float" office:value="0.0118055555555554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095">
            <text:p>1 апр</text:p>
          </table:table-cell>
          <table:table-cell table:style-name="ce10" table:formula="of:=ABS([$'azan.kz'.C92]-[$'praytimes.py'.B91])" office:value-type="float" office:value="0.000694444444444442">
            <text:p>0:01:00</text:p>
          </table:table-cell>
          <table:table-cell table:style-name="ce10" table:formula="of:=ABS([$'azan.kz'.D92]-[$'praytimes.py'.C91])" office:value-type="float" office:value="0.000694444444444442">
            <text:p>0:01:00</text:p>
          </table:table-cell>
          <table:table-cell table:style-name="ce10" table:formula="of:=ABS([$'azan.kz'.E92]-[$'praytimes.py'.D91])" office:value-type="float" office:value="0">
            <text:p>0:00:00</text:p>
          </table:table-cell>
          <table:table-cell table:style-name="ce10" table:formula="of:=ABS([$'azan.kz'.F92]-[$'praytimes.py'.E91])" office:value-type="float" office:value="0.001388888888889">
            <text:p>0:02:00</text:p>
          </table:table-cell>
          <table:table-cell table:style-name="ce10" table:formula="of:=ABS([$'azan.kz'.G92]-[$'praytimes.py'.F91])" office:value-type="float" office:value="0.00555555555555554">
            <text:p>0:08:00</text:p>
          </table:table-cell>
          <table:table-cell table:style-name="ce10" table:formula="of:=ABS([$'azan.kz'.H92]-[$'praytimes.py'.G91])" office:value-type="float" office:value="0.00555555555555543">
            <text:p>0:08:00</text:p>
          </table:table-cell>
          <table:table-cell/>
          <table:table-cell table:style-name="ce12" table:formula="of:=SUM([.B91:.G91])" office:value-type="float" office:value="0.0138888888888888">
            <text:p>0:20:00</text:p>
          </table:table-cell>
          <table:table-cell table:number-columns-repeated="1015"/>
        </table:table-row>
        <table:table-row table:style-name="ro1">
          <table:table-cell office:value-type="float" office:value="42096">
            <text:p>2 апр</text:p>
          </table:table-cell>
          <table:table-cell table:style-name="ce10" table:formula="of:=ABS([$'azan.kz'.C93]-[$'praytimes.py'.B92])" office:value-type="float" office:value="0.00069444444444447">
            <text:p>0:01:00</text:p>
          </table:table-cell>
          <table:table-cell table:style-name="ce10" table:formula="of:=ABS([$'azan.kz'.D93]-[$'praytimes.py'.C92])" office:value-type="float" office:value="0.000694444444444498">
            <text:p>0:01:00</text:p>
          </table:table-cell>
          <table:table-cell table:style-name="ce10" table:formula="of:=ABS([$'azan.kz'.E93]-[$'praytimes.py'.D92])" office:value-type="float" office:value="0.000694444444444442">
            <text:p>0:01:00</text:p>
          </table:table-cell>
          <table:table-cell table:style-name="ce10" table:formula="of:=ABS([$'azan.kz'.F93]-[$'praytimes.py'.E92])" office:value-type="float" office:value="0.001388888888889">
            <text:p>0:02:00</text:p>
          </table:table-cell>
          <table:table-cell table:style-name="ce10" table:formula="of:=ABS([$'azan.kz'.G93]-[$'praytimes.py'.F92])" office:value-type="float" office:value="0.00555555555555543">
            <text:p>0:08:00</text:p>
          </table:table-cell>
          <table:table-cell table:style-name="ce10" table:formula="of:=ABS([$'azan.kz'.H93]-[$'praytimes.py'.G92])" office:value-type="float" office:value="0.00555555555555565">
            <text:p>0:08:00</text:p>
          </table:table-cell>
          <table:table-cell/>
          <table:table-cell table:style-name="ce12" table:formula="of:=SUM([.B92:.G92])" office:value-type="float" office:value="0.0145833333333335">
            <text:p>0:21:00</text:p>
          </table:table-cell>
          <table:table-cell table:number-columns-repeated="1015"/>
        </table:table-row>
        <table:table-row table:style-name="ro1">
          <table:table-cell office:value-type="float" office:value="42097">
            <text:p>3 апр</text:p>
          </table:table-cell>
          <table:table-cell table:style-name="ce10" table:formula="of:=ABS([$'azan.kz'.C94]-[$'praytimes.py'.B93])" office:value-type="float" office:value="0.000694444444444442">
            <text:p>0:01:00</text:p>
          </table:table-cell>
          <table:table-cell table:style-name="ce10" table:formula="of:=ABS([$'azan.kz'.D94]-[$'praytimes.py'.C93])" office:value-type="float" office:value="0.000694444444444442">
            <text:p>0:01:00</text:p>
          </table:table-cell>
          <table:table-cell table:style-name="ce10" table:formula="of:=ABS([$'azan.kz'.E94]-[$'praytimes.py'.D93])" office:value-type="float" office:value="0.000694444444444442">
            <text:p>0:01:00</text:p>
          </table:table-cell>
          <table:table-cell table:style-name="ce10" table:formula="of:=ABS([$'azan.kz'.F94]-[$'praytimes.py'.E93])" office:value-type="float" office:value="0.001388888888889">
            <text:p>0:02:00</text:p>
          </table:table-cell>
          <table:table-cell table:style-name="ce10" table:formula="of:=ABS([$'azan.kz'.G94]-[$'praytimes.py'.F93])" office:value-type="float" office:value="0.00486111111111109">
            <text:p>0:07:00</text:p>
          </table:table-cell>
          <table:table-cell table:style-name="ce10" table:formula="of:=ABS([$'azan.kz'.H94]-[$'praytimes.py'.G93])" office:value-type="float" office:value="0.00486111111111109">
            <text:p>0:07:00</text:p>
          </table:table-cell>
          <table:table-cell/>
          <table:table-cell table:style-name="ce12" table:formula="of:=SUM([.B93:.G93])" office:value-type="float" office:value="0.0131944444444445">
            <text:p>0:19:00</text:p>
          </table:table-cell>
          <table:table-cell table:number-columns-repeated="1015"/>
        </table:table-row>
        <table:table-row table:style-name="ro1">
          <table:table-cell office:value-type="float" office:value="42098">
            <text:p>4 апр</text:p>
          </table:table-cell>
          <table:table-cell table:style-name="ce10" table:formula="of:=ABS([$'azan.kz'.C95]-[$'praytimes.py'.B94])" office:value-type="float" office:value="0">
            <text:p>0:00:00</text:p>
          </table:table-cell>
          <table:table-cell table:style-name="ce10" table:formula="of:=ABS([$'azan.kz'.D95]-[$'praytimes.py'.C94])" office:value-type="float" office:value="0">
            <text:p>0:00:00</text:p>
          </table:table-cell>
          <table:table-cell table:style-name="ce10" table:formula="of:=ABS([$'azan.kz'.E95]-[$'praytimes.py'.D94])" office:value-type="float" office:value="0">
            <text:p>0:00:00</text:p>
          </table:table-cell>
          <table:table-cell table:style-name="ce10" table:formula="of:=ABS([$'azan.kz'.F95]-[$'praytimes.py'.E94])" office:value-type="float" office:value="0.00138888888888888">
            <text:p>0:02:00</text:p>
          </table:table-cell>
          <table:table-cell table:style-name="ce10" table:formula="of:=ABS([$'azan.kz'.G95]-[$'praytimes.py'.F94])" office:value-type="float" office:value="0.00555555555555543">
            <text:p>0:08:00</text:p>
          </table:table-cell>
          <table:table-cell table:style-name="ce10" table:formula="of:=ABS([$'azan.kz'.H95]-[$'praytimes.py'.G94])" office:value-type="float" office:value="0.00555555555555554">
            <text:p>0:08:00</text:p>
          </table:table-cell>
          <table:table-cell/>
          <table:table-cell table:style-name="ce12" table:formula="of:=SUM([.B94:.G94])" office:value-type="float" office:value="0.0124999999999998">
            <text:p>0:18:00</text:p>
          </table:table-cell>
          <table:table-cell table:number-columns-repeated="1015"/>
        </table:table-row>
        <table:table-row table:style-name="ro1">
          <table:table-cell office:value-type="float" office:value="42099">
            <text:p>5 апр</text:p>
          </table:table-cell>
          <table:table-cell table:style-name="ce10" table:formula="of:=ABS([$'azan.kz'.C96]-[$'praytimes.py'.B95])" office:value-type="float" office:value="0">
            <text:p>0:00:00</text:p>
          </table:table-cell>
          <table:table-cell table:style-name="ce10" table:formula="of:=ABS([$'azan.kz'.D96]-[$'praytimes.py'.C95])" office:value-type="float" office:value="0">
            <text:p>0:00:00</text:p>
          </table:table-cell>
          <table:table-cell table:style-name="ce10" table:formula="of:=ABS([$'azan.kz'.E96]-[$'praytimes.py'.D95])" office:value-type="float" office:value="0">
            <text:p>0:00:00</text:p>
          </table:table-cell>
          <table:table-cell table:style-name="ce10" table:formula="of:=ABS([$'azan.kz'.F96]-[$'praytimes.py'.E95])" office:value-type="float" office:value="0.000694444444444442">
            <text:p>0:01:00</text:p>
          </table:table-cell>
          <table:table-cell table:style-name="ce10" table:formula="of:=ABS([$'azan.kz'.G96]-[$'praytimes.py'.F95])" office:value-type="float" office:value="0.00486111111111109">
            <text:p>0:07:00</text:p>
          </table:table-cell>
          <table:table-cell table:style-name="ce10" table:formula="of:=ABS([$'azan.kz'.H96]-[$'praytimes.py'.G95])" office:value-type="float" office:value="0.00486111111111121">
            <text:p>0:07:00</text:p>
          </table:table-cell>
          <table:table-cell/>
          <table:table-cell table:style-name="ce12" table:formula="of:=SUM([.B95:.G95])" office:value-type="float" office:value="0.0104166666666667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100">
            <text:p>6 апр</text:p>
          </table:table-cell>
          <table:table-cell table:style-name="ce10" table:formula="of:=ABS([$'azan.kz'.C97]-[$'praytimes.py'.B96])" office:value-type="float" office:value="0">
            <text:p>0:00:00</text:p>
          </table:table-cell>
          <table:table-cell table:style-name="ce10" table:formula="of:=ABS([$'azan.kz'.D97]-[$'praytimes.py'.C96])" office:value-type="float" office:value="0">
            <text:p>0:00:00</text:p>
          </table:table-cell>
          <table:table-cell table:style-name="ce10" table:formula="of:=ABS([$'azan.kz'.E97]-[$'praytimes.py'.D96])" office:value-type="float" office:value="0.000694444444444442">
            <text:p>0:01:00</text:p>
          </table:table-cell>
          <table:table-cell table:style-name="ce10" table:formula="of:=ABS([$'azan.kz'.F97]-[$'praytimes.py'.E96])" office:value-type="float" office:value="0.000694444444444331">
            <text:p>0:01:00</text:p>
          </table:table-cell>
          <table:table-cell table:style-name="ce10" table:formula="of:=ABS([$'azan.kz'.G97]-[$'praytimes.py'.F96])" office:value-type="float" office:value="0.00555555555555565">
            <text:p>0:08:00</text:p>
          </table:table-cell>
          <table:table-cell table:style-name="ce10" table:formula="of:=ABS([$'azan.kz'.H97]-[$'praytimes.py'.G96])" office:value-type="float" office:value="0.00555555555555543">
            <text:p>0:08:00</text:p>
          </table:table-cell>
          <table:table-cell/>
          <table:table-cell table:style-name="ce12" table:formula="of:=SUM([.B96:.G96])" office:value-type="float" office:value="0.0124999999999998">
            <text:p>0:18:00</text:p>
          </table:table-cell>
          <table:table-cell table:number-columns-repeated="1015"/>
        </table:table-row>
        <table:table-row table:style-name="ro1">
          <table:table-cell office:value-type="float" office:value="42101">
            <text:p>7 апр</text:p>
          </table:table-cell>
          <table:table-cell table:style-name="ce10" table:formula="of:=ABS([$'azan.kz'.C98]-[$'praytimes.py'.B97])" office:value-type="float" office:value="0">
            <text:p>0:00:00</text:p>
          </table:table-cell>
          <table:table-cell table:style-name="ce10" table:formula="of:=ABS([$'azan.kz'.D98]-[$'praytimes.py'.C97])" office:value-type="float" office:value="0">
            <text:p>0:00:00</text:p>
          </table:table-cell>
          <table:table-cell table:style-name="ce10" table:formula="of:=ABS([$'azan.kz'.E98]-[$'praytimes.py'.D97])" office:value-type="float" office:value="0">
            <text:p>0:00:00</text:p>
          </table:table-cell>
          <table:table-cell table:style-name="ce10" table:formula="of:=ABS([$'azan.kz'.F98]-[$'praytimes.py'.E97])" office:value-type="float" office:value="0.000694444444444442">
            <text:p>0:01:00</text:p>
          </table:table-cell>
          <table:table-cell table:style-name="ce10" table:formula="of:=ABS([$'azan.kz'.G98]-[$'praytimes.py'.F97])" office:value-type="float" office:value="0.00486111111111109">
            <text:p>0:07:00</text:p>
          </table:table-cell>
          <table:table-cell table:style-name="ce10" table:formula="of:=ABS([$'azan.kz'.H98]-[$'praytimes.py'.G97])" office:value-type="float" office:value="0.00486111111111121">
            <text:p>0:07:00</text:p>
          </table:table-cell>
          <table:table-cell/>
          <table:table-cell table:style-name="ce12" table:formula="of:=SUM([.B97:.G97])" office:value-type="float" office:value="0.0104166666666667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102">
            <text:p>8 апр</text:p>
          </table:table-cell>
          <table:table-cell table:style-name="ce10" table:formula="of:=ABS([$'azan.kz'.C99]-[$'praytimes.py'.B98])" office:value-type="float" office:value="0.00138888888888888">
            <text:p>0:02:00</text:p>
          </table:table-cell>
          <table:table-cell table:style-name="ce10" table:formula="of:=ABS([$'azan.kz'.D99]-[$'praytimes.py'.C98])" office:value-type="float" office:value="0.00138888888888888">
            <text:p>0:02:00</text:p>
          </table:table-cell>
          <table:table-cell table:style-name="ce10" table:formula="of:=ABS([$'azan.kz'.E99]-[$'praytimes.py'.D98])" office:value-type="float" office:value="0">
            <text:p>0:00:00</text:p>
          </table:table-cell>
          <table:table-cell table:style-name="ce10" table:formula="of:=ABS([$'azan.kz'.F99]-[$'praytimes.py'.E98])" office:value-type="float" office:value="0">
            <text:p>0:00:00</text:p>
          </table:table-cell>
          <table:table-cell table:style-name="ce10" table:formula="of:=ABS([$'azan.kz'.G99]-[$'praytimes.py'.F98])" office:value-type="float" office:value="0.00416666666666676">
            <text:p>0:06:00</text:p>
          </table:table-cell>
          <table:table-cell table:style-name="ce10" table:formula="of:=ABS([$'azan.kz'.H99]-[$'praytimes.py'.G98])" office:value-type="float" office:value="0.00416666666666676">
            <text:p>0:06:00</text:p>
          </table:table-cell>
          <table:table-cell/>
          <table:table-cell table:style-name="ce12" table:formula="of:=SUM([.B98:.G98])" office:value-type="float" office:value="0.0111111111111113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103">
            <text:p>9 апр</text:p>
          </table:table-cell>
          <table:table-cell table:style-name="ce10" table:formula="of:=ABS([$'azan.kz'.C100]-[$'praytimes.py'.B99])" office:value-type="float" office:value="0.000694444444444498">
            <text:p>0:01:00</text:p>
          </table:table-cell>
          <table:table-cell table:style-name="ce10" table:formula="of:=ABS([$'azan.kz'.D100]-[$'praytimes.py'.C99])" office:value-type="float" office:value="0.000694444444444442">
            <text:p>0:01:00</text:p>
          </table:table-cell>
          <table:table-cell table:style-name="ce10" table:formula="of:=ABS([$'azan.kz'.E100]-[$'praytimes.py'.D99])" office:value-type="float" office:value="0.000694444444444442">
            <text:p>0:01:00</text:p>
          </table:table-cell>
          <table:table-cell table:style-name="ce10" table:formula="of:=ABS([$'azan.kz'.F100]-[$'praytimes.py'.E99])" office:value-type="float" office:value="0.000694444444444442">
            <text:p>0:01:00</text:p>
          </table:table-cell>
          <table:table-cell table:style-name="ce10" table:formula="of:=ABS([$'azan.kz'.G100]-[$'praytimes.py'.F99])" office:value-type="float" office:value="0.00486111111111098">
            <text:p>0:07:00</text:p>
          </table:table-cell>
          <table:table-cell table:style-name="ce10" table:formula="of:=ABS([$'azan.kz'.H100]-[$'praytimes.py'.G99])" office:value-type="float" office:value="0.00486111111111109">
            <text:p>0:07:00</text:p>
          </table:table-cell>
          <table:table-cell/>
          <table:table-cell table:style-name="ce12" table:formula="of:=SUM([.B99:.G99])" office:value-type="float" office:value="0.0124999999999999">
            <text:p>0:18:00</text:p>
          </table:table-cell>
          <table:table-cell table:number-columns-repeated="1015"/>
        </table:table-row>
        <table:table-row table:style-name="ro1">
          <table:table-cell office:value-type="float" office:value="42104">
            <text:p>10 апр</text:p>
          </table:table-cell>
          <table:table-cell table:style-name="ce10" table:formula="of:=ABS([$'azan.kz'.C101]-[$'praytimes.py'.B100])" office:value-type="float" office:value="0.00069444444444447">
            <text:p>0:01:00</text:p>
          </table:table-cell>
          <table:table-cell table:style-name="ce10" table:formula="of:=ABS([$'azan.kz'.D101]-[$'praytimes.py'.C100])" office:value-type="float" office:value="0.000694444444444498">
            <text:p>0:01:00</text:p>
          </table:table-cell>
          <table:table-cell table:style-name="ce10" table:formula="of:=ABS([$'azan.kz'.E101]-[$'praytimes.py'.D100])" office:value-type="float" office:value="0.000694444444444442">
            <text:p>0:01:00</text:p>
          </table:table-cell>
          <table:table-cell table:style-name="ce10" table:formula="of:=ABS([$'azan.kz'.F101]-[$'praytimes.py'.E100])" office:value-type="float" office:value="0.000694444444444442">
            <text:p>0:01:00</text:p>
          </table:table-cell>
          <table:table-cell table:style-name="ce10" table:formula="of:=ABS([$'azan.kz'.G101]-[$'praytimes.py'.F100])" office:value-type="float" office:value="0.00555555555555554">
            <text:p>0:08:00</text:p>
          </table:table-cell>
          <table:table-cell table:style-name="ce10" table:formula="of:=ABS([$'azan.kz'.H101]-[$'praytimes.py'.G100])" office:value-type="float" office:value="0.00555555555555565">
            <text:p>0:08:00</text:p>
          </table:table-cell>
          <table:table-cell/>
          <table:table-cell table:style-name="ce12" table:formula="of:=SUM([.B100:.G100])" office:value-type="float" office:value="0.013888888888889">
            <text:p>0:20:00</text:p>
          </table:table-cell>
          <table:table-cell table:number-columns-repeated="1015"/>
        </table:table-row>
        <table:table-row table:style-name="ro1">
          <table:table-cell office:value-type="float" office:value="42105">
            <text:p>11 апр</text:p>
          </table:table-cell>
          <table:table-cell table:style-name="ce10" table:formula="of:=ABS([$'azan.kz'.C102]-[$'praytimes.py'.B101])" office:value-type="float" office:value="0.000694444444444442">
            <text:p>0:01:00</text:p>
          </table:table-cell>
          <table:table-cell table:style-name="ce10" table:formula="of:=ABS([$'azan.kz'.D102]-[$'praytimes.py'.C101])" office:value-type="float" office:value="0.000694444444444442">
            <text:p>0:01:00</text:p>
          </table:table-cell>
          <table:table-cell table:style-name="ce10" table:formula="of:=ABS([$'azan.kz'.E102]-[$'praytimes.py'.D101])" office:value-type="float" office:value="0">
            <text:p>0:00:00</text:p>
          </table:table-cell>
          <table:table-cell table:style-name="ce10" table:formula="of:=ABS([$'azan.kz'.F102]-[$'praytimes.py'.E101])" office:value-type="float" office:value="0.000694444444444442">
            <text:p>0:01:00</text:p>
          </table:table-cell>
          <table:table-cell table:style-name="ce10" table:formula="of:=ABS([$'azan.kz'.G102]-[$'praytimes.py'.F101])" office:value-type="float" office:value="0.00486111111111121">
            <text:p>0:07:00</text:p>
          </table:table-cell>
          <table:table-cell table:style-name="ce10" table:formula="of:=ABS([$'azan.kz'.H102]-[$'praytimes.py'.G101])" office:value-type="float" office:value="0.00486111111111098">
            <text:p>0:07:00</text:p>
          </table:table-cell>
          <table:table-cell/>
          <table:table-cell table:style-name="ce12" table:formula="of:=SUM([.B101:.G101])" office:value-type="float" office:value="0.0118055555555555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106">
            <text:p>12 апр</text:p>
          </table:table-cell>
          <table:table-cell table:style-name="ce10" table:formula="of:=ABS([$'azan.kz'.C103]-[$'praytimes.py'.B102])" office:value-type="float" office:value="0.00069444444444447">
            <text:p>0:01:00</text:p>
          </table:table-cell>
          <table:table-cell table:style-name="ce10" table:formula="of:=ABS([$'azan.kz'.D103]-[$'praytimes.py'.C102])" office:value-type="float" office:value="0.000694444444444498">
            <text:p>0:01:00</text:p>
          </table:table-cell>
          <table:table-cell table:style-name="ce10" table:formula="of:=ABS([$'azan.kz'.E103]-[$'praytimes.py'.D102])" office:value-type="float" office:value="0">
            <text:p>0:00:00</text:p>
          </table:table-cell>
          <table:table-cell table:style-name="ce10" table:formula="of:=ABS([$'azan.kz'.F103]-[$'praytimes.py'.E102])" office:value-type="float" office:value="0.000694444444444664">
            <text:p>0:01:00</text:p>
          </table:table-cell>
          <table:table-cell table:style-name="ce10" table:formula="of:=ABS([$'azan.kz'.G103]-[$'praytimes.py'.F102])" office:value-type="float" office:value="0.00486111111111109">
            <text:p>0:07:00</text:p>
          </table:table-cell>
          <table:table-cell table:style-name="ce10" table:formula="of:=ABS([$'azan.kz'.H103]-[$'praytimes.py'.G102])" office:value-type="float" office:value="0.00486111111111121">
            <text:p>0:07:00</text:p>
          </table:table-cell>
          <table:table-cell/>
          <table:table-cell table:style-name="ce12" table:formula="of:=SUM([.B102:.G102])" office:value-type="float" office:value="0.0118055555555559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107">
            <text:p>13 апр</text:p>
          </table:table-cell>
          <table:table-cell table:style-name="ce10" table:formula="of:=ABS([$'azan.kz'.C104]-[$'praytimes.py'.B103])" office:value-type="float" office:value="0">
            <text:p>0:00:00</text:p>
          </table:table-cell>
          <table:table-cell table:style-name="ce10" table:formula="of:=ABS([$'azan.kz'.D104]-[$'praytimes.py'.C103])" office:value-type="float" office:value="0">
            <text:p>0:00:00</text:p>
          </table:table-cell>
          <table:table-cell table:style-name="ce10" table:formula="of:=ABS([$'azan.kz'.E104]-[$'praytimes.py'.D103])" office:value-type="float" office:value="0.000694444444444553">
            <text:p>0:01:00</text:p>
          </table:table-cell>
          <table:table-cell table:style-name="ce10" table:formula="of:=ABS([$'azan.kz'.F104]-[$'praytimes.py'.E103])" office:value-type="float" office:value="0.000694444444444442">
            <text:p>0:01:00</text:p>
          </table:table-cell>
          <table:table-cell table:style-name="ce10" table:formula="of:=ABS([$'azan.kz'.G104]-[$'praytimes.py'.F103])" office:value-type="float" office:value="0.00486111111111121">
            <text:p>0:07:00</text:p>
          </table:table-cell>
          <table:table-cell table:style-name="ce10" table:formula="of:=ABS([$'azan.kz'.H104]-[$'praytimes.py'.G103])" office:value-type="float" office:value="0.00486111111111109">
            <text:p>0:07:00</text:p>
          </table:table-cell>
          <table:table-cell/>
          <table:table-cell table:style-name="ce12" table:formula="of:=SUM([.B103:.G103])" office:value-type="float" office:value="0.0111111111111113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108">
            <text:p>14 апр</text:p>
          </table:table-cell>
          <table:table-cell table:style-name="ce10" table:formula="of:=ABS([$'azan.kz'.C105]-[$'praytimes.py'.B104])" office:value-type="float" office:value="0">
            <text:p>0:00:00</text:p>
          </table:table-cell>
          <table:table-cell table:style-name="ce10" table:formula="of:=ABS([$'azan.kz'.D105]-[$'praytimes.py'.C104])" office:value-type="float" office:value="0">
            <text:p>0:00:00</text:p>
          </table:table-cell>
          <table:table-cell table:style-name="ce10" table:formula="of:=ABS([$'azan.kz'.E105]-[$'praytimes.py'.D104])" office:value-type="float" office:value="0.000694444444444553">
            <text:p>0:01:00</text:p>
          </table:table-cell>
          <table:table-cell table:style-name="ce10" table:formula="of:=ABS([$'azan.kz'.F105]-[$'praytimes.py'.E104])" office:value-type="float" office:value="0.000694444444444331">
            <text:p>0:01:00</text:p>
          </table:table-cell>
          <table:table-cell table:style-name="ce10" table:formula="of:=ABS([$'azan.kz'.G105]-[$'praytimes.py'.F104])" office:value-type="float" office:value="0.00486111111111098">
            <text:p>0:07:00</text:p>
          </table:table-cell>
          <table:table-cell table:style-name="ce10" table:formula="of:=ABS([$'azan.kz'.H105]-[$'praytimes.py'.G104])" office:value-type="float" office:value="0.00486111111111109">
            <text:p>0:07:00</text:p>
          </table:table-cell>
          <table:table-cell/>
          <table:table-cell table:style-name="ce12" table:formula="of:=SUM([.B104:.G104])" office:value-type="float" office:value="0.011111111111111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109">
            <text:p>15 апр</text:p>
          </table:table-cell>
          <table:table-cell table:style-name="ce10" table:formula="of:=ABS([$'azan.kz'.C106]-[$'praytimes.py'.B105])" office:value-type="float" office:value="0.00138888888888888">
            <text:p>0:02:00</text:p>
          </table:table-cell>
          <table:table-cell table:style-name="ce10" table:formula="of:=ABS([$'azan.kz'.D106]-[$'praytimes.py'.C105])" office:value-type="float" office:value="0.00138888888888883">
            <text:p>0:02:00</text:p>
          </table:table-cell>
          <table:table-cell table:style-name="ce10" table:formula="of:=ABS([$'azan.kz'.E106]-[$'praytimes.py'.D105])" office:value-type="float" office:value="0.000694444444444553">
            <text:p>0:01:00</text:p>
          </table:table-cell>
          <table:table-cell table:style-name="ce10" table:formula="of:=ABS([$'azan.kz'.F106]-[$'praytimes.py'.E105])" office:value-type="float" office:value="0">
            <text:p>0:00:00</text:p>
          </table:table-cell>
          <table:table-cell table:style-name="ce10" table:formula="of:=ABS([$'azan.kz'.G106]-[$'praytimes.py'.F105])" office:value-type="float" office:value="0.00416666666666665">
            <text:p>0:06:00</text:p>
          </table:table-cell>
          <table:table-cell table:style-name="ce10" table:formula="of:=ABS([$'azan.kz'.H106]-[$'praytimes.py'.G105])" office:value-type="float" office:value="0.00416666666666676">
            <text:p>0:06:00</text:p>
          </table:table-cell>
          <table:table-cell/>
          <table:table-cell table:style-name="ce12" table:formula="of:=SUM([.B105:.G105])" office:value-type="float" office:value="0.0118055555555557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110">
            <text:p>16 апр</text:p>
          </table:table-cell>
          <table:table-cell table:style-name="ce10" table:formula="of:=ABS([$'azan.kz'.C107]-[$'praytimes.py'.B106])" office:value-type="float" office:value="0">
            <text:p>0:00:00</text:p>
          </table:table-cell>
          <table:table-cell table:style-name="ce10" table:formula="of:=ABS([$'azan.kz'.D107]-[$'praytimes.py'.C106])" office:value-type="float" office:value="0">
            <text:p>0:00:00</text:p>
          </table:table-cell>
          <table:table-cell table:style-name="ce10" table:formula="of:=ABS([$'azan.kz'.E107]-[$'praytimes.py'.D106])" office:value-type="float" office:value="0">
            <text:p>0:00:00</text:p>
          </table:table-cell>
          <table:table-cell table:style-name="ce10" table:formula="of:=ABS([$'azan.kz'.F107]-[$'praytimes.py'.E106])" office:value-type="float" office:value="0.00138888888888911">
            <text:p>0:02:00</text:p>
          </table:table-cell>
          <table:table-cell table:style-name="ce10" table:formula="of:=ABS([$'azan.kz'.G107]-[$'praytimes.py'.F106])" office:value-type="float" office:value="0.00486111111111109">
            <text:p>0:07:00</text:p>
          </table:table-cell>
          <table:table-cell table:style-name="ce10" table:formula="of:=ABS([$'azan.kz'.H107]-[$'praytimes.py'.G106])" office:value-type="float" office:value="0.00486111111111098">
            <text:p>0:07:00</text:p>
          </table:table-cell>
          <table:table-cell/>
          <table:table-cell table:style-name="ce12" table:formula="of:=SUM([.B106:.G106])" office:value-type="float" office:value="0.0111111111111112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111">
            <text:p>17 апр</text:p>
          </table:table-cell>
          <table:table-cell table:style-name="ce10" table:formula="of:=ABS([$'azan.kz'.C108]-[$'praytimes.py'.B107])" office:value-type="float" office:value="0">
            <text:p>0:00:00</text:p>
          </table:table-cell>
          <table:table-cell table:style-name="ce10" table:formula="of:=ABS([$'azan.kz'.D108]-[$'praytimes.py'.C107])" office:value-type="float" office:value="0">
            <text:p>0:00:00</text:p>
          </table:table-cell>
          <table:table-cell table:style-name="ce10" table:formula="of:=ABS([$'azan.kz'.E108]-[$'praytimes.py'.D107])" office:value-type="float" office:value="0.000694444444444442">
            <text:p>0:01:00</text:p>
          </table:table-cell>
          <table:table-cell table:style-name="ce10" table:formula="of:=ABS([$'azan.kz'.F108]-[$'praytimes.py'.E107])" office:value-type="float" office:value="0.00138888888888866">
            <text:p>0:02:00</text:p>
          </table:table-cell>
          <table:table-cell table:style-name="ce10" table:formula="of:=ABS([$'azan.kz'.G108]-[$'praytimes.py'.F107])" office:value-type="float" office:value="0.00555555555555554">
            <text:p>0:08:00</text:p>
          </table:table-cell>
          <table:table-cell table:style-name="ce10" table:formula="of:=ABS([$'azan.kz'.H108]-[$'praytimes.py'.G107])" office:value-type="float" office:value="0.00555555555555554">
            <text:p>0:08:00</text:p>
          </table:table-cell>
          <table:table-cell/>
          <table:table-cell table:style-name="ce12" table:formula="of:=SUM([.B107:.G107])" office:value-type="float" office:value="0.0131944444444442">
            <text:p>0:19:00</text:p>
          </table:table-cell>
          <table:table-cell table:number-columns-repeated="1015"/>
        </table:table-row>
        <table:table-row table:style-name="ro1">
          <table:table-cell office:value-type="float" office:value="42112">
            <text:p>18 апр</text:p>
          </table:table-cell>
          <table:table-cell table:style-name="ce10" table:formula="of:=ABS([$'azan.kz'.C109]-[$'praytimes.py'.B108])" office:value-type="float" office:value="0">
            <text:p>0:00:00</text:p>
          </table:table-cell>
          <table:table-cell table:style-name="ce10" table:formula="of:=ABS([$'azan.kz'.D109]-[$'praytimes.py'.C108])" office:value-type="float" office:value="0">
            <text:p>0:00:00</text:p>
          </table:table-cell>
          <table:table-cell table:style-name="ce10" table:formula="of:=ABS([$'azan.kz'.E109]-[$'praytimes.py'.D108])" office:value-type="float" office:value="0.000694444444444442">
            <text:p>0:01:00</text:p>
          </table:table-cell>
          <table:table-cell table:style-name="ce10" table:formula="of:=ABS([$'azan.kz'.F109]-[$'praytimes.py'.E108])" office:value-type="float" office:value="0.00138888888888877">
            <text:p>0:02:00</text:p>
          </table:table-cell>
          <table:table-cell table:style-name="ce10" table:formula="of:=ABS([$'azan.kz'.G109]-[$'praytimes.py'.F108])" office:value-type="float" office:value="0.00486111111111121">
            <text:p>0:07:00</text:p>
          </table:table-cell>
          <table:table-cell table:style-name="ce10" table:formula="of:=ABS([$'azan.kz'.H109]-[$'praytimes.py'.G108])" office:value-type="float" office:value="0.00486111111111109">
            <text:p>0:07:00</text:p>
          </table:table-cell>
          <table:table-cell/>
          <table:table-cell table:style-name="ce12" table:formula="of:=SUM([.B108:.G108])" office:value-type="float" office:value="0.0118055555555555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113">
            <text:p>19 апр</text:p>
          </table:table-cell>
          <table:table-cell table:style-name="ce10" table:formula="of:=ABS([$'azan.kz'.C110]-[$'praytimes.py'.B109])" office:value-type="float" office:value="0">
            <text:p>0:00:00</text:p>
          </table:table-cell>
          <table:table-cell table:style-name="ce10" table:formula="of:=ABS([$'azan.kz'.D110]-[$'praytimes.py'.C109])" office:value-type="float" office:value="0">
            <text:p>0:00:00</text:p>
          </table:table-cell>
          <table:table-cell table:style-name="ce10" table:formula="of:=ABS([$'azan.kz'.E110]-[$'praytimes.py'.D109])" office:value-type="float" office:value="0">
            <text:p>0:00:00</text:p>
          </table:table-cell>
          <table:table-cell table:style-name="ce10" table:formula="of:=ABS([$'azan.kz'.F110]-[$'praytimes.py'.E109])" office:value-type="float" office:value="0.001388888888889">
            <text:p>0:02:00</text:p>
          </table:table-cell>
          <table:table-cell table:style-name="ce10" table:formula="of:=ABS([$'azan.kz'.G110]-[$'praytimes.py'.F109])" office:value-type="float" office:value="0.00555555555555554">
            <text:p>0:08:00</text:p>
          </table:table-cell>
          <table:table-cell table:style-name="ce10" table:formula="of:=ABS([$'azan.kz'.H110]-[$'praytimes.py'.G109])" office:value-type="float" office:value="0.00555555555555543">
            <text:p>0:08:00</text:p>
          </table:table-cell>
          <table:table-cell/>
          <table:table-cell table:style-name="ce12" table:formula="of:=SUM([.B109:.G109])" office:value-type="float" office:value="0.0125">
            <text:p>0:18:00</text:p>
          </table:table-cell>
          <table:table-cell table:number-columns-repeated="1015"/>
        </table:table-row>
        <table:table-row table:style-name="ro1">
          <table:table-cell office:value-type="float" office:value="42114">
            <text:p>20 апр</text:p>
          </table:table-cell>
          <table:table-cell table:style-name="ce10" table:formula="of:=ABS([$'azan.kz'.C111]-[$'praytimes.py'.B110])" office:value-type="float" office:value="0">
            <text:p>0:00:00</text:p>
          </table:table-cell>
          <table:table-cell table:style-name="ce10" table:formula="of:=ABS([$'azan.kz'.D111]-[$'praytimes.py'.C110])" office:value-type="float" office:value="0">
            <text:p>0:00:00</text:p>
          </table:table-cell>
          <table:table-cell table:style-name="ce10" table:formula="of:=ABS([$'azan.kz'.E111]-[$'praytimes.py'.D110])" office:value-type="float" office:value="0">
            <text:p>0:00:00</text:p>
          </table:table-cell>
          <table:table-cell table:style-name="ce10" table:formula="of:=ABS([$'azan.kz'.F111]-[$'praytimes.py'.E110])" office:value-type="float" office:value="0.000694444444444442">
            <text:p>0:01:00</text:p>
          </table:table-cell>
          <table:table-cell table:style-name="ce10" table:formula="of:=ABS([$'azan.kz'.G111]-[$'praytimes.py'.F110])" office:value-type="float" office:value="0.00486111111111098">
            <text:p>0:07:00</text:p>
          </table:table-cell>
          <table:table-cell table:style-name="ce10" table:formula="of:=ABS([$'azan.kz'.H111]-[$'praytimes.py'.G110])" office:value-type="float" office:value="0.00486111111111109">
            <text:p>0:07:00</text:p>
          </table:table-cell>
          <table:table-cell/>
          <table:table-cell table:style-name="ce12" table:formula="of:=SUM([.B110:.G110])" office:value-type="float" office:value="0.0104166666666665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115">
            <text:p>21 апр</text:p>
          </table:table-cell>
          <table:table-cell table:style-name="ce10" table:formula="of:=ABS([$'azan.kz'.C112]-[$'praytimes.py'.B111])" office:value-type="float" office:value="0">
            <text:p>0:00:00</text:p>
          </table:table-cell>
          <table:table-cell table:style-name="ce10" table:formula="of:=ABS([$'azan.kz'.D112]-[$'praytimes.py'.C111])" office:value-type="float" office:value="0">
            <text:p>0:00:00</text:p>
          </table:table-cell>
          <table:table-cell table:style-name="ce10" table:formula="of:=ABS([$'azan.kz'.E112]-[$'praytimes.py'.D111])" office:value-type="float" office:value="0.000694444444444442">
            <text:p>0:01:00</text:p>
          </table:table-cell>
          <table:table-cell table:style-name="ce10" table:formula="of:=ABS([$'azan.kz'.F112]-[$'praytimes.py'.E111])" office:value-type="float" office:value="0.000694444444444442">
            <text:p>0:01:00</text:p>
          </table:table-cell>
          <table:table-cell table:style-name="ce10" table:formula="of:=ABS([$'azan.kz'.G112]-[$'praytimes.py'.F111])" office:value-type="float" office:value="0.00555555555555576">
            <text:p>0:08:00</text:p>
          </table:table-cell>
          <table:table-cell table:style-name="ce10" table:formula="of:=ABS([$'azan.kz'.H112]-[$'praytimes.py'.G111])" office:value-type="float" office:value="0.00555555555555554">
            <text:p>0:08:00</text:p>
          </table:table-cell>
          <table:table-cell/>
          <table:table-cell table:style-name="ce12" table:formula="of:=SUM([.B111:.G111])" office:value-type="float" office:value="0.0125000000000002">
            <text:p>0:18:00</text:p>
          </table:table-cell>
          <table:table-cell table:number-columns-repeated="1015"/>
        </table:table-row>
        <table:table-row table:style-name="ro1">
          <table:table-cell office:value-type="float" office:value="42116">
            <text:p>22 апр</text:p>
          </table:table-cell>
          <table:table-cell table:style-name="ce10" table:formula="of:=ABS([$'azan.kz'.C113]-[$'praytimes.py'.B112])" office:value-type="float" office:value="0">
            <text:p>0:00:00</text:p>
          </table:table-cell>
          <table:table-cell table:style-name="ce10" table:formula="of:=ABS([$'azan.kz'.D113]-[$'praytimes.py'.C112])" office:value-type="float" office:value="0">
            <text:p>0:00:00</text:p>
          </table:table-cell>
          <table:table-cell table:style-name="ce10" table:formula="of:=ABS([$'azan.kz'.E113]-[$'praytimes.py'.D112])" office:value-type="float" office:value="0.000694444444444442">
            <text:p>0:01:00</text:p>
          </table:table-cell>
          <table:table-cell table:style-name="ce10" table:formula="of:=ABS([$'azan.kz'.F113]-[$'praytimes.py'.E112])" office:value-type="float" office:value="0.000694444444444442">
            <text:p>0:01:00</text:p>
          </table:table-cell>
          <table:table-cell table:style-name="ce10" table:formula="of:=ABS([$'azan.kz'.G113]-[$'praytimes.py'.F112])" office:value-type="float" office:value="0.00486111111111098">
            <text:p>0:07:00</text:p>
          </table:table-cell>
          <table:table-cell table:style-name="ce10" table:formula="of:=ABS([$'azan.kz'.H113]-[$'praytimes.py'.G112])" office:value-type="float" office:value="0.00486111111111098">
            <text:p>0:07:00</text:p>
          </table:table-cell>
          <table:table-cell/>
          <table:table-cell table:style-name="ce12" table:formula="of:=SUM([.B112:.G112])" office:value-type="float" office:value="0.0111111111111109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117">
            <text:p>23 апр</text:p>
          </table:table-cell>
          <table:table-cell table:style-name="ce10" table:formula="of:=ABS([$'azan.kz'.C114]-[$'praytimes.py'.B113])" office:value-type="float" office:value="0">
            <text:p>0:00:00</text:p>
          </table:table-cell>
          <table:table-cell table:style-name="ce10" table:formula="of:=ABS([$'azan.kz'.D114]-[$'praytimes.py'.C113])" office:value-type="float" office:value="0">
            <text:p>0:00:00</text:p>
          </table:table-cell>
          <table:table-cell table:style-name="ce10" table:formula="of:=ABS([$'azan.kz'.E114]-[$'praytimes.py'.D113])" office:value-type="float" office:value="0.000694444444444442">
            <text:p>0:01:00</text:p>
          </table:table-cell>
          <table:table-cell table:style-name="ce10" table:formula="of:=ABS([$'azan.kz'.F114]-[$'praytimes.py'.E113])" office:value-type="float" office:value="0.000694444444444331">
            <text:p>0:01:00</text:p>
          </table:table-cell>
          <table:table-cell table:style-name="ce10" table:formula="of:=ABS([$'azan.kz'.G114]-[$'praytimes.py'.F113])" office:value-type="float" office:value="0.00486111111111109">
            <text:p>0:07:00</text:p>
          </table:table-cell>
          <table:table-cell table:style-name="ce10" table:formula="of:=ABS([$'azan.kz'.H114]-[$'praytimes.py'.G113])" office:value-type="float" office:value="0.00486111111111121">
            <text:p>0:07:00</text:p>
          </table:table-cell>
          <table:table-cell/>
          <table:table-cell table:style-name="ce12" table:formula="of:=SUM([.B113:.G113])" office:value-type="float" office:value="0.0111111111111111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118">
            <text:p>24 апр</text:p>
          </table:table-cell>
          <table:table-cell table:style-name="ce10" table:formula="of:=ABS([$'azan.kz'.C115]-[$'praytimes.py'.B114])" office:value-type="float" office:value="0">
            <text:p>0:00:00</text:p>
          </table:table-cell>
          <table:table-cell table:style-name="ce10" table:formula="of:=ABS([$'azan.kz'.D115]-[$'praytimes.py'.C114])" office:value-type="float" office:value="0">
            <text:p>0:00:00</text:p>
          </table:table-cell>
          <table:table-cell table:style-name="ce10" table:formula="of:=ABS([$'azan.kz'.E115]-[$'praytimes.py'.D114])" office:value-type="float" office:value="0">
            <text:p>0:00:00</text:p>
          </table:table-cell>
          <table:table-cell table:style-name="ce10" table:formula="of:=ABS([$'azan.kz'.F115]-[$'praytimes.py'.E114])" office:value-type="float" office:value="0.000694444444444109">
            <text:p>0:01:00</text:p>
          </table:table-cell>
          <table:table-cell table:style-name="ce10" table:formula="of:=ABS([$'azan.kz'.G115]-[$'praytimes.py'.F114])" office:value-type="float" office:value="0.00486111111111109">
            <text:p>0:07:00</text:p>
          </table:table-cell>
          <table:table-cell table:style-name="ce10" table:formula="of:=ABS([$'azan.kz'.H115]-[$'praytimes.py'.G114])" office:value-type="float" office:value="0.00486111111111121">
            <text:p>0:07:00</text:p>
          </table:table-cell>
          <table:table-cell/>
          <table:table-cell table:style-name="ce12" table:formula="of:=SUM([.B114:.G114])" office:value-type="float" office:value="0.0104166666666664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119">
            <text:p>25 апр</text:p>
          </table:table-cell>
          <table:table-cell table:style-name="ce10" table:formula="of:=ABS([$'azan.kz'.C116]-[$'praytimes.py'.B115])" office:value-type="float" office:value="0">
            <text:p>0:00:00</text:p>
          </table:table-cell>
          <table:table-cell table:style-name="ce10" table:formula="of:=ABS([$'azan.kz'.D116]-[$'praytimes.py'.C115])" office:value-type="float" office:value="0">
            <text:p>0:00:00</text:p>
          </table:table-cell>
          <table:table-cell table:style-name="ce10" table:formula="of:=ABS([$'azan.kz'.E116]-[$'praytimes.py'.D115])" office:value-type="float" office:value="0">
            <text:p>0:00:00</text:p>
          </table:table-cell>
          <table:table-cell table:style-name="ce10" table:formula="of:=ABS([$'azan.kz'.F116]-[$'praytimes.py'.E115])" office:value-type="float" office:value="0.000694444444444442">
            <text:p>0:01:00</text:p>
          </table:table-cell>
          <table:table-cell table:style-name="ce10" table:formula="of:=ABS([$'azan.kz'.G116]-[$'praytimes.py'.F115])" office:value-type="float" office:value="0.00486111111111098">
            <text:p>0:07:00</text:p>
          </table:table-cell>
          <table:table-cell table:style-name="ce10" table:formula="of:=ABS([$'azan.kz'.H116]-[$'praytimes.py'.G115])" office:value-type="float" office:value="0.00486111111111076">
            <text:p>0:07:00</text:p>
          </table:table-cell>
          <table:table-cell/>
          <table:table-cell table:style-name="ce12" table:formula="of:=SUM([.B115:.G115])" office:value-type="float" office:value="0.0104166666666662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120">
            <text:p>26 апр</text:p>
          </table:table-cell>
          <table:table-cell table:style-name="ce10" table:formula="of:=ABS([$'azan.kz'.C117]-[$'praytimes.py'.B116])" office:value-type="float" office:value="0">
            <text:p>0:00:00</text:p>
          </table:table-cell>
          <table:table-cell table:style-name="ce10" table:formula="of:=ABS([$'azan.kz'.D117]-[$'praytimes.py'.C116])" office:value-type="float" office:value="0">
            <text:p>0:00:00</text:p>
          </table:table-cell>
          <table:table-cell table:style-name="ce10" table:formula="of:=ABS([$'azan.kz'.E117]-[$'praytimes.py'.D116])" office:value-type="float" office:value="0">
            <text:p>0:00:00</text:p>
          </table:table-cell>
          <table:table-cell table:style-name="ce10" table:formula="of:=ABS([$'azan.kz'.F117]-[$'praytimes.py'.E116])" office:value-type="float" office:value="0.000694444444444442">
            <text:p>0:01:00</text:p>
          </table:table-cell>
          <table:table-cell table:style-name="ce10" table:formula="of:=ABS([$'azan.kz'.G117]-[$'praytimes.py'.F116])" office:value-type="float" office:value="0.00486111111111076">
            <text:p>0:07:00</text:p>
          </table:table-cell>
          <table:table-cell table:style-name="ce10" table:formula="of:=ABS([$'azan.kz'.H117]-[$'praytimes.py'.G116])" office:value-type="float" office:value="0.00486111111111087">
            <text:p>0:07:00</text:p>
          </table:table-cell>
          <table:table-cell/>
          <table:table-cell table:style-name="ce12" table:formula="of:=SUM([.B116:.G116])" office:value-type="float" office:value="0.0104166666666661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121">
            <text:p>27 апр</text:p>
          </table:table-cell>
          <table:table-cell table:style-name="ce10" table:formula="of:=ABS([$'azan.kz'.C118]-[$'praytimes.py'.B117])" office:value-type="float" office:value="0">
            <text:p>0:00:00</text:p>
          </table:table-cell>
          <table:table-cell table:style-name="ce10" table:formula="of:=ABS([$'azan.kz'.D118]-[$'praytimes.py'.C117])" office:value-type="float" office:value="0">
            <text:p>0:00:00</text:p>
          </table:table-cell>
          <table:table-cell table:style-name="ce10" table:formula="of:=ABS([$'azan.kz'.E118]-[$'praytimes.py'.D117])" office:value-type="float" office:value="0.000694444444444331">
            <text:p>0:01:00</text:p>
          </table:table-cell>
          <table:table-cell table:style-name="ce10" table:formula="of:=ABS([$'azan.kz'.F118]-[$'praytimes.py'.E117])" office:value-type="float" office:value="0.000694444444444331">
            <text:p>0:01:00</text:p>
          </table:table-cell>
          <table:table-cell table:style-name="ce10" table:formula="of:=ABS([$'azan.kz'.G118]-[$'praytimes.py'.F117])" office:value-type="float" office:value="0.00486111111111109">
            <text:p>0:07:00</text:p>
          </table:table-cell>
          <table:table-cell table:style-name="ce10" table:formula="of:=ABS([$'azan.kz'.H118]-[$'praytimes.py'.G117])" office:value-type="float" office:value="0.00486111111111098">
            <text:p>0:07:00</text:p>
          </table:table-cell>
          <table:table-cell/>
          <table:table-cell table:style-name="ce12" table:formula="of:=SUM([.B117:.G117])" office:value-type="float" office:value="0.0111111111111107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122">
            <text:p>28 апр</text:p>
          </table:table-cell>
          <table:table-cell table:style-name="ce10" table:formula="of:=ABS([$'azan.kz'.C119]-[$'praytimes.py'.B118])" office:value-type="float" office:value="0">
            <text:p>0:00:00</text:p>
          </table:table-cell>
          <table:table-cell table:style-name="ce10" table:formula="of:=ABS([$'azan.kz'.D119]-[$'praytimes.py'.C118])" office:value-type="float" office:value="0">
            <text:p>0:00:00</text:p>
          </table:table-cell>
          <table:table-cell table:style-name="ce10" table:formula="of:=ABS([$'azan.kz'.E119]-[$'praytimes.py'.D118])" office:value-type="float" office:value="0.000694444444444331">
            <text:p>0:01:00</text:p>
          </table:table-cell>
          <table:table-cell table:style-name="ce10" table:formula="of:=ABS([$'azan.kz'.F119]-[$'praytimes.py'.E118])" office:value-type="float" office:value="0.000694444444444331">
            <text:p>0:01:00</text:p>
          </table:table-cell>
          <table:table-cell table:style-name="ce10" table:formula="of:=ABS([$'azan.kz'.G119]-[$'praytimes.py'.F118])" office:value-type="float" office:value="0.00486111111111098">
            <text:p>0:07:00</text:p>
          </table:table-cell>
          <table:table-cell table:style-name="ce10" table:formula="of:=ABS([$'azan.kz'.H119]-[$'praytimes.py'.G118])" office:value-type="float" office:value="0.00486111111111098">
            <text:p>0:07:00</text:p>
          </table:table-cell>
          <table:table-cell/>
          <table:table-cell table:style-name="ce12" table:formula="of:=SUM([.B118:.G118])" office:value-type="float" office:value="0.0111111111111106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123">
            <text:p>29 апр</text:p>
          </table:table-cell>
          <table:table-cell table:style-name="ce10" table:formula="of:=ABS([$'azan.kz'.C120]-[$'praytimes.py'.B119])" office:value-type="float" office:value="0">
            <text:p>0:00:00</text:p>
          </table:table-cell>
          <table:table-cell table:style-name="ce10" table:formula="of:=ABS([$'azan.kz'.D120]-[$'praytimes.py'.C119])" office:value-type="float" office:value="0">
            <text:p>0:00:00</text:p>
          </table:table-cell>
          <table:table-cell table:style-name="ce10" table:formula="of:=ABS([$'azan.kz'.E120]-[$'praytimes.py'.D119])" office:value-type="float" office:value="0.000694444444444331">
            <text:p>0:01:00</text:p>
          </table:table-cell>
          <table:table-cell table:style-name="ce10" table:formula="of:=ABS([$'azan.kz'.F120]-[$'praytimes.py'.E119])" office:value-type="float" office:value="0.000694444444444331">
            <text:p>0:01:00</text:p>
          </table:table-cell>
          <table:table-cell table:style-name="ce10" table:formula="of:=ABS([$'azan.kz'.G120]-[$'praytimes.py'.F119])" office:value-type="float" office:value="0.00486111111111087">
            <text:p>0:07:00</text:p>
          </table:table-cell>
          <table:table-cell table:style-name="ce10" table:formula="of:=ABS([$'azan.kz'.H120]-[$'praytimes.py'.G119])" office:value-type="float" office:value="0.00486111111111121">
            <text:p>0:07:00</text:p>
          </table:table-cell>
          <table:table-cell/>
          <table:table-cell table:style-name="ce12" table:formula="of:=SUM([.B119:.G119])" office:value-type="float" office:value="0.0111111111111107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124">
            <text:p>30 апр</text:p>
          </table:table-cell>
          <table:table-cell table:style-name="ce10" table:formula="of:=ABS([$'azan.kz'.C121]-[$'praytimes.py'.B120])" office:value-type="float" office:value="0.00138888888888888">
            <text:p>0:02:00</text:p>
          </table:table-cell>
          <table:table-cell table:style-name="ce10" table:formula="of:=ABS([$'azan.kz'.D121]-[$'praytimes.py'.C120])" office:value-type="float" office:value="0.00138888888888886">
            <text:p>0:02:00</text:p>
          </table:table-cell>
          <table:table-cell table:style-name="ce10" table:formula="of:=ABS([$'azan.kz'.E121]-[$'praytimes.py'.D120])" office:value-type="float" office:value="0.000694444444444331">
            <text:p>0:01:00</text:p>
          </table:table-cell>
          <table:table-cell table:style-name="ce10" table:formula="of:=ABS([$'azan.kz'.F121]-[$'praytimes.py'.E120])" office:value-type="float" office:value="0">
            <text:p>0:00:00</text:p>
          </table:table-cell>
          <table:table-cell table:style-name="ce10" table:formula="of:=ABS([$'azan.kz'.G121]-[$'praytimes.py'.F120])" office:value-type="float" office:value="0.00416666666666665">
            <text:p>0:06:00</text:p>
          </table:table-cell>
          <table:table-cell table:style-name="ce10" table:formula="of:=ABS([$'azan.kz'.H121]-[$'praytimes.py'.G120])" office:value-type="float" office:value="0.00416666666666676">
            <text:p>0:06:00</text:p>
          </table:table-cell>
          <table:table-cell/>
          <table:table-cell table:style-name="ce12" table:formula="of:=SUM([.B120:.G120])" office:value-type="float" office:value="0.0118055555555555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125">
            <text:p>1 май</text:p>
          </table:table-cell>
          <table:table-cell table:style-name="ce10" table:formula="of:=ABS([$'azan.kz'.C122]-[$'praytimes.py'.B121])" office:value-type="float" office:value="0">
            <text:p>0:00:00</text:p>
          </table:table-cell>
          <table:table-cell table:style-name="ce10" table:formula="of:=ABS([$'azan.kz'.D122]-[$'praytimes.py'.C121])" office:value-type="float" office:value="0">
            <text:p>0:00:00</text:p>
          </table:table-cell>
          <table:table-cell table:style-name="ce10" table:formula="of:=ABS([$'azan.kz'.E122]-[$'praytimes.py'.D121])" office:value-type="float" office:value="0">
            <text:p>0:00:00</text:p>
          </table:table-cell>
          <table:table-cell table:style-name="ce10" table:formula="of:=ABS([$'azan.kz'.F122]-[$'praytimes.py'.E121])" office:value-type="float" office:value="0.000694444444444331">
            <text:p>0:01:00</text:p>
          </table:table-cell>
          <table:table-cell table:style-name="ce10" table:formula="of:=ABS([$'azan.kz'.G122]-[$'praytimes.py'.F121])" office:value-type="float" office:value="0.00486111111111098">
            <text:p>0:07:00</text:p>
          </table:table-cell>
          <table:table-cell table:style-name="ce10" table:formula="of:=ABS([$'azan.kz'.H122]-[$'praytimes.py'.G121])" office:value-type="float" office:value="0.00486111111111109">
            <text:p>0:07:00</text:p>
          </table:table-cell>
          <table:table-cell/>
          <table:table-cell table:style-name="ce12" table:formula="of:=SUM([.B121:.G121])" office:value-type="float" office:value="0.0104166666666664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126">
            <text:p>2 май</text:p>
          </table:table-cell>
          <table:table-cell table:style-name="ce10" table:formula="of:=ABS([$'azan.kz'.C123]-[$'praytimes.py'.B122])" office:value-type="float" office:value="0">
            <text:p>0:00:00</text:p>
          </table:table-cell>
          <table:table-cell table:style-name="ce10" table:formula="of:=ABS([$'azan.kz'.D123]-[$'praytimes.py'.C122])" office:value-type="float" office:value="0">
            <text:p>0:00:00</text:p>
          </table:table-cell>
          <table:table-cell table:style-name="ce10" table:formula="of:=ABS([$'azan.kz'.E123]-[$'praytimes.py'.D122])" office:value-type="float" office:value="0">
            <text:p>0:00:00</text:p>
          </table:table-cell>
          <table:table-cell table:style-name="ce10" table:formula="of:=ABS([$'azan.kz'.F123]-[$'praytimes.py'.E122])" office:value-type="float" office:value="0.000694444444444331">
            <text:p>0:01:00</text:p>
          </table:table-cell>
          <table:table-cell table:style-name="ce10" table:formula="of:=ABS([$'azan.kz'.G123]-[$'praytimes.py'.F122])" office:value-type="float" office:value="0.00486111111111109">
            <text:p>0:07:00</text:p>
          </table:table-cell>
          <table:table-cell table:style-name="ce10" table:formula="of:=ABS([$'azan.kz'.H123]-[$'praytimes.py'.G122])" office:value-type="float" office:value="0.00486111111111121">
            <text:p>0:07:00</text:p>
          </table:table-cell>
          <table:table-cell/>
          <table:table-cell table:style-name="ce12" table:formula="of:=SUM([.B122:.G122])" office:value-type="float" office:value="0.0104166666666666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127">
            <text:p>3 май</text:p>
          </table:table-cell>
          <table:table-cell table:style-name="ce10" table:formula="of:=ABS([$'azan.kz'.C124]-[$'praytimes.py'.B123])" office:value-type="float" office:value="0">
            <text:p>0:00:00</text:p>
          </table:table-cell>
          <table:table-cell table:style-name="ce10" table:formula="of:=ABS([$'azan.kz'.D124]-[$'praytimes.py'.C123])" office:value-type="float" office:value="0">
            <text:p>0:00:00</text:p>
          </table:table-cell>
          <table:table-cell table:style-name="ce10" table:formula="of:=ABS([$'azan.kz'.E124]-[$'praytimes.py'.D123])" office:value-type="float" office:value="0">
            <text:p>0:00:00</text:p>
          </table:table-cell>
          <table:table-cell table:style-name="ce10" table:formula="of:=ABS([$'azan.kz'.F124]-[$'praytimes.py'.E123])" office:value-type="float" office:value="0.000694444444444442">
            <text:p>0:01:00</text:p>
          </table:table-cell>
          <table:table-cell table:style-name="ce10" table:formula="of:=ABS([$'azan.kz'.G124]-[$'praytimes.py'.F123])" office:value-type="float" office:value="0.00486111111111098">
            <text:p>0:07:00</text:p>
          </table:table-cell>
          <table:table-cell table:style-name="ce10" table:formula="of:=ABS([$'azan.kz'.H124]-[$'praytimes.py'.G123])" office:value-type="float" office:value="0.00486111111111109">
            <text:p>0:07:00</text:p>
          </table:table-cell>
          <table:table-cell/>
          <table:table-cell table:style-name="ce12" table:formula="of:=SUM([.B123:.G123])" office:value-type="float" office:value="0.0104166666666665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128">
            <text:p>4 май</text:p>
          </table:table-cell>
          <table:table-cell table:style-name="ce10" table:formula="of:=ABS([$'azan.kz'.C125]-[$'praytimes.py'.B124])" office:value-type="float" office:value="0.00069444444444447">
            <text:p>0:01:00</text:p>
          </table:table-cell>
          <table:table-cell table:style-name="ce10" table:formula="of:=ABS([$'azan.kz'.D125]-[$'praytimes.py'.C124])" office:value-type="float" office:value="0.000694444444444359">
            <text:p>0:01:00</text:p>
          </table:table-cell>
          <table:table-cell table:style-name="ce10" table:formula="of:=ABS([$'azan.kz'.E125]-[$'praytimes.py'.D124])" office:value-type="float" office:value="0">
            <text:p>0:00:00</text:p>
          </table:table-cell>
          <table:table-cell table:style-name="ce10" table:formula="of:=ABS([$'azan.kz'.F125]-[$'praytimes.py'.E124])" office:value-type="float" office:value="0.000694444444444442">
            <text:p>0:01:00</text:p>
          </table:table-cell>
          <table:table-cell table:style-name="ce10" table:formula="of:=ABS([$'azan.kz'.G125]-[$'praytimes.py'.F124])" office:value-type="float" office:value="0.00486111111111098">
            <text:p>0:07:00</text:p>
          </table:table-cell>
          <table:table-cell table:style-name="ce10" table:formula="of:=ABS([$'azan.kz'.H125]-[$'praytimes.py'.G124])" office:value-type="float" office:value="0.00486111111111121">
            <text:p>0:07:00</text:p>
          </table:table-cell>
          <table:table-cell/>
          <table:table-cell table:style-name="ce12" table:formula="of:=SUM([.B124:.G124])" office:value-type="float" office:value="0.0118055555555555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129">
            <text:p>5 май</text:p>
          </table:table-cell>
          <table:table-cell table:style-name="ce10" table:formula="of:=ABS([$'azan.kz'.C126]-[$'praytimes.py'.B125])" office:value-type="float" office:value="0">
            <text:p>0:00:00</text:p>
          </table:table-cell>
          <table:table-cell table:style-name="ce10" table:formula="of:=ABS([$'azan.kz'.D126]-[$'praytimes.py'.C125])" office:value-type="float" office:value="0">
            <text:p>0:00:00</text:p>
          </table:table-cell>
          <table:table-cell table:style-name="ce10" table:formula="of:=ABS([$'azan.kz'.E126]-[$'praytimes.py'.D125])" office:value-type="float" office:value="0.000694444444444442">
            <text:p>0:01:00</text:p>
          </table:table-cell>
          <table:table-cell table:style-name="ce10" table:formula="of:=ABS([$'azan.kz'.F126]-[$'praytimes.py'.E125])" office:value-type="float" office:value="0.000694444444444331">
            <text:p>0:01:00</text:p>
          </table:table-cell>
          <table:table-cell table:style-name="ce10" table:formula="of:=ABS([$'azan.kz'.G126]-[$'praytimes.py'.F125])" office:value-type="float" office:value="0.00486111111111121">
            <text:p>0:07:00</text:p>
          </table:table-cell>
          <table:table-cell table:style-name="ce10" table:formula="of:=ABS([$'azan.kz'.H126]-[$'praytimes.py'.G125])" office:value-type="float" office:value="0.00486111111111109">
            <text:p>0:07:00</text:p>
          </table:table-cell>
          <table:table-cell/>
          <table:table-cell table:style-name="ce12" table:formula="of:=SUM([.B125:.G125])" office:value-type="float" office:value="0.0111111111111111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130">
            <text:p>6 май</text:p>
          </table:table-cell>
          <table:table-cell table:style-name="ce10" table:formula="of:=ABS([$'azan.kz'.C127]-[$'praytimes.py'.B126])" office:value-type="float" office:value="0">
            <text:p>0:00:00</text:p>
          </table:table-cell>
          <table:table-cell table:style-name="ce10" table:formula="of:=ABS([$'azan.kz'.D127]-[$'praytimes.py'.C126])" office:value-type="float" office:value="0">
            <text:p>0:00:00</text:p>
          </table:table-cell>
          <table:table-cell table:style-name="ce10" table:formula="of:=ABS([$'azan.kz'.E127]-[$'praytimes.py'.D126])" office:value-type="float" office:value="0.000694444444444442">
            <text:p>0:01:00</text:p>
          </table:table-cell>
          <table:table-cell table:style-name="ce10" table:formula="of:=ABS([$'azan.kz'.F127]-[$'praytimes.py'.E126])" office:value-type="float" office:value="0">
            <text:p>0:00:00</text:p>
          </table:table-cell>
          <table:table-cell table:style-name="ce10" table:formula="of:=ABS([$'azan.kz'.G127]-[$'praytimes.py'.F126])" office:value-type="float" office:value="0.00486111111111109">
            <text:p>0:07:00</text:p>
          </table:table-cell>
          <table:table-cell table:style-name="ce10" table:formula="of:=ABS([$'azan.kz'.H127]-[$'praytimes.py'.G126])" office:value-type="float" office:value="0.00486111111111109">
            <text:p>0:07:00</text:p>
          </table:table-cell>
          <table:table-cell/>
          <table:table-cell table:style-name="ce12" table:formula="of:=SUM([.B126:.G126])" office:value-type="float" office:value="0.0104166666666666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131">
            <text:p>7 май</text:p>
          </table:table-cell>
          <table:table-cell table:style-name="ce10" table:formula="of:=ABS([$'azan.kz'.C128]-[$'praytimes.py'.B127])" office:value-type="float" office:value="0.000694444444444414">
            <text:p>0:01:00</text:p>
          </table:table-cell>
          <table:table-cell table:style-name="ce10" table:formula="of:=ABS([$'azan.kz'.D128]-[$'praytimes.py'.C127])" office:value-type="float" office:value="0.000694444444444442">
            <text:p>0:01:00</text:p>
          </table:table-cell>
          <table:table-cell table:style-name="ce10" table:formula="of:=ABS([$'azan.kz'.E128]-[$'praytimes.py'.D127])" office:value-type="float" office:value="0.000694444444444442">
            <text:p>0:01:00</text:p>
          </table:table-cell>
          <table:table-cell table:style-name="ce10" table:formula="of:=ABS([$'azan.kz'.F128]-[$'praytimes.py'.E127])" office:value-type="float" office:value="0">
            <text:p>0:00:00</text:p>
          </table:table-cell>
          <table:table-cell table:style-name="ce10" table:formula="of:=ABS([$'azan.kz'.G128]-[$'praytimes.py'.F127])" office:value-type="float" office:value="0.00486111111111121">
            <text:p>0:07:00</text:p>
          </table:table-cell>
          <table:table-cell table:style-name="ce10" table:formula="of:=ABS([$'azan.kz'.H128]-[$'praytimes.py'.G127])" office:value-type="float" office:value="0.00486111111111121">
            <text:p>0:07:00</text:p>
          </table:table-cell>
          <table:table-cell/>
          <table:table-cell table:style-name="ce12" table:formula="of:=SUM([.B127:.G127])" office:value-type="float" office:value="0.0118055555555557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132">
            <text:p>8 май</text:p>
          </table:table-cell>
          <table:table-cell table:style-name="ce10" table:formula="of:=ABS([$'azan.kz'.C129]-[$'praytimes.py'.B128])" office:value-type="float" office:value="0">
            <text:p>0:00:00</text:p>
          </table:table-cell>
          <table:table-cell table:style-name="ce10" table:formula="of:=ABS([$'azan.kz'.D129]-[$'praytimes.py'.C128])" office:value-type="float" office:value="0">
            <text:p>0:00:00</text:p>
          </table:table-cell>
          <table:table-cell table:style-name="ce10" table:formula="of:=ABS([$'azan.kz'.E129]-[$'praytimes.py'.D128])" office:value-type="float" office:value="0.000694444444444442">
            <text:p>0:01:00</text:p>
          </table:table-cell>
          <table:table-cell table:style-name="ce10" table:formula="of:=ABS([$'azan.kz'.F129]-[$'praytimes.py'.E128])" office:value-type="float" office:value="0">
            <text:p>0:00:00</text:p>
          </table:table-cell>
          <table:table-cell table:style-name="ce10" table:formula="of:=ABS([$'azan.kz'.G129]-[$'praytimes.py'.F128])" office:value-type="float" office:value="0.00486111111111121">
            <text:p>0:07:00</text:p>
          </table:table-cell>
          <table:table-cell table:style-name="ce10" table:formula="of:=ABS([$'azan.kz'.H129]-[$'praytimes.py'.G128])" office:value-type="float" office:value="0.00486111111111098">
            <text:p>0:07:00</text:p>
          </table:table-cell>
          <table:table-cell/>
          <table:table-cell table:style-name="ce12" table:formula="of:=SUM([.B128:.G128])" office:value-type="float" office:value="0.0104166666666666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133">
            <text:p>9 май</text:p>
          </table:table-cell>
          <table:table-cell table:style-name="ce10" table:formula="of:=ABS([$'azan.kz'.C130]-[$'praytimes.py'.B129])" office:value-type="float" office:value="0.000694444444444414">
            <text:p>0:01:00</text:p>
          </table:table-cell>
          <table:table-cell table:style-name="ce10" table:formula="of:=ABS([$'azan.kz'.D130]-[$'praytimes.py'.C129])" office:value-type="float" office:value="0.000694444444444442">
            <text:p>0:01:00</text:p>
          </table:table-cell>
          <table:table-cell table:style-name="ce10" table:formula="of:=ABS([$'azan.kz'.E130]-[$'praytimes.py'.D129])" office:value-type="float" office:value="0.000694444444444442">
            <text:p>0:01:00</text:p>
          </table:table-cell>
          <table:table-cell table:style-name="ce10" table:formula="of:=ABS([$'azan.kz'.F130]-[$'praytimes.py'.E129])" office:value-type="float" office:value="0.000694444444444442">
            <text:p>0:01:00</text:p>
          </table:table-cell>
          <table:table-cell table:style-name="ce10" table:formula="of:=ABS([$'azan.kz'.G130]-[$'praytimes.py'.F129])" office:value-type="float" office:value="0.00486111111111109">
            <text:p>0:07:00</text:p>
          </table:table-cell>
          <table:table-cell table:style-name="ce10" table:formula="of:=ABS([$'azan.kz'.H130]-[$'praytimes.py'.G129])" office:value-type="float" office:value="0.00486111111111109">
            <text:p>0:07:00</text:p>
          </table:table-cell>
          <table:table-cell/>
          <table:table-cell table:style-name="ce12" table:formula="of:=SUM([.B129:.G129])" office:value-type="float" office:value="0.0124999999999999">
            <text:p>0:18:00</text:p>
          </table:table-cell>
          <table:table-cell table:number-columns-repeated="1015"/>
        </table:table-row>
        <table:table-row table:style-name="ro1">
          <table:table-cell office:value-type="float" office:value="42134">
            <text:p>10 май</text:p>
          </table:table-cell>
          <table:table-cell table:style-name="ce10" table:formula="of:=ABS([$'azan.kz'.C131]-[$'praytimes.py'.B130])" office:value-type="float" office:value="0">
            <text:p>0:00:00</text:p>
          </table:table-cell>
          <table:table-cell table:style-name="ce10" table:formula="of:=ABS([$'azan.kz'.D131]-[$'praytimes.py'.C130])" office:value-type="float" office:value="0">
            <text:p>0:00:00</text:p>
          </table:table-cell>
          <table:table-cell table:style-name="ce10" table:formula="of:=ABS([$'azan.kz'.E131]-[$'praytimes.py'.D130])" office:value-type="float" office:value="0.000694444444444442">
            <text:p>0:01:00</text:p>
          </table:table-cell>
          <table:table-cell table:style-name="ce10" table:formula="of:=ABS([$'azan.kz'.F131]-[$'praytimes.py'.E130])" office:value-type="float" office:value="0.000694444444444331">
            <text:p>0:01:00</text:p>
          </table:table-cell>
          <table:table-cell table:style-name="ce10" table:formula="of:=ABS([$'azan.kz'.G131]-[$'praytimes.py'.F130])" office:value-type="float" office:value="0.00486111111111121">
            <text:p>0:07:00</text:p>
          </table:table-cell>
          <table:table-cell table:style-name="ce10" table:formula="of:=ABS([$'azan.kz'.H131]-[$'praytimes.py'.G130])" office:value-type="float" office:value="0.00486111111111098">
            <text:p>0:07:00</text:p>
          </table:table-cell>
          <table:table-cell/>
          <table:table-cell table:style-name="ce12" table:formula="of:=SUM([.B130:.G130])" office:value-type="float" office:value="0.011111111111111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135">
            <text:p>11 май</text:p>
          </table:table-cell>
          <table:table-cell table:style-name="ce10" table:formula="of:=ABS([$'azan.kz'.C132]-[$'praytimes.py'.B131])" office:value-type="float" office:value="0.000694444444444442">
            <text:p>0:01:00</text:p>
          </table:table-cell>
          <table:table-cell table:style-name="ce10" table:formula="of:=ABS([$'azan.kz'.D132]-[$'praytimes.py'.C131])" office:value-type="float" office:value="0.000694444444444414">
            <text:p>0:01:00</text:p>
          </table:table-cell>
          <table:table-cell table:style-name="ce10" table:formula="of:=ABS([$'azan.kz'.E132]-[$'praytimes.py'.D131])" office:value-type="float" office:value="0.000694444444444442">
            <text:p>0:01:00</text:p>
          </table:table-cell>
          <table:table-cell table:style-name="ce10" table:formula="of:=ABS([$'azan.kz'.F132]-[$'praytimes.py'.E131])" office:value-type="float" office:value="0.000694444444444331">
            <text:p>0:01:00</text:p>
          </table:table-cell>
          <table:table-cell table:style-name="ce10" table:formula="of:=ABS([$'azan.kz'.G132]-[$'praytimes.py'.F131])" office:value-type="float" office:value="0.00486111111111121">
            <text:p>0:07:00</text:p>
          </table:table-cell>
          <table:table-cell table:style-name="ce10" table:formula="of:=ABS([$'azan.kz'.H132]-[$'praytimes.py'.G131])" office:value-type="float" office:value="0.00486111111111132">
            <text:p>0:07:00</text:p>
          </table:table-cell>
          <table:table-cell/>
          <table:table-cell table:style-name="ce12" table:formula="of:=SUM([.B131:.G131])" office:value-type="float" office:value="0.0125000000000001">
            <text:p>0:18:00</text:p>
          </table:table-cell>
          <table:table-cell table:number-columns-repeated="1015"/>
        </table:table-row>
        <table:table-row table:style-name="ro1">
          <table:table-cell office:value-type="float" office:value="42136">
            <text:p>12 май</text:p>
          </table:table-cell>
          <table:table-cell table:style-name="ce10" table:formula="of:=ABS([$'azan.kz'.C133]-[$'praytimes.py'.B132])" office:value-type="float" office:value="0">
            <text:p>0:00:00</text:p>
          </table:table-cell>
          <table:table-cell table:style-name="ce10" table:formula="of:=ABS([$'azan.kz'.D133]-[$'praytimes.py'.C132])" office:value-type="float" office:value="0">
            <text:p>0:00:00</text:p>
          </table:table-cell>
          <table:table-cell table:style-name="ce10" table:formula="of:=ABS([$'azan.kz'.E133]-[$'praytimes.py'.D132])" office:value-type="float" office:value="0.000694444444444442">
            <text:p>0:01:00</text:p>
          </table:table-cell>
          <table:table-cell table:style-name="ce10" table:formula="of:=ABS([$'azan.kz'.F133]-[$'praytimes.py'.E132])" office:value-type="float" office:value="0.000694444444444442">
            <text:p>0:01:00</text:p>
          </table:table-cell>
          <table:table-cell table:style-name="ce10" table:formula="of:=ABS([$'azan.kz'.G133]-[$'praytimes.py'.F132])" office:value-type="float" office:value="0.00486111111111109">
            <text:p>0:07:00</text:p>
          </table:table-cell>
          <table:table-cell table:style-name="ce10" table:formula="of:=ABS([$'azan.kz'.H133]-[$'praytimes.py'.G132])" office:value-type="float" office:value="0.00486111111111132">
            <text:p>0:07:00</text:p>
          </table:table-cell>
          <table:table-cell/>
          <table:table-cell table:style-name="ce12" table:formula="of:=SUM([.B132:.G132])" office:value-type="float" office:value="0.0111111111111113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137">
            <text:p>13 май</text:p>
          </table:table-cell>
          <table:table-cell table:style-name="ce10" table:formula="of:=ABS([$'azan.kz'.C134]-[$'praytimes.py'.B133])" office:value-type="float" office:value="0.000694444444444414">
            <text:p>0:01:00</text:p>
          </table:table-cell>
          <table:table-cell table:style-name="ce10" table:formula="of:=ABS([$'azan.kz'.D134]-[$'praytimes.py'.C133])" office:value-type="float" office:value="0.000694444444444442">
            <text:p>0:01:00</text:p>
          </table:table-cell>
          <table:table-cell table:style-name="ce10" table:formula="of:=ABS([$'azan.kz'.E134]-[$'praytimes.py'.D133])" office:value-type="float" office:value="0.000694444444444442">
            <text:p>0:01:00</text:p>
          </table:table-cell>
          <table:table-cell table:style-name="ce10" table:formula="of:=ABS([$'azan.kz'.F134]-[$'praytimes.py'.E133])" office:value-type="float" office:value="0">
            <text:p>0:00:00</text:p>
          </table:table-cell>
          <table:table-cell table:style-name="ce10" table:formula="of:=ABS([$'azan.kz'.G134]-[$'praytimes.py'.F133])" office:value-type="float" office:value="0.00416666666666665">
            <text:p>0:06:00</text:p>
          </table:table-cell>
          <table:table-cell table:style-name="ce10" table:formula="of:=ABS([$'azan.kz'.H134]-[$'praytimes.py'.G133])" office:value-type="float" office:value="0.00416666666666654">
            <text:p>0:06:00</text:p>
          </table:table-cell>
          <table:table-cell/>
          <table:table-cell table:style-name="ce12" table:formula="of:=SUM([.B133:.G133])" office:value-type="float" office:value="0.0104166666666665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138">
            <text:p>14 май</text:p>
          </table:table-cell>
          <table:table-cell table:style-name="ce10" table:formula="of:=ABS([$'azan.kz'.C135]-[$'praytimes.py'.B134])" office:value-type="float" office:value="0">
            <text:p>0:00:00</text:p>
          </table:table-cell>
          <table:table-cell table:style-name="ce10" table:formula="of:=ABS([$'azan.kz'.D135]-[$'praytimes.py'.C134])" office:value-type="float" office:value="0">
            <text:p>0:00:00</text:p>
          </table:table-cell>
          <table:table-cell table:style-name="ce10" table:formula="of:=ABS([$'azan.kz'.E135]-[$'praytimes.py'.D134])" office:value-type="float" office:value="0.000694444444444442">
            <text:p>0:01:00</text:p>
          </table:table-cell>
          <table:table-cell table:style-name="ce10" table:formula="of:=ABS([$'azan.kz'.F135]-[$'praytimes.py'.E134])" office:value-type="float" office:value="0">
            <text:p>0:00:00</text:p>
          </table:table-cell>
          <table:table-cell table:style-name="ce10" table:formula="of:=ABS([$'azan.kz'.G135]-[$'praytimes.py'.F134])" office:value-type="float" office:value="0.00486111111111098">
            <text:p>0:07:00</text:p>
          </table:table-cell>
          <table:table-cell table:style-name="ce10" table:formula="of:=ABS([$'azan.kz'.H135]-[$'praytimes.py'.G134])" office:value-type="float" office:value="0.00486111111111098">
            <text:p>0:07:00</text:p>
          </table:table-cell>
          <table:table-cell/>
          <table:table-cell table:style-name="ce12" table:formula="of:=SUM([.B134:.G134])" office:value-type="float" office:value="0.0104166666666664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139">
            <text:p>15 май</text:p>
          </table:table-cell>
          <table:table-cell table:style-name="ce10" table:formula="of:=ABS([$'azan.kz'.C136]-[$'praytimes.py'.B135])" office:value-type="float" office:value="0.000694444444444442">
            <text:p>0:01:00</text:p>
          </table:table-cell>
          <table:table-cell table:style-name="ce10" table:formula="of:=ABS([$'azan.kz'.D136]-[$'praytimes.py'.C135])" office:value-type="float" office:value="0.000694444444444386">
            <text:p>0:01:00</text:p>
          </table:table-cell>
          <table:table-cell table:style-name="ce10" table:formula="of:=ABS([$'azan.kz'.E136]-[$'praytimes.py'.D135])" office:value-type="float" office:value="0.000694444444444442">
            <text:p>0:01:00</text:p>
          </table:table-cell>
          <table:table-cell table:style-name="ce10" table:formula="of:=ABS([$'azan.kz'.F136]-[$'praytimes.py'.E135])" office:value-type="float" office:value="0">
            <text:p>0:00:00</text:p>
          </table:table-cell>
          <table:table-cell table:style-name="ce10" table:formula="of:=ABS([$'azan.kz'.G136]-[$'praytimes.py'.F135])" office:value-type="float" office:value="0.00486111111111109">
            <text:p>0:07:00</text:p>
          </table:table-cell>
          <table:table-cell table:style-name="ce10" table:formula="of:=ABS([$'azan.kz'.H136]-[$'praytimes.py'.G135])" office:value-type="float" office:value="0.00486111111111121">
            <text:p>0:07:00</text:p>
          </table:table-cell>
          <table:table-cell/>
          <table:table-cell table:style-name="ce12" table:formula="of:=SUM([.B135:.G135])" office:value-type="float" office:value="0.0118055555555556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140">
            <text:p>16 май</text:p>
          </table:table-cell>
          <table:table-cell table:style-name="ce10" table:formula="of:=ABS([$'azan.kz'.C137]-[$'praytimes.py'.B136])" office:value-type="float" office:value="0">
            <text:p>0:00:00</text:p>
          </table:table-cell>
          <table:table-cell table:style-name="ce10" table:formula="of:=ABS([$'azan.kz'.D137]-[$'praytimes.py'.C136])" office:value-type="float" office:value="0">
            <text:p>0:00:00</text:p>
          </table:table-cell>
          <table:table-cell table:style-name="ce10" table:formula="of:=ABS([$'azan.kz'.E137]-[$'praytimes.py'.D136])" office:value-type="float" office:value="0.000694444444444442">
            <text:p>0:01:00</text:p>
          </table:table-cell>
          <table:table-cell table:style-name="ce10" table:formula="of:=ABS([$'azan.kz'.F137]-[$'praytimes.py'.E136])" office:value-type="float" office:value="0.000694444444444442">
            <text:p>0:01:00</text:p>
          </table:table-cell>
          <table:table-cell table:style-name="ce10" table:formula="of:=ABS([$'azan.kz'.G137]-[$'praytimes.py'.F136])" office:value-type="float" office:value="0.00486111111111109">
            <text:p>0:07:00</text:p>
          </table:table-cell>
          <table:table-cell table:style-name="ce10" table:formula="of:=ABS([$'azan.kz'.H137]-[$'praytimes.py'.G136])" office:value-type="float" office:value="0.00486111111111098">
            <text:p>0:07:00</text:p>
          </table:table-cell>
          <table:table-cell/>
          <table:table-cell table:style-name="ce12" table:formula="of:=SUM([.B136:.G136])" office:value-type="float" office:value="0.011111111111111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141">
            <text:p>17 май</text:p>
          </table:table-cell>
          <table:table-cell table:style-name="ce10" table:formula="of:=ABS([$'azan.kz'.C138]-[$'praytimes.py'.B137])" office:value-type="float" office:value="0">
            <text:p>0:00:00</text:p>
          </table:table-cell>
          <table:table-cell table:style-name="ce10" table:formula="of:=ABS([$'azan.kz'.D138]-[$'praytimes.py'.C137])" office:value-type="float" office:value="0">
            <text:p>0:00:00</text:p>
          </table:table-cell>
          <table:table-cell table:style-name="ce10" table:formula="of:=ABS([$'azan.kz'.E138]-[$'praytimes.py'.D137])" office:value-type="float" office:value="0.000694444444444442">
            <text:p>0:01:00</text:p>
          </table:table-cell>
          <table:table-cell table:style-name="ce10" table:formula="of:=ABS([$'azan.kz'.F138]-[$'praytimes.py'.E137])" office:value-type="float" office:value="0.000694444444444553">
            <text:p>0:01:00</text:p>
          </table:table-cell>
          <table:table-cell table:style-name="ce10" table:formula="of:=ABS([$'azan.kz'.G138]-[$'praytimes.py'.F137])" office:value-type="float" office:value="0.00486111111111109">
            <text:p>0:07:00</text:p>
          </table:table-cell>
          <table:table-cell table:style-name="ce10" table:formula="of:=ABS([$'azan.kz'.H138]-[$'praytimes.py'.G137])" office:value-type="float" office:value="0.00486111111111109">
            <text:p>0:07:00</text:p>
          </table:table-cell>
          <table:table-cell/>
          <table:table-cell table:style-name="ce12" table:formula="of:=SUM([.B137:.G137])" office:value-type="float" office:value="0.0111111111111112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142">
            <text:p>18 май</text:p>
          </table:table-cell>
          <table:table-cell table:style-name="ce10" table:formula="of:=ABS([$'azan.kz'.C139]-[$'praytimes.py'.B138])" office:value-type="float" office:value="0.000694444444444442">
            <text:p>0:01:00</text:p>
          </table:table-cell>
          <table:table-cell table:style-name="ce10" table:formula="of:=ABS([$'azan.kz'.D139]-[$'praytimes.py'.C138])" office:value-type="float" office:value="0.000694444444444442">
            <text:p>0:01:00</text:p>
          </table:table-cell>
          <table:table-cell table:style-name="ce10" table:formula="of:=ABS([$'azan.kz'.E139]-[$'praytimes.py'.D138])" office:value-type="float" office:value="0.000694444444444442">
            <text:p>0:01:00</text:p>
          </table:table-cell>
          <table:table-cell table:style-name="ce10" table:formula="of:=ABS([$'azan.kz'.F139]-[$'praytimes.py'.E138])" office:value-type="float" office:value="0">
            <text:p>0:00:00</text:p>
          </table:table-cell>
          <table:table-cell table:style-name="ce10" table:formula="of:=ABS([$'azan.kz'.G139]-[$'praytimes.py'.F138])" office:value-type="float" office:value="0.00416666666666676">
            <text:p>0:06:00</text:p>
          </table:table-cell>
          <table:table-cell table:style-name="ce10" table:formula="of:=ABS([$'azan.kz'.H139]-[$'praytimes.py'.G138])" office:value-type="float" office:value="0.00416666666666665">
            <text:p>0:06:00</text:p>
          </table:table-cell>
          <table:table-cell/>
          <table:table-cell table:style-name="ce12" table:formula="of:=SUM([.B138:.G138])" office:value-type="float" office:value="0.0104166666666667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143">
            <text:p>19 май</text:p>
          </table:table-cell>
          <table:table-cell table:style-name="ce10" table:formula="of:=ABS([$'azan.kz'.C140]-[$'praytimes.py'.B139])" office:value-type="float" office:value="0.00069444444444447">
            <text:p>0:01:00</text:p>
          </table:table-cell>
          <table:table-cell table:style-name="ce10" table:formula="of:=ABS([$'azan.kz'.D140]-[$'praytimes.py'.C139])" office:value-type="float" office:value="0.000694444444444442">
            <text:p>0:01:00</text:p>
          </table:table-cell>
          <table:table-cell table:style-name="ce10" table:formula="of:=ABS([$'azan.kz'.E140]-[$'praytimes.py'.D139])" office:value-type="float" office:value="0.000694444444444442">
            <text:p>0:01:00</text:p>
          </table:table-cell>
          <table:table-cell table:style-name="ce10" table:formula="of:=ABS([$'azan.kz'.F140]-[$'praytimes.py'.E139])" office:value-type="float" office:value="0">
            <text:p>0:00:00</text:p>
          </table:table-cell>
          <table:table-cell table:style-name="ce10" table:formula="of:=ABS([$'azan.kz'.G140]-[$'praytimes.py'.F139])" office:value-type="float" office:value="0.00486111111111109">
            <text:p>0:07:00</text:p>
          </table:table-cell>
          <table:table-cell table:style-name="ce10" table:formula="of:=ABS([$'azan.kz'.H140]-[$'praytimes.py'.G139])" office:value-type="float" office:value="0.00486111111111098">
            <text:p>0:07:00</text:p>
          </table:table-cell>
          <table:table-cell/>
          <table:table-cell table:style-name="ce12" table:formula="of:=SUM([.B139:.G139])" office:value-type="float" office:value="0.0118055555555554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144">
            <text:p>20 май</text:p>
          </table:table-cell>
          <table:table-cell table:style-name="ce10" table:formula="of:=ABS([$'azan.kz'.C141]-[$'praytimes.py'.B140])" office:value-type="float" office:value="0">
            <text:p>0:00:00</text:p>
          </table:table-cell>
          <table:table-cell table:style-name="ce10" table:formula="of:=ABS([$'azan.kz'.D141]-[$'praytimes.py'.C140])" office:value-type="float" office:value="0">
            <text:p>0:00:00</text:p>
          </table:table-cell>
          <table:table-cell table:style-name="ce10" table:formula="of:=ABS([$'azan.kz'.E141]-[$'praytimes.py'.D140])" office:value-type="float" office:value="0.000694444444444442">
            <text:p>0:01:00</text:p>
          </table:table-cell>
          <table:table-cell table:style-name="ce10" table:formula="of:=ABS([$'azan.kz'.F141]-[$'praytimes.py'.E140])" office:value-type="float" office:value="0">
            <text:p>0:00:00</text:p>
          </table:table-cell>
          <table:table-cell table:style-name="ce10" table:formula="of:=ABS([$'azan.kz'.G141]-[$'praytimes.py'.F140])" office:value-type="float" office:value="0.00486111111111098">
            <text:p>0:07:00</text:p>
          </table:table-cell>
          <table:table-cell table:style-name="ce10" table:formula="of:=ABS([$'azan.kz'.H141]-[$'praytimes.py'.G140])" office:value-type="float" office:value="0.00486111111111109">
            <text:p>0:07:00</text:p>
          </table:table-cell>
          <table:table-cell/>
          <table:table-cell table:style-name="ce12" table:formula="of:=SUM([.B140:.G140])" office:value-type="float" office:value="0.0104166666666665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145">
            <text:p>21 май</text:p>
          </table:table-cell>
          <table:table-cell table:style-name="ce10" table:formula="of:=ABS([$'azan.kz'.C142]-[$'praytimes.py'.B141])" office:value-type="float" office:value="0.000694444444444442">
            <text:p>0:01:00</text:p>
          </table:table-cell>
          <table:table-cell table:style-name="ce10" table:formula="of:=ABS([$'azan.kz'.D142]-[$'praytimes.py'.C141])" office:value-type="float" office:value="0.000694444444444414">
            <text:p>0:01:00</text:p>
          </table:table-cell>
          <table:table-cell table:style-name="ce10" table:formula="of:=ABS([$'azan.kz'.E142]-[$'praytimes.py'.D141])" office:value-type="float" office:value="0.000694444444444442">
            <text:p>0:01:00</text:p>
          </table:table-cell>
          <table:table-cell table:style-name="ce10" table:formula="of:=ABS([$'azan.kz'.F142]-[$'praytimes.py'.E141])" office:value-type="float" office:value="0.000694444444444442">
            <text:p>0:01:00</text:p>
          </table:table-cell>
          <table:table-cell table:style-name="ce10" table:formula="of:=ABS([$'azan.kz'.G142]-[$'praytimes.py'.F141])" office:value-type="float" office:value="0.00416666666666676">
            <text:p>0:06:00</text:p>
          </table:table-cell>
          <table:table-cell table:style-name="ce10" table:formula="of:=ABS([$'azan.kz'.H142]-[$'praytimes.py'.G141])" office:value-type="float" office:value="0.00416666666666665">
            <text:p>0:06:00</text:p>
          </table:table-cell>
          <table:table-cell/>
          <table:table-cell table:style-name="ce12" table:formula="of:=SUM([.B141:.G141])" office:value-type="float" office:value="0.0111111111111112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146">
            <text:p>22 май</text:p>
          </table:table-cell>
          <table:table-cell table:style-name="ce10" table:formula="of:=ABS([$'azan.kz'.C143]-[$'praytimes.py'.B142])" office:value-type="float" office:value="0.00138888888888886">
            <text:p>0:02:00</text:p>
          </table:table-cell>
          <table:table-cell table:style-name="ce10" table:formula="of:=ABS([$'azan.kz'.D143]-[$'praytimes.py'.C142])" office:value-type="float" office:value="0.00138888888888883">
            <text:p>0:02:00</text:p>
          </table:table-cell>
          <table:table-cell table:style-name="ce10" table:formula="of:=ABS([$'azan.kz'.E143]-[$'praytimes.py'.D142])" office:value-type="float" office:value="0.000694444444444442">
            <text:p>0:01:00</text:p>
          </table:table-cell>
          <table:table-cell table:style-name="ce10" table:formula="of:=ABS([$'azan.kz'.F143]-[$'praytimes.py'.E142])" office:value-type="float" office:value="0">
            <text:p>0:00:00</text:p>
          </table:table-cell>
          <table:table-cell table:style-name="ce10" table:formula="of:=ABS([$'azan.kz'.G143]-[$'praytimes.py'.F142])" office:value-type="float" office:value="0.00347222222222199">
            <text:p>0:05:00</text:p>
          </table:table-cell>
          <table:table-cell table:style-name="ce10" table:formula="of:=ABS([$'azan.kz'.H143]-[$'praytimes.py'.G142])" office:value-type="float" office:value="0.00347222222222221">
            <text:p>0:05:00</text:p>
          </table:table-cell>
          <table:table-cell/>
          <table:table-cell table:style-name="ce12" table:formula="of:=SUM([.B142:.G142])" office:value-type="float" office:value="0.0104166666666663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147">
            <text:p>23 май</text:p>
          </table:table-cell>
          <table:table-cell table:style-name="ce10" table:formula="of:=ABS([$'azan.kz'.C144]-[$'praytimes.py'.B143])" office:value-type="float" office:value="0.000694444444444442">
            <text:p>0:01:00</text:p>
          </table:table-cell>
          <table:table-cell table:style-name="ce10" table:formula="of:=ABS([$'azan.kz'.D144]-[$'praytimes.py'.C143])" office:value-type="float" office:value="0.000694444444444414">
            <text:p>0:01:00</text:p>
          </table:table-cell>
          <table:table-cell table:style-name="ce10" table:formula="of:=ABS([$'azan.kz'.E144]-[$'praytimes.py'.D143])" office:value-type="float" office:value="0.000694444444444442">
            <text:p>0:01:00</text:p>
          </table:table-cell>
          <table:table-cell table:style-name="ce10" table:formula="of:=ABS([$'azan.kz'.F144]-[$'praytimes.py'.E143])" office:value-type="float" office:value="0">
            <text:p>0:00:00</text:p>
          </table:table-cell>
          <table:table-cell table:style-name="ce10" table:formula="of:=ABS([$'azan.kz'.G144]-[$'praytimes.py'.F143])" office:value-type="float" office:value="0.00486111111111098">
            <text:p>0:07:00</text:p>
          </table:table-cell>
          <table:table-cell table:style-name="ce10" table:formula="of:=ABS([$'azan.kz'.H144]-[$'praytimes.py'.G143])" office:value-type="float" office:value="0.00486111111111098">
            <text:p>0:07:00</text:p>
          </table:table-cell>
          <table:table-cell/>
          <table:table-cell table:style-name="ce12" table:formula="of:=SUM([.B143:.G143])" office:value-type="float" office:value="0.0118055555555553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148">
            <text:p>24 май</text:p>
          </table:table-cell>
          <table:table-cell table:style-name="ce10" table:formula="of:=ABS([$'azan.kz'.C145]-[$'praytimes.py'.B144])" office:value-type="float" office:value="0.000694444444444442">
            <text:p>0:01:00</text:p>
          </table:table-cell>
          <table:table-cell table:style-name="ce10" table:formula="of:=ABS([$'azan.kz'.D145]-[$'praytimes.py'.C144])" office:value-type="float" office:value="0.000694444444444414">
            <text:p>0:01:00</text:p>
          </table:table-cell>
          <table:table-cell table:style-name="ce10" table:formula="of:=ABS([$'azan.kz'.E145]-[$'praytimes.py'.D144])" office:value-type="float" office:value="0.000694444444444442">
            <text:p>0:01:00</text:p>
          </table:table-cell>
          <table:table-cell table:style-name="ce10" table:formula="of:=ABS([$'azan.kz'.F145]-[$'praytimes.py'.E144])" office:value-type="float" office:value="0">
            <text:p>0:00:00</text:p>
          </table:table-cell>
          <table:table-cell table:style-name="ce10" table:formula="of:=ABS([$'azan.kz'.G145]-[$'praytimes.py'.F144])" office:value-type="float" office:value="0.00486111111111109">
            <text:p>0:07:00</text:p>
          </table:table-cell>
          <table:table-cell table:style-name="ce10" table:formula="of:=ABS([$'azan.kz'.H145]-[$'praytimes.py'.G144])" office:value-type="float" office:value="0.00486111111111098">
            <text:p>0:07:00</text:p>
          </table:table-cell>
          <table:table-cell/>
          <table:table-cell table:style-name="ce12" table:formula="of:=SUM([.B144:.G144])" office:value-type="float" office:value="0.0118055555555554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149">
            <text:p>25 май</text:p>
          </table:table-cell>
          <table:table-cell table:style-name="ce10" table:formula="of:=ABS([$'azan.kz'.C146]-[$'praytimes.py'.B145])" office:value-type="float" office:value="0.000694444444444442">
            <text:p>0:01:00</text:p>
          </table:table-cell>
          <table:table-cell table:style-name="ce10" table:formula="of:=ABS([$'azan.kz'.D146]-[$'praytimes.py'.C145])" office:value-type="float" office:value="0.000694444444444414">
            <text:p>0:01:00</text:p>
          </table:table-cell>
          <table:table-cell table:style-name="ce10" table:formula="of:=ABS([$'azan.kz'.E146]-[$'praytimes.py'.D145])" office:value-type="float" office:value="0">
            <text:p>0:00:00</text:p>
          </table:table-cell>
          <table:table-cell table:style-name="ce10" table:formula="of:=ABS([$'azan.kz'.F146]-[$'praytimes.py'.E145])" office:value-type="float" office:value="0.000694444444444331">
            <text:p>0:01:00</text:p>
          </table:table-cell>
          <table:table-cell table:style-name="ce10" table:formula="of:=ABS([$'azan.kz'.G146]-[$'praytimes.py'.F145])" office:value-type="float" office:value="0.00416666666666665">
            <text:p>0:06:00</text:p>
          </table:table-cell>
          <table:table-cell table:style-name="ce10" table:formula="of:=ABS([$'azan.kz'.H146]-[$'praytimes.py'.G145])" office:value-type="float" office:value="0.00416666666666676">
            <text:p>0:06:00</text:p>
          </table:table-cell>
          <table:table-cell/>
          <table:table-cell table:style-name="ce12" table:formula="of:=SUM([.B145:.G145])" office:value-type="float" office:value="0.0104166666666666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150">
            <text:p>26 май</text:p>
          </table:table-cell>
          <table:table-cell table:style-name="ce10" table:formula="of:=ABS([$'azan.kz'.C147]-[$'praytimes.py'.B146])" office:value-type="float" office:value="0.000694444444444442">
            <text:p>0:01:00</text:p>
          </table:table-cell>
          <table:table-cell table:style-name="ce10" table:formula="of:=ABS([$'azan.kz'.D147]-[$'praytimes.py'.C146])" office:value-type="float" office:value="0.00069444444444447">
            <text:p>0:01:00</text:p>
          </table:table-cell>
          <table:table-cell table:style-name="ce10" table:formula="of:=ABS([$'azan.kz'.E147]-[$'praytimes.py'.D146])" office:value-type="float" office:value="0">
            <text:p>0:00:00</text:p>
          </table:table-cell>
          <table:table-cell table:style-name="ce10" table:formula="of:=ABS([$'azan.kz'.F147]-[$'praytimes.py'.E146])" office:value-type="float" office:value="0">
            <text:p>0:00:00</text:p>
          </table:table-cell>
          <table:table-cell table:style-name="ce10" table:formula="of:=ABS([$'azan.kz'.G147]-[$'praytimes.py'.F146])" office:value-type="float" office:value="0.00416666666666665">
            <text:p>0:06:00</text:p>
          </table:table-cell>
          <table:table-cell table:style-name="ce10" table:formula="of:=ABS([$'azan.kz'.H147]-[$'praytimes.py'.G146])" office:value-type="float" office:value="0.00416666666666654">
            <text:p>0:06:00</text:p>
          </table:table-cell>
          <table:table-cell/>
          <table:table-cell table:style-name="ce12" table:formula="of:=SUM([.B146:.G146])" office:value-type="float" office:value="0.0097222222222221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151">
            <text:p>27 май</text:p>
          </table:table-cell>
          <table:table-cell table:style-name="ce10" table:formula="of:=ABS([$'azan.kz'.C148]-[$'praytimes.py'.B147])" office:value-type="float" office:value="0.000694444444444442">
            <text:p>0:01:00</text:p>
          </table:table-cell>
          <table:table-cell table:style-name="ce10" table:formula="of:=ABS([$'azan.kz'.D148]-[$'praytimes.py'.C147])" office:value-type="float" office:value="0.000694444444444442">
            <text:p>0:01:00</text:p>
          </table:table-cell>
          <table:table-cell table:style-name="ce10" table:formula="of:=ABS([$'azan.kz'.E148]-[$'praytimes.py'.D147])" office:value-type="float" office:value="0">
            <text:p>0:00:00</text:p>
          </table:table-cell>
          <table:table-cell table:style-name="ce10" table:formula="of:=ABS([$'azan.kz'.F148]-[$'praytimes.py'.E147])" office:value-type="float" office:value="0">
            <text:p>0:00:00</text:p>
          </table:table-cell>
          <table:table-cell table:style-name="ce10" table:formula="of:=ABS([$'azan.kz'.G148]-[$'praytimes.py'.F147])" office:value-type="float" office:value="0.00416666666666654">
            <text:p>0:06:00</text:p>
          </table:table-cell>
          <table:table-cell table:style-name="ce10" table:formula="of:=ABS([$'azan.kz'.H148]-[$'praytimes.py'.G147])" office:value-type="float" office:value="0.00416666666666632">
            <text:p>0:06:00</text:p>
          </table:table-cell>
          <table:table-cell/>
          <table:table-cell table:style-name="ce12" table:formula="of:=SUM([.B147:.G147])" office:value-type="float" office:value="0.00972222222222174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152">
            <text:p>28 май</text:p>
          </table:table-cell>
          <table:table-cell table:style-name="ce10" table:formula="of:=ABS([$'azan.kz'.C149]-[$'praytimes.py'.B148])" office:value-type="float" office:value="0.000694444444444442">
            <text:p>0:01:00</text:p>
          </table:table-cell>
          <table:table-cell table:style-name="ce10" table:formula="of:=ABS([$'azan.kz'.D149]-[$'praytimes.py'.C148])" office:value-type="float" office:value="0.000694444444444414">
            <text:p>0:01:00</text:p>
          </table:table-cell>
          <table:table-cell table:style-name="ce10" table:formula="of:=ABS([$'azan.kz'.E149]-[$'praytimes.py'.D148])" office:value-type="float" office:value="0">
            <text:p>0:00:00</text:p>
          </table:table-cell>
          <table:table-cell table:style-name="ce10" table:formula="of:=ABS([$'azan.kz'.F149]-[$'praytimes.py'.E148])" office:value-type="float" office:value="0.000694444444444553">
            <text:p>0:01:00</text:p>
          </table:table-cell>
          <table:table-cell table:style-name="ce10" table:formula="of:=ABS([$'azan.kz'.G149]-[$'praytimes.py'.F148])" office:value-type="float" office:value="0.00486111111111076">
            <text:p>0:07:00</text:p>
          </table:table-cell>
          <table:table-cell table:style-name="ce10" table:formula="of:=ABS([$'azan.kz'.H149]-[$'praytimes.py'.G148])" office:value-type="float" office:value="0.00486111111111087">
            <text:p>0:07:00</text:p>
          </table:table-cell>
          <table:table-cell/>
          <table:table-cell table:style-name="ce12" table:formula="of:=SUM([.B148:.G148])" office:value-type="float" office:value="0.011805555555555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153">
            <text:p>29 май</text:p>
          </table:table-cell>
          <table:table-cell table:style-name="ce10" table:formula="of:=ABS([$'azan.kz'.C150]-[$'praytimes.py'.B149])" office:value-type="float" office:value="0.000694444444444442">
            <text:p>0:01:00</text:p>
          </table:table-cell>
          <table:table-cell table:style-name="ce10" table:formula="of:=ABS([$'azan.kz'.D150]-[$'praytimes.py'.C149])" office:value-type="float" office:value="0.000694444444444414">
            <text:p>0:01:00</text:p>
          </table:table-cell>
          <table:table-cell table:style-name="ce10" table:formula="of:=ABS([$'azan.kz'.E150]-[$'praytimes.py'.D149])" office:value-type="float" office:value="0.000694444444444331">
            <text:p>0:01:00</text:p>
          </table:table-cell>
          <table:table-cell table:style-name="ce10" table:formula="of:=ABS([$'azan.kz'.F150]-[$'praytimes.py'.E149])" office:value-type="float" office:value="0">
            <text:p>0:00:00</text:p>
          </table:table-cell>
          <table:table-cell table:style-name="ce10" table:formula="of:=ABS([$'azan.kz'.G150]-[$'praytimes.py'.F149])" office:value-type="float" office:value="0.00486111111111109">
            <text:p>0:07:00</text:p>
          </table:table-cell>
          <table:table-cell table:style-name="ce10" table:formula="of:=ABS([$'azan.kz'.H150]-[$'praytimes.py'.G149])" office:value-type="float" office:value="0.00486111111111109">
            <text:p>0:07:00</text:p>
          </table:table-cell>
          <table:table-cell/>
          <table:table-cell table:style-name="ce12" table:formula="of:=SUM([.B149:.G149])" office:value-type="float" office:value="0.0118055555555554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154">
            <text:p>30 май</text:p>
          </table:table-cell>
          <table:table-cell table:style-name="ce10" table:formula="of:=ABS([$'azan.kz'.C151]-[$'praytimes.py'.B150])" office:value-type="float" office:value="0.000694444444444442">
            <text:p>0:01:00</text:p>
          </table:table-cell>
          <table:table-cell table:style-name="ce10" table:formula="of:=ABS([$'azan.kz'.D151]-[$'praytimes.py'.C150])" office:value-type="float" office:value="0.000694444444444414">
            <text:p>0:01:00</text:p>
          </table:table-cell>
          <table:table-cell table:style-name="ce10" table:formula="of:=ABS([$'azan.kz'.E151]-[$'praytimes.py'.D150])" office:value-type="float" office:value="0.000694444444444331">
            <text:p>0:01:00</text:p>
          </table:table-cell>
          <table:table-cell table:style-name="ce10" table:formula="of:=ABS([$'azan.kz'.F151]-[$'praytimes.py'.E150])" office:value-type="float" office:value="0">
            <text:p>0:00:00</text:p>
          </table:table-cell>
          <table:table-cell table:style-name="ce10" table:formula="of:=ABS([$'azan.kz'.G151]-[$'praytimes.py'.F150])" office:value-type="float" office:value="0.00486111111111109">
            <text:p>0:07:00</text:p>
          </table:table-cell>
          <table:table-cell table:style-name="ce10" table:formula="of:=ABS([$'azan.kz'.H151]-[$'praytimes.py'.G150])" office:value-type="float" office:value="0.00486111111111098">
            <text:p>0:07:00</text:p>
          </table:table-cell>
          <table:table-cell/>
          <table:table-cell table:style-name="ce12" table:formula="of:=SUM([.B150:.G150])" office:value-type="float" office:value="0.0118055555555553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155">
            <text:p>31 май</text:p>
          </table:table-cell>
          <table:table-cell table:style-name="ce10" table:formula="of:=ABS([$'azan.kz'.C152]-[$'praytimes.py'.B151])" office:value-type="float" office:value="0.000694444444444442">
            <text:p>0:01:00</text:p>
          </table:table-cell>
          <table:table-cell table:style-name="ce10" table:formula="of:=ABS([$'azan.kz'.D152]-[$'praytimes.py'.C151])" office:value-type="float" office:value="0.000694444444444414">
            <text:p>0:01:00</text:p>
          </table:table-cell>
          <table:table-cell table:style-name="ce10" table:formula="of:=ABS([$'azan.kz'.E152]-[$'praytimes.py'.D151])" office:value-type="float" office:value="0.000694444444444331">
            <text:p>0:01:00</text:p>
          </table:table-cell>
          <table:table-cell table:style-name="ce10" table:formula="of:=ABS([$'azan.kz'.F152]-[$'praytimes.py'.E151])" office:value-type="float" office:value="0.000694444444444442">
            <text:p>0:01:00</text:p>
          </table:table-cell>
          <table:table-cell table:style-name="ce10" table:formula="of:=ABS([$'azan.kz'.G152]-[$'praytimes.py'.F151])" office:value-type="float" office:value="0.00486111111111098">
            <text:p>0:07:00</text:p>
          </table:table-cell>
          <table:table-cell table:style-name="ce10" table:formula="of:=ABS([$'azan.kz'.H152]-[$'praytimes.py'.G151])" office:value-type="float" office:value="0.00486111111111098">
            <text:p>0:07:00</text:p>
          </table:table-cell>
          <table:table-cell/>
          <table:table-cell table:style-name="ce12" table:formula="of:=SUM([.B151:.G151])" office:value-type="float" office:value="0.0124999999999996">
            <text:p>0:18:00</text:p>
          </table:table-cell>
          <table:table-cell table:number-columns-repeated="1015"/>
        </table:table-row>
        <table:table-row table:style-name="ro1">
          <table:table-cell office:value-type="float" office:value="42156">
            <text:p>1 июн</text:p>
          </table:table-cell>
          <table:table-cell table:style-name="ce10" table:formula="of:=ABS([$'azan.kz'.C153]-[$'praytimes.py'.B152])" office:value-type="float" office:value="0.000694444444444442">
            <text:p>0:01:00</text:p>
          </table:table-cell>
          <table:table-cell table:style-name="ce10" table:formula="of:=ABS([$'azan.kz'.D153]-[$'praytimes.py'.C152])" office:value-type="float" office:value="0.000694444444444414">
            <text:p>0:01:00</text:p>
          </table:table-cell>
          <table:table-cell table:style-name="ce10" table:formula="of:=ABS([$'azan.kz'.E153]-[$'praytimes.py'.D152])" office:value-type="float" office:value="0.000694444444444331">
            <text:p>0:01:00</text:p>
          </table:table-cell>
          <table:table-cell table:style-name="ce10" table:formula="of:=ABS([$'azan.kz'.F153]-[$'praytimes.py'.E152])" office:value-type="float" office:value="0">
            <text:p>0:00:00</text:p>
          </table:table-cell>
          <table:table-cell table:style-name="ce10" table:formula="of:=ABS([$'azan.kz'.G153]-[$'praytimes.py'.F152])" office:value-type="float" office:value="0.00486111111111098">
            <text:p>0:07:00</text:p>
          </table:table-cell>
          <table:table-cell table:style-name="ce10" table:formula="of:=ABS([$'azan.kz'.H153]-[$'praytimes.py'.G152])" office:value-type="float" office:value="0.00486111111111109">
            <text:p>0:07:00</text:p>
          </table:table-cell>
          <table:table-cell/>
          <table:table-cell table:style-name="ce12" table:formula="of:=SUM([.B152:.G152])" office:value-type="float" office:value="0.0118055555555553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157">
            <text:p>2 июн</text:p>
          </table:table-cell>
          <table:table-cell table:style-name="ce10" table:formula="of:=ABS([$'azan.kz'.C154]-[$'praytimes.py'.B153])" office:value-type="float" office:value="0.000694444444444414">
            <text:p>0:01:00</text:p>
          </table:table-cell>
          <table:table-cell table:style-name="ce10" table:formula="of:=ABS([$'azan.kz'.D154]-[$'praytimes.py'.C153])" office:value-type="float" office:value="0.000694444444444414">
            <text:p>0:01:00</text:p>
          </table:table-cell>
          <table:table-cell table:style-name="ce10" table:formula="of:=ABS([$'azan.kz'.E154]-[$'praytimes.py'.D153])" office:value-type="float" office:value="0">
            <text:p>0:00:00</text:p>
          </table:table-cell>
          <table:table-cell table:style-name="ce10" table:formula="of:=ABS([$'azan.kz'.F154]-[$'praytimes.py'.E153])" office:value-type="float" office:value="0">
            <text:p>0:00:00</text:p>
          </table:table-cell>
          <table:table-cell table:style-name="ce10" table:formula="of:=ABS([$'azan.kz'.G154]-[$'praytimes.py'.F153])" office:value-type="float" office:value="0.00486111111111087">
            <text:p>0:07:00</text:p>
          </table:table-cell>
          <table:table-cell table:style-name="ce10" table:formula="of:=ABS([$'azan.kz'.H154]-[$'praytimes.py'.G153])" office:value-type="float" office:value="0.00486111111111121">
            <text:p>0:07:00</text:p>
          </table:table-cell>
          <table:table-cell/>
          <table:table-cell table:style-name="ce12" table:formula="of:=SUM([.B153:.G153])" office:value-type="float" office:value="0.0111111111111109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158">
            <text:p>3 июн</text:p>
          </table:table-cell>
          <table:table-cell table:style-name="ce10" table:formula="of:=ABS([$'azan.kz'.C155]-[$'praytimes.py'.B154])" office:value-type="float" office:value="0.000694444444444442">
            <text:p>0:01:00</text:p>
          </table:table-cell>
          <table:table-cell table:style-name="ce10" table:formula="of:=ABS([$'azan.kz'.D155]-[$'praytimes.py'.C154])" office:value-type="float" office:value="0.000694444444444414">
            <text:p>0:01:00</text:p>
          </table:table-cell>
          <table:table-cell table:style-name="ce10" table:formula="of:=ABS([$'azan.kz'.E155]-[$'praytimes.py'.D154])" office:value-type="float" office:value="0">
            <text:p>0:00:00</text:p>
          </table:table-cell>
          <table:table-cell table:style-name="ce10" table:formula="of:=ABS([$'azan.kz'.F155]-[$'praytimes.py'.E154])" office:value-type="float" office:value="0">
            <text:p>0:00:00</text:p>
          </table:table-cell>
          <table:table-cell table:style-name="ce10" table:formula="of:=ABS([$'azan.kz'.G155]-[$'praytimes.py'.F154])" office:value-type="float" office:value="0.00486111111111109">
            <text:p>0:07:00</text:p>
          </table:table-cell>
          <table:table-cell table:style-name="ce10" table:formula="of:=ABS([$'azan.kz'.H155]-[$'praytimes.py'.G154])" office:value-type="float" office:value="0.00486111111111121">
            <text:p>0:07:00</text:p>
          </table:table-cell>
          <table:table-cell/>
          <table:table-cell table:style-name="ce12" table:formula="of:=SUM([.B154:.G154])" office:value-type="float" office:value="0.0111111111111112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159">
            <text:p>4 июн</text:p>
          </table:table-cell>
          <table:table-cell table:style-name="ce10" table:formula="of:=ABS([$'azan.kz'.C156]-[$'praytimes.py'.B155])" office:value-type="float" office:value="0.000694444444444442">
            <text:p>0:01:00</text:p>
          </table:table-cell>
          <table:table-cell table:style-name="ce10" table:formula="of:=ABS([$'azan.kz'.D156]-[$'praytimes.py'.C155])" office:value-type="float" office:value="0.000694444444444414">
            <text:p>0:01:00</text:p>
          </table:table-cell>
          <table:table-cell table:style-name="ce10" table:formula="of:=ABS([$'azan.kz'.E156]-[$'praytimes.py'.D155])" office:value-type="float" office:value="0">
            <text:p>0:00:00</text:p>
          </table:table-cell>
          <table:table-cell table:style-name="ce10" table:formula="of:=ABS([$'azan.kz'.F156]-[$'praytimes.py'.E155])" office:value-type="float" office:value="0">
            <text:p>0:00:00</text:p>
          </table:table-cell>
          <table:table-cell table:style-name="ce10" table:formula="of:=ABS([$'azan.kz'.G156]-[$'praytimes.py'.F155])" office:value-type="float" office:value="0.00486111111111098">
            <text:p>0:07:00</text:p>
          </table:table-cell>
          <table:table-cell table:style-name="ce10" table:formula="of:=ABS([$'azan.kz'.H156]-[$'praytimes.py'.G155])" office:value-type="float" office:value="0.00486111111111087">
            <text:p>0:07:00</text:p>
          </table:table-cell>
          <table:table-cell/>
          <table:table-cell table:style-name="ce12" table:formula="of:=SUM([.B155:.G155])" office:value-type="float" office:value="0.0111111111111107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160">
            <text:p>5 июн</text:p>
          </table:table-cell>
          <table:table-cell table:style-name="ce10" table:formula="of:=ABS([$'azan.kz'.C157]-[$'praytimes.py'.B156])" office:value-type="float" office:value="0.000694444444444442">
            <text:p>0:01:00</text:p>
          </table:table-cell>
          <table:table-cell table:style-name="ce10" table:formula="of:=ABS([$'azan.kz'.D157]-[$'praytimes.py'.C156])" office:value-type="float" office:value="0.000694444444444414">
            <text:p>0:01:00</text:p>
          </table:table-cell>
          <table:table-cell table:style-name="ce10" table:formula="of:=ABS([$'azan.kz'.E157]-[$'praytimes.py'.D156])" office:value-type="float" office:value="0.000694444444444442">
            <text:p>0:01:00</text:p>
          </table:table-cell>
          <table:table-cell table:style-name="ce10" table:formula="of:=ABS([$'azan.kz'.F157]-[$'praytimes.py'.E156])" office:value-type="float" office:value="0.000694444444444442">
            <text:p>0:01:00</text:p>
          </table:table-cell>
          <table:table-cell table:style-name="ce10" table:formula="of:=ABS([$'azan.kz'.G157]-[$'praytimes.py'.F156])" office:value-type="float" office:value="0.00486111111111098">
            <text:p>0:07:00</text:p>
          </table:table-cell>
          <table:table-cell table:style-name="ce10" table:formula="of:=ABS([$'azan.kz'.H157]-[$'praytimes.py'.G156])" office:value-type="float" office:value="0.00486111111111109">
            <text:p>0:07:00</text:p>
          </table:table-cell>
          <table:table-cell/>
          <table:table-cell table:style-name="ce12" table:formula="of:=SUM([.B156:.G156])" office:value-type="float" office:value="0.0124999999999998">
            <text:p>0:18:00</text:p>
          </table:table-cell>
          <table:table-cell table:number-columns-repeated="1015"/>
        </table:table-row>
        <table:table-row table:style-name="ro1">
          <table:table-cell office:value-type="float" office:value="42161">
            <text:p>6 июн</text:p>
          </table:table-cell>
          <table:table-cell table:style-name="ce10" table:formula="of:=ABS([$'azan.kz'.C158]-[$'praytimes.py'.B157])" office:value-type="float" office:value="0.000694444444444442">
            <text:p>0:01:00</text:p>
          </table:table-cell>
          <table:table-cell table:style-name="ce10" table:formula="of:=ABS([$'azan.kz'.D158]-[$'praytimes.py'.C157])" office:value-type="float" office:value="0.000694444444444414">
            <text:p>0:01:00</text:p>
          </table:table-cell>
          <table:table-cell table:style-name="ce10" table:formula="of:=ABS([$'azan.kz'.E158]-[$'praytimes.py'.D157])" office:value-type="float" office:value="0.000694444444444442">
            <text:p>0:01:00</text:p>
          </table:table-cell>
          <table:table-cell table:style-name="ce10" table:formula="of:=ABS([$'azan.kz'.F158]-[$'praytimes.py'.E157])" office:value-type="float" office:value="0">
            <text:p>0:00:00</text:p>
          </table:table-cell>
          <table:table-cell table:style-name="ce10" table:formula="of:=ABS([$'azan.kz'.G158]-[$'praytimes.py'.F157])" office:value-type="float" office:value="0.00416666666666665">
            <text:p>0:06:00</text:p>
          </table:table-cell>
          <table:table-cell table:style-name="ce10" table:formula="of:=ABS([$'azan.kz'.H158]-[$'praytimes.py'.G157])" office:value-type="float" office:value="0.00416666666666665">
            <text:p>0:06:00</text:p>
          </table:table-cell>
          <table:table-cell/>
          <table:table-cell table:style-name="ce12" table:formula="of:=SUM([.B157:.G157])" office:value-type="float" office:value="0.0104166666666666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162">
            <text:p>7 июн</text:p>
          </table:table-cell>
          <table:table-cell table:style-name="ce10" table:formula="of:=ABS([$'azan.kz'.C159]-[$'praytimes.py'.B158])" office:value-type="float" office:value="0.000694444444444442">
            <text:p>0:01:00</text:p>
          </table:table-cell>
          <table:table-cell table:style-name="ce10" table:formula="of:=ABS([$'azan.kz'.D159]-[$'praytimes.py'.C158])" office:value-type="float" office:value="0.000694444444444442">
            <text:p>0:01:00</text:p>
          </table:table-cell>
          <table:table-cell table:style-name="ce10" table:formula="of:=ABS([$'azan.kz'.E159]-[$'praytimes.py'.D158])" office:value-type="float" office:value="0.000694444444444442">
            <text:p>0:01:00</text:p>
          </table:table-cell>
          <table:table-cell table:style-name="ce10" table:formula="of:=ABS([$'azan.kz'.F159]-[$'praytimes.py'.E158])" office:value-type="float" office:value="0">
            <text:p>0:00:00</text:p>
          </table:table-cell>
          <table:table-cell table:style-name="ce10" table:formula="of:=ABS([$'azan.kz'.G159]-[$'praytimes.py'.F158])" office:value-type="float" office:value="0.00416666666666665">
            <text:p>0:06:00</text:p>
          </table:table-cell>
          <table:table-cell table:style-name="ce10" table:formula="of:=ABS([$'azan.kz'.H159]-[$'praytimes.py'.G158])" office:value-type="float" office:value="0.00416666666666665">
            <text:p>0:06:00</text:p>
          </table:table-cell>
          <table:table-cell/>
          <table:table-cell table:style-name="ce12" table:formula="of:=SUM([.B158:.G158])" office:value-type="float" office:value="0.0104166666666666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163">
            <text:p>8 июн</text:p>
          </table:table-cell>
          <table:table-cell table:style-name="ce10" table:formula="of:=ABS([$'azan.kz'.C160]-[$'praytimes.py'.B159])" office:value-type="float" office:value="0.000694444444444442">
            <text:p>0:01:00</text:p>
          </table:table-cell>
          <table:table-cell table:style-name="ce10" table:formula="of:=ABS([$'azan.kz'.D160]-[$'praytimes.py'.C159])" office:value-type="float" office:value="0.000694444444444442">
            <text:p>0:01:00</text:p>
          </table:table-cell>
          <table:table-cell table:style-name="ce10" table:formula="of:=ABS([$'azan.kz'.E160]-[$'praytimes.py'.D159])" office:value-type="float" office:value="0">
            <text:p>0:00:00</text:p>
          </table:table-cell>
          <table:table-cell table:style-name="ce10" table:formula="of:=ABS([$'azan.kz'.F160]-[$'praytimes.py'.E159])" office:value-type="float" office:value="0">
            <text:p>0:00:00</text:p>
          </table:table-cell>
          <table:table-cell table:style-name="ce10" table:formula="of:=ABS([$'azan.kz'.G160]-[$'praytimes.py'.F159])" office:value-type="float" office:value="0.00416666666666654">
            <text:p>0:06:00</text:p>
          </table:table-cell>
          <table:table-cell table:style-name="ce10" table:formula="of:=ABS([$'azan.kz'.H160]-[$'praytimes.py'.G159])" office:value-type="float" office:value="0.00416666666666665">
            <text:p>0:06:00</text:p>
          </table:table-cell>
          <table:table-cell/>
          <table:table-cell table:style-name="ce12" table:formula="of:=SUM([.B159:.G159])" office:value-type="float" office:value="0.00972222222222208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164">
            <text:p>9 июн</text:p>
          </table:table-cell>
          <table:table-cell table:style-name="ce10" table:formula="of:=ABS([$'azan.kz'.C161]-[$'praytimes.py'.B160])" office:value-type="float" office:value="0.000694444444444442">
            <text:p>0:01:00</text:p>
          </table:table-cell>
          <table:table-cell table:style-name="ce10" table:formula="of:=ABS([$'azan.kz'.D161]-[$'praytimes.py'.C160])" office:value-type="float" office:value="0.000694444444444442">
            <text:p>0:01:00</text:p>
          </table:table-cell>
          <table:table-cell table:style-name="ce10" table:formula="of:=ABS([$'azan.kz'.E161]-[$'praytimes.py'.D160])" office:value-type="float" office:value="0">
            <text:p>0:00:00</text:p>
          </table:table-cell>
          <table:table-cell table:style-name="ce10" table:formula="of:=ABS([$'azan.kz'.F161]-[$'praytimes.py'.E160])" office:value-type="float" office:value="0">
            <text:p>0:00:00</text:p>
          </table:table-cell>
          <table:table-cell table:style-name="ce10" table:formula="of:=ABS([$'azan.kz'.G161]-[$'praytimes.py'.F160])" office:value-type="float" office:value="0.00416666666666654">
            <text:p>0:06:00</text:p>
          </table:table-cell>
          <table:table-cell table:style-name="ce10" table:formula="of:=ABS([$'azan.kz'.H161]-[$'praytimes.py'.G160])" office:value-type="float" office:value="0.00416666666666676">
            <text:p>0:06:00</text:p>
          </table:table-cell>
          <table:table-cell/>
          <table:table-cell table:style-name="ce12" table:formula="of:=SUM([.B160:.G160])" office:value-type="float" office:value="0.00972222222222219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165">
            <text:p>10 июн</text:p>
          </table:table-cell>
          <table:table-cell table:style-name="ce10" table:formula="of:=ABS([$'azan.kz'.C162]-[$'praytimes.py'.B161])" office:value-type="float" office:value="0.000694444444444442">
            <text:p>0:01:00</text:p>
          </table:table-cell>
          <table:table-cell table:style-name="ce10" table:formula="of:=ABS([$'azan.kz'.D162]-[$'praytimes.py'.C161])" office:value-type="float" office:value="0.000694444444444442">
            <text:p>0:01:00</text:p>
          </table:table-cell>
          <table:table-cell table:style-name="ce10" table:formula="of:=ABS([$'azan.kz'.E162]-[$'praytimes.py'.D161])" office:value-type="float" office:value="0.000694444444444442">
            <text:p>0:01:00</text:p>
          </table:table-cell>
          <table:table-cell table:style-name="ce10" table:formula="of:=ABS([$'azan.kz'.F162]-[$'praytimes.py'.E161])" office:value-type="float" office:value="0">
            <text:p>0:00:00</text:p>
          </table:table-cell>
          <table:table-cell table:style-name="ce10" table:formula="of:=ABS([$'azan.kz'.G162]-[$'praytimes.py'.F161])" office:value-type="float" office:value="0.00416666666666654">
            <text:p>0:06:00</text:p>
          </table:table-cell>
          <table:table-cell table:style-name="ce10" table:formula="of:=ABS([$'azan.kz'.H162]-[$'praytimes.py'.G161])" office:value-type="float" office:value="0.00416666666666676">
            <text:p>0:06:00</text:p>
          </table:table-cell>
          <table:table-cell/>
          <table:table-cell table:style-name="ce12" table:formula="of:=SUM([.B161:.G161])" office:value-type="float" office:value="0.0104166666666666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166">
            <text:p>11 июн</text:p>
          </table:table-cell>
          <table:table-cell table:style-name="ce10" table:formula="of:=ABS([$'azan.kz'.C163]-[$'praytimes.py'.B162])" office:value-type="float" office:value="0.000694444444444442">
            <text:p>0:01:00</text:p>
          </table:table-cell>
          <table:table-cell table:style-name="ce10" table:formula="of:=ABS([$'azan.kz'.D163]-[$'praytimes.py'.C162])" office:value-type="float" office:value="0.000694444444444442">
            <text:p>0:01:00</text:p>
          </table:table-cell>
          <table:table-cell table:style-name="ce10" table:formula="of:=ABS([$'azan.kz'.E163]-[$'praytimes.py'.D162])" office:value-type="float" office:value="0.000694444444444442">
            <text:p>0:01:00</text:p>
          </table:table-cell>
          <table:table-cell table:style-name="ce10" table:formula="of:=ABS([$'azan.kz'.F163]-[$'praytimes.py'.E162])" office:value-type="float" office:value="0">
            <text:p>0:00:00</text:p>
          </table:table-cell>
          <table:table-cell table:style-name="ce10" table:formula="of:=ABS([$'azan.kz'.G163]-[$'praytimes.py'.F162])" office:value-type="float" office:value="0.00416666666666665">
            <text:p>0:06:00</text:p>
          </table:table-cell>
          <table:table-cell table:style-name="ce10" table:formula="of:=ABS([$'azan.kz'.H163]-[$'praytimes.py'.G162])" office:value-type="float" office:value="0.00416666666666676">
            <text:p>0:06:00</text:p>
          </table:table-cell>
          <table:table-cell/>
          <table:table-cell table:style-name="ce12" table:formula="of:=SUM([.B162:.G162])" office:value-type="float" office:value="0.0104166666666667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167">
            <text:p>12 июн</text:p>
          </table:table-cell>
          <table:table-cell table:style-name="ce10" table:formula="of:=ABS([$'azan.kz'.C164]-[$'praytimes.py'.B163])" office:value-type="float" office:value="0.00138888888888887">
            <text:p>0:02:00</text:p>
          </table:table-cell>
          <table:table-cell table:style-name="ce10" table:formula="of:=ABS([$'azan.kz'.D164]-[$'praytimes.py'.C163])" office:value-type="float" office:value="0.00138888888888888">
            <text:p>0:02:00</text:p>
          </table:table-cell>
          <table:table-cell table:style-name="ce10" table:formula="of:=ABS([$'azan.kz'.E164]-[$'praytimes.py'.D163])" office:value-type="float" office:value="0.000694444444444442">
            <text:p>0:01:00</text:p>
          </table:table-cell>
          <table:table-cell table:style-name="ce10" table:formula="of:=ABS([$'azan.kz'.F164]-[$'praytimes.py'.E163])" office:value-type="float" office:value="0">
            <text:p>0:00:00</text:p>
          </table:table-cell>
          <table:table-cell table:style-name="ce10" table:formula="of:=ABS([$'azan.kz'.G164]-[$'praytimes.py'.F163])" office:value-type="float" office:value="0.00416666666666665">
            <text:p>0:06:00</text:p>
          </table:table-cell>
          <table:table-cell table:style-name="ce10" table:formula="of:=ABS([$'azan.kz'.H164]-[$'praytimes.py'.G163])" office:value-type="float" office:value="0.00416666666666665">
            <text:p>0:06:00</text:p>
          </table:table-cell>
          <table:table-cell/>
          <table:table-cell table:style-name="ce12" table:formula="of:=SUM([.B163:.G163])" office:value-type="float" office:value="0.0118055555555555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168">
            <text:p>13 июн</text:p>
          </table:table-cell>
          <table:table-cell table:style-name="ce10" table:formula="of:=ABS([$'azan.kz'.C165]-[$'praytimes.py'.B164])" office:value-type="float" office:value="0.00138888888888887">
            <text:p>0:02:00</text:p>
          </table:table-cell>
          <table:table-cell table:style-name="ce10" table:formula="of:=ABS([$'azan.kz'.D165]-[$'praytimes.py'.C164])" office:value-type="float" office:value="0.00138888888888888">
            <text:p>0:02:00</text:p>
          </table:table-cell>
          <table:table-cell table:style-name="ce10" table:formula="of:=ABS([$'azan.kz'.E165]-[$'praytimes.py'.D164])" office:value-type="float" office:value="0">
            <text:p>0:00:00</text:p>
          </table:table-cell>
          <table:table-cell table:style-name="ce10" table:formula="of:=ABS([$'azan.kz'.F165]-[$'praytimes.py'.E164])" office:value-type="float" office:value="0">
            <text:p>0:00:00</text:p>
          </table:table-cell>
          <table:table-cell table:style-name="ce10" table:formula="of:=ABS([$'azan.kz'.G165]-[$'praytimes.py'.F164])" office:value-type="float" office:value="0.00416666666666665">
            <text:p>0:06:00</text:p>
          </table:table-cell>
          <table:table-cell table:style-name="ce10" table:formula="of:=ABS([$'azan.kz'.H165]-[$'praytimes.py'.G164])" office:value-type="float" office:value="0.00416666666666665">
            <text:p>0:06:00</text:p>
          </table:table-cell>
          <table:table-cell/>
          <table:table-cell table:style-name="ce12" table:formula="of:=SUM([.B164:.G164])" office:value-type="float" office:value="0.0111111111111111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169">
            <text:p>14 июн</text:p>
          </table:table-cell>
          <table:table-cell table:style-name="ce10" table:formula="of:=ABS([$'azan.kz'.C166]-[$'praytimes.py'.B165])" office:value-type="float" office:value="0.000694444444444428">
            <text:p>0:01:00</text:p>
          </table:table-cell>
          <table:table-cell table:style-name="ce10" table:formula="of:=ABS([$'azan.kz'.D166]-[$'praytimes.py'.C165])" office:value-type="float" office:value="0.000694444444444442">
            <text:p>0:01:00</text:p>
          </table:table-cell>
          <table:table-cell table:style-name="ce10" table:formula="of:=ABS([$'azan.kz'.E166]-[$'praytimes.py'.D165])" office:value-type="float" office:value="0">
            <text:p>0:00:00</text:p>
          </table:table-cell>
          <table:table-cell table:style-name="ce10" table:formula="of:=ABS([$'azan.kz'.F166]-[$'praytimes.py'.E165])" office:value-type="float" office:value="0">
            <text:p>0:00:00</text:p>
          </table:table-cell>
          <table:table-cell table:style-name="ce10" table:formula="of:=ABS([$'azan.kz'.G166]-[$'praytimes.py'.F165])" office:value-type="float" office:value="0.00416666666666665">
            <text:p>0:06:00</text:p>
          </table:table-cell>
          <table:table-cell table:style-name="ce10" table:formula="of:=ABS([$'azan.kz'.H166]-[$'praytimes.py'.G165])" office:value-type="float" office:value="0.00416666666666665">
            <text:p>0:06:00</text:p>
          </table:table-cell>
          <table:table-cell/>
          <table:table-cell table:style-name="ce12" table:formula="of:=SUM([.B165:.G165])" office:value-type="float" office:value="0.00972222222222217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170">
            <text:p>15 июн</text:p>
          </table:table-cell>
          <table:table-cell table:style-name="ce10" table:formula="of:=ABS([$'azan.kz'.C167]-[$'praytimes.py'.B166])" office:value-type="float" office:value="0.000694444444444428">
            <text:p>0:01:00</text:p>
          </table:table-cell>
          <table:table-cell table:style-name="ce10" table:formula="of:=ABS([$'azan.kz'.D167]-[$'praytimes.py'.C166])" office:value-type="float" office:value="0.000694444444444442">
            <text:p>0:01:00</text:p>
          </table:table-cell>
          <table:table-cell table:style-name="ce10" table:formula="of:=ABS([$'azan.kz'.E167]-[$'praytimes.py'.D166])" office:value-type="float" office:value="0.000694444444444553">
            <text:p>0:01:00</text:p>
          </table:table-cell>
          <table:table-cell table:style-name="ce10" table:formula="of:=ABS([$'azan.kz'.F167]-[$'praytimes.py'.E166])" office:value-type="float" office:value="0">
            <text:p>0:00:00</text:p>
          </table:table-cell>
          <table:table-cell table:style-name="ce10" table:formula="of:=ABS([$'azan.kz'.G167]-[$'praytimes.py'.F166])" office:value-type="float" office:value="0.00416666666666665">
            <text:p>0:06:00</text:p>
          </table:table-cell>
          <table:table-cell table:style-name="ce10" table:formula="of:=ABS([$'azan.kz'.H167]-[$'praytimes.py'.G166])" office:value-type="float" office:value="0.00416666666666665">
            <text:p>0:06:00</text:p>
          </table:table-cell>
          <table:table-cell/>
          <table:table-cell table:style-name="ce12" table:formula="of:=SUM([.B166:.G166])" office:value-type="float" office:value="0.0104166666666667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171">
            <text:p>16 июн</text:p>
          </table:table-cell>
          <table:table-cell table:style-name="ce10" table:formula="of:=ABS([$'azan.kz'.C168]-[$'praytimes.py'.B167])" office:value-type="float" office:value="0.000694444444444428">
            <text:p>0:01:00</text:p>
          </table:table-cell>
          <table:table-cell table:style-name="ce10" table:formula="of:=ABS([$'azan.kz'.D168]-[$'praytimes.py'.C167])" office:value-type="float" office:value="0.000694444444444442">
            <text:p>0:01:00</text:p>
          </table:table-cell>
          <table:table-cell table:style-name="ce10" table:formula="of:=ABS([$'azan.kz'.E168]-[$'praytimes.py'.D167])" office:value-type="float" office:value="0.000694444444444553">
            <text:p>0:01:00</text:p>
          </table:table-cell>
          <table:table-cell table:style-name="ce10" table:formula="of:=ABS([$'azan.kz'.F168]-[$'praytimes.py'.E167])" office:value-type="float" office:value="0.000694444444444331">
            <text:p>0:01:00</text:p>
          </table:table-cell>
          <table:table-cell table:style-name="ce10" table:formula="of:=ABS([$'azan.kz'.G168]-[$'praytimes.py'.F167])" office:value-type="float" office:value="0.00416666666666665">
            <text:p>0:06:00</text:p>
          </table:table-cell>
          <table:table-cell table:style-name="ce10" table:formula="of:=ABS([$'azan.kz'.H168]-[$'praytimes.py'.G167])" office:value-type="float" office:value="0.00416666666666676">
            <text:p>0:06:00</text:p>
          </table:table-cell>
          <table:table-cell/>
          <table:table-cell table:style-name="ce12" table:formula="of:=SUM([.B167:.G167])" office:value-type="float" office:value="0.0111111111111112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172">
            <text:p>17 июн</text:p>
          </table:table-cell>
          <table:table-cell table:style-name="ce10" table:formula="of:=ABS([$'azan.kz'.C169]-[$'praytimes.py'.B168])" office:value-type="float" office:value="0.000694444444444428">
            <text:p>0:01:00</text:p>
          </table:table-cell>
          <table:table-cell table:style-name="ce10" table:formula="of:=ABS([$'azan.kz'.D169]-[$'praytimes.py'.C168])" office:value-type="float" office:value="0.000694444444444442">
            <text:p>0:01:00</text:p>
          </table:table-cell>
          <table:table-cell table:style-name="ce10" table:formula="of:=ABS([$'azan.kz'.E169]-[$'praytimes.py'.D168])" office:value-type="float" office:value="0.000694444444444553">
            <text:p>0:01:00</text:p>
          </table:table-cell>
          <table:table-cell table:style-name="ce10" table:formula="of:=ABS([$'azan.kz'.F169]-[$'praytimes.py'.E168])" office:value-type="float" office:value="0">
            <text:p>0:00:00</text:p>
          </table:table-cell>
          <table:table-cell table:style-name="ce10" table:formula="of:=ABS([$'azan.kz'.G169]-[$'praytimes.py'.F168])" office:value-type="float" office:value="0.00416666666666665">
            <text:p>0:06:00</text:p>
          </table:table-cell>
          <table:table-cell table:style-name="ce10" table:formula="of:=ABS([$'azan.kz'.H169]-[$'praytimes.py'.G168])" office:value-type="float" office:value="0.00416666666666676">
            <text:p>0:06:00</text:p>
          </table:table-cell>
          <table:table-cell/>
          <table:table-cell table:style-name="ce12" table:formula="of:=SUM([.B168:.G168])" office:value-type="float" office:value="0.0104166666666668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173">
            <text:p>18 июн</text:p>
          </table:table-cell>
          <table:table-cell table:style-name="ce10" table:formula="of:=ABS([$'azan.kz'.C170]-[$'praytimes.py'.B169])" office:value-type="float" office:value="0.000694444444444428">
            <text:p>0:01:00</text:p>
          </table:table-cell>
          <table:table-cell table:style-name="ce10" table:formula="of:=ABS([$'azan.kz'.D170]-[$'praytimes.py'.C169])" office:value-type="float" office:value="0.000694444444444442">
            <text:p>0:01:00</text:p>
          </table:table-cell>
          <table:table-cell table:style-name="ce10" table:formula="of:=ABS([$'azan.kz'.E170]-[$'praytimes.py'.D169])" office:value-type="float" office:value="0">
            <text:p>0:00:00</text:p>
          </table:table-cell>
          <table:table-cell table:style-name="ce10" table:formula="of:=ABS([$'azan.kz'.F170]-[$'praytimes.py'.E169])" office:value-type="float" office:value="0">
            <text:p>0:00:00</text:p>
          </table:table-cell>
          <table:table-cell table:style-name="ce10" table:formula="of:=ABS([$'azan.kz'.G170]-[$'praytimes.py'.F169])" office:value-type="float" office:value="0.00416666666666676">
            <text:p>0:06:00</text:p>
          </table:table-cell>
          <table:table-cell table:style-name="ce10" table:formula="of:=ABS([$'azan.kz'.H170]-[$'praytimes.py'.G169])" office:value-type="float" office:value="0.00416666666666676">
            <text:p>0:06:00</text:p>
          </table:table-cell>
          <table:table-cell/>
          <table:table-cell table:style-name="ce12" table:formula="of:=SUM([.B169:.G169])" office:value-type="float" office:value="0.0097222222222224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174">
            <text:p>19 июн</text:p>
          </table:table-cell>
          <table:table-cell table:style-name="ce10" table:formula="of:=ABS([$'azan.kz'.C171]-[$'praytimes.py'.B170])" office:value-type="float" office:value="0.000694444444444428">
            <text:p>0:01:00</text:p>
          </table:table-cell>
          <table:table-cell table:style-name="ce10" table:formula="of:=ABS([$'azan.kz'.D171]-[$'praytimes.py'.C170])" office:value-type="float" office:value="0.000694444444444442">
            <text:p>0:01:00</text:p>
          </table:table-cell>
          <table:table-cell table:style-name="ce10" table:formula="of:=ABS([$'azan.kz'.E171]-[$'praytimes.py'.D170])" office:value-type="float" office:value="0.000694444444444442">
            <text:p>0:01:00</text:p>
          </table:table-cell>
          <table:table-cell table:style-name="ce10" table:formula="of:=ABS([$'azan.kz'.F171]-[$'praytimes.py'.E170])" office:value-type="float" office:value="0">
            <text:p>0:00:00</text:p>
          </table:table-cell>
          <table:table-cell table:style-name="ce10" table:formula="of:=ABS([$'azan.kz'.G171]-[$'praytimes.py'.F170])" office:value-type="float" office:value="0.00416666666666676">
            <text:p>0:06:00</text:p>
          </table:table-cell>
          <table:table-cell table:style-name="ce10" table:formula="of:=ABS([$'azan.kz'.H171]-[$'praytimes.py'.G170])" office:value-type="float" office:value="0.00416666666666676">
            <text:p>0:06:00</text:p>
          </table:table-cell>
          <table:table-cell/>
          <table:table-cell table:style-name="ce12" table:formula="of:=SUM([.B170:.G170])" office:value-type="float" office:value="0.0104166666666668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175">
            <text:p>20 июн</text:p>
          </table:table-cell>
          <table:table-cell table:style-name="ce10" table:formula="of:=ABS([$'azan.kz'.C172]-[$'praytimes.py'.B171])" office:value-type="float" office:value="0.000694444444444428">
            <text:p>0:01:00</text:p>
          </table:table-cell>
          <table:table-cell table:style-name="ce10" table:formula="of:=ABS([$'azan.kz'.D172]-[$'praytimes.py'.C171])" office:value-type="float" office:value="0.000694444444444442">
            <text:p>0:01:00</text:p>
          </table:table-cell>
          <table:table-cell table:style-name="ce10" table:formula="of:=ABS([$'azan.kz'.E172]-[$'praytimes.py'.D171])" office:value-type="float" office:value="0.000694444444444442">
            <text:p>0:01:00</text:p>
          </table:table-cell>
          <table:table-cell table:style-name="ce10" table:formula="of:=ABS([$'azan.kz'.F172]-[$'praytimes.py'.E171])" office:value-type="float" office:value="0">
            <text:p>0:00:00</text:p>
          </table:table-cell>
          <table:table-cell table:style-name="ce10" table:formula="of:=ABS([$'azan.kz'.G172]-[$'praytimes.py'.F171])" office:value-type="float" office:value="0.00416666666666676">
            <text:p>0:06:00</text:p>
          </table:table-cell>
          <table:table-cell table:style-name="ce10" table:formula="of:=ABS([$'azan.kz'.H172]-[$'praytimes.py'.G171])" office:value-type="float" office:value="0.00416666666666676">
            <text:p>0:06:00</text:p>
          </table:table-cell>
          <table:table-cell/>
          <table:table-cell table:style-name="ce12" table:formula="of:=SUM([.B171:.G171])" office:value-type="float" office:value="0.0104166666666668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176">
            <text:p>21 июн</text:p>
          </table:table-cell>
          <table:table-cell table:style-name="ce10" table:formula="of:=ABS([$'azan.kz'.C173]-[$'praytimes.py'.B172])" office:value-type="float" office:value="0.000694444444444428">
            <text:p>0:01:00</text:p>
          </table:table-cell>
          <table:table-cell table:style-name="ce10" table:formula="of:=ABS([$'azan.kz'.D173]-[$'praytimes.py'.C172])" office:value-type="float" office:value="0.000694444444444442">
            <text:p>0:01:00</text:p>
          </table:table-cell>
          <table:table-cell table:style-name="ce10" table:formula="of:=ABS([$'azan.kz'.E173]-[$'praytimes.py'.D172])" office:value-type="float" office:value="0.000694444444444442">
            <text:p>0:01:00</text:p>
          </table:table-cell>
          <table:table-cell table:style-name="ce10" table:formula="of:=ABS([$'azan.kz'.F173]-[$'praytimes.py'.E172])" office:value-type="float" office:value="0">
            <text:p>0:00:00</text:p>
          </table:table-cell>
          <table:table-cell table:style-name="ce10" table:formula="of:=ABS([$'azan.kz'.G173]-[$'praytimes.py'.F172])" office:value-type="float" office:value="0.00347222222222232">
            <text:p>0:05:00</text:p>
          </table:table-cell>
          <table:table-cell table:style-name="ce10" table:formula="of:=ABS([$'azan.kz'.H173]-[$'praytimes.py'.G172])" office:value-type="float" office:value="0.0034722222222221">
            <text:p>0:05:00</text:p>
          </table:table-cell>
          <table:table-cell/>
          <table:table-cell table:style-name="ce12" table:formula="of:=SUM([.B172:.G172])" office:value-type="float" office:value="0.00902777777777773">
            <text:p>0:13:00</text:p>
          </table:table-cell>
          <table:table-cell table:number-columns-repeated="1015"/>
        </table:table-row>
        <table:table-row table:style-name="ro1">
          <table:table-cell office:value-type="float" office:value="42177">
            <text:p>22 июн</text:p>
          </table:table-cell>
          <table:table-cell table:style-name="ce10" table:formula="of:=ABS([$'azan.kz'.C174]-[$'praytimes.py'.B173])" office:value-type="float" office:value="0.00138888888888887">
            <text:p>0:02:00</text:p>
          </table:table-cell>
          <table:table-cell table:style-name="ce10" table:formula="of:=ABS([$'azan.kz'.D174]-[$'praytimes.py'.C173])" office:value-type="float" office:value="0.00138888888888888">
            <text:p>0:02:00</text:p>
          </table:table-cell>
          <table:table-cell table:style-name="ce10" table:formula="of:=ABS([$'azan.kz'.E174]-[$'praytimes.py'.D173])" office:value-type="float" office:value="0">
            <text:p>0:00:00</text:p>
          </table:table-cell>
          <table:table-cell table:style-name="ce10" table:formula="of:=ABS([$'azan.kz'.F174]-[$'praytimes.py'.E173])" office:value-type="float" office:value="0">
            <text:p>0:00:00</text:p>
          </table:table-cell>
          <table:table-cell table:style-name="ce10" table:formula="of:=ABS([$'azan.kz'.G174]-[$'praytimes.py'.F173])" office:value-type="float" office:value="0.00416666666666676">
            <text:p>0:06:00</text:p>
          </table:table-cell>
          <table:table-cell table:style-name="ce10" table:formula="of:=ABS([$'azan.kz'.H174]-[$'praytimes.py'.G173])" office:value-type="float" office:value="0.00416666666666654">
            <text:p>0:06:00</text:p>
          </table:table-cell>
          <table:table-cell/>
          <table:table-cell table:style-name="ce12" table:formula="of:=SUM([.B173:.G173])" office:value-type="float" office:value="0.0111111111111111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178">
            <text:p>23 июн</text:p>
          </table:table-cell>
          <table:table-cell table:style-name="ce10" table:formula="of:=ABS([$'azan.kz'.C175]-[$'praytimes.py'.B174])" office:value-type="float" office:value="0.000694444444444442">
            <text:p>0:01:00</text:p>
          </table:table-cell>
          <table:table-cell table:style-name="ce10" table:formula="of:=ABS([$'azan.kz'.D175]-[$'praytimes.py'.C174])" office:value-type="float" office:value="0.000694444444444442">
            <text:p>0:01:00</text:p>
          </table:table-cell>
          <table:table-cell table:style-name="ce10" table:formula="of:=ABS([$'azan.kz'.E175]-[$'praytimes.py'.D174])" office:value-type="float" office:value="0">
            <text:p>0:00:00</text:p>
          </table:table-cell>
          <table:table-cell table:style-name="ce10" table:formula="of:=ABS([$'azan.kz'.F175]-[$'praytimes.py'.E174])" office:value-type="float" office:value="0">
            <text:p>0:00:00</text:p>
          </table:table-cell>
          <table:table-cell table:style-name="ce10" table:formula="of:=ABS([$'azan.kz'.G175]-[$'praytimes.py'.F174])" office:value-type="float" office:value="0.00416666666666676">
            <text:p>0:06:00</text:p>
          </table:table-cell>
          <table:table-cell table:style-name="ce10" table:formula="of:=ABS([$'azan.kz'.H175]-[$'praytimes.py'.G174])" office:value-type="float" office:value="0.00416666666666654">
            <text:p>0:06:00</text:p>
          </table:table-cell>
          <table:table-cell/>
          <table:table-cell table:style-name="ce12" table:formula="of:=SUM([.B174:.G174])" office:value-type="float" office:value="0.00972222222222219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179">
            <text:p>24 июн</text:p>
          </table:table-cell>
          <table:table-cell table:style-name="ce10" table:formula="of:=ABS([$'azan.kz'.C176]-[$'praytimes.py'.B175])" office:value-type="float" office:value="0.000694444444444442">
            <text:p>0:01:00</text:p>
          </table:table-cell>
          <table:table-cell table:style-name="ce10" table:formula="of:=ABS([$'azan.kz'.D176]-[$'praytimes.py'.C175])" office:value-type="float" office:value="0.000694444444444442">
            <text:p>0:01:00</text:p>
          </table:table-cell>
          <table:table-cell table:style-name="ce10" table:formula="of:=ABS([$'azan.kz'.E176]-[$'praytimes.py'.D175])" office:value-type="float" office:value="0.000694444444444442">
            <text:p>0:01:00</text:p>
          </table:table-cell>
          <table:table-cell table:style-name="ce10" table:formula="of:=ABS([$'azan.kz'.F176]-[$'praytimes.py'.E175])" office:value-type="float" office:value="0.000694444444444442">
            <text:p>0:01:00</text:p>
          </table:table-cell>
          <table:table-cell table:style-name="ce10" table:formula="of:=ABS([$'azan.kz'.G176]-[$'praytimes.py'.F175])" office:value-type="float" office:value="0.00416666666666676">
            <text:p>0:06:00</text:p>
          </table:table-cell>
          <table:table-cell table:style-name="ce10" table:formula="of:=ABS([$'azan.kz'.H176]-[$'praytimes.py'.G175])" office:value-type="float" office:value="0.00416666666666654">
            <text:p>0:06:00</text:p>
          </table:table-cell>
          <table:table-cell/>
          <table:table-cell table:style-name="ce12" table:formula="of:=SUM([.B175:.G175])" office:value-type="float" office:value="0.0111111111111111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180">
            <text:p>25 июн</text:p>
          </table:table-cell>
          <table:table-cell table:style-name="ce10" table:formula="of:=ABS([$'azan.kz'.C177]-[$'praytimes.py'.B176])" office:value-type="float" office:value="0.00138888888888888">
            <text:p>0:02:00</text:p>
          </table:table-cell>
          <table:table-cell table:style-name="ce10" table:formula="of:=ABS([$'azan.kz'.D177]-[$'praytimes.py'.C176])" office:value-type="float" office:value="0.00138888888888888">
            <text:p>0:02:00</text:p>
          </table:table-cell>
          <table:table-cell table:style-name="ce10" table:formula="of:=ABS([$'azan.kz'.E177]-[$'praytimes.py'.D176])" office:value-type="float" office:value="0.000694444444444442">
            <text:p>0:01:00</text:p>
          </table:table-cell>
          <table:table-cell table:style-name="ce10" table:formula="of:=ABS([$'azan.kz'.F177]-[$'praytimes.py'.E176])" office:value-type="float" office:value="0.000694444444444442">
            <text:p>0:01:00</text:p>
          </table:table-cell>
          <table:table-cell table:style-name="ce10" table:formula="of:=ABS([$'azan.kz'.G177]-[$'praytimes.py'.F176])" office:value-type="float" office:value="0.00416666666666676">
            <text:p>0:06:00</text:p>
          </table:table-cell>
          <table:table-cell table:style-name="ce10" table:formula="of:=ABS([$'azan.kz'.H177]-[$'praytimes.py'.G176])" office:value-type="float" office:value="0.00416666666666654">
            <text:p>0:06:00</text:p>
          </table:table-cell>
          <table:table-cell/>
          <table:table-cell table:style-name="ce12" table:formula="of:=SUM([.B176:.G176])" office:value-type="float" office:value="0.0125">
            <text:p>0:18:00</text:p>
          </table:table-cell>
          <table:table-cell table:number-columns-repeated="1015"/>
        </table:table-row>
        <table:table-row table:style-name="ro1">
          <table:table-cell office:value-type="float" office:value="42181">
            <text:p>26 июн</text:p>
          </table:table-cell>
          <table:table-cell table:style-name="ce10" table:formula="of:=ABS([$'azan.kz'.C178]-[$'praytimes.py'.B177])" office:value-type="float" office:value="0.000694444444444442">
            <text:p>0:01:00</text:p>
          </table:table-cell>
          <table:table-cell table:style-name="ce10" table:formula="of:=ABS([$'azan.kz'.D178]-[$'praytimes.py'.C177])" office:value-type="float" office:value="0.000694444444444442">
            <text:p>0:01:00</text:p>
          </table:table-cell>
          <table:table-cell table:style-name="ce10" table:formula="of:=ABS([$'azan.kz'.E178]-[$'praytimes.py'.D177])" office:value-type="float" office:value="0.000694444444444442">
            <text:p>0:01:00</text:p>
          </table:table-cell>
          <table:table-cell table:style-name="ce10" table:formula="of:=ABS([$'azan.kz'.F178]-[$'praytimes.py'.E177])" office:value-type="float" office:value="0">
            <text:p>0:00:00</text:p>
          </table:table-cell>
          <table:table-cell table:style-name="ce10" table:formula="of:=ABS([$'azan.kz'.G178]-[$'praytimes.py'.F177])" office:value-type="float" office:value="0.00416666666666676">
            <text:p>0:06:00</text:p>
          </table:table-cell>
          <table:table-cell table:style-name="ce10" table:formula="of:=ABS([$'azan.kz'.H178]-[$'praytimes.py'.G177])" office:value-type="float" office:value="0.00416666666666654">
            <text:p>0:06:00</text:p>
          </table:table-cell>
          <table:table-cell/>
          <table:table-cell table:style-name="ce12" table:formula="of:=SUM([.B177:.G177])" office:value-type="float" office:value="0.0104166666666666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182">
            <text:p>27 июн</text:p>
          </table:table-cell>
          <table:table-cell table:style-name="ce10" table:formula="of:=ABS([$'azan.kz'.C179]-[$'praytimes.py'.B178])" office:value-type="float" office:value="0.000694444444444442">
            <text:p>0:01:00</text:p>
          </table:table-cell>
          <table:table-cell table:style-name="ce10" table:formula="of:=ABS([$'azan.kz'.D179]-[$'praytimes.py'.C178])" office:value-type="float" office:value="0.000694444444444442">
            <text:p>0:01:00</text:p>
          </table:table-cell>
          <table:table-cell table:style-name="ce10" table:formula="of:=ABS([$'azan.kz'.E179]-[$'praytimes.py'.D178])" office:value-type="float" office:value="0">
            <text:p>0:00:00</text:p>
          </table:table-cell>
          <table:table-cell table:style-name="ce10" table:formula="of:=ABS([$'azan.kz'.F179]-[$'praytimes.py'.E178])" office:value-type="float" office:value="0">
            <text:p>0:00:00</text:p>
          </table:table-cell>
          <table:table-cell table:style-name="ce10" table:formula="of:=ABS([$'azan.kz'.G179]-[$'praytimes.py'.F178])" office:value-type="float" office:value="0.00416666666666676">
            <text:p>0:06:00</text:p>
          </table:table-cell>
          <table:table-cell table:style-name="ce10" table:formula="of:=ABS([$'azan.kz'.H179]-[$'praytimes.py'.G178])" office:value-type="float" office:value="0.00416666666666654">
            <text:p>0:06:00</text:p>
          </table:table-cell>
          <table:table-cell/>
          <table:table-cell table:style-name="ce12" table:formula="of:=SUM([.B178:.G178])" office:value-type="float" office:value="0.00972222222222219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183">
            <text:p>28 июн</text:p>
          </table:table-cell>
          <table:table-cell table:style-name="ce10" table:formula="of:=ABS([$'azan.kz'.C180]-[$'praytimes.py'.B179])" office:value-type="float" office:value="0.000694444444444442">
            <text:p>0:01:00</text:p>
          </table:table-cell>
          <table:table-cell table:style-name="ce10" table:formula="of:=ABS([$'azan.kz'.D180]-[$'praytimes.py'.C179])" office:value-type="float" office:value="0.000694444444444414">
            <text:p>0:01:00</text:p>
          </table:table-cell>
          <table:table-cell table:style-name="ce10" table:formula="of:=ABS([$'azan.kz'.E180]-[$'praytimes.py'.D179])" office:value-type="float" office:value="0">
            <text:p>0:00:00</text:p>
          </table:table-cell>
          <table:table-cell table:style-name="ce10" table:formula="of:=ABS([$'azan.kz'.F180]-[$'praytimes.py'.E179])" office:value-type="float" office:value="0">
            <text:p>0:00:00</text:p>
          </table:table-cell>
          <table:table-cell table:style-name="ce10" table:formula="of:=ABS([$'azan.kz'.G180]-[$'praytimes.py'.F179])" office:value-type="float" office:value="0.00416666666666676">
            <text:p>0:06:00</text:p>
          </table:table-cell>
          <table:table-cell table:style-name="ce10" table:formula="of:=ABS([$'azan.kz'.H180]-[$'praytimes.py'.G179])" office:value-type="float" office:value="0.00416666666666654">
            <text:p>0:06:00</text:p>
          </table:table-cell>
          <table:table-cell/>
          <table:table-cell table:style-name="ce12" table:formula="of:=SUM([.B179:.G179])" office:value-type="float" office:value="0.00972222222222216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184">
            <text:p>29 июн</text:p>
          </table:table-cell>
          <table:table-cell table:style-name="ce10" table:formula="of:=ABS([$'azan.kz'.C181]-[$'praytimes.py'.B180])" office:value-type="float" office:value="0.000694444444444442">
            <text:p>0:01:00</text:p>
          </table:table-cell>
          <table:table-cell table:style-name="ce10" table:formula="of:=ABS([$'azan.kz'.D181]-[$'praytimes.py'.C180])" office:value-type="float" office:value="0.000694444444444414">
            <text:p>0:01:00</text:p>
          </table:table-cell>
          <table:table-cell table:style-name="ce10" table:formula="of:=ABS([$'azan.kz'.E181]-[$'praytimes.py'.D180])" office:value-type="float" office:value="0.000694444444444442">
            <text:p>0:01:00</text:p>
          </table:table-cell>
          <table:table-cell table:style-name="ce10" table:formula="of:=ABS([$'azan.kz'.F181]-[$'praytimes.py'.E180])" office:value-type="float" office:value="0">
            <text:p>0:00:00</text:p>
          </table:table-cell>
          <table:table-cell table:style-name="ce10" table:formula="of:=ABS([$'azan.kz'.G181]-[$'praytimes.py'.F180])" office:value-type="float" office:value="0.00416666666666676">
            <text:p>0:06:00</text:p>
          </table:table-cell>
          <table:table-cell table:style-name="ce10" table:formula="of:=ABS([$'azan.kz'.H181]-[$'praytimes.py'.G180])" office:value-type="float" office:value="0.00416666666666654">
            <text:p>0:06:00</text:p>
          </table:table-cell>
          <table:table-cell/>
          <table:table-cell table:style-name="ce12" table:formula="of:=SUM([.B180:.G180])" office:value-type="float" office:value="0.0104166666666666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185">
            <text:p>30 июн</text:p>
          </table:table-cell>
          <table:table-cell table:style-name="ce10" table:formula="of:=ABS([$'azan.kz'.C182]-[$'praytimes.py'.B181])" office:value-type="float" office:value="0.000694444444444442">
            <text:p>0:01:00</text:p>
          </table:table-cell>
          <table:table-cell table:style-name="ce10" table:formula="of:=ABS([$'azan.kz'.D182]-[$'praytimes.py'.C181])" office:value-type="float" office:value="0.000694444444444414">
            <text:p>0:01:00</text:p>
          </table:table-cell>
          <table:table-cell table:style-name="ce10" table:formula="of:=ABS([$'azan.kz'.E182]-[$'praytimes.py'.D181])" office:value-type="float" office:value="0.000694444444444442">
            <text:p>0:01:00</text:p>
          </table:table-cell>
          <table:table-cell table:style-name="ce10" table:formula="of:=ABS([$'azan.kz'.F182]-[$'praytimes.py'.E181])" office:value-type="float" office:value="0">
            <text:p>0:00:00</text:p>
          </table:table-cell>
          <table:table-cell table:style-name="ce10" table:formula="of:=ABS([$'azan.kz'.G182]-[$'praytimes.py'.F181])" office:value-type="float" office:value="0.00347222222222232">
            <text:p>0:05:00</text:p>
          </table:table-cell>
          <table:table-cell table:style-name="ce10" table:formula="of:=ABS([$'azan.kz'.H182]-[$'praytimes.py'.G181])" office:value-type="float" office:value="0.0034722222222221">
            <text:p>0:05:00</text:p>
          </table:table-cell>
          <table:table-cell/>
          <table:table-cell table:style-name="ce12" table:formula="of:=SUM([.B181:.G181])" office:value-type="float" office:value="0.00902777777777772">
            <text:p>0:13:00</text:p>
          </table:table-cell>
          <table:table-cell table:number-columns-repeated="1015"/>
        </table:table-row>
        <table:table-row table:style-name="ro1">
          <table:table-cell office:value-type="float" office:value="42186">
            <text:p>1 июл</text:p>
          </table:table-cell>
          <table:table-cell table:style-name="ce10" table:formula="of:=ABS([$'azan.kz'.C183]-[$'praytimes.py'.B182])" office:value-type="float" office:value="0.00138888888888888">
            <text:p>0:02:00</text:p>
          </table:table-cell>
          <table:table-cell table:style-name="ce10" table:formula="of:=ABS([$'azan.kz'.D183]-[$'praytimes.py'.C182])" office:value-type="float" office:value="0.00138888888888886">
            <text:p>0:02:00</text:p>
          </table:table-cell>
          <table:table-cell table:style-name="ce10" table:formula="of:=ABS([$'azan.kz'.E183]-[$'praytimes.py'.D182])" office:value-type="float" office:value="0.000694444444444442">
            <text:p>0:01:00</text:p>
          </table:table-cell>
          <table:table-cell table:style-name="ce10" table:formula="of:=ABS([$'azan.kz'.F183]-[$'praytimes.py'.E182])" office:value-type="float" office:value="0">
            <text:p>0:00:00</text:p>
          </table:table-cell>
          <table:table-cell table:style-name="ce10" table:formula="of:=ABS([$'azan.kz'.G183]-[$'praytimes.py'.F182])" office:value-type="float" office:value="0.00416666666666676">
            <text:p>0:06:00</text:p>
          </table:table-cell>
          <table:table-cell table:style-name="ce10" table:formula="of:=ABS([$'azan.kz'.H183]-[$'praytimes.py'.G182])" office:value-type="float" office:value="0.00416666666666676">
            <text:p>0:06:00</text:p>
          </table:table-cell>
          <table:table-cell/>
          <table:table-cell table:style-name="ce12" table:formula="of:=SUM([.B182:.G182])" office:value-type="float" office:value="0.0118055555555557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187">
            <text:p>2 июл</text:p>
          </table:table-cell>
          <table:table-cell table:style-name="ce10" table:formula="of:=ABS([$'azan.kz'.C184]-[$'praytimes.py'.B183])" office:value-type="float" office:value="0.000694444444444414">
            <text:p>0:01:00</text:p>
          </table:table-cell>
          <table:table-cell table:style-name="ce10" table:formula="of:=ABS([$'azan.kz'.D184]-[$'praytimes.py'.C183])" office:value-type="float" office:value="0.000694444444444414">
            <text:p>0:01:00</text:p>
          </table:table-cell>
          <table:table-cell table:style-name="ce10" table:formula="of:=ABS([$'azan.kz'.E184]-[$'praytimes.py'.D183])" office:value-type="float" office:value="0">
            <text:p>0:00:00</text:p>
          </table:table-cell>
          <table:table-cell table:style-name="ce10" table:formula="of:=ABS([$'azan.kz'.F184]-[$'praytimes.py'.E183])" office:value-type="float" office:value="0">
            <text:p>0:00:00</text:p>
          </table:table-cell>
          <table:table-cell table:style-name="ce10" table:formula="of:=ABS([$'azan.kz'.G184]-[$'praytimes.py'.F183])" office:value-type="float" office:value="0.00416666666666676">
            <text:p>0:06:00</text:p>
          </table:table-cell>
          <table:table-cell table:style-name="ce10" table:formula="of:=ABS([$'azan.kz'.H184]-[$'praytimes.py'.G183])" office:value-type="float" office:value="0.00416666666666676">
            <text:p>0:06:00</text:p>
          </table:table-cell>
          <table:table-cell/>
          <table:table-cell table:style-name="ce12" table:formula="of:=SUM([.B183:.G183])" office:value-type="float" office:value="0.00972222222222235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188">
            <text:p>3 июл</text:p>
          </table:table-cell>
          <table:table-cell table:style-name="ce10" table:formula="of:=ABS([$'azan.kz'.C185]-[$'praytimes.py'.B184])" office:value-type="float" office:value="0.000694444444444442">
            <text:p>0:01:00</text:p>
          </table:table-cell>
          <table:table-cell table:style-name="ce10" table:formula="of:=ABS([$'azan.kz'.D185]-[$'praytimes.py'.C184])" office:value-type="float" office:value="0.000694444444444414">
            <text:p>0:01:00</text:p>
          </table:table-cell>
          <table:table-cell table:style-name="ce10" table:formula="of:=ABS([$'azan.kz'.E185]-[$'praytimes.py'.D184])" office:value-type="float" office:value="0">
            <text:p>0:00:00</text:p>
          </table:table-cell>
          <table:table-cell table:style-name="ce10" table:formula="of:=ABS([$'azan.kz'.F185]-[$'praytimes.py'.E184])" office:value-type="float" office:value="0.000694444444444442">
            <text:p>0:01:00</text:p>
          </table:table-cell>
          <table:table-cell table:style-name="ce10" table:formula="of:=ABS([$'azan.kz'.G185]-[$'praytimes.py'.F184])" office:value-type="float" office:value="0.00416666666666676">
            <text:p>0:06:00</text:p>
          </table:table-cell>
          <table:table-cell table:style-name="ce10" table:formula="of:=ABS([$'azan.kz'.H185]-[$'praytimes.py'.G184])" office:value-type="float" office:value="0.00416666666666676">
            <text:p>0:06:00</text:p>
          </table:table-cell>
          <table:table-cell/>
          <table:table-cell table:style-name="ce12" table:formula="of:=SUM([.B184:.G184])" office:value-type="float" office:value="0.0104166666666668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189">
            <text:p>4 июл</text:p>
          </table:table-cell>
          <table:table-cell table:style-name="ce10" table:formula="of:=ABS([$'azan.kz'.C186]-[$'praytimes.py'.B185])" office:value-type="float" office:value="0.00138888888888888">
            <text:p>0:02:00</text:p>
          </table:table-cell>
          <table:table-cell table:style-name="ce10" table:formula="of:=ABS([$'azan.kz'.D186]-[$'praytimes.py'.C185])" office:value-type="float" office:value="0.00138888888888886">
            <text:p>0:02:00</text:p>
          </table:table-cell>
          <table:table-cell table:style-name="ce10" table:formula="of:=ABS([$'azan.kz'.E186]-[$'praytimes.py'.D185])" office:value-type="float" office:value="0.000694444444444553">
            <text:p>0:01:00</text:p>
          </table:table-cell>
          <table:table-cell table:style-name="ce10" table:formula="of:=ABS([$'azan.kz'.F186]-[$'praytimes.py'.E185])" office:value-type="float" office:value="0.000694444444444442">
            <text:p>0:01:00</text:p>
          </table:table-cell>
          <table:table-cell table:style-name="ce10" table:formula="of:=ABS([$'azan.kz'.G186]-[$'praytimes.py'.F185])" office:value-type="float" office:value="0.00416666666666665">
            <text:p>0:06:00</text:p>
          </table:table-cell>
          <table:table-cell table:style-name="ce10" table:formula="of:=ABS([$'azan.kz'.H186]-[$'praytimes.py'.G185])" office:value-type="float" office:value="0.00416666666666676">
            <text:p>0:06:00</text:p>
          </table:table-cell>
          <table:table-cell/>
          <table:table-cell table:style-name="ce12" table:formula="of:=SUM([.B185:.G185])" office:value-type="float" office:value="0.0125000000000001">
            <text:p>0:18:00</text:p>
          </table:table-cell>
          <table:table-cell table:number-columns-repeated="1015"/>
        </table:table-row>
        <table:table-row table:style-name="ro1">
          <table:table-cell office:value-type="float" office:value="42190">
            <text:p>5 июл</text:p>
          </table:table-cell>
          <table:table-cell table:style-name="ce10" table:formula="of:=ABS([$'azan.kz'.C187]-[$'praytimes.py'.B186])" office:value-type="float" office:value="0.000694444444444442">
            <text:p>0:01:00</text:p>
          </table:table-cell>
          <table:table-cell table:style-name="ce10" table:formula="of:=ABS([$'azan.kz'.D187]-[$'praytimes.py'.C186])" office:value-type="float" office:value="0.000694444444444414">
            <text:p>0:01:00</text:p>
          </table:table-cell>
          <table:table-cell table:style-name="ce10" table:formula="of:=ABS([$'azan.kz'.E187]-[$'praytimes.py'.D186])" office:value-type="float" office:value="0.000694444444444553">
            <text:p>0:01:00</text:p>
          </table:table-cell>
          <table:table-cell table:style-name="ce10" table:formula="of:=ABS([$'azan.kz'.F187]-[$'praytimes.py'.E186])" office:value-type="float" office:value="0.000694444444444442">
            <text:p>0:01:00</text:p>
          </table:table-cell>
          <table:table-cell table:style-name="ce10" table:formula="of:=ABS([$'azan.kz'.G187]-[$'praytimes.py'.F186])" office:value-type="float" office:value="0.00416666666666665">
            <text:p>0:06:00</text:p>
          </table:table-cell>
          <table:table-cell table:style-name="ce10" table:formula="of:=ABS([$'azan.kz'.H187]-[$'praytimes.py'.G186])" office:value-type="float" office:value="0.00416666666666676">
            <text:p>0:06:00</text:p>
          </table:table-cell>
          <table:table-cell/>
          <table:table-cell table:style-name="ce12" table:formula="of:=SUM([.B186:.G186])" office:value-type="float" office:value="0.0111111111111113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191">
            <text:p>6 июл</text:p>
          </table:table-cell>
          <table:table-cell table:style-name="ce10" table:formula="of:=ABS([$'azan.kz'.C188]-[$'praytimes.py'.B187])" office:value-type="float" office:value="0.000694444444444442">
            <text:p>0:01:00</text:p>
          </table:table-cell>
          <table:table-cell table:style-name="ce10" table:formula="of:=ABS([$'azan.kz'.D188]-[$'praytimes.py'.C187])" office:value-type="float" office:value="0.000694444444444414">
            <text:p>0:01:00</text:p>
          </table:table-cell>
          <table:table-cell table:style-name="ce10" table:formula="of:=ABS([$'azan.kz'.E188]-[$'praytimes.py'.D187])" office:value-type="float" office:value="0.000694444444444553">
            <text:p>0:01:00</text:p>
          </table:table-cell>
          <table:table-cell table:style-name="ce10" table:formula="of:=ABS([$'azan.kz'.F188]-[$'praytimes.py'.E187])" office:value-type="float" office:value="0">
            <text:p>0:00:00</text:p>
          </table:table-cell>
          <table:table-cell table:style-name="ce10" table:formula="of:=ABS([$'azan.kz'.G188]-[$'praytimes.py'.F187])" office:value-type="float" office:value="0.00347222222222221">
            <text:p>0:05:00</text:p>
          </table:table-cell>
          <table:table-cell table:style-name="ce10" table:formula="of:=ABS([$'azan.kz'.H188]-[$'praytimes.py'.G187])" office:value-type="float" office:value="0.00347222222222232">
            <text:p>0:05:00</text:p>
          </table:table-cell>
          <table:table-cell/>
          <table:table-cell table:style-name="ce12" table:formula="of:=SUM([.B187:.G187])" office:value-type="float" office:value="0.00902777777777794">
            <text:p>0:13:00</text:p>
          </table:table-cell>
          <table:table-cell table:number-columns-repeated="1015"/>
        </table:table-row>
        <table:table-row table:style-name="ro1">
          <table:table-cell office:value-type="float" office:value="42192">
            <text:p>7 июл</text:p>
          </table:table-cell>
          <table:table-cell table:style-name="ce10" table:formula="of:=ABS([$'azan.kz'.C189]-[$'praytimes.py'.B188])" office:value-type="float" office:value="0.000694444444444442">
            <text:p>0:01:00</text:p>
          </table:table-cell>
          <table:table-cell table:style-name="ce10" table:formula="of:=ABS([$'azan.kz'.D189]-[$'praytimes.py'.C188])" office:value-type="float" office:value="0.000694444444444414">
            <text:p>0:01:00</text:p>
          </table:table-cell>
          <table:table-cell table:style-name="ce10" table:formula="of:=ABS([$'azan.kz'.E189]-[$'praytimes.py'.D188])" office:value-type="float" office:value="0">
            <text:p>0:00:00</text:p>
          </table:table-cell>
          <table:table-cell table:style-name="ce10" table:formula="of:=ABS([$'azan.kz'.F189]-[$'praytimes.py'.E188])" office:value-type="float" office:value="0">
            <text:p>0:00:00</text:p>
          </table:table-cell>
          <table:table-cell table:style-name="ce10" table:formula="of:=ABS([$'azan.kz'.G189]-[$'praytimes.py'.F188])" office:value-type="float" office:value="0.00416666666666665">
            <text:p>0:06:00</text:p>
          </table:table-cell>
          <table:table-cell table:style-name="ce10" table:formula="of:=ABS([$'azan.kz'.H189]-[$'praytimes.py'.G188])" office:value-type="float" office:value="0.00416666666666665">
            <text:p>0:06:00</text:p>
          </table:table-cell>
          <table:table-cell/>
          <table:table-cell table:style-name="ce12" table:formula="of:=SUM([.B188:.G188])" office:value-type="float" office:value="0.00972222222222216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193">
            <text:p>8 июл</text:p>
          </table:table-cell>
          <table:table-cell table:style-name="ce10" table:formula="of:=ABS([$'azan.kz'.C190]-[$'praytimes.py'.B189])" office:value-type="float" office:value="0.000694444444444442">
            <text:p>0:01:00</text:p>
          </table:table-cell>
          <table:table-cell table:style-name="ce10" table:formula="of:=ABS([$'azan.kz'.D190]-[$'praytimes.py'.C189])" office:value-type="float" office:value="0.000694444444444442">
            <text:p>0:01:00</text:p>
          </table:table-cell>
          <table:table-cell table:style-name="ce10" table:formula="of:=ABS([$'azan.kz'.E190]-[$'praytimes.py'.D189])" office:value-type="float" office:value="0">
            <text:p>0:00:00</text:p>
          </table:table-cell>
          <table:table-cell table:style-name="ce10" table:formula="of:=ABS([$'azan.kz'.F190]-[$'praytimes.py'.E189])" office:value-type="float" office:value="0">
            <text:p>0:00:00</text:p>
          </table:table-cell>
          <table:table-cell table:style-name="ce10" table:formula="of:=ABS([$'azan.kz'.G190]-[$'praytimes.py'.F189])" office:value-type="float" office:value="0.00416666666666665">
            <text:p>0:06:00</text:p>
          </table:table-cell>
          <table:table-cell table:style-name="ce10" table:formula="of:=ABS([$'azan.kz'.H190]-[$'praytimes.py'.G189])" office:value-type="float" office:value="0.00416666666666665">
            <text:p>0:06:00</text:p>
          </table:table-cell>
          <table:table-cell/>
          <table:table-cell table:style-name="ce12" table:formula="of:=SUM([.B189:.G189])" office:value-type="float" office:value="0.00972222222222219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194">
            <text:p>9 июл</text:p>
          </table:table-cell>
          <table:table-cell table:style-name="ce10" table:formula="of:=ABS([$'azan.kz'.C191]-[$'praytimes.py'.B190])" office:value-type="float" office:value="0.00138888888888888">
            <text:p>0:02:00</text:p>
          </table:table-cell>
          <table:table-cell table:style-name="ce10" table:formula="of:=ABS([$'azan.kz'.D191]-[$'praytimes.py'.C190])" office:value-type="float" office:value="0.00138888888888888">
            <text:p>0:02:00</text:p>
          </table:table-cell>
          <table:table-cell table:style-name="ce10" table:formula="of:=ABS([$'azan.kz'.E191]-[$'praytimes.py'.D190])" office:value-type="float" office:value="0">
            <text:p>0:00:00</text:p>
          </table:table-cell>
          <table:table-cell table:style-name="ce10" table:formula="of:=ABS([$'azan.kz'.F191]-[$'praytimes.py'.E190])" office:value-type="float" office:value="0.000694444444444442">
            <text:p>0:01:00</text:p>
          </table:table-cell>
          <table:table-cell table:style-name="ce10" table:formula="of:=ABS([$'azan.kz'.G191]-[$'praytimes.py'.F190])" office:value-type="float" office:value="0.00416666666666665">
            <text:p>0:06:00</text:p>
          </table:table-cell>
          <table:table-cell table:style-name="ce10" table:formula="of:=ABS([$'azan.kz'.H191]-[$'praytimes.py'.G190])" office:value-type="float" office:value="0.00416666666666665">
            <text:p>0:06:00</text:p>
          </table:table-cell>
          <table:table-cell/>
          <table:table-cell table:style-name="ce12" table:formula="of:=SUM([.B190:.G190])" office:value-type="float" office:value="0.0118055555555555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195">
            <text:p>10 июл</text:p>
          </table:table-cell>
          <table:table-cell table:style-name="ce10" table:formula="of:=ABS([$'azan.kz'.C192]-[$'praytimes.py'.B191])" office:value-type="float" office:value="0.00138888888888888">
            <text:p>0:02:00</text:p>
          </table:table-cell>
          <table:table-cell table:style-name="ce10" table:formula="of:=ABS([$'azan.kz'.D192]-[$'praytimes.py'.C191])" office:value-type="float" office:value="0.00138888888888891">
            <text:p>0:02:00</text:p>
          </table:table-cell>
          <table:table-cell table:style-name="ce10" table:formula="of:=ABS([$'azan.kz'.E192]-[$'praytimes.py'.D191])" office:value-type="float" office:value="0.000694444444444442">
            <text:p>0:01:00</text:p>
          </table:table-cell>
          <table:table-cell table:style-name="ce10" table:formula="of:=ABS([$'azan.kz'.F192]-[$'praytimes.py'.E191])" office:value-type="float" office:value="0">
            <text:p>0:00:00</text:p>
          </table:table-cell>
          <table:table-cell table:style-name="ce10" table:formula="of:=ABS([$'azan.kz'.G192]-[$'praytimes.py'.F191])" office:value-type="float" office:value="0.00416666666666665">
            <text:p>0:06:00</text:p>
          </table:table-cell>
          <table:table-cell table:style-name="ce10" table:formula="of:=ABS([$'azan.kz'.H192]-[$'praytimes.py'.G191])" office:value-type="float" office:value="0.00416666666666676">
            <text:p>0:06:00</text:p>
          </table:table-cell>
          <table:table-cell/>
          <table:table-cell table:style-name="ce12" table:formula="of:=SUM([.B191:.G191])" office:value-type="float" office:value="0.0118055555555557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196">
            <text:p>11 июл</text:p>
          </table:table-cell>
          <table:table-cell table:style-name="ce10" table:formula="of:=ABS([$'azan.kz'.C193]-[$'praytimes.py'.B192])" office:value-type="float" office:value="0.00138888888888888">
            <text:p>0:02:00</text:p>
          </table:table-cell>
          <table:table-cell table:style-name="ce10" table:formula="of:=ABS([$'azan.kz'.D193]-[$'praytimes.py'.C192])" office:value-type="float" office:value="0.00138888888888886">
            <text:p>0:02:00</text:p>
          </table:table-cell>
          <table:table-cell table:style-name="ce10" table:formula="of:=ABS([$'azan.kz'.E193]-[$'praytimes.py'.D192])" office:value-type="float" office:value="0.000694444444444442">
            <text:p>0:01:00</text:p>
          </table:table-cell>
          <table:table-cell table:style-name="ce10" table:formula="of:=ABS([$'azan.kz'.F193]-[$'praytimes.py'.E192])" office:value-type="float" office:value="0">
            <text:p>0:00:00</text:p>
          </table:table-cell>
          <table:table-cell table:style-name="ce10" table:formula="of:=ABS([$'azan.kz'.G193]-[$'praytimes.py'.F192])" office:value-type="float" office:value="0.00416666666666654">
            <text:p>0:06:00</text:p>
          </table:table-cell>
          <table:table-cell table:style-name="ce10" table:formula="of:=ABS([$'azan.kz'.H193]-[$'praytimes.py'.G192])" office:value-type="float" office:value="0.00416666666666676">
            <text:p>0:06:00</text:p>
          </table:table-cell>
          <table:table-cell/>
          <table:table-cell table:style-name="ce12" table:formula="of:=SUM([.B192:.G192])" office:value-type="float" office:value="0.0118055555555555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197">
            <text:p>12 июл</text:p>
          </table:table-cell>
          <table:table-cell table:style-name="ce10" table:formula="of:=ABS([$'azan.kz'.C194]-[$'praytimes.py'.B193])" office:value-type="float" office:value="0.00138888888888888">
            <text:p>0:02:00</text:p>
          </table:table-cell>
          <table:table-cell table:style-name="ce10" table:formula="of:=ABS([$'azan.kz'.D194]-[$'praytimes.py'.C193])" office:value-type="float" office:value="0.00138888888888886">
            <text:p>0:02:00</text:p>
          </table:table-cell>
          <table:table-cell table:style-name="ce10" table:formula="of:=ABS([$'azan.kz'.E194]-[$'praytimes.py'.D193])" office:value-type="float" office:value="0.000694444444444442">
            <text:p>0:01:00</text:p>
          </table:table-cell>
          <table:table-cell table:style-name="ce10" table:formula="of:=ABS([$'azan.kz'.F194]-[$'praytimes.py'.E193])" office:value-type="float" office:value="0.000694444444444331">
            <text:p>0:01:00</text:p>
          </table:table-cell>
          <table:table-cell table:style-name="ce10" table:formula="of:=ABS([$'azan.kz'.G194]-[$'praytimes.py'.F193])" office:value-type="float" office:value="0.00416666666666654">
            <text:p>0:06:00</text:p>
          </table:table-cell>
          <table:table-cell table:style-name="ce10" table:formula="of:=ABS([$'azan.kz'.H194]-[$'praytimes.py'.G193])" office:value-type="float" office:value="0.00416666666666676">
            <text:p>0:06:00</text:p>
          </table:table-cell>
          <table:table-cell/>
          <table:table-cell table:style-name="ce12" table:formula="of:=SUM([.B193:.G193])" office:value-type="float" office:value="0.0124999999999998">
            <text:p>0:18:00</text:p>
          </table:table-cell>
          <table:table-cell table:number-columns-repeated="1015"/>
        </table:table-row>
        <table:table-row table:style-name="ro1">
          <table:table-cell office:value-type="float" office:value="42198">
            <text:p>13 июл</text:p>
          </table:table-cell>
          <table:table-cell table:style-name="ce10" table:formula="of:=ABS([$'azan.kz'.C195]-[$'praytimes.py'.B194])" office:value-type="float" office:value="0.00138888888888888">
            <text:p>0:02:00</text:p>
          </table:table-cell>
          <table:table-cell table:style-name="ce10" table:formula="of:=ABS([$'azan.kz'.D195]-[$'praytimes.py'.C194])" office:value-type="float" office:value="0.00138888888888886">
            <text:p>0:02:00</text:p>
          </table:table-cell>
          <table:table-cell table:style-name="ce10" table:formula="of:=ABS([$'azan.kz'.E195]-[$'praytimes.py'.D194])" office:value-type="float" office:value="0.000694444444444442">
            <text:p>0:01:00</text:p>
          </table:table-cell>
          <table:table-cell table:style-name="ce10" table:formula="of:=ABS([$'azan.kz'.F195]-[$'praytimes.py'.E194])" office:value-type="float" office:value="0">
            <text:p>0:00:00</text:p>
          </table:table-cell>
          <table:table-cell table:style-name="ce10" table:formula="of:=ABS([$'azan.kz'.G195]-[$'praytimes.py'.F194])" office:value-type="float" office:value="0.00416666666666654">
            <text:p>0:06:00</text:p>
          </table:table-cell>
          <table:table-cell table:style-name="ce10" table:formula="of:=ABS([$'azan.kz'.H195]-[$'praytimes.py'.G194])" office:value-type="float" office:value="0.00416666666666665">
            <text:p>0:06:00</text:p>
          </table:table-cell>
          <table:table-cell/>
          <table:table-cell table:style-name="ce12" table:formula="of:=SUM([.B194:.G194])" office:value-type="float" office:value="0.0118055555555554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199">
            <text:p>14 июл</text:p>
          </table:table-cell>
          <table:table-cell table:style-name="ce10" table:formula="of:=ABS([$'azan.kz'.C196]-[$'praytimes.py'.B195])" office:value-type="float" office:value="0.00138888888888886">
            <text:p>0:02:00</text:p>
          </table:table-cell>
          <table:table-cell table:style-name="ce10" table:formula="of:=ABS([$'azan.kz'.D196]-[$'praytimes.py'.C195])" office:value-type="float" office:value="0.00138888888888883">
            <text:p>0:02:00</text:p>
          </table:table-cell>
          <table:table-cell table:style-name="ce10" table:formula="of:=ABS([$'azan.kz'.E196]-[$'praytimes.py'.D195])" office:value-type="float" office:value="0.000694444444444442">
            <text:p>0:01:00</text:p>
          </table:table-cell>
          <table:table-cell table:style-name="ce10" table:formula="of:=ABS([$'azan.kz'.F196]-[$'praytimes.py'.E195])" office:value-type="float" office:value="0">
            <text:p>0:00:00</text:p>
          </table:table-cell>
          <table:table-cell table:style-name="ce10" table:formula="of:=ABS([$'azan.kz'.G196]-[$'praytimes.py'.F195])" office:value-type="float" office:value="0.00416666666666665">
            <text:p>0:06:00</text:p>
          </table:table-cell>
          <table:table-cell table:style-name="ce10" table:formula="of:=ABS([$'azan.kz'.H196]-[$'praytimes.py'.G195])" office:value-type="float" office:value="0.00416666666666665">
            <text:p>0:06:00</text:p>
          </table:table-cell>
          <table:table-cell/>
          <table:table-cell table:style-name="ce12" table:formula="of:=SUM([.B195:.G195])" office:value-type="float" office:value="0.0118055555555554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200">
            <text:p>15 июл</text:p>
          </table:table-cell>
          <table:table-cell table:style-name="ce10" table:formula="of:=ABS([$'azan.kz'.C197]-[$'praytimes.py'.B196])" office:value-type="float" office:value="0.00138888888888891">
            <text:p>0:02:00</text:p>
          </table:table-cell>
          <table:table-cell table:style-name="ce10" table:formula="of:=ABS([$'azan.kz'.D197]-[$'praytimes.py'.C196])" office:value-type="float" office:value="0.00138888888888886">
            <text:p>0:02:00</text:p>
          </table:table-cell>
          <table:table-cell table:style-name="ce10" table:formula="of:=ABS([$'azan.kz'.E197]-[$'praytimes.py'.D196])" office:value-type="float" office:value="0">
            <text:p>0:00:00</text:p>
          </table:table-cell>
          <table:table-cell table:style-name="ce10" table:formula="of:=ABS([$'azan.kz'.F197]-[$'praytimes.py'.E196])" office:value-type="float" office:value="0.000694444444444553">
            <text:p>0:01:00</text:p>
          </table:table-cell>
          <table:table-cell table:style-name="ce10" table:formula="of:=ABS([$'azan.kz'.G197]-[$'praytimes.py'.F196])" office:value-type="float" office:value="0.00416666666666665">
            <text:p>0:06:00</text:p>
          </table:table-cell>
          <table:table-cell table:style-name="ce10" table:formula="of:=ABS([$'azan.kz'.H197]-[$'praytimes.py'.G196])" office:value-type="float" office:value="0.00416666666666665">
            <text:p>0:06:00</text:p>
          </table:table-cell>
          <table:table-cell/>
          <table:table-cell table:style-name="ce12" table:formula="of:=SUM([.B196:.G196])" office:value-type="float" office:value="0.0118055555555556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201">
            <text:p>16 июл</text:p>
          </table:table-cell>
          <table:table-cell table:style-name="ce10" table:formula="of:=ABS([$'azan.kz'.C198]-[$'praytimes.py'.B197])" office:value-type="float" office:value="0.00069444444444447">
            <text:p>0:01:00</text:p>
          </table:table-cell>
          <table:table-cell table:style-name="ce10" table:formula="of:=ABS([$'azan.kz'.D198]-[$'praytimes.py'.C197])" office:value-type="float" office:value="0.000694444444444442">
            <text:p>0:01:00</text:p>
          </table:table-cell>
          <table:table-cell table:style-name="ce10" table:formula="of:=ABS([$'azan.kz'.E198]-[$'praytimes.py'.D197])" office:value-type="float" office:value="0">
            <text:p>0:00:00</text:p>
          </table:table-cell>
          <table:table-cell table:style-name="ce10" table:formula="of:=ABS([$'azan.kz'.F198]-[$'praytimes.py'.E197])" office:value-type="float" office:value="0">
            <text:p>0:00:00</text:p>
          </table:table-cell>
          <table:table-cell table:style-name="ce10" table:formula="of:=ABS([$'azan.kz'.G198]-[$'praytimes.py'.F197])" office:value-type="float" office:value="0.00416666666666654">
            <text:p>0:06:00</text:p>
          </table:table-cell>
          <table:table-cell table:style-name="ce10" table:formula="of:=ABS([$'azan.kz'.H198]-[$'praytimes.py'.G197])" office:value-type="float" office:value="0.00416666666666665">
            <text:p>0:06:00</text:p>
          </table:table-cell>
          <table:table-cell/>
          <table:table-cell table:style-name="ce12" table:formula="of:=SUM([.B197:.G197])" office:value-type="float" office:value="0.0097222222222221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202">
            <text:p>17 июл</text:p>
          </table:table-cell>
          <table:table-cell table:style-name="ce10" table:formula="of:=ABS([$'azan.kz'.C199]-[$'praytimes.py'.B198])" office:value-type="float" office:value="0.00069444444444447">
            <text:p>0:01:00</text:p>
          </table:table-cell>
          <table:table-cell table:style-name="ce10" table:formula="of:=ABS([$'azan.kz'.D199]-[$'praytimes.py'.C198])" office:value-type="float" office:value="0.000694444444444442">
            <text:p>0:01:00</text:p>
          </table:table-cell>
          <table:table-cell table:style-name="ce10" table:formula="of:=ABS([$'azan.kz'.E199]-[$'praytimes.py'.D198])" office:value-type="float" office:value="0">
            <text:p>0:00:00</text:p>
          </table:table-cell>
          <table:table-cell table:style-name="ce10" table:formula="of:=ABS([$'azan.kz'.F199]-[$'praytimes.py'.E198])" office:value-type="float" office:value="0.000694444444444664">
            <text:p>0:01:00</text:p>
          </table:table-cell>
          <table:table-cell table:style-name="ce10" table:formula="of:=ABS([$'azan.kz'.G199]-[$'praytimes.py'.F198])" office:value-type="float" office:value="0.00416666666666654">
            <text:p>0:06:00</text:p>
          </table:table-cell>
          <table:table-cell table:style-name="ce10" table:formula="of:=ABS([$'azan.kz'.H199]-[$'praytimes.py'.G198])" office:value-type="float" office:value="0.00416666666666643">
            <text:p>0:06:00</text:p>
          </table:table-cell>
          <table:table-cell/>
          <table:table-cell table:style-name="ce12" table:formula="of:=SUM([.B198:.G198])" office:value-type="float" office:value="0.0104166666666665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203">
            <text:p>18 июл</text:p>
          </table:table-cell>
          <table:table-cell table:style-name="ce10" table:formula="of:=ABS([$'azan.kz'.C200]-[$'praytimes.py'.B199])" office:value-type="float" office:value="0.000694444444444442">
            <text:p>0:01:00</text:p>
          </table:table-cell>
          <table:table-cell table:style-name="ce10" table:formula="of:=ABS([$'azan.kz'.D200]-[$'praytimes.py'.C199])" office:value-type="float" office:value="0.000694444444444442">
            <text:p>0:01:00</text:p>
          </table:table-cell>
          <table:table-cell table:style-name="ce10" table:formula="of:=ABS([$'azan.kz'.E200]-[$'praytimes.py'.D199])" office:value-type="float" office:value="0">
            <text:p>0:00:00</text:p>
          </table:table-cell>
          <table:table-cell table:style-name="ce10" table:formula="of:=ABS([$'azan.kz'.F200]-[$'praytimes.py'.E199])" office:value-type="float" office:value="0">
            <text:p>0:00:00</text:p>
          </table:table-cell>
          <table:table-cell table:style-name="ce10" table:formula="of:=ABS([$'azan.kz'.G200]-[$'praytimes.py'.F199])" office:value-type="float" office:value="0.00416666666666665">
            <text:p>0:06:00</text:p>
          </table:table-cell>
          <table:table-cell table:style-name="ce10" table:formula="of:=ABS([$'azan.kz'.H200]-[$'praytimes.py'.G199])" office:value-type="float" office:value="0.00416666666666676">
            <text:p>0:06:00</text:p>
          </table:table-cell>
          <table:table-cell/>
          <table:table-cell table:style-name="ce12" table:formula="of:=SUM([.B199:.G199])" office:value-type="float" office:value="0.0097222222222223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204">
            <text:p>19 июл</text:p>
          </table:table-cell>
          <table:table-cell table:style-name="ce10" table:formula="of:=ABS([$'azan.kz'.C201]-[$'praytimes.py'.B200])" office:value-type="float" office:value="0.000694444444444442">
            <text:p>0:01:00</text:p>
          </table:table-cell>
          <table:table-cell table:style-name="ce10" table:formula="of:=ABS([$'azan.kz'.D201]-[$'praytimes.py'.C200])" office:value-type="float" office:value="0.00069444444444447">
            <text:p>0:01:00</text:p>
          </table:table-cell>
          <table:table-cell table:style-name="ce10" table:formula="of:=ABS([$'azan.kz'.E201]-[$'praytimes.py'.D200])" office:value-type="float" office:value="0.000694444444444553">
            <text:p>0:01:00</text:p>
          </table:table-cell>
          <table:table-cell table:style-name="ce10" table:formula="of:=ABS([$'azan.kz'.F201]-[$'praytimes.py'.E200])" office:value-type="float" office:value="0.00069444444444422">
            <text:p>0:01:00</text:p>
          </table:table-cell>
          <table:table-cell table:style-name="ce10" table:formula="of:=ABS([$'azan.kz'.G201]-[$'praytimes.py'.F200])" office:value-type="float" office:value="0.00416666666666643">
            <text:p>0:06:00</text:p>
          </table:table-cell>
          <table:table-cell table:style-name="ce10" table:formula="of:=ABS([$'azan.kz'.H201]-[$'praytimes.py'.G200])" office:value-type="float" office:value="0.00416666666666676">
            <text:p>0:06:00</text:p>
          </table:table-cell>
          <table:table-cell/>
          <table:table-cell table:style-name="ce12" table:formula="of:=SUM([.B200:.G200])" office:value-type="float" office:value="0.0111111111111109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205">
            <text:p>20 июл</text:p>
          </table:table-cell>
          <table:table-cell table:style-name="ce10" table:formula="of:=ABS([$'azan.kz'.C202]-[$'praytimes.py'.B201])" office:value-type="float" office:value="0">
            <text:p>0:00:00</text:p>
          </table:table-cell>
          <table:table-cell table:style-name="ce10" table:formula="of:=ABS([$'azan.kz'.D202]-[$'praytimes.py'.C201])" office:value-type="float" office:value="0">
            <text:p>0:00:00</text:p>
          </table:table-cell>
          <table:table-cell table:style-name="ce10" table:formula="of:=ABS([$'azan.kz'.E202]-[$'praytimes.py'.D201])" office:value-type="float" office:value="0.000694444444444553">
            <text:p>0:01:00</text:p>
          </table:table-cell>
          <table:table-cell table:style-name="ce10" table:formula="of:=ABS([$'azan.kz'.F202]-[$'praytimes.py'.E201])" office:value-type="float" office:value="0">
            <text:p>0:00:00</text:p>
          </table:table-cell>
          <table:table-cell table:style-name="ce10" table:formula="of:=ABS([$'azan.kz'.G202]-[$'praytimes.py'.F201])" office:value-type="float" office:value="0.00486111111111098">
            <text:p>0:07:00</text:p>
          </table:table-cell>
          <table:table-cell table:style-name="ce10" table:formula="of:=ABS([$'azan.kz'.H202]-[$'praytimes.py'.G201])" office:value-type="float" office:value="0.00486111111111109">
            <text:p>0:07:00</text:p>
          </table:table-cell>
          <table:table-cell/>
          <table:table-cell table:style-name="ce12" table:formula="of:=SUM([.B201:.G201])" office:value-type="float" office:value="0.0104166666666666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206">
            <text:p>21 июл</text:p>
          </table:table-cell>
          <table:table-cell table:style-name="ce10" table:formula="of:=ABS([$'azan.kz'.C203]-[$'praytimes.py'.B202])" office:value-type="float" office:value="0.00138888888888888">
            <text:p>0:02:00</text:p>
          </table:table-cell>
          <table:table-cell table:style-name="ce10" table:formula="of:=ABS([$'azan.kz'.D203]-[$'praytimes.py'.C202])" office:value-type="float" office:value="0.00138888888888891">
            <text:p>0:02:00</text:p>
          </table:table-cell>
          <table:table-cell table:style-name="ce10" table:formula="of:=ABS([$'azan.kz'.E203]-[$'praytimes.py'.D202])" office:value-type="float" office:value="0.000694444444444553">
            <text:p>0:01:00</text:p>
          </table:table-cell>
          <table:table-cell table:style-name="ce10" table:formula="of:=ABS([$'azan.kz'.F203]-[$'praytimes.py'.E202])" office:value-type="float" office:value="0">
            <text:p>0:00:00</text:p>
          </table:table-cell>
          <table:table-cell table:style-name="ce10" table:formula="of:=ABS([$'azan.kz'.G203]-[$'praytimes.py'.F202])" office:value-type="float" office:value="0.00416666666666654">
            <text:p>0:06:00</text:p>
          </table:table-cell>
          <table:table-cell table:style-name="ce10" table:formula="of:=ABS([$'azan.kz'.H203]-[$'praytimes.py'.G202])" office:value-type="float" office:value="0.00416666666666654">
            <text:p>0:06:00</text:p>
          </table:table-cell>
          <table:table-cell/>
          <table:table-cell table:style-name="ce12" table:formula="of:=SUM([.B202:.G202])" office:value-type="float" office:value="0.0118055555555554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207">
            <text:p>22 июл</text:p>
          </table:table-cell>
          <table:table-cell table:style-name="ce10" table:formula="of:=ABS([$'azan.kz'.C204]-[$'praytimes.py'.B203])" office:value-type="float" office:value="0.000694444444444442">
            <text:p>0:01:00</text:p>
          </table:table-cell>
          <table:table-cell table:style-name="ce10" table:formula="of:=ABS([$'azan.kz'.D204]-[$'praytimes.py'.C203])" office:value-type="float" office:value="0.000694444444444442">
            <text:p>0:01:00</text:p>
          </table:table-cell>
          <table:table-cell table:style-name="ce10" table:formula="of:=ABS([$'azan.kz'.E204]-[$'praytimes.py'.D203])" office:value-type="float" office:value="0.000694444444444553">
            <text:p>0:01:00</text:p>
          </table:table-cell>
          <table:table-cell table:style-name="ce10" table:formula="of:=ABS([$'azan.kz'.F204]-[$'praytimes.py'.E203])" office:value-type="float" office:value="0.000694444444444553">
            <text:p>0:01:00</text:p>
          </table:table-cell>
          <table:table-cell table:style-name="ce10" table:formula="of:=ABS([$'azan.kz'.G204]-[$'praytimes.py'.F203])" office:value-type="float" office:value="0.00416666666666665">
            <text:p>0:06:00</text:p>
          </table:table-cell>
          <table:table-cell table:style-name="ce10" table:formula="of:=ABS([$'azan.kz'.H204]-[$'praytimes.py'.G203])" office:value-type="float" office:value="0.00416666666666654">
            <text:p>0:06:00</text:p>
          </table:table-cell>
          <table:table-cell/>
          <table:table-cell table:style-name="ce12" table:formula="of:=SUM([.B203:.G203])" office:value-type="float" office:value="0.0111111111111112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208">
            <text:p>23 июл</text:p>
          </table:table-cell>
          <table:table-cell table:style-name="ce10" table:formula="of:=ABS([$'azan.kz'.C205]-[$'praytimes.py'.B204])" office:value-type="float" office:value="0.000694444444444442">
            <text:p>0:01:00</text:p>
          </table:table-cell>
          <table:table-cell table:style-name="ce10" table:formula="of:=ABS([$'azan.kz'.D205]-[$'praytimes.py'.C204])" office:value-type="float" office:value="0.000694444444444442">
            <text:p>0:01:00</text:p>
          </table:table-cell>
          <table:table-cell table:style-name="ce10" table:formula="of:=ABS([$'azan.kz'.E205]-[$'praytimes.py'.D204])" office:value-type="float" office:value="0.000694444444444553">
            <text:p>0:01:00</text:p>
          </table:table-cell>
          <table:table-cell table:style-name="ce10" table:formula="of:=ABS([$'azan.kz'.F205]-[$'praytimes.py'.E204])" office:value-type="float" office:value="0">
            <text:p>0:00:00</text:p>
          </table:table-cell>
          <table:table-cell table:style-name="ce10" table:formula="of:=ABS([$'azan.kz'.G205]-[$'praytimes.py'.F204])" office:value-type="float" office:value="0.00416666666666665">
            <text:p>0:06:00</text:p>
          </table:table-cell>
          <table:table-cell table:style-name="ce10" table:formula="of:=ABS([$'azan.kz'.H205]-[$'praytimes.py'.G204])" office:value-type="float" office:value="0.00416666666666665">
            <text:p>0:06:00</text:p>
          </table:table-cell>
          <table:table-cell/>
          <table:table-cell table:style-name="ce12" table:formula="of:=SUM([.B204:.G204])" office:value-type="float" office:value="0.0104166666666667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209">
            <text:p>24 июл</text:p>
          </table:table-cell>
          <table:table-cell table:style-name="ce10" table:formula="of:=ABS([$'azan.kz'.C206]-[$'praytimes.py'.B205])" office:value-type="float" office:value="0.000694444444444414">
            <text:p>0:01:00</text:p>
          </table:table-cell>
          <table:table-cell table:style-name="ce10" table:formula="of:=ABS([$'azan.kz'.D206]-[$'praytimes.py'.C205])" office:value-type="float" office:value="0.000694444444444442">
            <text:p>0:01:00</text:p>
          </table:table-cell>
          <table:table-cell table:style-name="ce10" table:formula="of:=ABS([$'azan.kz'.E206]-[$'praytimes.py'.D205])" office:value-type="float" office:value="0.000694444444444553">
            <text:p>0:01:00</text:p>
          </table:table-cell>
          <table:table-cell table:style-name="ce10" table:formula="of:=ABS([$'azan.kz'.F206]-[$'praytimes.py'.E205])" office:value-type="float" office:value="0">
            <text:p>0:00:00</text:p>
          </table:table-cell>
          <table:table-cell table:style-name="ce10" table:formula="of:=ABS([$'azan.kz'.G206]-[$'praytimes.py'.F205])" office:value-type="float" office:value="0.00347222222222188">
            <text:p>0:05:00</text:p>
          </table:table-cell>
          <table:table-cell table:style-name="ce10" table:formula="of:=ABS([$'azan.kz'.H206]-[$'praytimes.py'.G205])" office:value-type="float" office:value="0.00347222222222199">
            <text:p>0:05:00</text:p>
          </table:table-cell>
          <table:table-cell/>
          <table:table-cell table:style-name="ce12" table:formula="of:=SUM([.B205:.G205])" office:value-type="float" office:value="0.00902777777777727">
            <text:p>0:13:00</text:p>
          </table:table-cell>
          <table:table-cell table:number-columns-repeated="1015"/>
        </table:table-row>
        <table:table-row table:style-name="ro1">
          <table:table-cell office:value-type="float" office:value="42210">
            <text:p>25 июл</text:p>
          </table:table-cell>
          <table:table-cell table:style-name="ce10" table:formula="of:=ABS([$'azan.kz'.C207]-[$'praytimes.py'.B206])" office:value-type="float" office:value="0.00138888888888888">
            <text:p>0:02:00</text:p>
          </table:table-cell>
          <table:table-cell table:style-name="ce10" table:formula="of:=ABS([$'azan.kz'.D207]-[$'praytimes.py'.C206])" office:value-type="float" office:value="0.00138888888888888">
            <text:p>0:02:00</text:p>
          </table:table-cell>
          <table:table-cell table:style-name="ce10" table:formula="of:=ABS([$'azan.kz'.E207]-[$'praytimes.py'.D206])" office:value-type="float" office:value="0.000694444444444553">
            <text:p>0:01:00</text:p>
          </table:table-cell>
          <table:table-cell table:style-name="ce10" table:formula="of:=ABS([$'azan.kz'.F207]-[$'praytimes.py'.E206])" office:value-type="float" office:value="0.000694444444444331">
            <text:p>0:01:00</text:p>
          </table:table-cell>
          <table:table-cell table:style-name="ce10" table:formula="of:=ABS([$'azan.kz'.G207]-[$'praytimes.py'.F206])" office:value-type="float" office:value="0.00416666666666665">
            <text:p>0:06:00</text:p>
          </table:table-cell>
          <table:table-cell table:style-name="ce10" table:formula="of:=ABS([$'azan.kz'.H207]-[$'praytimes.py'.G206])" office:value-type="float" office:value="0.00416666666666654">
            <text:p>0:06:00</text:p>
          </table:table-cell>
          <table:table-cell/>
          <table:table-cell table:style-name="ce12" table:formula="of:=SUM([.B206:.G206])" office:value-type="float" office:value="0.0124999999999998">
            <text:p>0:18:00</text:p>
          </table:table-cell>
          <table:table-cell table:number-columns-repeated="1015"/>
        </table:table-row>
        <table:table-row table:style-name="ro1">
          <table:table-cell office:value-type="float" office:value="42211">
            <text:p>26 июл</text:p>
          </table:table-cell>
          <table:table-cell table:style-name="ce10" table:formula="of:=ABS([$'azan.kz'.C208]-[$'praytimes.py'.B207])" office:value-type="float" office:value="0.000694444444444442">
            <text:p>0:01:00</text:p>
          </table:table-cell>
          <table:table-cell table:style-name="ce10" table:formula="of:=ABS([$'azan.kz'.D208]-[$'praytimes.py'.C207])" office:value-type="float" office:value="0.000694444444444414">
            <text:p>0:01:00</text:p>
          </table:table-cell>
          <table:table-cell table:style-name="ce10" table:formula="of:=ABS([$'azan.kz'.E208]-[$'praytimes.py'.D207])" office:value-type="float" office:value="0.000694444444444553">
            <text:p>0:01:00</text:p>
          </table:table-cell>
          <table:table-cell table:style-name="ce10" table:formula="of:=ABS([$'azan.kz'.F208]-[$'praytimes.py'.E207])" office:value-type="float" office:value="0">
            <text:p>0:00:00</text:p>
          </table:table-cell>
          <table:table-cell table:style-name="ce10" table:formula="of:=ABS([$'azan.kz'.G208]-[$'praytimes.py'.F207])" office:value-type="float" office:value="0.00416666666666665">
            <text:p>0:06:00</text:p>
          </table:table-cell>
          <table:table-cell table:style-name="ce10" table:formula="of:=ABS([$'azan.kz'.H208]-[$'praytimes.py'.G207])" office:value-type="float" office:value="0.00416666666666676">
            <text:p>0:06:00</text:p>
          </table:table-cell>
          <table:table-cell/>
          <table:table-cell table:style-name="ce12" table:formula="of:=SUM([.B207:.G207])" office:value-type="float" office:value="0.0104166666666668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212">
            <text:p>27 июл</text:p>
          </table:table-cell>
          <table:table-cell table:style-name="ce10" table:formula="of:=ABS([$'azan.kz'.C209]-[$'praytimes.py'.B208])" office:value-type="float" office:value="0.000694444444444442">
            <text:p>0:01:00</text:p>
          </table:table-cell>
          <table:table-cell table:style-name="ce10" table:formula="of:=ABS([$'azan.kz'.D209]-[$'praytimes.py'.C208])" office:value-type="float" office:value="0.000694444444444442">
            <text:p>0:01:00</text:p>
          </table:table-cell>
          <table:table-cell table:style-name="ce10" table:formula="of:=ABS([$'azan.kz'.E209]-[$'praytimes.py'.D208])" office:value-type="float" office:value="0.000694444444444553">
            <text:p>0:01:00</text:p>
          </table:table-cell>
          <table:table-cell table:style-name="ce10" table:formula="of:=ABS([$'azan.kz'.F209]-[$'praytimes.py'.E208])" office:value-type="float" office:value="0">
            <text:p>0:00:00</text:p>
          </table:table-cell>
          <table:table-cell table:style-name="ce10" table:formula="of:=ABS([$'azan.kz'.G209]-[$'praytimes.py'.F208])" office:value-type="float" office:value="0.00416666666666665">
            <text:p>0:06:00</text:p>
          </table:table-cell>
          <table:table-cell table:style-name="ce10" table:formula="of:=ABS([$'azan.kz'.H209]-[$'praytimes.py'.G208])" office:value-type="float" office:value="0.00416666666666676">
            <text:p>0:06:00</text:p>
          </table:table-cell>
          <table:table-cell/>
          <table:table-cell table:style-name="ce12" table:formula="of:=SUM([.B208:.G208])" office:value-type="float" office:value="0.0104166666666669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213">
            <text:p>28 июл</text:p>
          </table:table-cell>
          <table:table-cell table:style-name="ce10" table:formula="of:=ABS([$'azan.kz'.C210]-[$'praytimes.py'.B209])" office:value-type="float" office:value="0.000694444444444442">
            <text:p>0:01:00</text:p>
          </table:table-cell>
          <table:table-cell table:style-name="ce10" table:formula="of:=ABS([$'azan.kz'.D210]-[$'praytimes.py'.C209])" office:value-type="float" office:value="0.00069444444444447">
            <text:p>0:01:00</text:p>
          </table:table-cell>
          <table:table-cell table:style-name="ce10" table:formula="of:=ABS([$'azan.kz'.E210]-[$'praytimes.py'.D209])" office:value-type="float" office:value="0.000694444444444553">
            <text:p>0:01:00</text:p>
          </table:table-cell>
          <table:table-cell table:style-name="ce10" table:formula="of:=ABS([$'azan.kz'.F210]-[$'praytimes.py'.E209])" office:value-type="float" office:value="0">
            <text:p>0:00:00</text:p>
          </table:table-cell>
          <table:table-cell table:style-name="ce10" table:formula="of:=ABS([$'azan.kz'.G210]-[$'praytimes.py'.F209])" office:value-type="float" office:value="0.00416666666666654">
            <text:p>0:06:00</text:p>
          </table:table-cell>
          <table:table-cell table:style-name="ce10" table:formula="of:=ABS([$'azan.kz'.H210]-[$'praytimes.py'.G209])" office:value-type="float" office:value="0.00416666666666654">
            <text:p>0:06:00</text:p>
          </table:table-cell>
          <table:table-cell/>
          <table:table-cell table:style-name="ce12" table:formula="of:=SUM([.B209:.G209])" office:value-type="float" office:value="0.0104166666666665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214">
            <text:p>29 июл</text:p>
          </table:table-cell>
          <table:table-cell table:style-name="ce10" table:formula="of:=ABS([$'azan.kz'.C211]-[$'praytimes.py'.B210])" office:value-type="float" office:value="0.000694444444444414">
            <text:p>0:01:00</text:p>
          </table:table-cell>
          <table:table-cell table:style-name="ce10" table:formula="of:=ABS([$'azan.kz'.D211]-[$'praytimes.py'.C210])" office:value-type="float" office:value="0.000694444444444442">
            <text:p>0:01:00</text:p>
          </table:table-cell>
          <table:table-cell table:style-name="ce10" table:formula="of:=ABS([$'azan.kz'.E211]-[$'praytimes.py'.D210])" office:value-type="float" office:value="0.000694444444444553">
            <text:p>0:01:00</text:p>
          </table:table-cell>
          <table:table-cell table:style-name="ce10" table:formula="of:=ABS([$'azan.kz'.F211]-[$'praytimes.py'.E210])" office:value-type="float" office:value="0.000694444444444442">
            <text:p>0:01:00</text:p>
          </table:table-cell>
          <table:table-cell table:style-name="ce10" table:formula="of:=ABS([$'azan.kz'.G211]-[$'praytimes.py'.F210])" office:value-type="float" office:value="0.00416666666666643">
            <text:p>0:06:00</text:p>
          </table:table-cell>
          <table:table-cell table:style-name="ce10" table:formula="of:=ABS([$'azan.kz'.H211]-[$'praytimes.py'.G210])" office:value-type="float" office:value="0.00416666666666665">
            <text:p>0:06:00</text:p>
          </table:table-cell>
          <table:table-cell/>
          <table:table-cell table:style-name="ce12" table:formula="of:=SUM([.B210:.G210])" office:value-type="float" office:value="0.0111111111111109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215">
            <text:p>30 июл</text:p>
          </table:table-cell>
          <table:table-cell table:style-name="ce10" table:formula="of:=ABS([$'azan.kz'.C212]-[$'praytimes.py'.B211])" office:value-type="float" office:value="0.000694444444444414">
            <text:p>0:01:00</text:p>
          </table:table-cell>
          <table:table-cell table:style-name="ce10" table:formula="of:=ABS([$'azan.kz'.D212]-[$'praytimes.py'.C211])" office:value-type="float" office:value="0.000694444444444442">
            <text:p>0:01:00</text:p>
          </table:table-cell>
          <table:table-cell table:style-name="ce10" table:formula="of:=ABS([$'azan.kz'.E212]-[$'praytimes.py'.D211])" office:value-type="float" office:value="0.000694444444444553">
            <text:p>0:01:00</text:p>
          </table:table-cell>
          <table:table-cell table:style-name="ce10" table:formula="of:=ABS([$'azan.kz'.F212]-[$'praytimes.py'.E211])" office:value-type="float" office:value="0.000694444444444331">
            <text:p>0:01:00</text:p>
          </table:table-cell>
          <table:table-cell table:style-name="ce10" table:formula="of:=ABS([$'azan.kz'.G212]-[$'praytimes.py'.F211])" office:value-type="float" office:value="0.00416666666666654">
            <text:p>0:06:00</text:p>
          </table:table-cell>
          <table:table-cell table:style-name="ce10" table:formula="of:=ABS([$'azan.kz'.H212]-[$'praytimes.py'.G211])" office:value-type="float" office:value="0.00416666666666665">
            <text:p>0:06:00</text:p>
          </table:table-cell>
          <table:table-cell/>
          <table:table-cell table:style-name="ce12" table:formula="of:=SUM([.B211:.G211])" office:value-type="float" office:value="0.0111111111111109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216">
            <text:p>31 июл</text:p>
          </table:table-cell>
          <table:table-cell table:style-name="ce10" table:formula="of:=ABS([$'azan.kz'.C213]-[$'praytimes.py'.B212])" office:value-type="float" office:value="0.000694444444444414">
            <text:p>0:01:00</text:p>
          </table:table-cell>
          <table:table-cell table:style-name="ce10" table:formula="of:=ABS([$'azan.kz'.D213]-[$'praytimes.py'.C212])" office:value-type="float" office:value="0.000694444444444442">
            <text:p>0:01:00</text:p>
          </table:table-cell>
          <table:table-cell table:style-name="ce10" table:formula="of:=ABS([$'azan.kz'.E213]-[$'praytimes.py'.D212])" office:value-type="float" office:value="0.000694444444444553">
            <text:p>0:01:00</text:p>
          </table:table-cell>
          <table:table-cell table:style-name="ce10" table:formula="of:=ABS([$'azan.kz'.F213]-[$'praytimes.py'.E212])" office:value-type="float" office:value="0.000694444444444442">
            <text:p>0:01:00</text:p>
          </table:table-cell>
          <table:table-cell table:style-name="ce10" table:formula="of:=ABS([$'azan.kz'.G213]-[$'praytimes.py'.F212])" office:value-type="float" office:value="0.00416666666666654">
            <text:p>0:06:00</text:p>
          </table:table-cell>
          <table:table-cell table:style-name="ce10" table:formula="of:=ABS([$'azan.kz'.H213]-[$'praytimes.py'.G212])" office:value-type="float" office:value="0.00416666666666665">
            <text:p>0:06:00</text:p>
          </table:table-cell>
          <table:table-cell/>
          <table:table-cell table:style-name="ce12" table:formula="of:=SUM([.B212:.G212])" office:value-type="float" office:value="0.011111111111111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217">
            <text:p>1 авг</text:p>
          </table:table-cell>
          <table:table-cell table:style-name="ce10" table:formula="of:=ABS([$'azan.kz'.C214]-[$'praytimes.py'.B213])" office:value-type="float" office:value="0.000694444444444414">
            <text:p>0:01:00</text:p>
          </table:table-cell>
          <table:table-cell table:style-name="ce10" table:formula="of:=ABS([$'azan.kz'.D214]-[$'praytimes.py'.C213])" office:value-type="float" office:value="0.000694444444444414">
            <text:p>0:01:00</text:p>
          </table:table-cell>
          <table:table-cell table:style-name="ce10" table:formula="of:=ABS([$'azan.kz'.E214]-[$'praytimes.py'.D213])" office:value-type="float" office:value="0.000694444444444553">
            <text:p>0:01:00</text:p>
          </table:table-cell>
          <table:table-cell table:style-name="ce10" table:formula="of:=ABS([$'azan.kz'.F214]-[$'praytimes.py'.E213])" office:value-type="float" office:value="0.000694444444444553">
            <text:p>0:01:00</text:p>
          </table:table-cell>
          <table:table-cell table:style-name="ce10" table:formula="of:=ABS([$'azan.kz'.G214]-[$'praytimes.py'.F213])" office:value-type="float" office:value="0.00416666666666676">
            <text:p>0:06:00</text:p>
          </table:table-cell>
          <table:table-cell table:style-name="ce10" table:formula="of:=ABS([$'azan.kz'.H214]-[$'praytimes.py'.G213])" office:value-type="float" office:value="0.00416666666666665">
            <text:p>0:06:00</text:p>
          </table:table-cell>
          <table:table-cell/>
          <table:table-cell table:style-name="ce12" table:formula="of:=SUM([.B213:.G213])" office:value-type="float" office:value="0.0111111111111114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218">
            <text:p>2 авг</text:p>
          </table:table-cell>
          <table:table-cell table:style-name="ce10" table:formula="of:=ABS([$'azan.kz'.C215]-[$'praytimes.py'.B214])" office:value-type="float" office:value="0.000694444444444442">
            <text:p>0:01:00</text:p>
          </table:table-cell>
          <table:table-cell table:style-name="ce10" table:formula="of:=ABS([$'azan.kz'.D215]-[$'praytimes.py'.C214])" office:value-type="float" office:value="0.000694444444444498">
            <text:p>0:01:00</text:p>
          </table:table-cell>
          <table:table-cell table:style-name="ce10" table:formula="of:=ABS([$'azan.kz'.E215]-[$'praytimes.py'.D214])" office:value-type="float" office:value="0">
            <text:p>0:00:00</text:p>
          </table:table-cell>
          <table:table-cell table:style-name="ce10" table:formula="of:=ABS([$'azan.kz'.F215]-[$'praytimes.py'.E214])" office:value-type="float" office:value="0">
            <text:p>0:00:00</text:p>
          </table:table-cell>
          <table:table-cell table:style-name="ce10" table:formula="of:=ABS([$'azan.kz'.G215]-[$'praytimes.py'.F214])" office:value-type="float" office:value="0.00416666666666665">
            <text:p>0:06:00</text:p>
          </table:table-cell>
          <table:table-cell table:style-name="ce10" table:formula="of:=ABS([$'azan.kz'.H215]-[$'praytimes.py'.G214])" office:value-type="float" office:value="0.00416666666666676">
            <text:p>0:06:00</text:p>
          </table:table-cell>
          <table:table-cell/>
          <table:table-cell table:style-name="ce12" table:formula="of:=SUM([.B214:.G214])" office:value-type="float" office:value="0.00972222222222235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219">
            <text:p>3 авг</text:p>
          </table:table-cell>
          <table:table-cell table:style-name="ce10" table:formula="of:=ABS([$'azan.kz'.C216]-[$'praytimes.py'.B215])" office:value-type="float" office:value="0.00069444444444447">
            <text:p>0:01:00</text:p>
          </table:table-cell>
          <table:table-cell table:style-name="ce10" table:formula="of:=ABS([$'azan.kz'.D216]-[$'praytimes.py'.C215])" office:value-type="float" office:value="0.000694444444444359">
            <text:p>0:01:00</text:p>
          </table:table-cell>
          <table:table-cell table:style-name="ce10" table:formula="of:=ABS([$'azan.kz'.E216]-[$'praytimes.py'.D215])" office:value-type="float" office:value="0">
            <text:p>0:00:00</text:p>
          </table:table-cell>
          <table:table-cell table:style-name="ce10" table:formula="of:=ABS([$'azan.kz'.F216]-[$'praytimes.py'.E215])" office:value-type="float" office:value="0">
            <text:p>0:00:00</text:p>
          </table:table-cell>
          <table:table-cell table:style-name="ce10" table:formula="of:=ABS([$'azan.kz'.G216]-[$'praytimes.py'.F215])" office:value-type="float" office:value="0.00416666666666665">
            <text:p>0:06:00</text:p>
          </table:table-cell>
          <table:table-cell table:style-name="ce10" table:formula="of:=ABS([$'azan.kz'.H216]-[$'praytimes.py'.G215])" office:value-type="float" office:value="0.00416666666666654">
            <text:p>0:06:00</text:p>
          </table:table-cell>
          <table:table-cell/>
          <table:table-cell table:style-name="ce12" table:formula="of:=SUM([.B215:.G215])" office:value-type="float" office:value="0.00972222222222202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220">
            <text:p>4 авг</text:p>
          </table:table-cell>
          <table:table-cell table:style-name="ce10" table:formula="of:=ABS([$'azan.kz'.C217]-[$'praytimes.py'.B216])" office:value-type="float" office:value="0.000694444444444414">
            <text:p>0:01:00</text:p>
          </table:table-cell>
          <table:table-cell table:style-name="ce10" table:formula="of:=ABS([$'azan.kz'.D217]-[$'praytimes.py'.C216])" office:value-type="float" office:value="0.000694444444444359">
            <text:p>0:01:00</text:p>
          </table:table-cell>
          <table:table-cell table:style-name="ce10" table:formula="of:=ABS([$'azan.kz'.E217]-[$'praytimes.py'.D216])" office:value-type="float" office:value="0">
            <text:p>0:00:00</text:p>
          </table:table-cell>
          <table:table-cell table:style-name="ce10" table:formula="of:=ABS([$'azan.kz'.F217]-[$'praytimes.py'.E216])" office:value-type="float" office:value="0">
            <text:p>0:00:00</text:p>
          </table:table-cell>
          <table:table-cell table:style-name="ce10" table:formula="of:=ABS([$'azan.kz'.G217]-[$'praytimes.py'.F216])" office:value-type="float" office:value="0.00416666666666676">
            <text:p>0:06:00</text:p>
          </table:table-cell>
          <table:table-cell table:style-name="ce10" table:formula="of:=ABS([$'azan.kz'.H217]-[$'praytimes.py'.G216])" office:value-type="float" office:value="0.00416666666666665">
            <text:p>0:06:00</text:p>
          </table:table-cell>
          <table:table-cell/>
          <table:table-cell table:style-name="ce12" table:formula="of:=SUM([.B216:.G216])" office:value-type="float" office:value="0.00972222222222219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221">
            <text:p>5 авг</text:p>
          </table:table-cell>
          <table:table-cell table:style-name="ce10" table:formula="of:=ABS([$'azan.kz'.C218]-[$'praytimes.py'.B217])" office:value-type="float" office:value="0.000694444444444414">
            <text:p>0:01:00</text:p>
          </table:table-cell>
          <table:table-cell table:style-name="ce10" table:formula="of:=ABS([$'azan.kz'.D218]-[$'praytimes.py'.C217])" office:value-type="float" office:value="0.000694444444444414">
            <text:p>0:01:00</text:p>
          </table:table-cell>
          <table:table-cell table:style-name="ce10" table:formula="of:=ABS([$'azan.kz'.E218]-[$'praytimes.py'.D217])" office:value-type="float" office:value="0">
            <text:p>0:00:00</text:p>
          </table:table-cell>
          <table:table-cell table:style-name="ce10" table:formula="of:=ABS([$'azan.kz'.F218]-[$'praytimes.py'.E217])" office:value-type="float" office:value="0">
            <text:p>0:00:00</text:p>
          </table:table-cell>
          <table:table-cell table:style-name="ce10" table:formula="of:=ABS([$'azan.kz'.G218]-[$'praytimes.py'.F217])" office:value-type="float" office:value="0.00416666666666654">
            <text:p>0:06:00</text:p>
          </table:table-cell>
          <table:table-cell table:style-name="ce10" table:formula="of:=ABS([$'azan.kz'.H218]-[$'praytimes.py'.G217])" office:value-type="float" office:value="0.00416666666666654">
            <text:p>0:06:00</text:p>
          </table:table-cell>
          <table:table-cell/>
          <table:table-cell table:style-name="ce12" table:formula="of:=SUM([.B217:.G217])" office:value-type="float" office:value="0.00972222222222191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222">
            <text:p>6 авг</text:p>
          </table:table-cell>
          <table:table-cell table:style-name="ce10" table:formula="of:=ABS([$'azan.kz'.C219]-[$'praytimes.py'.B218])" office:value-type="float" office:value="0.000694444444444442">
            <text:p>0:01:00</text:p>
          </table:table-cell>
          <table:table-cell table:style-name="ce10" table:formula="of:=ABS([$'azan.kz'.D219]-[$'praytimes.py'.C218])" office:value-type="float" office:value="0.000694444444444442">
            <text:p>0:01:00</text:p>
          </table:table-cell>
          <table:table-cell table:style-name="ce10" table:formula="of:=ABS([$'azan.kz'.E219]-[$'praytimes.py'.D218])" office:value-type="float" office:value="0">
            <text:p>0:00:00</text:p>
          </table:table-cell>
          <table:table-cell table:style-name="ce10" table:formula="of:=ABS([$'azan.kz'.F219]-[$'praytimes.py'.E218])" office:value-type="float" office:value="0.000694444444444331">
            <text:p>0:01:00</text:p>
          </table:table-cell>
          <table:table-cell table:style-name="ce10" table:formula="of:=ABS([$'azan.kz'.G219]-[$'praytimes.py'.F218])" office:value-type="float" office:value="0.00416666666666665">
            <text:p>0:06:00</text:p>
          </table:table-cell>
          <table:table-cell table:style-name="ce10" table:formula="of:=ABS([$'azan.kz'.H219]-[$'praytimes.py'.G218])" office:value-type="float" office:value="0.00416666666666654">
            <text:p>0:06:00</text:p>
          </table:table-cell>
          <table:table-cell/>
          <table:table-cell table:style-name="ce12" table:formula="of:=SUM([.B218:.G218])" office:value-type="float" office:value="0.0104166666666664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223">
            <text:p>7 авг</text:p>
          </table:table-cell>
          <table:table-cell table:style-name="ce10" table:formula="of:=ABS([$'azan.kz'.C220]-[$'praytimes.py'.B219])" office:value-type="float" office:value="0.000694444444444442">
            <text:p>0:01:00</text:p>
          </table:table-cell>
          <table:table-cell table:style-name="ce10" table:formula="of:=ABS([$'azan.kz'.D220]-[$'praytimes.py'.C219])" office:value-type="float" office:value="0.000694444444444442">
            <text:p>0:01:00</text:p>
          </table:table-cell>
          <table:table-cell table:style-name="ce10" table:formula="of:=ABS([$'azan.kz'.E220]-[$'praytimes.py'.D219])" office:value-type="float" office:value="0">
            <text:p>0:00:00</text:p>
          </table:table-cell>
          <table:table-cell table:style-name="ce10" table:formula="of:=ABS([$'azan.kz'.F220]-[$'praytimes.py'.E219])" office:value-type="float" office:value="0.000694444444444442">
            <text:p>0:01:00</text:p>
          </table:table-cell>
          <table:table-cell table:style-name="ce10" table:formula="of:=ABS([$'azan.kz'.G220]-[$'praytimes.py'.F219])" office:value-type="float" office:value="0.00416666666666665">
            <text:p>0:06:00</text:p>
          </table:table-cell>
          <table:table-cell table:style-name="ce10" table:formula="of:=ABS([$'azan.kz'.H220]-[$'praytimes.py'.G219])" office:value-type="float" office:value="0.00416666666666687">
            <text:p>0:06:00</text:p>
          </table:table-cell>
          <table:table-cell/>
          <table:table-cell table:style-name="ce12" table:formula="of:=SUM([.B219:.G219])" office:value-type="float" office:value="0.0104166666666669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224">
            <text:p>8 авг</text:p>
          </table:table-cell>
          <table:table-cell table:style-name="ce10" table:formula="of:=ABS([$'azan.kz'.C221]-[$'praytimes.py'.B220])" office:value-type="float" office:value="0.000694444444444442">
            <text:p>0:01:00</text:p>
          </table:table-cell>
          <table:table-cell table:style-name="ce10" table:formula="of:=ABS([$'azan.kz'.D221]-[$'praytimes.py'.C220])" office:value-type="float" office:value="0.000694444444444414">
            <text:p>0:01:00</text:p>
          </table:table-cell>
          <table:table-cell table:style-name="ce10" table:formula="of:=ABS([$'azan.kz'.E221]-[$'praytimes.py'.D220])" office:value-type="float" office:value="0.000694444444444442">
            <text:p>0:01:00</text:p>
          </table:table-cell>
          <table:table-cell table:style-name="ce10" table:formula="of:=ABS([$'azan.kz'.F221]-[$'praytimes.py'.E220])" office:value-type="float" office:value="0.000694444444444553">
            <text:p>0:01:00</text:p>
          </table:table-cell>
          <table:table-cell table:style-name="ce10" table:formula="of:=ABS([$'azan.kz'.G221]-[$'praytimes.py'.F220])" office:value-type="float" office:value="0.00416666666666676">
            <text:p>0:06:00</text:p>
          </table:table-cell>
          <table:table-cell table:style-name="ce10" table:formula="of:=ABS([$'azan.kz'.H221]-[$'praytimes.py'.G220])" office:value-type="float" office:value="0.00416666666666676">
            <text:p>0:06:00</text:p>
          </table:table-cell>
          <table:table-cell/>
          <table:table-cell table:style-name="ce12" table:formula="of:=SUM([.B220:.G220])" office:value-type="float" office:value="0.0111111111111114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225">
            <text:p>9 авг</text:p>
          </table:table-cell>
          <table:table-cell table:style-name="ce10" table:formula="of:=ABS([$'azan.kz'.C222]-[$'praytimes.py'.B221])" office:value-type="float" office:value="0.000694444444444442">
            <text:p>0:01:00</text:p>
          </table:table-cell>
          <table:table-cell table:style-name="ce10" table:formula="of:=ABS([$'azan.kz'.D222]-[$'praytimes.py'.C221])" office:value-type="float" office:value="0.000694444444444414">
            <text:p>0:01:00</text:p>
          </table:table-cell>
          <table:table-cell table:style-name="ce10" table:formula="of:=ABS([$'azan.kz'.E222]-[$'praytimes.py'.D221])" office:value-type="float" office:value="0.000694444444444442">
            <text:p>0:01:00</text:p>
          </table:table-cell>
          <table:table-cell table:style-name="ce10" table:formula="of:=ABS([$'azan.kz'.F222]-[$'praytimes.py'.E221])" office:value-type="float" office:value="0.000694444444444664">
            <text:p>0:01:00</text:p>
          </table:table-cell>
          <table:table-cell table:style-name="ce10" table:formula="of:=ABS([$'azan.kz'.G222]-[$'praytimes.py'.F221])" office:value-type="float" office:value="0.00486111111111109">
            <text:p>0:07:00</text:p>
          </table:table-cell>
          <table:table-cell table:style-name="ce10" table:formula="of:=ABS([$'azan.kz'.H222]-[$'praytimes.py'.G221])" office:value-type="float" office:value="0.00486111111111109">
            <text:p>0:07:00</text:p>
          </table:table-cell>
          <table:table-cell/>
          <table:table-cell table:style-name="ce12" table:formula="of:=SUM([.B221:.G221])" office:value-type="float" office:value="0.0125000000000001">
            <text:p>0:18:00</text:p>
          </table:table-cell>
          <table:table-cell table:number-columns-repeated="1015"/>
        </table:table-row>
        <table:table-row table:style-name="ro1">
          <table:table-cell office:value-type="float" office:value="42226">
            <text:p>10 авг</text:p>
          </table:table-cell>
          <table:table-cell table:style-name="ce10" table:formula="of:=ABS([$'azan.kz'.C223]-[$'praytimes.py'.B222])" office:value-type="float" office:value="0">
            <text:p>0:00:00</text:p>
          </table:table-cell>
          <table:table-cell table:style-name="ce10" table:formula="of:=ABS([$'azan.kz'.D223]-[$'praytimes.py'.C222])" office:value-type="float" office:value="0">
            <text:p>0:00:00</text:p>
          </table:table-cell>
          <table:table-cell table:style-name="ce10" table:formula="of:=ABS([$'azan.kz'.E223]-[$'praytimes.py'.D222])" office:value-type="float" office:value="0.000694444444444442">
            <text:p>0:01:00</text:p>
          </table:table-cell>
          <table:table-cell table:style-name="ce10" table:formula="of:=ABS([$'azan.kz'.F223]-[$'praytimes.py'.E222])" office:value-type="float" office:value="0.000694444444444442">
            <text:p>0:01:00</text:p>
          </table:table-cell>
          <table:table-cell table:style-name="ce10" table:formula="of:=ABS([$'azan.kz'.G223]-[$'praytimes.py'.F222])" office:value-type="float" office:value="0.00416666666666654">
            <text:p>0:06:00</text:p>
          </table:table-cell>
          <table:table-cell table:style-name="ce10" table:formula="of:=ABS([$'azan.kz'.H223]-[$'praytimes.py'.G222])" office:value-type="float" office:value="0.00416666666666665">
            <text:p>0:06:00</text:p>
          </table:table-cell>
          <table:table-cell/>
          <table:table-cell table:style-name="ce12" table:formula="of:=SUM([.B222:.G222])" office:value-type="float" office:value="0.00972222222222208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227">
            <text:p>11 авг</text:p>
          </table:table-cell>
          <table:table-cell table:style-name="ce10" table:formula="of:=ABS([$'azan.kz'.C224]-[$'praytimes.py'.B223])" office:value-type="float" office:value="0.00069444444444447">
            <text:p>0:01:00</text:p>
          </table:table-cell>
          <table:table-cell table:style-name="ce10" table:formula="of:=ABS([$'azan.kz'.D224]-[$'praytimes.py'.C223])" office:value-type="float" office:value="0.00069444444444447">
            <text:p>0:01:00</text:p>
          </table:table-cell>
          <table:table-cell table:style-name="ce10" table:formula="of:=ABS([$'azan.kz'.E224]-[$'praytimes.py'.D223])" office:value-type="float" office:value="0.000694444444444442">
            <text:p>0:01:00</text:p>
          </table:table-cell>
          <table:table-cell table:style-name="ce10" table:formula="of:=ABS([$'azan.kz'.F224]-[$'praytimes.py'.E223])" office:value-type="float" office:value="0.000694444444444331">
            <text:p>0:01:00</text:p>
          </table:table-cell>
          <table:table-cell table:style-name="ce10" table:formula="of:=ABS([$'azan.kz'.G224]-[$'praytimes.py'.F223])" office:value-type="float" office:value="0.00555555555555565">
            <text:p>0:08:00</text:p>
          </table:table-cell>
          <table:table-cell table:style-name="ce10" table:formula="of:=ABS([$'azan.kz'.H224]-[$'praytimes.py'.G223])" office:value-type="float" office:value="0.00555555555555565">
            <text:p>0:08:00</text:p>
          </table:table-cell>
          <table:table-cell/>
          <table:table-cell table:style-name="ce12" table:formula="of:=SUM([.B223:.G223])" office:value-type="float" office:value="0.013888888888889">
            <text:p>0:20:00</text:p>
          </table:table-cell>
          <table:table-cell table:number-columns-repeated="1015"/>
        </table:table-row>
        <table:table-row table:style-name="ro1">
          <table:table-cell office:value-type="float" office:value="42228">
            <text:p>12 авг</text:p>
          </table:table-cell>
          <table:table-cell table:style-name="ce10" table:formula="of:=ABS([$'azan.kz'.C225]-[$'praytimes.py'.B224])" office:value-type="float" office:value="0">
            <text:p>0:00:00</text:p>
          </table:table-cell>
          <table:table-cell table:style-name="ce10" table:formula="of:=ABS([$'azan.kz'.D225]-[$'praytimes.py'.C224])" office:value-type="float" office:value="0">
            <text:p>0:00:00</text:p>
          </table:table-cell>
          <table:table-cell table:style-name="ce10" table:formula="of:=ABS([$'azan.kz'.E225]-[$'praytimes.py'.D224])" office:value-type="float" office:value="0">
            <text:p>0:00:00</text:p>
          </table:table-cell>
          <table:table-cell table:style-name="ce10" table:formula="of:=ABS([$'azan.kz'.F225]-[$'praytimes.py'.E224])" office:value-type="float" office:value="0">
            <text:p>0:00:00</text:p>
          </table:table-cell>
          <table:table-cell table:style-name="ce10" table:formula="of:=ABS([$'azan.kz'.G225]-[$'praytimes.py'.F224])" office:value-type="float" office:value="0.00416666666666665">
            <text:p>0:06:00</text:p>
          </table:table-cell>
          <table:table-cell table:style-name="ce10" table:formula="of:=ABS([$'azan.kz'.H225]-[$'praytimes.py'.G224])" office:value-type="float" office:value="0.00416666666666665">
            <text:p>0:06:00</text:p>
          </table:table-cell>
          <table:table-cell/>
          <table:table-cell table:style-name="ce12" table:formula="of:=SUM([.B224:.G224])" office:value-type="float" office:value="0.0083333333333333">
            <text:p>0:12:00</text:p>
          </table:table-cell>
          <table:table-cell table:number-columns-repeated="1015"/>
        </table:table-row>
        <table:table-row table:style-name="ro1">
          <table:table-cell office:value-type="float" office:value="42229">
            <text:p>13 авг</text:p>
          </table:table-cell>
          <table:table-cell table:style-name="ce10" table:formula="of:=ABS([$'azan.kz'.C226]-[$'praytimes.py'.B225])" office:value-type="float" office:value="0.000694444444444442">
            <text:p>0:01:00</text:p>
          </table:table-cell>
          <table:table-cell table:style-name="ce10" table:formula="of:=ABS([$'azan.kz'.D226]-[$'praytimes.py'.C225])" office:value-type="float" office:value="0.000694444444444442">
            <text:p>0:01:00</text:p>
          </table:table-cell>
          <table:table-cell table:style-name="ce10" table:formula="of:=ABS([$'azan.kz'.E226]-[$'praytimes.py'.D225])" office:value-type="float" office:value="0">
            <text:p>0:00:00</text:p>
          </table:table-cell>
          <table:table-cell table:style-name="ce10" table:formula="of:=ABS([$'azan.kz'.F226]-[$'praytimes.py'.E225])" office:value-type="float" office:value="0.000694444444444442">
            <text:p>0:01:00</text:p>
          </table:table-cell>
          <table:table-cell table:style-name="ce10" table:formula="of:=ABS([$'azan.kz'.G226]-[$'praytimes.py'.F225])" office:value-type="float" office:value="0.00486111111111109">
            <text:p>0:07:00</text:p>
          </table:table-cell>
          <table:table-cell table:style-name="ce10" table:formula="of:=ABS([$'azan.kz'.H226]-[$'praytimes.py'.G225])" office:value-type="float" office:value="0.00486111111111121">
            <text:p>0:07:00</text:p>
          </table:table-cell>
          <table:table-cell/>
          <table:table-cell table:style-name="ce12" table:formula="of:=SUM([.B225:.G225])" office:value-type="float" office:value="0.0118055555555556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230">
            <text:p>14 авг</text:p>
          </table:table-cell>
          <table:table-cell table:style-name="ce10" table:formula="of:=ABS([$'azan.kz'.C227]-[$'praytimes.py'.B226])" office:value-type="float" office:value="0">
            <text:p>0:00:00</text:p>
          </table:table-cell>
          <table:table-cell table:style-name="ce10" table:formula="of:=ABS([$'azan.kz'.D227]-[$'praytimes.py'.C226])" office:value-type="float" office:value="0">
            <text:p>0:00:00</text:p>
          </table:table-cell>
          <table:table-cell table:style-name="ce10" table:formula="of:=ABS([$'azan.kz'.E227]-[$'praytimes.py'.D226])" office:value-type="float" office:value="0.000694444444444553">
            <text:p>0:01:00</text:p>
          </table:table-cell>
          <table:table-cell table:style-name="ce10" table:formula="of:=ABS([$'azan.kz'.F227]-[$'praytimes.py'.E226])" office:value-type="float" office:value="0.000694444444444442">
            <text:p>0:01:00</text:p>
          </table:table-cell>
          <table:table-cell table:style-name="ce10" table:formula="of:=ABS([$'azan.kz'.G227]-[$'praytimes.py'.F226])" office:value-type="float" office:value="0.00416666666666654">
            <text:p>0:06:00</text:p>
          </table:table-cell>
          <table:table-cell table:style-name="ce10" table:formula="of:=ABS([$'azan.kz'.H227]-[$'praytimes.py'.G226])" office:value-type="float" office:value="0.00416666666666676">
            <text:p>0:06:00</text:p>
          </table:table-cell>
          <table:table-cell/>
          <table:table-cell table:style-name="ce12" table:formula="of:=SUM([.B226:.G226])" office:value-type="float" office:value="0.0097222222222223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231">
            <text:p>15 авг</text:p>
          </table:table-cell>
          <table:table-cell table:style-name="ce10" table:formula="of:=ABS([$'azan.kz'.C228]-[$'praytimes.py'.B227])" office:value-type="float" office:value="0.000694444444444442">
            <text:p>0:01:00</text:p>
          </table:table-cell>
          <table:table-cell table:style-name="ce10" table:formula="of:=ABS([$'azan.kz'.D228]-[$'praytimes.py'.C227])" office:value-type="float" office:value="0.000694444444444414">
            <text:p>0:01:00</text:p>
          </table:table-cell>
          <table:table-cell table:style-name="ce10" table:formula="of:=ABS([$'azan.kz'.E228]-[$'praytimes.py'.D227])" office:value-type="float" office:value="0.000694444444444553">
            <text:p>0:01:00</text:p>
          </table:table-cell>
          <table:table-cell table:style-name="ce10" table:formula="of:=ABS([$'azan.kz'.F228]-[$'praytimes.py'.E227])" office:value-type="float" office:value="0">
            <text:p>0:00:00</text:p>
          </table:table-cell>
          <table:table-cell table:style-name="ce10" table:formula="of:=ABS([$'azan.kz'.G228]-[$'praytimes.py'.F227])" office:value-type="float" office:value="0.00416666666666665">
            <text:p>0:06:00</text:p>
          </table:table-cell>
          <table:table-cell table:style-name="ce10" table:formula="of:=ABS([$'azan.kz'.H228]-[$'praytimes.py'.G227])" office:value-type="float" office:value="0.00416666666666665">
            <text:p>0:06:00</text:p>
          </table:table-cell>
          <table:table-cell/>
          <table:table-cell table:style-name="ce12" table:formula="of:=SUM([.B227:.G227])" office:value-type="float" office:value="0.0104166666666667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232">
            <text:p>16 авг</text:p>
          </table:table-cell>
          <table:table-cell table:style-name="ce10" table:formula="of:=ABS([$'azan.kz'.C229]-[$'praytimes.py'.B228])" office:value-type="float" office:value="0.000694444444444442">
            <text:p>0:01:00</text:p>
          </table:table-cell>
          <table:table-cell table:style-name="ce10" table:formula="of:=ABS([$'azan.kz'.D229]-[$'praytimes.py'.C228])" office:value-type="float" office:value="0.000694444444444414">
            <text:p>0:01:00</text:p>
          </table:table-cell>
          <table:table-cell table:style-name="ce10" table:formula="of:=ABS([$'azan.kz'.E229]-[$'praytimes.py'.D228])" office:value-type="float" office:value="0.000694444444444553">
            <text:p>0:01:00</text:p>
          </table:table-cell>
          <table:table-cell table:style-name="ce10" table:formula="of:=ABS([$'azan.kz'.F229]-[$'praytimes.py'.E228])" office:value-type="float" office:value="0">
            <text:p>0:00:00</text:p>
          </table:table-cell>
          <table:table-cell table:style-name="ce10" table:formula="of:=ABS([$'azan.kz'.G229]-[$'praytimes.py'.F228])" office:value-type="float" office:value="0.00416666666666654">
            <text:p>0:06:00</text:p>
          </table:table-cell>
          <table:table-cell table:style-name="ce10" table:formula="of:=ABS([$'azan.kz'.H229]-[$'praytimes.py'.G228])" office:value-type="float" office:value="0.00416666666666665">
            <text:p>0:06:00</text:p>
          </table:table-cell>
          <table:table-cell/>
          <table:table-cell table:style-name="ce12" table:formula="of:=SUM([.B228:.G228])" office:value-type="float" office:value="0.0104166666666666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233">
            <text:p>17 авг</text:p>
          </table:table-cell>
          <table:table-cell table:style-name="ce10" table:formula="of:=ABS([$'azan.kz'.C230]-[$'praytimes.py'.B229])" office:value-type="float" office:value="0.000694444444444414">
            <text:p>0:01:00</text:p>
          </table:table-cell>
          <table:table-cell table:style-name="ce10" table:formula="of:=ABS([$'azan.kz'.D230]-[$'praytimes.py'.C229])" office:value-type="float" office:value="0.000694444444444442">
            <text:p>0:01:00</text:p>
          </table:table-cell>
          <table:table-cell table:style-name="ce10" table:formula="of:=ABS([$'azan.kz'.E230]-[$'praytimes.py'.D229])" office:value-type="float" office:value="0">
            <text:p>0:00:00</text:p>
          </table:table-cell>
          <table:table-cell table:style-name="ce10" table:formula="of:=ABS([$'azan.kz'.F230]-[$'praytimes.py'.E229])" office:value-type="float" office:value="0.000694444444444442">
            <text:p>0:01:00</text:p>
          </table:table-cell>
          <table:table-cell table:style-name="ce10" table:formula="of:=ABS([$'azan.kz'.G230]-[$'praytimes.py'.F229])" office:value-type="float" office:value="0.00416666666666665">
            <text:p>0:06:00</text:p>
          </table:table-cell>
          <table:table-cell table:style-name="ce10" table:formula="of:=ABS([$'azan.kz'.H230]-[$'praytimes.py'.G229])" office:value-type="float" office:value="0.00416666666666676">
            <text:p>0:06:00</text:p>
          </table:table-cell>
          <table:table-cell/>
          <table:table-cell table:style-name="ce12" table:formula="of:=SUM([.B229:.G229])" office:value-type="float" office:value="0.0104166666666667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234">
            <text:p>18 авг</text:p>
          </table:table-cell>
          <table:table-cell table:style-name="ce10" table:formula="of:=ABS([$'azan.kz'.C231]-[$'praytimes.py'.B230])" office:value-type="float" office:value="0.00069444444444447">
            <text:p>0:01:00</text:p>
          </table:table-cell>
          <table:table-cell table:style-name="ce10" table:formula="of:=ABS([$'azan.kz'.D231]-[$'praytimes.py'.C230])" office:value-type="float" office:value="0.000694444444444442">
            <text:p>0:01:00</text:p>
          </table:table-cell>
          <table:table-cell table:style-name="ce10" table:formula="of:=ABS([$'azan.kz'.E231]-[$'praytimes.py'.D230])" office:value-type="float" office:value="0">
            <text:p>0:00:00</text:p>
          </table:table-cell>
          <table:table-cell table:style-name="ce10" table:formula="of:=ABS([$'azan.kz'.F231]-[$'praytimes.py'.E230])" office:value-type="float" office:value="0">
            <text:p>0:00:00</text:p>
          </table:table-cell>
          <table:table-cell table:style-name="ce10" table:formula="of:=ABS([$'azan.kz'.G231]-[$'praytimes.py'.F230])" office:value-type="float" office:value="0.00416666666666654">
            <text:p>0:06:00</text:p>
          </table:table-cell>
          <table:table-cell table:style-name="ce10" table:formula="of:=ABS([$'azan.kz'.H231]-[$'praytimes.py'.G230])" office:value-type="float" office:value="0.00416666666666665">
            <text:p>0:06:00</text:p>
          </table:table-cell>
          <table:table-cell/>
          <table:table-cell table:style-name="ce12" table:formula="of:=SUM([.B230:.G230])" office:value-type="float" office:value="0.0097222222222221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235">
            <text:p>19 авг</text:p>
          </table:table-cell>
          <table:table-cell table:style-name="ce10" table:formula="of:=ABS([$'azan.kz'.C232]-[$'praytimes.py'.B231])" office:value-type="float" office:value="0">
            <text:p>0:00:00</text:p>
          </table:table-cell>
          <table:table-cell table:style-name="ce10" table:formula="of:=ABS([$'azan.kz'.D232]-[$'praytimes.py'.C231])" office:value-type="float" office:value="0">
            <text:p>0:00:00</text:p>
          </table:table-cell>
          <table:table-cell table:style-name="ce10" table:formula="of:=ABS([$'azan.kz'.E232]-[$'praytimes.py'.D231])" office:value-type="float" office:value="0.000694444444444442">
            <text:p>0:01:00</text:p>
          </table:table-cell>
          <table:table-cell table:style-name="ce10" table:formula="of:=ABS([$'azan.kz'.F232]-[$'praytimes.py'.E231])" office:value-type="float" office:value="0">
            <text:p>0:00:00</text:p>
          </table:table-cell>
          <table:table-cell table:style-name="ce10" table:formula="of:=ABS([$'azan.kz'.G232]-[$'praytimes.py'.F231])" office:value-type="float" office:value="0.00416666666666665">
            <text:p>0:06:00</text:p>
          </table:table-cell>
          <table:table-cell table:style-name="ce10" table:formula="of:=ABS([$'azan.kz'.H232]-[$'praytimes.py'.G231])" office:value-type="float" office:value="0.00416666666666654">
            <text:p>0:06:00</text:p>
          </table:table-cell>
          <table:table-cell/>
          <table:table-cell table:style-name="ce12" table:formula="of:=SUM([.B231:.G231])" office:value-type="float" office:value="0.00902777777777764">
            <text:p>0:13:00</text:p>
          </table:table-cell>
          <table:table-cell table:number-columns-repeated="1015"/>
        </table:table-row>
        <table:table-row table:style-name="ro1">
          <table:table-cell office:value-type="float" office:value="42236">
            <text:p>20 авг</text:p>
          </table:table-cell>
          <table:table-cell table:style-name="ce10" table:formula="of:=ABS([$'azan.kz'.C233]-[$'praytimes.py'.B232])" office:value-type="float" office:value="0.000694444444444442">
            <text:p>0:01:00</text:p>
          </table:table-cell>
          <table:table-cell table:style-name="ce10" table:formula="of:=ABS([$'azan.kz'.D233]-[$'praytimes.py'.C232])" office:value-type="float" office:value="0.000694444444444442">
            <text:p>0:01:00</text:p>
          </table:table-cell>
          <table:table-cell table:style-name="ce10" table:formula="of:=ABS([$'azan.kz'.E233]-[$'praytimes.py'.D232])" office:value-type="float" office:value="0.000694444444444442">
            <text:p>0:01:00</text:p>
          </table:table-cell>
          <table:table-cell table:style-name="ce10" table:formula="of:=ABS([$'azan.kz'.F233]-[$'praytimes.py'.E232])" office:value-type="float" office:value="0.000694444444444553">
            <text:p>0:01:00</text:p>
          </table:table-cell>
          <table:table-cell table:style-name="ce10" table:formula="of:=ABS([$'azan.kz'.G233]-[$'praytimes.py'.F232])" office:value-type="float" office:value="0.00416666666666632">
            <text:p>0:06:00</text:p>
          </table:table-cell>
          <table:table-cell table:style-name="ce10" table:formula="of:=ABS([$'azan.kz'.H233]-[$'praytimes.py'.G232])" office:value-type="float" office:value="0.00416666666666643">
            <text:p>0:06:00</text:p>
          </table:table-cell>
          <table:table-cell/>
          <table:table-cell table:style-name="ce12" table:formula="of:=SUM([.B232:.G232])" office:value-type="float" office:value="0.0111111111111106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237">
            <text:p>21 авг</text:p>
          </table:table-cell>
          <table:table-cell table:style-name="ce10" table:formula="of:=ABS([$'azan.kz'.C234]-[$'praytimes.py'.B233])" office:value-type="float" office:value="0">
            <text:p>0:00:00</text:p>
          </table:table-cell>
          <table:table-cell table:style-name="ce10" table:formula="of:=ABS([$'azan.kz'.D234]-[$'praytimes.py'.C233])" office:value-type="float" office:value="0">
            <text:p>0:00:00</text:p>
          </table:table-cell>
          <table:table-cell table:style-name="ce10" table:formula="of:=ABS([$'azan.kz'.E234]-[$'praytimes.py'.D233])" office:value-type="float" office:value="0">
            <text:p>0:00:00</text:p>
          </table:table-cell>
          <table:table-cell table:style-name="ce10" table:formula="of:=ABS([$'azan.kz'.F234]-[$'praytimes.py'.E233])" office:value-type="float" office:value="0">
            <text:p>0:00:00</text:p>
          </table:table-cell>
          <table:table-cell table:style-name="ce10" table:formula="of:=ABS([$'azan.kz'.G234]-[$'praytimes.py'.F233])" office:value-type="float" office:value="0.00416666666666654">
            <text:p>0:06:00</text:p>
          </table:table-cell>
          <table:table-cell table:style-name="ce10" table:formula="of:=ABS([$'azan.kz'.H234]-[$'praytimes.py'.G233])" office:value-type="float" office:value="0.00416666666666654">
            <text:p>0:06:00</text:p>
          </table:table-cell>
          <table:table-cell/>
          <table:table-cell table:style-name="ce12" table:formula="of:=SUM([.B233:.G233])" office:value-type="float" office:value="0.00833333333333308">
            <text:p>0:12:00</text:p>
          </table:table-cell>
          <table:table-cell table:number-columns-repeated="1015"/>
        </table:table-row>
        <table:table-row table:style-name="ro1">
          <table:table-cell office:value-type="float" office:value="42238">
            <text:p>22 авг</text:p>
          </table:table-cell>
          <table:table-cell table:style-name="ce10" table:formula="of:=ABS([$'azan.kz'.C235]-[$'praytimes.py'.B234])" office:value-type="float" office:value="0.000694444444444442">
            <text:p>0:01:00</text:p>
          </table:table-cell>
          <table:table-cell table:style-name="ce10" table:formula="of:=ABS([$'azan.kz'.D235]-[$'praytimes.py'.C234])" office:value-type="float" office:value="0.000694444444444442">
            <text:p>0:01:00</text:p>
          </table:table-cell>
          <table:table-cell table:style-name="ce10" table:formula="of:=ABS([$'azan.kz'.E235]-[$'praytimes.py'.D234])" office:value-type="float" office:value="0">
            <text:p>0:00:00</text:p>
          </table:table-cell>
          <table:table-cell table:style-name="ce10" table:formula="of:=ABS([$'azan.kz'.F235]-[$'praytimes.py'.E234])" office:value-type="float" office:value="0.000694444444444442">
            <text:p>0:01:00</text:p>
          </table:table-cell>
          <table:table-cell table:style-name="ce10" table:formula="of:=ABS([$'azan.kz'.G235]-[$'praytimes.py'.F234])" office:value-type="float" office:value="0.00486111111111109">
            <text:p>0:07:00</text:p>
          </table:table-cell>
          <table:table-cell table:style-name="ce10" table:formula="of:=ABS([$'azan.kz'.H235]-[$'praytimes.py'.G234])" office:value-type="float" office:value="0.00486111111111121">
            <text:p>0:07:00</text:p>
          </table:table-cell>
          <table:table-cell/>
          <table:table-cell table:style-name="ce12" table:formula="of:=SUM([.B234:.G234])" office:value-type="float" office:value="0.0118055555555556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239">
            <text:p>23 авг</text:p>
          </table:table-cell>
          <table:table-cell table:style-name="ce10" table:formula="of:=ABS([$'azan.kz'.C236]-[$'praytimes.py'.B235])" office:value-type="float" office:value="0">
            <text:p>0:00:00</text:p>
          </table:table-cell>
          <table:table-cell table:style-name="ce10" table:formula="of:=ABS([$'azan.kz'.D236]-[$'praytimes.py'.C235])" office:value-type="float" office:value="0">
            <text:p>0:00:00</text:p>
          </table:table-cell>
          <table:table-cell table:style-name="ce10" table:formula="of:=ABS([$'azan.kz'.E236]-[$'praytimes.py'.D235])" office:value-type="float" office:value="0.000694444444444442">
            <text:p>0:01:00</text:p>
          </table:table-cell>
          <table:table-cell table:style-name="ce10" table:formula="of:=ABS([$'azan.kz'.F236]-[$'praytimes.py'.E235])" office:value-type="float" office:value="0">
            <text:p>0:00:00</text:p>
          </table:table-cell>
          <table:table-cell table:style-name="ce10" table:formula="of:=ABS([$'azan.kz'.G236]-[$'praytimes.py'.F235])" office:value-type="float" office:value="0.00486111111111098">
            <text:p>0:07:00</text:p>
          </table:table-cell>
          <table:table-cell table:style-name="ce10" table:formula="of:=ABS([$'azan.kz'.H236]-[$'praytimes.py'.G235])" office:value-type="float" office:value="0.00486111111111098">
            <text:p>0:07:00</text:p>
          </table:table-cell>
          <table:table-cell/>
          <table:table-cell table:style-name="ce12" table:formula="of:=SUM([.B235:.G235])" office:value-type="float" office:value="0.0104166666666664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240">
            <text:p>24 авг</text:p>
          </table:table-cell>
          <table:table-cell table:style-name="ce10" table:formula="of:=ABS([$'azan.kz'.C237]-[$'praytimes.py'.B236])" office:value-type="float" office:value="0.000694444444444414">
            <text:p>0:01:00</text:p>
          </table:table-cell>
          <table:table-cell table:style-name="ce10" table:formula="of:=ABS([$'azan.kz'.D237]-[$'praytimes.py'.C236])" office:value-type="float" office:value="0.000694444444444386">
            <text:p>0:01:00</text:p>
          </table:table-cell>
          <table:table-cell table:style-name="ce10" table:formula="of:=ABS([$'azan.kz'.E237]-[$'praytimes.py'.D236])" office:value-type="float" office:value="0.000694444444444442">
            <text:p>0:01:00</text:p>
          </table:table-cell>
          <table:table-cell table:style-name="ce10" table:formula="of:=ABS([$'azan.kz'.F237]-[$'praytimes.py'.E236])" office:value-type="float" office:value="0.000694444444444553">
            <text:p>0:01:00</text:p>
          </table:table-cell>
          <table:table-cell table:style-name="ce10" table:formula="of:=ABS([$'azan.kz'.G237]-[$'praytimes.py'.F236])" office:value-type="float" office:value="0.00486111111111132">
            <text:p>0:07:00</text:p>
          </table:table-cell>
          <table:table-cell table:style-name="ce10" table:formula="of:=ABS([$'azan.kz'.H237]-[$'praytimes.py'.G236])" office:value-type="float" office:value="0.00486111111111109">
            <text:p>0:07:00</text:p>
          </table:table-cell>
          <table:table-cell/>
          <table:table-cell table:style-name="ce12" table:formula="of:=SUM([.B236:.G236])" office:value-type="float" office:value="0.0125000000000002">
            <text:p>0:18:00</text:p>
          </table:table-cell>
          <table:table-cell table:number-columns-repeated="1015"/>
        </table:table-row>
        <table:table-row table:style-name="ro1">
          <table:table-cell office:value-type="float" office:value="42241">
            <text:p>25 авг</text:p>
          </table:table-cell>
          <table:table-cell table:style-name="ce10" table:formula="of:=ABS([$'azan.kz'.C238]-[$'praytimes.py'.B237])" office:value-type="float" office:value="0">
            <text:p>0:00:00</text:p>
          </table:table-cell>
          <table:table-cell table:style-name="ce10" table:formula="of:=ABS([$'azan.kz'.D238]-[$'praytimes.py'.C237])" office:value-type="float" office:value="0">
            <text:p>0:00:00</text:p>
          </table:table-cell>
          <table:table-cell table:style-name="ce10" table:formula="of:=ABS([$'azan.kz'.E238]-[$'praytimes.py'.D237])" office:value-type="float" office:value="0">
            <text:p>0:00:00</text:p>
          </table:table-cell>
          <table:table-cell table:style-name="ce10" table:formula="of:=ABS([$'azan.kz'.F238]-[$'praytimes.py'.E237])" office:value-type="float" office:value="0">
            <text:p>0:00:00</text:p>
          </table:table-cell>
          <table:table-cell table:style-name="ce10" table:formula="of:=ABS([$'azan.kz'.G238]-[$'praytimes.py'.F237])" office:value-type="float" office:value="0.00486111111111098">
            <text:p>0:07:00</text:p>
          </table:table-cell>
          <table:table-cell table:style-name="ce10" table:formula="of:=ABS([$'azan.kz'.H238]-[$'praytimes.py'.G237])" office:value-type="float" office:value="0.00486111111111109">
            <text:p>0:07:00</text:p>
          </table:table-cell>
          <table:table-cell/>
          <table:table-cell table:style-name="ce12" table:formula="of:=SUM([.B237:.G237])" office:value-type="float" office:value="0.00972222222222208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242">
            <text:p>26 авг</text:p>
          </table:table-cell>
          <table:table-cell table:style-name="ce10" table:formula="of:=ABS([$'azan.kz'.C239]-[$'praytimes.py'.B238])" office:value-type="float" office:value="0.000694444444444414">
            <text:p>0:01:00</text:p>
          </table:table-cell>
          <table:table-cell table:style-name="ce10" table:formula="of:=ABS([$'azan.kz'.D239]-[$'praytimes.py'.C238])" office:value-type="float" office:value="0.000694444444444442">
            <text:p>0:01:00</text:p>
          </table:table-cell>
          <table:table-cell table:style-name="ce10" table:formula="of:=ABS([$'azan.kz'.E239]-[$'praytimes.py'.D238])" office:value-type="float" office:value="0">
            <text:p>0:00:00</text:p>
          </table:table-cell>
          <table:table-cell table:style-name="ce10" table:formula="of:=ABS([$'azan.kz'.F239]-[$'praytimes.py'.E238])" office:value-type="float" office:value="0.000694444444444442">
            <text:p>0:01:00</text:p>
          </table:table-cell>
          <table:table-cell table:style-name="ce10" table:formula="of:=ABS([$'azan.kz'.G239]-[$'praytimes.py'.F238])" office:value-type="float" office:value="0.00486111111111121">
            <text:p>0:07:00</text:p>
          </table:table-cell>
          <table:table-cell table:style-name="ce10" table:formula="of:=ABS([$'azan.kz'.H239]-[$'praytimes.py'.G238])" office:value-type="float" office:value="0.00486111111111109">
            <text:p>0:07:00</text:p>
          </table:table-cell>
          <table:table-cell/>
          <table:table-cell table:style-name="ce12" table:formula="of:=SUM([.B238:.G238])" office:value-type="float" office:value="0.0118055555555556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243">
            <text:p>27 авг</text:p>
          </table:table-cell>
          <table:table-cell table:style-name="ce10" table:formula="of:=ABS([$'azan.kz'.C240]-[$'praytimes.py'.B239])" office:value-type="float" office:value="0">
            <text:p>0:00:00</text:p>
          </table:table-cell>
          <table:table-cell table:style-name="ce10" table:formula="of:=ABS([$'azan.kz'.D240]-[$'praytimes.py'.C239])" office:value-type="float" office:value="0">
            <text:p>0:00:00</text:p>
          </table:table-cell>
          <table:table-cell table:style-name="ce10" table:formula="of:=ABS([$'azan.kz'.E240]-[$'praytimes.py'.D239])" office:value-type="float" office:value="0.000694444444444442">
            <text:p>0:01:00</text:p>
          </table:table-cell>
          <table:table-cell table:style-name="ce10" table:formula="of:=ABS([$'azan.kz'.F240]-[$'praytimes.py'.E239])" office:value-type="float" office:value="0">
            <text:p>0:00:00</text:p>
          </table:table-cell>
          <table:table-cell table:style-name="ce10" table:formula="of:=ABS([$'azan.kz'.G240]-[$'praytimes.py'.F239])" office:value-type="float" office:value="0.00486111111111109">
            <text:p>0:07:00</text:p>
          </table:table-cell>
          <table:table-cell table:style-name="ce10" table:formula="of:=ABS([$'azan.kz'.H240]-[$'praytimes.py'.G239])" office:value-type="float" office:value="0.00486111111111109">
            <text:p>0:07:00</text:p>
          </table:table-cell>
          <table:table-cell/>
          <table:table-cell table:style-name="ce12" table:formula="of:=SUM([.B239:.G239])" office:value-type="float" office:value="0.0104166666666666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244">
            <text:p>28 авг</text:p>
          </table:table-cell>
          <table:table-cell table:style-name="ce10" table:formula="of:=ABS([$'azan.kz'.C241]-[$'praytimes.py'.B240])" office:value-type="float" office:value="0.000694444444444442">
            <text:p>0:01:00</text:p>
          </table:table-cell>
          <table:table-cell table:style-name="ce10" table:formula="of:=ABS([$'azan.kz'.D241]-[$'praytimes.py'.C240])" office:value-type="float" office:value="0.000694444444444386">
            <text:p>0:01:00</text:p>
          </table:table-cell>
          <table:table-cell table:style-name="ce10" table:formula="of:=ABS([$'azan.kz'.E241]-[$'praytimes.py'.D240])" office:value-type="float" office:value="0.000694444444444442">
            <text:p>0:01:00</text:p>
          </table:table-cell>
          <table:table-cell table:style-name="ce10" table:formula="of:=ABS([$'azan.kz'.F241]-[$'praytimes.py'.E240])" office:value-type="float" office:value="0.000694444444444664">
            <text:p>0:01:00</text:p>
          </table:table-cell>
          <table:table-cell table:style-name="ce10" table:formula="of:=ABS([$'azan.kz'.G241]-[$'praytimes.py'.F240])" office:value-type="float" office:value="0.00416666666666676">
            <text:p>0:06:00</text:p>
          </table:table-cell>
          <table:table-cell table:style-name="ce10" table:formula="of:=ABS([$'azan.kz'.H241]-[$'praytimes.py'.G240])" office:value-type="float" office:value="0.00416666666666665">
            <text:p>0:06:00</text:p>
          </table:table-cell>
          <table:table-cell/>
          <table:table-cell table:style-name="ce12" table:formula="of:=SUM([.B240:.G240])" office:value-type="float" office:value="0.0111111111111114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245">
            <text:p>29 авг</text:p>
          </table:table-cell>
          <table:table-cell table:style-name="ce10" table:formula="of:=ABS([$'azan.kz'.C242]-[$'praytimes.py'.B241])" office:value-type="float" office:value="0">
            <text:p>0:00:00</text:p>
          </table:table-cell>
          <table:table-cell table:style-name="ce10" table:formula="of:=ABS([$'azan.kz'.D242]-[$'praytimes.py'.C241])" office:value-type="float" office:value="0">
            <text:p>0:00:00</text:p>
          </table:table-cell>
          <table:table-cell table:style-name="ce10" table:formula="of:=ABS([$'azan.kz'.E242]-[$'praytimes.py'.D241])" office:value-type="float" office:value="0">
            <text:p>0:00:00</text:p>
          </table:table-cell>
          <table:table-cell table:style-name="ce10" table:formula="of:=ABS([$'azan.kz'.F242]-[$'praytimes.py'.E241])" office:value-type="float" office:value="0">
            <text:p>0:00:00</text:p>
          </table:table-cell>
          <table:table-cell table:style-name="ce10" table:formula="of:=ABS([$'azan.kz'.G242]-[$'praytimes.py'.F241])" office:value-type="float" office:value="0.00416666666666654">
            <text:p>0:06:00</text:p>
          </table:table-cell>
          <table:table-cell table:style-name="ce10" table:formula="of:=ABS([$'azan.kz'.H242]-[$'praytimes.py'.G241])" office:value-type="float" office:value="0.00416666666666665">
            <text:p>0:06:00</text:p>
          </table:table-cell>
          <table:table-cell/>
          <table:table-cell table:style-name="ce12" table:formula="of:=SUM([.B241:.G241])" office:value-type="float" office:value="0.00833333333333319">
            <text:p>0:12:00</text:p>
          </table:table-cell>
          <table:table-cell table:number-columns-repeated="1015"/>
        </table:table-row>
        <table:table-row table:style-name="ro1">
          <table:table-cell office:value-type="float" office:value="42246">
            <text:p>30 авг</text:p>
          </table:table-cell>
          <table:table-cell table:style-name="ce10" table:formula="of:=ABS([$'azan.kz'.C243]-[$'praytimes.py'.B242])" office:value-type="float" office:value="0">
            <text:p>0:00:00</text:p>
          </table:table-cell>
          <table:table-cell table:style-name="ce10" table:formula="of:=ABS([$'azan.kz'.D243]-[$'praytimes.py'.C242])" office:value-type="float" office:value="0">
            <text:p>0:00:00</text:p>
          </table:table-cell>
          <table:table-cell table:style-name="ce10" table:formula="of:=ABS([$'azan.kz'.E243]-[$'praytimes.py'.D242])" office:value-type="float" office:value="0.000694444444444553">
            <text:p>0:01:00</text:p>
          </table:table-cell>
          <table:table-cell table:style-name="ce10" table:formula="of:=ABS([$'azan.kz'.F243]-[$'praytimes.py'.E242])" office:value-type="float" office:value="0.000694444444444553">
            <text:p>0:01:00</text:p>
          </table:table-cell>
          <table:table-cell table:style-name="ce10" table:formula="of:=ABS([$'azan.kz'.G243]-[$'praytimes.py'.F242])" office:value-type="float" office:value="0.00416666666666676">
            <text:p>0:06:00</text:p>
          </table:table-cell>
          <table:table-cell table:style-name="ce10" table:formula="of:=ABS([$'azan.kz'.H243]-[$'praytimes.py'.G242])" office:value-type="float" office:value="0.00416666666666665">
            <text:p>0:06:00</text:p>
          </table:table-cell>
          <table:table-cell/>
          <table:table-cell table:style-name="ce12" table:formula="of:=SUM([.B242:.G242])" office:value-type="float" office:value="0.00972222222222252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247">
            <text:p>31 авг</text:p>
          </table:table-cell>
          <table:table-cell table:style-name="ce10" table:formula="of:=ABS([$'azan.kz'.C244]-[$'praytimes.py'.B243])" office:value-type="float" office:value="0">
            <text:p>0:00:00</text:p>
          </table:table-cell>
          <table:table-cell table:style-name="ce10" table:formula="of:=ABS([$'azan.kz'.D244]-[$'praytimes.py'.C243])" office:value-type="float" office:value="0">
            <text:p>0:00:00</text:p>
          </table:table-cell>
          <table:table-cell table:style-name="ce10" table:formula="of:=ABS([$'azan.kz'.E244]-[$'praytimes.py'.D243])" office:value-type="float" office:value="0.000694444444444553">
            <text:p>0:01:00</text:p>
          </table:table-cell>
          <table:table-cell table:style-name="ce10" table:formula="of:=ABS([$'azan.kz'.F244]-[$'praytimes.py'.E243])" office:value-type="float" office:value="0">
            <text:p>0:00:00</text:p>
          </table:table-cell>
          <table:table-cell table:style-name="ce10" table:formula="of:=ABS([$'azan.kz'.G244]-[$'praytimes.py'.F243])" office:value-type="float" office:value="0.00416666666666676">
            <text:p>0:06:00</text:p>
          </table:table-cell>
          <table:table-cell table:style-name="ce10" table:formula="of:=ABS([$'azan.kz'.H244]-[$'praytimes.py'.G243])" office:value-type="float" office:value="0.00416666666666665">
            <text:p>0:06:00</text:p>
          </table:table-cell>
          <table:table-cell/>
          <table:table-cell table:style-name="ce12" table:formula="of:=SUM([.B243:.G243])" office:value-type="float" office:value="0.00902777777777797">
            <text:p>0:13:00</text:p>
          </table:table-cell>
          <table:table-cell table:number-columns-repeated="1015"/>
        </table:table-row>
        <table:table-row table:style-name="ro1">
          <table:table-cell office:value-type="float" office:value="42248">
            <text:p>1 сен</text:p>
          </table:table-cell>
          <table:table-cell table:style-name="ce10" table:formula="of:=ABS([$'azan.kz'.C245]-[$'praytimes.py'.B244])" office:value-type="float" office:value="0">
            <text:p>0:00:00</text:p>
          </table:table-cell>
          <table:table-cell table:style-name="ce10" table:formula="of:=ABS([$'azan.kz'.D245]-[$'praytimes.py'.C244])" office:value-type="float" office:value="0">
            <text:p>0:00:00</text:p>
          </table:table-cell>
          <table:table-cell table:style-name="ce10" table:formula="of:=ABS([$'azan.kz'.E245]-[$'praytimes.py'.D244])" office:value-type="float" office:value="0">
            <text:p>0:00:00</text:p>
          </table:table-cell>
          <table:table-cell table:style-name="ce10" table:formula="of:=ABS([$'azan.kz'.F245]-[$'praytimes.py'.E244])" office:value-type="float" office:value="0">
            <text:p>0:00:00</text:p>
          </table:table-cell>
          <table:table-cell table:style-name="ce10" table:formula="of:=ABS([$'azan.kz'.G245]-[$'praytimes.py'.F244])" office:value-type="float" office:value="0.00416666666666676">
            <text:p>0:06:00</text:p>
          </table:table-cell>
          <table:table-cell table:style-name="ce10" table:formula="of:=ABS([$'azan.kz'.H245]-[$'praytimes.py'.G244])" office:value-type="float" office:value="0.00416666666666654">
            <text:p>0:06:00</text:p>
          </table:table-cell>
          <table:table-cell/>
          <table:table-cell table:style-name="ce12" table:formula="of:=SUM([.B244:.G244])" office:value-type="float" office:value="0.0083333333333333">
            <text:p>0:12:00</text:p>
          </table:table-cell>
          <table:table-cell table:number-columns-repeated="1015"/>
        </table:table-row>
        <table:table-row table:style-name="ro1">
          <table:table-cell office:value-type="float" office:value="42249">
            <text:p>2 сен</text:p>
          </table:table-cell>
          <table:table-cell table:style-name="ce10" table:formula="of:=ABS([$'azan.kz'.C246]-[$'praytimes.py'.B245])" office:value-type="float" office:value="0.00138888888888888">
            <text:p>0:02:00</text:p>
          </table:table-cell>
          <table:table-cell table:style-name="ce10" table:formula="of:=ABS([$'azan.kz'.D246]-[$'praytimes.py'.C245])" office:value-type="float" office:value="0.00138888888888888">
            <text:p>0:02:00</text:p>
          </table:table-cell>
          <table:table-cell table:style-name="ce10" table:formula="of:=ABS([$'azan.kz'.E246]-[$'praytimes.py'.D245])" office:value-type="float" office:value="0">
            <text:p>0:00:00</text:p>
          </table:table-cell>
          <table:table-cell table:style-name="ce10" table:formula="of:=ABS([$'azan.kz'.F246]-[$'praytimes.py'.E245])" office:value-type="float" office:value="0.000694444444444442">
            <text:p>0:01:00</text:p>
          </table:table-cell>
          <table:table-cell table:style-name="ce10" table:formula="of:=ABS([$'azan.kz'.G246]-[$'praytimes.py'.F245])" office:value-type="float" office:value="0.00555555555555543">
            <text:p>0:08:00</text:p>
          </table:table-cell>
          <table:table-cell table:style-name="ce10" table:formula="of:=ABS([$'azan.kz'.H246]-[$'praytimes.py'.G245])" office:value-type="float" office:value="0.00555555555555554">
            <text:p>0:08:00</text:p>
          </table:table-cell>
          <table:table-cell/>
          <table:table-cell table:style-name="ce12" table:formula="of:=SUM([.B245:.G245])" office:value-type="float" office:value="0.0145833333333332">
            <text:p>0:21:00</text:p>
          </table:table-cell>
          <table:table-cell table:number-columns-repeated="1015"/>
        </table:table-row>
        <table:table-row table:style-name="ro1">
          <table:table-cell office:value-type="float" office:value="42250">
            <text:p>3 сен</text:p>
          </table:table-cell>
          <table:table-cell table:style-name="ce10" table:formula="of:=ABS([$'azan.kz'.C247]-[$'praytimes.py'.B246])" office:value-type="float" office:value="0">
            <text:p>0:00:00</text:p>
          </table:table-cell>
          <table:table-cell table:style-name="ce10" table:formula="of:=ABS([$'azan.kz'.D247]-[$'praytimes.py'.C246])" office:value-type="float" office:value="0">
            <text:p>0:00:00</text:p>
          </table:table-cell>
          <table:table-cell table:style-name="ce10" table:formula="of:=ABS([$'azan.kz'.E247]-[$'praytimes.py'.D246])" office:value-type="float" office:value="0.000694444444444442">
            <text:p>0:01:00</text:p>
          </table:table-cell>
          <table:table-cell table:style-name="ce10" table:formula="of:=ABS([$'azan.kz'.F247]-[$'praytimes.py'.E246])" office:value-type="float" office:value="0">
            <text:p>0:00:00</text:p>
          </table:table-cell>
          <table:table-cell table:style-name="ce10" table:formula="of:=ABS([$'azan.kz'.G247]-[$'praytimes.py'.F246])" office:value-type="float" office:value="0.00486111111111109">
            <text:p>0:07:00</text:p>
          </table:table-cell>
          <table:table-cell table:style-name="ce10" table:formula="of:=ABS([$'azan.kz'.H247]-[$'praytimes.py'.G246])" office:value-type="float" office:value="0.00486111111111121">
            <text:p>0:07:00</text:p>
          </table:table-cell>
          <table:table-cell/>
          <table:table-cell table:style-name="ce12" table:formula="of:=SUM([.B246:.G246])" office:value-type="float" office:value="0.0104166666666667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251">
            <text:p>4 сен</text:p>
          </table:table-cell>
          <table:table-cell table:style-name="ce10" table:formula="of:=ABS([$'azan.kz'.C248]-[$'praytimes.py'.B247])" office:value-type="float" office:value="0.000694444444444414">
            <text:p>0:01:00</text:p>
          </table:table-cell>
          <table:table-cell table:style-name="ce10" table:formula="of:=ABS([$'azan.kz'.D248]-[$'praytimes.py'.C247])" office:value-type="float" office:value="0.000694444444444386">
            <text:p>0:01:00</text:p>
          </table:table-cell>
          <table:table-cell table:style-name="ce10" table:formula="of:=ABS([$'azan.kz'.E248]-[$'praytimes.py'.D247])" office:value-type="float" office:value="0">
            <text:p>0:00:00</text:p>
          </table:table-cell>
          <table:table-cell table:style-name="ce10" table:formula="of:=ABS([$'azan.kz'.F248]-[$'praytimes.py'.E247])" office:value-type="float" office:value="0">
            <text:p>0:00:00</text:p>
          </table:table-cell>
          <table:table-cell table:style-name="ce10" table:formula="of:=ABS([$'azan.kz'.G248]-[$'praytimes.py'.F247])" office:value-type="float" office:value="0.00486111111111121">
            <text:p>0:07:00</text:p>
          </table:table-cell>
          <table:table-cell table:style-name="ce10" table:formula="of:=ABS([$'azan.kz'.H248]-[$'praytimes.py'.G247])" office:value-type="float" office:value="0.00486111111111098">
            <text:p>0:07:00</text:p>
          </table:table-cell>
          <table:table-cell/>
          <table:table-cell table:style-name="ce12" table:formula="of:=SUM([.B247:.G247])" office:value-type="float" office:value="0.011111111111111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252">
            <text:p>5 сен</text:p>
          </table:table-cell>
          <table:table-cell table:style-name="ce10" table:formula="of:=ABS([$'azan.kz'.C249]-[$'praytimes.py'.B248])" office:value-type="float" office:value="0">
            <text:p>0:00:00</text:p>
          </table:table-cell>
          <table:table-cell table:style-name="ce10" table:formula="of:=ABS([$'azan.kz'.D249]-[$'praytimes.py'.C248])" office:value-type="float" office:value="0">
            <text:p>0:00:00</text:p>
          </table:table-cell>
          <table:table-cell table:style-name="ce10" table:formula="of:=ABS([$'azan.kz'.E249]-[$'praytimes.py'.D248])" office:value-type="float" office:value="0">
            <text:p>0:00:00</text:p>
          </table:table-cell>
          <table:table-cell table:style-name="ce10" table:formula="of:=ABS([$'azan.kz'.F249]-[$'praytimes.py'.E248])" office:value-type="float" office:value="0.000694444444444331">
            <text:p>0:01:00</text:p>
          </table:table-cell>
          <table:table-cell table:style-name="ce10" table:formula="of:=ABS([$'azan.kz'.G249]-[$'praytimes.py'.F248])" office:value-type="float" office:value="0.00486111111111098">
            <text:p>0:07:00</text:p>
          </table:table-cell>
          <table:table-cell table:style-name="ce10" table:formula="of:=ABS([$'azan.kz'.H249]-[$'praytimes.py'.G248])" office:value-type="float" office:value="0.00486111111111121">
            <text:p>0:07:00</text:p>
          </table:table-cell>
          <table:table-cell/>
          <table:table-cell table:style-name="ce12" table:formula="of:=SUM([.B248:.G248])" office:value-type="float" office:value="0.0104166666666665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253">
            <text:p>6 сен</text:p>
          </table:table-cell>
          <table:table-cell table:style-name="ce10" table:formula="of:=ABS([$'azan.kz'.C250]-[$'praytimes.py'.B249])" office:value-type="float" office:value="0.000694444444444386">
            <text:p>0:01:00</text:p>
          </table:table-cell>
          <table:table-cell table:style-name="ce10" table:formula="of:=ABS([$'azan.kz'.D250]-[$'praytimes.py'.C249])" office:value-type="float" office:value="0.000694444444444442">
            <text:p>0:01:00</text:p>
          </table:table-cell>
          <table:table-cell table:style-name="ce10" table:formula="of:=ABS([$'azan.kz'.E250]-[$'praytimes.py'.D249])" office:value-type="float" office:value="0.000694444444444442">
            <text:p>0:01:00</text:p>
          </table:table-cell>
          <table:table-cell table:style-name="ce10" table:formula="of:=ABS([$'azan.kz'.F250]-[$'praytimes.py'.E249])" office:value-type="float" office:value="0">
            <text:p>0:00:00</text:p>
          </table:table-cell>
          <table:table-cell table:style-name="ce10" table:formula="of:=ABS([$'azan.kz'.G250]-[$'praytimes.py'.F249])" office:value-type="float" office:value="0.00486111111111109">
            <text:p>0:07:00</text:p>
          </table:table-cell>
          <table:table-cell table:style-name="ce10" table:formula="of:=ABS([$'azan.kz'.H250]-[$'praytimes.py'.G249])" office:value-type="float" office:value="0.00486111111111109">
            <text:p>0:07:00</text:p>
          </table:table-cell>
          <table:table-cell/>
          <table:table-cell table:style-name="ce12" table:formula="of:=SUM([.B249:.G249])" office:value-type="float" office:value="0.0118055555555555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254">
            <text:p>7 сен</text:p>
          </table:table-cell>
          <table:table-cell table:style-name="ce10" table:formula="of:=ABS([$'azan.kz'.C251]-[$'praytimes.py'.B250])" office:value-type="float" office:value="0">
            <text:p>0:00:00</text:p>
          </table:table-cell>
          <table:table-cell table:style-name="ce10" table:formula="of:=ABS([$'azan.kz'.D251]-[$'praytimes.py'.C250])" office:value-type="float" office:value="0">
            <text:p>0:00:00</text:p>
          </table:table-cell>
          <table:table-cell table:style-name="ce10" table:formula="of:=ABS([$'azan.kz'.E251]-[$'praytimes.py'.D250])" office:value-type="float" office:value="0">
            <text:p>0:00:00</text:p>
          </table:table-cell>
          <table:table-cell table:style-name="ce10" table:formula="of:=ABS([$'azan.kz'.F251]-[$'praytimes.py'.E250])" office:value-type="float" office:value="0">
            <text:p>0:00:00</text:p>
          </table:table-cell>
          <table:table-cell table:style-name="ce10" table:formula="of:=ABS([$'azan.kz'.G251]-[$'praytimes.py'.F250])" office:value-type="float" office:value="0.00486111111111098">
            <text:p>0:07:00</text:p>
          </table:table-cell>
          <table:table-cell table:style-name="ce10" table:formula="of:=ABS([$'azan.kz'.H251]-[$'praytimes.py'.G250])" office:value-type="float" office:value="0.00486111111111109">
            <text:p>0:07:00</text:p>
          </table:table-cell>
          <table:table-cell/>
          <table:table-cell table:style-name="ce12" table:formula="of:=SUM([.B250:.G250])" office:value-type="float" office:value="0.00972222222222208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255">
            <text:p>8 сен</text:p>
          </table:table-cell>
          <table:table-cell table:style-name="ce10" table:formula="of:=ABS([$'azan.kz'.C252]-[$'praytimes.py'.B251])" office:value-type="float" office:value="0.000694444444444442">
            <text:p>0:01:00</text:p>
          </table:table-cell>
          <table:table-cell table:style-name="ce10" table:formula="of:=ABS([$'azan.kz'.D252]-[$'praytimes.py'.C251])" office:value-type="float" office:value="0.000694444444444442">
            <text:p>0:01:00</text:p>
          </table:table-cell>
          <table:table-cell table:style-name="ce10" table:formula="of:=ABS([$'azan.kz'.E252]-[$'praytimes.py'.D251])" office:value-type="float" office:value="0">
            <text:p>0:00:00</text:p>
          </table:table-cell>
          <table:table-cell table:style-name="ce10" table:formula="of:=ABS([$'azan.kz'.F252]-[$'praytimes.py'.E251])" office:value-type="float" office:value="0.000694444444444553">
            <text:p>0:01:00</text:p>
          </table:table-cell>
          <table:table-cell table:style-name="ce10" table:formula="of:=ABS([$'azan.kz'.G252]-[$'praytimes.py'.F251])" office:value-type="float" office:value="0.00416666666666665">
            <text:p>0:06:00</text:p>
          </table:table-cell>
          <table:table-cell table:style-name="ce10" table:formula="of:=ABS([$'azan.kz'.H252]-[$'praytimes.py'.G251])" office:value-type="float" office:value="0.00416666666666654">
            <text:p>0:06:00</text:p>
          </table:table-cell>
          <table:table-cell/>
          <table:table-cell table:style-name="ce12" table:formula="of:=SUM([.B251:.G251])" office:value-type="float" office:value="0.0104166666666666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256">
            <text:p>9 сен</text:p>
          </table:table-cell>
          <table:table-cell table:style-name="ce10" table:formula="of:=ABS([$'azan.kz'.C253]-[$'praytimes.py'.B252])" office:value-type="float" office:value="0">
            <text:p>0:00:00</text:p>
          </table:table-cell>
          <table:table-cell table:style-name="ce10" table:formula="of:=ABS([$'azan.kz'.D253]-[$'praytimes.py'.C252])" office:value-type="float" office:value="0">
            <text:p>0:00:00</text:p>
          </table:table-cell>
          <table:table-cell table:style-name="ce10" table:formula="of:=ABS([$'azan.kz'.E253]-[$'praytimes.py'.D252])" office:value-type="float" office:value="0.000694444444444331">
            <text:p>0:01:00</text:p>
          </table:table-cell>
          <table:table-cell table:style-name="ce10" table:formula="of:=ABS([$'azan.kz'.F253]-[$'praytimes.py'.E252])" office:value-type="float" office:value="0">
            <text:p>0:00:00</text:p>
          </table:table-cell>
          <table:table-cell table:style-name="ce10" table:formula="of:=ABS([$'azan.kz'.G253]-[$'praytimes.py'.F252])" office:value-type="float" office:value="0.00416666666666654">
            <text:p>0:06:00</text:p>
          </table:table-cell>
          <table:table-cell table:style-name="ce10" table:formula="of:=ABS([$'azan.kz'.H253]-[$'praytimes.py'.G252])" office:value-type="float" office:value="0.00416666666666665">
            <text:p>0:06:00</text:p>
          </table:table-cell>
          <table:table-cell/>
          <table:table-cell table:style-name="ce12" table:formula="of:=SUM([.B252:.G252])" office:value-type="float" office:value="0.00902777777777752">
            <text:p>0:13:00</text:p>
          </table:table-cell>
          <table:table-cell table:number-columns-repeated="1015"/>
        </table:table-row>
        <table:table-row table:style-name="ro1">
          <table:table-cell office:value-type="float" office:value="42257">
            <text:p>10 сен</text:p>
          </table:table-cell>
          <table:table-cell table:style-name="ce10" table:formula="of:=ABS([$'azan.kz'.C254]-[$'praytimes.py'.B253])" office:value-type="float" office:value="0.00069444444444447">
            <text:p>0:01:00</text:p>
          </table:table-cell>
          <table:table-cell table:style-name="ce10" table:formula="of:=ABS([$'azan.kz'.D254]-[$'praytimes.py'.C253])" office:value-type="float" office:value="0.000694444444444498">
            <text:p>0:01:00</text:p>
          </table:table-cell>
          <table:table-cell table:style-name="ce10" table:formula="of:=ABS([$'azan.kz'.E254]-[$'praytimes.py'.D253])" office:value-type="float" office:value="0">
            <text:p>0:00:00</text:p>
          </table:table-cell>
          <table:table-cell table:style-name="ce10" table:formula="of:=ABS([$'azan.kz'.F254]-[$'praytimes.py'.E253])" office:value-type="float" office:value="0">
            <text:p>0:00:00</text:p>
          </table:table-cell>
          <table:table-cell table:style-name="ce10" table:formula="of:=ABS([$'azan.kz'.G254]-[$'praytimes.py'.F253])" office:value-type="float" office:value="0.00486111111111109">
            <text:p>0:07:00</text:p>
          </table:table-cell>
          <table:table-cell table:style-name="ce10" table:formula="of:=ABS([$'azan.kz'.H254]-[$'praytimes.py'.G253])" office:value-type="float" office:value="0.00486111111111109">
            <text:p>0:07:00</text:p>
          </table:table-cell>
          <table:table-cell/>
          <table:table-cell table:style-name="ce12" table:formula="of:=SUM([.B253:.G253])" office:value-type="float" office:value="0.0111111111111112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258">
            <text:p>11 сен</text:p>
          </table:table-cell>
          <table:table-cell table:style-name="ce10" table:formula="of:=ABS([$'azan.kz'.C255]-[$'praytimes.py'.B254])" office:value-type="float" office:value="0">
            <text:p>0:00:00</text:p>
          </table:table-cell>
          <table:table-cell table:style-name="ce10" table:formula="of:=ABS([$'azan.kz'.D255]-[$'praytimes.py'.C254])" office:value-type="float" office:value="0">
            <text:p>0:00:00</text:p>
          </table:table-cell>
          <table:table-cell table:style-name="ce10" table:formula="of:=ABS([$'azan.kz'.E255]-[$'praytimes.py'.D254])" office:value-type="float" office:value="0.000694444444444442">
            <text:p>0:01:00</text:p>
          </table:table-cell>
          <table:table-cell table:style-name="ce10" table:formula="of:=ABS([$'azan.kz'.F255]-[$'praytimes.py'.E254])" office:value-type="float" office:value="0">
            <text:p>0:00:00</text:p>
          </table:table-cell>
          <table:table-cell table:style-name="ce10" table:formula="of:=ABS([$'azan.kz'.G255]-[$'praytimes.py'.F254])" office:value-type="float" office:value="0.00486111111111098">
            <text:p>0:07:00</text:p>
          </table:table-cell>
          <table:table-cell table:style-name="ce10" table:formula="of:=ABS([$'azan.kz'.H255]-[$'praytimes.py'.G254])" office:value-type="float" office:value="0.00486111111111098">
            <text:p>0:07:00</text:p>
          </table:table-cell>
          <table:table-cell/>
          <table:table-cell table:style-name="ce12" table:formula="of:=SUM([.B254:.G254])" office:value-type="float" office:value="0.0104166666666664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259">
            <text:p>12 сен</text:p>
          </table:table-cell>
          <table:table-cell table:style-name="ce10" table:formula="of:=ABS([$'azan.kz'.C256]-[$'praytimes.py'.B255])" office:value-type="float" office:value="0">
            <text:p>0:00:00</text:p>
          </table:table-cell>
          <table:table-cell table:style-name="ce10" table:formula="of:=ABS([$'azan.kz'.D256]-[$'praytimes.py'.C255])" office:value-type="float" office:value="0">
            <text:p>0:00:00</text:p>
          </table:table-cell>
          <table:table-cell table:style-name="ce10" table:formula="of:=ABS([$'azan.kz'.E256]-[$'praytimes.py'.D255])" office:value-type="float" office:value="0.000694444444444442">
            <text:p>0:01:00</text:p>
          </table:table-cell>
          <table:table-cell table:style-name="ce10" table:formula="of:=ABS([$'azan.kz'.F256]-[$'praytimes.py'.E255])" office:value-type="float" office:value="0.000694444444444442">
            <text:p>0:01:00</text:p>
          </table:table-cell>
          <table:table-cell table:style-name="ce10" table:formula="of:=ABS([$'azan.kz'.G256]-[$'praytimes.py'.F255])" office:value-type="float" office:value="0.00486111111111109">
            <text:p>0:07:00</text:p>
          </table:table-cell>
          <table:table-cell table:style-name="ce10" table:formula="of:=ABS([$'azan.kz'.H256]-[$'praytimes.py'.G255])" office:value-type="float" office:value="0.00486111111111109">
            <text:p>0:07:00</text:p>
          </table:table-cell>
          <table:table-cell/>
          <table:table-cell table:style-name="ce12" table:formula="of:=SUM([.B255:.G255])" office:value-type="float" office:value="0.0111111111111111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260">
            <text:p>13 сен</text:p>
          </table:table-cell>
          <table:table-cell table:style-name="ce10" table:formula="of:=ABS([$'azan.kz'.C257]-[$'praytimes.py'.B256])" office:value-type="float" office:value="0">
            <text:p>0:00:00</text:p>
          </table:table-cell>
          <table:table-cell table:style-name="ce10" table:formula="of:=ABS([$'azan.kz'.D257]-[$'praytimes.py'.C256])" office:value-type="float" office:value="0">
            <text:p>0:00:00</text:p>
          </table:table-cell>
          <table:table-cell table:style-name="ce10" table:formula="of:=ABS([$'azan.kz'.E257]-[$'praytimes.py'.D256])" office:value-type="float" office:value="0">
            <text:p>0:00:00</text:p>
          </table:table-cell>
          <table:table-cell table:style-name="ce10" table:formula="of:=ABS([$'azan.kz'.F257]-[$'praytimes.py'.E256])" office:value-type="float" office:value="0">
            <text:p>0:00:00</text:p>
          </table:table-cell>
          <table:table-cell table:style-name="ce10" table:formula="of:=ABS([$'azan.kz'.G257]-[$'praytimes.py'.F256])" office:value-type="float" office:value="0.00486111111111121">
            <text:p>0:07:00</text:p>
          </table:table-cell>
          <table:table-cell table:style-name="ce10" table:formula="of:=ABS([$'azan.kz'.H257]-[$'praytimes.py'.G256])" office:value-type="float" office:value="0.00486111111111076">
            <text:p>0:07:00</text:p>
          </table:table-cell>
          <table:table-cell/>
          <table:table-cell table:style-name="ce12" table:formula="of:=SUM([.B256:.G256])" office:value-type="float" office:value="0.00972222222222197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261">
            <text:p>14 сен</text:p>
          </table:table-cell>
          <table:table-cell table:style-name="ce10" table:formula="of:=ABS([$'azan.kz'.C258]-[$'praytimes.py'.B257])" office:value-type="float" office:value="0">
            <text:p>0:00:00</text:p>
          </table:table-cell>
          <table:table-cell table:style-name="ce10" table:formula="of:=ABS([$'azan.kz'.D258]-[$'praytimes.py'.C257])" office:value-type="float" office:value="0">
            <text:p>0:00:00</text:p>
          </table:table-cell>
          <table:table-cell table:style-name="ce10" table:formula="of:=ABS([$'azan.kz'.E258]-[$'praytimes.py'.D257])" office:value-type="float" office:value="0.000694444444444331">
            <text:p>0:01:00</text:p>
          </table:table-cell>
          <table:table-cell table:style-name="ce10" table:formula="of:=ABS([$'azan.kz'.F258]-[$'praytimes.py'.E257])" office:value-type="float" office:value="0">
            <text:p>0:00:00</text:p>
          </table:table-cell>
          <table:table-cell table:style-name="ce10" table:formula="of:=ABS([$'azan.kz'.G258]-[$'praytimes.py'.F257])" office:value-type="float" office:value="0.00486111111111087">
            <text:p>0:07:00</text:p>
          </table:table-cell>
          <table:table-cell table:style-name="ce10" table:formula="of:=ABS([$'azan.kz'.H258]-[$'praytimes.py'.G257])" office:value-type="float" office:value="0.00486111111111109">
            <text:p>0:07:00</text:p>
          </table:table-cell>
          <table:table-cell/>
          <table:table-cell table:style-name="ce12" table:formula="of:=SUM([.B257:.G257])" office:value-type="float" office:value="0.0104166666666663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262">
            <text:p>15 сен</text:p>
          </table:table-cell>
          <table:table-cell table:style-name="ce10" table:formula="of:=ABS([$'azan.kz'.C259]-[$'praytimes.py'.B258])" office:value-type="float" office:value="0">
            <text:p>0:00:00</text:p>
          </table:table-cell>
          <table:table-cell table:style-name="ce10" table:formula="of:=ABS([$'azan.kz'.D259]-[$'praytimes.py'.C258])" office:value-type="float" office:value="0">
            <text:p>0:00:00</text:p>
          </table:table-cell>
          <table:table-cell table:style-name="ce10" table:formula="of:=ABS([$'azan.kz'.E259]-[$'praytimes.py'.D258])" office:value-type="float" office:value="0.000694444444444331">
            <text:p>0:01:00</text:p>
          </table:table-cell>
          <table:table-cell table:style-name="ce10" table:formula="of:=ABS([$'azan.kz'.F259]-[$'praytimes.py'.E258])" office:value-type="float" office:value="0">
            <text:p>0:00:00</text:p>
          </table:table-cell>
          <table:table-cell table:style-name="ce10" table:formula="of:=ABS([$'azan.kz'.G259]-[$'praytimes.py'.F258])" office:value-type="float" office:value="0.00486111111111098">
            <text:p>0:07:00</text:p>
          </table:table-cell>
          <table:table-cell table:style-name="ce10" table:formula="of:=ABS([$'azan.kz'.H259]-[$'praytimes.py'.G258])" office:value-type="float" office:value="0.00486111111111109">
            <text:p>0:07:00</text:p>
          </table:table-cell>
          <table:table-cell/>
          <table:table-cell table:style-name="ce12" table:formula="of:=SUM([.B258:.G258])" office:value-type="float" office:value="0.0104166666666664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263">
            <text:p>16 сен</text:p>
          </table:table-cell>
          <table:table-cell table:style-name="ce10" table:formula="of:=ABS([$'azan.kz'.C260]-[$'praytimes.py'.B259])" office:value-type="float" office:value="0">
            <text:p>0:00:00</text:p>
          </table:table-cell>
          <table:table-cell table:style-name="ce10" table:formula="of:=ABS([$'azan.kz'.D260]-[$'praytimes.py'.C259])" office:value-type="float" office:value="0">
            <text:p>0:00:00</text:p>
          </table:table-cell>
          <table:table-cell table:style-name="ce10" table:formula="of:=ABS([$'azan.kz'.E260]-[$'praytimes.py'.D259])" office:value-type="float" office:value="0">
            <text:p>0:00:00</text:p>
          </table:table-cell>
          <table:table-cell table:style-name="ce10" table:formula="of:=ABS([$'azan.kz'.F260]-[$'praytimes.py'.E259])" office:value-type="float" office:value="0">
            <text:p>0:00:00</text:p>
          </table:table-cell>
          <table:table-cell table:style-name="ce10" table:formula="of:=ABS([$'azan.kz'.G260]-[$'praytimes.py'.F259])" office:value-type="float" office:value="0.00486111111111121">
            <text:p>0:07:00</text:p>
          </table:table-cell>
          <table:table-cell table:style-name="ce10" table:formula="of:=ABS([$'azan.kz'.H260]-[$'praytimes.py'.G259])" office:value-type="float" office:value="0.00486111111111087">
            <text:p>0:07:00</text:p>
          </table:table-cell>
          <table:table-cell/>
          <table:table-cell table:style-name="ce12" table:formula="of:=SUM([.B259:.G259])" office:value-type="float" office:value="0.00972222222222208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264">
            <text:p>17 сен</text:p>
          </table:table-cell>
          <table:table-cell table:style-name="ce10" table:formula="of:=ABS([$'azan.kz'.C261]-[$'praytimes.py'.B260])" office:value-type="float" office:value="0">
            <text:p>0:00:00</text:p>
          </table:table-cell>
          <table:table-cell table:style-name="ce10" table:formula="of:=ABS([$'azan.kz'.D261]-[$'praytimes.py'.C260])" office:value-type="float" office:value="0">
            <text:p>0:00:00</text:p>
          </table:table-cell>
          <table:table-cell table:style-name="ce10" table:formula="of:=ABS([$'azan.kz'.E261]-[$'praytimes.py'.D260])" office:value-type="float" office:value="0.000694444444444442">
            <text:p>0:01:00</text:p>
          </table:table-cell>
          <table:table-cell table:style-name="ce10" table:formula="of:=ABS([$'azan.kz'.F261]-[$'praytimes.py'.E260])" office:value-type="float" office:value="0.000694444444444553">
            <text:p>0:01:00</text:p>
          </table:table-cell>
          <table:table-cell table:style-name="ce10" table:formula="of:=ABS([$'azan.kz'.G261]-[$'praytimes.py'.F260])" office:value-type="float" office:value="0.00486111111111109">
            <text:p>0:07:00</text:p>
          </table:table-cell>
          <table:table-cell table:style-name="ce10" table:formula="of:=ABS([$'azan.kz'.H261]-[$'praytimes.py'.G260])" office:value-type="float" office:value="0.00486111111111098">
            <text:p>0:07:00</text:p>
          </table:table-cell>
          <table:table-cell/>
          <table:table-cell table:style-name="ce12" table:formula="of:=SUM([.B260:.G260])" office:value-type="float" office:value="0.0111111111111111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265">
            <text:p>18 сен</text:p>
          </table:table-cell>
          <table:table-cell table:style-name="ce10" table:formula="of:=ABS([$'azan.kz'.C262]-[$'praytimes.py'.B261])" office:value-type="float" office:value="0">
            <text:p>0:00:00</text:p>
          </table:table-cell>
          <table:table-cell table:style-name="ce10" table:formula="of:=ABS([$'azan.kz'.D262]-[$'praytimes.py'.C261])" office:value-type="float" office:value="0">
            <text:p>0:00:00</text:p>
          </table:table-cell>
          <table:table-cell table:style-name="ce10" table:formula="of:=ABS([$'azan.kz'.E262]-[$'praytimes.py'.D261])" office:value-type="float" office:value="0">
            <text:p>0:00:00</text:p>
          </table:table-cell>
          <table:table-cell table:style-name="ce10" table:formula="of:=ABS([$'azan.kz'.F262]-[$'praytimes.py'.E261])" office:value-type="float" office:value="0">
            <text:p>0:00:00</text:p>
          </table:table-cell>
          <table:table-cell table:style-name="ce10" table:formula="of:=ABS([$'azan.kz'.G262]-[$'praytimes.py'.F261])" office:value-type="float" office:value="0.00486111111111121">
            <text:p>0:07:00</text:p>
          </table:table-cell>
          <table:table-cell table:style-name="ce10" table:formula="of:=ABS([$'azan.kz'.H262]-[$'praytimes.py'.G261])" office:value-type="float" office:value="0.00486111111111109">
            <text:p>0:07:00</text:p>
          </table:table-cell>
          <table:table-cell/>
          <table:table-cell table:style-name="ce12" table:formula="of:=SUM([.B261:.G261])" office:value-type="float" office:value="0.0097222222222223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266">
            <text:p>19 сен</text:p>
          </table:table-cell>
          <table:table-cell table:style-name="ce10" table:formula="of:=ABS([$'azan.kz'.C263]-[$'praytimes.py'.B262])" office:value-type="float" office:value="0">
            <text:p>0:00:00</text:p>
          </table:table-cell>
          <table:table-cell table:style-name="ce10" table:formula="of:=ABS([$'azan.kz'.D263]-[$'praytimes.py'.C262])" office:value-type="float" office:value="0">
            <text:p>0:00:00</text:p>
          </table:table-cell>
          <table:table-cell table:style-name="ce10" table:formula="of:=ABS([$'azan.kz'.E263]-[$'praytimes.py'.D262])" office:value-type="float" office:value="0">
            <text:p>0:00:00</text:p>
          </table:table-cell>
          <table:table-cell table:style-name="ce10" table:formula="of:=ABS([$'azan.kz'.F263]-[$'praytimes.py'.E262])" office:value-type="float" office:value="0">
            <text:p>0:00:00</text:p>
          </table:table-cell>
          <table:table-cell table:style-name="ce10" table:formula="of:=ABS([$'azan.kz'.G263]-[$'praytimes.py'.F262])" office:value-type="float" office:value="0.00486111111111098">
            <text:p>0:07:00</text:p>
          </table:table-cell>
          <table:table-cell table:style-name="ce10" table:formula="of:=ABS([$'azan.kz'.H263]-[$'praytimes.py'.G262])" office:value-type="float" office:value="0.00486111111111109">
            <text:p>0:07:00</text:p>
          </table:table-cell>
          <table:table-cell/>
          <table:table-cell table:style-name="ce12" table:formula="of:=SUM([.B262:.G262])" office:value-type="float" office:value="0.00972222222222208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267">
            <text:p>20 сен</text:p>
          </table:table-cell>
          <table:table-cell table:style-name="ce10" table:formula="of:=ABS([$'azan.kz'.C264]-[$'praytimes.py'.B263])" office:value-type="float" office:value="0">
            <text:p>0:00:00</text:p>
          </table:table-cell>
          <table:table-cell table:style-name="ce10" table:formula="of:=ABS([$'azan.kz'.D264]-[$'praytimes.py'.C263])" office:value-type="float" office:value="0">
            <text:p>0:00:00</text:p>
          </table:table-cell>
          <table:table-cell table:style-name="ce10" table:formula="of:=ABS([$'azan.kz'.E264]-[$'praytimes.py'.D263])" office:value-type="float" office:value="0.00069444444444422">
            <text:p>0:01:00</text:p>
          </table:table-cell>
          <table:table-cell table:style-name="ce10" table:formula="of:=ABS([$'azan.kz'.F264]-[$'praytimes.py'.E263])" office:value-type="float" office:value="0">
            <text:p>0:00:00</text:p>
          </table:table-cell>
          <table:table-cell table:style-name="ce10" table:formula="of:=ABS([$'azan.kz'.G264]-[$'praytimes.py'.F263])" office:value-type="float" office:value="0.00416666666666676">
            <text:p>0:06:00</text:p>
          </table:table-cell>
          <table:table-cell table:style-name="ce10" table:formula="of:=ABS([$'azan.kz'.H264]-[$'praytimes.py'.G263])" office:value-type="float" office:value="0.00416666666666665">
            <text:p>0:06:00</text:p>
          </table:table-cell>
          <table:table-cell/>
          <table:table-cell table:style-name="ce12" table:formula="of:=SUM([.B263:.G263])" office:value-type="float" office:value="0.00902777777777764">
            <text:p>0:13:00</text:p>
          </table:table-cell>
          <table:table-cell table:number-columns-repeated="1015"/>
        </table:table-row>
        <table:table-row table:style-name="ro1">
          <table:table-cell office:value-type="float" office:value="42268">
            <text:p>21 сен</text:p>
          </table:table-cell>
          <table:table-cell table:style-name="ce10" table:formula="of:=ABS([$'azan.kz'.C265]-[$'praytimes.py'.B264])" office:value-type="float" office:value="0">
            <text:p>0:00:00</text:p>
          </table:table-cell>
          <table:table-cell table:style-name="ce10" table:formula="of:=ABS([$'azan.kz'.D265]-[$'praytimes.py'.C264])" office:value-type="float" office:value="0">
            <text:p>0:00:00</text:p>
          </table:table-cell>
          <table:table-cell table:style-name="ce10" table:formula="of:=ABS([$'azan.kz'.E265]-[$'praytimes.py'.D264])" office:value-type="float" office:value="0">
            <text:p>0:00:00</text:p>
          </table:table-cell>
          <table:table-cell table:style-name="ce10" table:formula="of:=ABS([$'azan.kz'.F265]-[$'praytimes.py'.E264])" office:value-type="float" office:value="0">
            <text:p>0:00:00</text:p>
          </table:table-cell>
          <table:table-cell table:style-name="ce10" table:formula="of:=ABS([$'azan.kz'.G265]-[$'praytimes.py'.F264])" office:value-type="float" office:value="0.00486111111111121">
            <text:p>0:07:00</text:p>
          </table:table-cell>
          <table:table-cell table:style-name="ce10" table:formula="of:=ABS([$'azan.kz'.H265]-[$'praytimes.py'.G264])" office:value-type="float" office:value="0.00486111111111098">
            <text:p>0:07:00</text:p>
          </table:table-cell>
          <table:table-cell/>
          <table:table-cell table:style-name="ce12" table:formula="of:=SUM([.B264:.G264])" office:value-type="float" office:value="0.00972222222222219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269">
            <text:p>22 сен</text:p>
          </table:table-cell>
          <table:table-cell table:style-name="ce10" table:formula="of:=ABS([$'azan.kz'.C266]-[$'praytimes.py'.B265])" office:value-type="float" office:value="0">
            <text:p>0:00:00</text:p>
          </table:table-cell>
          <table:table-cell table:style-name="ce10" table:formula="of:=ABS([$'azan.kz'.D266]-[$'praytimes.py'.C265])" office:value-type="float" office:value="0">
            <text:p>0:00:00</text:p>
          </table:table-cell>
          <table:table-cell table:style-name="ce10" table:formula="of:=ABS([$'azan.kz'.E266]-[$'praytimes.py'.D265])" office:value-type="float" office:value="0">
            <text:p>0:00:00</text:p>
          </table:table-cell>
          <table:table-cell table:style-name="ce10" table:formula="of:=ABS([$'azan.kz'.F266]-[$'praytimes.py'.E265])" office:value-type="float" office:value="0">
            <text:p>0:00:00</text:p>
          </table:table-cell>
          <table:table-cell table:style-name="ce10" table:formula="of:=ABS([$'azan.kz'.G266]-[$'praytimes.py'.F265])" office:value-type="float" office:value="0.00416666666666665">
            <text:p>0:06:00</text:p>
          </table:table-cell>
          <table:table-cell table:style-name="ce10" table:formula="of:=ABS([$'azan.kz'.H266]-[$'praytimes.py'.G265])" office:value-type="float" office:value="0.00416666666666665">
            <text:p>0:06:00</text:p>
          </table:table-cell>
          <table:table-cell/>
          <table:table-cell table:style-name="ce12" table:formula="of:=SUM([.B265:.G265])" office:value-type="float" office:value="0.0083333333333333">
            <text:p>0:12:00</text:p>
          </table:table-cell>
          <table:table-cell table:number-columns-repeated="1015"/>
        </table:table-row>
        <table:table-row table:style-name="ro1">
          <table:table-cell office:value-type="float" office:value="42270">
            <text:p>23 сен</text:p>
          </table:table-cell>
          <table:table-cell table:style-name="ce10" table:formula="of:=ABS([$'azan.kz'.C267]-[$'praytimes.py'.B266])" office:value-type="float" office:value="0.000694444444444525">
            <text:p>0:01:00</text:p>
          </table:table-cell>
          <table:table-cell table:style-name="ce10" table:formula="of:=ABS([$'azan.kz'.D267]-[$'praytimes.py'.C266])" office:value-type="float" office:value="0.000694444444444498">
            <text:p>0:01:00</text:p>
          </table:table-cell>
          <table:table-cell table:style-name="ce10" table:formula="of:=ABS([$'azan.kz'.E267]-[$'praytimes.py'.D266])" office:value-type="float" office:value="0.000694444444444442">
            <text:p>0:01:00</text:p>
          </table:table-cell>
          <table:table-cell table:style-name="ce10" table:formula="of:=ABS([$'azan.kz'.F267]-[$'praytimes.py'.E266])" office:value-type="float" office:value="0.000694444444444442">
            <text:p>0:01:00</text:p>
          </table:table-cell>
          <table:table-cell table:style-name="ce10" table:formula="of:=ABS([$'azan.kz'.G267]-[$'praytimes.py'.F266])" office:value-type="float" office:value="0.00416666666666676">
            <text:p>0:06:00</text:p>
          </table:table-cell>
          <table:table-cell table:style-name="ce10" table:formula="of:=ABS([$'azan.kz'.H267]-[$'praytimes.py'.G266])" office:value-type="float" office:value="0.00416666666666676">
            <text:p>0:06:00</text:p>
          </table:table-cell>
          <table:table-cell/>
          <table:table-cell table:style-name="ce12" table:formula="of:=SUM([.B266:.G266])" office:value-type="float" office:value="0.0111111111111114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271">
            <text:p>24 сен</text:p>
          </table:table-cell>
          <table:table-cell table:style-name="ce10" table:formula="of:=ABS([$'azan.kz'.C268]-[$'praytimes.py'.B267])" office:value-type="float" office:value="0.00138888888888894">
            <text:p>0:02:00</text:p>
          </table:table-cell>
          <table:table-cell table:style-name="ce10" table:formula="of:=ABS([$'azan.kz'.D268]-[$'praytimes.py'.C267])" office:value-type="float" office:value="0.00138888888888894">
            <text:p>0:02:00</text:p>
          </table:table-cell>
          <table:table-cell table:style-name="ce10" table:formula="of:=ABS([$'azan.kz'.E268]-[$'praytimes.py'.D267])" office:value-type="float" office:value="0.000694444444444442">
            <text:p>0:01:00</text:p>
          </table:table-cell>
          <table:table-cell table:style-name="ce10" table:formula="of:=ABS([$'azan.kz'.F268]-[$'praytimes.py'.E267])" office:value-type="float" office:value="0.000694444444444442">
            <text:p>0:01:00</text:p>
          </table:table-cell>
          <table:table-cell table:style-name="ce10" table:formula="of:=ABS([$'azan.kz'.G268]-[$'praytimes.py'.F267])" office:value-type="float" office:value="0.00555555555555554">
            <text:p>0:08:00</text:p>
          </table:table-cell>
          <table:table-cell table:style-name="ce10" table:formula="of:=ABS([$'azan.kz'.H268]-[$'praytimes.py'.G267])" office:value-type="float" office:value="0.00555555555555554">
            <text:p>0:08:00</text:p>
          </table:table-cell>
          <table:table-cell/>
          <table:table-cell table:style-name="ce12" table:formula="of:=SUM([.B267:.G267])" office:value-type="float" office:value="0.0152777777777778">
            <text:p>0:22:00</text:p>
          </table:table-cell>
          <table:table-cell table:number-columns-repeated="1015"/>
        </table:table-row>
        <table:table-row table:style-name="ro1">
          <table:table-cell office:value-type="float" office:value="42272">
            <text:p>25 сен</text:p>
          </table:table-cell>
          <table:table-cell table:style-name="ce10" table:formula="of:=ABS([$'azan.kz'.C269]-[$'praytimes.py'.B268])" office:value-type="float" office:value="0.000694444444444498">
            <text:p>0:01:00</text:p>
          </table:table-cell>
          <table:table-cell table:style-name="ce10" table:formula="of:=ABS([$'azan.kz'.D269]-[$'praytimes.py'.C268])" office:value-type="float" office:value="0.000694444444444442">
            <text:p>0:01:00</text:p>
          </table:table-cell>
          <table:table-cell table:style-name="ce10" table:formula="of:=ABS([$'azan.kz'.E269]-[$'praytimes.py'.D268])" office:value-type="float" office:value="0">
            <text:p>0:00:00</text:p>
          </table:table-cell>
          <table:table-cell table:style-name="ce10" table:formula="of:=ABS([$'azan.kz'.F269]-[$'praytimes.py'.E268])" office:value-type="float" office:value="0">
            <text:p>0:00:00</text:p>
          </table:table-cell>
          <table:table-cell table:style-name="ce10" table:formula="of:=ABS([$'azan.kz'.G269]-[$'praytimes.py'.F268])" office:value-type="float" office:value="0.00416666666666665">
            <text:p>0:06:00</text:p>
          </table:table-cell>
          <table:table-cell table:style-name="ce10" table:formula="of:=ABS([$'azan.kz'.H269]-[$'praytimes.py'.G268])" office:value-type="float" office:value="0.00416666666666665">
            <text:p>0:06:00</text:p>
          </table:table-cell>
          <table:table-cell/>
          <table:table-cell table:style-name="ce12" table:formula="of:=SUM([.B268:.G268])" office:value-type="float" office:value="0.00972222222222224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273">
            <text:p>26 сен</text:p>
          </table:table-cell>
          <table:table-cell table:style-name="ce10" table:formula="of:=ABS([$'azan.kz'.C270]-[$'praytimes.py'.B269])" office:value-type="float" office:value="0">
            <text:p>0:00:00</text:p>
          </table:table-cell>
          <table:table-cell table:style-name="ce10" table:formula="of:=ABS([$'azan.kz'.D270]-[$'praytimes.py'.C269])" office:value-type="float" office:value="0">
            <text:p>0:00:00</text:p>
          </table:table-cell>
          <table:table-cell table:style-name="ce10" table:formula="of:=ABS([$'azan.kz'.E270]-[$'praytimes.py'.D269])" office:value-type="float" office:value="0.000694444444444442">
            <text:p>0:01:00</text:p>
          </table:table-cell>
          <table:table-cell table:style-name="ce10" table:formula="of:=ABS([$'azan.kz'.F270]-[$'praytimes.py'.E269])" office:value-type="float" office:value="0">
            <text:p>0:00:00</text:p>
          </table:table-cell>
          <table:table-cell table:style-name="ce10" table:formula="of:=ABS([$'azan.kz'.G270]-[$'praytimes.py'.F269])" office:value-type="float" office:value="0.00416666666666654">
            <text:p>0:06:00</text:p>
          </table:table-cell>
          <table:table-cell table:style-name="ce10" table:formula="of:=ABS([$'azan.kz'.H270]-[$'praytimes.py'.G269])" office:value-type="float" office:value="0.00416666666666654">
            <text:p>0:06:00</text:p>
          </table:table-cell>
          <table:table-cell/>
          <table:table-cell table:style-name="ce12" table:formula="of:=SUM([.B269:.G269])" office:value-type="float" office:value="0.00902777777777752">
            <text:p>0:13:00</text:p>
          </table:table-cell>
          <table:table-cell table:number-columns-repeated="1015"/>
        </table:table-row>
        <table:table-row table:style-name="ro1">
          <table:table-cell office:value-type="float" office:value="42274">
            <text:p>27 сен</text:p>
          </table:table-cell>
          <table:table-cell table:style-name="ce10" table:formula="of:=ABS([$'azan.kz'.C271]-[$'praytimes.py'.B270])" office:value-type="float" office:value="0.000694444444444442">
            <text:p>0:01:00</text:p>
          </table:table-cell>
          <table:table-cell table:style-name="ce10" table:formula="of:=ABS([$'azan.kz'.D271]-[$'praytimes.py'.C270])" office:value-type="float" office:value="0.000694444444444498">
            <text:p>0:01:00</text:p>
          </table:table-cell>
          <table:table-cell table:style-name="ce10" table:formula="of:=ABS([$'azan.kz'.E271]-[$'praytimes.py'.D270])" office:value-type="float" office:value="0">
            <text:p>0:00:00</text:p>
          </table:table-cell>
          <table:table-cell table:style-name="ce10" table:formula="of:=ABS([$'azan.kz'.F271]-[$'praytimes.py'.E270])" office:value-type="float" office:value="0">
            <text:p>0:00:00</text:p>
          </table:table-cell>
          <table:table-cell table:style-name="ce10" table:formula="of:=ABS([$'azan.kz'.G271]-[$'praytimes.py'.F270])" office:value-type="float" office:value="0.00416666666666665">
            <text:p>0:06:00</text:p>
          </table:table-cell>
          <table:table-cell table:style-name="ce10" table:formula="of:=ABS([$'azan.kz'.H271]-[$'praytimes.py'.G270])" office:value-type="float" office:value="0.00416666666666665">
            <text:p>0:06:00</text:p>
          </table:table-cell>
          <table:table-cell/>
          <table:table-cell table:style-name="ce12" table:formula="of:=SUM([.B270:.G270])" office:value-type="float" office:value="0.00972222222222224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275">
            <text:p>28 сен</text:p>
          </table:table-cell>
          <table:table-cell table:style-name="ce10" table:formula="of:=ABS([$'azan.kz'.C272]-[$'praytimes.py'.B271])" office:value-type="float" office:value="0">
            <text:p>0:00:00</text:p>
          </table:table-cell>
          <table:table-cell table:style-name="ce10" table:formula="of:=ABS([$'azan.kz'.D272]-[$'praytimes.py'.C271])" office:value-type="float" office:value="0">
            <text:p>0:00:00</text:p>
          </table:table-cell>
          <table:table-cell table:style-name="ce10" table:formula="of:=ABS([$'azan.kz'.E272]-[$'praytimes.py'.D271])" office:value-type="float" office:value="0.000694444444444442">
            <text:p>0:01:00</text:p>
          </table:table-cell>
          <table:table-cell table:style-name="ce10" table:formula="of:=ABS([$'azan.kz'.F272]-[$'praytimes.py'.E271])" office:value-type="float" office:value="0">
            <text:p>0:00:00</text:p>
          </table:table-cell>
          <table:table-cell table:style-name="ce10" table:formula="of:=ABS([$'azan.kz'.G272]-[$'praytimes.py'.F271])" office:value-type="float" office:value="0.00416666666666654">
            <text:p>0:06:00</text:p>
          </table:table-cell>
          <table:table-cell table:style-name="ce10" table:formula="of:=ABS([$'azan.kz'.H272]-[$'praytimes.py'.G271])" office:value-type="float" office:value="0.00416666666666665">
            <text:p>0:06:00</text:p>
          </table:table-cell>
          <table:table-cell/>
          <table:table-cell table:style-name="ce12" table:formula="of:=SUM([.B271:.G271])" office:value-type="float" office:value="0.00902777777777764">
            <text:p>0:13:00</text:p>
          </table:table-cell>
          <table:table-cell table:number-columns-repeated="1015"/>
        </table:table-row>
        <table:table-row table:style-name="ro1">
          <table:table-cell office:value-type="float" office:value="42276">
            <text:p>29 сен</text:p>
          </table:table-cell>
          <table:table-cell table:style-name="ce10" table:formula="of:=ABS([$'azan.kz'.C273]-[$'praytimes.py'.B272])" office:value-type="float" office:value="0.00069444444444447">
            <text:p>0:01:00</text:p>
          </table:table-cell>
          <table:table-cell table:style-name="ce10" table:formula="of:=ABS([$'azan.kz'.D273]-[$'praytimes.py'.C272])" office:value-type="float" office:value="0.000694444444444442">
            <text:p>0:01:00</text:p>
          </table:table-cell>
          <table:table-cell table:style-name="ce10" table:formula="of:=ABS([$'azan.kz'.E273]-[$'praytimes.py'.D272])" office:value-type="float" office:value="0.000694444444444442">
            <text:p>0:01:00</text:p>
          </table:table-cell>
          <table:table-cell table:style-name="ce10" table:formula="of:=ABS([$'azan.kz'.F273]-[$'praytimes.py'.E272])" office:value-type="float" office:value="0">
            <text:p>0:00:00</text:p>
          </table:table-cell>
          <table:table-cell table:style-name="ce10" table:formula="of:=ABS([$'azan.kz'.G273]-[$'praytimes.py'.F272])" office:value-type="float" office:value="0.00416666666666654">
            <text:p>0:06:00</text:p>
          </table:table-cell>
          <table:table-cell table:style-name="ce10" table:formula="of:=ABS([$'azan.kz'.H273]-[$'praytimes.py'.G272])" office:value-type="float" office:value="0.00416666666666643">
            <text:p>0:06:00</text:p>
          </table:table-cell>
          <table:table-cell/>
          <table:table-cell table:style-name="ce12" table:formula="of:=SUM([.B272:.G272])" office:value-type="float" office:value="0.0104166666666663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277">
            <text:p>30 сен</text:p>
          </table:table-cell>
          <table:table-cell table:style-name="ce10" table:formula="of:=ABS([$'azan.kz'.C274]-[$'praytimes.py'.B273])" office:value-type="float" office:value="0">
            <text:p>0:00:00</text:p>
          </table:table-cell>
          <table:table-cell table:style-name="ce10" table:formula="of:=ABS([$'azan.kz'.D274]-[$'praytimes.py'.C273])" office:value-type="float" office:value="0">
            <text:p>0:00:00</text:p>
          </table:table-cell>
          <table:table-cell table:style-name="ce10" table:formula="of:=ABS([$'azan.kz'.E274]-[$'praytimes.py'.D273])" office:value-type="float" office:value="0">
            <text:p>0:00:00</text:p>
          </table:table-cell>
          <table:table-cell table:style-name="ce10" table:formula="of:=ABS([$'azan.kz'.F274]-[$'praytimes.py'.E273])" office:value-type="float" office:value="0">
            <text:p>0:00:00</text:p>
          </table:table-cell>
          <table:table-cell table:style-name="ce10" table:formula="of:=ABS([$'azan.kz'.G274]-[$'praytimes.py'.F273])" office:value-type="float" office:value="0.00416666666666654">
            <text:p>0:06:00</text:p>
          </table:table-cell>
          <table:table-cell table:style-name="ce10" table:formula="of:=ABS([$'azan.kz'.H274]-[$'praytimes.py'.G273])" office:value-type="float" office:value="0.00416666666666654">
            <text:p>0:06:00</text:p>
          </table:table-cell>
          <table:table-cell/>
          <table:table-cell table:style-name="ce12" table:formula="of:=SUM([.B273:.G273])" office:value-type="float" office:value="0.00833333333333308">
            <text:p>0:12:00</text:p>
          </table:table-cell>
          <table:table-cell table:number-columns-repeated="1015"/>
        </table:table-row>
        <table:table-row table:style-name="ro1">
          <table:table-cell office:value-type="float" office:value="42278">
            <text:p>1 окт</text:p>
          </table:table-cell>
          <table:table-cell table:style-name="ce10" table:formula="of:=ABS([$'azan.kz'.C275]-[$'praytimes.py'.B274])" office:value-type="float" office:value="0.00069444444444447">
            <text:p>0:01:00</text:p>
          </table:table-cell>
          <table:table-cell table:style-name="ce10" table:formula="of:=ABS([$'azan.kz'.D275]-[$'praytimes.py'.C274])" office:value-type="float" office:value="0.000694444444444442">
            <text:p>0:01:00</text:p>
          </table:table-cell>
          <table:table-cell table:style-name="ce10" table:formula="of:=ABS([$'azan.kz'.E275]-[$'praytimes.py'.D274])" office:value-type="float" office:value="0.000694444444444442">
            <text:p>0:01:00</text:p>
          </table:table-cell>
          <table:table-cell table:style-name="ce10" table:formula="of:=ABS([$'azan.kz'.F275]-[$'praytimes.py'.E274])" office:value-type="float" office:value="0">
            <text:p>0:00:00</text:p>
          </table:table-cell>
          <table:table-cell table:style-name="ce10" table:formula="of:=ABS([$'azan.kz'.G275]-[$'praytimes.py'.F274])" office:value-type="float" office:value="0.00486111111111076">
            <text:p>0:07:00</text:p>
          </table:table-cell>
          <table:table-cell table:style-name="ce10" table:formula="of:=ABS([$'azan.kz'.H275]-[$'praytimes.py'.G274])" office:value-type="float" office:value="0.00486111111111076">
            <text:p>0:07:00</text:p>
          </table:table-cell>
          <table:table-cell/>
          <table:table-cell table:style-name="ce12" table:formula="of:=SUM([.B274:.G274])" office:value-type="float" office:value="0.0118055555555549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279">
            <text:p>2 окт</text:p>
          </table:table-cell>
          <table:table-cell table:style-name="ce10" table:formula="of:=ABS([$'azan.kz'.C276]-[$'praytimes.py'.B275])" office:value-type="float" office:value="0">
            <text:p>0:00:00</text:p>
          </table:table-cell>
          <table:table-cell table:style-name="ce10" table:formula="of:=ABS([$'azan.kz'.D276]-[$'praytimes.py'.C275])" office:value-type="float" office:value="0">
            <text:p>0:00:00</text:p>
          </table:table-cell>
          <table:table-cell table:style-name="ce10" table:formula="of:=ABS([$'azan.kz'.E276]-[$'praytimes.py'.D275])" office:value-type="float" office:value="0.000694444444444442">
            <text:p>0:01:00</text:p>
          </table:table-cell>
          <table:table-cell table:style-name="ce10" table:formula="of:=ABS([$'azan.kz'.F276]-[$'praytimes.py'.E275])" office:value-type="float" office:value="0">
            <text:p>0:00:00</text:p>
          </table:table-cell>
          <table:table-cell table:style-name="ce10" table:formula="of:=ABS([$'azan.kz'.G276]-[$'praytimes.py'.F275])" office:value-type="float" office:value="0.00486111111111098">
            <text:p>0:07:00</text:p>
          </table:table-cell>
          <table:table-cell table:style-name="ce10" table:formula="of:=ABS([$'azan.kz'.H276]-[$'praytimes.py'.G275])" office:value-type="float" office:value="0.00486111111111098">
            <text:p>0:07:00</text:p>
          </table:table-cell>
          <table:table-cell/>
          <table:table-cell table:style-name="ce12" table:formula="of:=SUM([.B275:.G275])" office:value-type="float" office:value="0.0104166666666664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280">
            <text:p>3 окт</text:p>
          </table:table-cell>
          <table:table-cell table:style-name="ce10" table:formula="of:=ABS([$'azan.kz'.C277]-[$'praytimes.py'.B276])" office:value-type="float" office:value="0.000694444444444442">
            <text:p>0:01:00</text:p>
          </table:table-cell>
          <table:table-cell table:style-name="ce10" table:formula="of:=ABS([$'azan.kz'.D277]-[$'praytimes.py'.C276])" office:value-type="float" office:value="0.000694444444444442">
            <text:p>0:01:00</text:p>
          </table:table-cell>
          <table:table-cell table:style-name="ce10" table:formula="of:=ABS([$'azan.kz'.E277]-[$'praytimes.py'.D276])" office:value-type="float" office:value="0">
            <text:p>0:00:00</text:p>
          </table:table-cell>
          <table:table-cell table:style-name="ce10" table:formula="of:=ABS([$'azan.kz'.F277]-[$'praytimes.py'.E276])" office:value-type="float" office:value="0">
            <text:p>0:00:00</text:p>
          </table:table-cell>
          <table:table-cell table:style-name="ce10" table:formula="of:=ABS([$'azan.kz'.G277]-[$'praytimes.py'.F276])" office:value-type="float" office:value="0.00416666666666665">
            <text:p>0:06:00</text:p>
          </table:table-cell>
          <table:table-cell table:style-name="ce10" table:formula="of:=ABS([$'azan.kz'.H277]-[$'praytimes.py'.G276])" office:value-type="float" office:value="0.00416666666666665">
            <text:p>0:06:00</text:p>
          </table:table-cell>
          <table:table-cell/>
          <table:table-cell table:style-name="ce12" table:formula="of:=SUM([.B276:.G276])" office:value-type="float" office:value="0.00972222222222219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281">
            <text:p>4 окт</text:p>
          </table:table-cell>
          <table:table-cell table:style-name="ce10" table:formula="of:=ABS([$'azan.kz'.C278]-[$'praytimes.py'.B277])" office:value-type="float" office:value="0">
            <text:p>0:00:00</text:p>
          </table:table-cell>
          <table:table-cell table:style-name="ce10" table:formula="of:=ABS([$'azan.kz'.D278]-[$'praytimes.py'.C277])" office:value-type="float" office:value="0">
            <text:p>0:00:00</text:p>
          </table:table-cell>
          <table:table-cell table:style-name="ce10" table:formula="of:=ABS([$'azan.kz'.E278]-[$'praytimes.py'.D277])" office:value-type="float" office:value="0">
            <text:p>0:00:00</text:p>
          </table:table-cell>
          <table:table-cell table:style-name="ce10" table:formula="of:=ABS([$'azan.kz'.F278]-[$'praytimes.py'.E277])" office:value-type="float" office:value="0">
            <text:p>0:00:00</text:p>
          </table:table-cell>
          <table:table-cell table:style-name="ce10" table:formula="of:=ABS([$'azan.kz'.G278]-[$'praytimes.py'.F277])" office:value-type="float" office:value="0.00416666666666654">
            <text:p>0:06:00</text:p>
          </table:table-cell>
          <table:table-cell table:style-name="ce10" table:formula="of:=ABS([$'azan.kz'.H278]-[$'praytimes.py'.G277])" office:value-type="float" office:value="0.00416666666666654">
            <text:p>0:06:00</text:p>
          </table:table-cell>
          <table:table-cell/>
          <table:table-cell table:style-name="ce12" table:formula="of:=SUM([.B277:.G277])" office:value-type="float" office:value="0.00833333333333308">
            <text:p>0:12:00</text:p>
          </table:table-cell>
          <table:table-cell table:number-columns-repeated="1015"/>
        </table:table-row>
        <table:table-row table:style-name="ro1">
          <table:table-cell office:value-type="float" office:value="42282">
            <text:p>5 окт</text:p>
          </table:table-cell>
          <table:table-cell table:style-name="ce10" table:formula="of:=ABS([$'azan.kz'.C279]-[$'praytimes.py'.B278])" office:value-type="float" office:value="0.00069444444444447">
            <text:p>0:01:00</text:p>
          </table:table-cell>
          <table:table-cell table:style-name="ce10" table:formula="of:=ABS([$'azan.kz'.D279]-[$'praytimes.py'.C278])" office:value-type="float" office:value="0.000694444444444498">
            <text:p>0:01:00</text:p>
          </table:table-cell>
          <table:table-cell table:style-name="ce10" table:formula="of:=ABS([$'azan.kz'.E279]-[$'praytimes.py'.D278])" office:value-type="float" office:value="0.000694444444444331">
            <text:p>0:01:00</text:p>
          </table:table-cell>
          <table:table-cell table:style-name="ce10" table:formula="of:=ABS([$'azan.kz'.F279]-[$'praytimes.py'.E278])" office:value-type="float" office:value="0">
            <text:p>0:00:00</text:p>
          </table:table-cell>
          <table:table-cell table:style-name="ce10" table:formula="of:=ABS([$'azan.kz'.G279]-[$'praytimes.py'.F278])" office:value-type="float" office:value="0.00416666666666687">
            <text:p>0:06:00</text:p>
          </table:table-cell>
          <table:table-cell table:style-name="ce10" table:formula="of:=ABS([$'azan.kz'.H279]-[$'praytimes.py'.G278])" office:value-type="float" office:value="0.00416666666666687">
            <text:p>0:06:00</text:p>
          </table:table-cell>
          <table:table-cell/>
          <table:table-cell table:style-name="ce12" table:formula="of:=SUM([.B278:.G278])" office:value-type="float" office:value="0.010416666666667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283">
            <text:p>6 окт</text:p>
          </table:table-cell>
          <table:table-cell table:style-name="ce10" table:formula="of:=ABS([$'azan.kz'.C280]-[$'praytimes.py'.B279])" office:value-type="float" office:value="0">
            <text:p>0:00:00</text:p>
          </table:table-cell>
          <table:table-cell table:style-name="ce10" table:formula="of:=ABS([$'azan.kz'.D280]-[$'praytimes.py'.C279])" office:value-type="float" office:value="0">
            <text:p>0:00:00</text:p>
          </table:table-cell>
          <table:table-cell table:style-name="ce10" table:formula="of:=ABS([$'azan.kz'.E280]-[$'praytimes.py'.D279])" office:value-type="float" office:value="0">
            <text:p>0:00:00</text:p>
          </table:table-cell>
          <table:table-cell table:style-name="ce10" table:formula="of:=ABS([$'azan.kz'.F280]-[$'praytimes.py'.E279])" office:value-type="float" office:value="0">
            <text:p>0:00:00</text:p>
          </table:table-cell>
          <table:table-cell table:style-name="ce10" table:formula="of:=ABS([$'azan.kz'.G280]-[$'praytimes.py'.F279])" office:value-type="float" office:value="0.00416666666666654">
            <text:p>0:06:00</text:p>
          </table:table-cell>
          <table:table-cell table:style-name="ce10" table:formula="of:=ABS([$'azan.kz'.H280]-[$'praytimes.py'.G279])" office:value-type="float" office:value="0.00416666666666654">
            <text:p>0:06:00</text:p>
          </table:table-cell>
          <table:table-cell/>
          <table:table-cell table:style-name="ce12" table:formula="of:=SUM([.B279:.G279])" office:value-type="float" office:value="0.00833333333333308">
            <text:p>0:12:00</text:p>
          </table:table-cell>
          <table:table-cell table:number-columns-repeated="1015"/>
        </table:table-row>
        <table:table-row table:style-name="ro1">
          <table:table-cell office:value-type="float" office:value="42284">
            <text:p>7 окт</text:p>
          </table:table-cell>
          <table:table-cell table:style-name="ce10" table:formula="of:=ABS([$'azan.kz'.C281]-[$'praytimes.py'.B280])" office:value-type="float" office:value="0.000694444444444442">
            <text:p>0:01:00</text:p>
          </table:table-cell>
          <table:table-cell table:style-name="ce10" table:formula="of:=ABS([$'azan.kz'.D281]-[$'praytimes.py'.C280])" office:value-type="float" office:value="0.000694444444444442">
            <text:p>0:01:00</text:p>
          </table:table-cell>
          <table:table-cell table:style-name="ce10" table:formula="of:=ABS([$'azan.kz'.E281]-[$'praytimes.py'.D280])" office:value-type="float" office:value="0">
            <text:p>0:00:00</text:p>
          </table:table-cell>
          <table:table-cell table:style-name="ce10" table:formula="of:=ABS([$'azan.kz'.F281]-[$'praytimes.py'.E280])" office:value-type="float" office:value="0">
            <text:p>0:00:00</text:p>
          </table:table-cell>
          <table:table-cell table:style-name="ce10" table:formula="of:=ABS([$'azan.kz'.G281]-[$'praytimes.py'.F280])" office:value-type="float" office:value="0.00416666666666676">
            <text:p>0:06:00</text:p>
          </table:table-cell>
          <table:table-cell table:style-name="ce10" table:formula="of:=ABS([$'azan.kz'.H281]-[$'praytimes.py'.G280])" office:value-type="float" office:value="0.00416666666666676">
            <text:p>0:06:00</text:p>
          </table:table-cell>
          <table:table-cell/>
          <table:table-cell table:style-name="ce12" table:formula="of:=SUM([.B280:.G280])" office:value-type="float" office:value="0.00972222222222241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285">
            <text:p>8 окт</text:p>
          </table:table-cell>
          <table:table-cell table:style-name="ce10" table:formula="of:=ABS([$'azan.kz'.C282]-[$'praytimes.py'.B281])" office:value-type="float" office:value="0">
            <text:p>0:00:00</text:p>
          </table:table-cell>
          <table:table-cell table:style-name="ce10" table:formula="of:=ABS([$'azan.kz'.D282]-[$'praytimes.py'.C281])" office:value-type="float" office:value="0">
            <text:p>0:00:00</text:p>
          </table:table-cell>
          <table:table-cell table:style-name="ce10" table:formula="of:=ABS([$'azan.kz'.E282]-[$'praytimes.py'.D281])" office:value-type="float" office:value="0.000694444444444442">
            <text:p>0:01:00</text:p>
          </table:table-cell>
          <table:table-cell table:style-name="ce10" table:formula="of:=ABS([$'azan.kz'.F282]-[$'praytimes.py'.E281])" office:value-type="float" office:value="0">
            <text:p>0:00:00</text:p>
          </table:table-cell>
          <table:table-cell table:style-name="ce10" table:formula="of:=ABS([$'azan.kz'.G282]-[$'praytimes.py'.F281])" office:value-type="float" office:value="0.00486111111111109">
            <text:p>0:07:00</text:p>
          </table:table-cell>
          <table:table-cell table:style-name="ce10" table:formula="of:=ABS([$'azan.kz'.H282]-[$'praytimes.py'.G281])" office:value-type="float" office:value="0.00486111111111109">
            <text:p>0:07:00</text:p>
          </table:table-cell>
          <table:table-cell/>
          <table:table-cell table:style-name="ce12" table:formula="of:=SUM([.B281:.G281])" office:value-type="float" office:value="0.0104166666666666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286">
            <text:p>9 окт</text:p>
          </table:table-cell>
          <table:table-cell table:style-name="ce10" table:formula="of:=ABS([$'azan.kz'.C283]-[$'praytimes.py'.B282])" office:value-type="float" office:value="0.000694444444444442">
            <text:p>0:01:00</text:p>
          </table:table-cell>
          <table:table-cell table:style-name="ce10" table:formula="of:=ABS([$'azan.kz'.D283]-[$'praytimes.py'.C282])" office:value-type="float" office:value="0.000694444444444442">
            <text:p>0:01:00</text:p>
          </table:table-cell>
          <table:table-cell table:style-name="ce10" table:formula="of:=ABS([$'azan.kz'.E283]-[$'praytimes.py'.D282])" office:value-type="float" office:value="0.000694444444444442">
            <text:p>0:01:00</text:p>
          </table:table-cell>
          <table:table-cell table:style-name="ce10" table:formula="of:=ABS([$'azan.kz'.F283]-[$'praytimes.py'.E282])" office:value-type="float" office:value="0">
            <text:p>0:00:00</text:p>
          </table:table-cell>
          <table:table-cell table:style-name="ce10" table:formula="of:=ABS([$'azan.kz'.G283]-[$'praytimes.py'.F282])" office:value-type="float" office:value="0.00486111111111109">
            <text:p>0:07:00</text:p>
          </table:table-cell>
          <table:table-cell table:style-name="ce10" table:formula="of:=ABS([$'azan.kz'.H283]-[$'praytimes.py'.G282])" office:value-type="float" office:value="0.00486111111111109">
            <text:p>0:07:00</text:p>
          </table:table-cell>
          <table:table-cell/>
          <table:table-cell table:style-name="ce12" table:formula="of:=SUM([.B282:.G282])" office:value-type="float" office:value="0.0118055555555555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287">
            <text:p>10 окт</text:p>
          </table:table-cell>
          <table:table-cell table:style-name="ce10" table:formula="of:=ABS([$'azan.kz'.C284]-[$'praytimes.py'.B283])" office:value-type="float" office:value="0">
            <text:p>0:00:00</text:p>
          </table:table-cell>
          <table:table-cell table:style-name="ce10" table:formula="of:=ABS([$'azan.kz'.D284]-[$'praytimes.py'.C283])" office:value-type="float" office:value="0">
            <text:p>0:00:00</text:p>
          </table:table-cell>
          <table:table-cell table:style-name="ce10" table:formula="of:=ABS([$'azan.kz'.E284]-[$'praytimes.py'.D283])" office:value-type="float" office:value="0">
            <text:p>0:00:00</text:p>
          </table:table-cell>
          <table:table-cell table:style-name="ce10" table:formula="of:=ABS([$'azan.kz'.F284]-[$'praytimes.py'.E283])" office:value-type="float" office:value="0.000694444444444331">
            <text:p>0:01:00</text:p>
          </table:table-cell>
          <table:table-cell table:style-name="ce10" table:formula="of:=ABS([$'azan.kz'.G284]-[$'praytimes.py'.F283])" office:value-type="float" office:value="0.00486111111111109">
            <text:p>0:07:00</text:p>
          </table:table-cell>
          <table:table-cell table:style-name="ce10" table:formula="of:=ABS([$'azan.kz'.H284]-[$'praytimes.py'.G283])" office:value-type="float" office:value="0.00486111111111109">
            <text:p>0:07:00</text:p>
          </table:table-cell>
          <table:table-cell/>
          <table:table-cell table:style-name="ce12" table:formula="of:=SUM([.B283:.G283])" office:value-type="float" office:value="0.0104166666666665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288">
            <text:p>11 окт</text:p>
          </table:table-cell>
          <table:table-cell table:style-name="ce10" table:formula="of:=ABS([$'azan.kz'.C285]-[$'praytimes.py'.B284])" office:value-type="float" office:value="0">
            <text:p>0:00:00</text:p>
          </table:table-cell>
          <table:table-cell table:style-name="ce10" table:formula="of:=ABS([$'azan.kz'.D285]-[$'praytimes.py'.C284])" office:value-type="float" office:value="0">
            <text:p>0:00:00</text:p>
          </table:table-cell>
          <table:table-cell table:style-name="ce10" table:formula="of:=ABS([$'azan.kz'.E285]-[$'praytimes.py'.D284])" office:value-type="float" office:value="0">
            <text:p>0:00:00</text:p>
          </table:table-cell>
          <table:table-cell table:style-name="ce10" table:formula="of:=ABS([$'azan.kz'.F285]-[$'praytimes.py'.E284])" office:value-type="float" office:value="0.000694444444444331">
            <text:p>0:01:00</text:p>
          </table:table-cell>
          <table:table-cell table:style-name="ce10" table:formula="of:=ABS([$'azan.kz'.G285]-[$'praytimes.py'.F284])" office:value-type="float" office:value="0.00486111111111109">
            <text:p>0:07:00</text:p>
          </table:table-cell>
          <table:table-cell table:style-name="ce10" table:formula="of:=ABS([$'azan.kz'.H285]-[$'praytimes.py'.G284])" office:value-type="float" office:value="0.00486111111111109">
            <text:p>0:07:00</text:p>
          </table:table-cell>
          <table:table-cell/>
          <table:table-cell table:style-name="ce12" table:formula="of:=SUM([.B284:.G284])" office:value-type="float" office:value="0.0104166666666665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289">
            <text:p>12 окт</text:p>
          </table:table-cell>
          <table:table-cell table:style-name="ce10" table:formula="of:=ABS([$'azan.kz'.C286]-[$'praytimes.py'.B285])" office:value-type="float" office:value="0.000694444444444442">
            <text:p>0:01:00</text:p>
          </table:table-cell>
          <table:table-cell table:style-name="ce10" table:formula="of:=ABS([$'azan.kz'.D286]-[$'praytimes.py'.C285])" office:value-type="float" office:value="0.000694444444444442">
            <text:p>0:01:00</text:p>
          </table:table-cell>
          <table:table-cell table:style-name="ce10" table:formula="of:=ABS([$'azan.kz'.E286]-[$'praytimes.py'.D285])" office:value-type="float" office:value="0.000694444444444331">
            <text:p>0:01:00</text:p>
          </table:table-cell>
          <table:table-cell table:style-name="ce10" table:formula="of:=ABS([$'azan.kz'.F286]-[$'praytimes.py'.E285])" office:value-type="float" office:value="0">
            <text:p>0:00:00</text:p>
          </table:table-cell>
          <table:table-cell table:style-name="ce10" table:formula="of:=ABS([$'azan.kz'.G286]-[$'praytimes.py'.F285])" office:value-type="float" office:value="0.00486111111111121">
            <text:p>0:07:00</text:p>
          </table:table-cell>
          <table:table-cell table:style-name="ce10" table:formula="of:=ABS([$'azan.kz'.H286]-[$'praytimes.py'.G285])" office:value-type="float" office:value="0.00486111111111121">
            <text:p>0:07:00</text:p>
          </table:table-cell>
          <table:table-cell/>
          <table:table-cell table:style-name="ce12" table:formula="of:=SUM([.B285:.G285])" office:value-type="float" office:value="0.0118055555555556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290">
            <text:p>13 окт</text:p>
          </table:table-cell>
          <table:table-cell table:style-name="ce10" table:formula="of:=ABS([$'azan.kz'.C287]-[$'praytimes.py'.B286])" office:value-type="float" office:value="0">
            <text:p>0:00:00</text:p>
          </table:table-cell>
          <table:table-cell table:style-name="ce10" table:formula="of:=ABS([$'azan.kz'.D287]-[$'praytimes.py'.C286])" office:value-type="float" office:value="0">
            <text:p>0:00:00</text:p>
          </table:table-cell>
          <table:table-cell table:style-name="ce10" table:formula="of:=ABS([$'azan.kz'.E287]-[$'praytimes.py'.D286])" office:value-type="float" office:value="0.000694444444444331">
            <text:p>0:01:00</text:p>
          </table:table-cell>
          <table:table-cell table:style-name="ce10" table:formula="of:=ABS([$'azan.kz'.F287]-[$'praytimes.py'.E286])" office:value-type="float" office:value="0">
            <text:p>0:00:00</text:p>
          </table:table-cell>
          <table:table-cell table:style-name="ce10" table:formula="of:=ABS([$'azan.kz'.G287]-[$'praytimes.py'.F286])" office:value-type="float" office:value="0.00486111111111109">
            <text:p>0:07:00</text:p>
          </table:table-cell>
          <table:table-cell table:style-name="ce10" table:formula="of:=ABS([$'azan.kz'.H287]-[$'praytimes.py'.G286])" office:value-type="float" office:value="0.00486111111111109">
            <text:p>0:07:00</text:p>
          </table:table-cell>
          <table:table-cell/>
          <table:table-cell table:style-name="ce12" table:formula="of:=SUM([.B286:.G286])" office:value-type="float" office:value="0.0104166666666665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291">
            <text:p>14 окт</text:p>
          </table:table-cell>
          <table:table-cell table:style-name="ce10" table:formula="of:=ABS([$'azan.kz'.C288]-[$'praytimes.py'.B287])" office:value-type="float" office:value="0.000694444444444442">
            <text:p>0:01:00</text:p>
          </table:table-cell>
          <table:table-cell table:style-name="ce10" table:formula="of:=ABS([$'azan.kz'.D288]-[$'praytimes.py'.C287])" office:value-type="float" office:value="0.000694444444444498">
            <text:p>0:01:00</text:p>
          </table:table-cell>
          <table:table-cell table:style-name="ce10" table:formula="of:=ABS([$'azan.kz'.E288]-[$'praytimes.py'.D287])" office:value-type="float" office:value="0">
            <text:p>0:00:00</text:p>
          </table:table-cell>
          <table:table-cell table:style-name="ce10" table:formula="of:=ABS([$'azan.kz'.F288]-[$'praytimes.py'.E287])" office:value-type="float" office:value="0">
            <text:p>0:00:00</text:p>
          </table:table-cell>
          <table:table-cell table:style-name="ce10" table:formula="of:=ABS([$'azan.kz'.G288]-[$'praytimes.py'.F287])" office:value-type="float" office:value="0.00486111111111121">
            <text:p>0:07:00</text:p>
          </table:table-cell>
          <table:table-cell table:style-name="ce10" table:formula="of:=ABS([$'azan.kz'.H288]-[$'praytimes.py'.G287])" office:value-type="float" office:value="0.00486111111111121">
            <text:p>0:07:00</text:p>
          </table:table-cell>
          <table:table-cell/>
          <table:table-cell table:style-name="ce12" table:formula="of:=SUM([.B287:.G287])" office:value-type="float" office:value="0.0111111111111114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292">
            <text:p>15 окт</text:p>
          </table:table-cell>
          <table:table-cell table:style-name="ce10" table:formula="of:=ABS([$'azan.kz'.C289]-[$'praytimes.py'.B288])" office:value-type="float" office:value="0">
            <text:p>0:00:00</text:p>
          </table:table-cell>
          <table:table-cell table:style-name="ce10" table:formula="of:=ABS([$'azan.kz'.D289]-[$'praytimes.py'.C288])" office:value-type="float" office:value="0">
            <text:p>0:00:00</text:p>
          </table:table-cell>
          <table:table-cell table:style-name="ce10" table:formula="of:=ABS([$'azan.kz'.E289]-[$'praytimes.py'.D288])" office:value-type="float" office:value="0">
            <text:p>0:00:00</text:p>
          </table:table-cell>
          <table:table-cell table:style-name="ce10" table:formula="of:=ABS([$'azan.kz'.F289]-[$'praytimes.py'.E288])" office:value-type="float" office:value="0">
            <text:p>0:00:00</text:p>
          </table:table-cell>
          <table:table-cell table:style-name="ce10" table:formula="of:=ABS([$'azan.kz'.G289]-[$'praytimes.py'.F288])" office:value-type="float" office:value="0.00486111111111109">
            <text:p>0:07:00</text:p>
          </table:table-cell>
          <table:table-cell table:style-name="ce10" table:formula="of:=ABS([$'azan.kz'.H289]-[$'praytimes.py'.G288])" office:value-type="float" office:value="0.00486111111111109">
            <text:p>0:07:00</text:p>
          </table:table-cell>
          <table:table-cell/>
          <table:table-cell table:style-name="ce12" table:formula="of:=SUM([.B288:.G288])" office:value-type="float" office:value="0.00972222222222219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293">
            <text:p>16 окт</text:p>
          </table:table-cell>
          <table:table-cell table:style-name="ce10" table:formula="of:=ABS([$'azan.kz'.C290]-[$'praytimes.py'.B289])" office:value-type="float" office:value="0.00138888888888888">
            <text:p>0:02:00</text:p>
          </table:table-cell>
          <table:table-cell table:style-name="ce10" table:formula="of:=ABS([$'azan.kz'.D290]-[$'praytimes.py'.C289])" office:value-type="float" office:value="0.00138888888888888">
            <text:p>0:02:00</text:p>
          </table:table-cell>
          <table:table-cell table:style-name="ce10" table:formula="of:=ABS([$'azan.kz'.E290]-[$'praytimes.py'.D289])" office:value-type="float" office:value="0.000694444444444442">
            <text:p>0:01:00</text:p>
          </table:table-cell>
          <table:table-cell table:style-name="ce10" table:formula="of:=ABS([$'azan.kz'.F290]-[$'praytimes.py'.E289])" office:value-type="float" office:value="0.00138888888888877">
            <text:p>0:02:00</text:p>
          </table:table-cell>
          <table:table-cell table:style-name="ce10" table:formula="of:=ABS([$'azan.kz'.G290]-[$'praytimes.py'.F289])" office:value-type="float" office:value="0.00625000000000009">
            <text:p>0:09:00</text:p>
          </table:table-cell>
          <table:table-cell table:style-name="ce10" table:formula="of:=ABS([$'azan.kz'.H290]-[$'praytimes.py'.G289])" office:value-type="float" office:value="0.00625000000000009">
            <text:p>0:09:00</text:p>
          </table:table-cell>
          <table:table-cell/>
          <table:table-cell table:style-name="ce12" table:formula="of:=SUM([.B289:.G289])" office:value-type="float" office:value="0.0173611111111112">
            <text:p>0:25:00</text:p>
          </table:table-cell>
          <table:table-cell table:number-columns-repeated="1015"/>
        </table:table-row>
        <table:table-row table:style-name="ro1">
          <table:table-cell office:value-type="float" office:value="42294">
            <text:p>17 окт</text:p>
          </table:table-cell>
          <table:table-cell table:style-name="ce10" table:formula="of:=ABS([$'azan.kz'.C291]-[$'praytimes.py'.B290])" office:value-type="float" office:value="0">
            <text:p>0:00:00</text:p>
          </table:table-cell>
          <table:table-cell table:style-name="ce10" table:formula="of:=ABS([$'azan.kz'.D291]-[$'praytimes.py'.C290])" office:value-type="float" office:value="0">
            <text:p>0:00:00</text:p>
          </table:table-cell>
          <table:table-cell table:style-name="ce10" table:formula="of:=ABS([$'azan.kz'.E291]-[$'praytimes.py'.D290])" office:value-type="float" office:value="0.000694444444444442">
            <text:p>0:01:00</text:p>
          </table:table-cell>
          <table:table-cell table:style-name="ce10" table:formula="of:=ABS([$'azan.kz'.F291]-[$'praytimes.py'.E290])" office:value-type="float" office:value="0.000694444444444442">
            <text:p>0:01:00</text:p>
          </table:table-cell>
          <table:table-cell table:style-name="ce10" table:formula="of:=ABS([$'azan.kz'.G291]-[$'praytimes.py'.F290])" office:value-type="float" office:value="0.00486111111111098">
            <text:p>0:07:00</text:p>
          </table:table-cell>
          <table:table-cell table:style-name="ce10" table:formula="of:=ABS([$'azan.kz'.H291]-[$'praytimes.py'.G290])" office:value-type="float" office:value="0.00486111111111098">
            <text:p>0:07:00</text:p>
          </table:table-cell>
          <table:table-cell/>
          <table:table-cell table:style-name="ce12" table:formula="of:=SUM([.B290:.G290])" office:value-type="float" office:value="0.0111111111111109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295">
            <text:p>18 окт</text:p>
          </table:table-cell>
          <table:table-cell table:style-name="ce10" table:formula="of:=ABS([$'azan.kz'.C292]-[$'praytimes.py'.B291])" office:value-type="float" office:value="0.000694444444444442">
            <text:p>0:01:00</text:p>
          </table:table-cell>
          <table:table-cell table:style-name="ce10" table:formula="of:=ABS([$'azan.kz'.D292]-[$'praytimes.py'.C291])" office:value-type="float" office:value="0.000694444444444442">
            <text:p>0:01:00</text:p>
          </table:table-cell>
          <table:table-cell table:style-name="ce10" table:formula="of:=ABS([$'azan.kz'.E292]-[$'praytimes.py'.D291])" office:value-type="float" office:value="0">
            <text:p>0:00:00</text:p>
          </table:table-cell>
          <table:table-cell table:style-name="ce10" table:formula="of:=ABS([$'azan.kz'.F292]-[$'praytimes.py'.E291])" office:value-type="float" office:value="0.000694444444444331">
            <text:p>0:01:00</text:p>
          </table:table-cell>
          <table:table-cell table:style-name="ce10" table:formula="of:=ABS([$'azan.kz'.G292]-[$'praytimes.py'.F291])" office:value-type="float" office:value="0.00486111111111109">
            <text:p>0:07:00</text:p>
          </table:table-cell>
          <table:table-cell table:style-name="ce10" table:formula="of:=ABS([$'azan.kz'.H292]-[$'praytimes.py'.G291])" office:value-type="float" office:value="0.00486111111111109">
            <text:p>0:07:00</text:p>
          </table:table-cell>
          <table:table-cell/>
          <table:table-cell table:style-name="ce12" table:formula="of:=SUM([.B291:.G291])" office:value-type="float" office:value="0.0118055555555554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296">
            <text:p>19 окт</text:p>
          </table:table-cell>
          <table:table-cell table:style-name="ce10" table:formula="of:=ABS([$'azan.kz'.C293]-[$'praytimes.py'.B292])" office:value-type="float" office:value="0.000694444444444442">
            <text:p>0:01:00</text:p>
          </table:table-cell>
          <table:table-cell table:style-name="ce10" table:formula="of:=ABS([$'azan.kz'.D293]-[$'praytimes.py'.C292])" office:value-type="float" office:value="0.000694444444444442">
            <text:p>0:01:00</text:p>
          </table:table-cell>
          <table:table-cell table:style-name="ce10" table:formula="of:=ABS([$'azan.kz'.E293]-[$'praytimes.py'.D292])" office:value-type="float" office:value="0">
            <text:p>0:00:00</text:p>
          </table:table-cell>
          <table:table-cell table:style-name="ce10" table:formula="of:=ABS([$'azan.kz'.F293]-[$'praytimes.py'.E292])" office:value-type="float" office:value="0">
            <text:p>0:00:00</text:p>
          </table:table-cell>
          <table:table-cell table:style-name="ce10" table:formula="of:=ABS([$'azan.kz'.G293]-[$'praytimes.py'.F292])" office:value-type="float" office:value="0.00486111111111098">
            <text:p>0:07:00</text:p>
          </table:table-cell>
          <table:table-cell table:style-name="ce10" table:formula="of:=ABS([$'azan.kz'.H293]-[$'praytimes.py'.G292])" office:value-type="float" office:value="0.00486111111111098">
            <text:p>0:07:00</text:p>
          </table:table-cell>
          <table:table-cell/>
          <table:table-cell table:style-name="ce12" table:formula="of:=SUM([.B292:.G292])" office:value-type="float" office:value="0.0111111111111109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297">
            <text:p>20 окт</text:p>
          </table:table-cell>
          <table:table-cell table:style-name="ce10" table:formula="of:=ABS([$'azan.kz'.C294]-[$'praytimes.py'.B293])" office:value-type="float" office:value="0">
            <text:p>0:00:00</text:p>
          </table:table-cell>
          <table:table-cell table:style-name="ce10" table:formula="of:=ABS([$'azan.kz'.D294]-[$'praytimes.py'.C293])" office:value-type="float" office:value="0">
            <text:p>0:00:00</text:p>
          </table:table-cell>
          <table:table-cell table:style-name="ce10" table:formula="of:=ABS([$'azan.kz'.E294]-[$'praytimes.py'.D293])" office:value-type="float" office:value="0">
            <text:p>0:00:00</text:p>
          </table:table-cell>
          <table:table-cell table:style-name="ce10" table:formula="of:=ABS([$'azan.kz'.F294]-[$'praytimes.py'.E293])" office:value-type="float" office:value="0">
            <text:p>0:00:00</text:p>
          </table:table-cell>
          <table:table-cell table:style-name="ce10" table:formula="of:=ABS([$'azan.kz'.G294]-[$'praytimes.py'.F293])" office:value-type="float" office:value="0.00486111111111109">
            <text:p>0:07:00</text:p>
          </table:table-cell>
          <table:table-cell table:style-name="ce10" table:formula="of:=ABS([$'azan.kz'.H294]-[$'praytimes.py'.G293])" office:value-type="float" office:value="0.00486111111111109">
            <text:p>0:07:00</text:p>
          </table:table-cell>
          <table:table-cell/>
          <table:table-cell table:style-name="ce12" table:formula="of:=SUM([.B293:.G293])" office:value-type="float" office:value="0.00972222222222219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298">
            <text:p>21 окт</text:p>
          </table:table-cell>
          <table:table-cell table:style-name="ce10" table:formula="of:=ABS([$'azan.kz'.C295]-[$'praytimes.py'.B294])" office:value-type="float" office:value="0.000694444444444386">
            <text:p>0:01:00</text:p>
          </table:table-cell>
          <table:table-cell table:style-name="ce10" table:formula="of:=ABS([$'azan.kz'.D295]-[$'praytimes.py'.C294])" office:value-type="float" office:value="0.000694444444444498">
            <text:p>0:01:00</text:p>
          </table:table-cell>
          <table:table-cell table:style-name="ce10" table:formula="of:=ABS([$'azan.kz'.E295]-[$'praytimes.py'.D294])" office:value-type="float" office:value="0.000694444444444331">
            <text:p>0:01:00</text:p>
          </table:table-cell>
          <table:table-cell table:style-name="ce10" table:formula="of:=ABS([$'azan.kz'.F295]-[$'praytimes.py'.E294])" office:value-type="float" office:value="0">
            <text:p>0:00:00</text:p>
          </table:table-cell>
          <table:table-cell table:style-name="ce10" table:formula="of:=ABS([$'azan.kz'.G295]-[$'praytimes.py'.F294])" office:value-type="float" office:value="0.00486111111111098">
            <text:p>0:07:00</text:p>
          </table:table-cell>
          <table:table-cell table:style-name="ce10" table:formula="of:=ABS([$'azan.kz'.H295]-[$'praytimes.py'.G294])" office:value-type="float" office:value="0.00486111111111098">
            <text:p>0:07:00</text:p>
          </table:table-cell>
          <table:table-cell/>
          <table:table-cell table:style-name="ce12" table:formula="of:=SUM([.B294:.G294])" office:value-type="float" office:value="0.0118055555555552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299">
            <text:p>22 окт</text:p>
          </table:table-cell>
          <table:table-cell table:style-name="ce10" table:formula="of:=ABS([$'azan.kz'.C296]-[$'praytimes.py'.B295])" office:value-type="float" office:value="0">
            <text:p>0:00:00</text:p>
          </table:table-cell>
          <table:table-cell table:style-name="ce10" table:formula="of:=ABS([$'azan.kz'.D296]-[$'praytimes.py'.C295])" office:value-type="float" office:value="0">
            <text:p>0:00:00</text:p>
          </table:table-cell>
          <table:table-cell table:style-name="ce10" table:formula="of:=ABS([$'azan.kz'.E296]-[$'praytimes.py'.D295])" office:value-type="float" office:value="0.000694444444444331">
            <text:p>0:01:00</text:p>
          </table:table-cell>
          <table:table-cell table:style-name="ce10" table:formula="of:=ABS([$'azan.kz'.F296]-[$'praytimes.py'.E295])" office:value-type="float" office:value="0.000694444444444442">
            <text:p>0:01:00</text:p>
          </table:table-cell>
          <table:table-cell table:style-name="ce10" table:formula="of:=ABS([$'azan.kz'.G296]-[$'praytimes.py'.F295])" office:value-type="float" office:value="0.00486111111111109">
            <text:p>0:07:00</text:p>
          </table:table-cell>
          <table:table-cell table:style-name="ce10" table:formula="of:=ABS([$'azan.kz'.H296]-[$'praytimes.py'.G295])" office:value-type="float" office:value="0.00486111111111109">
            <text:p>0:07:00</text:p>
          </table:table-cell>
          <table:table-cell/>
          <table:table-cell table:style-name="ce12" table:formula="of:=SUM([.B295:.G295])" office:value-type="float" office:value="0.011111111111111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300">
            <text:p>23 окт</text:p>
          </table:table-cell>
          <table:table-cell table:style-name="ce10" table:formula="of:=ABS([$'azan.kz'.C297]-[$'praytimes.py'.B296])" office:value-type="float" office:value="0.000694444444444525">
            <text:p>0:01:00</text:p>
          </table:table-cell>
          <table:table-cell table:style-name="ce10" table:formula="of:=ABS([$'azan.kz'.D297]-[$'praytimes.py'.C296])" office:value-type="float" office:value="0.000694444444444498">
            <text:p>0:01:00</text:p>
          </table:table-cell>
          <table:table-cell table:style-name="ce10" table:formula="of:=ABS([$'azan.kz'.E297]-[$'praytimes.py'.D296])" office:value-type="float" office:value="0.000694444444444331">
            <text:p>0:01:00</text:p>
          </table:table-cell>
          <table:table-cell table:style-name="ce10" table:formula="of:=ABS([$'azan.kz'.F297]-[$'praytimes.py'.E296])" office:value-type="float" office:value="0">
            <text:p>0:00:00</text:p>
          </table:table-cell>
          <table:table-cell table:style-name="ce10" table:formula="of:=ABS([$'azan.kz'.G297]-[$'praytimes.py'.F296])" office:value-type="float" office:value="0.00486111111111076">
            <text:p>0:07:00</text:p>
          </table:table-cell>
          <table:table-cell table:style-name="ce10" table:formula="of:=ABS([$'azan.kz'.H297]-[$'praytimes.py'.G296])" office:value-type="float" office:value="0.00486111111111076">
            <text:p>0:07:00</text:p>
          </table:table-cell>
          <table:table-cell/>
          <table:table-cell table:style-name="ce12" table:formula="of:=SUM([.B296:.G296])" office:value-type="float" office:value="0.0118055555555549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301">
            <text:p>24 окт</text:p>
          </table:table-cell>
          <table:table-cell table:style-name="ce10" table:formula="of:=ABS([$'azan.kz'.C298]-[$'praytimes.py'.B297])" office:value-type="float" office:value="0.000694444444444498">
            <text:p>0:01:00</text:p>
          </table:table-cell>
          <table:table-cell table:style-name="ce10" table:formula="of:=ABS([$'azan.kz'.D298]-[$'praytimes.py'.C297])" office:value-type="float" office:value="0.000694444444444442">
            <text:p>0:01:00</text:p>
          </table:table-cell>
          <table:table-cell table:style-name="ce10" table:formula="of:=ABS([$'azan.kz'.E298]-[$'praytimes.py'.D297])" office:value-type="float" office:value="0">
            <text:p>0:00:00</text:p>
          </table:table-cell>
          <table:table-cell table:style-name="ce10" table:formula="of:=ABS([$'azan.kz'.F298]-[$'praytimes.py'.E297])" office:value-type="float" office:value="0">
            <text:p>0:00:00</text:p>
          </table:table-cell>
          <table:table-cell table:style-name="ce10" table:formula="of:=ABS([$'azan.kz'.G298]-[$'praytimes.py'.F297])" office:value-type="float" office:value="0.00486111111111109">
            <text:p>0:07:00</text:p>
          </table:table-cell>
          <table:table-cell table:style-name="ce10" table:formula="of:=ABS([$'azan.kz'.H298]-[$'praytimes.py'.G297])" office:value-type="float" office:value="0.00486111111111109">
            <text:p>0:07:00</text:p>
          </table:table-cell>
          <table:table-cell/>
          <table:table-cell table:style-name="ce12" table:formula="of:=SUM([.B297:.G297])" office:value-type="float" office:value="0.0111111111111111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302">
            <text:p>25 окт</text:p>
          </table:table-cell>
          <table:table-cell table:style-name="ce10" table:formula="of:=ABS([$'azan.kz'.C299]-[$'praytimes.py'.B298])" office:value-type="float" office:value="0">
            <text:p>0:00:00</text:p>
          </table:table-cell>
          <table:table-cell table:style-name="ce10" table:formula="of:=ABS([$'azan.kz'.D299]-[$'praytimes.py'.C298])" office:value-type="float" office:value="0">
            <text:p>0:00:00</text:p>
          </table:table-cell>
          <table:table-cell table:style-name="ce10" table:formula="of:=ABS([$'azan.kz'.E299]-[$'praytimes.py'.D298])" office:value-type="float" office:value="0">
            <text:p>0:00:00</text:p>
          </table:table-cell>
          <table:table-cell table:style-name="ce10" table:formula="of:=ABS([$'azan.kz'.F299]-[$'praytimes.py'.E298])" office:value-type="float" office:value="0">
            <text:p>0:00:00</text:p>
          </table:table-cell>
          <table:table-cell table:style-name="ce10" table:formula="of:=ABS([$'azan.kz'.G299]-[$'praytimes.py'.F298])" office:value-type="float" office:value="0.00486111111111109">
            <text:p>0:07:00</text:p>
          </table:table-cell>
          <table:table-cell table:style-name="ce10" table:formula="of:=ABS([$'azan.kz'.H299]-[$'praytimes.py'.G298])" office:value-type="float" office:value="0.00486111111111109">
            <text:p>0:07:00</text:p>
          </table:table-cell>
          <table:table-cell/>
          <table:table-cell table:style-name="ce12" table:formula="of:=SUM([.B298:.G298])" office:value-type="float" office:value="0.00972222222222219">
            <text:p>0:14:00</text:p>
          </table:table-cell>
          <table:table-cell table:number-columns-repeated="1015"/>
        </table:table-row>
        <table:table-row table:style-name="ro1">
          <table:table-cell office:value-type="float" office:value="42303">
            <text:p>26 окт</text:p>
          </table:table-cell>
          <table:table-cell table:style-name="ce10" table:formula="of:=ABS([$'azan.kz'.C300]-[$'praytimes.py'.B299])" office:value-type="float" office:value="0.000694444444444442">
            <text:p>0:01:00</text:p>
          </table:table-cell>
          <table:table-cell table:style-name="ce10" table:formula="of:=ABS([$'azan.kz'.D300]-[$'praytimes.py'.C299])" office:value-type="float" office:value="0.000694444444444498">
            <text:p>0:01:00</text:p>
          </table:table-cell>
          <table:table-cell table:style-name="ce10" table:formula="of:=ABS([$'azan.kz'.E300]-[$'praytimes.py'.D299])" office:value-type="float" office:value="0">
            <text:p>0:00:00</text:p>
          </table:table-cell>
          <table:table-cell table:style-name="ce10" table:formula="of:=ABS([$'azan.kz'.F300]-[$'praytimes.py'.E299])" office:value-type="float" office:value="0.000694444444444553">
            <text:p>0:01:00</text:p>
          </table:table-cell>
          <table:table-cell table:style-name="ce10" table:formula="of:=ABS([$'azan.kz'.G300]-[$'praytimes.py'.F299])" office:value-type="float" office:value="0.00486111111111121">
            <text:p>0:07:00</text:p>
          </table:table-cell>
          <table:table-cell table:style-name="ce10" table:formula="of:=ABS([$'azan.kz'.H300]-[$'praytimes.py'.G299])" office:value-type="float" office:value="0.00486111111111121">
            <text:p>0:07:00</text:p>
          </table:table-cell>
          <table:table-cell/>
          <table:table-cell table:style-name="ce12" table:formula="of:=SUM([.B299:.G299])" office:value-type="float" office:value="0.0118055555555559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304">
            <text:p>27 окт</text:p>
          </table:table-cell>
          <table:table-cell table:style-name="ce10" table:formula="of:=ABS([$'azan.kz'.C301]-[$'praytimes.py'.B300])" office:value-type="float" office:value="0.00069444444444447">
            <text:p>0:01:00</text:p>
          </table:table-cell>
          <table:table-cell table:style-name="ce10" table:formula="of:=ABS([$'azan.kz'.D301]-[$'praytimes.py'.C300])" office:value-type="float" office:value="0.000694444444444442">
            <text:p>0:01:00</text:p>
          </table:table-cell>
          <table:table-cell table:style-name="ce10" table:formula="of:=ABS([$'azan.kz'.E301]-[$'praytimes.py'.D300])" office:value-type="float" office:value="0">
            <text:p>0:00:00</text:p>
          </table:table-cell>
          <table:table-cell table:style-name="ce10" table:formula="of:=ABS([$'azan.kz'.F301]-[$'praytimes.py'.E300])" office:value-type="float" office:value="0">
            <text:p>0:00:00</text:p>
          </table:table-cell>
          <table:table-cell table:style-name="ce10" table:formula="of:=ABS([$'azan.kz'.G301]-[$'praytimes.py'.F300])" office:value-type="float" office:value="0.00486111111111087">
            <text:p>0:07:00</text:p>
          </table:table-cell>
          <table:table-cell table:style-name="ce10" table:formula="of:=ABS([$'azan.kz'.H301]-[$'praytimes.py'.G300])" office:value-type="float" office:value="0.00486111111111087">
            <text:p>0:07:00</text:p>
          </table:table-cell>
          <table:table-cell/>
          <table:table-cell table:style-name="ce12" table:formula="of:=SUM([.B300:.G300])" office:value-type="float" office:value="0.0111111111111107">
            <text:p>0:16:00</text:p>
          </table:table-cell>
          <table:table-cell table:number-columns-repeated="1015"/>
        </table:table-row>
        <table:table-row table:style-name="ro1">
          <table:table-cell office:value-type="float" office:value="42305">
            <text:p>28 окт</text:p>
          </table:table-cell>
          <table:table-cell table:style-name="ce10" table:formula="of:=ABS([$'azan.kz'.C302]-[$'praytimes.py'.B301])" office:value-type="float" office:value="0.00069444444444447">
            <text:p>0:01:00</text:p>
          </table:table-cell>
          <table:table-cell table:style-name="ce10" table:formula="of:=ABS([$'azan.kz'.D302]-[$'praytimes.py'.C301])" office:value-type="float" office:value="0.000694444444444442">
            <text:p>0:01:00</text:p>
          </table:table-cell>
          <table:table-cell table:style-name="ce10" table:formula="of:=ABS([$'azan.kz'.E302]-[$'praytimes.py'.D301])" office:value-type="float" office:value="0.000694444444444442">
            <text:p>0:01:00</text:p>
          </table:table-cell>
          <table:table-cell table:style-name="ce10" table:formula="of:=ABS([$'azan.kz'.F302]-[$'praytimes.py'.E301])" office:value-type="float" office:value="0">
            <text:p>0:00:00</text:p>
          </table:table-cell>
          <table:table-cell table:style-name="ce10" table:formula="of:=ABS([$'azan.kz'.G302]-[$'praytimes.py'.F301])" office:value-type="float" office:value="0.00486111111111098">
            <text:p>0:07:00</text:p>
          </table:table-cell>
          <table:table-cell table:style-name="ce10" table:formula="of:=ABS([$'azan.kz'.H302]-[$'praytimes.py'.G301])" office:value-type="float" office:value="0.00486111111111098">
            <text:p>0:07:00</text:p>
          </table:table-cell>
          <table:table-cell/>
          <table:table-cell table:style-name="ce12" table:formula="of:=SUM([.B301:.G301])" office:value-type="float" office:value="0.0118055555555553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306">
            <text:p>29 окт</text:p>
          </table:table-cell>
          <table:table-cell table:style-name="ce10" table:formula="of:=ABS([$'azan.kz'.C303]-[$'praytimes.py'.B302])" office:value-type="float" office:value="0.00069444444444447">
            <text:p>0:01:00</text:p>
          </table:table-cell>
          <table:table-cell table:style-name="ce10" table:formula="of:=ABS([$'azan.kz'.D303]-[$'praytimes.py'.C302])" office:value-type="float" office:value="0.000694444444444442">
            <text:p>0:01:00</text:p>
          </table:table-cell>
          <table:table-cell table:style-name="ce10" table:formula="of:=ABS([$'azan.kz'.E303]-[$'praytimes.py'.D302])" office:value-type="float" office:value="0.000694444444444442">
            <text:p>0:01:00</text:p>
          </table:table-cell>
          <table:table-cell table:style-name="ce10" table:formula="of:=ABS([$'azan.kz'.F303]-[$'praytimes.py'.E302])" office:value-type="float" office:value="0.00069444444444422">
            <text:p>0:01:00</text:p>
          </table:table-cell>
          <table:table-cell table:style-name="ce10" table:formula="of:=ABS([$'azan.kz'.G303]-[$'praytimes.py'.F302])" office:value-type="float" office:value="0.00486111111111109">
            <text:p>0:07:00</text:p>
          </table:table-cell>
          <table:table-cell table:style-name="ce10" table:formula="of:=ABS([$'azan.kz'.H303]-[$'praytimes.py'.G302])" office:value-type="float" office:value="0.00486111111111109">
            <text:p>0:07:00</text:p>
          </table:table-cell>
          <table:table-cell/>
          <table:table-cell table:style-name="ce12" table:formula="of:=SUM([.B302:.G302])" office:value-type="float" office:value="0.0124999999999998">
            <text:p>0:18:00</text:p>
          </table:table-cell>
          <table:table-cell table:number-columns-repeated="1015"/>
        </table:table-row>
        <table:table-row table:style-name="ro1">
          <table:table-cell office:value-type="float" office:value="42307">
            <text:p>30 окт</text:p>
          </table:table-cell>
          <table:table-cell table:style-name="ce10" table:formula="of:=ABS([$'azan.kz'.C304]-[$'praytimes.py'.B303])" office:value-type="float" office:value="0">
            <text:p>0:00:00</text:p>
          </table:table-cell>
          <table:table-cell table:style-name="ce10" table:formula="of:=ABS([$'azan.kz'.D304]-[$'praytimes.py'.C303])" office:value-type="float" office:value="0">
            <text:p>0:00:00</text:p>
          </table:table-cell>
          <table:table-cell table:style-name="ce10" table:formula="of:=ABS([$'azan.kz'.E304]-[$'praytimes.py'.D303])" office:value-type="float" office:value="0.000694444444444442">
            <text:p>0:01:00</text:p>
          </table:table-cell>
          <table:table-cell table:style-name="ce10" table:formula="of:=ABS([$'azan.kz'.F304]-[$'praytimes.py'.E303])" office:value-type="float" office:value="0">
            <text:p>0:00:00</text:p>
          </table:table-cell>
          <table:table-cell table:style-name="ce10" table:formula="of:=ABS([$'azan.kz'.G304]-[$'praytimes.py'.F303])" office:value-type="float" office:value="0.00486111111111109">
            <text:p>0:07:00</text:p>
          </table:table-cell>
          <table:table-cell table:style-name="ce10" table:formula="of:=ABS([$'azan.kz'.H304]-[$'praytimes.py'.G303])" office:value-type="float" office:value="0.00486111111111109">
            <text:p>0:07:00</text:p>
          </table:table-cell>
          <table:table-cell/>
          <table:table-cell table:style-name="ce12" table:formula="of:=SUM([.B303:.G303])" office:value-type="float" office:value="0.0104166666666666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308">
            <text:p>31 окт</text:p>
          </table:table-cell>
          <table:table-cell table:style-name="ce10" table:formula="of:=ABS([$'azan.kz'.C305]-[$'praytimes.py'.B304])" office:value-type="float" office:value="0.00138888888888891">
            <text:p>0:02:00</text:p>
          </table:table-cell>
          <table:table-cell table:style-name="ce10" table:formula="of:=ABS([$'azan.kz'.D305]-[$'praytimes.py'.C304])" office:value-type="float" office:value="0.00138888888888888">
            <text:p>0:02:00</text:p>
          </table:table-cell>
          <table:table-cell table:style-name="ce10" table:formula="of:=ABS([$'azan.kz'.E305]-[$'praytimes.py'.D304])" office:value-type="float" office:value="0.000694444444444442">
            <text:p>0:01:00</text:p>
          </table:table-cell>
          <table:table-cell table:style-name="ce10" table:formula="of:=ABS([$'azan.kz'.F305]-[$'praytimes.py'.E304])" office:value-type="float" office:value="0.00138888888888888">
            <text:p>0:02:00</text:p>
          </table:table-cell>
          <table:table-cell table:style-name="ce10" table:formula="of:=ABS([$'azan.kz'.G305]-[$'praytimes.py'.F304])" office:value-type="float" office:value="0.00555555555555554">
            <text:p>0:08:00</text:p>
          </table:table-cell>
          <table:table-cell table:style-name="ce10" table:formula="of:=ABS([$'azan.kz'.H305]-[$'praytimes.py'.G304])" office:value-type="float" office:value="0.00555555555555554">
            <text:p>0:08:00</text:p>
          </table:table-cell>
          <table:table-cell/>
          <table:table-cell table:style-name="ce12" table:formula="of:=SUM([.B304:.G304])" office:value-type="float" office:value="0.0159722222222222">
            <text:p>0:23:00</text:p>
          </table:table-cell>
          <table:table-cell table:number-columns-repeated="1015"/>
        </table:table-row>
        <table:table-row table:style-name="ro1">
          <table:table-cell office:value-type="float" office:value="42309">
            <text:p>1 ноя</text:p>
          </table:table-cell>
          <table:table-cell table:style-name="ce10" table:formula="of:=ABS([$'azan.kz'.C306]-[$'praytimes.py'.B305])" office:value-type="float" office:value="0.00069444444444447">
            <text:p>0:01:00</text:p>
          </table:table-cell>
          <table:table-cell table:style-name="ce10" table:formula="of:=ABS([$'azan.kz'.D306]-[$'praytimes.py'.C305])" office:value-type="float" office:value="0.000694444444444498">
            <text:p>0:01:00</text:p>
          </table:table-cell>
          <table:table-cell table:style-name="ce10" table:formula="of:=ABS([$'azan.kz'.E306]-[$'praytimes.py'.D305])" office:value-type="float" office:value="0.000694444444444442">
            <text:p>0:01:00</text:p>
          </table:table-cell>
          <table:table-cell table:style-name="ce10" table:formula="of:=ABS([$'azan.kz'.F306]-[$'praytimes.py'.E305])" office:value-type="float" office:value="0.000694444444444331">
            <text:p>0:01:00</text:p>
          </table:table-cell>
          <table:table-cell table:style-name="ce10" table:formula="of:=ABS([$'azan.kz'.G306]-[$'praytimes.py'.F305])" office:value-type="float" office:value="0.00486111111111121">
            <text:p>0:07:00</text:p>
          </table:table-cell>
          <table:table-cell table:style-name="ce10" table:formula="of:=ABS([$'azan.kz'.H306]-[$'praytimes.py'.G305])" office:value-type="float" office:value="0.00486111111111121">
            <text:p>0:07:00</text:p>
          </table:table-cell>
          <table:table-cell/>
          <table:table-cell table:style-name="ce12" table:formula="of:=SUM([.B305:.G305])" office:value-type="float" office:value="0.0125000000000001">
            <text:p>0:18:00</text:p>
          </table:table-cell>
          <table:table-cell table:number-columns-repeated="1015"/>
        </table:table-row>
        <table:table-row table:style-name="ro1">
          <table:table-cell office:value-type="float" office:value="42310">
            <text:p>2 ноя</text:p>
          </table:table-cell>
          <table:table-cell table:style-name="ce10" table:formula="of:=ABS([$'azan.kz'.C307]-[$'praytimes.py'.B306])" office:value-type="float" office:value="0">
            <text:p>0:00:00</text:p>
          </table:table-cell>
          <table:table-cell table:style-name="ce10" table:formula="of:=ABS([$'azan.kz'.D307]-[$'praytimes.py'.C306])" office:value-type="float" office:value="0">
            <text:p>0:00:00</text:p>
          </table:table-cell>
          <table:table-cell table:style-name="ce10" table:formula="of:=ABS([$'azan.kz'.E307]-[$'praytimes.py'.D306])" office:value-type="float" office:value="0.000694444444444442">
            <text:p>0:01:00</text:p>
          </table:table-cell>
          <table:table-cell table:style-name="ce10" table:formula="of:=ABS([$'azan.kz'.F307]-[$'praytimes.py'.E306])" office:value-type="float" office:value="0">
            <text:p>0:00:00</text:p>
          </table:table-cell>
          <table:table-cell table:style-name="ce10" table:formula="of:=ABS([$'azan.kz'.G307]-[$'praytimes.py'.F306])" office:value-type="float" office:value="0.00486111111111098">
            <text:p>0:07:00</text:p>
          </table:table-cell>
          <table:table-cell table:style-name="ce10" table:formula="of:=ABS([$'azan.kz'.H307]-[$'praytimes.py'.G306])" office:value-type="float" office:value="0.00486111111111098">
            <text:p>0:07:00</text:p>
          </table:table-cell>
          <table:table-cell/>
          <table:table-cell table:style-name="ce12" table:formula="of:=SUM([.B306:.G306])" office:value-type="float" office:value="0.0104166666666664">
            <text:p>0:15:00</text:p>
          </table:table-cell>
          <table:table-cell table:number-columns-repeated="1015"/>
        </table:table-row>
        <table:table-row table:style-name="ro1">
          <table:table-cell office:value-type="float" office:value="42311">
            <text:p>3 ноя</text:p>
          </table:table-cell>
          <table:table-cell table:style-name="ce10" table:formula="of:=ABS([$'azan.kz'.C308]-[$'praytimes.py'.B307])" office:value-type="float" office:value="0.000694444444444498">
            <text:p>0:01:00</text:p>
          </table:table-cell>
          <table:table-cell table:style-name="ce10" table:formula="of:=ABS([$'azan.kz'.D308]-[$'praytimes.py'.C307])" office:value-type="float" office:value="0.000694444444444498">
            <text:p>0:01:00</text:p>
          </table:table-cell>
          <table:table-cell table:style-name="ce10" table:formula="of:=ABS([$'azan.kz'.E308]-[$'praytimes.py'.D307])" office:value-type="float" office:value="0.000694444444444442">
            <text:p>0:01:00</text:p>
          </table:table-cell>
          <table:table-cell table:style-name="ce10" table:formula="of:=ABS([$'azan.kz'.F308]-[$'praytimes.py'.E307])" office:value-type="float" office:value="0.000694444444444442">
            <text:p>0:01:00</text:p>
          </table:table-cell>
          <table:table-cell table:style-name="ce10" table:formula="of:=ABS([$'azan.kz'.G308]-[$'praytimes.py'.F307])" office:value-type="float" office:value="0.00486111111111109">
            <text:p>0:07:00</text:p>
          </table:table-cell>
          <table:table-cell table:style-name="ce10" table:formula="of:=ABS([$'azan.kz'.H308]-[$'praytimes.py'.G307])" office:value-type="float" office:value="0.00486111111111109">
            <text:p>0:07:00</text:p>
          </table:table-cell>
          <table:table-cell/>
          <table:table-cell table:style-name="ce12" table:formula="of:=SUM([.B307:.G307])" office:value-type="float" office:value="0.0125000000000001">
            <text:p>0:18:00</text:p>
          </table:table-cell>
          <table:table-cell table:number-columns-repeated="1015"/>
        </table:table-row>
        <table:table-row table:style-name="ro1">
          <table:table-cell office:value-type="float" office:value="42312">
            <text:p>4 ноя</text:p>
          </table:table-cell>
          <table:table-cell table:style-name="ce10" table:formula="of:=ABS([$'azan.kz'.C309]-[$'praytimes.py'.B308])" office:value-type="float" office:value="0.000694444444444442">
            <text:p>0:01:00</text:p>
          </table:table-cell>
          <table:table-cell table:style-name="ce10" table:formula="of:=ABS([$'azan.kz'.D309]-[$'praytimes.py'.C308])" office:value-type="float" office:value="0.000694444444444498">
            <text:p>0:01:00</text:p>
          </table:table-cell>
          <table:table-cell table:style-name="ce10" table:formula="of:=ABS([$'azan.kz'.E309]-[$'praytimes.py'.D308])" office:value-type="float" office:value="0.000694444444444442">
            <text:p>0:01:00</text:p>
          </table:table-cell>
          <table:table-cell table:style-name="ce10" table:formula="of:=ABS([$'azan.kz'.F309]-[$'praytimes.py'.E308])" office:value-type="float" office:value="0">
            <text:p>0:00:00</text:p>
          </table:table-cell>
          <table:table-cell table:style-name="ce10" table:formula="of:=ABS([$'azan.kz'.G309]-[$'praytimes.py'.F308])" office:value-type="float" office:value="0.00486111111111109">
            <text:p>0:07:00</text:p>
          </table:table-cell>
          <table:table-cell table:style-name="ce10" table:formula="of:=ABS([$'azan.kz'.H309]-[$'praytimes.py'.G308])" office:value-type="float" office:value="0.00486111111111109">
            <text:p>0:07:00</text:p>
          </table:table-cell>
          <table:table-cell/>
          <table:table-cell table:style-name="ce12" table:formula="of:=SUM([.B308:.G308])" office:value-type="float" office:value="0.0118055555555556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313">
            <text:p>5 ноя</text:p>
          </table:table-cell>
          <table:table-cell table:style-name="ce10" table:formula="of:=ABS([$'azan.kz'.C310]-[$'praytimes.py'.B309])" office:value-type="float" office:value="0.000694444444444442">
            <text:p>0:01:00</text:p>
          </table:table-cell>
          <table:table-cell table:style-name="ce10" table:formula="of:=ABS([$'azan.kz'.D310]-[$'praytimes.py'.C309])" office:value-type="float" office:value="0.000694444444444442">
            <text:p>0:01:00</text:p>
          </table:table-cell>
          <table:table-cell table:style-name="ce10" table:formula="of:=ABS([$'azan.kz'.E310]-[$'praytimes.py'.D309])" office:value-type="float" office:value="0.000694444444444442">
            <text:p>0:01:00</text:p>
          </table:table-cell>
          <table:table-cell table:style-name="ce10" table:formula="of:=ABS([$'azan.kz'.F310]-[$'praytimes.py'.E309])" office:value-type="float" office:value="0.000694444444444331">
            <text:p>0:01:00</text:p>
          </table:table-cell>
          <table:table-cell table:style-name="ce10" table:formula="of:=ABS([$'azan.kz'.G310]-[$'praytimes.py'.F309])" office:value-type="float" office:value="0.00555555555555565">
            <text:p>0:08:00</text:p>
          </table:table-cell>
          <table:table-cell table:style-name="ce10" table:formula="of:=ABS([$'azan.kz'.H310]-[$'praytimes.py'.G309])" office:value-type="float" office:value="0.00555555555555565">
            <text:p>0:08:00</text:p>
          </table:table-cell>
          <table:table-cell/>
          <table:table-cell table:style-name="ce12" table:formula="of:=SUM([.B309:.G309])" office:value-type="float" office:value="0.013888888888889">
            <text:p>0:20:00</text:p>
          </table:table-cell>
          <table:table-cell table:number-columns-repeated="1015"/>
        </table:table-row>
        <table:table-row table:style-name="ro1">
          <table:table-cell office:value-type="float" office:value="42314">
            <text:p>6 ноя</text:p>
          </table:table-cell>
          <table:table-cell table:style-name="ce10" table:formula="of:=ABS([$'azan.kz'.C311]-[$'praytimes.py'.B310])" office:value-type="float" office:value="0.000694444444444442">
            <text:p>0:01:00</text:p>
          </table:table-cell>
          <table:table-cell table:style-name="ce10" table:formula="of:=ABS([$'azan.kz'.D311]-[$'praytimes.py'.C310])" office:value-type="float" office:value="0.000694444444444442">
            <text:p>0:01:00</text:p>
          </table:table-cell>
          <table:table-cell table:style-name="ce10" table:formula="of:=ABS([$'azan.kz'.E311]-[$'praytimes.py'.D310])" office:value-type="float" office:value="0.000694444444444442">
            <text:p>0:01:00</text:p>
          </table:table-cell>
          <table:table-cell table:style-name="ce10" table:formula="of:=ABS([$'azan.kz'.F311]-[$'praytimes.py'.E310])" office:value-type="float" office:value="0">
            <text:p>0:00:00</text:p>
          </table:table-cell>
          <table:table-cell table:style-name="ce10" table:formula="of:=ABS([$'azan.kz'.G311]-[$'praytimes.py'.F310])" office:value-type="float" office:value="0.00486111111111121">
            <text:p>0:07:00</text:p>
          </table:table-cell>
          <table:table-cell table:style-name="ce10" table:formula="of:=ABS([$'azan.kz'.H311]-[$'praytimes.py'.G310])" office:value-type="float" office:value="0.00486111111111121">
            <text:p>0:07:00</text:p>
          </table:table-cell>
          <table:table-cell/>
          <table:table-cell table:style-name="ce12" table:formula="of:=SUM([.B310:.G310])" office:value-type="float" office:value="0.0118055555555557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315">
            <text:p>7 ноя</text:p>
          </table:table-cell>
          <table:table-cell table:style-name="ce10" table:formula="of:=ABS([$'azan.kz'.C312]-[$'praytimes.py'.B311])" office:value-type="float" office:value="0.000694444444444442">
            <text:p>0:01:00</text:p>
          </table:table-cell>
          <table:table-cell table:style-name="ce10" table:formula="of:=ABS([$'azan.kz'.D312]-[$'praytimes.py'.C311])" office:value-type="float" office:value="0.000694444444444442">
            <text:p>0:01:00</text:p>
          </table:table-cell>
          <table:table-cell table:style-name="ce10" table:formula="of:=ABS([$'azan.kz'.E312]-[$'praytimes.py'.D311])" office:value-type="float" office:value="0.000694444444444442">
            <text:p>0:01:00</text:p>
          </table:table-cell>
          <table:table-cell table:style-name="ce10" table:formula="of:=ABS([$'azan.kz'.F312]-[$'praytimes.py'.E311])" office:value-type="float" office:value="0.000694444444444442">
            <text:p>0:01:00</text:p>
          </table:table-cell>
          <table:table-cell table:style-name="ce10" table:formula="of:=ABS([$'azan.kz'.G312]-[$'praytimes.py'.F311])" office:value-type="float" office:value="0.00486111111111098">
            <text:p>0:07:00</text:p>
          </table:table-cell>
          <table:table-cell table:style-name="ce10" table:formula="of:=ABS([$'azan.kz'.H312]-[$'praytimes.py'.G311])" office:value-type="float" office:value="0.00486111111111098">
            <text:p>0:07:00</text:p>
          </table:table-cell>
          <table:table-cell/>
          <table:table-cell table:style-name="ce12" table:formula="of:=SUM([.B311:.G311])" office:value-type="float" office:value="0.0124999999999997">
            <text:p>0:18:00</text:p>
          </table:table-cell>
          <table:table-cell table:number-columns-repeated="1015"/>
        </table:table-row>
        <table:table-row table:style-name="ro1">
          <table:table-cell office:value-type="float" office:value="42316">
            <text:p>8 ноя</text:p>
          </table:table-cell>
          <table:table-cell table:style-name="ce10" table:formula="of:=ABS([$'azan.kz'.C313]-[$'praytimes.py'.B312])" office:value-type="float" office:value="0.000694444444444442">
            <text:p>0:01:00</text:p>
          </table:table-cell>
          <table:table-cell table:style-name="ce10" table:formula="of:=ABS([$'azan.kz'.D313]-[$'praytimes.py'.C312])" office:value-type="float" office:value="0.000694444444444498">
            <text:p>0:01:00</text:p>
          </table:table-cell>
          <table:table-cell table:style-name="ce10" table:formula="of:=ABS([$'azan.kz'.E313]-[$'praytimes.py'.D312])" office:value-type="float" office:value="0.000694444444444442">
            <text:p>0:01:00</text:p>
          </table:table-cell>
          <table:table-cell table:style-name="ce10" table:formula="of:=ABS([$'azan.kz'.F313]-[$'praytimes.py'.E312])" office:value-type="float" office:value="0.000694444444444442">
            <text:p>0:01:00</text:p>
          </table:table-cell>
          <table:table-cell table:style-name="ce10" table:formula="of:=ABS([$'azan.kz'.G313]-[$'praytimes.py'.F312])" office:value-type="float" office:value="0.00486111111111121">
            <text:p>0:07:00</text:p>
          </table:table-cell>
          <table:table-cell table:style-name="ce10" table:formula="of:=ABS([$'azan.kz'.H313]-[$'praytimes.py'.G312])" office:value-type="float" office:value="0.00486111111111121">
            <text:p>0:07:00</text:p>
          </table:table-cell>
          <table:table-cell/>
          <table:table-cell table:style-name="ce12" table:formula="of:=SUM([.B312:.G312])" office:value-type="float" office:value="0.0125000000000002">
            <text:p>0:18:00</text:p>
          </table:table-cell>
          <table:table-cell table:number-columns-repeated="1015"/>
        </table:table-row>
        <table:table-row table:style-name="ro1">
          <table:table-cell office:value-type="float" office:value="42317">
            <text:p>9 ноя</text:p>
          </table:table-cell>
          <table:table-cell table:style-name="ce10" table:formula="of:=ABS([$'azan.kz'.C314]-[$'praytimes.py'.B313])" office:value-type="float" office:value="0.000694444444444498">
            <text:p>0:01:00</text:p>
          </table:table-cell>
          <table:table-cell table:style-name="ce10" table:formula="of:=ABS([$'azan.kz'.D314]-[$'praytimes.py'.C313])" office:value-type="float" office:value="0.000694444444444442">
            <text:p>0:01:00</text:p>
          </table:table-cell>
          <table:table-cell table:style-name="ce10" table:formula="of:=ABS([$'azan.kz'.E314]-[$'praytimes.py'.D313])" office:value-type="float" office:value="0.000694444444444442">
            <text:p>0:01:00</text:p>
          </table:table-cell>
          <table:table-cell table:style-name="ce10" table:formula="of:=ABS([$'azan.kz'.F314]-[$'praytimes.py'.E313])" office:value-type="float" office:value="0.000694444444444331">
            <text:p>0:01:00</text:p>
          </table:table-cell>
          <table:table-cell table:style-name="ce10" table:formula="of:=ABS([$'azan.kz'.G314]-[$'praytimes.py'.F313])" office:value-type="float" office:value="0.00486111111111109">
            <text:p>0:07:00</text:p>
          </table:table-cell>
          <table:table-cell table:style-name="ce10" table:formula="of:=ABS([$'azan.kz'.H314]-[$'praytimes.py'.G313])" office:value-type="float" office:value="0.00486111111111109">
            <text:p>0:07:00</text:p>
          </table:table-cell>
          <table:table-cell/>
          <table:table-cell table:style-name="ce12" table:formula="of:=SUM([.B313:.G313])" office:value-type="float" office:value="0.0124999999999999">
            <text:p>0:18:00</text:p>
          </table:table-cell>
          <table:table-cell table:number-columns-repeated="1015"/>
        </table:table-row>
        <table:table-row table:style-name="ro1">
          <table:table-cell office:value-type="float" office:value="42318">
            <text:p>10 ноя</text:p>
          </table:table-cell>
          <table:table-cell table:style-name="ce10" table:formula="of:=ABS([$'azan.kz'.C315]-[$'praytimes.py'.B314])" office:value-type="float" office:value="0.000694444444444498">
            <text:p>0:01:00</text:p>
          </table:table-cell>
          <table:table-cell table:style-name="ce10" table:formula="of:=ABS([$'azan.kz'.D315]-[$'praytimes.py'.C314])" office:value-type="float" office:value="0.000694444444444498">
            <text:p>0:01:00</text:p>
          </table:table-cell>
          <table:table-cell table:style-name="ce10" table:formula="of:=ABS([$'azan.kz'.E315]-[$'praytimes.py'.D314])" office:value-type="float" office:value="0">
            <text:p>0:00:00</text:p>
          </table:table-cell>
          <table:table-cell table:style-name="ce10" table:formula="of:=ABS([$'azan.kz'.F315]-[$'praytimes.py'.E314])" office:value-type="float" office:value="0.000694444444444442">
            <text:p>0:01:00</text:p>
          </table:table-cell>
          <table:table-cell table:style-name="ce10" table:formula="of:=ABS([$'azan.kz'.G315]-[$'praytimes.py'.F314])" office:value-type="float" office:value="0.00486111111111109">
            <text:p>0:07:00</text:p>
          </table:table-cell>
          <table:table-cell table:style-name="ce10" table:formula="of:=ABS([$'azan.kz'.H315]-[$'praytimes.py'.G314])" office:value-type="float" office:value="0.00486111111111109">
            <text:p>0:07:00</text:p>
          </table:table-cell>
          <table:table-cell/>
          <table:table-cell table:style-name="ce12" table:formula="of:=SUM([.B314:.G314])" office:value-type="float" office:value="0.0118055555555556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319">
            <text:p>11 ноя</text:p>
          </table:table-cell>
          <table:table-cell table:style-name="ce10" table:formula="of:=ABS([$'azan.kz'.C316]-[$'praytimes.py'.B315])" office:value-type="float" office:value="0.000694444444444498">
            <text:p>0:01:00</text:p>
          </table:table-cell>
          <table:table-cell table:style-name="ce10" table:formula="of:=ABS([$'azan.kz'.D316]-[$'praytimes.py'.C315])" office:value-type="float" office:value="0.000694444444444442">
            <text:p>0:01:00</text:p>
          </table:table-cell>
          <table:table-cell table:style-name="ce10" table:formula="of:=ABS([$'azan.kz'.E316]-[$'praytimes.py'.D315])" office:value-type="float" office:value="0">
            <text:p>0:00:00</text:p>
          </table:table-cell>
          <table:table-cell table:style-name="ce10" table:formula="of:=ABS([$'azan.kz'.F316]-[$'praytimes.py'.E315])" office:value-type="float" office:value="0.000694444444444442">
            <text:p>0:01:00</text:p>
          </table:table-cell>
          <table:table-cell table:style-name="ce10" table:formula="of:=ABS([$'azan.kz'.G316]-[$'praytimes.py'.F315])" office:value-type="float" office:value="0.00555555555555565">
            <text:p>0:08:00</text:p>
          </table:table-cell>
          <table:table-cell table:style-name="ce10" table:formula="of:=ABS([$'azan.kz'.H316]-[$'praytimes.py'.G315])" office:value-type="float" office:value="0.00555555555555565">
            <text:p>0:08:00</text:p>
          </table:table-cell>
          <table:table-cell/>
          <table:table-cell table:style-name="ce12" table:formula="of:=SUM([.B315:.G315])" office:value-type="float" office:value="0.0131944444444447">
            <text:p>0:19:00</text:p>
          </table:table-cell>
          <table:table-cell table:number-columns-repeated="1015"/>
        </table:table-row>
        <table:table-row table:style-name="ro1">
          <table:table-cell office:value-type="float" office:value="42320">
            <text:p>12 ноя</text:p>
          </table:table-cell>
          <table:table-cell table:style-name="ce10" table:formula="of:=ABS([$'azan.kz'.C317]-[$'praytimes.py'.B316])" office:value-type="float" office:value="0.000694444444444442">
            <text:p>0:01:00</text:p>
          </table:table-cell>
          <table:table-cell table:style-name="ce10" table:formula="of:=ABS([$'azan.kz'.D317]-[$'praytimes.py'.C316])" office:value-type="float" office:value="0.000694444444444386">
            <text:p>0:01:00</text:p>
          </table:table-cell>
          <table:table-cell table:style-name="ce10" table:formula="of:=ABS([$'azan.kz'.E317]-[$'praytimes.py'.D316])" office:value-type="float" office:value="0">
            <text:p>0:00:00</text:p>
          </table:table-cell>
          <table:table-cell table:style-name="ce10" table:formula="of:=ABS([$'azan.kz'.F317]-[$'praytimes.py'.E316])" office:value-type="float" office:value="0.000694444444444442">
            <text:p>0:01:00</text:p>
          </table:table-cell>
          <table:table-cell table:style-name="ce10" table:formula="of:=ABS([$'azan.kz'.G317]-[$'praytimes.py'.F316])" office:value-type="float" office:value="0.00486111111111098">
            <text:p>0:07:00</text:p>
          </table:table-cell>
          <table:table-cell table:style-name="ce10" table:formula="of:=ABS([$'azan.kz'.H317]-[$'praytimes.py'.G316])" office:value-type="float" office:value="0.00486111111111098">
            <text:p>0:07:00</text:p>
          </table:table-cell>
          <table:table-cell/>
          <table:table-cell table:style-name="ce12" table:formula="of:=SUM([.B316:.G316])" office:value-type="float" office:value="0.0118055555555552">
            <text:p>0:17:00</text:p>
          </table:table-cell>
          <table:table-cell table:number-columns-repeated="1015"/>
        </table:table-row>
        <table:table-row table:style-name="ro1">
          <table:table-cell office:value-type="float" office:value="42321">
            <text:p>13 ноя</text:p>
          </table:table-cell>
          <table:table-cell table:style-name="ce10" table:formula="of:=ABS([$'azan.kz'.C318]-[$'praytimes.py'.B317])" office:value-type="float" office:value="0.00138888888888894">
            <text:p>0:02:00</text:p>
          </table:table-cell>
          <table:table-cell table:style-name="ce10" table:formula="of:=ABS([$'azan.kz'.D318]-[$'praytimes.py'.C317])" office:value-type="float" office:value="0.00138888888888894">
            <text:p>0:02:00</text:p>
          </table:table-cell>
          <table:table-cell table:style-name="ce10" table:formula="of:=ABS([$'azan.kz'.E318]-[$'praytimes.py'.D317])" office:value-type="float" office:value="0">
            <text:p>0:00:00</text:p>
          </table:table-cell>
          <table:table-cell table:style-name="ce10" table:formula="of:=ABS([$'azan.kz'.F318]-[$'praytimes.py'.E317])" office:value-type="float" office:value="0.000694444444444442">
            <text:p>0:01:00</text:p>
          </table:table-cell>
          <table:table-cell table:style-name="ce10" table:formula="of:=ABS([$'azan.kz'.G318]-[$'praytimes.py'.F317])" office:value-type="float" office:value="0.00486111111111098">
            <text:p>0:07:00</text:p>
          </table:table-cell>
          <table:table-cell table:style-name="ce10" table:formula="of:=ABS([$'azan.kz'.H318]-[$'praytimes.py'.G317])" office:value-type="float" office:value="0.00486111111111098">
            <text:p>0:07:00</text:p>
          </table:table-cell>
          <table:table-cell/>
          <table:table-cell table:style-name="ce12" table:formula="of:=SUM([.B317:.G317])" office:value-type="float" office:value="0.0131944444444443">
            <text:p>0:19:00</text:p>
          </table:table-cell>
          <table:table-cell table:number-columns-repeated="1015"/>
        </table:table-row>
        <table:table-row table:style-name="ro1">
          <table:table-cell office:value-type="float" office:value="42322">
            <text:p>14 ноя</text:p>
          </table:table-cell>
          <table:table-cell table:style-name="ce10" table:formula="of:=ABS([$'azan.kz'.C319]-[$'praytimes.py'.B318])" office:value-type="float" office:value="0.000694444444444498">
            <text:p>0:01:00</text:p>
          </table:table-cell>
          <table:table-cell table:style-name="ce10" table:formula="of:=ABS([$'azan.kz'.D319]-[$'praytimes.py'.C318])" office:value-type="float" office:value="0.000694444444444442">
            <text:p>0:01:00</text:p>
          </table:table-cell>
          <table:table-cell table:style-name="ce10" table:formula="of:=ABS([$'azan.kz'.E319]-[$'praytimes.py'.D318])" office:value-type="float" office:value="0.000694444444444331">
            <text:p>0:01:00</text:p>
          </table:table-cell>
          <table:table-cell table:style-name="ce10" table:formula="of:=ABS([$'azan.kz'.F319]-[$'praytimes.py'.E318])" office:value-type="float" office:value="0.000694444444444442">
            <text:p>0:01:00</text:p>
          </table:table-cell>
          <table:table-cell table:style-name="ce10" table:formula="of:=ABS([$'azan.kz'.G319]-[$'praytimes.py'.F318])" office:value-type="float" office:value="0.00555555555555554">
            <text:p>0:08:00</text:p>
          </table:table-cell>
          <table:table-cell table:style-name="ce10" table:formula="of:=ABS([$'azan.kz'.H319]-[$'praytimes.py'.G318])" office:value-type="float" office:value="0.00555555555555554">
            <text:p>0:08:00</text:p>
          </table:table-cell>
          <table:table-cell/>
          <table:table-cell table:style-name="ce12" table:formula="of:=SUM([.B318:.G318])" office:value-type="float" office:value="0.0138888888888888">
            <text:p>0:20:00</text:p>
          </table:table-cell>
          <table:table-cell table:number-columns-repeated="1015"/>
        </table:table-row>
        <table:table-row table:style-name="ro1">
          <table:table-cell office:value-type="float" office:value="42323">
            <text:p>15 ноя</text:p>
          </table:table-cell>
          <table:table-cell table:style-name="ce10" table:formula="of:=ABS([$'azan.kz'.C320]-[$'praytimes.py'.B319])" office:value-type="float" office:value="0.000694444444444442">
            <text:p>0:01:00</text:p>
          </table:table-cell>
          <table:table-cell table:style-name="ce10" table:formula="of:=ABS([$'azan.kz'.D320]-[$'praytimes.py'.C319])" office:value-type="float" office:value="0.000694444444444442">
            <text:p>0:01:00</text:p>
          </table:table-cell>
          <table:table-cell table:style-name="ce10" table:formula="of:=ABS([$'azan.kz'.E320]-[$'praytimes.py'.D319])" office:value-type="float" office:value="0.000694444444444331">
            <text:p>0:01:00</text:p>
          </table:table-cell>
          <table:table-cell table:style-name="ce10" table:formula="of:=ABS([$'azan.kz'.F320]-[$'praytimes.py'.E319])" office:value-type="float" office:value="0.000694444444444442">
            <text:p>0:01:00</text:p>
          </table:table-cell>
          <table:table-cell table:style-name="ce10" table:formula="of:=ABS([$'azan.kz'.G320]-[$'praytimes.py'.F319])" office:value-type="float" office:value="0.00486111111111098">
            <text:p>0:07:00</text:p>
          </table:table-cell>
          <table:table-cell table:style-name="ce10" table:formula="of:=ABS([$'azan.kz'.H320]-[$'praytimes.py'.G319])" office:value-type="float" office:value="0.00486111111111098">
            <text:p>0:07:00</text:p>
          </table:table-cell>
          <table:table-cell/>
          <table:table-cell table:style-name="ce12" table:formula="of:=SUM([.B319:.G319])" office:value-type="float" office:value="0.0124999999999996">
            <text:p>0:18:00</text:p>
          </table:table-cell>
          <table:table-cell table:number-columns-repeated="1015"/>
        </table:table-row>
        <table:table-row table:style-name="ro1">
          <table:table-cell office:value-type="float" office:value="42324">
            <text:p>16 ноя</text:p>
          </table:table-cell>
          <table:table-cell table:style-name="ce10" table:formula="of:=ABS([$'azan.kz'.C321]-[$'praytimes.py'.B320])" office:value-type="float" office:value="0.000694444444444442">
            <text:p>0:01:00</text:p>
          </table:table-cell>
          <table:table-cell table:style-name="ce10" table:formula="of:=ABS([$'azan.kz'.D321]-[$'praytimes.py'.C320])" office:value-type="float" office:value="0.000694444444444553">
            <text:p>0:01:00</text:p>
          </table:table-cell>
          <table:table-cell table:style-name="ce10" table:formula="of:=ABS([$'azan.kz'.E321]-[$'praytimes.py'.D320])" office:value-type="float" office:value="0.000694444444444331">
            <text:p>0:01:00</text:p>
          </table:table-cell>
          <table:table-cell table:style-name="ce10" table:formula="of:=ABS([$'azan.kz'.F321]-[$'praytimes.py'.E320])" office:value-type="float" office:value="0.000694444444444331">
            <text:p>0:01:00</text:p>
          </table:table-cell>
          <table:table-cell table:style-name="ce10" table:formula="of:=ABS([$'azan.kz'.G321]-[$'praytimes.py'.F320])" office:value-type="float" office:value="0.00486111111111098">
            <text:p>0:07:00</text:p>
          </table:table-cell>
          <table:table-cell table:style-name="ce10" table:formula="of:=ABS([$'azan.kz'.H321]-[$'praytimes.py'.G320])" office:value-type="float" office:value="0.00486111111111098">
            <text:p>0:07:00</text:p>
          </table:table-cell>
          <table:table-cell/>
          <table:table-cell table:style-name="ce12" table:formula="of:=SUM([.B320:.G320])" office:value-type="float" office:value="0.0124999999999996">
            <text:p>0:18:00</text:p>
          </table:table-cell>
          <table:table-cell table:number-columns-repeated="1015"/>
        </table:table-row>
        <table:table-row table:style-name="ro1">
          <table:table-cell office:value-type="float" office:value="42325">
            <text:p>17 ноя</text:p>
          </table:table-cell>
          <table:table-cell table:style-name="ce10" table:formula="of:=ABS([$'azan.kz'.C322]-[$'praytimes.py'.B321])" office:value-type="float" office:value="0.000694444444444442">
            <text:p>0:01:00</text:p>
          </table:table-cell>
          <table:table-cell table:style-name="ce10" table:formula="of:=ABS([$'azan.kz'.D322]-[$'praytimes.py'.C321])" office:value-type="float" office:value="0.000694444444444553">
            <text:p>0:01:00</text:p>
          </table:table-cell>
          <table:table-cell table:style-name="ce10" table:formula="of:=ABS([$'azan.kz'.E322]-[$'praytimes.py'.D321])" office:value-type="float" office:value="0">
            <text:p>0:00:00</text:p>
          </table:table-cell>
          <table:table-cell table:style-name="ce10" table:formula="of:=ABS([$'azan.kz'.F322]-[$'praytimes.py'.E321])" office:value-type="float" office:value="0.000694444444444442">
            <text:p>0:01:00</text:p>
          </table:table-cell>
          <table:table-cell table:style-name="ce10" table:formula="of:=ABS([$'azan.kz'.G322]-[$'praytimes.py'.F321])" office:value-type="float" office:value="0.00555555555555543">
            <text:p>0:08:00</text:p>
          </table:table-cell>
          <table:table-cell table:style-name="ce10" table:formula="of:=ABS([$'azan.kz'.H322]-[$'praytimes.py'.G321])" office:value-type="float" office:value="0.00555555555555543">
            <text:p>0:08:00</text:p>
          </table:table-cell>
          <table:table-cell/>
          <table:table-cell table:style-name="ce12" table:formula="of:=SUM([.B321:.G321])" office:value-type="float" office:value="0.0131944444444443">
            <text:p>0:19:00</text:p>
          </table:table-cell>
          <table:table-cell table:number-columns-repeated="1015"/>
        </table:table-row>
        <table:table-row table:style-name="ro1">
          <table:table-cell office:value-type="float" office:value="42326">
            <text:p>18 ноя</text:p>
          </table:table-cell>
          <table:table-cell table:style-name="ce10" table:formula="of:=ABS([$'azan.kz'.C323]-[$'praytimes.py'.B322])" office:value-type="float" office:value="0.00138888888888888">
            <text:p>0:02:00</text:p>
          </table:table-cell>
          <table:table-cell table:style-name="ce10" table:formula="of:=ABS([$'azan.kz'.D323]-[$'praytimes.py'.C322])" office:value-type="float" office:value="0.001388888888889">
            <text:p>0:02:00</text:p>
          </table:table-cell>
          <table:table-cell table:style-name="ce10" table:formula="of:=ABS([$'azan.kz'.E323]-[$'praytimes.py'.D322])" office:value-type="float" office:value="0">
            <text:p>0:00:00</text:p>
          </table:table-cell>
          <table:table-cell table:style-name="ce10" table:formula="of:=ABS([$'azan.kz'.F323]-[$'praytimes.py'.E322])" office:value-type="float" office:value="0.000694444444444331">
            <text:p>0:01:00</text:p>
          </table:table-cell>
          <table:table-cell table:style-name="ce10" table:formula="of:=ABS([$'azan.kz'.G323]-[$'praytimes.py'.F322])" office:value-type="float" office:value="0.00555555555555543">
            <text:p>0:08:00</text:p>
          </table:table-cell>
          <table:table-cell table:style-name="ce10" table:formula="of:=ABS([$'azan.kz'.H323]-[$'praytimes.py'.G322])" office:value-type="float" office:value="0.00555555555555543">
            <text:p>0:08:00</text:p>
          </table:table-cell>
          <table:table-cell/>
          <table:table-cell table:style-name="ce12" table:formula="of:=SUM([.B322:.G322])" office:value-type="float" office:value="0.0145833333333331">
            <text:p>0:21:00</text:p>
          </table:table-cell>
          <table:table-cell table:number-columns-repeated="1015"/>
        </table:table-row>
        <table:table-row table:style-name="ro1">
          <table:table-cell office:value-type="float" office:value="42327">
            <text:p>19 ноя</text:p>
          </table:table-cell>
          <table:table-cell table:style-name="ce10" table:formula="of:=ABS([$'azan.kz'.C324]-[$'praytimes.py'.B323])" office:value-type="float" office:value="0.000694444444444442">
            <text:p>0:01:00</text:p>
          </table:table-cell>
          <table:table-cell table:style-name="ce10" table:formula="of:=ABS([$'azan.kz'.D324]-[$'praytimes.py'.C323])" office:value-type="float" office:value="0.000694444444444442">
            <text:p>0:01:00</text:p>
          </table:table-cell>
          <table:table-cell table:style-name="ce10" table:formula="of:=ABS([$'azan.kz'.E324]-[$'praytimes.py'.D323])" office:value-type="float" office:value="0.000694444444444442">
            <text:p>0:01:00</text:p>
          </table:table-cell>
          <table:table-cell table:style-name="ce10" table:formula="of:=ABS([$'azan.kz'.F324]-[$'praytimes.py'.E323])" office:value-type="float" office:value="0.000694444444444331">
            <text:p>0:01:00</text:p>
          </table:table-cell>
          <table:table-cell table:style-name="ce10" table:formula="of:=ABS([$'azan.kz'.G324]-[$'praytimes.py'.F323])" office:value-type="float" office:value="0.00555555555555543">
            <text:p>0:08:00</text:p>
          </table:table-cell>
          <table:table-cell table:style-name="ce10" table:formula="of:=ABS([$'azan.kz'.H324]-[$'praytimes.py'.G323])" office:value-type="float" office:value="0.00555555555555543">
            <text:p>0:08:00</text:p>
          </table:table-cell>
          <table:table-cell/>
          <table:table-cell table:style-name="ce12" table:formula="of:=SUM([.B323:.G323])" office:value-type="float" office:value="0.0138888888888885">
            <text:p>0:20:00</text:p>
          </table:table-cell>
          <table:table-cell table:number-columns-repeated="1015"/>
        </table:table-row>
        <table:table-row table:style-name="ro1">
          <table:table-cell office:value-type="float" office:value="42328">
            <text:p>20 ноя</text:p>
          </table:table-cell>
          <table:table-cell table:style-name="ce10" table:formula="of:=ABS([$'azan.kz'.C325]-[$'praytimes.py'.B324])" office:value-type="float" office:value="0.00138888888888894">
            <text:p>0:02:00</text:p>
          </table:table-cell>
          <table:table-cell table:style-name="ce10" table:formula="of:=ABS([$'azan.kz'.D325]-[$'praytimes.py'.C324])" office:value-type="float" office:value="0.00138888888888888">
            <text:p>0:02:00</text:p>
          </table:table-cell>
          <table:table-cell table:style-name="ce10" table:formula="of:=ABS([$'azan.kz'.E325]-[$'praytimes.py'.D324])" office:value-type="float" office:value="0.000694444444444442">
            <text:p>0:01:00</text:p>
          </table:table-cell>
          <table:table-cell table:style-name="ce10" table:formula="of:=ABS([$'azan.kz'.F325]-[$'praytimes.py'.E324])" office:value-type="float" office:value="0.000694444444444442">
            <text:p>0:01:00</text:p>
          </table:table-cell>
          <table:table-cell table:style-name="ce10" table:formula="of:=ABS([$'azan.kz'.G325]-[$'praytimes.py'.F324])" office:value-type="float" office:value="0.00555555555555554">
            <text:p>0:08:00</text:p>
          </table:table-cell>
          <table:table-cell table:style-name="ce10" table:formula="of:=ABS([$'azan.kz'.H325]-[$'praytimes.py'.G324])" office:value-type="float" office:value="0.00555555555555554">
            <text:p>0:08:00</text:p>
          </table:table-cell>
          <table:table-cell/>
          <table:table-cell table:style-name="ce12" table:formula="of:=SUM([.B324:.G324])" office:value-type="float" office:value="0.0152777777777778">
            <text:p>0:22:00</text:p>
          </table:table-cell>
          <table:table-cell table:number-columns-repeated="1015"/>
        </table:table-row>
        <table:table-row table:style-name="ro1">
          <table:table-cell office:value-type="float" office:value="42329">
            <text:p>21 ноя</text:p>
          </table:table-cell>
          <table:table-cell table:style-name="ce10" table:formula="of:=ABS([$'azan.kz'.C326]-[$'praytimes.py'.B325])" office:value-type="float" office:value="0.000694444444444498">
            <text:p>0:01:00</text:p>
          </table:table-cell>
          <table:table-cell table:style-name="ce10" table:formula="of:=ABS([$'azan.kz'.D326]-[$'praytimes.py'.C325])" office:value-type="float" office:value="0.000694444444444442">
            <text:p>0:01:00</text:p>
          </table:table-cell>
          <table:table-cell table:style-name="ce10" table:formula="of:=ABS([$'azan.kz'.E326]-[$'praytimes.py'.D325])" office:value-type="float" office:value="0.000694444444444442">
            <text:p>0:01:00</text:p>
          </table:table-cell>
          <table:table-cell table:style-name="ce10" table:formula="of:=ABS([$'azan.kz'.F326]-[$'praytimes.py'.E325])" office:value-type="float" office:value="0.000694444444444331">
            <text:p>0:01:00</text:p>
          </table:table-cell>
          <table:table-cell table:style-name="ce10" table:formula="of:=ABS([$'azan.kz'.G326]-[$'praytimes.py'.F325])" office:value-type="float" office:value="0.00555555555555554">
            <text:p>0:08:00</text:p>
          </table:table-cell>
          <table:table-cell table:style-name="ce10" table:formula="of:=ABS([$'azan.kz'.H326]-[$'praytimes.py'.G325])" office:value-type="float" office:value="0.00555555555555554">
            <text:p>0:08:00</text:p>
          </table:table-cell>
          <table:table-cell/>
          <table:table-cell table:style-name="ce12" table:formula="of:=SUM([.B325:.G325])" office:value-type="float" office:value="0.0138888888888888">
            <text:p>0:20:00</text:p>
          </table:table-cell>
          <table:table-cell table:number-columns-repeated="1015"/>
        </table:table-row>
        <table:table-row table:style-name="ro1">
          <table:table-cell office:value-type="float" office:value="42330">
            <text:p>22 ноя</text:p>
          </table:table-cell>
          <table:table-cell table:style-name="ce10" table:formula="of:=ABS([$'azan.kz'.C327]-[$'praytimes.py'.B326])" office:value-type="float" office:value="0.00208333333333333">
            <text:p>0:03:00</text:p>
          </table:table-cell>
          <table:table-cell table:style-name="ce10" table:formula="of:=ABS([$'azan.kz'.D327]-[$'praytimes.py'.C326])" office:value-type="float" office:value="0.00208333333333333">
            <text:p>0:03:00</text:p>
          </table:table-cell>
          <table:table-cell table:style-name="ce10" table:formula="of:=ABS([$'azan.kz'.E327]-[$'praytimes.py'.D326])" office:value-type="float" office:value="0">
            <text:p>0:00:00</text:p>
          </table:table-cell>
          <table:table-cell table:style-name="ce10" table:formula="of:=ABS([$'azan.kz'.F327]-[$'praytimes.py'.E326])" office:value-type="float" office:value="0.00138888888888888">
            <text:p>0:02:00</text:p>
          </table:table-cell>
          <table:table-cell table:style-name="ce10" table:formula="of:=ABS([$'azan.kz'.G327]-[$'praytimes.py'.F326])" office:value-type="float" office:value="0.00624999999999987">
            <text:p>0:09:00</text:p>
          </table:table-cell>
          <table:table-cell table:style-name="ce10" table:formula="of:=ABS([$'azan.kz'.H327]-[$'praytimes.py'.G326])" office:value-type="float" office:value="0.00624999999999965">
            <text:p>0:09:00</text:p>
          </table:table-cell>
          <table:table-cell/>
          <table:table-cell table:style-name="ce12" table:formula="of:=SUM([.B326:.G326])" office:value-type="float" office:value="0.018055555555555">
            <text:p>0:26:00</text:p>
          </table:table-cell>
          <table:table-cell table:number-columns-repeated="1015"/>
        </table:table-row>
        <table:table-row table:style-name="ro1">
          <table:table-cell office:value-type="float" office:value="42331">
            <text:p>23 ноя</text:p>
          </table:table-cell>
          <table:table-cell table:style-name="ce10" table:formula="of:=ABS([$'azan.kz'.C328]-[$'praytimes.py'.B327])" office:value-type="float" office:value="0.000694444444444442">
            <text:p>0:01:00</text:p>
          </table:table-cell>
          <table:table-cell table:style-name="ce10" table:formula="of:=ABS([$'azan.kz'.D328]-[$'praytimes.py'.C327])" office:value-type="float" office:value="0.000694444444444498">
            <text:p>0:01:00</text:p>
          </table:table-cell>
          <table:table-cell table:style-name="ce10" table:formula="of:=ABS([$'azan.kz'.E328]-[$'praytimes.py'.D327])" office:value-type="float" office:value="0.000694444444444331">
            <text:p>0:01:00</text:p>
          </table:table-cell>
          <table:table-cell table:style-name="ce10" table:formula="of:=ABS([$'azan.kz'.F328]-[$'praytimes.py'.E327])" office:value-type="float" office:value="0.000694444444444442">
            <text:p>0:01:00</text:p>
          </table:table-cell>
          <table:table-cell table:style-name="ce10" table:formula="of:=ABS([$'azan.kz'.G328]-[$'praytimes.py'.F327])" office:value-type="float" office:value="0.00555555555555543">
            <text:p>0:08:00</text:p>
          </table:table-cell>
          <table:table-cell table:style-name="ce10" table:formula="of:=ABS([$'azan.kz'.H328]-[$'praytimes.py'.G327])" office:value-type="float" office:value="0.00555555555555543">
            <text:p>0:08:00</text:p>
          </table:table-cell>
          <table:table-cell/>
          <table:table-cell table:style-name="ce12" table:formula="of:=SUM([.B327:.G327])" office:value-type="float" office:value="0.0138888888888886">
            <text:p>0:20:00</text:p>
          </table:table-cell>
          <table:table-cell table:number-columns-repeated="1015"/>
        </table:table-row>
        <table:table-row table:style-name="ro1">
          <table:table-cell office:value-type="float" office:value="42332">
            <text:p>24 ноя</text:p>
          </table:table-cell>
          <table:table-cell table:style-name="ce10" table:formula="of:=ABS([$'azan.kz'.C329]-[$'praytimes.py'.B328])" office:value-type="float" office:value="0.00138888888888888">
            <text:p>0:02:00</text:p>
          </table:table-cell>
          <table:table-cell table:style-name="ce10" table:formula="of:=ABS([$'azan.kz'.D329]-[$'praytimes.py'.C328])" office:value-type="float" office:value="0.00138888888888888">
            <text:p>0:02:00</text:p>
          </table:table-cell>
          <table:table-cell table:style-name="ce10" table:formula="of:=ABS([$'azan.kz'.E329]-[$'praytimes.py'.D328])" office:value-type="float" office:value="0.000694444444444331">
            <text:p>0:01:00</text:p>
          </table:table-cell>
          <table:table-cell table:style-name="ce10" table:formula="of:=ABS([$'azan.kz'.F329]-[$'praytimes.py'.E328])" office:value-type="float" office:value="0.000694444444444553">
            <text:p>0:01:00</text:p>
          </table:table-cell>
          <table:table-cell table:style-name="ce10" table:formula="of:=ABS([$'azan.kz'.G329]-[$'praytimes.py'.F328])" office:value-type="float" office:value="0.00555555555555543">
            <text:p>0:08:00</text:p>
          </table:table-cell>
          <table:table-cell table:style-name="ce10" table:formula="of:=ABS([$'azan.kz'.H329]-[$'praytimes.py'.G328])" office:value-type="float" office:value="0.00555555555555543">
            <text:p>0:08:00</text:p>
          </table:table-cell>
          <table:table-cell/>
          <table:table-cell table:style-name="ce12" table:formula="of:=SUM([.B328:.G328])" office:value-type="float" office:value="0.0152777777777775">
            <text:p>0:22:00</text:p>
          </table:table-cell>
          <table:table-cell table:number-columns-repeated="1015"/>
        </table:table-row>
        <table:table-row table:style-name="ro1">
          <table:table-cell office:value-type="float" office:value="42333">
            <text:p>25 ноя</text:p>
          </table:table-cell>
          <table:table-cell table:style-name="ce10" table:formula="of:=ABS([$'azan.kz'.C330]-[$'praytimes.py'.B329])" office:value-type="float" office:value="0.000694444444444442">
            <text:p>0:01:00</text:p>
          </table:table-cell>
          <table:table-cell table:style-name="ce10" table:formula="of:=ABS([$'azan.kz'.D330]-[$'praytimes.py'.C329])" office:value-type="float" office:value="0.000694444444444442">
            <text:p>0:01:00</text:p>
          </table:table-cell>
          <table:table-cell table:style-name="ce10" table:formula="of:=ABS([$'azan.kz'.E330]-[$'praytimes.py'.D329])" office:value-type="float" office:value="0.000694444444444331">
            <text:p>0:01:00</text:p>
          </table:table-cell>
          <table:table-cell table:style-name="ce10" table:formula="of:=ABS([$'azan.kz'.F330]-[$'praytimes.py'.E329])" office:value-type="float" office:value="0.00138888888888888">
            <text:p>0:02:00</text:p>
          </table:table-cell>
          <table:table-cell table:style-name="ce10" table:formula="of:=ABS([$'azan.kz'.G330]-[$'praytimes.py'.F329])" office:value-type="float" office:value="0.00555555555555543">
            <text:p>0:08:00</text:p>
          </table:table-cell>
          <table:table-cell table:style-name="ce10" table:formula="of:=ABS([$'azan.kz'.H330]-[$'praytimes.py'.G329])" office:value-type="float" office:value="0.00555555555555554">
            <text:p>0:08:00</text:p>
          </table:table-cell>
          <table:table-cell/>
          <table:table-cell table:style-name="ce12" table:formula="of:=SUM([.B329:.G329])" office:value-type="float" office:value="0.0145833333333331">
            <text:p>0:21:00</text:p>
          </table:table-cell>
          <table:table-cell table:number-columns-repeated="1015"/>
        </table:table-row>
        <table:table-row table:style-name="ro1">
          <table:table-cell office:value-type="float" office:value="42334">
            <text:p>26 ноя</text:p>
          </table:table-cell>
          <table:table-cell table:style-name="ce10" table:formula="of:=ABS([$'azan.kz'.C331]-[$'praytimes.py'.B330])" office:value-type="float" office:value="0.00138888888888888">
            <text:p>0:02:00</text:p>
          </table:table-cell>
          <table:table-cell table:style-name="ce10" table:formula="of:=ABS([$'azan.kz'.D331]-[$'praytimes.py'.C330])" office:value-type="float" office:value="0.00138888888888888">
            <text:p>0:02:00</text:p>
          </table:table-cell>
          <table:table-cell table:style-name="ce10" table:formula="of:=ABS([$'azan.kz'.E331]-[$'praytimes.py'.D330])" office:value-type="float" office:value="0">
            <text:p>0:00:00</text:p>
          </table:table-cell>
          <table:table-cell table:style-name="ce10" table:formula="of:=ABS([$'azan.kz'.F331]-[$'praytimes.py'.E330])" office:value-type="float" office:value="0.001388888888889">
            <text:p>0:02:00</text:p>
          </table:table-cell>
          <table:table-cell table:style-name="ce10" table:formula="of:=ABS([$'azan.kz'.G331]-[$'praytimes.py'.F330])" office:value-type="float" office:value="0.00555555555555554">
            <text:p>0:08:00</text:p>
          </table:table-cell>
          <table:table-cell table:style-name="ce10" table:formula="of:=ABS([$'azan.kz'.H331]-[$'praytimes.py'.G330])" office:value-type="float" office:value="0.00555555555555554">
            <text:p>0:08:00</text:p>
          </table:table-cell>
          <table:table-cell/>
          <table:table-cell table:style-name="ce12" table:formula="of:=SUM([.B330:.G330])" office:value-type="float" office:value="0.0152777777777778">
            <text:p>0:22:00</text:p>
          </table:table-cell>
          <table:table-cell table:number-columns-repeated="1015"/>
        </table:table-row>
        <table:table-row table:style-name="ro1">
          <table:table-cell office:value-type="float" office:value="42335">
            <text:p>27 ноя</text:p>
          </table:table-cell>
          <table:table-cell table:style-name="ce10" table:formula="of:=ABS([$'azan.kz'.C332]-[$'praytimes.py'.B331])" office:value-type="float" office:value="0.000694444444444498">
            <text:p>0:01:00</text:p>
          </table:table-cell>
          <table:table-cell table:style-name="ce10" table:formula="of:=ABS([$'azan.kz'.D332]-[$'praytimes.py'.C331])" office:value-type="float" office:value="0.000694444444444442">
            <text:p>0:01:00</text:p>
          </table:table-cell>
          <table:table-cell table:style-name="ce10" table:formula="of:=ABS([$'azan.kz'.E332]-[$'praytimes.py'.D331])" office:value-type="float" office:value="0.000694444444444442">
            <text:p>0:01:00</text:p>
          </table:table-cell>
          <table:table-cell table:style-name="ce10" table:formula="of:=ABS([$'azan.kz'.F332]-[$'praytimes.py'.E331])" office:value-type="float" office:value="0.000694444444444553">
            <text:p>0:01:00</text:p>
          </table:table-cell>
          <table:table-cell table:style-name="ce10" table:formula="of:=ABS([$'azan.kz'.G332]-[$'praytimes.py'.F331])" office:value-type="float" office:value="0.00486111111111109">
            <text:p>0:07:00</text:p>
          </table:table-cell>
          <table:table-cell table:style-name="ce10" table:formula="of:=ABS([$'azan.kz'.H332]-[$'praytimes.py'.G331])" office:value-type="float" office:value="0.00486111111111109">
            <text:p>0:07:00</text:p>
          </table:table-cell>
          <table:table-cell/>
          <table:table-cell table:style-name="ce12" table:formula="of:=SUM([.B331:.G331])" office:value-type="float" office:value="0.0125000000000001">
            <text:p>0:18:00</text:p>
          </table:table-cell>
          <table:table-cell table:number-columns-repeated="1015"/>
        </table:table-row>
        <table:table-row table:style-name="ro1">
          <table:table-cell office:value-type="float" office:value="42336">
            <text:p>28 ноя</text:p>
          </table:table-cell>
          <table:table-cell table:style-name="ce10" table:formula="of:=ABS([$'azan.kz'.C333]-[$'praytimes.py'.B332])" office:value-type="float" office:value="0.00138888888888888">
            <text:p>0:02:00</text:p>
          </table:table-cell>
          <table:table-cell table:style-name="ce10" table:formula="of:=ABS([$'azan.kz'.D333]-[$'praytimes.py'.C332])" office:value-type="float" office:value="0.00138888888888888">
            <text:p>0:02:00</text:p>
          </table:table-cell>
          <table:table-cell table:style-name="ce10" table:formula="of:=ABS([$'azan.kz'.E333]-[$'praytimes.py'.D332])" office:value-type="float" office:value="0.000694444444444442">
            <text:p>0:01:00</text:p>
          </table:table-cell>
          <table:table-cell table:style-name="ce10" table:formula="of:=ABS([$'azan.kz'.F333]-[$'praytimes.py'.E332])" office:value-type="float" office:value="0.000694444444444442">
            <text:p>0:01:00</text:p>
          </table:table-cell>
          <table:table-cell table:style-name="ce10" table:formula="of:=ABS([$'azan.kz'.G333]-[$'praytimes.py'.F332])" office:value-type="float" office:value="0.00555555555555554">
            <text:p>0:08:00</text:p>
          </table:table-cell>
          <table:table-cell table:style-name="ce10" table:formula="of:=ABS([$'azan.kz'.H333]-[$'praytimes.py'.G332])" office:value-type="float" office:value="0.00555555555555565">
            <text:p>0:08:00</text:p>
          </table:table-cell>
          <table:table-cell/>
          <table:table-cell table:style-name="ce12" table:formula="of:=SUM([.B332:.G332])" office:value-type="float" office:value="0.0152777777777778">
            <text:p>0:22:00</text:p>
          </table:table-cell>
          <table:table-cell table:number-columns-repeated="1015"/>
        </table:table-row>
        <table:table-row table:style-name="ro1">
          <table:table-cell office:value-type="float" office:value="42337">
            <text:p>29 ноя</text:p>
          </table:table-cell>
          <table:table-cell table:style-name="ce10" table:formula="of:=ABS([$'azan.kz'.C334]-[$'praytimes.py'.B333])" office:value-type="float" office:value="0.000694444444444442">
            <text:p>0:01:00</text:p>
          </table:table-cell>
          <table:table-cell table:style-name="ce10" table:formula="of:=ABS([$'azan.kz'.D334]-[$'praytimes.py'.C333])" office:value-type="float" office:value="0.000694444444444442">
            <text:p>0:01:00</text:p>
          </table:table-cell>
          <table:table-cell table:style-name="ce10" table:formula="of:=ABS([$'azan.kz'.E334]-[$'praytimes.py'.D333])" office:value-type="float" office:value="0">
            <text:p>0:00:00</text:p>
          </table:table-cell>
          <table:table-cell table:style-name="ce10" table:formula="of:=ABS([$'azan.kz'.F334]-[$'praytimes.py'.E333])" office:value-type="float" office:value="0.00138888888888888">
            <text:p>0:02:00</text:p>
          </table:table-cell>
          <table:table-cell table:style-name="ce10" table:formula="of:=ABS([$'azan.kz'.G334]-[$'praytimes.py'.F333])" office:value-type="float" office:value="0.00555555555555543">
            <text:p>0:08:00</text:p>
          </table:table-cell>
          <table:table-cell table:style-name="ce10" table:formula="of:=ABS([$'azan.kz'.H334]-[$'praytimes.py'.G333])" office:value-type="float" office:value="0.00555555555555543">
            <text:p>0:08:00</text:p>
          </table:table-cell>
          <table:table-cell/>
          <table:table-cell table:style-name="ce12" table:formula="of:=SUM([.B333:.G333])" office:value-type="float" office:value="0.0138888888888886">
            <text:p>0:20:00</text:p>
          </table:table-cell>
          <table:table-cell table:number-columns-repeated="1015"/>
        </table:table-row>
        <table:table-row table:style-name="ro1">
          <table:table-cell office:value-type="float" office:value="42338">
            <text:p>30 ноя</text:p>
          </table:table-cell>
          <table:table-cell table:style-name="ce10" table:formula="of:=ABS([$'azan.kz'.C335]-[$'praytimes.py'.B334])" office:value-type="float" office:value="0.000694444444444498">
            <text:p>0:01:00</text:p>
          </table:table-cell>
          <table:table-cell table:style-name="ce10" table:formula="of:=ABS([$'azan.kz'.D335]-[$'praytimes.py'.C334])" office:value-type="float" office:value="0.000694444444444498">
            <text:p>0:01:00</text:p>
          </table:table-cell>
          <table:table-cell table:style-name="ce10" table:formula="of:=ABS([$'azan.kz'.E335]-[$'praytimes.py'.D334])" office:value-type="float" office:value="0.000694444444444331">
            <text:p>0:01:00</text:p>
          </table:table-cell>
          <table:table-cell table:style-name="ce10" table:formula="of:=ABS([$'azan.kz'.F335]-[$'praytimes.py'.E334])" office:value-type="float" office:value="0.000694444444444442">
            <text:p>0:01:00</text:p>
          </table:table-cell>
          <table:table-cell table:style-name="ce10" table:formula="of:=ABS([$'azan.kz'.G335]-[$'praytimes.py'.F334])" office:value-type="float" office:value="0.00555555555555554">
            <text:p>0:08:00</text:p>
          </table:table-cell>
          <table:table-cell table:style-name="ce10" table:formula="of:=ABS([$'azan.kz'.H335]-[$'praytimes.py'.G334])" office:value-type="float" office:value="0.00555555555555531">
            <text:p>0:08:00</text:p>
          </table:table-cell>
          <table:table-cell/>
          <table:table-cell table:style-name="ce12" table:formula="of:=SUM([.B334:.G334])" office:value-type="float" office:value="0.0138888888888886">
            <text:p>0:20:00</text:p>
          </table:table-cell>
          <table:table-cell table:number-columns-repeated="1015"/>
        </table:table-row>
        <table:table-row table:style-name="ro1">
          <table:table-cell office:value-type="float" office:value="42339">
            <text:p>1 дек</text:p>
          </table:table-cell>
          <table:table-cell table:style-name="ce10" table:formula="of:=ABS([$'azan.kz'.C336]-[$'praytimes.py'.B335])" office:value-type="float" office:value="0.00138888888888888">
            <text:p>0:02:00</text:p>
          </table:table-cell>
          <table:table-cell table:style-name="ce10" table:formula="of:=ABS([$'azan.kz'.D336]-[$'praytimes.py'.C335])" office:value-type="float" office:value="0.00138888888888888">
            <text:p>0:02:00</text:p>
          </table:table-cell>
          <table:table-cell table:style-name="ce10" table:formula="of:=ABS([$'azan.kz'.E336]-[$'praytimes.py'.D335])" office:value-type="float" office:value="0">
            <text:p>0:00:00</text:p>
          </table:table-cell>
          <table:table-cell table:style-name="ce10" table:formula="of:=ABS([$'azan.kz'.F336]-[$'praytimes.py'.E335])" office:value-type="float" office:value="0.00138888888888888">
            <text:p>0:02:00</text:p>
          </table:table-cell>
          <table:table-cell table:style-name="ce10" table:formula="of:=ABS([$'azan.kz'.G336]-[$'praytimes.py'.F335])" office:value-type="float" office:value="0.00555555555555554">
            <text:p>0:08:00</text:p>
          </table:table-cell>
          <table:table-cell table:style-name="ce10" table:formula="of:=ABS([$'azan.kz'.H336]-[$'praytimes.py'.G335])" office:value-type="float" office:value="0.00555555555555531">
            <text:p>0:08:00</text:p>
          </table:table-cell>
          <table:table-cell/>
          <table:table-cell table:style-name="ce12" table:formula="of:=SUM([.B335:.G335])" office:value-type="float" office:value="0.0152777777777775">
            <text:p>0:22:00</text:p>
          </table:table-cell>
          <table:table-cell table:number-columns-repeated="1015"/>
        </table:table-row>
        <table:table-row table:style-name="ro1">
          <table:table-cell office:value-type="float" office:value="42340">
            <text:p>2 дек</text:p>
          </table:table-cell>
          <table:table-cell table:style-name="ce10" table:formula="of:=ABS([$'azan.kz'.C337]-[$'praytimes.py'.B336])" office:value-type="float" office:value="0.000694444444444498">
            <text:p>0:01:00</text:p>
          </table:table-cell>
          <table:table-cell table:style-name="ce10" table:formula="of:=ABS([$'azan.kz'.D337]-[$'praytimes.py'.C336])" office:value-type="float" office:value="0.000694444444444498">
            <text:p>0:01:00</text:p>
          </table:table-cell>
          <table:table-cell table:style-name="ce10" table:formula="of:=ABS([$'azan.kz'.E337]-[$'praytimes.py'.D336])" office:value-type="float" office:value="0.000694444444444442">
            <text:p>0:01:00</text:p>
          </table:table-cell>
          <table:table-cell table:style-name="ce10" table:formula="of:=ABS([$'azan.kz'.F337]-[$'praytimes.py'.E336])" office:value-type="float" office:value="0.000694444444444442">
            <text:p>0:01:00</text:p>
          </table:table-cell>
          <table:table-cell table:style-name="ce10" table:formula="of:=ABS([$'azan.kz'.G337]-[$'praytimes.py'.F336])" office:value-type="float" office:value="0.00555555555555554">
            <text:p>0:08:00</text:p>
          </table:table-cell>
          <table:table-cell table:style-name="ce10" table:formula="of:=ABS([$'azan.kz'.H337]-[$'praytimes.py'.G336])" office:value-type="float" office:value="0.00555555555555576">
            <text:p>0:08:00</text:p>
          </table:table-cell>
          <table:table-cell/>
          <table:table-cell table:style-name="ce12" table:formula="of:=SUM([.B336:.G336])" office:value-type="float" office:value="0.0138888888888892">
            <text:p>0:20:00</text:p>
          </table:table-cell>
          <table:table-cell table:number-columns-repeated="1015"/>
        </table:table-row>
        <table:table-row table:style-name="ro1">
          <table:table-cell office:value-type="float" office:value="42341">
            <text:p>3 дек</text:p>
          </table:table-cell>
          <table:table-cell table:style-name="ce10" table:formula="of:=ABS([$'azan.kz'.C338]-[$'praytimes.py'.B337])" office:value-type="float" office:value="0.000694444444444442">
            <text:p>0:01:00</text:p>
          </table:table-cell>
          <table:table-cell table:style-name="ce10" table:formula="of:=ABS([$'azan.kz'.D338]-[$'praytimes.py'.C337])" office:value-type="float" office:value="0.000694444444444442">
            <text:p>0:01:00</text:p>
          </table:table-cell>
          <table:table-cell table:style-name="ce10" table:formula="of:=ABS([$'azan.kz'.E338]-[$'praytimes.py'.D337])" office:value-type="float" office:value="0.000694444444444442">
            <text:p>0:01:00</text:p>
          </table:table-cell>
          <table:table-cell table:style-name="ce10" table:formula="of:=ABS([$'azan.kz'.F338]-[$'praytimes.py'.E337])" office:value-type="float" office:value="0.001388888888889">
            <text:p>0:02:00</text:p>
          </table:table-cell>
          <table:table-cell table:style-name="ce10" table:formula="of:=ABS([$'azan.kz'.G338]-[$'praytimes.py'.F337])" office:value-type="float" office:value="0.00555555555555554">
            <text:p>0:08:00</text:p>
          </table:table-cell>
          <table:table-cell table:style-name="ce10" table:formula="of:=ABS([$'azan.kz'.H338]-[$'praytimes.py'.G337])" office:value-type="float" office:value="0.00555555555555576">
            <text:p>0:08:00</text:p>
          </table:table-cell>
          <table:table-cell/>
          <table:table-cell table:style-name="ce12" table:formula="of:=SUM([.B337:.G337])" office:value-type="float" office:value="0.0145833333333336">
            <text:p>0:21:00</text:p>
          </table:table-cell>
          <table:table-cell table:number-columns-repeated="1015"/>
        </table:table-row>
        <table:table-row table:style-name="ro1">
          <table:table-cell office:value-type="float" office:value="42342">
            <text:p>4 дек</text:p>
          </table:table-cell>
          <table:table-cell table:style-name="ce10" table:formula="of:=ABS([$'azan.kz'.C339]-[$'praytimes.py'.B338])" office:value-type="float" office:value="0.00138888888888888">
            <text:p>0:02:00</text:p>
          </table:table-cell>
          <table:table-cell table:style-name="ce10" table:formula="of:=ABS([$'azan.kz'.D339]-[$'praytimes.py'.C338])" office:value-type="float" office:value="0.00138888888888888">
            <text:p>0:02:00</text:p>
          </table:table-cell>
          <table:table-cell table:style-name="ce10" table:formula="of:=ABS([$'azan.kz'.E339]-[$'praytimes.py'.D338])" office:value-type="float" office:value="0">
            <text:p>0:00:00</text:p>
          </table:table-cell>
          <table:table-cell table:style-name="ce10" table:formula="of:=ABS([$'azan.kz'.F339]-[$'praytimes.py'.E338])" office:value-type="float" office:value="0.000694444444444553">
            <text:p>0:01:00</text:p>
          </table:table-cell>
          <table:table-cell table:style-name="ce10" table:formula="of:=ABS([$'azan.kz'.G339]-[$'praytimes.py'.F338])" office:value-type="float" office:value="0.00555555555555554">
            <text:p>0:08:00</text:p>
          </table:table-cell>
          <table:table-cell table:style-name="ce10" table:formula="of:=ABS([$'azan.kz'.H339]-[$'praytimes.py'.G338])" office:value-type="float" office:value="0.00555555555555543">
            <text:p>0:08:00</text:p>
          </table:table-cell>
          <table:table-cell/>
          <table:table-cell table:style-name="ce12" table:formula="of:=SUM([.B338:.G338])" office:value-type="float" office:value="0.0145833333333333">
            <text:p>0:21:00</text:p>
          </table:table-cell>
          <table:table-cell table:number-columns-repeated="1015"/>
        </table:table-row>
        <table:table-row table:style-name="ro1">
          <table:table-cell office:value-type="float" office:value="42343">
            <text:p>5 дек</text:p>
          </table:table-cell>
          <table:table-cell table:style-name="ce10" table:formula="of:=ABS([$'azan.kz'.C340]-[$'praytimes.py'.B339])" office:value-type="float" office:value="0.00138888888888888">
            <text:p>0:02:00</text:p>
          </table:table-cell>
          <table:table-cell table:style-name="ce10" table:formula="of:=ABS([$'azan.kz'.D340]-[$'praytimes.py'.C339])" office:value-type="float" office:value="0.00138888888888894">
            <text:p>0:02:00</text:p>
          </table:table-cell>
          <table:table-cell table:style-name="ce10" table:formula="of:=ABS([$'azan.kz'.E340]-[$'praytimes.py'.D339])" office:value-type="float" office:value="0.000694444444444442">
            <text:p>0:01:00</text:p>
          </table:table-cell>
          <table:table-cell table:style-name="ce10" table:formula="of:=ABS([$'azan.kz'.F340]-[$'praytimes.py'.E339])" office:value-type="float" office:value="0.00138888888888888">
            <text:p>0:02:00</text:p>
          </table:table-cell>
          <table:table-cell table:style-name="ce10" table:formula="of:=ABS([$'azan.kz'.G340]-[$'praytimes.py'.F339])" office:value-type="float" office:value="0.00555555555555554">
            <text:p>0:08:00</text:p>
          </table:table-cell>
          <table:table-cell table:style-name="ce10" table:formula="of:=ABS([$'azan.kz'.H340]-[$'praytimes.py'.G339])" office:value-type="float" office:value="0.00555555555555543">
            <text:p>0:08:00</text:p>
          </table:table-cell>
          <table:table-cell/>
          <table:table-cell table:style-name="ce12" table:formula="of:=SUM([.B339:.G339])" office:value-type="float" office:value="0.0159722222222221">
            <text:p>0:23:00</text:p>
          </table:table-cell>
          <table:table-cell table:number-columns-repeated="1015"/>
        </table:table-row>
        <table:table-row table:style-name="ro1">
          <table:table-cell office:value-type="float" office:value="42344">
            <text:p>6 дек</text:p>
          </table:table-cell>
          <table:table-cell table:style-name="ce10" table:formula="of:=ABS([$'azan.kz'.C341]-[$'praytimes.py'.B340])" office:value-type="float" office:value="0.00138888888888888">
            <text:p>0:02:00</text:p>
          </table:table-cell>
          <table:table-cell table:style-name="ce10" table:formula="of:=ABS([$'azan.kz'.D341]-[$'praytimes.py'.C340])" office:value-type="float" office:value="0.00138888888888894">
            <text:p>0:02:00</text:p>
          </table:table-cell>
          <table:table-cell table:style-name="ce10" table:formula="of:=ABS([$'azan.kz'.E341]-[$'praytimes.py'.D340])" office:value-type="float" office:value="0.000694444444444442">
            <text:p>0:01:00</text:p>
          </table:table-cell>
          <table:table-cell table:style-name="ce10" table:formula="of:=ABS([$'azan.kz'.F341]-[$'praytimes.py'.E340])" office:value-type="float" office:value="0.00138888888888888">
            <text:p>0:02:00</text:p>
          </table:table-cell>
          <table:table-cell table:style-name="ce10" table:formula="of:=ABS([$'azan.kz'.G341]-[$'praytimes.py'.F340])" office:value-type="float" office:value="0.00555555555555554">
            <text:p>0:08:00</text:p>
          </table:table-cell>
          <table:table-cell table:style-name="ce10" table:formula="of:=ABS([$'azan.kz'.H341]-[$'praytimes.py'.G340])" office:value-type="float" office:value="0.00555555555555543">
            <text:p>0:08:00</text:p>
          </table:table-cell>
          <table:table-cell/>
          <table:table-cell table:style-name="ce12" table:formula="of:=SUM([.B340:.G340])" office:value-type="float" office:value="0.0159722222222221">
            <text:p>0:23:00</text:p>
          </table:table-cell>
          <table:table-cell table:number-columns-repeated="1015"/>
        </table:table-row>
        <table:table-row table:style-name="ro1">
          <table:table-cell office:value-type="float" office:value="42345">
            <text:p>7 дек</text:p>
          </table:table-cell>
          <table:table-cell table:style-name="ce10" table:formula="of:=ABS([$'azan.kz'.C342]-[$'praytimes.py'.B341])" office:value-type="float" office:value="0.000694444444444442">
            <text:p>0:01:00</text:p>
          </table:table-cell>
          <table:table-cell table:style-name="ce10" table:formula="of:=ABS([$'azan.kz'.D342]-[$'praytimes.py'.C341])" office:value-type="float" office:value="0.000694444444444498">
            <text:p>0:01:00</text:p>
          </table:table-cell>
          <table:table-cell table:style-name="ce10" table:formula="of:=ABS([$'azan.kz'.E342]-[$'praytimes.py'.D341])" office:value-type="float" office:value="0.000694444444444442">
            <text:p>0:01:00</text:p>
          </table:table-cell>
          <table:table-cell table:style-name="ce10" table:formula="of:=ABS([$'azan.kz'.F342]-[$'praytimes.py'.E341])" office:value-type="float" office:value="0.00138888888888888">
            <text:p>0:02:00</text:p>
          </table:table-cell>
          <table:table-cell table:style-name="ce10" table:formula="of:=ABS([$'azan.kz'.G342]-[$'praytimes.py'.F341])" office:value-type="float" office:value="0.00555555555555543">
            <text:p>0:08:00</text:p>
          </table:table-cell>
          <table:table-cell table:style-name="ce10" table:formula="of:=ABS([$'azan.kz'.H342]-[$'praytimes.py'.G341])" office:value-type="float" office:value="0.00555555555555543">
            <text:p>0:08:00</text:p>
          </table:table-cell>
          <table:table-cell/>
          <table:table-cell table:style-name="ce12" table:formula="of:=SUM([.B341:.G341])" office:value-type="float" office:value="0.0145833333333331">
            <text:p>0:21:00</text:p>
          </table:table-cell>
          <table:table-cell table:number-columns-repeated="1015"/>
        </table:table-row>
        <table:table-row table:style-name="ro1">
          <table:table-cell office:value-type="float" office:value="42346">
            <text:p>8 дек</text:p>
          </table:table-cell>
          <table:table-cell table:style-name="ce10" table:formula="of:=ABS([$'azan.kz'.C343]-[$'praytimes.py'.B342])" office:value-type="float" office:value="0.000694444444444442">
            <text:p>0:01:00</text:p>
          </table:table-cell>
          <table:table-cell table:style-name="ce10" table:formula="of:=ABS([$'azan.kz'.D343]-[$'praytimes.py'.C342])" office:value-type="float" office:value="0.000694444444444442">
            <text:p>0:01:00</text:p>
          </table:table-cell>
          <table:table-cell table:style-name="ce10" table:formula="of:=ABS([$'azan.kz'.E343]-[$'praytimes.py'.D342])" office:value-type="float" office:value="0.000694444444444442">
            <text:p>0:01:00</text:p>
          </table:table-cell>
          <table:table-cell table:style-name="ce10" table:formula="of:=ABS([$'azan.kz'.F343]-[$'praytimes.py'.E342])" office:value-type="float" office:value="0.001388888888889">
            <text:p>0:02:00</text:p>
          </table:table-cell>
          <table:table-cell table:style-name="ce10" table:formula="of:=ABS([$'azan.kz'.G343]-[$'praytimes.py'.F342])" office:value-type="float" office:value="0.00555555555555543">
            <text:p>0:08:00</text:p>
          </table:table-cell>
          <table:table-cell table:style-name="ce10" table:formula="of:=ABS([$'azan.kz'.H343]-[$'praytimes.py'.G342])" office:value-type="float" office:value="0.00555555555555543">
            <text:p>0:08:00</text:p>
          </table:table-cell>
          <table:table-cell/>
          <table:table-cell table:style-name="ce12" table:formula="of:=SUM([.B342:.G342])" office:value-type="float" office:value="0.0145833333333332">
            <text:p>0:21:00</text:p>
          </table:table-cell>
          <table:table-cell table:number-columns-repeated="1015"/>
        </table:table-row>
        <table:table-row table:style-name="ro1">
          <table:table-cell office:value-type="float" office:value="42347">
            <text:p>9 дек</text:p>
          </table:table-cell>
          <table:table-cell table:style-name="ce10" table:formula="of:=ABS([$'azan.kz'.C344]-[$'praytimes.py'.B343])" office:value-type="float" office:value="0.000694444444444553">
            <text:p>0:01:00</text:p>
          </table:table-cell>
          <table:table-cell table:style-name="ce10" table:formula="of:=ABS([$'azan.kz'.D344]-[$'praytimes.py'.C343])" office:value-type="float" office:value="0.000694444444444498">
            <text:p>0:01:00</text:p>
          </table:table-cell>
          <table:table-cell table:style-name="ce10" table:formula="of:=ABS([$'azan.kz'.E344]-[$'praytimes.py'.D343])" office:value-type="float" office:value="0">
            <text:p>0:00:00</text:p>
          </table:table-cell>
          <table:table-cell table:style-name="ce10" table:formula="of:=ABS([$'azan.kz'.F344]-[$'praytimes.py'.E343])" office:value-type="float" office:value="0.001388888888889">
            <text:p>0:02:00</text:p>
          </table:table-cell>
          <table:table-cell table:style-name="ce10" table:formula="of:=ABS([$'azan.kz'.G344]-[$'praytimes.py'.F343])" office:value-type="float" office:value="0.00555555555555543">
            <text:p>0:08:00</text:p>
          </table:table-cell>
          <table:table-cell table:style-name="ce10" table:formula="of:=ABS([$'azan.kz'.H344]-[$'praytimes.py'.G343])" office:value-type="float" office:value="0.00555555555555543">
            <text:p>0:08:00</text:p>
          </table:table-cell>
          <table:table-cell/>
          <table:table-cell table:style-name="ce12" table:formula="of:=SUM([.B343:.G343])" office:value-type="float" office:value="0.0138888888888889">
            <text:p>0:20:00</text:p>
          </table:table-cell>
          <table:table-cell table:number-columns-repeated="1015"/>
        </table:table-row>
        <table:table-row table:style-name="ro1">
          <table:table-cell office:value-type="float" office:value="42348">
            <text:p>10 дек</text:p>
          </table:table-cell>
          <table:table-cell table:style-name="ce10" table:formula="of:=ABS([$'azan.kz'.C345]-[$'praytimes.py'.B344])" office:value-type="float" office:value="0.000694444444444498">
            <text:p>0:01:00</text:p>
          </table:table-cell>
          <table:table-cell table:style-name="ce10" table:formula="of:=ABS([$'azan.kz'.D345]-[$'praytimes.py'.C344])" office:value-type="float" office:value="0.000694444444444442">
            <text:p>0:01:00</text:p>
          </table:table-cell>
          <table:table-cell table:style-name="ce10" table:formula="of:=ABS([$'azan.kz'.E345]-[$'praytimes.py'.D344])" office:value-type="float" office:value="0.000694444444444442">
            <text:p>0:01:00</text:p>
          </table:table-cell>
          <table:table-cell table:style-name="ce10" table:formula="of:=ABS([$'azan.kz'.F345]-[$'praytimes.py'.E344])" office:value-type="float" office:value="0.001388888888889">
            <text:p>0:02:00</text:p>
          </table:table-cell>
          <table:table-cell table:style-name="ce10" table:formula="of:=ABS([$'azan.kz'.G345]-[$'praytimes.py'.F344])" office:value-type="float" office:value="0.00555555555555543">
            <text:p>0:08:00</text:p>
          </table:table-cell>
          <table:table-cell table:style-name="ce10" table:formula="of:=ABS([$'azan.kz'.H345]-[$'praytimes.py'.G344])" office:value-type="float" office:value="0.00555555555555543">
            <text:p>0:08:00</text:p>
          </table:table-cell>
          <table:table-cell/>
          <table:table-cell table:style-name="ce12" table:formula="of:=SUM([.B344:.G344])" office:value-type="float" office:value="0.0145833333333332">
            <text:p>0:21:00</text:p>
          </table:table-cell>
          <table:table-cell table:number-columns-repeated="1015"/>
        </table:table-row>
        <table:table-row table:style-name="ro1">
          <table:table-cell office:value-type="float" office:value="42349">
            <text:p>11 дек</text:p>
          </table:table-cell>
          <table:table-cell table:style-name="ce10" table:formula="of:=ABS([$'azan.kz'.C346]-[$'praytimes.py'.B345])" office:value-type="float" office:value="0.000694444444444498">
            <text:p>0:01:00</text:p>
          </table:table-cell>
          <table:table-cell table:style-name="ce10" table:formula="of:=ABS([$'azan.kz'.D346]-[$'praytimes.py'.C345])" office:value-type="float" office:value="0.000694444444444498">
            <text:p>0:01:00</text:p>
          </table:table-cell>
          <table:table-cell table:style-name="ce10" table:formula="of:=ABS([$'azan.kz'.E346]-[$'praytimes.py'.D345])" office:value-type="float" office:value="0">
            <text:p>0:00:00</text:p>
          </table:table-cell>
          <table:table-cell table:style-name="ce10" table:formula="of:=ABS([$'azan.kz'.F346]-[$'praytimes.py'.E345])" office:value-type="float" office:value="0.001388888888889">
            <text:p>0:02:00</text:p>
          </table:table-cell>
          <table:table-cell table:style-name="ce10" table:formula="of:=ABS([$'azan.kz'.G346]-[$'praytimes.py'.F345])" office:value-type="float" office:value="0.00555555555555543">
            <text:p>0:08:00</text:p>
          </table:table-cell>
          <table:table-cell table:style-name="ce10" table:formula="of:=ABS([$'azan.kz'.H346]-[$'praytimes.py'.G345])" office:value-type="float" office:value="0.00555555555555543">
            <text:p>0:08:00</text:p>
          </table:table-cell>
          <table:table-cell/>
          <table:table-cell table:style-name="ce12" table:formula="of:=SUM([.B345:.G345])" office:value-type="float" office:value="0.0138888888888888">
            <text:p>0:20:00</text:p>
          </table:table-cell>
          <table:table-cell table:number-columns-repeated="1015"/>
        </table:table-row>
        <table:table-row table:style-name="ro1">
          <table:table-cell office:value-type="float" office:value="42350">
            <text:p>12 дек</text:p>
          </table:table-cell>
          <table:table-cell table:style-name="ce10" table:formula="of:=ABS([$'azan.kz'.C347]-[$'praytimes.py'.B346])" office:value-type="float" office:value="0.000694444444444498">
            <text:p>0:01:00</text:p>
          </table:table-cell>
          <table:table-cell table:style-name="ce10" table:formula="of:=ABS([$'azan.kz'.D347]-[$'praytimes.py'.C346])" office:value-type="float" office:value="0.000694444444444331">
            <text:p>0:01:00</text:p>
          </table:table-cell>
          <table:table-cell table:style-name="ce10" table:formula="of:=ABS([$'azan.kz'.E347]-[$'praytimes.py'.D346])" office:value-type="float" office:value="0.00069444444444422">
            <text:p>0:01:00</text:p>
          </table:table-cell>
          <table:table-cell table:style-name="ce10" table:formula="of:=ABS([$'azan.kz'.F347]-[$'praytimes.py'.E346])" office:value-type="float" office:value="0.001388888888889">
            <text:p>0:02:00</text:p>
          </table:table-cell>
          <table:table-cell table:style-name="ce10" table:formula="of:=ABS([$'azan.kz'.G347]-[$'praytimes.py'.F346])" office:value-type="float" office:value="0.00555555555555543">
            <text:p>0:08:00</text:p>
          </table:table-cell>
          <table:table-cell table:style-name="ce10" table:formula="of:=ABS([$'azan.kz'.H347]-[$'praytimes.py'.G346])" office:value-type="float" office:value="0.00555555555555543">
            <text:p>0:08:00</text:p>
          </table:table-cell>
          <table:table-cell/>
          <table:table-cell table:style-name="ce12" table:formula="of:=SUM([.B346:.G346])" office:value-type="float" office:value="0.0145833333333329">
            <text:p>0:21:00</text:p>
          </table:table-cell>
          <table:table-cell table:number-columns-repeated="1015"/>
        </table:table-row>
        <table:table-row table:style-name="ro1">
          <table:table-cell office:value-type="float" office:value="42351">
            <text:p>13 дек</text:p>
          </table:table-cell>
          <table:table-cell table:style-name="ce10" table:formula="of:=ABS([$'azan.kz'.C348]-[$'praytimes.py'.B347])" office:value-type="float" office:value="0.000694444444444498">
            <text:p>0:01:00</text:p>
          </table:table-cell>
          <table:table-cell table:style-name="ce10" table:formula="of:=ABS([$'azan.kz'.D348]-[$'praytimes.py'.C347])" office:value-type="float" office:value="0.000694444444444498">
            <text:p>0:01:00</text:p>
          </table:table-cell>
          <table:table-cell table:style-name="ce10" table:formula="of:=ABS([$'azan.kz'.E348]-[$'praytimes.py'.D347])" office:value-type="float" office:value="0">
            <text:p>0:00:00</text:p>
          </table:table-cell>
          <table:table-cell table:style-name="ce10" table:formula="of:=ABS([$'azan.kz'.F348]-[$'praytimes.py'.E347])" office:value-type="float" office:value="0.001388888888889">
            <text:p>0:02:00</text:p>
          </table:table-cell>
          <table:table-cell table:style-name="ce10" table:formula="of:=ABS([$'azan.kz'.G348]-[$'praytimes.py'.F347])" office:value-type="float" office:value="0.00555555555555543">
            <text:p>0:08:00</text:p>
          </table:table-cell>
          <table:table-cell table:style-name="ce10" table:formula="of:=ABS([$'azan.kz'.H348]-[$'praytimes.py'.G347])" office:value-type="float" office:value="0.00555555555555543">
            <text:p>0:08:00</text:p>
          </table:table-cell>
          <table:table-cell/>
          <table:table-cell table:style-name="ce12" table:formula="of:=SUM([.B347:.G347])" office:value-type="float" office:value="0.0138888888888888">
            <text:p>0:20:00</text:p>
          </table:table-cell>
          <table:table-cell table:number-columns-repeated="1015"/>
        </table:table-row>
        <table:table-row table:style-name="ro1">
          <table:table-cell office:value-type="float" office:value="42352">
            <text:p>14 дек</text:p>
          </table:table-cell>
          <table:table-cell table:style-name="ce10" table:formula="of:=ABS([$'azan.kz'.C349]-[$'praytimes.py'.B348])" office:value-type="float" office:value="0.00138888888888894">
            <text:p>0:02:00</text:p>
          </table:table-cell>
          <table:table-cell table:style-name="ce10" table:formula="of:=ABS([$'azan.kz'.D349]-[$'praytimes.py'.C348])" office:value-type="float" office:value="0.00138888888888877">
            <text:p>0:02:00</text:p>
          </table:table-cell>
          <table:table-cell table:style-name="ce10" table:formula="of:=ABS([$'azan.kz'.E349]-[$'praytimes.py'.D348])" office:value-type="float" office:value="0">
            <text:p>0:00:00</text:p>
          </table:table-cell>
          <table:table-cell table:style-name="ce10" table:formula="of:=ABS([$'azan.kz'.F349]-[$'praytimes.py'.E348])" office:value-type="float" office:value="0.001388888888889">
            <text:p>0:02:00</text:p>
          </table:table-cell>
          <table:table-cell table:style-name="ce10" table:formula="of:=ABS([$'azan.kz'.G349]-[$'praytimes.py'.F348])" office:value-type="float" office:value="0.00555555555555543">
            <text:p>0:08:00</text:p>
          </table:table-cell>
          <table:table-cell table:style-name="ce10" table:formula="of:=ABS([$'azan.kz'.H349]-[$'praytimes.py'.G348])" office:value-type="float" office:value="0.00555555555555543">
            <text:p>0:08:00</text:p>
          </table:table-cell>
          <table:table-cell/>
          <table:table-cell table:style-name="ce12" table:formula="of:=SUM([.B348:.G348])" office:value-type="float" office:value="0.0152777777777776">
            <text:p>0:22:00</text:p>
          </table:table-cell>
          <table:table-cell table:number-columns-repeated="1015"/>
        </table:table-row>
        <table:table-row table:style-name="ro1">
          <table:table-cell office:value-type="float" office:value="42353">
            <text:p>15 дек</text:p>
          </table:table-cell>
          <table:table-cell table:style-name="ce10" table:formula="of:=ABS([$'azan.kz'.C350]-[$'praytimes.py'.B349])" office:value-type="float" office:value="0.00138888888888894">
            <text:p>0:02:00</text:p>
          </table:table-cell>
          <table:table-cell table:style-name="ce10" table:formula="of:=ABS([$'azan.kz'.D350]-[$'praytimes.py'.C349])" office:value-type="float" office:value="0.00138888888888894">
            <text:p>0:02:00</text:p>
          </table:table-cell>
          <table:table-cell table:style-name="ce10" table:formula="of:=ABS([$'azan.kz'.E350]-[$'praytimes.py'.D349])" office:value-type="float" office:value="0">
            <text:p>0:00:00</text:p>
          </table:table-cell>
          <table:table-cell table:style-name="ce10" table:formula="of:=ABS([$'azan.kz'.F350]-[$'praytimes.py'.E349])" office:value-type="float" office:value="0.001388888888889">
            <text:p>0:02:00</text:p>
          </table:table-cell>
          <table:table-cell table:style-name="ce10" table:formula="of:=ABS([$'azan.kz'.G350]-[$'praytimes.py'.F349])" office:value-type="float" office:value="0.00555555555555543">
            <text:p>0:08:00</text:p>
          </table:table-cell>
          <table:table-cell table:style-name="ce10" table:formula="of:=ABS([$'azan.kz'.H350]-[$'praytimes.py'.G349])" office:value-type="float" office:value="0.00555555555555543">
            <text:p>0:08:00</text:p>
          </table:table-cell>
          <table:table-cell/>
          <table:table-cell table:style-name="ce12" table:formula="of:=SUM([.B349:.G349])" office:value-type="float" office:value="0.0152777777777777">
            <text:p>0:22:00</text:p>
          </table:table-cell>
          <table:table-cell table:number-columns-repeated="1015"/>
        </table:table-row>
        <table:table-row table:style-name="ro1">
          <table:table-cell office:value-type="float" office:value="42354">
            <text:p>16 дек</text:p>
          </table:table-cell>
          <table:table-cell table:style-name="ce10" table:formula="of:=ABS([$'azan.kz'.C351]-[$'praytimes.py'.B350])" office:value-type="float" office:value="0.00138888888888888">
            <text:p>0:02:00</text:p>
          </table:table-cell>
          <table:table-cell table:style-name="ce10" table:formula="of:=ABS([$'azan.kz'.D351]-[$'praytimes.py'.C350])" office:value-type="float" office:value="0.00138888888888883">
            <text:p>0:02:00</text:p>
          </table:table-cell>
          <table:table-cell table:style-name="ce10" table:formula="of:=ABS([$'azan.kz'.E351]-[$'praytimes.py'.D350])" office:value-type="float" office:value="0.000694444444444331">
            <text:p>0:01:00</text:p>
          </table:table-cell>
          <table:table-cell table:style-name="ce10" table:formula="of:=ABS([$'azan.kz'.F351]-[$'praytimes.py'.E350])" office:value-type="float" office:value="0.00208333333333344">
            <text:p>0:03:00</text:p>
          </table:table-cell>
          <table:table-cell table:style-name="ce10" table:formula="of:=ABS([$'azan.kz'.G351]-[$'praytimes.py'.F350])" office:value-type="float" office:value="0.00555555555555543">
            <text:p>0:08:00</text:p>
          </table:table-cell>
          <table:table-cell table:style-name="ce10" table:formula="of:=ABS([$'azan.kz'.H351]-[$'praytimes.py'.G350])" office:value-type="float" office:value="0.00555555555555543">
            <text:p>0:08:00</text:p>
          </table:table-cell>
          <table:table-cell/>
          <table:table-cell table:style-name="ce12" table:formula="of:=SUM([.B350:.G350])" office:value-type="float" office:value="0.0166666666666663">
            <text:p>0:24:00</text:p>
          </table:table-cell>
          <table:table-cell table:number-columns-repeated="1015"/>
        </table:table-row>
        <table:table-row table:style-name="ro1">
          <table:table-cell office:value-type="float" office:value="42355">
            <text:p>17 дек</text:p>
          </table:table-cell>
          <table:table-cell table:style-name="ce10" table:formula="of:=ABS([$'azan.kz'.C352]-[$'praytimes.py'.B351])" office:value-type="float" office:value="0.00138888888888888">
            <text:p>0:02:00</text:p>
          </table:table-cell>
          <table:table-cell table:style-name="ce10" table:formula="of:=ABS([$'azan.kz'.D352]-[$'praytimes.py'.C351])" office:value-type="float" office:value="0.00138888888888888">
            <text:p>0:02:00</text:p>
          </table:table-cell>
          <table:table-cell table:style-name="ce10" table:formula="of:=ABS([$'azan.kz'.E352]-[$'praytimes.py'.D351])" office:value-type="float" office:value="0">
            <text:p>0:00:00</text:p>
          </table:table-cell>
          <table:table-cell table:style-name="ce10" table:formula="of:=ABS([$'azan.kz'.F352]-[$'praytimes.py'.E351])" office:value-type="float" office:value="0.00138888888888888">
            <text:p>0:02:00</text:p>
          </table:table-cell>
          <table:table-cell table:style-name="ce10" table:formula="of:=ABS([$'azan.kz'.G352]-[$'praytimes.py'.F351])" office:value-type="float" office:value="0.00555555555555543">
            <text:p>0:08:00</text:p>
          </table:table-cell>
          <table:table-cell table:style-name="ce10" table:formula="of:=ABS([$'azan.kz'.H352]-[$'praytimes.py'.G351])" office:value-type="float" office:value="0.00555555555555543">
            <text:p>0:08:00</text:p>
          </table:table-cell>
          <table:table-cell/>
          <table:table-cell table:style-name="ce12" table:formula="of:=SUM([.B351:.G351])" office:value-type="float" office:value="0.0152777777777775">
            <text:p>0:22:00</text:p>
          </table:table-cell>
          <table:table-cell table:number-columns-repeated="1015"/>
        </table:table-row>
        <table:table-row table:style-name="ro1">
          <table:table-cell office:value-type="float" office:value="42356">
            <text:p>18 дек</text:p>
          </table:table-cell>
          <table:table-cell table:style-name="ce10" table:formula="of:=ABS([$'azan.kz'.C353]-[$'praytimes.py'.B352])" office:value-type="float" office:value="0.000694444444444442">
            <text:p>0:01:00</text:p>
          </table:table-cell>
          <table:table-cell table:style-name="ce10" table:formula="of:=ABS([$'azan.kz'.D353]-[$'praytimes.py'.C352])" office:value-type="float" office:value="0.000694444444444442">
            <text:p>0:01:00</text:p>
          </table:table-cell>
          <table:table-cell table:style-name="ce10" table:formula="of:=ABS([$'azan.kz'.E353]-[$'praytimes.py'.D352])" office:value-type="float" office:value="0.000694444444444442">
            <text:p>0:01:00</text:p>
          </table:table-cell>
          <table:table-cell table:style-name="ce10" table:formula="of:=ABS([$'azan.kz'.F353]-[$'praytimes.py'.E352])" office:value-type="float" office:value="0.00138888888888888">
            <text:p>0:02:00</text:p>
          </table:table-cell>
          <table:table-cell table:style-name="ce10" table:formula="of:=ABS([$'azan.kz'.G353]-[$'praytimes.py'.F352])" office:value-type="float" office:value="0.00624999999999987">
            <text:p>0:09:00</text:p>
          </table:table-cell>
          <table:table-cell table:style-name="ce10" table:formula="of:=ABS([$'azan.kz'.H353]-[$'praytimes.py'.G352])" office:value-type="float" office:value="0.00624999999999987">
            <text:p>0:09:00</text:p>
          </table:table-cell>
          <table:table-cell/>
          <table:table-cell table:style-name="ce12" table:formula="of:=SUM([.B352:.G352])" office:value-type="float" office:value="0.0159722222222219">
            <text:p>0:23:00</text:p>
          </table:table-cell>
          <table:table-cell table:number-columns-repeated="1015"/>
        </table:table-row>
        <table:table-row table:style-name="ro1">
          <table:table-cell office:value-type="float" office:value="42357">
            <text:p>19 дек</text:p>
          </table:table-cell>
          <table:table-cell table:style-name="ce10" table:formula="of:=ABS([$'azan.kz'.C354]-[$'praytimes.py'.B353])" office:value-type="float" office:value="0.00138888888888894">
            <text:p>0:02:00</text:p>
          </table:table-cell>
          <table:table-cell table:style-name="ce10" table:formula="of:=ABS([$'azan.kz'.D354]-[$'praytimes.py'.C353])" office:value-type="float" office:value="0.00138888888888894">
            <text:p>0:02:00</text:p>
          </table:table-cell>
          <table:table-cell table:style-name="ce10" table:formula="of:=ABS([$'azan.kz'.E354]-[$'praytimes.py'.D353])" office:value-type="float" office:value="0.000694444444444442">
            <text:p>0:01:00</text:p>
          </table:table-cell>
          <table:table-cell table:style-name="ce10" table:formula="of:=ABS([$'azan.kz'.F354]-[$'praytimes.py'.E353])" office:value-type="float" office:value="0.00208333333333333">
            <text:p>0:03:00</text:p>
          </table:table-cell>
          <table:table-cell table:style-name="ce10" table:formula="of:=ABS([$'azan.kz'.G354]-[$'praytimes.py'.F353])" office:value-type="float" office:value="0.00555555555555554">
            <text:p>0:08:00</text:p>
          </table:table-cell>
          <table:table-cell table:style-name="ce10" table:formula="of:=ABS([$'azan.kz'.H354]-[$'praytimes.py'.G353])" office:value-type="float" office:value="0.00555555555555543">
            <text:p>0:08:00</text:p>
          </table:table-cell>
          <table:table-cell/>
          <table:table-cell table:style-name="ce12" table:formula="of:=SUM([.B353:.G353])" office:value-type="float" office:value="0.0166666666666666">
            <text:p>0:24:00</text:p>
          </table:table-cell>
          <table:table-cell table:number-columns-repeated="1015"/>
        </table:table-row>
        <table:table-row table:style-name="ro1">
          <table:table-cell office:value-type="float" office:value="42358">
            <text:p>20 дек</text:p>
          </table:table-cell>
          <table:table-cell table:style-name="ce10" table:formula="of:=ABS([$'azan.kz'.C355]-[$'praytimes.py'.B354])" office:value-type="float" office:value="0.00138888888888894">
            <text:p>0:02:00</text:p>
          </table:table-cell>
          <table:table-cell table:style-name="ce10" table:formula="of:=ABS([$'azan.kz'.D355]-[$'praytimes.py'.C354])" office:value-type="float" office:value="0.00138888888888888">
            <text:p>0:02:00</text:p>
          </table:table-cell>
          <table:table-cell table:style-name="ce10" table:formula="of:=ABS([$'azan.kz'.E355]-[$'praytimes.py'.D354])" office:value-type="float" office:value="0.000694444444444331">
            <text:p>0:01:00</text:p>
          </table:table-cell>
          <table:table-cell table:style-name="ce10" table:formula="of:=ABS([$'azan.kz'.F355]-[$'praytimes.py'.E354])" office:value-type="float" office:value="0.001388888888889">
            <text:p>0:02:00</text:p>
          </table:table-cell>
          <table:table-cell table:style-name="ce10" table:formula="of:=ABS([$'azan.kz'.G355]-[$'praytimes.py'.F354])" office:value-type="float" office:value="0.00555555555555554">
            <text:p>0:08:00</text:p>
          </table:table-cell>
          <table:table-cell table:style-name="ce10" table:formula="of:=ABS([$'azan.kz'.H355]-[$'praytimes.py'.G354])" office:value-type="float" office:value="0.00555555555555543">
            <text:p>0:08:00</text:p>
          </table:table-cell>
          <table:table-cell/>
          <table:table-cell table:style-name="ce12" table:formula="of:=SUM([.B354:.G354])" office:value-type="float" office:value="0.0159722222222221">
            <text:p>0:23:00</text:p>
          </table:table-cell>
          <table:table-cell table:number-columns-repeated="1015"/>
        </table:table-row>
        <table:table-row table:style-name="ro1">
          <table:table-cell office:value-type="float" office:value="42359">
            <text:p>21 дек</text:p>
          </table:table-cell>
          <table:table-cell table:style-name="ce10" table:formula="of:=ABS([$'azan.kz'.C356]-[$'praytimes.py'.B355])" office:value-type="float" office:value="0.000694444444444498">
            <text:p>0:01:00</text:p>
          </table:table-cell>
          <table:table-cell table:style-name="ce10" table:formula="of:=ABS([$'azan.kz'.D356]-[$'praytimes.py'.C355])" office:value-type="float" office:value="0.000694444444444442">
            <text:p>0:01:00</text:p>
          </table:table-cell>
          <table:table-cell table:style-name="ce10" table:formula="of:=ABS([$'azan.kz'.E356]-[$'praytimes.py'.D355])" office:value-type="float" office:value="0.000694444444444331">
            <text:p>0:01:00</text:p>
          </table:table-cell>
          <table:table-cell table:style-name="ce10" table:formula="of:=ABS([$'azan.kz'.F356]-[$'praytimes.py'.E355])" office:value-type="float" office:value="0.001388888888889">
            <text:p>0:02:00</text:p>
          </table:table-cell>
          <table:table-cell table:style-name="ce10" table:formula="of:=ABS([$'azan.kz'.G356]-[$'praytimes.py'.F355])" office:value-type="float" office:value="0.00555555555555554">
            <text:p>0:08:00</text:p>
          </table:table-cell>
          <table:table-cell table:style-name="ce10" table:formula="of:=ABS([$'azan.kz'.H356]-[$'praytimes.py'.G355])" office:value-type="float" office:value="0.00555555555555576">
            <text:p>0:08:00</text:p>
          </table:table-cell>
          <table:table-cell/>
          <table:table-cell table:style-name="ce12" table:formula="of:=SUM([.B355:.G355])" office:value-type="float" office:value="0.0145833333333336">
            <text:p>0:21:00</text:p>
          </table:table-cell>
          <table:table-cell table:number-columns-repeated="1015"/>
        </table:table-row>
        <table:table-row table:style-name="ro1">
          <table:table-cell office:value-type="float" office:value="42360">
            <text:p>22 дек</text:p>
          </table:table-cell>
          <table:table-cell table:style-name="ce10" table:formula="of:=ABS([$'azan.kz'.C357]-[$'praytimes.py'.B356])" office:value-type="float" office:value="0.00138888888888888">
            <text:p>0:02:00</text:p>
          </table:table-cell>
          <table:table-cell table:style-name="ce10" table:formula="of:=ABS([$'azan.kz'.D357]-[$'praytimes.py'.C356])" office:value-type="float" office:value="0.00138888888888894">
            <text:p>0:02:00</text:p>
          </table:table-cell>
          <table:table-cell table:style-name="ce10" table:formula="of:=ABS([$'azan.kz'.E357]-[$'praytimes.py'.D356])" office:value-type="float" office:value="0.000694444444444442">
            <text:p>0:01:00</text:p>
          </table:table-cell>
          <table:table-cell table:style-name="ce10" table:formula="of:=ABS([$'azan.kz'.F357]-[$'praytimes.py'.E356])" office:value-type="float" office:value="0.00138888888888888">
            <text:p>0:02:00</text:p>
          </table:table-cell>
          <table:table-cell table:style-name="ce10" table:formula="of:=ABS([$'azan.kz'.G357]-[$'praytimes.py'.F356])" office:value-type="float" office:value="0.00555555555555554">
            <text:p>0:08:00</text:p>
          </table:table-cell>
          <table:table-cell table:style-name="ce10" table:formula="of:=ABS([$'azan.kz'.H357]-[$'praytimes.py'.G356])" office:value-type="float" office:value="0.00555555555555576">
            <text:p>0:08:00</text:p>
          </table:table-cell>
          <table:table-cell/>
          <table:table-cell table:style-name="ce12" table:formula="of:=SUM([.B356:.G356])" office:value-type="float" office:value="0.0159722222222224">
            <text:p>0:23:00</text:p>
          </table:table-cell>
          <table:table-cell table:number-columns-repeated="1015"/>
        </table:table-row>
        <table:table-row table:style-name="ro1">
          <table:table-cell office:value-type="float" office:value="42361">
            <text:p>23 дек</text:p>
          </table:table-cell>
          <table:table-cell table:style-name="ce10" table:formula="of:=ABS([$'azan.kz'.C358]-[$'praytimes.py'.B357])" office:value-type="float" office:value="0.00138888888888888">
            <text:p>0:02:00</text:p>
          </table:table-cell>
          <table:table-cell table:style-name="ce10" table:formula="of:=ABS([$'azan.kz'.D358]-[$'praytimes.py'.C357])" office:value-type="float" office:value="0.00138888888888894">
            <text:p>0:02:00</text:p>
          </table:table-cell>
          <table:table-cell table:style-name="ce10" table:formula="of:=ABS([$'azan.kz'.E358]-[$'praytimes.py'.D357])" office:value-type="float" office:value="0.000694444444444442">
            <text:p>0:01:00</text:p>
          </table:table-cell>
          <table:table-cell table:style-name="ce10" table:formula="of:=ABS([$'azan.kz'.F358]-[$'praytimes.py'.E357])" office:value-type="float" office:value="0.00208333333333333">
            <text:p>0:03:00</text:p>
          </table:table-cell>
          <table:table-cell table:style-name="ce10" table:formula="of:=ABS([$'azan.kz'.G358]-[$'praytimes.py'.F357])" office:value-type="float" office:value="0.00555555555555554">
            <text:p>0:08:00</text:p>
          </table:table-cell>
          <table:table-cell table:style-name="ce10" table:formula="of:=ABS([$'azan.kz'.H358]-[$'praytimes.py'.G357])" office:value-type="float" office:value="0.00555555555555531">
            <text:p>0:08:00</text:p>
          </table:table-cell>
          <table:table-cell/>
          <table:table-cell table:style-name="ce12" table:formula="of:=SUM([.B357:.G357])" office:value-type="float" office:value="0.0166666666666664">
            <text:p>0:24:00</text:p>
          </table:table-cell>
          <table:table-cell table:number-columns-repeated="1015"/>
        </table:table-row>
        <table:table-row table:style-name="ro1">
          <table:table-cell office:value-type="float" office:value="42362">
            <text:p>24 дек</text:p>
          </table:table-cell>
          <table:table-cell table:style-name="ce10" table:formula="of:=ABS([$'azan.kz'.C359]-[$'praytimes.py'.B358])" office:value-type="float" office:value="0.00138888888888888">
            <text:p>0:02:00</text:p>
          </table:table-cell>
          <table:table-cell table:style-name="ce10" table:formula="of:=ABS([$'azan.kz'.D359]-[$'praytimes.py'.C358])" office:value-type="float" office:value="0.00138888888888888">
            <text:p>0:02:00</text:p>
          </table:table-cell>
          <table:table-cell table:style-name="ce10" table:formula="of:=ABS([$'azan.kz'.E359]-[$'praytimes.py'.D358])" office:value-type="float" office:value="0.000694444444444442">
            <text:p>0:01:00</text:p>
          </table:table-cell>
          <table:table-cell table:style-name="ce10" table:formula="of:=ABS([$'azan.kz'.F359]-[$'praytimes.py'.E358])" office:value-type="float" office:value="0.00138888888888888">
            <text:p>0:02:00</text:p>
          </table:table-cell>
          <table:table-cell table:style-name="ce10" table:formula="of:=ABS([$'azan.kz'.G359]-[$'praytimes.py'.F358])" office:value-type="float" office:value="0.00555555555555554">
            <text:p>0:08:00</text:p>
          </table:table-cell>
          <table:table-cell table:style-name="ce10" table:formula="of:=ABS([$'azan.kz'.H359]-[$'praytimes.py'.G358])" office:value-type="float" office:value="0.00555555555555531">
            <text:p>0:08:00</text:p>
          </table:table-cell>
          <table:table-cell/>
          <table:table-cell table:style-name="ce12" table:formula="of:=SUM([.B358:.G358])" office:value-type="float" office:value="0.0159722222222219">
            <text:p>0:23:00</text:p>
          </table:table-cell>
          <table:table-cell table:number-columns-repeated="1015"/>
        </table:table-row>
        <table:table-row table:style-name="ro1">
          <table:table-cell office:value-type="float" office:value="42363">
            <text:p>25 дек</text:p>
          </table:table-cell>
          <table:table-cell table:style-name="ce10" table:formula="of:=ABS([$'azan.kz'.C360]-[$'praytimes.py'.B359])" office:value-type="float" office:value="0.00138888888888888">
            <text:p>0:02:00</text:p>
          </table:table-cell>
          <table:table-cell table:style-name="ce10" table:formula="of:=ABS([$'azan.kz'.D360]-[$'praytimes.py'.C359])" office:value-type="float" office:value="0.00138888888888888">
            <text:p>0:02:00</text:p>
          </table:table-cell>
          <table:table-cell table:style-name="ce10" table:formula="of:=ABS([$'azan.kz'.E360]-[$'praytimes.py'.D359])" office:value-type="float" office:value="0.000694444444444442">
            <text:p>0:01:00</text:p>
          </table:table-cell>
          <table:table-cell table:style-name="ce10" table:formula="of:=ABS([$'azan.kz'.F360]-[$'praytimes.py'.E359])" office:value-type="float" office:value="0.00208333333333333">
            <text:p>0:03:00</text:p>
          </table:table-cell>
          <table:table-cell table:style-name="ce10" table:formula="of:=ABS([$'azan.kz'.G360]-[$'praytimes.py'.F359])" office:value-type="float" office:value="0.00555555555555543">
            <text:p>0:08:00</text:p>
          </table:table-cell>
          <table:table-cell table:style-name="ce10" table:formula="of:=ABS([$'azan.kz'.H360]-[$'praytimes.py'.G359])" office:value-type="float" office:value="0.00555555555555543">
            <text:p>0:08:00</text:p>
          </table:table-cell>
          <table:table-cell/>
          <table:table-cell table:style-name="ce12" table:formula="of:=SUM([.B359:.G359])" office:value-type="float" office:value="0.0166666666666664">
            <text:p>0:24:00</text:p>
          </table:table-cell>
          <table:table-cell table:number-columns-repeated="1015"/>
        </table:table-row>
        <table:table-row table:style-name="ro1">
          <table:table-cell office:value-type="float" office:value="42364">
            <text:p>26 дек</text:p>
          </table:table-cell>
          <table:table-cell table:style-name="ce10" table:formula="of:=ABS([$'azan.kz'.C361]-[$'praytimes.py'.B360])" office:value-type="float" office:value="0.000694444444444442">
            <text:p>0:01:00</text:p>
          </table:table-cell>
          <table:table-cell table:style-name="ce10" table:formula="of:=ABS([$'azan.kz'.D361]-[$'praytimes.py'.C360])" office:value-type="float" office:value="0.000694444444444442">
            <text:p>0:01:00</text:p>
          </table:table-cell>
          <table:table-cell table:style-name="ce10" table:formula="of:=ABS([$'azan.kz'.E361]-[$'praytimes.py'.D360])" office:value-type="float" office:value="0.000694444444444553">
            <text:p>0:01:00</text:p>
          </table:table-cell>
          <table:table-cell table:style-name="ce10" table:formula="of:=ABS([$'azan.kz'.F361]-[$'praytimes.py'.E360])" office:value-type="float" office:value="0.00208333333333333">
            <text:p>0:03:00</text:p>
          </table:table-cell>
          <table:table-cell table:style-name="ce10" table:formula="of:=ABS([$'azan.kz'.G361]-[$'praytimes.py'.F360])" office:value-type="float" office:value="0.00555555555555554">
            <text:p>0:08:00</text:p>
          </table:table-cell>
          <table:table-cell table:style-name="ce10" table:formula="of:=ABS([$'azan.kz'.H361]-[$'praytimes.py'.G360])" office:value-type="float" office:value="0.00555555555555565">
            <text:p>0:08:00</text:p>
          </table:table-cell>
          <table:table-cell/>
          <table:table-cell table:style-name="ce12" table:formula="of:=SUM([.B360:.G360])" office:value-type="float" office:value="0.0152777777777779">
            <text:p>0:22:00</text:p>
          </table:table-cell>
          <table:table-cell table:number-columns-repeated="1015"/>
        </table:table-row>
        <table:table-row table:style-name="ro1">
          <table:table-cell office:value-type="float" office:value="42365">
            <text:p>27 дек</text:p>
          </table:table-cell>
          <table:table-cell table:style-name="ce10" table:formula="of:=ABS([$'azan.kz'.C362]-[$'praytimes.py'.B361])" office:value-type="float" office:value="0.00138888888888888">
            <text:p>0:02:00</text:p>
          </table:table-cell>
          <table:table-cell table:style-name="ce10" table:formula="of:=ABS([$'azan.kz'.D362]-[$'praytimes.py'.C361])" office:value-type="float" office:value="0.001388888888889">
            <text:p>0:02:00</text:p>
          </table:table-cell>
          <table:table-cell table:style-name="ce10" table:formula="of:=ABS([$'azan.kz'.E362]-[$'praytimes.py'.D361])" office:value-type="float" office:value="0.000694444444444553">
            <text:p>0:01:00</text:p>
          </table:table-cell>
          <table:table-cell table:style-name="ce10" table:formula="of:=ABS([$'azan.kz'.F362]-[$'praytimes.py'.E361])" office:value-type="float" office:value="0.001388888888889">
            <text:p>0:02:00</text:p>
          </table:table-cell>
          <table:table-cell table:style-name="ce10" table:formula="of:=ABS([$'azan.kz'.G362]-[$'praytimes.py'.F361])" office:value-type="float" office:value="0.00555555555555554">
            <text:p>0:08:00</text:p>
          </table:table-cell>
          <table:table-cell table:style-name="ce10" table:formula="of:=ABS([$'azan.kz'.H362]-[$'praytimes.py'.G361])" office:value-type="float" office:value="0.00555555555555565">
            <text:p>0:08:00</text:p>
          </table:table-cell>
          <table:table-cell/>
          <table:table-cell table:style-name="ce12" table:formula="of:=SUM([.B361:.G361])" office:value-type="float" office:value="0.0159722222222226">
            <text:p>0:23:00</text:p>
          </table:table-cell>
          <table:table-cell table:number-columns-repeated="1015"/>
        </table:table-row>
        <table:table-row table:style-name="ro1">
          <table:table-cell office:value-type="float" office:value="42366">
            <text:p>28 дек</text:p>
          </table:table-cell>
          <table:table-cell table:style-name="ce10" table:formula="of:=ABS([$'azan.kz'.C363]-[$'praytimes.py'.B362])" office:value-type="float" office:value="0.00138888888888888">
            <text:p>0:02:00</text:p>
          </table:table-cell>
          <table:table-cell table:style-name="ce10" table:formula="of:=ABS([$'azan.kz'.D363]-[$'praytimes.py'.C362])" office:value-type="float" office:value="0.001388888888889">
            <text:p>0:02:00</text:p>
          </table:table-cell>
          <table:table-cell table:style-name="ce10" table:formula="of:=ABS([$'azan.kz'.E363]-[$'praytimes.py'.D362])" office:value-type="float" office:value="0.000694444444444442">
            <text:p>0:01:00</text:p>
          </table:table-cell>
          <table:table-cell table:style-name="ce10" table:formula="of:=ABS([$'azan.kz'.F363]-[$'praytimes.py'.E362])" office:value-type="float" office:value="0.00138888888888888">
            <text:p>0:02:00</text:p>
          </table:table-cell>
          <table:table-cell table:style-name="ce10" table:formula="of:=ABS([$'azan.kz'.G363]-[$'praytimes.py'.F362])" office:value-type="float" office:value="0.00555555555555554">
            <text:p>0:08:00</text:p>
          </table:table-cell>
          <table:table-cell table:style-name="ce10" table:formula="of:=ABS([$'azan.kz'.H363]-[$'praytimes.py'.G362])" office:value-type="float" office:value="0.00555555555555554">
            <text:p>0:08:00</text:p>
          </table:table-cell>
          <table:table-cell/>
          <table:table-cell table:style-name="ce12" table:formula="of:=SUM([.B362:.G362])" office:value-type="float" office:value="0.0159722222222223">
            <text:p>0:23:00</text:p>
          </table:table-cell>
          <table:table-cell table:number-columns-repeated="1015"/>
        </table:table-row>
        <table:table-row table:style-name="ro1">
          <table:table-cell office:value-type="float" office:value="42367">
            <text:p>29 дек</text:p>
          </table:table-cell>
          <table:table-cell table:style-name="ce10" table:formula="of:=ABS([$'azan.kz'.C364]-[$'praytimes.py'.B363])" office:value-type="float" office:value="0.00138888888888888">
            <text:p>0:02:00</text:p>
          </table:table-cell>
          <table:table-cell table:style-name="ce10" table:formula="of:=ABS([$'azan.kz'.D364]-[$'praytimes.py'.C363])" office:value-type="float" office:value="0.001388888888889">
            <text:p>0:02:00</text:p>
          </table:table-cell>
          <table:table-cell table:style-name="ce10" table:formula="of:=ABS([$'azan.kz'.E364]-[$'praytimes.py'.D363])" office:value-type="float" office:value="0.000694444444444442">
            <text:p>0:01:00</text:p>
          </table:table-cell>
          <table:table-cell table:style-name="ce10" table:formula="of:=ABS([$'azan.kz'.F364]-[$'praytimes.py'.E363])" office:value-type="float" office:value="0.00208333333333333">
            <text:p>0:03:00</text:p>
          </table:table-cell>
          <table:table-cell table:style-name="ce10" table:formula="of:=ABS([$'azan.kz'.G364]-[$'praytimes.py'.F363])" office:value-type="float" office:value="0.00555555555555543">
            <text:p>0:08:00</text:p>
          </table:table-cell>
          <table:table-cell table:style-name="ce10" table:formula="of:=ABS([$'azan.kz'.H364]-[$'praytimes.py'.G363])" office:value-type="float" office:value="0.00555555555555554">
            <text:p>0:08:00</text:p>
          </table:table-cell>
          <table:table-cell/>
          <table:table-cell table:style-name="ce12" table:formula="of:=SUM([.B363:.G363])" office:value-type="float" office:value="0.0166666666666666">
            <text:p>0:24:00</text:p>
          </table:table-cell>
          <table:table-cell table:number-columns-repeated="1015"/>
        </table:table-row>
        <table:table-row table:style-name="ro1">
          <table:table-cell office:value-type="float" office:value="42368">
            <text:p>30 дек</text:p>
          </table:table-cell>
          <table:table-cell table:style-name="ce10" table:formula="of:=ABS([$'azan.kz'.C365]-[$'praytimes.py'.B364])" office:value-type="float" office:value="0.00138888888888888">
            <text:p>0:02:00</text:p>
          </table:table-cell>
          <table:table-cell table:style-name="ce10" table:formula="of:=ABS([$'azan.kz'.D365]-[$'praytimes.py'.C364])" office:value-type="float" office:value="0.001388888888889">
            <text:p>0:02:00</text:p>
          </table:table-cell>
          <table:table-cell table:style-name="ce10" table:formula="of:=ABS([$'azan.kz'.E365]-[$'praytimes.py'.D364])" office:value-type="float" office:value="0.000694444444444442">
            <text:p>0:01:00</text:p>
          </table:table-cell>
          <table:table-cell table:style-name="ce10" table:formula="of:=ABS([$'azan.kz'.F365]-[$'praytimes.py'.E364])" office:value-type="float" office:value="0.00208333333333344">
            <text:p>0:03:00</text:p>
          </table:table-cell>
          <table:table-cell table:style-name="ce10" table:formula="of:=ABS([$'azan.kz'.G365]-[$'praytimes.py'.F364])" office:value-type="float" office:value="0.00555555555555543">
            <text:p>0:08:00</text:p>
          </table:table-cell>
          <table:table-cell table:style-name="ce10" table:formula="of:=ABS([$'azan.kz'.H365]-[$'praytimes.py'.G364])" office:value-type="float" office:value="0.00555555555555543">
            <text:p>0:08:00</text:p>
          </table:table-cell>
          <table:table-cell/>
          <table:table-cell table:style-name="ce12" table:formula="of:=SUM([.B364:.G364])" office:value-type="float" office:value="0.0166666666666666">
            <text:p>0:24:00</text:p>
          </table:table-cell>
          <table:table-cell table:number-columns-repeated="1015"/>
        </table:table-row>
        <table:table-row table:style-name="ro1">
          <table:table-cell office:value-type="float" office:value="42369">
            <text:p>31 дек</text:p>
          </table:table-cell>
          <table:table-cell table:style-name="ce10" table:formula="of:=ABS([$'azan.kz'.C366]-[$'praytimes.py'.B365])" office:value-type="float" office:value="0.00138888888888888">
            <text:p>0:02:00</text:p>
          </table:table-cell>
          <table:table-cell table:style-name="ce10" table:formula="of:=ABS([$'azan.kz'.D366]-[$'praytimes.py'.C365])" office:value-type="float" office:value="0.001388888888889">
            <text:p>0:02:00</text:p>
          </table:table-cell>
          <table:table-cell table:style-name="ce10" table:formula="of:=ABS([$'azan.kz'.E366]-[$'praytimes.py'.D365])" office:value-type="float" office:value="0.000694444444444442">
            <text:p>0:01:00</text:p>
          </table:table-cell>
          <table:table-cell table:style-name="ce10" table:formula="of:=ABS([$'azan.kz'.F366]-[$'praytimes.py'.E365])" office:value-type="float" office:value="0.00208333333333333">
            <text:p>0:03:00</text:p>
          </table:table-cell>
          <table:table-cell table:style-name="ce10" table:formula="of:=ABS([$'azan.kz'.G366]-[$'praytimes.py'.F365])" office:value-type="float" office:value="0.00555555555555543">
            <text:p>0:08:00</text:p>
          </table:table-cell>
          <table:table-cell table:style-name="ce10" table:formula="of:=ABS([$'azan.kz'.H366]-[$'praytimes.py'.G365])" office:value-type="float" office:value="0.00555555555555543">
            <text:p>0:08:00</text:p>
          </table:table-cell>
          <table:table-cell/>
          <table:table-cell table:style-name="ce12" table:formula="of:=SUM([.B365:.G365])" office:value-type="float" office:value="0.0166666666666665">
            <text:p>0:24: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MIN([.B1:.B365])" office:value-type="float" office:value="0">
            <text:p>0:00:00</text:p>
          </table:table-cell>
          <table:table-cell table:formula="of:=MIN([.C1:.C365])" office:value-type="float" office:value="0">
            <text:p>0:00:00</text:p>
          </table:table-cell>
          <table:table-cell table:formula="of:=MIN([.D1:.D365])" office:value-type="float" office:value="0">
            <text:p>0:00:00</text:p>
          </table:table-cell>
          <table:table-cell table:formula="of:=MIN([.E1:.E365])" office:value-type="float" office:value="0">
            <text:p>0:00:00</text:p>
          </table:table-cell>
          <table:table-cell table:formula="of:=MIN([.F1:.F365])" office:value-type="float" office:value="0.00347222222222188">
            <text:p>0:05:00</text:p>
          </table:table-cell>
          <table:table-cell table:formula="of:=MIN([.G1:.G365])" office:value-type="float" office:value="0.00347222222222199">
            <text:p>0:05:00</text:p>
          </table:table-cell>
          <table:table-cell table:style-name="ce11"/>
          <table:table-cell table:style-name="ce11" table:formula="of:=MIN([.I1:.I365])" office:value-type="float" office:value="0.00833333333333308">
            <text:p>0:12:00</text:p>
          </table:table-cell>
          <table:table-cell table:number-columns-repeated="1015"/>
        </table:table-row>
        <table:table-row table:style-name="ro1">
          <table:table-cell/>
          <table:table-cell table:formula="of:=MAX([.B1:.B365])" office:value-type="float" office:value="0.00208333333333333">
            <text:p>0:03:00</text:p>
          </table:table-cell>
          <table:table-cell table:formula="of:=MAX([.C1:.C365])" office:value-type="float" office:value="0.00208333333333333">
            <text:p>0:03:00</text:p>
          </table:table-cell>
          <table:table-cell table:formula="of:=MAX([.D1:.D365])" office:value-type="float" office:value="0.000694444444444553">
            <text:p>0:01:00</text:p>
          </table:table-cell>
          <table:table-cell table:formula="of:=MAX([.E1:.E365])" office:value-type="float" office:value="0.00208333333333344">
            <text:p>0:03:00</text:p>
          </table:table-cell>
          <table:table-cell table:formula="of:=MAX([.F1:.F365])" office:value-type="float" office:value="0.00625000000000009">
            <text:p>0:09:00</text:p>
          </table:table-cell>
          <table:table-cell table:formula="of:=MAX([.G1:.G365])" office:value-type="float" office:value="0.00625000000000009">
            <text:p>0:09:00</text:p>
          </table:table-cell>
          <table:table-cell table:style-name="ce11"/>
          <table:table-cell table:style-name="ce11" table:formula="of:=MAX([.I1:.I365])" office:value-type="float" office:value="0.0180555555555558">
            <text:p>0:26:00</text:p>
          </table:table-cell>
          <table:table-cell table:number-columns-repeated="1015"/>
        </table:table-row>
        <table:table-row table:style-name="ro1">
          <table:table-cell/>
          <table:table-cell table:formula="of:=AVERAGE([.B1:.B365])" office:value-type="float" office:value="0.000724885844748865">
            <text:p>0:01:03</text:p>
          </table:table-cell>
          <table:table-cell table:formula="of:=AVERAGE([.C1:.C365])" office:value-type="float" office:value="0.000724885844748864">
            <text:p>0:01:03</text:p>
          </table:table-cell>
          <table:table-cell table:formula="of:=AVERAGE([.D1:.D365])" office:value-type="float" office:value="0.000405251141552507">
            <text:p>0:00:35</text:p>
          </table:table-cell>
          <table:table-cell table:formula="of:=AVERAGE([.E1:.E365])" office:value-type="float" office:value="0.000774353120243519">
            <text:p>0:01:07</text:p>
          </table:table-cell>
          <table:table-cell table:formula="of:=AVERAGE([.F1:.F365])" office:value-type="float" office:value="0.0048706240487062">
            <text:p>0:07:01</text:p>
          </table:table-cell>
          <table:table-cell table:formula="of:=AVERAGE([.G1:.G365])" office:value-type="float" office:value="0.0048706240487062">
            <text:p>0:07:01</text:p>
          </table:table-cell>
          <table:table-cell table:style-name="ce11"/>
          <table:table-cell table:style-name="ce11" table:formula="of:=AVERAGE([.I1:.I365])" office:value-type="float" office:value="0.0123706240487062">
            <text:p>0:17:49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ajr</text:p>
          </table:table-cell>
          <table:table-cell office:value-type="string">
            <text:p>sunrise</text:p>
          </table:table-cell>
          <table:table-cell office:value-type="string">
            <text:p>dhuhr</text:p>
          </table:table-cell>
          <table:table-cell office:value-type="string">
            <text:p>asr</text:p>
          </table:table-cell>
          <table:table-cell office:value-type="string">
            <text:p>magrib</text:p>
          </table:table-cell>
          <table:table-cell office:value-type="string">
            <text:p>isha</text:p>
          </table:table-cell>
          <table:table-cell table:number-columns-repeated="1017"/>
        </table:table-row>
        <table:table-row table:style-name="ro1" table:number-rows-repeated="10482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_shared_2_0_0" table:base-cell-address="$'calc praytimes'.$A$1" table:expression="[#REF!]-[#REF!]"/>
        <table:named-expression table:name="__shared_2_0_1" table:base-cell-address="$'calc praytimes'.$A$1" table:expression="[#REF!]-[#REF!]"/>
        <table:named-expression table:name="__shared_2_0_2" table:base-cell-address="$'calc praytimes'.$A$1" table:expression="[#REF!]-[#REF!]"/>
        <table:named-expression table:name="__shared_2_0_3" table:base-cell-address="$'calc praytimes'.$A$1" table:expression="[#REF!]-[#REF!]"/>
        <table:named-expression table:name="__shared_2_0_4" table:base-cell-address="$'calc praytimes'.$A$1" table:expression="[#REF!]-[#REF!]"/>
        <table:named-expression table:name="__shared_2_0_5" table:base-cell-address="$'calc praytimes'.$A$1" table:expression="[#REF!]-[#REF!]"/>
        <table:named-expression table:name="__shared_3_0_0" table:base-cell-address="$'calc praytimes'.$A$1" table:expression="MIN([#REF!])"/>
        <table:named-expression table:name="__shared_3_0_1" table:base-cell-address="$'calc praytimes'.$A$1" table:expression="AVERAGE([#REF!])"/>
        <table:named-expression table:name="__shared_3_0_2" table:base-cell-address="$'calc praytimes'.$A$1" table:expression="MAX([#REF!])"/>
        <table:named-expression table:name="__shared_4_0_0" table:base-cell-address="$'calc praytimes'.$A$1" table:expression="[#REF!]-[#REF!]"/>
        <table:named-expression table:name="__shared_4_0_1" table:base-cell-address="$'calc praytimes'.$A$1" table:expression="[#REF!]-[#REF!]"/>
        <table:named-expression table:name="__shared_4_0_2" table:base-cell-address="$'calc praytimes'.$A$1" table:expression="[#REF!]-[#REF!]"/>
        <table:named-expression table:name="__shared_4_0_3" table:base-cell-address="$'calc praytimes'.$A$1" table:expression="[#REF!]-[#REF!]"/>
        <table:named-expression table:name="__shared_4_0_4" table:base-cell-address="$'calc praytimes'.$A$1" table:expression="[#REF!]-[#REF!]"/>
        <table:named-expression table:name="__shared_4_0_5" table:base-cell-address="$'calc praytimes'.$A$1" table:expression="[#REF!]-[#REF!]"/>
        <table:named-expression table:name="__shared_5_0_0" table:base-cell-address="$'calc praytimes'.$A$1" table:expression="SUM([#REF!])"/>
        <table:named-expression table:name="__shared_5_0_1" table:base-cell-address="$'calc praytimes'.$A$1" table:expression="SUM([#REF!])"/>
        <table:named-expression table:name="__shared_5_0_10" table:base-cell-address="$'calc praytimes'.$A$1" table:expression="AVERAGE([#REF!])"/>
        <table:named-expression table:name="__shared_5_0_11" table:base-cell-address="$'calc praytimes'.$A$1" table:expression="AVERAGE([#REF!])"/>
        <table:named-expression table:name="__shared_5_0_2" table:base-cell-address="$'calc praytimes'.$A$1" table:expression="SUM([#REF!])"/>
        <table:named-expression table:name="__shared_5_0_3" table:base-cell-address="$'calc praytimes'.$A$1" table:expression="SUM([#REF!])"/>
        <table:named-expression table:name="__shared_5_0_4" table:base-cell-address="$'calc praytimes'.$A$1" table:expression="SUM([#REF!])"/>
        <table:named-expression table:name="__shared_5_0_5" table:base-cell-address="$'calc praytimes'.$A$1" table:expression="SUM([#REF!])"/>
        <table:named-expression table:name="__shared_5_0_6" table:base-cell-address="$'calc praytimes'.$A$1" table:expression="MIN([#REF!])"/>
        <table:named-expression table:name="__shared_5_0_7" table:base-cell-address="$'calc praytimes'.$A$1" table:expression="MIN([#REF!])"/>
        <table:named-expression table:name="__shared_5_0_8" table:base-cell-address="$'calc praytimes'.$A$1" table:expression="MAX([#REF!])"/>
        <table:named-expression table:name="__shared_5_0_9" table:base-cell-address="$'calc praytimes'.$A$1" table:expression="MAX([#REF!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number-style style:name="N5000" number:language="ru" number:country="RU">
      <number:number number:min-integer-digits="1"/>
    </number:number-style>
    <number:time-style style:name="N10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9P0" style:volatile="true">
      <number:hours/>
      <number:text>:</number:text>
      <number:minutes number:style="long"/>
    </number:time-style>
    <number:text-style style:name="N109">
      <number:text-content/>
      <style:map style:condition="value()&gt;=0" style:apply-style-name="N109P0"/>
    </number:text-style>
    <number:time-style style:name="N110P0" style:volatile="true">
      <number:hours/>
      <number:text>:</number:text>
      <number:minutes number:style="long"/>
      <number:text>:</number:text>
      <number:seconds number:style="long"/>
    </number:time-style>
    <number:text-style style:name="N110">
      <number:text-content/>
      <style:map style:condition="value()&gt;=0" style:apply-style-name="N110P0"/>
    </number:text-style>
    <number:number-style style:name="N5108P0" style:volatile="true" number:language="ru" number:country="RU">
      <number:number number:decimal-places="0" number:min-integer-digits="1" number:grouping="true"/>
      <number:text>р.</number:text>
    </number:number-style>
    <number:number-style style:name="N5108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8P0"/>
    </number:number-style>
    <number:number-style style:name="N5109P0" style:volatile="true" number:language="ru" number:country="RU">
      <number:number number:decimal-places="0" number:min-integer-digits="1" number:grouping="true"/>
      <number:text>р.</number:text>
    </number:number-style>
    <number:number-style style:name="N5109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09P0"/>
    </number:number-style>
    <number:number-style style:name="N5110P0" style:volatile="true" number:language="ru" number:country="RU">
      <number:number number:decimal-places="2" number:min-integer-digits="1" number:grouping="true"/>
      <number:text>р.</number:text>
    </number:number-style>
    <number:number-style style:name="N5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10P0"/>
    </number:number-style>
    <number:number-style style:name="N5111P0" style:volatile="true" number:language="ru" number:country="RU">
      <number:number number:decimal-places="2" number:min-integer-digits="1" number:grouping="true"/>
      <number:text>р.</number:text>
    </number:number-style>
    <number:number-style style:name="N5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11P0"/>
    </number:number-style>
    <number:date-style style:name="N5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3" number:language="ru" number:country="RU">
      <number:month number:textual="true"/>
      <number:text>.</number:text>
      <number:year/>
    </number:date-style>
    <number:time-style style:name="N5114" number:language="ru" number:country="RU">
      <number:hours/>
      <number:text>:</number:text>
      <number:minutes number:style="long"/>
      <number:text> </number:text>
      <number:am-pm/>
    </number:time-style>
    <number:time-style style:name="N5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ru" number:country="RU">
      <number:hours/>
      <number:text>:</number:text>
      <number:minutes number:style="long"/>
    </number:time-style>
    <number:time-style style:name="N5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19P0" style:volatile="true" number:language="ru" number:country="RU">
      <number:number number:decimal-places="0" number:min-integer-digits="1" number:grouping="true"/>
      <number:text>   </number:text>
    </number:number-style>
    <number:number-style style:name="N5119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ru" number:country="RU">
      <number:number number:decimal-places="0" number:min-integer-digits="1" number:grouping="true"/>
      <number:text>   </number:text>
    </number:number-style>
    <number:number-style style:name="N5120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ru" number:country="RU">
      <number:number number:decimal-places="2" number:min-integer-digits="1" number:grouping="true"/>
      <number:text>   </number:text>
    </number:number-style>
    <number:number-style style:name="N5121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ru" number:country="RU">
      <number:number number:decimal-places="2" number:min-integer-digits="1" number:grouping="true"/>
      <number:text>   </number:text>
    </number:number-style>
    <number:number-style style:name="N5122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5123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5123P2" style:volatile="true" number:language="ru" number:country="RU">
      <number:text> -    </number:text>
    </number:number-style>
    <number:text-style style:name="N5123" number:language="ru" number:country="RU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5124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5124P2" style:volatile="true" number:language="ru" number:country="RU">
      <number:text> -р. </number:text>
    </number:number-style>
    <number:text-style style:name="N5124" number:language="ru" number:country="RU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number-style style:name="N5125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5125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5125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5125" number:language="ru" number:country="RU">
      <number:text> </number:text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number-style style:name="N5126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5126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5126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5126" number:language="ru" number:country="RU">
      <number:text> </number:text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time-style style:name="N5127" number:language="ru" number:country="RU">
      <number:minutes number:style="long"/>
      <number:text>:</number:text>
      <number:seconds number:style="long"/>
    </number:time-style>
    <number:time-style style:name="N5128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9" number:language="ru" number:country="RU">
      <number:minutes number:style="long"/>
      <number:text>:</number:text>
      <number:seconds number:style="long" number:decimal-places="1"/>
    </number:time-style>
    <number:number-style style:name="N5130" number:language="ru" number:country="RU">
      <number:scientific-number number:decimal-places="1" number:min-integer-digits="3" number:min-exponent-digits="1"/>
    </number:number-style>
    <number:date-style style:name="N5131P0" style:volatile="true" number:language="ru" number:country="RU">
      <number:day/>
      <number:text> </number:text>
      <number:month number:textual="true"/>
    </number:date-style>
    <number:text-style style:name="N5131" number:language="ru" number:country="RU">
      <number:text-content/>
      <style:map style:condition="value()&gt;=0" style:apply-style-name="N5131P0"/>
    </number:text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calc_20_praytimes" style:display-name="PageStyle_calc prayti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zan.kz" style:display-name="PageStyle_azan.k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ff" style:display-name="PageStyle_di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aytimes.py" style:display-name="PageStyle_praytimes.p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ff2" style:display-name="PageStyle_diff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User</dc:creator>
    <meta:creation-date>2015-03-27T03:03:04</meta:creation-date>
    <dc:date>2015-05-13T02:16:10</dc:date>
    <meta:generator>LibreOffice/3.5$Linux_X86_64 LibreOffice_project/350m1$Build-2</meta:generator>
    <meta:document-statistic meta:table-count="5" meta:cell-count="13943" meta:object-count="0"/>
    <meta:user-defined meta:name="AppVersion">14.03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